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1.B2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2.B2"/>
    </style:style>
    <style:style style:name="ce12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map style:condition="cell-content()&lt;0.0005" style:apply-style-name="Общий_20_числовой_20_формат" style:base-cell-address="Лист3.B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7.803cm" svg:height="16.43cm" svg:x="16.31cm" svg:y="0.021cm">
            <draw:object draw:notify-on-update-of-ranges="Лист1.B1:Лист1.L1 Лист1.B2:Лист1.L2 Лист1.B5:Лист1.L5 Лист1.B10:Лист1.L10 Лист1.B15:Лист1.L15 Лист1.B20:Лист1.L20 Лист1.B25:Лист1.L25 Лист1.B35:Лист1.L35 Лист1.B50:Лист1.L50 Лист1.B75:Лист1.L75 Лист1.B219:Лист1.L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" calcext:value-type="float">
            <text:p>0,000</text:p>
          </table:table-cell>
          <table:table-cell table:style-name="ce5" table:formula="of:=100*[.B1]*(1-[.B1])" office:value-type="float" office:value="0" calcext:value-type="float">
            <text:p>0,000</text:p>
          </table:table-cell>
          <table:table-cell table:style-name="ce5" table:formula="of:=100*[.C1]*(1-[.C1])" office:value-type="float" office:value="9" calcext:value-type="float">
            <text:p>9,000</text:p>
          </table:table-cell>
          <table:table-cell table:style-name="ce5" table:formula="of:=100*[.D1]*(1-[.D1])" office:value-type="float" office:value="16" calcext:value-type="float">
            <text:p>16,000</text:p>
          </table:table-cell>
          <table:table-cell table:style-name="ce5" table:formula="of:=100*[.E1]*(1-[.E1])" office:value-type="float" office:value="21" calcext:value-type="float">
            <text:p>21,000</text:p>
          </table:table-cell>
          <table:table-cell table:style-name="ce5" table:formula="of:=100*[.F1]*(1-[.F1])" office:value-type="float" office:value="24" calcext:value-type="float">
            <text:p>24,000</text:p>
          </table:table-cell>
          <table:table-cell table:style-name="ce5" table:formula="of:=100*[.G1]*(1-[.G1])" office:value-type="float" office:value="25" calcext:value-type="float">
            <text:p>25,000</text:p>
          </table:table-cell>
          <table:table-cell table:style-name="ce5" table:formula="of:=100*[.H1]*(1-[.H1])" office:value-type="float" office:value="24" calcext:value-type="float">
            <text:p>24,000</text:p>
          </table:table-cell>
          <table:table-cell table:style-name="ce5" table:formula="of:=100*[.I1]*(1-[.I1])" office:value-type="float" office:value="21" calcext:value-type="float">
            <text:p>21,000</text:p>
          </table:table-cell>
          <table:table-cell table:style-name="ce5" table:formula="of:=100*[.J1]*(1-[.J1])" office:value-type="float" office:value="16" calcext:value-type="float">
            <text:p>16,000</text:p>
          </table:table-cell>
          <table:table-cell table:style-name="ce5" table:formula="of:=100*[.K1]*(1-[.K1])" office:value-type="float" office:value="9" calcext:value-type="float">
            <text:p>9,000</text:p>
          </table:table-cell>
          <table:table-cell table:style-name="ce5" table:formula="of:=100*[.L1]*(1-[.L1])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05" calcext:value-type="float">
            <text:p>0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]+[.D2])/2" office:value-type="float" office:value="8" calcext:value-type="float">
            <text:p>8,000</text:p>
          </table:table-cell>
          <table:table-cell table:style-name="ce5" table:formula="of:=([.C2]+[.E2])/2" office:value-type="float" office:value="15" calcext:value-type="float">
            <text:p>15,000</text:p>
          </table:table-cell>
          <table:table-cell table:style-name="ce5" table:formula="of:=([.D2]+[.F2])/2" office:value-type="float" office:value="20" calcext:value-type="float">
            <text:p>20,000</text:p>
          </table:table-cell>
          <table:table-cell table:style-name="ce5" table:formula="of:=([.E2]+[.G2])/2" office:value-type="float" office:value="23" calcext:value-type="float">
            <text:p>23,000</text:p>
          </table:table-cell>
          <table:table-cell table:style-name="ce5" table:formula="of:=([.F2]+[.H2])/2" office:value-type="float" office:value="24" calcext:value-type="float">
            <text:p>24,000</text:p>
          </table:table-cell>
          <table:table-cell table:style-name="ce5" table:formula="of:=([.G2]+[.I2])/2" office:value-type="float" office:value="23" calcext:value-type="float">
            <text:p>23,000</text:p>
          </table:table-cell>
          <table:table-cell table:style-name="ce5" table:formula="of:=([.H2]+[.J2])/2" office:value-type="float" office:value="20" calcext:value-type="float">
            <text:p>20,000</text:p>
          </table:table-cell>
          <table:table-cell table:style-name="ce5" table:formula="of:=([.I2]+[.K2])/2" office:value-type="float" office:value="15" calcext:value-type="float">
            <text:p>15,000</text:p>
          </table:table-cell>
          <table:table-cell table:style-name="ce5" table:formula="of:=([.J2]+[.L2])/2" office:value-type="float" office:value="8" calcext:value-type="float">
            <text:p>8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" calcext:value-type="float">
            <text:p>0,0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]+[.D3])/2" office:value-type="float" office:value="7.5" calcext:value-type="float">
            <text:p>7,500</text:p>
          </table:table-cell>
          <table:table-cell table:style-name="ce5" table:formula="of:=([.C3]+[.E3])/2" office:value-type="float" office:value="14" calcext:value-type="float">
            <text:p>14,000</text:p>
          </table:table-cell>
          <table:table-cell table:style-name="ce5" table:formula="of:=([.D3]+[.F3])/2" office:value-type="float" office:value="19" calcext:value-type="float">
            <text:p>19,000</text:p>
          </table:table-cell>
          <table:table-cell table:style-name="ce5" table:formula="of:=([.E3]+[.G3])/2" office:value-type="float" office:value="22" calcext:value-type="float">
            <text:p>22,000</text:p>
          </table:table-cell>
          <table:table-cell table:style-name="ce5" table:formula="of:=([.F3]+[.H3])/2" office:value-type="float" office:value="23" calcext:value-type="float">
            <text:p>23,000</text:p>
          </table:table-cell>
          <table:table-cell table:style-name="ce5" table:formula="of:=([.G3]+[.I3])/2" office:value-type="float" office:value="22" calcext:value-type="float">
            <text:p>22,000</text:p>
          </table:table-cell>
          <table:table-cell table:style-name="ce5" table:formula="of:=([.H3]+[.J3])/2" office:value-type="float" office:value="19" calcext:value-type="float">
            <text:p>19,000</text:p>
          </table:table-cell>
          <table:table-cell table:style-name="ce5" table:formula="of:=([.I3]+[.K3])/2" office:value-type="float" office:value="14" calcext:value-type="float">
            <text:p>14,000</text:p>
          </table:table-cell>
          <table:table-cell table:style-name="ce5" table:formula="of:=([.J3]+[.L3])/2" office:value-type="float" office:value="7.5" calcext:value-type="float">
            <text:p>7,5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5" calcext:value-type="float">
            <text:p>0,0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]+[.D4])/2" office:value-type="float" office:value="7" calcext:value-type="float">
            <text:p>7,000</text:p>
          </table:table-cell>
          <table:table-cell table:style-name="ce5" table:formula="of:=([.C4]+[.E4])/2" office:value-type="float" office:value="13.25" calcext:value-type="float">
            <text:p>13,250</text:p>
          </table:table-cell>
          <table:table-cell table:style-name="ce5" table:formula="of:=([.D4]+[.F4])/2" office:value-type="float" office:value="18" calcext:value-type="float">
            <text:p>18,000</text:p>
          </table:table-cell>
          <table:table-cell table:style-name="ce5" table:formula="of:=([.E4]+[.G4])/2" office:value-type="float" office:value="21" calcext:value-type="float">
            <text:p>21,000</text:p>
          </table:table-cell>
          <table:table-cell table:style-name="ce5" table:formula="of:=([.F4]+[.H4])/2" office:value-type="float" office:value="22" calcext:value-type="float">
            <text:p>22,000</text:p>
          </table:table-cell>
          <table:table-cell table:style-name="ce5" table:formula="of:=([.G4]+[.I4])/2" office:value-type="float" office:value="21" calcext:value-type="float">
            <text:p>21,000</text:p>
          </table:table-cell>
          <table:table-cell table:style-name="ce5" table:formula="of:=([.H4]+[.J4])/2" office:value-type="float" office:value="18" calcext:value-type="float">
            <text:p>18,000</text:p>
          </table:table-cell>
          <table:table-cell table:style-name="ce5" table:formula="of:=([.I4]+[.K4])/2" office:value-type="float" office:value="13.25" calcext:value-type="float">
            <text:p>13,250</text:p>
          </table:table-cell>
          <table:table-cell table:style-name="ce5" table:formula="of:=([.J4]+[.L4])/2" office:value-type="float" office:value="7" calcext:value-type="float">
            <text:p>7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" calcext:value-type="float">
            <text:p>0,0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]+[.D5])/2" office:value-type="float" office:value="6.625" calcext:value-type="float">
            <text:p>6,625</text:p>
          </table:table-cell>
          <table:table-cell table:style-name="ce5" table:formula="of:=([.C5]+[.E5])/2" office:value-type="float" office:value="12.5" calcext:value-type="float">
            <text:p>12,500</text:p>
          </table:table-cell>
          <table:table-cell table:style-name="ce5" table:formula="of:=([.D5]+[.F5])/2" office:value-type="float" office:value="17.125" calcext:value-type="float">
            <text:p>17,125</text:p>
          </table:table-cell>
          <table:table-cell table:style-name="ce5" table:formula="of:=([.E5]+[.G5])/2" office:value-type="float" office:value="20" calcext:value-type="float">
            <text:p>20,000</text:p>
          </table:table-cell>
          <table:table-cell table:style-name="ce5" table:formula="of:=([.F5]+[.H5])/2" office:value-type="float" office:value="21" calcext:value-type="float">
            <text:p>21,000</text:p>
          </table:table-cell>
          <table:table-cell table:style-name="ce5" table:formula="of:=([.G5]+[.I5])/2" office:value-type="float" office:value="20" calcext:value-type="float">
            <text:p>20,000</text:p>
          </table:table-cell>
          <table:table-cell table:style-name="ce5" table:formula="of:=([.H5]+[.J5])/2" office:value-type="float" office:value="17.125" calcext:value-type="float">
            <text:p>17,125</text:p>
          </table:table-cell>
          <table:table-cell table:style-name="ce5" table:formula="of:=([.I5]+[.K5])/2" office:value-type="float" office:value="12.5" calcext:value-type="float">
            <text:p>12,500</text:p>
          </table:table-cell>
          <table:table-cell table:style-name="ce5" table:formula="of:=([.J5]+[.L5])/2" office:value-type="float" office:value="6.625" calcext:value-type="float">
            <text:p>6,6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5" calcext:value-type="float">
            <text:p>0,0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]+[.D6])/2" office:value-type="float" office:value="6.25" calcext:value-type="float">
            <text:p>6,250</text:p>
          </table:table-cell>
          <table:table-cell table:style-name="ce5" table:formula="of:=([.C6]+[.E6])/2" office:value-type="float" office:value="11.875" calcext:value-type="float">
            <text:p>11,875</text:p>
          </table:table-cell>
          <table:table-cell table:style-name="ce5" table:formula="of:=([.D6]+[.F6])/2" office:value-type="float" office:value="16.25" calcext:value-type="float">
            <text:p>16,250</text:p>
          </table:table-cell>
          <table:table-cell table:style-name="ce5" table:formula="of:=([.E6]+[.G6])/2" office:value-type="float" office:value="19.0625" calcext:value-type="float">
            <text:p>19,063</text:p>
          </table:table-cell>
          <table:table-cell table:style-name="ce5" table:formula="of:=([.F6]+[.H6])/2" office:value-type="float" office:value="20" calcext:value-type="float">
            <text:p>20,000</text:p>
          </table:table-cell>
          <table:table-cell table:style-name="ce5" table:formula="of:=([.G6]+[.I6])/2" office:value-type="float" office:value="19.0625" calcext:value-type="float">
            <text:p>19,063</text:p>
          </table:table-cell>
          <table:table-cell table:style-name="ce5" table:formula="of:=([.H6]+[.J6])/2" office:value-type="float" office:value="16.25" calcext:value-type="float">
            <text:p>16,250</text:p>
          </table:table-cell>
          <table:table-cell table:style-name="ce5" table:formula="of:=([.I6]+[.K6])/2" office:value-type="float" office:value="11.875" calcext:value-type="float">
            <text:p>11,875</text:p>
          </table:table-cell>
          <table:table-cell table:style-name="ce5" table:formula="of:=([.J6]+[.L6])/2" office:value-type="float" office:value="6.25" calcext:value-type="float">
            <text:p>6,2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" calcext:value-type="float">
            <text:p>0,0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]+[.D7])/2" office:value-type="float" office:value="5.9375" calcext:value-type="float">
            <text:p>5,938</text:p>
          </table:table-cell>
          <table:table-cell table:style-name="ce5" table:formula="of:=([.C7]+[.E7])/2" office:value-type="float" office:value="11.25" calcext:value-type="float">
            <text:p>11,250</text:p>
          </table:table-cell>
          <table:table-cell table:style-name="ce5" table:formula="of:=([.D7]+[.F7])/2" office:value-type="float" office:value="15.46875" calcext:value-type="float">
            <text:p>15,469</text:p>
          </table:table-cell>
          <table:table-cell table:style-name="ce5" table:formula="of:=([.E7]+[.G7])/2" office:value-type="float" office:value="18.125" calcext:value-type="float">
            <text:p>18,125</text:p>
          </table:table-cell>
          <table:table-cell table:style-name="ce5" table:formula="of:=([.F7]+[.H7])/2" office:value-type="float" office:value="19.0625" calcext:value-type="float">
            <text:p>19,063</text:p>
          </table:table-cell>
          <table:table-cell table:style-name="ce5" table:formula="of:=([.G7]+[.I7])/2" office:value-type="float" office:value="18.125" calcext:value-type="float">
            <text:p>18,125</text:p>
          </table:table-cell>
          <table:table-cell table:style-name="ce5" table:formula="of:=([.H7]+[.J7])/2" office:value-type="float" office:value="15.46875" calcext:value-type="float">
            <text:p>15,469</text:p>
          </table:table-cell>
          <table:table-cell table:style-name="ce5" table:formula="of:=([.I7]+[.K7])/2" office:value-type="float" office:value="11.25" calcext:value-type="float">
            <text:p>11,250</text:p>
          </table:table-cell>
          <table:table-cell table:style-name="ce5" table:formula="of:=([.J7]+[.L7])/2" office:value-type="float" office:value="5.9375" calcext:value-type="float">
            <text:p>5,93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5" calcext:value-type="float">
            <text:p>0,0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]+[.D8])/2" office:value-type="float" office:value="5.625" calcext:value-type="float">
            <text:p>5,625</text:p>
          </table:table-cell>
          <table:table-cell table:style-name="ce5" table:formula="of:=([.C8]+[.E8])/2" office:value-type="float" office:value="10.703125" calcext:value-type="float">
            <text:p>10,703</text:p>
          </table:table-cell>
          <table:table-cell table:style-name="ce5" table:formula="of:=([.D8]+[.F8])/2" office:value-type="float" office:value="14.6875" calcext:value-type="float">
            <text:p>14,688</text:p>
          </table:table-cell>
          <table:table-cell table:style-name="ce5" table:formula="of:=([.E8]+[.G8])/2" office:value-type="float" office:value="17.265625" calcext:value-type="float">
            <text:p>17,266</text:p>
          </table:table-cell>
          <table:table-cell table:style-name="ce5" table:formula="of:=([.F8]+[.H8])/2" office:value-type="float" office:value="18.125" calcext:value-type="float">
            <text:p>18,125</text:p>
          </table:table-cell>
          <table:table-cell table:style-name="ce5" table:formula="of:=([.G8]+[.I8])/2" office:value-type="float" office:value="17.265625" calcext:value-type="float">
            <text:p>17,266</text:p>
          </table:table-cell>
          <table:table-cell table:style-name="ce5" table:formula="of:=([.H8]+[.J8])/2" office:value-type="float" office:value="14.6875" calcext:value-type="float">
            <text:p>14,688</text:p>
          </table:table-cell>
          <table:table-cell table:style-name="ce5" table:formula="of:=([.I8]+[.K8])/2" office:value-type="float" office:value="10.703125" calcext:value-type="float">
            <text:p>10,703</text:p>
          </table:table-cell>
          <table:table-cell table:style-name="ce5" table:formula="of:=([.J8]+[.L8])/2" office:value-type="float" office:value="5.625" calcext:value-type="float">
            <text:p>5,6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" calcext:value-type="float">
            <text:p>0,0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]+[.D9])/2" office:value-type="float" office:value="5.3515625" calcext:value-type="float">
            <text:p>5,352</text:p>
          </table:table-cell>
          <table:table-cell table:style-name="ce5" table:formula="of:=([.C9]+[.E9])/2" office:value-type="float" office:value="10.15625" calcext:value-type="float">
            <text:p>10,156</text:p>
          </table:table-cell>
          <table:table-cell table:style-name="ce5" table:formula="of:=([.D9]+[.F9])/2" office:value-type="float" office:value="13.984375" calcext:value-type="float">
            <text:p>13,984</text:p>
          </table:table-cell>
          <table:table-cell table:style-name="ce5" table:formula="of:=([.E9]+[.G9])/2" office:value-type="float" office:value="16.40625" calcext:value-type="float">
            <text:p>16,406</text:p>
          </table:table-cell>
          <table:table-cell table:style-name="ce5" table:formula="of:=([.F9]+[.H9])/2" office:value-type="float" office:value="17.265625" calcext:value-type="float">
            <text:p>17,266</text:p>
          </table:table-cell>
          <table:table-cell table:style-name="ce5" table:formula="of:=([.G9]+[.I9])/2" office:value-type="float" office:value="16.40625" calcext:value-type="float">
            <text:p>16,406</text:p>
          </table:table-cell>
          <table:table-cell table:style-name="ce5" table:formula="of:=([.H9]+[.J9])/2" office:value-type="float" office:value="13.984375" calcext:value-type="float">
            <text:p>13,984</text:p>
          </table:table-cell>
          <table:table-cell table:style-name="ce5" table:formula="of:=([.I9]+[.K9])/2" office:value-type="float" office:value="10.15625" calcext:value-type="float">
            <text:p>10,156</text:p>
          </table:table-cell>
          <table:table-cell table:style-name="ce5" table:formula="of:=([.J9]+[.L9])/2" office:value-type="float" office:value="5.3515625" calcext:value-type="float">
            <text:p>5,35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5" calcext:value-type="float">
            <text:p>0,0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]+[.D10])/2" office:value-type="float" office:value="5.078125" calcext:value-type="float">
            <text:p>5,078</text:p>
          </table:table-cell>
          <table:table-cell table:style-name="ce5" table:formula="of:=([.C10]+[.E10])/2" office:value-type="float" office:value="9.66796875" calcext:value-type="float">
            <text:p>9,668</text:p>
          </table:table-cell>
          <table:table-cell table:style-name="ce5" table:formula="of:=([.D10]+[.F10])/2" office:value-type="float" office:value="13.28125" calcext:value-type="float">
            <text:p>13,281</text:p>
          </table:table-cell>
          <table:table-cell table:style-name="ce5" table:formula="of:=([.E10]+[.G10])/2" office:value-type="float" office:value="15.625" calcext:value-type="float">
            <text:p>15,625</text:p>
          </table:table-cell>
          <table:table-cell table:style-name="ce5" table:formula="of:=([.F10]+[.H10])/2" office:value-type="float" office:value="16.40625" calcext:value-type="float">
            <text:p>16,406</text:p>
          </table:table-cell>
          <table:table-cell table:style-name="ce5" table:formula="of:=([.G10]+[.I10])/2" office:value-type="float" office:value="15.625" calcext:value-type="float">
            <text:p>15,625</text:p>
          </table:table-cell>
          <table:table-cell table:style-name="ce5" table:formula="of:=([.H10]+[.J10])/2" office:value-type="float" office:value="13.28125" calcext:value-type="float">
            <text:p>13,281</text:p>
          </table:table-cell>
          <table:table-cell table:style-name="ce5" table:formula="of:=([.I10]+[.K10])/2" office:value-type="float" office:value="9.66796875" calcext:value-type="float">
            <text:p>9,668</text:p>
          </table:table-cell>
          <table:table-cell table:style-name="ce5" table:formula="of:=([.J10]+[.L10])/2" office:value-type="float" office:value="5.078125" calcext:value-type="float">
            <text:p>5,07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5" calcext:value-type="float">
            <text:p>0,0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]+[.D11])/2" office:value-type="float" office:value="4.833984375" calcext:value-type="float">
            <text:p>4,834</text:p>
          </table:table-cell>
          <table:table-cell table:style-name="ce5" table:formula="of:=([.C11]+[.E11])/2" office:value-type="float" office:value="9.1796875" calcext:value-type="float">
            <text:p>9,180</text:p>
          </table:table-cell>
          <table:table-cell table:style-name="ce5" table:formula="of:=([.D11]+[.F11])/2" office:value-type="float" office:value="12.646484375" calcext:value-type="float">
            <text:p>12,646</text:p>
          </table:table-cell>
          <table:table-cell table:style-name="ce5" table:formula="of:=([.E11]+[.G11])/2" office:value-type="float" office:value="14.84375" calcext:value-type="float">
            <text:p>14,844</text:p>
          </table:table-cell>
          <table:table-cell table:style-name="ce5" table:formula="of:=([.F11]+[.H11])/2" office:value-type="float" office:value="15.625" calcext:value-type="float">
            <text:p>15,625</text:p>
          </table:table-cell>
          <table:table-cell table:style-name="ce5" table:formula="of:=([.G11]+[.I11])/2" office:value-type="float" office:value="14.84375" calcext:value-type="float">
            <text:p>14,844</text:p>
          </table:table-cell>
          <table:table-cell table:style-name="ce5" table:formula="of:=([.H11]+[.J11])/2" office:value-type="float" office:value="12.646484375" calcext:value-type="float">
            <text:p>12,646</text:p>
          </table:table-cell>
          <table:table-cell table:style-name="ce5" table:formula="of:=([.I11]+[.K11])/2" office:value-type="float" office:value="9.1796875" calcext:value-type="float">
            <text:p>9,180</text:p>
          </table:table-cell>
          <table:table-cell table:style-name="ce5" table:formula="of:=([.J11]+[.L11])/2" office:value-type="float" office:value="4.833984375" calcext:value-type="float">
            <text:p>4,83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55" calcext:value-type="float">
            <text:p>0,0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]+[.D12])/2" office:value-type="float" office:value="4.58984375" calcext:value-type="float">
            <text:p>4,590</text:p>
          </table:table-cell>
          <table:table-cell table:style-name="ce5" table:formula="of:=([.C12]+[.E12])/2" office:value-type="float" office:value="8.740234375" calcext:value-type="float">
            <text:p>8,740</text:p>
          </table:table-cell>
          <table:table-cell table:style-name="ce5" table:formula="of:=([.D12]+[.F12])/2" office:value-type="float" office:value="12.01171875" calcext:value-type="float">
            <text:p>12,012</text:p>
          </table:table-cell>
          <table:table-cell table:style-name="ce5" table:formula="of:=([.E12]+[.G12])/2" office:value-type="float" office:value="14.1357421875" calcext:value-type="float">
            <text:p>14,136</text:p>
          </table:table-cell>
          <table:table-cell table:style-name="ce5" table:formula="of:=([.F12]+[.H12])/2" office:value-type="float" office:value="14.84375" calcext:value-type="float">
            <text:p>14,844</text:p>
          </table:table-cell>
          <table:table-cell table:style-name="ce5" table:formula="of:=([.G12]+[.I12])/2" office:value-type="float" office:value="14.1357421875" calcext:value-type="float">
            <text:p>14,136</text:p>
          </table:table-cell>
          <table:table-cell table:style-name="ce5" table:formula="of:=([.H12]+[.J12])/2" office:value-type="float" office:value="12.01171875" calcext:value-type="float">
            <text:p>12,012</text:p>
          </table:table-cell>
          <table:table-cell table:style-name="ce5" table:formula="of:=([.I12]+[.K12])/2" office:value-type="float" office:value="8.740234375" calcext:value-type="float">
            <text:p>8,740</text:p>
          </table:table-cell>
          <table:table-cell table:style-name="ce5" table:formula="of:=([.J12]+[.L12])/2" office:value-type="float" office:value="4.58984375" calcext:value-type="float">
            <text:p>4,5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" calcext:value-type="float">
            <text:p>0,0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]+[.D13])/2" office:value-type="float" office:value="4.3701171875" calcext:value-type="float">
            <text:p>4,370</text:p>
          </table:table-cell>
          <table:table-cell table:style-name="ce5" table:formula="of:=([.C13]+[.E13])/2" office:value-type="float" office:value="8.30078125" calcext:value-type="float">
            <text:p>8,301</text:p>
          </table:table-cell>
          <table:table-cell table:style-name="ce5" table:formula="of:=([.D13]+[.F13])/2" office:value-type="float" office:value="11.43798828125" calcext:value-type="float">
            <text:p>11,438</text:p>
          </table:table-cell>
          <table:table-cell table:style-name="ce5" table:formula="of:=([.E13]+[.G13])/2" office:value-type="float" office:value="13.427734375" calcext:value-type="float">
            <text:p>13,428</text:p>
          </table:table-cell>
          <table:table-cell table:style-name="ce5" table:formula="of:=([.F13]+[.H13])/2" office:value-type="float" office:value="14.1357421875" calcext:value-type="float">
            <text:p>14,136</text:p>
          </table:table-cell>
          <table:table-cell table:style-name="ce5" table:formula="of:=([.G13]+[.I13])/2" office:value-type="float" office:value="13.427734375" calcext:value-type="float">
            <text:p>13,428</text:p>
          </table:table-cell>
          <table:table-cell table:style-name="ce5" table:formula="of:=([.H13]+[.J13])/2" office:value-type="float" office:value="11.43798828125" calcext:value-type="float">
            <text:p>11,438</text:p>
          </table:table-cell>
          <table:table-cell table:style-name="ce5" table:formula="of:=([.I13]+[.K13])/2" office:value-type="float" office:value="8.30078125" calcext:value-type="float">
            <text:p>8,301</text:p>
          </table:table-cell>
          <table:table-cell table:style-name="ce5" table:formula="of:=([.J13]+[.L13])/2" office:value-type="float" office:value="4.3701171875" calcext:value-type="float">
            <text:p>4,3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5" calcext:value-type="float">
            <text:p>0,0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]+[.D14])/2" office:value-type="float" office:value="4.150390625" calcext:value-type="float">
            <text:p>4,150</text:p>
          </table:table-cell>
          <table:table-cell table:style-name="ce5" table:formula="of:=([.C14]+[.E14])/2" office:value-type="float" office:value="7.904052734375" calcext:value-type="float">
            <text:p>7,904</text:p>
          </table:table-cell>
          <table:table-cell table:style-name="ce5" table:formula="of:=([.D14]+[.F14])/2" office:value-type="float" office:value="10.8642578125" calcext:value-type="float">
            <text:p>10,864</text:p>
          </table:table-cell>
          <table:table-cell table:style-name="ce5" table:formula="of:=([.E14]+[.G14])/2" office:value-type="float" office:value="12.786865234375" calcext:value-type="float">
            <text:p>12,787</text:p>
          </table:table-cell>
          <table:table-cell table:style-name="ce5" table:formula="of:=([.F14]+[.H14])/2" office:value-type="float" office:value="13.427734375" calcext:value-type="float">
            <text:p>13,428</text:p>
          </table:table-cell>
          <table:table-cell table:style-name="ce5" table:formula="of:=([.G14]+[.I14])/2" office:value-type="float" office:value="12.786865234375" calcext:value-type="float">
            <text:p>12,787</text:p>
          </table:table-cell>
          <table:table-cell table:style-name="ce5" table:formula="of:=([.H14]+[.J14])/2" office:value-type="float" office:value="10.8642578125" calcext:value-type="float">
            <text:p>10,864</text:p>
          </table:table-cell>
          <table:table-cell table:style-name="ce5" table:formula="of:=([.I14]+[.K14])/2" office:value-type="float" office:value="7.904052734375" calcext:value-type="float">
            <text:p>7,904</text:p>
          </table:table-cell>
          <table:table-cell table:style-name="ce5" table:formula="of:=([.J14]+[.L14])/2" office:value-type="float" office:value="4.150390625" calcext:value-type="float">
            <text:p>4,1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" calcext:value-type="float">
            <text:p>0,0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]+[.D15])/2" office:value-type="float" office:value="3.9520263671875" calcext:value-type="float">
            <text:p>3,952</text:p>
          </table:table-cell>
          <table:table-cell table:style-name="ce5" table:formula="of:=([.C15]+[.E15])/2" office:value-type="float" office:value="7.50732421875" calcext:value-type="float">
            <text:p>7,507</text:p>
          </table:table-cell>
          <table:table-cell table:style-name="ce5" table:formula="of:=([.D15]+[.F15])/2" office:value-type="float" office:value="10.345458984375" calcext:value-type="float">
            <text:p>10,345</text:p>
          </table:table-cell>
          <table:table-cell table:style-name="ce5" table:formula="of:=([.E15]+[.G15])/2" office:value-type="float" office:value="12.14599609375" calcext:value-type="float">
            <text:p>12,146</text:p>
          </table:table-cell>
          <table:table-cell table:style-name="ce5" table:formula="of:=([.F15]+[.H15])/2" office:value-type="float" office:value="12.786865234375" calcext:value-type="float">
            <text:p>12,787</text:p>
          </table:table-cell>
          <table:table-cell table:style-name="ce5" table:formula="of:=([.G15]+[.I15])/2" office:value-type="float" office:value="12.14599609375" calcext:value-type="float">
            <text:p>12,146</text:p>
          </table:table-cell>
          <table:table-cell table:style-name="ce5" table:formula="of:=([.H15]+[.J15])/2" office:value-type="float" office:value="10.345458984375" calcext:value-type="float">
            <text:p>10,345</text:p>
          </table:table-cell>
          <table:table-cell table:style-name="ce5" table:formula="of:=([.I15]+[.K15])/2" office:value-type="float" office:value="7.50732421875" calcext:value-type="float">
            <text:p>7,507</text:p>
          </table:table-cell>
          <table:table-cell table:style-name="ce5" table:formula="of:=([.J15]+[.L15])/2" office:value-type="float" office:value="3.9520263671875" calcext:value-type="float">
            <text:p>3,95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5" calcext:value-type="float">
            <text:p>0,0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]+[.D16])/2" office:value-type="float" office:value="3.753662109375" calcext:value-type="float">
            <text:p>3,754</text:p>
          </table:table-cell>
          <table:table-cell table:style-name="ce5" table:formula="of:=([.C16]+[.E16])/2" office:value-type="float" office:value="7.14874267578125" calcext:value-type="float">
            <text:p>7,149</text:p>
          </table:table-cell>
          <table:table-cell table:style-name="ce5" table:formula="of:=([.D16]+[.F16])/2" office:value-type="float" office:value="9.82666015625" calcext:value-type="float">
            <text:p>9,827</text:p>
          </table:table-cell>
          <table:table-cell table:style-name="ce5" table:formula="of:=([.E16]+[.G16])/2" office:value-type="float" office:value="11.566162109375" calcext:value-type="float">
            <text:p>11,566</text:p>
          </table:table-cell>
          <table:table-cell table:style-name="ce5" table:formula="of:=([.F16]+[.H16])/2" office:value-type="float" office:value="12.14599609375" calcext:value-type="float">
            <text:p>12,146</text:p>
          </table:table-cell>
          <table:table-cell table:style-name="ce5" table:formula="of:=([.G16]+[.I16])/2" office:value-type="float" office:value="11.566162109375" calcext:value-type="float">
            <text:p>11,566</text:p>
          </table:table-cell>
          <table:table-cell table:style-name="ce5" table:formula="of:=([.H16]+[.J16])/2" office:value-type="float" office:value="9.82666015625" calcext:value-type="float">
            <text:p>9,827</text:p>
          </table:table-cell>
          <table:table-cell table:style-name="ce5" table:formula="of:=([.I16]+[.K16])/2" office:value-type="float" office:value="7.14874267578125" calcext:value-type="float">
            <text:p>7,149</text:p>
          </table:table-cell>
          <table:table-cell table:style-name="ce5" table:formula="of:=([.J16]+[.L16])/2" office:value-type="float" office:value="3.753662109375" calcext:value-type="float">
            <text:p>3,75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" calcext:value-type="float">
            <text:p>0,0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]+[.D17])/2" office:value-type="float" office:value="3.57437133789063" calcext:value-type="float">
            <text:p>3,574</text:p>
          </table:table-cell>
          <table:table-cell table:style-name="ce5" table:formula="of:=([.C17]+[.E17])/2" office:value-type="float" office:value="6.7901611328125" calcext:value-type="float">
            <text:p>6,790</text:p>
          </table:table-cell>
          <table:table-cell table:style-name="ce5" table:formula="of:=([.D17]+[.F17])/2" office:value-type="float" office:value="9.35745239257813" calcext:value-type="float">
            <text:p>9,357</text:p>
          </table:table-cell>
          <table:table-cell table:style-name="ce5" table:formula="of:=([.E17]+[.G17])/2" office:value-type="float" office:value="10.986328125" calcext:value-type="float">
            <text:p>10,986</text:p>
          </table:table-cell>
          <table:table-cell table:style-name="ce5" table:formula="of:=([.F17]+[.H17])/2" office:value-type="float" office:value="11.566162109375" calcext:value-type="float">
            <text:p>11,566</text:p>
          </table:table-cell>
          <table:table-cell table:style-name="ce5" table:formula="of:=([.G17]+[.I17])/2" office:value-type="float" office:value="10.986328125" calcext:value-type="float">
            <text:p>10,986</text:p>
          </table:table-cell>
          <table:table-cell table:style-name="ce5" table:formula="of:=([.H17]+[.J17])/2" office:value-type="float" office:value="9.35745239257813" calcext:value-type="float">
            <text:p>9,357</text:p>
          </table:table-cell>
          <table:table-cell table:style-name="ce5" table:formula="of:=([.I17]+[.K17])/2" office:value-type="float" office:value="6.7901611328125" calcext:value-type="float">
            <text:p>6,790</text:p>
          </table:table-cell>
          <table:table-cell table:style-name="ce5" table:formula="of:=([.J17]+[.L17])/2" office:value-type="float" office:value="3.57437133789063" calcext:value-type="float">
            <text:p>3,57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5" calcext:value-type="float">
            <text:p>0,0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]+[.D18])/2" office:value-type="float" office:value="3.39508056640625" calcext:value-type="float">
            <text:p>3,395</text:p>
          </table:table-cell>
          <table:table-cell table:style-name="ce5" table:formula="of:=([.C18]+[.E18])/2" office:value-type="float" office:value="6.46591186523438" calcext:value-type="float">
            <text:p>6,466</text:p>
          </table:table-cell>
          <table:table-cell table:style-name="ce5" table:formula="of:=([.D18]+[.F18])/2" office:value-type="float" office:value="8.88824462890625" calcext:value-type="float">
            <text:p>8,888</text:p>
          </table:table-cell>
          <table:table-cell table:style-name="ce5" table:formula="of:=([.E18]+[.G18])/2" office:value-type="float" office:value="10.4618072509766" calcext:value-type="float">
            <text:p>10,462</text:p>
          </table:table-cell>
          <table:table-cell table:style-name="ce5" table:formula="of:=([.F18]+[.H18])/2" office:value-type="float" office:value="10.986328125" calcext:value-type="float">
            <text:p>10,986</text:p>
          </table:table-cell>
          <table:table-cell table:style-name="ce5" table:formula="of:=([.G18]+[.I18])/2" office:value-type="float" office:value="10.4618072509766" calcext:value-type="float">
            <text:p>10,462</text:p>
          </table:table-cell>
          <table:table-cell table:style-name="ce5" table:formula="of:=([.H18]+[.J18])/2" office:value-type="float" office:value="8.88824462890625" calcext:value-type="float">
            <text:p>8,888</text:p>
          </table:table-cell>
          <table:table-cell table:style-name="ce5" table:formula="of:=([.I18]+[.K18])/2" office:value-type="float" office:value="6.46591186523438" calcext:value-type="float">
            <text:p>6,466</text:p>
          </table:table-cell>
          <table:table-cell table:style-name="ce5" table:formula="of:=([.J18]+[.L18])/2" office:value-type="float" office:value="3.39508056640625" calcext:value-type="float">
            <text:p>3,3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9" calcext:value-type="float">
            <text:p>0,0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]+[.D19])/2" office:value-type="float" office:value="3.23295593261719" calcext:value-type="float">
            <text:p>3,233</text:p>
          </table:table-cell>
          <table:table-cell table:style-name="ce5" table:formula="of:=([.C19]+[.E19])/2" office:value-type="float" office:value="6.14166259765625" calcext:value-type="float">
            <text:p>6,142</text:p>
          </table:table-cell>
          <table:table-cell table:style-name="ce5" table:formula="of:=([.D19]+[.F19])/2" office:value-type="float" office:value="8.46385955810547" calcext:value-type="float">
            <text:p>8,464</text:p>
          </table:table-cell>
          <table:table-cell table:style-name="ce5" table:formula="of:=([.E19]+[.G19])/2" office:value-type="float" office:value="9.93728637695313" calcext:value-type="float">
            <text:p>9,937</text:p>
          </table:table-cell>
          <table:table-cell table:style-name="ce5" table:formula="of:=([.F19]+[.H19])/2" office:value-type="float" office:value="10.4618072509766" calcext:value-type="float">
            <text:p>10,462</text:p>
          </table:table-cell>
          <table:table-cell table:style-name="ce5" table:formula="of:=([.G19]+[.I19])/2" office:value-type="float" office:value="9.93728637695313" calcext:value-type="float">
            <text:p>9,937</text:p>
          </table:table-cell>
          <table:table-cell table:style-name="ce5" table:formula="of:=([.H19]+[.J19])/2" office:value-type="float" office:value="8.46385955810547" calcext:value-type="float">
            <text:p>8,464</text:p>
          </table:table-cell>
          <table:table-cell table:style-name="ce5" table:formula="of:=([.I19]+[.K19])/2" office:value-type="float" office:value="6.14166259765625" calcext:value-type="float">
            <text:p>6,142</text:p>
          </table:table-cell>
          <table:table-cell table:style-name="ce5" table:formula="of:=([.J19]+[.L19])/2" office:value-type="float" office:value="3.23295593261719" calcext:value-type="float">
            <text:p>3,23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095" calcext:value-type="float">
            <text:p>0,0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]+[.D20])/2" office:value-type="float" office:value="3.07083129882813" calcext:value-type="float">
            <text:p>3,071</text:p>
          </table:table-cell>
          <table:table-cell table:style-name="ce5" table:formula="of:=([.C20]+[.E20])/2" office:value-type="float" office:value="5.84840774536133" calcext:value-type="float">
            <text:p>5,848</text:p>
          </table:table-cell>
          <table:table-cell table:style-name="ce5" table:formula="of:=([.D20]+[.F20])/2" office:value-type="float" office:value="8.03947448730469" calcext:value-type="float">
            <text:p>8,039</text:p>
          </table:table-cell>
          <table:table-cell table:style-name="ce5" table:formula="of:=([.E20]+[.G20])/2" office:value-type="float" office:value="9.46283340454102" calcext:value-type="float">
            <text:p>9,463</text:p>
          </table:table-cell>
          <table:table-cell table:style-name="ce5" table:formula="of:=([.F20]+[.H20])/2" office:value-type="float" office:value="9.93728637695313" calcext:value-type="float">
            <text:p>9,937</text:p>
          </table:table-cell>
          <table:table-cell table:style-name="ce5" table:formula="of:=([.G20]+[.I20])/2" office:value-type="float" office:value="9.46283340454102" calcext:value-type="float">
            <text:p>9,463</text:p>
          </table:table-cell>
          <table:table-cell table:style-name="ce5" table:formula="of:=([.H20]+[.J20])/2" office:value-type="float" office:value="8.03947448730469" calcext:value-type="float">
            <text:p>8,039</text:p>
          </table:table-cell>
          <table:table-cell table:style-name="ce5" table:formula="of:=([.I20]+[.K20])/2" office:value-type="float" office:value="5.84840774536133" calcext:value-type="float">
            <text:p>5,848</text:p>
          </table:table-cell>
          <table:table-cell table:style-name="ce5" table:formula="of:=([.J20]+[.L20])/2" office:value-type="float" office:value="3.07083129882813" calcext:value-type="float">
            <text:p>3,07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" calcext:value-type="float">
            <text:p>0,1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]+[.D21])/2" office:value-type="float" office:value="2.92420387268066" calcext:value-type="float">
            <text:p>2,924</text:p>
          </table:table-cell>
          <table:table-cell table:style-name="ce5" table:formula="of:=([.C21]+[.E21])/2" office:value-type="float" office:value="5.55515289306641" calcext:value-type="float">
            <text:p>5,555</text:p>
          </table:table-cell>
          <table:table-cell table:style-name="ce5" table:formula="of:=([.D21]+[.F21])/2" office:value-type="float" office:value="7.65562057495117" calcext:value-type="float">
            <text:p>7,656</text:p>
          </table:table-cell>
          <table:table-cell table:style-name="ce5" table:formula="of:=([.E21]+[.G21])/2" office:value-type="float" office:value="8.98838043212891" calcext:value-type="float">
            <text:p>8,988</text:p>
          </table:table-cell>
          <table:table-cell table:style-name="ce5" table:formula="of:=([.F21]+[.H21])/2" office:value-type="float" office:value="9.46283340454102" calcext:value-type="float">
            <text:p>9,463</text:p>
          </table:table-cell>
          <table:table-cell table:style-name="ce5" table:formula="of:=([.G21]+[.I21])/2" office:value-type="float" office:value="8.98838043212891" calcext:value-type="float">
            <text:p>8,988</text:p>
          </table:table-cell>
          <table:table-cell table:style-name="ce5" table:formula="of:=([.H21]+[.J21])/2" office:value-type="float" office:value="7.65562057495117" calcext:value-type="float">
            <text:p>7,656</text:p>
          </table:table-cell>
          <table:table-cell table:style-name="ce5" table:formula="of:=([.I21]+[.K21])/2" office:value-type="float" office:value="5.55515289306641" calcext:value-type="float">
            <text:p>5,555</text:p>
          </table:table-cell>
          <table:table-cell table:style-name="ce5" table:formula="of:=([.J21]+[.L21])/2" office:value-type="float" office:value="2.92420387268066" calcext:value-type="float">
            <text:p>2,92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05" calcext:value-type="float">
            <text:p>0,1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2]+[.D22])/2" office:value-type="float" office:value="2.7775764465332" calcext:value-type="float">
            <text:p>2,778</text:p>
          </table:table-cell>
          <table:table-cell table:style-name="ce5" table:formula="of:=([.C22]+[.E22])/2" office:value-type="float" office:value="5.28991222381592" calcext:value-type="float">
            <text:p>5,290</text:p>
          </table:table-cell>
          <table:table-cell table:style-name="ce5" table:formula="of:=([.D22]+[.F22])/2" office:value-type="float" office:value="7.27176666259766" calcext:value-type="float">
            <text:p>7,272</text:p>
          </table:table-cell>
          <table:table-cell table:style-name="ce5" table:formula="of:=([.E22]+[.G22])/2" office:value-type="float" office:value="8.55922698974609" calcext:value-type="float">
            <text:p>8,559</text:p>
          </table:table-cell>
          <table:table-cell table:style-name="ce5" table:formula="of:=([.F22]+[.H22])/2" office:value-type="float" office:value="8.98838043212891" calcext:value-type="float">
            <text:p>8,988</text:p>
          </table:table-cell>
          <table:table-cell table:style-name="ce5" table:formula="of:=([.G22]+[.I22])/2" office:value-type="float" office:value="8.55922698974609" calcext:value-type="float">
            <text:p>8,559</text:p>
          </table:table-cell>
          <table:table-cell table:style-name="ce5" table:formula="of:=([.H22]+[.J22])/2" office:value-type="float" office:value="7.27176666259766" calcext:value-type="float">
            <text:p>7,272</text:p>
          </table:table-cell>
          <table:table-cell table:style-name="ce5" table:formula="of:=([.I22]+[.K22])/2" office:value-type="float" office:value="5.28991222381592" calcext:value-type="float">
            <text:p>5,290</text:p>
          </table:table-cell>
          <table:table-cell table:style-name="ce5" table:formula="of:=([.J22]+[.L22])/2" office:value-type="float" office:value="2.7775764465332" calcext:value-type="float">
            <text:p>2,77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1" calcext:value-type="float">
            <text:p>0,1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3]+[.D23])/2" office:value-type="float" office:value="2.64495611190796" calcext:value-type="float">
            <text:p>2,645</text:p>
          </table:table-cell>
          <table:table-cell table:style-name="ce5" table:formula="of:=([.C23]+[.E23])/2" office:value-type="float" office:value="5.02467155456543" calcext:value-type="float">
            <text:p>5,025</text:p>
          </table:table-cell>
          <table:table-cell table:style-name="ce5" table:formula="of:=([.D23]+[.F23])/2" office:value-type="float" office:value="6.92456960678101" calcext:value-type="float">
            <text:p>6,925</text:p>
          </table:table-cell>
          <table:table-cell table:style-name="ce5" table:formula="of:=([.E23]+[.G23])/2" office:value-type="float" office:value="8.13007354736328" calcext:value-type="float">
            <text:p>8,130</text:p>
          </table:table-cell>
          <table:table-cell table:style-name="ce5" table:formula="of:=([.F23]+[.H23])/2" office:value-type="float" office:value="8.55922698974609" calcext:value-type="float">
            <text:p>8,559</text:p>
          </table:table-cell>
          <table:table-cell table:style-name="ce5" table:formula="of:=([.G23]+[.I23])/2" office:value-type="float" office:value="8.13007354736328" calcext:value-type="float">
            <text:p>8,130</text:p>
          </table:table-cell>
          <table:table-cell table:style-name="ce5" table:formula="of:=([.H23]+[.J23])/2" office:value-type="float" office:value="6.92456960678101" calcext:value-type="float">
            <text:p>6,925</text:p>
          </table:table-cell>
          <table:table-cell table:style-name="ce5" table:formula="of:=([.I23]+[.K23])/2" office:value-type="float" office:value="5.02467155456543" calcext:value-type="float">
            <text:p>5,025</text:p>
          </table:table-cell>
          <table:table-cell table:style-name="ce5" table:formula="of:=([.J23]+[.L23])/2" office:value-type="float" office:value="2.64495611190796" calcext:value-type="float">
            <text:p>2,6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15" calcext:value-type="float">
            <text:p>0,1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4]+[.D24])/2" office:value-type="float" office:value="2.51233577728272" calcext:value-type="float">
            <text:p>2,512</text:p>
          </table:table-cell>
          <table:table-cell table:style-name="ce5" table:formula="of:=([.C24]+[.E24])/2" office:value-type="float" office:value="4.78476285934448" calcext:value-type="float">
            <text:p>4,785</text:p>
          </table:table-cell>
          <table:table-cell table:style-name="ce5" table:formula="of:=([.D24]+[.F24])/2" office:value-type="float" office:value="6.57737255096436" calcext:value-type="float">
            <text:p>6,577</text:p>
          </table:table-cell>
          <table:table-cell table:style-name="ce5" table:formula="of:=([.E24]+[.G24])/2" office:value-type="float" office:value="7.74189829826355" calcext:value-type="float">
            <text:p>7,742</text:p>
          </table:table-cell>
          <table:table-cell table:style-name="ce5" table:formula="of:=([.F24]+[.H24])/2" office:value-type="float" office:value="8.13007354736328" calcext:value-type="float">
            <text:p>8,130</text:p>
          </table:table-cell>
          <table:table-cell table:style-name="ce5" table:formula="of:=([.G24]+[.I24])/2" office:value-type="float" office:value="7.74189829826355" calcext:value-type="float">
            <text:p>7,742</text:p>
          </table:table-cell>
          <table:table-cell table:style-name="ce5" table:formula="of:=([.H24]+[.J24])/2" office:value-type="float" office:value="6.57737255096436" calcext:value-type="float">
            <text:p>6,577</text:p>
          </table:table-cell>
          <table:table-cell table:style-name="ce5" table:formula="of:=([.I24]+[.K24])/2" office:value-type="float" office:value="4.78476285934448" calcext:value-type="float">
            <text:p>4,785</text:p>
          </table:table-cell>
          <table:table-cell table:style-name="ce5" table:formula="of:=([.J24]+[.L24])/2" office:value-type="float" office:value="2.51233577728272" calcext:value-type="float">
            <text:p>2,51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2" calcext:value-type="float">
            <text:p>0,1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5]+[.D25])/2" office:value-type="float" office:value="2.39238142967224" calcext:value-type="float">
            <text:p>2,392</text:p>
          </table:table-cell>
          <table:table-cell table:style-name="ce5" table:formula="of:=([.C25]+[.E25])/2" office:value-type="float" office:value="4.54485416412354" calcext:value-type="float">
            <text:p>4,545</text:p>
          </table:table-cell>
          <table:table-cell table:style-name="ce5" table:formula="of:=([.D25]+[.F25])/2" office:value-type="float" office:value="6.26333057880402" calcext:value-type="float">
            <text:p>6,263</text:p>
          </table:table-cell>
          <table:table-cell table:style-name="ce5" table:formula="of:=([.E25]+[.G25])/2" office:value-type="float" office:value="7.35372304916382" calcext:value-type="float">
            <text:p>7,354</text:p>
          </table:table-cell>
          <table:table-cell table:style-name="ce5" table:formula="of:=([.F25]+[.H25])/2" office:value-type="float" office:value="7.74189829826355" calcext:value-type="float">
            <text:p>7,742</text:p>
          </table:table-cell>
          <table:table-cell table:style-name="ce5" table:formula="of:=([.G25]+[.I25])/2" office:value-type="float" office:value="7.35372304916382" calcext:value-type="float">
            <text:p>7,354</text:p>
          </table:table-cell>
          <table:table-cell table:style-name="ce5" table:formula="of:=([.H25]+[.J25])/2" office:value-type="float" office:value="6.26333057880402" calcext:value-type="float">
            <text:p>6,263</text:p>
          </table:table-cell>
          <table:table-cell table:style-name="ce5" table:formula="of:=([.I25]+[.K25])/2" office:value-type="float" office:value="4.54485416412354" calcext:value-type="float">
            <text:p>4,545</text:p>
          </table:table-cell>
          <table:table-cell table:style-name="ce5" table:formula="of:=([.J25]+[.L25])/2" office:value-type="float" office:value="2.39238142967224" calcext:value-type="float">
            <text:p>2,39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25" calcext:value-type="float">
            <text:p>0,1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6]+[.D26])/2" office:value-type="float" office:value="2.27242708206177" calcext:value-type="float">
            <text:p>2,272</text:p>
          </table:table-cell>
          <table:table-cell table:style-name="ce5" table:formula="of:=([.C26]+[.E26])/2" office:value-type="float" office:value="4.32785600423813" calcext:value-type="float">
            <text:p>4,328</text:p>
          </table:table-cell>
          <table:table-cell table:style-name="ce5" table:formula="of:=([.D26]+[.F26])/2" office:value-type="float" office:value="5.94928860664368" calcext:value-type="float">
            <text:p>5,949</text:p>
          </table:table-cell>
          <table:table-cell table:style-name="ce5" table:formula="of:=([.E26]+[.G26])/2" office:value-type="float" office:value="7.00261443853378" calcext:value-type="float">
            <text:p>7,003</text:p>
          </table:table-cell>
          <table:table-cell table:style-name="ce5" table:formula="of:=([.F26]+[.H26])/2" office:value-type="float" office:value="7.35372304916382" calcext:value-type="float">
            <text:p>7,354</text:p>
          </table:table-cell>
          <table:table-cell table:style-name="ce5" table:formula="of:=([.G26]+[.I26])/2" office:value-type="float" office:value="7.00261443853378" calcext:value-type="float">
            <text:p>7,003</text:p>
          </table:table-cell>
          <table:table-cell table:style-name="ce5" table:formula="of:=([.H26]+[.J26])/2" office:value-type="float" office:value="5.94928860664368" calcext:value-type="float">
            <text:p>5,949</text:p>
          </table:table-cell>
          <table:table-cell table:style-name="ce5" table:formula="of:=([.I26]+[.K26])/2" office:value-type="float" office:value="4.32785600423813" calcext:value-type="float">
            <text:p>4,328</text:p>
          </table:table-cell>
          <table:table-cell table:style-name="ce5" table:formula="of:=([.J26]+[.L26])/2" office:value-type="float" office:value="2.27242708206177" calcext:value-type="float">
            <text:p>2,27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3" calcext:value-type="float">
            <text:p>0,1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7]+[.D27])/2" office:value-type="float" office:value="2.16392800211906" calcext:value-type="float">
            <text:p>2,164</text:p>
          </table:table-cell>
          <table:table-cell table:style-name="ce5" table:formula="of:=([.C27]+[.E27])/2" office:value-type="float" office:value="4.11085784435272" calcext:value-type="float">
            <text:p>4,111</text:p>
          </table:table-cell>
          <table:table-cell table:style-name="ce5" table:formula="of:=([.D27]+[.F27])/2" office:value-type="float" office:value="5.66523522138596" calcext:value-type="float">
            <text:p>5,665</text:p>
          </table:table-cell>
          <table:table-cell table:style-name="ce5" table:formula="of:=([.E27]+[.G27])/2" office:value-type="float" office:value="6.65150582790375" calcext:value-type="float">
            <text:p>6,652</text:p>
          </table:table-cell>
          <table:table-cell table:style-name="ce5" table:formula="of:=([.F27]+[.H27])/2" office:value-type="float" office:value="7.00261443853378" calcext:value-type="float">
            <text:p>7,003</text:p>
          </table:table-cell>
          <table:table-cell table:style-name="ce5" table:formula="of:=([.G27]+[.I27])/2" office:value-type="float" office:value="6.65150582790375" calcext:value-type="float">
            <text:p>6,652</text:p>
          </table:table-cell>
          <table:table-cell table:style-name="ce5" table:formula="of:=([.H27]+[.J27])/2" office:value-type="float" office:value="5.66523522138596" calcext:value-type="float">
            <text:p>5,665</text:p>
          </table:table-cell>
          <table:table-cell table:style-name="ce5" table:formula="of:=([.I27]+[.K27])/2" office:value-type="float" office:value="4.11085784435272" calcext:value-type="float">
            <text:p>4,111</text:p>
          </table:table-cell>
          <table:table-cell table:style-name="ce5" table:formula="of:=([.J27]+[.L27])/2" office:value-type="float" office:value="2.16392800211906" calcext:value-type="float">
            <text:p>2,16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35" calcext:value-type="float">
            <text:p>0,1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8]+[.D28])/2" office:value-type="float" office:value="2.05542892217636" calcext:value-type="float">
            <text:p>2,055</text:p>
          </table:table-cell>
          <table:table-cell table:style-name="ce5" table:formula="of:=([.C28]+[.E28])/2" office:value-type="float" office:value="3.91458161175251" calcext:value-type="float">
            <text:p>3,915</text:p>
          </table:table-cell>
          <table:table-cell table:style-name="ce5" table:formula="of:=([.D28]+[.F28])/2" office:value-type="float" office:value="5.38118183612824" calcext:value-type="float">
            <text:p>5,381</text:p>
          </table:table-cell>
          <table:table-cell table:style-name="ce5" table:formula="of:=([.E28]+[.G28])/2" office:value-type="float" office:value="6.33392482995987" calcext:value-type="float">
            <text:p>6,334</text:p>
          </table:table-cell>
          <table:table-cell table:style-name="ce5" table:formula="of:=([.F28]+[.H28])/2" office:value-type="float" office:value="6.65150582790375" calcext:value-type="float">
            <text:p>6,652</text:p>
          </table:table-cell>
          <table:table-cell table:style-name="ce5" table:formula="of:=([.G28]+[.I28])/2" office:value-type="float" office:value="6.33392482995987" calcext:value-type="float">
            <text:p>6,334</text:p>
          </table:table-cell>
          <table:table-cell table:style-name="ce5" table:formula="of:=([.H28]+[.J28])/2" office:value-type="float" office:value="5.38118183612824" calcext:value-type="float">
            <text:p>5,381</text:p>
          </table:table-cell>
          <table:table-cell table:style-name="ce5" table:formula="of:=([.I28]+[.K28])/2" office:value-type="float" office:value="3.91458161175251" calcext:value-type="float">
            <text:p>3,915</text:p>
          </table:table-cell>
          <table:table-cell table:style-name="ce5" table:formula="of:=([.J28]+[.L28])/2" office:value-type="float" office:value="2.05542892217636" calcext:value-type="float">
            <text:p>2,0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4" calcext:value-type="float">
            <text:p>0,1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9]+[.D29])/2" office:value-type="float" office:value="1.95729080587626" calcext:value-type="float">
            <text:p>1,957</text:p>
          </table:table-cell>
          <table:table-cell table:style-name="ce5" table:formula="of:=([.C29]+[.E29])/2" office:value-type="float" office:value="3.7183053791523" calcext:value-type="float">
            <text:p>3,718</text:p>
          </table:table-cell>
          <table:table-cell table:style-name="ce5" table:formula="of:=([.D29]+[.F29])/2" office:value-type="float" office:value="5.12425322085619" calcext:value-type="float">
            <text:p>5,124</text:p>
          </table:table-cell>
          <table:table-cell table:style-name="ce5" table:formula="of:=([.E29]+[.G29])/2" office:value-type="float" office:value="6.01634383201599" calcext:value-type="float">
            <text:p>6,016</text:p>
          </table:table-cell>
          <table:table-cell table:style-name="ce5" table:formula="of:=([.F29]+[.H29])/2" office:value-type="float" office:value="6.33392482995987" calcext:value-type="float">
            <text:p>6,334</text:p>
          </table:table-cell>
          <table:table-cell table:style-name="ce5" table:formula="of:=([.G29]+[.I29])/2" office:value-type="float" office:value="6.01634383201599" calcext:value-type="float">
            <text:p>6,016</text:p>
          </table:table-cell>
          <table:table-cell table:style-name="ce5" table:formula="of:=([.H29]+[.J29])/2" office:value-type="float" office:value="5.12425322085619" calcext:value-type="float">
            <text:p>5,124</text:p>
          </table:table-cell>
          <table:table-cell table:style-name="ce5" table:formula="of:=([.I29]+[.K29])/2" office:value-type="float" office:value="3.7183053791523" calcext:value-type="float">
            <text:p>3,718</text:p>
          </table:table-cell>
          <table:table-cell table:style-name="ce5" table:formula="of:=([.J29]+[.L29])/2" office:value-type="float" office:value="1.95729080587626" calcext:value-type="float">
            <text:p>1,95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45" calcext:value-type="float">
            <text:p>0,1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0]+[.D30])/2" office:value-type="float" office:value="1.85915268957615" calcext:value-type="float">
            <text:p>1,859</text:p>
          </table:table-cell>
          <table:table-cell table:style-name="ce5" table:formula="of:=([.C30]+[.E30])/2" office:value-type="float" office:value="3.54077201336622" calcext:value-type="float">
            <text:p>3,541</text:p>
          </table:table-cell>
          <table:table-cell table:style-name="ce5" table:formula="of:=([.D30]+[.F30])/2" office:value-type="float" office:value="4.86732460558415" calcext:value-type="float">
            <text:p>4,867</text:p>
          </table:table-cell>
          <table:table-cell table:style-name="ce5" table:formula="of:=([.E30]+[.G30])/2" office:value-type="float" office:value="5.72908902540803" calcext:value-type="float">
            <text:p>5,729</text:p>
          </table:table-cell>
          <table:table-cell table:style-name="ce5" table:formula="of:=([.F30]+[.H30])/2" office:value-type="float" office:value="6.01634383201599" calcext:value-type="float">
            <text:p>6,016</text:p>
          </table:table-cell>
          <table:table-cell table:style-name="ce5" table:formula="of:=([.G30]+[.I30])/2" office:value-type="float" office:value="5.72908902540803" calcext:value-type="float">
            <text:p>5,729</text:p>
          </table:table-cell>
          <table:table-cell table:style-name="ce5" table:formula="of:=([.H30]+[.J30])/2" office:value-type="float" office:value="4.86732460558415" calcext:value-type="float">
            <text:p>4,867</text:p>
          </table:table-cell>
          <table:table-cell table:style-name="ce5" table:formula="of:=([.I30]+[.K30])/2" office:value-type="float" office:value="3.54077201336622" calcext:value-type="float">
            <text:p>3,541</text:p>
          </table:table-cell>
          <table:table-cell table:style-name="ce5" table:formula="of:=([.J30]+[.L30])/2" office:value-type="float" office:value="1.85915268957615" calcext:value-type="float">
            <text:p>1,85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5" calcext:value-type="float">
            <text:p>0,1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1]+[.D31])/2" office:value-type="float" office:value="1.77038600668311" calcext:value-type="float">
            <text:p>1,770</text:p>
          </table:table-cell>
          <table:table-cell table:style-name="ce5" table:formula="of:=([.C31]+[.E31])/2" office:value-type="float" office:value="3.36323864758015" calcext:value-type="float">
            <text:p>3,363</text:p>
          </table:table-cell>
          <table:table-cell table:style-name="ce5" table:formula="of:=([.D31]+[.F31])/2" office:value-type="float" office:value="4.63493051938713" calcext:value-type="float">
            <text:p>4,635</text:p>
          </table:table-cell>
          <table:table-cell table:style-name="ce5" table:formula="of:=([.E31]+[.G31])/2" office:value-type="float" office:value="5.44183421880007" calcext:value-type="float">
            <text:p>5,442</text:p>
          </table:table-cell>
          <table:table-cell table:style-name="ce5" table:formula="of:=([.F31]+[.H31])/2" office:value-type="float" office:value="5.72908902540803" calcext:value-type="float">
            <text:p>5,729</text:p>
          </table:table-cell>
          <table:table-cell table:style-name="ce5" table:formula="of:=([.G31]+[.I31])/2" office:value-type="float" office:value="5.44183421880007" calcext:value-type="float">
            <text:p>5,442</text:p>
          </table:table-cell>
          <table:table-cell table:style-name="ce5" table:formula="of:=([.H31]+[.J31])/2" office:value-type="float" office:value="4.63493051938713" calcext:value-type="float">
            <text:p>4,635</text:p>
          </table:table-cell>
          <table:table-cell table:style-name="ce5" table:formula="of:=([.I31]+[.K31])/2" office:value-type="float" office:value="3.36323864758015" calcext:value-type="float">
            <text:p>3,363</text:p>
          </table:table-cell>
          <table:table-cell table:style-name="ce5" table:formula="of:=([.J31]+[.L31])/2" office:value-type="float" office:value="1.77038600668311" calcext:value-type="float">
            <text:p>1,7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55" calcext:value-type="float">
            <text:p>0,1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2]+[.D32])/2" office:value-type="float" office:value="1.68161932379007" calcext:value-type="float">
            <text:p>1,682</text:p>
          </table:table-cell>
          <table:table-cell table:style-name="ce5" table:formula="of:=([.C32]+[.E32])/2" office:value-type="float" office:value="3.20265826303512" calcext:value-type="float">
            <text:p>3,203</text:p>
          </table:table-cell>
          <table:table-cell table:style-name="ce5" table:formula="of:=([.D32]+[.F32])/2" office:value-type="float" office:value="4.40253643319011" calcext:value-type="float">
            <text:p>4,403</text:p>
          </table:table-cell>
          <table:table-cell table:style-name="ce5" table:formula="of:=([.E32]+[.G32])/2" office:value-type="float" office:value="5.18200977239758" calcext:value-type="float">
            <text:p>5,182</text:p>
          </table:table-cell>
          <table:table-cell table:style-name="ce5" table:formula="of:=([.F32]+[.H32])/2" office:value-type="float" office:value="5.44183421880007" calcext:value-type="float">
            <text:p>5,442</text:p>
          </table:table-cell>
          <table:table-cell table:style-name="ce5" table:formula="of:=([.G32]+[.I32])/2" office:value-type="float" office:value="5.18200977239758" calcext:value-type="float">
            <text:p>5,182</text:p>
          </table:table-cell>
          <table:table-cell table:style-name="ce5" table:formula="of:=([.H32]+[.J32])/2" office:value-type="float" office:value="4.40253643319011" calcext:value-type="float">
            <text:p>4,403</text:p>
          </table:table-cell>
          <table:table-cell table:style-name="ce5" table:formula="of:=([.I32]+[.K32])/2" office:value-type="float" office:value="3.20265826303512" calcext:value-type="float">
            <text:p>3,203</text:p>
          </table:table-cell>
          <table:table-cell table:style-name="ce5" table:formula="of:=([.J32]+[.L32])/2" office:value-type="float" office:value="1.68161932379007" calcext:value-type="float">
            <text:p>1,68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6" calcext:value-type="float">
            <text:p>0,1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3]+[.D33])/2" office:value-type="float" office:value="1.60132913151756" calcext:value-type="float">
            <text:p>1,601</text:p>
          </table:table-cell>
          <table:table-cell table:style-name="ce5" table:formula="of:=([.C33]+[.E33])/2" office:value-type="float" office:value="3.04207787849009" calcext:value-type="float">
            <text:p>3,042</text:p>
          </table:table-cell>
          <table:table-cell table:style-name="ce5" table:formula="of:=([.D33]+[.F33])/2" office:value-type="float" office:value="4.19233401771635" calcext:value-type="float">
            <text:p>4,192</text:p>
          </table:table-cell>
          <table:table-cell table:style-name="ce5" table:formula="of:=([.E33]+[.G33])/2" office:value-type="float" office:value="4.92218532599509" calcext:value-type="float">
            <text:p>4,922</text:p>
          </table:table-cell>
          <table:table-cell table:style-name="ce5" table:formula="of:=([.F33]+[.H33])/2" office:value-type="float" office:value="5.18200977239758" calcext:value-type="float">
            <text:p>5,182</text:p>
          </table:table-cell>
          <table:table-cell table:style-name="ce5" table:formula="of:=([.G33]+[.I33])/2" office:value-type="float" office:value="4.92218532599509" calcext:value-type="float">
            <text:p>4,922</text:p>
          </table:table-cell>
          <table:table-cell table:style-name="ce5" table:formula="of:=([.H33]+[.J33])/2" office:value-type="float" office:value="4.19233401771635" calcext:value-type="float">
            <text:p>4,192</text:p>
          </table:table-cell>
          <table:table-cell table:style-name="ce5" table:formula="of:=([.I33]+[.K33])/2" office:value-type="float" office:value="3.04207787849009" calcext:value-type="float">
            <text:p>3,042</text:p>
          </table:table-cell>
          <table:table-cell table:style-name="ce5" table:formula="of:=([.J33]+[.L33])/2" office:value-type="float" office:value="1.60132913151756" calcext:value-type="float">
            <text:p>1,6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65" calcext:value-type="float">
            <text:p>0,1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4]+[.D34])/2" office:value-type="float" office:value="1.52103893924505" calcext:value-type="float">
            <text:p>1,521</text:p>
          </table:table-cell>
          <table:table-cell table:style-name="ce5" table:formula="of:=([.C34]+[.E34])/2" office:value-type="float" office:value="2.89683157461695" calcext:value-type="float">
            <text:p>2,897</text:p>
          </table:table-cell>
          <table:table-cell table:style-name="ce5" table:formula="of:=([.D34]+[.F34])/2" office:value-type="float" office:value="3.98213160224259" calcext:value-type="float">
            <text:p>3,982</text:p>
          </table:table-cell>
          <table:table-cell table:style-name="ce5" table:formula="of:=([.E34]+[.G34])/2" office:value-type="float" office:value="4.68717189505696" calcext:value-type="float">
            <text:p>4,687</text:p>
          </table:table-cell>
          <table:table-cell table:style-name="ce5" table:formula="of:=([.F34]+[.H34])/2" office:value-type="float" office:value="4.92218532599509" calcext:value-type="float">
            <text:p>4,922</text:p>
          </table:table-cell>
          <table:table-cell table:style-name="ce5" table:formula="of:=([.G34]+[.I34])/2" office:value-type="float" office:value="4.68717189505696" calcext:value-type="float">
            <text:p>4,687</text:p>
          </table:table-cell>
          <table:table-cell table:style-name="ce5" table:formula="of:=([.H34]+[.J34])/2" office:value-type="float" office:value="3.98213160224259" calcext:value-type="float">
            <text:p>3,982</text:p>
          </table:table-cell>
          <table:table-cell table:style-name="ce5" table:formula="of:=([.I34]+[.K34])/2" office:value-type="float" office:value="2.89683157461695" calcext:value-type="float">
            <text:p>2,897</text:p>
          </table:table-cell>
          <table:table-cell table:style-name="ce5" table:formula="of:=([.J34]+[.L34])/2" office:value-type="float" office:value="1.52103893924505" calcext:value-type="float">
            <text:p>1,52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7" calcext:value-type="float">
            <text:p>0,1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5]+[.D35])/2" office:value-type="float" office:value="1.44841578730848" calcext:value-type="float">
            <text:p>1,448</text:p>
          </table:table-cell>
          <table:table-cell table:style-name="ce5" table:formula="of:=([.C35]+[.E35])/2" office:value-type="float" office:value="2.75158527074382" calcext:value-type="float">
            <text:p>2,752</text:p>
          </table:table-cell>
          <table:table-cell table:style-name="ce5" table:formula="of:=([.D35]+[.F35])/2" office:value-type="float" office:value="3.79200173483696" calcext:value-type="float">
            <text:p>3,792</text:p>
          </table:table-cell>
          <table:table-cell table:style-name="ce5" table:formula="of:=([.E35]+[.G35])/2" office:value-type="float" office:value="4.45215846411884" calcext:value-type="float">
            <text:p>4,452</text:p>
          </table:table-cell>
          <table:table-cell table:style-name="ce5" table:formula="of:=([.F35]+[.H35])/2" office:value-type="float" office:value="4.68717189505696" calcext:value-type="float">
            <text:p>4,687</text:p>
          </table:table-cell>
          <table:table-cell table:style-name="ce5" table:formula="of:=([.G35]+[.I35])/2" office:value-type="float" office:value="4.45215846411884" calcext:value-type="float">
            <text:p>4,452</text:p>
          </table:table-cell>
          <table:table-cell table:style-name="ce5" table:formula="of:=([.H35]+[.J35])/2" office:value-type="float" office:value="3.79200173483696" calcext:value-type="float">
            <text:p>3,792</text:p>
          </table:table-cell>
          <table:table-cell table:style-name="ce5" table:formula="of:=([.I35]+[.K35])/2" office:value-type="float" office:value="2.75158527074382" calcext:value-type="float">
            <text:p>2,752</text:p>
          </table:table-cell>
          <table:table-cell table:style-name="ce5" table:formula="of:=([.J35]+[.L35])/2" office:value-type="float" office:value="1.44841578730848" calcext:value-type="float">
            <text:p>1,44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75" calcext:value-type="float">
            <text:p>0,1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6]+[.D36])/2" office:value-type="float" office:value="1.37579263537191" calcext:value-type="float">
            <text:p>1,376</text:p>
          </table:table-cell>
          <table:table-cell table:style-name="ce5" table:formula="of:=([.C36]+[.E36])/2" office:value-type="float" office:value="2.62020876107272" calcext:value-type="float">
            <text:p>2,620</text:p>
          </table:table-cell>
          <table:table-cell table:style-name="ce5" table:formula="of:=([.D36]+[.F36])/2" office:value-type="float" office:value="3.60187186743133" calcext:value-type="float">
            <text:p>3,602</text:p>
          </table:table-cell>
          <table:table-cell table:style-name="ce5" table:formula="of:=([.E36]+[.G36])/2" office:value-type="float" office:value="4.23958681494696" calcext:value-type="float">
            <text:p>4,240</text:p>
          </table:table-cell>
          <table:table-cell table:style-name="ce5" table:formula="of:=([.F36]+[.H36])/2" office:value-type="float" office:value="4.45215846411884" calcext:value-type="float">
            <text:p>4,452</text:p>
          </table:table-cell>
          <table:table-cell table:style-name="ce5" table:formula="of:=([.G36]+[.I36])/2" office:value-type="float" office:value="4.23958681494696" calcext:value-type="float">
            <text:p>4,240</text:p>
          </table:table-cell>
          <table:table-cell table:style-name="ce5" table:formula="of:=([.H36]+[.J36])/2" office:value-type="float" office:value="3.60187186743133" calcext:value-type="float">
            <text:p>3,602</text:p>
          </table:table-cell>
          <table:table-cell table:style-name="ce5" table:formula="of:=([.I36]+[.K36])/2" office:value-type="float" office:value="2.62020876107272" calcext:value-type="float">
            <text:p>2,620</text:p>
          </table:table-cell>
          <table:table-cell table:style-name="ce5" table:formula="of:=([.J36]+[.L36])/2" office:value-type="float" office:value="1.37579263537191" calcext:value-type="float">
            <text:p>1,37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8" calcext:value-type="float">
            <text:p>0,1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7]+[.D37])/2" office:value-type="float" office:value="1.31010438053636" calcext:value-type="float">
            <text:p>1,310</text:p>
          </table:table-cell>
          <table:table-cell table:style-name="ce5" table:formula="of:=([.C37]+[.E37])/2" office:value-type="float" office:value="2.48883225140162" calcext:value-type="float">
            <text:p>2,489</text:p>
          </table:table-cell>
          <table:table-cell table:style-name="ce5" table:formula="of:=([.D37]+[.F37])/2" office:value-type="float" office:value="3.42989778800984" calcext:value-type="float">
            <text:p>3,430</text:p>
          </table:table-cell>
          <table:table-cell table:style-name="ce5" table:formula="of:=([.E37]+[.G37])/2" office:value-type="float" office:value="4.02701516577508" calcext:value-type="float">
            <text:p>4,027</text:p>
          </table:table-cell>
          <table:table-cell table:style-name="ce5" table:formula="of:=([.F37]+[.H37])/2" office:value-type="float" office:value="4.23958681494696" calcext:value-type="float">
            <text:p>4,240</text:p>
          </table:table-cell>
          <table:table-cell table:style-name="ce5" table:formula="of:=([.G37]+[.I37])/2" office:value-type="float" office:value="4.02701516577508" calcext:value-type="float">
            <text:p>4,027</text:p>
          </table:table-cell>
          <table:table-cell table:style-name="ce5" table:formula="of:=([.H37]+[.J37])/2" office:value-type="float" office:value="3.42989778800984" calcext:value-type="float">
            <text:p>3,430</text:p>
          </table:table-cell>
          <table:table-cell table:style-name="ce5" table:formula="of:=([.I37]+[.K37])/2" office:value-type="float" office:value="2.48883225140162" calcext:value-type="float">
            <text:p>2,489</text:p>
          </table:table-cell>
          <table:table-cell table:style-name="ce5" table:formula="of:=([.J37]+[.L37])/2" office:value-type="float" office:value="1.31010438053636" calcext:value-type="float">
            <text:p>1,3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85" calcext:value-type="float">
            <text:p>0,1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8]+[.D38])/2" office:value-type="float" office:value="1.24441612570081" calcext:value-type="float">
            <text:p>1,244</text:p>
          </table:table-cell>
          <table:table-cell table:style-name="ce5" table:formula="of:=([.C38]+[.E38])/2" office:value-type="float" office:value="2.3700010842731" calcext:value-type="float">
            <text:p>2,370</text:p>
          </table:table-cell>
          <table:table-cell table:style-name="ce5" table:formula="of:=([.D38]+[.F38])/2" office:value-type="float" office:value="3.25792370858835" calcext:value-type="float">
            <text:p>3,258</text:p>
          </table:table-cell>
          <table:table-cell table:style-name="ce5" table:formula="of:=([.E38]+[.G38])/2" office:value-type="float" office:value="3.8347423014784" calcext:value-type="float">
            <text:p>3,835</text:p>
          </table:table-cell>
          <table:table-cell table:style-name="ce5" table:formula="of:=([.F38]+[.H38])/2" office:value-type="float" office:value="4.02701516577508" calcext:value-type="float">
            <text:p>4,027</text:p>
          </table:table-cell>
          <table:table-cell table:style-name="ce5" table:formula="of:=([.G38]+[.I38])/2" office:value-type="float" office:value="3.8347423014784" calcext:value-type="float">
            <text:p>3,835</text:p>
          </table:table-cell>
          <table:table-cell table:style-name="ce5" table:formula="of:=([.H38]+[.J38])/2" office:value-type="float" office:value="3.25792370858835" calcext:value-type="float">
            <text:p>3,258</text:p>
          </table:table-cell>
          <table:table-cell table:style-name="ce5" table:formula="of:=([.I38]+[.K38])/2" office:value-type="float" office:value="2.3700010842731" calcext:value-type="float">
            <text:p>2,370</text:p>
          </table:table-cell>
          <table:table-cell table:style-name="ce5" table:formula="of:=([.J38]+[.L38])/2" office:value-type="float" office:value="1.24441612570081" calcext:value-type="float">
            <text:p>1,24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9" calcext:value-type="float">
            <text:p>0,1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39]+[.D39])/2" office:value-type="float" office:value="1.18500054213655" calcext:value-type="float">
            <text:p>1,185</text:p>
          </table:table-cell>
          <table:table-cell table:style-name="ce5" table:formula="of:=([.C39]+[.E39])/2" office:value-type="float" office:value="2.25116991714458" calcext:value-type="float">
            <text:p>2,251</text:p>
          </table:table-cell>
          <table:table-cell table:style-name="ce5" table:formula="of:=([.D39]+[.F39])/2" office:value-type="float" office:value="3.10237169287575" calcext:value-type="float">
            <text:p>3,102</text:p>
          </table:table-cell>
          <table:table-cell table:style-name="ce5" table:formula="of:=([.E39]+[.G39])/2" office:value-type="float" office:value="3.64246943718172" calcext:value-type="float">
            <text:p>3,642</text:p>
          </table:table-cell>
          <table:table-cell table:style-name="ce5" table:formula="of:=([.F39]+[.H39])/2" office:value-type="float" office:value="3.8347423014784" calcext:value-type="float">
            <text:p>3,835</text:p>
          </table:table-cell>
          <table:table-cell table:style-name="ce5" table:formula="of:=([.G39]+[.I39])/2" office:value-type="float" office:value="3.64246943718172" calcext:value-type="float">
            <text:p>3,642</text:p>
          </table:table-cell>
          <table:table-cell table:style-name="ce5" table:formula="of:=([.H39]+[.J39])/2" office:value-type="float" office:value="3.10237169287575" calcext:value-type="float">
            <text:p>3,102</text:p>
          </table:table-cell>
          <table:table-cell table:style-name="ce5" table:formula="of:=([.I39]+[.K39])/2" office:value-type="float" office:value="2.25116991714458" calcext:value-type="float">
            <text:p>2,251</text:p>
          </table:table-cell>
          <table:table-cell table:style-name="ce5" table:formula="of:=([.J39]+[.L39])/2" office:value-type="float" office:value="1.18500054213655" calcext:value-type="float">
            <text:p>1,1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195" calcext:value-type="float">
            <text:p>0,1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0]+[.D40])/2" office:value-type="float" office:value="1.12558495857229" calcext:value-type="float">
            <text:p>1,126</text:p>
          </table:table-cell>
          <table:table-cell table:style-name="ce5" table:formula="of:=([.C40]+[.E40])/2" office:value-type="float" office:value="2.14368611750615" calcext:value-type="float">
            <text:p>2,144</text:p>
          </table:table-cell>
          <table:table-cell table:style-name="ce5" table:formula="of:=([.D40]+[.F40])/2" office:value-type="float" office:value="2.94681967716315" calcext:value-type="float">
            <text:p>2,947</text:p>
          </table:table-cell>
          <table:table-cell table:style-name="ce5" table:formula="of:=([.E40]+[.G40])/2" office:value-type="float" office:value="3.46855699717707" calcext:value-type="float">
            <text:p>3,469</text:p>
          </table:table-cell>
          <table:table-cell table:style-name="ce5" table:formula="of:=([.F40]+[.H40])/2" office:value-type="float" office:value="3.64246943718172" calcext:value-type="float">
            <text:p>3,642</text:p>
          </table:table-cell>
          <table:table-cell table:style-name="ce5" table:formula="of:=([.G40]+[.I40])/2" office:value-type="float" office:value="3.46855699717707" calcext:value-type="float">
            <text:p>3,469</text:p>
          </table:table-cell>
          <table:table-cell table:style-name="ce5" table:formula="of:=([.H40]+[.J40])/2" office:value-type="float" office:value="2.94681967716315" calcext:value-type="float">
            <text:p>2,947</text:p>
          </table:table-cell>
          <table:table-cell table:style-name="ce5" table:formula="of:=([.I40]+[.K40])/2" office:value-type="float" office:value="2.14368611750615" calcext:value-type="float">
            <text:p>2,144</text:p>
          </table:table-cell>
          <table:table-cell table:style-name="ce5" table:formula="of:=([.J40]+[.L40])/2" office:value-type="float" office:value="1.12558495857229" calcext:value-type="float">
            <text:p>1,12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" calcext:value-type="float">
            <text:p>0,2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1]+[.D41])/2" office:value-type="float" office:value="1.07184305875307" calcext:value-type="float">
            <text:p>1,072</text:p>
          </table:table-cell>
          <table:table-cell table:style-name="ce5" table:formula="of:=([.C41]+[.E41])/2" office:value-type="float" office:value="2.03620231786772" calcext:value-type="float">
            <text:p>2,036</text:p>
          </table:table-cell>
          <table:table-cell table:style-name="ce5" table:formula="of:=([.D41]+[.F41])/2" office:value-type="float" office:value="2.80612155734161" calcext:value-type="float">
            <text:p>2,806</text:p>
          </table:table-cell>
          <table:table-cell table:style-name="ce5" table:formula="of:=([.E41]+[.G41])/2" office:value-type="float" office:value="3.29464455717243" calcext:value-type="float">
            <text:p>3,295</text:p>
          </table:table-cell>
          <table:table-cell table:style-name="ce5" table:formula="of:=([.F41]+[.H41])/2" office:value-type="float" office:value="3.46855699717707" calcext:value-type="float">
            <text:p>3,469</text:p>
          </table:table-cell>
          <table:table-cell table:style-name="ce5" table:formula="of:=([.G41]+[.I41])/2" office:value-type="float" office:value="3.29464455717243" calcext:value-type="float">
            <text:p>3,295</text:p>
          </table:table-cell>
          <table:table-cell table:style-name="ce5" table:formula="of:=([.H41]+[.J41])/2" office:value-type="float" office:value="2.80612155734161" calcext:value-type="float">
            <text:p>2,806</text:p>
          </table:table-cell>
          <table:table-cell table:style-name="ce5" table:formula="of:=([.I41]+[.K41])/2" office:value-type="float" office:value="2.03620231786772" calcext:value-type="float">
            <text:p>2,036</text:p>
          </table:table-cell>
          <table:table-cell table:style-name="ce5" table:formula="of:=([.J41]+[.L41])/2" office:value-type="float" office:value="1.07184305875307" calcext:value-type="float">
            <text:p>1,07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05" calcext:value-type="float">
            <text:p>0,2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2]+[.D42])/2" office:value-type="float" office:value="1.01810115893386" calcext:value-type="float">
            <text:p>1,018</text:p>
          </table:table-cell>
          <table:table-cell table:style-name="ce5" table:formula="of:=([.C42]+[.E42])/2" office:value-type="float" office:value="1.93898230804734" calcext:value-type="float">
            <text:p>1,939</text:p>
          </table:table-cell>
          <table:table-cell table:style-name="ce5" table:formula="of:=([.D42]+[.F42])/2" office:value-type="float" office:value="2.66542343752008" calcext:value-type="float">
            <text:p>2,665</text:p>
          </table:table-cell>
          <table:table-cell table:style-name="ce5" table:formula="of:=([.E42]+[.G42])/2" office:value-type="float" office:value="3.13733927725934" calcext:value-type="float">
            <text:p>3,137</text:p>
          </table:table-cell>
          <table:table-cell table:style-name="ce5" table:formula="of:=([.F42]+[.H42])/2" office:value-type="float" office:value="3.29464455717243" calcext:value-type="float">
            <text:p>3,295</text:p>
          </table:table-cell>
          <table:table-cell table:style-name="ce5" table:formula="of:=([.G42]+[.I42])/2" office:value-type="float" office:value="3.13733927725934" calcext:value-type="float">
            <text:p>3,137</text:p>
          </table:table-cell>
          <table:table-cell table:style-name="ce5" table:formula="of:=([.H42]+[.J42])/2" office:value-type="float" office:value="2.66542343752008" calcext:value-type="float">
            <text:p>2,665</text:p>
          </table:table-cell>
          <table:table-cell table:style-name="ce5" table:formula="of:=([.I42]+[.K42])/2" office:value-type="float" office:value="1.93898230804734" calcext:value-type="float">
            <text:p>1,939</text:p>
          </table:table-cell>
          <table:table-cell table:style-name="ce5" table:formula="of:=([.J42]+[.L42])/2" office:value-type="float" office:value="1.01810115893386" calcext:value-type="float">
            <text:p>1,01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1" calcext:value-type="float">
            <text:p>0,2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3]+[.D43])/2" office:value-type="float" office:value="0.969491154023672" calcext:value-type="float">
            <text:p>0,969</text:p>
          </table:table-cell>
          <table:table-cell table:style-name="ce5" table:formula="of:=([.C43]+[.E43])/2" office:value-type="float" office:value="1.84176229822697" calcext:value-type="float">
            <text:p>1,842</text:p>
          </table:table-cell>
          <table:table-cell table:style-name="ce5" table:formula="of:=([.D43]+[.F43])/2" office:value-type="float" office:value="2.53816079265334" calcext:value-type="float">
            <text:p>2,538</text:p>
          </table:table-cell>
          <table:table-cell table:style-name="ce5" table:formula="of:=([.E43]+[.G43])/2" office:value-type="float" office:value="2.98003399734625" calcext:value-type="float">
            <text:p>2,980</text:p>
          </table:table-cell>
          <table:table-cell table:style-name="ce5" table:formula="of:=([.F43]+[.H43])/2" office:value-type="float" office:value="3.13733927725934" calcext:value-type="float">
            <text:p>3,137</text:p>
          </table:table-cell>
          <table:table-cell table:style-name="ce5" table:formula="of:=([.G43]+[.I43])/2" office:value-type="float" office:value="2.98003399734625" calcext:value-type="float">
            <text:p>2,980</text:p>
          </table:table-cell>
          <table:table-cell table:style-name="ce5" table:formula="of:=([.H43]+[.J43])/2" office:value-type="float" office:value="2.53816079265334" calcext:value-type="float">
            <text:p>2,538</text:p>
          </table:table-cell>
          <table:table-cell table:style-name="ce5" table:formula="of:=([.I43]+[.K43])/2" office:value-type="float" office:value="1.84176229822697" calcext:value-type="float">
            <text:p>1,842</text:p>
          </table:table-cell>
          <table:table-cell table:style-name="ce5" table:formula="of:=([.J43]+[.L43])/2" office:value-type="float" office:value="0.969491154023672" calcext:value-type="float">
            <text:p>0,96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15" calcext:value-type="float">
            <text:p>0,2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4]+[.D44])/2" office:value-type="float" office:value="0.920881149113484" calcext:value-type="float">
            <text:p>0,921</text:p>
          </table:table-cell>
          <table:table-cell table:style-name="ce5" table:formula="of:=([.C44]+[.E44])/2" office:value-type="float" office:value="1.75382597333851" calcext:value-type="float">
            <text:p>1,754</text:p>
          </table:table-cell>
          <table:table-cell table:style-name="ce5" table:formula="of:=([.D44]+[.F44])/2" office:value-type="float" office:value="2.41089814778661" calcext:value-type="float">
            <text:p>2,411</text:p>
          </table:table-cell>
          <table:table-cell table:style-name="ce5" table:formula="of:=([.E44]+[.G44])/2" office:value-type="float" office:value="2.83775003495634" calcext:value-type="float">
            <text:p>2,838</text:p>
          </table:table-cell>
          <table:table-cell table:style-name="ce5" table:formula="of:=([.F44]+[.H44])/2" office:value-type="float" office:value="2.98003399734625" calcext:value-type="float">
            <text:p>2,980</text:p>
          </table:table-cell>
          <table:table-cell table:style-name="ce5" table:formula="of:=([.G44]+[.I44])/2" office:value-type="float" office:value="2.83775003495634" calcext:value-type="float">
            <text:p>2,838</text:p>
          </table:table-cell>
          <table:table-cell table:style-name="ce5" table:formula="of:=([.H44]+[.J44])/2" office:value-type="float" office:value="2.41089814778661" calcext:value-type="float">
            <text:p>2,411</text:p>
          </table:table-cell>
          <table:table-cell table:style-name="ce5" table:formula="of:=([.I44]+[.K44])/2" office:value-type="float" office:value="1.75382597333851" calcext:value-type="float">
            <text:p>1,754</text:p>
          </table:table-cell>
          <table:table-cell table:style-name="ce5" table:formula="of:=([.J44]+[.L44])/2" office:value-type="float" office:value="0.920881149113484" calcext:value-type="float">
            <text:p>0,92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2" calcext:value-type="float">
            <text:p>0,2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5]+[.D45])/2" office:value-type="float" office:value="0.876912986669254" calcext:value-type="float">
            <text:p>0,877</text:p>
          </table:table-cell>
          <table:table-cell table:style-name="ce5" table:formula="of:=([.C45]+[.E45])/2" office:value-type="float" office:value="1.66588964845005" calcext:value-type="float">
            <text:p>1,666</text:p>
          </table:table-cell>
          <table:table-cell table:style-name="ce5" table:formula="of:=([.D45]+[.F45])/2" office:value-type="float" office:value="2.29578800414743" calcext:value-type="float">
            <text:p>2,296</text:p>
          </table:table-cell>
          <table:table-cell table:style-name="ce5" table:formula="of:=([.E45]+[.G45])/2" office:value-type="float" office:value="2.69546607256643" calcext:value-type="float">
            <text:p>2,695</text:p>
          </table:table-cell>
          <table:table-cell table:style-name="ce5" table:formula="of:=([.F45]+[.H45])/2" office:value-type="float" office:value="2.83775003495634" calcext:value-type="float">
            <text:p>2,838</text:p>
          </table:table-cell>
          <table:table-cell table:style-name="ce5" table:formula="of:=([.G45]+[.I45])/2" office:value-type="float" office:value="2.69546607256643" calcext:value-type="float">
            <text:p>2,695</text:p>
          </table:table-cell>
          <table:table-cell table:style-name="ce5" table:formula="of:=([.H45]+[.J45])/2" office:value-type="float" office:value="2.29578800414743" calcext:value-type="float">
            <text:p>2,296</text:p>
          </table:table-cell>
          <table:table-cell table:style-name="ce5" table:formula="of:=([.I45]+[.K45])/2" office:value-type="float" office:value="1.66588964845005" calcext:value-type="float">
            <text:p>1,666</text:p>
          </table:table-cell>
          <table:table-cell table:style-name="ce5" table:formula="of:=([.J45]+[.L45])/2" office:value-type="float" office:value="0.876912986669254" calcext:value-type="float">
            <text:p>0,87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25" calcext:value-type="float">
            <text:p>0,2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6]+[.D46])/2" office:value-type="float" office:value="0.832944824225024" calcext:value-type="float">
            <text:p>0,833</text:p>
          </table:table-cell>
          <table:table-cell table:style-name="ce5" table:formula="of:=([.C46]+[.E46])/2" office:value-type="float" office:value="1.58635049540834" calcext:value-type="float">
            <text:p>1,586</text:p>
          </table:table-cell>
          <table:table-cell table:style-name="ce5" table:formula="of:=([.D46]+[.F46])/2" office:value-type="float" office:value="2.18067786050824" calcext:value-type="float">
            <text:p>2,181</text:p>
          </table:table-cell>
          <table:table-cell table:style-name="ce5" table:formula="of:=([.E46]+[.G46])/2" office:value-type="float" office:value="2.56676901955188" calcext:value-type="float">
            <text:p>2,567</text:p>
          </table:table-cell>
          <table:table-cell table:style-name="ce5" table:formula="of:=([.F46]+[.H46])/2" office:value-type="float" office:value="2.69546607256643" calcext:value-type="float">
            <text:p>2,695</text:p>
          </table:table-cell>
          <table:table-cell table:style-name="ce5" table:formula="of:=([.G46]+[.I46])/2" office:value-type="float" office:value="2.56676901955188" calcext:value-type="float">
            <text:p>2,567</text:p>
          </table:table-cell>
          <table:table-cell table:style-name="ce5" table:formula="of:=([.H46]+[.J46])/2" office:value-type="float" office:value="2.18067786050824" calcext:value-type="float">
            <text:p>2,181</text:p>
          </table:table-cell>
          <table:table-cell table:style-name="ce5" table:formula="of:=([.I46]+[.K46])/2" office:value-type="float" office:value="1.58635049540834" calcext:value-type="float">
            <text:p>1,586</text:p>
          </table:table-cell>
          <table:table-cell table:style-name="ce5" table:formula="of:=([.J46]+[.L46])/2" office:value-type="float" office:value="0.832944824225024" calcext:value-type="float">
            <text:p>0,83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3" calcext:value-type="float">
            <text:p>0,2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7]+[.D47])/2" office:value-type="float" office:value="0.79317524770417" calcext:value-type="float">
            <text:p>0,793</text:p>
          </table:table-cell>
          <table:table-cell table:style-name="ce5" table:formula="of:=([.C47]+[.E47])/2" office:value-type="float" office:value="1.50681134236663" calcext:value-type="float">
            <text:p>1,507</text:p>
          </table:table-cell>
          <table:table-cell table:style-name="ce5" table:formula="of:=([.D47]+[.F47])/2" office:value-type="float" office:value="2.07655975748011" calcext:value-type="float">
            <text:p>2,077</text:p>
          </table:table-cell>
          <table:table-cell table:style-name="ce5" table:formula="of:=([.E47]+[.G47])/2" office:value-type="float" office:value="2.43807196653734" calcext:value-type="float">
            <text:p>2,438</text:p>
          </table:table-cell>
          <table:table-cell table:style-name="ce5" table:formula="of:=([.F47]+[.H47])/2" office:value-type="float" office:value="2.56676901955188" calcext:value-type="float">
            <text:p>2,567</text:p>
          </table:table-cell>
          <table:table-cell table:style-name="ce5" table:formula="of:=([.G47]+[.I47])/2" office:value-type="float" office:value="2.43807196653734" calcext:value-type="float">
            <text:p>2,438</text:p>
          </table:table-cell>
          <table:table-cell table:style-name="ce5" table:formula="of:=([.H47]+[.J47])/2" office:value-type="float" office:value="2.07655975748011" calcext:value-type="float">
            <text:p>2,077</text:p>
          </table:table-cell>
          <table:table-cell table:style-name="ce5" table:formula="of:=([.I47]+[.K47])/2" office:value-type="float" office:value="1.50681134236663" calcext:value-type="float">
            <text:p>1,507</text:p>
          </table:table-cell>
          <table:table-cell table:style-name="ce5" table:formula="of:=([.J47]+[.L47])/2" office:value-type="float" office:value="0.79317524770417" calcext:value-type="float">
            <text:p>0,79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35" calcext:value-type="float">
            <text:p>0,2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8]+[.D48])/2" office:value-type="float" office:value="0.753405671183316" calcext:value-type="float">
            <text:p>0,753</text:p>
          </table:table-cell>
          <table:table-cell table:style-name="ce5" table:formula="of:=([.C48]+[.E48])/2" office:value-type="float" office:value="1.43486750259214" calcext:value-type="float">
            <text:p>1,435</text:p>
          </table:table-cell>
          <table:table-cell table:style-name="ce5" table:formula="of:=([.D48]+[.F48])/2" office:value-type="float" office:value="1.97244165445198" calcext:value-type="float">
            <text:p>1,972</text:p>
          </table:table-cell>
          <table:table-cell table:style-name="ce5" table:formula="of:=([.E48]+[.G48])/2" office:value-type="float" office:value="2.321664388516" calcext:value-type="float">
            <text:p>2,322</text:p>
          </table:table-cell>
          <table:table-cell table:style-name="ce5" table:formula="of:=([.F48]+[.H48])/2" office:value-type="float" office:value="2.43807196653734" calcext:value-type="float">
            <text:p>2,438</text:p>
          </table:table-cell>
          <table:table-cell table:style-name="ce5" table:formula="of:=([.G48]+[.I48])/2" office:value-type="float" office:value="2.321664388516" calcext:value-type="float">
            <text:p>2,322</text:p>
          </table:table-cell>
          <table:table-cell table:style-name="ce5" table:formula="of:=([.H48]+[.J48])/2" office:value-type="float" office:value="1.97244165445198" calcext:value-type="float">
            <text:p>1,972</text:p>
          </table:table-cell>
          <table:table-cell table:style-name="ce5" table:formula="of:=([.I48]+[.K48])/2" office:value-type="float" office:value="1.43486750259214" calcext:value-type="float">
            <text:p>1,435</text:p>
          </table:table-cell>
          <table:table-cell table:style-name="ce5" table:formula="of:=([.J48]+[.L48])/2" office:value-type="float" office:value="0.753405671183316" calcext:value-type="float">
            <text:p>0,75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4" calcext:value-type="float">
            <text:p>0,2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49]+[.D49])/2" office:value-type="float" office:value="0.717433751296071" calcext:value-type="float">
            <text:p>0,717</text:p>
          </table:table-cell>
          <table:table-cell table:style-name="ce5" table:formula="of:=([.C49]+[.E49])/2" office:value-type="float" office:value="1.36292366281765" calcext:value-type="float">
            <text:p>1,363</text:p>
          </table:table-cell>
          <table:table-cell table:style-name="ce5" table:formula="of:=([.D49]+[.F49])/2" office:value-type="float" office:value="1.87826594555407" calcext:value-type="float">
            <text:p>1,878</text:p>
          </table:table-cell>
          <table:table-cell table:style-name="ce5" table:formula="of:=([.E49]+[.G49])/2" office:value-type="float" office:value="2.20525681049466" calcext:value-type="float">
            <text:p>2,205</text:p>
          </table:table-cell>
          <table:table-cell table:style-name="ce5" table:formula="of:=([.F49]+[.H49])/2" office:value-type="float" office:value="2.321664388516" calcext:value-type="float">
            <text:p>2,322</text:p>
          </table:table-cell>
          <table:table-cell table:style-name="ce5" table:formula="of:=([.G49]+[.I49])/2" office:value-type="float" office:value="2.20525681049466" calcext:value-type="float">
            <text:p>2,205</text:p>
          </table:table-cell>
          <table:table-cell table:style-name="ce5" table:formula="of:=([.H49]+[.J49])/2" office:value-type="float" office:value="1.87826594555407" calcext:value-type="float">
            <text:p>1,878</text:p>
          </table:table-cell>
          <table:table-cell table:style-name="ce5" table:formula="of:=([.I49]+[.K49])/2" office:value-type="float" office:value="1.36292366281765" calcext:value-type="float">
            <text:p>1,363</text:p>
          </table:table-cell>
          <table:table-cell table:style-name="ce5" table:formula="of:=([.J49]+[.L49])/2" office:value-type="float" office:value="0.717433751296071" calcext:value-type="float">
            <text:p>0,71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45" calcext:value-type="float">
            <text:p>0,2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0]+[.D50])/2" office:value-type="float" office:value="0.681461831408825" calcext:value-type="float">
            <text:p>0,681</text:p>
          </table:table-cell>
          <table:table-cell table:style-name="ce5" table:formula="of:=([.C50]+[.E50])/2" office:value-type="float" office:value="1.29784984842507" calcext:value-type="float">
            <text:p>1,298</text:p>
          </table:table-cell>
          <table:table-cell table:style-name="ce5" table:formula="of:=([.D50]+[.F50])/2" office:value-type="float" office:value="1.78409023665616" calcext:value-type="float">
            <text:p>1,784</text:p>
          </table:table-cell>
          <table:table-cell table:style-name="ce5" table:formula="of:=([.E50]+[.G50])/2" office:value-type="float" office:value="2.09996516703503" calcext:value-type="float">
            <text:p>2,100</text:p>
          </table:table-cell>
          <table:table-cell table:style-name="ce5" table:formula="of:=([.F50]+[.H50])/2" office:value-type="float" office:value="2.20525681049466" calcext:value-type="float">
            <text:p>2,205</text:p>
          </table:table-cell>
          <table:table-cell table:style-name="ce5" table:formula="of:=([.G50]+[.I50])/2" office:value-type="float" office:value="2.09996516703503" calcext:value-type="float">
            <text:p>2,100</text:p>
          </table:table-cell>
          <table:table-cell table:style-name="ce5" table:formula="of:=([.H50]+[.J50])/2" office:value-type="float" office:value="1.78409023665616" calcext:value-type="float">
            <text:p>1,784</text:p>
          </table:table-cell>
          <table:table-cell table:style-name="ce5" table:formula="of:=([.I50]+[.K50])/2" office:value-type="float" office:value="1.29784984842507" calcext:value-type="float">
            <text:p>1,298</text:p>
          </table:table-cell>
          <table:table-cell table:style-name="ce5" table:formula="of:=([.J50]+[.L50])/2" office:value-type="float" office:value="0.681461831408825" calcext:value-type="float">
            <text:p>0,68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5" calcext:value-type="float">
            <text:p>0,2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1]+[.D51])/2" office:value-type="float" office:value="0.648924924212535" calcext:value-type="float">
            <text:p>0,649</text:p>
          </table:table-cell>
          <table:table-cell table:style-name="ce5" table:formula="of:=([.C51]+[.E51])/2" office:value-type="float" office:value="1.23277603403249" calcext:value-type="float">
            <text:p>1,233</text:p>
          </table:table-cell>
          <table:table-cell table:style-name="ce5" table:formula="of:=([.D51]+[.F51])/2" office:value-type="float" office:value="1.69890750773005" calcext:value-type="float">
            <text:p>1,699</text:p>
          </table:table-cell>
          <table:table-cell table:style-name="ce5" table:formula="of:=([.E51]+[.G51])/2" office:value-type="float" office:value="1.99467352357541" calcext:value-type="float">
            <text:p>1,995</text:p>
          </table:table-cell>
          <table:table-cell table:style-name="ce5" table:formula="of:=([.F51]+[.H51])/2" office:value-type="float" office:value="2.09996516703503" calcext:value-type="float">
            <text:p>2,100</text:p>
          </table:table-cell>
          <table:table-cell table:style-name="ce5" table:formula="of:=([.G51]+[.I51])/2" office:value-type="float" office:value="1.99467352357541" calcext:value-type="float">
            <text:p>1,995</text:p>
          </table:table-cell>
          <table:table-cell table:style-name="ce5" table:formula="of:=([.H51]+[.J51])/2" office:value-type="float" office:value="1.69890750773005" calcext:value-type="float">
            <text:p>1,699</text:p>
          </table:table-cell>
          <table:table-cell table:style-name="ce5" table:formula="of:=([.I51]+[.K51])/2" office:value-type="float" office:value="1.23277603403249" calcext:value-type="float">
            <text:p>1,233</text:p>
          </table:table-cell>
          <table:table-cell table:style-name="ce5" table:formula="of:=([.J51]+[.L51])/2" office:value-type="float" office:value="0.648924924212535" calcext:value-type="float">
            <text:p>0,64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55" calcext:value-type="float">
            <text:p>0,2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2]+[.D52])/2" office:value-type="float" office:value="0.616388017016245" calcext:value-type="float">
            <text:p>0,616</text:p>
          </table:table-cell>
          <table:table-cell table:style-name="ce5" table:formula="of:=([.C52]+[.E52])/2" office:value-type="float" office:value="1.17391621597129" calcext:value-type="float">
            <text:p>1,174</text:p>
          </table:table-cell>
          <table:table-cell table:style-name="ce5" table:formula="of:=([.D52]+[.F52])/2" office:value-type="float" office:value="1.61372477880395" calcext:value-type="float">
            <text:p>1,614</text:p>
          </table:table-cell>
          <table:table-cell table:style-name="ce5" table:formula="of:=([.E52]+[.G52])/2" office:value-type="float" office:value="1.89943633738254" calcext:value-type="float">
            <text:p>1,899</text:p>
          </table:table-cell>
          <table:table-cell table:style-name="ce5" table:formula="of:=([.F52]+[.H52])/2" office:value-type="float" office:value="1.99467352357541" calcext:value-type="float">
            <text:p>1,995</text:p>
          </table:table-cell>
          <table:table-cell table:style-name="ce5" table:formula="of:=([.G52]+[.I52])/2" office:value-type="float" office:value="1.89943633738254" calcext:value-type="float">
            <text:p>1,899</text:p>
          </table:table-cell>
          <table:table-cell table:style-name="ce5" table:formula="of:=([.H52]+[.J52])/2" office:value-type="float" office:value="1.61372477880395" calcext:value-type="float">
            <text:p>1,614</text:p>
          </table:table-cell>
          <table:table-cell table:style-name="ce5" table:formula="of:=([.I52]+[.K52])/2" office:value-type="float" office:value="1.17391621597129" calcext:value-type="float">
            <text:p>1,174</text:p>
          </table:table-cell>
          <table:table-cell table:style-name="ce5" table:formula="of:=([.J52]+[.L52])/2" office:value-type="float" office:value="0.616388017016245" calcext:value-type="float">
            <text:p>0,61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6" calcext:value-type="float">
            <text:p>0,2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3]+[.D53])/2" office:value-type="float" office:value="0.586958107985647" calcext:value-type="float">
            <text:p>0,587</text:p>
          </table:table-cell>
          <table:table-cell table:style-name="ce5" table:formula="of:=([.C53]+[.E53])/2" office:value-type="float" office:value="1.1150563979101" calcext:value-type="float">
            <text:p>1,115</text:p>
          </table:table-cell>
          <table:table-cell table:style-name="ce5" table:formula="of:=([.D53]+[.F53])/2" office:value-type="float" office:value="1.53667627667692" calcext:value-type="float">
            <text:p>1,537</text:p>
          </table:table-cell>
          <table:table-cell table:style-name="ce5" table:formula="of:=([.E53]+[.G53])/2" office:value-type="float" office:value="1.80419915118968" calcext:value-type="float">
            <text:p>1,804</text:p>
          </table:table-cell>
          <table:table-cell table:style-name="ce5" table:formula="of:=([.F53]+[.H53])/2" office:value-type="float" office:value="1.89943633738254" calcext:value-type="float">
            <text:p>1,899</text:p>
          </table:table-cell>
          <table:table-cell table:style-name="ce5" table:formula="of:=([.G53]+[.I53])/2" office:value-type="float" office:value="1.80419915118968" calcext:value-type="float">
            <text:p>1,804</text:p>
          </table:table-cell>
          <table:table-cell table:style-name="ce5" table:formula="of:=([.H53]+[.J53])/2" office:value-type="float" office:value="1.53667627667692" calcext:value-type="float">
            <text:p>1,537</text:p>
          </table:table-cell>
          <table:table-cell table:style-name="ce5" table:formula="of:=([.I53]+[.K53])/2" office:value-type="float" office:value="1.1150563979101" calcext:value-type="float">
            <text:p>1,115</text:p>
          </table:table-cell>
          <table:table-cell table:style-name="ce5" table:formula="of:=([.J53]+[.L53])/2" office:value-type="float" office:value="0.586958107985647" calcext:value-type="float">
            <text:p>0,58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65" calcext:value-type="float">
            <text:p>0,2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4]+[.D54])/2" office:value-type="float" office:value="0.557528198955049" calcext:value-type="float">
            <text:p>0,558</text:p>
          </table:table-cell>
          <table:table-cell table:style-name="ce5" table:formula="of:=([.C54]+[.E54])/2" office:value-type="float" office:value="1.06181719233128" calcext:value-type="float">
            <text:p>1,062</text:p>
          </table:table-cell>
          <table:table-cell table:style-name="ce5" table:formula="of:=([.D54]+[.F54])/2" office:value-type="float" office:value="1.45962777454989" calcext:value-type="float">
            <text:p>1,460</text:p>
          </table:table-cell>
          <table:table-cell table:style-name="ce5" table:formula="of:=([.E54]+[.G54])/2" office:value-type="float" office:value="1.71805630702973" calcext:value-type="float">
            <text:p>1,718</text:p>
          </table:table-cell>
          <table:table-cell table:style-name="ce5" table:formula="of:=([.F54]+[.H54])/2" office:value-type="float" office:value="1.80419915118968" calcext:value-type="float">
            <text:p>1,804</text:p>
          </table:table-cell>
          <table:table-cell table:style-name="ce5" table:formula="of:=([.G54]+[.I54])/2" office:value-type="float" office:value="1.71805630702973" calcext:value-type="float">
            <text:p>1,718</text:p>
          </table:table-cell>
          <table:table-cell table:style-name="ce5" table:formula="of:=([.H54]+[.J54])/2" office:value-type="float" office:value="1.45962777454989" calcext:value-type="float">
            <text:p>1,460</text:p>
          </table:table-cell>
          <table:table-cell table:style-name="ce5" table:formula="of:=([.I54]+[.K54])/2" office:value-type="float" office:value="1.06181719233128" calcext:value-type="float">
            <text:p>1,062</text:p>
          </table:table-cell>
          <table:table-cell table:style-name="ce5" table:formula="of:=([.J54]+[.L54])/2" office:value-type="float" office:value="0.557528198955049" calcext:value-type="float">
            <text:p>0,55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7" calcext:value-type="float">
            <text:p>0,2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5]+[.D55])/2" office:value-type="float" office:value="0.530908596165641" calcext:value-type="float">
            <text:p>0,531</text:p>
          </table:table-cell>
          <table:table-cell table:style-name="ce5" table:formula="of:=([.C55]+[.E55])/2" office:value-type="float" office:value="1.00857798675247" calcext:value-type="float">
            <text:p>1,009</text:p>
          </table:table-cell>
          <table:table-cell table:style-name="ce5" table:formula="of:=([.D55]+[.F55])/2" office:value-type="float" office:value="1.38993674968051" calcext:value-type="float">
            <text:p>1,390</text:p>
          </table:table-cell>
          <table:table-cell table:style-name="ce5" table:formula="of:=([.E55]+[.G55])/2" office:value-type="float" office:value="1.63191346286978" calcext:value-type="float">
            <text:p>1,632</text:p>
          </table:table-cell>
          <table:table-cell table:style-name="ce5" table:formula="of:=([.F55]+[.H55])/2" office:value-type="float" office:value="1.71805630702973" calcext:value-type="float">
            <text:p>1,718</text:p>
          </table:table-cell>
          <table:table-cell table:style-name="ce5" table:formula="of:=([.G55]+[.I55])/2" office:value-type="float" office:value="1.63191346286978" calcext:value-type="float">
            <text:p>1,632</text:p>
          </table:table-cell>
          <table:table-cell table:style-name="ce5" table:formula="of:=([.H55]+[.J55])/2" office:value-type="float" office:value="1.38993674968051" calcext:value-type="float">
            <text:p>1,390</text:p>
          </table:table-cell>
          <table:table-cell table:style-name="ce5" table:formula="of:=([.I55]+[.K55])/2" office:value-type="float" office:value="1.00857798675247" calcext:value-type="float">
            <text:p>1,009</text:p>
          </table:table-cell>
          <table:table-cell table:style-name="ce5" table:formula="of:=([.J55]+[.L55])/2" office:value-type="float" office:value="0.530908596165641" calcext:value-type="float">
            <text:p>0,53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75" calcext:value-type="float">
            <text:p>0,2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6]+[.D56])/2" office:value-type="float" office:value="0.504288993376234" calcext:value-type="float">
            <text:p>0,504</text:p>
          </table:table-cell>
          <table:table-cell table:style-name="ce5" table:formula="of:=([.C56]+[.E56])/2" office:value-type="float" office:value="0.960422672923074" calcext:value-type="float">
            <text:p>0,960</text:p>
          </table:table-cell>
          <table:table-cell table:style-name="ce5" table:formula="of:=([.D56]+[.F56])/2" office:value-type="float" office:value="1.32024572481113" calcext:value-type="float">
            <text:p>1,320</text:p>
          </table:table-cell>
          <table:table-cell table:style-name="ce5" table:formula="of:=([.E56]+[.G56])/2" office:value-type="float" office:value="1.55399652835512" calcext:value-type="float">
            <text:p>1,554</text:p>
          </table:table-cell>
          <table:table-cell table:style-name="ce5" table:formula="of:=([.F56]+[.H56])/2" office:value-type="float" office:value="1.63191346286978" calcext:value-type="float">
            <text:p>1,632</text:p>
          </table:table-cell>
          <table:table-cell table:style-name="ce5" table:formula="of:=([.G56]+[.I56])/2" office:value-type="float" office:value="1.55399652835512" calcext:value-type="float">
            <text:p>1,554</text:p>
          </table:table-cell>
          <table:table-cell table:style-name="ce5" table:formula="of:=([.H56]+[.J56])/2" office:value-type="float" office:value="1.32024572481113" calcext:value-type="float">
            <text:p>1,320</text:p>
          </table:table-cell>
          <table:table-cell table:style-name="ce5" table:formula="of:=([.I56]+[.K56])/2" office:value-type="float" office:value="0.960422672923074" calcext:value-type="float">
            <text:p>0,960</text:p>
          </table:table-cell>
          <table:table-cell table:style-name="ce5" table:formula="of:=([.J56]+[.L56])/2" office:value-type="float" office:value="0.504288993376234" calcext:value-type="float">
            <text:p>0,5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8" calcext:value-type="float">
            <text:p>0,2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7]+[.D57])/2" office:value-type="float" office:value="0.480211336461537" calcext:value-type="float">
            <text:p>0,480</text:p>
          </table:table-cell>
          <table:table-cell table:style-name="ce5" table:formula="of:=([.C57]+[.E57])/2" office:value-type="float" office:value="0.91226735909368" calcext:value-type="float">
            <text:p>0,912</text:p>
          </table:table-cell>
          <table:table-cell table:style-name="ce5" table:formula="of:=([.D57]+[.F57])/2" office:value-type="float" office:value="1.2572096006391" calcext:value-type="float">
            <text:p>1,257</text:p>
          </table:table-cell>
          <table:table-cell table:style-name="ce5" table:formula="of:=([.E57]+[.G57])/2" office:value-type="float" office:value="1.47607959384045" calcext:value-type="float">
            <text:p>1,476</text:p>
          </table:table-cell>
          <table:table-cell table:style-name="ce5" table:formula="of:=([.F57]+[.H57])/2" office:value-type="float" office:value="1.55399652835512" calcext:value-type="float">
            <text:p>1,554</text:p>
          </table:table-cell>
          <table:table-cell table:style-name="ce5" table:formula="of:=([.G57]+[.I57])/2" office:value-type="float" office:value="1.47607959384045" calcext:value-type="float">
            <text:p>1,476</text:p>
          </table:table-cell>
          <table:table-cell table:style-name="ce5" table:formula="of:=([.H57]+[.J57])/2" office:value-type="float" office:value="1.2572096006391" calcext:value-type="float">
            <text:p>1,257</text:p>
          </table:table-cell>
          <table:table-cell table:style-name="ce5" table:formula="of:=([.I57]+[.K57])/2" office:value-type="float" office:value="0.91226735909368" calcext:value-type="float">
            <text:p>0,912</text:p>
          </table:table-cell>
          <table:table-cell table:style-name="ce5" table:formula="of:=([.J57]+[.L57])/2" office:value-type="float" office:value="0.480211336461537" calcext:value-type="float">
            <text:p>0,4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85" calcext:value-type="float">
            <text:p>0,2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8]+[.D58])/2" office:value-type="float" office:value="0.45613367954684" calcext:value-type="float">
            <text:p>0,456</text:p>
          </table:table-cell>
          <table:table-cell table:style-name="ce5" table:formula="of:=([.C58]+[.E58])/2" office:value-type="float" office:value="0.868710468550317" calcext:value-type="float">
            <text:p>0,869</text:p>
          </table:table-cell>
          <table:table-cell table:style-name="ce5" table:formula="of:=([.D58]+[.F58])/2" office:value-type="float" office:value="1.19417347646707" calcext:value-type="float">
            <text:p>1,194</text:p>
          </table:table-cell>
          <table:table-cell table:style-name="ce5" table:formula="of:=([.E58]+[.G58])/2" office:value-type="float" office:value="1.40560306449711" calcext:value-type="float">
            <text:p>1,406</text:p>
          </table:table-cell>
          <table:table-cell table:style-name="ce5" table:formula="of:=([.F58]+[.H58])/2" office:value-type="float" office:value="1.47607959384045" calcext:value-type="float">
            <text:p>1,476</text:p>
          </table:table-cell>
          <table:table-cell table:style-name="ce5" table:formula="of:=([.G58]+[.I58])/2" office:value-type="float" office:value="1.40560306449711" calcext:value-type="float">
            <text:p>1,406</text:p>
          </table:table-cell>
          <table:table-cell table:style-name="ce5" table:formula="of:=([.H58]+[.J58])/2" office:value-type="float" office:value="1.19417347646707" calcext:value-type="float">
            <text:p>1,194</text:p>
          </table:table-cell>
          <table:table-cell table:style-name="ce5" table:formula="of:=([.I58]+[.K58])/2" office:value-type="float" office:value="0.868710468550317" calcext:value-type="float">
            <text:p>0,869</text:p>
          </table:table-cell>
          <table:table-cell table:style-name="ce5" table:formula="of:=([.J58]+[.L58])/2" office:value-type="float" office:value="0.45613367954684" calcext:value-type="float">
            <text:p>0,45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9" calcext:value-type="float">
            <text:p>0,2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59]+[.D59])/2" office:value-type="float" office:value="0.434355234275158" calcext:value-type="float">
            <text:p>0,434</text:p>
          </table:table-cell>
          <table:table-cell table:style-name="ce5" table:formula="of:=([.C59]+[.E59])/2" office:value-type="float" office:value="0.825153578006953" calcext:value-type="float">
            <text:p>0,825</text:p>
          </table:table-cell>
          <table:table-cell table:style-name="ce5" table:formula="of:=([.D59]+[.F59])/2" office:value-type="float" office:value="1.13715676652371" calcext:value-type="float">
            <text:p>1,137</text:p>
          </table:table-cell>
          <table:table-cell table:style-name="ce5" table:formula="of:=([.E59]+[.G59])/2" office:value-type="float" office:value="1.33512653515376" calcext:value-type="float">
            <text:p>1,335</text:p>
          </table:table-cell>
          <table:table-cell table:style-name="ce5" table:formula="of:=([.F59]+[.H59])/2" office:value-type="float" office:value="1.40560306449711" calcext:value-type="float">
            <text:p>1,406</text:p>
          </table:table-cell>
          <table:table-cell table:style-name="ce5" table:formula="of:=([.G59]+[.I59])/2" office:value-type="float" office:value="1.33512653515376" calcext:value-type="float">
            <text:p>1,335</text:p>
          </table:table-cell>
          <table:table-cell table:style-name="ce5" table:formula="of:=([.H59]+[.J59])/2" office:value-type="float" office:value="1.13715676652371" calcext:value-type="float">
            <text:p>1,137</text:p>
          </table:table-cell>
          <table:table-cell table:style-name="ce5" table:formula="of:=([.I59]+[.K59])/2" office:value-type="float" office:value="0.825153578006953" calcext:value-type="float">
            <text:p>0,825</text:p>
          </table:table-cell>
          <table:table-cell table:style-name="ce5" table:formula="of:=([.J59]+[.L59])/2" office:value-type="float" office:value="0.434355234275158" calcext:value-type="float">
            <text:p>0,43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295" calcext:value-type="float">
            <text:p>0,2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0]+[.D60])/2" office:value-type="float" office:value="0.412576789003477" calcext:value-type="float">
            <text:p>0,413</text:p>
          </table:table-cell>
          <table:table-cell table:style-name="ce5" table:formula="of:=([.C60]+[.E60])/2" office:value-type="float" office:value="0.785756000399435" calcext:value-type="float">
            <text:p>0,786</text:p>
          </table:table-cell>
          <table:table-cell table:style-name="ce5" table:formula="of:=([.D60]+[.F60])/2" office:value-type="float" office:value="1.08014005658036" calcext:value-type="float">
            <text:p>1,080</text:p>
          </table:table-cell>
          <table:table-cell table:style-name="ce5" table:formula="of:=([.E60]+[.G60])/2" office:value-type="float" office:value="1.27137991551041" calcext:value-type="float">
            <text:p>1,271</text:p>
          </table:table-cell>
          <table:table-cell table:style-name="ce5" table:formula="of:=([.F60]+[.H60])/2" office:value-type="float" office:value="1.33512653515376" calcext:value-type="float">
            <text:p>1,335</text:p>
          </table:table-cell>
          <table:table-cell table:style-name="ce5" table:formula="of:=([.G60]+[.I60])/2" office:value-type="float" office:value="1.27137991551041" calcext:value-type="float">
            <text:p>1,271</text:p>
          </table:table-cell>
          <table:table-cell table:style-name="ce5" table:formula="of:=([.H60]+[.J60])/2" office:value-type="float" office:value="1.08014005658036" calcext:value-type="float">
            <text:p>1,080</text:p>
          </table:table-cell>
          <table:table-cell table:style-name="ce5" table:formula="of:=([.I60]+[.K60])/2" office:value-type="float" office:value="0.785756000399435" calcext:value-type="float">
            <text:p>0,786</text:p>
          </table:table-cell>
          <table:table-cell table:style-name="ce5" table:formula="of:=([.J60]+[.L60])/2" office:value-type="float" office:value="0.412576789003477" calcext:value-type="float">
            <text:p>0,41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" calcext:value-type="float">
            <text:p>0,3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1]+[.D61])/2" office:value-type="float" office:value="0.392878000199718" calcext:value-type="float">
            <text:p>0,393</text:p>
          </table:table-cell>
          <table:table-cell table:style-name="ce5" table:formula="of:=([.C61]+[.E61])/2" office:value-type="float" office:value="0.746358422791917" calcext:value-type="float">
            <text:p>0,746</text:p>
          </table:table-cell>
          <table:table-cell table:style-name="ce5" table:formula="of:=([.D61]+[.F61])/2" office:value-type="float" office:value="1.02856795795492" calcext:value-type="float">
            <text:p>1,029</text:p>
          </table:table-cell>
          <table:table-cell table:style-name="ce5" table:formula="of:=([.E61]+[.G61])/2" office:value-type="float" office:value="1.20763329586706" calcext:value-type="float">
            <text:p>1,208</text:p>
          </table:table-cell>
          <table:table-cell table:style-name="ce5" table:formula="of:=([.F61]+[.H61])/2" office:value-type="float" office:value="1.27137991551041" calcext:value-type="float">
            <text:p>1,271</text:p>
          </table:table-cell>
          <table:table-cell table:style-name="ce5" table:formula="of:=([.G61]+[.I61])/2" office:value-type="float" office:value="1.20763329586706" calcext:value-type="float">
            <text:p>1,208</text:p>
          </table:table-cell>
          <table:table-cell table:style-name="ce5" table:formula="of:=([.H61]+[.J61])/2" office:value-type="float" office:value="1.02856795795492" calcext:value-type="float">
            <text:p>1,029</text:p>
          </table:table-cell>
          <table:table-cell table:style-name="ce5" table:formula="of:=([.I61]+[.K61])/2" office:value-type="float" office:value="0.746358422791917" calcext:value-type="float">
            <text:p>0,746</text:p>
          </table:table-cell>
          <table:table-cell table:style-name="ce5" table:formula="of:=([.J61]+[.L61])/2" office:value-type="float" office:value="0.392878000199718" calcext:value-type="float">
            <text:p>0,39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05" calcext:value-type="float">
            <text:p>0,3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2]+[.D62])/2" office:value-type="float" office:value="0.373179211395958" calcext:value-type="float">
            <text:p>0,373</text:p>
          </table:table-cell>
          <table:table-cell table:style-name="ce5" table:formula="of:=([.C62]+[.E62])/2" office:value-type="float" office:value="0.71072297907732" calcext:value-type="float">
            <text:p>0,711</text:p>
          </table:table-cell>
          <table:table-cell table:style-name="ce5" table:formula="of:=([.D62]+[.F62])/2" office:value-type="float" office:value="0.976995859329488" calcext:value-type="float">
            <text:p>0,977</text:p>
          </table:table-cell>
          <table:table-cell table:style-name="ce5" table:formula="of:=([.E62]+[.G62])/2" office:value-type="float" office:value="1.14997393673267" calcext:value-type="float">
            <text:p>1,150</text:p>
          </table:table-cell>
          <table:table-cell table:style-name="ce5" table:formula="of:=([.F62]+[.H62])/2" office:value-type="float" office:value="1.20763329586706" calcext:value-type="float">
            <text:p>1,208</text:p>
          </table:table-cell>
          <table:table-cell table:style-name="ce5" table:formula="of:=([.G62]+[.I62])/2" office:value-type="float" office:value="1.14997393673267" calcext:value-type="float">
            <text:p>1,150</text:p>
          </table:table-cell>
          <table:table-cell table:style-name="ce5" table:formula="of:=([.H62]+[.J62])/2" office:value-type="float" office:value="0.976995859329488" calcext:value-type="float">
            <text:p>0,977</text:p>
          </table:table-cell>
          <table:table-cell table:style-name="ce5" table:formula="of:=([.I62]+[.K62])/2" office:value-type="float" office:value="0.71072297907732" calcext:value-type="float">
            <text:p>0,711</text:p>
          </table:table-cell>
          <table:table-cell table:style-name="ce5" table:formula="of:=([.J62]+[.L62])/2" office:value-type="float" office:value="0.373179211395958" calcext:value-type="float">
            <text:p>0,37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1" calcext:value-type="float">
            <text:p>0,3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3]+[.D63])/2" office:value-type="float" office:value="0.35536148953866" calcext:value-type="float">
            <text:p>0,355</text:p>
          </table:table-cell>
          <table:table-cell table:style-name="ce5" table:formula="of:=([.C63]+[.E63])/2" office:value-type="float" office:value="0.675087535362723" calcext:value-type="float">
            <text:p>0,675</text:p>
          </table:table-cell>
          <table:table-cell table:style-name="ce5" table:formula="of:=([.D63]+[.F63])/2" office:value-type="float" office:value="0.930348457904993" calcext:value-type="float">
            <text:p>0,930</text:p>
          </table:table-cell>
          <table:table-cell table:style-name="ce5" table:formula="of:=([.E63]+[.G63])/2" office:value-type="float" office:value="1.09231457759827" calcext:value-type="float">
            <text:p>1,092</text:p>
          </table:table-cell>
          <table:table-cell table:style-name="ce5" table:formula="of:=([.F63]+[.H63])/2" office:value-type="float" office:value="1.14997393673267" calcext:value-type="float">
            <text:p>1,150</text:p>
          </table:table-cell>
          <table:table-cell table:style-name="ce5" table:formula="of:=([.G63]+[.I63])/2" office:value-type="float" office:value="1.09231457759827" calcext:value-type="float">
            <text:p>1,092</text:p>
          </table:table-cell>
          <table:table-cell table:style-name="ce5" table:formula="of:=([.H63]+[.J63])/2" office:value-type="float" office:value="0.930348457904993" calcext:value-type="float">
            <text:p>0,930</text:p>
          </table:table-cell>
          <table:table-cell table:style-name="ce5" table:formula="of:=([.I63]+[.K63])/2" office:value-type="float" office:value="0.675087535362723" calcext:value-type="float">
            <text:p>0,675</text:p>
          </table:table-cell>
          <table:table-cell table:style-name="ce5" table:formula="of:=([.J63]+[.L63])/2" office:value-type="float" office:value="0.35536148953866" calcext:value-type="float">
            <text:p>0,3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15" calcext:value-type="float">
            <text:p>0,3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4]+[.D64])/2" office:value-type="float" office:value="0.337543767681362" calcext:value-type="float">
            <text:p>0,338</text:p>
          </table:table-cell>
          <table:table-cell table:style-name="ce5" table:formula="of:=([.C64]+[.E64])/2" office:value-type="float" office:value="0.642854973721827" calcext:value-type="float">
            <text:p>0,643</text:p>
          </table:table-cell>
          <table:table-cell table:style-name="ce5" table:formula="of:=([.D64]+[.F64])/2" office:value-type="float" office:value="0.883701056480498" calcext:value-type="float">
            <text:p>0,884</text:p>
          </table:table-cell>
          <table:table-cell table:style-name="ce5" table:formula="of:=([.E64]+[.G64])/2" office:value-type="float" office:value="1.04016119731883" calcext:value-type="float">
            <text:p>1,040</text:p>
          </table:table-cell>
          <table:table-cell table:style-name="ce5" table:formula="of:=([.F64]+[.H64])/2" office:value-type="float" office:value="1.09231457759827" calcext:value-type="float">
            <text:p>1,092</text:p>
          </table:table-cell>
          <table:table-cell table:style-name="ce5" table:formula="of:=([.G64]+[.I64])/2" office:value-type="float" office:value="1.04016119731883" calcext:value-type="float">
            <text:p>1,040</text:p>
          </table:table-cell>
          <table:table-cell table:style-name="ce5" table:formula="of:=([.H64]+[.J64])/2" office:value-type="float" office:value="0.883701056480498" calcext:value-type="float">
            <text:p>0,884</text:p>
          </table:table-cell>
          <table:table-cell table:style-name="ce5" table:formula="of:=([.I64]+[.K64])/2" office:value-type="float" office:value="0.642854973721827" calcext:value-type="float">
            <text:p>0,643</text:p>
          </table:table-cell>
          <table:table-cell table:style-name="ce5" table:formula="of:=([.J64]+[.L64])/2" office:value-type="float" office:value="0.337543767681362" calcext:value-type="float">
            <text:p>0,33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2" calcext:value-type="float">
            <text:p>0,3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5]+[.D65])/2" office:value-type="float" office:value="0.321427486860913" calcext:value-type="float">
            <text:p>0,321</text:p>
          </table:table-cell>
          <table:table-cell table:style-name="ce5" table:formula="of:=([.C65]+[.E65])/2" office:value-type="float" office:value="0.61062241208093" calcext:value-type="float">
            <text:p>0,611</text:p>
          </table:table-cell>
          <table:table-cell table:style-name="ce5" table:formula="of:=([.D65]+[.F65])/2" office:value-type="float" office:value="0.841508085520328" calcext:value-type="float">
            <text:p>0,842</text:p>
          </table:table-cell>
          <table:table-cell table:style-name="ce5" table:formula="of:=([.E65]+[.G65])/2" office:value-type="float" office:value="0.988007817039386" calcext:value-type="float">
            <text:p>0,988</text:p>
          </table:table-cell>
          <table:table-cell table:style-name="ce5" table:formula="of:=([.F65]+[.H65])/2" office:value-type="float" office:value="1.04016119731883" calcext:value-type="float">
            <text:p>1,040</text:p>
          </table:table-cell>
          <table:table-cell table:style-name="ce5" table:formula="of:=([.G65]+[.I65])/2" office:value-type="float" office:value="0.988007817039386" calcext:value-type="float">
            <text:p>0,988</text:p>
          </table:table-cell>
          <table:table-cell table:style-name="ce5" table:formula="of:=([.H65]+[.J65])/2" office:value-type="float" office:value="0.841508085520328" calcext:value-type="float">
            <text:p>0,842</text:p>
          </table:table-cell>
          <table:table-cell table:style-name="ce5" table:formula="of:=([.I65]+[.K65])/2" office:value-type="float" office:value="0.61062241208093" calcext:value-type="float">
            <text:p>0,611</text:p>
          </table:table-cell>
          <table:table-cell table:style-name="ce5" table:formula="of:=([.J65]+[.L65])/2" office:value-type="float" office:value="0.321427486860913" calcext:value-type="float">
            <text:p>0,32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25" calcext:value-type="float">
            <text:p>0,3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6]+[.D66])/2" office:value-type="float" office:value="0.305311206040465" calcext:value-type="float">
            <text:p>0,305</text:p>
          </table:table-cell>
          <table:table-cell table:style-name="ce5" table:formula="of:=([.C66]+[.E66])/2" office:value-type="float" office:value="0.581467786190621" calcext:value-type="float">
            <text:p>0,581</text:p>
          </table:table-cell>
          <table:table-cell table:style-name="ce5" table:formula="of:=([.D66]+[.F66])/2" office:value-type="float" office:value="0.799315114560158" calcext:value-type="float">
            <text:p>0,799</text:p>
          </table:table-cell>
          <table:table-cell table:style-name="ce5" table:formula="of:=([.E66]+[.G66])/2" office:value-type="float" office:value="0.940834641419579" calcext:value-type="float">
            <text:p>0,941</text:p>
          </table:table-cell>
          <table:table-cell table:style-name="ce5" table:formula="of:=([.F66]+[.H66])/2" office:value-type="float" office:value="0.988007817039386" calcext:value-type="float">
            <text:p>0,988</text:p>
          </table:table-cell>
          <table:table-cell table:style-name="ce5" table:formula="of:=([.G66]+[.I66])/2" office:value-type="float" office:value="0.940834641419579" calcext:value-type="float">
            <text:p>0,941</text:p>
          </table:table-cell>
          <table:table-cell table:style-name="ce5" table:formula="of:=([.H66]+[.J66])/2" office:value-type="float" office:value="0.799315114560158" calcext:value-type="float">
            <text:p>0,799</text:p>
          </table:table-cell>
          <table:table-cell table:style-name="ce5" table:formula="of:=([.I66]+[.K66])/2" office:value-type="float" office:value="0.581467786190621" calcext:value-type="float">
            <text:p>0,581</text:p>
          </table:table-cell>
          <table:table-cell table:style-name="ce5" table:formula="of:=([.J66]+[.L66])/2" office:value-type="float" office:value="0.305311206040465" calcext:value-type="float">
            <text:p>0,3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3" calcext:value-type="float">
            <text:p>0,3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7]+[.D67])/2" office:value-type="float" office:value="0.29073389309531" calcext:value-type="float">
            <text:p>0,291</text:p>
          </table:table-cell>
          <table:table-cell table:style-name="ce5" table:formula="of:=([.C67]+[.E67])/2" office:value-type="float" office:value="0.552313160300311" calcext:value-type="float">
            <text:p>0,552</text:p>
          </table:table-cell>
          <table:table-cell table:style-name="ce5" table:formula="of:=([.D67]+[.F67])/2" office:value-type="float" office:value="0.7611512138051" calcext:value-type="float">
            <text:p>0,761</text:p>
          </table:table-cell>
          <table:table-cell table:style-name="ce5" table:formula="of:=([.E67]+[.G67])/2" office:value-type="float" office:value="0.893661465799772" calcext:value-type="float">
            <text:p>0,894</text:p>
          </table:table-cell>
          <table:table-cell table:style-name="ce5" table:formula="of:=([.F67]+[.H67])/2" office:value-type="float" office:value="0.940834641419579" calcext:value-type="float">
            <text:p>0,941</text:p>
          </table:table-cell>
          <table:table-cell table:style-name="ce5" table:formula="of:=([.G67]+[.I67])/2" office:value-type="float" office:value="0.893661465799772" calcext:value-type="float">
            <text:p>0,894</text:p>
          </table:table-cell>
          <table:table-cell table:style-name="ce5" table:formula="of:=([.H67]+[.J67])/2" office:value-type="float" office:value="0.7611512138051" calcext:value-type="float">
            <text:p>0,761</text:p>
          </table:table-cell>
          <table:table-cell table:style-name="ce5" table:formula="of:=([.I67]+[.K67])/2" office:value-type="float" office:value="0.552313160300311" calcext:value-type="float">
            <text:p>0,552</text:p>
          </table:table-cell>
          <table:table-cell table:style-name="ce5" table:formula="of:=([.J67]+[.L67])/2" office:value-type="float" office:value="0.29073389309531" calcext:value-type="float">
            <text:p>0,29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35" calcext:value-type="float">
            <text:p>0,3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8]+[.D68])/2" office:value-type="float" office:value="0.276156580150156" calcext:value-type="float">
            <text:p>0,276</text:p>
          </table:table-cell>
          <table:table-cell table:style-name="ce5" table:formula="of:=([.C68]+[.E68])/2" office:value-type="float" office:value="0.525942553450205" calcext:value-type="float">
            <text:p>0,526</text:p>
          </table:table-cell>
          <table:table-cell table:style-name="ce5" table:formula="of:=([.D68]+[.F68])/2" office:value-type="float" office:value="0.722987313050042" calcext:value-type="float">
            <text:p>0,723</text:p>
          </table:table-cell>
          <table:table-cell table:style-name="ce5" table:formula="of:=([.E68]+[.G68])/2" office:value-type="float" office:value="0.850992927612339" calcext:value-type="float">
            <text:p>0,851</text:p>
          </table:table-cell>
          <table:table-cell table:style-name="ce5" table:formula="of:=([.F68]+[.H68])/2" office:value-type="float" office:value="0.893661465799772" calcext:value-type="float">
            <text:p>0,894</text:p>
          </table:table-cell>
          <table:table-cell table:style-name="ce5" table:formula="of:=([.G68]+[.I68])/2" office:value-type="float" office:value="0.850992927612339" calcext:value-type="float">
            <text:p>0,851</text:p>
          </table:table-cell>
          <table:table-cell table:style-name="ce5" table:formula="of:=([.H68]+[.J68])/2" office:value-type="float" office:value="0.722987313050042" calcext:value-type="float">
            <text:p>0,723</text:p>
          </table:table-cell>
          <table:table-cell table:style-name="ce5" table:formula="of:=([.I68]+[.K68])/2" office:value-type="float" office:value="0.525942553450205" calcext:value-type="float">
            <text:p>0,526</text:p>
          </table:table-cell>
          <table:table-cell table:style-name="ce5" table:formula="of:=([.J68]+[.L68])/2" office:value-type="float" office:value="0.276156580150156" calcext:value-type="float">
            <text:p>0,27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4" calcext:value-type="float">
            <text:p>0,3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69]+[.D69])/2" office:value-type="float" office:value="0.262971276725103" calcext:value-type="float">
            <text:p>0,263</text:p>
          </table:table-cell>
          <table:table-cell table:style-name="ce5" table:formula="of:=([.C69]+[.E69])/2" office:value-type="float" office:value="0.499571946600099" calcext:value-type="float">
            <text:p>0,500</text:p>
          </table:table-cell>
          <table:table-cell table:style-name="ce5" table:formula="of:=([.D69]+[.F69])/2" office:value-type="float" office:value="0.688467740531272" calcext:value-type="float">
            <text:p>0,688</text:p>
          </table:table-cell>
          <table:table-cell table:style-name="ce5" table:formula="of:=([.E69]+[.G69])/2" office:value-type="float" office:value="0.808324389424907" calcext:value-type="float">
            <text:p>0,808</text:p>
          </table:table-cell>
          <table:table-cell table:style-name="ce5" table:formula="of:=([.F69]+[.H69])/2" office:value-type="float" office:value="0.850992927612339" calcext:value-type="float">
            <text:p>0,851</text:p>
          </table:table-cell>
          <table:table-cell table:style-name="ce5" table:formula="of:=([.G69]+[.I69])/2" office:value-type="float" office:value="0.808324389424907" calcext:value-type="float">
            <text:p>0,808</text:p>
          </table:table-cell>
          <table:table-cell table:style-name="ce5" table:formula="of:=([.H69]+[.J69])/2" office:value-type="float" office:value="0.688467740531272" calcext:value-type="float">
            <text:p>0,688</text:p>
          </table:table-cell>
          <table:table-cell table:style-name="ce5" table:formula="of:=([.I69]+[.K69])/2" office:value-type="float" office:value="0.499571946600099" calcext:value-type="float">
            <text:p>0,500</text:p>
          </table:table-cell>
          <table:table-cell table:style-name="ce5" table:formula="of:=([.J69]+[.L69])/2" office:value-type="float" office:value="0.262971276725103" calcext:value-type="float">
            <text:p>0,26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45" calcext:value-type="float">
            <text:p>0,3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0]+[.D70])/2" office:value-type="float" office:value="0.249785973300049" calcext:value-type="float">
            <text:p>0,250</text:p>
          </table:table-cell>
          <table:table-cell table:style-name="ce5" table:formula="of:=([.C70]+[.E70])/2" office:value-type="float" office:value="0.475719508628187" calcext:value-type="float">
            <text:p>0,476</text:p>
          </table:table-cell>
          <table:table-cell table:style-name="ce5" table:formula="of:=([.D70]+[.F70])/2" office:value-type="float" office:value="0.653948168012503" calcext:value-type="float">
            <text:p>0,654</text:p>
          </table:table-cell>
          <table:table-cell table:style-name="ce5" table:formula="of:=([.E70]+[.G70])/2" office:value-type="float" office:value="0.769730334071806" calcext:value-type="float">
            <text:p>0,770</text:p>
          </table:table-cell>
          <table:table-cell table:style-name="ce5" table:formula="of:=([.F70]+[.H70])/2" office:value-type="float" office:value="0.808324389424907" calcext:value-type="float">
            <text:p>0,808</text:p>
          </table:table-cell>
          <table:table-cell table:style-name="ce5" table:formula="of:=([.G70]+[.I70])/2" office:value-type="float" office:value="0.769730334071806" calcext:value-type="float">
            <text:p>0,770</text:p>
          </table:table-cell>
          <table:table-cell table:style-name="ce5" table:formula="of:=([.H70]+[.J70])/2" office:value-type="float" office:value="0.653948168012503" calcext:value-type="float">
            <text:p>0,654</text:p>
          </table:table-cell>
          <table:table-cell table:style-name="ce5" table:formula="of:=([.I70]+[.K70])/2" office:value-type="float" office:value="0.475719508628187" calcext:value-type="float">
            <text:p>0,476</text:p>
          </table:table-cell>
          <table:table-cell table:style-name="ce5" table:formula="of:=([.J70]+[.L70])/2" office:value-type="float" office:value="0.249785973300049" calcext:value-type="float">
            <text:p>0,2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5" calcext:value-type="float">
            <text:p>0,3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1]+[.D71])/2" office:value-type="float" office:value="0.237859754314094" calcext:value-type="float">
            <text:p>0,238</text:p>
          </table:table-cell>
          <table:table-cell table:style-name="ce5" table:formula="of:=([.C71]+[.E71])/2" office:value-type="float" office:value="0.451867070656276" calcext:value-type="float">
            <text:p>0,452</text:p>
          </table:table-cell>
          <table:table-cell table:style-name="ce5" table:formula="of:=([.D71]+[.F71])/2" office:value-type="float" office:value="0.622724921349997" calcext:value-type="float">
            <text:p>0,623</text:p>
          </table:table-cell>
          <table:table-cell table:style-name="ce5" table:formula="of:=([.E71]+[.G71])/2" office:value-type="float" office:value="0.731136278718705" calcext:value-type="float">
            <text:p>0,731</text:p>
          </table:table-cell>
          <table:table-cell table:style-name="ce5" table:formula="of:=([.F71]+[.H71])/2" office:value-type="float" office:value="0.769730334071806" calcext:value-type="float">
            <text:p>0,770</text:p>
          </table:table-cell>
          <table:table-cell table:style-name="ce5" table:formula="of:=([.G71]+[.I71])/2" office:value-type="float" office:value="0.731136278718705" calcext:value-type="float">
            <text:p>0,731</text:p>
          </table:table-cell>
          <table:table-cell table:style-name="ce5" table:formula="of:=([.H71]+[.J71])/2" office:value-type="float" office:value="0.622724921349997" calcext:value-type="float">
            <text:p>0,623</text:p>
          </table:table-cell>
          <table:table-cell table:style-name="ce5" table:formula="of:=([.I71]+[.K71])/2" office:value-type="float" office:value="0.451867070656276" calcext:value-type="float">
            <text:p>0,452</text:p>
          </table:table-cell>
          <table:table-cell table:style-name="ce5" table:formula="of:=([.J71]+[.L71])/2" office:value-type="float" office:value="0.237859754314094" calcext:value-type="float">
            <text:p>0,23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55" calcext:value-type="float">
            <text:p>0,3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2]+[.D72])/2" office:value-type="float" office:value="0.225933535328138" calcext:value-type="float">
            <text:p>0,226</text:p>
          </table:table-cell>
          <table:table-cell table:style-name="ce5" table:formula="of:=([.C72]+[.E72])/2" office:value-type="float" office:value="0.430292337832045" calcext:value-type="float">
            <text:p>0,430</text:p>
          </table:table-cell>
          <table:table-cell table:style-name="ce5" table:formula="of:=([.D72]+[.F72])/2" office:value-type="float" office:value="0.59150167468749" calcext:value-type="float">
            <text:p>0,592</text:p>
          </table:table-cell>
          <table:table-cell table:style-name="ce5" table:formula="of:=([.E72]+[.G72])/2" office:value-type="float" office:value="0.696227627710901" calcext:value-type="float">
            <text:p>0,696</text:p>
          </table:table-cell>
          <table:table-cell table:style-name="ce5" table:formula="of:=([.F72]+[.H72])/2" office:value-type="float" office:value="0.731136278718705" calcext:value-type="float">
            <text:p>0,731</text:p>
          </table:table-cell>
          <table:table-cell table:style-name="ce5" table:formula="of:=([.G72]+[.I72])/2" office:value-type="float" office:value="0.696227627710901" calcext:value-type="float">
            <text:p>0,696</text:p>
          </table:table-cell>
          <table:table-cell table:style-name="ce5" table:formula="of:=([.H72]+[.J72])/2" office:value-type="float" office:value="0.59150167468749" calcext:value-type="float">
            <text:p>0,592</text:p>
          </table:table-cell>
          <table:table-cell table:style-name="ce5" table:formula="of:=([.I72]+[.K72])/2" office:value-type="float" office:value="0.430292337832045" calcext:value-type="float">
            <text:p>0,430</text:p>
          </table:table-cell>
          <table:table-cell table:style-name="ce5" table:formula="of:=([.J72]+[.L72])/2" office:value-type="float" office:value="0.225933535328138" calcext:value-type="float">
            <text:p>0,22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6" calcext:value-type="float">
            <text:p>0,3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3]+[.D73])/2" office:value-type="float" office:value="0.215146168916023" calcext:value-type="float">
            <text:p>0,215</text:p>
          </table:table-cell>
          <table:table-cell table:style-name="ce5" table:formula="of:=([.C73]+[.E73])/2" office:value-type="float" office:value="0.408717605007814" calcext:value-type="float">
            <text:p>0,409</text:p>
          </table:table-cell>
          <table:table-cell table:style-name="ce5" table:formula="of:=([.D73]+[.F73])/2" office:value-type="float" office:value="0.563259982771473" calcext:value-type="float">
            <text:p>0,563</text:p>
          </table:table-cell>
          <table:table-cell table:style-name="ce5" table:formula="of:=([.E73]+[.G73])/2" office:value-type="float" office:value="0.661318976703097" calcext:value-type="float">
            <text:p>0,661</text:p>
          </table:table-cell>
          <table:table-cell table:style-name="ce5" table:formula="of:=([.F73]+[.H73])/2" office:value-type="float" office:value="0.696227627710901" calcext:value-type="float">
            <text:p>0,696</text:p>
          </table:table-cell>
          <table:table-cell table:style-name="ce5" table:formula="of:=([.G73]+[.I73])/2" office:value-type="float" office:value="0.661318976703097" calcext:value-type="float">
            <text:p>0,661</text:p>
          </table:table-cell>
          <table:table-cell table:style-name="ce5" table:formula="of:=([.H73]+[.J73])/2" office:value-type="float" office:value="0.563259982771473" calcext:value-type="float">
            <text:p>0,563</text:p>
          </table:table-cell>
          <table:table-cell table:style-name="ce5" table:formula="of:=([.I73]+[.K73])/2" office:value-type="float" office:value="0.408717605007814" calcext:value-type="float">
            <text:p>0,409</text:p>
          </table:table-cell>
          <table:table-cell table:style-name="ce5" table:formula="of:=([.J73]+[.L73])/2" office:value-type="float" office:value="0.215146168916023" calcext:value-type="float">
            <text:p>0,2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65" calcext:value-type="float">
            <text:p>0,3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4]+[.D74])/2" office:value-type="float" office:value="0.204358802503907" calcext:value-type="float">
            <text:p>0,204</text:p>
          </table:table-cell>
          <table:table-cell table:style-name="ce5" table:formula="of:=([.C74]+[.E74])/2" office:value-type="float" office:value="0.389203075843748" calcext:value-type="float">
            <text:p>0,389</text:p>
          </table:table-cell>
          <table:table-cell table:style-name="ce5" table:formula="of:=([.D74]+[.F74])/2" office:value-type="float" office:value="0.535018290855456" calcext:value-type="float">
            <text:p>0,535</text:p>
          </table:table-cell>
          <table:table-cell table:style-name="ce5" table:formula="of:=([.E74]+[.G74])/2" office:value-type="float" office:value="0.629743805241187" calcext:value-type="float">
            <text:p>0,630</text:p>
          </table:table-cell>
          <table:table-cell table:style-name="ce5" table:formula="of:=([.F74]+[.H74])/2" office:value-type="float" office:value="0.661318976703097" calcext:value-type="float">
            <text:p>0,661</text:p>
          </table:table-cell>
          <table:table-cell table:style-name="ce5" table:formula="of:=([.G74]+[.I74])/2" office:value-type="float" office:value="0.629743805241187" calcext:value-type="float">
            <text:p>0,630</text:p>
          </table:table-cell>
          <table:table-cell table:style-name="ce5" table:formula="of:=([.H74]+[.J74])/2" office:value-type="float" office:value="0.535018290855456" calcext:value-type="float">
            <text:p>0,535</text:p>
          </table:table-cell>
          <table:table-cell table:style-name="ce5" table:formula="of:=([.I74]+[.K74])/2" office:value-type="float" office:value="0.389203075843748" calcext:value-type="float">
            <text:p>0,389</text:p>
          </table:table-cell>
          <table:table-cell table:style-name="ce5" table:formula="of:=([.J74]+[.L74])/2" office:value-type="float" office:value="0.204358802503907" calcext:value-type="float">
            <text:p>0,2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7" calcext:value-type="float">
            <text:p>0,3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5]+[.D75])/2" office:value-type="float" office:value="0.194601537921874" calcext:value-type="float">
            <text:p>0,195</text:p>
          </table:table-cell>
          <table:table-cell table:style-name="ce5" table:formula="of:=([.C75]+[.E75])/2" office:value-type="float" office:value="0.369688546679681" calcext:value-type="float">
            <text:p>0,370</text:p>
          </table:table-cell>
          <table:table-cell table:style-name="ce5" table:formula="of:=([.D75]+[.F75])/2" office:value-type="float" office:value="0.509473440542468" calcext:value-type="float">
            <text:p>0,509</text:p>
          </table:table-cell>
          <table:table-cell table:style-name="ce5" table:formula="of:=([.E75]+[.G75])/2" office:value-type="float" office:value="0.598168633779277" calcext:value-type="float">
            <text:p>0,598</text:p>
          </table:table-cell>
          <table:table-cell table:style-name="ce5" table:formula="of:=([.F75]+[.H75])/2" office:value-type="float" office:value="0.629743805241187" calcext:value-type="float">
            <text:p>0,630</text:p>
          </table:table-cell>
          <table:table-cell table:style-name="ce5" table:formula="of:=([.G75]+[.I75])/2" office:value-type="float" office:value="0.598168633779277" calcext:value-type="float">
            <text:p>0,598</text:p>
          </table:table-cell>
          <table:table-cell table:style-name="ce5" table:formula="of:=([.H75]+[.J75])/2" office:value-type="float" office:value="0.509473440542468" calcext:value-type="float">
            <text:p>0,509</text:p>
          </table:table-cell>
          <table:table-cell table:style-name="ce5" table:formula="of:=([.I75]+[.K75])/2" office:value-type="float" office:value="0.369688546679681" calcext:value-type="float">
            <text:p>0,370</text:p>
          </table:table-cell>
          <table:table-cell table:style-name="ce5" table:formula="of:=([.J75]+[.L75])/2" office:value-type="float" office:value="0.194601537921874" calcext:value-type="float">
            <text:p>0,1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75" calcext:value-type="float">
            <text:p>0,3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6]+[.D76])/2" office:value-type="float" office:value="0.184844273339841" calcext:value-type="float">
            <text:p>0,185</text:p>
          </table:table-cell>
          <table:table-cell table:style-name="ce5" table:formula="of:=([.C76]+[.E76])/2" office:value-type="float" office:value="0.352037489232171" calcext:value-type="float">
            <text:p>0,352</text:p>
          </table:table-cell>
          <table:table-cell table:style-name="ce5" table:formula="of:=([.D76]+[.F76])/2" office:value-type="float" office:value="0.483928590229479" calcext:value-type="float">
            <text:p>0,484</text:p>
          </table:table-cell>
          <table:table-cell table:style-name="ce5" table:formula="of:=([.E76]+[.G76])/2" office:value-type="float" office:value="0.569608622891827" calcext:value-type="float">
            <text:p>0,570</text:p>
          </table:table-cell>
          <table:table-cell table:style-name="ce5" table:formula="of:=([.F76]+[.H76])/2" office:value-type="float" office:value="0.598168633779277" calcext:value-type="float">
            <text:p>0,598</text:p>
          </table:table-cell>
          <table:table-cell table:style-name="ce5" table:formula="of:=([.G76]+[.I76])/2" office:value-type="float" office:value="0.569608622891827" calcext:value-type="float">
            <text:p>0,570</text:p>
          </table:table-cell>
          <table:table-cell table:style-name="ce5" table:formula="of:=([.H76]+[.J76])/2" office:value-type="float" office:value="0.483928590229479" calcext:value-type="float">
            <text:p>0,484</text:p>
          </table:table-cell>
          <table:table-cell table:style-name="ce5" table:formula="of:=([.I76]+[.K76])/2" office:value-type="float" office:value="0.352037489232171" calcext:value-type="float">
            <text:p>0,352</text:p>
          </table:table-cell>
          <table:table-cell table:style-name="ce5" table:formula="of:=([.J76]+[.L76])/2" office:value-type="float" office:value="0.184844273339841" calcext:value-type="float">
            <text:p>0,1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8" calcext:value-type="float">
            <text:p>0,3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7]+[.D77])/2" office:value-type="float" office:value="0.176018744616085" calcext:value-type="float">
            <text:p>0,176</text:p>
          </table:table-cell>
          <table:table-cell table:style-name="ce5" table:formula="of:=([.C77]+[.E77])/2" office:value-type="float" office:value="0.33438643178466" calcext:value-type="float">
            <text:p>0,334</text:p>
          </table:table-cell>
          <table:table-cell table:style-name="ce5" table:formula="of:=([.D77]+[.F77])/2" office:value-type="float" office:value="0.460823056061999" calcext:value-type="float">
            <text:p>0,461</text:p>
          </table:table-cell>
          <table:table-cell table:style-name="ce5" table:formula="of:=([.E77]+[.G77])/2" office:value-type="float" office:value="0.541048612004378" calcext:value-type="float">
            <text:p>0,541</text:p>
          </table:table-cell>
          <table:table-cell table:style-name="ce5" table:formula="of:=([.F77]+[.H77])/2" office:value-type="float" office:value="0.569608622891827" calcext:value-type="float">
            <text:p>0,570</text:p>
          </table:table-cell>
          <table:table-cell table:style-name="ce5" table:formula="of:=([.G77]+[.I77])/2" office:value-type="float" office:value="0.541048612004378" calcext:value-type="float">
            <text:p>0,541</text:p>
          </table:table-cell>
          <table:table-cell table:style-name="ce5" table:formula="of:=([.H77]+[.J77])/2" office:value-type="float" office:value="0.460823056061999" calcext:value-type="float">
            <text:p>0,461</text:p>
          </table:table-cell>
          <table:table-cell table:style-name="ce5" table:formula="of:=([.I77]+[.K77])/2" office:value-type="float" office:value="0.33438643178466" calcext:value-type="float">
            <text:p>0,334</text:p>
          </table:table-cell>
          <table:table-cell table:style-name="ce5" table:formula="of:=([.J77]+[.L77])/2" office:value-type="float" office:value="0.176018744616085" calcext:value-type="float">
            <text:p>0,17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85" calcext:value-type="float">
            <text:p>0,3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8]+[.D78])/2" office:value-type="float" office:value="0.16719321589233" calcext:value-type="float">
            <text:p>0,167</text:p>
          </table:table-cell>
          <table:table-cell table:style-name="ce5" table:formula="of:=([.C78]+[.E78])/2" office:value-type="float" office:value="0.318420900339042" calcext:value-type="float">
            <text:p>0,318</text:p>
          </table:table-cell>
          <table:table-cell table:style-name="ce5" table:formula="of:=([.D78]+[.F78])/2" office:value-type="float" office:value="0.437717521894519" calcext:value-type="float">
            <text:p>0,438</text:p>
          </table:table-cell>
          <table:table-cell table:style-name="ce5" table:formula="of:=([.E78]+[.G78])/2" office:value-type="float" office:value="0.515215839476913" calcext:value-type="float">
            <text:p>0,515</text:p>
          </table:table-cell>
          <table:table-cell table:style-name="ce5" table:formula="of:=([.F78]+[.H78])/2" office:value-type="float" office:value="0.541048612004378" calcext:value-type="float">
            <text:p>0,541</text:p>
          </table:table-cell>
          <table:table-cell table:style-name="ce5" table:formula="of:=([.G78]+[.I78])/2" office:value-type="float" office:value="0.515215839476913" calcext:value-type="float">
            <text:p>0,515</text:p>
          </table:table-cell>
          <table:table-cell table:style-name="ce5" table:formula="of:=([.H78]+[.J78])/2" office:value-type="float" office:value="0.437717521894519" calcext:value-type="float">
            <text:p>0,438</text:p>
          </table:table-cell>
          <table:table-cell table:style-name="ce5" table:formula="of:=([.I78]+[.K78])/2" office:value-type="float" office:value="0.318420900339042" calcext:value-type="float">
            <text:p>0,318</text:p>
          </table:table-cell>
          <table:table-cell table:style-name="ce5" table:formula="of:=([.J78]+[.L78])/2" office:value-type="float" office:value="0.16719321589233" calcext:value-type="float">
            <text:p>0,16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9" calcext:value-type="float">
            <text:p>0,3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79]+[.D79])/2" office:value-type="float" office:value="0.159210450169521" calcext:value-type="float">
            <text:p>0,159</text:p>
          </table:table-cell>
          <table:table-cell table:style-name="ce5" table:formula="of:=([.C79]+[.E79])/2" office:value-type="float" office:value="0.302455368893424" calcext:value-type="float">
            <text:p>0,302</text:p>
          </table:table-cell>
          <table:table-cell table:style-name="ce5" table:formula="of:=([.D79]+[.F79])/2" office:value-type="float" office:value="0.416818369907978" calcext:value-type="float">
            <text:p>0,417</text:p>
          </table:table-cell>
          <table:table-cell table:style-name="ce5" table:formula="of:=([.E79]+[.G79])/2" office:value-type="float" office:value="0.489383066949448" calcext:value-type="float">
            <text:p>0,489</text:p>
          </table:table-cell>
          <table:table-cell table:style-name="ce5" table:formula="of:=([.F79]+[.H79])/2" office:value-type="float" office:value="0.515215839476913" calcext:value-type="float">
            <text:p>0,515</text:p>
          </table:table-cell>
          <table:table-cell table:style-name="ce5" table:formula="of:=([.G79]+[.I79])/2" office:value-type="float" office:value="0.489383066949448" calcext:value-type="float">
            <text:p>0,489</text:p>
          </table:table-cell>
          <table:table-cell table:style-name="ce5" table:formula="of:=([.H79]+[.J79])/2" office:value-type="float" office:value="0.416818369907978" calcext:value-type="float">
            <text:p>0,417</text:p>
          </table:table-cell>
          <table:table-cell table:style-name="ce5" table:formula="of:=([.I79]+[.K79])/2" office:value-type="float" office:value="0.302455368893424" calcext:value-type="float">
            <text:p>0,302</text:p>
          </table:table-cell>
          <table:table-cell table:style-name="ce5" table:formula="of:=([.J79]+[.L79])/2" office:value-type="float" office:value="0.159210450169521" calcext:value-type="float">
            <text:p>0,15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395" calcext:value-type="float">
            <text:p>0,3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0]+[.D80])/2" office:value-type="float" office:value="0.151227684446712" calcext:value-type="float">
            <text:p>0,151</text:p>
          </table:table-cell>
          <table:table-cell table:style-name="ce5" table:formula="of:=([.C80]+[.E80])/2" office:value-type="float" office:value="0.288014410038749" calcext:value-type="float">
            <text:p>0,288</text:p>
          </table:table-cell>
          <table:table-cell table:style-name="ce5" table:formula="of:=([.D80]+[.F80])/2" office:value-type="float" office:value="0.395919217921436" calcext:value-type="float">
            <text:p>0,396</text:p>
          </table:table-cell>
          <table:table-cell table:style-name="ce5" table:formula="of:=([.E80]+[.G80])/2" office:value-type="float" office:value="0.466017104692445" calcext:value-type="float">
            <text:p>0,466</text:p>
          </table:table-cell>
          <table:table-cell table:style-name="ce5" table:formula="of:=([.F80]+[.H80])/2" office:value-type="float" office:value="0.489383066949448" calcext:value-type="float">
            <text:p>0,489</text:p>
          </table:table-cell>
          <table:table-cell table:style-name="ce5" table:formula="of:=([.G80]+[.I80])/2" office:value-type="float" office:value="0.466017104692445" calcext:value-type="float">
            <text:p>0,466</text:p>
          </table:table-cell>
          <table:table-cell table:style-name="ce5" table:formula="of:=([.H80]+[.J80])/2" office:value-type="float" office:value="0.395919217921436" calcext:value-type="float">
            <text:p>0,396</text:p>
          </table:table-cell>
          <table:table-cell table:style-name="ce5" table:formula="of:=([.I80]+[.K80])/2" office:value-type="float" office:value="0.288014410038749" calcext:value-type="float">
            <text:p>0,288</text:p>
          </table:table-cell>
          <table:table-cell table:style-name="ce5" table:formula="of:=([.J80]+[.L80])/2" office:value-type="float" office:value="0.151227684446712" calcext:value-type="float">
            <text:p>0,15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" calcext:value-type="float">
            <text:p>0,4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1]+[.D81])/2" office:value-type="float" office:value="0.144007205019375" calcext:value-type="float">
            <text:p>0,144</text:p>
          </table:table-cell>
          <table:table-cell table:style-name="ce5" table:formula="of:=([.C81]+[.E81])/2" office:value-type="float" office:value="0.273573451184074" calcext:value-type="float">
            <text:p>0,274</text:p>
          </table:table-cell>
          <table:table-cell table:style-name="ce5" table:formula="of:=([.D81]+[.F81])/2" office:value-type="float" office:value="0.377015757365597" calcext:value-type="float">
            <text:p>0,377</text:p>
          </table:table-cell>
          <table:table-cell table:style-name="ce5" table:formula="of:=([.E81]+[.G81])/2" office:value-type="float" office:value="0.442651142435442" calcext:value-type="float">
            <text:p>0,443</text:p>
          </table:table-cell>
          <table:table-cell table:style-name="ce5" table:formula="of:=([.F81]+[.H81])/2" office:value-type="float" office:value="0.466017104692445" calcext:value-type="float">
            <text:p>0,466</text:p>
          </table:table-cell>
          <table:table-cell table:style-name="ce5" table:formula="of:=([.G81]+[.I81])/2" office:value-type="float" office:value="0.442651142435442" calcext:value-type="float">
            <text:p>0,443</text:p>
          </table:table-cell>
          <table:table-cell table:style-name="ce5" table:formula="of:=([.H81]+[.J81])/2" office:value-type="float" office:value="0.377015757365597" calcext:value-type="float">
            <text:p>0,377</text:p>
          </table:table-cell>
          <table:table-cell table:style-name="ce5" table:formula="of:=([.I81]+[.K81])/2" office:value-type="float" office:value="0.273573451184074" calcext:value-type="float">
            <text:p>0,274</text:p>
          </table:table-cell>
          <table:table-cell table:style-name="ce5" table:formula="of:=([.J81]+[.L81])/2" office:value-type="float" office:value="0.144007205019375" calcext:value-type="float">
            <text:p>0,14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05" calcext:value-type="float">
            <text:p>0,4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2]+[.D82])/2" office:value-type="float" office:value="0.136786725592037" calcext:value-type="float">
            <text:p>0,137</text:p>
          </table:table-cell>
          <table:table-cell table:style-name="ce5" table:formula="of:=([.C82]+[.E82])/2" office:value-type="float" office:value="0.260511481192486" calcext:value-type="float">
            <text:p>0,261</text:p>
          </table:table-cell>
          <table:table-cell table:style-name="ce5" table:formula="of:=([.D82]+[.F82])/2" office:value-type="float" office:value="0.358112296809758" calcext:value-type="float">
            <text:p>0,358</text:p>
          </table:table-cell>
          <table:table-cell table:style-name="ce5" table:formula="of:=([.E82]+[.G82])/2" office:value-type="float" office:value="0.421516431029022" calcext:value-type="float">
            <text:p>0,422</text:p>
          </table:table-cell>
          <table:table-cell table:style-name="ce5" table:formula="of:=([.F82]+[.H82])/2" office:value-type="float" office:value="0.442651142435442" calcext:value-type="float">
            <text:p>0,443</text:p>
          </table:table-cell>
          <table:table-cell table:style-name="ce5" table:formula="of:=([.G82]+[.I82])/2" office:value-type="float" office:value="0.421516431029022" calcext:value-type="float">
            <text:p>0,422</text:p>
          </table:table-cell>
          <table:table-cell table:style-name="ce5" table:formula="of:=([.H82]+[.J82])/2" office:value-type="float" office:value="0.358112296809758" calcext:value-type="float">
            <text:p>0,358</text:p>
          </table:table-cell>
          <table:table-cell table:style-name="ce5" table:formula="of:=([.I82]+[.K82])/2" office:value-type="float" office:value="0.260511481192486" calcext:value-type="float">
            <text:p>0,261</text:p>
          </table:table-cell>
          <table:table-cell table:style-name="ce5" table:formula="of:=([.J82]+[.L82])/2" office:value-type="float" office:value="0.136786725592037" calcext:value-type="float">
            <text:p>0,13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1" calcext:value-type="float">
            <text:p>0,4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3]+[.D83])/2" office:value-type="float" office:value="0.130255740596243" calcext:value-type="float">
            <text:p>0,130</text:p>
          </table:table-cell>
          <table:table-cell table:style-name="ce5" table:formula="of:=([.C83]+[.E83])/2" office:value-type="float" office:value="0.247449511200898" calcext:value-type="float">
            <text:p>0,247</text:p>
          </table:table-cell>
          <table:table-cell table:style-name="ce5" table:formula="of:=([.D83]+[.F83])/2" office:value-type="float" office:value="0.341013956110754" calcext:value-type="float">
            <text:p>0,341</text:p>
          </table:table-cell>
          <table:table-cell table:style-name="ce5" table:formula="of:=([.E83]+[.G83])/2" office:value-type="float" office:value="0.4003817196226" calcext:value-type="float">
            <text:p>0,400</text:p>
          </table:table-cell>
          <table:table-cell table:style-name="ce5" table:formula="of:=([.F83]+[.H83])/2" office:value-type="float" office:value="0.421516431029022" calcext:value-type="float">
            <text:p>0,422</text:p>
          </table:table-cell>
          <table:table-cell table:style-name="ce5" table:formula="of:=([.G83]+[.I83])/2" office:value-type="float" office:value="0.4003817196226" calcext:value-type="float">
            <text:p>0,400</text:p>
          </table:table-cell>
          <table:table-cell table:style-name="ce5" table:formula="of:=([.H83]+[.J83])/2" office:value-type="float" office:value="0.341013956110754" calcext:value-type="float">
            <text:p>0,341</text:p>
          </table:table-cell>
          <table:table-cell table:style-name="ce5" table:formula="of:=([.I83]+[.K83])/2" office:value-type="float" office:value="0.247449511200898" calcext:value-type="float">
            <text:p>0,247</text:p>
          </table:table-cell>
          <table:table-cell table:style-name="ce5" table:formula="of:=([.J83]+[.L83])/2" office:value-type="float" office:value="0.130255740596243" calcext:value-type="float">
            <text:p>0,1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15" calcext:value-type="float">
            <text:p>0,4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4]+[.D84])/2" office:value-type="float" office:value="0.123724755600449" calcext:value-type="float">
            <text:p>0,124</text:p>
          </table:table-cell>
          <table:table-cell table:style-name="ce5" table:formula="of:=([.C84]+[.E84])/2" office:value-type="float" office:value="0.235634848353498" calcext:value-type="float">
            <text:p>0,236</text:p>
          </table:table-cell>
          <table:table-cell table:style-name="ce5" table:formula="of:=([.D84]+[.F84])/2" office:value-type="float" office:value="0.323915615411749" calcext:value-type="float">
            <text:p>0,324</text:p>
          </table:table-cell>
          <table:table-cell table:style-name="ce5" table:formula="of:=([.E84]+[.G84])/2" office:value-type="float" office:value="0.381265193569888" calcext:value-type="float">
            <text:p>0,381</text:p>
          </table:table-cell>
          <table:table-cell table:style-name="ce5" table:formula="of:=([.F84]+[.H84])/2" office:value-type="float" office:value="0.4003817196226" calcext:value-type="float">
            <text:p>0,400</text:p>
          </table:table-cell>
          <table:table-cell table:style-name="ce5" table:formula="of:=([.G84]+[.I84])/2" office:value-type="float" office:value="0.381265193569888" calcext:value-type="float">
            <text:p>0,381</text:p>
          </table:table-cell>
          <table:table-cell table:style-name="ce5" table:formula="of:=([.H84]+[.J84])/2" office:value-type="float" office:value="0.323915615411749" calcext:value-type="float">
            <text:p>0,324</text:p>
          </table:table-cell>
          <table:table-cell table:style-name="ce5" table:formula="of:=([.I84]+[.K84])/2" office:value-type="float" office:value="0.235634848353498" calcext:value-type="float">
            <text:p>0,236</text:p>
          </table:table-cell>
          <table:table-cell table:style-name="ce5" table:formula="of:=([.J84]+[.L84])/2" office:value-type="float" office:value="0.123724755600449" calcext:value-type="float">
            <text:p>0,12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2" calcext:value-type="float">
            <text:p>0,4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5]+[.D85])/2" office:value-type="float" office:value="0.117817424176749" calcext:value-type="float">
            <text:p>0,118</text:p>
          </table:table-cell>
          <table:table-cell table:style-name="ce5" table:formula="of:=([.C85]+[.E85])/2" office:value-type="float" office:value="0.223820185506099" calcext:value-type="float">
            <text:p>0,224</text:p>
          </table:table-cell>
          <table:table-cell table:style-name="ce5" table:formula="of:=([.D85]+[.F85])/2" office:value-type="float" office:value="0.308450020961693" calcext:value-type="float">
            <text:p>0,308</text:p>
          </table:table-cell>
          <table:table-cell table:style-name="ce5" table:formula="of:=([.E85]+[.G85])/2" office:value-type="float" office:value="0.362148667517175" calcext:value-type="float">
            <text:p>0,362</text:p>
          </table:table-cell>
          <table:table-cell table:style-name="ce5" table:formula="of:=([.F85]+[.H85])/2" office:value-type="float" office:value="0.381265193569888" calcext:value-type="float">
            <text:p>0,381</text:p>
          </table:table-cell>
          <table:table-cell table:style-name="ce5" table:formula="of:=([.G85]+[.I85])/2" office:value-type="float" office:value="0.362148667517175" calcext:value-type="float">
            <text:p>0,362</text:p>
          </table:table-cell>
          <table:table-cell table:style-name="ce5" table:formula="of:=([.H85]+[.J85])/2" office:value-type="float" office:value="0.308450020961693" calcext:value-type="float">
            <text:p>0,308</text:p>
          </table:table-cell>
          <table:table-cell table:style-name="ce5" table:formula="of:=([.I85]+[.K85])/2" office:value-type="float" office:value="0.223820185506099" calcext:value-type="float">
            <text:p>0,224</text:p>
          </table:table-cell>
          <table:table-cell table:style-name="ce5" table:formula="of:=([.J85]+[.L85])/2" office:value-type="float" office:value="0.117817424176749" calcext:value-type="float">
            <text:p>0,11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25" calcext:value-type="float">
            <text:p>0,4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6]+[.D86])/2" office:value-type="float" office:value="0.111910092753049" calcext:value-type="float">
            <text:p>0,112</text:p>
          </table:table-cell>
          <table:table-cell table:style-name="ce5" table:formula="of:=([.C86]+[.E86])/2" office:value-type="float" office:value="0.213133722569221" calcext:value-type="float">
            <text:p>0,213</text:p>
          </table:table-cell>
          <table:table-cell table:style-name="ce5" table:formula="of:=([.D86]+[.F86])/2" office:value-type="float" office:value="0.292984426511637" calcext:value-type="float">
            <text:p>0,293</text:p>
          </table:table-cell>
          <table:table-cell table:style-name="ce5" table:formula="of:=([.E86]+[.G86])/2" office:value-type="float" office:value="0.34485760726579" calcext:value-type="float">
            <text:p>0,345</text:p>
          </table:table-cell>
          <table:table-cell table:style-name="ce5" table:formula="of:=([.F86]+[.H86])/2" office:value-type="float" office:value="0.362148667517175" calcext:value-type="float">
            <text:p>0,362</text:p>
          </table:table-cell>
          <table:table-cell table:style-name="ce5" table:formula="of:=([.G86]+[.I86])/2" office:value-type="float" office:value="0.34485760726579" calcext:value-type="float">
            <text:p>0,345</text:p>
          </table:table-cell>
          <table:table-cell table:style-name="ce5" table:formula="of:=([.H86]+[.J86])/2" office:value-type="float" office:value="0.292984426511637" calcext:value-type="float">
            <text:p>0,293</text:p>
          </table:table-cell>
          <table:table-cell table:style-name="ce5" table:formula="of:=([.I86]+[.K86])/2" office:value-type="float" office:value="0.213133722569221" calcext:value-type="float">
            <text:p>0,213</text:p>
          </table:table-cell>
          <table:table-cell table:style-name="ce5" table:formula="of:=([.J86]+[.L86])/2" office:value-type="float" office:value="0.111910092753049" calcext:value-type="float">
            <text:p>0,11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3" calcext:value-type="float">
            <text:p>0,4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7]+[.D87])/2" office:value-type="float" office:value="0.106566861284611" calcext:value-type="float">
            <text:p>0,107</text:p>
          </table:table-cell>
          <table:table-cell table:style-name="ce5" table:formula="of:=([.C87]+[.E87])/2" office:value-type="float" office:value="0.202447259632343" calcext:value-type="float">
            <text:p>0,202</text:p>
          </table:table-cell>
          <table:table-cell table:style-name="ce5" table:formula="of:=([.D87]+[.F87])/2" office:value-type="float" office:value="0.278995664917506" calcext:value-type="float">
            <text:p>0,279</text:p>
          </table:table-cell>
          <table:table-cell table:style-name="ce5" table:formula="of:=([.E87]+[.G87])/2" office:value-type="float" office:value="0.327566547014406" calcext:value-type="float">
            <text:p>0,328</text:p>
          </table:table-cell>
          <table:table-cell table:style-name="ce5" table:formula="of:=([.F87]+[.H87])/2" office:value-type="float" office:value="0.34485760726579" calcext:value-type="float">
            <text:p>0,345</text:p>
          </table:table-cell>
          <table:table-cell table:style-name="ce5" table:formula="of:=([.G87]+[.I87])/2" office:value-type="float" office:value="0.327566547014406" calcext:value-type="float">
            <text:p>0,328</text:p>
          </table:table-cell>
          <table:table-cell table:style-name="ce5" table:formula="of:=([.H87]+[.J87])/2" office:value-type="float" office:value="0.278995664917506" calcext:value-type="float">
            <text:p>0,279</text:p>
          </table:table-cell>
          <table:table-cell table:style-name="ce5" table:formula="of:=([.I87]+[.K87])/2" office:value-type="float" office:value="0.202447259632343" calcext:value-type="float">
            <text:p>0,202</text:p>
          </table:table-cell>
          <table:table-cell table:style-name="ce5" table:formula="of:=([.J87]+[.L87])/2" office:value-type="float" office:value="0.106566861284611" calcext:value-type="float">
            <text:p>0,10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35" calcext:value-type="float">
            <text:p>0,4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8]+[.D88])/2" office:value-type="float" office:value="0.101223629816172" calcext:value-type="float">
            <text:p>0,101</text:p>
          </table:table-cell>
          <table:table-cell table:style-name="ce5" table:formula="of:=([.C88]+[.E88])/2" office:value-type="float" office:value="0.192781263101058" calcext:value-type="float">
            <text:p>0,193</text:p>
          </table:table-cell>
          <table:table-cell table:style-name="ce5" table:formula="of:=([.D88]+[.F88])/2" office:value-type="float" office:value="0.265006903323374" calcext:value-type="float">
            <text:p>0,265</text:p>
          </table:table-cell>
          <table:table-cell table:style-name="ce5" table:formula="of:=([.E88]+[.G88])/2" office:value-type="float" office:value="0.311926636091648" calcext:value-type="float">
            <text:p>0,312</text:p>
          </table:table-cell>
          <table:table-cell table:style-name="ce5" table:formula="of:=([.F88]+[.H88])/2" office:value-type="float" office:value="0.327566547014406" calcext:value-type="float">
            <text:p>0,328</text:p>
          </table:table-cell>
          <table:table-cell table:style-name="ce5" table:formula="of:=([.G88]+[.I88])/2" office:value-type="float" office:value="0.311926636091648" calcext:value-type="float">
            <text:p>0,312</text:p>
          </table:table-cell>
          <table:table-cell table:style-name="ce5" table:formula="of:=([.H88]+[.J88])/2" office:value-type="float" office:value="0.265006903323374" calcext:value-type="float">
            <text:p>0,265</text:p>
          </table:table-cell>
          <table:table-cell table:style-name="ce5" table:formula="of:=([.I88]+[.K88])/2" office:value-type="float" office:value="0.192781263101058" calcext:value-type="float">
            <text:p>0,193</text:p>
          </table:table-cell>
          <table:table-cell table:style-name="ce5" table:formula="of:=([.J88]+[.L88])/2" office:value-type="float" office:value="0.101223629816172" calcext:value-type="float">
            <text:p>0,1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4" calcext:value-type="float">
            <text:p>0,4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89]+[.D89])/2" office:value-type="float" office:value="0.0963906315505291" calcext:value-type="float">
            <text:p>0,096</text:p>
          </table:table-cell>
          <table:table-cell table:style-name="ce5" table:formula="of:=([.C89]+[.E89])/2" office:value-type="float" office:value="0.183115266569773" calcext:value-type="float">
            <text:p>0,183</text:p>
          </table:table-cell>
          <table:table-cell table:style-name="ce5" table:formula="of:=([.D89]+[.F89])/2" office:value-type="float" office:value="0.252353949596353" calcext:value-type="float">
            <text:p>0,252</text:p>
          </table:table-cell>
          <table:table-cell table:style-name="ce5" table:formula="of:=([.E89]+[.G89])/2" office:value-type="float" office:value="0.29628672516889" calcext:value-type="float">
            <text:p>0,296</text:p>
          </table:table-cell>
          <table:table-cell table:style-name="ce5" table:formula="of:=([.F89]+[.H89])/2" office:value-type="float" office:value="0.311926636091648" calcext:value-type="float">
            <text:p>0,312</text:p>
          </table:table-cell>
          <table:table-cell table:style-name="ce5" table:formula="of:=([.G89]+[.I89])/2" office:value-type="float" office:value="0.29628672516889" calcext:value-type="float">
            <text:p>0,296</text:p>
          </table:table-cell>
          <table:table-cell table:style-name="ce5" table:formula="of:=([.H89]+[.J89])/2" office:value-type="float" office:value="0.252353949596353" calcext:value-type="float">
            <text:p>0,252</text:p>
          </table:table-cell>
          <table:table-cell table:style-name="ce5" table:formula="of:=([.I89]+[.K89])/2" office:value-type="float" office:value="0.183115266569773" calcext:value-type="float">
            <text:p>0,183</text:p>
          </table:table-cell>
          <table:table-cell table:style-name="ce5" table:formula="of:=([.J89]+[.L89])/2" office:value-type="float" office:value="0.0963906315505291" calcext:value-type="float">
            <text:p>0,09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45" calcext:value-type="float">
            <text:p>0,4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0]+[.D90])/2" office:value-type="float" office:value="0.0915576332848865" calcext:value-type="float">
            <text:p>0,092</text:p>
          </table:table-cell>
          <table:table-cell table:style-name="ce5" table:formula="of:=([.C90]+[.E90])/2" office:value-type="float" office:value="0.174372290573441" calcext:value-type="float">
            <text:p>0,174</text:p>
          </table:table-cell>
          <table:table-cell table:style-name="ce5" table:formula="of:=([.D90]+[.F90])/2" office:value-type="float" office:value="0.239700995869332" calcext:value-type="float">
            <text:p>0,240</text:p>
          </table:table-cell>
          <table:table-cell table:style-name="ce5" table:formula="of:=([.E90]+[.G90])/2" office:value-type="float" office:value="0.282140292844001" calcext:value-type="float">
            <text:p>0,282</text:p>
          </table:table-cell>
          <table:table-cell table:style-name="ce5" table:formula="of:=([.F90]+[.H90])/2" office:value-type="float" office:value="0.29628672516889" calcext:value-type="float">
            <text:p>0,296</text:p>
          </table:table-cell>
          <table:table-cell table:style-name="ce5" table:formula="of:=([.G90]+[.I90])/2" office:value-type="float" office:value="0.282140292844001" calcext:value-type="float">
            <text:p>0,282</text:p>
          </table:table-cell>
          <table:table-cell table:style-name="ce5" table:formula="of:=([.H90]+[.J90])/2" office:value-type="float" office:value="0.239700995869332" calcext:value-type="float">
            <text:p>0,240</text:p>
          </table:table-cell>
          <table:table-cell table:style-name="ce5" table:formula="of:=([.I90]+[.K90])/2" office:value-type="float" office:value="0.174372290573441" calcext:value-type="float">
            <text:p>0,174</text:p>
          </table:table-cell>
          <table:table-cell table:style-name="ce5" table:formula="of:=([.J90]+[.L90])/2" office:value-type="float" office:value="0.0915576332848865" calcext:value-type="float">
            <text:p>0,09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5" calcext:value-type="float">
            <text:p>0,4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1]+[.D91])/2" office:value-type="float" office:value="0.0871861452867205" calcext:value-type="float">
            <text:p>0,087</text:p>
          </table:table-cell>
          <table:table-cell table:style-name="ce5" table:formula="of:=([.C91]+[.E91])/2" office:value-type="float" office:value="0.165629314577109" calcext:value-type="float">
            <text:p>0,166</text:p>
          </table:table-cell>
          <table:table-cell table:style-name="ce5" table:formula="of:=([.D91]+[.F91])/2" office:value-type="float" office:value="0.228256291708721" calcext:value-type="float">
            <text:p>0,228</text:p>
          </table:table-cell>
          <table:table-cell table:style-name="ce5" table:formula="of:=([.E91]+[.G91])/2" office:value-type="float" office:value="0.267993860519111" calcext:value-type="float">
            <text:p>0,268</text:p>
          </table:table-cell>
          <table:table-cell table:style-name="ce5" table:formula="of:=([.F91]+[.H91])/2" office:value-type="float" office:value="0.282140292844001" calcext:value-type="float">
            <text:p>0,282</text:p>
          </table:table-cell>
          <table:table-cell table:style-name="ce5" table:formula="of:=([.G91]+[.I91])/2" office:value-type="float" office:value="0.267993860519111" calcext:value-type="float">
            <text:p>0,268</text:p>
          </table:table-cell>
          <table:table-cell table:style-name="ce5" table:formula="of:=([.H91]+[.J91])/2" office:value-type="float" office:value="0.228256291708721" calcext:value-type="float">
            <text:p>0,228</text:p>
          </table:table-cell>
          <table:table-cell table:style-name="ce5" table:formula="of:=([.I91]+[.K91])/2" office:value-type="float" office:value="0.165629314577109" calcext:value-type="float">
            <text:p>0,166</text:p>
          </table:table-cell>
          <table:table-cell table:style-name="ce5" table:formula="of:=([.J91]+[.L91])/2" office:value-type="float" office:value="0.0871861452867205" calcext:value-type="float">
            <text:p>0,08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55" calcext:value-type="float">
            <text:p>0,4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2]+[.D92])/2" office:value-type="float" office:value="0.0828146572885545" calcext:value-type="float">
            <text:p>0,083</text:p>
          </table:table-cell>
          <table:table-cell table:style-name="ce5" table:formula="of:=([.C92]+[.E92])/2" office:value-type="float" office:value="0.157721218497721" calcext:value-type="float">
            <text:p>0,158</text:p>
          </table:table-cell>
          <table:table-cell table:style-name="ce5" table:formula="of:=([.D92]+[.F92])/2" office:value-type="float" office:value="0.21681158754811" calcext:value-type="float">
            <text:p>0,217</text:p>
          </table:table-cell>
          <table:table-cell table:style-name="ce5" table:formula="of:=([.E92]+[.G92])/2" office:value-type="float" office:value="0.255198292276361" calcext:value-type="float">
            <text:p>0,255</text:p>
          </table:table-cell>
          <table:table-cell table:style-name="ce5" table:formula="of:=([.F92]+[.H92])/2" office:value-type="float" office:value="0.267993860519111" calcext:value-type="float">
            <text:p>0,268</text:p>
          </table:table-cell>
          <table:table-cell table:style-name="ce5" table:formula="of:=([.G92]+[.I92])/2" office:value-type="float" office:value="0.255198292276361" calcext:value-type="float">
            <text:p>0,255</text:p>
          </table:table-cell>
          <table:table-cell table:style-name="ce5" table:formula="of:=([.H92]+[.J92])/2" office:value-type="float" office:value="0.21681158754811" calcext:value-type="float">
            <text:p>0,217</text:p>
          </table:table-cell>
          <table:table-cell table:style-name="ce5" table:formula="of:=([.I92]+[.K92])/2" office:value-type="float" office:value="0.157721218497721" calcext:value-type="float">
            <text:p>0,158</text:p>
          </table:table-cell>
          <table:table-cell table:style-name="ce5" table:formula="of:=([.J92]+[.L92])/2" office:value-type="float" office:value="0.0828146572885545" calcext:value-type="float">
            <text:p>0,08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6" calcext:value-type="float">
            <text:p>0,4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3]+[.D93])/2" office:value-type="float" office:value="0.0788606092488603" calcext:value-type="float">
            <text:p>0,079</text:p>
          </table:table-cell>
          <table:table-cell table:style-name="ce5" table:formula="of:=([.C93]+[.E93])/2" office:value-type="float" office:value="0.149813122418332" calcext:value-type="float">
            <text:p>0,150</text:p>
          </table:table-cell>
          <table:table-cell table:style-name="ce5" table:formula="of:=([.D93]+[.F93])/2" office:value-type="float" office:value="0.206459755387041" calcext:value-type="float">
            <text:p>0,206</text:p>
          </table:table-cell>
          <table:table-cell table:style-name="ce5" table:formula="of:=([.E93]+[.G93])/2" office:value-type="float" office:value="0.24240272403361" calcext:value-type="float">
            <text:p>0,242</text:p>
          </table:table-cell>
          <table:table-cell table:style-name="ce5" table:formula="of:=([.F93]+[.H93])/2" office:value-type="float" office:value="0.255198292276361" calcext:value-type="float">
            <text:p>0,255</text:p>
          </table:table-cell>
          <table:table-cell table:style-name="ce5" table:formula="of:=([.G93]+[.I93])/2" office:value-type="float" office:value="0.24240272403361" calcext:value-type="float">
            <text:p>0,242</text:p>
          </table:table-cell>
          <table:table-cell table:style-name="ce5" table:formula="of:=([.H93]+[.J93])/2" office:value-type="float" office:value="0.206459755387041" calcext:value-type="float">
            <text:p>0,206</text:p>
          </table:table-cell>
          <table:table-cell table:style-name="ce5" table:formula="of:=([.I93]+[.K93])/2" office:value-type="float" office:value="0.149813122418332" calcext:value-type="float">
            <text:p>0,150</text:p>
          </table:table-cell>
          <table:table-cell table:style-name="ce5" table:formula="of:=([.J93]+[.L93])/2" office:value-type="float" office:value="0.0788606092488603" calcext:value-type="float">
            <text:p>0,07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65" calcext:value-type="float">
            <text:p>0,4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4]+[.D94])/2" office:value-type="float" office:value="0.0749065612091661" calcext:value-type="float">
            <text:p>0,075</text:p>
          </table:table-cell>
          <table:table-cell table:style-name="ce5" table:formula="of:=([.C94]+[.E94])/2" office:value-type="float" office:value="0.142660182317951" calcext:value-type="float">
            <text:p>0,143</text:p>
          </table:table-cell>
          <table:table-cell table:style-name="ce5" table:formula="of:=([.D94]+[.F94])/2" office:value-type="float" office:value="0.196107923225971" calcext:value-type="float">
            <text:p>0,196</text:p>
          </table:table-cell>
          <table:table-cell table:style-name="ce5" table:formula="of:=([.E94]+[.G94])/2" office:value-type="float" office:value="0.230829023831701" calcext:value-type="float">
            <text:p>0,231</text:p>
          </table:table-cell>
          <table:table-cell table:style-name="ce5" table:formula="of:=([.F94]+[.H94])/2" office:value-type="float" office:value="0.24240272403361" calcext:value-type="float">
            <text:p>0,242</text:p>
          </table:table-cell>
          <table:table-cell table:style-name="ce5" table:formula="of:=([.G94]+[.I94])/2" office:value-type="float" office:value="0.230829023831701" calcext:value-type="float">
            <text:p>0,231</text:p>
          </table:table-cell>
          <table:table-cell table:style-name="ce5" table:formula="of:=([.H94]+[.J94])/2" office:value-type="float" office:value="0.196107923225971" calcext:value-type="float">
            <text:p>0,196</text:p>
          </table:table-cell>
          <table:table-cell table:style-name="ce5" table:formula="of:=([.I94]+[.K94])/2" office:value-type="float" office:value="0.142660182317951" calcext:value-type="float">
            <text:p>0,143</text:p>
          </table:table-cell>
          <table:table-cell table:style-name="ce5" table:formula="of:=([.J94]+[.L94])/2" office:value-type="float" office:value="0.0749065612091661" calcext:value-type="float">
            <text:p>0,0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7" calcext:value-type="float">
            <text:p>0,4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5]+[.D95])/2" office:value-type="float" office:value="0.0713300911589753" calcext:value-type="float">
            <text:p>0,071</text:p>
          </table:table-cell>
          <table:table-cell table:style-name="ce5" table:formula="of:=([.C95]+[.E95])/2" office:value-type="float" office:value="0.135507242217569" calcext:value-type="float">
            <text:p>0,136</text:p>
          </table:table-cell>
          <table:table-cell table:style-name="ce5" table:formula="of:=([.D95]+[.F95])/2" office:value-type="float" office:value="0.186744603074826" calcext:value-type="float">
            <text:p>0,187</text:p>
          </table:table-cell>
          <table:table-cell table:style-name="ce5" table:formula="of:=([.E95]+[.G95])/2" office:value-type="float" office:value="0.219255323629791" calcext:value-type="float">
            <text:p>0,219</text:p>
          </table:table-cell>
          <table:table-cell table:style-name="ce5" table:formula="of:=([.F95]+[.H95])/2" office:value-type="float" office:value="0.230829023831701" calcext:value-type="float">
            <text:p>0,231</text:p>
          </table:table-cell>
          <table:table-cell table:style-name="ce5" table:formula="of:=([.G95]+[.I95])/2" office:value-type="float" office:value="0.219255323629791" calcext:value-type="float">
            <text:p>0,219</text:p>
          </table:table-cell>
          <table:table-cell table:style-name="ce5" table:formula="of:=([.H95]+[.J95])/2" office:value-type="float" office:value="0.186744603074826" calcext:value-type="float">
            <text:p>0,187</text:p>
          </table:table-cell>
          <table:table-cell table:style-name="ce5" table:formula="of:=([.I95]+[.K95])/2" office:value-type="float" office:value="0.135507242217569" calcext:value-type="float">
            <text:p>0,136</text:p>
          </table:table-cell>
          <table:table-cell table:style-name="ce5" table:formula="of:=([.J95]+[.L95])/2" office:value-type="float" office:value="0.0713300911589753" calcext:value-type="float">
            <text:p>0,07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75" calcext:value-type="float">
            <text:p>0,4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6]+[.D96])/2" office:value-type="float" office:value="0.0677536211087844" calcext:value-type="float">
            <text:p>0,068</text:p>
          </table:table-cell>
          <table:table-cell table:style-name="ce5" table:formula="of:=([.C96]+[.E96])/2" office:value-type="float" office:value="0.1290373471169" calcext:value-type="float">
            <text:p>0,129</text:p>
          </table:table-cell>
          <table:table-cell table:style-name="ce5" table:formula="of:=([.D96]+[.F96])/2" office:value-type="float" office:value="0.17738128292368" calcext:value-type="float">
            <text:p>0,177</text:p>
          </table:table-cell>
          <table:table-cell table:style-name="ce5" table:formula="of:=([.E96]+[.G96])/2" office:value-type="float" office:value="0.208786813453263" calcext:value-type="float">
            <text:p>0,209</text:p>
          </table:table-cell>
          <table:table-cell table:style-name="ce5" table:formula="of:=([.F96]+[.H96])/2" office:value-type="float" office:value="0.219255323629791" calcext:value-type="float">
            <text:p>0,219</text:p>
          </table:table-cell>
          <table:table-cell table:style-name="ce5" table:formula="of:=([.G96]+[.I96])/2" office:value-type="float" office:value="0.208786813453263" calcext:value-type="float">
            <text:p>0,209</text:p>
          </table:table-cell>
          <table:table-cell table:style-name="ce5" table:formula="of:=([.H96]+[.J96])/2" office:value-type="float" office:value="0.17738128292368" calcext:value-type="float">
            <text:p>0,177</text:p>
          </table:table-cell>
          <table:table-cell table:style-name="ce5" table:formula="of:=([.I96]+[.K96])/2" office:value-type="float" office:value="0.1290373471169" calcext:value-type="float">
            <text:p>0,129</text:p>
          </table:table-cell>
          <table:table-cell table:style-name="ce5" table:formula="of:=([.J96]+[.L96])/2" office:value-type="float" office:value="0.0677536211087844" calcext:value-type="float">
            <text:p>0,06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8" calcext:value-type="float">
            <text:p>0,4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7]+[.D97])/2" office:value-type="float" office:value="0.0645186735584502" calcext:value-type="float">
            <text:p>0,065</text:p>
          </table:table-cell>
          <table:table-cell table:style-name="ce5" table:formula="of:=([.C97]+[.E97])/2" office:value-type="float" office:value="0.122567452016232" calcext:value-type="float">
            <text:p>0,123</text:p>
          </table:table-cell>
          <table:table-cell table:style-name="ce5" table:formula="of:=([.D97]+[.F97])/2" office:value-type="float" office:value="0.168912080285082" calcext:value-type="float">
            <text:p>0,169</text:p>
          </table:table-cell>
          <table:table-cell table:style-name="ce5" table:formula="of:=([.E97]+[.G97])/2" office:value-type="float" office:value="0.198318303276735" calcext:value-type="float">
            <text:p>0,198</text:p>
          </table:table-cell>
          <table:table-cell table:style-name="ce5" table:formula="of:=([.F97]+[.H97])/2" office:value-type="float" office:value="0.208786813453263" calcext:value-type="float">
            <text:p>0,209</text:p>
          </table:table-cell>
          <table:table-cell table:style-name="ce5" table:formula="of:=([.G97]+[.I97])/2" office:value-type="float" office:value="0.198318303276735" calcext:value-type="float">
            <text:p>0,198</text:p>
          </table:table-cell>
          <table:table-cell table:style-name="ce5" table:formula="of:=([.H97]+[.J97])/2" office:value-type="float" office:value="0.168912080285082" calcext:value-type="float">
            <text:p>0,169</text:p>
          </table:table-cell>
          <table:table-cell table:style-name="ce5" table:formula="of:=([.I97]+[.K97])/2" office:value-type="float" office:value="0.122567452016232" calcext:value-type="float">
            <text:p>0,123</text:p>
          </table:table-cell>
          <table:table-cell table:style-name="ce5" table:formula="of:=([.J97]+[.L97])/2" office:value-type="float" office:value="0.0645186735584502" calcext:value-type="float">
            <text:p>0,0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85" calcext:value-type="float">
            <text:p>0,4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8]+[.D98])/2" office:value-type="float" office:value="0.061283726008116" calcext:value-type="float">
            <text:p>0,061</text:p>
          </table:table-cell>
          <table:table-cell table:style-name="ce5" table:formula="of:=([.C98]+[.E98])/2" office:value-type="float" office:value="0.116715376921766" calcext:value-type="float">
            <text:p>0,117</text:p>
          </table:table-cell>
          <table:table-cell table:style-name="ce5" table:formula="of:=([.D98]+[.F98])/2" office:value-type="float" office:value="0.160442877646484" calcext:value-type="float">
            <text:p>0,160</text:p>
          </table:table-cell>
          <table:table-cell table:style-name="ce5" table:formula="of:=([.E98]+[.G98])/2" office:value-type="float" office:value="0.188849446869173" calcext:value-type="float">
            <text:p>0,189</text:p>
          </table:table-cell>
          <table:table-cell table:style-name="ce5" table:formula="of:=([.F98]+[.H98])/2" office:value-type="float" office:value="0.198318303276735" calcext:value-type="float">
            <text:p>0,198</text:p>
          </table:table-cell>
          <table:table-cell table:style-name="ce5" table:formula="of:=([.G98]+[.I98])/2" office:value-type="float" office:value="0.188849446869173" calcext:value-type="float">
            <text:p>0,189</text:p>
          </table:table-cell>
          <table:table-cell table:style-name="ce5" table:formula="of:=([.H98]+[.J98])/2" office:value-type="float" office:value="0.160442877646484" calcext:value-type="float">
            <text:p>0,160</text:p>
          </table:table-cell>
          <table:table-cell table:style-name="ce5" table:formula="of:=([.I98]+[.K98])/2" office:value-type="float" office:value="0.116715376921766" calcext:value-type="float">
            <text:p>0,117</text:p>
          </table:table-cell>
          <table:table-cell table:style-name="ce5" table:formula="of:=([.J98]+[.L98])/2" office:value-type="float" office:value="0.061283726008116" calcext:value-type="float">
            <text:p>0,06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9" calcext:value-type="float">
            <text:p>0,4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99]+[.D99])/2" office:value-type="float" office:value="0.058357688460883" calcext:value-type="float">
            <text:p>0,058</text:p>
          </table:table-cell>
          <table:table-cell table:style-name="ce5" table:formula="of:=([.C99]+[.E99])/2" office:value-type="float" office:value="0.1108633018273" calcext:value-type="float">
            <text:p>0,111</text:p>
          </table:table-cell>
          <table:table-cell table:style-name="ce5" table:formula="of:=([.D99]+[.F99])/2" office:value-type="float" office:value="0.152782411895469" calcext:value-type="float">
            <text:p>0,153</text:p>
          </table:table-cell>
          <table:table-cell table:style-name="ce5" table:formula="of:=([.E99]+[.G99])/2" office:value-type="float" office:value="0.179380590461609" calcext:value-type="float">
            <text:p>0,179</text:p>
          </table:table-cell>
          <table:table-cell table:style-name="ce5" table:formula="of:=([.F99]+[.H99])/2" office:value-type="float" office:value="0.188849446869173" calcext:value-type="float">
            <text:p>0,189</text:p>
          </table:table-cell>
          <table:table-cell table:style-name="ce5" table:formula="of:=([.G99]+[.I99])/2" office:value-type="float" office:value="0.179380590461609" calcext:value-type="float">
            <text:p>0,179</text:p>
          </table:table-cell>
          <table:table-cell table:style-name="ce5" table:formula="of:=([.H99]+[.J99])/2" office:value-type="float" office:value="0.152782411895469" calcext:value-type="float">
            <text:p>0,153</text:p>
          </table:table-cell>
          <table:table-cell table:style-name="ce5" table:formula="of:=([.I99]+[.K99])/2" office:value-type="float" office:value="0.1108633018273" calcext:value-type="float">
            <text:p>0,111</text:p>
          </table:table-cell>
          <table:table-cell table:style-name="ce5" table:formula="of:=([.J99]+[.L99])/2" office:value-type="float" office:value="0.058357688460883" calcext:value-type="float">
            <text:p>0,05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495" calcext:value-type="float">
            <text:p>0,4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0]+[.D100])/2" office:value-type="float" office:value="0.0554316509136499" calcext:value-type="float">
            <text:p>0,055</text:p>
          </table:table-cell>
          <table:table-cell table:style-name="ce5" table:formula="of:=([.C100]+[.E100])/2" office:value-type="float" office:value="0.105570050178176" calcext:value-type="float">
            <text:p>0,106</text:p>
          </table:table-cell>
          <table:table-cell table:style-name="ce5" table:formula="of:=([.D100]+[.F100])/2" office:value-type="float" office:value="0.145121946144455" calcext:value-type="float">
            <text:p>0,145</text:p>
          </table:table-cell>
          <table:table-cell table:style-name="ce5" table:formula="of:=([.E100]+[.G100])/2" office:value-type="float" office:value="0.170815929382321" calcext:value-type="float">
            <text:p>0,171</text:p>
          </table:table-cell>
          <table:table-cell table:style-name="ce5" table:formula="of:=([.F100]+[.H100])/2" office:value-type="float" office:value="0.179380590461609" calcext:value-type="float">
            <text:p>0,179</text:p>
          </table:table-cell>
          <table:table-cell table:style-name="ce5" table:formula="of:=([.G100]+[.I100])/2" office:value-type="float" office:value="0.170815929382321" calcext:value-type="float">
            <text:p>0,171</text:p>
          </table:table-cell>
          <table:table-cell table:style-name="ce5" table:formula="of:=([.H100]+[.J100])/2" office:value-type="float" office:value="0.145121946144455" calcext:value-type="float">
            <text:p>0,145</text:p>
          </table:table-cell>
          <table:table-cell table:style-name="ce5" table:formula="of:=([.I100]+[.K100])/2" office:value-type="float" office:value="0.105570050178176" calcext:value-type="float">
            <text:p>0,106</text:p>
          </table:table-cell>
          <table:table-cell table:style-name="ce5" table:formula="of:=([.J100]+[.L100])/2" office:value-type="float" office:value="0.0554316509136499" calcext:value-type="float">
            <text:p>0,0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" calcext:value-type="float">
            <text:p>0,5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1]+[.D101])/2" office:value-type="float" office:value="0.0527850250890881" calcext:value-type="float">
            <text:p>0,053</text:p>
          </table:table-cell>
          <table:table-cell table:style-name="ce5" table:formula="of:=([.C101]+[.E101])/2" office:value-type="float" office:value="0.100276798529052" calcext:value-type="float">
            <text:p>0,100</text:p>
          </table:table-cell>
          <table:table-cell table:style-name="ce5" table:formula="of:=([.D101]+[.F101])/2" office:value-type="float" office:value="0.138192989780249" calcext:value-type="float">
            <text:p>0,138</text:p>
          </table:table-cell>
          <table:table-cell table:style-name="ce5" table:formula="of:=([.E101]+[.G101])/2" office:value-type="float" office:value="0.162251268303032" calcext:value-type="float">
            <text:p>0,162</text:p>
          </table:table-cell>
          <table:table-cell table:style-name="ce5" table:formula="of:=([.F101]+[.H101])/2" office:value-type="float" office:value="0.170815929382321" calcext:value-type="float">
            <text:p>0,171</text:p>
          </table:table-cell>
          <table:table-cell table:style-name="ce5" table:formula="of:=([.G101]+[.I101])/2" office:value-type="float" office:value="0.162251268303032" calcext:value-type="float">
            <text:p>0,162</text:p>
          </table:table-cell>
          <table:table-cell table:style-name="ce5" table:formula="of:=([.H101]+[.J101])/2" office:value-type="float" office:value="0.138192989780249" calcext:value-type="float">
            <text:p>0,138</text:p>
          </table:table-cell>
          <table:table-cell table:style-name="ce5" table:formula="of:=([.I101]+[.K101])/2" office:value-type="float" office:value="0.100276798529052" calcext:value-type="float">
            <text:p>0,100</text:p>
          </table:table-cell>
          <table:table-cell table:style-name="ce5" table:formula="of:=([.J101]+[.L101])/2" office:value-type="float" office:value="0.0527850250890881" calcext:value-type="float">
            <text:p>0,05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05" calcext:value-type="float">
            <text:p>0,5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2]+[.D102])/2" office:value-type="float" office:value="0.0501383992645262" calcext:value-type="float">
            <text:p>0,050</text:p>
          </table:table-cell>
          <table:table-cell table:style-name="ce5" table:formula="of:=([.C102]+[.E102])/2" office:value-type="float" office:value="0.0954890074346683" calcext:value-type="float">
            <text:p>0,095</text:p>
          </table:table-cell>
          <table:table-cell table:style-name="ce5" table:formula="of:=([.D102]+[.F102])/2" office:value-type="float" office:value="0.131264033416042" calcext:value-type="float">
            <text:p>0,131</text:p>
          </table:table-cell>
          <table:table-cell table:style-name="ce5" table:formula="of:=([.E102]+[.G102])/2" office:value-type="float" office:value="0.154504459581285" calcext:value-type="float">
            <text:p>0,155</text:p>
          </table:table-cell>
          <table:table-cell table:style-name="ce5" table:formula="of:=([.F102]+[.H102])/2" office:value-type="float" office:value="0.162251268303032" calcext:value-type="float">
            <text:p>0,162</text:p>
          </table:table-cell>
          <table:table-cell table:style-name="ce5" table:formula="of:=([.G102]+[.I102])/2" office:value-type="float" office:value="0.154504459581285" calcext:value-type="float">
            <text:p>0,155</text:p>
          </table:table-cell>
          <table:table-cell table:style-name="ce5" table:formula="of:=([.H102]+[.J102])/2" office:value-type="float" office:value="0.131264033416042" calcext:value-type="float">
            <text:p>0,131</text:p>
          </table:table-cell>
          <table:table-cell table:style-name="ce5" table:formula="of:=([.I102]+[.K102])/2" office:value-type="float" office:value="0.0954890074346683" calcext:value-type="float">
            <text:p>0,095</text:p>
          </table:table-cell>
          <table:table-cell table:style-name="ce5" table:formula="of:=([.J102]+[.L102])/2" office:value-type="float" office:value="0.0501383992645262" calcext:value-type="float">
            <text:p>0,0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1" calcext:value-type="float">
            <text:p>0,5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3]+[.D103])/2" office:value-type="float" office:value="0.0477445037173341" calcext:value-type="float">
            <text:p>0,048</text:p>
          </table:table-cell>
          <table:table-cell table:style-name="ce5" table:formula="of:=([.C103]+[.E103])/2" office:value-type="float" office:value="0.0907012163402842" calcext:value-type="float">
            <text:p>0,091</text:p>
          </table:table-cell>
          <table:table-cell table:style-name="ce5" table:formula="of:=([.D103]+[.F103])/2" office:value-type="float" office:value="0.124996733507976" calcext:value-type="float">
            <text:p>0,125</text:p>
          </table:table-cell>
          <table:table-cell table:style-name="ce5" table:formula="of:=([.E103]+[.G103])/2" office:value-type="float" office:value="0.146757650859537" calcext:value-type="float">
            <text:p>0,147</text:p>
          </table:table-cell>
          <table:table-cell table:style-name="ce5" table:formula="of:=([.F103]+[.H103])/2" office:value-type="float" office:value="0.154504459581285" calcext:value-type="float">
            <text:p>0,155</text:p>
          </table:table-cell>
          <table:table-cell table:style-name="ce5" table:formula="of:=([.G103]+[.I103])/2" office:value-type="float" office:value="0.146757650859537" calcext:value-type="float">
            <text:p>0,147</text:p>
          </table:table-cell>
          <table:table-cell table:style-name="ce5" table:formula="of:=([.H103]+[.J103])/2" office:value-type="float" office:value="0.124996733507976" calcext:value-type="float">
            <text:p>0,125</text:p>
          </table:table-cell>
          <table:table-cell table:style-name="ce5" table:formula="of:=([.I103]+[.K103])/2" office:value-type="float" office:value="0.0907012163402842" calcext:value-type="float">
            <text:p>0,091</text:p>
          </table:table-cell>
          <table:table-cell table:style-name="ce5" table:formula="of:=([.J103]+[.L103])/2" office:value-type="float" office:value="0.0477445037173341" calcext:value-type="float">
            <text:p>0,04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15" calcext:value-type="float">
            <text:p>0,5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4]+[.D104])/2" office:value-type="float" office:value="0.0453506081701421" calcext:value-type="float">
            <text:p>0,045</text:p>
          </table:table-cell>
          <table:table-cell table:style-name="ce5" table:formula="of:=([.C104]+[.E104])/2" office:value-type="float" office:value="0.0863706186126553" calcext:value-type="float">
            <text:p>0,086</text:p>
          </table:table-cell>
          <table:table-cell table:style-name="ce5" table:formula="of:=([.D104]+[.F104])/2" office:value-type="float" office:value="0.118729433599911" calcext:value-type="float">
            <text:p>0,119</text:p>
          </table:table-cell>
          <table:table-cell table:style-name="ce5" table:formula="of:=([.E104]+[.G104])/2" office:value-type="float" office:value="0.139750596544631" calcext:value-type="float">
            <text:p>0,140</text:p>
          </table:table-cell>
          <table:table-cell table:style-name="ce5" table:formula="of:=([.F104]+[.H104])/2" office:value-type="float" office:value="0.146757650859537" calcext:value-type="float">
            <text:p>0,147</text:p>
          </table:table-cell>
          <table:table-cell table:style-name="ce5" table:formula="of:=([.G104]+[.I104])/2" office:value-type="float" office:value="0.139750596544631" calcext:value-type="float">
            <text:p>0,140</text:p>
          </table:table-cell>
          <table:table-cell table:style-name="ce5" table:formula="of:=([.H104]+[.J104])/2" office:value-type="float" office:value="0.118729433599911" calcext:value-type="float">
            <text:p>0,119</text:p>
          </table:table-cell>
          <table:table-cell table:style-name="ce5" table:formula="of:=([.I104]+[.K104])/2" office:value-type="float" office:value="0.0863706186126553" calcext:value-type="float">
            <text:p>0,086</text:p>
          </table:table-cell>
          <table:table-cell table:style-name="ce5" table:formula="of:=([.J104]+[.L104])/2" office:value-type="float" office:value="0.0453506081701421" calcext:value-type="float">
            <text:p>0,0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2" calcext:value-type="float">
            <text:p>0,5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5]+[.D105])/2" office:value-type="float" office:value="0.0431853093063277" calcext:value-type="float">
            <text:p>0,043</text:p>
          </table:table-cell>
          <table:table-cell table:style-name="ce5" table:formula="of:=([.C105]+[.E105])/2" office:value-type="float" office:value="0.0820400208850264" calcext:value-type="float">
            <text:p>0,082</text:p>
          </table:table-cell>
          <table:table-cell table:style-name="ce5" table:formula="of:=([.D105]+[.F105])/2" office:value-type="float" office:value="0.113060607578643" calcext:value-type="float">
            <text:p>0,113</text:p>
          </table:table-cell>
          <table:table-cell table:style-name="ce5" table:formula="of:=([.E105]+[.G105])/2" office:value-type="float" office:value="0.132743542229724" calcext:value-type="float">
            <text:p>0,133</text:p>
          </table:table-cell>
          <table:table-cell table:style-name="ce5" table:formula="of:=([.F105]+[.H105])/2" office:value-type="float" office:value="0.139750596544631" calcext:value-type="float">
            <text:p>0,140</text:p>
          </table:table-cell>
          <table:table-cell table:style-name="ce5" table:formula="of:=([.G105]+[.I105])/2" office:value-type="float" office:value="0.132743542229724" calcext:value-type="float">
            <text:p>0,133</text:p>
          </table:table-cell>
          <table:table-cell table:style-name="ce5" table:formula="of:=([.H105]+[.J105])/2" office:value-type="float" office:value="0.113060607578643" calcext:value-type="float">
            <text:p>0,113</text:p>
          </table:table-cell>
          <table:table-cell table:style-name="ce5" table:formula="of:=([.I105]+[.K105])/2" office:value-type="float" office:value="0.0820400208850264" calcext:value-type="float">
            <text:p>0,082</text:p>
          </table:table-cell>
          <table:table-cell table:style-name="ce5" table:formula="of:=([.J105]+[.L105])/2" office:value-type="float" office:value="0.0431853093063277" calcext:value-type="float">
            <text:p>0,04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25" calcext:value-type="float">
            <text:p>0,5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6]+[.D106])/2" office:value-type="float" office:value="0.0410200104425132" calcext:value-type="float">
            <text:p>0,041</text:p>
          </table:table-cell>
          <table:table-cell table:style-name="ce5" table:formula="of:=([.C106]+[.E106])/2" office:value-type="float" office:value="0.0781229584424853" calcext:value-type="float">
            <text:p>0,078</text:p>
          </table:table-cell>
          <table:table-cell table:style-name="ce5" table:formula="of:=([.D106]+[.F106])/2" office:value-type="float" office:value="0.107391781557375" calcext:value-type="float">
            <text:p>0,107</text:p>
          </table:table-cell>
          <table:table-cell table:style-name="ce5" table:formula="of:=([.E106]+[.G106])/2" office:value-type="float" office:value="0.126405602061637" calcext:value-type="float">
            <text:p>0,126</text:p>
          </table:table-cell>
          <table:table-cell table:style-name="ce5" table:formula="of:=([.F106]+[.H106])/2" office:value-type="float" office:value="0.132743542229724" calcext:value-type="float">
            <text:p>0,133</text:p>
          </table:table-cell>
          <table:table-cell table:style-name="ce5" table:formula="of:=([.G106]+[.I106])/2" office:value-type="float" office:value="0.126405602061637" calcext:value-type="float">
            <text:p>0,126</text:p>
          </table:table-cell>
          <table:table-cell table:style-name="ce5" table:formula="of:=([.H106]+[.J106])/2" office:value-type="float" office:value="0.107391781557375" calcext:value-type="float">
            <text:p>0,107</text:p>
          </table:table-cell>
          <table:table-cell table:style-name="ce5" table:formula="of:=([.I106]+[.K106])/2" office:value-type="float" office:value="0.0781229584424853" calcext:value-type="float">
            <text:p>0,078</text:p>
          </table:table-cell>
          <table:table-cell table:style-name="ce5" table:formula="of:=([.J106]+[.L106])/2" office:value-type="float" office:value="0.0410200104425132" calcext:value-type="float">
            <text:p>0,04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3" calcext:value-type="float">
            <text:p>0,5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7]+[.D107])/2" office:value-type="float" office:value="0.0390614792212427" calcext:value-type="float">
            <text:p>0,039</text:p>
          </table:table-cell>
          <table:table-cell table:style-name="ce5" table:formula="of:=([.C107]+[.E107])/2" office:value-type="float" office:value="0.0742058959999442" calcext:value-type="float">
            <text:p>0,074</text:p>
          </table:table-cell>
          <table:table-cell table:style-name="ce5" table:formula="of:=([.D107]+[.F107])/2" office:value-type="float" office:value="0.102264280252061" calcext:value-type="float">
            <text:p>0,102</text:p>
          </table:table-cell>
          <table:table-cell table:style-name="ce5" table:formula="of:=([.E107]+[.G107])/2" office:value-type="float" office:value="0.12006766189355" calcext:value-type="float">
            <text:p>0,120</text:p>
          </table:table-cell>
          <table:table-cell table:style-name="ce5" table:formula="of:=([.F107]+[.H107])/2" office:value-type="float" office:value="0.126405602061637" calcext:value-type="float">
            <text:p>0,126</text:p>
          </table:table-cell>
          <table:table-cell table:style-name="ce5" table:formula="of:=([.G107]+[.I107])/2" office:value-type="float" office:value="0.12006766189355" calcext:value-type="float">
            <text:p>0,120</text:p>
          </table:table-cell>
          <table:table-cell table:style-name="ce5" table:formula="of:=([.H107]+[.J107])/2" office:value-type="float" office:value="0.102264280252061" calcext:value-type="float">
            <text:p>0,102</text:p>
          </table:table-cell>
          <table:table-cell table:style-name="ce5" table:formula="of:=([.I107]+[.K107])/2" office:value-type="float" office:value="0.0742058959999442" calcext:value-type="float">
            <text:p>0,074</text:p>
          </table:table-cell>
          <table:table-cell table:style-name="ce5" table:formula="of:=([.J107]+[.L107])/2" office:value-type="float" office:value="0.0390614792212427" calcext:value-type="float">
            <text:p>0,03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35" calcext:value-type="float">
            <text:p>0,5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8]+[.D108])/2" office:value-type="float" office:value="0.0371029479999721" calcext:value-type="float">
            <text:p>0,037</text:p>
          </table:table-cell>
          <table:table-cell table:style-name="ce5" table:formula="of:=([.C108]+[.E108])/2" office:value-type="float" office:value="0.0706628797366519" calcext:value-type="float">
            <text:p>0,071</text:p>
          </table:table-cell>
          <table:table-cell table:style-name="ce5" table:formula="of:=([.D108]+[.F108])/2" office:value-type="float" office:value="0.0971367789467468" calcext:value-type="float">
            <text:p>0,097</text:p>
          </table:table-cell>
          <table:table-cell table:style-name="ce5" table:formula="of:=([.E108]+[.G108])/2" office:value-type="float" office:value="0.114334941156849" calcext:value-type="float">
            <text:p>0,114</text:p>
          </table:table-cell>
          <table:table-cell table:style-name="ce5" table:formula="of:=([.F108]+[.H108])/2" office:value-type="float" office:value="0.12006766189355" calcext:value-type="float">
            <text:p>0,120</text:p>
          </table:table-cell>
          <table:table-cell table:style-name="ce5" table:formula="of:=([.G108]+[.I108])/2" office:value-type="float" office:value="0.114334941156849" calcext:value-type="float">
            <text:p>0,114</text:p>
          </table:table-cell>
          <table:table-cell table:style-name="ce5" table:formula="of:=([.H108]+[.J108])/2" office:value-type="float" office:value="0.0971367789467468" calcext:value-type="float">
            <text:p>0,097</text:p>
          </table:table-cell>
          <table:table-cell table:style-name="ce5" table:formula="of:=([.I108]+[.K108])/2" office:value-type="float" office:value="0.0706628797366519" calcext:value-type="float">
            <text:p>0,071</text:p>
          </table:table-cell>
          <table:table-cell table:style-name="ce5" table:formula="of:=([.J108]+[.L108])/2" office:value-type="float" office:value="0.0371029479999721" calcext:value-type="float">
            <text:p>0,03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4" calcext:value-type="float">
            <text:p>0,5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09]+[.D109])/2" office:value-type="float" office:value="0.0353314398683259" calcext:value-type="float">
            <text:p>0,035</text:p>
          </table:table-cell>
          <table:table-cell table:style-name="ce5" table:formula="of:=([.C109]+[.E109])/2" office:value-type="float" office:value="0.0671198634733595" calcext:value-type="float">
            <text:p>0,067</text:p>
          </table:table-cell>
          <table:table-cell table:style-name="ce5" table:formula="of:=([.D109]+[.F109])/2" office:value-type="float" office:value="0.0924989104467504" calcext:value-type="float">
            <text:p>0,092</text:p>
          </table:table-cell>
          <table:table-cell table:style-name="ce5" table:formula="of:=([.E109]+[.G109])/2" office:value-type="float" office:value="0.108602220420148" calcext:value-type="float">
            <text:p>0,109</text:p>
          </table:table-cell>
          <table:table-cell table:style-name="ce5" table:formula="of:=([.F109]+[.H109])/2" office:value-type="float" office:value="0.114334941156849" calcext:value-type="float">
            <text:p>0,114</text:p>
          </table:table-cell>
          <table:table-cell table:style-name="ce5" table:formula="of:=([.G109]+[.I109])/2" office:value-type="float" office:value="0.108602220420148" calcext:value-type="float">
            <text:p>0,109</text:p>
          </table:table-cell>
          <table:table-cell table:style-name="ce5" table:formula="of:=([.H109]+[.J109])/2" office:value-type="float" office:value="0.0924989104467504" calcext:value-type="float">
            <text:p>0,092</text:p>
          </table:table-cell>
          <table:table-cell table:style-name="ce5" table:formula="of:=([.I109]+[.K109])/2" office:value-type="float" office:value="0.0671198634733595" calcext:value-type="float">
            <text:p>0,067</text:p>
          </table:table-cell>
          <table:table-cell table:style-name="ce5" table:formula="of:=([.J109]+[.L109])/2" office:value-type="float" office:value="0.0353314398683259" calcext:value-type="float">
            <text:p>0,0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45" calcext:value-type="float">
            <text:p>0,5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0]+[.D110])/2" office:value-type="float" office:value="0.0335599317366797" calcext:value-type="float">
            <text:p>0,034</text:p>
          </table:table-cell>
          <table:table-cell table:style-name="ce5" table:formula="of:=([.C110]+[.E110])/2" office:value-type="float" office:value="0.0639151751575382" calcext:value-type="float">
            <text:p>0,064</text:p>
          </table:table-cell>
          <table:table-cell table:style-name="ce5" table:formula="of:=([.D110]+[.F110])/2" office:value-type="float" office:value="0.0878610419467538" calcext:value-type="float">
            <text:p>0,088</text:p>
          </table:table-cell>
          <table:table-cell table:style-name="ce5" table:formula="of:=([.E110]+[.G110])/2" office:value-type="float" office:value="0.1034169258018" calcext:value-type="float">
            <text:p>0,103</text:p>
          </table:table-cell>
          <table:table-cell table:style-name="ce5" table:formula="of:=([.F110]+[.H110])/2" office:value-type="float" office:value="0.108602220420148" calcext:value-type="float">
            <text:p>0,109</text:p>
          </table:table-cell>
          <table:table-cell table:style-name="ce5" table:formula="of:=([.G110]+[.I110])/2" office:value-type="float" office:value="0.1034169258018" calcext:value-type="float">
            <text:p>0,103</text:p>
          </table:table-cell>
          <table:table-cell table:style-name="ce5" table:formula="of:=([.H110]+[.J110])/2" office:value-type="float" office:value="0.0878610419467538" calcext:value-type="float">
            <text:p>0,088</text:p>
          </table:table-cell>
          <table:table-cell table:style-name="ce5" table:formula="of:=([.I110]+[.K110])/2" office:value-type="float" office:value="0.0639151751575382" calcext:value-type="float">
            <text:p>0,064</text:p>
          </table:table-cell>
          <table:table-cell table:style-name="ce5" table:formula="of:=([.J110]+[.L110])/2" office:value-type="float" office:value="0.0335599317366797" calcext:value-type="float">
            <text:p>0,03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5" calcext:value-type="float">
            <text:p>0,5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1]+[.D111])/2" office:value-type="float" office:value="0.0319575875787691" calcext:value-type="float">
            <text:p>0,032</text:p>
          </table:table-cell>
          <table:table-cell table:style-name="ce5" table:formula="of:=([.C111]+[.E111])/2" office:value-type="float" office:value="0.0607104868417168" calcext:value-type="float">
            <text:p>0,061</text:p>
          </table:table-cell>
          <table:table-cell table:style-name="ce5" table:formula="of:=([.D111]+[.F111])/2" office:value-type="float" office:value="0.0836660504796689" calcext:value-type="float">
            <text:p>0,084</text:p>
          </table:table-cell>
          <table:table-cell table:style-name="ce5" table:formula="of:=([.E111]+[.G111])/2" office:value-type="float" office:value="0.098231631183451" calcext:value-type="float">
            <text:p>0,098</text:p>
          </table:table-cell>
          <table:table-cell table:style-name="ce5" table:formula="of:=([.F111]+[.H111])/2" office:value-type="float" office:value="0.1034169258018" calcext:value-type="float">
            <text:p>0,103</text:p>
          </table:table-cell>
          <table:table-cell table:style-name="ce5" table:formula="of:=([.G111]+[.I111])/2" office:value-type="float" office:value="0.098231631183451" calcext:value-type="float">
            <text:p>0,098</text:p>
          </table:table-cell>
          <table:table-cell table:style-name="ce5" table:formula="of:=([.H111]+[.J111])/2" office:value-type="float" office:value="0.0836660504796689" calcext:value-type="float">
            <text:p>0,084</text:p>
          </table:table-cell>
          <table:table-cell table:style-name="ce5" table:formula="of:=([.I111]+[.K111])/2" office:value-type="float" office:value="0.0607104868417168" calcext:value-type="float">
            <text:p>0,061</text:p>
          </table:table-cell>
          <table:table-cell table:style-name="ce5" table:formula="of:=([.J111]+[.L111])/2" office:value-type="float" office:value="0.0319575875787691" calcext:value-type="float">
            <text:p>0,03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55" calcext:value-type="float">
            <text:p>0,5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2]+[.D112])/2" office:value-type="float" office:value="0.0303552434208584" calcext:value-type="float">
            <text:p>0,030</text:p>
          </table:table-cell>
          <table:table-cell table:style-name="ce5" table:formula="of:=([.C112]+[.E112])/2" office:value-type="float" office:value="0.057811819029219" calcext:value-type="float">
            <text:p>0,058</text:p>
          </table:table-cell>
          <table:table-cell table:style-name="ce5" table:formula="of:=([.D112]+[.F112])/2" office:value-type="float" office:value="0.0794710590125839" calcext:value-type="float">
            <text:p>0,079</text:p>
          </table:table-cell>
          <table:table-cell table:style-name="ce5" table:formula="of:=([.E112]+[.G112])/2" office:value-type="float" office:value="0.0935414881407343" calcext:value-type="float">
            <text:p>0,094</text:p>
          </table:table-cell>
          <table:table-cell table:style-name="ce5" table:formula="of:=([.F112]+[.H112])/2" office:value-type="float" office:value="0.098231631183451" calcext:value-type="float">
            <text:p>0,098</text:p>
          </table:table-cell>
          <table:table-cell table:style-name="ce5" table:formula="of:=([.G112]+[.I112])/2" office:value-type="float" office:value="0.0935414881407343" calcext:value-type="float">
            <text:p>0,094</text:p>
          </table:table-cell>
          <table:table-cell table:style-name="ce5" table:formula="of:=([.H112]+[.J112])/2" office:value-type="float" office:value="0.0794710590125839" calcext:value-type="float">
            <text:p>0,079</text:p>
          </table:table-cell>
          <table:table-cell table:style-name="ce5" table:formula="of:=([.I112]+[.K112])/2" office:value-type="float" office:value="0.057811819029219" calcext:value-type="float">
            <text:p>0,058</text:p>
          </table:table-cell>
          <table:table-cell table:style-name="ce5" table:formula="of:=([.J112]+[.L112])/2" office:value-type="float" office:value="0.0303552434208584" calcext:value-type="float">
            <text:p>0,0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6" calcext:value-type="float">
            <text:p>0,5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3]+[.D113])/2" office:value-type="float" office:value="0.0289059095146095" calcext:value-type="float">
            <text:p>0,029</text:p>
          </table:table-cell>
          <table:table-cell table:style-name="ce5" table:formula="of:=([.C113]+[.E113])/2" office:value-type="float" office:value="0.0549131512167211" calcext:value-type="float">
            <text:p>0,055</text:p>
          </table:table-cell>
          <table:table-cell table:style-name="ce5" table:formula="of:=([.D113]+[.F113])/2" office:value-type="float" office:value="0.0756766535849766" calcext:value-type="float">
            <text:p>0,076</text:p>
          </table:table-cell>
          <table:table-cell table:style-name="ce5" table:formula="of:=([.E113]+[.G113])/2" office:value-type="float" office:value="0.0888513450980174" calcext:value-type="float">
            <text:p>0,089</text:p>
          </table:table-cell>
          <table:table-cell table:style-name="ce5" table:formula="of:=([.F113]+[.H113])/2" office:value-type="float" office:value="0.0935414881407343" calcext:value-type="float">
            <text:p>0,094</text:p>
          </table:table-cell>
          <table:table-cell table:style-name="ce5" table:formula="of:=([.G113]+[.I113])/2" office:value-type="float" office:value="0.0888513450980174" calcext:value-type="float">
            <text:p>0,089</text:p>
          </table:table-cell>
          <table:table-cell table:style-name="ce5" table:formula="of:=([.H113]+[.J113])/2" office:value-type="float" office:value="0.0756766535849766" calcext:value-type="float">
            <text:p>0,076</text:p>
          </table:table-cell>
          <table:table-cell table:style-name="ce5" table:formula="of:=([.I113]+[.K113])/2" office:value-type="float" office:value="0.0549131512167211" calcext:value-type="float">
            <text:p>0,055</text:p>
          </table:table-cell>
          <table:table-cell table:style-name="ce5" table:formula="of:=([.J113]+[.L113])/2" office:value-type="float" office:value="0.0289059095146095" calcext:value-type="float">
            <text:p>0,02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65" calcext:value-type="float">
            <text:p>0,5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4]+[.D114])/2" office:value-type="float" office:value="0.0274565756083606" calcext:value-type="float">
            <text:p>0,027</text:p>
          </table:table-cell>
          <table:table-cell table:style-name="ce5" table:formula="of:=([.C114]+[.E114])/2" office:value-type="float" office:value="0.0522912815497931" calcext:value-type="float">
            <text:p>0,052</text:p>
          </table:table-cell>
          <table:table-cell table:style-name="ce5" table:formula="of:=([.D114]+[.F114])/2" office:value-type="float" office:value="0.0718822481573693" calcext:value-type="float">
            <text:p>0,072</text:p>
          </table:table-cell>
          <table:table-cell table:style-name="ce5" table:formula="of:=([.E114]+[.G114])/2" office:value-type="float" office:value="0.0846090708628555" calcext:value-type="float">
            <text:p>0,085</text:p>
          </table:table-cell>
          <table:table-cell table:style-name="ce5" table:formula="of:=([.F114]+[.H114])/2" office:value-type="float" office:value="0.0888513450980174" calcext:value-type="float">
            <text:p>0,089</text:p>
          </table:table-cell>
          <table:table-cell table:style-name="ce5" table:formula="of:=([.G114]+[.I114])/2" office:value-type="float" office:value="0.0846090708628555" calcext:value-type="float">
            <text:p>0,085</text:p>
          </table:table-cell>
          <table:table-cell table:style-name="ce5" table:formula="of:=([.H114]+[.J114])/2" office:value-type="float" office:value="0.0718822481573693" calcext:value-type="float">
            <text:p>0,072</text:p>
          </table:table-cell>
          <table:table-cell table:style-name="ce5" table:formula="of:=([.I114]+[.K114])/2" office:value-type="float" office:value="0.0522912815497931" calcext:value-type="float">
            <text:p>0,052</text:p>
          </table:table-cell>
          <table:table-cell table:style-name="ce5" table:formula="of:=([.J114]+[.L114])/2" office:value-type="float" office:value="0.0274565756083606" calcext:value-type="float">
            <text:p>0,02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7" calcext:value-type="float">
            <text:p>0,5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5]+[.D115])/2" office:value-type="float" office:value="0.0261456407748965" calcext:value-type="float">
            <text:p>0,026</text:p>
          </table:table-cell>
          <table:table-cell table:style-name="ce5" table:formula="of:=([.C115]+[.E115])/2" office:value-type="float" office:value="0.0496694118828649" calcext:value-type="float">
            <text:p>0,050</text:p>
          </table:table-cell>
          <table:table-cell table:style-name="ce5" table:formula="of:=([.D115]+[.F115])/2" office:value-type="float" office:value="0.0684501762063243" calcext:value-type="float">
            <text:p>0,068</text:p>
          </table:table-cell>
          <table:table-cell table:style-name="ce5" table:formula="of:=([.E115]+[.G115])/2" office:value-type="float" office:value="0.0803667966276934" calcext:value-type="float">
            <text:p>0,080</text:p>
          </table:table-cell>
          <table:table-cell table:style-name="ce5" table:formula="of:=([.F115]+[.H115])/2" office:value-type="float" office:value="0.0846090708628555" calcext:value-type="float">
            <text:p>0,085</text:p>
          </table:table-cell>
          <table:table-cell table:style-name="ce5" table:formula="of:=([.G115]+[.I115])/2" office:value-type="float" office:value="0.0803667966276934" calcext:value-type="float">
            <text:p>0,080</text:p>
          </table:table-cell>
          <table:table-cell table:style-name="ce5" table:formula="of:=([.H115]+[.J115])/2" office:value-type="float" office:value="0.0684501762063243" calcext:value-type="float">
            <text:p>0,068</text:p>
          </table:table-cell>
          <table:table-cell table:style-name="ce5" table:formula="of:=([.I115]+[.K115])/2" office:value-type="float" office:value="0.0496694118828649" calcext:value-type="float">
            <text:p>0,050</text:p>
          </table:table-cell>
          <table:table-cell table:style-name="ce5" table:formula="of:=([.J115]+[.L115])/2" office:value-type="float" office:value="0.0261456407748965" calcext:value-type="float">
            <text:p>0,02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75" calcext:value-type="float">
            <text:p>0,5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6]+[.D116])/2" office:value-type="float" office:value="0.0248347059414325" calcext:value-type="float">
            <text:p>0,025</text:p>
          </table:table-cell>
          <table:table-cell table:style-name="ce5" table:formula="of:=([.C116]+[.E116])/2" office:value-type="float" office:value="0.0472979084906104" calcext:value-type="float">
            <text:p>0,047</text:p>
          </table:table-cell>
          <table:table-cell table:style-name="ce5" table:formula="of:=([.D116]+[.F116])/2" office:value-type="float" office:value="0.0650181042552792" calcext:value-type="float">
            <text:p>0,065</text:p>
          </table:table-cell>
          <table:table-cell table:style-name="ce5" table:formula="of:=([.E116]+[.G116])/2" office:value-type="float" office:value="0.0765296235345899" calcext:value-type="float">
            <text:p>0,077</text:p>
          </table:table-cell>
          <table:table-cell table:style-name="ce5" table:formula="of:=([.F116]+[.H116])/2" office:value-type="float" office:value="0.0803667966276934" calcext:value-type="float">
            <text:p>0,080</text:p>
          </table:table-cell>
          <table:table-cell table:style-name="ce5" table:formula="of:=([.G116]+[.I116])/2" office:value-type="float" office:value="0.0765296235345899" calcext:value-type="float">
            <text:p>0,077</text:p>
          </table:table-cell>
          <table:table-cell table:style-name="ce5" table:formula="of:=([.H116]+[.J116])/2" office:value-type="float" office:value="0.0650181042552792" calcext:value-type="float">
            <text:p>0,065</text:p>
          </table:table-cell>
          <table:table-cell table:style-name="ce5" table:formula="of:=([.I116]+[.K116])/2" office:value-type="float" office:value="0.0472979084906104" calcext:value-type="float">
            <text:p>0,047</text:p>
          </table:table-cell>
          <table:table-cell table:style-name="ce5" table:formula="of:=([.J116]+[.L116])/2" office:value-type="float" office:value="0.0248347059414325" calcext:value-type="float">
            <text:p>0,0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8" calcext:value-type="float">
            <text:p>0,5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7]+[.D117])/2" office:value-type="float" office:value="0.0236489542453052" calcext:value-type="float">
            <text:p>0,024</text:p>
          </table:table-cell>
          <table:table-cell table:style-name="ce5" table:formula="of:=([.C117]+[.E117])/2" office:value-type="float" office:value="0.0449264050983558" calcext:value-type="float">
            <text:p>0,045</text:p>
          </table:table-cell>
          <table:table-cell table:style-name="ce5" table:formula="of:=([.D117]+[.F117])/2" office:value-type="float" office:value="0.0619137660126001" calcext:value-type="float">
            <text:p>0,062</text:p>
          </table:table-cell>
          <table:table-cell table:style-name="ce5" table:formula="of:=([.E117]+[.G117])/2" office:value-type="float" office:value="0.0726924504414863" calcext:value-type="float">
            <text:p>0,073</text:p>
          </table:table-cell>
          <table:table-cell table:style-name="ce5" table:formula="of:=([.F117]+[.H117])/2" office:value-type="float" office:value="0.0765296235345899" calcext:value-type="float">
            <text:p>0,077</text:p>
          </table:table-cell>
          <table:table-cell table:style-name="ce5" table:formula="of:=([.G117]+[.I117])/2" office:value-type="float" office:value="0.0726924504414863" calcext:value-type="float">
            <text:p>0,073</text:p>
          </table:table-cell>
          <table:table-cell table:style-name="ce5" table:formula="of:=([.H117]+[.J117])/2" office:value-type="float" office:value="0.0619137660126001" calcext:value-type="float">
            <text:p>0,062</text:p>
          </table:table-cell>
          <table:table-cell table:style-name="ce5" table:formula="of:=([.I117]+[.K117])/2" office:value-type="float" office:value="0.0449264050983558" calcext:value-type="float">
            <text:p>0,045</text:p>
          </table:table-cell>
          <table:table-cell table:style-name="ce5" table:formula="of:=([.J117]+[.L117])/2" office:value-type="float" office:value="0.0236489542453052" calcext:value-type="float">
            <text:p>0,02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85" calcext:value-type="float">
            <text:p>0,5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8]+[.D118])/2" office:value-type="float" office:value="0.0224632025491779" calcext:value-type="float">
            <text:p>0,022</text:p>
          </table:table-cell>
          <table:table-cell table:style-name="ce5" table:formula="of:=([.C118]+[.E118])/2" office:value-type="float" office:value="0.0427813601289527" calcext:value-type="float">
            <text:p>0,043</text:p>
          </table:table-cell>
          <table:table-cell table:style-name="ce5" table:formula="of:=([.D118]+[.F118])/2" office:value-type="float" office:value="0.058809427769921" calcext:value-type="float">
            <text:p>0,059</text:p>
          </table:table-cell>
          <table:table-cell table:style-name="ce5" table:formula="of:=([.E118]+[.G118])/2" office:value-type="float" office:value="0.069221694773595" calcext:value-type="float">
            <text:p>0,069</text:p>
          </table:table-cell>
          <table:table-cell table:style-name="ce5" table:formula="of:=([.F118]+[.H118])/2" office:value-type="float" office:value="0.0726924504414863" calcext:value-type="float">
            <text:p>0,073</text:p>
          </table:table-cell>
          <table:table-cell table:style-name="ce5" table:formula="of:=([.G118]+[.I118])/2" office:value-type="float" office:value="0.069221694773595" calcext:value-type="float">
            <text:p>0,069</text:p>
          </table:table-cell>
          <table:table-cell table:style-name="ce5" table:formula="of:=([.H118]+[.J118])/2" office:value-type="float" office:value="0.058809427769921" calcext:value-type="float">
            <text:p>0,059</text:p>
          </table:table-cell>
          <table:table-cell table:style-name="ce5" table:formula="of:=([.I118]+[.K118])/2" office:value-type="float" office:value="0.0427813601289527" calcext:value-type="float">
            <text:p>0,043</text:p>
          </table:table-cell>
          <table:table-cell table:style-name="ce5" table:formula="of:=([.J118]+[.L118])/2" office:value-type="float" office:value="0.0224632025491779" calcext:value-type="float">
            <text:p>0,02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9" calcext:value-type="float">
            <text:p>0,5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19]+[.D119])/2" office:value-type="float" office:value="0.0213906800644763" calcext:value-type="float">
            <text:p>0,021</text:p>
          </table:table-cell>
          <table:table-cell table:style-name="ce5" table:formula="of:=([.C119]+[.E119])/2" office:value-type="float" office:value="0.0406363151595495" calcext:value-type="float">
            <text:p>0,041</text:p>
          </table:table-cell>
          <table:table-cell table:style-name="ce5" table:formula="of:=([.D119]+[.F119])/2" office:value-type="float" office:value="0.0560015274512738" calcext:value-type="float">
            <text:p>0,056</text:p>
          </table:table-cell>
          <table:table-cell table:style-name="ce5" table:formula="of:=([.E119]+[.G119])/2" office:value-type="float" office:value="0.0657509391057037" calcext:value-type="float">
            <text:p>0,066</text:p>
          </table:table-cell>
          <table:table-cell table:style-name="ce5" table:formula="of:=([.F119]+[.H119])/2" office:value-type="float" office:value="0.069221694773595" calcext:value-type="float">
            <text:p>0,069</text:p>
          </table:table-cell>
          <table:table-cell table:style-name="ce5" table:formula="of:=([.G119]+[.I119])/2" office:value-type="float" office:value="0.0657509391057037" calcext:value-type="float">
            <text:p>0,066</text:p>
          </table:table-cell>
          <table:table-cell table:style-name="ce5" table:formula="of:=([.H119]+[.J119])/2" office:value-type="float" office:value="0.0560015274512738" calcext:value-type="float">
            <text:p>0,056</text:p>
          </table:table-cell>
          <table:table-cell table:style-name="ce5" table:formula="of:=([.I119]+[.K119])/2" office:value-type="float" office:value="0.0406363151595495" calcext:value-type="float">
            <text:p>0,041</text:p>
          </table:table-cell>
          <table:table-cell table:style-name="ce5" table:formula="of:=([.J119]+[.L119])/2" office:value-type="float" office:value="0.0213906800644763" calcext:value-type="float">
            <text:p>0,02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595" calcext:value-type="float">
            <text:p>0,5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0]+[.D120])/2" office:value-type="float" office:value="0.0203181575797747" calcext:value-type="float">
            <text:p>0,020</text:p>
          </table:table-cell>
          <table:table-cell table:style-name="ce5" table:formula="of:=([.C120]+[.E120])/2" office:value-type="float" office:value="0.0386961037578751" calcext:value-type="float">
            <text:p>0,039</text:p>
          </table:table-cell>
          <table:table-cell table:style-name="ce5" table:formula="of:=([.D120]+[.F120])/2" office:value-type="float" office:value="0.0531936271326266" calcext:value-type="float">
            <text:p>0,053</text:p>
          </table:table-cell>
          <table:table-cell table:style-name="ce5" table:formula="of:=([.E120]+[.G120])/2" office:value-type="float" office:value="0.0626116111124344" calcext:value-type="float">
            <text:p>0,063</text:p>
          </table:table-cell>
          <table:table-cell table:style-name="ce5" table:formula="of:=([.F120]+[.H120])/2" office:value-type="float" office:value="0.0657509391057037" calcext:value-type="float">
            <text:p>0,066</text:p>
          </table:table-cell>
          <table:table-cell table:style-name="ce5" table:formula="of:=([.G120]+[.I120])/2" office:value-type="float" office:value="0.0626116111124344" calcext:value-type="float">
            <text:p>0,063</text:p>
          </table:table-cell>
          <table:table-cell table:style-name="ce5" table:formula="of:=([.H120]+[.J120])/2" office:value-type="float" office:value="0.0531936271326266" calcext:value-type="float">
            <text:p>0,053</text:p>
          </table:table-cell>
          <table:table-cell table:style-name="ce5" table:formula="of:=([.I120]+[.K120])/2" office:value-type="float" office:value="0.0386961037578751" calcext:value-type="float">
            <text:p>0,039</text:p>
          </table:table-cell>
          <table:table-cell table:style-name="ce5" table:formula="of:=([.J120]+[.L120])/2" office:value-type="float" office:value="0.0203181575797747" calcext:value-type="float">
            <text:p>0,0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" calcext:value-type="float">
            <text:p>0,6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1]+[.D121])/2" office:value-type="float" office:value="0.0193480518789375" calcext:value-type="float">
            <text:p>0,019</text:p>
          </table:table-cell>
          <table:table-cell table:style-name="ce5" table:formula="of:=([.C121]+[.E121])/2" office:value-type="float" office:value="0.0367558923562006" calcext:value-type="float">
            <text:p>0,037</text:p>
          </table:table-cell>
          <table:table-cell table:style-name="ce5" table:formula="of:=([.D121]+[.F121])/2" office:value-type="float" office:value="0.0506538574351547" calcext:value-type="float">
            <text:p>0,051</text:p>
          </table:table-cell>
          <table:table-cell table:style-name="ce5" table:formula="of:=([.E121]+[.G121])/2" office:value-type="float" office:value="0.0594722831191651" calcext:value-type="float">
            <text:p>0,059</text:p>
          </table:table-cell>
          <table:table-cell table:style-name="ce5" table:formula="of:=([.F121]+[.H121])/2" office:value-type="float" office:value="0.0626116111124344" calcext:value-type="float">
            <text:p>0,063</text:p>
          </table:table-cell>
          <table:table-cell table:style-name="ce5" table:formula="of:=([.G121]+[.I121])/2" office:value-type="float" office:value="0.0594722831191651" calcext:value-type="float">
            <text:p>0,059</text:p>
          </table:table-cell>
          <table:table-cell table:style-name="ce5" table:formula="of:=([.H121]+[.J121])/2" office:value-type="float" office:value="0.0506538574351547" calcext:value-type="float">
            <text:p>0,051</text:p>
          </table:table-cell>
          <table:table-cell table:style-name="ce5" table:formula="of:=([.I121]+[.K121])/2" office:value-type="float" office:value="0.0367558923562006" calcext:value-type="float">
            <text:p>0,037</text:p>
          </table:table-cell>
          <table:table-cell table:style-name="ce5" table:formula="of:=([.J121]+[.L121])/2" office:value-type="float" office:value="0.0193480518789375" calcext:value-type="float">
            <text:p>0,01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05" calcext:value-type="float">
            <text:p>0,6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2]+[.D122])/2" office:value-type="float" office:value="0.0183779461781003" calcext:value-type="float">
            <text:p>0,018</text:p>
          </table:table-cell>
          <table:table-cell table:style-name="ce5" table:formula="of:=([.C122]+[.E122])/2" office:value-type="float" office:value="0.0350009546570461" calcext:value-type="float">
            <text:p>0,035</text:p>
          </table:table-cell>
          <table:table-cell table:style-name="ce5" table:formula="of:=([.D122]+[.F122])/2" office:value-type="float" office:value="0.0481140877376829" calcext:value-type="float">
            <text:p>0,048</text:p>
          </table:table-cell>
          <table:table-cell table:style-name="ce5" table:formula="of:=([.E122]+[.G122])/2" office:value-type="float" office:value="0.0566327342737946" calcext:value-type="float">
            <text:p>0,057</text:p>
          </table:table-cell>
          <table:table-cell table:style-name="ce5" table:formula="of:=([.F122]+[.H122])/2" office:value-type="float" office:value="0.0594722831191651" calcext:value-type="float">
            <text:p>0,059</text:p>
          </table:table-cell>
          <table:table-cell table:style-name="ce5" table:formula="of:=([.G122]+[.I122])/2" office:value-type="float" office:value="0.0566327342737946" calcext:value-type="float">
            <text:p>0,057</text:p>
          </table:table-cell>
          <table:table-cell table:style-name="ce5" table:formula="of:=([.H122]+[.J122])/2" office:value-type="float" office:value="0.0481140877376829" calcext:value-type="float">
            <text:p>0,048</text:p>
          </table:table-cell>
          <table:table-cell table:style-name="ce5" table:formula="of:=([.I122]+[.K122])/2" office:value-type="float" office:value="0.0350009546570461" calcext:value-type="float">
            <text:p>0,035</text:p>
          </table:table-cell>
          <table:table-cell table:style-name="ce5" table:formula="of:=([.J122]+[.L122])/2" office:value-type="float" office:value="0.0183779461781003" calcext:value-type="float">
            <text:p>0,01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1" calcext:value-type="float">
            <text:p>0,6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3]+[.D123])/2" office:value-type="float" office:value="0.0175004773285231" calcext:value-type="float">
            <text:p>0,018</text:p>
          </table:table-cell>
          <table:table-cell table:style-name="ce5" table:formula="of:=([.C123]+[.E123])/2" office:value-type="float" office:value="0.0332460169578916" calcext:value-type="float">
            <text:p>0,033</text:p>
          </table:table-cell>
          <table:table-cell table:style-name="ce5" table:formula="of:=([.D123]+[.F123])/2" office:value-type="float" office:value="0.0458168444654204" calcext:value-type="float">
            <text:p>0,046</text:p>
          </table:table-cell>
          <table:table-cell table:style-name="ce5" table:formula="of:=([.E123]+[.G123])/2" office:value-type="float" office:value="0.053793185428424" calcext:value-type="float">
            <text:p>0,054</text:p>
          </table:table-cell>
          <table:table-cell table:style-name="ce5" table:formula="of:=([.F123]+[.H123])/2" office:value-type="float" office:value="0.0566327342737946" calcext:value-type="float">
            <text:p>0,057</text:p>
          </table:table-cell>
          <table:table-cell table:style-name="ce5" table:formula="of:=([.G123]+[.I123])/2" office:value-type="float" office:value="0.053793185428424" calcext:value-type="float">
            <text:p>0,054</text:p>
          </table:table-cell>
          <table:table-cell table:style-name="ce5" table:formula="of:=([.H123]+[.J123])/2" office:value-type="float" office:value="0.0458168444654204" calcext:value-type="float">
            <text:p>0,046</text:p>
          </table:table-cell>
          <table:table-cell table:style-name="ce5" table:formula="of:=([.I123]+[.K123])/2" office:value-type="float" office:value="0.0332460169578916" calcext:value-type="float">
            <text:p>0,033</text:p>
          </table:table-cell>
          <table:table-cell table:style-name="ce5" table:formula="of:=([.J123]+[.L123])/2" office:value-type="float" office:value="0.0175004773285231" calcext:value-type="float">
            <text:p>0,01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15" calcext:value-type="float">
            <text:p>0,6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4]+[.D124])/2" office:value-type="float" office:value="0.0166230084789458" calcext:value-type="float">
            <text:p>0,017</text:p>
          </table:table-cell>
          <table:table-cell table:style-name="ce5" table:formula="of:=([.C124]+[.E124])/2" office:value-type="float" office:value="0.0316586608969717" calcext:value-type="float">
            <text:p>0,032</text:p>
          </table:table-cell>
          <table:table-cell table:style-name="ce5" table:formula="of:=([.D124]+[.F124])/2" office:value-type="float" office:value="0.0435196011931578" calcext:value-type="float">
            <text:p>0,044</text:p>
          </table:table-cell>
          <table:table-cell table:style-name="ce5" table:formula="of:=([.E124]+[.G124])/2" office:value-type="float" office:value="0.0512247893696075" calcext:value-type="float">
            <text:p>0,051</text:p>
          </table:table-cell>
          <table:table-cell table:style-name="ce5" table:formula="of:=([.F124]+[.H124])/2" office:value-type="float" office:value="0.053793185428424" calcext:value-type="float">
            <text:p>0,054</text:p>
          </table:table-cell>
          <table:table-cell table:style-name="ce5" table:formula="of:=([.G124]+[.I124])/2" office:value-type="float" office:value="0.0512247893696075" calcext:value-type="float">
            <text:p>0,051</text:p>
          </table:table-cell>
          <table:table-cell table:style-name="ce5" table:formula="of:=([.H124]+[.J124])/2" office:value-type="float" office:value="0.0435196011931578" calcext:value-type="float">
            <text:p>0,044</text:p>
          </table:table-cell>
          <table:table-cell table:style-name="ce5" table:formula="of:=([.I124]+[.K124])/2" office:value-type="float" office:value="0.0316586608969717" calcext:value-type="float">
            <text:p>0,032</text:p>
          </table:table-cell>
          <table:table-cell table:style-name="ce5" table:formula="of:=([.J124]+[.L124])/2" office:value-type="float" office:value="0.0166230084789458" calcext:value-type="float">
            <text:p>0,01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2" calcext:value-type="float">
            <text:p>0,6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5]+[.D125])/2" office:value-type="float" office:value="0.0158293304484859" calcext:value-type="float">
            <text:p>0,016</text:p>
          </table:table-cell>
          <table:table-cell table:style-name="ce5" table:formula="of:=([.C125]+[.E125])/2" office:value-type="float" office:value="0.0300713048360518" calcext:value-type="float">
            <text:p>0,030</text:p>
          </table:table-cell>
          <table:table-cell table:style-name="ce5" table:formula="of:=([.D125]+[.F125])/2" office:value-type="float" office:value="0.0414417251332896" calcext:value-type="float">
            <text:p>0,041</text:p>
          </table:table-cell>
          <table:table-cell table:style-name="ce5" table:formula="of:=([.E125]+[.G125])/2" office:value-type="float" office:value="0.0486563933107909" calcext:value-type="float">
            <text:p>0,049</text:p>
          </table:table-cell>
          <table:table-cell table:style-name="ce5" table:formula="of:=([.F125]+[.H125])/2" office:value-type="float" office:value="0.0512247893696075" calcext:value-type="float">
            <text:p>0,051</text:p>
          </table:table-cell>
          <table:table-cell table:style-name="ce5" table:formula="of:=([.G125]+[.I125])/2" office:value-type="float" office:value="0.0486563933107909" calcext:value-type="float">
            <text:p>0,049</text:p>
          </table:table-cell>
          <table:table-cell table:style-name="ce5" table:formula="of:=([.H125]+[.J125])/2" office:value-type="float" office:value="0.0414417251332896" calcext:value-type="float">
            <text:p>0,041</text:p>
          </table:table-cell>
          <table:table-cell table:style-name="ce5" table:formula="of:=([.I125]+[.K125])/2" office:value-type="float" office:value="0.0300713048360518" calcext:value-type="float">
            <text:p>0,030</text:p>
          </table:table-cell>
          <table:table-cell table:style-name="ce5" table:formula="of:=([.J125]+[.L125])/2" office:value-type="float" office:value="0.0158293304484859" calcext:value-type="float">
            <text:p>0,01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25" calcext:value-type="float">
            <text:p>0,6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6]+[.D126])/2" office:value-type="float" office:value="0.0150356524180259" calcext:value-type="float">
            <text:p>0,015</text:p>
          </table:table-cell>
          <table:table-cell table:style-name="ce5" table:formula="of:=([.C126]+[.E126])/2" office:value-type="float" office:value="0.0286355277908877" calcext:value-type="float">
            <text:p>0,029</text:p>
          </table:table-cell>
          <table:table-cell table:style-name="ce5" table:formula="of:=([.D126]+[.F126])/2" office:value-type="float" office:value="0.0393638490734213" calcext:value-type="float">
            <text:p>0,039</text:p>
          </table:table-cell>
          <table:table-cell table:style-name="ce5" table:formula="of:=([.E126]+[.G126])/2" office:value-type="float" office:value="0.0463332572514485" calcext:value-type="float">
            <text:p>0,046</text:p>
          </table:table-cell>
          <table:table-cell table:style-name="ce5" table:formula="of:=([.F126]+[.H126])/2" office:value-type="float" office:value="0.0486563933107909" calcext:value-type="float">
            <text:p>0,049</text:p>
          </table:table-cell>
          <table:table-cell table:style-name="ce5" table:formula="of:=([.G126]+[.I126])/2" office:value-type="float" office:value="0.0463332572514485" calcext:value-type="float">
            <text:p>0,046</text:p>
          </table:table-cell>
          <table:table-cell table:style-name="ce5" table:formula="of:=([.H126]+[.J126])/2" office:value-type="float" office:value="0.0393638490734213" calcext:value-type="float">
            <text:p>0,039</text:p>
          </table:table-cell>
          <table:table-cell table:style-name="ce5" table:formula="of:=([.I126]+[.K126])/2" office:value-type="float" office:value="0.0286355277908877" calcext:value-type="float">
            <text:p>0,029</text:p>
          </table:table-cell>
          <table:table-cell table:style-name="ce5" table:formula="of:=([.J126]+[.L126])/2" office:value-type="float" office:value="0.0150356524180259" calcext:value-type="float">
            <text:p>0,0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3" calcext:value-type="float">
            <text:p>0,6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7]+[.D127])/2" office:value-type="float" office:value="0.0143177638954439" calcext:value-type="float">
            <text:p>0,014</text:p>
          </table:table-cell>
          <table:table-cell table:style-name="ce5" table:formula="of:=([.C127]+[.E127])/2" office:value-type="float" office:value="0.0271997507457236" calcext:value-type="float">
            <text:p>0,027</text:p>
          </table:table-cell>
          <table:table-cell table:style-name="ce5" table:formula="of:=([.D127]+[.F127])/2" office:value-type="float" office:value="0.0374843925211681" calcext:value-type="float">
            <text:p>0,037</text:p>
          </table:table-cell>
          <table:table-cell table:style-name="ce5" table:formula="of:=([.E127]+[.G127])/2" office:value-type="float" office:value="0.0440101211921061" calcext:value-type="float">
            <text:p>0,044</text:p>
          </table:table-cell>
          <table:table-cell table:style-name="ce5" table:formula="of:=([.F127]+[.H127])/2" office:value-type="float" office:value="0.0463332572514485" calcext:value-type="float">
            <text:p>0,046</text:p>
          </table:table-cell>
          <table:table-cell table:style-name="ce5" table:formula="of:=([.G127]+[.I127])/2" office:value-type="float" office:value="0.0440101211921061" calcext:value-type="float">
            <text:p>0,044</text:p>
          </table:table-cell>
          <table:table-cell table:style-name="ce5" table:formula="of:=([.H127]+[.J127])/2" office:value-type="float" office:value="0.0374843925211681" calcext:value-type="float">
            <text:p>0,037</text:p>
          </table:table-cell>
          <table:table-cell table:style-name="ce5" table:formula="of:=([.I127]+[.K127])/2" office:value-type="float" office:value="0.0271997507457236" calcext:value-type="float">
            <text:p>0,027</text:p>
          </table:table-cell>
          <table:table-cell table:style-name="ce5" table:formula="of:=([.J127]+[.L127])/2" office:value-type="float" office:value="0.0143177638954439" calcext:value-type="float">
            <text:p>0,01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35" calcext:value-type="float">
            <text:p>0,6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8]+[.D128])/2" office:value-type="float" office:value="0.0135998753728618" calcext:value-type="float">
            <text:p>0,014</text:p>
          </table:table-cell>
          <table:table-cell table:style-name="ce5" table:formula="of:=([.C128]+[.E128])/2" office:value-type="float" office:value="0.025901078208306" calcext:value-type="float">
            <text:p>0,026</text:p>
          </table:table-cell>
          <table:table-cell table:style-name="ce5" table:formula="of:=([.D128]+[.F128])/2" office:value-type="float" office:value="0.0356049359689149" calcext:value-type="float">
            <text:p>0,036</text:p>
          </table:table-cell>
          <table:table-cell table:style-name="ce5" table:formula="of:=([.E128]+[.G128])/2" office:value-type="float" office:value="0.0419088248863083" calcext:value-type="float">
            <text:p>0,042</text:p>
          </table:table-cell>
          <table:table-cell table:style-name="ce5" table:formula="of:=([.F128]+[.H128])/2" office:value-type="float" office:value="0.0440101211921061" calcext:value-type="float">
            <text:p>0,044</text:p>
          </table:table-cell>
          <table:table-cell table:style-name="ce5" table:formula="of:=([.G128]+[.I128])/2" office:value-type="float" office:value="0.0419088248863083" calcext:value-type="float">
            <text:p>0,042</text:p>
          </table:table-cell>
          <table:table-cell table:style-name="ce5" table:formula="of:=([.H128]+[.J128])/2" office:value-type="float" office:value="0.0356049359689149" calcext:value-type="float">
            <text:p>0,036</text:p>
          </table:table-cell>
          <table:table-cell table:style-name="ce5" table:formula="of:=([.I128]+[.K128])/2" office:value-type="float" office:value="0.025901078208306" calcext:value-type="float">
            <text:p>0,026</text:p>
          </table:table-cell>
          <table:table-cell table:style-name="ce5" table:formula="of:=([.J128]+[.L128])/2" office:value-type="float" office:value="0.0135998753728618" calcext:value-type="float">
            <text:p>0,01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4" calcext:value-type="float">
            <text:p>0,6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29]+[.D129])/2" office:value-type="float" office:value="0.012950539104153" calcext:value-type="float">
            <text:p>0,013</text:p>
          </table:table-cell>
          <table:table-cell table:style-name="ce5" table:formula="of:=([.C129]+[.E129])/2" office:value-type="float" office:value="0.0246024056708883" calcext:value-type="float">
            <text:p>0,025</text:p>
          </table:table-cell>
          <table:table-cell table:style-name="ce5" table:formula="of:=([.D129]+[.F129])/2" office:value-type="float" office:value="0.0339049515473072" calcext:value-type="float">
            <text:p>0,034</text:p>
          </table:table-cell>
          <table:table-cell table:style-name="ce5" table:formula="of:=([.E129]+[.G129])/2" office:value-type="float" office:value="0.0398075285805105" calcext:value-type="float">
            <text:p>0,040</text:p>
          </table:table-cell>
          <table:table-cell table:style-name="ce5" table:formula="of:=([.F129]+[.H129])/2" office:value-type="float" office:value="0.0419088248863083" calcext:value-type="float">
            <text:p>0,042</text:p>
          </table:table-cell>
          <table:table-cell table:style-name="ce5" table:formula="of:=([.G129]+[.I129])/2" office:value-type="float" office:value="0.0398075285805105" calcext:value-type="float">
            <text:p>0,040</text:p>
          </table:table-cell>
          <table:table-cell table:style-name="ce5" table:formula="of:=([.H129]+[.J129])/2" office:value-type="float" office:value="0.0339049515473072" calcext:value-type="float">
            <text:p>0,034</text:p>
          </table:table-cell>
          <table:table-cell table:style-name="ce5" table:formula="of:=([.I129]+[.K129])/2" office:value-type="float" office:value="0.0246024056708883" calcext:value-type="float">
            <text:p>0,025</text:p>
          </table:table-cell>
          <table:table-cell table:style-name="ce5" table:formula="of:=([.J129]+[.L129])/2" office:value-type="float" office:value="0.012950539104153" calcext:value-type="float">
            <text:p>0,01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45" calcext:value-type="float">
            <text:p>0,6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0]+[.D130])/2" office:value-type="float" office:value="0.0123012028354442" calcext:value-type="float">
            <text:p>0,012</text:p>
          </table:table-cell>
          <table:table-cell table:style-name="ce5" table:formula="of:=([.C130]+[.E130])/2" office:value-type="float" office:value="0.0234277453257301" calcext:value-type="float">
            <text:p>0,023</text:p>
          </table:table-cell>
          <table:table-cell table:style-name="ce5" table:formula="of:=([.D130]+[.F130])/2" office:value-type="float" office:value="0.0322049671256994" calcext:value-type="float">
            <text:p>0,032</text:p>
          </table:table-cell>
          <table:table-cell table:style-name="ce5" table:formula="of:=([.E130]+[.G130])/2" office:value-type="float" office:value="0.0379068882168077" calcext:value-type="float">
            <text:p>0,038</text:p>
          </table:table-cell>
          <table:table-cell table:style-name="ce5" table:formula="of:=([.F130]+[.H130])/2" office:value-type="float" office:value="0.0398075285805105" calcext:value-type="float">
            <text:p>0,040</text:p>
          </table:table-cell>
          <table:table-cell table:style-name="ce5" table:formula="of:=([.G130]+[.I130])/2" office:value-type="float" office:value="0.0379068882168077" calcext:value-type="float">
            <text:p>0,038</text:p>
          </table:table-cell>
          <table:table-cell table:style-name="ce5" table:formula="of:=([.H130]+[.J130])/2" office:value-type="float" office:value="0.0322049671256994" calcext:value-type="float">
            <text:p>0,032</text:p>
          </table:table-cell>
          <table:table-cell table:style-name="ce5" table:formula="of:=([.I130]+[.K130])/2" office:value-type="float" office:value="0.0234277453257301" calcext:value-type="float">
            <text:p>0,023</text:p>
          </table:table-cell>
          <table:table-cell table:style-name="ce5" table:formula="of:=([.J130]+[.L130])/2" office:value-type="float" office:value="0.0123012028354442" calcext:value-type="float">
            <text:p>0,01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5" calcext:value-type="float">
            <text:p>0,6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1]+[.D131])/2" office:value-type="float" office:value="0.011713872662865" calcext:value-type="float">
            <text:p>0,012</text:p>
          </table:table-cell>
          <table:table-cell table:style-name="ce5" table:formula="of:=([.C131]+[.E131])/2" office:value-type="float" office:value="0.0222530849805718" calcext:value-type="float">
            <text:p>0,022</text:p>
          </table:table-cell>
          <table:table-cell table:style-name="ce5" table:formula="of:=([.D131]+[.F131])/2" office:value-type="float" office:value="0.0306673167712689" calcext:value-type="float">
            <text:p>0,031</text:p>
          </table:table-cell>
          <table:table-cell table:style-name="ce5" table:formula="of:=([.E131]+[.G131])/2" office:value-type="float" office:value="0.0360062478531049" calcext:value-type="float">
            <text:p>0,036</text:p>
          </table:table-cell>
          <table:table-cell table:style-name="ce5" table:formula="of:=([.F131]+[.H131])/2" office:value-type="float" office:value="0.0379068882168077" calcext:value-type="float">
            <text:p>0,038</text:p>
          </table:table-cell>
          <table:table-cell table:style-name="ce5" table:formula="of:=([.G131]+[.I131])/2" office:value-type="float" office:value="0.0360062478531049" calcext:value-type="float">
            <text:p>0,036</text:p>
          </table:table-cell>
          <table:table-cell table:style-name="ce5" table:formula="of:=([.H131]+[.J131])/2" office:value-type="float" office:value="0.0306673167712689" calcext:value-type="float">
            <text:p>0,031</text:p>
          </table:table-cell>
          <table:table-cell table:style-name="ce5" table:formula="of:=([.I131]+[.K131])/2" office:value-type="float" office:value="0.0222530849805718" calcext:value-type="float">
            <text:p>0,022</text:p>
          </table:table-cell>
          <table:table-cell table:style-name="ce5" table:formula="of:=([.J131]+[.L131])/2" office:value-type="float" office:value="0.011713872662865" calcext:value-type="float">
            <text:p>0,01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55" calcext:value-type="float">
            <text:p>0,6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2]+[.D132])/2" office:value-type="float" office:value="0.0111265424902859" calcext:value-type="float">
            <text:p>0,011</text:p>
          </table:table-cell>
          <table:table-cell table:style-name="ce5" table:formula="of:=([.C132]+[.E132])/2" office:value-type="float" office:value="0.021190594717067" calcext:value-type="float">
            <text:p>0,021</text:p>
          </table:table-cell>
          <table:table-cell table:style-name="ce5" table:formula="of:=([.D132]+[.F132])/2" office:value-type="float" office:value="0.0291296664168384" calcext:value-type="float">
            <text:p>0,029</text:p>
          </table:table-cell>
          <table:table-cell table:style-name="ce5" table:formula="of:=([.E132]+[.G132])/2" office:value-type="float" office:value="0.0342871024940383" calcext:value-type="float">
            <text:p>0,034</text:p>
          </table:table-cell>
          <table:table-cell table:style-name="ce5" table:formula="of:=([.F132]+[.H132])/2" office:value-type="float" office:value="0.0360062478531049" calcext:value-type="float">
            <text:p>0,036</text:p>
          </table:table-cell>
          <table:table-cell table:style-name="ce5" table:formula="of:=([.G132]+[.I132])/2" office:value-type="float" office:value="0.0342871024940383" calcext:value-type="float">
            <text:p>0,034</text:p>
          </table:table-cell>
          <table:table-cell table:style-name="ce5" table:formula="of:=([.H132]+[.J132])/2" office:value-type="float" office:value="0.0291296664168384" calcext:value-type="float">
            <text:p>0,029</text:p>
          </table:table-cell>
          <table:table-cell table:style-name="ce5" table:formula="of:=([.I132]+[.K132])/2" office:value-type="float" office:value="0.021190594717067" calcext:value-type="float">
            <text:p>0,021</text:p>
          </table:table-cell>
          <table:table-cell table:style-name="ce5" table:formula="of:=([.J132]+[.L132])/2" office:value-type="float" office:value="0.0111265424902859" calcext:value-type="float">
            <text:p>0,01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6" calcext:value-type="float">
            <text:p>0,6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3]+[.D133])/2" office:value-type="float" office:value="0.0105952973585335" calcext:value-type="float">
            <text:p>0,011</text:p>
          </table:table-cell>
          <table:table-cell table:style-name="ce5" table:formula="of:=([.C133]+[.E133])/2" office:value-type="float" office:value="0.0201281044535621" calcext:value-type="float">
            <text:p>0,020</text:p>
          </table:table-cell>
          <table:table-cell table:style-name="ce5" table:formula="of:=([.D133]+[.F133])/2" office:value-type="float" office:value="0.0277388486055527" calcext:value-type="float">
            <text:p>0,028</text:p>
          </table:table-cell>
          <table:table-cell table:style-name="ce5" table:formula="of:=([.E133]+[.G133])/2" office:value-type="float" office:value="0.0325679571349717" calcext:value-type="float">
            <text:p>0,033</text:p>
          </table:table-cell>
          <table:table-cell table:style-name="ce5" table:formula="of:=([.F133]+[.H133])/2" office:value-type="float" office:value="0.0342871024940383" calcext:value-type="float">
            <text:p>0,034</text:p>
          </table:table-cell>
          <table:table-cell table:style-name="ce5" table:formula="of:=([.G133]+[.I133])/2" office:value-type="float" office:value="0.0325679571349717" calcext:value-type="float">
            <text:p>0,033</text:p>
          </table:table-cell>
          <table:table-cell table:style-name="ce5" table:formula="of:=([.H133]+[.J133])/2" office:value-type="float" office:value="0.0277388486055527" calcext:value-type="float">
            <text:p>0,028</text:p>
          </table:table-cell>
          <table:table-cell table:style-name="ce5" table:formula="of:=([.I133]+[.K133])/2" office:value-type="float" office:value="0.0201281044535621" calcext:value-type="float">
            <text:p>0,020</text:p>
          </table:table-cell>
          <table:table-cell table:style-name="ce5" table:formula="of:=([.J133]+[.L133])/2" office:value-type="float" office:value="0.0105952973585335" calcext:value-type="float">
            <text:p>0,01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65" calcext:value-type="float">
            <text:p>0,6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4]+[.D134])/2" office:value-type="float" office:value="0.0100640522267811" calcext:value-type="float">
            <text:p>0,010</text:p>
          </table:table-cell>
          <table:table-cell table:style-name="ce5" table:formula="of:=([.C134]+[.E134])/2" office:value-type="float" office:value="0.0191670729820431" calcext:value-type="float">
            <text:p>0,019</text:p>
          </table:table-cell>
          <table:table-cell table:style-name="ce5" table:formula="of:=([.D134]+[.F134])/2" office:value-type="float" office:value="0.0263480307942669" calcext:value-type="float">
            <text:p>0,026</text:p>
          </table:table-cell>
          <table:table-cell table:style-name="ce5" table:formula="of:=([.E134]+[.G134])/2" office:value-type="float" office:value="0.0310129755497955" calcext:value-type="float">
            <text:p>0,031</text:p>
          </table:table-cell>
          <table:table-cell table:style-name="ce5" table:formula="of:=([.F134]+[.H134])/2" office:value-type="float" office:value="0.0325679571349717" calcext:value-type="float">
            <text:p>0,033</text:p>
          </table:table-cell>
          <table:table-cell table:style-name="ce5" table:formula="of:=([.G134]+[.I134])/2" office:value-type="float" office:value="0.0310129755497955" calcext:value-type="float">
            <text:p>0,031</text:p>
          </table:table-cell>
          <table:table-cell table:style-name="ce5" table:formula="of:=([.H134]+[.J134])/2" office:value-type="float" office:value="0.0263480307942669" calcext:value-type="float">
            <text:p>0,026</text:p>
          </table:table-cell>
          <table:table-cell table:style-name="ce5" table:formula="of:=([.I134]+[.K134])/2" office:value-type="float" office:value="0.0191670729820431" calcext:value-type="float">
            <text:p>0,019</text:p>
          </table:table-cell>
          <table:table-cell table:style-name="ce5" table:formula="of:=([.J134]+[.L134])/2" office:value-type="float" office:value="0.0100640522267811" calcext:value-type="float">
            <text:p>0,0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7" calcext:value-type="float">
            <text:p>0,6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5]+[.D135])/2" office:value-type="float" office:value="0.00958353649102153" calcext:value-type="float">
            <text:p>0,010</text:p>
          </table:table-cell>
          <table:table-cell table:style-name="ce5" table:formula="of:=([.C135]+[.E135])/2" office:value-type="float" office:value="0.018206041510524" calcext:value-type="float">
            <text:p>0,018</text:p>
          </table:table-cell>
          <table:table-cell table:style-name="ce5" table:formula="of:=([.D135]+[.F135])/2" office:value-type="float" office:value="0.0250900242659193" calcext:value-type="float">
            <text:p>0,025</text:p>
          </table:table-cell>
          <table:table-cell table:style-name="ce5" table:formula="of:=([.E135]+[.G135])/2" office:value-type="float" office:value="0.0294579939646193" calcext:value-type="float">
            <text:p>0,029</text:p>
          </table:table-cell>
          <table:table-cell table:style-name="ce5" table:formula="of:=([.F135]+[.H135])/2" office:value-type="float" office:value="0.0310129755497955" calcext:value-type="float">
            <text:p>0,031</text:p>
          </table:table-cell>
          <table:table-cell table:style-name="ce5" table:formula="of:=([.G135]+[.I135])/2" office:value-type="float" office:value="0.0294579939646193" calcext:value-type="float">
            <text:p>0,029</text:p>
          </table:table-cell>
          <table:table-cell table:style-name="ce5" table:formula="of:=([.H135]+[.J135])/2" office:value-type="float" office:value="0.0250900242659193" calcext:value-type="float">
            <text:p>0,025</text:p>
          </table:table-cell>
          <table:table-cell table:style-name="ce5" table:formula="of:=([.I135]+[.K135])/2" office:value-type="float" office:value="0.018206041510524" calcext:value-type="float">
            <text:p>0,018</text:p>
          </table:table-cell>
          <table:table-cell table:style-name="ce5" table:formula="of:=([.J135]+[.L135])/2" office:value-type="float" office:value="0.00958353649102153" calcext:value-type="float">
            <text:p>0,0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75" calcext:value-type="float">
            <text:p>0,6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6]+[.D136])/2" office:value-type="float" office:value="0.00910302075526199" calcext:value-type="float">
            <text:p>0,009</text:p>
          </table:table-cell>
          <table:table-cell table:style-name="ce5" table:formula="of:=([.C136]+[.E136])/2" office:value-type="float" office:value="0.0173367803784704" calcext:value-type="float">
            <text:p>0,017</text:p>
          </table:table-cell>
          <table:table-cell table:style-name="ce5" table:formula="of:=([.D136]+[.F136])/2" office:value-type="float" office:value="0.0238320177375716" calcext:value-type="float">
            <text:p>0,024</text:p>
          </table:table-cell>
          <table:table-cell table:style-name="ce5" table:formula="of:=([.E136]+[.G136])/2" office:value-type="float" office:value="0.0280514999078574" calcext:value-type="float">
            <text:p>0,028</text:p>
          </table:table-cell>
          <table:table-cell table:style-name="ce5" table:formula="of:=([.F136]+[.H136])/2" office:value-type="float" office:value="0.0294579939646193" calcext:value-type="float">
            <text:p>0,029</text:p>
          </table:table-cell>
          <table:table-cell table:style-name="ce5" table:formula="of:=([.G136]+[.I136])/2" office:value-type="float" office:value="0.0280514999078574" calcext:value-type="float">
            <text:p>0,028</text:p>
          </table:table-cell>
          <table:table-cell table:style-name="ce5" table:formula="of:=([.H136]+[.J136])/2" office:value-type="float" office:value="0.0238320177375716" calcext:value-type="float">
            <text:p>0,024</text:p>
          </table:table-cell>
          <table:table-cell table:style-name="ce5" table:formula="of:=([.I136]+[.K136])/2" office:value-type="float" office:value="0.0173367803784704" calcext:value-type="float">
            <text:p>0,017</text:p>
          </table:table-cell>
          <table:table-cell table:style-name="ce5" table:formula="of:=([.J136]+[.L136])/2" office:value-type="float" office:value="0.00910302075526199" calcext:value-type="float">
            <text:p>0,00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8" calcext:value-type="float">
            <text:p>0,6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7]+[.D137])/2" office:value-type="float" office:value="0.0086683901892352" calcext:value-type="float">
            <text:p>0,009</text:p>
          </table:table-cell>
          <table:table-cell table:style-name="ce5" table:formula="of:=([.C137]+[.E137])/2" office:value-type="float" office:value="0.0164675192464168" calcext:value-type="float">
            <text:p>0,016</text:p>
          </table:table-cell>
          <table:table-cell table:style-name="ce5" table:formula="of:=([.D137]+[.F137])/2" office:value-type="float" office:value="0.0226941401431639" calcext:value-type="float">
            <text:p>0,023</text:p>
          </table:table-cell>
          <table:table-cell table:style-name="ce5" table:formula="of:=([.E137]+[.G137])/2" office:value-type="float" office:value="0.0266450058510955" calcext:value-type="float">
            <text:p>0,027</text:p>
          </table:table-cell>
          <table:table-cell table:style-name="ce5" table:formula="of:=([.F137]+[.H137])/2" office:value-type="float" office:value="0.0280514999078574" calcext:value-type="float">
            <text:p>0,028</text:p>
          </table:table-cell>
          <table:table-cell table:style-name="ce5" table:formula="of:=([.G137]+[.I137])/2" office:value-type="float" office:value="0.0266450058510955" calcext:value-type="float">
            <text:p>0,027</text:p>
          </table:table-cell>
          <table:table-cell table:style-name="ce5" table:formula="of:=([.H137]+[.J137])/2" office:value-type="float" office:value="0.0226941401431639" calcext:value-type="float">
            <text:p>0,023</text:p>
          </table:table-cell>
          <table:table-cell table:style-name="ce5" table:formula="of:=([.I137]+[.K137])/2" office:value-type="float" office:value="0.0164675192464168" calcext:value-type="float">
            <text:p>0,016</text:p>
          </table:table-cell>
          <table:table-cell table:style-name="ce5" table:formula="of:=([.J137]+[.L137])/2" office:value-type="float" office:value="0.0086683901892352" calcext:value-type="float">
            <text:p>0,009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85" calcext:value-type="float">
            <text:p>0,6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8]+[.D138])/2" office:value-type="float" office:value="0.0082337596232084" calcext:value-type="float">
            <text:p>0,008</text:p>
          </table:table-cell>
          <table:table-cell table:style-name="ce5" table:formula="of:=([.C138]+[.E138])/2" office:value-type="float" office:value="0.0156812651661995" calcext:value-type="float">
            <text:p>0,016</text:p>
          </table:table-cell>
          <table:table-cell table:style-name="ce5" table:formula="of:=([.D138]+[.F138])/2" office:value-type="float" office:value="0.0215562625487561" calcext:value-type="float">
            <text:p>0,022</text:p>
          </table:table-cell>
          <table:table-cell table:style-name="ce5" table:formula="of:=([.E138]+[.G138])/2" office:value-type="float" office:value="0.0253728200255106" calcext:value-type="float">
            <text:p>0,025</text:p>
          </table:table-cell>
          <table:table-cell table:style-name="ce5" table:formula="of:=([.F138]+[.H138])/2" office:value-type="float" office:value="0.0266450058510955" calcext:value-type="float">
            <text:p>0,027</text:p>
          </table:table-cell>
          <table:table-cell table:style-name="ce5" table:formula="of:=([.G138]+[.I138])/2" office:value-type="float" office:value="0.0253728200255106" calcext:value-type="float">
            <text:p>0,025</text:p>
          </table:table-cell>
          <table:table-cell table:style-name="ce5" table:formula="of:=([.H138]+[.J138])/2" office:value-type="float" office:value="0.0215562625487561" calcext:value-type="float">
            <text:p>0,022</text:p>
          </table:table-cell>
          <table:table-cell table:style-name="ce5" table:formula="of:=([.I138]+[.K138])/2" office:value-type="float" office:value="0.0156812651661995" calcext:value-type="float">
            <text:p>0,016</text:p>
          </table:table-cell>
          <table:table-cell table:style-name="ce5" table:formula="of:=([.J138]+[.L138])/2" office:value-type="float" office:value="0.0082337596232084" calcext:value-type="float">
            <text:p>0,00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9" calcext:value-type="float">
            <text:p>0,6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39]+[.D139])/2" office:value-type="float" office:value="0.00784063258309977" calcext:value-type="float">
            <text:p>0,008</text:p>
          </table:table-cell>
          <table:table-cell table:style-name="ce5" table:formula="of:=([.C139]+[.E139])/2" office:value-type="float" office:value="0.0148950110859823" calcext:value-type="float">
            <text:p>0,015</text:p>
          </table:table-cell>
          <table:table-cell table:style-name="ce5" table:formula="of:=([.D139]+[.F139])/2" office:value-type="float" office:value="0.0205270425958551" calcext:value-type="float">
            <text:p>0,021</text:p>
          </table:table-cell>
          <table:table-cell table:style-name="ce5" table:formula="of:=([.E139]+[.G139])/2" office:value-type="float" office:value="0.0241006341999258" calcext:value-type="float">
            <text:p>0,024</text:p>
          </table:table-cell>
          <table:table-cell table:style-name="ce5" table:formula="of:=([.F139]+[.H139])/2" office:value-type="float" office:value="0.0253728200255106" calcext:value-type="float">
            <text:p>0,025</text:p>
          </table:table-cell>
          <table:table-cell table:style-name="ce5" table:formula="of:=([.G139]+[.I139])/2" office:value-type="float" office:value="0.0241006341999258" calcext:value-type="float">
            <text:p>0,024</text:p>
          </table:table-cell>
          <table:table-cell table:style-name="ce5" table:formula="of:=([.H139]+[.J139])/2" office:value-type="float" office:value="0.0205270425958551" calcext:value-type="float">
            <text:p>0,021</text:p>
          </table:table-cell>
          <table:table-cell table:style-name="ce5" table:formula="of:=([.I139]+[.K139])/2" office:value-type="float" office:value="0.0148950110859823" calcext:value-type="float">
            <text:p>0,015</text:p>
          </table:table-cell>
          <table:table-cell table:style-name="ce5" table:formula="of:=([.J139]+[.L139])/2" office:value-type="float" office:value="0.00784063258309977" calcext:value-type="float">
            <text:p>0,008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695" calcext:value-type="float">
            <text:p>0,6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0]+[.D140])/2" office:value-type="float" office:value="0.00744750554299113" calcext:value-type="float">
            <text:p>0,007</text:p>
          </table:table-cell>
          <table:table-cell table:style-name="ce5" table:formula="of:=([.C140]+[.E140])/2" office:value-type="float" office:value="0.0141838375894774" calcext:value-type="float">
            <text:p>0,014</text:p>
          </table:table-cell>
          <table:table-cell table:style-name="ce5" table:formula="of:=([.D140]+[.F140])/2" office:value-type="float" office:value="0.019497822642954" calcext:value-type="float">
            <text:p>0,019</text:p>
          </table:table-cell>
          <table:table-cell table:style-name="ce5" table:formula="of:=([.E140]+[.G140])/2" office:value-type="float" office:value="0.0229499313106829" calcext:value-type="float">
            <text:p>0,023</text:p>
          </table:table-cell>
          <table:table-cell table:style-name="ce5" table:formula="of:=([.F140]+[.H140])/2" office:value-type="float" office:value="0.0241006341999258" calcext:value-type="float">
            <text:p>0,024</text:p>
          </table:table-cell>
          <table:table-cell table:style-name="ce5" table:formula="of:=([.G140]+[.I140])/2" office:value-type="float" office:value="0.0229499313106829" calcext:value-type="float">
            <text:p>0,023</text:p>
          </table:table-cell>
          <table:table-cell table:style-name="ce5" table:formula="of:=([.H140]+[.J140])/2" office:value-type="float" office:value="0.019497822642954" calcext:value-type="float">
            <text:p>0,019</text:p>
          </table:table-cell>
          <table:table-cell table:style-name="ce5" table:formula="of:=([.I140]+[.K140])/2" office:value-type="float" office:value="0.0141838375894774" calcext:value-type="float">
            <text:p>0,014</text:p>
          </table:table-cell>
          <table:table-cell table:style-name="ce5" table:formula="of:=([.J140]+[.L140])/2" office:value-type="float" office:value="0.00744750554299113" calcext:value-type="float">
            <text:p>0,00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" calcext:value-type="float">
            <text:p>0,7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1]+[.D141])/2" office:value-type="float" office:value="0.00709191879473872" calcext:value-type="float">
            <text:p>0,007</text:p>
          </table:table-cell>
          <table:table-cell table:style-name="ce5" table:formula="of:=([.C141]+[.E141])/2" office:value-type="float" office:value="0.0134726640929726" calcext:value-type="float">
            <text:p>0,013</text:p>
          </table:table-cell>
          <table:table-cell table:style-name="ce5" table:formula="of:=([.D141]+[.F141])/2" office:value-type="float" office:value="0.0185668844500801" calcext:value-type="float">
            <text:p>0,019</text:p>
          </table:table-cell>
          <table:table-cell table:style-name="ce5" table:formula="of:=([.E141]+[.G141])/2" office:value-type="float" office:value="0.0217992284214399" calcext:value-type="float">
            <text:p>0,022</text:p>
          </table:table-cell>
          <table:table-cell table:style-name="ce5" table:formula="of:=([.F141]+[.H141])/2" office:value-type="float" office:value="0.0229499313106829" calcext:value-type="float">
            <text:p>0,023</text:p>
          </table:table-cell>
          <table:table-cell table:style-name="ce5" table:formula="of:=([.G141]+[.I141])/2" office:value-type="float" office:value="0.0217992284214399" calcext:value-type="float">
            <text:p>0,022</text:p>
          </table:table-cell>
          <table:table-cell table:style-name="ce5" table:formula="of:=([.H141]+[.J141])/2" office:value-type="float" office:value="0.0185668844500801" calcext:value-type="float">
            <text:p>0,019</text:p>
          </table:table-cell>
          <table:table-cell table:style-name="ce5" table:formula="of:=([.I141]+[.K141])/2" office:value-type="float" office:value="0.0134726640929726" calcext:value-type="float">
            <text:p>0,013</text:p>
          </table:table-cell>
          <table:table-cell table:style-name="ce5" table:formula="of:=([.J141]+[.L141])/2" office:value-type="float" office:value="0.00709191879473872" calcext:value-type="float">
            <text:p>0,00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05" calcext:value-type="float">
            <text:p>0,7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2]+[.D142])/2" office:value-type="float" office:value="0.00673633204648629" calcext:value-type="float">
            <text:p>0,007</text:p>
          </table:table-cell>
          <table:table-cell table:style-name="ce5" table:formula="of:=([.C142]+[.E142])/2" office:value-type="float" office:value="0.0128294016224094" calcext:value-type="float">
            <text:p>0,013</text:p>
          </table:table-cell>
          <table:table-cell table:style-name="ce5" table:formula="of:=([.D142]+[.F142])/2" office:value-type="float" office:value="0.0176359462572062" calcext:value-type="float">
            <text:p>0,018</text:p>
          </table:table-cell>
          <table:table-cell table:style-name="ce5" table:formula="of:=([.E142]+[.G142])/2" office:value-type="float" office:value="0.0207584078803815" calcext:value-type="float">
            <text:p>0,021</text:p>
          </table:table-cell>
          <table:table-cell table:style-name="ce5" table:formula="of:=([.F142]+[.H142])/2" office:value-type="float" office:value="0.0217992284214399" calcext:value-type="float">
            <text:p>0,022</text:p>
          </table:table-cell>
          <table:table-cell table:style-name="ce5" table:formula="of:=([.G142]+[.I142])/2" office:value-type="float" office:value="0.0207584078803815" calcext:value-type="float">
            <text:p>0,021</text:p>
          </table:table-cell>
          <table:table-cell table:style-name="ce5" table:formula="of:=([.H142]+[.J142])/2" office:value-type="float" office:value="0.0176359462572062" calcext:value-type="float">
            <text:p>0,018</text:p>
          </table:table-cell>
          <table:table-cell table:style-name="ce5" table:formula="of:=([.I142]+[.K142])/2" office:value-type="float" office:value="0.0128294016224094" calcext:value-type="float">
            <text:p>0,013</text:p>
          </table:table-cell>
          <table:table-cell table:style-name="ce5" table:formula="of:=([.J142]+[.L142])/2" office:value-type="float" office:value="0.00673633204648629" calcext:value-type="float">
            <text:p>0,007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1" calcext:value-type="float">
            <text:p>0,7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3]+[.D143])/2" office:value-type="float" office:value="0.00641470081120472" calcext:value-type="float">
            <text:p>0,006</text:p>
          </table:table-cell>
          <table:table-cell table:style-name="ce5" table:formula="of:=([.C143]+[.E143])/2" office:value-type="float" office:value="0.0121861391518463" calcext:value-type="float">
            <text:p>0,012</text:p>
          </table:table-cell>
          <table:table-cell table:style-name="ce5" table:formula="of:=([.D143]+[.F143])/2" office:value-type="float" office:value="0.0167939047513955" calcext:value-type="float">
            <text:p>0,017</text:p>
          </table:table-cell>
          <table:table-cell table:style-name="ce5" table:formula="of:=([.E143]+[.G143])/2" office:value-type="float" office:value="0.0197175873393231" calcext:value-type="float">
            <text:p>0,020</text:p>
          </table:table-cell>
          <table:table-cell table:style-name="ce5" table:formula="of:=([.F143]+[.H143])/2" office:value-type="float" office:value="0.0207584078803815" calcext:value-type="float">
            <text:p>0,021</text:p>
          </table:table-cell>
          <table:table-cell table:style-name="ce5" table:formula="of:=([.G143]+[.I143])/2" office:value-type="float" office:value="0.0197175873393231" calcext:value-type="float">
            <text:p>0,020</text:p>
          </table:table-cell>
          <table:table-cell table:style-name="ce5" table:formula="of:=([.H143]+[.J143])/2" office:value-type="float" office:value="0.0167939047513955" calcext:value-type="float">
            <text:p>0,017</text:p>
          </table:table-cell>
          <table:table-cell table:style-name="ce5" table:formula="of:=([.I143]+[.K143])/2" office:value-type="float" office:value="0.0121861391518463" calcext:value-type="float">
            <text:p>0,012</text:p>
          </table:table-cell>
          <table:table-cell table:style-name="ce5" table:formula="of:=([.J143]+[.L143])/2" office:value-type="float" office:value="0.00641470081120472" calcext:value-type="float">
            <text:p>0,00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15" calcext:value-type="float">
            <text:p>0,7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4]+[.D144])/2" office:value-type="float" office:value="0.00609306957592313" calcext:value-type="float">
            <text:p>0,006</text:p>
          </table:table-cell>
          <table:table-cell table:style-name="ce5" table:formula="of:=([.C144]+[.E144])/2" office:value-type="float" office:value="0.0116043027813001" calcext:value-type="float">
            <text:p>0,012</text:p>
          </table:table-cell>
          <table:table-cell table:style-name="ce5" table:formula="of:=([.D144]+[.F144])/2" office:value-type="float" office:value="0.0159518632455847" calcext:value-type="float">
            <text:p>0,016</text:p>
          </table:table-cell>
          <table:table-cell table:style-name="ce5" table:formula="of:=([.E144]+[.G144])/2" office:value-type="float" office:value="0.0187761563158885" calcext:value-type="float">
            <text:p>0,019</text:p>
          </table:table-cell>
          <table:table-cell table:style-name="ce5" table:formula="of:=([.F144]+[.H144])/2" office:value-type="float" office:value="0.0197175873393231" calcext:value-type="float">
            <text:p>0,020</text:p>
          </table:table-cell>
          <table:table-cell table:style-name="ce5" table:formula="of:=([.G144]+[.I144])/2" office:value-type="float" office:value="0.0187761563158885" calcext:value-type="float">
            <text:p>0,019</text:p>
          </table:table-cell>
          <table:table-cell table:style-name="ce5" table:formula="of:=([.H144]+[.J144])/2" office:value-type="float" office:value="0.0159518632455847" calcext:value-type="float">
            <text:p>0,016</text:p>
          </table:table-cell>
          <table:table-cell table:style-name="ce5" table:formula="of:=([.I144]+[.K144])/2" office:value-type="float" office:value="0.0116043027813001" calcext:value-type="float">
            <text:p>0,012</text:p>
          </table:table-cell>
          <table:table-cell table:style-name="ce5" table:formula="of:=([.J144]+[.L144])/2" office:value-type="float" office:value="0.00609306957592313" calcext:value-type="float">
            <text:p>0,00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2" calcext:value-type="float">
            <text:p>0,7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5]+[.D145])/2" office:value-type="float" office:value="0.00580215139065005" calcext:value-type="float">
            <text:p>0,006</text:p>
          </table:table-cell>
          <table:table-cell table:style-name="ce5" table:formula="of:=([.C145]+[.E145])/2" office:value-type="float" office:value="0.0110224664107539" calcext:value-type="float">
            <text:p>0,011</text:p>
          </table:table-cell>
          <table:table-cell table:style-name="ce5" table:formula="of:=([.D145]+[.F145])/2" office:value-type="float" office:value="0.0151902295485943" calcext:value-type="float">
            <text:p>0,015</text:p>
          </table:table-cell>
          <table:table-cell table:style-name="ce5" table:formula="of:=([.E145]+[.G145])/2" office:value-type="float" office:value="0.0178347252924539" calcext:value-type="float">
            <text:p>0,018</text:p>
          </table:table-cell>
          <table:table-cell table:style-name="ce5" table:formula="of:=([.F145]+[.H145])/2" office:value-type="float" office:value="0.0187761563158885" calcext:value-type="float">
            <text:p>0,019</text:p>
          </table:table-cell>
          <table:table-cell table:style-name="ce5" table:formula="of:=([.G145]+[.I145])/2" office:value-type="float" office:value="0.0178347252924539" calcext:value-type="float">
            <text:p>0,018</text:p>
          </table:table-cell>
          <table:table-cell table:style-name="ce5" table:formula="of:=([.H145]+[.J145])/2" office:value-type="float" office:value="0.0151902295485943" calcext:value-type="float">
            <text:p>0,015</text:p>
          </table:table-cell>
          <table:table-cell table:style-name="ce5" table:formula="of:=([.I145]+[.K145])/2" office:value-type="float" office:value="0.0110224664107539" calcext:value-type="float">
            <text:p>0,011</text:p>
          </table:table-cell>
          <table:table-cell table:style-name="ce5" table:formula="of:=([.J145]+[.L145])/2" office:value-type="float" office:value="0.00580215139065005" calcext:value-type="float">
            <text:p>0,00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25" calcext:value-type="float">
            <text:p>0,7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6]+[.D146])/2" office:value-type="float" office:value="0.00551123320537695" calcext:value-type="float">
            <text:p>0,006</text:p>
          </table:table-cell>
          <table:table-cell table:style-name="ce5" table:formula="of:=([.C146]+[.E146])/2" office:value-type="float" office:value="0.0104961904696222" calcext:value-type="float">
            <text:p>0,010</text:p>
          </table:table-cell>
          <table:table-cell table:style-name="ce5" table:formula="of:=([.D146]+[.F146])/2" office:value-type="float" office:value="0.0144285958516039" calcext:value-type="float">
            <text:p>0,014</text:p>
          </table:table-cell>
          <table:table-cell table:style-name="ce5" table:formula="of:=([.E146]+[.G146])/2" office:value-type="float" office:value="0.0169831929322414" calcext:value-type="float">
            <text:p>0,017</text:p>
          </table:table-cell>
          <table:table-cell table:style-name="ce5" table:formula="of:=([.F146]+[.H146])/2" office:value-type="float" office:value="0.0178347252924539" calcext:value-type="float">
            <text:p>0,018</text:p>
          </table:table-cell>
          <table:table-cell table:style-name="ce5" table:formula="of:=([.G146]+[.I146])/2" office:value-type="float" office:value="0.0169831929322414" calcext:value-type="float">
            <text:p>0,017</text:p>
          </table:table-cell>
          <table:table-cell table:style-name="ce5" table:formula="of:=([.H146]+[.J146])/2" office:value-type="float" office:value="0.0144285958516039" calcext:value-type="float">
            <text:p>0,014</text:p>
          </table:table-cell>
          <table:table-cell table:style-name="ce5" table:formula="of:=([.I146]+[.K146])/2" office:value-type="float" office:value="0.0104961904696222" calcext:value-type="float">
            <text:p>0,010</text:p>
          </table:table-cell>
          <table:table-cell table:style-name="ce5" table:formula="of:=([.J146]+[.L146])/2" office:value-type="float" office:value="0.00551123320537695" calcext:value-type="float">
            <text:p>0,006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3" calcext:value-type="float">
            <text:p>0,7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7]+[.D147])/2" office:value-type="float" office:value="0.00524809523481108" calcext:value-type="float">
            <text:p>0,005</text:p>
          </table:table-cell>
          <table:table-cell table:style-name="ce5" table:formula="of:=([.C147]+[.E147])/2" office:value-type="float" office:value="0.00996991452849042" calcext:value-type="float">
            <text:p>0,010</text:p>
          </table:table-cell>
          <table:table-cell table:style-name="ce5" table:formula="of:=([.D147]+[.F147])/2" office:value-type="float" office:value="0.0137396917009318" calcext:value-type="float">
            <text:p>0,014</text:p>
          </table:table-cell>
          <table:table-cell table:style-name="ce5" table:formula="of:=([.E147]+[.G147])/2" office:value-type="float" office:value="0.0161316605720289" calcext:value-type="float">
            <text:p>0,016</text:p>
          </table:table-cell>
          <table:table-cell table:style-name="ce5" table:formula="of:=([.F147]+[.H147])/2" office:value-type="float" office:value="0.0169831929322414" calcext:value-type="float">
            <text:p>0,017</text:p>
          </table:table-cell>
          <table:table-cell table:style-name="ce5" table:formula="of:=([.G147]+[.I147])/2" office:value-type="float" office:value="0.0161316605720289" calcext:value-type="float">
            <text:p>0,016</text:p>
          </table:table-cell>
          <table:table-cell table:style-name="ce5" table:formula="of:=([.H147]+[.J147])/2" office:value-type="float" office:value="0.0137396917009318" calcext:value-type="float">
            <text:p>0,014</text:p>
          </table:table-cell>
          <table:table-cell table:style-name="ce5" table:formula="of:=([.I147]+[.K147])/2" office:value-type="float" office:value="0.00996991452849042" calcext:value-type="float">
            <text:p>0,010</text:p>
          </table:table-cell>
          <table:table-cell table:style-name="ce5" table:formula="of:=([.J147]+[.L147])/2" office:value-type="float" office:value="0.00524809523481108" calcext:value-type="float">
            <text:p>0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35" calcext:value-type="float">
            <text:p>0,7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8]+[.D148])/2" office:value-type="float" office:value="0.00498495726424521" calcext:value-type="float">
            <text:p>0,005</text:p>
          </table:table-cell>
          <table:table-cell table:style-name="ce5" table:formula="of:=([.C148]+[.E148])/2" office:value-type="float" office:value="0.00949389346787143" calcext:value-type="float">
            <text:p>0,009</text:p>
          </table:table-cell>
          <table:table-cell table:style-name="ce5" table:formula="of:=([.D148]+[.F148])/2" office:value-type="float" office:value="0.0130507875502597" calcext:value-type="float">
            <text:p>0,013</text:p>
          </table:table-cell>
          <table:table-cell table:style-name="ce5" table:formula="of:=([.E148]+[.G148])/2" office:value-type="float" office:value="0.0153614423165866" calcext:value-type="float">
            <text:p>0,015</text:p>
          </table:table-cell>
          <table:table-cell table:style-name="ce5" table:formula="of:=([.F148]+[.H148])/2" office:value-type="float" office:value="0.0161316605720289" calcext:value-type="float">
            <text:p>0,016</text:p>
          </table:table-cell>
          <table:table-cell table:style-name="ce5" table:formula="of:=([.G148]+[.I148])/2" office:value-type="float" office:value="0.0153614423165866" calcext:value-type="float">
            <text:p>0,015</text:p>
          </table:table-cell>
          <table:table-cell table:style-name="ce5" table:formula="of:=([.H148]+[.J148])/2" office:value-type="float" office:value="0.0130507875502597" calcext:value-type="float">
            <text:p>0,013</text:p>
          </table:table-cell>
          <table:table-cell table:style-name="ce5" table:formula="of:=([.I148]+[.K148])/2" office:value-type="float" office:value="0.00949389346787143" calcext:value-type="float">
            <text:p>0,009</text:p>
          </table:table-cell>
          <table:table-cell table:style-name="ce5" table:formula="of:=([.J148]+[.L148])/2" office:value-type="float" office:value="0.00498495726424521" calcext:value-type="float">
            <text:p>0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4" calcext:value-type="float">
            <text:p>0,7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49]+[.D149])/2" office:value-type="float" office:value="0.00474694673393571" calcext:value-type="float">
            <text:p>0,005</text:p>
          </table:table-cell>
          <table:table-cell table:style-name="ce5" table:formula="of:=([.C149]+[.E149])/2" office:value-type="float" office:value="0.00901787240725243" calcext:value-type="float">
            <text:p>0,009</text:p>
          </table:table-cell>
          <table:table-cell table:style-name="ce5" table:formula="of:=([.D149]+[.F149])/2" office:value-type="float" office:value="0.012427667892229" calcext:value-type="float">
            <text:p>0,012</text:p>
          </table:table-cell>
          <table:table-cell table:style-name="ce5" table:formula="of:=([.E149]+[.G149])/2" office:value-type="float" office:value="0.0145912240611443" calcext:value-type="float">
            <text:p>0,015</text:p>
          </table:table-cell>
          <table:table-cell table:style-name="ce5" table:formula="of:=([.F149]+[.H149])/2" office:value-type="float" office:value="0.0153614423165866" calcext:value-type="float">
            <text:p>0,015</text:p>
          </table:table-cell>
          <table:table-cell table:style-name="ce5" table:formula="of:=([.G149]+[.I149])/2" office:value-type="float" office:value="0.0145912240611443" calcext:value-type="float">
            <text:p>0,015</text:p>
          </table:table-cell>
          <table:table-cell table:style-name="ce5" table:formula="of:=([.H149]+[.J149])/2" office:value-type="float" office:value="0.012427667892229" calcext:value-type="float">
            <text:p>0,012</text:p>
          </table:table-cell>
          <table:table-cell table:style-name="ce5" table:formula="of:=([.I149]+[.K149])/2" office:value-type="float" office:value="0.00901787240725243" calcext:value-type="float">
            <text:p>0,009</text:p>
          </table:table-cell>
          <table:table-cell table:style-name="ce5" table:formula="of:=([.J149]+[.L149])/2" office:value-type="float" office:value="0.00474694673393571" calcext:value-type="float">
            <text:p>0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45" calcext:value-type="float">
            <text:p>0,7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0]+[.D150])/2" office:value-type="float" office:value="0.00450893620362622" calcext:value-type="float">
            <text:p>0,005</text:p>
          </table:table-cell>
          <table:table-cell table:style-name="ce5" table:formula="of:=([.C150]+[.E150])/2" office:value-type="float" office:value="0.00858730731308236" calcext:value-type="float">
            <text:p>0,009</text:p>
          </table:table-cell>
          <table:table-cell table:style-name="ce5" table:formula="of:=([.D150]+[.F150])/2" office:value-type="float" office:value="0.0118045482341983" calcext:value-type="float">
            <text:p>0,012</text:p>
          </table:table-cell>
          <table:table-cell table:style-name="ce5" table:formula="of:=([.E150]+[.G150])/2" office:value-type="float" office:value="0.0138945551044078" calcext:value-type="float">
            <text:p>0,014</text:p>
          </table:table-cell>
          <table:table-cell table:style-name="ce5" table:formula="of:=([.F150]+[.H150])/2" office:value-type="float" office:value="0.0145912240611443" calcext:value-type="float">
            <text:p>0,015</text:p>
          </table:table-cell>
          <table:table-cell table:style-name="ce5" table:formula="of:=([.G150]+[.I150])/2" office:value-type="float" office:value="0.0138945551044078" calcext:value-type="float">
            <text:p>0,014</text:p>
          </table:table-cell>
          <table:table-cell table:style-name="ce5" table:formula="of:=([.H150]+[.J150])/2" office:value-type="float" office:value="0.0118045482341983" calcext:value-type="float">
            <text:p>0,012</text:p>
          </table:table-cell>
          <table:table-cell table:style-name="ce5" table:formula="of:=([.I150]+[.K150])/2" office:value-type="float" office:value="0.00858730731308236" calcext:value-type="float">
            <text:p>0,009</text:p>
          </table:table-cell>
          <table:table-cell table:style-name="ce5" table:formula="of:=([.J150]+[.L150])/2" office:value-type="float" office:value="0.00450893620362622" calcext:value-type="float">
            <text:p>0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5" calcext:value-type="float">
            <text:p>0,7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1]+[.D151])/2" office:value-type="float" office:value="0.00429365365654118" calcext:value-type="float">
            <text:p>0,004</text:p>
          </table:table-cell>
          <table:table-cell table:style-name="ce5" table:formula="of:=([.C151]+[.E151])/2" office:value-type="float" office:value="0.00815674221891228" calcext:value-type="float">
            <text:p>0,008</text:p>
          </table:table-cell>
          <table:table-cell table:style-name="ce5" table:formula="of:=([.D151]+[.F151])/2" office:value-type="float" office:value="0.0112409312087451" calcext:value-type="float">
            <text:p>0,011</text:p>
          </table:table-cell>
          <table:table-cell table:style-name="ce5" table:formula="of:=([.E151]+[.G151])/2" office:value-type="float" office:value="0.0131978861476713" calcext:value-type="float">
            <text:p>0,013</text:p>
          </table:table-cell>
          <table:table-cell table:style-name="ce5" table:formula="of:=([.F151]+[.H151])/2" office:value-type="float" office:value="0.0138945551044078" calcext:value-type="float">
            <text:p>0,014</text:p>
          </table:table-cell>
          <table:table-cell table:style-name="ce5" table:formula="of:=([.G151]+[.I151])/2" office:value-type="float" office:value="0.0131978861476713" calcext:value-type="float">
            <text:p>0,013</text:p>
          </table:table-cell>
          <table:table-cell table:style-name="ce5" table:formula="of:=([.H151]+[.J151])/2" office:value-type="float" office:value="0.0112409312087451" calcext:value-type="float">
            <text:p>0,011</text:p>
          </table:table-cell>
          <table:table-cell table:style-name="ce5" table:formula="of:=([.I151]+[.K151])/2" office:value-type="float" office:value="0.00815674221891228" calcext:value-type="float">
            <text:p>0,008</text:p>
          </table:table-cell>
          <table:table-cell table:style-name="ce5" table:formula="of:=([.J151]+[.L151])/2" office:value-type="float" office:value="0.00429365365654118" calcext:value-type="float">
            <text:p>0,0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55" calcext:value-type="float">
            <text:p>0,7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2]+[.D152])/2" office:value-type="float" office:value="0.00407837110945614" calcext:value-type="float">
            <text:p>0,004</text:p>
          </table:table-cell>
          <table:table-cell table:style-name="ce5" table:formula="of:=([.C152]+[.E152])/2" office:value-type="float" office:value="0.00776729243264313" calcext:value-type="float">
            <text:p>0,008</text:p>
          </table:table-cell>
          <table:table-cell table:style-name="ce5" table:formula="of:=([.D152]+[.F152])/2" office:value-type="float" office:value="0.0106773141832918" calcext:value-type="float">
            <text:p>0,011</text:p>
          </table:table-cell>
          <table:table-cell table:style-name="ce5" table:formula="of:=([.E152]+[.G152])/2" office:value-type="float" office:value="0.0125677431565764" calcext:value-type="float">
            <text:p>0,013</text:p>
          </table:table-cell>
          <table:table-cell table:style-name="ce5" table:formula="of:=([.F152]+[.H152])/2" office:value-type="float" office:value="0.0131978861476713" calcext:value-type="float">
            <text:p>0,013</text:p>
          </table:table-cell>
          <table:table-cell table:style-name="ce5" table:formula="of:=([.G152]+[.I152])/2" office:value-type="float" office:value="0.0125677431565764" calcext:value-type="float">
            <text:p>0,013</text:p>
          </table:table-cell>
          <table:table-cell table:style-name="ce5" table:formula="of:=([.H152]+[.J152])/2" office:value-type="float" office:value="0.0106773141832918" calcext:value-type="float">
            <text:p>0,011</text:p>
          </table:table-cell>
          <table:table-cell table:style-name="ce5" table:formula="of:=([.I152]+[.K152])/2" office:value-type="float" office:value="0.00776729243264313" calcext:value-type="float">
            <text:p>0,008</text:p>
          </table:table-cell>
          <table:table-cell table:style-name="ce5" table:formula="of:=([.J152]+[.L152])/2" office:value-type="float" office:value="0.00407837110945614" calcext:value-type="float">
            <text:p>0,0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6" calcext:value-type="float">
            <text:p>0,7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3]+[.D153])/2" office:value-type="float" office:value="0.00388364621632156" calcext:value-type="float">
            <text:p>0,004</text:p>
          </table:table-cell>
          <table:table-cell table:style-name="ce5" table:formula="of:=([.C153]+[.E153])/2" office:value-type="float" office:value="0.00737784264637397" calcext:value-type="float">
            <text:p>0,007</text:p>
          </table:table-cell>
          <table:table-cell table:style-name="ce5" table:formula="of:=([.D153]+[.F153])/2" office:value-type="float" office:value="0.0101675177946098" calcext:value-type="float">
            <text:p>0,010</text:p>
          </table:table-cell>
          <table:table-cell table:style-name="ce5" table:formula="of:=([.E153]+[.G153])/2" office:value-type="float" office:value="0.0119376001654816" calcext:value-type="float">
            <text:p>0,012</text:p>
          </table:table-cell>
          <table:table-cell table:style-name="ce5" table:formula="of:=([.F153]+[.H153])/2" office:value-type="float" office:value="0.0125677431565764" calcext:value-type="float">
            <text:p>0,013</text:p>
          </table:table-cell>
          <table:table-cell table:style-name="ce5" table:formula="of:=([.G153]+[.I153])/2" office:value-type="float" office:value="0.0119376001654816" calcext:value-type="float">
            <text:p>0,012</text:p>
          </table:table-cell>
          <table:table-cell table:style-name="ce5" table:formula="of:=([.H153]+[.J153])/2" office:value-type="float" office:value="0.0101675177946098" calcext:value-type="float">
            <text:p>0,010</text:p>
          </table:table-cell>
          <table:table-cell table:style-name="ce5" table:formula="of:=([.I153]+[.K153])/2" office:value-type="float" office:value="0.00737784264637397" calcext:value-type="float">
            <text:p>0,007</text:p>
          </table:table-cell>
          <table:table-cell table:style-name="ce5" table:formula="of:=([.J153]+[.L153])/2" office:value-type="float" office:value="0.00388364621632156" calcext:value-type="float">
            <text:p>0,0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65" calcext:value-type="float">
            <text:p>0,7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4]+[.D154])/2" office:value-type="float" office:value="0.00368892132318698" calcext:value-type="float">
            <text:p>0,004</text:p>
          </table:table-cell>
          <table:table-cell table:style-name="ce5" table:formula="of:=([.C154]+[.E154])/2" office:value-type="float" office:value="0.00702558200546567" calcext:value-type="float">
            <text:p>0,007</text:p>
          </table:table-cell>
          <table:table-cell table:style-name="ce5" table:formula="of:=([.D154]+[.F154])/2" office:value-type="float" office:value="0.00965772140592776" calcext:value-type="float">
            <text:p>0,010</text:p>
          </table:table-cell>
          <table:table-cell table:style-name="ce5" table:formula="of:=([.E154]+[.G154])/2" office:value-type="float" office:value="0.0113676304755931" calcext:value-type="float">
            <text:p>0,011</text:p>
          </table:table-cell>
          <table:table-cell table:style-name="ce5" table:formula="of:=([.F154]+[.H154])/2" office:value-type="float" office:value="0.0119376001654816" calcext:value-type="float">
            <text:p>0,012</text:p>
          </table:table-cell>
          <table:table-cell table:style-name="ce5" table:formula="of:=([.G154]+[.I154])/2" office:value-type="float" office:value="0.0113676304755931" calcext:value-type="float">
            <text:p>0,011</text:p>
          </table:table-cell>
          <table:table-cell table:style-name="ce5" table:formula="of:=([.H154]+[.J154])/2" office:value-type="float" office:value="0.00965772140592776" calcext:value-type="float">
            <text:p>0,010</text:p>
          </table:table-cell>
          <table:table-cell table:style-name="ce5" table:formula="of:=([.I154]+[.K154])/2" office:value-type="float" office:value="0.00702558200546567" calcext:value-type="float">
            <text:p>0,007</text:p>
          </table:table-cell>
          <table:table-cell table:style-name="ce5" table:formula="of:=([.J154]+[.L154])/2" office:value-type="float" office:value="0.00368892132318698" calcext:value-type="float">
            <text:p>0,0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7" calcext:value-type="float">
            <text:p>0,7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5]+[.D155])/2" office:value-type="float" office:value="0.00351279100273284" calcext:value-type="float">
            <text:p>0,004</text:p>
          </table:table-cell>
          <table:table-cell table:style-name="ce5" table:formula="of:=([.C155]+[.E155])/2" office:value-type="float" office:value="0.00667332136455737" calcext:value-type="float">
            <text:p>0,007</text:p>
          </table:table-cell>
          <table:table-cell table:style-name="ce5" table:formula="of:=([.D155]+[.F155])/2" office:value-type="float" office:value="0.00919660624052939" calcext:value-type="float">
            <text:p>0,009</text:p>
          </table:table-cell>
          <table:table-cell table:style-name="ce5" table:formula="of:=([.E155]+[.G155])/2" office:value-type="float" office:value="0.0107976607857047" calcext:value-type="float">
            <text:p>0,011</text:p>
          </table:table-cell>
          <table:table-cell table:style-name="ce5" table:formula="of:=([.F155]+[.H155])/2" office:value-type="float" office:value="0.0113676304755931" calcext:value-type="float">
            <text:p>0,011</text:p>
          </table:table-cell>
          <table:table-cell table:style-name="ce5" table:formula="of:=([.G155]+[.I155])/2" office:value-type="float" office:value="0.0107976607857047" calcext:value-type="float">
            <text:p>0,011</text:p>
          </table:table-cell>
          <table:table-cell table:style-name="ce5" table:formula="of:=([.H155]+[.J155])/2" office:value-type="float" office:value="0.00919660624052939" calcext:value-type="float">
            <text:p>0,009</text:p>
          </table:table-cell>
          <table:table-cell table:style-name="ce5" table:formula="of:=([.I155]+[.K155])/2" office:value-type="float" office:value="0.00667332136455737" calcext:value-type="float">
            <text:p>0,007</text:p>
          </table:table-cell>
          <table:table-cell table:style-name="ce5" table:formula="of:=([.J155]+[.L155])/2" office:value-type="float" office:value="0.00351279100273284" calcext:value-type="float">
            <text:p>0,004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75" calcext:value-type="float">
            <text:p>0,7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6]+[.D156])/2" office:value-type="float" office:value="0.00333666068227869" calcext:value-type="float">
            <text:p>0,003</text:p>
          </table:table-cell>
          <table:table-cell table:style-name="ce5" table:formula="of:=([.C156]+[.E156])/2" office:value-type="float" office:value="0.00635469862163111" calcext:value-type="float">
            <text:p>0,006</text:p>
          </table:table-cell>
          <table:table-cell table:style-name="ce5" table:formula="of:=([.D156]+[.F156])/2" office:value-type="float" office:value="0.00873549107513101" calcext:value-type="float">
            <text:p>0,009</text:p>
          </table:table-cell>
          <table:table-cell table:style-name="ce5" table:formula="of:=([.E156]+[.G156])/2" office:value-type="float" office:value="0.0102821183580613" calcext:value-type="float">
            <text:p>0,010</text:p>
          </table:table-cell>
          <table:table-cell table:style-name="ce5" table:formula="of:=([.F156]+[.H156])/2" office:value-type="float" office:value="0.0107976607857047" calcext:value-type="float">
            <text:p>0,011</text:p>
          </table:table-cell>
          <table:table-cell table:style-name="ce5" table:formula="of:=([.G156]+[.I156])/2" office:value-type="float" office:value="0.0102821183580613" calcext:value-type="float">
            <text:p>0,010</text:p>
          </table:table-cell>
          <table:table-cell table:style-name="ce5" table:formula="of:=([.H156]+[.J156])/2" office:value-type="float" office:value="0.00873549107513101" calcext:value-type="float">
            <text:p>0,009</text:p>
          </table:table-cell>
          <table:table-cell table:style-name="ce5" table:formula="of:=([.I156]+[.K156])/2" office:value-type="float" office:value="0.00635469862163111" calcext:value-type="float">
            <text:p>0,006</text:p>
          </table:table-cell>
          <table:table-cell table:style-name="ce5" table:formula="of:=([.J156]+[.L156])/2" office:value-type="float" office:value="0.00333666068227869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8" calcext:value-type="float">
            <text:p>0,7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7]+[.D157])/2" office:value-type="float" office:value="0.00317734931081556" calcext:value-type="float">
            <text:p>0,003</text:p>
          </table:table-cell>
          <table:table-cell table:style-name="ce5" table:formula="of:=([.C157]+[.E157])/2" office:value-type="float" office:value="0.00603607587870485" calcext:value-type="float">
            <text:p>0,006</text:p>
          </table:table-cell>
          <table:table-cell table:style-name="ce5" table:formula="of:=([.D157]+[.F157])/2" office:value-type="float" office:value="0.00831840848984618" calcext:value-type="float">
            <text:p>0,008</text:p>
          </table:table-cell>
          <table:table-cell table:style-name="ce5" table:formula="of:=([.E157]+[.G157])/2" office:value-type="float" office:value="0.00976657593041783" calcext:value-type="float">
            <text:p>0,010</text:p>
          </table:table-cell>
          <table:table-cell table:style-name="ce5" table:formula="of:=([.F157]+[.H157])/2" office:value-type="float" office:value="0.0102821183580613" calcext:value-type="float">
            <text:p>0,010</text:p>
          </table:table-cell>
          <table:table-cell table:style-name="ce5" table:formula="of:=([.G157]+[.I157])/2" office:value-type="float" office:value="0.00976657593041783" calcext:value-type="float">
            <text:p>0,010</text:p>
          </table:table-cell>
          <table:table-cell table:style-name="ce5" table:formula="of:=([.H157]+[.J157])/2" office:value-type="float" office:value="0.00831840848984618" calcext:value-type="float">
            <text:p>0,008</text:p>
          </table:table-cell>
          <table:table-cell table:style-name="ce5" table:formula="of:=([.I157]+[.K157])/2" office:value-type="float" office:value="0.00603607587870485" calcext:value-type="float">
            <text:p>0,006</text:p>
          </table:table-cell>
          <table:table-cell table:style-name="ce5" table:formula="of:=([.J157]+[.L157])/2" office:value-type="float" office:value="0.00317734931081556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85" calcext:value-type="float">
            <text:p>0,7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8]+[.D158])/2" office:value-type="float" office:value="0.00301803793935243" calcext:value-type="float">
            <text:p>0,003</text:p>
          </table:table-cell>
          <table:table-cell table:style-name="ce5" table:formula="of:=([.C158]+[.E158])/2" office:value-type="float" office:value="0.00574787890033087" calcext:value-type="float">
            <text:p>0,006</text:p>
          </table:table-cell>
          <table:table-cell table:style-name="ce5" table:formula="of:=([.D158]+[.F158])/2" office:value-type="float" office:value="0.00790132590456134" calcext:value-type="float">
            <text:p>0,008</text:p>
          </table:table-cell>
          <table:table-cell table:style-name="ce5" table:formula="of:=([.E158]+[.G158])/2" office:value-type="float" office:value="0.00930026342395372" calcext:value-type="float">
            <text:p>0,009</text:p>
          </table:table-cell>
          <table:table-cell table:style-name="ce5" table:formula="of:=([.F158]+[.H158])/2" office:value-type="float" office:value="0.00976657593041783" calcext:value-type="float">
            <text:p>0,010</text:p>
          </table:table-cell>
          <table:table-cell table:style-name="ce5" table:formula="of:=([.G158]+[.I158])/2" office:value-type="float" office:value="0.00930026342395372" calcext:value-type="float">
            <text:p>0,009</text:p>
          </table:table-cell>
          <table:table-cell table:style-name="ce5" table:formula="of:=([.H158]+[.J158])/2" office:value-type="float" office:value="0.00790132590456134" calcext:value-type="float">
            <text:p>0,008</text:p>
          </table:table-cell>
          <table:table-cell table:style-name="ce5" table:formula="of:=([.I158]+[.K158])/2" office:value-type="float" office:value="0.00574787890033087" calcext:value-type="float">
            <text:p>0,006</text:p>
          </table:table-cell>
          <table:table-cell table:style-name="ce5" table:formula="of:=([.J158]+[.L158])/2" office:value-type="float" office:value="0.00301803793935243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9" calcext:value-type="float">
            <text:p>0,7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59]+[.D159])/2" office:value-type="float" office:value="0.00287393945016543" calcext:value-type="float">
            <text:p>0,003</text:p>
          </table:table-cell>
          <table:table-cell table:style-name="ce5" table:formula="of:=([.C159]+[.E159])/2" office:value-type="float" office:value="0.00545968192195688" calcext:value-type="float">
            <text:p>0,005</text:p>
          </table:table-cell>
          <table:table-cell table:style-name="ce5" table:formula="of:=([.D159]+[.F159])/2" office:value-type="float" office:value="0.00752407116214229" calcext:value-type="float">
            <text:p>0,008</text:p>
          </table:table-cell>
          <table:table-cell table:style-name="ce5" table:formula="of:=([.E159]+[.G159])/2" office:value-type="float" office:value="0.00883395091748959" calcext:value-type="float">
            <text:p>0,009</text:p>
          </table:table-cell>
          <table:table-cell table:style-name="ce5" table:formula="of:=([.F159]+[.H159])/2" office:value-type="float" office:value="0.00930026342395372" calcext:value-type="float">
            <text:p>0,009</text:p>
          </table:table-cell>
          <table:table-cell table:style-name="ce5" table:formula="of:=([.G159]+[.I159])/2" office:value-type="float" office:value="0.00883395091748959" calcext:value-type="float">
            <text:p>0,009</text:p>
          </table:table-cell>
          <table:table-cell table:style-name="ce5" table:formula="of:=([.H159]+[.J159])/2" office:value-type="float" office:value="0.00752407116214229" calcext:value-type="float">
            <text:p>0,008</text:p>
          </table:table-cell>
          <table:table-cell table:style-name="ce5" table:formula="of:=([.I159]+[.K159])/2" office:value-type="float" office:value="0.00545968192195688" calcext:value-type="float">
            <text:p>0,005</text:p>
          </table:table-cell>
          <table:table-cell table:style-name="ce5" table:formula="of:=([.J159]+[.L159])/2" office:value-type="float" office:value="0.00287393945016543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795" calcext:value-type="float">
            <text:p>0,7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0]+[.D160])/2" office:value-type="float" office:value="0.00272984096097844" calcext:value-type="float">
            <text:p>0,003</text:p>
          </table:table-cell>
          <table:table-cell table:style-name="ce5" table:formula="of:=([.C160]+[.E160])/2" office:value-type="float" office:value="0.00519900530615386" calcext:value-type="float">
            <text:p>0,005</text:p>
          </table:table-cell>
          <table:table-cell table:style-name="ce5" table:formula="of:=([.D160]+[.F160])/2" office:value-type="float" office:value="0.00714681641972324" calcext:value-type="float">
            <text:p>0,007</text:p>
          </table:table-cell>
          <table:table-cell table:style-name="ce5" table:formula="of:=([.E160]+[.G160])/2" office:value-type="float" office:value="0.008412167293048" calcext:value-type="float">
            <text:p>0,008</text:p>
          </table:table-cell>
          <table:table-cell table:style-name="ce5" table:formula="of:=([.F160]+[.H160])/2" office:value-type="float" office:value="0.00883395091748959" calcext:value-type="float">
            <text:p>0,009</text:p>
          </table:table-cell>
          <table:table-cell table:style-name="ce5" table:formula="of:=([.G160]+[.I160])/2" office:value-type="float" office:value="0.008412167293048" calcext:value-type="float">
            <text:p>0,008</text:p>
          </table:table-cell>
          <table:table-cell table:style-name="ce5" table:formula="of:=([.H160]+[.J160])/2" office:value-type="float" office:value="0.00714681641972324" calcext:value-type="float">
            <text:p>0,007</text:p>
          </table:table-cell>
          <table:table-cell table:style-name="ce5" table:formula="of:=([.I160]+[.K160])/2" office:value-type="float" office:value="0.00519900530615386" calcext:value-type="float">
            <text:p>0,005</text:p>
          </table:table-cell>
          <table:table-cell table:style-name="ce5" table:formula="of:=([.J160]+[.L160])/2" office:value-type="float" office:value="0.00272984096097844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" calcext:value-type="float">
            <text:p>0,8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1]+[.D161])/2" office:value-type="float" office:value="0.00259950265307693" calcext:value-type="float">
            <text:p>0,003</text:p>
          </table:table-cell>
          <table:table-cell table:style-name="ce5" table:formula="of:=([.C161]+[.E161])/2" office:value-type="float" office:value="0.00493832869035084" calcext:value-type="float">
            <text:p>0,005</text:p>
          </table:table-cell>
          <table:table-cell table:style-name="ce5" table:formula="of:=([.D161]+[.F161])/2" office:value-type="float" office:value="0.00680558629960093" calcext:value-type="float">
            <text:p>0,007</text:p>
          </table:table-cell>
          <table:table-cell table:style-name="ce5" table:formula="of:=([.E161]+[.G161])/2" office:value-type="float" office:value="0.00799038366860641" calcext:value-type="float">
            <text:p>0,008</text:p>
          </table:table-cell>
          <table:table-cell table:style-name="ce5" table:formula="of:=([.F161]+[.H161])/2" office:value-type="float" office:value="0.008412167293048" calcext:value-type="float">
            <text:p>0,008</text:p>
          </table:table-cell>
          <table:table-cell table:style-name="ce5" table:formula="of:=([.G161]+[.I161])/2" office:value-type="float" office:value="0.00799038366860641" calcext:value-type="float">
            <text:p>0,008</text:p>
          </table:table-cell>
          <table:table-cell table:style-name="ce5" table:formula="of:=([.H161]+[.J161])/2" office:value-type="float" office:value="0.00680558629960093" calcext:value-type="float">
            <text:p>0,007</text:p>
          </table:table-cell>
          <table:table-cell table:style-name="ce5" table:formula="of:=([.I161]+[.K161])/2" office:value-type="float" office:value="0.00493832869035084" calcext:value-type="float">
            <text:p>0,005</text:p>
          </table:table-cell>
          <table:table-cell table:style-name="ce5" table:formula="of:=([.J161]+[.L161])/2" office:value-type="float" office:value="0.00259950265307693" calcext:value-type="float">
            <text:p>0,003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05" calcext:value-type="float">
            <text:p>0,8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2]+[.D162])/2" office:value-type="float" office:value="0.00246916434517542" calcext:value-type="float">
            <text:p>0,002</text:p>
          </table:table-cell>
          <table:table-cell table:style-name="ce5" table:formula="of:=([.C162]+[.E162])/2" office:value-type="float" office:value="0.00470254447633893" calcext:value-type="float">
            <text:p>0,005</text:p>
          </table:table-cell>
          <table:table-cell table:style-name="ce5" table:formula="of:=([.D162]+[.F162])/2" office:value-type="float" office:value="0.00646435617947863" calcext:value-type="float">
            <text:p>0,006</text:p>
          </table:table-cell>
          <table:table-cell table:style-name="ce5" table:formula="of:=([.E162]+[.G162])/2" office:value-type="float" office:value="0.00760887679632447" calcext:value-type="float">
            <text:p>0,008</text:p>
          </table:table-cell>
          <table:table-cell table:style-name="ce5" table:formula="of:=([.F162]+[.H162])/2" office:value-type="float" office:value="0.00799038366860641" calcext:value-type="float">
            <text:p>0,008</text:p>
          </table:table-cell>
          <table:table-cell table:style-name="ce5" table:formula="of:=([.G162]+[.I162])/2" office:value-type="float" office:value="0.00760887679632447" calcext:value-type="float">
            <text:p>0,008</text:p>
          </table:table-cell>
          <table:table-cell table:style-name="ce5" table:formula="of:=([.H162]+[.J162])/2" office:value-type="float" office:value="0.00646435617947863" calcext:value-type="float">
            <text:p>0,006</text:p>
          </table:table-cell>
          <table:table-cell table:style-name="ce5" table:formula="of:=([.I162]+[.K162])/2" office:value-type="float" office:value="0.00470254447633893" calcext:value-type="float">
            <text:p>0,005</text:p>
          </table:table-cell>
          <table:table-cell table:style-name="ce5" table:formula="of:=([.J162]+[.L162])/2" office:value-type="float" office:value="0.00246916434517542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1" calcext:value-type="float">
            <text:p>0,8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3]+[.D163])/2" office:value-type="float" office:value="0.00235127223816947" calcext:value-type="float">
            <text:p>0,002</text:p>
          </table:table-cell>
          <table:table-cell table:style-name="ce5" table:formula="of:=([.C163]+[.E163])/2" office:value-type="float" office:value="0.00446676026232702" calcext:value-type="float">
            <text:p>0,004</text:p>
          </table:table-cell>
          <table:table-cell table:style-name="ce5" table:formula="of:=([.D163]+[.F163])/2" office:value-type="float" office:value="0.0061557106363317" calcext:value-type="float">
            <text:p>0,006</text:p>
          </table:table-cell>
          <table:table-cell table:style-name="ce5" table:formula="of:=([.E163]+[.G163])/2" office:value-type="float" office:value="0.00722736992404252" calcext:value-type="float">
            <text:p>0,007</text:p>
          </table:table-cell>
          <table:table-cell table:style-name="ce5" table:formula="of:=([.F163]+[.H163])/2" office:value-type="float" office:value="0.00760887679632447" calcext:value-type="float">
            <text:p>0,008</text:p>
          </table:table-cell>
          <table:table-cell table:style-name="ce5" table:formula="of:=([.G163]+[.I163])/2" office:value-type="float" office:value="0.00722736992404252" calcext:value-type="float">
            <text:p>0,007</text:p>
          </table:table-cell>
          <table:table-cell table:style-name="ce5" table:formula="of:=([.H163]+[.J163])/2" office:value-type="float" office:value="0.0061557106363317" calcext:value-type="float">
            <text:p>0,006</text:p>
          </table:table-cell>
          <table:table-cell table:style-name="ce5" table:formula="of:=([.I163]+[.K163])/2" office:value-type="float" office:value="0.00446676026232702" calcext:value-type="float">
            <text:p>0,004</text:p>
          </table:table-cell>
          <table:table-cell table:style-name="ce5" table:formula="of:=([.J163]+[.L163])/2" office:value-type="float" office:value="0.00235127223816947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15" calcext:value-type="float">
            <text:p>0,8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4]+[.D164])/2" office:value-type="float" office:value="0.00223338013116351" calcext:value-type="float">
            <text:p>0,002</text:p>
          </table:table-cell>
          <table:table-cell table:style-name="ce5" table:formula="of:=([.C164]+[.E164])/2" office:value-type="float" office:value="0.00425349143725058" calcext:value-type="float">
            <text:p>0,004</text:p>
          </table:table-cell>
          <table:table-cell table:style-name="ce5" table:formula="of:=([.D164]+[.F164])/2" office:value-type="float" office:value="0.00584706509318477" calcext:value-type="float">
            <text:p>0,006</text:p>
          </table:table-cell>
          <table:table-cell table:style-name="ce5" table:formula="of:=([.E164]+[.G164])/2" office:value-type="float" office:value="0.00688229371632809" calcext:value-type="float">
            <text:p>0,007</text:p>
          </table:table-cell>
          <table:table-cell table:style-name="ce5" table:formula="of:=([.F164]+[.H164])/2" office:value-type="float" office:value="0.00722736992404252" calcext:value-type="float">
            <text:p>0,007</text:p>
          </table:table-cell>
          <table:table-cell table:style-name="ce5" table:formula="of:=([.G164]+[.I164])/2" office:value-type="float" office:value="0.00688229371632809" calcext:value-type="float">
            <text:p>0,007</text:p>
          </table:table-cell>
          <table:table-cell table:style-name="ce5" table:formula="of:=([.H164]+[.J164])/2" office:value-type="float" office:value="0.00584706509318477" calcext:value-type="float">
            <text:p>0,006</text:p>
          </table:table-cell>
          <table:table-cell table:style-name="ce5" table:formula="of:=([.I164]+[.K164])/2" office:value-type="float" office:value="0.00425349143725058" calcext:value-type="float">
            <text:p>0,004</text:p>
          </table:table-cell>
          <table:table-cell table:style-name="ce5" table:formula="of:=([.J164]+[.L164])/2" office:value-type="float" office:value="0.00223338013116351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2" calcext:value-type="float">
            <text:p>0,8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5]+[.D165])/2" office:value-type="float" office:value="0.00212674571862529" calcext:value-type="float">
            <text:p>0,002</text:p>
          </table:table-cell>
          <table:table-cell table:style-name="ce5" table:formula="of:=([.C165]+[.E165])/2" office:value-type="float" office:value="0.00404022261217414" calcext:value-type="float">
            <text:p>0,004</text:p>
          </table:table-cell>
          <table:table-cell table:style-name="ce5" table:formula="of:=([.D165]+[.F165])/2" office:value-type="float" office:value="0.00556789257678934" calcext:value-type="float">
            <text:p>0,006</text:p>
          </table:table-cell>
          <table:table-cell table:style-name="ce5" table:formula="of:=([.E165]+[.G165])/2" office:value-type="float" office:value="0.00653721750861365" calcext:value-type="float">
            <text:p>0,007</text:p>
          </table:table-cell>
          <table:table-cell table:style-name="ce5" table:formula="of:=([.F165]+[.H165])/2" office:value-type="float" office:value="0.00688229371632809" calcext:value-type="float">
            <text:p>0,007</text:p>
          </table:table-cell>
          <table:table-cell table:style-name="ce5" table:formula="of:=([.G165]+[.I165])/2" office:value-type="float" office:value="0.00653721750861365" calcext:value-type="float">
            <text:p>0,007</text:p>
          </table:table-cell>
          <table:table-cell table:style-name="ce5" table:formula="of:=([.H165]+[.J165])/2" office:value-type="float" office:value="0.00556789257678934" calcext:value-type="float">
            <text:p>0,006</text:p>
          </table:table-cell>
          <table:table-cell table:style-name="ce5" table:formula="of:=([.I165]+[.K165])/2" office:value-type="float" office:value="0.00404022261217414" calcext:value-type="float">
            <text:p>0,004</text:p>
          </table:table-cell>
          <table:table-cell table:style-name="ce5" table:formula="of:=([.J165]+[.L165])/2" office:value-type="float" office:value="0.00212674571862529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25" calcext:value-type="float">
            <text:p>0,8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6]+[.D166])/2" office:value-type="float" office:value="0.00202011130608707" calcext:value-type="float">
            <text:p>0,002</text:p>
          </table:table-cell>
          <table:table-cell table:style-name="ce5" table:formula="of:=([.C166]+[.E166])/2" office:value-type="float" office:value="0.00384731914770731" calcext:value-type="float">
            <text:p>0,004</text:p>
          </table:table-cell>
          <table:table-cell table:style-name="ce5" table:formula="of:=([.D166]+[.F166])/2" office:value-type="float" office:value="0.00528872006039389" calcext:value-type="float">
            <text:p>0,005</text:p>
          </table:table-cell>
          <table:table-cell table:style-name="ce5" table:formula="of:=([.E166]+[.G166])/2" office:value-type="float" office:value="0.00622509314655871" calcext:value-type="float">
            <text:p>0,006</text:p>
          </table:table-cell>
          <table:table-cell table:style-name="ce5" table:formula="of:=([.F166]+[.H166])/2" office:value-type="float" office:value="0.00653721750861365" calcext:value-type="float">
            <text:p>0,007</text:p>
          </table:table-cell>
          <table:table-cell table:style-name="ce5" table:formula="of:=([.G166]+[.I166])/2" office:value-type="float" office:value="0.00622509314655871" calcext:value-type="float">
            <text:p>0,006</text:p>
          </table:table-cell>
          <table:table-cell table:style-name="ce5" table:formula="of:=([.H166]+[.J166])/2" office:value-type="float" office:value="0.00528872006039389" calcext:value-type="float">
            <text:p>0,005</text:p>
          </table:table-cell>
          <table:table-cell table:style-name="ce5" table:formula="of:=([.I166]+[.K166])/2" office:value-type="float" office:value="0.00384731914770731" calcext:value-type="float">
            <text:p>0,004</text:p>
          </table:table-cell>
          <table:table-cell table:style-name="ce5" table:formula="of:=([.J166]+[.L166])/2" office:value-type="float" office:value="0.00202011130608707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3" calcext:value-type="float">
            <text:p>0,8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7]+[.D167])/2" office:value-type="float" office:value="0.00192365957385366" calcext:value-type="float">
            <text:p>0,002</text:p>
          </table:table-cell>
          <table:table-cell table:style-name="ce5" table:formula="of:=([.C167]+[.E167])/2" office:value-type="float" office:value="0.00365441568324048" calcext:value-type="float">
            <text:p>0,004</text:p>
          </table:table-cell>
          <table:table-cell table:style-name="ce5" table:formula="of:=([.D167]+[.F167])/2" office:value-type="float" office:value="0.00503620614713301" calcext:value-type="float">
            <text:p>0,005</text:p>
          </table:table-cell>
          <table:table-cell table:style-name="ce5" table:formula="of:=([.E167]+[.G167])/2" office:value-type="float" office:value="0.00591296878450377" calcext:value-type="float">
            <text:p>0,006</text:p>
          </table:table-cell>
          <table:table-cell table:style-name="ce5" table:formula="of:=([.F167]+[.H167])/2" office:value-type="float" office:value="0.00622509314655871" calcext:value-type="float">
            <text:p>0,006</text:p>
          </table:table-cell>
          <table:table-cell table:style-name="ce5" table:formula="of:=([.G167]+[.I167])/2" office:value-type="float" office:value="0.00591296878450377" calcext:value-type="float">
            <text:p>0,006</text:p>
          </table:table-cell>
          <table:table-cell table:style-name="ce5" table:formula="of:=([.H167]+[.J167])/2" office:value-type="float" office:value="0.00503620614713301" calcext:value-type="float">
            <text:p>0,005</text:p>
          </table:table-cell>
          <table:table-cell table:style-name="ce5" table:formula="of:=([.I167]+[.K167])/2" office:value-type="float" office:value="0.00365441568324048" calcext:value-type="float">
            <text:p>0,004</text:p>
          </table:table-cell>
          <table:table-cell table:style-name="ce5" table:formula="of:=([.J167]+[.L167])/2" office:value-type="float" office:value="0.00192365957385366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35" calcext:value-type="float">
            <text:p>0,8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8]+[.D168])/2" office:value-type="float" office:value="0.00182720784162024" calcext:value-type="float">
            <text:p>0,002</text:p>
          </table:table-cell>
          <table:table-cell table:style-name="ce5" table:formula="of:=([.C168]+[.E168])/2" office:value-type="float" office:value="0.00347993286049333" calcext:value-type="float">
            <text:p>0,003</text:p>
          </table:table-cell>
          <table:table-cell table:style-name="ce5" table:formula="of:=([.D168]+[.F168])/2" office:value-type="float" office:value="0.00478369223387213" calcext:value-type="float">
            <text:p>0,005</text:p>
          </table:table-cell>
          <table:table-cell table:style-name="ce5" table:formula="of:=([.E168]+[.G168])/2" office:value-type="float" office:value="0.00563064964684586" calcext:value-type="float">
            <text:p>0,006</text:p>
          </table:table-cell>
          <table:table-cell table:style-name="ce5" table:formula="of:=([.F168]+[.H168])/2" office:value-type="float" office:value="0.00591296878450377" calcext:value-type="float">
            <text:p>0,006</text:p>
          </table:table-cell>
          <table:table-cell table:style-name="ce5" table:formula="of:=([.G168]+[.I168])/2" office:value-type="float" office:value="0.00563064964684586" calcext:value-type="float">
            <text:p>0,006</text:p>
          </table:table-cell>
          <table:table-cell table:style-name="ce5" table:formula="of:=([.H168]+[.J168])/2" office:value-type="float" office:value="0.00478369223387213" calcext:value-type="float">
            <text:p>0,005</text:p>
          </table:table-cell>
          <table:table-cell table:style-name="ce5" table:formula="of:=([.I168]+[.K168])/2" office:value-type="float" office:value="0.00347993286049333" calcext:value-type="float">
            <text:p>0,003</text:p>
          </table:table-cell>
          <table:table-cell table:style-name="ce5" table:formula="of:=([.J168]+[.L168])/2" office:value-type="float" office:value="0.00182720784162024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4" calcext:value-type="float">
            <text:p>0,8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69]+[.D169])/2" office:value-type="float" office:value="0.00173996643024667" calcext:value-type="float">
            <text:p>0,002</text:p>
          </table:table-cell>
          <table:table-cell table:style-name="ce5" table:formula="of:=([.C169]+[.E169])/2" office:value-type="float" office:value="0.00330545003774618" calcext:value-type="float">
            <text:p>0,003</text:p>
          </table:table-cell>
          <table:table-cell table:style-name="ce5" table:formula="of:=([.D169]+[.F169])/2" office:value-type="float" office:value="0.0045552912536696" calcext:value-type="float">
            <text:p>0,005</text:p>
          </table:table-cell>
          <table:table-cell table:style-name="ce5" table:formula="of:=([.E169]+[.G169])/2" office:value-type="float" office:value="0.00534833050918795" calcext:value-type="float">
            <text:p>0,005</text:p>
          </table:table-cell>
          <table:table-cell table:style-name="ce5" table:formula="of:=([.F169]+[.H169])/2" office:value-type="float" office:value="0.00563064964684586" calcext:value-type="float">
            <text:p>0,006</text:p>
          </table:table-cell>
          <table:table-cell table:style-name="ce5" table:formula="of:=([.G169]+[.I169])/2" office:value-type="float" office:value="0.00534833050918795" calcext:value-type="float">
            <text:p>0,005</text:p>
          </table:table-cell>
          <table:table-cell table:style-name="ce5" table:formula="of:=([.H169]+[.J169])/2" office:value-type="float" office:value="0.0045552912536696" calcext:value-type="float">
            <text:p>0,005</text:p>
          </table:table-cell>
          <table:table-cell table:style-name="ce5" table:formula="of:=([.I169]+[.K169])/2" office:value-type="float" office:value="0.00330545003774618" calcext:value-type="float">
            <text:p>0,003</text:p>
          </table:table-cell>
          <table:table-cell table:style-name="ce5" table:formula="of:=([.J169]+[.L169])/2" office:value-type="float" office:value="0.00173996643024667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45" calcext:value-type="float">
            <text:p>0,8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0]+[.D170])/2" office:value-type="float" office:value="0.00165272501887309" calcext:value-type="float">
            <text:p>0,002</text:p>
          </table:table-cell>
          <table:table-cell table:style-name="ce5" table:formula="of:=([.C170]+[.E170])/2" office:value-type="float" office:value="0.00314762884195813" calcext:value-type="float">
            <text:p>0,003</text:p>
          </table:table-cell>
          <table:table-cell table:style-name="ce5" table:formula="of:=([.D170]+[.F170])/2" office:value-type="float" office:value="0.00432689027346707" calcext:value-type="float">
            <text:p>0,004</text:p>
          </table:table-cell>
          <table:table-cell table:style-name="ce5" table:formula="of:=([.E170]+[.G170])/2" office:value-type="float" office:value="0.00509297045025773" calcext:value-type="float">
            <text:p>0,005</text:p>
          </table:table-cell>
          <table:table-cell table:style-name="ce5" table:formula="of:=([.F170]+[.H170])/2" office:value-type="float" office:value="0.00534833050918795" calcext:value-type="float">
            <text:p>0,005</text:p>
          </table:table-cell>
          <table:table-cell table:style-name="ce5" table:formula="of:=([.G170]+[.I170])/2" office:value-type="float" office:value="0.00509297045025773" calcext:value-type="float">
            <text:p>0,005</text:p>
          </table:table-cell>
          <table:table-cell table:style-name="ce5" table:formula="of:=([.H170]+[.J170])/2" office:value-type="float" office:value="0.00432689027346707" calcext:value-type="float">
            <text:p>0,004</text:p>
          </table:table-cell>
          <table:table-cell table:style-name="ce5" table:formula="of:=([.I170]+[.K170])/2" office:value-type="float" office:value="0.00314762884195813" calcext:value-type="float">
            <text:p>0,003</text:p>
          </table:table-cell>
          <table:table-cell table:style-name="ce5" table:formula="of:=([.J170]+[.L170])/2" office:value-type="float" office:value="0.00165272501887309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5" calcext:value-type="float">
            <text:p>0,8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1]+[.D171])/2" office:value-type="float" office:value="0.00157381442097907" calcext:value-type="float">
            <text:p>0,002</text:p>
          </table:table-cell>
          <table:table-cell table:style-name="ce5" table:formula="of:=([.C171]+[.E171])/2" office:value-type="float" office:value="0.00298980764617008" calcext:value-type="float">
            <text:p>0,003</text:p>
          </table:table-cell>
          <table:table-cell table:style-name="ce5" table:formula="of:=([.D171]+[.F171])/2" office:value-type="float" office:value="0.00412029964610793" calcext:value-type="float">
            <text:p>0,004</text:p>
          </table:table-cell>
          <table:table-cell table:style-name="ce5" table:formula="of:=([.E171]+[.G171])/2" office:value-type="float" office:value="0.00483761039132751" calcext:value-type="float">
            <text:p>0,005</text:p>
          </table:table-cell>
          <table:table-cell table:style-name="ce5" table:formula="of:=([.F171]+[.H171])/2" office:value-type="float" office:value="0.00509297045025773" calcext:value-type="float">
            <text:p>0,005</text:p>
          </table:table-cell>
          <table:table-cell table:style-name="ce5" table:formula="of:=([.G171]+[.I171])/2" office:value-type="float" office:value="0.00483761039132751" calcext:value-type="float">
            <text:p>0,005</text:p>
          </table:table-cell>
          <table:table-cell table:style-name="ce5" table:formula="of:=([.H171]+[.J171])/2" office:value-type="float" office:value="0.00412029964610793" calcext:value-type="float">
            <text:p>0,004</text:p>
          </table:table-cell>
          <table:table-cell table:style-name="ce5" table:formula="of:=([.I171]+[.K171])/2" office:value-type="float" office:value="0.00298980764617008" calcext:value-type="float">
            <text:p>0,003</text:p>
          </table:table-cell>
          <table:table-cell table:style-name="ce5" table:formula="of:=([.J171]+[.L171])/2" office:value-type="float" office:value="0.00157381442097907" calcext:value-type="float">
            <text:p>0,002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55" calcext:value-type="float">
            <text:p>0,8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2]+[.D172])/2" office:value-type="float" office:value="0.00149490382308504" calcext:value-type="float">
            <text:p>0,001</text:p>
          </table:table-cell>
          <table:table-cell table:style-name="ce5" table:formula="of:=([.C172]+[.E172])/2" office:value-type="float" office:value="0.0028470570335435" calcext:value-type="float">
            <text:p>0,003</text:p>
          </table:table-cell>
          <table:table-cell table:style-name="ce5" table:formula="of:=([.D172]+[.F172])/2" office:value-type="float" office:value="0.00391370901874879" calcext:value-type="float">
            <text:p>0,004</text:p>
          </table:table-cell>
          <table:table-cell table:style-name="ce5" table:formula="of:=([.E172]+[.G172])/2" office:value-type="float" office:value="0.00460663504818283" calcext:value-type="float">
            <text:p>0,005</text:p>
          </table:table-cell>
          <table:table-cell table:style-name="ce5" table:formula="of:=([.F172]+[.H172])/2" office:value-type="float" office:value="0.00483761039132751" calcext:value-type="float">
            <text:p>0,005</text:p>
          </table:table-cell>
          <table:table-cell table:style-name="ce5" table:formula="of:=([.G172]+[.I172])/2" office:value-type="float" office:value="0.00460663504818283" calcext:value-type="float">
            <text:p>0,005</text:p>
          </table:table-cell>
          <table:table-cell table:style-name="ce5" table:formula="of:=([.H172]+[.J172])/2" office:value-type="float" office:value="0.00391370901874879" calcext:value-type="float">
            <text:p>0,004</text:p>
          </table:table-cell>
          <table:table-cell table:style-name="ce5" table:formula="of:=([.I172]+[.K172])/2" office:value-type="float" office:value="0.0028470570335435" calcext:value-type="float">
            <text:p>0,003</text:p>
          </table:table-cell>
          <table:table-cell table:style-name="ce5" table:formula="of:=([.J172]+[.L172])/2" office:value-type="float" office:value="0.00149490382308504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6" calcext:value-type="float">
            <text:p>0,8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3]+[.D173])/2" office:value-type="float" office:value="0.00142352851677175" calcext:value-type="float">
            <text:p>0,001</text:p>
          </table:table-cell>
          <table:table-cell table:style-name="ce5" table:formula="of:=([.C173]+[.E173])/2" office:value-type="float" office:value="0.00270430642091692" calcext:value-type="float">
            <text:p>0,003</text:p>
          </table:table-cell>
          <table:table-cell table:style-name="ce5" table:formula="of:=([.D173]+[.F173])/2" office:value-type="float" office:value="0.00372684604086316" calcext:value-type="float">
            <text:p>0,004</text:p>
          </table:table-cell>
          <table:table-cell table:style-name="ce5" table:formula="of:=([.E173]+[.G173])/2" office:value-type="float" office:value="0.00437565970503815" calcext:value-type="float">
            <text:p>0,004</text:p>
          </table:table-cell>
          <table:table-cell table:style-name="ce5" table:formula="of:=([.F173]+[.H173])/2" office:value-type="float" office:value="0.00460663504818283" calcext:value-type="float">
            <text:p>0,005</text:p>
          </table:table-cell>
          <table:table-cell table:style-name="ce5" table:formula="of:=([.G173]+[.I173])/2" office:value-type="float" office:value="0.00437565970503815" calcext:value-type="float">
            <text:p>0,004</text:p>
          </table:table-cell>
          <table:table-cell table:style-name="ce5" table:formula="of:=([.H173]+[.J173])/2" office:value-type="float" office:value="0.00372684604086316" calcext:value-type="float">
            <text:p>0,004</text:p>
          </table:table-cell>
          <table:table-cell table:style-name="ce5" table:formula="of:=([.I173]+[.K173])/2" office:value-type="float" office:value="0.00270430642091692" calcext:value-type="float">
            <text:p>0,003</text:p>
          </table:table-cell>
          <table:table-cell table:style-name="ce5" table:formula="of:=([.J173]+[.L173])/2" office:value-type="float" office:value="0.00142352851677175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65" calcext:value-type="float">
            <text:p>0,8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4]+[.D174])/2" office:value-type="float" office:value="0.00135215321045846" calcext:value-type="float">
            <text:p>0,001</text:p>
          </table:table-cell>
          <table:table-cell table:style-name="ce5" table:formula="of:=([.C174]+[.E174])/2" office:value-type="float" office:value="0.00257518727881746" calcext:value-type="float">
            <text:p>0,003</text:p>
          </table:table-cell>
          <table:table-cell table:style-name="ce5" table:formula="of:=([.D174]+[.F174])/2" office:value-type="float" office:value="0.00353998306297753" calcext:value-type="float">
            <text:p>0,004</text:p>
          </table:table-cell>
          <table:table-cell table:style-name="ce5" table:formula="of:=([.E174]+[.G174])/2" office:value-type="float" office:value="0.004166740544523" calcext:value-type="float">
            <text:p>0,004</text:p>
          </table:table-cell>
          <table:table-cell table:style-name="ce5" table:formula="of:=([.F174]+[.H174])/2" office:value-type="float" office:value="0.00437565970503815" calcext:value-type="float">
            <text:p>0,004</text:p>
          </table:table-cell>
          <table:table-cell table:style-name="ce5" table:formula="of:=([.G174]+[.I174])/2" office:value-type="float" office:value="0.004166740544523" calcext:value-type="float">
            <text:p>0,004</text:p>
          </table:table-cell>
          <table:table-cell table:style-name="ce5" table:formula="of:=([.H174]+[.J174])/2" office:value-type="float" office:value="0.00353998306297753" calcext:value-type="float">
            <text:p>0,004</text:p>
          </table:table-cell>
          <table:table-cell table:style-name="ce5" table:formula="of:=([.I174]+[.K174])/2" office:value-type="float" office:value="0.00257518727881746" calcext:value-type="float">
            <text:p>0,003</text:p>
          </table:table-cell>
          <table:table-cell table:style-name="ce5" table:formula="of:=([.J174]+[.L174])/2" office:value-type="float" office:value="0.00135215321045846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7" calcext:value-type="float">
            <text:p>0,8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5]+[.D175])/2" office:value-type="float" office:value="0.00128759363940873" calcext:value-type="float">
            <text:p>0,001</text:p>
          </table:table-cell>
          <table:table-cell table:style-name="ce5" table:formula="of:=([.C175]+[.E175])/2" office:value-type="float" office:value="0.002446068136718" calcext:value-type="float">
            <text:p>0,002</text:p>
          </table:table-cell>
          <table:table-cell table:style-name="ce5" table:formula="of:=([.D175]+[.F175])/2" office:value-type="float" office:value="0.00337096391167023" calcext:value-type="float">
            <text:p>0,003</text:p>
          </table:table-cell>
          <table:table-cell table:style-name="ce5" table:formula="of:=([.E175]+[.G175])/2" office:value-type="float" office:value="0.00395782138400784" calcext:value-type="float">
            <text:p>0,004</text:p>
          </table:table-cell>
          <table:table-cell table:style-name="ce5" table:formula="of:=([.F175]+[.H175])/2" office:value-type="float" office:value="0.004166740544523" calcext:value-type="float">
            <text:p>0,004</text:p>
          </table:table-cell>
          <table:table-cell table:style-name="ce5" table:formula="of:=([.G175]+[.I175])/2" office:value-type="float" office:value="0.00395782138400784" calcext:value-type="float">
            <text:p>0,004</text:p>
          </table:table-cell>
          <table:table-cell table:style-name="ce5" table:formula="of:=([.H175]+[.J175])/2" office:value-type="float" office:value="0.00337096391167023" calcext:value-type="float">
            <text:p>0,003</text:p>
          </table:table-cell>
          <table:table-cell table:style-name="ce5" table:formula="of:=([.I175]+[.K175])/2" office:value-type="float" office:value="0.002446068136718" calcext:value-type="float">
            <text:p>0,002</text:p>
          </table:table-cell>
          <table:table-cell table:style-name="ce5" table:formula="of:=([.J175]+[.L175])/2" office:value-type="float" office:value="0.00128759363940873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75" calcext:value-type="float">
            <text:p>0,8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6]+[.D176])/2" office:value-type="float" office:value="0.001223034068359" calcext:value-type="float">
            <text:p>0,001</text:p>
          </table:table-cell>
          <table:table-cell table:style-name="ce5" table:formula="of:=([.C176]+[.E176])/2" office:value-type="float" office:value="0.00232927877553948" calcext:value-type="float">
            <text:p>0,002</text:p>
          </table:table-cell>
          <table:table-cell table:style-name="ce5" table:formula="of:=([.D176]+[.F176])/2" office:value-type="float" office:value="0.00320194476036292" calcext:value-type="float">
            <text:p>0,003</text:p>
          </table:table-cell>
          <table:table-cell table:style-name="ce5" table:formula="of:=([.E176]+[.G176])/2" office:value-type="float" office:value="0.00376885222809661" calcext:value-type="float">
            <text:p>0,004</text:p>
          </table:table-cell>
          <table:table-cell table:style-name="ce5" table:formula="of:=([.F176]+[.H176])/2" office:value-type="float" office:value="0.00395782138400784" calcext:value-type="float">
            <text:p>0,004</text:p>
          </table:table-cell>
          <table:table-cell table:style-name="ce5" table:formula="of:=([.G176]+[.I176])/2" office:value-type="float" office:value="0.00376885222809661" calcext:value-type="float">
            <text:p>0,004</text:p>
          </table:table-cell>
          <table:table-cell table:style-name="ce5" table:formula="of:=([.H176]+[.J176])/2" office:value-type="float" office:value="0.00320194476036292" calcext:value-type="float">
            <text:p>0,003</text:p>
          </table:table-cell>
          <table:table-cell table:style-name="ce5" table:formula="of:=([.I176]+[.K176])/2" office:value-type="float" office:value="0.00232927877553948" calcext:value-type="float">
            <text:p>0,002</text:p>
          </table:table-cell>
          <table:table-cell table:style-name="ce5" table:formula="of:=([.J176]+[.L176])/2" office:value-type="float" office:value="0.001223034068359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8" calcext:value-type="float">
            <text:p>0,8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7]+[.D177])/2" office:value-type="float" office:value="0.00116463938776974" calcext:value-type="float">
            <text:p>0,001</text:p>
          </table:table-cell>
          <table:table-cell table:style-name="ce5" table:formula="of:=([.C177]+[.E177])/2" office:value-type="float" office:value="0.00221248941436096" calcext:value-type="float">
            <text:p>0,002</text:p>
          </table:table-cell>
          <table:table-cell table:style-name="ce5" table:formula="of:=([.D177]+[.F177])/2" office:value-type="float" office:value="0.00304906550181805" calcext:value-type="float">
            <text:p>0,003</text:p>
          </table:table-cell>
          <table:table-cell table:style-name="ce5" table:formula="of:=([.E177]+[.G177])/2" office:value-type="float" office:value="0.00357988307218538" calcext:value-type="float">
            <text:p>0,004</text:p>
          </table:table-cell>
          <table:table-cell table:style-name="ce5" table:formula="of:=([.F177]+[.H177])/2" office:value-type="float" office:value="0.00376885222809661" calcext:value-type="float">
            <text:p>0,004</text:p>
          </table:table-cell>
          <table:table-cell table:style-name="ce5" table:formula="of:=([.G177]+[.I177])/2" office:value-type="float" office:value="0.00357988307218538" calcext:value-type="float">
            <text:p>0,004</text:p>
          </table:table-cell>
          <table:table-cell table:style-name="ce5" table:formula="of:=([.H177]+[.J177])/2" office:value-type="float" office:value="0.00304906550181805" calcext:value-type="float">
            <text:p>0,003</text:p>
          </table:table-cell>
          <table:table-cell table:style-name="ce5" table:formula="of:=([.I177]+[.K177])/2" office:value-type="float" office:value="0.00221248941436096" calcext:value-type="float">
            <text:p>0,002</text:p>
          </table:table-cell>
          <table:table-cell table:style-name="ce5" table:formula="of:=([.J177]+[.L177])/2" office:value-type="float" office:value="0.00116463938776974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85" calcext:value-type="float">
            <text:p>0,8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8]+[.D178])/2" office:value-type="float" office:value="0.00110624470718048" calcext:value-type="float">
            <text:p>0,001</text:p>
          </table:table-cell>
          <table:table-cell table:style-name="ce5" table:formula="of:=([.C178]+[.E178])/2" office:value-type="float" office:value="0.00210685244479389" calcext:value-type="float">
            <text:p>0,002</text:p>
          </table:table-cell>
          <table:table-cell table:style-name="ce5" table:formula="of:=([.D178]+[.F178])/2" office:value-type="float" office:value="0.00289618624327317" calcext:value-type="float">
            <text:p>0,003</text:p>
          </table:table-cell>
          <table:table-cell table:style-name="ce5" table:formula="of:=([.E178]+[.G178])/2" office:value-type="float" office:value="0.00340895886495733" calcext:value-type="float">
            <text:p>0,003</text:p>
          </table:table-cell>
          <table:table-cell table:style-name="ce5" table:formula="of:=([.F178]+[.H178])/2" office:value-type="float" office:value="0.00357988307218538" calcext:value-type="float">
            <text:p>0,004</text:p>
          </table:table-cell>
          <table:table-cell table:style-name="ce5" table:formula="of:=([.G178]+[.I178])/2" office:value-type="float" office:value="0.00340895886495733" calcext:value-type="float">
            <text:p>0,003</text:p>
          </table:table-cell>
          <table:table-cell table:style-name="ce5" table:formula="of:=([.H178]+[.J178])/2" office:value-type="float" office:value="0.00289618624327317" calcext:value-type="float">
            <text:p>0,003</text:p>
          </table:table-cell>
          <table:table-cell table:style-name="ce5" table:formula="of:=([.I178]+[.K178])/2" office:value-type="float" office:value="0.00210685244479389" calcext:value-type="float">
            <text:p>0,002</text:p>
          </table:table-cell>
          <table:table-cell table:style-name="ce5" table:formula="of:=([.J178]+[.L178])/2" office:value-type="float" office:value="0.00110624470718048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9" calcext:value-type="float">
            <text:p>0,8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79]+[.D179])/2" office:value-type="float" office:value="0.00105342622239695" calcext:value-type="float">
            <text:p>0,001</text:p>
          </table:table-cell>
          <table:table-cell table:style-name="ce5" table:formula="of:=([.C179]+[.E179])/2" office:value-type="float" office:value="0.00200121547522682" calcext:value-type="float">
            <text:p>0,002</text:p>
          </table:table-cell>
          <table:table-cell table:style-name="ce5" table:formula="of:=([.D179]+[.F179])/2" office:value-type="float" office:value="0.00275790565487561" calcext:value-type="float">
            <text:p>0,003</text:p>
          </table:table-cell>
          <table:table-cell table:style-name="ce5" table:formula="of:=([.E179]+[.G179])/2" office:value-type="float" office:value="0.00323803465772927" calcext:value-type="float">
            <text:p>0,003</text:p>
          </table:table-cell>
          <table:table-cell table:style-name="ce5" table:formula="of:=([.F179]+[.H179])/2" office:value-type="float" office:value="0.00340895886495733" calcext:value-type="float">
            <text:p>0,003</text:p>
          </table:table-cell>
          <table:table-cell table:style-name="ce5" table:formula="of:=([.G179]+[.I179])/2" office:value-type="float" office:value="0.00323803465772927" calcext:value-type="float">
            <text:p>0,003</text:p>
          </table:table-cell>
          <table:table-cell table:style-name="ce5" table:formula="of:=([.H179]+[.J179])/2" office:value-type="float" office:value="0.00275790565487561" calcext:value-type="float">
            <text:p>0,003</text:p>
          </table:table-cell>
          <table:table-cell table:style-name="ce5" table:formula="of:=([.I179]+[.K179])/2" office:value-type="float" office:value="0.00200121547522682" calcext:value-type="float">
            <text:p>0,002</text:p>
          </table:table-cell>
          <table:table-cell table:style-name="ce5" table:formula="of:=([.J179]+[.L179])/2" office:value-type="float" office:value="0.00105342622239695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895" calcext:value-type="float">
            <text:p>0,8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0]+[.D180])/2" office:value-type="float" office:value="0.00100060773761341" calcext:value-type="float">
            <text:p>0,001</text:p>
          </table:table-cell>
          <table:table-cell table:style-name="ce5" table:formula="of:=([.C180]+[.E180])/2" office:value-type="float" office:value="0.00190566593863628" calcext:value-type="float">
            <text:p>0,002</text:p>
          </table:table-cell>
          <table:table-cell table:style-name="ce5" table:formula="of:=([.D180]+[.F180])/2" office:value-type="float" office:value="0.00261962506647805" calcext:value-type="float">
            <text:p>0,003</text:p>
          </table:table-cell>
          <table:table-cell table:style-name="ce5" table:formula="of:=([.E180]+[.G180])/2" office:value-type="float" office:value="0.00308343225991647" calcext:value-type="float">
            <text:p>0,003</text:p>
          </table:table-cell>
          <table:table-cell table:style-name="ce5" table:formula="of:=([.F180]+[.H180])/2" office:value-type="float" office:value="0.00323803465772927" calcext:value-type="float">
            <text:p>0,003</text:p>
          </table:table-cell>
          <table:table-cell table:style-name="ce5" table:formula="of:=([.G180]+[.I180])/2" office:value-type="float" office:value="0.00308343225991647" calcext:value-type="float">
            <text:p>0,003</text:p>
          </table:table-cell>
          <table:table-cell table:style-name="ce5" table:formula="of:=([.H180]+[.J180])/2" office:value-type="float" office:value="0.00261962506647805" calcext:value-type="float">
            <text:p>0,003</text:p>
          </table:table-cell>
          <table:table-cell table:style-name="ce5" table:formula="of:=([.I180]+[.K180])/2" office:value-type="float" office:value="0.00190566593863628" calcext:value-type="float">
            <text:p>0,002</text:p>
          </table:table-cell>
          <table:table-cell table:style-name="ce5" table:formula="of:=([.J180]+[.L180])/2" office:value-type="float" office:value="0.00100060773761341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" calcext:value-type="float">
            <text:p>0,9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1]+[.D181])/2" office:value-type="float" office:value="0.000952832969318139" calcext:value-type="float">
            <text:p>0,001</text:p>
          </table:table-cell>
          <table:table-cell table:style-name="ce5" table:formula="of:=([.C181]+[.E181])/2" office:value-type="float" office:value="0.00181011640204573" calcext:value-type="float">
            <text:p>0,002</text:p>
          </table:table-cell>
          <table:table-cell table:style-name="ce5" table:formula="of:=([.D181]+[.F181])/2" office:value-type="float" office:value="0.00249454909927637" calcext:value-type="float">
            <text:p>0,002</text:p>
          </table:table-cell>
          <table:table-cell table:style-name="ce5" table:formula="of:=([.E181]+[.G181])/2" office:value-type="float" office:value="0.00292882986210366" calcext:value-type="float">
            <text:p>0,003</text:p>
          </table:table-cell>
          <table:table-cell table:style-name="ce5" table:formula="of:=([.F181]+[.H181])/2" office:value-type="float" office:value="0.00308343225991647" calcext:value-type="float">
            <text:p>0,003</text:p>
          </table:table-cell>
          <table:table-cell table:style-name="ce5" table:formula="of:=([.G181]+[.I181])/2" office:value-type="float" office:value="0.00292882986210366" calcext:value-type="float">
            <text:p>0,003</text:p>
          </table:table-cell>
          <table:table-cell table:style-name="ce5" table:formula="of:=([.H181]+[.J181])/2" office:value-type="float" office:value="0.00249454909927637" calcext:value-type="float">
            <text:p>0,002</text:p>
          </table:table-cell>
          <table:table-cell table:style-name="ce5" table:formula="of:=([.I181]+[.K181])/2" office:value-type="float" office:value="0.00181011640204573" calcext:value-type="float">
            <text:p>0,002</text:p>
          </table:table-cell>
          <table:table-cell table:style-name="ce5" table:formula="of:=([.J181]+[.L181])/2" office:value-type="float" office:value="0.000952832969318139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05" calcext:value-type="float">
            <text:p>0,9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2]+[.D182])/2" office:value-type="float" office:value="0.000905058201022865" calcext:value-type="float">
            <text:p>0,001</text:p>
          </table:table-cell>
          <table:table-cell table:style-name="ce5" table:formula="of:=([.C182]+[.E182])/2" office:value-type="float" office:value="0.00172369103429726" calcext:value-type="float">
            <text:p>0,002</text:p>
          </table:table-cell>
          <table:table-cell table:style-name="ce5" table:formula="of:=([.D182]+[.F182])/2" office:value-type="float" office:value="0.0023694731320747" calcext:value-type="float">
            <text:p>0,002</text:p>
          </table:table-cell>
          <table:table-cell table:style-name="ce5" table:formula="of:=([.E182]+[.G182])/2" office:value-type="float" office:value="0.00278899067959642" calcext:value-type="float">
            <text:p>0,003</text:p>
          </table:table-cell>
          <table:table-cell table:style-name="ce5" table:formula="of:=([.F182]+[.H182])/2" office:value-type="float" office:value="0.00292882986210366" calcext:value-type="float">
            <text:p>0,003</text:p>
          </table:table-cell>
          <table:table-cell table:style-name="ce5" table:formula="of:=([.G182]+[.I182])/2" office:value-type="float" office:value="0.00278899067959642" calcext:value-type="float">
            <text:p>0,003</text:p>
          </table:table-cell>
          <table:table-cell table:style-name="ce5" table:formula="of:=([.H182]+[.J182])/2" office:value-type="float" office:value="0.0023694731320747" calcext:value-type="float">
            <text:p>0,002</text:p>
          </table:table-cell>
          <table:table-cell table:style-name="ce5" table:formula="of:=([.I182]+[.K182])/2" office:value-type="float" office:value="0.00172369103429726" calcext:value-type="float">
            <text:p>0,002</text:p>
          </table:table-cell>
          <table:table-cell table:style-name="ce5" table:formula="of:=([.J182]+[.L182])/2" office:value-type="float" office:value="0.000905058201022865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1" calcext:value-type="float">
            <text:p>0,9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3]+[.D183])/2" office:value-type="float" office:value="0.000861845517148628" calcext:value-type="float">
            <text:p>0,001</text:p>
          </table:table-cell>
          <table:table-cell table:style-name="ce5" table:formula="of:=([.C183]+[.E183])/2" office:value-type="float" office:value="0.00163726566654878" calcext:value-type="float">
            <text:p>0,002</text:p>
          </table:table-cell>
          <table:table-cell table:style-name="ce5" table:formula="of:=([.D183]+[.F183])/2" office:value-type="float" office:value="0.00225634085694684" calcext:value-type="float">
            <text:p>0,002</text:p>
          </table:table-cell>
          <table:table-cell table:style-name="ce5" table:formula="of:=([.E183]+[.G183])/2" office:value-type="float" office:value="0.00264915149708918" calcext:value-type="float">
            <text:p>0,003</text:p>
          </table:table-cell>
          <table:table-cell table:style-name="ce5" table:formula="of:=([.F183]+[.H183])/2" office:value-type="float" office:value="0.00278899067959642" calcext:value-type="float">
            <text:p>0,003</text:p>
          </table:table-cell>
          <table:table-cell table:style-name="ce5" table:formula="of:=([.G183]+[.I183])/2" office:value-type="float" office:value="0.00264915149708918" calcext:value-type="float">
            <text:p>0,003</text:p>
          </table:table-cell>
          <table:table-cell table:style-name="ce5" table:formula="of:=([.H183]+[.J183])/2" office:value-type="float" office:value="0.00225634085694684" calcext:value-type="float">
            <text:p>0,002</text:p>
          </table:table-cell>
          <table:table-cell table:style-name="ce5" table:formula="of:=([.I183]+[.K183])/2" office:value-type="float" office:value="0.00163726566654878" calcext:value-type="float">
            <text:p>0,002</text:p>
          </table:table-cell>
          <table:table-cell table:style-name="ce5" table:formula="of:=([.J183]+[.L183])/2" office:value-type="float" office:value="0.000861845517148628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15" calcext:value-type="float">
            <text:p>0,9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4]+[.D184])/2" office:value-type="float" office:value="0.00081863283327439" calcext:value-type="float">
            <text:p>0,001</text:p>
          </table:table-cell>
          <table:table-cell table:style-name="ce5" table:formula="of:=([.C184]+[.E184])/2" office:value-type="float" office:value="0.00155909318704773" calcext:value-type="float">
            <text:p>0,002</text:p>
          </table:table-cell>
          <table:table-cell table:style-name="ce5" table:formula="of:=([.D184]+[.F184])/2" office:value-type="float" office:value="0.00214320858181898" calcext:value-type="float">
            <text:p>0,002</text:p>
          </table:table-cell>
          <table:table-cell table:style-name="ce5" table:formula="of:=([.E184]+[.G184])/2" office:value-type="float" office:value="0.00252266576827163" calcext:value-type="float">
            <text:p>0,003</text:p>
          </table:table-cell>
          <table:table-cell table:style-name="ce5" table:formula="of:=([.F184]+[.H184])/2" office:value-type="float" office:value="0.00264915149708918" calcext:value-type="float">
            <text:p>0,003</text:p>
          </table:table-cell>
          <table:table-cell table:style-name="ce5" table:formula="of:=([.G184]+[.I184])/2" office:value-type="float" office:value="0.00252266576827163" calcext:value-type="float">
            <text:p>0,003</text:p>
          </table:table-cell>
          <table:table-cell table:style-name="ce5" table:formula="of:=([.H184]+[.J184])/2" office:value-type="float" office:value="0.00214320858181898" calcext:value-type="float">
            <text:p>0,002</text:p>
          </table:table-cell>
          <table:table-cell table:style-name="ce5" table:formula="of:=([.I184]+[.K184])/2" office:value-type="float" office:value="0.00155909318704773" calcext:value-type="float">
            <text:p>0,002</text:p>
          </table:table-cell>
          <table:table-cell table:style-name="ce5" table:formula="of:=([.J184]+[.L184])/2" office:value-type="float" office:value="0.00081863283327439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2" calcext:value-type="float">
            <text:p>0,9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5]+[.D185])/2" office:value-type="float" office:value="0.000779546593523867" calcext:value-type="float">
            <text:p>0,001</text:p>
          </table:table-cell>
          <table:table-cell table:style-name="ce5" table:formula="of:=([.C185]+[.E185])/2" office:value-type="float" office:value="0.00148092070754668" calcext:value-type="float">
            <text:p>0,001</text:p>
          </table:table-cell>
          <table:table-cell table:style-name="ce5" table:formula="of:=([.D185]+[.F185])/2" office:value-type="float" office:value="0.00204087947765968" calcext:value-type="float">
            <text:p>0,002</text:p>
          </table:table-cell>
          <table:table-cell table:style-name="ce5" table:formula="of:=([.E185]+[.G185])/2" office:value-type="float" office:value="0.00239618003945408" calcext:value-type="float">
            <text:p>0,002</text:p>
          </table:table-cell>
          <table:table-cell table:style-name="ce5" table:formula="of:=([.F185]+[.H185])/2" office:value-type="float" office:value="0.00252266576827163" calcext:value-type="float">
            <text:p>0,003</text:p>
          </table:table-cell>
          <table:table-cell table:style-name="ce5" table:formula="of:=([.G185]+[.I185])/2" office:value-type="float" office:value="0.00239618003945408" calcext:value-type="float">
            <text:p>0,002</text:p>
          </table:table-cell>
          <table:table-cell table:style-name="ce5" table:formula="of:=([.H185]+[.J185])/2" office:value-type="float" office:value="0.00204087947765968" calcext:value-type="float">
            <text:p>0,002</text:p>
          </table:table-cell>
          <table:table-cell table:style-name="ce5" table:formula="of:=([.I185]+[.K185])/2" office:value-type="float" office:value="0.00148092070754668" calcext:value-type="float">
            <text:p>0,001</text:p>
          </table:table-cell>
          <table:table-cell table:style-name="ce5" table:formula="of:=([.J185]+[.L185])/2" office:value-type="float" office:value="0.000779546593523867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25" calcext:value-type="float">
            <text:p>0,9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6]+[.D186])/2" office:value-type="float" office:value="0.000740460353773342" calcext:value-type="float">
            <text:p>0,001</text:p>
          </table:table-cell>
          <table:table-cell table:style-name="ce5" table:formula="of:=([.C186]+[.E186])/2" office:value-type="float" office:value="0.00141021303559177" calcext:value-type="float">
            <text:p>0,001</text:p>
          </table:table-cell>
          <table:table-cell table:style-name="ce5" table:formula="of:=([.D186]+[.F186])/2" office:value-type="float" office:value="0.00193855037350038" calcext:value-type="float">
            <text:p>0,002</text:p>
          </table:table-cell>
          <table:table-cell table:style-name="ce5" table:formula="of:=([.E186]+[.G186])/2" office:value-type="float" office:value="0.00228177262296566" calcext:value-type="float">
            <text:p>0,002</text:p>
          </table:table-cell>
          <table:table-cell table:style-name="ce5" table:formula="of:=([.F186]+[.H186])/2" office:value-type="float" office:value="0.00239618003945408" calcext:value-type="float">
            <text:p>0,002</text:p>
          </table:table-cell>
          <table:table-cell table:style-name="ce5" table:formula="of:=([.G186]+[.I186])/2" office:value-type="float" office:value="0.00228177262296566" calcext:value-type="float">
            <text:p>0,002</text:p>
          </table:table-cell>
          <table:table-cell table:style-name="ce5" table:formula="of:=([.H186]+[.J186])/2" office:value-type="float" office:value="0.00193855037350038" calcext:value-type="float">
            <text:p>0,002</text:p>
          </table:table-cell>
          <table:table-cell table:style-name="ce5" table:formula="of:=([.I186]+[.K186])/2" office:value-type="float" office:value="0.00141021303559177" calcext:value-type="float">
            <text:p>0,001</text:p>
          </table:table-cell>
          <table:table-cell table:style-name="ce5" table:formula="of:=([.J186]+[.L186])/2" office:value-type="float" office:value="0.000740460353773342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3" calcext:value-type="float">
            <text:p>0,9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7]+[.D187])/2" office:value-type="float" office:value="0.000705106517795887" calcext:value-type="float">
            <text:p>0,001</text:p>
          </table:table-cell>
          <table:table-cell table:style-name="ce5" table:formula="of:=([.C187]+[.E187])/2" office:value-type="float" office:value="0.00133950536363686" calcext:value-type="float">
            <text:p>0,001</text:p>
          </table:table-cell>
          <table:table-cell table:style-name="ce5" table:formula="of:=([.D187]+[.F187])/2" office:value-type="float" office:value="0.00184599282927872" calcext:value-type="float">
            <text:p>0,002</text:p>
          </table:table-cell>
          <table:table-cell table:style-name="ce5" table:formula="of:=([.E187]+[.G187])/2" office:value-type="float" office:value="0.00216736520647723" calcext:value-type="float">
            <text:p>0,002</text:p>
          </table:table-cell>
          <table:table-cell table:style-name="ce5" table:formula="of:=([.F187]+[.H187])/2" office:value-type="float" office:value="0.00228177262296566" calcext:value-type="float">
            <text:p>0,002</text:p>
          </table:table-cell>
          <table:table-cell table:style-name="ce5" table:formula="of:=([.G187]+[.I187])/2" office:value-type="float" office:value="0.00216736520647723" calcext:value-type="float">
            <text:p>0,002</text:p>
          </table:table-cell>
          <table:table-cell table:style-name="ce5" table:formula="of:=([.H187]+[.J187])/2" office:value-type="float" office:value="0.00184599282927872" calcext:value-type="float">
            <text:p>0,002</text:p>
          </table:table-cell>
          <table:table-cell table:style-name="ce5" table:formula="of:=([.I187]+[.K187])/2" office:value-type="float" office:value="0.00133950536363686" calcext:value-type="float">
            <text:p>0,001</text:p>
          </table:table-cell>
          <table:table-cell table:style-name="ce5" table:formula="of:=([.J187]+[.L187])/2" office:value-type="float" office:value="0.000705106517795887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35" calcext:value-type="float">
            <text:p>0,9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8]+[.D188])/2" office:value-type="float" office:value="0.000669752681818431" calcext:value-type="float">
            <text:p>0,001</text:p>
          </table:table-cell>
          <table:table-cell table:style-name="ce5" table:formula="of:=([.C188]+[.E188])/2" office:value-type="float" office:value="0.0012755496735373" calcext:value-type="float">
            <text:p>0,001</text:p>
          </table:table-cell>
          <table:table-cell table:style-name="ce5" table:formula="of:=([.D188]+[.F188])/2" office:value-type="float" office:value="0.00175343528505705" calcext:value-type="float">
            <text:p>0,002</text:p>
          </table:table-cell>
          <table:table-cell table:style-name="ce5" table:formula="of:=([.E188]+[.G188])/2" office:value-type="float" office:value="0.00206388272612219" calcext:value-type="float">
            <text:p>0,002</text:p>
          </table:table-cell>
          <table:table-cell table:style-name="ce5" table:formula="of:=([.F188]+[.H188])/2" office:value-type="float" office:value="0.00216736520647723" calcext:value-type="float">
            <text:p>0,002</text:p>
          </table:table-cell>
          <table:table-cell table:style-name="ce5" table:formula="of:=([.G188]+[.I188])/2" office:value-type="float" office:value="0.00206388272612219" calcext:value-type="float">
            <text:p>0,002</text:p>
          </table:table-cell>
          <table:table-cell table:style-name="ce5" table:formula="of:=([.H188]+[.J188])/2" office:value-type="float" office:value="0.00175343528505705" calcext:value-type="float">
            <text:p>0,002</text:p>
          </table:table-cell>
          <table:table-cell table:style-name="ce5" table:formula="of:=([.I188]+[.K188])/2" office:value-type="float" office:value="0.0012755496735373" calcext:value-type="float">
            <text:p>0,001</text:p>
          </table:table-cell>
          <table:table-cell table:style-name="ce5" table:formula="of:=([.J188]+[.L188])/2" office:value-type="float" office:value="0.000669752681818431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4" calcext:value-type="float">
            <text:p>0,9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89]+[.D189])/2" office:value-type="float" office:value="0.000637774836768651" calcext:value-type="float">
            <text:p>0,001</text:p>
          </table:table-cell>
          <table:table-cell table:style-name="ce5" table:formula="of:=([.C189]+[.E189])/2" office:value-type="float" office:value="0.00121159398343774" calcext:value-type="float">
            <text:p>0,001</text:p>
          </table:table-cell>
          <table:table-cell table:style-name="ce5" table:formula="of:=([.D189]+[.F189])/2" office:value-type="float" office:value="0.00166971619982974" calcext:value-type="float">
            <text:p>0,002</text:p>
          </table:table-cell>
          <table:table-cell table:style-name="ce5" table:formula="of:=([.E189]+[.G189])/2" office:value-type="float" office:value="0.00196040024576714" calcext:value-type="float">
            <text:p>0,002</text:p>
          </table:table-cell>
          <table:table-cell table:style-name="ce5" table:formula="of:=([.F189]+[.H189])/2" office:value-type="float" office:value="0.00206388272612219" calcext:value-type="float">
            <text:p>0,002</text:p>
          </table:table-cell>
          <table:table-cell table:style-name="ce5" table:formula="of:=([.G189]+[.I189])/2" office:value-type="float" office:value="0.00196040024576714" calcext:value-type="float">
            <text:p>0,002</text:p>
          </table:table-cell>
          <table:table-cell table:style-name="ce5" table:formula="of:=([.H189]+[.J189])/2" office:value-type="float" office:value="0.00166971619982974" calcext:value-type="float">
            <text:p>0,002</text:p>
          </table:table-cell>
          <table:table-cell table:style-name="ce5" table:formula="of:=([.I189]+[.K189])/2" office:value-type="float" office:value="0.00121159398343774" calcext:value-type="float">
            <text:p>0,001</text:p>
          </table:table-cell>
          <table:table-cell table:style-name="ce5" table:formula="of:=([.J189]+[.L189])/2" office:value-type="float" office:value="0.000637774836768651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45" calcext:value-type="float">
            <text:p>0,9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0]+[.D190])/2" office:value-type="float" office:value="0.000605796991718869" calcext:value-type="float">
            <text:p>0,001</text:p>
          </table:table-cell>
          <table:table-cell table:style-name="ce5" table:formula="of:=([.C190]+[.E190])/2" office:value-type="float" office:value="0.0011537455182992" calcext:value-type="float">
            <text:p>0,001</text:p>
          </table:table-cell>
          <table:table-cell table:style-name="ce5" table:formula="of:=([.D190]+[.F190])/2" office:value-type="float" office:value="0.00158599711460244" calcext:value-type="float">
            <text:p>0,002</text:p>
          </table:table-cell>
          <table:table-cell table:style-name="ce5" table:formula="of:=([.E190]+[.G190])/2" office:value-type="float" office:value="0.00186679946297597" calcext:value-type="float">
            <text:p>0,002</text:p>
          </table:table-cell>
          <table:table-cell table:style-name="ce5" table:formula="of:=([.F190]+[.H190])/2" office:value-type="float" office:value="0.00196040024576714" calcext:value-type="float">
            <text:p>0,002</text:p>
          </table:table-cell>
          <table:table-cell table:style-name="ce5" table:formula="of:=([.G190]+[.I190])/2" office:value-type="float" office:value="0.00186679946297597" calcext:value-type="float">
            <text:p>0,002</text:p>
          </table:table-cell>
          <table:table-cell table:style-name="ce5" table:formula="of:=([.H190]+[.J190])/2" office:value-type="float" office:value="0.00158599711460244" calcext:value-type="float">
            <text:p>0,002</text:p>
          </table:table-cell>
          <table:table-cell table:style-name="ce5" table:formula="of:=([.I190]+[.K190])/2" office:value-type="float" office:value="0.0011537455182992" calcext:value-type="float">
            <text:p>0,001</text:p>
          </table:table-cell>
          <table:table-cell table:style-name="ce5" table:formula="of:=([.J190]+[.L190])/2" office:value-type="float" office:value="0.000605796991718869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5" calcext:value-type="float">
            <text:p>0,9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1]+[.D191])/2" office:value-type="float" office:value="0.000576872759149599" calcext:value-type="float">
            <text:p>0,001</text:p>
          </table:table-cell>
          <table:table-cell table:style-name="ce5" table:formula="of:=([.C191]+[.E191])/2" office:value-type="float" office:value="0.00109589705316065" calcext:value-type="float">
            <text:p>0,001</text:p>
          </table:table-cell>
          <table:table-cell table:style-name="ce5" table:formula="of:=([.D191]+[.F191])/2" office:value-type="float" office:value="0.00151027249063758" calcext:value-type="float">
            <text:p>0,002</text:p>
          </table:table-cell>
          <table:table-cell table:style-name="ce5" table:formula="of:=([.E191]+[.G191])/2" office:value-type="float" office:value="0.00177319868018479" calcext:value-type="float">
            <text:p>0,002</text:p>
          </table:table-cell>
          <table:table-cell table:style-name="ce5" table:formula="of:=([.F191]+[.H191])/2" office:value-type="float" office:value="0.00186679946297597" calcext:value-type="float">
            <text:p>0,002</text:p>
          </table:table-cell>
          <table:table-cell table:style-name="ce5" table:formula="of:=([.G191]+[.I191])/2" office:value-type="float" office:value="0.00177319868018479" calcext:value-type="float">
            <text:p>0,002</text:p>
          </table:table-cell>
          <table:table-cell table:style-name="ce5" table:formula="of:=([.H191]+[.J191])/2" office:value-type="float" office:value="0.00151027249063758" calcext:value-type="float">
            <text:p>0,002</text:p>
          </table:table-cell>
          <table:table-cell table:style-name="ce5" table:formula="of:=([.I191]+[.K191])/2" office:value-type="float" office:value="0.00109589705316065" calcext:value-type="float">
            <text:p>0,001</text:p>
          </table:table-cell>
          <table:table-cell table:style-name="ce5" table:formula="of:=([.J191]+[.L191])/2" office:value-type="float" office:value="0.000576872759149599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55" calcext:value-type="float">
            <text:p>0,9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2]+[.D192])/2" office:value-type="float" office:value="0.000547948526580327" calcext:value-type="float">
            <text:p>0,001</text:p>
          </table:table-cell>
          <table:table-cell table:style-name="ce5" table:formula="of:=([.C192]+[.E192])/2" office:value-type="float" office:value="0.00104357262489359" calcext:value-type="float">
            <text:p>0,001</text:p>
          </table:table-cell>
          <table:table-cell table:style-name="ce5" table:formula="of:=([.D192]+[.F192])/2" office:value-type="float" office:value="0.00143454786667272" calcext:value-type="float">
            <text:p>0,001</text:p>
          </table:table-cell>
          <table:table-cell table:style-name="ce5" table:formula="of:=([.E192]+[.G192])/2" office:value-type="float" office:value="0.00168853597680677" calcext:value-type="float">
            <text:p>0,002</text:p>
          </table:table-cell>
          <table:table-cell table:style-name="ce5" table:formula="of:=([.F192]+[.H192])/2" office:value-type="float" office:value="0.00177319868018479" calcext:value-type="float">
            <text:p>0,002</text:p>
          </table:table-cell>
          <table:table-cell table:style-name="ce5" table:formula="of:=([.G192]+[.I192])/2" office:value-type="float" office:value="0.00168853597680677" calcext:value-type="float">
            <text:p>0,002</text:p>
          </table:table-cell>
          <table:table-cell table:style-name="ce5" table:formula="of:=([.H192]+[.J192])/2" office:value-type="float" office:value="0.00143454786667272" calcext:value-type="float">
            <text:p>0,001</text:p>
          </table:table-cell>
          <table:table-cell table:style-name="ce5" table:formula="of:=([.I192]+[.K192])/2" office:value-type="float" office:value="0.00104357262489359" calcext:value-type="float">
            <text:p>0,001</text:p>
          </table:table-cell>
          <table:table-cell table:style-name="ce5" table:formula="of:=([.J192]+[.L192])/2" office:value-type="float" office:value="0.000547948526580327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6" calcext:value-type="float">
            <text:p>0,9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3]+[.D193])/2" office:value-type="float" office:value="0.000521786312446795" calcext:value-type="float">
            <text:p>0,001</text:p>
          </table:table-cell>
          <table:table-cell table:style-name="ce5" table:formula="of:=([.C193]+[.E193])/2" office:value-type="float" office:value="0.000991248196626524" calcext:value-type="float">
            <text:p>0,001</text:p>
          </table:table-cell>
          <table:table-cell table:style-name="ce5" table:formula="of:=([.D193]+[.F193])/2" office:value-type="float" office:value="0.00136605430085018" calcext:value-type="float">
            <text:p>0,001</text:p>
          </table:table-cell>
          <table:table-cell table:style-name="ce5" table:formula="of:=([.E193]+[.G193])/2" office:value-type="float" office:value="0.00160387327342876" calcext:value-type="float">
            <text:p>0,002</text:p>
          </table:table-cell>
          <table:table-cell table:style-name="ce5" table:formula="of:=([.F193]+[.H193])/2" office:value-type="float" office:value="0.00168853597680677" calcext:value-type="float">
            <text:p>0,002</text:p>
          </table:table-cell>
          <table:table-cell table:style-name="ce5" table:formula="of:=([.G193]+[.I193])/2" office:value-type="float" office:value="0.00160387327342876" calcext:value-type="float">
            <text:p>0,002</text:p>
          </table:table-cell>
          <table:table-cell table:style-name="ce5" table:formula="of:=([.H193]+[.J193])/2" office:value-type="float" office:value="0.00136605430085018" calcext:value-type="float">
            <text:p>0,001</text:p>
          </table:table-cell>
          <table:table-cell table:style-name="ce5" table:formula="of:=([.I193]+[.K193])/2" office:value-type="float" office:value="0.000991248196626524" calcext:value-type="float">
            <text:p>0,001</text:p>
          </table:table-cell>
          <table:table-cell table:style-name="ce5" table:formula="of:=([.J193]+[.L193])/2" office:value-type="float" office:value="0.000521786312446795" calcext:value-type="float">
            <text:p>0,001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65" calcext:value-type="float">
            <text:p>0,9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4]+[.D194])/2" office:value-type="float" office:value="0.000495624098313262" calcext:value-type="float">
            <text:p>0,000</text:p>
          </table:table-cell>
          <table:table-cell table:style-name="ce5" table:formula="of:=([.C194]+[.E194])/2" office:value-type="float" office:value="0.000943920306648488" calcext:value-type="float">
            <text:p>0,001</text:p>
          </table:table-cell>
          <table:table-cell table:style-name="ce5" table:formula="of:=([.D194]+[.F194])/2" office:value-type="float" office:value="0.00129756073502764" calcext:value-type="float">
            <text:p>0,001</text:p>
          </table:table-cell>
          <table:table-cell table:style-name="ce5" table:formula="of:=([.E194]+[.G194])/2" office:value-type="float" office:value="0.00152729513882848" calcext:value-type="float">
            <text:p>0,002</text:p>
          </table:table-cell>
          <table:table-cell table:style-name="ce5" table:formula="of:=([.F194]+[.H194])/2" office:value-type="float" office:value="0.00160387327342876" calcext:value-type="float">
            <text:p>0,002</text:p>
          </table:table-cell>
          <table:table-cell table:style-name="ce5" table:formula="of:=([.G194]+[.I194])/2" office:value-type="float" office:value="0.00152729513882848" calcext:value-type="float">
            <text:p>0,002</text:p>
          </table:table-cell>
          <table:table-cell table:style-name="ce5" table:formula="of:=([.H194]+[.J194])/2" office:value-type="float" office:value="0.00129756073502764" calcext:value-type="float">
            <text:p>0,001</text:p>
          </table:table-cell>
          <table:table-cell table:style-name="ce5" table:formula="of:=([.I194]+[.K194])/2" office:value-type="float" office:value="0.000943920306648488" calcext:value-type="float">
            <text:p>0,001</text:p>
          </table:table-cell>
          <table:table-cell table:style-name="ce5" table:formula="of:=([.J194]+[.L194])/2" office:value-type="float" office:value="0.000495624098313262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7" calcext:value-type="float">
            <text:p>0,9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5]+[.D195])/2" office:value-type="float" office:value="0.000471960153324244" calcext:value-type="float">
            <text:p>0,000</text:p>
          </table:table-cell>
          <table:table-cell table:style-name="ce5" table:formula="of:=([.C195]+[.E195])/2" office:value-type="float" office:value="0.000896592416670451" calcext:value-type="float">
            <text:p>0,001</text:p>
          </table:table-cell>
          <table:table-cell table:style-name="ce5" table:formula="of:=([.D195]+[.F195])/2" office:value-type="float" office:value="0.00123560772273848" calcext:value-type="float">
            <text:p>0,001</text:p>
          </table:table-cell>
          <table:table-cell table:style-name="ce5" table:formula="of:=([.E195]+[.G195])/2" office:value-type="float" office:value="0.0014507170042282" calcext:value-type="float">
            <text:p>0,001</text:p>
          </table:table-cell>
          <table:table-cell table:style-name="ce5" table:formula="of:=([.F195]+[.H195])/2" office:value-type="float" office:value="0.00152729513882848" calcext:value-type="float">
            <text:p>0,002</text:p>
          </table:table-cell>
          <table:table-cell table:style-name="ce5" table:formula="of:=([.G195]+[.I195])/2" office:value-type="float" office:value="0.0014507170042282" calcext:value-type="float">
            <text:p>0,001</text:p>
          </table:table-cell>
          <table:table-cell table:style-name="ce5" table:formula="of:=([.H195]+[.J195])/2" office:value-type="float" office:value="0.00123560772273848" calcext:value-type="float">
            <text:p>0,001</text:p>
          </table:table-cell>
          <table:table-cell table:style-name="ce5" table:formula="of:=([.I195]+[.K195])/2" office:value-type="float" office:value="0.000896592416670451" calcext:value-type="float">
            <text:p>0,001</text:p>
          </table:table-cell>
          <table:table-cell table:style-name="ce5" table:formula="of:=([.J195]+[.L195])/2" office:value-type="float" office:value="0.000471960153324244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75" calcext:value-type="float">
            <text:p>0,9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6]+[.D196])/2" office:value-type="float" office:value="0.000448296208335225" calcext:value-type="float">
            <text:p>0,000</text:p>
          </table:table-cell>
          <table:table-cell table:style-name="ce5" table:formula="of:=([.C196]+[.E196])/2" office:value-type="float" office:value="0.000853783938031364" calcext:value-type="float">
            <text:p>0,001</text:p>
          </table:table-cell>
          <table:table-cell table:style-name="ce5" table:formula="of:=([.D196]+[.F196])/2" office:value-type="float" office:value="0.00117365471044932" calcext:value-type="float">
            <text:p>0,001</text:p>
          </table:table-cell>
          <table:table-cell table:style-name="ce5" table:formula="of:=([.E196]+[.G196])/2" office:value-type="float" office:value="0.00138145143078348" calcext:value-type="float">
            <text:p>0,001</text:p>
          </table:table-cell>
          <table:table-cell table:style-name="ce5" table:formula="of:=([.F196]+[.H196])/2" office:value-type="float" office:value="0.0014507170042282" calcext:value-type="float">
            <text:p>0,001</text:p>
          </table:table-cell>
          <table:table-cell table:style-name="ce5" table:formula="of:=([.G196]+[.I196])/2" office:value-type="float" office:value="0.00138145143078348" calcext:value-type="float">
            <text:p>0,001</text:p>
          </table:table-cell>
          <table:table-cell table:style-name="ce5" table:formula="of:=([.H196]+[.J196])/2" office:value-type="float" office:value="0.00117365471044932" calcext:value-type="float">
            <text:p>0,001</text:p>
          </table:table-cell>
          <table:table-cell table:style-name="ce5" table:formula="of:=([.I196]+[.K196])/2" office:value-type="float" office:value="0.000853783938031364" calcext:value-type="float">
            <text:p>0,001</text:p>
          </table:table-cell>
          <table:table-cell table:style-name="ce5" table:formula="of:=([.J196]+[.L196])/2" office:value-type="float" office:value="0.000448296208335225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8" calcext:value-type="float">
            <text:p>0,9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7]+[.D197])/2" office:value-type="float" office:value="0.000426891969015682" calcext:value-type="float">
            <text:p>0,000</text:p>
          </table:table-cell>
          <table:table-cell table:style-name="ce5" table:formula="of:=([.C197]+[.E197])/2" office:value-type="float" office:value="0.000810975459392275" calcext:value-type="float">
            <text:p>0,001</text:p>
          </table:table-cell>
          <table:table-cell table:style-name="ce5" table:formula="of:=([.D197]+[.F197])/2" office:value-type="float" office:value="0.00111761768440742" calcext:value-type="float">
            <text:p>0,001</text:p>
          </table:table-cell>
          <table:table-cell table:style-name="ce5" table:formula="of:=([.E197]+[.G197])/2" office:value-type="float" office:value="0.00131218585733876" calcext:value-type="float">
            <text:p>0,001</text:p>
          </table:table-cell>
          <table:table-cell table:style-name="ce5" table:formula="of:=([.F197]+[.H197])/2" office:value-type="float" office:value="0.00138145143078348" calcext:value-type="float">
            <text:p>0,001</text:p>
          </table:table-cell>
          <table:table-cell table:style-name="ce5" table:formula="of:=([.G197]+[.I197])/2" office:value-type="float" office:value="0.00131218585733876" calcext:value-type="float">
            <text:p>0,001</text:p>
          </table:table-cell>
          <table:table-cell table:style-name="ce5" table:formula="of:=([.H197]+[.J197])/2" office:value-type="float" office:value="0.00111761768440742" calcext:value-type="float">
            <text:p>0,001</text:p>
          </table:table-cell>
          <table:table-cell table:style-name="ce5" table:formula="of:=([.I197]+[.K197])/2" office:value-type="float" office:value="0.000810975459392275" calcext:value-type="float">
            <text:p>0,001</text:p>
          </table:table-cell>
          <table:table-cell table:style-name="ce5" table:formula="of:=([.J197]+[.L197])/2" office:value-type="float" office:value="0.000426891969015682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85" calcext:value-type="float">
            <text:p>0,9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8]+[.D198])/2" office:value-type="float" office:value="0.000405487729696137" calcext:value-type="float">
            <text:p>0,000</text:p>
          </table:table-cell>
          <table:table-cell table:style-name="ce5" table:formula="of:=([.C198]+[.E198])/2" office:value-type="float" office:value="0.000772254826711552" calcext:value-type="float">
            <text:p>0,001</text:p>
          </table:table-cell>
          <table:table-cell table:style-name="ce5" table:formula="of:=([.D198]+[.F198])/2" office:value-type="float" office:value="0.00106158065836552" calcext:value-type="float">
            <text:p>0,001</text:p>
          </table:table-cell>
          <table:table-cell table:style-name="ce5" table:formula="of:=([.E198]+[.G198])/2" office:value-type="float" office:value="0.00124953455759545" calcext:value-type="float">
            <text:p>0,001</text:p>
          </table:table-cell>
          <table:table-cell table:style-name="ce5" table:formula="of:=([.F198]+[.H198])/2" office:value-type="float" office:value="0.00131218585733876" calcext:value-type="float">
            <text:p>0,001</text:p>
          </table:table-cell>
          <table:table-cell table:style-name="ce5" table:formula="of:=([.G198]+[.I198])/2" office:value-type="float" office:value="0.00124953455759545" calcext:value-type="float">
            <text:p>0,001</text:p>
          </table:table-cell>
          <table:table-cell table:style-name="ce5" table:formula="of:=([.H198]+[.J198])/2" office:value-type="float" office:value="0.00106158065836552" calcext:value-type="float">
            <text:p>0,001</text:p>
          </table:table-cell>
          <table:table-cell table:style-name="ce5" table:formula="of:=([.I198]+[.K198])/2" office:value-type="float" office:value="0.000772254826711552" calcext:value-type="float">
            <text:p>0,001</text:p>
          </table:table-cell>
          <table:table-cell table:style-name="ce5" table:formula="of:=([.J198]+[.L198])/2" office:value-type="float" office:value="0.000405487729696137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9" calcext:value-type="float">
            <text:p>0,99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199]+[.D199])/2" office:value-type="float" office:value="0.000386127413355776" calcext:value-type="float">
            <text:p>0,000</text:p>
          </table:table-cell>
          <table:table-cell table:style-name="ce5" table:formula="of:=([.C199]+[.E199])/2" office:value-type="float" office:value="0.000733534194030828" calcext:value-type="float">
            <text:p>0,001</text:p>
          </table:table-cell>
          <table:table-cell table:style-name="ce5" table:formula="of:=([.D199]+[.F199])/2" office:value-type="float" office:value="0.0010108946921535" calcext:value-type="float">
            <text:p>0,001</text:p>
          </table:table-cell>
          <table:table-cell table:style-name="ce5" table:formula="of:=([.E199]+[.G199])/2" office:value-type="float" office:value="0.00118688325785214" calcext:value-type="float">
            <text:p>0,001</text:p>
          </table:table-cell>
          <table:table-cell table:style-name="ce5" table:formula="of:=([.F199]+[.H199])/2" office:value-type="float" office:value="0.00124953455759545" calcext:value-type="float">
            <text:p>0,001</text:p>
          </table:table-cell>
          <table:table-cell table:style-name="ce5" table:formula="of:=([.G199]+[.I199])/2" office:value-type="float" office:value="0.00118688325785214" calcext:value-type="float">
            <text:p>0,001</text:p>
          </table:table-cell>
          <table:table-cell table:style-name="ce5" table:formula="of:=([.H199]+[.J199])/2" office:value-type="float" office:value="0.0010108946921535" calcext:value-type="float">
            <text:p>0,001</text:p>
          </table:table-cell>
          <table:table-cell table:style-name="ce5" table:formula="of:=([.I199]+[.K199])/2" office:value-type="float" office:value="0.000733534194030828" calcext:value-type="float">
            <text:p>0,001</text:p>
          </table:table-cell>
          <table:table-cell table:style-name="ce5" table:formula="of:=([.J199]+[.L199])/2" office:value-type="float" office:value="0.000386127413355776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0.995" calcext:value-type="float">
            <text:p>0,99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0]+[.D200])/2" office:value-type="float" office:value="0.000366767097015414" calcext:value-type="float">
            <text:p>0,000</text:p>
          </table:table-cell>
          <table:table-cell table:style-name="ce5" table:formula="of:=([.C200]+[.E200])/2" office:value-type="float" office:value="0.000698511052754639" calcext:value-type="float">
            <text:p>0,001</text:p>
          </table:table-cell>
          <table:table-cell table:style-name="ce5" table:formula="of:=([.D200]+[.F200])/2" office:value-type="float" office:value="0.000960208725941483" calcext:value-type="float">
            <text:p>0,001</text:p>
          </table:table-cell>
          <table:table-cell table:style-name="ce5" table:formula="of:=([.E200]+[.G200])/2" office:value-type="float" office:value="0.00113021462487448" calcext:value-type="float">
            <text:p>0,001</text:p>
          </table:table-cell>
          <table:table-cell table:style-name="ce5" table:formula="of:=([.F200]+[.H200])/2" office:value-type="float" office:value="0.00118688325785214" calcext:value-type="float">
            <text:p>0,001</text:p>
          </table:table-cell>
          <table:table-cell table:style-name="ce5" table:formula="of:=([.G200]+[.I200])/2" office:value-type="float" office:value="0.00113021462487448" calcext:value-type="float">
            <text:p>0,001</text:p>
          </table:table-cell>
          <table:table-cell table:style-name="ce5" table:formula="of:=([.H200]+[.J200])/2" office:value-type="float" office:value="0.000960208725941483" calcext:value-type="float">
            <text:p>0,001</text:p>
          </table:table-cell>
          <table:table-cell table:style-name="ce5" table:formula="of:=([.I200]+[.K200])/2" office:value-type="float" office:value="0.000698511052754639" calcext:value-type="float">
            <text:p>0,001</text:p>
          </table:table-cell>
          <table:table-cell table:style-name="ce5" table:formula="of:=([.J200]+[.L200])/2" office:value-type="float" office:value="0.000366767097015414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1]+[.D201])/2" office:value-type="float" office:value="0.000349255526377319" calcext:value-type="float">
            <text:p>0,000</text:p>
          </table:table-cell>
          <table:table-cell table:style-name="ce5" table:formula="of:=([.C201]+[.E201])/2" office:value-type="float" office:value="0.000663487911478449" calcext:value-type="float">
            <text:p>0,001</text:p>
          </table:table-cell>
          <table:table-cell table:style-name="ce5" table:formula="of:=([.D201]+[.F201])/2" office:value-type="float" office:value="0.000914362838814558" calcext:value-type="float">
            <text:p>0,001</text:p>
          </table:table-cell>
          <table:table-cell table:style-name="ce5" table:formula="of:=([.E201]+[.G201])/2" office:value-type="float" office:value="0.00107354599189681" calcext:value-type="float">
            <text:p>0,001</text:p>
          </table:table-cell>
          <table:table-cell table:style-name="ce5" table:formula="of:=([.F201]+[.H201])/2" office:value-type="float" office:value="0.00113021462487448" calcext:value-type="float">
            <text:p>0,001</text:p>
          </table:table-cell>
          <table:table-cell table:style-name="ce5" table:formula="of:=([.G201]+[.I201])/2" office:value-type="float" office:value="0.00107354599189681" calcext:value-type="float">
            <text:p>0,001</text:p>
          </table:table-cell>
          <table:table-cell table:style-name="ce5" table:formula="of:=([.H201]+[.J201])/2" office:value-type="float" office:value="0.000914362838814558" calcext:value-type="float">
            <text:p>0,001</text:p>
          </table:table-cell>
          <table:table-cell table:style-name="ce5" table:formula="of:=([.I201]+[.K201])/2" office:value-type="float" office:value="0.000663487911478449" calcext:value-type="float">
            <text:p>0,001</text:p>
          </table:table-cell>
          <table:table-cell table:style-name="ce5" table:formula="of:=([.J201]+[.L201])/2" office:value-type="float" office:value="0.000349255526377319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05" calcext:value-type="float">
            <text:p>1,00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2]+[.D202])/2" office:value-type="float" office:value="0.000331743955739224" calcext:value-type="float">
            <text:p>0,000</text:p>
          </table:table-cell>
          <table:table-cell table:style-name="ce5" table:formula="of:=([.C202]+[.E202])/2" office:value-type="float" office:value="0.000631809182595938" calcext:value-type="float">
            <text:p>0,001</text:p>
          </table:table-cell>
          <table:table-cell table:style-name="ce5" table:formula="of:=([.D202]+[.F202])/2" office:value-type="float" office:value="0.00086851695168763" calcext:value-type="float">
            <text:p>0,001</text:p>
          </table:table-cell>
          <table:table-cell table:style-name="ce5" table:formula="of:=([.E202]+[.G202])/2" office:value-type="float" office:value="0.00102228873184452" calcext:value-type="float">
            <text:p>0,001</text:p>
          </table:table-cell>
          <table:table-cell table:style-name="ce5" table:formula="of:=([.F202]+[.H202])/2" office:value-type="float" office:value="0.00107354599189681" calcext:value-type="float">
            <text:p>0,001</text:p>
          </table:table-cell>
          <table:table-cell table:style-name="ce5" table:formula="of:=([.G202]+[.I202])/2" office:value-type="float" office:value="0.00102228873184452" calcext:value-type="float">
            <text:p>0,001</text:p>
          </table:table-cell>
          <table:table-cell table:style-name="ce5" table:formula="of:=([.H202]+[.J202])/2" office:value-type="float" office:value="0.00086851695168763" calcext:value-type="float">
            <text:p>0,001</text:p>
          </table:table-cell>
          <table:table-cell table:style-name="ce5" table:formula="of:=([.I202]+[.K202])/2" office:value-type="float" office:value="0.000631809182595938" calcext:value-type="float">
            <text:p>0,001</text:p>
          </table:table-cell>
          <table:table-cell table:style-name="ce5" table:formula="of:=([.J202]+[.L202])/2" office:value-type="float" office:value="0.000331743955739224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1" calcext:value-type="float">
            <text:p>1,01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3]+[.D203])/2" office:value-type="float" office:value="0.000315904591297969" calcext:value-type="float">
            <text:p>0,000</text:p>
          </table:table-cell>
          <table:table-cell table:style-name="ce5" table:formula="of:=([.C203]+[.E203])/2" office:value-type="float" office:value="0.000600130453713427" calcext:value-type="float">
            <text:p>0,001</text:p>
          </table:table-cell>
          <table:table-cell table:style-name="ce5" table:formula="of:=([.D203]+[.F203])/2" office:value-type="float" office:value="0.000827048957220228" calcext:value-type="float">
            <text:p>0,001</text:p>
          </table:table-cell>
          <table:table-cell table:style-name="ce5" table:formula="of:=([.E203]+[.G203])/2" office:value-type="float" office:value="0.000971031471792221" calcext:value-type="float">
            <text:p>0,001</text:p>
          </table:table-cell>
          <table:table-cell table:style-name="ce5" table:formula="of:=([.F203]+[.H203])/2" office:value-type="float" office:value="0.00102228873184452" calcext:value-type="float">
            <text:p>0,001</text:p>
          </table:table-cell>
          <table:table-cell table:style-name="ce5" table:formula="of:=([.G203]+[.I203])/2" office:value-type="float" office:value="0.000971031471792221" calcext:value-type="float">
            <text:p>0,001</text:p>
          </table:table-cell>
          <table:table-cell table:style-name="ce5" table:formula="of:=([.H203]+[.J203])/2" office:value-type="float" office:value="0.000827048957220228" calcext:value-type="float">
            <text:p>0,001</text:p>
          </table:table-cell>
          <table:table-cell table:style-name="ce5" table:formula="of:=([.I203]+[.K203])/2" office:value-type="float" office:value="0.000600130453713427" calcext:value-type="float">
            <text:p>0,001</text:p>
          </table:table-cell>
          <table:table-cell table:style-name="ce5" table:formula="of:=([.J203]+[.L203])/2" office:value-type="float" office:value="0.000315904591297969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15" calcext:value-type="float">
            <text:p>1,01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4]+[.D204])/2" office:value-type="float" office:value="0.000300065226856714" calcext:value-type="float">
            <text:p>0,000</text:p>
          </table:table-cell>
          <table:table-cell table:style-name="ce5" table:formula="of:=([.C204]+[.E204])/2" office:value-type="float" office:value="0.000571476774259099" calcext:value-type="float">
            <text:p>0,001</text:p>
          </table:table-cell>
          <table:table-cell table:style-name="ce5" table:formula="of:=([.D204]+[.F204])/2" office:value-type="float" office:value="0.000785580962752824" calcext:value-type="float">
            <text:p>0,001</text:p>
          </table:table-cell>
          <table:table-cell table:style-name="ce5" table:formula="of:=([.E204]+[.G204])/2" office:value-type="float" office:value="0.000924668844532372" calcext:value-type="float">
            <text:p>0,001</text:p>
          </table:table-cell>
          <table:table-cell table:style-name="ce5" table:formula="of:=([.F204]+[.H204])/2" office:value-type="float" office:value="0.000971031471792221" calcext:value-type="float">
            <text:p>0,001</text:p>
          </table:table-cell>
          <table:table-cell table:style-name="ce5" table:formula="of:=([.G204]+[.I204])/2" office:value-type="float" office:value="0.000924668844532372" calcext:value-type="float">
            <text:p>0,001</text:p>
          </table:table-cell>
          <table:table-cell table:style-name="ce5" table:formula="of:=([.H204]+[.J204])/2" office:value-type="float" office:value="0.000785580962752824" calcext:value-type="float">
            <text:p>0,001</text:p>
          </table:table-cell>
          <table:table-cell table:style-name="ce5" table:formula="of:=([.I204]+[.K204])/2" office:value-type="float" office:value="0.000571476774259099" calcext:value-type="float">
            <text:p>0,001</text:p>
          </table:table-cell>
          <table:table-cell table:style-name="ce5" table:formula="of:=([.J204]+[.L204])/2" office:value-type="float" office:value="0.000300065226856714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2" calcext:value-type="float">
            <text:p>1,02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5]+[.D205])/2" office:value-type="float" office:value="0.000285738387129549" calcext:value-type="float">
            <text:p>0,000</text:p>
          </table:table-cell>
          <table:table-cell table:style-name="ce5" table:formula="of:=([.C205]+[.E205])/2" office:value-type="float" office:value="0.000542823094804769" calcext:value-type="float">
            <text:p>0,001</text:p>
          </table:table-cell>
          <table:table-cell table:style-name="ce5" table:formula="of:=([.D205]+[.F205])/2" office:value-type="float" office:value="0.000748072809395735" calcext:value-type="float">
            <text:p>0,001</text:p>
          </table:table-cell>
          <table:table-cell table:style-name="ce5" table:formula="of:=([.E205]+[.G205])/2" office:value-type="float" office:value="0.000878306217272522" calcext:value-type="float">
            <text:p>0,001</text:p>
          </table:table-cell>
          <table:table-cell table:style-name="ce5" table:formula="of:=([.F205]+[.H205])/2" office:value-type="float" office:value="0.000924668844532372" calcext:value-type="float">
            <text:p>0,001</text:p>
          </table:table-cell>
          <table:table-cell table:style-name="ce5" table:formula="of:=([.G205]+[.I205])/2" office:value-type="float" office:value="0.000878306217272522" calcext:value-type="float">
            <text:p>0,001</text:p>
          </table:table-cell>
          <table:table-cell table:style-name="ce5" table:formula="of:=([.H205]+[.J205])/2" office:value-type="float" office:value="0.000748072809395735" calcext:value-type="float">
            <text:p>0,001</text:p>
          </table:table-cell>
          <table:table-cell table:style-name="ce5" table:formula="of:=([.I205]+[.K205])/2" office:value-type="float" office:value="0.000542823094804769" calcext:value-type="float">
            <text:p>0,001</text:p>
          </table:table-cell>
          <table:table-cell table:style-name="ce5" table:formula="of:=([.J205]+[.L205])/2" office:value-type="float" office:value="0.000285738387129549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25" calcext:value-type="float">
            <text:p>1,02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6]+[.D206])/2" office:value-type="float" office:value="0.000271411547402384" calcext:value-type="float">
            <text:p>0,000</text:p>
          </table:table-cell>
          <table:table-cell table:style-name="ce5" table:formula="of:=([.C206]+[.E206])/2" office:value-type="float" office:value="0.000516905598262642" calcext:value-type="float">
            <text:p>0,001</text:p>
          </table:table-cell>
          <table:table-cell table:style-name="ce5" table:formula="of:=([.D206]+[.F206])/2" office:value-type="float" office:value="0.000710564656038646" calcext:value-type="float">
            <text:p>0,001</text:p>
          </table:table-cell>
          <table:table-cell table:style-name="ce5" table:formula="of:=([.E206]+[.G206])/2" office:value-type="float" office:value="0.000836370826964054" calcext:value-type="float">
            <text:p>0,001</text:p>
          </table:table-cell>
          <table:table-cell table:style-name="ce5" table:formula="of:=([.F206]+[.H206])/2" office:value-type="float" office:value="0.000878306217272522" calcext:value-type="float">
            <text:p>0,001</text:p>
          </table:table-cell>
          <table:table-cell table:style-name="ce5" table:formula="of:=([.G206]+[.I206])/2" office:value-type="float" office:value="0.000836370826964054" calcext:value-type="float">
            <text:p>0,001</text:p>
          </table:table-cell>
          <table:table-cell table:style-name="ce5" table:formula="of:=([.H206]+[.J206])/2" office:value-type="float" office:value="0.000710564656038646" calcext:value-type="float">
            <text:p>0,001</text:p>
          </table:table-cell>
          <table:table-cell table:style-name="ce5" table:formula="of:=([.I206]+[.K206])/2" office:value-type="float" office:value="0.000516905598262642" calcext:value-type="float">
            <text:p>0,001</text:p>
          </table:table-cell>
          <table:table-cell table:style-name="ce5" table:formula="of:=([.J206]+[.L206])/2" office:value-type="float" office:value="0.000271411547402384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3" calcext:value-type="float">
            <text:p>1,03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7]+[.D207])/2" office:value-type="float" office:value="0.000258452799131321" calcext:value-type="float">
            <text:p>0,000</text:p>
          </table:table-cell>
          <table:table-cell table:style-name="ce5" table:formula="of:=([.C207]+[.E207])/2" office:value-type="float" office:value="0.000490988101720515" calcext:value-type="float">
            <text:p>0,000</text:p>
          </table:table-cell>
          <table:table-cell table:style-name="ce5" table:formula="of:=([.D207]+[.F207])/2" office:value-type="float" office:value="0.000676638212613348" calcext:value-type="float">
            <text:p>0,001</text:p>
          </table:table-cell>
          <table:table-cell table:style-name="ce5" table:formula="of:=([.E207]+[.G207])/2" office:value-type="float" office:value="0.000794435436655584" calcext:value-type="float">
            <text:p>0,001</text:p>
          </table:table-cell>
          <table:table-cell table:style-name="ce5" table:formula="of:=([.F207]+[.H207])/2" office:value-type="float" office:value="0.000836370826964054" calcext:value-type="float">
            <text:p>0,001</text:p>
          </table:table-cell>
          <table:table-cell table:style-name="ce5" table:formula="of:=([.G207]+[.I207])/2" office:value-type="float" office:value="0.000794435436655584" calcext:value-type="float">
            <text:p>0,001</text:p>
          </table:table-cell>
          <table:table-cell table:style-name="ce5" table:formula="of:=([.H207]+[.J207])/2" office:value-type="float" office:value="0.000676638212613348" calcext:value-type="float">
            <text:p>0,001</text:p>
          </table:table-cell>
          <table:table-cell table:style-name="ce5" table:formula="of:=([.I207]+[.K207])/2" office:value-type="float" office:value="0.000490988101720515" calcext:value-type="float">
            <text:p>0,000</text:p>
          </table:table-cell>
          <table:table-cell table:style-name="ce5" table:formula="of:=([.J207]+[.L207])/2" office:value-type="float" office:value="0.000258452799131321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35" calcext:value-type="float">
            <text:p>1,03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8]+[.D208])/2" office:value-type="float" office:value="0.000245494050860258" calcext:value-type="float">
            <text:p>0,000</text:p>
          </table:table-cell>
          <table:table-cell table:style-name="ce5" table:formula="of:=([.C208]+[.E208])/2" office:value-type="float" office:value="0.000467545505872335" calcext:value-type="float">
            <text:p>0,000</text:p>
          </table:table-cell>
          <table:table-cell table:style-name="ce5" table:formula="of:=([.D208]+[.F208])/2" office:value-type="float" office:value="0.000642711769188049" calcext:value-type="float">
            <text:p>0,001</text:p>
          </table:table-cell>
          <table:table-cell table:style-name="ce5" table:formula="of:=([.E208]+[.G208])/2" office:value-type="float" office:value="0.000756504519788701" calcext:value-type="float">
            <text:p>0,001</text:p>
          </table:table-cell>
          <table:table-cell table:style-name="ce5" table:formula="of:=([.F208]+[.H208])/2" office:value-type="float" office:value="0.000794435436655584" calcext:value-type="float">
            <text:p>0,001</text:p>
          </table:table-cell>
          <table:table-cell table:style-name="ce5" table:formula="of:=([.G208]+[.I208])/2" office:value-type="float" office:value="0.000756504519788701" calcext:value-type="float">
            <text:p>0,001</text:p>
          </table:table-cell>
          <table:table-cell table:style-name="ce5" table:formula="of:=([.H208]+[.J208])/2" office:value-type="float" office:value="0.000642711769188049" calcext:value-type="float">
            <text:p>0,001</text:p>
          </table:table-cell>
          <table:table-cell table:style-name="ce5" table:formula="of:=([.I208]+[.K208])/2" office:value-type="float" office:value="0.000467545505872335" calcext:value-type="float">
            <text:p>0,000</text:p>
          </table:table-cell>
          <table:table-cell table:style-name="ce5" table:formula="of:=([.J208]+[.L208])/2" office:value-type="float" office:value="0.000245494050860258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4" calcext:value-type="float">
            <text:p>1,04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09]+[.D209])/2" office:value-type="float" office:value="0.000233772752936167" calcext:value-type="float">
            <text:p>0,000</text:p>
          </table:table-cell>
          <table:table-cell table:style-name="ce5" table:formula="of:=([.C209]+[.E209])/2" office:value-type="float" office:value="0.000444102910024153" calcext:value-type="float">
            <text:p>0,000</text:p>
          </table:table-cell>
          <table:table-cell table:style-name="ce5" table:formula="of:=([.D209]+[.F209])/2" office:value-type="float" office:value="0.000612025012830518" calcext:value-type="float">
            <text:p>0,001</text:p>
          </table:table-cell>
          <table:table-cell table:style-name="ce5" table:formula="of:=([.E209]+[.G209])/2" office:value-type="float" office:value="0.000718573602921817" calcext:value-type="float">
            <text:p>0,001</text:p>
          </table:table-cell>
          <table:table-cell table:style-name="ce5" table:formula="of:=([.F209]+[.H209])/2" office:value-type="float" office:value="0.000756504519788701" calcext:value-type="float">
            <text:p>0,001</text:p>
          </table:table-cell>
          <table:table-cell table:style-name="ce5" table:formula="of:=([.G209]+[.I209])/2" office:value-type="float" office:value="0.000718573602921817" calcext:value-type="float">
            <text:p>0,001</text:p>
          </table:table-cell>
          <table:table-cell table:style-name="ce5" table:formula="of:=([.H209]+[.J209])/2" office:value-type="float" office:value="0.000612025012830518" calcext:value-type="float">
            <text:p>0,001</text:p>
          </table:table-cell>
          <table:table-cell table:style-name="ce5" table:formula="of:=([.I209]+[.K209])/2" office:value-type="float" office:value="0.000444102910024153" calcext:value-type="float">
            <text:p>0,000</text:p>
          </table:table-cell>
          <table:table-cell table:style-name="ce5" table:formula="of:=([.J209]+[.L209])/2" office:value-type="float" office:value="0.000233772752936167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45" calcext:value-type="float">
            <text:p>1,04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0]+[.D210])/2" office:value-type="float" office:value="0.000222051455012077" calcext:value-type="float">
            <text:p>0,000</text:p>
          </table:table-cell>
          <table:table-cell table:style-name="ce5" table:formula="of:=([.C210]+[.E210])/2" office:value-type="float" office:value="0.000422898882883343" calcext:value-type="float">
            <text:p>0,000</text:p>
          </table:table-cell>
          <table:table-cell table:style-name="ce5" table:formula="of:=([.D210]+[.F210])/2" office:value-type="float" office:value="0.000581338256472985" calcext:value-type="float">
            <text:p>0,001</text:p>
          </table:table-cell>
          <table:table-cell table:style-name="ce5" table:formula="of:=([.E210]+[.G210])/2" office:value-type="float" office:value="0.000684264766309609" calcext:value-type="float">
            <text:p>0,001</text:p>
          </table:table-cell>
          <table:table-cell table:style-name="ce5" table:formula="of:=([.F210]+[.H210])/2" office:value-type="float" office:value="0.000718573602921817" calcext:value-type="float">
            <text:p>0,001</text:p>
          </table:table-cell>
          <table:table-cell table:style-name="ce5" table:formula="of:=([.G210]+[.I210])/2" office:value-type="float" office:value="0.000684264766309609" calcext:value-type="float">
            <text:p>0,001</text:p>
          </table:table-cell>
          <table:table-cell table:style-name="ce5" table:formula="of:=([.H210]+[.J210])/2" office:value-type="float" office:value="0.000581338256472985" calcext:value-type="float">
            <text:p>0,001</text:p>
          </table:table-cell>
          <table:table-cell table:style-name="ce5" table:formula="of:=([.I210]+[.K210])/2" office:value-type="float" office:value="0.000422898882883343" calcext:value-type="float">
            <text:p>0,000</text:p>
          </table:table-cell>
          <table:table-cell table:style-name="ce5" table:formula="of:=([.J210]+[.L210])/2" office:value-type="float" office:value="0.000222051455012077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5" calcext:value-type="float">
            <text:p>1,05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1]+[.D211])/2" office:value-type="float" office:value="0.000211449441441671" calcext:value-type="float">
            <text:p>0,000</text:p>
          </table:table-cell>
          <table:table-cell table:style-name="ce5" table:formula="of:=([.C211]+[.E211])/2" office:value-type="float" office:value="0.000401694855742531" calcext:value-type="float">
            <text:p>0,000</text:p>
          </table:table-cell>
          <table:table-cell table:style-name="ce5" table:formula="of:=([.D211]+[.F211])/2" office:value-type="float" office:value="0.000553581824596476" calcext:value-type="float">
            <text:p>0,001</text:p>
          </table:table-cell>
          <table:table-cell table:style-name="ce5" table:formula="of:=([.E211]+[.G211])/2" office:value-type="float" office:value="0.000649955929697401" calcext:value-type="float">
            <text:p>0,001</text:p>
          </table:table-cell>
          <table:table-cell table:style-name="ce5" table:formula="of:=([.F211]+[.H211])/2" office:value-type="float" office:value="0.000684264766309609" calcext:value-type="float">
            <text:p>0,001</text:p>
          </table:table-cell>
          <table:table-cell table:style-name="ce5" table:formula="of:=([.G211]+[.I211])/2" office:value-type="float" office:value="0.000649955929697401" calcext:value-type="float">
            <text:p>0,001</text:p>
          </table:table-cell>
          <table:table-cell table:style-name="ce5" table:formula="of:=([.H211]+[.J211])/2" office:value-type="float" office:value="0.000553581824596476" calcext:value-type="float">
            <text:p>0,001</text:p>
          </table:table-cell>
          <table:table-cell table:style-name="ce5" table:formula="of:=([.I211]+[.K211])/2" office:value-type="float" office:value="0.000401694855742531" calcext:value-type="float">
            <text:p>0,000</text:p>
          </table:table-cell>
          <table:table-cell table:style-name="ce5" table:formula="of:=([.J211]+[.L211])/2" office:value-type="float" office:value="0.000211449441441671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55" calcext:value-type="float">
            <text:p>1,05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2]+[.D212])/2" office:value-type="float" office:value="0.000200847427871265" calcext:value-type="float">
            <text:p>0,000</text:p>
          </table:table-cell>
          <table:table-cell table:style-name="ce5" table:formula="of:=([.C212]+[.E212])/2" office:value-type="float" office:value="0.000382515633019074" calcext:value-type="float">
            <text:p>0,000</text:p>
          </table:table-cell>
          <table:table-cell table:style-name="ce5" table:formula="of:=([.D212]+[.F212])/2" office:value-type="float" office:value="0.000525825392719966" calcext:value-type="float">
            <text:p>0,001</text:p>
          </table:table-cell>
          <table:table-cell table:style-name="ce5" table:formula="of:=([.E212]+[.G212])/2" office:value-type="float" office:value="0.000618923295453043" calcext:value-type="float">
            <text:p>0,001</text:p>
          </table:table-cell>
          <table:table-cell table:style-name="ce5" table:formula="of:=([.F212]+[.H212])/2" office:value-type="float" office:value="0.000649955929697401" calcext:value-type="float">
            <text:p>0,001</text:p>
          </table:table-cell>
          <table:table-cell table:style-name="ce5" table:formula="of:=([.G212]+[.I212])/2" office:value-type="float" office:value="0.000618923295453043" calcext:value-type="float">
            <text:p>0,001</text:p>
          </table:table-cell>
          <table:table-cell table:style-name="ce5" table:formula="of:=([.H212]+[.J212])/2" office:value-type="float" office:value="0.000525825392719966" calcext:value-type="float">
            <text:p>0,001</text:p>
          </table:table-cell>
          <table:table-cell table:style-name="ce5" table:formula="of:=([.I212]+[.K212])/2" office:value-type="float" office:value="0.000382515633019074" calcext:value-type="float">
            <text:p>0,000</text:p>
          </table:table-cell>
          <table:table-cell table:style-name="ce5" table:formula="of:=([.J212]+[.L212])/2" office:value-type="float" office:value="0.000200847427871265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6" calcext:value-type="float">
            <text:p>1,06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3]+[.D213])/2" office:value-type="float" office:value="0.000191257816509537" calcext:value-type="float">
            <text:p>0,000</text:p>
          </table:table-cell>
          <table:table-cell table:style-name="ce5" table:formula="of:=([.C213]+[.E213])/2" office:value-type="float" office:value="0.000363336410295616" calcext:value-type="float">
            <text:p>0,000</text:p>
          </table:table-cell>
          <table:table-cell table:style-name="ce5" table:formula="of:=([.D213]+[.F213])/2" office:value-type="float" office:value="0.000500719464236058" calcext:value-type="float">
            <text:p>0,001</text:p>
          </table:table-cell>
          <table:table-cell table:style-name="ce5" table:formula="of:=([.E213]+[.G213])/2" office:value-type="float" office:value="0.000587890661208683" calcext:value-type="float">
            <text:p>0,001</text:p>
          </table:table-cell>
          <table:table-cell table:style-name="ce5" table:formula="of:=([.F213]+[.H213])/2" office:value-type="float" office:value="0.000618923295453043" calcext:value-type="float">
            <text:p>0,001</text:p>
          </table:table-cell>
          <table:table-cell table:style-name="ce5" table:formula="of:=([.G213]+[.I213])/2" office:value-type="float" office:value="0.000587890661208683" calcext:value-type="float">
            <text:p>0,001</text:p>
          </table:table-cell>
          <table:table-cell table:style-name="ce5" table:formula="of:=([.H213]+[.J213])/2" office:value-type="float" office:value="0.000500719464236058" calcext:value-type="float">
            <text:p>0,001</text:p>
          </table:table-cell>
          <table:table-cell table:style-name="ce5" table:formula="of:=([.I213]+[.K213])/2" office:value-type="float" office:value="0.000363336410295616" calcext:value-type="float">
            <text:p>0,000</text:p>
          </table:table-cell>
          <table:table-cell table:style-name="ce5" table:formula="of:=([.J213]+[.L213])/2" office:value-type="float" office:value="0.000191257816509537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65" calcext:value-type="float">
            <text:p>1,06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4]+[.D214])/2" office:value-type="float" office:value="0.000181668205147808" calcext:value-type="float">
            <text:p>0,000</text:p>
          </table:table-cell>
          <table:table-cell table:style-name="ce5" table:formula="of:=([.C214]+[.E214])/2" office:value-type="float" office:value="0.000345988640372797" calcext:value-type="float">
            <text:p>0,000</text:p>
          </table:table-cell>
          <table:table-cell table:style-name="ce5" table:formula="of:=([.D214]+[.F214])/2" office:value-type="float" office:value="0.00047561353575215" calcext:value-type="float">
            <text:p>0,000</text:p>
          </table:table-cell>
          <table:table-cell table:style-name="ce5" table:formula="of:=([.E214]+[.G214])/2" office:value-type="float" office:value="0.00055982137984455" calcext:value-type="float">
            <text:p>0,001</text:p>
          </table:table-cell>
          <table:table-cell table:style-name="ce5" table:formula="of:=([.F214]+[.H214])/2" office:value-type="float" office:value="0.000587890661208683" calcext:value-type="float">
            <text:p>0,001</text:p>
          </table:table-cell>
          <table:table-cell table:style-name="ce5" table:formula="of:=([.G214]+[.I214])/2" office:value-type="float" office:value="0.00055982137984455" calcext:value-type="float">
            <text:p>0,001</text:p>
          </table:table-cell>
          <table:table-cell table:style-name="ce5" table:formula="of:=([.H214]+[.J214])/2" office:value-type="float" office:value="0.00047561353575215" calcext:value-type="float">
            <text:p>0,000</text:p>
          </table:table-cell>
          <table:table-cell table:style-name="ce5" table:formula="of:=([.I214]+[.K214])/2" office:value-type="float" office:value="0.000345988640372797" calcext:value-type="float">
            <text:p>0,000</text:p>
          </table:table-cell>
          <table:table-cell table:style-name="ce5" table:formula="of:=([.J214]+[.L214])/2" office:value-type="float" office:value="0.000181668205147808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7" calcext:value-type="float">
            <text:p>1,07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5]+[.D215])/2" office:value-type="float" office:value="0.000172994320186399" calcext:value-type="float">
            <text:p>0,000</text:p>
          </table:table-cell>
          <table:table-cell table:style-name="ce5" table:formula="of:=([.C215]+[.E215])/2" office:value-type="float" office:value="0.000328640870449979" calcext:value-type="float">
            <text:p>0,000</text:p>
          </table:table-cell>
          <table:table-cell table:style-name="ce5" table:formula="of:=([.D215]+[.F215])/2" office:value-type="float" office:value="0.000452905010108674" calcext:value-type="float">
            <text:p>0,000</text:p>
          </table:table-cell>
          <table:table-cell table:style-name="ce5" table:formula="of:=([.E215]+[.G215])/2" office:value-type="float" office:value="0.000531752098480416" calcext:value-type="float">
            <text:p>0,001</text:p>
          </table:table-cell>
          <table:table-cell table:style-name="ce5" table:formula="of:=([.F215]+[.H215])/2" office:value-type="float" office:value="0.00055982137984455" calcext:value-type="float">
            <text:p>0,001</text:p>
          </table:table-cell>
          <table:table-cell table:style-name="ce5" table:formula="of:=([.G215]+[.I215])/2" office:value-type="float" office:value="0.000531752098480416" calcext:value-type="float">
            <text:p>0,001</text:p>
          </table:table-cell>
          <table:table-cell table:style-name="ce5" table:formula="of:=([.H215]+[.J215])/2" office:value-type="float" office:value="0.000452905010108674" calcext:value-type="float">
            <text:p>0,000</text:p>
          </table:table-cell>
          <table:table-cell table:style-name="ce5" table:formula="of:=([.I215]+[.K215])/2" office:value-type="float" office:value="0.000328640870449979" calcext:value-type="float">
            <text:p>0,000</text:p>
          </table:table-cell>
          <table:table-cell table:style-name="ce5" table:formula="of:=([.J215]+[.L215])/2" office:value-type="float" office:value="0.000172994320186399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75" calcext:value-type="float">
            <text:p>1,07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6]+[.D216])/2" office:value-type="float" office:value="0.000164320435224989" calcext:value-type="float">
            <text:p>0,000</text:p>
          </table:table-cell>
          <table:table-cell table:style-name="ce5" table:formula="of:=([.C216]+[.E216])/2" office:value-type="float" office:value="0.000312949665147536" calcext:value-type="float">
            <text:p>0,000</text:p>
          </table:table-cell>
          <table:table-cell table:style-name="ce5" table:formula="of:=([.D216]+[.F216])/2" office:value-type="float" office:value="0.000430196484465198" calcext:value-type="float">
            <text:p>0,000</text:p>
          </table:table-cell>
          <table:table-cell table:style-name="ce5" table:formula="of:=([.E216]+[.G216])/2" office:value-type="float" office:value="0.000506363194976612" calcext:value-type="float">
            <text:p>0,001</text:p>
          </table:table-cell>
          <table:table-cell table:style-name="ce5" table:formula="of:=([.F216]+[.H216])/2" office:value-type="float" office:value="0.000531752098480416" calcext:value-type="float">
            <text:p>0,001</text:p>
          </table:table-cell>
          <table:table-cell table:style-name="ce5" table:formula="of:=([.G216]+[.I216])/2" office:value-type="float" office:value="0.000506363194976612" calcext:value-type="float">
            <text:p>0,001</text:p>
          </table:table-cell>
          <table:table-cell table:style-name="ce5" table:formula="of:=([.H216]+[.J216])/2" office:value-type="float" office:value="0.000430196484465198" calcext:value-type="float">
            <text:p>0,000</text:p>
          </table:table-cell>
          <table:table-cell table:style-name="ce5" table:formula="of:=([.I216]+[.K216])/2" office:value-type="float" office:value="0.000312949665147536" calcext:value-type="float">
            <text:p>0,000</text:p>
          </table:table-cell>
          <table:table-cell table:style-name="ce5" table:formula="of:=([.J216]+[.L216])/2" office:value-type="float" office:value="0.000164320435224989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8" calcext:value-type="float">
            <text:p>1,08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7]+[.D217])/2" office:value-type="float" office:value="0.000156474832573768" calcext:value-type="float">
            <text:p>0,000</text:p>
          </table:table-cell>
          <table:table-cell table:style-name="ce5" table:formula="of:=([.C217]+[.E217])/2" office:value-type="float" office:value="0.000297258459845093" calcext:value-type="float">
            <text:p>0,000</text:p>
          </table:table-cell>
          <table:table-cell table:style-name="ce5" table:formula="of:=([.D217]+[.F217])/2" office:value-type="float" office:value="0.000409656430062074" calcext:value-type="float">
            <text:p>0,000</text:p>
          </table:table-cell>
          <table:table-cell table:style-name="ce5" table:formula="of:=([.E217]+[.G217])/2" office:value-type="float" office:value="0.000480974291472807" calcext:value-type="float">
            <text:p>0,000</text:p>
          </table:table-cell>
          <table:table-cell table:style-name="ce5" table:formula="of:=([.F217]+[.H217])/2" office:value-type="float" office:value="0.000506363194976612" calcext:value-type="float">
            <text:p>0,001</text:p>
          </table:table-cell>
          <table:table-cell table:style-name="ce5" table:formula="of:=([.G217]+[.I217])/2" office:value-type="float" office:value="0.000480974291472807" calcext:value-type="float">
            <text:p>0,000</text:p>
          </table:table-cell>
          <table:table-cell table:style-name="ce5" table:formula="of:=([.H217]+[.J217])/2" office:value-type="float" office:value="0.000409656430062074" calcext:value-type="float">
            <text:p>0,000</text:p>
          </table:table-cell>
          <table:table-cell table:style-name="ce5" table:formula="of:=([.I217]+[.K217])/2" office:value-type="float" office:value="0.000297258459845093" calcext:value-type="float">
            <text:p>0,000</text:p>
          </table:table-cell>
          <table:table-cell table:style-name="ce5" table:formula="of:=([.J217]+[.L217])/2" office:value-type="float" office:value="0.000156474832573768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style-name="ce3" office:value-type="float" office:value="1.085" calcext:value-type="float">
            <text:p>1,085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style-name="ce5" table:formula="of:=([.B218]+[.D218])/2" office:value-type="float" office:value="0.000148629229922547" calcext:value-type="float">
            <text:p>0,000</text:p>
          </table:table-cell>
          <table:table-cell table:style-name="ce5" table:formula="of:=([.C218]+[.E218])/2" office:value-type="float" office:value="0.000283065631317921" calcext:value-type="float">
            <text:p>0,000</text:p>
          </table:table-cell>
          <table:table-cell table:style-name="ce5" table:formula="of:=([.D218]+[.F218])/2" office:value-type="float" office:value="0.00038911637565895" calcext:value-type="float">
            <text:p>0,000</text:p>
          </table:table-cell>
          <table:table-cell table:style-name="ce5" table:formula="of:=([.E218]+[.G218])/2" office:value-type="float" office:value="0.000458009812519343" calcext:value-type="float">
            <text:p>0,000</text:p>
          </table:table-cell>
          <table:table-cell table:style-name="ce5" table:formula="of:=([.F218]+[.H218])/2" office:value-type="float" office:value="0.000480974291472807" calcext:value-type="float">
            <text:p>0,000</text:p>
          </table:table-cell>
          <table:table-cell table:style-name="ce5" table:formula="of:=([.G218]+[.I218])/2" office:value-type="float" office:value="0.000458009812519343" calcext:value-type="float">
            <text:p>0,000</text:p>
          </table:table-cell>
          <table:table-cell table:style-name="ce5" table:formula="of:=([.H218]+[.J218])/2" office:value-type="float" office:value="0.00038911637565895" calcext:value-type="float">
            <text:p>0,000</text:p>
          </table:table-cell>
          <table:table-cell table:style-name="ce5" table:formula="of:=([.I218]+[.K218])/2" office:value-type="float" office:value="0.000283065631317921" calcext:value-type="float">
            <text:p>0,000</text:p>
          </table:table-cell>
          <table:table-cell table:style-name="ce5" table:formula="of:=([.J218]+[.L218])/2" office:value-type="float" office:value="0.000148629229922547" calcext:value-type="float">
            <text:p>0,000</text:p>
          </table:table-cell>
          <table:table-cell table:style-name="ce5" table:formula="of:=0" office:value-type="float" office:value="0" calcext:value-type="float">
            <text:p>0,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9"/>
          <table:table-cell table:style-name="Общий_20_числовой_20_формат"/>
          <table:table-cell table:number-columns-repeated="8"/>
        </table:table-row>
        <table:table-row table:style-name="ro1" table:number-rows-repeated="7">
          <table:table-cell table:number-columns-repeated="2"/>
          <table:table-cell table:style-name="ce1" table:number-columns-repeated="9"/>
          <table:table-cell table:number-columns-repeated="9"/>
        </table:table-row>
        <table:table-row table:style-name="ro1" table:number-rows-repeated="104834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Лист1.B2:Лист1.L219">
            <calcext:condition calcext:apply-style-name="Общий числовой формат" calcext:value="&lt;0.0005" calcext:base-cell-address="Лист1.B2"/>
          </calcext:conditional-format>
        </calcext:conditional-formats>
      </table:table>
      <table:table table:name="Лист2" table:style-name="ta1">
        <table:shapes>
          <draw:frame draw:z-index="0" draw:style-name="gr1" draw:text-style-name="P1" svg:width="26.114cm" svg:height="15.432cm" svg:x="16.31cm" svg:y="0.021cm">
            <draw:object draw:notify-on-update-of-ranges="Лист2.B1:Лист2.L1 Лист2.B2:Лист2.L2 Лист2.B3:Лист2.L3 Лист2.B4:Лист2.L4 Лист2.B5:Лист2.L5 Лист2.B6:Лист2.L6 Лист2.B7:Лист2.L7 Лист2.B8:Лист2.L8 Лист2.B9:Лист2.L9 Лист2.B10:Лист2.L10 Лист2.B11:Лист2.L11 Лист2.B12:Лист2.L12 Лист2.B13:Лист2.L13 Лист2.B115:Лист2.L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" calcext:value-type="float">
            <text:p>0,000</text:p>
          </table:table-cell>
          <table:table-cell table:style-name="ce11" table:formula="of:=100*[.B1]*(1-[.B1])" office:value-type="float" office:value="0" calcext:value-type="float">
            <text:p>0,000</text:p>
          </table:table-cell>
          <table:table-cell table:style-name="ce11" table:formula="of:=100*[.C1]*(1-[.C1])" office:value-type="float" office:value="9" calcext:value-type="float">
            <text:p>9,000</text:p>
          </table:table-cell>
          <table:table-cell table:style-name="ce11" table:formula="of:=100*[.D1]*(1-[.D1])" office:value-type="float" office:value="16" calcext:value-type="float">
            <text:p>16,000</text:p>
          </table:table-cell>
          <table:table-cell table:style-name="ce11" table:formula="of:=100*[.E1]*(1-[.E1])" office:value-type="float" office:value="21" calcext:value-type="float">
            <text:p>21,000</text:p>
          </table:table-cell>
          <table:table-cell table:style-name="ce11" table:formula="of:=100*[.F1]*(1-[.F1])" office:value-type="float" office:value="24" calcext:value-type="float">
            <text:p>24,000</text:p>
          </table:table-cell>
          <table:table-cell table:style-name="ce11" table:formula="of:=100*[.G1]*(1-[.G1])" office:value-type="float" office:value="25" calcext:value-type="float">
            <text:p>25,000</text:p>
          </table:table-cell>
          <table:table-cell table:style-name="ce11" table:formula="of:=100*[.H1]*(1-[.H1])" office:value-type="float" office:value="24" calcext:value-type="float">
            <text:p>24,000</text:p>
          </table:table-cell>
          <table:table-cell table:style-name="ce11" table:formula="of:=100*[.I1]*(1-[.I1])" office:value-type="float" office:value="21" calcext:value-type="float">
            <text:p>21,000</text:p>
          </table:table-cell>
          <table:table-cell table:style-name="ce11" table:formula="of:=100*[.J1]*(1-[.J1])" office:value-type="float" office:value="16" calcext:value-type="float">
            <text:p>16,000</text:p>
          </table:table-cell>
          <table:table-cell table:style-name="ce11" table:formula="of:=100*[.K1]*(1-[.K1])" office:value-type="float" office:value="9" calcext:value-type="float">
            <text:p>9,000</text:p>
          </table:table-cell>
          <table:table-cell table:style-name="ce11" table:formula="of:=100*[.L1]*(1-[.L1])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05" calcext:value-type="float">
            <text:p>0,005</text:p>
          </table:table-cell>
          <table:table-cell table:style-name="ce11" table:formula="of:=[.C3]" office:value-type="float" office:value="8" calcext:value-type="float">
            <text:p>8,000</text:p>
          </table:table-cell>
          <table:table-cell table:style-name="ce11" table:formula="of:=([.B2]+[.D2])/2" office:value-type="float" office:value="8" calcext:value-type="float">
            <text:p>8,000</text:p>
          </table:table-cell>
          <table:table-cell table:style-name="ce11" table:formula="of:=([.C2]+[.E2])/2" office:value-type="float" office:value="15" calcext:value-type="float">
            <text:p>15,000</text:p>
          </table:table-cell>
          <table:table-cell table:style-name="ce11" table:formula="of:=([.D2]+[.F2])/2" office:value-type="float" office:value="20" calcext:value-type="float">
            <text:p>20,000</text:p>
          </table:table-cell>
          <table:table-cell table:style-name="ce11" table:formula="of:=([.E2]+[.G2])/2" office:value-type="float" office:value="23" calcext:value-type="float">
            <text:p>23,000</text:p>
          </table:table-cell>
          <table:table-cell table:style-name="ce11" table:formula="of:=([.F2]+[.H2])/2" office:value-type="float" office:value="24" calcext:value-type="float">
            <text:p>24,000</text:p>
          </table:table-cell>
          <table:table-cell table:style-name="ce11" table:formula="of:=([.G2]+[.I2])/2" office:value-type="float" office:value="23" calcext:value-type="float">
            <text:p>23,000</text:p>
          </table:table-cell>
          <table:table-cell table:style-name="ce11" table:formula="of:=([.H2]+[.J2])/2" office:value-type="float" office:value="20" calcext:value-type="float">
            <text:p>20,000</text:p>
          </table:table-cell>
          <table:table-cell table:style-name="ce11" table:formula="of:=([.I2]+[.K2])/2" office:value-type="float" office:value="15" calcext:value-type="float">
            <text:p>15,000</text:p>
          </table:table-cell>
          <table:table-cell table:style-name="ce11" table:formula="of:=([.J2]+[.L2])/2" office:value-type="float" office:value="8" calcext:value-type="float">
            <text:p>8,000</text:p>
          </table:table-cell>
          <table:table-cell table:style-name="ce11" table:formula="of:=[.K3]" office:value-type="float" office:value="8" calcext:value-type="float">
            <text:p>8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" calcext:value-type="float">
            <text:p>0,010</text:p>
          </table:table-cell>
          <table:table-cell table:style-name="ce11" table:formula="of:=[.C4]" office:value-type="float" office:value="11.5" calcext:value-type="float">
            <text:p>11,500</text:p>
          </table:table-cell>
          <table:table-cell table:style-name="ce11" table:formula="of:=([.B3]+[.D3])/2" office:value-type="float" office:value="11.5" calcext:value-type="float">
            <text:p>11,500</text:p>
          </table:table-cell>
          <table:table-cell table:style-name="ce11" table:formula="of:=([.C3]+[.E3])/2" office:value-type="float" office:value="14" calcext:value-type="float">
            <text:p>14,000</text:p>
          </table:table-cell>
          <table:table-cell table:style-name="ce11" table:formula="of:=([.D3]+[.F3])/2" office:value-type="float" office:value="19" calcext:value-type="float">
            <text:p>19,000</text:p>
          </table:table-cell>
          <table:table-cell table:style-name="ce11" table:formula="of:=([.E3]+[.G3])/2" office:value-type="float" office:value="22" calcext:value-type="float">
            <text:p>22,000</text:p>
          </table:table-cell>
          <table:table-cell table:style-name="ce11" table:formula="of:=([.F3]+[.H3])/2" office:value-type="float" office:value="23" calcext:value-type="float">
            <text:p>23,000</text:p>
          </table:table-cell>
          <table:table-cell table:style-name="ce11" table:formula="of:=([.G3]+[.I3])/2" office:value-type="float" office:value="22" calcext:value-type="float">
            <text:p>22,000</text:p>
          </table:table-cell>
          <table:table-cell table:style-name="ce11" table:formula="of:=([.H3]+[.J3])/2" office:value-type="float" office:value="19" calcext:value-type="float">
            <text:p>19,000</text:p>
          </table:table-cell>
          <table:table-cell table:style-name="ce11" table:formula="of:=([.I3]+[.K3])/2" office:value-type="float" office:value="14" calcext:value-type="float">
            <text:p>14,000</text:p>
          </table:table-cell>
          <table:table-cell table:style-name="ce11" table:formula="of:=([.J3]+[.L3])/2" office:value-type="float" office:value="11.5" calcext:value-type="float">
            <text:p>11,500</text:p>
          </table:table-cell>
          <table:table-cell table:style-name="ce11" table:formula="of:=[.K4]" office:value-type="float" office:value="11.5" calcext:value-type="float">
            <text:p>11,5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5" calcext:value-type="float">
            <text:p>0,015</text:p>
          </table:table-cell>
          <table:table-cell table:style-name="ce11" table:formula="of:=[.C5]" office:value-type="float" office:value="12.75" calcext:value-type="float">
            <text:p>12,750</text:p>
          </table:table-cell>
          <table:table-cell table:style-name="ce11" table:formula="of:=([.B4]+[.D4])/2" office:value-type="float" office:value="12.75" calcext:value-type="float">
            <text:p>12,750</text:p>
          </table:table-cell>
          <table:table-cell table:style-name="ce11" table:formula="of:=([.C4]+[.E4])/2" office:value-type="float" office:value="15.25" calcext:value-type="float">
            <text:p>15,250</text:p>
          </table:table-cell>
          <table:table-cell table:style-name="ce11" table:formula="of:=([.D4]+[.F4])/2" office:value-type="float" office:value="18" calcext:value-type="float">
            <text:p>18,000</text:p>
          </table:table-cell>
          <table:table-cell table:style-name="ce11" table:formula="of:=([.E4]+[.G4])/2" office:value-type="float" office:value="21" calcext:value-type="float">
            <text:p>21,000</text:p>
          </table:table-cell>
          <table:table-cell table:style-name="ce11" table:formula="of:=([.F4]+[.H4])/2" office:value-type="float" office:value="22" calcext:value-type="float">
            <text:p>22,000</text:p>
          </table:table-cell>
          <table:table-cell table:style-name="ce11" table:formula="of:=([.G4]+[.I4])/2" office:value-type="float" office:value="21" calcext:value-type="float">
            <text:p>21,000</text:p>
          </table:table-cell>
          <table:table-cell table:style-name="ce11" table:formula="of:=([.H4]+[.J4])/2" office:value-type="float" office:value="18" calcext:value-type="float">
            <text:p>18,000</text:p>
          </table:table-cell>
          <table:table-cell table:style-name="ce11" table:formula="of:=([.I4]+[.K4])/2" office:value-type="float" office:value="15.25" calcext:value-type="float">
            <text:p>15,250</text:p>
          </table:table-cell>
          <table:table-cell table:style-name="ce11" table:formula="of:=([.J4]+[.L4])/2" office:value-type="float" office:value="12.75" calcext:value-type="float">
            <text:p>12,750</text:p>
          </table:table-cell>
          <table:table-cell table:style-name="ce11" table:formula="of:=[.K5]" office:value-type="float" office:value="12.75" calcext:value-type="float">
            <text:p>12,75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" calcext:value-type="float">
            <text:p>0,020</text:p>
          </table:table-cell>
          <table:table-cell table:style-name="ce11" table:formula="of:=[.C6]" office:value-type="float" office:value="14" calcext:value-type="float">
            <text:p>14,000</text:p>
          </table:table-cell>
          <table:table-cell table:style-name="ce11" table:formula="of:=([.B5]+[.D5])/2" office:value-type="float" office:value="14" calcext:value-type="float">
            <text:p>14,000</text:p>
          </table:table-cell>
          <table:table-cell table:style-name="ce11" table:formula="of:=([.C5]+[.E5])/2" office:value-type="float" office:value="15.375" calcext:value-type="float">
            <text:p>15,375</text:p>
          </table:table-cell>
          <table:table-cell table:style-name="ce11" table:formula="of:=([.D5]+[.F5])/2" office:value-type="float" office:value="18.125" calcext:value-type="float">
            <text:p>18,125</text:p>
          </table:table-cell>
          <table:table-cell table:style-name="ce11" table:formula="of:=([.E5]+[.G5])/2" office:value-type="float" office:value="20" calcext:value-type="float">
            <text:p>20,000</text:p>
          </table:table-cell>
          <table:table-cell table:style-name="ce11" table:formula="of:=([.F5]+[.H5])/2" office:value-type="float" office:value="21" calcext:value-type="float">
            <text:p>21,000</text:p>
          </table:table-cell>
          <table:table-cell table:style-name="ce11" table:formula="of:=([.G5]+[.I5])/2" office:value-type="float" office:value="20" calcext:value-type="float">
            <text:p>20,000</text:p>
          </table:table-cell>
          <table:table-cell table:style-name="ce11" table:formula="of:=([.H5]+[.J5])/2" office:value-type="float" office:value="18.125" calcext:value-type="float">
            <text:p>18,125</text:p>
          </table:table-cell>
          <table:table-cell table:style-name="ce11" table:formula="of:=([.I5]+[.K5])/2" office:value-type="float" office:value="15.375" calcext:value-type="float">
            <text:p>15,375</text:p>
          </table:table-cell>
          <table:table-cell table:style-name="ce11" table:formula="of:=([.J5]+[.L5])/2" office:value-type="float" office:value="14" calcext:value-type="float">
            <text:p>14,000</text:p>
          </table:table-cell>
          <table:table-cell table:style-name="ce11" table:formula="of:=[.K6]" office:value-type="float" office:value="14" calcext:value-type="float">
            <text:p>14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5" calcext:value-type="float">
            <text:p>0,025</text:p>
          </table:table-cell>
          <table:table-cell table:style-name="ce11" table:formula="of:=[.C7]" office:value-type="float" office:value="14.6875" calcext:value-type="float">
            <text:p>14,688</text:p>
          </table:table-cell>
          <table:table-cell table:style-name="ce11" table:formula="of:=([.B6]+[.D6])/2" office:value-type="float" office:value="14.6875" calcext:value-type="float">
            <text:p>14,688</text:p>
          </table:table-cell>
          <table:table-cell table:style-name="ce11" table:formula="of:=([.C6]+[.E6])/2" office:value-type="float" office:value="16.0625" calcext:value-type="float">
            <text:p>16,063</text:p>
          </table:table-cell>
          <table:table-cell table:style-name="ce11" table:formula="of:=([.D6]+[.F6])/2" office:value-type="float" office:value="17.6875" calcext:value-type="float">
            <text:p>17,688</text:p>
          </table:table-cell>
          <table:table-cell table:style-name="ce11" table:formula="of:=([.E6]+[.G6])/2" office:value-type="float" office:value="19.5625" calcext:value-type="float">
            <text:p>19,563</text:p>
          </table:table-cell>
          <table:table-cell table:style-name="ce11" table:formula="of:=([.F6]+[.H6])/2" office:value-type="float" office:value="20" calcext:value-type="float">
            <text:p>20,000</text:p>
          </table:table-cell>
          <table:table-cell table:style-name="ce11" table:formula="of:=([.G6]+[.I6])/2" office:value-type="float" office:value="19.5625" calcext:value-type="float">
            <text:p>19,563</text:p>
          </table:table-cell>
          <table:table-cell table:style-name="ce11" table:formula="of:=([.H6]+[.J6])/2" office:value-type="float" office:value="17.6875" calcext:value-type="float">
            <text:p>17,688</text:p>
          </table:table-cell>
          <table:table-cell table:style-name="ce11" table:formula="of:=([.I6]+[.K6])/2" office:value-type="float" office:value="16.0625" calcext:value-type="float">
            <text:p>16,063</text:p>
          </table:table-cell>
          <table:table-cell table:style-name="ce11" table:formula="of:=([.J6]+[.L6])/2" office:value-type="float" office:value="14.6875" calcext:value-type="float">
            <text:p>14,688</text:p>
          </table:table-cell>
          <table:table-cell table:style-name="ce11" table:formula="of:=[.K7]" office:value-type="float" office:value="14.6875" calcext:value-type="float">
            <text:p>14,68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" calcext:value-type="float">
            <text:p>0,030</text:p>
          </table:table-cell>
          <table:table-cell table:style-name="ce11" table:formula="of:=[.C8]" office:value-type="float" office:value="15.375" calcext:value-type="float">
            <text:p>15,375</text:p>
          </table:table-cell>
          <table:table-cell table:style-name="ce11" table:formula="of:=([.B7]+[.D7])/2" office:value-type="float" office:value="15.375" calcext:value-type="float">
            <text:p>15,375</text:p>
          </table:table-cell>
          <table:table-cell table:style-name="ce11" table:formula="of:=([.C7]+[.E7])/2" office:value-type="float" office:value="16.1875" calcext:value-type="float">
            <text:p>16,188</text:p>
          </table:table-cell>
          <table:table-cell table:style-name="ce11" table:formula="of:=([.D7]+[.F7])/2" office:value-type="float" office:value="17.8125" calcext:value-type="float">
            <text:p>17,813</text:p>
          </table:table-cell>
          <table:table-cell table:style-name="ce11" table:formula="of:=([.E7]+[.G7])/2" office:value-type="float" office:value="18.84375" calcext:value-type="float">
            <text:p>18,844</text:p>
          </table:table-cell>
          <table:table-cell table:style-name="ce11" table:formula="of:=([.F7]+[.H7])/2" office:value-type="float" office:value="19.5625" calcext:value-type="float">
            <text:p>19,563</text:p>
          </table:table-cell>
          <table:table-cell table:style-name="ce11" table:formula="of:=([.G7]+[.I7])/2" office:value-type="float" office:value="18.84375" calcext:value-type="float">
            <text:p>18,844</text:p>
          </table:table-cell>
          <table:table-cell table:style-name="ce11" table:formula="of:=([.H7]+[.J7])/2" office:value-type="float" office:value="17.8125" calcext:value-type="float">
            <text:p>17,813</text:p>
          </table:table-cell>
          <table:table-cell table:style-name="ce11" table:formula="of:=([.I7]+[.K7])/2" office:value-type="float" office:value="16.1875" calcext:value-type="float">
            <text:p>16,188</text:p>
          </table:table-cell>
          <table:table-cell table:style-name="ce11" table:formula="of:=([.J7]+[.L7])/2" office:value-type="float" office:value="15.375" calcext:value-type="float">
            <text:p>15,375</text:p>
          </table:table-cell>
          <table:table-cell table:style-name="ce11" table:formula="of:=[.K8]" office:value-type="float" office:value="15.375" calcext:value-type="float">
            <text:p>15,375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5" calcext:value-type="float">
            <text:p>0,035</text:p>
          </table:table-cell>
          <table:table-cell table:style-name="ce11" table:formula="of:=[.C9]" office:value-type="float" office:value="15.78125" calcext:value-type="float">
            <text:p>15,781</text:p>
          </table:table-cell>
          <table:table-cell table:style-name="ce11" table:formula="of:=([.B8]+[.D8])/2" office:value-type="float" office:value="15.78125" calcext:value-type="float">
            <text:p>15,781</text:p>
          </table:table-cell>
          <table:table-cell table:style-name="ce11" table:formula="of:=([.C8]+[.E8])/2" office:value-type="float" office:value="16.59375" calcext:value-type="float">
            <text:p>16,594</text:p>
          </table:table-cell>
          <table:table-cell table:style-name="ce11" table:formula="of:=([.D8]+[.F8])/2" office:value-type="float" office:value="17.515625" calcext:value-type="float">
            <text:p>17,516</text:p>
          </table:table-cell>
          <table:table-cell table:style-name="ce11" table:formula="of:=([.E8]+[.G8])/2" office:value-type="float" office:value="18.6875" calcext:value-type="float">
            <text:p>18,688</text:p>
          </table:table-cell>
          <table:table-cell table:style-name="ce11" table:formula="of:=([.F8]+[.H8])/2" office:value-type="float" office:value="18.84375" calcext:value-type="float">
            <text:p>18,844</text:p>
          </table:table-cell>
          <table:table-cell table:style-name="ce11" table:formula="of:=([.G8]+[.I8])/2" office:value-type="float" office:value="18.6875" calcext:value-type="float">
            <text:p>18,688</text:p>
          </table:table-cell>
          <table:table-cell table:style-name="ce11" table:formula="of:=([.H8]+[.J8])/2" office:value-type="float" office:value="17.515625" calcext:value-type="float">
            <text:p>17,516</text:p>
          </table:table-cell>
          <table:table-cell table:style-name="ce11" table:formula="of:=([.I8]+[.K8])/2" office:value-type="float" office:value="16.59375" calcext:value-type="float">
            <text:p>16,594</text:p>
          </table:table-cell>
          <table:table-cell table:style-name="ce11" table:formula="of:=([.J8]+[.L8])/2" office:value-type="float" office:value="15.78125" calcext:value-type="float">
            <text:p>15,781</text:p>
          </table:table-cell>
          <table:table-cell table:style-name="ce11" table:formula="of:=[.K9]" office:value-type="float" office:value="15.78125" calcext:value-type="float">
            <text:p>15,781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" calcext:value-type="float">
            <text:p>0,040</text:p>
          </table:table-cell>
          <table:table-cell table:style-name="ce11" table:formula="of:=[.C10]" office:value-type="float" office:value="16.1875" calcext:value-type="float">
            <text:p>16,188</text:p>
          </table:table-cell>
          <table:table-cell table:style-name="ce11" table:formula="of:=([.B9]+[.D9])/2" office:value-type="float" office:value="16.1875" calcext:value-type="float">
            <text:p>16,188</text:p>
          </table:table-cell>
          <table:table-cell table:style-name="ce11" table:formula="of:=([.C9]+[.E9])/2" office:value-type="float" office:value="16.6484375" calcext:value-type="float">
            <text:p>16,648</text:p>
          </table:table-cell>
          <table:table-cell table:style-name="ce11" table:formula="of:=([.D9]+[.F9])/2" office:value-type="float" office:value="17.640625" calcext:value-type="float">
            <text:p>17,641</text:p>
          </table:table-cell>
          <table:table-cell table:style-name="ce11" table:formula="of:=([.E9]+[.G9])/2" office:value-type="float" office:value="18.1796875" calcext:value-type="float">
            <text:p>18,180</text:p>
          </table:table-cell>
          <table:table-cell table:style-name="ce11" table:formula="of:=([.F9]+[.H9])/2" office:value-type="float" office:value="18.6875" calcext:value-type="float">
            <text:p>18,688</text:p>
          </table:table-cell>
          <table:table-cell table:style-name="ce11" table:formula="of:=([.G9]+[.I9])/2" office:value-type="float" office:value="18.1796875" calcext:value-type="float">
            <text:p>18,180</text:p>
          </table:table-cell>
          <table:table-cell table:style-name="ce11" table:formula="of:=([.H9]+[.J9])/2" office:value-type="float" office:value="17.640625" calcext:value-type="float">
            <text:p>17,641</text:p>
          </table:table-cell>
          <table:table-cell table:style-name="ce11" table:formula="of:=([.I9]+[.K9])/2" office:value-type="float" office:value="16.6484375" calcext:value-type="float">
            <text:p>16,648</text:p>
          </table:table-cell>
          <table:table-cell table:style-name="ce11" table:formula="of:=([.J9]+[.L9])/2" office:value-type="float" office:value="16.1875" calcext:value-type="float">
            <text:p>16,188</text:p>
          </table:table-cell>
          <table:table-cell table:style-name="ce11" table:formula="of:=[.K10]" office:value-type="float" office:value="16.1875" calcext:value-type="float">
            <text:p>16,18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5" calcext:value-type="float">
            <text:p>0,045</text:p>
          </table:table-cell>
          <table:table-cell table:style-name="ce11" table:formula="of:=[.C11]" office:value-type="float" office:value="16.41796875" calcext:value-type="float">
            <text:p>16,418</text:p>
          </table:table-cell>
          <table:table-cell table:style-name="ce11" table:formula="of:=([.B10]+[.D10])/2" office:value-type="float" office:value="16.41796875" calcext:value-type="float">
            <text:p>16,418</text:p>
          </table:table-cell>
          <table:table-cell table:style-name="ce11" table:formula="of:=([.C10]+[.E10])/2" office:value-type="float" office:value="16.9140625" calcext:value-type="float">
            <text:p>16,914</text:p>
          </table:table-cell>
          <table:table-cell table:style-name="ce11" table:formula="of:=([.D10]+[.F10])/2" office:value-type="float" office:value="17.4140625" calcext:value-type="float">
            <text:p>17,414</text:p>
          </table:table-cell>
          <table:table-cell table:style-name="ce11" table:formula="of:=([.E10]+[.G10])/2" office:value-type="float" office:value="18.1640625" calcext:value-type="float">
            <text:p>18,164</text:p>
          </table:table-cell>
          <table:table-cell table:style-name="ce11" table:formula="of:=([.F10]+[.H10])/2" office:value-type="float" office:value="18.1796875" calcext:value-type="float">
            <text:p>18,180</text:p>
          </table:table-cell>
          <table:table-cell table:style-name="ce11" table:formula="of:=([.G10]+[.I10])/2" office:value-type="float" office:value="18.1640625" calcext:value-type="float">
            <text:p>18,164</text:p>
          </table:table-cell>
          <table:table-cell table:style-name="ce11" table:formula="of:=([.H10]+[.J10])/2" office:value-type="float" office:value="17.4140625" calcext:value-type="float">
            <text:p>17,414</text:p>
          </table:table-cell>
          <table:table-cell table:style-name="ce11" table:formula="of:=([.I10]+[.K10])/2" office:value-type="float" office:value="16.9140625" calcext:value-type="float">
            <text:p>16,914</text:p>
          </table:table-cell>
          <table:table-cell table:style-name="ce11" table:formula="of:=([.J10]+[.L10])/2" office:value-type="float" office:value="16.41796875" calcext:value-type="float">
            <text:p>16,418</text:p>
          </table:table-cell>
          <table:table-cell table:style-name="ce11" table:formula="of:=[.K11]" office:value-type="float" office:value="16.41796875" calcext:value-type="float">
            <text:p>16,41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5" calcext:value-type="float">
            <text:p>0,050</text:p>
          </table:table-cell>
          <table:table-cell table:style-name="ce11" table:formula="of:=[.C12]" office:value-type="float" office:value="16.666015625" calcext:value-type="float">
            <text:p>16,666</text:p>
          </table:table-cell>
          <table:table-cell table:style-name="ce11" table:formula="of:=([.B11]+[.D11])/2" office:value-type="float" office:value="16.666015625" calcext:value-type="float">
            <text:p>16,666</text:p>
          </table:table-cell>
          <table:table-cell table:style-name="ce11" table:formula="of:=([.C11]+[.E11])/2" office:value-type="float" office:value="16.916015625" calcext:value-type="float">
            <text:p>16,916</text:p>
          </table:table-cell>
          <table:table-cell table:style-name="ce11" table:formula="of:=([.D11]+[.F11])/2" office:value-type="float" office:value="17.5390625" calcext:value-type="float">
            <text:p>17,539</text:p>
          </table:table-cell>
          <table:table-cell table:style-name="ce11" table:formula="of:=([.E11]+[.G11])/2" office:value-type="float" office:value="17.796875" calcext:value-type="float">
            <text:p>17,797</text:p>
          </table:table-cell>
          <table:table-cell table:style-name="ce11" table:formula="of:=([.F11]+[.H11])/2" office:value-type="float" office:value="18.1640625" calcext:value-type="float">
            <text:p>18,164</text:p>
          </table:table-cell>
          <table:table-cell table:style-name="ce11" table:formula="of:=([.G11]+[.I11])/2" office:value-type="float" office:value="17.796875" calcext:value-type="float">
            <text:p>17,797</text:p>
          </table:table-cell>
          <table:table-cell table:style-name="ce11" table:formula="of:=([.H11]+[.J11])/2" office:value-type="float" office:value="17.5390625" calcext:value-type="float">
            <text:p>17,539</text:p>
          </table:table-cell>
          <table:table-cell table:style-name="ce11" table:formula="of:=([.I11]+[.K11])/2" office:value-type="float" office:value="16.916015625" calcext:value-type="float">
            <text:p>16,916</text:p>
          </table:table-cell>
          <table:table-cell table:style-name="ce11" table:formula="of:=([.J11]+[.L11])/2" office:value-type="float" office:value="16.666015625" calcext:value-type="float">
            <text:p>16,666</text:p>
          </table:table-cell>
          <table:table-cell table:style-name="ce11" table:formula="of:=[.K12]" office:value-type="float" office:value="16.666015625" calcext:value-type="float">
            <text:p>16,66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55" calcext:value-type="float">
            <text:p>0,055</text:p>
          </table:table-cell>
          <table:table-cell table:style-name="ce11" table:formula="of:=[.C13]" office:value-type="float" office:value="16.791015625" calcext:value-type="float">
            <text:p>16,791</text:p>
          </table:table-cell>
          <table:table-cell table:style-name="ce11" table:formula="of:=([.B12]+[.D12])/2" office:value-type="float" office:value="16.791015625" calcext:value-type="float">
            <text:p>16,791</text:p>
          </table:table-cell>
          <table:table-cell table:style-name="ce11" table:formula="of:=([.C12]+[.E12])/2" office:value-type="float" office:value="17.1025390625" calcext:value-type="float">
            <text:p>17,103</text:p>
          </table:table-cell>
          <table:table-cell table:style-name="ce11" table:formula="of:=([.D12]+[.F12])/2" office:value-type="float" office:value="17.3564453125" calcext:value-type="float">
            <text:p>17,356</text:p>
          </table:table-cell>
          <table:table-cell table:style-name="ce11" table:formula="of:=([.E12]+[.G12])/2" office:value-type="float" office:value="17.8515625" calcext:value-type="float">
            <text:p>17,852</text:p>
          </table:table-cell>
          <table:table-cell table:style-name="ce11" table:formula="of:=([.F12]+[.H12])/2" office:value-type="float" office:value="17.796875" calcext:value-type="float">
            <text:p>17,797</text:p>
          </table:table-cell>
          <table:table-cell table:style-name="ce11" table:formula="of:=([.G12]+[.I12])/2" office:value-type="float" office:value="17.8515625" calcext:value-type="float">
            <text:p>17,852</text:p>
          </table:table-cell>
          <table:table-cell table:style-name="ce11" table:formula="of:=([.H12]+[.J12])/2" office:value-type="float" office:value="17.3564453125" calcext:value-type="float">
            <text:p>17,356</text:p>
          </table:table-cell>
          <table:table-cell table:style-name="ce11" table:formula="of:=([.I12]+[.K12])/2" office:value-type="float" office:value="17.1025390625" calcext:value-type="float">
            <text:p>17,103</text:p>
          </table:table-cell>
          <table:table-cell table:style-name="ce11" table:formula="of:=([.J12]+[.L12])/2" office:value-type="float" office:value="16.791015625" calcext:value-type="float">
            <text:p>16,791</text:p>
          </table:table-cell>
          <table:table-cell table:style-name="ce11" table:formula="of:=[.K13]" office:value-type="float" office:value="16.791015625" calcext:value-type="float">
            <text:p>16,791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" calcext:value-type="float">
            <text:p>0,060</text:p>
          </table:table-cell>
          <table:table-cell table:style-name="ce11" table:formula="of:=[.C14]" office:value-type="float" office:value="16.94677734375" calcext:value-type="float">
            <text:p>16,947</text:p>
          </table:table-cell>
          <table:table-cell table:style-name="ce11" table:formula="of:=([.B13]+[.D13])/2" office:value-type="float" office:value="16.94677734375" calcext:value-type="float">
            <text:p>16,947</text:p>
          </table:table-cell>
          <table:table-cell table:style-name="ce11" table:formula="of:=([.C13]+[.E13])/2" office:value-type="float" office:value="17.07373046875" calcext:value-type="float">
            <text:p>17,074</text:p>
          </table:table-cell>
          <table:table-cell table:style-name="ce11" table:formula="of:=([.D13]+[.F13])/2" office:value-type="float" office:value="17.47705078125" calcext:value-type="float">
            <text:p>17,477</text:p>
          </table:table-cell>
          <table:table-cell table:style-name="ce11" table:formula="of:=([.E13]+[.G13])/2" office:value-type="float" office:value="17.57666015625" calcext:value-type="float">
            <text:p>17,577</text:p>
          </table:table-cell>
          <table:table-cell table:style-name="ce11" table:formula="of:=([.F13]+[.H13])/2" office:value-type="float" office:value="17.8515625" calcext:value-type="float">
            <text:p>17,852</text:p>
          </table:table-cell>
          <table:table-cell table:style-name="ce11" table:formula="of:=([.G13]+[.I13])/2" office:value-type="float" office:value="17.57666015625" calcext:value-type="float">
            <text:p>17,577</text:p>
          </table:table-cell>
          <table:table-cell table:style-name="ce11" table:formula="of:=([.H13]+[.J13])/2" office:value-type="float" office:value="17.47705078125" calcext:value-type="float">
            <text:p>17,477</text:p>
          </table:table-cell>
          <table:table-cell table:style-name="ce11" table:formula="of:=([.I13]+[.K13])/2" office:value-type="float" office:value="17.07373046875" calcext:value-type="float">
            <text:p>17,074</text:p>
          </table:table-cell>
          <table:table-cell table:style-name="ce11" table:formula="of:=([.J13]+[.L13])/2" office:value-type="float" office:value="16.94677734375" calcext:value-type="float">
            <text:p>16,947</text:p>
          </table:table-cell>
          <table:table-cell table:style-name="ce11" table:formula="of:=[.K14]" office:value-type="float" office:value="16.94677734375" calcext:value-type="float">
            <text:p>16,947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5" calcext:value-type="float">
            <text:p>0,065</text:p>
          </table:table-cell>
          <table:table-cell table:style-name="ce11" table:formula="of:=[.C15]" office:value-type="float" office:value="17.01025390625" calcext:value-type="float">
            <text:p>17,010</text:p>
          </table:table-cell>
          <table:table-cell table:style-name="ce11" table:formula="of:=([.B14]+[.D14])/2" office:value-type="float" office:value="17.01025390625" calcext:value-type="float">
            <text:p>17,010</text:p>
          </table:table-cell>
          <table:table-cell table:style-name="ce11" table:formula="of:=([.C14]+[.E14])/2" office:value-type="float" office:value="17.2119140625" calcext:value-type="float">
            <text:p>17,212</text:p>
          </table:table-cell>
          <table:table-cell table:style-name="ce11" table:formula="of:=([.D14]+[.F14])/2" office:value-type="float" office:value="17.3251953125" calcext:value-type="float">
            <text:p>17,325</text:p>
          </table:table-cell>
          <table:table-cell table:style-name="ce11" table:formula="of:=([.E14]+[.G14])/2" office:value-type="float" office:value="17.664306640625" calcext:value-type="float">
            <text:p>17,664</text:p>
          </table:table-cell>
          <table:table-cell table:style-name="ce11" table:formula="of:=([.F14]+[.H14])/2" office:value-type="float" office:value="17.57666015625" calcext:value-type="float">
            <text:p>17,577</text:p>
          </table:table-cell>
          <table:table-cell table:style-name="ce11" table:formula="of:=([.G14]+[.I14])/2" office:value-type="float" office:value="17.664306640625" calcext:value-type="float">
            <text:p>17,664</text:p>
          </table:table-cell>
          <table:table-cell table:style-name="ce11" table:formula="of:=([.H14]+[.J14])/2" office:value-type="float" office:value="17.3251953125" calcext:value-type="float">
            <text:p>17,325</text:p>
          </table:table-cell>
          <table:table-cell table:style-name="ce11" table:formula="of:=([.I14]+[.K14])/2" office:value-type="float" office:value="17.2119140625" calcext:value-type="float">
            <text:p>17,212</text:p>
          </table:table-cell>
          <table:table-cell table:style-name="ce11" table:formula="of:=([.J14]+[.L14])/2" office:value-type="float" office:value="17.01025390625" calcext:value-type="float">
            <text:p>17,010</text:p>
          </table:table-cell>
          <table:table-cell table:style-name="ce11" table:formula="of:=[.K15]" office:value-type="float" office:value="17.01025390625" calcext:value-type="float">
            <text:p>17,01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" calcext:value-type="float">
            <text:p>0,070</text:p>
          </table:table-cell>
          <table:table-cell table:style-name="ce11" table:formula="of:=[.C16]" office:value-type="float" office:value="17.111083984375" calcext:value-type="float">
            <text:p>17,111</text:p>
          </table:table-cell>
          <table:table-cell table:style-name="ce11" table:formula="of:=([.B15]+[.D15])/2" office:value-type="float" office:value="17.111083984375" calcext:value-type="float">
            <text:p>17,111</text:p>
          </table:table-cell>
          <table:table-cell table:style-name="ce11" table:formula="of:=([.C15]+[.E15])/2" office:value-type="float" office:value="17.167724609375" calcext:value-type="float">
            <text:p>17,168</text:p>
          </table:table-cell>
          <table:table-cell table:style-name="ce11" table:formula="of:=([.D15]+[.F15])/2" office:value-type="float" office:value="17.4381103515625" calcext:value-type="float">
            <text:p>17,438</text:p>
          </table:table-cell>
          <table:table-cell table:style-name="ce11" table:formula="of:=([.E15]+[.G15])/2" office:value-type="float" office:value="17.450927734375" calcext:value-type="float">
            <text:p>17,451</text:p>
          </table:table-cell>
          <table:table-cell table:style-name="ce11" table:formula="of:=([.F15]+[.H15])/2" office:value-type="float" office:value="17.664306640625" calcext:value-type="float">
            <text:p>17,664</text:p>
          </table:table-cell>
          <table:table-cell table:style-name="ce11" table:formula="of:=([.G15]+[.I15])/2" office:value-type="float" office:value="17.450927734375" calcext:value-type="float">
            <text:p>17,451</text:p>
          </table:table-cell>
          <table:table-cell table:style-name="ce11" table:formula="of:=([.H15]+[.J15])/2" office:value-type="float" office:value="17.4381103515625" calcext:value-type="float">
            <text:p>17,438</text:p>
          </table:table-cell>
          <table:table-cell table:style-name="ce11" table:formula="of:=([.I15]+[.K15])/2" office:value-type="float" office:value="17.167724609375" calcext:value-type="float">
            <text:p>17,168</text:p>
          </table:table-cell>
          <table:table-cell table:style-name="ce11" table:formula="of:=([.J15]+[.L15])/2" office:value-type="float" office:value="17.111083984375" calcext:value-type="float">
            <text:p>17,111</text:p>
          </table:table-cell>
          <table:table-cell table:style-name="ce11" table:formula="of:=[.K16]" office:value-type="float" office:value="17.111083984375" calcext:value-type="float">
            <text:p>17,111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5" calcext:value-type="float">
            <text:p>0,075</text:p>
          </table:table-cell>
          <table:table-cell table:style-name="ce11" table:formula="of:=[.C17]" office:value-type="float" office:value="17.139404296875" calcext:value-type="float">
            <text:p>17,139</text:p>
          </table:table-cell>
          <table:table-cell table:style-name="ce11" table:formula="of:=([.B16]+[.D16])/2" office:value-type="float" office:value="17.139404296875" calcext:value-type="float">
            <text:p>17,139</text:p>
          </table:table-cell>
          <table:table-cell table:style-name="ce11" table:formula="of:=([.C16]+[.E16])/2" office:value-type="float" office:value="17.2745971679688" calcext:value-type="float">
            <text:p>17,275</text:p>
          </table:table-cell>
          <table:table-cell table:style-name="ce11" table:formula="of:=([.D16]+[.F16])/2" office:value-type="float" office:value="17.309326171875" calcext:value-type="float">
            <text:p>17,309</text:p>
          </table:table-cell>
          <table:table-cell table:style-name="ce11" table:formula="of:=([.E16]+[.G16])/2" office:value-type="float" office:value="17.5512084960938" calcext:value-type="float">
            <text:p>17,551</text:p>
          </table:table-cell>
          <table:table-cell table:style-name="ce11" table:formula="of:=([.F16]+[.H16])/2" office:value-type="float" office:value="17.450927734375" calcext:value-type="float">
            <text:p>17,451</text:p>
          </table:table-cell>
          <table:table-cell table:style-name="ce11" table:formula="of:=([.G16]+[.I16])/2" office:value-type="float" office:value="17.5512084960938" calcext:value-type="float">
            <text:p>17,551</text:p>
          </table:table-cell>
          <table:table-cell table:style-name="ce11" table:formula="of:=([.H16]+[.J16])/2" office:value-type="float" office:value="17.309326171875" calcext:value-type="float">
            <text:p>17,309</text:p>
          </table:table-cell>
          <table:table-cell table:style-name="ce11" table:formula="of:=([.I16]+[.K16])/2" office:value-type="float" office:value="17.2745971679688" calcext:value-type="float">
            <text:p>17,275</text:p>
          </table:table-cell>
          <table:table-cell table:style-name="ce11" table:formula="of:=([.J16]+[.L16])/2" office:value-type="float" office:value="17.139404296875" calcext:value-type="float">
            <text:p>17,139</text:p>
          </table:table-cell>
          <table:table-cell table:style-name="ce11" table:formula="of:=[.K17]" office:value-type="float" office:value="17.139404296875" calcext:value-type="float">
            <text:p>17,139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" calcext:value-type="float">
            <text:p>0,080</text:p>
          </table:table-cell>
          <table:table-cell table:style-name="ce11" table:formula="of:=[.C18]" office:value-type="float" office:value="17.2070007324219" calcext:value-type="float">
            <text:p>17,207</text:p>
          </table:table-cell>
          <table:table-cell table:style-name="ce11" table:formula="of:=([.B17]+[.D17])/2" office:value-type="float" office:value="17.2070007324219" calcext:value-type="float">
            <text:p>17,207</text:p>
          </table:table-cell>
          <table:table-cell table:style-name="ce11" table:formula="of:=([.C17]+[.E17])/2" office:value-type="float" office:value="17.224365234375" calcext:value-type="float">
            <text:p>17,224</text:p>
          </table:table-cell>
          <table:table-cell table:style-name="ce11" table:formula="of:=([.D17]+[.F17])/2" office:value-type="float" office:value="17.4129028320313" calcext:value-type="float">
            <text:p>17,413</text:p>
          </table:table-cell>
          <table:table-cell table:style-name="ce11" table:formula="of:=([.E17]+[.G17])/2" office:value-type="float" office:value="17.380126953125" calcext:value-type="float">
            <text:p>17,380</text:p>
          </table:table-cell>
          <table:table-cell table:style-name="ce11" table:formula="of:=([.F17]+[.H17])/2" office:value-type="float" office:value="17.5512084960938" calcext:value-type="float">
            <text:p>17,551</text:p>
          </table:table-cell>
          <table:table-cell table:style-name="ce11" table:formula="of:=([.G17]+[.I17])/2" office:value-type="float" office:value="17.380126953125" calcext:value-type="float">
            <text:p>17,380</text:p>
          </table:table-cell>
          <table:table-cell table:style-name="ce11" table:formula="of:=([.H17]+[.J17])/2" office:value-type="float" office:value="17.4129028320313" calcext:value-type="float">
            <text:p>17,413</text:p>
          </table:table-cell>
          <table:table-cell table:style-name="ce11" table:formula="of:=([.I17]+[.K17])/2" office:value-type="float" office:value="17.224365234375" calcext:value-type="float">
            <text:p>17,224</text:p>
          </table:table-cell>
          <table:table-cell table:style-name="ce11" table:formula="of:=([.J17]+[.L17])/2" office:value-type="float" office:value="17.2070007324219" calcext:value-type="float">
            <text:p>17,207</text:p>
          </table:table-cell>
          <table:table-cell table:style-name="ce11" table:formula="of:=[.K18]" office:value-type="float" office:value="17.2070007324219" calcext:value-type="float">
            <text:p>17,207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5" calcext:value-type="float">
            <text:p>0,085</text:p>
          </table:table-cell>
          <table:table-cell table:style-name="ce11" table:formula="of:=[.C19]" office:value-type="float" office:value="17.2156829833984" calcext:value-type="float">
            <text:p>17,216</text:p>
          </table:table-cell>
          <table:table-cell table:style-name="ce11" table:formula="of:=([.B18]+[.D18])/2" office:value-type="float" office:value="17.2156829833984" calcext:value-type="float">
            <text:p>17,216</text:p>
          </table:table-cell>
          <table:table-cell table:style-name="ce11" table:formula="of:=([.C18]+[.E18])/2" office:value-type="float" office:value="17.3099517822266" calcext:value-type="float">
            <text:p>17,310</text:p>
          </table:table-cell>
          <table:table-cell table:style-name="ce11" table:formula="of:=([.D18]+[.F18])/2" office:value-type="float" office:value="17.30224609375" calcext:value-type="float">
            <text:p>17,302</text:p>
          </table:table-cell>
          <table:table-cell table:style-name="ce11" table:formula="of:=([.E18]+[.G18])/2" office:value-type="float" office:value="17.4820556640625" calcext:value-type="float">
            <text:p>17,482</text:p>
          </table:table-cell>
          <table:table-cell table:style-name="ce11" table:formula="of:=([.F18]+[.H18])/2" office:value-type="float" office:value="17.380126953125" calcext:value-type="float">
            <text:p>17,380</text:p>
          </table:table-cell>
          <table:table-cell table:style-name="ce11" table:formula="of:=([.G18]+[.I18])/2" office:value-type="float" office:value="17.4820556640625" calcext:value-type="float">
            <text:p>17,482</text:p>
          </table:table-cell>
          <table:table-cell table:style-name="ce11" table:formula="of:=([.H18]+[.J18])/2" office:value-type="float" office:value="17.30224609375" calcext:value-type="float">
            <text:p>17,302</text:p>
          </table:table-cell>
          <table:table-cell table:style-name="ce11" table:formula="of:=([.I18]+[.K18])/2" office:value-type="float" office:value="17.3099517822266" calcext:value-type="float">
            <text:p>17,310</text:p>
          </table:table-cell>
          <table:table-cell table:style-name="ce11" table:formula="of:=([.J18]+[.L18])/2" office:value-type="float" office:value="17.2156829833984" calcext:value-type="float">
            <text:p>17,216</text:p>
          </table:table-cell>
          <table:table-cell table:style-name="ce11" table:formula="of:=[.K19]" office:value-type="float" office:value="17.2156829833984" calcext:value-type="float">
            <text:p>17,21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9" calcext:value-type="float">
            <text:p>0,090</text:p>
          </table:table-cell>
          <table:table-cell table:style-name="ce11" table:formula="of:=[.C20]" office:value-type="float" office:value="17.2628173828125" calcext:value-type="float">
            <text:p>17,263</text:p>
          </table:table-cell>
          <table:table-cell table:style-name="ce11" table:formula="of:=([.B19]+[.D19])/2" office:value-type="float" office:value="17.2628173828125" calcext:value-type="float">
            <text:p>17,263</text:p>
          </table:table-cell>
          <table:table-cell table:style-name="ce11" table:formula="of:=([.C19]+[.E19])/2" office:value-type="float" office:value="17.2589645385742" calcext:value-type="float">
            <text:p>17,259</text:p>
          </table:table-cell>
          <table:table-cell table:style-name="ce11" table:formula="of:=([.D19]+[.F19])/2" office:value-type="float" office:value="17.3960037231445" calcext:value-type="float">
            <text:p>17,396</text:p>
          </table:table-cell>
          <table:table-cell table:style-name="ce11" table:formula="of:=([.E19]+[.G19])/2" office:value-type="float" office:value="17.3411865234375" calcext:value-type="float">
            <text:p>17,341</text:p>
          </table:table-cell>
          <table:table-cell table:style-name="ce11" table:formula="of:=([.F19]+[.H19])/2" office:value-type="float" office:value="17.4820556640625" calcext:value-type="float">
            <text:p>17,482</text:p>
          </table:table-cell>
          <table:table-cell table:style-name="ce11" table:formula="of:=([.G19]+[.I19])/2" office:value-type="float" office:value="17.3411865234375" calcext:value-type="float">
            <text:p>17,341</text:p>
          </table:table-cell>
          <table:table-cell table:style-name="ce11" table:formula="of:=([.H19]+[.J19])/2" office:value-type="float" office:value="17.3960037231445" calcext:value-type="float">
            <text:p>17,396</text:p>
          </table:table-cell>
          <table:table-cell table:style-name="ce11" table:formula="of:=([.I19]+[.K19])/2" office:value-type="float" office:value="17.2589645385742" calcext:value-type="float">
            <text:p>17,259</text:p>
          </table:table-cell>
          <table:table-cell table:style-name="ce11" table:formula="of:=([.J19]+[.L19])/2" office:value-type="float" office:value="17.2628173828125" calcext:value-type="float">
            <text:p>17,263</text:p>
          </table:table-cell>
          <table:table-cell table:style-name="ce11" table:formula="of:=[.K20]" office:value-type="float" office:value="17.2628173828125" calcext:value-type="float">
            <text:p>17,263</text:p>
          </table:table-cell>
          <table:table-cell table:number-columns-repeated="8"/>
        </table:table-row>
        <table:table-row table:style-name="ro1">
          <table:table-cell table:style-name="ce3" office:value-type="float" office:value="0.095" calcext:value-type="float">
            <text:p>0,095</text:p>
          </table:table-cell>
          <table:table-cell table:style-name="ce11" table:formula="of:=[.C21]" office:value-type="float" office:value="17.2608909606934" calcext:value-type="float">
            <text:p>17,261</text:p>
          </table:table-cell>
          <table:table-cell table:style-name="ce11" table:formula="of:=([.B20]+[.D20])/2" office:value-type="float" office:value="17.2608909606934" calcext:value-type="float">
            <text:p>17,261</text:p>
          </table:table-cell>
          <table:table-cell table:style-name="ce11" table:formula="of:=([.C20]+[.E20])/2" office:value-type="float" office:value="17.3294105529785" calcext:value-type="float">
            <text:p>17,329</text:p>
          </table:table-cell>
          <table:table-cell table:style-name="ce11" table:formula="of:=([.D20]+[.F20])/2" office:value-type="float" office:value="17.3000755310059" calcext:value-type="float">
            <text:p>17,300</text:p>
          </table:table-cell>
          <table:table-cell table:style-name="ce11" table:formula="of:=([.E20]+[.G20])/2" office:value-type="float" office:value="17.4390296936035" calcext:value-type="float">
            <text:p>17,439</text:p>
          </table:table-cell>
          <table:table-cell table:style-name="ce11" table:formula="of:=([.F20]+[.H20])/2" office:value-type="float" office:value="17.3411865234375" calcext:value-type="float">
            <text:p>17,341</text:p>
          </table:table-cell>
          <table:table-cell table:style-name="ce11" table:formula="of:=([.G20]+[.I20])/2" office:value-type="float" office:value="17.4390296936035" calcext:value-type="float">
            <text:p>17,439</text:p>
          </table:table-cell>
          <table:table-cell table:style-name="ce11" table:formula="of:=([.H20]+[.J20])/2" office:value-type="float" office:value="17.3000755310059" calcext:value-type="float">
            <text:p>17,300</text:p>
          </table:table-cell>
          <table:table-cell table:style-name="ce11" table:formula="of:=([.I20]+[.K20])/2" office:value-type="float" office:value="17.3294105529785" calcext:value-type="float">
            <text:p>17,329</text:p>
          </table:table-cell>
          <table:table-cell table:style-name="ce11" table:formula="of:=([.J20]+[.L20])/2" office:value-type="float" office:value="17.2608909606934" calcext:value-type="float">
            <text:p>17,261</text:p>
          </table:table-cell>
          <table:table-cell table:style-name="ce11" table:formula="of:=[.K21]" office:value-type="float" office:value="17.2608909606934" calcext:value-type="float">
            <text:p>17,261</text:p>
          </table:table-cell>
          <table:table-cell table:number-columns-repeated="8"/>
        </table:table-row>
        <table:table-row table:style-name="ro1">
          <table:table-cell table:style-name="ce3" office:value-type="float" office:value="0.1" calcext:value-type="float">
            <text:p>0,100</text:p>
          </table:table-cell>
          <table:table-cell table:style-name="ce11" table:formula="of:=[.C22]" office:value-type="float" office:value="17.2951507568359" calcext:value-type="float">
            <text:p>17,295</text:p>
          </table:table-cell>
          <table:table-cell table:style-name="ce11" table:formula="of:=([.B21]+[.D21])/2" office:value-type="float" office:value="17.2951507568359" calcext:value-type="float">
            <text:p>17,295</text:p>
          </table:table-cell>
          <table:table-cell table:style-name="ce11" table:formula="of:=([.C21]+[.E21])/2" office:value-type="float" office:value="17.2804832458496" calcext:value-type="float">
            <text:p>17,280</text:p>
          </table:table-cell>
          <table:table-cell table:style-name="ce11" table:formula="of:=([.D21]+[.F21])/2" office:value-type="float" office:value="17.384220123291" calcext:value-type="float">
            <text:p>17,384</text:p>
          </table:table-cell>
          <table:table-cell table:style-name="ce11" table:formula="of:=([.E21]+[.G21])/2" office:value-type="float" office:value="17.3206310272217" calcext:value-type="float">
            <text:p>17,321</text:p>
          </table:table-cell>
          <table:table-cell table:style-name="ce11" table:formula="of:=([.F21]+[.H21])/2" office:value-type="float" office:value="17.4390296936035" calcext:value-type="float">
            <text:p>17,439</text:p>
          </table:table-cell>
          <table:table-cell table:style-name="ce11" table:formula="of:=([.G21]+[.I21])/2" office:value-type="float" office:value="17.3206310272217" calcext:value-type="float">
            <text:p>17,321</text:p>
          </table:table-cell>
          <table:table-cell table:style-name="ce11" table:formula="of:=([.H21]+[.J21])/2" office:value-type="float" office:value="17.384220123291" calcext:value-type="float">
            <text:p>17,384</text:p>
          </table:table-cell>
          <table:table-cell table:style-name="ce11" table:formula="of:=([.I21]+[.K21])/2" office:value-type="float" office:value="17.2804832458496" calcext:value-type="float">
            <text:p>17,280</text:p>
          </table:table-cell>
          <table:table-cell table:style-name="ce11" table:formula="of:=([.J21]+[.L21])/2" office:value-type="float" office:value="17.2951507568359" calcext:value-type="float">
            <text:p>17,295</text:p>
          </table:table-cell>
          <table:table-cell table:style-name="ce11" table:formula="of:=[.K22]" office:value-type="float" office:value="17.2951507568359" calcext:value-type="float">
            <text:p>17,295</text:p>
          </table:table-cell>
          <table:table-cell table:number-columns-repeated="8"/>
        </table:table-row>
        <table:table-row table:style-name="ro1">
          <table:table-cell table:style-name="ce3" office:value-type="float" office:value="0.105" calcext:value-type="float">
            <text:p>0,105</text:p>
          </table:table-cell>
          <table:table-cell table:style-name="ce11" table:formula="of:=[.C23]" office:value-type="float" office:value="17.2878170013428" calcext:value-type="float">
            <text:p>17,288</text:p>
          </table:table-cell>
          <table:table-cell table:style-name="ce11" table:formula="of:=([.B22]+[.D22])/2" office:value-type="float" office:value="17.2878170013428" calcext:value-type="float">
            <text:p>17,288</text:p>
          </table:table-cell>
          <table:table-cell table:style-name="ce11" table:formula="of:=([.C22]+[.E22])/2" office:value-type="float" office:value="17.3396854400635" calcext:value-type="float">
            <text:p>17,340</text:p>
          </table:table-cell>
          <table:table-cell table:style-name="ce11" table:formula="of:=([.D22]+[.F22])/2" office:value-type="float" office:value="17.3005571365356" calcext:value-type="float">
            <text:p>17,301</text:p>
          </table:table-cell>
          <table:table-cell table:style-name="ce11" table:formula="of:=([.E22]+[.G22])/2" office:value-type="float" office:value="17.4116249084473" calcext:value-type="float">
            <text:p>17,412</text:p>
          </table:table-cell>
          <table:table-cell table:style-name="ce11" table:formula="of:=([.F22]+[.H22])/2" office:value-type="float" office:value="17.3206310272217" calcext:value-type="float">
            <text:p>17,321</text:p>
          </table:table-cell>
          <table:table-cell table:style-name="ce11" table:formula="of:=([.G22]+[.I22])/2" office:value-type="float" office:value="17.4116249084473" calcext:value-type="float">
            <text:p>17,412</text:p>
          </table:table-cell>
          <table:table-cell table:style-name="ce11" table:formula="of:=([.H22]+[.J22])/2" office:value-type="float" office:value="17.3005571365356" calcext:value-type="float">
            <text:p>17,301</text:p>
          </table:table-cell>
          <table:table-cell table:style-name="ce11" table:formula="of:=([.I22]+[.K22])/2" office:value-type="float" office:value="17.3396854400635" calcext:value-type="float">
            <text:p>17,340</text:p>
          </table:table-cell>
          <table:table-cell table:style-name="ce11" table:formula="of:=([.J22]+[.L22])/2" office:value-type="float" office:value="17.2878170013428" calcext:value-type="float">
            <text:p>17,288</text:p>
          </table:table-cell>
          <table:table-cell table:style-name="ce11" table:formula="of:=[.K23]" office:value-type="float" office:value="17.2878170013428" calcext:value-type="float">
            <text:p>17,288</text:p>
          </table:table-cell>
          <table:table-cell table:number-columns-repeated="8"/>
        </table:table-row>
        <table:table-row table:style-name="ro1">
          <table:table-cell table:style-name="ce3" office:value-type="float" office:value="0.11" calcext:value-type="float">
            <text:p>0,110</text:p>
          </table:table-cell>
          <table:table-cell table:style-name="ce11" table:formula="of:=[.C24]" office:value-type="float" office:value="17.3137512207031" calcext:value-type="float">
            <text:p>17,314</text:p>
          </table:table-cell>
          <table:table-cell table:style-name="ce11" table:formula="of:=([.B23]+[.D23])/2" office:value-type="float" office:value="17.3137512207031" calcext:value-type="float">
            <text:p>17,314</text:p>
          </table:table-cell>
          <table:table-cell table:style-name="ce11" table:formula="of:=([.C23]+[.E23])/2" office:value-type="float" office:value="17.2941870689392" calcext:value-type="float">
            <text:p>17,294</text:p>
          </table:table-cell>
          <table:table-cell table:style-name="ce11" table:formula="of:=([.D23]+[.F23])/2" office:value-type="float" office:value="17.3756551742554" calcext:value-type="float">
            <text:p>17,376</text:p>
          </table:table-cell>
          <table:table-cell table:style-name="ce11" table:formula="of:=([.E23]+[.G23])/2" office:value-type="float" office:value="17.3105940818787" calcext:value-type="float">
            <text:p>17,311</text:p>
          </table:table-cell>
          <table:table-cell table:style-name="ce11" table:formula="of:=([.F23]+[.H23])/2" office:value-type="float" office:value="17.4116249084473" calcext:value-type="float">
            <text:p>17,412</text:p>
          </table:table-cell>
          <table:table-cell table:style-name="ce11" table:formula="of:=([.G23]+[.I23])/2" office:value-type="float" office:value="17.3105940818787" calcext:value-type="float">
            <text:p>17,311</text:p>
          </table:table-cell>
          <table:table-cell table:style-name="ce11" table:formula="of:=([.H23]+[.J23])/2" office:value-type="float" office:value="17.3756551742554" calcext:value-type="float">
            <text:p>17,376</text:p>
          </table:table-cell>
          <table:table-cell table:style-name="ce11" table:formula="of:=([.I23]+[.K23])/2" office:value-type="float" office:value="17.2941870689392" calcext:value-type="float">
            <text:p>17,294</text:p>
          </table:table-cell>
          <table:table-cell table:style-name="ce11" table:formula="of:=([.J23]+[.L23])/2" office:value-type="float" office:value="17.3137512207031" calcext:value-type="float">
            <text:p>17,314</text:p>
          </table:table-cell>
          <table:table-cell table:style-name="ce11" table:formula="of:=[.K24]" office:value-type="float" office:value="17.3137512207031" calcext:value-type="float">
            <text:p>17,314</text:p>
          </table:table-cell>
          <table:table-cell table:number-columns-repeated="8"/>
        </table:table-row>
        <table:table-row table:style-name="ro1">
          <table:table-cell table:style-name="ce3" office:value-type="float" office:value="0.115" calcext:value-type="float">
            <text:p>0,115</text:p>
          </table:table-cell>
          <table:table-cell table:style-name="ce11" table:formula="of:=[.C25]" office:value-type="float" office:value="17.3039691448212" calcext:value-type="float">
            <text:p>17,304</text:p>
          </table:table-cell>
          <table:table-cell table:style-name="ce11" table:formula="of:=([.B24]+[.D24])/2" office:value-type="float" office:value="17.3039691448212" calcext:value-type="float">
            <text:p>17,304</text:p>
          </table:table-cell>
          <table:table-cell table:style-name="ce11" table:formula="of:=([.C24]+[.E24])/2" office:value-type="float" office:value="17.3447031974792" calcext:value-type="float">
            <text:p>17,345</text:p>
          </table:table-cell>
          <table:table-cell table:style-name="ce11" table:formula="of:=([.D24]+[.F24])/2" office:value-type="float" office:value="17.3023905754089" calcext:value-type="float">
            <text:p>17,302</text:p>
          </table:table-cell>
          <table:table-cell table:style-name="ce11" table:formula="of:=([.E24]+[.G24])/2" office:value-type="float" office:value="17.3936400413513" calcext:value-type="float">
            <text:p>17,394</text:p>
          </table:table-cell>
          <table:table-cell table:style-name="ce11" table:formula="of:=([.F24]+[.H24])/2" office:value-type="float" office:value="17.3105940818787" calcext:value-type="float">
            <text:p>17,311</text:p>
          </table:table-cell>
          <table:table-cell table:style-name="ce11" table:formula="of:=([.G24]+[.I24])/2" office:value-type="float" office:value="17.3936400413513" calcext:value-type="float">
            <text:p>17,394</text:p>
          </table:table-cell>
          <table:table-cell table:style-name="ce11" table:formula="of:=([.H24]+[.J24])/2" office:value-type="float" office:value="17.3023905754089" calcext:value-type="float">
            <text:p>17,302</text:p>
          </table:table-cell>
          <table:table-cell table:style-name="ce11" table:formula="of:=([.I24]+[.K24])/2" office:value-type="float" office:value="17.3447031974792" calcext:value-type="float">
            <text:p>17,345</text:p>
          </table:table-cell>
          <table:table-cell table:style-name="ce11" table:formula="of:=([.J24]+[.L24])/2" office:value-type="float" office:value="17.3039691448212" calcext:value-type="float">
            <text:p>17,304</text:p>
          </table:table-cell>
          <table:table-cell table:style-name="ce11" table:formula="of:=[.K25]" office:value-type="float" office:value="17.3039691448212" calcext:value-type="float">
            <text:p>17,304</text:p>
          </table:table-cell>
          <table:table-cell table:number-columns-repeated="8"/>
        </table:table-row>
        <table:table-row table:style-name="ro1">
          <table:table-cell table:style-name="ce3" office:value-type="float" office:value="0.12" calcext:value-type="float">
            <text:p>0,120</text:p>
          </table:table-cell>
          <table:table-cell table:style-name="ce11" table:formula="of:=[.C26]" office:value-type="float" office:value="17.3243361711502" calcext:value-type="float">
            <text:p>17,324</text:p>
          </table:table-cell>
          <table:table-cell table:style-name="ce11" table:formula="of:=([.B25]+[.D25])/2" office:value-type="float" office:value="17.3243361711502" calcext:value-type="float">
            <text:p>17,324</text:p>
          </table:table-cell>
          <table:table-cell table:style-name="ce11" table:formula="of:=([.C25]+[.E25])/2" office:value-type="float" office:value="17.3031798601151" calcext:value-type="float">
            <text:p>17,303</text:p>
          </table:table-cell>
          <table:table-cell table:style-name="ce11" table:formula="of:=([.D25]+[.F25])/2" office:value-type="float" office:value="17.3691716194153" calcext:value-type="float">
            <text:p>17,369</text:p>
          </table:table-cell>
          <table:table-cell table:style-name="ce11" table:formula="of:=([.E25]+[.G25])/2" office:value-type="float" office:value="17.3064923286438" calcext:value-type="float">
            <text:p>17,306</text:p>
          </table:table-cell>
          <table:table-cell table:style-name="ce11" table:formula="of:=([.F25]+[.H25])/2" office:value-type="float" office:value="17.3936400413513" calcext:value-type="float">
            <text:p>17,394</text:p>
          </table:table-cell>
          <table:table-cell table:style-name="ce11" table:formula="of:=([.G25]+[.I25])/2" office:value-type="float" office:value="17.3064923286438" calcext:value-type="float">
            <text:p>17,306</text:p>
          </table:table-cell>
          <table:table-cell table:style-name="ce11" table:formula="of:=([.H25]+[.J25])/2" office:value-type="float" office:value="17.3691716194153" calcext:value-type="float">
            <text:p>17,369</text:p>
          </table:table-cell>
          <table:table-cell table:style-name="ce11" table:formula="of:=([.I25]+[.K25])/2" office:value-type="float" office:value="17.3031798601151" calcext:value-type="float">
            <text:p>17,303</text:p>
          </table:table-cell>
          <table:table-cell table:style-name="ce11" table:formula="of:=([.J25]+[.L25])/2" office:value-type="float" office:value="17.3243361711502" calcext:value-type="float">
            <text:p>17,324</text:p>
          </table:table-cell>
          <table:table-cell table:style-name="ce11" table:formula="of:=[.K26]" office:value-type="float" office:value="17.3243361711502" calcext:value-type="float">
            <text:p>17,324</text:p>
          </table:table-cell>
          <table:table-cell table:number-columns-repeated="8"/>
        </table:table-row>
        <table:table-row table:style-name="ro1">
          <table:table-cell table:style-name="ce3" office:value-type="float" office:value="0.125" calcext:value-type="float">
            <text:p>0,125</text:p>
          </table:table-cell>
          <table:table-cell table:style-name="ce11" table:formula="of:=[.C27]" office:value-type="float" office:value="17.3137580156326" calcext:value-type="float">
            <text:p>17,314</text:p>
          </table:table-cell>
          <table:table-cell table:style-name="ce11" table:formula="of:=([.B26]+[.D26])/2" office:value-type="float" office:value="17.3137580156326" calcext:value-type="float">
            <text:p>17,314</text:p>
          </table:table-cell>
          <table:table-cell table:style-name="ce11" table:formula="of:=([.C26]+[.E26])/2" office:value-type="float" office:value="17.3467538952827" calcext:value-type="float">
            <text:p>17,347</text:p>
          </table:table-cell>
          <table:table-cell table:style-name="ce11" table:formula="of:=([.D26]+[.F26])/2" office:value-type="float" office:value="17.3048360943794" calcext:value-type="float">
            <text:p>17,305</text:p>
          </table:table-cell>
          <table:table-cell table:style-name="ce11" table:formula="of:=([.E26]+[.G26])/2" office:value-type="float" office:value="17.3814058303833" calcext:value-type="float">
            <text:p>17,381</text:p>
          </table:table-cell>
          <table:table-cell table:style-name="ce11" table:formula="of:=([.F26]+[.H26])/2" office:value-type="float" office:value="17.3064923286438" calcext:value-type="float">
            <text:p>17,306</text:p>
          </table:table-cell>
          <table:table-cell table:style-name="ce11" table:formula="of:=([.G26]+[.I26])/2" office:value-type="float" office:value="17.3814058303833" calcext:value-type="float">
            <text:p>17,381</text:p>
          </table:table-cell>
          <table:table-cell table:style-name="ce11" table:formula="of:=([.H26]+[.J26])/2" office:value-type="float" office:value="17.3048360943794" calcext:value-type="float">
            <text:p>17,305</text:p>
          </table:table-cell>
          <table:table-cell table:style-name="ce11" table:formula="of:=([.I26]+[.K26])/2" office:value-type="float" office:value="17.3467538952827" calcext:value-type="float">
            <text:p>17,347</text:p>
          </table:table-cell>
          <table:table-cell table:style-name="ce11" table:formula="of:=([.J26]+[.L26])/2" office:value-type="float" office:value="17.3137580156326" calcext:value-type="float">
            <text:p>17,314</text:p>
          </table:table-cell>
          <table:table-cell table:style-name="ce11" table:formula="of:=[.K27]" office:value-type="float" office:value="17.3137580156326" calcext:value-type="float">
            <text:p>17,314</text:p>
          </table:table-cell>
          <table:table-cell table:number-columns-repeated="8"/>
        </table:table-row>
        <table:table-row table:style-name="ro1">
          <table:table-cell table:style-name="ce3" office:value-type="float" office:value="0.13" calcext:value-type="float">
            <text:p>0,130</text:p>
          </table:table-cell>
          <table:table-cell table:style-name="ce11" table:formula="of:=[.C28]" office:value-type="float" office:value="17.3302559554577" calcext:value-type="float">
            <text:p>17,330</text:p>
          </table:table-cell>
          <table:table-cell table:style-name="ce11" table:formula="of:=([.B27]+[.D27])/2" office:value-type="float" office:value="17.3302559554577" calcext:value-type="float">
            <text:p>17,330</text:p>
          </table:table-cell>
          <table:table-cell table:style-name="ce11" table:formula="of:=([.C27]+[.E27])/2" office:value-type="float" office:value="17.309297055006" calcext:value-type="float">
            <text:p>17,309</text:p>
          </table:table-cell>
          <table:table-cell table:style-name="ce11" table:formula="of:=([.D27]+[.F27])/2" office:value-type="float" office:value="17.364079862833" calcext:value-type="float">
            <text:p>17,364</text:p>
          </table:table-cell>
          <table:table-cell table:style-name="ce11" table:formula="of:=([.E27]+[.G27])/2" office:value-type="float" office:value="17.3056642115116" calcext:value-type="float">
            <text:p>17,306</text:p>
          </table:table-cell>
          <table:table-cell table:style-name="ce11" table:formula="of:=([.F27]+[.H27])/2" office:value-type="float" office:value="17.3814058303833" calcext:value-type="float">
            <text:p>17,381</text:p>
          </table:table-cell>
          <table:table-cell table:style-name="ce11" table:formula="of:=([.G27]+[.I27])/2" office:value-type="float" office:value="17.3056642115116" calcext:value-type="float">
            <text:p>17,306</text:p>
          </table:table-cell>
          <table:table-cell table:style-name="ce11" table:formula="of:=([.H27]+[.J27])/2" office:value-type="float" office:value="17.364079862833" calcext:value-type="float">
            <text:p>17,364</text:p>
          </table:table-cell>
          <table:table-cell table:style-name="ce11" table:formula="of:=([.I27]+[.K27])/2" office:value-type="float" office:value="17.309297055006" calcext:value-type="float">
            <text:p>17,309</text:p>
          </table:table-cell>
          <table:table-cell table:style-name="ce11" table:formula="of:=([.J27]+[.L27])/2" office:value-type="float" office:value="17.3302559554577" calcext:value-type="float">
            <text:p>17,330</text:p>
          </table:table-cell>
          <table:table-cell table:style-name="ce11" table:formula="of:=[.K28]" office:value-type="float" office:value="17.3302559554577" calcext:value-type="float">
            <text:p>17,330</text:p>
          </table:table-cell>
          <table:table-cell table:number-columns-repeated="8"/>
        </table:table-row>
        <table:table-row table:style-name="ro1">
          <table:table-cell table:style-name="ce3" office:value-type="float" office:value="0.135" calcext:value-type="float">
            <text:p>0,135</text:p>
          </table:table-cell>
          <table:table-cell table:style-name="ce11" table:formula="of:=[.C29]" office:value-type="float" office:value="17.3197765052319" calcext:value-type="float">
            <text:p>17,320</text:p>
          </table:table-cell>
          <table:table-cell table:style-name="ce11" table:formula="of:=([.B28]+[.D28])/2" office:value-type="float" office:value="17.3197765052319" calcext:value-type="float">
            <text:p>17,320</text:p>
          </table:table-cell>
          <table:table-cell table:style-name="ce11" table:formula="of:=([.C28]+[.E28])/2" office:value-type="float" office:value="17.3471679091454" calcext:value-type="float">
            <text:p>17,347</text:p>
          </table:table-cell>
          <table:table-cell table:style-name="ce11" table:formula="of:=([.D28]+[.F28])/2" office:value-type="float" office:value="17.3074806332588" calcext:value-type="float">
            <text:p>17,307</text:p>
          </table:table-cell>
          <table:table-cell table:style-name="ce11" table:formula="of:=([.E28]+[.G28])/2" office:value-type="float" office:value="17.3727428466082" calcext:value-type="float">
            <text:p>17,373</text:p>
          </table:table-cell>
          <table:table-cell table:style-name="ce11" table:formula="of:=([.F28]+[.H28])/2" office:value-type="float" office:value="17.3056642115116" calcext:value-type="float">
            <text:p>17,306</text:p>
          </table:table-cell>
          <table:table-cell table:style-name="ce11" table:formula="of:=([.G28]+[.I28])/2" office:value-type="float" office:value="17.3727428466082" calcext:value-type="float">
            <text:p>17,373</text:p>
          </table:table-cell>
          <table:table-cell table:style-name="ce11" table:formula="of:=([.H28]+[.J28])/2" office:value-type="float" office:value="17.3074806332588" calcext:value-type="float">
            <text:p>17,307</text:p>
          </table:table-cell>
          <table:table-cell table:style-name="ce11" table:formula="of:=([.I28]+[.K28])/2" office:value-type="float" office:value="17.3471679091454" calcext:value-type="float">
            <text:p>17,347</text:p>
          </table:table-cell>
          <table:table-cell table:style-name="ce11" table:formula="of:=([.J28]+[.L28])/2" office:value-type="float" office:value="17.3197765052319" calcext:value-type="float">
            <text:p>17,320</text:p>
          </table:table-cell>
          <table:table-cell table:style-name="ce11" table:formula="of:=[.K29]" office:value-type="float" office:value="17.3197765052319" calcext:value-type="float">
            <text:p>17,320</text:p>
          </table:table-cell>
          <table:table-cell table:number-columns-repeated="8"/>
        </table:table-row>
        <table:table-row table:style-name="ro1">
          <table:table-cell table:style-name="ce3" office:value-type="float" office:value="0.14" calcext:value-type="float">
            <text:p>0,140</text:p>
          </table:table-cell>
          <table:table-cell table:style-name="ce11" table:formula="of:=[.C30]" office:value-type="float" office:value="17.3334722071886" calcext:value-type="float">
            <text:p>17,333</text:p>
          </table:table-cell>
          <table:table-cell table:style-name="ce11" table:formula="of:=([.B29]+[.D29])/2" office:value-type="float" office:value="17.3334722071886" calcext:value-type="float">
            <text:p>17,333</text:p>
          </table:table-cell>
          <table:table-cell table:style-name="ce11" table:formula="of:=([.C29]+[.E29])/2" office:value-type="float" office:value="17.3136285692453" calcext:value-type="float">
            <text:p>17,314</text:p>
          </table:table-cell>
          <table:table-cell table:style-name="ce11" table:formula="of:=([.D29]+[.F29])/2" office:value-type="float" office:value="17.3599553778768" calcext:value-type="float">
            <text:p>17,360</text:p>
          </table:table-cell>
          <table:table-cell table:style-name="ce11" table:formula="of:=([.E29]+[.G29])/2" office:value-type="float" office:value="17.3065724223852" calcext:value-type="float">
            <text:p>17,307</text:p>
          </table:table-cell>
          <table:table-cell table:style-name="ce11" table:formula="of:=([.F29]+[.H29])/2" office:value-type="float" office:value="17.3727428466082" calcext:value-type="float">
            <text:p>17,373</text:p>
          </table:table-cell>
          <table:table-cell table:style-name="ce11" table:formula="of:=([.G29]+[.I29])/2" office:value-type="float" office:value="17.3065724223852" calcext:value-type="float">
            <text:p>17,307</text:p>
          </table:table-cell>
          <table:table-cell table:style-name="ce11" table:formula="of:=([.H29]+[.J29])/2" office:value-type="float" office:value="17.3599553778768" calcext:value-type="float">
            <text:p>17,360</text:p>
          </table:table-cell>
          <table:table-cell table:style-name="ce11" table:formula="of:=([.I29]+[.K29])/2" office:value-type="float" office:value="17.3136285692453" calcext:value-type="float">
            <text:p>17,314</text:p>
          </table:table-cell>
          <table:table-cell table:style-name="ce11" table:formula="of:=([.J29]+[.L29])/2" office:value-type="float" office:value="17.3334722071886" calcext:value-type="float">
            <text:p>17,333</text:p>
          </table:table-cell>
          <table:table-cell table:style-name="ce11" table:formula="of:=[.K30]" office:value-type="float" office:value="17.333472207188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145" calcext:value-type="float">
            <text:p>0,145</text:p>
          </table:table-cell>
          <table:table-cell table:style-name="ce11" table:formula="of:=[.C31]" office:value-type="float" office:value="17.323550388217" calcext:value-type="float">
            <text:p>17,324</text:p>
          </table:table-cell>
          <table:table-cell table:style-name="ce11" table:formula="of:=([.B30]+[.D30])/2" office:value-type="float" office:value="17.323550388217" calcext:value-type="float">
            <text:p>17,324</text:p>
          </table:table-cell>
          <table:table-cell table:style-name="ce11" table:formula="of:=([.C30]+[.E30])/2" office:value-type="float" office:value="17.3467137925327" calcext:value-type="float">
            <text:p>17,347</text:p>
          </table:table-cell>
          <table:table-cell table:style-name="ce11" table:formula="of:=([.D30]+[.F30])/2" office:value-type="float" office:value="17.3101004958153" calcext:value-type="float">
            <text:p>17,310</text:p>
          </table:table-cell>
          <table:table-cell table:style-name="ce11" table:formula="of:=([.E30]+[.G30])/2" office:value-type="float" office:value="17.3663491122425" calcext:value-type="float">
            <text:p>17,366</text:p>
          </table:table-cell>
          <table:table-cell table:style-name="ce11" table:formula="of:=([.F30]+[.H30])/2" office:value-type="float" office:value="17.3065724223852" calcext:value-type="float">
            <text:p>17,307</text:p>
          </table:table-cell>
          <table:table-cell table:style-name="ce11" table:formula="of:=([.G30]+[.I30])/2" office:value-type="float" office:value="17.3663491122425" calcext:value-type="float">
            <text:p>17,366</text:p>
          </table:table-cell>
          <table:table-cell table:style-name="ce11" table:formula="of:=([.H30]+[.J30])/2" office:value-type="float" office:value="17.3101004958153" calcext:value-type="float">
            <text:p>17,310</text:p>
          </table:table-cell>
          <table:table-cell table:style-name="ce11" table:formula="of:=([.I30]+[.K30])/2" office:value-type="float" office:value="17.3467137925327" calcext:value-type="float">
            <text:p>17,347</text:p>
          </table:table-cell>
          <table:table-cell table:style-name="ce11" table:formula="of:=([.J30]+[.L30])/2" office:value-type="float" office:value="17.323550388217" calcext:value-type="float">
            <text:p>17,324</text:p>
          </table:table-cell>
          <table:table-cell table:style-name="ce11" table:formula="of:=[.K31]" office:value-type="float" office:value="17.323550388217" calcext:value-type="float">
            <text:p>17,324</text:p>
          </table:table-cell>
          <table:table-cell table:number-columns-repeated="8"/>
        </table:table-row>
        <table:table-row table:style-name="ro1">
          <table:table-cell table:style-name="ce3" office:value-type="float" office:value="0.15" calcext:value-type="float">
            <text:p>0,150</text:p>
          </table:table-cell>
          <table:table-cell table:style-name="ce11" table:formula="of:=[.C32]" office:value-type="float" office:value="17.3351320903748" calcext:value-type="float">
            <text:p>17,335</text:p>
          </table:table-cell>
          <table:table-cell table:style-name="ce11" table:formula="of:=([.B31]+[.D31])/2" office:value-type="float" office:value="17.3351320903748" calcext:value-type="float">
            <text:p>17,335</text:p>
          </table:table-cell>
          <table:table-cell table:style-name="ce11" table:formula="of:=([.C31]+[.E31])/2" office:value-type="float" office:value="17.3168254420161" calcext:value-type="float">
            <text:p>17,317</text:p>
          </table:table-cell>
          <table:table-cell table:style-name="ce11" table:formula="of:=([.D31]+[.F31])/2" office:value-type="float" office:value="17.3565314523876" calcext:value-type="float">
            <text:p>17,357</text:p>
          </table:table-cell>
          <table:table-cell table:style-name="ce11" table:formula="of:=([.E31]+[.G31])/2" office:value-type="float" office:value="17.3083364591002" calcext:value-type="float">
            <text:p>17,308</text:p>
          </table:table-cell>
          <table:table-cell table:style-name="ce11" table:formula="of:=([.F31]+[.H31])/2" office:value-type="float" office:value="17.3663491122425" calcext:value-type="float">
            <text:p>17,366</text:p>
          </table:table-cell>
          <table:table-cell table:style-name="ce11" table:formula="of:=([.G31]+[.I31])/2" office:value-type="float" office:value="17.3083364591002" calcext:value-type="float">
            <text:p>17,308</text:p>
          </table:table-cell>
          <table:table-cell table:style-name="ce11" table:formula="of:=([.H31]+[.J31])/2" office:value-type="float" office:value="17.3565314523876" calcext:value-type="float">
            <text:p>17,357</text:p>
          </table:table-cell>
          <table:table-cell table:style-name="ce11" table:formula="of:=([.I31]+[.K31])/2" office:value-type="float" office:value="17.3168254420161" calcext:value-type="float">
            <text:p>17,317</text:p>
          </table:table-cell>
          <table:table-cell table:style-name="ce11" table:formula="of:=([.J31]+[.L31])/2" office:value-type="float" office:value="17.3351320903748" calcext:value-type="float">
            <text:p>17,335</text:p>
          </table:table-cell>
          <table:table-cell table:style-name="ce11" table:formula="of:=[.K32]" office:value-type="float" office:value="17.3351320903748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155" calcext:value-type="float">
            <text:p>0,155</text:p>
          </table:table-cell>
          <table:table-cell table:style-name="ce11" table:formula="of:=[.C33]" office:value-type="float" office:value="17.3259787661955" calcext:value-type="float">
            <text:p>17,326</text:p>
          </table:table-cell>
          <table:table-cell table:style-name="ce11" table:formula="of:=([.B32]+[.D32])/2" office:value-type="float" office:value="17.3259787661955" calcext:value-type="float">
            <text:p>17,326</text:p>
          </table:table-cell>
          <table:table-cell table:style-name="ce11" table:formula="of:=([.C32]+[.E32])/2" office:value-type="float" office:value="17.3458317713812" calcext:value-type="float">
            <text:p>17,346</text:p>
          </table:table-cell>
          <table:table-cell table:style-name="ce11" table:formula="of:=([.D32]+[.F32])/2" office:value-type="float" office:value="17.3125809505582" calcext:value-type="float">
            <text:p>17,313</text:p>
          </table:table-cell>
          <table:table-cell table:style-name="ce11" table:formula="of:=([.E32]+[.G32])/2" office:value-type="float" office:value="17.361440282315" calcext:value-type="float">
            <text:p>17,361</text:p>
          </table:table-cell>
          <table:table-cell table:style-name="ce11" table:formula="of:=([.F32]+[.H32])/2" office:value-type="float" office:value="17.3083364591002" calcext:value-type="float">
            <text:p>17,308</text:p>
          </table:table-cell>
          <table:table-cell table:style-name="ce11" table:formula="of:=([.G32]+[.I32])/2" office:value-type="float" office:value="17.361440282315" calcext:value-type="float">
            <text:p>17,361</text:p>
          </table:table-cell>
          <table:table-cell table:style-name="ce11" table:formula="of:=([.H32]+[.J32])/2" office:value-type="float" office:value="17.3125809505582" calcext:value-type="float">
            <text:p>17,313</text:p>
          </table:table-cell>
          <table:table-cell table:style-name="ce11" table:formula="of:=([.I32]+[.K32])/2" office:value-type="float" office:value="17.3458317713812" calcext:value-type="float">
            <text:p>17,346</text:p>
          </table:table-cell>
          <table:table-cell table:style-name="ce11" table:formula="of:=([.J32]+[.L32])/2" office:value-type="float" office:value="17.3259787661955" calcext:value-type="float">
            <text:p>17,326</text:p>
          </table:table-cell>
          <table:table-cell table:style-name="ce11" table:formula="of:=[.K33]" office:value-type="float" office:value="17.3259787661955" calcext:value-type="float">
            <text:p>17,326</text:p>
          </table:table-cell>
          <table:table-cell table:number-columns-repeated="8"/>
        </table:table-row>
        <table:table-row table:style-name="ro1">
          <table:table-cell table:style-name="ce3" office:value-type="float" office:value="0.16" calcext:value-type="float">
            <text:p>0,160</text:p>
          </table:table-cell>
          <table:table-cell table:style-name="ce11" table:formula="of:=[.C34]" office:value-type="float" office:value="17.3359052687883" calcext:value-type="float">
            <text:p>17,336</text:p>
          </table:table-cell>
          <table:table-cell table:style-name="ce11" table:formula="of:=([.B33]+[.D33])/2" office:value-type="float" office:value="17.3359052687883" calcext:value-type="float">
            <text:p>17,336</text:p>
          </table:table-cell>
          <table:table-cell table:style-name="ce11" table:formula="of:=([.C33]+[.E33])/2" office:value-type="float" office:value="17.3192798583768" calcext:value-type="float">
            <text:p>17,319</text:p>
          </table:table-cell>
          <table:table-cell table:style-name="ce11" table:formula="of:=([.D33]+[.F33])/2" office:value-type="float" office:value="17.3536360268481" calcext:value-type="float">
            <text:p>17,354</text:p>
          </table:table-cell>
          <table:table-cell table:style-name="ce11" table:formula="of:=([.E33]+[.G33])/2" office:value-type="float" office:value="17.3104587048292" calcext:value-type="float">
            <text:p>17,310</text:p>
          </table:table-cell>
          <table:table-cell table:style-name="ce11" table:formula="of:=([.F33]+[.H33])/2" office:value-type="float" office:value="17.361440282315" calcext:value-type="float">
            <text:p>17,361</text:p>
          </table:table-cell>
          <table:table-cell table:style-name="ce11" table:formula="of:=([.G33]+[.I33])/2" office:value-type="float" office:value="17.3104587048292" calcext:value-type="float">
            <text:p>17,310</text:p>
          </table:table-cell>
          <table:table-cell table:style-name="ce11" table:formula="of:=([.H33]+[.J33])/2" office:value-type="float" office:value="17.3536360268481" calcext:value-type="float">
            <text:p>17,354</text:p>
          </table:table-cell>
          <table:table-cell table:style-name="ce11" table:formula="of:=([.I33]+[.K33])/2" office:value-type="float" office:value="17.3192798583768" calcext:value-type="float">
            <text:p>17,319</text:p>
          </table:table-cell>
          <table:table-cell table:style-name="ce11" table:formula="of:=([.J33]+[.L33])/2" office:value-type="float" office:value="17.3359052687883" calcext:value-type="float">
            <text:p>17,336</text:p>
          </table:table-cell>
          <table:table-cell table:style-name="ce11" table:formula="of:=[.K34]" office:value-type="float" office:value="17.3359052687883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165" calcext:value-type="float">
            <text:p>0,165</text:p>
          </table:table-cell>
          <table:table-cell table:style-name="ce11" table:formula="of:=[.C35]" office:value-type="float" office:value="17.3275925635826" calcext:value-type="float">
            <text:p>17,328</text:p>
          </table:table-cell>
          <table:table-cell table:style-name="ce11" table:formula="of:=([.B34]+[.D34])/2" office:value-type="float" office:value="17.3275925635826" calcext:value-type="float">
            <text:p>17,328</text:p>
          </table:table-cell>
          <table:table-cell table:style-name="ce11" table:formula="of:=([.C34]+[.E34])/2" office:value-type="float" office:value="17.3447706478182" calcext:value-type="float">
            <text:p>17,345</text:p>
          </table:table-cell>
          <table:table-cell table:style-name="ce11" table:formula="of:=([.D34]+[.F34])/2" office:value-type="float" office:value="17.314869281603" calcext:value-type="float">
            <text:p>17,315</text:p>
          </table:table-cell>
          <table:table-cell table:style-name="ce11" table:formula="of:=([.E34]+[.G34])/2" office:value-type="float" office:value="17.3575381545816" calcext:value-type="float">
            <text:p>17,358</text:p>
          </table:table-cell>
          <table:table-cell table:style-name="ce11" table:formula="of:=([.F34]+[.H34])/2" office:value-type="float" office:value="17.3104587048292" calcext:value-type="float">
            <text:p>17,310</text:p>
          </table:table-cell>
          <table:table-cell table:style-name="ce11" table:formula="of:=([.G34]+[.I34])/2" office:value-type="float" office:value="17.3575381545816" calcext:value-type="float">
            <text:p>17,358</text:p>
          </table:table-cell>
          <table:table-cell table:style-name="ce11" table:formula="of:=([.H34]+[.J34])/2" office:value-type="float" office:value="17.314869281603" calcext:value-type="float">
            <text:p>17,315</text:p>
          </table:table-cell>
          <table:table-cell table:style-name="ce11" table:formula="of:=([.I34]+[.K34])/2" office:value-type="float" office:value="17.3447706478182" calcext:value-type="float">
            <text:p>17,345</text:p>
          </table:table-cell>
          <table:table-cell table:style-name="ce11" table:formula="of:=([.J34]+[.L34])/2" office:value-type="float" office:value="17.3275925635826" calcext:value-type="float">
            <text:p>17,328</text:p>
          </table:table-cell>
          <table:table-cell table:style-name="ce11" table:formula="of:=[.K35]" office:value-type="float" office:value="17.3275925635826" calcext:value-type="float">
            <text:p>17,328</text:p>
          </table:table-cell>
          <table:table-cell table:number-columns-repeated="8"/>
        </table:table-row>
        <table:table-row table:style-name="ro1">
          <table:table-cell table:style-name="ce3" office:value-type="float" office:value="0.17" calcext:value-type="float">
            <text:p>0,170</text:p>
          </table:table-cell>
          <table:table-cell table:style-name="ce11" table:formula="of:=[.C36]" office:value-type="float" office:value="17.3361816057004" calcext:value-type="float">
            <text:p>17,336</text:p>
          </table:table-cell>
          <table:table-cell table:style-name="ce11" table:formula="of:=([.B35]+[.D35])/2" office:value-type="float" office:value="17.3361816057004" calcext:value-type="float">
            <text:p>17,336</text:p>
          </table:table-cell>
          <table:table-cell table:style-name="ce11" table:formula="of:=([.C35]+[.E35])/2" office:value-type="float" office:value="17.3212309225928" calcext:value-type="float">
            <text:p>17,321</text:p>
          </table:table-cell>
          <table:table-cell table:style-name="ce11" table:formula="of:=([.D35]+[.F35])/2" office:value-type="float" office:value="17.3511544011999" calcext:value-type="float">
            <text:p>17,351</text:p>
          </table:table-cell>
          <table:table-cell table:style-name="ce11" table:formula="of:=([.E35]+[.G35])/2" office:value-type="float" office:value="17.3126639932161" calcext:value-type="float">
            <text:p>17,313</text:p>
          </table:table-cell>
          <table:table-cell table:style-name="ce11" table:formula="of:=([.F35]+[.H35])/2" office:value-type="float" office:value="17.3575381545816" calcext:value-type="float">
            <text:p>17,358</text:p>
          </table:table-cell>
          <table:table-cell table:style-name="ce11" table:formula="of:=([.G35]+[.I35])/2" office:value-type="float" office:value="17.3126639932161" calcext:value-type="float">
            <text:p>17,313</text:p>
          </table:table-cell>
          <table:table-cell table:style-name="ce11" table:formula="of:=([.H35]+[.J35])/2" office:value-type="float" office:value="17.3511544011999" calcext:value-type="float">
            <text:p>17,351</text:p>
          </table:table-cell>
          <table:table-cell table:style-name="ce11" table:formula="of:=([.I35]+[.K35])/2" office:value-type="float" office:value="17.3212309225928" calcext:value-type="float">
            <text:p>17,321</text:p>
          </table:table-cell>
          <table:table-cell table:style-name="ce11" table:formula="of:=([.J35]+[.L35])/2" office:value-type="float" office:value="17.3361816057004" calcext:value-type="float">
            <text:p>17,336</text:p>
          </table:table-cell>
          <table:table-cell table:style-name="ce11" table:formula="of:=[.K36]" office:value-type="float" office:value="17.3361816057004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175" calcext:value-type="float">
            <text:p>0,175</text:p>
          </table:table-cell>
          <table:table-cell table:style-name="ce11" table:formula="of:=[.C37]" office:value-type="float" office:value="17.3287062641466" calcext:value-type="float">
            <text:p>17,329</text:p>
          </table:table-cell>
          <table:table-cell table:style-name="ce11" table:formula="of:=([.B36]+[.D36])/2" office:value-type="float" office:value="17.3287062641466" calcext:value-type="float">
            <text:p>17,329</text:p>
          </table:table-cell>
          <table:table-cell table:style-name="ce11" table:formula="of:=([.C36]+[.E36])/2" office:value-type="float" office:value="17.3436680034501" calcext:value-type="float">
            <text:p>17,344</text:p>
          </table:table-cell>
          <table:table-cell table:style-name="ce11" table:formula="of:=([.D36]+[.F36])/2" office:value-type="float" office:value="17.3169474579045" calcext:value-type="float">
            <text:p>17,317</text:p>
          </table:table-cell>
          <table:table-cell table:style-name="ce11" table:formula="of:=([.E36]+[.G36])/2" office:value-type="float" office:value="17.3543462778907" calcext:value-type="float">
            <text:p>17,354</text:p>
          </table:table-cell>
          <table:table-cell table:style-name="ce11" table:formula="of:=([.F36]+[.H36])/2" office:value-type="float" office:value="17.3126639932161" calcext:value-type="float">
            <text:p>17,313</text:p>
          </table:table-cell>
          <table:table-cell table:style-name="ce11" table:formula="of:=([.G36]+[.I36])/2" office:value-type="float" office:value="17.3543462778907" calcext:value-type="float">
            <text:p>17,354</text:p>
          </table:table-cell>
          <table:table-cell table:style-name="ce11" table:formula="of:=([.H36]+[.J36])/2" office:value-type="float" office:value="17.3169474579045" calcext:value-type="float">
            <text:p>17,317</text:p>
          </table:table-cell>
          <table:table-cell table:style-name="ce11" table:formula="of:=([.I36]+[.K36])/2" office:value-type="float" office:value="17.3436680034501" calcext:value-type="float">
            <text:p>17,344</text:p>
          </table:table-cell>
          <table:table-cell table:style-name="ce11" table:formula="of:=([.J36]+[.L36])/2" office:value-type="float" office:value="17.3287062641466" calcext:value-type="float">
            <text:p>17,329</text:p>
          </table:table-cell>
          <table:table-cell table:style-name="ce11" table:formula="of:=[.K37]" office:value-type="float" office:value="17.3287062641466" calcext:value-type="float">
            <text:p>17,329</text:p>
          </table:table-cell>
          <table:table-cell table:number-columns-repeated="8"/>
        </table:table-row>
        <table:table-row table:style-name="ro1">
          <table:table-cell table:style-name="ce3" office:value-type="float" office:value="0.18" calcext:value-type="float">
            <text:p>0,180</text:p>
          </table:table-cell>
          <table:table-cell table:style-name="ce11" table:formula="of:=[.C38]" office:value-type="float" office:value="17.3361871337984" calcext:value-type="float">
            <text:p>17,336</text:p>
          </table:table-cell>
          <table:table-cell table:style-name="ce11" table:formula="of:=([.B37]+[.D37])/2" office:value-type="float" office:value="17.3361871337984" calcext:value-type="float">
            <text:p>17,336</text:p>
          </table:table-cell>
          <table:table-cell table:style-name="ce11" table:formula="of:=([.C37]+[.E37])/2" office:value-type="float" office:value="17.3228268610255" calcext:value-type="float">
            <text:p>17,323</text:p>
          </table:table-cell>
          <table:table-cell table:style-name="ce11" table:formula="of:=([.D37]+[.F37])/2" office:value-type="float" office:value="17.3490071406704" calcext:value-type="float">
            <text:p>17,349</text:p>
          </table:table-cell>
          <table:table-cell table:style-name="ce11" table:formula="of:=([.E37]+[.G37])/2" office:value-type="float" office:value="17.3148057255603" calcext:value-type="float">
            <text:p>17,315</text:p>
          </table:table-cell>
          <table:table-cell table:style-name="ce11" table:formula="of:=([.F37]+[.H37])/2" office:value-type="float" office:value="17.3543462778907" calcext:value-type="float">
            <text:p>17,354</text:p>
          </table:table-cell>
          <table:table-cell table:style-name="ce11" table:formula="of:=([.G37]+[.I37])/2" office:value-type="float" office:value="17.3148057255603" calcext:value-type="float">
            <text:p>17,315</text:p>
          </table:table-cell>
          <table:table-cell table:style-name="ce11" table:formula="of:=([.H37]+[.J37])/2" office:value-type="float" office:value="17.3490071406704" calcext:value-type="float">
            <text:p>17,349</text:p>
          </table:table-cell>
          <table:table-cell table:style-name="ce11" table:formula="of:=([.I37]+[.K37])/2" office:value-type="float" office:value="17.3228268610255" calcext:value-type="float">
            <text:p>17,323</text:p>
          </table:table-cell>
          <table:table-cell table:style-name="ce11" table:formula="of:=([.J37]+[.L37])/2" office:value-type="float" office:value="17.3361871337984" calcext:value-type="float">
            <text:p>17,336</text:p>
          </table:table-cell>
          <table:table-cell table:style-name="ce11" table:formula="of:=[.K38]" office:value-type="float" office:value="17.3361871337984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185" calcext:value-type="float">
            <text:p>0,185</text:p>
          </table:table-cell>
          <table:table-cell table:style-name="ce11" table:formula="of:=[.C39]" office:value-type="float" office:value="17.329506997412" calcext:value-type="float">
            <text:p>17,330</text:p>
          </table:table-cell>
          <table:table-cell table:style-name="ce11" table:formula="of:=([.B38]+[.D38])/2" office:value-type="float" office:value="17.329506997412" calcext:value-type="float">
            <text:p>17,330</text:p>
          </table:table-cell>
          <table:table-cell table:style-name="ce11" table:formula="of:=([.C38]+[.E38])/2" office:value-type="float" office:value="17.3425971372344" calcext:value-type="float">
            <text:p>17,343</text:p>
          </table:table-cell>
          <table:table-cell table:style-name="ce11" table:formula="of:=([.D38]+[.F38])/2" office:value-type="float" office:value="17.3188162932929" calcext:value-type="float">
            <text:p>17,319</text:p>
          </table:table-cell>
          <table:table-cell table:style-name="ce11" table:formula="of:=([.E38]+[.G38])/2" office:value-type="float" office:value="17.3516767092806" calcext:value-type="float">
            <text:p>17,352</text:p>
          </table:table-cell>
          <table:table-cell table:style-name="ce11" table:formula="of:=([.F38]+[.H38])/2" office:value-type="float" office:value="17.3148057255603" calcext:value-type="float">
            <text:p>17,315</text:p>
          </table:table-cell>
          <table:table-cell table:style-name="ce11" table:formula="of:=([.G38]+[.I38])/2" office:value-type="float" office:value="17.3516767092806" calcext:value-type="float">
            <text:p>17,352</text:p>
          </table:table-cell>
          <table:table-cell table:style-name="ce11" table:formula="of:=([.H38]+[.J38])/2" office:value-type="float" office:value="17.3188162932929" calcext:value-type="float">
            <text:p>17,319</text:p>
          </table:table-cell>
          <table:table-cell table:style-name="ce11" table:formula="of:=([.I38]+[.K38])/2" office:value-type="float" office:value="17.3425971372344" calcext:value-type="float">
            <text:p>17,343</text:p>
          </table:table-cell>
          <table:table-cell table:style-name="ce11" table:formula="of:=([.J38]+[.L38])/2" office:value-type="float" office:value="17.329506997412" calcext:value-type="float">
            <text:p>17,330</text:p>
          </table:table-cell>
          <table:table-cell table:style-name="ce11" table:formula="of:=[.K39]" office:value-type="float" office:value="17.329506997412" calcext:value-type="float">
            <text:p>17,330</text:p>
          </table:table-cell>
          <table:table-cell table:number-columns-repeated="8"/>
        </table:table-row>
        <table:table-row table:style-name="ro1">
          <table:table-cell table:style-name="ce3" office:value-type="float" office:value="0.19" calcext:value-type="float">
            <text:p>0,190</text:p>
          </table:table-cell>
          <table:table-cell table:style-name="ce11" table:formula="of:=[.C40]" office:value-type="float" office:value="17.3360520673232" calcext:value-type="float">
            <text:p>17,336</text:p>
          </table:table-cell>
          <table:table-cell table:style-name="ce11" table:formula="of:=([.B39]+[.D39])/2" office:value-type="float" office:value="17.3360520673232" calcext:value-type="float">
            <text:p>17,336</text:p>
          </table:table-cell>
          <table:table-cell table:style-name="ce11" table:formula="of:=([.C39]+[.E39])/2" office:value-type="float" office:value="17.3241616453524" calcext:value-type="float">
            <text:p>17,324</text:p>
          </table:table-cell>
          <table:table-cell table:style-name="ce11" table:formula="of:=([.D39]+[.F39])/2" office:value-type="float" office:value="17.3471369232575" calcext:value-type="float">
            <text:p>17,347</text:p>
          </table:table-cell>
          <table:table-cell table:style-name="ce11" table:formula="of:=([.E39]+[.G39])/2" office:value-type="float" office:value="17.3168110094266" calcext:value-type="float">
            <text:p>17,317</text:p>
          </table:table-cell>
          <table:table-cell table:style-name="ce11" table:formula="of:=([.F39]+[.H39])/2" office:value-type="float" office:value="17.3516767092806" calcext:value-type="float">
            <text:p>17,352</text:p>
          </table:table-cell>
          <table:table-cell table:style-name="ce11" table:formula="of:=([.G39]+[.I39])/2" office:value-type="float" office:value="17.3168110094266" calcext:value-type="float">
            <text:p>17,317</text:p>
          </table:table-cell>
          <table:table-cell table:style-name="ce11" table:formula="of:=([.H39]+[.J39])/2" office:value-type="float" office:value="17.3471369232575" calcext:value-type="float">
            <text:p>17,347</text:p>
          </table:table-cell>
          <table:table-cell table:style-name="ce11" table:formula="of:=([.I39]+[.K39])/2" office:value-type="float" office:value="17.3241616453524" calcext:value-type="float">
            <text:p>17,324</text:p>
          </table:table-cell>
          <table:table-cell table:style-name="ce11" table:formula="of:=([.J39]+[.L39])/2" office:value-type="float" office:value="17.3360520673232" calcext:value-type="float">
            <text:p>17,336</text:p>
          </table:table-cell>
          <table:table-cell table:style-name="ce11" table:formula="of:=[.K40]" office:value-type="float" office:value="17.3360520673232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195" calcext:value-type="float">
            <text:p>0,195</text:p>
          </table:table-cell>
          <table:table-cell table:style-name="ce11" table:formula="of:=[.C41]" office:value-type="float" office:value="17.3301068563378" calcext:value-type="float">
            <text:p>17,330</text:p>
          </table:table-cell>
          <table:table-cell table:style-name="ce11" table:formula="of:=([.B40]+[.D40])/2" office:value-type="float" office:value="17.3301068563378" calcext:value-type="float">
            <text:p>17,330</text:p>
          </table:table-cell>
          <table:table-cell table:style-name="ce11" table:formula="of:=([.C40]+[.E40])/2" office:value-type="float" office:value="17.3415944952903" calcext:value-type="float">
            <text:p>17,342</text:p>
          </table:table-cell>
          <table:table-cell table:style-name="ce11" table:formula="of:=([.D40]+[.F40])/2" office:value-type="float" office:value="17.3204863273895" calcext:value-type="float">
            <text:p>17,320</text:p>
          </table:table-cell>
          <table:table-cell table:style-name="ce11" table:formula="of:=([.E40]+[.G40])/2" office:value-type="float" office:value="17.349406816269" calcext:value-type="float">
            <text:p>17,349</text:p>
          </table:table-cell>
          <table:table-cell table:style-name="ce11" table:formula="of:=([.F40]+[.H40])/2" office:value-type="float" office:value="17.3168110094266" calcext:value-type="float">
            <text:p>17,317</text:p>
          </table:table-cell>
          <table:table-cell table:style-name="ce11" table:formula="of:=([.G40]+[.I40])/2" office:value-type="float" office:value="17.349406816269" calcext:value-type="float">
            <text:p>17,349</text:p>
          </table:table-cell>
          <table:table-cell table:style-name="ce11" table:formula="of:=([.H40]+[.J40])/2" office:value-type="float" office:value="17.3204863273895" calcext:value-type="float">
            <text:p>17,320</text:p>
          </table:table-cell>
          <table:table-cell table:style-name="ce11" table:formula="of:=([.I40]+[.K40])/2" office:value-type="float" office:value="17.3415944952903" calcext:value-type="float">
            <text:p>17,342</text:p>
          </table:table-cell>
          <table:table-cell table:style-name="ce11" table:formula="of:=([.J40]+[.L40])/2" office:value-type="float" office:value="17.3301068563378" calcext:value-type="float">
            <text:p>17,330</text:p>
          </table:table-cell>
          <table:table-cell table:style-name="ce11" table:formula="of:=[.K41]" office:value-type="float" office:value="17.3301068563378" calcext:value-type="float">
            <text:p>17,330</text:p>
          </table:table-cell>
          <table:table-cell table:number-columns-repeated="8"/>
        </table:table-row>
        <table:table-row table:style-name="ro1">
          <table:table-cell table:style-name="ce3" office:value-type="float" office:value="0.2" calcext:value-type="float">
            <text:p>0,200</text:p>
          </table:table-cell>
          <table:table-cell table:style-name="ce11" table:formula="of:=[.C42]" office:value-type="float" office:value="17.3358506758141" calcext:value-type="float">
            <text:p>17,336</text:p>
          </table:table-cell>
          <table:table-cell table:style-name="ce11" table:formula="of:=([.B41]+[.D41])/2" office:value-type="float" office:value="17.3358506758141" calcext:value-type="float">
            <text:p>17,336</text:p>
          </table:table-cell>
          <table:table-cell table:style-name="ce11" table:formula="of:=([.C41]+[.E41])/2" office:value-type="float" office:value="17.3252965918637" calcext:value-type="float">
            <text:p>17,325</text:p>
          </table:table-cell>
          <table:table-cell table:style-name="ce11" table:formula="of:=([.D41]+[.F41])/2" office:value-type="float" office:value="17.3455006557797" calcext:value-type="float">
            <text:p>17,346</text:p>
          </table:table-cell>
          <table:table-cell table:style-name="ce11" table:formula="of:=([.E41]+[.G41])/2" office:value-type="float" office:value="17.3186486684081" calcext:value-type="float">
            <text:p>17,319</text:p>
          </table:table-cell>
          <table:table-cell table:style-name="ce11" table:formula="of:=([.F41]+[.H41])/2" office:value-type="float" office:value="17.349406816269" calcext:value-type="float">
            <text:p>17,349</text:p>
          </table:table-cell>
          <table:table-cell table:style-name="ce11" table:formula="of:=([.G41]+[.I41])/2" office:value-type="float" office:value="17.3186486684081" calcext:value-type="float">
            <text:p>17,319</text:p>
          </table:table-cell>
          <table:table-cell table:style-name="ce11" table:formula="of:=([.H41]+[.J41])/2" office:value-type="float" office:value="17.3455006557797" calcext:value-type="float">
            <text:p>17,346</text:p>
          </table:table-cell>
          <table:table-cell table:style-name="ce11" table:formula="of:=([.I41]+[.K41])/2" office:value-type="float" office:value="17.3252965918637" calcext:value-type="float">
            <text:p>17,325</text:p>
          </table:table-cell>
          <table:table-cell table:style-name="ce11" table:formula="of:=([.J41]+[.L41])/2" office:value-type="float" office:value="17.3358506758141" calcext:value-type="float">
            <text:p>17,336</text:p>
          </table:table-cell>
          <table:table-cell table:style-name="ce11" table:formula="of:=[.K42]" office:value-type="float" office:value="17.3358506758141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205" calcext:value-type="float">
            <text:p>0,205</text:p>
          </table:table-cell>
          <table:table-cell table:style-name="ce11" table:formula="of:=[.C43]" office:value-type="float" office:value="17.3305736338389" calcext:value-type="float">
            <text:p>17,331</text:p>
          </table:table-cell>
          <table:table-cell table:style-name="ce11" table:formula="of:=([.B42]+[.D42])/2" office:value-type="float" office:value="17.3305736338389" calcext:value-type="float">
            <text:p>17,331</text:p>
          </table:table-cell>
          <table:table-cell table:style-name="ce11" table:formula="of:=([.C42]+[.E42])/2" office:value-type="float" office:value="17.3406756657969" calcext:value-type="float">
            <text:p>17,341</text:p>
          </table:table-cell>
          <table:table-cell table:style-name="ce11" table:formula="of:=([.D42]+[.F42])/2" office:value-type="float" office:value="17.3219726301359" calcext:value-type="float">
            <text:p>17,322</text:p>
          </table:table-cell>
          <table:table-cell table:style-name="ce11" table:formula="of:=([.E42]+[.G42])/2" office:value-type="float" office:value="17.3474537360244" calcext:value-type="float">
            <text:p>17,347</text:p>
          </table:table-cell>
          <table:table-cell table:style-name="ce11" table:formula="of:=([.F42]+[.H42])/2" office:value-type="float" office:value="17.3186486684081" calcext:value-type="float">
            <text:p>17,319</text:p>
          </table:table-cell>
          <table:table-cell table:style-name="ce11" table:formula="of:=([.G42]+[.I42])/2" office:value-type="float" office:value="17.3474537360244" calcext:value-type="float">
            <text:p>17,347</text:p>
          </table:table-cell>
          <table:table-cell table:style-name="ce11" table:formula="of:=([.H42]+[.J42])/2" office:value-type="float" office:value="17.3219726301359" calcext:value-type="float">
            <text:p>17,322</text:p>
          </table:table-cell>
          <table:table-cell table:style-name="ce11" table:formula="of:=([.I42]+[.K42])/2" office:value-type="float" office:value="17.3406756657969" calcext:value-type="float">
            <text:p>17,341</text:p>
          </table:table-cell>
          <table:table-cell table:style-name="ce11" table:formula="of:=([.J42]+[.L42])/2" office:value-type="float" office:value="17.3305736338389" calcext:value-type="float">
            <text:p>17,331</text:p>
          </table:table-cell>
          <table:table-cell table:style-name="ce11" table:formula="of:=[.K43]" office:value-type="float" office:value="17.3305736338389" calcext:value-type="float">
            <text:p>17,331</text:p>
          </table:table-cell>
          <table:table-cell table:number-columns-repeated="8"/>
        </table:table-row>
        <table:table-row table:style-name="ro1">
          <table:table-cell table:style-name="ce3" office:value-type="float" office:value="0.21" calcext:value-type="float">
            <text:p>0,210</text:p>
          </table:table-cell>
          <table:table-cell table:style-name="ce11" table:formula="of:=[.C44]" office:value-type="float" office:value="17.3356246498179" calcext:value-type="float">
            <text:p>17,336</text:p>
          </table:table-cell>
          <table:table-cell table:style-name="ce11" table:formula="of:=([.B43]+[.D43])/2" office:value-type="float" office:value="17.3356246498179" calcext:value-type="float">
            <text:p>17,336</text:p>
          </table:table-cell>
          <table:table-cell table:style-name="ce11" table:formula="of:=([.C43]+[.E43])/2" office:value-type="float" office:value="17.3262731319874" calcext:value-type="float">
            <text:p>17,326</text:p>
          </table:table-cell>
          <table:table-cell table:style-name="ce11" table:formula="of:=([.D43]+[.F43])/2" office:value-type="float" office:value="17.3440647009106" calcext:value-type="float">
            <text:p>17,344</text:p>
          </table:table-cell>
          <table:table-cell table:style-name="ce11" table:formula="of:=([.E43]+[.G43])/2" office:value-type="float" office:value="17.320310649272" calcext:value-type="float">
            <text:p>17,320</text:p>
          </table:table-cell>
          <table:table-cell table:style-name="ce11" table:formula="of:=([.F43]+[.H43])/2" office:value-type="float" office:value="17.3474537360244" calcext:value-type="float">
            <text:p>17,347</text:p>
          </table:table-cell>
          <table:table-cell table:style-name="ce11" table:formula="of:=([.G43]+[.I43])/2" office:value-type="float" office:value="17.320310649272" calcext:value-type="float">
            <text:p>17,320</text:p>
          </table:table-cell>
          <table:table-cell table:style-name="ce11" table:formula="of:=([.H43]+[.J43])/2" office:value-type="float" office:value="17.3440647009106" calcext:value-type="float">
            <text:p>17,344</text:p>
          </table:table-cell>
          <table:table-cell table:style-name="ce11" table:formula="of:=([.I43]+[.K43])/2" office:value-type="float" office:value="17.3262731319874" calcext:value-type="float">
            <text:p>17,326</text:p>
          </table:table-cell>
          <table:table-cell table:style-name="ce11" table:formula="of:=([.J43]+[.L43])/2" office:value-type="float" office:value="17.3356246498179" calcext:value-type="float">
            <text:p>17,336</text:p>
          </table:table-cell>
          <table:table-cell table:style-name="ce11" table:formula="of:=[.K44]" office:value-type="float" office:value="17.3356246498179" calcext:value-type="float">
            <text:p>17,336</text:p>
          </table:table-cell>
          <table:table-cell table:number-columns-repeated="8"/>
        </table:table-row>
        <table:table-row table:style-name="ro1">
          <table:table-cell table:style-name="ce3" office:value-type="float" office:value="0.215" calcext:value-type="float">
            <text:p>0,215</text:p>
          </table:table-cell>
          <table:table-cell table:style-name="ce11" table:formula="of:=[.C45]" office:value-type="float" office:value="17.3309488909026" calcext:value-type="float">
            <text:p>17,331</text:p>
          </table:table-cell>
          <table:table-cell table:style-name="ce11" table:formula="of:=([.B44]+[.D44])/2" office:value-type="float" office:value="17.3309488909026" calcext:value-type="float">
            <text:p>17,331</text:p>
          </table:table-cell>
          <table:table-cell table:style-name="ce11" table:formula="of:=([.C44]+[.E44])/2" office:value-type="float" office:value="17.3398446753642" calcext:value-type="float">
            <text:p>17,340</text:p>
          </table:table-cell>
          <table:table-cell table:style-name="ce11" table:formula="of:=([.D44]+[.F44])/2" office:value-type="float" office:value="17.3232918906297" calcext:value-type="float">
            <text:p>17,323</text:p>
          </table:table-cell>
          <table:table-cell table:style-name="ce11" table:formula="of:=([.E44]+[.G44])/2" office:value-type="float" office:value="17.3457592184675" calcext:value-type="float">
            <text:p>17,346</text:p>
          </table:table-cell>
          <table:table-cell table:style-name="ce11" table:formula="of:=([.F44]+[.H44])/2" office:value-type="float" office:value="17.320310649272" calcext:value-type="float">
            <text:p>17,320</text:p>
          </table:table-cell>
          <table:table-cell table:style-name="ce11" table:formula="of:=([.G44]+[.I44])/2" office:value-type="float" office:value="17.3457592184675" calcext:value-type="float">
            <text:p>17,346</text:p>
          </table:table-cell>
          <table:table-cell table:style-name="ce11" table:formula="of:=([.H44]+[.J44])/2" office:value-type="float" office:value="17.3232918906297" calcext:value-type="float">
            <text:p>17,323</text:p>
          </table:table-cell>
          <table:table-cell table:style-name="ce11" table:formula="of:=([.I44]+[.K44])/2" office:value-type="float" office:value="17.3398446753642" calcext:value-type="float">
            <text:p>17,340</text:p>
          </table:table-cell>
          <table:table-cell table:style-name="ce11" table:formula="of:=([.J44]+[.L44])/2" office:value-type="float" office:value="17.3309488909026" calcext:value-type="float">
            <text:p>17,331</text:p>
          </table:table-cell>
          <table:table-cell table:style-name="ce11" table:formula="of:=[.K45]" office:value-type="float" office:value="17.3309488909026" calcext:value-type="float">
            <text:p>17,331</text:p>
          </table:table-cell>
          <table:table-cell table:number-columns-repeated="8"/>
        </table:table-row>
        <table:table-row table:style-name="ro1">
          <table:table-cell table:style-name="ce3" office:value-type="float" office:value="0.22" calcext:value-type="float">
            <text:p>0,220</text:p>
          </table:table-cell>
          <table:table-cell table:style-name="ce11" table:formula="of:=[.C46]" office:value-type="float" office:value="17.3353967831334" calcext:value-type="float">
            <text:p>17,335</text:p>
          </table:table-cell>
          <table:table-cell table:style-name="ce11" table:formula="of:=([.B45]+[.D45])/2" office:value-type="float" office:value="17.3353967831334" calcext:value-type="float">
            <text:p>17,335</text:p>
          </table:table-cell>
          <table:table-cell table:style-name="ce11" table:formula="of:=([.C45]+[.E45])/2" office:value-type="float" office:value="17.3271203907661" calcext:value-type="float">
            <text:p>17,327</text:p>
          </table:table-cell>
          <table:table-cell table:style-name="ce11" table:formula="of:=([.D45]+[.F45])/2" office:value-type="float" office:value="17.3428019469159" calcext:value-type="float">
            <text:p>17,343</text:p>
          </table:table-cell>
          <table:table-cell table:style-name="ce11" table:formula="of:=([.E45]+[.G45])/2" office:value-type="float" office:value="17.3218012699508" calcext:value-type="float">
            <text:p>17,322</text:p>
          </table:table-cell>
          <table:table-cell table:style-name="ce11" table:formula="of:=([.F45]+[.H45])/2" office:value-type="float" office:value="17.3457592184675" calcext:value-type="float">
            <text:p>17,346</text:p>
          </table:table-cell>
          <table:table-cell table:style-name="ce11" table:formula="of:=([.G45]+[.I45])/2" office:value-type="float" office:value="17.3218012699508" calcext:value-type="float">
            <text:p>17,322</text:p>
          </table:table-cell>
          <table:table-cell table:style-name="ce11" table:formula="of:=([.H45]+[.J45])/2" office:value-type="float" office:value="17.3428019469159" calcext:value-type="float">
            <text:p>17,343</text:p>
          </table:table-cell>
          <table:table-cell table:style-name="ce11" table:formula="of:=([.I45]+[.K45])/2" office:value-type="float" office:value="17.3271203907661" calcext:value-type="float">
            <text:p>17,327</text:p>
          </table:table-cell>
          <table:table-cell table:style-name="ce11" table:formula="of:=([.J45]+[.L45])/2" office:value-type="float" office:value="17.3353967831334" calcext:value-type="float">
            <text:p>17,335</text:p>
          </table:table-cell>
          <table:table-cell table:style-name="ce11" table:formula="of:=[.K46]" office:value-type="float" office:value="17.3353967831334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225" calcext:value-type="float">
            <text:p>0,225</text:p>
          </table:table-cell>
          <table:table-cell table:style-name="ce11" table:formula="of:=[.C47]" office:value-type="float" office:value="17.3312585869498" calcext:value-type="float">
            <text:p>17,331</text:p>
          </table:table-cell>
          <table:table-cell table:style-name="ce11" table:formula="of:=([.B46]+[.D46])/2" office:value-type="float" office:value="17.3312585869498" calcext:value-type="float">
            <text:p>17,331</text:p>
          </table:table-cell>
          <table:table-cell table:style-name="ce11" table:formula="of:=([.C46]+[.E46])/2" office:value-type="float" office:value="17.3390993650247" calcext:value-type="float">
            <text:p>17,339</text:p>
          </table:table-cell>
          <table:table-cell table:style-name="ce11" table:formula="of:=([.D46]+[.F46])/2" office:value-type="float" office:value="17.3244608303585" calcext:value-type="float">
            <text:p>17,324</text:p>
          </table:table-cell>
          <table:table-cell table:style-name="ce11" table:formula="of:=([.E46]+[.G46])/2" office:value-type="float" office:value="17.3442805826917" calcext:value-type="float">
            <text:p>17,344</text:p>
          </table:table-cell>
          <table:table-cell table:style-name="ce11" table:formula="of:=([.F46]+[.H46])/2" office:value-type="float" office:value="17.3218012699508" calcext:value-type="float">
            <text:p>17,322</text:p>
          </table:table-cell>
          <table:table-cell table:style-name="ce11" table:formula="of:=([.G46]+[.I46])/2" office:value-type="float" office:value="17.3442805826917" calcext:value-type="float">
            <text:p>17,344</text:p>
          </table:table-cell>
          <table:table-cell table:style-name="ce11" table:formula="of:=([.H46]+[.J46])/2" office:value-type="float" office:value="17.3244608303585" calcext:value-type="float">
            <text:p>17,324</text:p>
          </table:table-cell>
          <table:table-cell table:style-name="ce11" table:formula="of:=([.I46]+[.K46])/2" office:value-type="float" office:value="17.3390993650247" calcext:value-type="float">
            <text:p>17,339</text:p>
          </table:table-cell>
          <table:table-cell table:style-name="ce11" table:formula="of:=([.J46]+[.L46])/2" office:value-type="float" office:value="17.3312585869498" calcext:value-type="float">
            <text:p>17,331</text:p>
          </table:table-cell>
          <table:table-cell table:style-name="ce11" table:formula="of:=[.K47]" office:value-type="float" office:value="17.3312585869498" calcext:value-type="float">
            <text:p>17,331</text:p>
          </table:table-cell>
          <table:table-cell table:number-columns-repeated="8"/>
        </table:table-row>
        <table:table-row table:style-name="ro1">
          <table:table-cell table:style-name="ce3" office:value-type="float" office:value="0.23" calcext:value-type="float">
            <text:p>0,230</text:p>
          </table:table-cell>
          <table:table-cell table:style-name="ce11" table:formula="of:=[.C48]" office:value-type="float" office:value="17.3351789759872" calcext:value-type="float">
            <text:p>17,335</text:p>
          </table:table-cell>
          <table:table-cell table:style-name="ce11" table:formula="of:=([.B47]+[.D47])/2" office:value-type="float" office:value="17.3351789759872" calcext:value-type="float">
            <text:p>17,335</text:p>
          </table:table-cell>
          <table:table-cell table:style-name="ce11" table:formula="of:=([.C47]+[.E47])/2" office:value-type="float" office:value="17.3278597086541" calcext:value-type="float">
            <text:p>17,328</text:p>
          </table:table-cell>
          <table:table-cell table:style-name="ce11" table:formula="of:=([.D47]+[.F47])/2" office:value-type="float" office:value="17.3416899738582" calcext:value-type="float">
            <text:p>17,342</text:p>
          </table:table-cell>
          <table:table-cell table:style-name="ce11" table:formula="of:=([.E47]+[.G47])/2" office:value-type="float" office:value="17.3231310501546" calcext:value-type="float">
            <text:p>17,323</text:p>
          </table:table-cell>
          <table:table-cell table:style-name="ce11" table:formula="of:=([.F47]+[.H47])/2" office:value-type="float" office:value="17.3442805826917" calcext:value-type="float">
            <text:p>17,344</text:p>
          </table:table-cell>
          <table:table-cell table:style-name="ce11" table:formula="of:=([.G47]+[.I47])/2" office:value-type="float" office:value="17.3231310501546" calcext:value-type="float">
            <text:p>17,323</text:p>
          </table:table-cell>
          <table:table-cell table:style-name="ce11" table:formula="of:=([.H47]+[.J47])/2" office:value-type="float" office:value="17.3416899738582" calcext:value-type="float">
            <text:p>17,342</text:p>
          </table:table-cell>
          <table:table-cell table:style-name="ce11" table:formula="of:=([.I47]+[.K47])/2" office:value-type="float" office:value="17.3278597086541" calcext:value-type="float">
            <text:p>17,328</text:p>
          </table:table-cell>
          <table:table-cell table:style-name="ce11" table:formula="of:=([.J47]+[.L47])/2" office:value-type="float" office:value="17.3351789759872" calcext:value-type="float">
            <text:p>17,335</text:p>
          </table:table-cell>
          <table:table-cell table:style-name="ce11" table:formula="of:=[.K48]" office:value-type="float" office:value="17.3351789759872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235" calcext:value-type="float">
            <text:p>0,235</text:p>
          </table:table-cell>
          <table:table-cell table:style-name="ce11" table:formula="of:=[.C49]" office:value-type="float" office:value="17.3315193423207" calcext:value-type="float">
            <text:p>17,332</text:p>
          </table:table-cell>
          <table:table-cell table:style-name="ce11" table:formula="of:=([.B48]+[.D48])/2" office:value-type="float" office:value="17.3315193423207" calcext:value-type="float">
            <text:p>17,332</text:p>
          </table:table-cell>
          <table:table-cell table:style-name="ce11" table:formula="of:=([.C48]+[.E48])/2" office:value-type="float" office:value="17.3384344749227" calcext:value-type="float">
            <text:p>17,338</text:p>
          </table:table-cell>
          <table:table-cell table:style-name="ce11" table:formula="of:=([.D48]+[.F48])/2" office:value-type="float" office:value="17.3254953794044" calcext:value-type="float">
            <text:p>17,325</text:p>
          </table:table-cell>
          <table:table-cell table:style-name="ce11" table:formula="of:=([.E48]+[.G48])/2" office:value-type="float" office:value="17.3429852782749" calcext:value-type="float">
            <text:p>17,343</text:p>
          </table:table-cell>
          <table:table-cell table:style-name="ce11" table:formula="of:=([.F48]+[.H48])/2" office:value-type="float" office:value="17.3231310501546" calcext:value-type="float">
            <text:p>17,323</text:p>
          </table:table-cell>
          <table:table-cell table:style-name="ce11" table:formula="of:=([.G48]+[.I48])/2" office:value-type="float" office:value="17.3429852782749" calcext:value-type="float">
            <text:p>17,343</text:p>
          </table:table-cell>
          <table:table-cell table:style-name="ce11" table:formula="of:=([.H48]+[.J48])/2" office:value-type="float" office:value="17.3254953794044" calcext:value-type="float">
            <text:p>17,325</text:p>
          </table:table-cell>
          <table:table-cell table:style-name="ce11" table:formula="of:=([.I48]+[.K48])/2" office:value-type="float" office:value="17.3384344749227" calcext:value-type="float">
            <text:p>17,338</text:p>
          </table:table-cell>
          <table:table-cell table:style-name="ce11" table:formula="of:=([.J48]+[.L48])/2" office:value-type="float" office:value="17.3315193423207" calcext:value-type="float">
            <text:p>17,332</text:p>
          </table:table-cell>
          <table:table-cell table:style-name="ce11" table:formula="of:=[.K49]" office:value-type="float" office:value="17.3315193423207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4" calcext:value-type="float">
            <text:p>0,240</text:p>
          </table:table-cell>
          <table:table-cell table:style-name="ce11" table:formula="of:=[.C50]" office:value-type="float" office:value="17.3349769086217" calcext:value-type="float">
            <text:p>17,335</text:p>
          </table:table-cell>
          <table:table-cell table:style-name="ce11" table:formula="of:=([.B49]+[.D49])/2" office:value-type="float" office:value="17.3349769086217" calcext:value-type="float">
            <text:p>17,335</text:p>
          </table:table-cell>
          <table:table-cell table:style-name="ce11" table:formula="of:=([.C49]+[.E49])/2" office:value-type="float" office:value="17.3285073608625" calcext:value-type="float">
            <text:p>17,329</text:p>
          </table:table-cell>
          <table:table-cell table:style-name="ce11" table:formula="of:=([.D49]+[.F49])/2" office:value-type="float" office:value="17.3407098765988" calcext:value-type="float">
            <text:p>17,341</text:p>
          </table:table-cell>
          <table:table-cell table:style-name="ce11" table:formula="of:=([.E49]+[.G49])/2" office:value-type="float" office:value="17.3243132147795" calcext:value-type="float">
            <text:p>17,324</text:p>
          </table:table-cell>
          <table:table-cell table:style-name="ce11" table:formula="of:=([.F49]+[.H49])/2" office:value-type="float" office:value="17.3429852782749" calcext:value-type="float">
            <text:p>17,343</text:p>
          </table:table-cell>
          <table:table-cell table:style-name="ce11" table:formula="of:=([.G49]+[.I49])/2" office:value-type="float" office:value="17.3243132147795" calcext:value-type="float">
            <text:p>17,324</text:p>
          </table:table-cell>
          <table:table-cell table:style-name="ce11" table:formula="of:=([.H49]+[.J49])/2" office:value-type="float" office:value="17.3407098765988" calcext:value-type="float">
            <text:p>17,341</text:p>
          </table:table-cell>
          <table:table-cell table:style-name="ce11" table:formula="of:=([.I49]+[.K49])/2" office:value-type="float" office:value="17.3285073608625" calcext:value-type="float">
            <text:p>17,329</text:p>
          </table:table-cell>
          <table:table-cell table:style-name="ce11" table:formula="of:=([.J49]+[.L49])/2" office:value-type="float" office:value="17.3349769086217" calcext:value-type="float">
            <text:p>17,335</text:p>
          </table:table-cell>
          <table:table-cell table:style-name="ce11" table:formula="of:=[.K50]" office:value-type="float" office:value="17.3349769086217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245" calcext:value-type="float">
            <text:p>0,245</text:p>
          </table:table-cell>
          <table:table-cell table:style-name="ce11" table:formula="of:=[.C51]" office:value-type="float" office:value="17.3317421347421" calcext:value-type="float">
            <text:p>17,332</text:p>
          </table:table-cell>
          <table:table-cell table:style-name="ce11" table:formula="of:=([.B50]+[.D50])/2" office:value-type="float" office:value="17.3317421347421" calcext:value-type="float">
            <text:p>17,332</text:p>
          </table:table-cell>
          <table:table-cell table:style-name="ce11" table:formula="of:=([.C50]+[.E50])/2" office:value-type="float" office:value="17.3378433926102" calcext:value-type="float">
            <text:p>17,338</text:p>
          </table:table-cell>
          <table:table-cell table:style-name="ce11" table:formula="of:=([.D50]+[.F50])/2" office:value-type="float" office:value="17.326410287821" calcext:value-type="float">
            <text:p>17,326</text:p>
          </table:table-cell>
          <table:table-cell table:style-name="ce11" table:formula="of:=([.E50]+[.G50])/2" office:value-type="float" office:value="17.3418475774369" calcext:value-type="float">
            <text:p>17,342</text:p>
          </table:table-cell>
          <table:table-cell table:style-name="ce11" table:formula="of:=([.F50]+[.H50])/2" office:value-type="float" office:value="17.3243132147795" calcext:value-type="float">
            <text:p>17,324</text:p>
          </table:table-cell>
          <table:table-cell table:style-name="ce11" table:formula="of:=([.G50]+[.I50])/2" office:value-type="float" office:value="17.3418475774369" calcext:value-type="float">
            <text:p>17,342</text:p>
          </table:table-cell>
          <table:table-cell table:style-name="ce11" table:formula="of:=([.H50]+[.J50])/2" office:value-type="float" office:value="17.326410287821" calcext:value-type="float">
            <text:p>17,326</text:p>
          </table:table-cell>
          <table:table-cell table:style-name="ce11" table:formula="of:=([.I50]+[.K50])/2" office:value-type="float" office:value="17.3378433926102" calcext:value-type="float">
            <text:p>17,338</text:p>
          </table:table-cell>
          <table:table-cell table:style-name="ce11" table:formula="of:=([.J50]+[.L50])/2" office:value-type="float" office:value="17.3317421347421" calcext:value-type="float">
            <text:p>17,332</text:p>
          </table:table-cell>
          <table:table-cell table:style-name="ce11" table:formula="of:=[.K51]" office:value-type="float" office:value="17.3317421347421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5" calcext:value-type="float">
            <text:p>0,250</text:p>
          </table:table-cell>
          <table:table-cell table:style-name="ce11" table:formula="of:=[.C52]" office:value-type="float" office:value="17.3347927636762" calcext:value-type="float">
            <text:p>17,335</text:p>
          </table:table-cell>
          <table:table-cell table:style-name="ce11" table:formula="of:=([.B51]+[.D51])/2" office:value-type="float" office:value="17.3347927636762" calcext:value-type="float">
            <text:p>17,335</text:p>
          </table:table-cell>
          <table:table-cell table:style-name="ce11" table:formula="of:=([.C51]+[.E51])/2" office:value-type="float" office:value="17.3290762112816" calcext:value-type="float">
            <text:p>17,329</text:p>
          </table:table-cell>
          <table:table-cell table:style-name="ce11" table:formula="of:=([.D51]+[.F51])/2" office:value-type="float" office:value="17.3398454850236" calcext:value-type="float">
            <text:p>17,340</text:p>
          </table:table-cell>
          <table:table-cell table:style-name="ce11" table:formula="of:=([.E51]+[.G51])/2" office:value-type="float" office:value="17.3253617513003" calcext:value-type="float">
            <text:p>17,325</text:p>
          </table:table-cell>
          <table:table-cell table:style-name="ce11" table:formula="of:=([.F51]+[.H51])/2" office:value-type="float" office:value="17.3418475774369" calcext:value-type="float">
            <text:p>17,342</text:p>
          </table:table-cell>
          <table:table-cell table:style-name="ce11" table:formula="of:=([.G51]+[.I51])/2" office:value-type="float" office:value="17.3253617513003" calcext:value-type="float">
            <text:p>17,325</text:p>
          </table:table-cell>
          <table:table-cell table:style-name="ce11" table:formula="of:=([.H51]+[.J51])/2" office:value-type="float" office:value="17.3398454850236" calcext:value-type="float">
            <text:p>17,340</text:p>
          </table:table-cell>
          <table:table-cell table:style-name="ce11" table:formula="of:=([.I51]+[.K51])/2" office:value-type="float" office:value="17.3290762112816" calcext:value-type="float">
            <text:p>17,329</text:p>
          </table:table-cell>
          <table:table-cell table:style-name="ce11" table:formula="of:=([.J51]+[.L51])/2" office:value-type="float" office:value="17.3347927636762" calcext:value-type="float">
            <text:p>17,335</text:p>
          </table:table-cell>
          <table:table-cell table:style-name="ce11" table:formula="of:=[.K52]" office:value-type="float" office:value="17.3347927636762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255" calcext:value-type="float">
            <text:p>0,255</text:p>
          </table:table-cell>
          <table:table-cell table:style-name="ce11" table:formula="of:=[.C53]" office:value-type="float" office:value="17.3319344874789" calcext:value-type="float">
            <text:p>17,332</text:p>
          </table:table-cell>
          <table:table-cell table:style-name="ce11" table:formula="of:=([.B52]+[.D52])/2" office:value-type="float" office:value="17.3319344874789" calcext:value-type="float">
            <text:p>17,332</text:p>
          </table:table-cell>
          <table:table-cell table:style-name="ce11" table:formula="of:=([.C52]+[.E52])/2" office:value-type="float" office:value="17.3373191243499" calcext:value-type="float">
            <text:p>17,337</text:p>
          </table:table-cell>
          <table:table-cell table:style-name="ce11" table:formula="of:=([.D52]+[.F52])/2" office:value-type="float" office:value="17.3272189812909" calcext:value-type="float">
            <text:p>17,327</text:p>
          </table:table-cell>
          <table:table-cell table:style-name="ce11" table:formula="of:=([.E52]+[.G52])/2" office:value-type="float" office:value="17.3408465312302" calcext:value-type="float">
            <text:p>17,341</text:p>
          </table:table-cell>
          <table:table-cell table:style-name="ce11" table:formula="of:=([.F52]+[.H52])/2" office:value-type="float" office:value="17.3253617513003" calcext:value-type="float">
            <text:p>17,325</text:p>
          </table:table-cell>
          <table:table-cell table:style-name="ce11" table:formula="of:=([.G52]+[.I52])/2" office:value-type="float" office:value="17.3408465312302" calcext:value-type="float">
            <text:p>17,341</text:p>
          </table:table-cell>
          <table:table-cell table:style-name="ce11" table:formula="of:=([.H52]+[.J52])/2" office:value-type="float" office:value="17.3272189812909" calcext:value-type="float">
            <text:p>17,327</text:p>
          </table:table-cell>
          <table:table-cell table:style-name="ce11" table:formula="of:=([.I52]+[.K52])/2" office:value-type="float" office:value="17.3373191243499" calcext:value-type="float">
            <text:p>17,337</text:p>
          </table:table-cell>
          <table:table-cell table:style-name="ce11" table:formula="of:=([.J52]+[.L52])/2" office:value-type="float" office:value="17.3319344874789" calcext:value-type="float">
            <text:p>17,332</text:p>
          </table:table-cell>
          <table:table-cell table:style-name="ce11" table:formula="of:=[.K53]" office:value-type="float" office:value="17.3319344874789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6" calcext:value-type="float">
            <text:p>0,260</text:p>
          </table:table-cell>
          <table:table-cell table:style-name="ce11" table:formula="of:=[.C54]" office:value-type="float" office:value="17.3346268059144" calcext:value-type="float">
            <text:p>17,335</text:p>
          </table:table-cell>
          <table:table-cell table:style-name="ce11" table:formula="of:=([.B53]+[.D53])/2" office:value-type="float" office:value="17.3346268059144" calcext:value-type="float">
            <text:p>17,335</text:p>
          </table:table-cell>
          <table:table-cell table:style-name="ce11" table:formula="of:=([.C53]+[.E53])/2" office:value-type="float" office:value="17.3295767343849" calcext:value-type="float">
            <text:p>17,330</text:p>
          </table:table-cell>
          <table:table-cell table:style-name="ce11" table:formula="of:=([.D53]+[.F53])/2" office:value-type="float" office:value="17.33908282779" calcext:value-type="float">
            <text:p>17,339</text:p>
          </table:table-cell>
          <table:table-cell table:style-name="ce11" table:formula="of:=([.E53]+[.G53])/2" office:value-type="float" office:value="17.3262903662956" calcext:value-type="float">
            <text:p>17,326</text:p>
          </table:table-cell>
          <table:table-cell table:style-name="ce11" table:formula="of:=([.F53]+[.H53])/2" office:value-type="float" office:value="17.3408465312302" calcext:value-type="float">
            <text:p>17,341</text:p>
          </table:table-cell>
          <table:table-cell table:style-name="ce11" table:formula="of:=([.G53]+[.I53])/2" office:value-type="float" office:value="17.3262903662956" calcext:value-type="float">
            <text:p>17,326</text:p>
          </table:table-cell>
          <table:table-cell table:style-name="ce11" table:formula="of:=([.H53]+[.J53])/2" office:value-type="float" office:value="17.33908282779" calcext:value-type="float">
            <text:p>17,339</text:p>
          </table:table-cell>
          <table:table-cell table:style-name="ce11" table:formula="of:=([.I53]+[.K53])/2" office:value-type="float" office:value="17.3295767343849" calcext:value-type="float">
            <text:p>17,330</text:p>
          </table:table-cell>
          <table:table-cell table:style-name="ce11" table:formula="of:=([.J53]+[.L53])/2" office:value-type="float" office:value="17.3346268059144" calcext:value-type="float">
            <text:p>17,335</text:p>
          </table:table-cell>
          <table:table-cell table:style-name="ce11" table:formula="of:=[.K54]" office:value-type="float" office:value="17.3346268059144" calcext:value-type="float">
            <text:p>17,335</text:p>
          </table:table-cell>
          <table:table-cell table:number-columns-repeated="8"/>
        </table:table-row>
        <table:table-row table:style-name="ro1">
          <table:table-cell table:style-name="ce3" office:value-type="float" office:value="0.265" calcext:value-type="float">
            <text:p>0,265</text:p>
          </table:table-cell>
          <table:table-cell table:style-name="ce11" table:formula="of:=[.C55]" office:value-type="float" office:value="17.3321017701496" calcext:value-type="float">
            <text:p>17,332</text:p>
          </table:table-cell>
          <table:table-cell table:style-name="ce11" table:formula="of:=([.B54]+[.D54])/2" office:value-type="float" office:value="17.3321017701496" calcext:value-type="float">
            <text:p>17,332</text:p>
          </table:table-cell>
          <table:table-cell table:style-name="ce11" table:formula="of:=([.C54]+[.E54])/2" office:value-type="float" office:value="17.3368548168522" calcext:value-type="float">
            <text:p>17,337</text:p>
          </table:table-cell>
          <table:table-cell table:style-name="ce11" table:formula="of:=([.D54]+[.F54])/2" office:value-type="float" office:value="17.3279335503402" calcext:value-type="float">
            <text:p>17,328</text:p>
          </table:table-cell>
          <table:table-cell table:style-name="ce11" table:formula="of:=([.E54]+[.G54])/2" office:value-type="float" office:value="17.3399646795101" calcext:value-type="float">
            <text:p>17,340</text:p>
          </table:table-cell>
          <table:table-cell table:style-name="ce11" table:formula="of:=([.F54]+[.H54])/2" office:value-type="float" office:value="17.3262903662956" calcext:value-type="float">
            <text:p>17,326</text:p>
          </table:table-cell>
          <table:table-cell table:style-name="ce11" table:formula="of:=([.G54]+[.I54])/2" office:value-type="float" office:value="17.3399646795101" calcext:value-type="float">
            <text:p>17,340</text:p>
          </table:table-cell>
          <table:table-cell table:style-name="ce11" table:formula="of:=([.H54]+[.J54])/2" office:value-type="float" office:value="17.3279335503402" calcext:value-type="float">
            <text:p>17,328</text:p>
          </table:table-cell>
          <table:table-cell table:style-name="ce11" table:formula="of:=([.I54]+[.K54])/2" office:value-type="float" office:value="17.3368548168522" calcext:value-type="float">
            <text:p>17,337</text:p>
          </table:table-cell>
          <table:table-cell table:style-name="ce11" table:formula="of:=([.J54]+[.L54])/2" office:value-type="float" office:value="17.3321017701496" calcext:value-type="float">
            <text:p>17,332</text:p>
          </table:table-cell>
          <table:table-cell table:style-name="ce11" table:formula="of:=[.K55]" office:value-type="float" office:value="17.3321017701496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7" calcext:value-type="float">
            <text:p>0,270</text:p>
          </table:table-cell>
          <table:table-cell table:style-name="ce11" table:formula="of:=[.C56]" office:value-type="float" office:value="17.3344782935009" calcext:value-type="float">
            <text:p>17,334</text:p>
          </table:table-cell>
          <table:table-cell table:style-name="ce11" table:formula="of:=([.B55]+[.D55])/2" office:value-type="float" office:value="17.3344782935009" calcext:value-type="float">
            <text:p>17,334</text:p>
          </table:table-cell>
          <table:table-cell table:style-name="ce11" table:formula="of:=([.C55]+[.E55])/2" office:value-type="float" office:value="17.3300176602449" calcext:value-type="float">
            <text:p>17,330</text:p>
          </table:table-cell>
          <table:table-cell table:style-name="ce11" table:formula="of:=([.D55]+[.F55])/2" office:value-type="float" office:value="17.3384097481812" calcext:value-type="float">
            <text:p>17,338</text:p>
          </table:table-cell>
          <table:table-cell table:style-name="ce11" table:formula="of:=([.E55]+[.G55])/2" office:value-type="float" office:value="17.3271119583179" calcext:value-type="float">
            <text:p>17,327</text:p>
          </table:table-cell>
          <table:table-cell table:style-name="ce11" table:formula="of:=([.F55]+[.H55])/2" office:value-type="float" office:value="17.3399646795101" calcext:value-type="float">
            <text:p>17,340</text:p>
          </table:table-cell>
          <table:table-cell table:style-name="ce11" table:formula="of:=([.G55]+[.I55])/2" office:value-type="float" office:value="17.3271119583179" calcext:value-type="float">
            <text:p>17,327</text:p>
          </table:table-cell>
          <table:table-cell table:style-name="ce11" table:formula="of:=([.H55]+[.J55])/2" office:value-type="float" office:value="17.3384097481812" calcext:value-type="float">
            <text:p>17,338</text:p>
          </table:table-cell>
          <table:table-cell table:style-name="ce11" table:formula="of:=([.I55]+[.K55])/2" office:value-type="float" office:value="17.3300176602449" calcext:value-type="float">
            <text:p>17,330</text:p>
          </table:table-cell>
          <table:table-cell table:style-name="ce11" table:formula="of:=([.J55]+[.L55])/2" office:value-type="float" office:value="17.3344782935009" calcext:value-type="float">
            <text:p>17,334</text:p>
          </table:table-cell>
          <table:table-cell table:style-name="ce11" table:formula="of:=[.K56]" office:value-type="float" office:value="17.3344782935009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275" calcext:value-type="float">
            <text:p>0,275</text:p>
          </table:table-cell>
          <table:table-cell table:style-name="ce11" table:formula="of:=[.C57]" office:value-type="float" office:value="17.3322479768729" calcext:value-type="float">
            <text:p>17,332</text:p>
          </table:table-cell>
          <table:table-cell table:style-name="ce11" table:formula="of:=([.B56]+[.D56])/2" office:value-type="float" office:value="17.3322479768729" calcext:value-type="float">
            <text:p>17,332</text:p>
          </table:table-cell>
          <table:table-cell table:style-name="ce11" table:formula="of:=([.C56]+[.E56])/2" office:value-type="float" office:value="17.336444020841" calcext:value-type="float">
            <text:p>17,336</text:p>
          </table:table-cell>
          <table:table-cell table:style-name="ce11" table:formula="of:=([.D56]+[.F56])/2" office:value-type="float" office:value="17.3285648092814" calcext:value-type="float">
            <text:p>17,329</text:p>
          </table:table-cell>
          <table:table-cell table:style-name="ce11" table:formula="of:=([.E56]+[.G56])/2" office:value-type="float" office:value="17.3391872138456" calcext:value-type="float">
            <text:p>17,339</text:p>
          </table:table-cell>
          <table:table-cell table:style-name="ce11" table:formula="of:=([.F56]+[.H56])/2" office:value-type="float" office:value="17.3271119583179" calcext:value-type="float">
            <text:p>17,327</text:p>
          </table:table-cell>
          <table:table-cell table:style-name="ce11" table:formula="of:=([.G56]+[.I56])/2" office:value-type="float" office:value="17.3391872138456" calcext:value-type="float">
            <text:p>17,339</text:p>
          </table:table-cell>
          <table:table-cell table:style-name="ce11" table:formula="of:=([.H56]+[.J56])/2" office:value-type="float" office:value="17.3285648092814" calcext:value-type="float">
            <text:p>17,329</text:p>
          </table:table-cell>
          <table:table-cell table:style-name="ce11" table:formula="of:=([.I56]+[.K56])/2" office:value-type="float" office:value="17.336444020841" calcext:value-type="float">
            <text:p>17,336</text:p>
          </table:table-cell>
          <table:table-cell table:style-name="ce11" table:formula="of:=([.J56]+[.L56])/2" office:value-type="float" office:value="17.3322479768729" calcext:value-type="float">
            <text:p>17,332</text:p>
          </table:table-cell>
          <table:table-cell table:style-name="ce11" table:formula="of:=[.K57]" office:value-type="float" office:value="17.3322479768729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8" calcext:value-type="float">
            <text:p>0,280</text:p>
          </table:table-cell>
          <table:table-cell table:style-name="ce11" table:formula="of:=[.C58]" office:value-type="float" office:value="17.334345998857" calcext:value-type="float">
            <text:p>17,334</text:p>
          </table:table-cell>
          <table:table-cell table:style-name="ce11" table:formula="of:=([.B57]+[.D57])/2" office:value-type="float" office:value="17.334345998857" calcext:value-type="float">
            <text:p>17,334</text:p>
          </table:table-cell>
          <table:table-cell table:style-name="ce11" table:formula="of:=([.C57]+[.E57])/2" office:value-type="float" office:value="17.3304063930772" calcext:value-type="float">
            <text:p>17,330</text:p>
          </table:table-cell>
          <table:table-cell table:style-name="ce11" table:formula="of:=([.D57]+[.F57])/2" office:value-type="float" office:value="17.3378156173433" calcext:value-type="float">
            <text:p>17,338</text:p>
          </table:table-cell>
          <table:table-cell table:style-name="ce11" table:formula="of:=([.E57]+[.G57])/2" office:value-type="float" office:value="17.3278383837997" calcext:value-type="float">
            <text:p>17,328</text:p>
          </table:table-cell>
          <table:table-cell table:style-name="ce11" table:formula="of:=([.F57]+[.H57])/2" office:value-type="float" office:value="17.3391872138456" calcext:value-type="float">
            <text:p>17,339</text:p>
          </table:table-cell>
          <table:table-cell table:style-name="ce11" table:formula="of:=([.G57]+[.I57])/2" office:value-type="float" office:value="17.3278383837997" calcext:value-type="float">
            <text:p>17,328</text:p>
          </table:table-cell>
          <table:table-cell table:style-name="ce11" table:formula="of:=([.H57]+[.J57])/2" office:value-type="float" office:value="17.3378156173433" calcext:value-type="float">
            <text:p>17,338</text:p>
          </table:table-cell>
          <table:table-cell table:style-name="ce11" table:formula="of:=([.I57]+[.K57])/2" office:value-type="float" office:value="17.3304063930772" calcext:value-type="float">
            <text:p>17,330</text:p>
          </table:table-cell>
          <table:table-cell table:style-name="ce11" table:formula="of:=([.J57]+[.L57])/2" office:value-type="float" office:value="17.334345998857" calcext:value-type="float">
            <text:p>17,334</text:p>
          </table:table-cell>
          <table:table-cell table:style-name="ce11" table:formula="of:=[.K58]" office:value-type="float" office:value="17.334345998857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285" calcext:value-type="float">
            <text:p>0,285</text:p>
          </table:table-cell>
          <table:table-cell table:style-name="ce11" table:formula="of:=[.C59]" office:value-type="float" office:value="17.3323761959671" calcext:value-type="float">
            <text:p>17,332</text:p>
          </table:table-cell>
          <table:table-cell table:style-name="ce11" table:formula="of:=([.B58]+[.D58])/2" office:value-type="float" office:value="17.3323761959671" calcext:value-type="float">
            <text:p>17,332</text:p>
          </table:table-cell>
          <table:table-cell table:style-name="ce11" table:formula="of:=([.C58]+[.E58])/2" office:value-type="float" office:value="17.3360808081002" calcext:value-type="float">
            <text:p>17,336</text:p>
          </table:table-cell>
          <table:table-cell table:style-name="ce11" table:formula="of:=([.D58]+[.F58])/2" office:value-type="float" office:value="17.3291223884384" calcext:value-type="float">
            <text:p>17,329</text:p>
          </table:table-cell>
          <table:table-cell table:style-name="ce11" table:formula="of:=([.E58]+[.G58])/2" office:value-type="float" office:value="17.3385014155945" calcext:value-type="float">
            <text:p>17,339</text:p>
          </table:table-cell>
          <table:table-cell table:style-name="ce11" table:formula="of:=([.F58]+[.H58])/2" office:value-type="float" office:value="17.3278383837997" calcext:value-type="float">
            <text:p>17,328</text:p>
          </table:table-cell>
          <table:table-cell table:style-name="ce11" table:formula="of:=([.G58]+[.I58])/2" office:value-type="float" office:value="17.3385014155945" calcext:value-type="float">
            <text:p>17,339</text:p>
          </table:table-cell>
          <table:table-cell table:style-name="ce11" table:formula="of:=([.H58]+[.J58])/2" office:value-type="float" office:value="17.3291223884384" calcext:value-type="float">
            <text:p>17,329</text:p>
          </table:table-cell>
          <table:table-cell table:style-name="ce11" table:formula="of:=([.I58]+[.K58])/2" office:value-type="float" office:value="17.3360808081002" calcext:value-type="float">
            <text:p>17,336</text:p>
          </table:table-cell>
          <table:table-cell table:style-name="ce11" table:formula="of:=([.J58]+[.L58])/2" office:value-type="float" office:value="17.3323761959671" calcext:value-type="float">
            <text:p>17,332</text:p>
          </table:table-cell>
          <table:table-cell table:style-name="ce11" table:formula="of:=[.K59]" office:value-type="float" office:value="17.3323761959671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29" calcext:value-type="float">
            <text:p>0,290</text:p>
          </table:table-cell>
          <table:table-cell table:style-name="ce11" table:formula="of:=[.C60]" office:value-type="float" office:value="17.3342285020336" calcext:value-type="float">
            <text:p>17,334</text:p>
          </table:table-cell>
          <table:table-cell table:style-name="ce11" table:formula="of:=([.B59]+[.D59])/2" office:value-type="float" office:value="17.3342285020336" calcext:value-type="float">
            <text:p>17,334</text:p>
          </table:table-cell>
          <table:table-cell table:style-name="ce11" table:formula="of:=([.C59]+[.E59])/2" office:value-type="float" office:value="17.3307492922028" calcext:value-type="float">
            <text:p>17,331</text:p>
          </table:table-cell>
          <table:table-cell table:style-name="ce11" table:formula="of:=([.D59]+[.F59])/2" office:value-type="float" office:value="17.3372911118473" calcext:value-type="float">
            <text:p>17,337</text:p>
          </table:table-cell>
          <table:table-cell table:style-name="ce11" table:formula="of:=([.E59]+[.G59])/2" office:value-type="float" office:value="17.3284803861191" calcext:value-type="float">
            <text:p>17,328</text:p>
          </table:table-cell>
          <table:table-cell table:style-name="ce11" table:formula="of:=([.F59]+[.H59])/2" office:value-type="float" office:value="17.3385014155945" calcext:value-type="float">
            <text:p>17,339</text:p>
          </table:table-cell>
          <table:table-cell table:style-name="ce11" table:formula="of:=([.G59]+[.I59])/2" office:value-type="float" office:value="17.3284803861191" calcext:value-type="float">
            <text:p>17,328</text:p>
          </table:table-cell>
          <table:table-cell table:style-name="ce11" table:formula="of:=([.H59]+[.J59])/2" office:value-type="float" office:value="17.3372911118473" calcext:value-type="float">
            <text:p>17,337</text:p>
          </table:table-cell>
          <table:table-cell table:style-name="ce11" table:formula="of:=([.I59]+[.K59])/2" office:value-type="float" office:value="17.3307492922028" calcext:value-type="float">
            <text:p>17,331</text:p>
          </table:table-cell>
          <table:table-cell table:style-name="ce11" table:formula="of:=([.J59]+[.L59])/2" office:value-type="float" office:value="17.3342285020336" calcext:value-type="float">
            <text:p>17,334</text:p>
          </table:table-cell>
          <table:table-cell table:style-name="ce11" table:formula="of:=[.K60]" office:value-type="float" office:value="17.3342285020336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295" calcext:value-type="float">
            <text:p>0,295</text:p>
          </table:table-cell>
          <table:table-cell table:style-name="ce11" table:formula="of:=[.C61]" office:value-type="float" office:value="17.3324888971182" calcext:value-type="float">
            <text:p>17,332</text:p>
          </table:table-cell>
          <table:table-cell table:style-name="ce11" table:formula="of:=([.B60]+[.D60])/2" office:value-type="float" office:value="17.3324888971182" calcext:value-type="float">
            <text:p>17,332</text:p>
          </table:table-cell>
          <table:table-cell table:style-name="ce11" table:formula="of:=([.C60]+[.E60])/2" office:value-type="float" office:value="17.3357598069405" calcext:value-type="float">
            <text:p>17,336</text:p>
          </table:table-cell>
          <table:table-cell table:style-name="ce11" table:formula="of:=([.D60]+[.F60])/2" office:value-type="float" office:value="17.3296148391609" calcext:value-type="float">
            <text:p>17,330</text:p>
          </table:table-cell>
          <table:table-cell table:style-name="ce11" table:formula="of:=([.E60]+[.G60])/2" office:value-type="float" office:value="17.3378962637209" calcext:value-type="float">
            <text:p>17,338</text:p>
          </table:table-cell>
          <table:table-cell table:style-name="ce11" table:formula="of:=([.F60]+[.H60])/2" office:value-type="float" office:value="17.3284803861191" calcext:value-type="float">
            <text:p>17,328</text:p>
          </table:table-cell>
          <table:table-cell table:style-name="ce11" table:formula="of:=([.G60]+[.I60])/2" office:value-type="float" office:value="17.3378962637209" calcext:value-type="float">
            <text:p>17,338</text:p>
          </table:table-cell>
          <table:table-cell table:style-name="ce11" table:formula="of:=([.H60]+[.J60])/2" office:value-type="float" office:value="17.3296148391609" calcext:value-type="float">
            <text:p>17,330</text:p>
          </table:table-cell>
          <table:table-cell table:style-name="ce11" table:formula="of:=([.I60]+[.K60])/2" office:value-type="float" office:value="17.3357598069405" calcext:value-type="float">
            <text:p>17,336</text:p>
          </table:table-cell>
          <table:table-cell table:style-name="ce11" table:formula="of:=([.J60]+[.L60])/2" office:value-type="float" office:value="17.3324888971182" calcext:value-type="float">
            <text:p>17,332</text:p>
          </table:table-cell>
          <table:table-cell table:style-name="ce11" table:formula="of:=[.K61]" office:value-type="float" office:value="17.3324888971182" calcext:value-type="float">
            <text:p>17,332</text:p>
          </table:table-cell>
          <table:table-cell table:number-columns-repeated="8"/>
        </table:table-row>
        <table:table-row table:style-name="ro1">
          <table:table-cell table:style-name="ce3" office:value-type="float" office:value="0.3" calcext:value-type="float">
            <text:p>0,300</text:p>
          </table:table-cell>
          <table:table-cell table:style-name="ce11" table:formula="of:=[.C62]" office:value-type="float" office:value="17.3341243520293" calcext:value-type="float">
            <text:p>17,334</text:p>
          </table:table-cell>
          <table:table-cell table:style-name="ce11" table:formula="of:=([.B61]+[.D61])/2" office:value-type="float" office:value="17.3341243520293" calcext:value-type="float">
            <text:p>17,334</text:p>
          </table:table-cell>
          <table:table-cell table:style-name="ce11" table:formula="of:=([.C61]+[.E61])/2" office:value-type="float" office:value="17.3310518681395" calcext:value-type="float">
            <text:p>17,331</text:p>
          </table:table-cell>
          <table:table-cell table:style-name="ce11" table:formula="of:=([.D61]+[.F61])/2" office:value-type="float" office:value="17.3368280353307" calcext:value-type="float">
            <text:p>17,337</text:p>
          </table:table-cell>
          <table:table-cell table:style-name="ce11" table:formula="of:=([.E61]+[.G61])/2" office:value-type="float" office:value="17.32904761264" calcext:value-type="float">
            <text:p>17,329</text:p>
          </table:table-cell>
          <table:table-cell table:style-name="ce11" table:formula="of:=([.F61]+[.H61])/2" office:value-type="float" office:value="17.3378962637209" calcext:value-type="float">
            <text:p>17,338</text:p>
          </table:table-cell>
          <table:table-cell table:style-name="ce11" table:formula="of:=([.G61]+[.I61])/2" office:value-type="float" office:value="17.32904761264" calcext:value-type="float">
            <text:p>17,329</text:p>
          </table:table-cell>
          <table:table-cell table:style-name="ce11" table:formula="of:=([.H61]+[.J61])/2" office:value-type="float" office:value="17.3368280353307" calcext:value-type="float">
            <text:p>17,337</text:p>
          </table:table-cell>
          <table:table-cell table:style-name="ce11" table:formula="of:=([.I61]+[.K61])/2" office:value-type="float" office:value="17.3310518681395" calcext:value-type="float">
            <text:p>17,331</text:p>
          </table:table-cell>
          <table:table-cell table:style-name="ce11" table:formula="of:=([.J61]+[.L61])/2" office:value-type="float" office:value="17.3341243520293" calcext:value-type="float">
            <text:p>17,334</text:p>
          </table:table-cell>
          <table:table-cell table:style-name="ce11" table:formula="of:=[.K62]" office:value-type="float" office:value="17.3341243520293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05" calcext:value-type="float">
            <text:p>0,305</text:p>
          </table:table-cell>
          <table:table-cell table:style-name="ce11" table:formula="of:=[.C63]" office:value-type="float" office:value="17.3325881100844" calcext:value-type="float">
            <text:p>17,333</text:p>
          </table:table-cell>
          <table:table-cell table:style-name="ce11" table:formula="of:=([.B62]+[.D62])/2" office:value-type="float" office:value="17.3325881100844" calcext:value-type="float">
            <text:p>17,333</text:p>
          </table:table-cell>
          <table:table-cell table:style-name="ce11" table:formula="of:=([.C62]+[.E62])/2" office:value-type="float" office:value="17.33547619368" calcext:value-type="float">
            <text:p>17,335</text:p>
          </table:table-cell>
          <table:table-cell table:style-name="ce11" table:formula="of:=([.D62]+[.F62])/2" office:value-type="float" office:value="17.3300497403898" calcext:value-type="float">
            <text:p>17,330</text:p>
          </table:table-cell>
          <table:table-cell table:style-name="ce11" table:formula="of:=([.E62]+[.G62])/2" office:value-type="float" office:value="17.3373621495258" calcext:value-type="float">
            <text:p>17,337</text:p>
          </table:table-cell>
          <table:table-cell table:style-name="ce11" table:formula="of:=([.F62]+[.H62])/2" office:value-type="float" office:value="17.32904761264" calcext:value-type="float">
            <text:p>17,329</text:p>
          </table:table-cell>
          <table:table-cell table:style-name="ce11" table:formula="of:=([.G62]+[.I62])/2" office:value-type="float" office:value="17.3373621495258" calcext:value-type="float">
            <text:p>17,337</text:p>
          </table:table-cell>
          <table:table-cell table:style-name="ce11" table:formula="of:=([.H62]+[.J62])/2" office:value-type="float" office:value="17.3300497403898" calcext:value-type="float">
            <text:p>17,330</text:p>
          </table:table-cell>
          <table:table-cell table:style-name="ce11" table:formula="of:=([.I62]+[.K62])/2" office:value-type="float" office:value="17.33547619368" calcext:value-type="float">
            <text:p>17,335</text:p>
          </table:table-cell>
          <table:table-cell table:style-name="ce11" table:formula="of:=([.J62]+[.L62])/2" office:value-type="float" office:value="17.3325881100844" calcext:value-type="float">
            <text:p>17,333</text:p>
          </table:table-cell>
          <table:table-cell table:style-name="ce11" table:formula="of:=[.K63]" office:value-type="float" office:value="17.332588110084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1" calcext:value-type="float">
            <text:p>0,310</text:p>
          </table:table-cell>
          <table:table-cell table:style-name="ce11" table:formula="of:=[.C64]" office:value-type="float" office:value="17.3340321518822" calcext:value-type="float">
            <text:p>17,334</text:p>
          </table:table-cell>
          <table:table-cell table:style-name="ce11" table:formula="of:=([.B63]+[.D63])/2" office:value-type="float" office:value="17.3340321518822" calcext:value-type="float">
            <text:p>17,334</text:p>
          </table:table-cell>
          <table:table-cell table:style-name="ce11" table:formula="of:=([.C63]+[.E63])/2" office:value-type="float" office:value="17.3313189252371" calcext:value-type="float">
            <text:p>17,331</text:p>
          </table:table-cell>
          <table:table-cell table:style-name="ce11" table:formula="of:=([.D63]+[.F63])/2" office:value-type="float" office:value="17.3364191716029" calcext:value-type="float">
            <text:p>17,336</text:p>
          </table:table-cell>
          <table:table-cell table:style-name="ce11" table:formula="of:=([.E63]+[.G63])/2" office:value-type="float" office:value="17.3295486765149" calcext:value-type="float">
            <text:p>17,330</text:p>
          </table:table-cell>
          <table:table-cell table:style-name="ce11" table:formula="of:=([.F63]+[.H63])/2" office:value-type="float" office:value="17.3373621495258" calcext:value-type="float">
            <text:p>17,337</text:p>
          </table:table-cell>
          <table:table-cell table:style-name="ce11" table:formula="of:=([.G63]+[.I63])/2" office:value-type="float" office:value="17.3295486765149" calcext:value-type="float">
            <text:p>17,330</text:p>
          </table:table-cell>
          <table:table-cell table:style-name="ce11" table:formula="of:=([.H63]+[.J63])/2" office:value-type="float" office:value="17.3364191716029" calcext:value-type="float">
            <text:p>17,336</text:p>
          </table:table-cell>
          <table:table-cell table:style-name="ce11" table:formula="of:=([.I63]+[.K63])/2" office:value-type="float" office:value="17.3313189252371" calcext:value-type="float">
            <text:p>17,331</text:p>
          </table:table-cell>
          <table:table-cell table:style-name="ce11" table:formula="of:=([.J63]+[.L63])/2" office:value-type="float" office:value="17.3340321518822" calcext:value-type="float">
            <text:p>17,334</text:p>
          </table:table-cell>
          <table:table-cell table:style-name="ce11" table:formula="of:=[.K64]" office:value-type="float" office:value="17.3340321518822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15" calcext:value-type="float">
            <text:p>0,315</text:p>
          </table:table-cell>
          <table:table-cell table:style-name="ce11" table:formula="of:=[.C65]" office:value-type="float" office:value="17.3326755385597" calcext:value-type="float">
            <text:p>17,333</text:p>
          </table:table-cell>
          <table:table-cell table:style-name="ce11" table:formula="of:=([.B64]+[.D64])/2" office:value-type="float" office:value="17.3326755385597" calcext:value-type="float">
            <text:p>17,333</text:p>
          </table:table-cell>
          <table:table-cell table:style-name="ce11" table:formula="of:=([.C64]+[.E64])/2" office:value-type="float" office:value="17.3352256617426" calcext:value-type="float">
            <text:p>17,335</text:p>
          </table:table-cell>
          <table:table-cell table:style-name="ce11" table:formula="of:=([.D64]+[.F64])/2" office:value-type="float" office:value="17.330433800876" calcext:value-type="float">
            <text:p>17,330</text:p>
          </table:table-cell>
          <table:table-cell table:style-name="ce11" table:formula="of:=([.E64]+[.G64])/2" office:value-type="float" office:value="17.3368906605644" calcext:value-type="float">
            <text:p>17,337</text:p>
          </table:table-cell>
          <table:table-cell table:style-name="ce11" table:formula="of:=([.F64]+[.H64])/2" office:value-type="float" office:value="17.3295486765149" calcext:value-type="float">
            <text:p>17,330</text:p>
          </table:table-cell>
          <table:table-cell table:style-name="ce11" table:formula="of:=([.G64]+[.I64])/2" office:value-type="float" office:value="17.3368906605644" calcext:value-type="float">
            <text:p>17,337</text:p>
          </table:table-cell>
          <table:table-cell table:style-name="ce11" table:formula="of:=([.H64]+[.J64])/2" office:value-type="float" office:value="17.330433800876" calcext:value-type="float">
            <text:p>17,330</text:p>
          </table:table-cell>
          <table:table-cell table:style-name="ce11" table:formula="of:=([.I64]+[.K64])/2" office:value-type="float" office:value="17.3352256617426" calcext:value-type="float">
            <text:p>17,335</text:p>
          </table:table-cell>
          <table:table-cell table:style-name="ce11" table:formula="of:=([.J64]+[.L64])/2" office:value-type="float" office:value="17.3326755385597" calcext:value-type="float">
            <text:p>17,333</text:p>
          </table:table-cell>
          <table:table-cell table:style-name="ce11" table:formula="of:=[.K65]" office:value-type="float" office:value="17.3326755385597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2" calcext:value-type="float">
            <text:p>0,320</text:p>
          </table:table-cell>
          <table:table-cell table:style-name="ce11" table:formula="of:=[.C66]" office:value-type="float" office:value="17.3339506001511" calcext:value-type="float">
            <text:p>17,334</text:p>
          </table:table-cell>
          <table:table-cell table:style-name="ce11" table:formula="of:=([.B65]+[.D65])/2" office:value-type="float" office:value="17.3339506001511" calcext:value-type="float">
            <text:p>17,334</text:p>
          </table:table-cell>
          <table:table-cell table:style-name="ce11" table:formula="of:=([.C65]+[.E65])/2" office:value-type="float" office:value="17.3315546697178" calcext:value-type="float">
            <text:p>17,332</text:p>
          </table:table-cell>
          <table:table-cell table:style-name="ce11" table:formula="of:=([.D65]+[.F65])/2" office:value-type="float" office:value="17.3360581611535" calcext:value-type="float">
            <text:p>17,336</text:p>
          </table:table-cell>
          <table:table-cell table:style-name="ce11" table:formula="of:=([.E65]+[.G65])/2" office:value-type="float" office:value="17.3299912386954" calcext:value-type="float">
            <text:p>17,330</text:p>
          </table:table-cell>
          <table:table-cell table:style-name="ce11" table:formula="of:=([.F65]+[.H65])/2" office:value-type="float" office:value="17.3368906605644" calcext:value-type="float">
            <text:p>17,337</text:p>
          </table:table-cell>
          <table:table-cell table:style-name="ce11" table:formula="of:=([.G65]+[.I65])/2" office:value-type="float" office:value="17.3299912386954" calcext:value-type="float">
            <text:p>17,330</text:p>
          </table:table-cell>
          <table:table-cell table:style-name="ce11" table:formula="of:=([.H65]+[.J65])/2" office:value-type="float" office:value="17.3360581611535" calcext:value-type="float">
            <text:p>17,336</text:p>
          </table:table-cell>
          <table:table-cell table:style-name="ce11" table:formula="of:=([.I65]+[.K65])/2" office:value-type="float" office:value="17.3315546697178" calcext:value-type="float">
            <text:p>17,332</text:p>
          </table:table-cell>
          <table:table-cell table:style-name="ce11" table:formula="of:=([.J65]+[.L65])/2" office:value-type="float" office:value="17.3339506001511" calcext:value-type="float">
            <text:p>17,334</text:p>
          </table:table-cell>
          <table:table-cell table:style-name="ce11" table:formula="of:=[.K66]" office:value-type="float" office:value="17.3339506001511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25" calcext:value-type="float">
            <text:p>0,325</text:p>
          </table:table-cell>
          <table:table-cell table:style-name="ce11" table:formula="of:=[.C67]" office:value-type="float" office:value="17.3327526349345" calcext:value-type="float">
            <text:p>17,333</text:p>
          </table:table-cell>
          <table:table-cell table:style-name="ce11" table:formula="of:=([.B66]+[.D66])/2" office:value-type="float" office:value="17.3327526349345" calcext:value-type="float">
            <text:p>17,333</text:p>
          </table:table-cell>
          <table:table-cell table:style-name="ce11" table:formula="of:=([.C66]+[.E66])/2" office:value-type="float" office:value="17.3350043806523" calcext:value-type="float">
            <text:p>17,335</text:p>
          </table:table-cell>
          <table:table-cell table:style-name="ce11" table:formula="of:=([.D66]+[.F66])/2" office:value-type="float" office:value="17.3307729542066" calcext:value-type="float">
            <text:p>17,331</text:p>
          </table:table-cell>
          <table:table-cell table:style-name="ce11" table:formula="of:=([.E66]+[.G66])/2" office:value-type="float" office:value="17.3364744108589" calcext:value-type="float">
            <text:p>17,336</text:p>
          </table:table-cell>
          <table:table-cell table:style-name="ce11" table:formula="of:=([.F66]+[.H66])/2" office:value-type="float" office:value="17.3299912386954" calcext:value-type="float">
            <text:p>17,330</text:p>
          </table:table-cell>
          <table:table-cell table:style-name="ce11" table:formula="of:=([.G66]+[.I66])/2" office:value-type="float" office:value="17.3364744108589" calcext:value-type="float">
            <text:p>17,336</text:p>
          </table:table-cell>
          <table:table-cell table:style-name="ce11" table:formula="of:=([.H66]+[.J66])/2" office:value-type="float" office:value="17.3307729542066" calcext:value-type="float">
            <text:p>17,331</text:p>
          </table:table-cell>
          <table:table-cell table:style-name="ce11" table:formula="of:=([.I66]+[.K66])/2" office:value-type="float" office:value="17.3350043806523" calcext:value-type="float">
            <text:p>17,335</text:p>
          </table:table-cell>
          <table:table-cell table:style-name="ce11" table:formula="of:=([.J66]+[.L66])/2" office:value-type="float" office:value="17.3327526349345" calcext:value-type="float">
            <text:p>17,333</text:p>
          </table:table-cell>
          <table:table-cell table:style-name="ce11" table:formula="of:=[.K67]" office:value-type="float" office:value="17.332752634934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3" calcext:value-type="float">
            <text:p>0,330</text:p>
          </table:table-cell>
          <table:table-cell table:style-name="ce11" table:formula="of:=[.C68]" office:value-type="float" office:value="17.3338785077934" calcext:value-type="float">
            <text:p>17,334</text:p>
          </table:table-cell>
          <table:table-cell table:style-name="ce11" table:formula="of:=([.B67]+[.D67])/2" office:value-type="float" office:value="17.3338785077934" calcext:value-type="float">
            <text:p>17,334</text:p>
          </table:table-cell>
          <table:table-cell table:style-name="ce11" table:formula="of:=([.C67]+[.E67])/2" office:value-type="float" office:value="17.3317627945705" calcext:value-type="float">
            <text:p>17,332</text:p>
          </table:table-cell>
          <table:table-cell table:style-name="ce11" table:formula="of:=([.D67]+[.F67])/2" office:value-type="float" office:value="17.3357393957556" calcext:value-type="float">
            <text:p>17,336</text:p>
          </table:table-cell>
          <table:table-cell table:style-name="ce11" table:formula="of:=([.E67]+[.G67])/2" office:value-type="float" office:value="17.330382096451" calcext:value-type="float">
            <text:p>17,330</text:p>
          </table:table-cell>
          <table:table-cell table:style-name="ce11" table:formula="of:=([.F67]+[.H67])/2" office:value-type="float" office:value="17.3364744108589" calcext:value-type="float">
            <text:p>17,336</text:p>
          </table:table-cell>
          <table:table-cell table:style-name="ce11" table:formula="of:=([.G67]+[.I67])/2" office:value-type="float" office:value="17.330382096451" calcext:value-type="float">
            <text:p>17,330</text:p>
          </table:table-cell>
          <table:table-cell table:style-name="ce11" table:formula="of:=([.H67]+[.J67])/2" office:value-type="float" office:value="17.3357393957556" calcext:value-type="float">
            <text:p>17,336</text:p>
          </table:table-cell>
          <table:table-cell table:style-name="ce11" table:formula="of:=([.I67]+[.K67])/2" office:value-type="float" office:value="17.3317627945705" calcext:value-type="float">
            <text:p>17,332</text:p>
          </table:table-cell>
          <table:table-cell table:style-name="ce11" table:formula="of:=([.J67]+[.L67])/2" office:value-type="float" office:value="17.3338785077934" calcext:value-type="float">
            <text:p>17,334</text:p>
          </table:table-cell>
          <table:table-cell table:style-name="ce11" table:formula="of:=[.K68]" office:value-type="float" office:value="17.3338785077934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35" calcext:value-type="float">
            <text:p>0,335</text:p>
          </table:table-cell>
          <table:table-cell table:style-name="ce11" table:formula="of:=[.C69]" office:value-type="float" office:value="17.332820651182" calcext:value-type="float">
            <text:p>17,333</text:p>
          </table:table-cell>
          <table:table-cell table:style-name="ce11" table:formula="of:=([.B68]+[.D68])/2" office:value-type="float" office:value="17.332820651182" calcext:value-type="float">
            <text:p>17,333</text:p>
          </table:table-cell>
          <table:table-cell table:style-name="ce11" table:formula="of:=([.C68]+[.E68])/2" office:value-type="float" office:value="17.3348089517745" calcext:value-type="float">
            <text:p>17,335</text:p>
          </table:table-cell>
          <table:table-cell table:style-name="ce11" table:formula="of:=([.D68]+[.F68])/2" office:value-type="float" office:value="17.3310724455108" calcext:value-type="float">
            <text:p>17,331</text:p>
          </table:table-cell>
          <table:table-cell table:style-name="ce11" table:formula="of:=([.E68]+[.G68])/2" office:value-type="float" office:value="17.3361069033073" calcext:value-type="float">
            <text:p>17,336</text:p>
          </table:table-cell>
          <table:table-cell table:style-name="ce11" table:formula="of:=([.F68]+[.H68])/2" office:value-type="float" office:value="17.330382096451" calcext:value-type="float">
            <text:p>17,330</text:p>
          </table:table-cell>
          <table:table-cell table:style-name="ce11" table:formula="of:=([.G68]+[.I68])/2" office:value-type="float" office:value="17.3361069033073" calcext:value-type="float">
            <text:p>17,336</text:p>
          </table:table-cell>
          <table:table-cell table:style-name="ce11" table:formula="of:=([.H68]+[.J68])/2" office:value-type="float" office:value="17.3310724455108" calcext:value-type="float">
            <text:p>17,331</text:p>
          </table:table-cell>
          <table:table-cell table:style-name="ce11" table:formula="of:=([.I68]+[.K68])/2" office:value-type="float" office:value="17.3348089517745" calcext:value-type="float">
            <text:p>17,335</text:p>
          </table:table-cell>
          <table:table-cell table:style-name="ce11" table:formula="of:=([.J68]+[.L68])/2" office:value-type="float" office:value="17.332820651182" calcext:value-type="float">
            <text:p>17,333</text:p>
          </table:table-cell>
          <table:table-cell table:style-name="ce11" table:formula="of:=[.K69]" office:value-type="float" office:value="17.33282065118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4" calcext:value-type="float">
            <text:p>0,340</text:p>
          </table:table-cell>
          <table:table-cell table:style-name="ce11" table:formula="of:=[.C70]" office:value-type="float" office:value="17.3338148014782" calcext:value-type="float">
            <text:p>17,334</text:p>
          </table:table-cell>
          <table:table-cell table:style-name="ce11" table:formula="of:=([.B69]+[.D69])/2" office:value-type="float" office:value="17.3338148014782" calcext:value-type="float">
            <text:p>17,334</text:p>
          </table:table-cell>
          <table:table-cell table:style-name="ce11" table:formula="of:=([.C69]+[.E69])/2" office:value-type="float" office:value="17.3319465483464" calcext:value-type="float">
            <text:p>17,332</text:p>
          </table:table-cell>
          <table:table-cell table:style-name="ce11" table:formula="of:=([.D69]+[.F69])/2" office:value-type="float" office:value="17.3354579275409" calcext:value-type="float">
            <text:p>17,335</text:p>
          </table:table-cell>
          <table:table-cell table:style-name="ce11" table:formula="of:=([.E69]+[.G69])/2" office:value-type="float" office:value="17.3307272709809" calcext:value-type="float">
            <text:p>17,331</text:p>
          </table:table-cell>
          <table:table-cell table:style-name="ce11" table:formula="of:=([.F69]+[.H69])/2" office:value-type="float" office:value="17.3361069033073" calcext:value-type="float">
            <text:p>17,336</text:p>
          </table:table-cell>
          <table:table-cell table:style-name="ce11" table:formula="of:=([.G69]+[.I69])/2" office:value-type="float" office:value="17.3307272709809" calcext:value-type="float">
            <text:p>17,331</text:p>
          </table:table-cell>
          <table:table-cell table:style-name="ce11" table:formula="of:=([.H69]+[.J69])/2" office:value-type="float" office:value="17.3354579275409" calcext:value-type="float">
            <text:p>17,335</text:p>
          </table:table-cell>
          <table:table-cell table:style-name="ce11" table:formula="of:=([.I69]+[.K69])/2" office:value-type="float" office:value="17.3319465483464" calcext:value-type="float">
            <text:p>17,332</text:p>
          </table:table-cell>
          <table:table-cell table:style-name="ce11" table:formula="of:=([.J69]+[.L69])/2" office:value-type="float" office:value="17.3338148014782" calcext:value-type="float">
            <text:p>17,334</text:p>
          </table:table-cell>
          <table:table-cell table:style-name="ce11" table:formula="of:=[.K70]" office:value-type="float" office:value="17.3338148014782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45" calcext:value-type="float">
            <text:p>0,345</text:p>
          </table:table-cell>
          <table:table-cell table:style-name="ce11" table:formula="of:=[.C71]" office:value-type="float" office:value="17.3328806749123" calcext:value-type="float">
            <text:p>17,333</text:p>
          </table:table-cell>
          <table:table-cell table:style-name="ce11" table:formula="of:=([.B70]+[.D70])/2" office:value-type="float" office:value="17.3328806749123" calcext:value-type="float">
            <text:p>17,333</text:p>
          </table:table-cell>
          <table:table-cell table:style-name="ce11" table:formula="of:=([.C70]+[.E70])/2" office:value-type="float" office:value="17.3346363645096" calcext:value-type="float">
            <text:p>17,335</text:p>
          </table:table-cell>
          <table:table-cell table:style-name="ce11" table:formula="of:=([.D70]+[.F70])/2" office:value-type="float" office:value="17.3313369096636" calcext:value-type="float">
            <text:p>17,331</text:p>
          </table:table-cell>
          <table:table-cell table:style-name="ce11" table:formula="of:=([.E70]+[.G70])/2" office:value-type="float" office:value="17.3357824154241" calcext:value-type="float">
            <text:p>17,336</text:p>
          </table:table-cell>
          <table:table-cell table:style-name="ce11" table:formula="of:=([.F70]+[.H70])/2" office:value-type="float" office:value="17.3307272709809" calcext:value-type="float">
            <text:p>17,331</text:p>
          </table:table-cell>
          <table:table-cell table:style-name="ce11" table:formula="of:=([.G70]+[.I70])/2" office:value-type="float" office:value="17.3357824154241" calcext:value-type="float">
            <text:p>17,336</text:p>
          </table:table-cell>
          <table:table-cell table:style-name="ce11" table:formula="of:=([.H70]+[.J70])/2" office:value-type="float" office:value="17.3313369096636" calcext:value-type="float">
            <text:p>17,331</text:p>
          </table:table-cell>
          <table:table-cell table:style-name="ce11" table:formula="of:=([.I70]+[.K70])/2" office:value-type="float" office:value="17.3346363645096" calcext:value-type="float">
            <text:p>17,335</text:p>
          </table:table-cell>
          <table:table-cell table:style-name="ce11" table:formula="of:=([.J70]+[.L70])/2" office:value-type="float" office:value="17.3328806749123" calcext:value-type="float">
            <text:p>17,333</text:p>
          </table:table-cell>
          <table:table-cell table:style-name="ce11" table:formula="of:=[.K71]" office:value-type="float" office:value="17.3328806749123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5" calcext:value-type="float">
            <text:p>0,350</text:p>
          </table:table-cell>
          <table:table-cell table:style-name="ce11" table:formula="of:=[.C72]" office:value-type="float" office:value="17.3337585197109" calcext:value-type="float">
            <text:p>17,334</text:p>
          </table:table-cell>
          <table:table-cell table:style-name="ce11" table:formula="of:=([.B71]+[.D71])/2" office:value-type="float" office:value="17.3337585197109" calcext:value-type="float">
            <text:p>17,334</text:p>
          </table:table-cell>
          <table:table-cell table:style-name="ce11" table:formula="of:=([.C71]+[.E71])/2" office:value-type="float" office:value="17.332108792288" calcext:value-type="float">
            <text:p>17,332</text:p>
          </table:table-cell>
          <table:table-cell table:style-name="ce11" table:formula="of:=([.D71]+[.F71])/2" office:value-type="float" office:value="17.3352093899668" calcext:value-type="float">
            <text:p>17,335</text:p>
          </table:table-cell>
          <table:table-cell table:style-name="ce11" table:formula="of:=([.E71]+[.G71])/2" office:value-type="float" office:value="17.3310320903223" calcext:value-type="float">
            <text:p>17,331</text:p>
          </table:table-cell>
          <table:table-cell table:style-name="ce11" table:formula="of:=([.F71]+[.H71])/2" office:value-type="float" office:value="17.3357824154241" calcext:value-type="float">
            <text:p>17,336</text:p>
          </table:table-cell>
          <table:table-cell table:style-name="ce11" table:formula="of:=([.G71]+[.I71])/2" office:value-type="float" office:value="17.3310320903223" calcext:value-type="float">
            <text:p>17,331</text:p>
          </table:table-cell>
          <table:table-cell table:style-name="ce11" table:formula="of:=([.H71]+[.J71])/2" office:value-type="float" office:value="17.3352093899668" calcext:value-type="float">
            <text:p>17,335</text:p>
          </table:table-cell>
          <table:table-cell table:style-name="ce11" table:formula="of:=([.I71]+[.K71])/2" office:value-type="float" office:value="17.332108792288" calcext:value-type="float">
            <text:p>17,332</text:p>
          </table:table-cell>
          <table:table-cell table:style-name="ce11" table:formula="of:=([.J71]+[.L71])/2" office:value-type="float" office:value="17.3337585197109" calcext:value-type="float">
            <text:p>17,334</text:p>
          </table:table-cell>
          <table:table-cell table:style-name="ce11" table:formula="of:=[.K72]" office:value-type="float" office:value="17.3337585197109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55" calcext:value-type="float">
            <text:p>0,355</text:p>
          </table:table-cell>
          <table:table-cell table:style-name="ce11" table:formula="of:=[.C73]" office:value-type="float" office:value="17.3329336559994" calcext:value-type="float">
            <text:p>17,333</text:p>
          </table:table-cell>
          <table:table-cell table:style-name="ce11" table:formula="of:=([.B72]+[.D72])/2" office:value-type="float" office:value="17.3329336559994" calcext:value-type="float">
            <text:p>17,333</text:p>
          </table:table-cell>
          <table:table-cell table:style-name="ce11" table:formula="of:=([.C72]+[.E72])/2" office:value-type="float" office:value="17.3344839548389" calcext:value-type="float">
            <text:p>17,334</text:p>
          </table:table-cell>
          <table:table-cell table:style-name="ce11" table:formula="of:=([.D72]+[.F72])/2" office:value-type="float" office:value="17.3315704413051" calcext:value-type="float">
            <text:p>17,332</text:p>
          </table:table-cell>
          <table:table-cell table:style-name="ce11" table:formula="of:=([.E72]+[.G72])/2" office:value-type="float" office:value="17.3354959026954" calcext:value-type="float">
            <text:p>17,335</text:p>
          </table:table-cell>
          <table:table-cell table:style-name="ce11" table:formula="of:=([.F72]+[.H72])/2" office:value-type="float" office:value="17.3310320903223" calcext:value-type="float">
            <text:p>17,331</text:p>
          </table:table-cell>
          <table:table-cell table:style-name="ce11" table:formula="of:=([.G72]+[.I72])/2" office:value-type="float" office:value="17.3354959026954" calcext:value-type="float">
            <text:p>17,335</text:p>
          </table:table-cell>
          <table:table-cell table:style-name="ce11" table:formula="of:=([.H72]+[.J72])/2" office:value-type="float" office:value="17.3315704413051" calcext:value-type="float">
            <text:p>17,332</text:p>
          </table:table-cell>
          <table:table-cell table:style-name="ce11" table:formula="of:=([.I72]+[.K72])/2" office:value-type="float" office:value="17.3344839548389" calcext:value-type="float">
            <text:p>17,334</text:p>
          </table:table-cell>
          <table:table-cell table:style-name="ce11" table:formula="of:=([.J72]+[.L72])/2" office:value-type="float" office:value="17.3329336559994" calcext:value-type="float">
            <text:p>17,333</text:p>
          </table:table-cell>
          <table:table-cell table:style-name="ce11" table:formula="of:=[.K73]" office:value-type="float" office:value="17.332933655999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6" calcext:value-type="float">
            <text:p>0,360</text:p>
          </table:table-cell>
          <table:table-cell table:style-name="ce11" table:formula="of:=[.C74]" office:value-type="float" office:value="17.3337088054192" calcext:value-type="float">
            <text:p>17,334</text:p>
          </table:table-cell>
          <table:table-cell table:style-name="ce11" table:formula="of:=([.B73]+[.D73])/2" office:value-type="float" office:value="17.3337088054192" calcext:value-type="float">
            <text:p>17,334</text:p>
          </table:table-cell>
          <table:table-cell table:style-name="ce11" table:formula="of:=([.C73]+[.E73])/2" office:value-type="float" office:value="17.3322520486523" calcext:value-type="float">
            <text:p>17,332</text:p>
          </table:table-cell>
          <table:table-cell table:style-name="ce11" table:formula="of:=([.D73]+[.F73])/2" office:value-type="float" office:value="17.3349899287672" calcext:value-type="float">
            <text:p>17,335</text:p>
          </table:table-cell>
          <table:table-cell table:style-name="ce11" table:formula="of:=([.E73]+[.G73])/2" office:value-type="float" office:value="17.3313012658137" calcext:value-type="float">
            <text:p>17,331</text:p>
          </table:table-cell>
          <table:table-cell table:style-name="ce11" table:formula="of:=([.F73]+[.H73])/2" office:value-type="float" office:value="17.3354959026954" calcext:value-type="float">
            <text:p>17,335</text:p>
          </table:table-cell>
          <table:table-cell table:style-name="ce11" table:formula="of:=([.G73]+[.I73])/2" office:value-type="float" office:value="17.3313012658137" calcext:value-type="float">
            <text:p>17,331</text:p>
          </table:table-cell>
          <table:table-cell table:style-name="ce11" table:formula="of:=([.H73]+[.J73])/2" office:value-type="float" office:value="17.3349899287672" calcext:value-type="float">
            <text:p>17,335</text:p>
          </table:table-cell>
          <table:table-cell table:style-name="ce11" table:formula="of:=([.I73]+[.K73])/2" office:value-type="float" office:value="17.3322520486523" calcext:value-type="float">
            <text:p>17,332</text:p>
          </table:table-cell>
          <table:table-cell table:style-name="ce11" table:formula="of:=([.J73]+[.L73])/2" office:value-type="float" office:value="17.3337088054192" calcext:value-type="float">
            <text:p>17,334</text:p>
          </table:table-cell>
          <table:table-cell table:style-name="ce11" table:formula="of:=[.K74]" office:value-type="float" office:value="17.3337088054192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65" calcext:value-type="float">
            <text:p>0,365</text:p>
          </table:table-cell>
          <table:table-cell table:style-name="ce11" table:formula="of:=[.C75]" office:value-type="float" office:value="17.3329804270357" calcext:value-type="float">
            <text:p>17,333</text:p>
          </table:table-cell>
          <table:table-cell table:style-name="ce11" table:formula="of:=([.B74]+[.D74])/2" office:value-type="float" office:value="17.3329804270357" calcext:value-type="float">
            <text:p>17,333</text:p>
          </table:table-cell>
          <table:table-cell table:style-name="ce11" table:formula="of:=([.C74]+[.E74])/2" office:value-type="float" office:value="17.3343493670932" calcext:value-type="float">
            <text:p>17,334</text:p>
          </table:table-cell>
          <table:table-cell table:style-name="ce11" table:formula="of:=([.D74]+[.F74])/2" office:value-type="float" office:value="17.331776657233" calcext:value-type="float">
            <text:p>17,332</text:p>
          </table:table-cell>
          <table:table-cell table:style-name="ce11" table:formula="of:=([.E74]+[.G74])/2" office:value-type="float" office:value="17.3352429157313" calcext:value-type="float">
            <text:p>17,335</text:p>
          </table:table-cell>
          <table:table-cell table:style-name="ce11" table:formula="of:=([.F74]+[.H74])/2" office:value-type="float" office:value="17.3313012658137" calcext:value-type="float">
            <text:p>17,331</text:p>
          </table:table-cell>
          <table:table-cell table:style-name="ce11" table:formula="of:=([.G74]+[.I74])/2" office:value-type="float" office:value="17.3352429157313" calcext:value-type="float">
            <text:p>17,335</text:p>
          </table:table-cell>
          <table:table-cell table:style-name="ce11" table:formula="of:=([.H74]+[.J74])/2" office:value-type="float" office:value="17.331776657233" calcext:value-type="float">
            <text:p>17,332</text:p>
          </table:table-cell>
          <table:table-cell table:style-name="ce11" table:formula="of:=([.I74]+[.K74])/2" office:value-type="float" office:value="17.3343493670932" calcext:value-type="float">
            <text:p>17,334</text:p>
          </table:table-cell>
          <table:table-cell table:style-name="ce11" table:formula="of:=([.J74]+[.L74])/2" office:value-type="float" office:value="17.3329804270357" calcext:value-type="float">
            <text:p>17,333</text:p>
          </table:table-cell>
          <table:table-cell table:style-name="ce11" table:formula="of:=[.K75]" office:value-type="float" office:value="17.3329804270357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7" calcext:value-type="float">
            <text:p>0,370</text:p>
          </table:table-cell>
          <table:table-cell table:style-name="ce11" table:formula="of:=[.C76]" office:value-type="float" office:value="17.3336648970644" calcext:value-type="float">
            <text:p>17,334</text:p>
          </table:table-cell>
          <table:table-cell table:style-name="ce11" table:formula="of:=([.B75]+[.D75])/2" office:value-type="float" office:value="17.3336648970644" calcext:value-type="float">
            <text:p>17,334</text:p>
          </table:table-cell>
          <table:table-cell table:style-name="ce11" table:formula="of:=([.C75]+[.E75])/2" office:value-type="float" office:value="17.3323785421344" calcext:value-type="float">
            <text:p>17,332</text:p>
          </table:table-cell>
          <table:table-cell table:style-name="ce11" table:formula="of:=([.D75]+[.F75])/2" office:value-type="float" office:value="17.3347961414122" calcext:value-type="float">
            <text:p>17,335</text:p>
          </table:table-cell>
          <table:table-cell table:style-name="ce11" table:formula="of:=([.E75]+[.G75])/2" office:value-type="float" office:value="17.3315389615233" calcext:value-type="float">
            <text:p>17,332</text:p>
          </table:table-cell>
          <table:table-cell table:style-name="ce11" table:formula="of:=([.F75]+[.H75])/2" office:value-type="float" office:value="17.3352429157313" calcext:value-type="float">
            <text:p>17,335</text:p>
          </table:table-cell>
          <table:table-cell table:style-name="ce11" table:formula="of:=([.G75]+[.I75])/2" office:value-type="float" office:value="17.3315389615233" calcext:value-type="float">
            <text:p>17,332</text:p>
          </table:table-cell>
          <table:table-cell table:style-name="ce11" table:formula="of:=([.H75]+[.J75])/2" office:value-type="float" office:value="17.3347961414122" calcext:value-type="float">
            <text:p>17,335</text:p>
          </table:table-cell>
          <table:table-cell table:style-name="ce11" table:formula="of:=([.I75]+[.K75])/2" office:value-type="float" office:value="17.3323785421344" calcext:value-type="float">
            <text:p>17,332</text:p>
          </table:table-cell>
          <table:table-cell table:style-name="ce11" table:formula="of:=([.J75]+[.L75])/2" office:value-type="float" office:value="17.3336648970644" calcext:value-type="float">
            <text:p>17,334</text:p>
          </table:table-cell>
          <table:table-cell table:style-name="ce11" table:formula="of:=[.K76]" office:value-type="float" office:value="17.3336648970644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75" calcext:value-type="float">
            <text:p>0,375</text:p>
          </table:table-cell>
          <table:table-cell table:style-name="ce11" table:formula="of:=[.C77]" office:value-type="float" office:value="17.3330217195994" calcext:value-type="float">
            <text:p>17,333</text:p>
          </table:table-cell>
          <table:table-cell table:style-name="ce11" table:formula="of:=([.B76]+[.D76])/2" office:value-type="float" office:value="17.3330217195994" calcext:value-type="float">
            <text:p>17,333</text:p>
          </table:table-cell>
          <table:table-cell table:style-name="ce11" table:formula="of:=([.C76]+[.E76])/2" office:value-type="float" office:value="17.3342305192383" calcext:value-type="float">
            <text:p>17,334</text:p>
          </table:table-cell>
          <table:table-cell table:style-name="ce11" table:formula="of:=([.D76]+[.F76])/2" office:value-type="float" office:value="17.3319587518289" calcext:value-type="float">
            <text:p>17,332</text:p>
          </table:table-cell>
          <table:table-cell table:style-name="ce11" table:formula="of:=([.E76]+[.G76])/2" office:value-type="float" office:value="17.3350195285718" calcext:value-type="float">
            <text:p>17,335</text:p>
          </table:table-cell>
          <table:table-cell table:style-name="ce11" table:formula="of:=([.F76]+[.H76])/2" office:value-type="float" office:value="17.3315389615233" calcext:value-type="float">
            <text:p>17,332</text:p>
          </table:table-cell>
          <table:table-cell table:style-name="ce11" table:formula="of:=([.G76]+[.I76])/2" office:value-type="float" office:value="17.3350195285718" calcext:value-type="float">
            <text:p>17,335</text:p>
          </table:table-cell>
          <table:table-cell table:style-name="ce11" table:formula="of:=([.H76]+[.J76])/2" office:value-type="float" office:value="17.3319587518289" calcext:value-type="float">
            <text:p>17,332</text:p>
          </table:table-cell>
          <table:table-cell table:style-name="ce11" table:formula="of:=([.I76]+[.K76])/2" office:value-type="float" office:value="17.3342305192383" calcext:value-type="float">
            <text:p>17,334</text:p>
          </table:table-cell>
          <table:table-cell table:style-name="ce11" table:formula="of:=([.J76]+[.L76])/2" office:value-type="float" office:value="17.3330217195994" calcext:value-type="float">
            <text:p>17,333</text:p>
          </table:table-cell>
          <table:table-cell table:style-name="ce11" table:formula="of:=[.K77]" office:value-type="float" office:value="17.333021719599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8" calcext:value-type="float">
            <text:p>0,380</text:p>
          </table:table-cell>
          <table:table-cell table:style-name="ce11" table:formula="of:=[.C78]" office:value-type="float" office:value="17.3336261194189" calcext:value-type="float">
            <text:p>17,334</text:p>
          </table:table-cell>
          <table:table-cell table:style-name="ce11" table:formula="of:=([.B77]+[.D77])/2" office:value-type="float" office:value="17.3336261194189" calcext:value-type="float">
            <text:p>17,334</text:p>
          </table:table-cell>
          <table:table-cell table:style-name="ce11" table:formula="of:=([.C77]+[.E77])/2" office:value-type="float" office:value="17.3324902357141" calcext:value-type="float">
            <text:p>17,332</text:p>
          </table:table-cell>
          <table:table-cell table:style-name="ce11" table:formula="of:=([.D77]+[.F77])/2" office:value-type="float" office:value="17.334625023905" calcext:value-type="float">
            <text:p>17,335</text:p>
          </table:table-cell>
          <table:table-cell table:style-name="ce11" table:formula="of:=([.E77]+[.G77])/2" office:value-type="float" office:value="17.3317488566761" calcext:value-type="float">
            <text:p>17,332</text:p>
          </table:table-cell>
          <table:table-cell table:style-name="ce11" table:formula="of:=([.F77]+[.H77])/2" office:value-type="float" office:value="17.3350195285718" calcext:value-type="float">
            <text:p>17,335</text:p>
          </table:table-cell>
          <table:table-cell table:style-name="ce11" table:formula="of:=([.G77]+[.I77])/2" office:value-type="float" office:value="17.3317488566761" calcext:value-type="float">
            <text:p>17,332</text:p>
          </table:table-cell>
          <table:table-cell table:style-name="ce11" table:formula="of:=([.H77]+[.J77])/2" office:value-type="float" office:value="17.334625023905" calcext:value-type="float">
            <text:p>17,335</text:p>
          </table:table-cell>
          <table:table-cell table:style-name="ce11" table:formula="of:=([.I77]+[.K77])/2" office:value-type="float" office:value="17.3324902357141" calcext:value-type="float">
            <text:p>17,332</text:p>
          </table:table-cell>
          <table:table-cell table:style-name="ce11" table:formula="of:=([.J77]+[.L77])/2" office:value-type="float" office:value="17.3336261194189" calcext:value-type="float">
            <text:p>17,334</text:p>
          </table:table-cell>
          <table:table-cell table:style-name="ce11" table:formula="of:=[.K78]" office:value-type="float" office:value="17.3336261194189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85" calcext:value-type="float">
            <text:p>0,385</text:p>
          </table:table-cell>
          <table:table-cell table:style-name="ce11" table:formula="of:=[.C79]" office:value-type="float" office:value="17.3330581775665" calcext:value-type="float">
            <text:p>17,333</text:p>
          </table:table-cell>
          <table:table-cell table:style-name="ce11" table:formula="of:=([.B78]+[.D78])/2" office:value-type="float" office:value="17.3330581775665" calcext:value-type="float">
            <text:p>17,333</text:p>
          </table:table-cell>
          <table:table-cell table:style-name="ce11" table:formula="of:=([.C78]+[.E78])/2" office:value-type="float" office:value="17.334125571662" calcext:value-type="float">
            <text:p>17,334</text:p>
          </table:table-cell>
          <table:table-cell table:style-name="ce11" table:formula="of:=([.D78]+[.F78])/2" office:value-type="float" office:value="17.3321195461951" calcext:value-type="float">
            <text:p>17,332</text:p>
          </table:table-cell>
          <table:table-cell table:style-name="ce11" table:formula="of:=([.E78]+[.G78])/2" office:value-type="float" office:value="17.3348222762384" calcext:value-type="float">
            <text:p>17,335</text:p>
          </table:table-cell>
          <table:table-cell table:style-name="ce11" table:formula="of:=([.F78]+[.H78])/2" office:value-type="float" office:value="17.3317488566761" calcext:value-type="float">
            <text:p>17,332</text:p>
          </table:table-cell>
          <table:table-cell table:style-name="ce11" table:formula="of:=([.G78]+[.I78])/2" office:value-type="float" office:value="17.3348222762384" calcext:value-type="float">
            <text:p>17,335</text:p>
          </table:table-cell>
          <table:table-cell table:style-name="ce11" table:formula="of:=([.H78]+[.J78])/2" office:value-type="float" office:value="17.3321195461951" calcext:value-type="float">
            <text:p>17,332</text:p>
          </table:table-cell>
          <table:table-cell table:style-name="ce11" table:formula="of:=([.I78]+[.K78])/2" office:value-type="float" office:value="17.334125571662" calcext:value-type="float">
            <text:p>17,334</text:p>
          </table:table-cell>
          <table:table-cell table:style-name="ce11" table:formula="of:=([.J78]+[.L78])/2" office:value-type="float" office:value="17.3330581775665" calcext:value-type="float">
            <text:p>17,333</text:p>
          </table:table-cell>
          <table:table-cell table:style-name="ce11" table:formula="of:=[.K79]" office:value-type="float" office:value="17.333058177566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39" calcext:value-type="float">
            <text:p>0,390</text:p>
          </table:table-cell>
          <table:table-cell table:style-name="ce11" table:formula="of:=[.C80]" office:value-type="float" office:value="17.3335918746142" calcext:value-type="float">
            <text:p>17,334</text:p>
          </table:table-cell>
          <table:table-cell table:style-name="ce11" table:formula="of:=([.B79]+[.D79])/2" office:value-type="float" office:value="17.3335918746142" calcext:value-type="float">
            <text:p>17,334</text:p>
          </table:table-cell>
          <table:table-cell table:style-name="ce11" table:formula="of:=([.C79]+[.E79])/2" office:value-type="float" office:value="17.3325888618808" calcext:value-type="float">
            <text:p>17,333</text:p>
          </table:table-cell>
          <table:table-cell table:style-name="ce11" table:formula="of:=([.D79]+[.F79])/2" office:value-type="float" office:value="17.3344739239502" calcext:value-type="float">
            <text:p>17,334</text:p>
          </table:table-cell>
          <table:table-cell table:style-name="ce11" table:formula="of:=([.E79]+[.G79])/2" office:value-type="float" office:value="17.3319342014356" calcext:value-type="float">
            <text:p>17,332</text:p>
          </table:table-cell>
          <table:table-cell table:style-name="ce11" table:formula="of:=([.F79]+[.H79])/2" office:value-type="float" office:value="17.3348222762384" calcext:value-type="float">
            <text:p>17,335</text:p>
          </table:table-cell>
          <table:table-cell table:style-name="ce11" table:formula="of:=([.G79]+[.I79])/2" office:value-type="float" office:value="17.3319342014356" calcext:value-type="float">
            <text:p>17,332</text:p>
          </table:table-cell>
          <table:table-cell table:style-name="ce11" table:formula="of:=([.H79]+[.J79])/2" office:value-type="float" office:value="17.3344739239502" calcext:value-type="float">
            <text:p>17,334</text:p>
          </table:table-cell>
          <table:table-cell table:style-name="ce11" table:formula="of:=([.I79]+[.K79])/2" office:value-type="float" office:value="17.3325888618808" calcext:value-type="float">
            <text:p>17,333</text:p>
          </table:table-cell>
          <table:table-cell table:style-name="ce11" table:formula="of:=([.J79]+[.L79])/2" office:value-type="float" office:value="17.3335918746142" calcext:value-type="float">
            <text:p>17,334</text:p>
          </table:table-cell>
          <table:table-cell table:style-name="ce11" table:formula="of:=[.K80]" office:value-type="float" office:value="17.3335918746142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395" calcext:value-type="float">
            <text:p>0,395</text:p>
          </table:table-cell>
          <table:table-cell table:style-name="ce11" table:formula="of:=[.C81]" office:value-type="float" office:value="17.3330903682475" calcext:value-type="float">
            <text:p>17,333</text:p>
          </table:table-cell>
          <table:table-cell table:style-name="ce11" table:formula="of:=([.B80]+[.D80])/2" office:value-type="float" office:value="17.3330903682475" calcext:value-type="float">
            <text:p>17,333</text:p>
          </table:table-cell>
          <table:table-cell table:style-name="ce11" table:formula="of:=([.C80]+[.E80])/2" office:value-type="float" office:value="17.3340328992822" calcext:value-type="float">
            <text:p>17,334</text:p>
          </table:table-cell>
          <table:table-cell table:style-name="ce11" table:formula="of:=([.D80]+[.F80])/2" office:value-type="float" office:value="17.3322615316582" calcext:value-type="float">
            <text:p>17,332</text:p>
          </table:table-cell>
          <table:table-cell table:style-name="ce11" table:formula="of:=([.E80]+[.G80])/2" office:value-type="float" office:value="17.3346481000943" calcext:value-type="float">
            <text:p>17,335</text:p>
          </table:table-cell>
          <table:table-cell table:style-name="ce11" table:formula="of:=([.F80]+[.H80])/2" office:value-type="float" office:value="17.3319342014356" calcext:value-type="float">
            <text:p>17,332</text:p>
          </table:table-cell>
          <table:table-cell table:style-name="ce11" table:formula="of:=([.G80]+[.I80])/2" office:value-type="float" office:value="17.3346481000943" calcext:value-type="float">
            <text:p>17,335</text:p>
          </table:table-cell>
          <table:table-cell table:style-name="ce11" table:formula="of:=([.H80]+[.J80])/2" office:value-type="float" office:value="17.3322615316582" calcext:value-type="float">
            <text:p>17,332</text:p>
          </table:table-cell>
          <table:table-cell table:style-name="ce11" table:formula="of:=([.I80]+[.K80])/2" office:value-type="float" office:value="17.3340328992822" calcext:value-type="float">
            <text:p>17,334</text:p>
          </table:table-cell>
          <table:table-cell table:style-name="ce11" table:formula="of:=([.J80]+[.L80])/2" office:value-type="float" office:value="17.3330903682475" calcext:value-type="float">
            <text:p>17,333</text:p>
          </table:table-cell>
          <table:table-cell table:style-name="ce11" table:formula="of:=[.K81]" office:value-type="float" office:value="17.333090368247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" calcext:value-type="float">
            <text:p>0,400</text:p>
          </table:table-cell>
          <table:table-cell table:style-name="ce11" table:formula="of:=[.C82]" office:value-type="float" office:value="17.3335616337649" calcext:value-type="float">
            <text:p>17,334</text:p>
          </table:table-cell>
          <table:table-cell table:style-name="ce11" table:formula="of:=([.B81]+[.D81])/2" office:value-type="float" office:value="17.3335616337649" calcext:value-type="float">
            <text:p>17,334</text:p>
          </table:table-cell>
          <table:table-cell table:style-name="ce11" table:formula="of:=([.C81]+[.E81])/2" office:value-type="float" office:value="17.3326759499529" calcext:value-type="float">
            <text:p>17,333</text:p>
          </table:table-cell>
          <table:table-cell table:style-name="ce11" table:formula="of:=([.D81]+[.F81])/2" office:value-type="float" office:value="17.3343404996882" calcext:value-type="float">
            <text:p>17,334</text:p>
          </table:table-cell>
          <table:table-cell table:style-name="ce11" table:formula="of:=([.E81]+[.G81])/2" office:value-type="float" office:value="17.3320978665469" calcext:value-type="float">
            <text:p>17,332</text:p>
          </table:table-cell>
          <table:table-cell table:style-name="ce11" table:formula="of:=([.F81]+[.H81])/2" office:value-type="float" office:value="17.3346481000943" calcext:value-type="float">
            <text:p>17,335</text:p>
          </table:table-cell>
          <table:table-cell table:style-name="ce11" table:formula="of:=([.G81]+[.I81])/2" office:value-type="float" office:value="17.3320978665469" calcext:value-type="float">
            <text:p>17,332</text:p>
          </table:table-cell>
          <table:table-cell table:style-name="ce11" table:formula="of:=([.H81]+[.J81])/2" office:value-type="float" office:value="17.3343404996882" calcext:value-type="float">
            <text:p>17,334</text:p>
          </table:table-cell>
          <table:table-cell table:style-name="ce11" table:formula="of:=([.I81]+[.K81])/2" office:value-type="float" office:value="17.3326759499529" calcext:value-type="float">
            <text:p>17,333</text:p>
          </table:table-cell>
          <table:table-cell table:style-name="ce11" table:formula="of:=([.J81]+[.L81])/2" office:value-type="float" office:value="17.3335616337649" calcext:value-type="float">
            <text:p>17,334</text:p>
          </table:table-cell>
          <table:table-cell table:style-name="ce11" table:formula="of:=[.K82]" office:value-type="float" office:value="17.3335616337649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405" calcext:value-type="float">
            <text:p>0,405</text:p>
          </table:table-cell>
          <table:table-cell table:style-name="ce11" table:formula="of:=[.C83]" office:value-type="float" office:value="17.3331187918589" calcext:value-type="float">
            <text:p>17,333</text:p>
          </table:table-cell>
          <table:table-cell table:style-name="ce11" table:formula="of:=([.B82]+[.D82])/2" office:value-type="float" office:value="17.3331187918589" calcext:value-type="float">
            <text:p>17,333</text:p>
          </table:table-cell>
          <table:table-cell table:style-name="ce11" table:formula="of:=([.C82]+[.E82])/2" office:value-type="float" office:value="17.3339510667266" calcext:value-type="float">
            <text:p>17,334</text:p>
          </table:table-cell>
          <table:table-cell table:style-name="ce11" table:formula="of:=([.D82]+[.F82])/2" office:value-type="float" office:value="17.3323869082499" calcext:value-type="float">
            <text:p>17,332</text:p>
          </table:table-cell>
          <table:table-cell table:style-name="ce11" table:formula="of:=([.E82]+[.G82])/2" office:value-type="float" office:value="17.3344942998913" calcext:value-type="float">
            <text:p>17,334</text:p>
          </table:table-cell>
          <table:table-cell table:style-name="ce11" table:formula="of:=([.F82]+[.H82])/2" office:value-type="float" office:value="17.3320978665469" calcext:value-type="float">
            <text:p>17,332</text:p>
          </table:table-cell>
          <table:table-cell table:style-name="ce11" table:formula="of:=([.G82]+[.I82])/2" office:value-type="float" office:value="17.3344942998913" calcext:value-type="float">
            <text:p>17,334</text:p>
          </table:table-cell>
          <table:table-cell table:style-name="ce11" table:formula="of:=([.H82]+[.J82])/2" office:value-type="float" office:value="17.3323869082499" calcext:value-type="float">
            <text:p>17,332</text:p>
          </table:table-cell>
          <table:table-cell table:style-name="ce11" table:formula="of:=([.I82]+[.K82])/2" office:value-type="float" office:value="17.3339510667266" calcext:value-type="float">
            <text:p>17,334</text:p>
          </table:table-cell>
          <table:table-cell table:style-name="ce11" table:formula="of:=([.J82]+[.L82])/2" office:value-type="float" office:value="17.3331187918589" calcext:value-type="float">
            <text:p>17,333</text:p>
          </table:table-cell>
          <table:table-cell table:style-name="ce11" table:formula="of:=[.K83]" office:value-type="float" office:value="17.3331187918589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1" calcext:value-type="float">
            <text:p>0,410</text:p>
          </table:table-cell>
          <table:table-cell table:style-name="ce11" table:formula="of:=[.C84]" office:value-type="float" office:value="17.3335349292927" calcext:value-type="float">
            <text:p>17,334</text:p>
          </table:table-cell>
          <table:table-cell table:style-name="ce11" table:formula="of:=([.B83]+[.D83])/2" office:value-type="float" office:value="17.3335349292927" calcext:value-type="float">
            <text:p>17,334</text:p>
          </table:table-cell>
          <table:table-cell table:style-name="ce11" table:formula="of:=([.C83]+[.E83])/2" office:value-type="float" office:value="17.3327528500544" calcext:value-type="float">
            <text:p>17,333</text:p>
          </table:table-cell>
          <table:table-cell table:style-name="ce11" table:formula="of:=([.D83]+[.F83])/2" office:value-type="float" office:value="17.3342226833089" calcext:value-type="float">
            <text:p>17,334</text:p>
          </table:table-cell>
          <table:table-cell table:style-name="ce11" table:formula="of:=([.E83]+[.G83])/2" office:value-type="float" office:value="17.3322423873984" calcext:value-type="float">
            <text:p>17,332</text:p>
          </table:table-cell>
          <table:table-cell table:style-name="ce11" table:formula="of:=([.F83]+[.H83])/2" office:value-type="float" office:value="17.3344942998913" calcext:value-type="float">
            <text:p>17,334</text:p>
          </table:table-cell>
          <table:table-cell table:style-name="ce11" table:formula="of:=([.G83]+[.I83])/2" office:value-type="float" office:value="17.3322423873984" calcext:value-type="float">
            <text:p>17,332</text:p>
          </table:table-cell>
          <table:table-cell table:style-name="ce11" table:formula="of:=([.H83]+[.J83])/2" office:value-type="float" office:value="17.3342226833089" calcext:value-type="float">
            <text:p>17,334</text:p>
          </table:table-cell>
          <table:table-cell table:style-name="ce11" table:formula="of:=([.I83]+[.K83])/2" office:value-type="float" office:value="17.3327528500544" calcext:value-type="float">
            <text:p>17,333</text:p>
          </table:table-cell>
          <table:table-cell table:style-name="ce11" table:formula="of:=([.J83]+[.L83])/2" office:value-type="float" office:value="17.3335349292927" calcext:value-type="float">
            <text:p>17,334</text:p>
          </table:table-cell>
          <table:table-cell table:style-name="ce11" table:formula="of:=[.K84]" office:value-type="float" office:value="17.3335349292927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415" calcext:value-type="float">
            <text:p>0,415</text:p>
          </table:table-cell>
          <table:table-cell table:style-name="ce11" table:formula="of:=[.C85]" office:value-type="float" office:value="17.3331438896735" calcext:value-type="float">
            <text:p>17,333</text:p>
          </table:table-cell>
          <table:table-cell table:style-name="ce11" table:formula="of:=([.B84]+[.D84])/2" office:value-type="float" office:value="17.3331438896735" calcext:value-type="float">
            <text:p>17,333</text:p>
          </table:table-cell>
          <table:table-cell table:style-name="ce11" table:formula="of:=([.C84]+[.E84])/2" office:value-type="float" office:value="17.3338788063008" calcext:value-type="float">
            <text:p>17,334</text:p>
          </table:table-cell>
          <table:table-cell table:style-name="ce11" table:formula="of:=([.D84]+[.F84])/2" office:value-type="float" office:value="17.3324976187264" calcext:value-type="float">
            <text:p>17,332</text:p>
          </table:table-cell>
          <table:table-cell table:style-name="ce11" table:formula="of:=([.E84]+[.G84])/2" office:value-type="float" office:value="17.3343584916001" calcext:value-type="float">
            <text:p>17,334</text:p>
          </table:table-cell>
          <table:table-cell table:style-name="ce11" table:formula="of:=([.F84]+[.H84])/2" office:value-type="float" office:value="17.3322423873984" calcext:value-type="float">
            <text:p>17,332</text:p>
          </table:table-cell>
          <table:table-cell table:style-name="ce11" table:formula="of:=([.G84]+[.I84])/2" office:value-type="float" office:value="17.3343584916001" calcext:value-type="float">
            <text:p>17,334</text:p>
          </table:table-cell>
          <table:table-cell table:style-name="ce11" table:formula="of:=([.H84]+[.J84])/2" office:value-type="float" office:value="17.3324976187264" calcext:value-type="float">
            <text:p>17,332</text:p>
          </table:table-cell>
          <table:table-cell table:style-name="ce11" table:formula="of:=([.I84]+[.K84])/2" office:value-type="float" office:value="17.3338788063008" calcext:value-type="float">
            <text:p>17,334</text:p>
          </table:table-cell>
          <table:table-cell table:style-name="ce11" table:formula="of:=([.J84]+[.L84])/2" office:value-type="float" office:value="17.3331438896735" calcext:value-type="float">
            <text:p>17,333</text:p>
          </table:table-cell>
          <table:table-cell table:style-name="ce11" table:formula="of:=[.K85]" office:value-type="float" office:value="17.333143889673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2" calcext:value-type="float">
            <text:p>0,420</text:p>
          </table:table-cell>
          <table:table-cell table:style-name="ce11" table:formula="of:=[.C86]" office:value-type="float" office:value="17.3335113479872" calcext:value-type="float">
            <text:p>17,334</text:p>
          </table:table-cell>
          <table:table-cell table:style-name="ce11" table:formula="of:=([.B85]+[.D85])/2" office:value-type="float" office:value="17.3335113479872" calcext:value-type="float">
            <text:p>17,334</text:p>
          </table:table-cell>
          <table:table-cell table:style-name="ce11" table:formula="of:=([.C85]+[.E85])/2" office:value-type="float" office:value="17.3328207542" calcext:value-type="float">
            <text:p>17,333</text:p>
          </table:table-cell>
          <table:table-cell table:style-name="ce11" table:formula="of:=([.D85]+[.F85])/2" office:value-type="float" office:value="17.3341186489504" calcext:value-type="float">
            <text:p>17,334</text:p>
          </table:table-cell>
          <table:table-cell table:style-name="ce11" table:formula="of:=([.E85]+[.G85])/2" office:value-type="float" office:value="17.3323700030624" calcext:value-type="float">
            <text:p>17,332</text:p>
          </table:table-cell>
          <table:table-cell table:style-name="ce11" table:formula="of:=([.F85]+[.H85])/2" office:value-type="float" office:value="17.3343584916001" calcext:value-type="float">
            <text:p>17,334</text:p>
          </table:table-cell>
          <table:table-cell table:style-name="ce11" table:formula="of:=([.G85]+[.I85])/2" office:value-type="float" office:value="17.3323700030624" calcext:value-type="float">
            <text:p>17,332</text:p>
          </table:table-cell>
          <table:table-cell table:style-name="ce11" table:formula="of:=([.H85]+[.J85])/2" office:value-type="float" office:value="17.3341186489504" calcext:value-type="float">
            <text:p>17,334</text:p>
          </table:table-cell>
          <table:table-cell table:style-name="ce11" table:formula="of:=([.I85]+[.K85])/2" office:value-type="float" office:value="17.3328207542" calcext:value-type="float">
            <text:p>17,333</text:p>
          </table:table-cell>
          <table:table-cell table:style-name="ce11" table:formula="of:=([.J85]+[.L85])/2" office:value-type="float" office:value="17.3335113479872" calcext:value-type="float">
            <text:p>17,334</text:p>
          </table:table-cell>
          <table:table-cell table:style-name="ce11" table:formula="of:=[.K86]" office:value-type="float" office:value="17.3335113479872" calcext:value-type="float">
            <text:p>17,334</text:p>
          </table:table-cell>
          <table:table-cell table:number-columns-repeated="8"/>
        </table:table-row>
        <table:table-row table:style-name="ro1">
          <table:table-cell table:style-name="ce3" office:value-type="float" office:value="0.425" calcext:value-type="float">
            <text:p>0,425</text:p>
          </table:table-cell>
          <table:table-cell table:style-name="ce11" table:formula="of:=[.C87]" office:value-type="float" office:value="17.3331660510936" calcext:value-type="float">
            <text:p>17,333</text:p>
          </table:table-cell>
          <table:table-cell table:style-name="ce11" table:formula="of:=([.B86]+[.D86])/2" office:value-type="float" office:value="17.3331660510936" calcext:value-type="float">
            <text:p>17,333</text:p>
          </table:table-cell>
          <table:table-cell table:style-name="ce11" table:formula="of:=([.C86]+[.E86])/2" office:value-type="float" office:value="17.3338149984688" calcext:value-type="float">
            <text:p>17,334</text:p>
          </table:table-cell>
          <table:table-cell table:style-name="ce11" table:formula="of:=([.D86]+[.F86])/2" office:value-type="float" office:value="17.3325953786312" calcext:value-type="float">
            <text:p>17,333</text:p>
          </table:table-cell>
          <table:table-cell table:style-name="ce11" table:formula="of:=([.E86]+[.G86])/2" office:value-type="float" office:value="17.3342385702753" calcext:value-type="float">
            <text:p>17,334</text:p>
          </table:table-cell>
          <table:table-cell table:style-name="ce11" table:formula="of:=([.F86]+[.H86])/2" office:value-type="float" office:value="17.3323700030624" calcext:value-type="float">
            <text:p>17,332</text:p>
          </table:table-cell>
          <table:table-cell table:style-name="ce11" table:formula="of:=([.G86]+[.I86])/2" office:value-type="float" office:value="17.3342385702753" calcext:value-type="float">
            <text:p>17,334</text:p>
          </table:table-cell>
          <table:table-cell table:style-name="ce11" table:formula="of:=([.H86]+[.J86])/2" office:value-type="float" office:value="17.3325953786312" calcext:value-type="float">
            <text:p>17,333</text:p>
          </table:table-cell>
          <table:table-cell table:style-name="ce11" table:formula="of:=([.I86]+[.K86])/2" office:value-type="float" office:value="17.3338149984688" calcext:value-type="float">
            <text:p>17,334</text:p>
          </table:table-cell>
          <table:table-cell table:style-name="ce11" table:formula="of:=([.J86]+[.L86])/2" office:value-type="float" office:value="17.3331660510936" calcext:value-type="float">
            <text:p>17,333</text:p>
          </table:table-cell>
          <table:table-cell table:style-name="ce11" table:formula="of:=[.K87]" office:value-type="float" office:value="17.333166051093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3" calcext:value-type="float">
            <text:p>0,430</text:p>
          </table:table-cell>
          <table:table-cell table:style-name="ce11" table:formula="of:=[.C88]" office:value-type="float" office:value="17.3334905247812" calcext:value-type="float">
            <text:p>17,333</text:p>
          </table:table-cell>
          <table:table-cell table:style-name="ce11" table:formula="of:=([.B87]+[.D87])/2" office:value-type="float" office:value="17.3334905247812" calcext:value-type="float">
            <text:p>17,333</text:p>
          </table:table-cell>
          <table:table-cell table:style-name="ce11" table:formula="of:=([.C87]+[.E87])/2" office:value-type="float" office:value="17.3328807148624" calcext:value-type="float">
            <text:p>17,333</text:p>
          </table:table-cell>
          <table:table-cell table:style-name="ce11" table:formula="of:=([.D87]+[.F87])/2" office:value-type="float" office:value="17.334026784372" calcext:value-type="float">
            <text:p>17,334</text:p>
          </table:table-cell>
          <table:table-cell table:style-name="ce11" table:formula="of:=([.E87]+[.G87])/2" office:value-type="float" office:value="17.3324826908468" calcext:value-type="float">
            <text:p>17,332</text:p>
          </table:table-cell>
          <table:table-cell table:style-name="ce11" table:formula="of:=([.F87]+[.H87])/2" office:value-type="float" office:value="17.3342385702753" calcext:value-type="float">
            <text:p>17,334</text:p>
          </table:table-cell>
          <table:table-cell table:style-name="ce11" table:formula="of:=([.G87]+[.I87])/2" office:value-type="float" office:value="17.3324826908468" calcext:value-type="float">
            <text:p>17,332</text:p>
          </table:table-cell>
          <table:table-cell table:style-name="ce11" table:formula="of:=([.H87]+[.J87])/2" office:value-type="float" office:value="17.334026784372" calcext:value-type="float">
            <text:p>17,334</text:p>
          </table:table-cell>
          <table:table-cell table:style-name="ce11" table:formula="of:=([.I87]+[.K87])/2" office:value-type="float" office:value="17.3328807148624" calcext:value-type="float">
            <text:p>17,333</text:p>
          </table:table-cell>
          <table:table-cell table:style-name="ce11" table:formula="of:=([.J87]+[.L87])/2" office:value-type="float" office:value="17.3334905247812" calcext:value-type="float">
            <text:p>17,333</text:p>
          </table:table-cell>
          <table:table-cell table:style-name="ce11" table:formula="of:=[.K88]" office:value-type="float" office:value="17.333490524781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35" calcext:value-type="float">
            <text:p>0,435</text:p>
          </table:table-cell>
          <table:table-cell table:style-name="ce11" table:formula="of:=[.C89]" office:value-type="float" office:value="17.3331856198218" calcext:value-type="float">
            <text:p>17,333</text:p>
          </table:table-cell>
          <table:table-cell table:style-name="ce11" table:formula="of:=([.B88]+[.D88])/2" office:value-type="float" office:value="17.3331856198218" calcext:value-type="float">
            <text:p>17,333</text:p>
          </table:table-cell>
          <table:table-cell table:style-name="ce11" table:formula="of:=([.C88]+[.E88])/2" office:value-type="float" office:value="17.3337586545766" calcext:value-type="float">
            <text:p>17,334</text:p>
          </table:table-cell>
          <table:table-cell table:style-name="ce11" table:formula="of:=([.D88]+[.F88])/2" office:value-type="float" office:value="17.3326817028546" calcext:value-type="float">
            <text:p>17,333</text:p>
          </table:table-cell>
          <table:table-cell table:style-name="ce11" table:formula="of:=([.E88]+[.G88])/2" office:value-type="float" office:value="17.3341326773237" calcext:value-type="float">
            <text:p>17,334</text:p>
          </table:table-cell>
          <table:table-cell table:style-name="ce11" table:formula="of:=([.F88]+[.H88])/2" office:value-type="float" office:value="17.3324826908468" calcext:value-type="float">
            <text:p>17,332</text:p>
          </table:table-cell>
          <table:table-cell table:style-name="ce11" table:formula="of:=([.G88]+[.I88])/2" office:value-type="float" office:value="17.3341326773237" calcext:value-type="float">
            <text:p>17,334</text:p>
          </table:table-cell>
          <table:table-cell table:style-name="ce11" table:formula="of:=([.H88]+[.J88])/2" office:value-type="float" office:value="17.3326817028546" calcext:value-type="float">
            <text:p>17,333</text:p>
          </table:table-cell>
          <table:table-cell table:style-name="ce11" table:formula="of:=([.I88]+[.K88])/2" office:value-type="float" office:value="17.3337586545766" calcext:value-type="float">
            <text:p>17,334</text:p>
          </table:table-cell>
          <table:table-cell table:style-name="ce11" table:formula="of:=([.J88]+[.L88])/2" office:value-type="float" office:value="17.3331856198218" calcext:value-type="float">
            <text:p>17,333</text:p>
          </table:table-cell>
          <table:table-cell table:style-name="ce11" table:formula="of:=[.K89]" office:value-type="float" office:value="17.3331856198218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4" calcext:value-type="float">
            <text:p>0,440</text:p>
          </table:table-cell>
          <table:table-cell table:style-name="ce11" table:formula="of:=[.C90]" office:value-type="float" office:value="17.3334721371992" calcext:value-type="float">
            <text:p>17,333</text:p>
          </table:table-cell>
          <table:table-cell table:style-name="ce11" table:formula="of:=([.B89]+[.D89])/2" office:value-type="float" office:value="17.3334721371992" calcext:value-type="float">
            <text:p>17,333</text:p>
          </table:table-cell>
          <table:table-cell table:style-name="ce11" table:formula="of:=([.C89]+[.E89])/2" office:value-type="float" office:value="17.3329336613382" calcext:value-type="float">
            <text:p>17,333</text:p>
          </table:table-cell>
          <table:table-cell table:style-name="ce11" table:formula="of:=([.D89]+[.F89])/2" office:value-type="float" office:value="17.3339456659501" calcext:value-type="float">
            <text:p>17,334</text:p>
          </table:table-cell>
          <table:table-cell table:style-name="ce11" table:formula="of:=([.E89]+[.G89])/2" office:value-type="float" office:value="17.3325821968507" calcext:value-type="float">
            <text:p>17,333</text:p>
          </table:table-cell>
          <table:table-cell table:style-name="ce11" table:formula="of:=([.F89]+[.H89])/2" office:value-type="float" office:value="17.3341326773237" calcext:value-type="float">
            <text:p>17,334</text:p>
          </table:table-cell>
          <table:table-cell table:style-name="ce11" table:formula="of:=([.G89]+[.I89])/2" office:value-type="float" office:value="17.3325821968507" calcext:value-type="float">
            <text:p>17,333</text:p>
          </table:table-cell>
          <table:table-cell table:style-name="ce11" table:formula="of:=([.H89]+[.J89])/2" office:value-type="float" office:value="17.3339456659501" calcext:value-type="float">
            <text:p>17,334</text:p>
          </table:table-cell>
          <table:table-cell table:style-name="ce11" table:formula="of:=([.I89]+[.K89])/2" office:value-type="float" office:value="17.3329336613382" calcext:value-type="float">
            <text:p>17,333</text:p>
          </table:table-cell>
          <table:table-cell table:style-name="ce11" table:formula="of:=([.J89]+[.L89])/2" office:value-type="float" office:value="17.3334721371992" calcext:value-type="float">
            <text:p>17,333</text:p>
          </table:table-cell>
          <table:table-cell table:style-name="ce11" table:formula="of:=[.K90]" office:value-type="float" office:value="17.333472137199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45" calcext:value-type="float">
            <text:p>0,445</text:p>
          </table:table-cell>
          <table:table-cell table:style-name="ce11" table:formula="of:=[.C91]" office:value-type="float" office:value="17.3332028992687" calcext:value-type="float">
            <text:p>17,333</text:p>
          </table:table-cell>
          <table:table-cell table:style-name="ce11" table:formula="of:=([.B90]+[.D90])/2" office:value-type="float" office:value="17.3332028992687" calcext:value-type="float">
            <text:p>17,333</text:p>
          </table:table-cell>
          <table:table-cell table:style-name="ce11" table:formula="of:=([.C90]+[.E90])/2" office:value-type="float" office:value="17.3337089015747" calcext:value-type="float">
            <text:p>17,334</text:p>
          </table:table-cell>
          <table:table-cell table:style-name="ce11" table:formula="of:=([.D90]+[.F90])/2" office:value-type="float" office:value="17.3327579290944" calcext:value-type="float">
            <text:p>17,333</text:p>
          </table:table-cell>
          <table:table-cell table:style-name="ce11" table:formula="of:=([.E90]+[.G90])/2" office:value-type="float" office:value="17.3340391716369" calcext:value-type="float">
            <text:p>17,334</text:p>
          </table:table-cell>
          <table:table-cell table:style-name="ce11" table:formula="of:=([.F90]+[.H90])/2" office:value-type="float" office:value="17.3325821968507" calcext:value-type="float">
            <text:p>17,333</text:p>
          </table:table-cell>
          <table:table-cell table:style-name="ce11" table:formula="of:=([.G90]+[.I90])/2" office:value-type="float" office:value="17.3340391716369" calcext:value-type="float">
            <text:p>17,334</text:p>
          </table:table-cell>
          <table:table-cell table:style-name="ce11" table:formula="of:=([.H90]+[.J90])/2" office:value-type="float" office:value="17.3327579290944" calcext:value-type="float">
            <text:p>17,333</text:p>
          </table:table-cell>
          <table:table-cell table:style-name="ce11" table:formula="of:=([.I90]+[.K90])/2" office:value-type="float" office:value="17.3337089015747" calcext:value-type="float">
            <text:p>17,334</text:p>
          </table:table-cell>
          <table:table-cell table:style-name="ce11" table:formula="of:=([.J90]+[.L90])/2" office:value-type="float" office:value="17.3332028992687" calcext:value-type="float">
            <text:p>17,333</text:p>
          </table:table-cell>
          <table:table-cell table:style-name="ce11" table:formula="of:=[.K91]" office:value-type="float" office:value="17.3332028992687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5" calcext:value-type="float">
            <text:p>0,450</text:p>
          </table:table-cell>
          <table:table-cell table:style-name="ce11" table:formula="of:=[.C92]" office:value-type="float" office:value="17.3334559004217" calcext:value-type="float">
            <text:p>17,333</text:p>
          </table:table-cell>
          <table:table-cell table:style-name="ce11" table:formula="of:=([.B91]+[.D91])/2" office:value-type="float" office:value="17.3334559004217" calcext:value-type="float">
            <text:p>17,333</text:p>
          </table:table-cell>
          <table:table-cell table:style-name="ce11" table:formula="of:=([.C91]+[.E91])/2" office:value-type="float" office:value="17.3329804141816" calcext:value-type="float">
            <text:p>17,333</text:p>
          </table:table-cell>
          <table:table-cell table:style-name="ce11" table:formula="of:=([.D91]+[.F91])/2" office:value-type="float" office:value="17.3338740366058" calcext:value-type="float">
            <text:p>17,334</text:p>
          </table:table-cell>
          <table:table-cell table:style-name="ce11" table:formula="of:=([.E91]+[.G91])/2" office:value-type="float" office:value="17.3326700629726" calcext:value-type="float">
            <text:p>17,333</text:p>
          </table:table-cell>
          <table:table-cell table:style-name="ce11" table:formula="of:=([.F91]+[.H91])/2" office:value-type="float" office:value="17.3340391716369" calcext:value-type="float">
            <text:p>17,334</text:p>
          </table:table-cell>
          <table:table-cell table:style-name="ce11" table:formula="of:=([.G91]+[.I91])/2" office:value-type="float" office:value="17.3326700629726" calcext:value-type="float">
            <text:p>17,333</text:p>
          </table:table-cell>
          <table:table-cell table:style-name="ce11" table:formula="of:=([.H91]+[.J91])/2" office:value-type="float" office:value="17.3338740366058" calcext:value-type="float">
            <text:p>17,334</text:p>
          </table:table-cell>
          <table:table-cell table:style-name="ce11" table:formula="of:=([.I91]+[.K91])/2" office:value-type="float" office:value="17.3329804141816" calcext:value-type="float">
            <text:p>17,333</text:p>
          </table:table-cell>
          <table:table-cell table:style-name="ce11" table:formula="of:=([.J91]+[.L91])/2" office:value-type="float" office:value="17.3334559004217" calcext:value-type="float">
            <text:p>17,333</text:p>
          </table:table-cell>
          <table:table-cell table:style-name="ce11" table:formula="of:=[.K92]" office:value-type="float" office:value="17.3334559004217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55" calcext:value-type="float">
            <text:p>0,455</text:p>
          </table:table-cell>
          <table:table-cell table:style-name="ce11" table:formula="of:=[.C93]" office:value-type="float" office:value="17.3332181573016" calcext:value-type="float">
            <text:p>17,333</text:p>
          </table:table-cell>
          <table:table-cell table:style-name="ce11" table:formula="of:=([.B92]+[.D92])/2" office:value-type="float" office:value="17.3332181573016" calcext:value-type="float">
            <text:p>17,333</text:p>
          </table:table-cell>
          <table:table-cell table:style-name="ce11" table:formula="of:=([.C92]+[.E92])/2" office:value-type="float" office:value="17.3336649685137" calcext:value-type="float">
            <text:p>17,334</text:p>
          </table:table-cell>
          <table:table-cell table:style-name="ce11" table:formula="of:=([.D92]+[.F92])/2" office:value-type="float" office:value="17.3328252385771" calcext:value-type="float">
            <text:p>17,333</text:p>
          </table:table-cell>
          <table:table-cell table:style-name="ce11" table:formula="of:=([.E92]+[.G92])/2" office:value-type="float" office:value="17.3339566041213" calcext:value-type="float">
            <text:p>17,334</text:p>
          </table:table-cell>
          <table:table-cell table:style-name="ce11" table:formula="of:=([.F92]+[.H92])/2" office:value-type="float" office:value="17.3326700629726" calcext:value-type="float">
            <text:p>17,333</text:p>
          </table:table-cell>
          <table:table-cell table:style-name="ce11" table:formula="of:=([.G92]+[.I92])/2" office:value-type="float" office:value="17.3339566041213" calcext:value-type="float">
            <text:p>17,334</text:p>
          </table:table-cell>
          <table:table-cell table:style-name="ce11" table:formula="of:=([.H92]+[.J92])/2" office:value-type="float" office:value="17.3328252385771" calcext:value-type="float">
            <text:p>17,333</text:p>
          </table:table-cell>
          <table:table-cell table:style-name="ce11" table:formula="of:=([.I92]+[.K92])/2" office:value-type="float" office:value="17.3336649685137" calcext:value-type="float">
            <text:p>17,334</text:p>
          </table:table-cell>
          <table:table-cell table:style-name="ce11" table:formula="of:=([.J92]+[.L92])/2" office:value-type="float" office:value="17.3332181573016" calcext:value-type="float">
            <text:p>17,333</text:p>
          </table:table-cell>
          <table:table-cell table:style-name="ce11" table:formula="of:=[.K93]" office:value-type="float" office:value="17.333218157301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6" calcext:value-type="float">
            <text:p>0,460</text:p>
          </table:table-cell>
          <table:table-cell table:style-name="ce11" table:formula="of:=[.C94]" office:value-type="float" office:value="17.3334415629077" calcext:value-type="float">
            <text:p>17,333</text:p>
          </table:table-cell>
          <table:table-cell table:style-name="ce11" table:formula="of:=([.B93]+[.D93])/2" office:value-type="float" office:value="17.3334415629077" calcext:value-type="float">
            <text:p>17,333</text:p>
          </table:table-cell>
          <table:table-cell table:style-name="ce11" table:formula="of:=([.C93]+[.E93])/2" office:value-type="float" office:value="17.3330216979393" calcext:value-type="float">
            <text:p>17,333</text:p>
          </table:table-cell>
          <table:table-cell table:style-name="ce11" table:formula="of:=([.D93]+[.F93])/2" office:value-type="float" office:value="17.3338107863175" calcext:value-type="float">
            <text:p>17,334</text:p>
          </table:table-cell>
          <table:table-cell table:style-name="ce11" table:formula="of:=([.E93]+[.G93])/2" office:value-type="float" office:value="17.3327476507748" calcext:value-type="float">
            <text:p>17,333</text:p>
          </table:table-cell>
          <table:table-cell table:style-name="ce11" table:formula="of:=([.F93]+[.H93])/2" office:value-type="float" office:value="17.3339566041213" calcext:value-type="float">
            <text:p>17,334</text:p>
          </table:table-cell>
          <table:table-cell table:style-name="ce11" table:formula="of:=([.G93]+[.I93])/2" office:value-type="float" office:value="17.3327476507748" calcext:value-type="float">
            <text:p>17,333</text:p>
          </table:table-cell>
          <table:table-cell table:style-name="ce11" table:formula="of:=([.H93]+[.J93])/2" office:value-type="float" office:value="17.3338107863175" calcext:value-type="float">
            <text:p>17,334</text:p>
          </table:table-cell>
          <table:table-cell table:style-name="ce11" table:formula="of:=([.I93]+[.K93])/2" office:value-type="float" office:value="17.3330216979393" calcext:value-type="float">
            <text:p>17,333</text:p>
          </table:table-cell>
          <table:table-cell table:style-name="ce11" table:formula="of:=([.J93]+[.L93])/2" office:value-type="float" office:value="17.3334415629077" calcext:value-type="float">
            <text:p>17,333</text:p>
          </table:table-cell>
          <table:table-cell table:style-name="ce11" table:formula="of:=[.K94]" office:value-type="float" office:value="17.3334415629077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65" calcext:value-type="float">
            <text:p>0,465</text:p>
          </table:table-cell>
          <table:table-cell table:style-name="ce11" table:formula="of:=[.C95]" office:value-type="float" office:value="17.3332316304235" calcext:value-type="float">
            <text:p>17,333</text:p>
          </table:table-cell>
          <table:table-cell table:style-name="ce11" table:formula="of:=([.B94]+[.D94])/2" office:value-type="float" office:value="17.3332316304235" calcext:value-type="float">
            <text:p>17,333</text:p>
          </table:table-cell>
          <table:table-cell table:style-name="ce11" table:formula="of:=([.C94]+[.E94])/2" office:value-type="float" office:value="17.3336261746126" calcext:value-type="float">
            <text:p>17,334</text:p>
          </table:table-cell>
          <table:table-cell table:style-name="ce11" table:formula="of:=([.D94]+[.F94])/2" office:value-type="float" office:value="17.3328846743571" calcext:value-type="float">
            <text:p>17,333</text:p>
          </table:table-cell>
          <table:table-cell table:style-name="ce11" table:formula="of:=([.E94]+[.G94])/2" office:value-type="float" office:value="17.3338836952194" calcext:value-type="float">
            <text:p>17,334</text:p>
          </table:table-cell>
          <table:table-cell table:style-name="ce11" table:formula="of:=([.F94]+[.H94])/2" office:value-type="float" office:value="17.3327476507748" calcext:value-type="float">
            <text:p>17,333</text:p>
          </table:table-cell>
          <table:table-cell table:style-name="ce11" table:formula="of:=([.G94]+[.I94])/2" office:value-type="float" office:value="17.3338836952194" calcext:value-type="float">
            <text:p>17,334</text:p>
          </table:table-cell>
          <table:table-cell table:style-name="ce11" table:formula="of:=([.H94]+[.J94])/2" office:value-type="float" office:value="17.3328846743571" calcext:value-type="float">
            <text:p>17,333</text:p>
          </table:table-cell>
          <table:table-cell table:style-name="ce11" table:formula="of:=([.I94]+[.K94])/2" office:value-type="float" office:value="17.3336261746126" calcext:value-type="float">
            <text:p>17,334</text:p>
          </table:table-cell>
          <table:table-cell table:style-name="ce11" table:formula="of:=([.J94]+[.L94])/2" office:value-type="float" office:value="17.3332316304235" calcext:value-type="float">
            <text:p>17,333</text:p>
          </table:table-cell>
          <table:table-cell table:style-name="ce11" table:formula="of:=[.K95]" office:value-type="float" office:value="17.333231630423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7" calcext:value-type="float">
            <text:p>0,470</text:p>
          </table:table-cell>
          <table:table-cell table:style-name="ce11" table:formula="of:=[.C96]" office:value-type="float" office:value="17.3334289025181" calcext:value-type="float">
            <text:p>17,333</text:p>
          </table:table-cell>
          <table:table-cell table:style-name="ce11" table:formula="of:=([.B95]+[.D95])/2" office:value-type="float" office:value="17.3334289025181" calcext:value-type="float">
            <text:p>17,333</text:p>
          </table:table-cell>
          <table:table-cell table:style-name="ce11" table:formula="of:=([.C95]+[.E95])/2" office:value-type="float" office:value="17.3330581523903" calcext:value-type="float">
            <text:p>17,333</text:p>
          </table:table-cell>
          <table:table-cell table:style-name="ce11" table:formula="of:=([.D95]+[.F95])/2" office:value-type="float" office:value="17.333754934916" calcext:value-type="float">
            <text:p>17,334</text:p>
          </table:table-cell>
          <table:table-cell table:style-name="ce11" table:formula="of:=([.E95]+[.G95])/2" office:value-type="float" office:value="17.3328161625659" calcext:value-type="float">
            <text:p>17,333</text:p>
          </table:table-cell>
          <table:table-cell table:style-name="ce11" table:formula="of:=([.F95]+[.H95])/2" office:value-type="float" office:value="17.3338836952194" calcext:value-type="float">
            <text:p>17,334</text:p>
          </table:table-cell>
          <table:table-cell table:style-name="ce11" table:formula="of:=([.G95]+[.I95])/2" office:value-type="float" office:value="17.3328161625659" calcext:value-type="float">
            <text:p>17,333</text:p>
          </table:table-cell>
          <table:table-cell table:style-name="ce11" table:formula="of:=([.H95]+[.J95])/2" office:value-type="float" office:value="17.333754934916" calcext:value-type="float">
            <text:p>17,334</text:p>
          </table:table-cell>
          <table:table-cell table:style-name="ce11" table:formula="of:=([.I95]+[.K95])/2" office:value-type="float" office:value="17.3330581523903" calcext:value-type="float">
            <text:p>17,333</text:p>
          </table:table-cell>
          <table:table-cell table:style-name="ce11" table:formula="of:=([.J95]+[.L95])/2" office:value-type="float" office:value="17.3334289025181" calcext:value-type="float">
            <text:p>17,333</text:p>
          </table:table-cell>
          <table:table-cell table:style-name="ce11" table:formula="of:=[.K96]" office:value-type="float" office:value="17.3334289025181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75" calcext:value-type="float">
            <text:p>0,475</text:p>
          </table:table-cell>
          <table:table-cell table:style-name="ce11" table:formula="of:=[.C97]" office:value-type="float" office:value="17.3332435274542" calcext:value-type="float">
            <text:p>17,333</text:p>
          </table:table-cell>
          <table:table-cell table:style-name="ce11" table:formula="of:=([.B96]+[.D96])/2" office:value-type="float" office:value="17.3332435274542" calcext:value-type="float">
            <text:p>17,333</text:p>
          </table:table-cell>
          <table:table-cell table:style-name="ce11" table:formula="of:=([.C96]+[.E96])/2" office:value-type="float" office:value="17.333591918717" calcext:value-type="float">
            <text:p>17,334</text:p>
          </table:table-cell>
          <table:table-cell table:style-name="ce11" table:formula="of:=([.D96]+[.F96])/2" office:value-type="float" office:value="17.3329371574781" calcext:value-type="float">
            <text:p>17,333</text:p>
          </table:table-cell>
          <table:table-cell table:style-name="ce11" table:formula="of:=([.E96]+[.G96])/2" office:value-type="float" office:value="17.3338193150677" calcext:value-type="float">
            <text:p>17,334</text:p>
          </table:table-cell>
          <table:table-cell table:style-name="ce11" table:formula="of:=([.F96]+[.H96])/2" office:value-type="float" office:value="17.3328161625659" calcext:value-type="float">
            <text:p>17,333</text:p>
          </table:table-cell>
          <table:table-cell table:style-name="ce11" table:formula="of:=([.G96]+[.I96])/2" office:value-type="float" office:value="17.3338193150677" calcext:value-type="float">
            <text:p>17,334</text:p>
          </table:table-cell>
          <table:table-cell table:style-name="ce11" table:formula="of:=([.H96]+[.J96])/2" office:value-type="float" office:value="17.3329371574781" calcext:value-type="float">
            <text:p>17,333</text:p>
          </table:table-cell>
          <table:table-cell table:style-name="ce11" table:formula="of:=([.I96]+[.K96])/2" office:value-type="float" office:value="17.333591918717" calcext:value-type="float">
            <text:p>17,334</text:p>
          </table:table-cell>
          <table:table-cell table:style-name="ce11" table:formula="of:=([.J96]+[.L96])/2" office:value-type="float" office:value="17.3332435274542" calcext:value-type="float">
            <text:p>17,333</text:p>
          </table:table-cell>
          <table:table-cell table:style-name="ce11" table:formula="of:=[.K97]" office:value-type="float" office:value="17.333243527454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8" calcext:value-type="float">
            <text:p>0,480</text:p>
          </table:table-cell>
          <table:table-cell table:style-name="ce11" table:formula="of:=[.C98]" office:value-type="float" office:value="17.3334177230856" calcext:value-type="float">
            <text:p>17,333</text:p>
          </table:table-cell>
          <table:table-cell table:style-name="ce11" table:formula="of:=([.B97]+[.D97])/2" office:value-type="float" office:value="17.3334177230856" calcext:value-type="float">
            <text:p>17,333</text:p>
          </table:table-cell>
          <table:table-cell table:style-name="ce11" table:formula="of:=([.C97]+[.E97])/2" office:value-type="float" office:value="17.3330903424661" calcext:value-type="float">
            <text:p>17,333</text:p>
          </table:table-cell>
          <table:table-cell table:style-name="ce11" table:formula="of:=([.D97]+[.F97])/2" office:value-type="float" office:value="17.3337056168924" calcext:value-type="float">
            <text:p>17,334</text:p>
          </table:table-cell>
          <table:table-cell table:style-name="ce11" table:formula="of:=([.E97]+[.G97])/2" office:value-type="float" office:value="17.332876660022" calcext:value-type="float">
            <text:p>17,333</text:p>
          </table:table-cell>
          <table:table-cell table:style-name="ce11" table:formula="of:=([.F97]+[.H97])/2" office:value-type="float" office:value="17.3338193150677" calcext:value-type="float">
            <text:p>17,334</text:p>
          </table:table-cell>
          <table:table-cell table:style-name="ce11" table:formula="of:=([.G97]+[.I97])/2" office:value-type="float" office:value="17.332876660022" calcext:value-type="float">
            <text:p>17,333</text:p>
          </table:table-cell>
          <table:table-cell table:style-name="ce11" table:formula="of:=([.H97]+[.J97])/2" office:value-type="float" office:value="17.3337056168924" calcext:value-type="float">
            <text:p>17,334</text:p>
          </table:table-cell>
          <table:table-cell table:style-name="ce11" table:formula="of:=([.I97]+[.K97])/2" office:value-type="float" office:value="17.3330903424661" calcext:value-type="float">
            <text:p>17,333</text:p>
          </table:table-cell>
          <table:table-cell table:style-name="ce11" table:formula="of:=([.J97]+[.L97])/2" office:value-type="float" office:value="17.3334177230856" calcext:value-type="float">
            <text:p>17,333</text:p>
          </table:table-cell>
          <table:table-cell table:style-name="ce11" table:formula="of:=[.K98]" office:value-type="float" office:value="17.333417723085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85" calcext:value-type="float">
            <text:p>0,485</text:p>
          </table:table-cell>
          <table:table-cell table:style-name="ce11" table:formula="of:=[.C99]" office:value-type="float" office:value="17.3332540327759" calcext:value-type="float">
            <text:p>17,333</text:p>
          </table:table-cell>
          <table:table-cell table:style-name="ce11" table:formula="of:=([.B98]+[.D98])/2" office:value-type="float" office:value="17.3332540327759" calcext:value-type="float">
            <text:p>17,333</text:p>
          </table:table-cell>
          <table:table-cell table:style-name="ce11" table:formula="of:=([.C98]+[.E98])/2" office:value-type="float" office:value="17.333561669989" calcext:value-type="float">
            <text:p>17,334</text:p>
          </table:table-cell>
          <table:table-cell table:style-name="ce11" table:formula="of:=([.D98]+[.F98])/2" office:value-type="float" office:value="17.3329835012441" calcext:value-type="float">
            <text:p>17,333</text:p>
          </table:table-cell>
          <table:table-cell table:style-name="ce11" table:formula="of:=([.E98]+[.G98])/2" office:value-type="float" office:value="17.3337624659801" calcext:value-type="float">
            <text:p>17,334</text:p>
          </table:table-cell>
          <table:table-cell table:style-name="ce11" table:formula="of:=([.F98]+[.H98])/2" office:value-type="float" office:value="17.332876660022" calcext:value-type="float">
            <text:p>17,333</text:p>
          </table:table-cell>
          <table:table-cell table:style-name="ce11" table:formula="of:=([.G98]+[.I98])/2" office:value-type="float" office:value="17.3337624659801" calcext:value-type="float">
            <text:p>17,334</text:p>
          </table:table-cell>
          <table:table-cell table:style-name="ce11" table:formula="of:=([.H98]+[.J98])/2" office:value-type="float" office:value="17.3329835012441" calcext:value-type="float">
            <text:p>17,333</text:p>
          </table:table-cell>
          <table:table-cell table:style-name="ce11" table:formula="of:=([.I98]+[.K98])/2" office:value-type="float" office:value="17.333561669989" calcext:value-type="float">
            <text:p>17,334</text:p>
          </table:table-cell>
          <table:table-cell table:style-name="ce11" table:formula="of:=([.J98]+[.L98])/2" office:value-type="float" office:value="17.3332540327759" calcext:value-type="float">
            <text:p>17,333</text:p>
          </table:table-cell>
          <table:table-cell table:style-name="ce11" table:formula="of:=[.K99]" office:value-type="float" office:value="17.3332540327759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9" calcext:value-type="float">
            <text:p>0,490</text:p>
          </table:table-cell>
          <table:table-cell table:style-name="ce11" table:formula="of:=[.C100]" office:value-type="float" office:value="17.3334078513824" calcext:value-type="float">
            <text:p>17,333</text:p>
          </table:table-cell>
          <table:table-cell table:style-name="ce11" table:formula="of:=([.B99]+[.D99])/2" office:value-type="float" office:value="17.3334078513824" calcext:value-type="float">
            <text:p>17,333</text:p>
          </table:table-cell>
          <table:table-cell table:style-name="ce11" table:formula="of:=([.C99]+[.E99])/2" office:value-type="float" office:value="17.33311876701" calcext:value-type="float">
            <text:p>17,333</text:p>
          </table:table-cell>
          <table:table-cell table:style-name="ce11" table:formula="of:=([.D99]+[.F99])/2" office:value-type="float" office:value="17.3336620679845" calcext:value-type="float">
            <text:p>17,334</text:p>
          </table:table-cell>
          <table:table-cell table:style-name="ce11" table:formula="of:=([.E99]+[.G99])/2" office:value-type="float" office:value="17.3329300806331" calcext:value-type="float">
            <text:p>17,333</text:p>
          </table:table-cell>
          <table:table-cell table:style-name="ce11" table:formula="of:=([.F99]+[.H99])/2" office:value-type="float" office:value="17.3337624659801" calcext:value-type="float">
            <text:p>17,334</text:p>
          </table:table-cell>
          <table:table-cell table:style-name="ce11" table:formula="of:=([.G99]+[.I99])/2" office:value-type="float" office:value="17.3329300806331" calcext:value-type="float">
            <text:p>17,333</text:p>
          </table:table-cell>
          <table:table-cell table:style-name="ce11" table:formula="of:=([.H99]+[.J99])/2" office:value-type="float" office:value="17.3336620679845" calcext:value-type="float">
            <text:p>17,334</text:p>
          </table:table-cell>
          <table:table-cell table:style-name="ce11" table:formula="of:=([.I99]+[.K99])/2" office:value-type="float" office:value="17.33311876701" calcext:value-type="float">
            <text:p>17,333</text:p>
          </table:table-cell>
          <table:table-cell table:style-name="ce11" table:formula="of:=([.J99]+[.L99])/2" office:value-type="float" office:value="17.3334078513824" calcext:value-type="float">
            <text:p>17,333</text:p>
          </table:table-cell>
          <table:table-cell table:style-name="ce11" table:formula="of:=[.K100]" office:value-type="float" office:value="17.333407851382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495" calcext:value-type="float">
            <text:p>0,495</text:p>
          </table:table-cell>
          <table:table-cell table:style-name="ce11" table:formula="of:=[.C101]" office:value-type="float" office:value="17.3332633091962" calcext:value-type="float">
            <text:p>17,333</text:p>
          </table:table-cell>
          <table:table-cell table:style-name="ce11" table:formula="of:=([.B100]+[.D100])/2" office:value-type="float" office:value="17.3332633091962" calcext:value-type="float">
            <text:p>17,333</text:p>
          </table:table-cell>
          <table:table-cell table:style-name="ce11" table:formula="of:=([.C100]+[.E100])/2" office:value-type="float" office:value="17.3335349596835" calcext:value-type="float">
            <text:p>17,334</text:p>
          </table:table-cell>
          <table:table-cell table:style-name="ce11" table:formula="of:=([.D100]+[.F100])/2" office:value-type="float" office:value="17.3330244238215" calcext:value-type="float">
            <text:p>17,333</text:p>
          </table:table-cell>
          <table:table-cell table:style-name="ce11" table:formula="of:=([.E100]+[.G100])/2" office:value-type="float" office:value="17.3337122669823" calcext:value-type="float">
            <text:p>17,334</text:p>
          </table:table-cell>
          <table:table-cell table:style-name="ce11" table:formula="of:=([.F100]+[.H100])/2" office:value-type="float" office:value="17.3329300806331" calcext:value-type="float">
            <text:p>17,333</text:p>
          </table:table-cell>
          <table:table-cell table:style-name="ce11" table:formula="of:=([.G100]+[.I100])/2" office:value-type="float" office:value="17.3337122669823" calcext:value-type="float">
            <text:p>17,334</text:p>
          </table:table-cell>
          <table:table-cell table:style-name="ce11" table:formula="of:=([.H100]+[.J100])/2" office:value-type="float" office:value="17.3330244238215" calcext:value-type="float">
            <text:p>17,333</text:p>
          </table:table-cell>
          <table:table-cell table:style-name="ce11" table:formula="of:=([.I100]+[.K100])/2" office:value-type="float" office:value="17.3335349596835" calcext:value-type="float">
            <text:p>17,334</text:p>
          </table:table-cell>
          <table:table-cell table:style-name="ce11" table:formula="of:=([.J100]+[.L100])/2" office:value-type="float" office:value="17.3332633091962" calcext:value-type="float">
            <text:p>17,333</text:p>
          </table:table-cell>
          <table:table-cell table:style-name="ce11" table:formula="of:=[.K101]" office:value-type="float" office:value="17.333263309196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" calcext:value-type="float">
            <text:p>0,500</text:p>
          </table:table-cell>
          <table:table-cell table:style-name="ce11" table:formula="of:=[.C102]" office:value-type="float" office:value="17.3333991344398" calcext:value-type="float">
            <text:p>17,333</text:p>
          </table:table-cell>
          <table:table-cell table:style-name="ce11" table:formula="of:=([.B101]+[.D101])/2" office:value-type="float" office:value="17.3333991344398" calcext:value-type="float">
            <text:p>17,333</text:p>
          </table:table-cell>
          <table:table-cell table:style-name="ce11" table:formula="of:=([.C101]+[.E101])/2" office:value-type="float" office:value="17.3331438665089" calcext:value-type="float">
            <text:p>17,333</text:p>
          </table:table-cell>
          <table:table-cell table:style-name="ce11" table:formula="of:=([.D101]+[.F101])/2" office:value-type="float" office:value="17.3336236133329" calcext:value-type="float">
            <text:p>17,334</text:p>
          </table:table-cell>
          <table:table-cell table:style-name="ce11" table:formula="of:=([.E101]+[.G101])/2" office:value-type="float" office:value="17.3329772522273" calcext:value-type="float">
            <text:p>17,333</text:p>
          </table:table-cell>
          <table:table-cell table:style-name="ce11" table:formula="of:=([.F101]+[.H101])/2" office:value-type="float" office:value="17.3337122669823" calcext:value-type="float">
            <text:p>17,334</text:p>
          </table:table-cell>
          <table:table-cell table:style-name="ce11" table:formula="of:=([.G101]+[.I101])/2" office:value-type="float" office:value="17.3329772522273" calcext:value-type="float">
            <text:p>17,333</text:p>
          </table:table-cell>
          <table:table-cell table:style-name="ce11" table:formula="of:=([.H101]+[.J101])/2" office:value-type="float" office:value="17.3336236133329" calcext:value-type="float">
            <text:p>17,334</text:p>
          </table:table-cell>
          <table:table-cell table:style-name="ce11" table:formula="of:=([.I101]+[.K101])/2" office:value-type="float" office:value="17.3331438665089" calcext:value-type="float">
            <text:p>17,333</text:p>
          </table:table-cell>
          <table:table-cell table:style-name="ce11" table:formula="of:=([.J101]+[.L101])/2" office:value-type="float" office:value="17.3333991344398" calcext:value-type="float">
            <text:p>17,333</text:p>
          </table:table-cell>
          <table:table-cell table:style-name="ce11" table:formula="of:=[.K102]" office:value-type="float" office:value="17.3333991344398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05" calcext:value-type="float">
            <text:p>0,505</text:p>
          </table:table-cell>
          <table:table-cell table:style-name="ce11" table:formula="of:=[.C103]" office:value-type="float" office:value="17.3332715004744" calcext:value-type="float">
            <text:p>17,333</text:p>
          </table:table-cell>
          <table:table-cell table:style-name="ce11" table:formula="of:=([.B102]+[.D102])/2" office:value-type="float" office:value="17.3332715004744" calcext:value-type="float">
            <text:p>17,333</text:p>
          </table:table-cell>
          <table:table-cell table:style-name="ce11" table:formula="of:=([.C102]+[.E102])/2" office:value-type="float" office:value="17.3335113738864" calcext:value-type="float">
            <text:p>17,334</text:p>
          </table:table-cell>
          <table:table-cell table:style-name="ce11" table:formula="of:=([.D102]+[.F102])/2" office:value-type="float" office:value="17.3330605593681" calcext:value-type="float">
            <text:p>17,333</text:p>
          </table:table-cell>
          <table:table-cell table:style-name="ce11" table:formula="of:=([.E102]+[.G102])/2" office:value-type="float" office:value="17.3336679401576" calcext:value-type="float">
            <text:p>17,334</text:p>
          </table:table-cell>
          <table:table-cell table:style-name="ce11" table:formula="of:=([.F102]+[.H102])/2" office:value-type="float" office:value="17.3329772522273" calcext:value-type="float">
            <text:p>17,333</text:p>
          </table:table-cell>
          <table:table-cell table:style-name="ce11" table:formula="of:=([.G102]+[.I102])/2" office:value-type="float" office:value="17.3336679401576" calcext:value-type="float">
            <text:p>17,334</text:p>
          </table:table-cell>
          <table:table-cell table:style-name="ce11" table:formula="of:=([.H102]+[.J102])/2" office:value-type="float" office:value="17.3330605593681" calcext:value-type="float">
            <text:p>17,333</text:p>
          </table:table-cell>
          <table:table-cell table:style-name="ce11" table:formula="of:=([.I102]+[.K102])/2" office:value-type="float" office:value="17.3335113738864" calcext:value-type="float">
            <text:p>17,334</text:p>
          </table:table-cell>
          <table:table-cell table:style-name="ce11" table:formula="of:=([.J102]+[.L102])/2" office:value-type="float" office:value="17.3332715004744" calcext:value-type="float">
            <text:p>17,333</text:p>
          </table:table-cell>
          <table:table-cell table:style-name="ce11" table:formula="of:=[.K103]" office:value-type="float" office:value="17.333271500474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1" calcext:value-type="float">
            <text:p>0,510</text:p>
          </table:table-cell>
          <table:table-cell table:style-name="ce11" table:formula="of:=[.C104]" office:value-type="float" office:value="17.3333914371804" calcext:value-type="float">
            <text:p>17,333</text:p>
          </table:table-cell>
          <table:table-cell table:style-name="ce11" table:formula="of:=([.B103]+[.D103])/2" office:value-type="float" office:value="17.3333914371804" calcext:value-type="float">
            <text:p>17,333</text:p>
          </table:table-cell>
          <table:table-cell table:style-name="ce11" table:formula="of:=([.C103]+[.E103])/2" office:value-type="float" office:value="17.3331660299212" calcext:value-type="float">
            <text:p>17,333</text:p>
          </table:table-cell>
          <table:table-cell table:style-name="ce11" table:formula="of:=([.D103]+[.F103])/2" office:value-type="float" office:value="17.333589657022" calcext:value-type="float">
            <text:p>17,334</text:p>
          </table:table-cell>
          <table:table-cell table:style-name="ce11" table:formula="of:=([.E103]+[.G103])/2" office:value-type="float" office:value="17.3330189057977" calcext:value-type="float">
            <text:p>17,333</text:p>
          </table:table-cell>
          <table:table-cell table:style-name="ce11" table:formula="of:=([.F103]+[.H103])/2" office:value-type="float" office:value="17.3336679401576" calcext:value-type="float">
            <text:p>17,334</text:p>
          </table:table-cell>
          <table:table-cell table:style-name="ce11" table:formula="of:=([.G103]+[.I103])/2" office:value-type="float" office:value="17.3330189057977" calcext:value-type="float">
            <text:p>17,333</text:p>
          </table:table-cell>
          <table:table-cell table:style-name="ce11" table:formula="of:=([.H103]+[.J103])/2" office:value-type="float" office:value="17.333589657022" calcext:value-type="float">
            <text:p>17,334</text:p>
          </table:table-cell>
          <table:table-cell table:style-name="ce11" table:formula="of:=([.I103]+[.K103])/2" office:value-type="float" office:value="17.3331660299212" calcext:value-type="float">
            <text:p>17,333</text:p>
          </table:table-cell>
          <table:table-cell table:style-name="ce11" table:formula="of:=([.J103]+[.L103])/2" office:value-type="float" office:value="17.3333914371804" calcext:value-type="float">
            <text:p>17,333</text:p>
          </table:table-cell>
          <table:table-cell table:style-name="ce11" table:formula="of:=[.K104]" office:value-type="float" office:value="17.333391437180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15" calcext:value-type="float">
            <text:p>0,515</text:p>
          </table:table-cell>
          <table:table-cell table:style-name="ce11" table:formula="of:=[.C105]" office:value-type="float" office:value="17.3332787335508" calcext:value-type="float">
            <text:p>17,333</text:p>
          </table:table-cell>
          <table:table-cell table:style-name="ce11" table:formula="of:=([.B104]+[.D104])/2" office:value-type="float" office:value="17.3332787335508" calcext:value-type="float">
            <text:p>17,333</text:p>
          </table:table-cell>
          <table:table-cell table:style-name="ce11" table:formula="of:=([.C104]+[.E104])/2" office:value-type="float" office:value="17.3334905471012" calcext:value-type="float">
            <text:p>17,333</text:p>
          </table:table-cell>
          <table:table-cell table:style-name="ce11" table:formula="of:=([.D104]+[.F104])/2" office:value-type="float" office:value="17.3330924678594" calcext:value-type="float">
            <text:p>17,333</text:p>
          </table:table-cell>
          <table:table-cell table:style-name="ce11" table:formula="of:=([.E104]+[.G104])/2" office:value-type="float" office:value="17.3336287985898" calcext:value-type="float">
            <text:p>17,334</text:p>
          </table:table-cell>
          <table:table-cell table:style-name="ce11" table:formula="of:=([.F104]+[.H104])/2" office:value-type="float" office:value="17.3330189057977" calcext:value-type="float">
            <text:p>17,333</text:p>
          </table:table-cell>
          <table:table-cell table:style-name="ce11" table:formula="of:=([.G104]+[.I104])/2" office:value-type="float" office:value="17.3336287985898" calcext:value-type="float">
            <text:p>17,334</text:p>
          </table:table-cell>
          <table:table-cell table:style-name="ce11" table:formula="of:=([.H104]+[.J104])/2" office:value-type="float" office:value="17.3330924678594" calcext:value-type="float">
            <text:p>17,333</text:p>
          </table:table-cell>
          <table:table-cell table:style-name="ce11" table:formula="of:=([.I104]+[.K104])/2" office:value-type="float" office:value="17.3334905471012" calcext:value-type="float">
            <text:p>17,333</text:p>
          </table:table-cell>
          <table:table-cell table:style-name="ce11" table:formula="of:=([.J104]+[.L104])/2" office:value-type="float" office:value="17.3332787335508" calcext:value-type="float">
            <text:p>17,333</text:p>
          </table:table-cell>
          <table:table-cell table:style-name="ce11" table:formula="of:=[.K105]" office:value-type="float" office:value="17.3332787335508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2" calcext:value-type="float">
            <text:p>0,520</text:p>
          </table:table-cell>
          <table:table-cell table:style-name="ce11" table:formula="of:=[.C106]" office:value-type="float" office:value="17.333384640326" calcext:value-type="float">
            <text:p>17,333</text:p>
          </table:table-cell>
          <table:table-cell table:style-name="ce11" table:formula="of:=([.B105]+[.D105])/2" office:value-type="float" office:value="17.333384640326" calcext:value-type="float">
            <text:p>17,333</text:p>
          </table:table-cell>
          <table:table-cell table:style-name="ce11" table:formula="of:=([.C105]+[.E105])/2" office:value-type="float" office:value="17.3331856007051" calcext:value-type="float">
            <text:p>17,333</text:p>
          </table:table-cell>
          <table:table-cell table:style-name="ce11" table:formula="of:=([.D105]+[.F105])/2" office:value-type="float" office:value="17.3335596728455" calcext:value-type="float">
            <text:p>17,334</text:p>
          </table:table-cell>
          <table:table-cell table:style-name="ce11" table:formula="of:=([.E105]+[.G105])/2" office:value-type="float" office:value="17.3330556868286" calcext:value-type="float">
            <text:p>17,333</text:p>
          </table:table-cell>
          <table:table-cell table:style-name="ce11" table:formula="of:=([.F105]+[.H105])/2" office:value-type="float" office:value="17.3336287985898" calcext:value-type="float">
            <text:p>17,334</text:p>
          </table:table-cell>
          <table:table-cell table:style-name="ce11" table:formula="of:=([.G105]+[.I105])/2" office:value-type="float" office:value="17.3330556868286" calcext:value-type="float">
            <text:p>17,333</text:p>
          </table:table-cell>
          <table:table-cell table:style-name="ce11" table:formula="of:=([.H105]+[.J105])/2" office:value-type="float" office:value="17.3335596728455" calcext:value-type="float">
            <text:p>17,334</text:p>
          </table:table-cell>
          <table:table-cell table:style-name="ce11" table:formula="of:=([.I105]+[.K105])/2" office:value-type="float" office:value="17.3331856007051" calcext:value-type="float">
            <text:p>17,333</text:p>
          </table:table-cell>
          <table:table-cell table:style-name="ce11" table:formula="of:=([.J105]+[.L105])/2" office:value-type="float" office:value="17.333384640326" calcext:value-type="float">
            <text:p>17,333</text:p>
          </table:table-cell>
          <table:table-cell table:style-name="ce11" table:formula="of:=[.K106]" office:value-type="float" office:value="17.33338464032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25" calcext:value-type="float">
            <text:p>0,525</text:p>
          </table:table-cell>
          <table:table-cell table:style-name="ce11" table:formula="of:=[.C107]" office:value-type="float" office:value="17.3332851205155" calcext:value-type="float">
            <text:p>17,333</text:p>
          </table:table-cell>
          <table:table-cell table:style-name="ce11" table:formula="of:=([.B106]+[.D106])/2" office:value-type="float" office:value="17.3332851205155" calcext:value-type="float">
            <text:p>17,333</text:p>
          </table:table-cell>
          <table:table-cell table:style-name="ce11" table:formula="of:=([.C106]+[.E106])/2" office:value-type="float" office:value="17.3334721565857" calcext:value-type="float">
            <text:p>17,333</text:p>
          </table:table-cell>
          <table:table-cell table:style-name="ce11" table:formula="of:=([.D106]+[.F106])/2" office:value-type="float" office:value="17.3331206437668" calcext:value-type="float">
            <text:p>17,333</text:p>
          </table:table-cell>
          <table:table-cell table:style-name="ce11" table:formula="of:=([.E106]+[.G106])/2" office:value-type="float" office:value="17.3335942357176" calcext:value-type="float">
            <text:p>17,334</text:p>
          </table:table-cell>
          <table:table-cell table:style-name="ce11" table:formula="of:=([.F106]+[.H106])/2" office:value-type="float" office:value="17.3330556868286" calcext:value-type="float">
            <text:p>17,333</text:p>
          </table:table-cell>
          <table:table-cell table:style-name="ce11" table:formula="of:=([.G106]+[.I106])/2" office:value-type="float" office:value="17.3335942357176" calcext:value-type="float">
            <text:p>17,334</text:p>
          </table:table-cell>
          <table:table-cell table:style-name="ce11" table:formula="of:=([.H106]+[.J106])/2" office:value-type="float" office:value="17.3331206437668" calcext:value-type="float">
            <text:p>17,333</text:p>
          </table:table-cell>
          <table:table-cell table:style-name="ce11" table:formula="of:=([.I106]+[.K106])/2" office:value-type="float" office:value="17.3334721565857" calcext:value-type="float">
            <text:p>17,333</text:p>
          </table:table-cell>
          <table:table-cell table:style-name="ce11" table:formula="of:=([.J106]+[.L106])/2" office:value-type="float" office:value="17.3332851205155" calcext:value-type="float">
            <text:p>17,333</text:p>
          </table:table-cell>
          <table:table-cell table:style-name="ce11" table:formula="of:=[.K107]" office:value-type="float" office:value="17.333285120515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3" calcext:value-type="float">
            <text:p>0,530</text:p>
          </table:table-cell>
          <table:table-cell table:style-name="ce11" table:formula="of:=[.C108]" office:value-type="float" office:value="17.3333786385506" calcext:value-type="float">
            <text:p>17,333</text:p>
          </table:table-cell>
          <table:table-cell table:style-name="ce11" table:formula="of:=([.B107]+[.D107])/2" office:value-type="float" office:value="17.3333786385506" calcext:value-type="float">
            <text:p>17,333</text:p>
          </table:table-cell>
          <table:table-cell table:style-name="ce11" table:formula="of:=([.C107]+[.E107])/2" office:value-type="float" office:value="17.3332028821412" calcext:value-type="float">
            <text:p>17,333</text:p>
          </table:table-cell>
          <table:table-cell table:style-name="ce11" table:formula="of:=([.D107]+[.F107])/2" office:value-type="float" office:value="17.3335331961517" calcext:value-type="float">
            <text:p>17,334</text:p>
          </table:table-cell>
          <table:table-cell table:style-name="ce11" table:formula="of:=([.E107]+[.G107])/2" office:value-type="float" office:value="17.3330881652977" calcext:value-type="float">
            <text:p>17,333</text:p>
          </table:table-cell>
          <table:table-cell table:style-name="ce11" table:formula="of:=([.F107]+[.H107])/2" office:value-type="float" office:value="17.3335942357176" calcext:value-type="float">
            <text:p>17,334</text:p>
          </table:table-cell>
          <table:table-cell table:style-name="ce11" table:formula="of:=([.G107]+[.I107])/2" office:value-type="float" office:value="17.3330881652977" calcext:value-type="float">
            <text:p>17,333</text:p>
          </table:table-cell>
          <table:table-cell table:style-name="ce11" table:formula="of:=([.H107]+[.J107])/2" office:value-type="float" office:value="17.3335331961517" calcext:value-type="float">
            <text:p>17,334</text:p>
          </table:table-cell>
          <table:table-cell table:style-name="ce11" table:formula="of:=([.I107]+[.K107])/2" office:value-type="float" office:value="17.3332028821412" calcext:value-type="float">
            <text:p>17,333</text:p>
          </table:table-cell>
          <table:table-cell table:style-name="ce11" table:formula="of:=([.J107]+[.L107])/2" office:value-type="float" office:value="17.3333786385506" calcext:value-type="float">
            <text:p>17,333</text:p>
          </table:table-cell>
          <table:table-cell table:style-name="ce11" table:formula="of:=[.K108]" office:value-type="float" office:value="17.333378638550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35" calcext:value-type="float">
            <text:p>0,535</text:p>
          </table:table-cell>
          <table:table-cell table:style-name="ce11" table:formula="of:=[.C109]" office:value-type="float" office:value="17.3332907603459" calcext:value-type="float">
            <text:p>17,333</text:p>
          </table:table-cell>
          <table:table-cell table:style-name="ce11" table:formula="of:=([.B108]+[.D108])/2" office:value-type="float" office:value="17.3332907603459" calcext:value-type="float">
            <text:p>17,333</text:p>
          </table:table-cell>
          <table:table-cell table:style-name="ce11" table:formula="of:=([.C108]+[.E108])/2" office:value-type="float" office:value="17.3334559173512" calcext:value-type="float">
            <text:p>17,333</text:p>
          </table:table-cell>
          <table:table-cell table:style-name="ce11" table:formula="of:=([.D108]+[.F108])/2" office:value-type="float" office:value="17.3331455237195" calcext:value-type="float">
            <text:p>17,333</text:p>
          </table:table-cell>
          <table:table-cell table:style-name="ce11" table:formula="of:=([.E108]+[.G108])/2" office:value-type="float" office:value="17.3335637159347" calcext:value-type="float">
            <text:p>17,334</text:p>
          </table:table-cell>
          <table:table-cell table:style-name="ce11" table:formula="of:=([.F108]+[.H108])/2" office:value-type="float" office:value="17.3330881652977" calcext:value-type="float">
            <text:p>17,333</text:p>
          </table:table-cell>
          <table:table-cell table:style-name="ce11" table:formula="of:=([.G108]+[.I108])/2" office:value-type="float" office:value="17.3335637159347" calcext:value-type="float">
            <text:p>17,334</text:p>
          </table:table-cell>
          <table:table-cell table:style-name="ce11" table:formula="of:=([.H108]+[.J108])/2" office:value-type="float" office:value="17.3331455237195" calcext:value-type="float">
            <text:p>17,333</text:p>
          </table:table-cell>
          <table:table-cell table:style-name="ce11" table:formula="of:=([.I108]+[.K108])/2" office:value-type="float" office:value="17.3334559173512" calcext:value-type="float">
            <text:p>17,333</text:p>
          </table:table-cell>
          <table:table-cell table:style-name="ce11" table:formula="of:=([.J108]+[.L108])/2" office:value-type="float" office:value="17.3332907603459" calcext:value-type="float">
            <text:p>17,333</text:p>
          </table:table-cell>
          <table:table-cell table:style-name="ce11" table:formula="of:=[.K109]" office:value-type="float" office:value="17.3332907603459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4" calcext:value-type="float">
            <text:p>0,540</text:p>
          </table:table-cell>
          <table:table-cell table:style-name="ce11" table:formula="of:=[.C110]" office:value-type="float" office:value="17.3333733388485" calcext:value-type="float">
            <text:p>17,333</text:p>
          </table:table-cell>
          <table:table-cell table:style-name="ce11" table:formula="of:=([.B109]+[.D109])/2" office:value-type="float" office:value="17.3333733388485" calcext:value-type="float">
            <text:p>17,333</text:p>
          </table:table-cell>
          <table:table-cell table:style-name="ce11" table:formula="of:=([.C109]+[.E109])/2" office:value-type="float" office:value="17.3332181420327" calcext:value-type="float">
            <text:p>17,333</text:p>
          </table:table-cell>
          <table:table-cell table:style-name="ce11" table:formula="of:=([.D109]+[.F109])/2" office:value-type="float" office:value="17.3335098166429" calcext:value-type="float">
            <text:p>17,334</text:p>
          </table:table-cell>
          <table:table-cell table:style-name="ce11" table:formula="of:=([.E109]+[.G109])/2" office:value-type="float" office:value="17.3331168445086" calcext:value-type="float">
            <text:p>17,333</text:p>
          </table:table-cell>
          <table:table-cell table:style-name="ce11" table:formula="of:=([.F109]+[.H109])/2" office:value-type="float" office:value="17.3335637159347" calcext:value-type="float">
            <text:p>17,334</text:p>
          </table:table-cell>
          <table:table-cell table:style-name="ce11" table:formula="of:=([.G109]+[.I109])/2" office:value-type="float" office:value="17.3331168445086" calcext:value-type="float">
            <text:p>17,333</text:p>
          </table:table-cell>
          <table:table-cell table:style-name="ce11" table:formula="of:=([.H109]+[.J109])/2" office:value-type="float" office:value="17.3335098166429" calcext:value-type="float">
            <text:p>17,334</text:p>
          </table:table-cell>
          <table:table-cell table:style-name="ce11" table:formula="of:=([.I109]+[.K109])/2" office:value-type="float" office:value="17.3332181420327" calcext:value-type="float">
            <text:p>17,333</text:p>
          </table:table-cell>
          <table:table-cell table:style-name="ce11" table:formula="of:=([.J109]+[.L109])/2" office:value-type="float" office:value="17.3333733388485" calcext:value-type="float">
            <text:p>17,333</text:p>
          </table:table-cell>
          <table:table-cell table:style-name="ce11" table:formula="of:=[.K110]" office:value-type="float" office:value="17.3333733388485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45" calcext:value-type="float">
            <text:p>0,545</text:p>
          </table:table-cell>
          <table:table-cell table:style-name="ce11" table:formula="of:=[.C111]" office:value-type="float" office:value="17.3332957404406" calcext:value-type="float">
            <text:p>17,333</text:p>
          </table:table-cell>
          <table:table-cell table:style-name="ce11" table:formula="of:=([.B110]+[.D110])/2" office:value-type="float" office:value="17.3332957404406" calcext:value-type="float">
            <text:p>17,333</text:p>
          </table:table-cell>
          <table:table-cell table:style-name="ce11" table:formula="of:=([.C110]+[.E110])/2" office:value-type="float" office:value="17.3334415777457" calcext:value-type="float">
            <text:p>17,333</text:p>
          </table:table-cell>
          <table:table-cell table:style-name="ce11" table:formula="of:=([.D110]+[.F110])/2" office:value-type="float" office:value="17.3331674932706" calcext:value-type="float">
            <text:p>17,333</text:p>
          </table:table-cell>
          <table:table-cell table:style-name="ce11" table:formula="of:=([.E110]+[.G110])/2" office:value-type="float" office:value="17.3335367662888" calcext:value-type="float">
            <text:p>17,334</text:p>
          </table:table-cell>
          <table:table-cell table:style-name="ce11" table:formula="of:=([.F110]+[.H110])/2" office:value-type="float" office:value="17.3331168445086" calcext:value-type="float">
            <text:p>17,333</text:p>
          </table:table-cell>
          <table:table-cell table:style-name="ce11" table:formula="of:=([.G110]+[.I110])/2" office:value-type="float" office:value="17.3335367662888" calcext:value-type="float">
            <text:p>17,334</text:p>
          </table:table-cell>
          <table:table-cell table:style-name="ce11" table:formula="of:=([.H110]+[.J110])/2" office:value-type="float" office:value="17.3331674932706" calcext:value-type="float">
            <text:p>17,333</text:p>
          </table:table-cell>
          <table:table-cell table:style-name="ce11" table:formula="of:=([.I110]+[.K110])/2" office:value-type="float" office:value="17.3334415777457" calcext:value-type="float">
            <text:p>17,333</text:p>
          </table:table-cell>
          <table:table-cell table:style-name="ce11" table:formula="of:=([.J110]+[.L110])/2" office:value-type="float" office:value="17.3332957404406" calcext:value-type="float">
            <text:p>17,333</text:p>
          </table:table-cell>
          <table:table-cell table:style-name="ce11" table:formula="of:=[.K111]" office:value-type="float" office:value="17.3332957404406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5" calcext:value-type="float">
            <text:p>0,550</text:p>
          </table:table-cell>
          <table:table-cell table:style-name="ce11" table:formula="of:=[.C112]" office:value-type="float" office:value="17.3333686590932" calcext:value-type="float">
            <text:p>17,333</text:p>
          </table:table-cell>
          <table:table-cell table:style-name="ce11" table:formula="of:=([.B111]+[.D111])/2" office:value-type="float" office:value="17.3333686590932" calcext:value-type="float">
            <text:p>17,333</text:p>
          </table:table-cell>
          <table:table-cell table:style-name="ce11" table:formula="of:=([.C111]+[.E111])/2" office:value-type="float" office:value="17.3332316168556" calcext:value-type="float">
            <text:p>17,333</text:p>
          </table:table-cell>
          <table:table-cell table:style-name="ce11" table:formula="of:=([.D111]+[.F111])/2" office:value-type="float" office:value="17.3334891720172" calcext:value-type="float">
            <text:p>17,333</text:p>
          </table:table-cell>
          <table:table-cell table:style-name="ce11" table:formula="of:=([.E111]+[.G111])/2" office:value-type="float" office:value="17.3331421688896" calcext:value-type="float">
            <text:p>17,333</text:p>
          </table:table-cell>
          <table:table-cell table:style-name="ce11" table:formula="of:=([.F111]+[.H111])/2" office:value-type="float" office:value="17.3335367662888" calcext:value-type="float">
            <text:p>17,334</text:p>
          </table:table-cell>
          <table:table-cell table:style-name="ce11" table:formula="of:=([.G111]+[.I111])/2" office:value-type="float" office:value="17.3331421688896" calcext:value-type="float">
            <text:p>17,333</text:p>
          </table:table-cell>
          <table:table-cell table:style-name="ce11" table:formula="of:=([.H111]+[.J111])/2" office:value-type="float" office:value="17.3334891720172" calcext:value-type="float">
            <text:p>17,333</text:p>
          </table:table-cell>
          <table:table-cell table:style-name="ce11" table:formula="of:=([.I111]+[.K111])/2" office:value-type="float" office:value="17.3332316168556" calcext:value-type="float">
            <text:p>17,333</text:p>
          </table:table-cell>
          <table:table-cell table:style-name="ce11" table:formula="of:=([.J111]+[.L111])/2" office:value-type="float" office:value="17.3333686590932" calcext:value-type="float">
            <text:p>17,333</text:p>
          </table:table-cell>
          <table:table-cell table:style-name="ce11" table:formula="of:=[.K112]" office:value-type="float" office:value="17.3333686590932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55" calcext:value-type="float">
            <text:p>0,555</text:p>
          </table:table-cell>
          <table:table-cell table:style-name="ce11" table:formula="of:=[.C113]" office:value-type="float" office:value="17.3333001379744" calcext:value-type="float">
            <text:p>17,333</text:p>
          </table:table-cell>
          <table:table-cell table:style-name="ce11" table:formula="of:=([.B112]+[.D112])/2" office:value-type="float" office:value="17.3333001379744" calcext:value-type="float">
            <text:p>17,333</text:p>
          </table:table-cell>
          <table:table-cell table:style-name="ce11" table:formula="of:=([.C112]+[.E112])/2" office:value-type="float" office:value="17.3334289155552" calcext:value-type="float">
            <text:p>17,333</text:p>
          </table:table-cell>
          <table:table-cell table:style-name="ce11" table:formula="of:=([.D112]+[.F112])/2" office:value-type="float" office:value="17.3331868928726" calcext:value-type="float">
            <text:p>17,333</text:p>
          </table:table-cell>
          <table:table-cell table:style-name="ce11" table:formula="of:=([.E112]+[.G112])/2" office:value-type="float" office:value="17.333512969153" calcext:value-type="float">
            <text:p>17,334</text:p>
          </table:table-cell>
          <table:table-cell table:style-name="ce11" table:formula="of:=([.F112]+[.H112])/2" office:value-type="float" office:value="17.3331421688896" calcext:value-type="float">
            <text:p>17,333</text:p>
          </table:table-cell>
          <table:table-cell table:style-name="ce11" table:formula="of:=([.G112]+[.I112])/2" office:value-type="float" office:value="17.333512969153" calcext:value-type="float">
            <text:p>17,334</text:p>
          </table:table-cell>
          <table:table-cell table:style-name="ce11" table:formula="of:=([.H112]+[.J112])/2" office:value-type="float" office:value="17.3331868928726" calcext:value-type="float">
            <text:p>17,333</text:p>
          </table:table-cell>
          <table:table-cell table:style-name="ce11" table:formula="of:=([.I112]+[.K112])/2" office:value-type="float" office:value="17.3334289155552" calcext:value-type="float">
            <text:p>17,333</text:p>
          </table:table-cell>
          <table:table-cell table:style-name="ce11" table:formula="of:=([.J112]+[.L112])/2" office:value-type="float" office:value="17.3333001379744" calcext:value-type="float">
            <text:p>17,333</text:p>
          </table:table-cell>
          <table:table-cell table:style-name="ce11" table:formula="of:=[.K113]" office:value-type="float" office:value="17.3333001379744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6" calcext:value-type="float">
            <text:p>0,560</text:p>
          </table:table-cell>
          <table:table-cell table:style-name="ce11" table:formula="of:=[.C114]" office:value-type="float" office:value="17.3333645267648" calcext:value-type="float">
            <text:p>17,333</text:p>
          </table:table-cell>
          <table:table-cell table:style-name="ce11" table:formula="of:=([.B113]+[.D113])/2" office:value-type="float" office:value="17.3333645267648" calcext:value-type="float">
            <text:p>17,333</text:p>
          </table:table-cell>
          <table:table-cell table:style-name="ce11" table:formula="of:=([.C113]+[.E113])/2" office:value-type="float" office:value="17.3332435154235" calcext:value-type="float">
            <text:p>17,333</text:p>
          </table:table-cell>
          <table:table-cell table:style-name="ce11" table:formula="of:=([.D113]+[.F113])/2" office:value-type="float" office:value="17.3334709423541" calcext:value-type="float">
            <text:p>17,333</text:p>
          </table:table-cell>
          <table:table-cell table:style-name="ce11" table:formula="of:=([.E113]+[.G113])/2" office:value-type="float" office:value="17.3331645308811" calcext:value-type="float">
            <text:p>17,333</text:p>
          </table:table-cell>
          <table:table-cell table:style-name="ce11" table:formula="of:=([.F113]+[.H113])/2" office:value-type="float" office:value="17.333512969153" calcext:value-type="float">
            <text:p>17,334</text:p>
          </table:table-cell>
          <table:table-cell table:style-name="ce11" table:formula="of:=([.G113]+[.I113])/2" office:value-type="float" office:value="17.3331645308811" calcext:value-type="float">
            <text:p>17,333</text:p>
          </table:table-cell>
          <table:table-cell table:style-name="ce11" table:formula="of:=([.H113]+[.J113])/2" office:value-type="float" office:value="17.3334709423541" calcext:value-type="float">
            <text:p>17,333</text:p>
          </table:table-cell>
          <table:table-cell table:style-name="ce11" table:formula="of:=([.I113]+[.K113])/2" office:value-type="float" office:value="17.3332435154235" calcext:value-type="float">
            <text:p>17,333</text:p>
          </table:table-cell>
          <table:table-cell table:style-name="ce11" table:formula="of:=([.J113]+[.L113])/2" office:value-type="float" office:value="17.3333645267648" calcext:value-type="float">
            <text:p>17,333</text:p>
          </table:table-cell>
          <table:table-cell table:style-name="ce11" table:formula="of:=[.K114]" office:value-type="float" office:value="17.3333645267648" calcext:value-type="float">
            <text:p>17,333</text:p>
          </table:table-cell>
          <table:table-cell table:number-columns-repeated="8"/>
        </table:table-row>
        <table:table-row table:style-name="ro1">
          <table:table-cell table:style-name="ce3" office:value-type="float" office:value="0.565" calcext:value-type="float">
            <text:p>0,565</text:p>
          </table:table-cell>
          <table:table-cell table:style-name="ce11" table:formula="of:=[.C115]" office:value-type="float" office:value="17.3333040210942" calcext:value-type="float">
            <text:p>17,333</text:p>
          </table:table-cell>
          <table:table-cell table:style-name="ce11" table:formula="of:=([.B114]+[.D114])/2" office:value-type="float" office:value="17.3333040210942" calcext:value-type="float">
            <text:p>17,333</text:p>
          </table:table-cell>
          <table:table-cell table:style-name="ce11" table:formula="of:=([.C114]+[.E114])/2" office:value-type="float" office:value="17.3334177345595" calcext:value-type="float">
            <text:p>17,333</text:p>
          </table:table-cell>
          <table:table-cell table:style-name="ce11" table:formula="of:=([.D114]+[.F114])/2" office:value-type="float" office:value="17.3332040231523" calcext:value-type="float">
            <text:p>17,333</text:p>
          </table:table-cell>
          <table:table-cell table:style-name="ce11" table:formula="of:=([.E114]+[.G114])/2" office:value-type="float" office:value="17.3334919557536" calcext:value-type="float">
            <text:p>17,333</text:p>
          </table:table-cell>
          <table:table-cell table:style-name="ce11" table:formula="of:=([.F114]+[.H114])/2" office:value-type="float" office:value="17.3331645308811" calcext:value-type="float">
            <text:p>17,333</text:p>
          </table:table-cell>
          <table:table-cell table:style-name="ce11" table:formula="of:=([.G114]+[.I114])/2" office:value-type="float" office:value="17.3334919557536" calcext:value-type="float">
            <text:p>17,333</text:p>
          </table:table-cell>
          <table:table-cell table:style-name="ce11" table:formula="of:=([.H114]+[.J114])/2" office:value-type="float" office:value="17.3332040231523" calcext:value-type="float">
            <text:p>17,333</text:p>
          </table:table-cell>
          <table:table-cell table:style-name="ce11" table:formula="of:=([.I114]+[.K114])/2" office:value-type="float" office:value="17.3334177345595" calcext:value-type="float">
            <text:p>17,333</text:p>
          </table:table-cell>
          <table:table-cell table:style-name="ce11" table:formula="of:=([.J114]+[.L114])/2" office:value-type="float" office:value="17.3333040210942" calcext:value-type="float">
            <text:p>17,333</text:p>
          </table:table-cell>
          <table:table-cell table:style-name="ce11" table:formula="of:=[.K115]" office:value-type="float" office:value="17.3333040210942" calcext:value-type="float">
            <text:p>17,333</text:p>
          </table:table-cell>
          <table:table-cell table:number-columns-repeated="8"/>
        </table:table-row>
        <table:table-row table:style-name="ro1" table:number-rows-repeated="7">
          <table:table-cell table:number-columns-repeated="2"/>
          <table:table-cell table:style-name="ce1" table:number-columns-repeated="9"/>
          <table:table-cell table:number-columns-repeated="9"/>
        </table:table-row>
        <table:table-row table:style-name="ro1" table:number-rows-repeated="1048348">
          <table:table-cell table:number-columns-repeated="20"/>
        </table:table-row>
        <table:table-row table:style-name="ro2" table:number-rows-repeated="105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Лист2.B2:Лист2.L115">
            <calcext:condition calcext:apply-style-name="Общий числовой формат" calcext:value="&lt;0.0005" calcext:base-cell-address="Лист2.B2"/>
          </calcext:conditional-format>
        </calcext:conditional-formats>
      </table:table>
      <table:table table:name="Лист3" table:style-name="ta1">
        <table:shapes>
          <draw:frame draw:z-index="0" draw:style-name="gr1" draw:text-style-name="P1" svg:width="26.114cm" svg:height="15.432cm" svg:x="16.31cm" svg:y="0.021cm">
            <draw:object draw:notify-on-update-of-ranges="Лист3.B1:Лист3.L1 Лист3.B2:Лист3.L2 Лист3.B3:Лист3.L3 Лист3.B4:Лист3.L4 Лист3.B5:Лист3.L5 Лист3.B6:Лист3.L6 Лист3.B7:Лист3.L7 Лист3.B8:Лист3.L8 Лист3.B9:Лист3.L9 Лист3.B10:Лист3.L10 Лист3.B11:Лист3.L11 Лист3.B12:Лист3.L12 Лист3.B13:Лист3.L13 Лист3.B14:Лист3.L14 Лист3.B15:Лист3.L15 Лист3.B20:Лист3.L20 Лист3.B50:Лист3.L50 Лист3.B100:Лист3.L100 Лист3.B150:Лист3.L150 Лист3.B784:Лист3.L7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t <text:s text:c="2"/>\ <text:s text:c="2"/>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1/10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" calcext:value-type="float">
            <text:p>0,000</text:p>
          </table:table-cell>
          <table:table-cell table:style-name="ce12" table:formula="of:=100*[.B1]*(1-[.B1])" office:value-type="float" office:value="0" calcext:value-type="float">
            <text:p>0,000</text:p>
          </table:table-cell>
          <table:table-cell table:style-name="ce12" table:formula="of:=100*[.C1]*(1-[.C1])" office:value-type="float" office:value="9" calcext:value-type="float">
            <text:p>9,000</text:p>
          </table:table-cell>
          <table:table-cell table:style-name="ce12" table:formula="of:=100*[.D1]*(1-[.D1])" office:value-type="float" office:value="16" calcext:value-type="float">
            <text:p>16,000</text:p>
          </table:table-cell>
          <table:table-cell table:style-name="ce12" table:formula="of:=100*[.E1]*(1-[.E1])" office:value-type="float" office:value="21" calcext:value-type="float">
            <text:p>21,000</text:p>
          </table:table-cell>
          <table:table-cell table:style-name="ce12" table:formula="of:=100*[.F1]*(1-[.F1])" office:value-type="float" office:value="24" calcext:value-type="float">
            <text:p>24,000</text:p>
          </table:table-cell>
          <table:table-cell table:style-name="ce12" table:formula="of:=100*[.G1]*(1-[.G1])" office:value-type="float" office:value="25" calcext:value-type="float">
            <text:p>25,000</text:p>
          </table:table-cell>
          <table:table-cell table:style-name="ce12" table:formula="of:=100*[.H1]*(1-[.H1])" office:value-type="float" office:value="24" calcext:value-type="float">
            <text:p>24,000</text:p>
          </table:table-cell>
          <table:table-cell table:style-name="ce12" table:formula="of:=100*[.I1]*(1-[.I1])" office:value-type="float" office:value="21" calcext:value-type="float">
            <text:p>21,000</text:p>
          </table:table-cell>
          <table:table-cell table:style-name="ce12" table:formula="of:=100*[.J1]*(1-[.J1])" office:value-type="float" office:value="16" calcext:value-type="float">
            <text:p>16,000</text:p>
          </table:table-cell>
          <table:table-cell table:style-name="ce12" table:formula="of:=100*[.K1]*(1-[.K1])" office:value-type="float" office:value="9" calcext:value-type="float">
            <text:p>9,000</text:p>
          </table:table-cell>
          <table:table-cell table:style-name="ce12" table:formula="of:=100*[.L1]*(1-[.L1])" office:value-type="float" office:value="0" calcext:value-type="float">
            <text:p>0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05" calcext:value-type="float">
            <text:p>0,0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]+[.D2])/2" office:value-type="float" office:value="8" calcext:value-type="float">
            <text:p>8,000</text:p>
          </table:table-cell>
          <table:table-cell table:style-name="ce12" table:formula="of:=([.C2]+[.E2])/2" office:value-type="float" office:value="15" calcext:value-type="float">
            <text:p>15,000</text:p>
          </table:table-cell>
          <table:table-cell table:style-name="ce12" table:formula="of:=([.D2]+[.F2])/2" office:value-type="float" office:value="20" calcext:value-type="float">
            <text:p>20,000</text:p>
          </table:table-cell>
          <table:table-cell table:style-name="ce12" table:formula="of:=([.E2]+[.G2])/2" office:value-type="float" office:value="23" calcext:value-type="float">
            <text:p>23,000</text:p>
          </table:table-cell>
          <table:table-cell table:style-name="ce12" table:formula="of:=([.F2]+[.H2])/2" office:value-type="float" office:value="24" calcext:value-type="float">
            <text:p>24,000</text:p>
          </table:table-cell>
          <table:table-cell table:style-name="ce12" table:formula="of:=([.G2]+[.I2])/2" office:value-type="float" office:value="23" calcext:value-type="float">
            <text:p>23,000</text:p>
          </table:table-cell>
          <table:table-cell table:style-name="ce12" table:formula="of:=([.H2]+[.J2])/2" office:value-type="float" office:value="20" calcext:value-type="float">
            <text:p>20,000</text:p>
          </table:table-cell>
          <table:table-cell table:style-name="ce12" table:formula="of:=([.I2]+[.K2])/2" office:value-type="float" office:value="15" calcext:value-type="float">
            <text:p>15,000</text:p>
          </table:table-cell>
          <table:table-cell table:style-name="ce12" table:formula="of:=([.J2]+[.L2])/2" office:value-type="float" office:value="8" calcext:value-type="float">
            <text:p>8,000</text:p>
          </table:table-cell>
          <table:table-cell table:style-name="ce12" table:formula="of:=[.K3]" office:value-type="float" office:value="8" calcext:value-type="float">
            <text:p>8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" calcext:value-type="float">
            <text:p>0,0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]+[.D3])/2" office:value-type="float" office:value="7.5" calcext:value-type="float">
            <text:p>7,500</text:p>
          </table:table-cell>
          <table:table-cell table:style-name="ce12" table:formula="of:=([.C3]+[.E3])/2" office:value-type="float" office:value="14" calcext:value-type="float">
            <text:p>14,000</text:p>
          </table:table-cell>
          <table:table-cell table:style-name="ce12" table:formula="of:=([.D3]+[.F3])/2" office:value-type="float" office:value="19" calcext:value-type="float">
            <text:p>19,000</text:p>
          </table:table-cell>
          <table:table-cell table:style-name="ce12" table:formula="of:=([.E3]+[.G3])/2" office:value-type="float" office:value="22" calcext:value-type="float">
            <text:p>22,000</text:p>
          </table:table-cell>
          <table:table-cell table:style-name="ce12" table:formula="of:=([.F3]+[.H3])/2" office:value-type="float" office:value="23" calcext:value-type="float">
            <text:p>23,000</text:p>
          </table:table-cell>
          <table:table-cell table:style-name="ce12" table:formula="of:=([.G3]+[.I3])/2" office:value-type="float" office:value="22" calcext:value-type="float">
            <text:p>22,000</text:p>
          </table:table-cell>
          <table:table-cell table:style-name="ce12" table:formula="of:=([.H3]+[.J3])/2" office:value-type="float" office:value="19" calcext:value-type="float">
            <text:p>19,000</text:p>
          </table:table-cell>
          <table:table-cell table:style-name="ce12" table:formula="of:=([.I3]+[.K3])/2" office:value-type="float" office:value="14" calcext:value-type="float">
            <text:p>14,000</text:p>
          </table:table-cell>
          <table:table-cell table:style-name="ce12" table:formula="of:=([.J3]+[.L3])/2" office:value-type="float" office:value="11.5" calcext:value-type="float">
            <text:p>11,500</text:p>
          </table:table-cell>
          <table:table-cell table:style-name="ce12" table:formula="of:=[.K4]" office:value-type="float" office:value="11.5" calcext:value-type="float">
            <text:p>11,5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15" calcext:value-type="float">
            <text:p>0,0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]+[.D4])/2" office:value-type="float" office:value="7" calcext:value-type="float">
            <text:p>7,000</text:p>
          </table:table-cell>
          <table:table-cell table:style-name="ce12" table:formula="of:=([.C4]+[.E4])/2" office:value-type="float" office:value="13.25" calcext:value-type="float">
            <text:p>13,250</text:p>
          </table:table-cell>
          <table:table-cell table:style-name="ce12" table:formula="of:=([.D4]+[.F4])/2" office:value-type="float" office:value="18" calcext:value-type="float">
            <text:p>18,000</text:p>
          </table:table-cell>
          <table:table-cell table:style-name="ce12" table:formula="of:=([.E4]+[.G4])/2" office:value-type="float" office:value="21" calcext:value-type="float">
            <text:p>21,000</text:p>
          </table:table-cell>
          <table:table-cell table:style-name="ce12" table:formula="of:=([.F4]+[.H4])/2" office:value-type="float" office:value="22" calcext:value-type="float">
            <text:p>22,000</text:p>
          </table:table-cell>
          <table:table-cell table:style-name="ce12" table:formula="of:=([.G4]+[.I4])/2" office:value-type="float" office:value="21" calcext:value-type="float">
            <text:p>21,000</text:p>
          </table:table-cell>
          <table:table-cell table:style-name="ce12" table:formula="of:=([.H4]+[.J4])/2" office:value-type="float" office:value="18" calcext:value-type="float">
            <text:p>18,000</text:p>
          </table:table-cell>
          <table:table-cell table:style-name="ce12" table:formula="of:=([.I4]+[.K4])/2" office:value-type="float" office:value="15.25" calcext:value-type="float">
            <text:p>15,250</text:p>
          </table:table-cell>
          <table:table-cell table:style-name="ce12" table:formula="of:=([.J4]+[.L4])/2" office:value-type="float" office:value="12.75" calcext:value-type="float">
            <text:p>12,750</text:p>
          </table:table-cell>
          <table:table-cell table:style-name="ce12" table:formula="of:=[.K5]" office:value-type="float" office:value="12.75" calcext:value-type="float">
            <text:p>12,75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" calcext:value-type="float">
            <text:p>0,0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]+[.D5])/2" office:value-type="float" office:value="6.625" calcext:value-type="float">
            <text:p>6,625</text:p>
          </table:table-cell>
          <table:table-cell table:style-name="ce12" table:formula="of:=([.C5]+[.E5])/2" office:value-type="float" office:value="12.5" calcext:value-type="float">
            <text:p>12,500</text:p>
          </table:table-cell>
          <table:table-cell table:style-name="ce12" table:formula="of:=([.D5]+[.F5])/2" office:value-type="float" office:value="17.125" calcext:value-type="float">
            <text:p>17,125</text:p>
          </table:table-cell>
          <table:table-cell table:style-name="ce12" table:formula="of:=([.E5]+[.G5])/2" office:value-type="float" office:value="20" calcext:value-type="float">
            <text:p>20,000</text:p>
          </table:table-cell>
          <table:table-cell table:style-name="ce12" table:formula="of:=([.F5]+[.H5])/2" office:value-type="float" office:value="21" calcext:value-type="float">
            <text:p>21,000</text:p>
          </table:table-cell>
          <table:table-cell table:style-name="ce12" table:formula="of:=([.G5]+[.I5])/2" office:value-type="float" office:value="20" calcext:value-type="float">
            <text:p>20,000</text:p>
          </table:table-cell>
          <table:table-cell table:style-name="ce12" table:formula="of:=([.H5]+[.J5])/2" office:value-type="float" office:value="18.125" calcext:value-type="float">
            <text:p>18,125</text:p>
          </table:table-cell>
          <table:table-cell table:style-name="ce12" table:formula="of:=([.I5]+[.K5])/2" office:value-type="float" office:value="15.375" calcext:value-type="float">
            <text:p>15,375</text:p>
          </table:table-cell>
          <table:table-cell table:style-name="ce12" table:formula="of:=([.J5]+[.L5])/2" office:value-type="float" office:value="14" calcext:value-type="float">
            <text:p>14,000</text:p>
          </table:table-cell>
          <table:table-cell table:style-name="ce12" table:formula="of:=[.K6]" office:value-type="float" office:value="14" calcext:value-type="float">
            <text:p>14,000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25" calcext:value-type="float">
            <text:p>0,0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]+[.D6])/2" office:value-type="float" office:value="6.25" calcext:value-type="float">
            <text:p>6,250</text:p>
          </table:table-cell>
          <table:table-cell table:style-name="ce12" table:formula="of:=([.C6]+[.E6])/2" office:value-type="float" office:value="11.875" calcext:value-type="float">
            <text:p>11,875</text:p>
          </table:table-cell>
          <table:table-cell table:style-name="ce12" table:formula="of:=([.D6]+[.F6])/2" office:value-type="float" office:value="16.25" calcext:value-type="float">
            <text:p>16,250</text:p>
          </table:table-cell>
          <table:table-cell table:style-name="ce12" table:formula="of:=([.E6]+[.G6])/2" office:value-type="float" office:value="19.0625" calcext:value-type="float">
            <text:p>19,063</text:p>
          </table:table-cell>
          <table:table-cell table:style-name="ce12" table:formula="of:=([.F6]+[.H6])/2" office:value-type="float" office:value="20" calcext:value-type="float">
            <text:p>20,000</text:p>
          </table:table-cell>
          <table:table-cell table:style-name="ce12" table:formula="of:=([.G6]+[.I6])/2" office:value-type="float" office:value="19.5625" calcext:value-type="float">
            <text:p>19,563</text:p>
          </table:table-cell>
          <table:table-cell table:style-name="ce12" table:formula="of:=([.H6]+[.J6])/2" office:value-type="float" office:value="17.6875" calcext:value-type="float">
            <text:p>17,688</text:p>
          </table:table-cell>
          <table:table-cell table:style-name="ce12" table:formula="of:=([.I6]+[.K6])/2" office:value-type="float" office:value="16.0625" calcext:value-type="float">
            <text:p>16,063</text:p>
          </table:table-cell>
          <table:table-cell table:style-name="ce12" table:formula="of:=([.J6]+[.L6])/2" office:value-type="float" office:value="14.6875" calcext:value-type="float">
            <text:p>14,688</text:p>
          </table:table-cell>
          <table:table-cell table:style-name="ce12" table:formula="of:=[.K7]" office:value-type="float" office:value="14.6875" calcext:value-type="float">
            <text:p>14,68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" calcext:value-type="float">
            <text:p>0,0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]+[.D7])/2" office:value-type="float" office:value="5.9375" calcext:value-type="float">
            <text:p>5,938</text:p>
          </table:table-cell>
          <table:table-cell table:style-name="ce12" table:formula="of:=([.C7]+[.E7])/2" office:value-type="float" office:value="11.25" calcext:value-type="float">
            <text:p>11,250</text:p>
          </table:table-cell>
          <table:table-cell table:style-name="ce12" table:formula="of:=([.D7]+[.F7])/2" office:value-type="float" office:value="15.46875" calcext:value-type="float">
            <text:p>15,469</text:p>
          </table:table-cell>
          <table:table-cell table:style-name="ce12" table:formula="of:=([.E7]+[.G7])/2" office:value-type="float" office:value="18.125" calcext:value-type="float">
            <text:p>18,125</text:p>
          </table:table-cell>
          <table:table-cell table:style-name="ce12" table:formula="of:=([.F7]+[.H7])/2" office:value-type="float" office:value="19.3125" calcext:value-type="float">
            <text:p>19,313</text:p>
          </table:table-cell>
          <table:table-cell table:style-name="ce12" table:formula="of:=([.G7]+[.I7])/2" office:value-type="float" office:value="18.84375" calcext:value-type="float">
            <text:p>18,844</text:p>
          </table:table-cell>
          <table:table-cell table:style-name="ce12" table:formula="of:=([.H7]+[.J7])/2" office:value-type="float" office:value="17.8125" calcext:value-type="float">
            <text:p>17,813</text:p>
          </table:table-cell>
          <table:table-cell table:style-name="ce12" table:formula="of:=([.I7]+[.K7])/2" office:value-type="float" office:value="16.1875" calcext:value-type="float">
            <text:p>16,188</text:p>
          </table:table-cell>
          <table:table-cell table:style-name="ce12" table:formula="of:=([.J7]+[.L7])/2" office:value-type="float" office:value="15.375" calcext:value-type="float">
            <text:p>15,375</text:p>
          </table:table-cell>
          <table:table-cell table:style-name="ce12" table:formula="of:=[.K8]" office:value-type="float" office:value="15.375" calcext:value-type="float">
            <text:p>15,375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35" calcext:value-type="float">
            <text:p>0,0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]+[.D8])/2" office:value-type="float" office:value="5.625" calcext:value-type="float">
            <text:p>5,625</text:p>
          </table:table-cell>
          <table:table-cell table:style-name="ce12" table:formula="of:=([.C8]+[.E8])/2" office:value-type="float" office:value="10.703125" calcext:value-type="float">
            <text:p>10,703</text:p>
          </table:table-cell>
          <table:table-cell table:style-name="ce12" table:formula="of:=([.D8]+[.F8])/2" office:value-type="float" office:value="14.6875" calcext:value-type="float">
            <text:p>14,688</text:p>
          </table:table-cell>
          <table:table-cell table:style-name="ce12" table:formula="of:=([.E8]+[.G8])/2" office:value-type="float" office:value="17.390625" calcext:value-type="float">
            <text:p>17,391</text:p>
          </table:table-cell>
          <table:table-cell table:style-name="ce12" table:formula="of:=([.F8]+[.H8])/2" office:value-type="float" office:value="18.484375" calcext:value-type="float">
            <text:p>18,484</text:p>
          </table:table-cell>
          <table:table-cell table:style-name="ce12" table:formula="of:=([.G8]+[.I8])/2" office:value-type="float" office:value="18.5625" calcext:value-type="float">
            <text:p>18,563</text:p>
          </table:table-cell>
          <table:table-cell table:style-name="ce12" table:formula="of:=([.H8]+[.J8])/2" office:value-type="float" office:value="17.515625" calcext:value-type="float">
            <text:p>17,516</text:p>
          </table:table-cell>
          <table:table-cell table:style-name="ce12" table:formula="of:=([.I8]+[.K8])/2" office:value-type="float" office:value="16.59375" calcext:value-type="float">
            <text:p>16,594</text:p>
          </table:table-cell>
          <table:table-cell table:style-name="ce12" table:formula="of:=([.J8]+[.L8])/2" office:value-type="float" office:value="15.78125" calcext:value-type="float">
            <text:p>15,781</text:p>
          </table:table-cell>
          <table:table-cell table:style-name="ce12" table:formula="of:=[.K9]" office:value-type="float" office:value="15.78125" calcext:value-type="float">
            <text:p>15,781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" calcext:value-type="float">
            <text:p>0,0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]+[.D9])/2" office:value-type="float" office:value="5.3515625" calcext:value-type="float">
            <text:p>5,352</text:p>
          </table:table-cell>
          <table:table-cell table:style-name="ce12" table:formula="of:=([.C9]+[.E9])/2" office:value-type="float" office:value="10.15625" calcext:value-type="float">
            <text:p>10,156</text:p>
          </table:table-cell>
          <table:table-cell table:style-name="ce12" table:formula="of:=([.D9]+[.F9])/2" office:value-type="float" office:value="14.046875" calcext:value-type="float">
            <text:p>14,047</text:p>
          </table:table-cell>
          <table:table-cell table:style-name="ce12" table:formula="of:=([.E9]+[.G9])/2" office:value-type="float" office:value="16.5859375" calcext:value-type="float">
            <text:p>16,586</text:p>
          </table:table-cell>
          <table:table-cell table:style-name="ce12" table:formula="of:=([.F9]+[.H9])/2" office:value-type="float" office:value="17.9765625" calcext:value-type="float">
            <text:p>17,977</text:p>
          </table:table-cell>
          <table:table-cell table:style-name="ce12" table:formula="of:=([.G9]+[.I9])/2" office:value-type="float" office:value="18" calcext:value-type="float">
            <text:p>18,000</text:p>
          </table:table-cell>
          <table:table-cell table:style-name="ce12" table:formula="of:=([.H9]+[.J9])/2" office:value-type="float" office:value="17.578125" calcext:value-type="float">
            <text:p>17,578</text:p>
          </table:table-cell>
          <table:table-cell table:style-name="ce12" table:formula="of:=([.I9]+[.K9])/2" office:value-type="float" office:value="16.6484375" calcext:value-type="float">
            <text:p>16,648</text:p>
          </table:table-cell>
          <table:table-cell table:style-name="ce12" table:formula="of:=([.J9]+[.L9])/2" office:value-type="float" office:value="16.1875" calcext:value-type="float">
            <text:p>16,188</text:p>
          </table:table-cell>
          <table:table-cell table:style-name="ce12" table:formula="of:=[.K10]" office:value-type="float" office:value="16.1875" calcext:value-type="float">
            <text:p>16,18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45" calcext:value-type="float">
            <text:p>0,0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]+[.D10])/2" office:value-type="float" office:value="5.078125" calcext:value-type="float">
            <text:p>5,078</text:p>
          </table:table-cell>
          <table:table-cell table:style-name="ce12" table:formula="of:=([.C10]+[.E10])/2" office:value-type="float" office:value="9.69921875" calcext:value-type="float">
            <text:p>9,699</text:p>
          </table:table-cell>
          <table:table-cell table:style-name="ce12" table:formula="of:=([.D10]+[.F10])/2" office:value-type="float" office:value="13.37109375" calcext:value-type="float">
            <text:p>13,371</text:p>
          </table:table-cell>
          <table:table-cell table:style-name="ce12" table:formula="of:=([.E10]+[.G10])/2" office:value-type="float" office:value="16.01171875" calcext:value-type="float">
            <text:p>16,012</text:p>
          </table:table-cell>
          <table:table-cell table:style-name="ce12" table:formula="of:=([.F10]+[.H10])/2" office:value-type="float" office:value="17.29296875" calcext:value-type="float">
            <text:p>17,293</text:p>
          </table:table-cell>
          <table:table-cell table:style-name="ce12" table:formula="of:=([.G10]+[.I10])/2" office:value-type="float" office:value="17.77734375" calcext:value-type="float">
            <text:p>17,777</text:p>
          </table:table-cell>
          <table:table-cell table:style-name="ce12" table:formula="of:=([.H10]+[.J10])/2" office:value-type="float" office:value="17.32421875" calcext:value-type="float">
            <text:p>17,324</text:p>
          </table:table-cell>
          <table:table-cell table:style-name="ce12" table:formula="of:=([.I10]+[.K10])/2" office:value-type="float" office:value="16.8828125" calcext:value-type="float">
            <text:p>16,883</text:p>
          </table:table-cell>
          <table:table-cell table:style-name="ce12" table:formula="of:=([.J10]+[.L10])/2" office:value-type="float" office:value="16.41796875" calcext:value-type="float">
            <text:p>16,418</text:p>
          </table:table-cell>
          <table:table-cell table:style-name="ce12" table:formula="of:=[.K11]" office:value-type="float" office:value="16.41796875" calcext:value-type="float">
            <text:p>16,418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0.05" calcext:value-type="float">
            <text:p>0,0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]+[.D11])/2" office:value-type="float" office:value="4.849609375" calcext:value-type="float">
            <text:p>4,850</text:p>
          </table:table-cell>
          <table:table-cell table:style-name="ce12" table:formula="of:=([.C11]+[.E11])/2" office:value-type="float" office:value="9.224609375" calcext:value-type="float">
            <text:p>9,225</text:p>
          </table:table-cell>
          <table:table-cell table:style-name="ce12" table:formula="of:=([.D11]+[.F11])/2" office:value-type="float" office:value="12.85546875" calcext:value-type="float">
            <text:p>12,855</text:p>
          </table:table-cell>
          <table:table-cell table:style-name="ce12" table:formula="of:=([.E11]+[.G11])/2" office:value-type="float" office:value="15.33203125" calcext:value-type="float">
            <text:p>15,332</text:p>
          </table:table-cell>
          <table:table-cell table:style-name="ce12" table:formula="of:=([.F11]+[.H11])/2" office:value-type="float" office:value="16.89453125" calcext:value-type="float">
            <text:p>16,895</text:p>
          </table:table-cell>
          <table:table-cell table:style-name="ce12" table:formula="of:=([.G11]+[.I11])/2" office:value-type="float" office:value="17.30859375" calcext:value-type="float">
            <text:p>17,309</text:p>
          </table:table-cell>
          <table:table-cell table:style-name="ce12" table:formula="of:=([.H11]+[.J11])/2" office:value-type="float" office:value="17.330078125" calcext:value-type="float">
            <text:p>17,330</text:p>
          </table:table-cell>
          <table:table-cell table:style-name="ce12" table:formula="of:=([.I11]+[.K11])/2" office:value-type="float" office:value="16.87109375" calcext:value-type="float">
            <text:p>16,871</text:p>
          </table:table-cell>
          <table:table-cell table:style-name="ce12" table:formula="of:=([.J11]+[.L11])/2" office:value-type="float" office:value="16.650390625" calcext:value-type="float">
            <text:p>16,650</text:p>
          </table:table-cell>
          <table:table-cell table:style-name="ce12" table:formula="of:=[.K12]" office:value-type="float" office:value="16.650390625" calcext:value-type="float">
            <text:p>16,65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55" calcext:value-type="float">
            <text:p>0,0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]+[.D12])/2" office:value-type="float" office:value="4.6123046875" calcext:value-type="float">
            <text:p>4,612</text:p>
          </table:table-cell>
          <table:table-cell table:style-name="ce12" table:formula="of:=([.C12]+[.E12])/2" office:value-type="float" office:value="8.8525390625" calcext:value-type="float">
            <text:p>8,853</text:p>
          </table:table-cell>
          <table:table-cell table:style-name="ce12" table:formula="of:=([.D12]+[.F12])/2" office:value-type="float" office:value="12.2783203125" calcext:value-type="float">
            <text:p>12,278</text:p>
          </table:table-cell>
          <table:table-cell table:style-name="ce12" table:formula="of:=([.E12]+[.G12])/2" office:value-type="float" office:value="14.875" calcext:value-type="float">
            <text:p>14,875</text:p>
          </table:table-cell>
          <table:table-cell table:style-name="ce12" table:formula="of:=([.F12]+[.H12])/2" office:value-type="float" office:value="16.3203125" calcext:value-type="float">
            <text:p>16,320</text:p>
          </table:table-cell>
          <table:table-cell table:style-name="ce12" table:formula="of:=([.G12]+[.I12])/2" office:value-type="float" office:value="17.1123046875" calcext:value-type="float">
            <text:p>17,112</text:p>
          </table:table-cell>
          <table:table-cell table:style-name="ce12" table:formula="of:=([.H12]+[.J12])/2" office:value-type="float" office:value="17.08984375" calcext:value-type="float">
            <text:p>17,090</text:p>
          </table:table-cell>
          <table:table-cell table:style-name="ce12" table:formula="of:=([.I12]+[.K12])/2" office:value-type="float" office:value="16.990234375" calcext:value-type="float">
            <text:p>16,990</text:p>
          </table:table-cell>
          <table:table-cell table:style-name="ce12" table:formula="of:=([.J12]+[.L12])/2" office:value-type="float" office:value="16.7607421875" calcext:value-type="float">
            <text:p>16,761</text:p>
          </table:table-cell>
          <table:table-cell table:style-name="ce12" table:formula="of:=[.K13]" office:value-type="float" office:value="16.7607421875" calcext:value-type="float">
            <text:p>16,761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" calcext:value-type="float">
            <text:p>0,0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]+[.D13])/2" office:value-type="float" office:value="4.42626953125" calcext:value-type="float">
            <text:p>4,426</text:p>
          </table:table-cell>
          <table:table-cell table:style-name="ce12" table:formula="of:=([.C13]+[.E13])/2" office:value-type="float" office:value="8.4453125" calcext:value-type="float">
            <text:p>8,445</text:p>
          </table:table-cell>
          <table:table-cell table:style-name="ce12" table:formula="of:=([.D13]+[.F13])/2" office:value-type="float" office:value="11.86376953125" calcext:value-type="float">
            <text:p>11,864</text:p>
          </table:table-cell>
          <table:table-cell table:style-name="ce12" table:formula="of:=([.E13]+[.G13])/2" office:value-type="float" office:value="14.29931640625" calcext:value-type="float">
            <text:p>14,299</text:p>
          </table:table-cell>
          <table:table-cell table:style-name="ce12" table:formula="of:=([.F13]+[.H13])/2" office:value-type="float" office:value="15.99365234375" calcext:value-type="float">
            <text:p>15,994</text:p>
          </table:table-cell>
          <table:table-cell table:style-name="ce12" table:formula="of:=([.G13]+[.I13])/2" office:value-type="float" office:value="16.705078125" calcext:value-type="float">
            <text:p>16,705</text:p>
          </table:table-cell>
          <table:table-cell table:style-name="ce12" table:formula="of:=([.H13]+[.J13])/2" office:value-type="float" office:value="17.05126953125" calcext:value-type="float">
            <text:p>17,051</text:p>
          </table:table-cell>
          <table:table-cell table:style-name="ce12" table:formula="of:=([.I13]+[.K13])/2" office:value-type="float" office:value="16.92529296875" calcext:value-type="float">
            <text:p>16,925</text:p>
          </table:table-cell>
          <table:table-cell table:style-name="ce12" table:formula="of:=([.J13]+[.L13])/2" office:value-type="float" office:value="16.87548828125" calcext:value-type="float">
            <text:p>16,875</text:p>
          </table:table-cell>
          <table:table-cell table:style-name="ce12" table:formula="of:=[.K14]" office:value-type="float" office:value="16.87548828125" calcext:value-type="float">
            <text:p>16,87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65" calcext:value-type="float">
            <text:p>0,0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]+[.D14])/2" office:value-type="float" office:value="4.22265625" calcext:value-type="float">
            <text:p>4,223</text:p>
          </table:table-cell>
          <table:table-cell table:style-name="ce12" table:formula="of:=([.C14]+[.E14])/2" office:value-type="float" office:value="8.14501953125" calcext:value-type="float">
            <text:p>8,145</text:p>
          </table:table-cell>
          <table:table-cell table:style-name="ce12" table:formula="of:=([.D14]+[.F14])/2" office:value-type="float" office:value="11.372314453125" calcext:value-type="float">
            <text:p>11,372</text:p>
          </table:table-cell>
          <table:table-cell table:style-name="ce12" table:formula="of:=([.E14]+[.G14])/2" office:value-type="float" office:value="13.9287109375" calcext:value-type="float">
            <text:p>13,929</text:p>
          </table:table-cell>
          <table:table-cell table:style-name="ce12" table:formula="of:=([.F14]+[.H14])/2" office:value-type="float" office:value="15.502197265625" calcext:value-type="float">
            <text:p>15,502</text:p>
          </table:table-cell>
          <table:table-cell table:style-name="ce12" table:formula="of:=([.G14]+[.I14])/2" office:value-type="float" office:value="16.5224609375" calcext:value-type="float">
            <text:p>16,522</text:p>
          </table:table-cell>
          <table:table-cell table:style-name="ce12" table:formula="of:=([.H14]+[.J14])/2" office:value-type="float" office:value="16.815185546875" calcext:value-type="float">
            <text:p>16,815</text:p>
          </table:table-cell>
          <table:table-cell table:style-name="ce12" table:formula="of:=([.I14]+[.K14])/2" office:value-type="float" office:value="16.96337890625" calcext:value-type="float">
            <text:p>16,963</text:p>
          </table:table-cell>
          <table:table-cell table:style-name="ce12" table:formula="of:=([.J14]+[.L14])/2" office:value-type="float" office:value="16.900390625" calcext:value-type="float">
            <text:p>16,900</text:p>
          </table:table-cell>
          <table:table-cell table:style-name="ce12" table:formula="of:=[.K15]" office:value-type="float" office:value="16.900390625" calcext:value-type="float">
            <text:p>16,900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" calcext:value-type="float">
            <text:p>0,0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]+[.D15])/2" office:value-type="float" office:value="4.072509765625" calcext:value-type="float">
            <text:p>4,073</text:p>
          </table:table-cell>
          <table:table-cell table:style-name="ce12" table:formula="of:=([.C15]+[.E15])/2" office:value-type="float" office:value="7.7974853515625" calcext:value-type="float">
            <text:p>7,797</text:p>
          </table:table-cell>
          <table:table-cell table:style-name="ce12" table:formula="of:=([.D15]+[.F15])/2" office:value-type="float" office:value="11.036865234375" calcext:value-type="float">
            <text:p>11,037</text:p>
          </table:table-cell>
          <table:table-cell table:style-name="ce12" table:formula="of:=([.E15]+[.G15])/2" office:value-type="float" office:value="13.437255859375" calcext:value-type="float">
            <text:p>13,437</text:p>
          </table:table-cell>
          <table:table-cell table:style-name="ce12" table:formula="of:=([.F15]+[.H15])/2" office:value-type="float" office:value="15.2255859375" calcext:value-type="float">
            <text:p>15,226</text:p>
          </table:table-cell>
          <table:table-cell table:style-name="ce12" table:formula="of:=([.G15]+[.I15])/2" office:value-type="float" office:value="16.15869140625" calcext:value-type="float">
            <text:p>16,159</text:p>
          </table:table-cell>
          <table:table-cell table:style-name="ce12" table:formula="of:=([.H15]+[.J15])/2" office:value-type="float" office:value="16.742919921875" calcext:value-type="float">
            <text:p>16,743</text:p>
          </table:table-cell>
          <table:table-cell table:style-name="ce12" table:formula="of:=([.I15]+[.K15])/2" office:value-type="float" office:value="16.8577880859375" calcext:value-type="float">
            <text:p>16,858</text:p>
          </table:table-cell>
          <table:table-cell table:style-name="ce12" table:formula="of:=([.J15]+[.L15])/2" office:value-type="float" office:value="16.931884765625" calcext:value-type="float">
            <text:p>16,932</text:p>
          </table:table-cell>
          <table:table-cell table:style-name="ce12" table:formula="of:=[.K16]" office:value-type="float" office:value="16.931884765625" calcext:value-type="float">
            <text:p>16,932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75" calcext:value-type="float">
            <text:p>0,0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]+[.D16])/2" office:value-type="float" office:value="3.89874267578125" calcext:value-type="float">
            <text:p>3,899</text:p>
          </table:table-cell>
          <table:table-cell table:style-name="ce12" table:formula="of:=([.C16]+[.E16])/2" office:value-type="float" office:value="7.5546875" calcext:value-type="float">
            <text:p>7,555</text:p>
          </table:table-cell>
          <table:table-cell table:style-name="ce12" table:formula="of:=([.D16]+[.F16])/2" office:value-type="float" office:value="10.6173706054688" calcext:value-type="float">
            <text:p>10,617</text:p>
          </table:table-cell>
          <table:table-cell table:style-name="ce12" table:formula="of:=([.E16]+[.G16])/2" office:value-type="float" office:value="13.1312255859375" calcext:value-type="float">
            <text:p>13,131</text:p>
          </table:table-cell>
          <table:table-cell table:style-name="ce12" table:formula="of:=([.F16]+[.H16])/2" office:value-type="float" office:value="14.7979736328125" calcext:value-type="float">
            <text:p>14,798</text:p>
          </table:table-cell>
          <table:table-cell table:style-name="ce12" table:formula="of:=([.G16]+[.I16])/2" office:value-type="float" office:value="15.9842529296875" calcext:value-type="float">
            <text:p>15,984</text:p>
          </table:table-cell>
          <table:table-cell table:style-name="ce12" table:formula="of:=([.H16]+[.J16])/2" office:value-type="float" office:value="16.5082397460938" calcext:value-type="float">
            <text:p>16,508</text:p>
          </table:table-cell>
          <table:table-cell table:style-name="ce12" table:formula="of:=([.I16]+[.K16])/2" office:value-type="float" office:value="16.83740234375" calcext:value-type="float">
            <text:p>16,837</text:p>
          </table:table-cell>
          <table:table-cell table:style-name="ce12" table:formula="of:=([.J16]+[.L16])/2" office:value-type="float" office:value="16.8948364257813" calcext:value-type="float">
            <text:p>16,895</text:p>
          </table:table-cell>
          <table:table-cell table:style-name="ce12" table:formula="of:=[.K17]" office:value-type="float" office:value="16.8948364257813" calcext:value-type="float">
            <text:p>16,89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" calcext:value-type="float">
            <text:p>0,0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]+[.D17])/2" office:value-type="float" office:value="3.77734375" calcext:value-type="float">
            <text:p>3,777</text:p>
          </table:table-cell>
          <table:table-cell table:style-name="ce12" table:formula="of:=([.C17]+[.E17])/2" office:value-type="float" office:value="7.258056640625" calcext:value-type="float">
            <text:p>7,258</text:p>
          </table:table-cell>
          <table:table-cell table:style-name="ce12" table:formula="of:=([.D17]+[.F17])/2" office:value-type="float" office:value="10.3429565429688" calcext:value-type="float">
            <text:p>10,343</text:p>
          </table:table-cell>
          <table:table-cell table:style-name="ce12" table:formula="of:=([.E17]+[.G17])/2" office:value-type="float" office:value="12.7076721191406" calcext:value-type="float">
            <text:p>12,708</text:p>
          </table:table-cell>
          <table:table-cell table:style-name="ce12" table:formula="of:=([.F17]+[.H17])/2" office:value-type="float" office:value="14.5577392578125" calcext:value-type="float">
            <text:p>14,558</text:p>
          </table:table-cell>
          <table:table-cell table:style-name="ce12" table:formula="of:=([.G17]+[.I17])/2" office:value-type="float" office:value="15.6531066894531" calcext:value-type="float">
            <text:p>15,653</text:p>
          </table:table-cell>
          <table:table-cell table:style-name="ce12" table:formula="of:=([.H17]+[.J17])/2" office:value-type="float" office:value="16.4108276367188" calcext:value-type="float">
            <text:p>16,411</text:p>
          </table:table-cell>
          <table:table-cell table:style-name="ce12" table:formula="of:=([.I17]+[.K17])/2" office:value-type="float" office:value="16.7015380859375" calcext:value-type="float">
            <text:p>16,702</text:p>
          </table:table-cell>
          <table:table-cell table:style-name="ce12" table:formula="of:=([.J17]+[.L17])/2" office:value-type="float" office:value="16.8661193847656" calcext:value-type="float">
            <text:p>16,866</text:p>
          </table:table-cell>
          <table:table-cell table:style-name="ce12" table:formula="of:=[.K18]" office:value-type="float" office:value="16.8661193847656" calcext:value-type="float">
            <text:p>16,86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85" calcext:value-type="float">
            <text:p>0,0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]+[.D18])/2" office:value-type="float" office:value="3.6290283203125" calcext:value-type="float">
            <text:p>3,629</text:p>
          </table:table-cell>
          <table:table-cell table:style-name="ce12" table:formula="of:=([.C18]+[.E18])/2" office:value-type="float" office:value="7.06015014648438" calcext:value-type="float">
            <text:p>7,060</text:p>
          </table:table-cell>
          <table:table-cell table:style-name="ce12" table:formula="of:=([.D18]+[.F18])/2" office:value-type="float" office:value="9.98286437988281" calcext:value-type="float">
            <text:p>9,983</text:p>
          </table:table-cell>
          <table:table-cell table:style-name="ce12" table:formula="of:=([.E18]+[.G18])/2" office:value-type="float" office:value="12.4503479003906" calcext:value-type="float">
            <text:p>12,450</text:p>
          </table:table-cell>
          <table:table-cell table:style-name="ce12" table:formula="of:=([.F18]+[.H18])/2" office:value-type="float" office:value="14.1803894042969" calcext:value-type="float">
            <text:p>14,180</text:p>
          </table:table-cell>
          <table:table-cell table:style-name="ce12" table:formula="of:=([.G18]+[.I18])/2" office:value-type="float" office:value="15.4842834472656" calcext:value-type="float">
            <text:p>15,484</text:p>
          </table:table-cell>
          <table:table-cell table:style-name="ce12" table:formula="of:=([.H18]+[.J18])/2" office:value-type="float" office:value="16.1773223876953" calcext:value-type="float">
            <text:p>16,177</text:p>
          </table:table-cell>
          <table:table-cell table:style-name="ce12" table:formula="of:=([.I18]+[.K18])/2" office:value-type="float" office:value="16.6384735107422" calcext:value-type="float">
            <text:p>16,638</text:p>
          </table:table-cell>
          <table:table-cell table:style-name="ce12" table:formula="of:=([.J18]+[.L18])/2" office:value-type="float" office:value="16.7838287353516" calcext:value-type="float">
            <text:p>16,784</text:p>
          </table:table-cell>
          <table:table-cell table:style-name="ce12" table:formula="of:=[.K19]" office:value-type="float" office:value="16.7838287353516" calcext:value-type="float">
            <text:p>16,78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3" office:value-type="float" office:value="0.09" calcext:value-type="float">
            <text:p>0,0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]+[.D19])/2" office:value-type="float" office:value="3.53007507324219" calcext:value-type="float">
            <text:p>3,530</text:p>
          </table:table-cell>
          <table:table-cell table:style-name="ce12" table:formula="of:=([.C19]+[.E19])/2" office:value-type="float" office:value="6.80594635009766" calcext:value-type="float">
            <text:p>6,806</text:p>
          </table:table-cell>
          <table:table-cell table:style-name="ce12" table:formula="of:=([.D19]+[.F19])/2" office:value-type="float" office:value="9.7552490234375" calcext:value-type="float">
            <text:p>9,755</text:p>
          </table:table-cell>
          <table:table-cell table:style-name="ce12" table:formula="of:=([.E19]+[.G19])/2" office:value-type="float" office:value="12.0816268920898" calcext:value-type="float">
            <text:p>12,082</text:p>
          </table:table-cell>
          <table:table-cell table:style-name="ce12" table:formula="of:=([.F19]+[.H19])/2" office:value-type="float" office:value="13.9673156738281" calcext:value-type="float">
            <text:p>13,967</text:p>
          </table:table-cell>
          <table:table-cell table:style-name="ce12" table:formula="of:=([.G19]+[.I19])/2" office:value-type="float" office:value="15.1788558959961" calcext:value-type="float">
            <text:p>15,179</text:p>
          </table:table-cell>
          <table:table-cell table:style-name="ce12" table:formula="of:=([.H19]+[.J19])/2" office:value-type="float" office:value="16.0613784790039" calcext:value-type="float">
            <text:p>16,061</text:p>
          </table:table-cell>
          <table:table-cell table:style-name="ce12" table:formula="of:=([.I19]+[.K19])/2" office:value-type="float" office:value="16.4805755615234" calcext:value-type="float">
            <text:p>16,481</text:p>
          </table:table-cell>
          <table:table-cell table:style-name="ce12" table:formula="of:=([.J19]+[.L19])/2" office:value-type="float" office:value="16.7111511230469" calcext:value-type="float">
            <text:p>16,711</text:p>
          </table:table-cell>
          <table:table-cell table:style-name="ce12" table:formula="of:=[.K20]" office:value-type="float" office:value="16.7111511230469" calcext:value-type="float">
            <text:p>16,711</text:p>
          </table:table-cell>
          <table:table-cell table:number-columns-repeated="8"/>
        </table:table-row>
        <table:table-row table:style-name="ro1">
          <table:table-cell table:style-name="ce3" office:value-type="float" office:value="0.095" calcext:value-type="float">
            <text:p>0,0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]+[.D20])/2" office:value-type="float" office:value="3.40297317504883" calcext:value-type="float">
            <text:p>3,403</text:p>
          </table:table-cell>
          <table:table-cell table:style-name="ce12" table:formula="of:=([.C20]+[.E20])/2" office:value-type="float" office:value="6.64266204833984" calcext:value-type="float">
            <text:p>6,643</text:p>
          </table:table-cell>
          <table:table-cell table:style-name="ce12" table:formula="of:=([.D20]+[.F20])/2" office:value-type="float" office:value="9.44378662109375" calcext:value-type="float">
            <text:p>9,444</text:p>
          </table:table-cell>
          <table:table-cell table:style-name="ce12" table:formula="of:=([.E20]+[.G20])/2" office:value-type="float" office:value="11.8612823486328" calcext:value-type="float">
            <text:p>11,861</text:p>
          </table:table-cell>
          <table:table-cell table:style-name="ce12" table:formula="of:=([.F20]+[.H20])/2" office:value-type="float" office:value="13.630241394043" calcext:value-type="float">
            <text:p>13,630</text:p>
          </table:table-cell>
          <table:table-cell table:style-name="ce12" table:formula="of:=([.G20]+[.I20])/2" office:value-type="float" office:value="15.014347076416" calcext:value-type="float">
            <text:p>15,014</text:p>
          </table:table-cell>
          <table:table-cell table:style-name="ce12" table:formula="of:=([.H20]+[.J20])/2" office:value-type="float" office:value="15.8297157287598" calcext:value-type="float">
            <text:p>15,830</text:p>
          </table:table-cell>
          <table:table-cell table:style-name="ce12" table:formula="of:=([.I20]+[.K20])/2" office:value-type="float" office:value="16.3862648010254" calcext:value-type="float">
            <text:p>16,386</text:p>
          </table:table-cell>
          <table:table-cell table:style-name="ce12" table:formula="of:=([.J20]+[.L20])/2" office:value-type="float" office:value="16.5958633422852" calcext:value-type="float">
            <text:p>16,596</text:p>
          </table:table-cell>
          <table:table-cell table:style-name="ce12" table:formula="of:=[.K21]" office:value-type="float" office:value="16.5958633422852" calcext:value-type="float">
            <text:p>16,596</text:p>
          </table:table-cell>
          <table:table-cell table:number-columns-repeated="8"/>
        </table:table-row>
        <table:table-row table:style-name="ro1">
          <table:table-cell table:style-name="ce3" office:value-type="float" office:value="0.1" calcext:value-type="float">
            <text:p>0,1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]+[.D21])/2" office:value-type="float" office:value="3.32133102416992" calcext:value-type="float">
            <text:p>3,321</text:p>
          </table:table-cell>
          <table:table-cell table:style-name="ce12" table:formula="of:=([.C21]+[.E21])/2" office:value-type="float" office:value="6.42337989807129" calcext:value-type="float">
            <text:p>6,423</text:p>
          </table:table-cell>
          <table:table-cell table:style-name="ce12" table:formula="of:=([.D21]+[.F21])/2" office:value-type="float" office:value="9.25197219848633" calcext:value-type="float">
            <text:p>9,252</text:p>
          </table:table-cell>
          <table:table-cell table:style-name="ce12" table:formula="of:=([.E21]+[.G21])/2" office:value-type="float" office:value="11.5370140075684" calcext:value-type="float">
            <text:p>11,537</text:p>
          </table:table-cell>
          <table:table-cell table:style-name="ce12" table:formula="of:=([.F21]+[.H21])/2" office:value-type="float" office:value="13.4378147125244" calcext:value-type="float">
            <text:p>13,438</text:p>
          </table:table-cell>
          <table:table-cell table:style-name="ce12" table:formula="of:=([.G21]+[.I21])/2" office:value-type="float" office:value="14.7299785614014" calcext:value-type="float">
            <text:p>14,730</text:p>
          </table:table-cell>
          <table:table-cell table:style-name="ce12" table:formula="of:=([.H21]+[.J21])/2" office:value-type="float" office:value="15.7003059387207" calcext:value-type="float">
            <text:p>15,700</text:p>
          </table:table-cell>
          <table:table-cell table:style-name="ce12" table:formula="of:=([.I21]+[.K21])/2" office:value-type="float" office:value="16.2127895355225" calcext:value-type="float">
            <text:p>16,213</text:p>
          </table:table-cell>
          <table:table-cell table:style-name="ce12" table:formula="of:=([.J21]+[.L21])/2" office:value-type="float" office:value="16.4910640716553" calcext:value-type="float">
            <text:p>16,491</text:p>
          </table:table-cell>
          <table:table-cell table:style-name="ce12" table:formula="of:=[.K22]" office:value-type="float" office:value="16.4910640716553" calcext:value-type="float">
            <text:p>16,491</text:p>
          </table:table-cell>
          <table:table-cell table:number-columns-repeated="8"/>
        </table:table-row>
        <table:table-row table:style-name="ro1">
          <table:table-cell table:style-name="ce3" office:value-type="float" office:value="0.105" calcext:value-type="float">
            <text:p>0,1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]+[.D22])/2" office:value-type="float" office:value="3.21168994903564" calcext:value-type="float">
            <text:p>3,212</text:p>
          </table:table-cell>
          <table:table-cell table:style-name="ce12" table:formula="of:=([.C22]+[.E22])/2" office:value-type="float" office:value="6.28665161132813" calcext:value-type="float">
            <text:p>6,287</text:p>
          </table:table-cell>
          <table:table-cell table:style-name="ce12" table:formula="of:=([.D22]+[.F22])/2" office:value-type="float" office:value="8.98019695281982" calcext:value-type="float">
            <text:p>8,980</text:p>
          </table:table-cell>
          <table:table-cell table:style-name="ce12" table:formula="of:=([.E22]+[.G22])/2" office:value-type="float" office:value="11.3448934555054" calcext:value-type="float">
            <text:p>11,345</text:p>
          </table:table-cell>
          <table:table-cell table:style-name="ce12" table:formula="of:=([.F22]+[.H22])/2" office:value-type="float" office:value="13.1334962844849" calcext:value-type="float">
            <text:p>13,133</text:p>
          </table:table-cell>
          <table:table-cell table:style-name="ce12" table:formula="of:=([.G22]+[.I22])/2" office:value-type="float" office:value="14.5690603256226" calcext:value-type="float">
            <text:p>14,569</text:p>
          </table:table-cell>
          <table:table-cell table:style-name="ce12" table:formula="of:=([.H22]+[.J22])/2" office:value-type="float" office:value="15.4713840484619" calcext:value-type="float">
            <text:p>15,471</text:p>
          </table:table-cell>
          <table:table-cell table:style-name="ce12" table:formula="of:=([.I22]+[.K22])/2" office:value-type="float" office:value="16.095685005188" calcext:value-type="float">
            <text:p>16,096</text:p>
          </table:table-cell>
          <table:table-cell table:style-name="ce12" table:formula="of:=([.J22]+[.L22])/2" office:value-type="float" office:value="16.3519268035889" calcext:value-type="float">
            <text:p>16,352</text:p>
          </table:table-cell>
          <table:table-cell table:style-name="ce12" table:formula="of:=[.K23]" office:value-type="float" office:value="16.3519268035889" calcext:value-type="float">
            <text:p>16,352</text:p>
          </table:table-cell>
          <table:table-cell table:number-columns-repeated="8"/>
        </table:table-row>
        <table:table-row table:style-name="ro1">
          <table:table-cell table:style-name="ce3" office:value-type="float" office:value="0.11" calcext:value-type="float">
            <text:p>0,1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]+[.D23])/2" office:value-type="float" office:value="3.14332580566406" calcext:value-type="float">
            <text:p>3,143</text:p>
          </table:table-cell>
          <table:table-cell table:style-name="ce12" table:formula="of:=([.C23]+[.E23])/2" office:value-type="float" office:value="6.09594345092773" calcext:value-type="float">
            <text:p>6,096</text:p>
          </table:table-cell>
          <table:table-cell table:style-name="ce12" table:formula="of:=([.D23]+[.F23])/2" office:value-type="float" office:value="8.81577253341675" calcext:value-type="float">
            <text:p>8,816</text:p>
          </table:table-cell>
          <table:table-cell table:style-name="ce12" table:formula="of:=([.E23]+[.G23])/2" office:value-type="float" office:value="11.0568466186523" calcext:value-type="float">
            <text:p>11,057</text:p>
          </table:table-cell>
          <table:table-cell table:style-name="ce12" table:formula="of:=([.F23]+[.H23])/2" office:value-type="float" office:value="12.956976890564" calcext:value-type="float">
            <text:p>12,957</text:p>
          </table:table-cell>
          <table:table-cell table:style-name="ce12" table:formula="of:=([.G23]+[.I23])/2" office:value-type="float" office:value="14.3024401664734" calcext:value-type="float">
            <text:p>14,302</text:p>
          </table:table-cell>
          <table:table-cell table:style-name="ce12" table:formula="of:=([.H23]+[.J23])/2" office:value-type="float" office:value="15.3323726654053" calcext:value-type="float">
            <text:p>15,332</text:p>
          </table:table-cell>
          <table:table-cell table:style-name="ce12" table:formula="of:=([.I23]+[.K23])/2" office:value-type="float" office:value="15.9116554260254" calcext:value-type="float">
            <text:p>15,912</text:p>
          </table:table-cell>
          <table:table-cell table:style-name="ce12" table:formula="of:=([.J23]+[.L23])/2" office:value-type="float" office:value="16.2238059043884" calcext:value-type="float">
            <text:p>16,224</text:p>
          </table:table-cell>
          <table:table-cell table:style-name="ce12" table:formula="of:=[.K24]" office:value-type="float" office:value="16.2238059043884" calcext:value-type="float">
            <text:p>16,224</text:p>
          </table:table-cell>
          <table:table-cell table:number-columns-repeated="8"/>
        </table:table-row>
        <table:table-row table:style-name="ro1">
          <table:table-cell table:style-name="ce3" office:value-type="float" office:value="0.115" calcext:value-type="float">
            <text:p>0,1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]+[.D24])/2" office:value-type="float" office:value="3.04797172546387" calcext:value-type="float">
            <text:p>3,048</text:p>
          </table:table-cell>
          <table:table-cell table:style-name="ce12" table:formula="of:=([.C24]+[.E24])/2" office:value-type="float" office:value="5.97954916954041" calcext:value-type="float">
            <text:p>5,980</text:p>
          </table:table-cell>
          <table:table-cell table:style-name="ce12" table:formula="of:=([.D24]+[.F24])/2" office:value-type="float" office:value="8.57639503479004" calcext:value-type="float">
            <text:p>8,576</text:p>
          </table:table-cell>
          <table:table-cell table:style-name="ce12" table:formula="of:=([.E24]+[.G24])/2" office:value-type="float" office:value="10.8863747119904" calcext:value-type="float">
            <text:p>10,886</text:p>
          </table:table-cell>
          <table:table-cell table:style-name="ce12" table:formula="of:=([.F24]+[.H24])/2" office:value-type="float" office:value="12.6796433925629" calcext:value-type="float">
            <text:p>12,680</text:p>
          </table:table-cell>
          <table:table-cell table:style-name="ce12" table:formula="of:=([.G24]+[.I24])/2" office:value-type="float" office:value="14.1446747779846" calcext:value-type="float">
            <text:p>14,145</text:p>
          </table:table-cell>
          <table:table-cell table:style-name="ce12" table:formula="of:=([.H24]+[.J24])/2" office:value-type="float" office:value="15.1070477962494" calcext:value-type="float">
            <text:p>15,107</text:p>
          </table:table-cell>
          <table:table-cell table:style-name="ce12" table:formula="of:=([.I24]+[.K24])/2" office:value-type="float" office:value="15.7780892848969" calcext:value-type="float">
            <text:p>15,778</text:p>
          </table:table-cell>
          <table:table-cell table:style-name="ce12" table:formula="of:=([.J24]+[.L24])/2" office:value-type="float" office:value="16.0677306652069" calcext:value-type="float">
            <text:p>16,068</text:p>
          </table:table-cell>
          <table:table-cell table:style-name="ce12" table:formula="of:=[.K25]" office:value-type="float" office:value="16.0677306652069" calcext:value-type="float">
            <text:p>16,068</text:p>
          </table:table-cell>
          <table:table-cell table:number-columns-repeated="8"/>
        </table:table-row>
        <table:table-row table:style-name="ro1">
          <table:table-cell table:style-name="ce3" office:value-type="float" office:value="0.12" calcext:value-type="float">
            <text:p>0,1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]+[.D25])/2" office:value-type="float" office:value="2.9897745847702" calcext:value-type="float">
            <text:p>2,990</text:p>
          </table:table-cell>
          <table:table-cell table:style-name="ce12" table:formula="of:=([.C25]+[.E25])/2" office:value-type="float" office:value="5.81218338012695" calcext:value-type="float">
            <text:p>5,812</text:p>
          </table:table-cell>
          <table:table-cell table:style-name="ce12" table:formula="of:=([.D25]+[.F25])/2" office:value-type="float" office:value="8.43296194076538" calcext:value-type="float">
            <text:p>8,433</text:p>
          </table:table-cell>
          <table:table-cell table:style-name="ce12" table:formula="of:=([.E25]+[.G25])/2" office:value-type="float" office:value="10.6280192136765" calcext:value-type="float">
            <text:p>10,628</text:p>
          </table:table-cell>
          <table:table-cell table:style-name="ce12" table:formula="of:=([.F25]+[.H25])/2" office:value-type="float" office:value="12.5155247449875" calcext:value-type="float">
            <text:p>12,516</text:p>
          </table:table-cell>
          <table:table-cell table:style-name="ce12" table:formula="of:=([.G25]+[.I25])/2" office:value-type="float" office:value="13.8933455944061" calcext:value-type="float">
            <text:p>13,893</text:p>
          </table:table-cell>
          <table:table-cell table:style-name="ce12" table:formula="of:=([.H25]+[.J25])/2" office:value-type="float" office:value="14.9613820314407" calcext:value-type="float">
            <text:p>14,961</text:p>
          </table:table-cell>
          <table:table-cell table:style-name="ce12" table:formula="of:=([.I25]+[.K25])/2" office:value-type="float" office:value="15.5873892307282" calcext:value-type="float">
            <text:p>15,587</text:p>
          </table:table-cell>
          <table:table-cell table:style-name="ce12" table:formula="of:=([.J25]+[.L25])/2" office:value-type="float" office:value="15.9229099750519" calcext:value-type="float">
            <text:p>15,923</text:p>
          </table:table-cell>
          <table:table-cell table:style-name="ce12" table:formula="of:=[.K26]" office:value-type="float" office:value="15.9229099750519" calcext:value-type="float">
            <text:p>15,923</text:p>
          </table:table-cell>
          <table:table-cell table:number-columns-repeated="8"/>
        </table:table-row>
        <table:table-row table:style-name="ro1">
          <table:table-cell table:style-name="ce3" office:value-type="float" office:value="0.125" calcext:value-type="float">
            <text:p>0,1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]+[.D26])/2" office:value-type="float" office:value="2.90609169006348" calcext:value-type="float">
            <text:p>2,906</text:p>
          </table:table-cell>
          <table:table-cell table:style-name="ce12" table:formula="of:=([.C26]+[.E26])/2" office:value-type="float" office:value="5.71136826276779" calcext:value-type="float">
            <text:p>5,711</text:p>
          </table:table-cell>
          <table:table-cell table:style-name="ce12" table:formula="of:=([.D26]+[.F26])/2" office:value-type="float" office:value="8.2201012969017" calcext:value-type="float">
            <text:p>8,220</text:p>
          </table:table-cell>
          <table:table-cell table:style-name="ce12" table:formula="of:=([.E26]+[.G26])/2" office:value-type="float" office:value="10.4742433428764" calcext:value-type="float">
            <text:p>10,474</text:p>
          </table:table-cell>
          <table:table-cell table:style-name="ce12" table:formula="of:=([.F26]+[.H26])/2" office:value-type="float" office:value="12.2606824040413" calcext:value-type="float">
            <text:p>12,261</text:p>
          </table:table-cell>
          <table:table-cell table:style-name="ce12" table:formula="of:=([.G26]+[.I26])/2" office:value-type="float" office:value="13.7384533882141" calcext:value-type="float">
            <text:p>13,738</text:p>
          </table:table-cell>
          <table:table-cell table:style-name="ce12" table:formula="of:=([.H26]+[.J26])/2" office:value-type="float" office:value="14.7403674125671" calcext:value-type="float">
            <text:p>14,740</text:p>
          </table:table-cell>
          <table:table-cell table:style-name="ce12" table:formula="of:=([.I26]+[.K26])/2" office:value-type="float" office:value="15.4421460032463" calcext:value-type="float">
            <text:p>15,442</text:p>
          </table:table-cell>
          <table:table-cell table:style-name="ce12" table:formula="of:=([.J26]+[.L26])/2" office:value-type="float" office:value="15.75514960289" calcext:value-type="float">
            <text:p>15,755</text:p>
          </table:table-cell>
          <table:table-cell table:style-name="ce12" table:formula="of:=[.K27]" office:value-type="float" office:value="15.75514960289" calcext:value-type="float">
            <text:p>15,755</text:p>
          </table:table-cell>
          <table:table-cell table:number-columns-repeated="8"/>
        </table:table-row>
        <table:table-row table:style-name="ro1">
          <table:table-cell table:style-name="ce3" office:value-type="float" office:value="0.13" calcext:value-type="float">
            <text:p>0,1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]+[.D27])/2" office:value-type="float" office:value="2.8556841313839" calcext:value-type="float">
            <text:p>2,856</text:p>
          </table:table-cell>
          <table:table-cell table:style-name="ce12" table:formula="of:=([.C27]+[.E27])/2" office:value-type="float" office:value="5.56309649348259" calcext:value-type="float">
            <text:p>5,563</text:p>
          </table:table-cell>
          <table:table-cell table:style-name="ce12" table:formula="of:=([.D27]+[.F27])/2" office:value-type="float" office:value="8.09280580282211" calcext:value-type="float">
            <text:p>8,093</text:p>
          </table:table-cell>
          <table:table-cell table:style-name="ce12" table:formula="of:=([.E27]+[.G27])/2" office:value-type="float" office:value="10.2403918504715" calcext:value-type="float">
            <text:p>10,240</text:p>
          </table:table-cell>
          <table:table-cell table:style-name="ce12" table:formula="of:=([.F27]+[.H27])/2" office:value-type="float" office:value="12.1063483655453" calcext:value-type="float">
            <text:p>12,106</text:p>
          </table:table-cell>
          <table:table-cell table:style-name="ce12" table:formula="of:=([.G27]+[.I27])/2" office:value-type="float" office:value="13.5005249083042" calcext:value-type="float">
            <text:p>13,501</text:p>
          </table:table-cell>
          <table:table-cell table:style-name="ce12" table:formula="of:=([.H27]+[.J27])/2" office:value-type="float" office:value="14.5902996957302" calcext:value-type="float">
            <text:p>14,590</text:p>
          </table:table-cell>
          <table:table-cell table:style-name="ce12" table:formula="of:=([.I27]+[.K27])/2" office:value-type="float" office:value="15.2477585077286" calcext:value-type="float">
            <text:p>15,248</text:p>
          </table:table-cell>
          <table:table-cell table:style-name="ce12" table:formula="of:=([.J27]+[.L27])/2" office:value-type="float" office:value="15.5986478030682" calcext:value-type="float">
            <text:p>15,599</text:p>
          </table:table-cell>
          <table:table-cell table:style-name="ce12" table:formula="of:=[.K28]" office:value-type="float" office:value="15.5986478030682" calcext:value-type="float">
            <text:p>15,599</text:p>
          </table:table-cell>
          <table:table-cell table:number-columns-repeated="8"/>
        </table:table-row>
        <table:table-row table:style-name="ro1">
          <table:table-cell table:style-name="ce3" office:value-type="float" office:value="0.135" calcext:value-type="float">
            <text:p>0,1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]+[.D28])/2" office:value-type="float" office:value="2.7815482467413" calcext:value-type="float">
            <text:p>2,782</text:p>
          </table:table-cell>
          <table:table-cell table:style-name="ce12" table:formula="of:=([.C28]+[.E28])/2" office:value-type="float" office:value="5.474244967103" calcext:value-type="float">
            <text:p>5,474</text:p>
          </table:table-cell>
          <table:table-cell table:style-name="ce12" table:formula="of:=([.D28]+[.F28])/2" office:value-type="float" office:value="7.90174417197704" calcext:value-type="float">
            <text:p>7,902</text:p>
          </table:table-cell>
          <table:table-cell table:style-name="ce12" table:formula="of:=([.E28]+[.G28])/2" office:value-type="float" office:value="10.0995770841837" calcext:value-type="float">
            <text:p>10,100</text:p>
          </table:table-cell>
          <table:table-cell table:style-name="ce12" table:formula="of:=([.F28]+[.H28])/2" office:value-type="float" office:value="11.8704583793879" calcext:value-type="float">
            <text:p>11,870</text:p>
          </table:table-cell>
          <table:table-cell table:style-name="ce12" table:formula="of:=([.G28]+[.I28])/2" office:value-type="float" office:value="13.3483240306377" calcext:value-type="float">
            <text:p>13,348</text:p>
          </table:table-cell>
          <table:table-cell table:style-name="ce12" table:formula="of:=([.H28]+[.J28])/2" office:value-type="float" office:value="14.3741417080164" calcext:value-type="float">
            <text:p>14,374</text:p>
          </table:table-cell>
          <table:table-cell table:style-name="ce12" table:formula="of:=([.I28]+[.K28])/2" office:value-type="float" office:value="15.0944737493992" calcext:value-type="float">
            <text:p>15,094</text:p>
          </table:table-cell>
          <table:table-cell table:style-name="ce12" table:formula="of:=([.J28]+[.L28])/2" office:value-type="float" office:value="15.4232031553984" calcext:value-type="float">
            <text:p>15,423</text:p>
          </table:table-cell>
          <table:table-cell table:style-name="ce12" table:formula="of:=[.K29]" office:value-type="float" office:value="15.4232031553984" calcext:value-type="float">
            <text:p>15,423</text:p>
          </table:table-cell>
          <table:table-cell table:number-columns-repeated="8"/>
        </table:table-row>
        <table:table-row table:style-name="ro1">
          <table:table-cell table:style-name="ce3" office:value-type="float" office:value="0.14" calcext:value-type="float">
            <text:p>0,1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]+[.D29])/2" office:value-type="float" office:value="2.7371224835515" calcext:value-type="float">
            <text:p>2,737</text:p>
          </table:table-cell>
          <table:table-cell table:style-name="ce12" table:formula="of:=([.C29]+[.E29])/2" office:value-type="float" office:value="5.34164620935917" calcext:value-type="float">
            <text:p>5,342</text:p>
          </table:table-cell>
          <table:table-cell table:style-name="ce12" table:formula="of:=([.D29]+[.F29])/2" office:value-type="float" office:value="7.78691102564335" calcext:value-type="float">
            <text:p>7,787</text:p>
          </table:table-cell>
          <table:table-cell table:style-name="ce12" table:formula="of:=([.E29]+[.G29])/2" office:value-type="float" office:value="9.88610127568245" calcext:value-type="float">
            <text:p>9,886</text:p>
          </table:table-cell>
          <table:table-cell table:style-name="ce12" table:formula="of:=([.F29]+[.H29])/2" office:value-type="float" office:value="11.7239505574107" calcext:value-type="float">
            <text:p>11,724</text:p>
          </table:table-cell>
          <table:table-cell table:style-name="ce12" table:formula="of:=([.G29]+[.I29])/2" office:value-type="float" office:value="13.1223000437021" calcext:value-type="float">
            <text:p>13,122</text:p>
          </table:table-cell>
          <table:table-cell table:style-name="ce12" table:formula="of:=([.H29]+[.J29])/2" office:value-type="float" office:value="14.2213988900185" calcext:value-type="float">
            <text:p>14,221</text:p>
          </table:table-cell>
          <table:table-cell table:style-name="ce12" table:formula="of:=([.I29]+[.K29])/2" office:value-type="float" office:value="14.8986724317074" calcext:value-type="float">
            <text:p>14,899</text:p>
          </table:table-cell>
          <table:table-cell table:style-name="ce12" table:formula="of:=([.J29]+[.L29])/2" office:value-type="float" office:value="15.2588384523988" calcext:value-type="float">
            <text:p>15,259</text:p>
          </table:table-cell>
          <table:table-cell table:style-name="ce12" table:formula="of:=[.K30]" office:value-type="float" office:value="15.2588384523988" calcext:value-type="float">
            <text:p>15,259</text:p>
          </table:table-cell>
          <table:table-cell table:number-columns-repeated="8"/>
        </table:table-row>
        <table:table-row table:style-name="ro1">
          <table:table-cell table:style-name="ce3" office:value-type="float" office:value="0.145" calcext:value-type="float">
            <text:p>0,1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]+[.D30])/2" office:value-type="float" office:value="2.67082310467958" calcext:value-type="float">
            <text:p>2,671</text:p>
          </table:table-cell>
          <table:table-cell table:style-name="ce12" table:formula="of:=([.C30]+[.E30])/2" office:value-type="float" office:value="5.26201675459743" calcext:value-type="float">
            <text:p>5,262</text:p>
          </table:table-cell>
          <table:table-cell table:style-name="ce12" table:formula="of:=([.D30]+[.F30])/2" office:value-type="float" office:value="7.61387374252081" calcext:value-type="float">
            <text:p>7,614</text:p>
          </table:table-cell>
          <table:table-cell table:style-name="ce12" table:formula="of:=([.E30]+[.G30])/2" office:value-type="float" office:value="9.75543079152703" calcext:value-type="float">
            <text:p>9,755</text:p>
          </table:table-cell>
          <table:table-cell table:style-name="ce12" table:formula="of:=([.F30]+[.H30])/2" office:value-type="float" office:value="11.5042006596923" calcext:value-type="float">
            <text:p>11,504</text:p>
          </table:table-cell>
          <table:table-cell table:style-name="ce12" table:formula="of:=([.G30]+[.I30])/2" office:value-type="float" office:value="12.9726747237146" calcext:value-type="float">
            <text:p>12,973</text:p>
          </table:table-cell>
          <table:table-cell table:style-name="ce12" table:formula="of:=([.H30]+[.J30])/2" office:value-type="float" office:value="14.0104862377048" calcext:value-type="float">
            <text:p>14,010</text:p>
          </table:table-cell>
          <table:table-cell table:style-name="ce12" table:formula="of:=([.I30]+[.K30])/2" office:value-type="float" office:value="14.7401186712086" calcext:value-type="float">
            <text:p>14,740</text:p>
          </table:table-cell>
          <table:table-cell table:style-name="ce12" table:formula="of:=([.J30]+[.L30])/2" office:value-type="float" office:value="15.0787554420531" calcext:value-type="float">
            <text:p>15,079</text:p>
          </table:table-cell>
          <table:table-cell table:style-name="ce12" table:formula="of:=[.K31]" office:value-type="float" office:value="15.0787554420531" calcext:value-type="float">
            <text:p>15,079</text:p>
          </table:table-cell>
          <table:table-cell table:number-columns-repeated="8"/>
        </table:table-row>
        <table:table-row table:style-name="ro1">
          <table:table-cell table:style-name="ce3" office:value-type="float" office:value="0.15" calcext:value-type="float">
            <text:p>0,1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]+[.D31])/2" office:value-type="float" office:value="2.63100837729871" calcext:value-type="float">
            <text:p>2,631</text:p>
          </table:table-cell>
          <table:table-cell table:style-name="ce12" table:formula="of:=([.C31]+[.E31])/2" office:value-type="float" office:value="5.1423484236002" calcext:value-type="float">
            <text:p>5,142</text:p>
          </table:table-cell>
          <table:table-cell table:style-name="ce12" table:formula="of:=([.D31]+[.F31])/2" office:value-type="float" office:value="7.50872377306223" calcext:value-type="float">
            <text:p>7,509</text:p>
          </table:table-cell>
          <table:table-cell table:style-name="ce12" table:formula="of:=([.E31]+[.G31])/2" office:value-type="float" office:value="9.55903720110655" calcext:value-type="float">
            <text:p>9,559</text:p>
          </table:table-cell>
          <table:table-cell table:style-name="ce12" table:formula="of:=([.F31]+[.H31])/2" office:value-type="float" office:value="11.3640527576208" calcext:value-type="float">
            <text:p>11,364</text:p>
          </table:table-cell>
          <table:table-cell table:style-name="ce12" table:formula="of:=([.G31]+[.I31])/2" office:value-type="float" office:value="12.7573434486985" calcext:value-type="float">
            <text:p>12,757</text:p>
          </table:table-cell>
          <table:table-cell table:style-name="ce12" table:formula="of:=([.H31]+[.J31])/2" office:value-type="float" office:value="13.8563966974616" calcext:value-type="float">
            <text:p>13,856</text:p>
          </table:table-cell>
          <table:table-cell table:style-name="ce12" table:formula="of:=([.I31]+[.K31])/2" office:value-type="float" office:value="14.5446208398789" calcext:value-type="float">
            <text:p>14,545</text:p>
          </table:table-cell>
          <table:table-cell table:style-name="ce12" table:formula="of:=([.J31]+[.L31])/2" office:value-type="float" office:value="14.9094370566309" calcext:value-type="float">
            <text:p>14,909</text:p>
          </table:table-cell>
          <table:table-cell table:style-name="ce12" table:formula="of:=[.K32]" office:value-type="float" office:value="14.9094370566309" calcext:value-type="float">
            <text:p>14,909</text:p>
          </table:table-cell>
          <table:table-cell table:number-columns-repeated="8"/>
        </table:table-row>
        <table:table-row table:style-name="ro1">
          <table:table-cell table:style-name="ce3" office:value-type="float" office:value="0.155" calcext:value-type="float">
            <text:p>0,1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]+[.D32])/2" office:value-type="float" office:value="2.5711742118001" calcext:value-type="float">
            <text:p>2,571</text:p>
          </table:table-cell>
          <table:table-cell table:style-name="ce12" table:formula="of:=([.C32]+[.E32])/2" office:value-type="float" office:value="5.06986607518047" calcext:value-type="float">
            <text:p>5,070</text:p>
          </table:table-cell>
          <table:table-cell table:style-name="ce12" table:formula="of:=([.D32]+[.F32])/2" office:value-type="float" office:value="7.35069281235337" calcext:value-type="float">
            <text:p>7,351</text:p>
          </table:table-cell>
          <table:table-cell table:style-name="ce12" table:formula="of:=([.E32]+[.G32])/2" office:value-type="float" office:value="9.43638826534152" calcext:value-type="float">
            <text:p>9,436</text:p>
          </table:table-cell>
          <table:table-cell table:style-name="ce12" table:formula="of:=([.F32]+[.H32])/2" office:value-type="float" office:value="11.1581903249025" calcext:value-type="float">
            <text:p>11,158</text:p>
          </table:table-cell>
          <table:table-cell table:style-name="ce12" table:formula="of:=([.G32]+[.I32])/2" office:value-type="float" office:value="12.6102247275412" calcext:value-type="float">
            <text:p>12,610</text:p>
          </table:table-cell>
          <table:table-cell table:style-name="ce12" table:formula="of:=([.H32]+[.J32])/2" office:value-type="float" office:value="13.6509821442887" calcext:value-type="float">
            <text:p>13,651</text:p>
          </table:table-cell>
          <table:table-cell table:style-name="ce12" table:formula="of:=([.I32]+[.K32])/2" office:value-type="float" office:value="14.3829168770462" calcext:value-type="float">
            <text:p>14,383</text:p>
          </table:table-cell>
          <table:table-cell table:style-name="ce12" table:formula="of:=([.J32]+[.L32])/2" office:value-type="float" office:value="14.7270289482549" calcext:value-type="float">
            <text:p>14,727</text:p>
          </table:table-cell>
          <table:table-cell table:style-name="ce12" table:formula="of:=[.K33]" office:value-type="float" office:value="14.7270289482549" calcext:value-type="float">
            <text:p>14,727</text:p>
          </table:table-cell>
          <table:table-cell table:number-columns-repeated="8"/>
        </table:table-row>
        <table:table-row table:style-name="ro1">
          <table:table-cell table:style-name="ce3" office:value-type="float" office:value="0.16" calcext:value-type="float">
            <text:p>0,1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]+[.D33])/2" office:value-type="float" office:value="2.53493303759024" calcext:value-type="float">
            <text:p>2,535</text:p>
          </table:table-cell>
          <table:table-cell table:style-name="ce12" table:formula="of:=([.C33]+[.E33])/2" office:value-type="float" office:value="4.96093351207674" calcext:value-type="float">
            <text:p>4,961</text:p>
          </table:table-cell>
          <table:table-cell table:style-name="ce12" table:formula="of:=([.D33]+[.F33])/2" office:value-type="float" office:value="7.253127170261" calcext:value-type="float">
            <text:p>7,253</text:p>
          </table:table-cell>
          <table:table-cell table:style-name="ce12" table:formula="of:=([.E33]+[.G33])/2" office:value-type="float" office:value="9.25444156862795" calcext:value-type="float">
            <text:p>9,254</text:p>
          </table:table-cell>
          <table:table-cell table:style-name="ce12" table:formula="of:=([.F33]+[.H33])/2" office:value-type="float" office:value="11.0233064964414" calcext:value-type="float">
            <text:p>11,023</text:p>
          </table:table-cell>
          <table:table-cell table:style-name="ce12" table:formula="of:=([.G33]+[.I33])/2" office:value-type="float" office:value="12.4045862345956" calcext:value-type="float">
            <text:p>12,405</text:p>
          </table:table-cell>
          <table:table-cell table:style-name="ce12" table:formula="of:=([.H33]+[.J33])/2" office:value-type="float" office:value="13.4965708022937" calcext:value-type="float">
            <text:p>13,497</text:p>
          </table:table-cell>
          <table:table-cell table:style-name="ce12" table:formula="of:=([.I33]+[.K33])/2" office:value-type="float" office:value="14.1890055462718" calcext:value-type="float">
            <text:p>14,189</text:p>
          </table:table-cell>
          <table:table-cell table:style-name="ce12" table:formula="of:=([.J33]+[.L33])/2" office:value-type="float" office:value="14.5549729126506" calcext:value-type="float">
            <text:p>14,555</text:p>
          </table:table-cell>
          <table:table-cell table:style-name="ce12" table:formula="of:=[.K34]" office:value-type="float" office:value="14.5549729126506" calcext:value-type="float">
            <text:p>14,555</text:p>
          </table:table-cell>
          <table:table-cell table:number-columns-repeated="8"/>
        </table:table-row>
        <table:table-row table:style-name="ro1">
          <table:table-cell table:style-name="ce3" office:value-type="float" office:value="0.165" calcext:value-type="float">
            <text:p>0,1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]+[.D34])/2" office:value-type="float" office:value="2.48046675603837" calcext:value-type="float">
            <text:p>2,480</text:p>
          </table:table-cell>
          <table:table-cell table:style-name="ce12" table:formula="of:=([.C34]+[.E34])/2" office:value-type="float" office:value="4.89403010392562" calcext:value-type="float">
            <text:p>4,894</text:p>
          </table:table-cell>
          <table:table-cell table:style-name="ce12" table:formula="of:=([.D34]+[.F34])/2" office:value-type="float" office:value="7.10768754035234" calcext:value-type="float">
            <text:p>7,108</text:p>
          </table:table-cell>
          <table:table-cell table:style-name="ce12" table:formula="of:=([.E34]+[.G34])/2" office:value-type="float" office:value="9.13821683335118" calcext:value-type="float">
            <text:p>9,138</text:p>
          </table:table-cell>
          <table:table-cell table:style-name="ce12" table:formula="of:=([.F34]+[.H34])/2" office:value-type="float" office:value="10.8295139016118" calcext:value-type="float">
            <text:p>10,830</text:p>
          </table:table-cell>
          <table:table-cell table:style-name="ce12" table:formula="of:=([.G34]+[.I34])/2" office:value-type="float" office:value="12.2599386493675" calcext:value-type="float">
            <text:p>12,260</text:p>
          </table:table-cell>
          <table:table-cell table:style-name="ce12" table:formula="of:=([.H34]+[.J34])/2" office:value-type="float" office:value="13.2967958904337" calcext:value-type="float">
            <text:p>13,297</text:p>
          </table:table-cell>
          <table:table-cell table:style-name="ce12" table:formula="of:=([.I34]+[.K34])/2" office:value-type="float" office:value="14.0257718574721" calcext:value-type="float">
            <text:p>14,026</text:p>
          </table:table-cell>
          <table:table-cell table:style-name="ce12" table:formula="of:=([.J34]+[.L34])/2" office:value-type="float" office:value="14.3719892294612" calcext:value-type="float">
            <text:p>14,372</text:p>
          </table:table-cell>
          <table:table-cell table:style-name="ce12" table:formula="of:=[.K35]" office:value-type="float" office:value="14.3719892294612" calcext:value-type="float">
            <text:p>14,372</text:p>
          </table:table-cell>
          <table:table-cell table:number-columns-repeated="8"/>
        </table:table-row>
        <table:table-row table:style-name="ro1">
          <table:table-cell table:style-name="ce3" office:value-type="float" office:value="0.17" calcext:value-type="float">
            <text:p>0,1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]+[.D35])/2" office:value-type="float" office:value="2.44701505196281" calcext:value-type="float">
            <text:p>2,447</text:p>
          </table:table-cell>
          <table:table-cell table:style-name="ce12" table:formula="of:=([.C35]+[.E35])/2" office:value-type="float" office:value="4.79407714819536" calcext:value-type="float">
            <text:p>4,794</text:p>
          </table:table-cell>
          <table:table-cell table:style-name="ce12" table:formula="of:=([.D35]+[.F35])/2" office:value-type="float" office:value="7.0161234686384" calcext:value-type="float">
            <text:p>7,016</text:p>
          </table:table-cell>
          <table:table-cell table:style-name="ce12" table:formula="of:=([.E35]+[.G35])/2" office:value-type="float" office:value="8.96860072098207" calcext:value-type="float">
            <text:p>8,969</text:p>
          </table:table-cell>
          <table:table-cell table:style-name="ce12" table:formula="of:=([.F35]+[.H35])/2" office:value-type="float" office:value="10.6990777413594" calcext:value-type="float">
            <text:p>10,699</text:p>
          </table:table-cell>
          <table:table-cell table:style-name="ce12" table:formula="of:=([.G35]+[.I35])/2" office:value-type="float" office:value="12.0631548960228" calcext:value-type="float">
            <text:p>12,063</text:p>
          </table:table-cell>
          <table:table-cell table:style-name="ce12" table:formula="of:=([.H35]+[.J35])/2" office:value-type="float" office:value="13.1428552534198" calcext:value-type="float">
            <text:p>13,143</text:p>
          </table:table-cell>
          <table:table-cell table:style-name="ce12" table:formula="of:=([.I35]+[.K35])/2" office:value-type="float" office:value="13.8343925599474" calcext:value-type="float">
            <text:p>13,834</text:p>
          </table:table-cell>
          <table:table-cell table:style-name="ce12" table:formula="of:=([.J35]+[.L35])/2" office:value-type="float" office:value="14.1988805434667" calcext:value-type="float">
            <text:p>14,199</text:p>
          </table:table-cell>
          <table:table-cell table:style-name="ce12" table:formula="of:=[.K36]" office:value-type="float" office:value="14.1988805434667" calcext:value-type="float">
            <text:p>14,199</text:p>
          </table:table-cell>
          <table:table-cell table:number-columns-repeated="8"/>
        </table:table-row>
        <table:table-row table:style-name="ro1">
          <table:table-cell table:style-name="ce3" office:value-type="float" office:value="0.175" calcext:value-type="float">
            <text:p>0,1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]+[.D36])/2" office:value-type="float" office:value="2.39703857409768" calcext:value-type="float">
            <text:p>2,397</text:p>
          </table:table-cell>
          <table:table-cell table:style-name="ce12" table:formula="of:=([.C36]+[.E36])/2" office:value-type="float" office:value="4.7315692603006" calcext:value-type="float">
            <text:p>4,732</text:p>
          </table:table-cell>
          <table:table-cell table:style-name="ce12" table:formula="of:=([.D36]+[.F36])/2" office:value-type="float" office:value="6.88133893458871" calcext:value-type="float">
            <text:p>6,881</text:p>
          </table:table-cell>
          <table:table-cell table:style-name="ce12" table:formula="of:=([.E36]+[.G36])/2" office:value-type="float" office:value="8.85760060499888" calcext:value-type="float">
            <text:p>8,858</text:p>
          </table:table-cell>
          <table:table-cell table:style-name="ce12" table:formula="of:=([.F36]+[.H36])/2" office:value-type="float" office:value="10.5158778085024" calcext:value-type="float">
            <text:p>10,516</text:p>
          </table:table-cell>
          <table:table-cell table:style-name="ce12" table:formula="of:=([.G36]+[.I36])/2" office:value-type="float" office:value="11.9209664973896" calcext:value-type="float">
            <text:p>11,921</text:p>
          </table:table-cell>
          <table:table-cell table:style-name="ce12" table:formula="of:=([.H36]+[.J36])/2" office:value-type="float" office:value="12.9487737279851" calcext:value-type="float">
            <text:p>12,949</text:p>
          </table:table-cell>
          <table:table-cell table:style-name="ce12" table:formula="of:=([.I36]+[.K36])/2" office:value-type="float" office:value="13.6708678984432" calcext:value-type="float">
            <text:p>13,671</text:p>
          </table:table-cell>
          <table:table-cell table:style-name="ce12" table:formula="of:=([.J36]+[.L36])/2" office:value-type="float" office:value="14.0166365517071" calcext:value-type="float">
            <text:p>14,017</text:p>
          </table:table-cell>
          <table:table-cell table:style-name="ce12" table:formula="of:=[.K37]" office:value-type="float" office:value="14.0166365517071" calcext:value-type="float">
            <text:p>14,017</text:p>
          </table:table-cell>
          <table:table-cell table:number-columns-repeated="8"/>
        </table:table-row>
        <table:table-row table:style-name="ro1">
          <table:table-cell table:style-name="ce3" office:value-type="float" office:value="0.18" calcext:value-type="float">
            <text:p>0,1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]+[.D37])/2" office:value-type="float" office:value="2.3657846301503" calcext:value-type="float">
            <text:p>2,366</text:p>
          </table:table-cell>
          <table:table-cell table:style-name="ce12" table:formula="of:=([.C37]+[.E37])/2" office:value-type="float" office:value="4.6391887543432" calcext:value-type="float">
            <text:p>4,639</text:p>
          </table:table-cell>
          <table:table-cell table:style-name="ce12" table:formula="of:=([.D37]+[.F37])/2" office:value-type="float" office:value="6.79458493264974" calcext:value-type="float">
            <text:p>6,795</text:p>
          </table:table-cell>
          <table:table-cell table:style-name="ce12" table:formula="of:=([.E37]+[.G37])/2" office:value-type="float" office:value="8.69860837154556" calcext:value-type="float">
            <text:p>8,699</text:p>
          </table:table-cell>
          <table:table-cell table:style-name="ce12" table:formula="of:=([.F37]+[.H37])/2" office:value-type="float" office:value="10.3892835511942" calcext:value-type="float">
            <text:p>10,389</text:p>
          </table:table-cell>
          <table:table-cell table:style-name="ce12" table:formula="of:=([.G37]+[.I37])/2" office:value-type="float" office:value="11.7323257682438" calcext:value-type="float">
            <text:p>11,732</text:p>
          </table:table-cell>
          <table:table-cell table:style-name="ce12" table:formula="of:=([.H37]+[.J37])/2" office:value-type="float" office:value="12.7959171979164" calcext:value-type="float">
            <text:p>12,796</text:p>
          </table:table-cell>
          <table:table-cell table:style-name="ce12" table:formula="of:=([.I37]+[.K37])/2" office:value-type="float" office:value="13.4827051398461" calcext:value-type="float">
            <text:p>13,483</text:p>
          </table:table-cell>
          <table:table-cell table:style-name="ce12" table:formula="of:=([.J37]+[.L37])/2" office:value-type="float" office:value="13.8437522250752" calcext:value-type="float">
            <text:p>13,844</text:p>
          </table:table-cell>
          <table:table-cell table:style-name="ce12" table:formula="of:=[.K38]" office:value-type="float" office:value="13.8437522250752" calcext:value-type="float">
            <text:p>13,844</text:p>
          </table:table-cell>
          <table:table-cell table:number-columns-repeated="8"/>
        </table:table-row>
        <table:table-row table:style-name="ro1">
          <table:table-cell table:style-name="ce3" office:value-type="float" office:value="0.185" calcext:value-type="float">
            <text:p>0,1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]+[.D38])/2" office:value-type="float" office:value="2.3195943771716" calcext:value-type="float">
            <text:p>2,320</text:p>
          </table:table-cell>
          <table:table-cell table:style-name="ce12" table:formula="of:=([.C38]+[.E38])/2" office:value-type="float" office:value="4.58018478140002" calcext:value-type="float">
            <text:p>4,580</text:p>
          </table:table-cell>
          <table:table-cell table:style-name="ce12" table:formula="of:=([.D38]+[.F38])/2" office:value-type="float" office:value="6.66889856294438" calcext:value-type="float">
            <text:p>6,669</text:p>
          </table:table-cell>
          <table:table-cell table:style-name="ce12" table:formula="of:=([.E38]+[.G38])/2" office:value-type="float" office:value="8.59193424192199" calcext:value-type="float">
            <text:p>8,592</text:p>
          </table:table-cell>
          <table:table-cell table:style-name="ce12" table:formula="of:=([.F38]+[.H38])/2" office:value-type="float" office:value="10.2154670698947" calcext:value-type="float">
            <text:p>10,215</text:p>
          </table:table-cell>
          <table:table-cell table:style-name="ce12" table:formula="of:=([.G38]+[.I38])/2" office:value-type="float" office:value="11.5926003745553" calcext:value-type="float">
            <text:p>11,593</text:p>
          </table:table-cell>
          <table:table-cell table:style-name="ce12" table:formula="of:=([.H38]+[.J38])/2" office:value-type="float" office:value="12.6075154540449" calcext:value-type="float">
            <text:p>12,608</text:p>
          </table:table-cell>
          <table:table-cell table:style-name="ce12" table:formula="of:=([.I38]+[.K38])/2" office:value-type="float" office:value="13.3198347114958" calcext:value-type="float">
            <text:p>13,320</text:p>
          </table:table-cell>
          <table:table-cell table:style-name="ce12" table:formula="of:=([.J38]+[.L38])/2" office:value-type="float" office:value="13.6632286824606" calcext:value-type="float">
            <text:p>13,663</text:p>
          </table:table-cell>
          <table:table-cell table:style-name="ce12" table:formula="of:=[.K39]" office:value-type="float" office:value="13.6632286824606" calcext:value-type="float">
            <text:p>13,663</text:p>
          </table:table-cell>
          <table:table-cell table:number-columns-repeated="8"/>
        </table:table-row>
        <table:table-row table:style-name="ro1">
          <table:table-cell table:style-name="ce3" office:value-type="float" office:value="0.19" calcext:value-type="float">
            <text:p>0,1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]+[.D39])/2" office:value-type="float" office:value="2.29009239070001" calcext:value-type="float">
            <text:p>2,290</text:p>
          </table:table-cell>
          <table:table-cell table:style-name="ce12" table:formula="of:=([.C39]+[.E39])/2" office:value-type="float" office:value="4.49424647005799" calcext:value-type="float">
            <text:p>4,494</text:p>
          </table:table-cell>
          <table:table-cell table:style-name="ce12" table:formula="of:=([.D39]+[.F39])/2" office:value-type="float" office:value="6.58605951166101" calcext:value-type="float">
            <text:p>6,586</text:p>
          </table:table-cell>
          <table:table-cell table:style-name="ce12" table:formula="of:=([.E39]+[.G39])/2" office:value-type="float" office:value="8.44218281641952" calcext:value-type="float">
            <text:p>8,442</text:p>
          </table:table-cell>
          <table:table-cell table:style-name="ce12" table:formula="of:=([.F39]+[.H39])/2" office:value-type="float" office:value="10.0922673082387" calcext:value-type="float">
            <text:p>10,092</text:p>
          </table:table-cell>
          <table:table-cell table:style-name="ce12" table:formula="of:=([.G39]+[.I39])/2" office:value-type="float" office:value="11.4114912619698" calcext:value-type="float">
            <text:p>11,411</text:p>
          </table:table-cell>
          <table:table-cell table:style-name="ce12" table:formula="of:=([.H39]+[.J39])/2" office:value-type="float" office:value="12.4562175430256" calcext:value-type="float">
            <text:p>12,456</text:p>
          </table:table-cell>
          <table:table-cell table:style-name="ce12" table:formula="of:=([.I39]+[.K39])/2" office:value-type="float" office:value="13.1353720682528" calcext:value-type="float">
            <text:p>13,135</text:p>
          </table:table-cell>
          <table:table-cell table:style-name="ce12" table:formula="of:=([.J39]+[.L39])/2" office:value-type="float" office:value="13.4915316969782" calcext:value-type="float">
            <text:p>13,492</text:p>
          </table:table-cell>
          <table:table-cell table:style-name="ce12" table:formula="of:=[.K40]" office:value-type="float" office:value="13.4915316969782" calcext:value-type="float">
            <text:p>13,492</text:p>
          </table:table-cell>
          <table:table-cell table:number-columns-repeated="8"/>
        </table:table-row>
        <table:table-row table:style-name="ro1">
          <table:table-cell table:style-name="ce3" office:value-type="float" office:value="0.195" calcext:value-type="float">
            <text:p>0,1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]+[.D40])/2" office:value-type="float" office:value="2.24712323502899" calcext:value-type="float">
            <text:p>2,247</text:p>
          </table:table-cell>
          <table:table-cell table:style-name="ce12" table:formula="of:=([.C40]+[.E40])/2" office:value-type="float" office:value="4.43807595118051" calcext:value-type="float">
            <text:p>4,438</text:p>
          </table:table-cell>
          <table:table-cell table:style-name="ce12" table:formula="of:=([.D40]+[.F40])/2" office:value-type="float" office:value="6.46821464323875" calcext:value-type="float">
            <text:p>6,468</text:p>
          </table:table-cell>
          <table:table-cell table:style-name="ce12" table:formula="of:=([.E40]+[.G40])/2" office:value-type="float" office:value="8.33916340994983" calcext:value-type="float">
            <text:p>8,339</text:p>
          </table:table-cell>
          <table:table-cell table:style-name="ce12" table:formula="of:=([.F40]+[.H40])/2" office:value-type="float" office:value="9.92683703919465" calcext:value-type="float">
            <text:p>9,927</text:p>
          </table:table-cell>
          <table:table-cell table:style-name="ce12" table:formula="of:=([.G40]+[.I40])/2" office:value-type="float" office:value="11.2742424256321" calcext:value-type="float">
            <text:p>11,274</text:p>
          </table:table-cell>
          <table:table-cell table:style-name="ce12" table:formula="of:=([.H40]+[.J40])/2" office:value-type="float" office:value="12.2734316651113" calcext:value-type="float">
            <text:p>12,273</text:p>
          </table:table-cell>
          <table:table-cell table:style-name="ce12" table:formula="of:=([.I40]+[.K40])/2" office:value-type="float" office:value="12.9738746200019" calcext:value-type="float">
            <text:p>12,974</text:p>
          </table:table-cell>
          <table:table-cell table:style-name="ce12" table:formula="of:=([.J40]+[.L40])/2" office:value-type="float" office:value="13.3134518826155" calcext:value-type="float">
            <text:p>13,313</text:p>
          </table:table-cell>
          <table:table-cell table:style-name="ce12" table:formula="of:=[.K41]" office:value-type="float" office:value="13.3134518826155" calcext:value-type="float">
            <text:p>13,313</text:p>
          </table:table-cell>
          <table:table-cell table:number-columns-repeated="8"/>
        </table:table-row>
        <table:table-row table:style-name="ro1">
          <table:table-cell table:style-name="ce3" office:value-type="float" office:value="0.2" calcext:value-type="float">
            <text:p>0,2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]+[.D41])/2" office:value-type="float" office:value="2.21903797559025" calcext:value-type="float">
            <text:p>2,219</text:p>
          </table:table-cell>
          <table:table-cell table:style-name="ce12" table:formula="of:=([.C41]+[.E41])/2" office:value-type="float" office:value="4.35766893913387" calcext:value-type="float">
            <text:p>4,358</text:p>
          </table:table-cell>
          <table:table-cell table:style-name="ce12" table:formula="of:=([.D41]+[.F41])/2" office:value-type="float" office:value="6.38861968056517" calcext:value-type="float">
            <text:p>6,389</text:p>
          </table:table-cell>
          <table:table-cell table:style-name="ce12" table:formula="of:=([.E41]+[.G41])/2" office:value-type="float" office:value="8.1975258412167" calcext:value-type="float">
            <text:p>8,198</text:p>
          </table:table-cell>
          <table:table-cell table:style-name="ce12" table:formula="of:=([.F41]+[.H41])/2" office:value-type="float" office:value="9.80670291779097" calcext:value-type="float">
            <text:p>9,807</text:p>
          </table:table-cell>
          <table:table-cell table:style-name="ce12" table:formula="of:=([.G41]+[.I41])/2" office:value-type="float" office:value="11.100134352153" calcext:value-type="float">
            <text:p>11,100</text:p>
          </table:table-cell>
          <table:table-cell table:style-name="ce12" table:formula="of:=([.H41]+[.J41])/2" office:value-type="float" office:value="12.124058522817" calcext:value-type="float">
            <text:p>12,124</text:p>
          </table:table-cell>
          <table:table-cell table:style-name="ce12" table:formula="of:=([.I41]+[.K41])/2" office:value-type="float" office:value="12.7934417738634" calcext:value-type="float">
            <text:p>12,793</text:p>
          </table:table-cell>
          <table:table-cell table:style-name="ce12" table:formula="of:=([.J41]+[.L41])/2" office:value-type="float" office:value="13.1436632513087" calcext:value-type="float">
            <text:p>13,144</text:p>
          </table:table-cell>
          <table:table-cell table:style-name="ce12" table:formula="of:=[.K42]" office:value-type="float" office:value="13.1436632513087" calcext:value-type="float">
            <text:p>13,144</text:p>
          </table:table-cell>
          <table:table-cell table:number-columns-repeated="8"/>
        </table:table-row>
        <table:table-row table:style-name="ro1">
          <table:table-cell table:style-name="ce3" office:value-type="float" office:value="0.205" calcext:value-type="float">
            <text:p>0,2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]+[.D42])/2" office:value-type="float" office:value="2.17883446956694" calcext:value-type="float">
            <text:p>2,179</text:p>
          </table:table-cell>
          <table:table-cell table:style-name="ce12" table:formula="of:=([.C42]+[.E42])/2" office:value-type="float" office:value="4.30382882807771" calcext:value-type="float">
            <text:p>4,304</text:p>
          </table:table-cell>
          <table:table-cell table:style-name="ce12" table:formula="of:=([.D42]+[.F42])/2" office:value-type="float" office:value="6.27759739017529" calcext:value-type="float">
            <text:p>6,278</text:p>
          </table:table-cell>
          <table:table-cell table:style-name="ce12" table:formula="of:=([.E42]+[.G42])/2" office:value-type="float" office:value="8.09766129917807" calcext:value-type="float">
            <text:p>8,098</text:p>
          </table:table-cell>
          <table:table-cell table:style-name="ce12" table:formula="of:=([.F42]+[.H42])/2" office:value-type="float" office:value="9.64883009668483" calcext:value-type="float">
            <text:p>9,649</text:p>
          </table:table-cell>
          <table:table-cell table:style-name="ce12" table:formula="of:=([.G42]+[.I42])/2" office:value-type="float" office:value="10.965380720304" calcext:value-type="float">
            <text:p>10,965</text:p>
          </table:table-cell>
          <table:table-cell table:style-name="ce12" table:formula="of:=([.H42]+[.J42])/2" office:value-type="float" office:value="11.9467880630082" calcext:value-type="float">
            <text:p>11,947</text:p>
          </table:table-cell>
          <table:table-cell table:style-name="ce12" table:formula="of:=([.I42]+[.K42])/2" office:value-type="float" office:value="12.6338608870628" calcext:value-type="float">
            <text:p>12,634</text:p>
          </table:table-cell>
          <table:table-cell table:style-name="ce12" table:formula="of:=([.J42]+[.L42])/2" office:value-type="float" office:value="12.968552512586" calcext:value-type="float">
            <text:p>12,969</text:p>
          </table:table-cell>
          <table:table-cell table:style-name="ce12" table:formula="of:=[.K43]" office:value-type="float" office:value="12.968552512586" calcext:value-type="float">
            <text:p>12,969</text:p>
          </table:table-cell>
          <table:table-cell table:number-columns-repeated="8"/>
        </table:table-row>
        <table:table-row table:style-name="ro1">
          <table:table-cell table:style-name="ce3" office:value-type="float" office:value="0.21" calcext:value-type="float">
            <text:p>0,2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]+[.D43])/2" office:value-type="float" office:value="2.15191441403886" calcext:value-type="float">
            <text:p>2,152</text:p>
          </table:table-cell>
          <table:table-cell table:style-name="ce12" table:formula="of:=([.C43]+[.E43])/2" office:value-type="float" office:value="4.22821592987111" calcext:value-type="float">
            <text:p>4,228</text:p>
          </table:table-cell>
          <table:table-cell table:style-name="ce12" table:formula="of:=([.D43]+[.F43])/2" office:value-type="float" office:value="6.20074506362789" calcext:value-type="float">
            <text:p>6,201</text:p>
          </table:table-cell>
          <table:table-cell table:style-name="ce12" table:formula="of:=([.E43]+[.G43])/2" office:value-type="float" office:value="7.96321374343006" calcext:value-type="float">
            <text:p>7,963</text:p>
          </table:table-cell>
          <table:table-cell table:style-name="ce12" table:formula="of:=([.F43]+[.H43])/2" office:value-type="float" office:value="9.53152100974103" calcext:value-type="float">
            <text:p>9,532</text:p>
          </table:table-cell>
          <table:table-cell table:style-name="ce12" table:formula="of:=([.G43]+[.I43])/2" office:value-type="float" office:value="10.7978090798465" calcext:value-type="float">
            <text:p>10,798</text:p>
          </table:table-cell>
          <table:table-cell table:style-name="ce12" table:formula="of:=([.H43]+[.J43])/2" office:value-type="float" office:value="11.7996208036834" calcext:value-type="float">
            <text:p>11,800</text:p>
          </table:table-cell>
          <table:table-cell table:style-name="ce12" table:formula="of:=([.I43]+[.K43])/2" office:value-type="float" office:value="12.4576702877971" calcext:value-type="float">
            <text:p>12,458</text:p>
          </table:table-cell>
          <table:table-cell table:style-name="ce12" table:formula="of:=([.J43]+[.L43])/2" office:value-type="float" office:value="12.8012066998244" calcext:value-type="float">
            <text:p>12,801</text:p>
          </table:table-cell>
          <table:table-cell table:style-name="ce12" table:formula="of:=[.K44]" office:value-type="float" office:value="12.8012066998244" calcext:value-type="float">
            <text:p>12,801</text:p>
          </table:table-cell>
          <table:table-cell table:number-columns-repeated="8"/>
        </table:table-row>
        <table:table-row table:style-name="ro1">
          <table:table-cell table:style-name="ce3" office:value-type="float" office:value="0.215" calcext:value-type="float">
            <text:p>0,2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]+[.D44])/2" office:value-type="float" office:value="2.11410796493556" calcext:value-type="float">
            <text:p>2,114</text:p>
          </table:table-cell>
          <table:table-cell table:style-name="ce12" table:formula="of:=([.C44]+[.E44])/2" office:value-type="float" office:value="4.17632973883337" calcext:value-type="float">
            <text:p>4,176</text:p>
          </table:table-cell>
          <table:table-cell table:style-name="ce12" table:formula="of:=([.D44]+[.F44])/2" office:value-type="float" office:value="6.09571483665059" calcext:value-type="float">
            <text:p>6,096</text:p>
          </table:table-cell>
          <table:table-cell table:style-name="ce12" table:formula="of:=([.E44]+[.G44])/2" office:value-type="float" office:value="7.86613303668446" calcext:value-type="float">
            <text:p>7,866</text:p>
          </table:table-cell>
          <table:table-cell table:style-name="ce12" table:formula="of:=([.F44]+[.H44])/2" office:value-type="float" office:value="9.38051141163828" calcext:value-type="float">
            <text:p>9,381</text:p>
          </table:table-cell>
          <table:table-cell table:style-name="ce12" table:formula="of:=([.G44]+[.I44])/2" office:value-type="float" office:value="10.6655709067122" calcext:value-type="float">
            <text:p>10,666</text:p>
          </table:table-cell>
          <table:table-cell table:style-name="ce12" table:formula="of:=([.H44]+[.J44])/2" office:value-type="float" office:value="11.6277396838218" calcext:value-type="float">
            <text:p>11,628</text:p>
          </table:table-cell>
          <table:table-cell table:style-name="ce12" table:formula="of:=([.I44]+[.K44])/2" office:value-type="float" office:value="12.3004137517539" calcext:value-type="float">
            <text:p>12,300</text:p>
          </table:table-cell>
          <table:table-cell table:style-name="ce12" table:formula="of:=([.J44]+[.L44])/2" office:value-type="float" office:value="12.6294384938108" calcext:value-type="float">
            <text:p>12,629</text:p>
          </table:table-cell>
          <table:table-cell table:style-name="ce12" table:formula="of:=[.K45]" office:value-type="float" office:value="12.6294384938108" calcext:value-type="float">
            <text:p>12,629</text:p>
          </table:table-cell>
          <table:table-cell table:number-columns-repeated="8"/>
        </table:table-row>
        <table:table-row table:style-name="ro1">
          <table:table-cell table:style-name="ce3" office:value-type="float" office:value="0.22" calcext:value-type="float">
            <text:p>0,2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]+[.D45])/2" office:value-type="float" office:value="2.08816486941669" calcext:value-type="float">
            <text:p>2,088</text:p>
          </table:table-cell>
          <table:table-cell table:style-name="ce12" table:formula="of:=([.C45]+[.E45])/2" office:value-type="float" office:value="4.10491140079307" calcext:value-type="float">
            <text:p>4,105</text:p>
          </table:table-cell>
          <table:table-cell table:style-name="ce12" table:formula="of:=([.D45]+[.F45])/2" office:value-type="float" office:value="6.02123138775892" calcext:value-type="float">
            <text:p>6,021</text:p>
          </table:table-cell>
          <table:table-cell table:style-name="ce12" table:formula="of:=([.E45]+[.G45])/2" office:value-type="float" office:value="7.73811312414443" calcext:value-type="float">
            <text:p>7,738</text:p>
          </table:table-cell>
          <table:table-cell table:style-name="ce12" table:formula="of:=([.F45]+[.H45])/2" office:value-type="float" office:value="9.26585197169834" calcext:value-type="float">
            <text:p>9,266</text:p>
          </table:table-cell>
          <table:table-cell table:style-name="ce12" table:formula="of:=([.G45]+[.I45])/2" office:value-type="float" office:value="10.50412554773" calcext:value-type="float">
            <text:p>10,504</text:p>
          </table:table-cell>
          <table:table-cell table:style-name="ce12" table:formula="of:=([.H45]+[.J45])/2" office:value-type="float" office:value="11.4829923292331" calcext:value-type="float">
            <text:p>11,483</text:p>
          </table:table-cell>
          <table:table-cell table:style-name="ce12" table:formula="of:=([.I45]+[.K45])/2" office:value-type="float" office:value="12.1285890888163" calcext:value-type="float">
            <text:p>12,129</text:p>
          </table:table-cell>
          <table:table-cell table:style-name="ce12" table:formula="of:=([.J45]+[.L45])/2" office:value-type="float" office:value="12.4649261227823" calcext:value-type="float">
            <text:p>12,465</text:p>
          </table:table-cell>
          <table:table-cell table:style-name="ce12" table:formula="of:=[.K46]" office:value-type="float" office:value="12.4649261227823" calcext:value-type="float">
            <text:p>12,465</text:p>
          </table:table-cell>
          <table:table-cell table:number-columns-repeated="8"/>
        </table:table-row>
        <table:table-row table:style-name="ro1">
          <table:table-cell table:style-name="ce3" office:value-type="float" office:value="0.225" calcext:value-type="float">
            <text:p>0,2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]+[.D46])/2" office:value-type="float" office:value="2.05245570039654" calcext:value-type="float">
            <text:p>2,052</text:p>
          </table:table-cell>
          <table:table-cell table:style-name="ce12" table:formula="of:=([.C46]+[.E46])/2" office:value-type="float" office:value="4.0546981285878" calcext:value-type="float">
            <text:p>4,055</text:p>
          </table:table-cell>
          <table:table-cell table:style-name="ce12" table:formula="of:=([.D46]+[.F46])/2" office:value-type="float" office:value="5.92151226246875" calcext:value-type="float">
            <text:p>5,922</text:p>
          </table:table-cell>
          <table:table-cell table:style-name="ce12" table:formula="of:=([.E46]+[.G46])/2" office:value-type="float" office:value="7.64354167972863" calcext:value-type="float">
            <text:p>7,644</text:p>
          </table:table-cell>
          <table:table-cell table:style-name="ce12" table:formula="of:=([.F46]+[.H46])/2" office:value-type="float" office:value="9.12111933593724" calcext:value-type="float">
            <text:p>9,121</text:p>
          </table:table-cell>
          <table:table-cell table:style-name="ce12" table:formula="of:=([.G46]+[.I46])/2" office:value-type="float" office:value="10.3744221504657" calcext:value-type="float">
            <text:p>10,374</text:p>
          </table:table-cell>
          <table:table-cell table:style-name="ce12" table:formula="of:=([.H46]+[.J46])/2" office:value-type="float" office:value="11.3163573182732" calcext:value-type="float">
            <text:p>11,316</text:p>
          </table:table-cell>
          <table:table-cell table:style-name="ce12" table:formula="of:=([.I46]+[.K46])/2" office:value-type="float" office:value="11.9739592260077" calcext:value-type="float">
            <text:p>11,974</text:p>
          </table:table-cell>
          <table:table-cell table:style-name="ce12" table:formula="of:=([.J46]+[.L46])/2" office:value-type="float" office:value="12.2967576057993" calcext:value-type="float">
            <text:p>12,297</text:p>
          </table:table-cell>
          <table:table-cell table:style-name="ce12" table:formula="of:=[.K47]" office:value-type="float" office:value="12.2967576057993" calcext:value-type="float">
            <text:p>12,297</text:p>
          </table:table-cell>
          <table:table-cell table:number-columns-repeated="8"/>
        </table:table-row>
        <table:table-row table:style-name="ro1">
          <table:table-cell table:style-name="ce3" office:value-type="float" office:value="0.23" calcext:value-type="float">
            <text:p>0,2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]+[.D47])/2" office:value-type="float" office:value="2.0273490642939" calcext:value-type="float">
            <text:p>2,027</text:p>
          </table:table-cell>
          <table:table-cell table:style-name="ce12" table:formula="of:=([.C47]+[.E47])/2" office:value-type="float" office:value="3.98698398143264" calcext:value-type="float">
            <text:p>3,987</text:p>
          </table:table-cell>
          <table:table-cell table:style-name="ce12" table:formula="of:=([.D47]+[.F47])/2" office:value-type="float" office:value="5.84911990415822" calcext:value-type="float">
            <text:p>5,849</text:p>
          </table:table-cell>
          <table:table-cell table:style-name="ce12" table:formula="of:=([.E47]+[.G47])/2" office:value-type="float" office:value="7.521315799203" calcext:value-type="float">
            <text:p>7,521</text:p>
          </table:table-cell>
          <table:table-cell table:style-name="ce12" table:formula="of:=([.F47]+[.H47])/2" office:value-type="float" office:value="9.00898191509717" calcext:value-type="float">
            <text:p>9,009</text:p>
          </table:table-cell>
          <table:table-cell table:style-name="ce12" table:formula="of:=([.G47]+[.I47])/2" office:value-type="float" office:value="10.2187383271052" calcext:value-type="float">
            <text:p>10,219</text:p>
          </table:table-cell>
          <table:table-cell table:style-name="ce12" table:formula="of:=([.H47]+[.J47])/2" office:value-type="float" office:value="11.1741906882367" calcext:value-type="float">
            <text:p>11,174</text:p>
          </table:table-cell>
          <table:table-cell table:style-name="ce12" table:formula="of:=([.I47]+[.K47])/2" office:value-type="float" office:value="11.8065574620362" calcext:value-type="float">
            <text:p>11,807</text:p>
          </table:table-cell>
          <table:table-cell table:style-name="ce12" table:formula="of:=([.J47]+[.L47])/2" office:value-type="float" office:value="12.1353584159035" calcext:value-type="float">
            <text:p>12,135</text:p>
          </table:table-cell>
          <table:table-cell table:style-name="ce12" table:formula="of:=[.K48]" office:value-type="float" office:value="12.1353584159035" calcext:value-type="float">
            <text:p>12,135</text:p>
          </table:table-cell>
          <table:table-cell table:number-columns-repeated="8"/>
        </table:table-row>
        <table:table-row table:style-name="ro1">
          <table:table-cell table:style-name="ce3" office:value-type="float" office:value="0.235" calcext:value-type="float">
            <text:p>0,2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]+[.D48])/2" office:value-type="float" office:value="1.99349199071632" calcext:value-type="float">
            <text:p>1,993</text:p>
          </table:table-cell>
          <table:table-cell table:style-name="ce12" table:formula="of:=([.C48]+[.E48])/2" office:value-type="float" office:value="3.93823448422606" calcext:value-type="float">
            <text:p>3,938</text:p>
          </table:table-cell>
          <table:table-cell table:style-name="ce12" table:formula="of:=([.D48]+[.F48])/2" office:value-type="float" office:value="5.75414989031782" calcext:value-type="float">
            <text:p>5,754</text:p>
          </table:table-cell>
          <table:table-cell table:style-name="ce12" table:formula="of:=([.E48]+[.G48])/2" office:value-type="float" office:value="7.42905090962769" calcext:value-type="float">
            <text:p>7,429</text:p>
          </table:table-cell>
          <table:table-cell table:style-name="ce12" table:formula="of:=([.F48]+[.H48])/2" office:value-type="float" office:value="8.8700270631541" calcext:value-type="float">
            <text:p>8,870</text:p>
          </table:table-cell>
          <table:table-cell table:style-name="ce12" table:formula="of:=([.G48]+[.I48])/2" office:value-type="float" office:value="10.0915863016669" calcext:value-type="float">
            <text:p>10,092</text:p>
          </table:table-cell>
          <table:table-cell table:style-name="ce12" table:formula="of:=([.H48]+[.J48])/2" office:value-type="float" office:value="11.0126478945707" calcext:value-type="float">
            <text:p>11,013</text:p>
          </table:table-cell>
          <table:table-cell table:style-name="ce12" table:formula="of:=([.I48]+[.K48])/2" office:value-type="float" office:value="11.6547745520701" calcext:value-type="float">
            <text:p>11,655</text:p>
          </table:table-cell>
          <table:table-cell table:style-name="ce12" table:formula="of:=([.J48]+[.L48])/2" office:value-type="float" office:value="11.9709579389699" calcext:value-type="float">
            <text:p>11,971</text:p>
          </table:table-cell>
          <table:table-cell table:style-name="ce12" table:formula="of:=[.K49]" office:value-type="float" office:value="11.9709579389699" calcext:value-type="float">
            <text:p>11,971</text:p>
          </table:table-cell>
          <table:table-cell table:number-columns-repeated="8"/>
        </table:table-row>
        <table:table-row table:style-name="ro1">
          <table:table-cell table:style-name="ce3" office:value-type="float" office:value="0.24" calcext:value-type="float">
            <text:p>0,2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]+[.D49])/2" office:value-type="float" office:value="1.96911724211303" calcext:value-type="float">
            <text:p>1,969</text:p>
          </table:table-cell>
          <table:table-cell table:style-name="ce12" table:formula="of:=([.C49]+[.E49])/2" office:value-type="float" office:value="3.87382094051707" calcext:value-type="float">
            <text:p>3,874</text:p>
          </table:table-cell>
          <table:table-cell table:style-name="ce12" table:formula="of:=([.D49]+[.F49])/2" office:value-type="float" office:value="5.68364269692687" calcext:value-type="float">
            <text:p>5,684</text:p>
          </table:table-cell>
          <table:table-cell table:style-name="ce12" table:formula="of:=([.E49]+[.G49])/2" office:value-type="float" office:value="7.31208847673596" calcext:value-type="float">
            <text:p>7,312</text:p>
          </table:table-cell>
          <table:table-cell table:style-name="ce12" table:formula="of:=([.F49]+[.H49])/2" office:value-type="float" office:value="8.76031860564731" calcext:value-type="float">
            <text:p>8,760</text:p>
          </table:table-cell>
          <table:table-cell table:style-name="ce12" table:formula="of:=([.G49]+[.I49])/2" office:value-type="float" office:value="9.94133747886241" calcext:value-type="float">
            <text:p>9,941</text:p>
          </table:table-cell>
          <table:table-cell table:style-name="ce12" table:formula="of:=([.H49]+[.J49])/2" office:value-type="float" office:value="10.8731804268685" calcext:value-type="float">
            <text:p>10,873</text:p>
          </table:table-cell>
          <table:table-cell table:style-name="ce12" table:formula="of:=([.I49]+[.K49])/2" office:value-type="float" office:value="11.4918029167703" calcext:value-type="float">
            <text:p>11,492</text:p>
          </table:table-cell>
          <table:table-cell table:style-name="ce12" table:formula="of:=([.J49]+[.L49])/2" office:value-type="float" office:value="11.81286624552" calcext:value-type="float">
            <text:p>11,813</text:p>
          </table:table-cell>
          <table:table-cell table:style-name="ce12" table:formula="of:=[.K50]" office:value-type="float" office:value="11.81286624552" calcext:value-type="float">
            <text:p>11,813</text:p>
          </table:table-cell>
          <table:table-cell table:number-columns-repeated="8"/>
        </table:table-row>
        <table:table-row table:style-name="ro1">
          <table:table-cell table:style-name="ce3" office:value-type="float" office:value="0.245" calcext:value-type="float">
            <text:p>0,2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]+[.D50])/2" office:value-type="float" office:value="1.93691047025854" calcext:value-type="float">
            <text:p>1,937</text:p>
          </table:table-cell>
          <table:table-cell table:style-name="ce12" table:formula="of:=([.C50]+[.E50])/2" office:value-type="float" office:value="3.82637996951995" calcext:value-type="float">
            <text:p>3,826</text:p>
          </table:table-cell>
          <table:table-cell table:style-name="ce12" table:formula="of:=([.D50]+[.F50])/2" office:value-type="float" office:value="5.59295470862652" calcext:value-type="float">
            <text:p>5,593</text:p>
          </table:table-cell>
          <table:table-cell table:style-name="ce12" table:formula="of:=([.E50]+[.G50])/2" office:value-type="float" office:value="7.22198065128709" calcext:value-type="float">
            <text:p>7,222</text:p>
          </table:table-cell>
          <table:table-cell table:style-name="ce12" table:formula="of:=([.F50]+[.H50])/2" office:value-type="float" office:value="8.62671297779918" calcext:value-type="float">
            <text:p>8,627</text:p>
          </table:table-cell>
          <table:table-cell table:style-name="ce12" table:formula="of:=([.G50]+[.I50])/2" office:value-type="float" office:value="9.81674951625792" calcext:value-type="float">
            <text:p>9,817</text:p>
          </table:table-cell>
          <table:table-cell table:style-name="ce12" table:formula="of:=([.H50]+[.J50])/2" office:value-type="float" office:value="10.7165701978164" calcext:value-type="float">
            <text:p>10,717</text:p>
          </table:table-cell>
          <table:table-cell table:style-name="ce12" table:formula="of:=([.I50]+[.K50])/2" office:value-type="float" office:value="11.3430233361943" calcext:value-type="float">
            <text:p>11,343</text:p>
          </table:table-cell>
          <table:table-cell table:style-name="ce12" table:formula="of:=([.J50]+[.L50])/2" office:value-type="float" office:value="11.6523345811451" calcext:value-type="float">
            <text:p>11,652</text:p>
          </table:table-cell>
          <table:table-cell table:style-name="ce12" table:formula="of:=[.K51]" office:value-type="float" office:value="11.6523345811451" calcext:value-type="float">
            <text:p>11,652</text:p>
          </table:table-cell>
          <table:table-cell table:number-columns-repeated="8"/>
        </table:table-row>
        <table:table-row table:style-name="ro1">
          <table:table-cell table:style-name="ce3" office:value-type="float" office:value="0.25" calcext:value-type="float">
            <text:p>0,2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]+[.D51])/2" office:value-type="float" office:value="1.91318998475998" calcext:value-type="float">
            <text:p>1,913</text:p>
          </table:table-cell>
          <table:table-cell table:style-name="ce12" table:formula="of:=([.C51]+[.E51])/2" office:value-type="float" office:value="3.76493258944253" calcext:value-type="float">
            <text:p>3,765</text:p>
          </table:table-cell>
          <table:table-cell table:style-name="ce12" table:formula="of:=([.D51]+[.F51])/2" office:value-type="float" office:value="5.52418031040352" calcext:value-type="float">
            <text:p>5,524</text:p>
          </table:table-cell>
          <table:table-cell table:style-name="ce12" table:formula="of:=([.E51]+[.G51])/2" office:value-type="float" office:value="7.10983384321285" calcext:value-type="float">
            <text:p>7,110</text:p>
          </table:table-cell>
          <table:table-cell table:style-name="ce12" table:formula="of:=([.F51]+[.H51])/2" office:value-type="float" office:value="8.51936508377251" calcext:value-type="float">
            <text:p>8,519</text:p>
          </table:table-cell>
          <table:table-cell table:style-name="ce12" table:formula="of:=([.G51]+[.I51])/2" office:value-type="float" office:value="9.67164158780777" calcext:value-type="float">
            <text:p>9,672</text:p>
          </table:table-cell>
          <table:table-cell table:style-name="ce12" table:formula="of:=([.H51]+[.J51])/2" office:value-type="float" office:value="10.5798864262261" calcext:value-type="float">
            <text:p>10,580</text:p>
          </table:table-cell>
          <table:table-cell table:style-name="ce12" table:formula="of:=([.I51]+[.K51])/2" office:value-type="float" office:value="11.1844523894807" calcext:value-type="float">
            <text:p>11,184</text:p>
          </table:table-cell>
          <table:table-cell table:style-name="ce12" table:formula="of:=([.J51]+[.L51])/2" office:value-type="float" office:value="11.4976789586697" calcext:value-type="float">
            <text:p>11,498</text:p>
          </table:table-cell>
          <table:table-cell table:style-name="ce12" table:formula="of:=[.K52]" office:value-type="float" office:value="11.4976789586697" calcext:value-type="float">
            <text:p>11,498</text:p>
          </table:table-cell>
          <table:table-cell table:number-columns-repeated="8"/>
        </table:table-row>
        <table:table-row table:style-name="ro1">
          <table:table-cell table:style-name="ce3" office:value-type="float" office:value="0.255" calcext:value-type="float">
            <text:p>0,2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]+[.D52])/2" office:value-type="float" office:value="1.88246629472126" calcext:value-type="float">
            <text:p>1,882</text:p>
          </table:table-cell>
          <table:table-cell table:style-name="ce12" table:formula="of:=([.C52]+[.E52])/2" office:value-type="float" office:value="3.71868514758175" calcext:value-type="float">
            <text:p>3,719</text:p>
          </table:table-cell>
          <table:table-cell table:style-name="ce12" table:formula="of:=([.D52]+[.F52])/2" office:value-type="float" office:value="5.43738321632769" calcext:value-type="float">
            <text:p>5,437</text:p>
          </table:table-cell>
          <table:table-cell table:style-name="ce12" table:formula="of:=([.E52]+[.G52])/2" office:value-type="float" office:value="7.02177269708801" calcext:value-type="float">
            <text:p>7,022</text:p>
          </table:table-cell>
          <table:table-cell table:style-name="ce12" table:formula="of:=([.F52]+[.H52])/2" office:value-type="float" office:value="8.39073771551031" calcext:value-type="float">
            <text:p>8,391</text:p>
          </table:table-cell>
          <table:table-cell table:style-name="ce12" table:formula="of:=([.G52]+[.I52])/2" office:value-type="float" office:value="9.5496257549993" calcext:value-type="float">
            <text:p>9,550</text:p>
          </table:table-cell>
          <table:table-cell table:style-name="ce12" table:formula="of:=([.H52]+[.J52])/2" office:value-type="float" office:value="10.4280469886443" calcext:value-type="float">
            <text:p>10,428</text:p>
          </table:table-cell>
          <table:table-cell table:style-name="ce12" table:formula="of:=([.I52]+[.K52])/2" office:value-type="float" office:value="11.0387826924479" calcext:value-type="float">
            <text:p>11,039</text:p>
          </table:table-cell>
          <table:table-cell table:style-name="ce12" table:formula="of:=([.J52]+[.L52])/2" office:value-type="float" office:value="11.3410656740752" calcext:value-type="float">
            <text:p>11,341</text:p>
          </table:table-cell>
          <table:table-cell table:style-name="ce12" table:formula="of:=[.K53]" office:value-type="float" office:value="11.3410656740752" calcext:value-type="float">
            <text:p>11,341</text:p>
          </table:table-cell>
          <table:table-cell table:number-columns-repeated="8"/>
        </table:table-row>
        <table:table-row table:style-name="ro1">
          <table:table-cell table:style-name="ce3" office:value-type="float" office:value="0.26" calcext:value-type="float">
            <text:p>0,2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]+[.D53])/2" office:value-type="float" office:value="1.85934257379087" calcext:value-type="float">
            <text:p>1,859</text:p>
          </table:table-cell>
          <table:table-cell table:style-name="ce12" table:formula="of:=([.C53]+[.E53])/2" office:value-type="float" office:value="3.65992475552447" calcext:value-type="float">
            <text:p>3,660</text:p>
          </table:table-cell>
          <table:table-cell table:style-name="ce12" table:formula="of:=([.D53]+[.F53])/2" office:value-type="float" office:value="5.37022892233488" calcext:value-type="float">
            <text:p>5,370</text:p>
          </table:table-cell>
          <table:table-cell table:style-name="ce12" table:formula="of:=([.E53]+[.G53])/2" office:value-type="float" office:value="6.914060465919" calcext:value-type="float">
            <text:p>6,914</text:p>
          </table:table-cell>
          <table:table-cell table:style-name="ce12" table:formula="of:=([.F53]+[.H53])/2" office:value-type="float" office:value="8.28569922604366" calcext:value-type="float">
            <text:p>8,286</text:p>
          </table:table-cell>
          <table:table-cell table:style-name="ce12" table:formula="of:=([.G53]+[.I53])/2" office:value-type="float" office:value="9.40939235207728" calcext:value-type="float">
            <text:p>9,409</text:p>
          </table:table-cell>
          <table:table-cell table:style-name="ce12" table:formula="of:=([.H53]+[.J53])/2" office:value-type="float" office:value="10.2942042237236" calcext:value-type="float">
            <text:p>10,294</text:p>
          </table:table-cell>
          <table:table-cell table:style-name="ce12" table:formula="of:=([.I53]+[.K53])/2" office:value-type="float" office:value="10.8845563313597" calcext:value-type="float">
            <text:p>10,885</text:p>
          </table:table-cell>
          <table:table-cell table:style-name="ce12" table:formula="of:=([.J53]+[.L53])/2" office:value-type="float" office:value="11.1899241832616" calcext:value-type="float">
            <text:p>11,190</text:p>
          </table:table-cell>
          <table:table-cell table:style-name="ce12" table:formula="of:=[.K54]" office:value-type="float" office:value="11.1899241832616" calcext:value-type="float">
            <text:p>11,190</text:p>
          </table:table-cell>
          <table:table-cell table:number-columns-repeated="8"/>
        </table:table-row>
        <table:table-row table:style-name="ro1">
          <table:table-cell table:style-name="ce3" office:value-type="float" office:value="0.265" calcext:value-type="float">
            <text:p>0,2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]+[.D54])/2" office:value-type="float" office:value="1.82996237776224" calcext:value-type="float">
            <text:p>1,830</text:p>
          </table:table-cell>
          <table:table-cell table:style-name="ce12" table:formula="of:=([.C54]+[.E54])/2" office:value-type="float" office:value="3.61478574806288" calcext:value-type="float">
            <text:p>3,615</text:p>
          </table:table-cell>
          <table:table-cell table:style-name="ce12" table:formula="of:=([.D54]+[.F54])/2" office:value-type="float" office:value="5.28699261072174" calcext:value-type="float">
            <text:p>5,287</text:p>
          </table:table-cell>
          <table:table-cell table:style-name="ce12" table:formula="of:=([.E54]+[.G54])/2" office:value-type="float" office:value="6.82796407418927" calcext:value-type="float">
            <text:p>6,828</text:p>
          </table:table-cell>
          <table:table-cell table:style-name="ce12" table:formula="of:=([.F54]+[.H54])/2" office:value-type="float" office:value="8.16172640899814" calcext:value-type="float">
            <text:p>8,162</text:p>
          </table:table-cell>
          <table:table-cell table:style-name="ce12" table:formula="of:=([.G54]+[.I54])/2" office:value-type="float" office:value="9.28995172488363" calcext:value-type="float">
            <text:p>9,290</text:p>
          </table:table-cell>
          <table:table-cell table:style-name="ce12" table:formula="of:=([.H54]+[.J54])/2" office:value-type="float" office:value="10.1469743417185" calcext:value-type="float">
            <text:p>10,147</text:p>
          </table:table-cell>
          <table:table-cell table:style-name="ce12" table:formula="of:=([.I54]+[.K54])/2" office:value-type="float" office:value="10.7420642034926" calcext:value-type="float">
            <text:p>10,742</text:p>
          </table:table-cell>
          <table:table-cell table:style-name="ce12" table:formula="of:=([.J54]+[.L54])/2" office:value-type="float" office:value="11.0372402573107" calcext:value-type="float">
            <text:p>11,037</text:p>
          </table:table-cell>
          <table:table-cell table:style-name="ce12" table:formula="of:=[.K55]" office:value-type="float" office:value="11.0372402573107" calcext:value-type="float">
            <text:p>11,037</text:p>
          </table:table-cell>
          <table:table-cell table:number-columns-repeated="8"/>
        </table:table-row>
        <table:table-row table:style-name="ro1">
          <table:table-cell table:style-name="ce3" office:value-type="float" office:value="0.27" calcext:value-type="float">
            <text:p>0,2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]+[.D55])/2" office:value-type="float" office:value="1.80739287403144" calcext:value-type="float">
            <text:p>1,807</text:p>
          </table:table-cell>
          <table:table-cell table:style-name="ce12" table:formula="of:=([.C55]+[.E55])/2" office:value-type="float" office:value="3.55847749424199" calcext:value-type="float">
            <text:p>3,558</text:p>
          </table:table-cell>
          <table:table-cell table:style-name="ce12" table:formula="of:=([.D55]+[.F55])/2" office:value-type="float" office:value="5.22137491112607" calcext:value-type="float">
            <text:p>5,221</text:p>
          </table:table-cell>
          <table:table-cell table:style-name="ce12" table:formula="of:=([.E55]+[.G55])/2" office:value-type="float" office:value="6.72435950985994" calcext:value-type="float">
            <text:p>6,724</text:p>
          </table:table-cell>
          <table:table-cell table:style-name="ce12" table:formula="of:=([.F55]+[.H55])/2" office:value-type="float" office:value="8.05895789953645" calcext:value-type="float">
            <text:p>8,059</text:p>
          </table:table-cell>
          <table:table-cell table:style-name="ce12" table:formula="of:=([.G55]+[.I55])/2" office:value-type="float" office:value="9.15435037535833" calcext:value-type="float">
            <text:p>9,154</text:p>
          </table:table-cell>
          <table:table-cell table:style-name="ce12" table:formula="of:=([.H55]+[.J55])/2" office:value-type="float" office:value="10.0160079641881" calcext:value-type="float">
            <text:p>10,016</text:p>
          </table:table-cell>
          <table:table-cell table:style-name="ce12" table:formula="of:=([.I55]+[.K55])/2" office:value-type="float" office:value="10.5921072995146" calcext:value-type="float">
            <text:p>10,592</text:p>
          </table:table-cell>
          <table:table-cell table:style-name="ce12" table:formula="of:=([.J55]+[.L55])/2" office:value-type="float" office:value="10.8896522304016" calcext:value-type="float">
            <text:p>10,890</text:p>
          </table:table-cell>
          <table:table-cell table:style-name="ce12" table:formula="of:=[.K56]" office:value-type="float" office:value="10.8896522304016" calcext:value-type="float">
            <text:p>10,890</text:p>
          </table:table-cell>
          <table:table-cell table:number-columns-repeated="8"/>
        </table:table-row>
        <table:table-row table:style-name="ro1">
          <table:table-cell table:style-name="ce3" office:value-type="float" office:value="0.275" calcext:value-type="float">
            <text:p>0,2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]+[.D56])/2" office:value-type="float" office:value="1.77923874712099" calcext:value-type="float">
            <text:p>1,779</text:p>
          </table:table-cell>
          <table:table-cell table:style-name="ce12" table:formula="of:=([.C56]+[.E56])/2" office:value-type="float" office:value="3.51438389257876" calcext:value-type="float">
            <text:p>3,514</text:p>
          </table:table-cell>
          <table:table-cell table:style-name="ce12" table:formula="of:=([.D56]+[.F56])/2" office:value-type="float" office:value="5.14141850205096" calcext:value-type="float">
            <text:p>5,141</text:p>
          </table:table-cell>
          <table:table-cell table:style-name="ce12" table:formula="of:=([.E56]+[.G56])/2" office:value-type="float" office:value="6.64016640533126" calcext:value-type="float">
            <text:p>6,640</text:p>
          </table:table-cell>
          <table:table-cell table:style-name="ce12" table:formula="of:=([.F56]+[.H56])/2" office:value-type="float" office:value="7.93935494260913" calcext:value-type="float">
            <text:p>7,939</text:p>
          </table:table-cell>
          <table:table-cell table:style-name="ce12" table:formula="of:=([.G56]+[.I56])/2" office:value-type="float" office:value="9.03748293186228" calcext:value-type="float">
            <text:p>9,037</text:p>
          </table:table-cell>
          <table:table-cell table:style-name="ce12" table:formula="of:=([.H56]+[.J56])/2" office:value-type="float" office:value="9.87322883743645" calcext:value-type="float">
            <text:p>9,873</text:p>
          </table:table-cell>
          <table:table-cell table:style-name="ce12" table:formula="of:=([.I56]+[.K56])/2" office:value-type="float" office:value="10.4528300972949" calcext:value-type="float">
            <text:p>10,453</text:p>
          </table:table-cell>
          <table:table-cell table:style-name="ce12" table:formula="of:=([.J56]+[.L56])/2" office:value-type="float" office:value="10.7408797649581" calcext:value-type="float">
            <text:p>10,741</text:p>
          </table:table-cell>
          <table:table-cell table:style-name="ce12" table:formula="of:=[.K57]" office:value-type="float" office:value="10.7408797649581" calcext:value-type="float">
            <text:p>10,741</text:p>
          </table:table-cell>
          <table:table-cell table:number-columns-repeated="8"/>
        </table:table-row>
        <table:table-row table:style-name="ro1">
          <table:table-cell table:style-name="ce3" office:value-type="float" office:value="0.28" calcext:value-type="float">
            <text:p>0,2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]+[.D57])/2" office:value-type="float" office:value="1.75719194628938" calcext:value-type="float">
            <text:p>1,757</text:p>
          </table:table-cell>
          <table:table-cell table:style-name="ce12" table:formula="of:=([.C57]+[.E57])/2" office:value-type="float" office:value="3.46032862458598" calcext:value-type="float">
            <text:p>3,460</text:p>
          </table:table-cell>
          <table:table-cell table:style-name="ce12" table:formula="of:=([.D57]+[.F57])/2" office:value-type="float" office:value="5.07727514895501" calcext:value-type="float">
            <text:p>5,077</text:p>
          </table:table-cell>
          <table:table-cell table:style-name="ce12" table:formula="of:=([.E57]+[.G57])/2" office:value-type="float" office:value="6.54038672233005" calcext:value-type="float">
            <text:p>6,540</text:p>
          </table:table-cell>
          <table:table-cell table:style-name="ce12" table:formula="of:=([.F57]+[.H57])/2" office:value-type="float" office:value="7.83882466859677" calcext:value-type="float">
            <text:p>7,839</text:p>
          </table:table-cell>
          <table:table-cell table:style-name="ce12" table:formula="of:=([.G57]+[.I57])/2" office:value-type="float" office:value="8.90629189002279" calcext:value-type="float">
            <text:p>8,906</text:p>
          </table:table-cell>
          <table:table-cell table:style-name="ce12" table:formula="of:=([.H57]+[.J57])/2" office:value-type="float" office:value="9.74515651457857" calcext:value-type="float">
            <text:p>9,745</text:p>
          </table:table-cell>
          <table:table-cell table:style-name="ce12" table:formula="of:=([.I57]+[.K57])/2" office:value-type="float" office:value="10.3070543011973" calcext:value-type="float">
            <text:p>10,307</text:p>
          </table:table-cell>
          <table:table-cell table:style-name="ce12" table:formula="of:=([.J57]+[.L57])/2" office:value-type="float" office:value="10.5968549311265" calcext:value-type="float">
            <text:p>10,597</text:p>
          </table:table-cell>
          <table:table-cell table:style-name="ce12" table:formula="of:=[.K58]" office:value-type="float" office:value="10.5968549311265" calcext:value-type="float">
            <text:p>10,597</text:p>
          </table:table-cell>
          <table:table-cell table:number-columns-repeated="8"/>
        </table:table-row>
        <table:table-row table:style-name="ro1">
          <table:table-cell table:style-name="ce3" office:value-type="float" office:value="0.285" calcext:value-type="float">
            <text:p>0,2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]+[.D58])/2" office:value-type="float" office:value="1.73016431229299" calcext:value-type="float">
            <text:p>1,730</text:p>
          </table:table-cell>
          <table:table-cell table:style-name="ce12" table:formula="of:=([.C58]+[.E58])/2" office:value-type="float" office:value="3.41723354762219" calcext:value-type="float">
            <text:p>3,417</text:p>
          </table:table-cell>
          <table:table-cell table:style-name="ce12" table:formula="of:=([.D58]+[.F58])/2" office:value-type="float" office:value="5.00035767345801" calcext:value-type="float">
            <text:p>5,000</text:p>
          </table:table-cell>
          <table:table-cell table:style-name="ce12" table:formula="of:=([.E58]+[.G58])/2" office:value-type="float" office:value="6.45804990877589" calcext:value-type="float">
            <text:p>6,458</text:p>
          </table:table-cell>
          <table:table-cell table:style-name="ce12" table:formula="of:=([.F58]+[.H58])/2" office:value-type="float" office:value="7.72333930617642" calcext:value-type="float">
            <text:p>7,723</text:p>
          </table:table-cell>
          <table:table-cell table:style-name="ce12" table:formula="of:=([.G58]+[.I58])/2" office:value-type="float" office:value="8.79199059158767" calcext:value-type="float">
            <text:p>8,792</text:p>
          </table:table-cell>
          <table:table-cell table:style-name="ce12" table:formula="of:=([.H58]+[.J58])/2" office:value-type="float" office:value="9.60667309561003" calcext:value-type="float">
            <text:p>9,607</text:p>
          </table:table-cell>
          <table:table-cell table:style-name="ce12" table:formula="of:=([.I58]+[.K58])/2" office:value-type="float" office:value="10.1710057228525" calcext:value-type="float">
            <text:p>10,171</text:p>
          </table:table-cell>
          <table:table-cell table:style-name="ce12" table:formula="of:=([.J58]+[.L58])/2" office:value-type="float" office:value="10.4519546161619" calcext:value-type="float">
            <text:p>10,452</text:p>
          </table:table-cell>
          <table:table-cell table:style-name="ce12" table:formula="of:=[.K59]" office:value-type="float" office:value="10.4519546161619" calcext:value-type="float">
            <text:p>10,452</text:p>
          </table:table-cell>
          <table:table-cell table:number-columns-repeated="8"/>
        </table:table-row>
        <table:table-row table:style-name="ro1">
          <table:table-cell table:style-name="ce3" office:value-type="float" office:value="0.29" calcext:value-type="float">
            <text:p>0,2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]+[.D59])/2" office:value-type="float" office:value="1.7086167738111" calcext:value-type="float">
            <text:p>1,709</text:p>
          </table:table-cell>
          <table:table-cell table:style-name="ce12" table:formula="of:=([.C59]+[.E59])/2" office:value-type="float" office:value="3.3652609928755" calcext:value-type="float">
            <text:p>3,365</text:p>
          </table:table-cell>
          <table:table-cell table:style-name="ce12" table:formula="of:=([.D59]+[.F59])/2" office:value-type="float" office:value="4.93764172819904" calcext:value-type="float">
            <text:p>4,938</text:p>
          </table:table-cell>
          <table:table-cell table:style-name="ce12" table:formula="of:=([.E59]+[.G59])/2" office:value-type="float" office:value="6.36184848981722" calcext:value-type="float">
            <text:p>6,362</text:p>
          </table:table-cell>
          <table:table-cell table:style-name="ce12" table:formula="of:=([.F59]+[.H59])/2" office:value-type="float" office:value="7.62502025018178" calcext:value-type="float">
            <text:p>7,625</text:p>
          </table:table-cell>
          <table:table-cell table:style-name="ce12" table:formula="of:=([.G59]+[.I59])/2" office:value-type="float" office:value="8.66500620089323" calcext:value-type="float">
            <text:p>8,665</text:p>
          </table:table-cell>
          <table:table-cell table:style-name="ce12" table:formula="of:=([.H59]+[.J59])/2" office:value-type="float" office:value="9.4814981572201" calcext:value-type="float">
            <text:p>9,481</text:p>
          </table:table-cell>
          <table:table-cell table:style-name="ce12" table:formula="of:=([.I59]+[.K59])/2" office:value-type="float" office:value="10.029313855886" calcext:value-type="float">
            <text:p>10,029</text:p>
          </table:table-cell>
          <table:table-cell table:style-name="ce12" table:formula="of:=([.J59]+[.L59])/2" office:value-type="float" office:value="10.3114801695072" calcext:value-type="float">
            <text:p>10,311</text:p>
          </table:table-cell>
          <table:table-cell table:style-name="ce12" table:formula="of:=[.K60]" office:value-type="float" office:value="10.3114801695072" calcext:value-type="float">
            <text:p>10,311</text:p>
          </table:table-cell>
          <table:table-cell table:number-columns-repeated="8"/>
        </table:table-row>
        <table:table-row table:style-name="ro1">
          <table:table-cell table:style-name="ce3" office:value-type="float" office:value="0.295" calcext:value-type="float">
            <text:p>0,2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]+[.D60])/2" office:value-type="float" office:value="1.68263049643775" calcext:value-type="float">
            <text:p>1,683</text:p>
          </table:table-cell>
          <table:table-cell table:style-name="ce12" table:formula="of:=([.C60]+[.E60])/2" office:value-type="float" office:value="3.32312925100507" calcext:value-type="float">
            <text:p>3,323</text:p>
          </table:table-cell>
          <table:table-cell table:style-name="ce12" table:formula="of:=([.D60]+[.F60])/2" office:value-type="float" office:value="4.86355474134636" calcext:value-type="float">
            <text:p>4,864</text:p>
          </table:table-cell>
          <table:table-cell table:style-name="ce12" table:formula="of:=([.E60]+[.G60])/2" office:value-type="float" office:value="6.28133098919041" calcext:value-type="float">
            <text:p>6,281</text:p>
          </table:table-cell>
          <table:table-cell table:style-name="ce12" table:formula="of:=([.F60]+[.H60])/2" office:value-type="float" office:value="7.51342734535522" calcext:value-type="float">
            <text:p>7,513</text:p>
          </table:table-cell>
          <table:table-cell table:style-name="ce12" table:formula="of:=([.G60]+[.I60])/2" office:value-type="float" office:value="8.55325920370094" calcext:value-type="float">
            <text:p>8,553</text:p>
          </table:table-cell>
          <table:table-cell table:style-name="ce12" table:formula="of:=([.H60]+[.J60])/2" office:value-type="float" office:value="9.34716002838959" calcext:value-type="float">
            <text:p>9,347</text:p>
          </table:table-cell>
          <table:table-cell table:style-name="ce12" table:formula="of:=([.I60]+[.K60])/2" office:value-type="float" office:value="9.89648916336365" calcext:value-type="float">
            <text:p>9,896</text:p>
          </table:table-cell>
          <table:table-cell table:style-name="ce12" table:formula="of:=([.J60]+[.L60])/2" office:value-type="float" office:value="10.1703970126966" calcext:value-type="float">
            <text:p>10,170</text:p>
          </table:table-cell>
          <table:table-cell table:style-name="ce12" table:formula="of:=[.K61]" office:value-type="float" office:value="10.1703970126966" calcext:value-type="float">
            <text:p>10,170</text:p>
          </table:table-cell>
          <table:table-cell table:number-columns-repeated="8"/>
        </table:table-row>
        <table:table-row table:style-name="ro1">
          <table:table-cell table:style-name="ce3" office:value-type="float" office:value="0.3" calcext:value-type="float">
            <text:p>0,3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]+[.D61])/2" office:value-type="float" office:value="1.66156462550253" calcext:value-type="float">
            <text:p>1,662</text:p>
          </table:table-cell>
          <table:table-cell table:style-name="ce12" table:formula="of:=([.C61]+[.E61])/2" office:value-type="float" office:value="3.27309261889205" calcext:value-type="float">
            <text:p>3,273</text:p>
          </table:table-cell>
          <table:table-cell table:style-name="ce12" table:formula="of:=([.D61]+[.F61])/2" office:value-type="float" office:value="4.80223012009774" calcext:value-type="float">
            <text:p>4,802</text:p>
          </table:table-cell>
          <table:table-cell table:style-name="ce12" table:formula="of:=([.E61]+[.G61])/2" office:value-type="float" office:value="6.18849104335079" calcext:value-type="float">
            <text:p>6,188</text:p>
          </table:table-cell>
          <table:table-cell table:style-name="ce12" table:formula="of:=([.F61]+[.H61])/2" office:value-type="float" office:value="7.41729509644567" calcext:value-type="float">
            <text:p>7,417</text:p>
          </table:table-cell>
          <table:table-cell table:style-name="ce12" table:formula="of:=([.G61]+[.I61])/2" office:value-type="float" office:value="8.43029368687241" calcext:value-type="float">
            <text:p>8,430</text:p>
          </table:table-cell>
          <table:table-cell table:style-name="ce12" table:formula="of:=([.H61]+[.J61])/2" office:value-type="float" office:value="9.22487418353229" calcext:value-type="float">
            <text:p>9,225</text:p>
          </table:table-cell>
          <table:table-cell table:style-name="ce12" table:formula="of:=([.I61]+[.K61])/2" office:value-type="float" office:value="9.75877852054309" calcext:value-type="float">
            <text:p>9,759</text:p>
          </table:table-cell>
          <table:table-cell table:style-name="ce12" table:formula="of:=([.J61]+[.L61])/2" office:value-type="float" office:value="10.0334430880301" calcext:value-type="float">
            <text:p>10,033</text:p>
          </table:table-cell>
          <table:table-cell table:style-name="ce12" table:formula="of:=[.K62]" office:value-type="float" office:value="10.0334430880301" calcext:value-type="float">
            <text:p>10,033</text:p>
          </table:table-cell>
          <table:table-cell table:number-columns-repeated="8"/>
        </table:table-row>
        <table:table-row table:style-name="ro1">
          <table:table-cell table:style-name="ce3" office:value-type="float" office:value="0.305" calcext:value-type="float">
            <text:p>0,3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]+[.D62])/2" office:value-type="float" office:value="1.63654630944603" calcext:value-type="float">
            <text:p>1,637</text:p>
          </table:table-cell>
          <table:table-cell table:style-name="ce12" table:formula="of:=([.C62]+[.E62])/2" office:value-type="float" office:value="3.23189737280014" calcext:value-type="float">
            <text:p>3,232</text:p>
          </table:table-cell>
          <table:table-cell table:style-name="ce12" table:formula="of:=([.D62]+[.F62])/2" office:value-type="float" office:value="4.73079183112142" calcext:value-type="float">
            <text:p>4,731</text:p>
          </table:table-cell>
          <table:table-cell table:style-name="ce12" table:formula="of:=([.E62]+[.G62])/2" office:value-type="float" office:value="6.10976260827171" calcext:value-type="float">
            <text:p>6,110</text:p>
          </table:table-cell>
          <table:table-cell table:style-name="ce12" table:formula="of:=([.F62]+[.H62])/2" office:value-type="float" office:value="7.3093923651116" calcext:value-type="float">
            <text:p>7,309</text:p>
          </table:table-cell>
          <table:table-cell table:style-name="ce12" table:formula="of:=([.G62]+[.I62])/2" office:value-type="float" office:value="8.32108463998898" calcext:value-type="float">
            <text:p>8,321</text:p>
          </table:table-cell>
          <table:table-cell table:style-name="ce12" table:formula="of:=([.H62]+[.J62])/2" office:value-type="float" office:value="9.09453610370775" calcext:value-type="float">
            <text:p>9,095</text:p>
          </table:table-cell>
          <table:table-cell table:style-name="ce12" table:formula="of:=([.I62]+[.K62])/2" office:value-type="float" office:value="9.6291586357812" calcext:value-type="float">
            <text:p>9,629</text:p>
          </table:table-cell>
          <table:table-cell table:style-name="ce12" table:formula="of:=([.J62]+[.L62])/2" office:value-type="float" office:value="9.8961108042866" calcext:value-type="float">
            <text:p>9,896</text:p>
          </table:table-cell>
          <table:table-cell table:style-name="ce12" table:formula="of:=[.K63]" office:value-type="float" office:value="9.8961108042866" calcext:value-type="float">
            <text:p>9,896</text:p>
          </table:table-cell>
          <table:table-cell table:number-columns-repeated="8"/>
        </table:table-row>
        <table:table-row table:style-name="ro1">
          <table:table-cell table:style-name="ce3" office:value-type="float" office:value="0.31" calcext:value-type="float">
            <text:p>0,3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]+[.D63])/2" office:value-type="float" office:value="1.61594868640007" calcext:value-type="float">
            <text:p>1,616</text:p>
          </table:table-cell>
          <table:table-cell table:style-name="ce12" table:formula="of:=([.C63]+[.E63])/2" office:value-type="float" office:value="3.18366907028372" calcext:value-type="float">
            <text:p>3,184</text:p>
          </table:table-cell>
          <table:table-cell table:style-name="ce12" table:formula="of:=([.D63]+[.F63])/2" office:value-type="float" office:value="4.67082999053592" calcext:value-type="float">
            <text:p>4,671</text:p>
          </table:table-cell>
          <table:table-cell table:style-name="ce12" table:formula="of:=([.E63]+[.G63])/2" office:value-type="float" office:value="6.02009209811651" calcext:value-type="float">
            <text:p>6,020</text:p>
          </table:table-cell>
          <table:table-cell table:style-name="ce12" table:formula="of:=([.F63]+[.H63])/2" office:value-type="float" office:value="7.21542362413034" calcext:value-type="float">
            <text:p>7,215</text:p>
          </table:table-cell>
          <table:table-cell table:style-name="ce12" table:formula="of:=([.G63]+[.I63])/2" office:value-type="float" office:value="8.20196423440967" calcext:value-type="float">
            <text:p>8,202</text:p>
          </table:table-cell>
          <table:table-cell table:style-name="ce12" table:formula="of:=([.H63]+[.J63])/2" office:value-type="float" office:value="8.97512163788509" calcext:value-type="float">
            <text:p>8,975</text:p>
          </table:table-cell>
          <table:table-cell table:style-name="ce12" table:formula="of:=([.I63]+[.K63])/2" office:value-type="float" office:value="9.49532345399717" calcext:value-type="float">
            <text:p>9,495</text:p>
          </table:table-cell>
          <table:table-cell table:style-name="ce12" table:formula="of:=([.J63]+[.L63])/2" office:value-type="float" office:value="9.7626347200339" calcext:value-type="float">
            <text:p>9,763</text:p>
          </table:table-cell>
          <table:table-cell table:style-name="ce12" table:formula="of:=[.K64]" office:value-type="float" office:value="9.7626347200339" calcext:value-type="float">
            <text:p>9,763</text:p>
          </table:table-cell>
          <table:table-cell table:number-columns-repeated="8"/>
        </table:table-row>
        <table:table-row table:style-name="ro1">
          <table:table-cell table:style-name="ce3" office:value-type="float" office:value="0.315" calcext:value-type="float">
            <text:p>0,3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]+[.D64])/2" office:value-type="float" office:value="1.59183453514186" calcext:value-type="float">
            <text:p>1,592</text:p>
          </table:table-cell>
          <table:table-cell table:style-name="ce12" table:formula="of:=([.C64]+[.E64])/2" office:value-type="float" office:value="3.143389338468" calcext:value-type="float">
            <text:p>3,143</text:p>
          </table:table-cell>
          <table:table-cell table:style-name="ce12" table:formula="of:=([.D64]+[.F64])/2" office:value-type="float" office:value="4.60188058420012" calcext:value-type="float">
            <text:p>4,602</text:p>
          </table:table-cell>
          <table:table-cell table:style-name="ce12" table:formula="of:=([.E64]+[.G64])/2" office:value-type="float" office:value="5.94312680733313" calcext:value-type="float">
            <text:p>5,943</text:p>
          </table:table-cell>
          <table:table-cell table:style-name="ce12" table:formula="of:=([.F64]+[.H64])/2" office:value-type="float" office:value="7.11102816626309" calcext:value-type="float">
            <text:p>7,111</text:p>
          </table:table-cell>
          <table:table-cell table:style-name="ce12" table:formula="of:=([.G64]+[.I64])/2" office:value-type="float" office:value="8.09527263100772" calcext:value-type="float">
            <text:p>8,095</text:p>
          </table:table-cell>
          <table:table-cell table:style-name="ce12" table:formula="of:=([.H64]+[.J64])/2" office:value-type="float" office:value="8.84864384420342" calcext:value-type="float">
            <text:p>8,849</text:p>
          </table:table-cell>
          <table:table-cell table:style-name="ce12" table:formula="of:=([.I64]+[.K64])/2" office:value-type="float" office:value="9.3688781789595" calcext:value-type="float">
            <text:p>9,369</text:p>
          </table:table-cell>
          <table:table-cell table:style-name="ce12" table:formula="of:=([.J64]+[.L64])/2" office:value-type="float" office:value="9.62897908701554" calcext:value-type="float">
            <text:p>9,629</text:p>
          </table:table-cell>
          <table:table-cell table:style-name="ce12" table:formula="of:=[.K65]" office:value-type="float" office:value="9.62897908701554" calcext:value-type="float">
            <text:p>9,629</text:p>
          </table:table-cell>
          <table:table-cell table:number-columns-repeated="8"/>
        </table:table-row>
        <table:table-row table:style-name="ro1">
          <table:table-cell table:style-name="ce3" office:value-type="float" office:value="0.32" calcext:value-type="float">
            <text:p>0,3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]+[.D65])/2" office:value-type="float" office:value="1.571694669234" calcext:value-type="float">
            <text:p>1,572</text:p>
          </table:table-cell>
          <table:table-cell table:style-name="ce12" table:formula="of:=([.C65]+[.E65])/2" office:value-type="float" office:value="3.09685755967099" calcext:value-type="float">
            <text:p>3,097</text:p>
          </table:table-cell>
          <table:table-cell table:style-name="ce12" table:formula="of:=([.D65]+[.F65])/2" office:value-type="float" office:value="4.54325807290056" calcext:value-type="float">
            <text:p>4,543</text:p>
          </table:table-cell>
          <table:table-cell table:style-name="ce12" table:formula="of:=([.E65]+[.G65])/2" office:value-type="float" office:value="5.8564543752316" calcext:value-type="float">
            <text:p>5,856</text:p>
          </table:table-cell>
          <table:table-cell table:style-name="ce12" table:formula="of:=([.F65]+[.H65])/2" office:value-type="float" office:value="7.01919971917043" calcext:value-type="float">
            <text:p>7,019</text:p>
          </table:table-cell>
          <table:table-cell table:style-name="ce12" table:formula="of:=([.G65]+[.I65])/2" office:value-type="float" office:value="7.97983600523326" calcext:value-type="float">
            <text:p>7,980</text:p>
          </table:table-cell>
          <table:table-cell table:style-name="ce12" table:formula="of:=([.H65]+[.J65])/2" office:value-type="float" office:value="8.73207540498361" calcext:value-type="float">
            <text:p>8,732</text:p>
          </table:table-cell>
          <table:table-cell table:style-name="ce12" table:formula="of:=([.I65]+[.K65])/2" office:value-type="float" office:value="9.23881146560948" calcext:value-type="float">
            <text:p>9,239</text:p>
          </table:table-cell>
          <table:table-cell table:style-name="ce12" table:formula="of:=([.J65]+[.L65])/2" office:value-type="float" office:value="9.49892863298752" calcext:value-type="float">
            <text:p>9,499</text:p>
          </table:table-cell>
          <table:table-cell table:style-name="ce12" table:formula="of:=[.K66]" office:value-type="float" office:value="9.49892863298752" calcext:value-type="float">
            <text:p>9,499</text:p>
          </table:table-cell>
          <table:table-cell table:number-columns-repeated="8"/>
        </table:table-row>
        <table:table-row table:style-name="ro1">
          <table:table-cell table:style-name="ce3" office:value-type="float" office:value="0.325" calcext:value-type="float">
            <text:p>0,3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]+[.D66])/2" office:value-type="float" office:value="1.54842877983549" calcext:value-type="float">
            <text:p>1,548</text:p>
          </table:table-cell>
          <table:table-cell table:style-name="ce12" table:formula="of:=([.C66]+[.E66])/2" office:value-type="float" office:value="3.05747637106728" calcext:value-type="float">
            <text:p>3,057</text:p>
          </table:table-cell>
          <table:table-cell table:style-name="ce12" table:formula="of:=([.D66]+[.F66])/2" office:value-type="float" office:value="4.4766559674513" calcext:value-type="float">
            <text:p>4,477</text:p>
          </table:table-cell>
          <table:table-cell table:style-name="ce12" table:formula="of:=([.E66]+[.G66])/2" office:value-type="float" office:value="5.78122889603549" calcext:value-type="float">
            <text:p>5,781</text:p>
          </table:table-cell>
          <table:table-cell table:style-name="ce12" table:formula="of:=([.F66]+[.H66])/2" office:value-type="float" office:value="6.91814519023243" calcext:value-type="float">
            <text:p>6,918</text:p>
          </table:table-cell>
          <table:table-cell table:style-name="ce12" table:formula="of:=([.G66]+[.I66])/2" office:value-type="float" office:value="7.87563756207702" calcext:value-type="float">
            <text:p>7,876</text:p>
          </table:table-cell>
          <table:table-cell table:style-name="ce12" table:formula="of:=([.H66]+[.J66])/2" office:value-type="float" office:value="8.60932373542137" calcext:value-type="float">
            <text:p>8,609</text:p>
          </table:table-cell>
          <table:table-cell table:style-name="ce12" table:formula="of:=([.I66]+[.K66])/2" office:value-type="float" office:value="9.11550201898556" calcext:value-type="float">
            <text:p>9,116</text:p>
          </table:table-cell>
          <table:table-cell table:style-name="ce12" table:formula="of:=([.J66]+[.L66])/2" office:value-type="float" office:value="9.3688700492985" calcext:value-type="float">
            <text:p>9,369</text:p>
          </table:table-cell>
          <table:table-cell table:style-name="ce12" table:formula="of:=[.K67]" office:value-type="float" office:value="9.3688700492985" calcext:value-type="float">
            <text:p>9,369</text:p>
          </table:table-cell>
          <table:table-cell table:number-columns-repeated="8"/>
        </table:table-row>
        <table:table-row table:style-name="ro1">
          <table:table-cell table:style-name="ce3" office:value-type="float" office:value="0.33" calcext:value-type="float">
            <text:p>0,3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]+[.D67])/2" office:value-type="float" office:value="1.52873818553364" calcext:value-type="float">
            <text:p>1,529</text:p>
          </table:table-cell>
          <table:table-cell table:style-name="ce12" table:formula="of:=([.C67]+[.E67])/2" office:value-type="float" office:value="3.0125423736434" calcext:value-type="float">
            <text:p>3,013</text:p>
          </table:table-cell>
          <table:table-cell table:style-name="ce12" table:formula="of:=([.D67]+[.F67])/2" office:value-type="float" office:value="4.41935263355139" calcext:value-type="float">
            <text:p>4,419</text:p>
          </table:table-cell>
          <table:table-cell table:style-name="ce12" table:formula="of:=([.E67]+[.G67])/2" office:value-type="float" office:value="5.69740057884186" calcext:value-type="float">
            <text:p>5,697</text:p>
          </table:table-cell>
          <table:table-cell table:style-name="ce12" table:formula="of:=([.F67]+[.H67])/2" office:value-type="float" office:value="6.82843322905626" calcext:value-type="float">
            <text:p>6,828</text:p>
          </table:table-cell>
          <table:table-cell table:style-name="ce12" table:formula="of:=([.G67]+[.I67])/2" office:value-type="float" office:value="7.7637344628269" calcext:value-type="float">
            <text:p>7,764</text:p>
          </table:table-cell>
          <table:table-cell table:style-name="ce12" table:formula="of:=([.H67]+[.J67])/2" office:value-type="float" office:value="8.49556979053129" calcext:value-type="float">
            <text:p>8,496</text:p>
          </table:table-cell>
          <table:table-cell table:style-name="ce12" table:formula="of:=([.I67]+[.K67])/2" office:value-type="float" office:value="8.98909689235993" calcext:value-type="float">
            <text:p>8,989</text:p>
          </table:table-cell>
          <table:table-cell table:style-name="ce12" table:formula="of:=([.J67]+[.L67])/2" office:value-type="float" office:value="9.24218603414203" calcext:value-type="float">
            <text:p>9,242</text:p>
          </table:table-cell>
          <table:table-cell table:style-name="ce12" table:formula="of:=[.K68]" office:value-type="float" office:value="9.24218603414203" calcext:value-type="float">
            <text:p>9,242</text:p>
          </table:table-cell>
          <table:table-cell table:number-columns-repeated="8"/>
        </table:table-row>
        <table:table-row table:style-name="ro1">
          <table:table-cell table:style-name="ce3" office:value-type="float" office:value="0.335" calcext:value-type="float">
            <text:p>0,3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]+[.D68])/2" office:value-type="float" office:value="1.5062711868217" calcext:value-type="float">
            <text:p>1,506</text:p>
          </table:table-cell>
          <table:table-cell table:style-name="ce12" table:formula="of:=([.C68]+[.E68])/2" office:value-type="float" office:value="2.97404540954251" calcext:value-type="float">
            <text:p>2,974</text:p>
          </table:table-cell>
          <table:table-cell table:style-name="ce12" table:formula="of:=([.D68]+[.F68])/2" office:value-type="float" office:value="4.35497147624263" calcext:value-type="float">
            <text:p>4,355</text:p>
          </table:table-cell>
          <table:table-cell table:style-name="ce12" table:formula="of:=([.E68]+[.G68])/2" office:value-type="float" office:value="5.62389293130382" calcext:value-type="float">
            <text:p>5,624</text:p>
          </table:table-cell>
          <table:table-cell table:style-name="ce12" table:formula="of:=([.F68]+[.H68])/2" office:value-type="float" office:value="6.73056752083438" calcext:value-type="float">
            <text:p>6,731</text:p>
          </table:table-cell>
          <table:table-cell table:style-name="ce12" table:formula="of:=([.G68]+[.I68])/2" office:value-type="float" office:value="7.66200150979377" calcext:value-type="float">
            <text:p>7,662</text:p>
          </table:table-cell>
          <table:table-cell table:style-name="ce12" table:formula="of:=([.H68]+[.J68])/2" office:value-type="float" office:value="8.37641567759342" calcext:value-type="float">
            <text:p>8,376</text:p>
          </table:table-cell>
          <table:table-cell table:style-name="ce12" table:formula="of:=([.I68]+[.K68])/2" office:value-type="float" office:value="8.86887791233666" calcext:value-type="float">
            <text:p>8,869</text:p>
          </table:table-cell>
          <table:table-cell table:style-name="ce12" table:formula="of:=([.J68]+[.L68])/2" office:value-type="float" office:value="9.11564146325098" calcext:value-type="float">
            <text:p>9,116</text:p>
          </table:table-cell>
          <table:table-cell table:style-name="ce12" table:formula="of:=[.K69]" office:value-type="float" office:value="9.11564146325098" calcext:value-type="float">
            <text:p>9,116</text:p>
          </table:table-cell>
          <table:table-cell table:number-columns-repeated="8"/>
        </table:table-row>
        <table:table-row table:style-name="ro1">
          <table:table-cell table:style-name="ce3" office:value-type="float" office:value="0.34" calcext:value-type="float">
            <text:p>0,3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]+[.D69])/2" office:value-type="float" office:value="1.48702270477126" calcext:value-type="float">
            <text:p>1,487</text:p>
          </table:table-cell>
          <table:table-cell table:style-name="ce12" table:formula="of:=([.C69]+[.E69])/2" office:value-type="float" office:value="2.93062133153216" calcext:value-type="float">
            <text:p>2,931</text:p>
          </table:table-cell>
          <table:table-cell table:style-name="ce12" table:formula="of:=([.D69]+[.F69])/2" office:value-type="float" office:value="4.29896917042317" calcext:value-type="float">
            <text:p>4,299</text:p>
          </table:table-cell>
          <table:table-cell table:style-name="ce12" table:formula="of:=([.E69]+[.G69])/2" office:value-type="float" office:value="5.54276949853851" calcext:value-type="float">
            <text:p>5,543</text:p>
          </table:table-cell>
          <table:table-cell table:style-name="ce12" table:formula="of:=([.F69]+[.H69])/2" office:value-type="float" office:value="6.6429472205488" calcext:value-type="float">
            <text:p>6,643</text:p>
          </table:table-cell>
          <table:table-cell table:style-name="ce12" table:formula="of:=([.G69]+[.I69])/2" office:value-type="float" office:value="7.5534915992139" calcext:value-type="float">
            <text:p>7,553</text:p>
          </table:table-cell>
          <table:table-cell table:style-name="ce12" table:formula="of:=([.H69]+[.J69])/2" office:value-type="float" office:value="8.26543971106522" calcext:value-type="float">
            <text:p>8,265</text:p>
          </table:table-cell>
          <table:table-cell table:style-name="ce12" table:formula="of:=([.I69]+[.K69])/2" office:value-type="float" office:value="8.7460285704222" calcext:value-type="float">
            <text:p>8,746</text:p>
          </table:table-cell>
          <table:table-cell table:style-name="ce12" table:formula="of:=([.J69]+[.L69])/2" office:value-type="float" office:value="8.99225968779382" calcext:value-type="float">
            <text:p>8,992</text:p>
          </table:table-cell>
          <table:table-cell table:style-name="ce12" table:formula="of:=[.K70]" office:value-type="float" office:value="8.99225968779382" calcext:value-type="float">
            <text:p>8,992</text:p>
          </table:table-cell>
          <table:table-cell table:number-columns-repeated="8"/>
        </table:table-row>
        <table:table-row table:style-name="ro1">
          <table:table-cell table:style-name="ce3" office:value-type="float" office:value="0.345" calcext:value-type="float">
            <text:p>0,3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]+[.D70])/2" office:value-type="float" office:value="1.46531066576608" calcext:value-type="float">
            <text:p>1,465</text:p>
          </table:table-cell>
          <table:table-cell table:style-name="ce12" table:formula="of:=([.C70]+[.E70])/2" office:value-type="float" office:value="2.89299593759721" calcext:value-type="float">
            <text:p>2,893</text:p>
          </table:table-cell>
          <table:table-cell table:style-name="ce12" table:formula="of:=([.D70]+[.F70])/2" office:value-type="float" office:value="4.23669541503534" calcext:value-type="float">
            <text:p>4,237</text:p>
          </table:table-cell>
          <table:table-cell table:style-name="ce12" table:formula="of:=([.E70]+[.G70])/2" office:value-type="float" office:value="5.47095819548598" calcext:value-type="float">
            <text:p>5,471</text:p>
          </table:table-cell>
          <table:table-cell table:style-name="ce12" table:formula="of:=([.F70]+[.H70])/2" office:value-type="float" office:value="6.5481305488762" calcext:value-type="float">
            <text:p>6,548</text:p>
          </table:table-cell>
          <table:table-cell table:style-name="ce12" table:formula="of:=([.G70]+[.I70])/2" office:value-type="float" office:value="7.45419346580701" calcext:value-type="float">
            <text:p>7,454</text:p>
          </table:table-cell>
          <table:table-cell table:style-name="ce12" table:formula="of:=([.H70]+[.J70])/2" office:value-type="float" office:value="8.14976008481805" calcext:value-type="float">
            <text:p>8,150</text:p>
          </table:table-cell>
          <table:table-cell table:style-name="ce12" table:formula="of:=([.I70]+[.K70])/2" office:value-type="float" office:value="8.62884969942952" calcext:value-type="float">
            <text:p>8,629</text:p>
          </table:table-cell>
          <table:table-cell table:style-name="ce12" table:formula="of:=([.J70]+[.L70])/2" office:value-type="float" office:value="8.86914412910801" calcext:value-type="float">
            <text:p>8,869</text:p>
          </table:table-cell>
          <table:table-cell table:style-name="ce12" table:formula="of:=[.K71]" office:value-type="float" office:value="8.86914412910801" calcext:value-type="float">
            <text:p>8,869</text:p>
          </table:table-cell>
          <table:table-cell table:number-columns-repeated="8"/>
        </table:table-row>
        <table:table-row table:style-name="ro1">
          <table:table-cell table:style-name="ce3" office:value-type="float" office:value="0.35" calcext:value-type="float">
            <text:p>0,3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]+[.D71])/2" office:value-type="float" office:value="1.44649796879861" calcext:value-type="float">
            <text:p>1,446</text:p>
          </table:table-cell>
          <table:table-cell table:style-name="ce12" table:formula="of:=([.C71]+[.E71])/2" office:value-type="float" office:value="2.85100304040071" calcext:value-type="float">
            <text:p>2,851</text:p>
          </table:table-cell>
          <table:table-cell table:style-name="ce12" table:formula="of:=([.D71]+[.F71])/2" office:value-type="float" office:value="4.1819770665416" calcext:value-type="float">
            <text:p>4,182</text:p>
          </table:table-cell>
          <table:table-cell table:style-name="ce12" table:formula="of:=([.E71]+[.G71])/2" office:value-type="float" office:value="5.39241298195577" calcext:value-type="float">
            <text:p>5,392</text:p>
          </table:table-cell>
          <table:table-cell table:style-name="ce12" table:formula="of:=([.F71]+[.H71])/2" office:value-type="float" office:value="6.4625758306465" calcext:value-type="float">
            <text:p>6,463</text:p>
          </table:table-cell>
          <table:table-cell table:style-name="ce12" table:formula="of:=([.G71]+[.I71])/2" office:value-type="float" office:value="7.34894531684713" calcext:value-type="float">
            <text:p>7,349</text:p>
          </table:table-cell>
          <table:table-cell table:style-name="ce12" table:formula="of:=([.H71]+[.J71])/2" office:value-type="float" office:value="8.04152158261826" calcext:value-type="float">
            <text:p>8,042</text:p>
          </table:table-cell>
          <table:table-cell table:style-name="ce12" table:formula="of:=([.I71]+[.K71])/2" office:value-type="float" office:value="8.50945210696303" calcext:value-type="float">
            <text:p>8,509</text:p>
          </table:table-cell>
          <table:table-cell table:style-name="ce12" table:formula="of:=([.J71]+[.L71])/2" office:value-type="float" office:value="8.74899691426877" calcext:value-type="float">
            <text:p>8,749</text:p>
          </table:table-cell>
          <table:table-cell table:style-name="ce12" table:formula="of:=[.K72]" office:value-type="float" office:value="8.74899691426877" calcext:value-type="float">
            <text:p>8,749</text:p>
          </table:table-cell>
          <table:table-cell table:number-columns-repeated="8"/>
        </table:table-row>
        <table:table-row table:style-name="ro1">
          <table:table-cell table:style-name="ce3" office:value-type="float" office:value="0.355" calcext:value-type="float">
            <text:p>0,3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]+[.D72])/2" office:value-type="float" office:value="1.42550152020035" calcext:value-type="float">
            <text:p>1,426</text:p>
          </table:table-cell>
          <table:table-cell table:style-name="ce12" table:formula="of:=([.C72]+[.E72])/2" office:value-type="float" office:value="2.8142375176701" calcext:value-type="float">
            <text:p>2,814</text:p>
          </table:table-cell>
          <table:table-cell table:style-name="ce12" table:formula="of:=([.D72]+[.F72])/2" office:value-type="float" office:value="4.12170801117824" calcext:value-type="float">
            <text:p>4,122</text:p>
          </table:table-cell>
          <table:table-cell table:style-name="ce12" table:formula="of:=([.E72]+[.G72])/2" office:value-type="float" office:value="5.32227644859405" calcext:value-type="float">
            <text:p>5,322</text:p>
          </table:table-cell>
          <table:table-cell table:style-name="ce12" table:formula="of:=([.F72]+[.H72])/2" office:value-type="float" office:value="6.37067914940145" calcext:value-type="float">
            <text:p>6,371</text:p>
          </table:table-cell>
          <table:table-cell table:style-name="ce12" table:formula="of:=([.G72]+[.I72])/2" office:value-type="float" office:value="7.25204870663238" calcext:value-type="float">
            <text:p>7,252</text:p>
          </table:table-cell>
          <table:table-cell table:style-name="ce12" table:formula="of:=([.H72]+[.J72])/2" office:value-type="float" office:value="7.92919871190508" calcext:value-type="float">
            <text:p>7,929</text:p>
          </table:table-cell>
          <table:table-cell table:style-name="ce12" table:formula="of:=([.I72]+[.K72])/2" office:value-type="float" office:value="8.39525924844351" calcext:value-type="float">
            <text:p>8,395</text:p>
          </table:table-cell>
          <table:table-cell table:style-name="ce12" table:formula="of:=([.J72]+[.L72])/2" office:value-type="float" office:value="8.6292245106159" calcext:value-type="float">
            <text:p>8,629</text:p>
          </table:table-cell>
          <table:table-cell table:style-name="ce12" table:formula="of:=[.K73]" office:value-type="float" office:value="8.6292245106159" calcext:value-type="float">
            <text:p>8,629</text:p>
          </table:table-cell>
          <table:table-cell table:number-columns-repeated="8"/>
        </table:table-row>
        <table:table-row table:style-name="ro1">
          <table:table-cell table:style-name="ce3" office:value-type="float" office:value="0.36" calcext:value-type="float">
            <text:p>0,3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]+[.D73])/2" office:value-type="float" office:value="1.40711875883505" calcext:value-type="float">
            <text:p>1,407</text:p>
          </table:table-cell>
          <table:table-cell table:style-name="ce12" table:formula="of:=([.C73]+[.E73])/2" office:value-type="float" office:value="2.7736047656893" calcext:value-type="float">
            <text:p>2,774</text:p>
          </table:table-cell>
          <table:table-cell table:style-name="ce12" table:formula="of:=([.D73]+[.F73])/2" office:value-type="float" office:value="4.06825698313207" calcext:value-type="float">
            <text:p>4,068</text:p>
          </table:table-cell>
          <table:table-cell table:style-name="ce12" table:formula="of:=([.E73]+[.G73])/2" office:value-type="float" office:value="5.24619358028984" calcext:value-type="float">
            <text:p>5,246</text:p>
          </table:table-cell>
          <table:table-cell table:style-name="ce12" table:formula="of:=([.F73]+[.H73])/2" office:value-type="float" office:value="6.28716257761321" calcext:value-type="float">
            <text:p>6,287</text:p>
          </table:table-cell>
          <table:table-cell table:style-name="ce12" table:formula="of:=([.G73]+[.I73])/2" office:value-type="float" office:value="7.14993893065326" calcext:value-type="float">
            <text:p>7,150</text:p>
          </table:table-cell>
          <table:table-cell table:style-name="ce12" table:formula="of:=([.H73]+[.J73])/2" office:value-type="float" office:value="7.82365397753795" calcext:value-type="float">
            <text:p>7,824</text:p>
          </table:table-cell>
          <table:table-cell table:style-name="ce12" table:formula="of:=([.I73]+[.K73])/2" office:value-type="float" office:value="8.27921161126049" calcext:value-type="float">
            <text:p>8,279</text:p>
          </table:table-cell>
          <table:table-cell table:style-name="ce12" table:formula="of:=([.J73]+[.L73])/2" office:value-type="float" office:value="8.51224187952971" calcext:value-type="float">
            <text:p>8,512</text:p>
          </table:table-cell>
          <table:table-cell table:style-name="ce12" table:formula="of:=[.K74]" office:value-type="float" office:value="8.51224187952971" calcext:value-type="float">
            <text:p>8,512</text:p>
          </table:table-cell>
          <table:table-cell table:number-columns-repeated="8"/>
        </table:table-row>
        <table:table-row table:style-name="ro1">
          <table:table-cell table:style-name="ce3" office:value-type="float" office:value="0.365" calcext:value-type="float">
            <text:p>0,3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]+[.D74])/2" office:value-type="float" office:value="1.38680238284465" calcext:value-type="float">
            <text:p>1,387</text:p>
          </table:table-cell>
          <table:table-cell table:style-name="ce12" table:formula="of:=([.C74]+[.E74])/2" office:value-type="float" office:value="2.73768787098356" calcext:value-type="float">
            <text:p>2,738</text:p>
          </table:table-cell>
          <table:table-cell table:style-name="ce12" table:formula="of:=([.D74]+[.F74])/2" office:value-type="float" office:value="4.00989917298957" calcext:value-type="float">
            <text:p>4,010</text:p>
          </table:table-cell>
          <table:table-cell table:style-name="ce12" table:formula="of:=([.E74]+[.G74])/2" office:value-type="float" office:value="5.17770978037264" calcext:value-type="float">
            <text:p>5,178</text:p>
          </table:table-cell>
          <table:table-cell table:style-name="ce12" table:formula="of:=([.F74]+[.H74])/2" office:value-type="float" office:value="6.19806625547155" calcext:value-type="float">
            <text:p>6,198</text:p>
          </table:table-cell>
          <table:table-cell table:style-name="ce12" table:formula="of:=([.G74]+[.I74])/2" office:value-type="float" office:value="7.05540827757558" calcext:value-type="float">
            <text:p>7,055</text:p>
          </table:table-cell>
          <table:table-cell table:style-name="ce12" table:formula="of:=([.H74]+[.J74])/2" office:value-type="float" office:value="7.71457527095687" calcext:value-type="float">
            <text:p>7,715</text:p>
          </table:table-cell>
          <table:table-cell table:style-name="ce12" table:formula="of:=([.I74]+[.K74])/2" office:value-type="float" office:value="8.16794792853383" calcext:value-type="float">
            <text:p>8,168</text:p>
          </table:table-cell>
          <table:table-cell table:style-name="ce12" table:formula="of:=([.J74]+[.L74])/2" office:value-type="float" office:value="8.3957267453951" calcext:value-type="float">
            <text:p>8,396</text:p>
          </table:table-cell>
          <table:table-cell table:style-name="ce12" table:formula="of:=[.K75]" office:value-type="float" office:value="8.3957267453951" calcext:value-type="float">
            <text:p>8,396</text:p>
          </table:table-cell>
          <table:table-cell table:number-columns-repeated="8"/>
        </table:table-row>
        <table:table-row table:style-name="ro1">
          <table:table-cell table:style-name="ce3" office:value-type="float" office:value="0.37" calcext:value-type="float">
            <text:p>0,3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]+[.D75])/2" office:value-type="float" office:value="1.36884393549178" calcext:value-type="float">
            <text:p>1,369</text:p>
          </table:table-cell>
          <table:table-cell table:style-name="ce12" table:formula="of:=([.C75]+[.E75])/2" office:value-type="float" office:value="2.69835077791711" calcext:value-type="float">
            <text:p>2,698</text:p>
          </table:table-cell>
          <table:table-cell table:style-name="ce12" table:formula="of:=([.D75]+[.F75])/2" office:value-type="float" office:value="3.9576988256781" calcext:value-type="float">
            <text:p>3,958</text:p>
          </table:table-cell>
          <table:table-cell table:style-name="ce12" table:formula="of:=([.E75]+[.G75])/2" office:value-type="float" office:value="5.10398271423056" calcext:value-type="float">
            <text:p>5,104</text:p>
          </table:table-cell>
          <table:table-cell table:style-name="ce12" table:formula="of:=([.F75]+[.H75])/2" office:value-type="float" office:value="6.11655902897411" calcext:value-type="float">
            <text:p>6,117</text:p>
          </table:table-cell>
          <table:table-cell table:style-name="ce12" table:formula="of:=([.G75]+[.I75])/2" office:value-type="float" office:value="6.95632076321421" calcext:value-type="float">
            <text:p>6,956</text:p>
          </table:table-cell>
          <table:table-cell table:style-name="ce12" table:formula="of:=([.H75]+[.J75])/2" office:value-type="float" office:value="7.6116781030547" calcext:value-type="float">
            <text:p>7,612</text:p>
          </table:table-cell>
          <table:table-cell table:style-name="ce12" table:formula="of:=([.I75]+[.K75])/2" office:value-type="float" office:value="8.05515100817599" calcext:value-type="float">
            <text:p>8,055</text:p>
          </table:table-cell>
          <table:table-cell table:style-name="ce12" table:formula="of:=([.J75]+[.L75])/2" office:value-type="float" office:value="8.28183733696446" calcext:value-type="float">
            <text:p>8,282</text:p>
          </table:table-cell>
          <table:table-cell table:style-name="ce12" table:formula="of:=[.K76]" office:value-type="float" office:value="8.28183733696446" calcext:value-type="float">
            <text:p>8,282</text:p>
          </table:table-cell>
          <table:table-cell table:number-columns-repeated="8"/>
        </table:table-row>
        <table:table-row table:style-name="ro1">
          <table:table-cell table:style-name="ce3" office:value-type="float" office:value="0.375" calcext:value-type="float">
            <text:p>0,3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]+[.D76])/2" office:value-type="float" office:value="1.34917538895855" calcext:value-type="float">
            <text:p>1,349</text:p>
          </table:table-cell>
          <table:table-cell table:style-name="ce12" table:formula="of:=([.C76]+[.E76])/2" office:value-type="float" office:value="2.66327138058494" calcext:value-type="float">
            <text:p>2,663</text:p>
          </table:table-cell>
          <table:table-cell table:style-name="ce12" table:formula="of:=([.D76]+[.F76])/2" office:value-type="float" office:value="3.90116674607384" calcext:value-type="float">
            <text:p>3,901</text:p>
          </table:table-cell>
          <table:table-cell table:style-name="ce12" table:formula="of:=([.E76]+[.G76])/2" office:value-type="float" office:value="5.03712892732611" calcext:value-type="float">
            <text:p>5,037</text:p>
          </table:table-cell>
          <table:table-cell table:style-name="ce12" table:formula="of:=([.F76]+[.H76])/2" office:value-type="float" office:value="6.03015173872239" calcext:value-type="float">
            <text:p>6,030</text:p>
          </table:table-cell>
          <table:table-cell table:style-name="ce12" table:formula="of:=([.G76]+[.I76])/2" office:value-type="float" office:value="6.86411856601441" calcext:value-type="float">
            <text:p>6,864</text:p>
          </table:table-cell>
          <table:table-cell table:style-name="ce12" table:formula="of:=([.H76]+[.J76])/2" office:value-type="float" office:value="7.5057358856951" calcext:value-type="float">
            <text:p>7,506</text:p>
          </table:table-cell>
          <table:table-cell table:style-name="ce12" table:formula="of:=([.I76]+[.K76])/2" office:value-type="float" office:value="7.94675772000958" calcext:value-type="float">
            <text:p>7,947</text:p>
          </table:table-cell>
          <table:table-cell table:style-name="ce12" table:formula="of:=([.J76]+[.L76])/2" office:value-type="float" office:value="8.16849417257022" calcext:value-type="float">
            <text:p>8,168</text:p>
          </table:table-cell>
          <table:table-cell table:style-name="ce12" table:formula="of:=[.K77]" office:value-type="float" office:value="8.16849417257022" calcext:value-type="float">
            <text:p>8,168</text:p>
          </table:table-cell>
          <table:table-cell table:number-columns-repeated="8"/>
        </table:table-row>
        <table:table-row table:style-name="ro1">
          <table:table-cell table:style-name="ce3" office:value-type="float" office:value="0.38" calcext:value-type="float">
            <text:p>0,3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]+[.D77])/2" office:value-type="float" office:value="1.33163569029247" calcext:value-type="float">
            <text:p>1,332</text:p>
          </table:table-cell>
          <table:table-cell table:style-name="ce12" table:formula="of:=([.C77]+[.E77])/2" office:value-type="float" office:value="2.6251710675162" calcext:value-type="float">
            <text:p>2,625</text:p>
          </table:table-cell>
          <table:table-cell table:style-name="ce12" table:formula="of:=([.D77]+[.F77])/2" office:value-type="float" office:value="3.85020015395552" calcext:value-type="float">
            <text:p>3,850</text:p>
          </table:table-cell>
          <table:table-cell table:style-name="ce12" table:formula="of:=([.E77]+[.G77])/2" office:value-type="float" office:value="4.96565924239811" calcext:value-type="float">
            <text:p>4,966</text:p>
          </table:table-cell>
          <table:table-cell table:style-name="ce12" table:formula="of:=([.F77]+[.H77])/2" office:value-type="float" office:value="5.95062374667026" calcext:value-type="float">
            <text:p>5,951</text:p>
          </table:table-cell>
          <table:table-cell table:style-name="ce12" table:formula="of:=([.G77]+[.I77])/2" office:value-type="float" office:value="6.76794381220874" calcext:value-type="float">
            <text:p>6,768</text:p>
          </table:table-cell>
          <table:table-cell table:style-name="ce12" table:formula="of:=([.H77]+[.J77])/2" office:value-type="float" office:value="7.40543814301199" calcext:value-type="float">
            <text:p>7,405</text:p>
          </table:table-cell>
          <table:table-cell table:style-name="ce12" table:formula="of:=([.I77]+[.K77])/2" office:value-type="float" office:value="7.83711502913266" calcext:value-type="float">
            <text:p>7,837</text:p>
          </table:table-cell>
          <table:table-cell table:style-name="ce12" table:formula="of:=([.J77]+[.L77])/2" office:value-type="float" office:value="8.0576259462899" calcext:value-type="float">
            <text:p>8,058</text:p>
          </table:table-cell>
          <table:table-cell table:style-name="ce12" table:formula="of:=[.K78]" office:value-type="float" office:value="8.0576259462899" calcext:value-type="float">
            <text:p>8,058</text:p>
          </table:table-cell>
          <table:table-cell table:number-columns-repeated="8"/>
        </table:table-row>
        <table:table-row table:style-name="ro1">
          <table:table-cell table:style-name="ce3" office:value-type="float" office:value="0.385" calcext:value-type="float">
            <text:p>0,3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8]+[.D78])/2" office:value-type="float" office:value="1.3125855337581" calcext:value-type="float">
            <text:p>1,313</text:p>
          </table:table-cell>
          <table:table-cell table:style-name="ce12" table:formula="of:=([.C78]+[.E78])/2" office:value-type="float" office:value="2.590917922124" calcext:value-type="float">
            <text:p>2,591</text:p>
          </table:table-cell>
          <table:table-cell table:style-name="ce12" table:formula="of:=([.D78]+[.F78])/2" office:value-type="float" office:value="3.79541515495715" calcext:value-type="float">
            <text:p>3,795</text:p>
          </table:table-cell>
          <table:table-cell table:style-name="ce12" table:formula="of:=([.E78]+[.G78])/2" office:value-type="float" office:value="4.90041195031289" calcext:value-type="float">
            <text:p>4,900</text:p>
          </table:table-cell>
          <table:table-cell table:style-name="ce12" table:formula="of:=([.F78]+[.H78])/2" office:value-type="float" office:value="5.86680152730343" calcext:value-type="float">
            <text:p>5,867</text:p>
          </table:table-cell>
          <table:table-cell table:style-name="ce12" table:formula="of:=([.G78]+[.I78])/2" office:value-type="float" office:value="6.67803094484113" calcext:value-type="float">
            <text:p>6,678</text:p>
          </table:table-cell>
          <table:table-cell table:style-name="ce12" table:formula="of:=([.H78]+[.J78])/2" office:value-type="float" office:value="7.3025294206707" calcext:value-type="float">
            <text:p>7,303</text:p>
          </table:table-cell>
          <table:table-cell table:style-name="ce12" table:formula="of:=([.I78]+[.K78])/2" office:value-type="float" office:value="7.73153204465095" calcext:value-type="float">
            <text:p>7,732</text:p>
          </table:table-cell>
          <table:table-cell table:style-name="ce12" table:formula="of:=([.J78]+[.L78])/2" office:value-type="float" office:value="7.94737048771128" calcext:value-type="float">
            <text:p>7,947</text:p>
          </table:table-cell>
          <table:table-cell table:style-name="ce12" table:formula="of:=[.K79]" office:value-type="float" office:value="7.94737048771128" calcext:value-type="float">
            <text:p>7,947</text:p>
          </table:table-cell>
          <table:table-cell table:number-columns-repeated="8"/>
        </table:table-row>
        <table:table-row table:style-name="ro1">
          <table:table-cell table:style-name="ce3" office:value-type="float" office:value="0.39" calcext:value-type="float">
            <text:p>0,3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9]+[.D79])/2" office:value-type="float" office:value="1.295458961062" calcext:value-type="float">
            <text:p>1,295</text:p>
          </table:table-cell>
          <table:table-cell table:style-name="ce12" table:formula="of:=([.C79]+[.E79])/2" office:value-type="float" office:value="2.55400034435763" calcext:value-type="float">
            <text:p>2,554</text:p>
          </table:table-cell>
          <table:table-cell table:style-name="ce12" table:formula="of:=([.D79]+[.F79])/2" office:value-type="float" office:value="3.74566493621844" calcext:value-type="float">
            <text:p>3,746</text:p>
          </table:table-cell>
          <table:table-cell table:style-name="ce12" table:formula="of:=([.E79]+[.G79])/2" office:value-type="float" office:value="4.83110834113029" calcext:value-type="float">
            <text:p>4,831</text:p>
          </table:table-cell>
          <table:table-cell table:style-name="ce12" table:formula="of:=([.F79]+[.H79])/2" office:value-type="float" office:value="5.78922144757701" calcext:value-type="float">
            <text:p>5,789</text:p>
          </table:table-cell>
          <table:table-cell table:style-name="ce12" table:formula="of:=([.G79]+[.I79])/2" office:value-type="float" office:value="6.58466547398707" calcext:value-type="float">
            <text:p>6,585</text:p>
          </table:table-cell>
          <table:table-cell table:style-name="ce12" table:formula="of:=([.H79]+[.J79])/2" office:value-type="float" office:value="7.20478149474604" calcext:value-type="float">
            <text:p>7,205</text:p>
          </table:table-cell>
          <table:table-cell table:style-name="ce12" table:formula="of:=([.I79]+[.K79])/2" office:value-type="float" office:value="7.62494995419099" calcext:value-type="float">
            <text:p>7,625</text:p>
          </table:table-cell>
          <table:table-cell table:style-name="ce12" table:formula="of:=([.J79]+[.L79])/2" office:value-type="float" office:value="7.83945126618112" calcext:value-type="float">
            <text:p>7,839</text:p>
          </table:table-cell>
          <table:table-cell table:style-name="ce12" table:formula="of:=[.K80]" office:value-type="float" office:value="7.83945126618112" calcext:value-type="float">
            <text:p>7,839</text:p>
          </table:table-cell>
          <table:table-cell table:number-columns-repeated="8"/>
        </table:table-row>
        <table:table-row table:style-name="ro1">
          <table:table-cell table:style-name="ce3" office:value-type="float" office:value="0.395" calcext:value-type="float">
            <text:p>0,3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0]+[.D80])/2" office:value-type="float" office:value="1.27700017217881" calcext:value-type="float">
            <text:p>1,277</text:p>
          </table:table-cell>
          <table:table-cell table:style-name="ce12" table:formula="of:=([.C80]+[.E80])/2" office:value-type="float" office:value="2.52056194864022" calcext:value-type="float">
            <text:p>2,521</text:p>
          </table:table-cell>
          <table:table-cell table:style-name="ce12" table:formula="of:=([.D80]+[.F80])/2" office:value-type="float" office:value="3.69255434274396" calcext:value-type="float">
            <text:p>3,693</text:p>
          </table:table-cell>
          <table:table-cell table:style-name="ce12" table:formula="of:=([.E80]+[.G80])/2" office:value-type="float" office:value="4.76744319189773" calcext:value-type="float">
            <text:p>4,767</text:p>
          </table:table-cell>
          <table:table-cell table:style-name="ce12" table:formula="of:=([.F80]+[.H80])/2" office:value-type="float" office:value="5.70788690755868" calcext:value-type="float">
            <text:p>5,708</text:p>
          </table:table-cell>
          <table:table-cell table:style-name="ce12" table:formula="of:=([.G80]+[.I80])/2" office:value-type="float" office:value="6.49700147116152" calcext:value-type="float">
            <text:p>6,497</text:p>
          </table:table-cell>
          <table:table-cell table:style-name="ce12" table:formula="of:=([.H80]+[.J80])/2" office:value-type="float" office:value="7.10480771408903" calcext:value-type="float">
            <text:p>7,105</text:p>
          </table:table-cell>
          <table:table-cell table:style-name="ce12" table:formula="of:=([.I80]+[.K80])/2" office:value-type="float" office:value="7.52211638046358" calcext:value-type="float">
            <text:p>7,522</text:p>
          </table:table-cell>
          <table:table-cell table:style-name="ce12" table:formula="of:=([.J80]+[.L80])/2" office:value-type="float" office:value="7.73220061018605" calcext:value-type="float">
            <text:p>7,732</text:p>
          </table:table-cell>
          <table:table-cell table:style-name="ce12" table:formula="of:=[.K81]" office:value-type="float" office:value="7.73220061018605" calcext:value-type="float">
            <text:p>7,732</text:p>
          </table:table-cell>
          <table:table-cell table:number-columns-repeated="8"/>
        </table:table-row>
        <table:table-row table:style-name="ro1">
          <table:table-cell table:style-name="ce3" office:value-type="float" office:value="0.4" calcext:value-type="float">
            <text:p>0,4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1]+[.D81])/2" office:value-type="float" office:value="1.26028097432011" calcext:value-type="float">
            <text:p>1,260</text:p>
          </table:table-cell>
          <table:table-cell table:style-name="ce12" table:formula="of:=([.C81]+[.E81])/2" office:value-type="float" office:value="2.48477725746139" calcext:value-type="float">
            <text:p>2,485</text:p>
          </table:table-cell>
          <table:table-cell table:style-name="ce12" table:formula="of:=([.D81]+[.F81])/2" office:value-type="float" office:value="3.64400257026897" calcext:value-type="float">
            <text:p>3,644</text:p>
          </table:table-cell>
          <table:table-cell table:style-name="ce12" table:formula="of:=([.E81]+[.G81])/2" office:value-type="float" office:value="4.70022062515132" calcext:value-type="float">
            <text:p>4,700</text:p>
          </table:table-cell>
          <table:table-cell table:style-name="ce12" table:formula="of:=([.F81]+[.H81])/2" office:value-type="float" office:value="5.63222233152962" calcext:value-type="float">
            <text:p>5,632</text:p>
          </table:table-cell>
          <table:table-cell table:style-name="ce12" table:formula="of:=([.G81]+[.I81])/2" office:value-type="float" office:value="6.40634731082385" calcext:value-type="float">
            <text:p>6,406</text:p>
          </table:table-cell>
          <table:table-cell table:style-name="ce12" table:formula="of:=([.H81]+[.J81])/2" office:value-type="float" office:value="7.00955892581255" calcext:value-type="float">
            <text:p>7,010</text:p>
          </table:table-cell>
          <table:table-cell table:style-name="ce12" table:formula="of:=([.I81]+[.K81])/2" office:value-type="float" office:value="7.41850416213754" calcext:value-type="float">
            <text:p>7,419</text:p>
          </table:table-cell>
          <table:table-cell table:style-name="ce12" table:formula="of:=([.J81]+[.L81])/2" office:value-type="float" office:value="7.62715849532482" calcext:value-type="float">
            <text:p>7,627</text:p>
          </table:table-cell>
          <table:table-cell table:style-name="ce12" table:formula="of:=[.K82]" office:value-type="float" office:value="7.62715849532482" calcext:value-type="float">
            <text:p>7,627</text:p>
          </table:table-cell>
          <table:table-cell table:number-columns-repeated="8"/>
        </table:table-row>
        <table:table-row table:style-name="ro1">
          <table:table-cell table:style-name="ce3" office:value-type="float" office:value="0.405" calcext:value-type="float">
            <text:p>0,4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2]+[.D82])/2" office:value-type="float" office:value="1.24238862873069" calcext:value-type="float">
            <text:p>1,242</text:p>
          </table:table-cell>
          <table:table-cell table:style-name="ce12" table:formula="of:=([.C82]+[.E82])/2" office:value-type="float" office:value="2.45214177229454" calcext:value-type="float">
            <text:p>2,452</text:p>
          </table:table-cell>
          <table:table-cell table:style-name="ce12" table:formula="of:=([.D82]+[.F82])/2" office:value-type="float" office:value="3.59249894130635" calcext:value-type="float">
            <text:p>3,592</text:p>
          </table:table-cell>
          <table:table-cell table:style-name="ce12" table:formula="of:=([.E82]+[.G82])/2" office:value-type="float" office:value="4.6381124508993" calcext:value-type="float">
            <text:p>4,638</text:p>
          </table:table-cell>
          <table:table-cell table:style-name="ce12" table:formula="of:=([.F82]+[.H82])/2" office:value-type="float" office:value="5.55328396798759" calcext:value-type="float">
            <text:p>5,553</text:p>
          </table:table-cell>
          <table:table-cell table:style-name="ce12" table:formula="of:=([.G82]+[.I82])/2" office:value-type="float" office:value="6.32089062867109" calcext:value-type="float">
            <text:p>6,321</text:p>
          </table:table-cell>
          <table:table-cell table:style-name="ce12" table:formula="of:=([.H82]+[.J82])/2" office:value-type="float" office:value="6.9124257364807" calcext:value-type="float">
            <text:p>6,912</text:p>
          </table:table-cell>
          <table:table-cell table:style-name="ce12" table:formula="of:=([.I82]+[.K82])/2" office:value-type="float" office:value="7.31835871056868" calcext:value-type="float">
            <text:p>7,318</text:p>
          </table:table-cell>
          <table:table-cell table:style-name="ce12" table:formula="of:=([.J82]+[.L82])/2" office:value-type="float" office:value="7.52283132873118" calcext:value-type="float">
            <text:p>7,523</text:p>
          </table:table-cell>
          <table:table-cell table:style-name="ce12" table:formula="of:=[.K83]" office:value-type="float" office:value="7.52283132873118" calcext:value-type="float">
            <text:p>7,523</text:p>
          </table:table-cell>
          <table:table-cell table:number-columns-repeated="8"/>
        </table:table-row>
        <table:table-row table:style-name="ro1">
          <table:table-cell table:style-name="ce3" office:value-type="float" office:value="0.41" calcext:value-type="float">
            <text:p>0,4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3]+[.D83])/2" office:value-type="float" office:value="1.22607088614727" calcext:value-type="float">
            <text:p>1,226</text:p>
          </table:table-cell>
          <table:table-cell table:style-name="ce12" table:formula="of:=([.C83]+[.E83])/2" office:value-type="float" office:value="2.41744378501852" calcext:value-type="float">
            <text:p>2,417</text:p>
          </table:table-cell>
          <table:table-cell table:style-name="ce12" table:formula="of:=([.D83]+[.F83])/2" office:value-type="float" office:value="3.54512711159692" calcext:value-type="float">
            <text:p>3,545</text:p>
          </table:table-cell>
          <table:table-cell table:style-name="ce12" table:formula="of:=([.E83]+[.G83])/2" office:value-type="float" office:value="4.57289145464697" calcext:value-type="float">
            <text:p>4,573</text:p>
          </table:table-cell>
          <table:table-cell table:style-name="ce12" table:formula="of:=([.F83]+[.H83])/2" office:value-type="float" office:value="5.47950153978519" calcext:value-type="float">
            <text:p>5,480</text:p>
          </table:table-cell>
          <table:table-cell table:style-name="ce12" table:formula="of:=([.G83]+[.I83])/2" office:value-type="float" office:value="6.23285485223414" calcext:value-type="float">
            <text:p>6,233</text:p>
          </table:table-cell>
          <table:table-cell table:style-name="ce12" table:formula="of:=([.H83]+[.J83])/2" office:value-type="float" office:value="6.81962466961988" calcext:value-type="float">
            <text:p>6,820</text:p>
          </table:table-cell>
          <table:table-cell table:style-name="ce12" table:formula="of:=([.I83]+[.K83])/2" office:value-type="float" office:value="7.21762853260594" calcext:value-type="float">
            <text:p>7,218</text:p>
          </table:table-cell>
          <table:table-cell table:style-name="ce12" table:formula="of:=([.J83]+[.L83])/2" office:value-type="float" office:value="7.42059501964993" calcext:value-type="float">
            <text:p>7,421</text:p>
          </table:table-cell>
          <table:table-cell table:style-name="ce12" table:formula="of:=[.K84]" office:value-type="float" office:value="7.42059501964993" calcext:value-type="float">
            <text:p>7,421</text:p>
          </table:table-cell>
          <table:table-cell table:number-columns-repeated="8"/>
        </table:table-row>
        <table:table-row table:style-name="ro1">
          <table:table-cell table:style-name="ce3" office:value-type="float" office:value="0.415" calcext:value-type="float">
            <text:p>0,4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4]+[.D84])/2" office:value-type="float" office:value="1.20872189250926" calcext:value-type="float">
            <text:p>1,209</text:p>
          </table:table-cell>
          <table:table-cell table:style-name="ce12" table:formula="of:=([.C84]+[.E84])/2" office:value-type="float" office:value="2.3855989988721" calcext:value-type="float">
            <text:p>2,386</text:p>
          </table:table-cell>
          <table:table-cell table:style-name="ce12" table:formula="of:=([.D84]+[.F84])/2" office:value-type="float" office:value="3.49516761983275" calcext:value-type="float">
            <text:p>3,495</text:p>
          </table:table-cell>
          <table:table-cell table:style-name="ce12" table:formula="of:=([.E84]+[.G84])/2" office:value-type="float" office:value="4.51231432569106" calcext:value-type="float">
            <text:p>4,512</text:p>
          </table:table-cell>
          <table:table-cell table:style-name="ce12" table:formula="of:=([.F84]+[.H84])/2" office:value-type="float" office:value="5.40287315344056" calcext:value-type="float">
            <text:p>5,403</text:p>
          </table:table-cell>
          <table:table-cell table:style-name="ce12" table:formula="of:=([.G84]+[.I84])/2" office:value-type="float" office:value="6.14956310470254" calcext:value-type="float">
            <text:p>6,150</text:p>
          </table:table-cell>
          <table:table-cell table:style-name="ce12" table:formula="of:=([.H84]+[.J84])/2" office:value-type="float" office:value="6.72524169242004" calcext:value-type="float">
            <text:p>6,725</text:p>
          </table:table-cell>
          <table:table-cell table:style-name="ce12" table:formula="of:=([.I84]+[.K84])/2" office:value-type="float" office:value="7.12010984463491" calcext:value-type="float">
            <text:p>7,120</text:p>
          </table:table-cell>
          <table:table-cell table:style-name="ce12" table:formula="of:=([.J84]+[.L84])/2" office:value-type="float" office:value="7.31911177612793" calcext:value-type="float">
            <text:p>7,319</text:p>
          </table:table-cell>
          <table:table-cell table:style-name="ce12" table:formula="of:=[.K85]" office:value-type="float" office:value="7.31911177612793" calcext:value-type="float">
            <text:p>7,319</text:p>
          </table:table-cell>
          <table:table-cell table:number-columns-repeated="8"/>
        </table:table-row>
        <table:table-row table:style-name="ro1">
          <table:table-cell table:style-name="ce3" office:value-type="float" office:value="0.42" calcext:value-type="float">
            <text:p>0,4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5]+[.D85])/2" office:value-type="float" office:value="1.19279949943605" calcext:value-type="float">
            <text:p>1,193</text:p>
          </table:table-cell>
          <table:table-cell table:style-name="ce12" table:formula="of:=([.C85]+[.E85])/2" office:value-type="float" office:value="2.351944756171" calcext:value-type="float">
            <text:p>2,352</text:p>
          </table:table-cell>
          <table:table-cell table:style-name="ce12" table:formula="of:=([.D85]+[.F85])/2" office:value-type="float" office:value="3.44895666228158" calcext:value-type="float">
            <text:p>3,449</text:p>
          </table:table-cell>
          <table:table-cell table:style-name="ce12" table:formula="of:=([.E85]+[.G85])/2" office:value-type="float" office:value="4.44902038663665" calcext:value-type="float">
            <text:p>4,449</text:p>
          </table:table-cell>
          <table:table-cell table:style-name="ce12" table:formula="of:=([.F85]+[.H85])/2" office:value-type="float" office:value="5.3309387151968" calcext:value-type="float">
            <text:p>5,331</text:p>
          </table:table-cell>
          <table:table-cell table:style-name="ce12" table:formula="of:=([.G85]+[.I85])/2" office:value-type="float" office:value="6.0640574229303" calcext:value-type="float">
            <text:p>6,064</text:p>
          </table:table-cell>
          <table:table-cell table:style-name="ce12" table:formula="of:=([.H85]+[.J85])/2" office:value-type="float" office:value="6.63483647466872" calcext:value-type="float">
            <text:p>6,635</text:p>
          </table:table-cell>
          <table:table-cell table:style-name="ce12" table:formula="of:=([.I85]+[.K85])/2" office:value-type="float" office:value="7.02217673427399" calcext:value-type="float">
            <text:p>7,022</text:p>
          </table:table-cell>
          <table:table-cell table:style-name="ce12" table:formula="of:=([.J85]+[.L85])/2" office:value-type="float" office:value="7.21961081038142" calcext:value-type="float">
            <text:p>7,220</text:p>
          </table:table-cell>
          <table:table-cell table:style-name="ce12" table:formula="of:=[.K86]" office:value-type="float" office:value="7.21961081038142" calcext:value-type="float">
            <text:p>7,220</text:p>
          </table:table-cell>
          <table:table-cell table:number-columns-repeated="8"/>
        </table:table-row>
        <table:table-row table:style-name="ro1">
          <table:table-cell table:style-name="ce3" office:value-type="float" office:value="0.425" calcext:value-type="float">
            <text:p>0,4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6]+[.D86])/2" office:value-type="float" office:value="1.1759723780855" calcext:value-type="float">
            <text:p>1,176</text:p>
          </table:table-cell>
          <table:table-cell table:style-name="ce12" table:formula="of:=([.C86]+[.E86])/2" office:value-type="float" office:value="2.32087808085881" calcext:value-type="float">
            <text:p>2,321</text:p>
          </table:table-cell>
          <table:table-cell table:style-name="ce12" table:formula="of:=([.D86]+[.F86])/2" office:value-type="float" office:value="3.40048257140383" calcext:value-type="float">
            <text:p>3,400</text:p>
          </table:table-cell>
          <table:table-cell table:style-name="ce12" table:formula="of:=([.E86]+[.G86])/2" office:value-type="float" office:value="4.38994768873919" calcext:value-type="float">
            <text:p>4,390</text:p>
          </table:table-cell>
          <table:table-cell table:style-name="ce12" table:formula="of:=([.F86]+[.H86])/2" office:value-type="float" office:value="5.25653890478347" calcext:value-type="float">
            <text:p>5,257</text:p>
          </table:table-cell>
          <table:table-cell table:style-name="ce12" table:formula="of:=([.G86]+[.I86])/2" office:value-type="float" office:value="5.98288759493276" calcext:value-type="float">
            <text:p>5,983</text:p>
          </table:table-cell>
          <table:table-cell table:style-name="ce12" table:formula="of:=([.H86]+[.J86])/2" office:value-type="float" office:value="6.54311707860214" calcext:value-type="float">
            <text:p>6,543</text:p>
          </table:table-cell>
          <table:table-cell table:style-name="ce12" table:formula="of:=([.I86]+[.K86])/2" office:value-type="float" office:value="6.92722364252507" calcext:value-type="float">
            <text:p>6,927</text:p>
          </table:table-cell>
          <table:table-cell table:style-name="ce12" table:formula="of:=([.J86]+[.L86])/2" office:value-type="float" office:value="7.1208937723277" calcext:value-type="float">
            <text:p>7,121</text:p>
          </table:table-cell>
          <table:table-cell table:style-name="ce12" table:formula="of:=[.K87]" office:value-type="float" office:value="7.1208937723277" calcext:value-type="float">
            <text:p>7,121</text:p>
          </table:table-cell>
          <table:table-cell table:number-columns-repeated="8"/>
        </table:table-row>
        <table:table-row table:style-name="ro1">
          <table:table-cell table:style-name="ce3" office:value-type="float" office:value="0.43" calcext:value-type="float">
            <text:p>0,4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7]+[.D87])/2" office:value-type="float" office:value="1.16043904042941" calcext:value-type="float">
            <text:p>1,160</text:p>
          </table:table-cell>
          <table:table-cell table:style-name="ce12" table:formula="of:=([.C87]+[.E87])/2" office:value-type="float" office:value="2.28822747474466" calcext:value-type="float">
            <text:p>2,288</text:p>
          </table:table-cell>
          <table:table-cell table:style-name="ce12" table:formula="of:=([.D87]+[.F87])/2" office:value-type="float" office:value="3.355412884799" calcext:value-type="float">
            <text:p>3,355</text:p>
          </table:table-cell>
          <table:table-cell table:style-name="ce12" table:formula="of:=([.E87]+[.G87])/2" office:value-type="float" office:value="4.32851073809365" calcext:value-type="float">
            <text:p>4,329</text:p>
          </table:table-cell>
          <table:table-cell table:style-name="ce12" table:formula="of:=([.F87]+[.H87])/2" office:value-type="float" office:value="5.18641764183597" calcext:value-type="float">
            <text:p>5,186</text:p>
          </table:table-cell>
          <table:table-cell table:style-name="ce12" table:formula="of:=([.G87]+[.I87])/2" office:value-type="float" office:value="5.89982799169281" calcext:value-type="float">
            <text:p>5,900</text:p>
          </table:table-cell>
          <table:table-cell table:style-name="ce12" table:formula="of:=([.H87]+[.J87])/2" office:value-type="float" office:value="6.45505561872892" calcext:value-type="float">
            <text:p>6,455</text:p>
          </table:table-cell>
          <table:table-cell table:style-name="ce12" table:formula="of:=([.I87]+[.K87])/2" office:value-type="float" office:value="6.83200542546492" calcext:value-type="float">
            <text:p>6,832</text:p>
          </table:table-cell>
          <table:table-cell table:style-name="ce12" table:formula="of:=([.J87]+[.L87])/2" office:value-type="float" office:value="7.02405870742639" calcext:value-type="float">
            <text:p>7,024</text:p>
          </table:table-cell>
          <table:table-cell table:style-name="ce12" table:formula="of:=[.K88]" office:value-type="float" office:value="7.02405870742639" calcext:value-type="float">
            <text:p>7,024</text:p>
          </table:table-cell>
          <table:table-cell table:number-columns-repeated="8"/>
        </table:table-row>
        <table:table-row table:style-name="ro1">
          <table:table-cell table:style-name="ce3" office:value-type="float" office:value="0.435" calcext:value-type="float">
            <text:p>0,4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8]+[.D88])/2" office:value-type="float" office:value="1.14411373737233" calcext:value-type="float">
            <text:p>1,144</text:p>
          </table:table-cell>
          <table:table-cell table:style-name="ce12" table:formula="of:=([.C88]+[.E88])/2" office:value-type="float" office:value="2.2579259626142" calcext:value-type="float">
            <text:p>2,258</text:p>
          </table:table-cell>
          <table:table-cell table:style-name="ce12" table:formula="of:=([.D88]+[.F88])/2" office:value-type="float" office:value="3.30836910641916" calcext:value-type="float">
            <text:p>3,308</text:p>
          </table:table-cell>
          <table:table-cell table:style-name="ce12" table:formula="of:=([.E88]+[.G88])/2" office:value-type="float" office:value="4.27091526331749" calcext:value-type="float">
            <text:p>4,271</text:p>
          </table:table-cell>
          <table:table-cell table:style-name="ce12" table:formula="of:=([.F88]+[.H88])/2" office:value-type="float" office:value="5.11416936489323" calcext:value-type="float">
            <text:p>5,114</text:p>
          </table:table-cell>
          <table:table-cell table:style-name="ce12" table:formula="of:=([.G88]+[.I88])/2" office:value-type="float" office:value="5.82073663028245" calcext:value-type="float">
            <text:p>5,821</text:p>
          </table:table-cell>
          <table:table-cell table:style-name="ce12" table:formula="of:=([.H88]+[.J88])/2" office:value-type="float" office:value="6.36591670857887" calcext:value-type="float">
            <text:p>6,366</text:p>
          </table:table-cell>
          <table:table-cell table:style-name="ce12" table:formula="of:=([.I88]+[.K88])/2" office:value-type="float" office:value="6.73955716307765" calcext:value-type="float">
            <text:p>6,740</text:p>
          </table:table-cell>
          <table:table-cell table:style-name="ce12" table:formula="of:=([.J88]+[.L88])/2" office:value-type="float" office:value="6.92803206644565" calcext:value-type="float">
            <text:p>6,928</text:p>
          </table:table-cell>
          <table:table-cell table:style-name="ce12" table:formula="of:=[.K89]" office:value-type="float" office:value="6.92803206644565" calcext:value-type="float">
            <text:p>6,928</text:p>
          </table:table-cell>
          <table:table-cell table:number-columns-repeated="8"/>
        </table:table-row>
        <table:table-row table:style-name="ro1">
          <table:table-cell table:style-name="ce3" office:value-type="float" office:value="0.44" calcext:value-type="float">
            <text:p>0,4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89]+[.D89])/2" office:value-type="float" office:value="1.1289629813071" calcext:value-type="float">
            <text:p>1,129</text:p>
          </table:table-cell>
          <table:table-cell table:style-name="ce12" table:formula="of:=([.C89]+[.E89])/2" office:value-type="float" office:value="2.22624142189574" calcext:value-type="float">
            <text:p>2,226</text:p>
          </table:table-cell>
          <table:table-cell table:style-name="ce12" table:formula="of:=([.D89]+[.F89])/2" office:value-type="float" office:value="3.26442061296584" calcext:value-type="float">
            <text:p>3,264</text:p>
          </table:table-cell>
          <table:table-cell table:style-name="ce12" table:formula="of:=([.E89]+[.G89])/2" office:value-type="float" office:value="4.21126923565619" calcext:value-type="float">
            <text:p>4,211</text:p>
          </table:table-cell>
          <table:table-cell table:style-name="ce12" table:formula="of:=([.F89]+[.H89])/2" office:value-type="float" office:value="5.04582594679997" calcext:value-type="float">
            <text:p>5,046</text:p>
          </table:table-cell>
          <table:table-cell table:style-name="ce12" table:formula="of:=([.G89]+[.I89])/2" office:value-type="float" office:value="5.74004303673605" calcext:value-type="float">
            <text:p>5,740</text:p>
          </table:table-cell>
          <table:table-cell table:style-name="ce12" table:formula="of:=([.H89]+[.J89])/2" office:value-type="float" office:value="6.28014689668005" calcext:value-type="float">
            <text:p>6,280</text:p>
          </table:table-cell>
          <table:table-cell table:style-name="ce12" table:formula="of:=([.I89]+[.K89])/2" office:value-type="float" office:value="6.64697438751226" calcext:value-type="float">
            <text:p>6,647</text:p>
          </table:table-cell>
          <table:table-cell table:style-name="ce12" table:formula="of:=([.J89]+[.L89])/2" office:value-type="float" office:value="6.83379461476165" calcext:value-type="float">
            <text:p>6,834</text:p>
          </table:table-cell>
          <table:table-cell table:style-name="ce12" table:formula="of:=[.K90]" office:value-type="float" office:value="6.83379461476165" calcext:value-type="float">
            <text:p>6,834</text:p>
          </table:table-cell>
          <table:table-cell table:number-columns-repeated="8"/>
        </table:table-row>
        <table:table-row table:style-name="ro1">
          <table:table-cell table:style-name="ce3" office:value-type="float" office:value="0.445" calcext:value-type="float">
            <text:p>0,4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0]+[.D90])/2" office:value-type="float" office:value="1.11312071094787" calcext:value-type="float">
            <text:p>1,113</text:p>
          </table:table-cell>
          <table:table-cell table:style-name="ce12" table:formula="of:=([.C90]+[.E90])/2" office:value-type="float" office:value="2.19669179713647" calcext:value-type="float">
            <text:p>2,197</text:p>
          </table:table-cell>
          <table:table-cell table:style-name="ce12" table:formula="of:=([.D90]+[.F90])/2" office:value-type="float" office:value="3.21875532877597" calcext:value-type="float">
            <text:p>3,219</text:p>
          </table:table-cell>
          <table:table-cell table:style-name="ce12" table:formula="of:=([.E90]+[.G90])/2" office:value-type="float" office:value="4.15512327988291" calcext:value-type="float">
            <text:p>4,155</text:p>
          </table:table-cell>
          <table:table-cell table:style-name="ce12" table:formula="of:=([.F90]+[.H90])/2" office:value-type="float" office:value="4.97565613619612" calcext:value-type="float">
            <text:p>4,976</text:p>
          </table:table-cell>
          <table:table-cell table:style-name="ce12" table:formula="of:=([.G90]+[.I90])/2" office:value-type="float" office:value="5.66298642174001" calcext:value-type="float">
            <text:p>5,663</text:p>
          </table:table-cell>
          <table:table-cell table:style-name="ce12" table:formula="of:=([.H90]+[.J90])/2" office:value-type="float" office:value="6.19350871212415" calcext:value-type="float">
            <text:p>6,194</text:p>
          </table:table-cell>
          <table:table-cell table:style-name="ce12" table:formula="of:=([.I90]+[.K90])/2" office:value-type="float" office:value="6.55697075572085" calcext:value-type="float">
            <text:p>6,557</text:p>
          </table:table-cell>
          <table:table-cell table:style-name="ce12" table:formula="of:=([.J90]+[.L90])/2" office:value-type="float" office:value="6.74038450113696" calcext:value-type="float">
            <text:p>6,740</text:p>
          </table:table-cell>
          <table:table-cell table:style-name="ce12" table:formula="of:=[.K91]" office:value-type="float" office:value="6.74038450113696" calcext:value-type="float">
            <text:p>6,740</text:p>
          </table:table-cell>
          <table:table-cell table:number-columns-repeated="8"/>
        </table:table-row>
        <table:table-row table:style-name="ro1">
          <table:table-cell table:style-name="ce3" office:value-type="float" office:value="0.45" calcext:value-type="float">
            <text:p>0,4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1]+[.D91])/2" office:value-type="float" office:value="1.09834589856824" calcext:value-type="float">
            <text:p>1,098</text:p>
          </table:table-cell>
          <table:table-cell table:style-name="ce12" table:formula="of:=([.C91]+[.E91])/2" office:value-type="float" office:value="2.16593801986192" calcext:value-type="float">
            <text:p>2,166</text:p>
          </table:table-cell>
          <table:table-cell table:style-name="ce12" table:formula="of:=([.D91]+[.F91])/2" office:value-type="float" office:value="3.17590753850969" calcext:value-type="float">
            <text:p>3,176</text:p>
          </table:table-cell>
          <table:table-cell table:style-name="ce12" table:formula="of:=([.E91]+[.G91])/2" office:value-type="float" office:value="4.09720573248604" calcext:value-type="float">
            <text:p>4,097</text:p>
          </table:table-cell>
          <table:table-cell table:style-name="ce12" table:formula="of:=([.F91]+[.H91])/2" office:value-type="float" office:value="4.90905485081146" calcext:value-type="float">
            <text:p>4,909</text:p>
          </table:table-cell>
          <table:table-cell table:style-name="ce12" table:formula="of:=([.G91]+[.I91])/2" office:value-type="float" office:value="5.58458242416014" calcext:value-type="float">
            <text:p>5,585</text:p>
          </table:table-cell>
          <table:table-cell table:style-name="ce12" table:formula="of:=([.H91]+[.J91])/2" office:value-type="float" office:value="6.10997858873043" calcext:value-type="float">
            <text:p>6,110</text:p>
          </table:table-cell>
          <table:table-cell table:style-name="ce12" table:formula="of:=([.I91]+[.K91])/2" office:value-type="float" office:value="6.46694660663056" calcext:value-type="float">
            <text:p>6,467</text:p>
          </table:table-cell>
          <table:table-cell table:style-name="ce12" table:formula="of:=([.J91]+[.L91])/2" office:value-type="float" office:value="6.6486776284289" calcext:value-type="float">
            <text:p>6,649</text:p>
          </table:table-cell>
          <table:table-cell table:style-name="ce12" table:formula="of:=[.K92]" office:value-type="float" office:value="6.6486776284289" calcext:value-type="float">
            <text:p>6,649</text:p>
          </table:table-cell>
          <table:table-cell table:number-columns-repeated="8"/>
        </table:table-row>
        <table:table-row table:style-name="ro1">
          <table:table-cell table:style-name="ce3" office:value-type="float" office:value="0.455" calcext:value-type="float">
            <text:p>0,4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2]+[.D92])/2" office:value-type="float" office:value="1.08296900993096" calcext:value-type="float">
            <text:p>1,083</text:p>
          </table:table-cell>
          <table:table-cell table:style-name="ce12" table:formula="of:=([.C92]+[.E92])/2" office:value-type="float" office:value="2.13712671853896" calcext:value-type="float">
            <text:p>2,137</text:p>
          </table:table-cell>
          <table:table-cell table:style-name="ce12" table:formula="of:=([.D92]+[.F92])/2" office:value-type="float" office:value="3.13157187617398" calcext:value-type="float">
            <text:p>3,132</text:p>
          </table:table-cell>
          <table:table-cell table:style-name="ce12" table:formula="of:=([.E92]+[.G92])/2" office:value-type="float" office:value="4.04248119466057" calcext:value-type="float">
            <text:p>4,042</text:p>
          </table:table-cell>
          <table:table-cell table:style-name="ce12" table:formula="of:=([.F92]+[.H92])/2" office:value-type="float" office:value="4.84089407832309" calcext:value-type="float">
            <text:p>4,841</text:p>
          </table:table-cell>
          <table:table-cell table:style-name="ce12" table:formula="of:=([.G92]+[.I92])/2" office:value-type="float" office:value="5.50951671977094" calcext:value-type="float">
            <text:p>5,510</text:p>
          </table:table-cell>
          <table:table-cell table:style-name="ce12" table:formula="of:=([.H92]+[.J92])/2" office:value-type="float" office:value="6.02576451539535" calcext:value-type="float">
            <text:p>6,026</text:p>
          </table:table-cell>
          <table:table-cell table:style-name="ce12" table:formula="of:=([.I92]+[.K92])/2" office:value-type="float" office:value="6.37932810857967" calcext:value-type="float">
            <text:p>6,379</text:p>
          </table:table-cell>
          <table:table-cell table:style-name="ce12" table:formula="of:=([.J92]+[.L92])/2" office:value-type="float" office:value="6.55781211752973" calcext:value-type="float">
            <text:p>6,558</text:p>
          </table:table-cell>
          <table:table-cell table:style-name="ce12" table:formula="of:=[.K93]" office:value-type="float" office:value="6.55781211752973" calcext:value-type="float">
            <text:p>6,558</text:p>
          </table:table-cell>
          <table:table-cell table:number-columns-repeated="8"/>
        </table:table-row>
        <table:table-row table:style-name="ro1">
          <table:table-cell table:style-name="ce3" office:value-type="float" office:value="0.46" calcext:value-type="float">
            <text:p>0,4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3]+[.D93])/2" office:value-type="float" office:value="1.06856335926948" calcext:value-type="float">
            <text:p>1,069</text:p>
          </table:table-cell>
          <table:table-cell table:style-name="ce12" table:formula="of:=([.C93]+[.E93])/2" office:value-type="float" office:value="2.10727044305247" calcext:value-type="float">
            <text:p>2,107</text:p>
          </table:table-cell>
          <table:table-cell table:style-name="ce12" table:formula="of:=([.D93]+[.F93])/2" office:value-type="float" office:value="3.08980395659977" calcext:value-type="float">
            <text:p>3,090</text:p>
          </table:table-cell>
          <table:table-cell table:style-name="ce12" table:formula="of:=([.E93]+[.G93])/2" office:value-type="float" office:value="3.98623297724854" calcext:value-type="float">
            <text:p>3,986</text:p>
          </table:table-cell>
          <table:table-cell table:style-name="ce12" table:formula="of:=([.F93]+[.H93])/2" office:value-type="float" office:value="4.77599895721576" calcext:value-type="float">
            <text:p>4,776</text:p>
          </table:table-cell>
          <table:table-cell table:style-name="ce12" table:formula="of:=([.G93]+[.I93])/2" office:value-type="float" office:value="5.43332929685922" calcext:value-type="float">
            <text:p>5,433</text:p>
          </table:table-cell>
          <table:table-cell table:style-name="ce12" table:formula="of:=([.H93]+[.J93])/2" office:value-type="float" office:value="5.9444224141753" calcext:value-type="float">
            <text:p>5,944</text:p>
          </table:table-cell>
          <table:table-cell table:style-name="ce12" table:formula="of:=([.I93]+[.K93])/2" office:value-type="float" office:value="6.29178831646254" calcext:value-type="float">
            <text:p>6,292</text:p>
          </table:table-cell>
          <table:table-cell table:style-name="ce12" table:formula="of:=([.J93]+[.L93])/2" office:value-type="float" office:value="6.4685701130547" calcext:value-type="float">
            <text:p>6,469</text:p>
          </table:table-cell>
          <table:table-cell table:style-name="ce12" table:formula="of:=[.K94]" office:value-type="float" office:value="6.4685701130547" calcext:value-type="float">
            <text:p>6,469</text:p>
          </table:table-cell>
          <table:table-cell table:number-columns-repeated="8"/>
        </table:table-row>
        <table:table-row table:style-name="ro1">
          <table:table-cell table:style-name="ce3" office:value-type="float" office:value="0.465" calcext:value-type="float">
            <text:p>0,4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4]+[.D94])/2" office:value-type="float" office:value="1.05363522152624" calcext:value-type="float">
            <text:p>1,054</text:p>
          </table:table-cell>
          <table:table-cell table:style-name="ce12" table:formula="of:=([.C94]+[.E94])/2" office:value-type="float" office:value="2.07918365793462" calcext:value-type="float">
            <text:p>2,079</text:p>
          </table:table-cell>
          <table:table-cell table:style-name="ce12" table:formula="of:=([.D94]+[.F94])/2" office:value-type="float" office:value="3.0467517101505" calcext:value-type="float">
            <text:p>3,047</text:p>
          </table:table-cell>
          <table:table-cell table:style-name="ce12" table:formula="of:=([.E94]+[.G94])/2" office:value-type="float" office:value="3.93290145690776" calcext:value-type="float">
            <text:p>3,933</text:p>
          </table:table-cell>
          <table:table-cell table:style-name="ce12" table:formula="of:=([.F94]+[.H94])/2" office:value-type="float" office:value="4.70978113705388" calcext:value-type="float">
            <text:p>4,710</text:p>
          </table:table-cell>
          <table:table-cell table:style-name="ce12" table:formula="of:=([.G94]+[.I94])/2" office:value-type="float" office:value="5.36021068569553" calcext:value-type="float">
            <text:p>5,360</text:p>
          </table:table-cell>
          <table:table-cell table:style-name="ce12" table:formula="of:=([.H94]+[.J94])/2" office:value-type="float" office:value="5.86255880666088" calcext:value-type="float">
            <text:p>5,863</text:p>
          </table:table-cell>
          <table:table-cell table:style-name="ce12" table:formula="of:=([.I94]+[.K94])/2" office:value-type="float" office:value="6.206496263615" calcext:value-type="float">
            <text:p>6,206</text:p>
          </table:table-cell>
          <table:table-cell table:style-name="ce12" table:formula="of:=([.J94]+[.L94])/2" office:value-type="float" office:value="6.38017921475862" calcext:value-type="float">
            <text:p>6,380</text:p>
          </table:table-cell>
          <table:table-cell table:style-name="ce12" table:formula="of:=[.K95]" office:value-type="float" office:value="6.38017921475862" calcext:value-type="float">
            <text:p>6,380</text:p>
          </table:table-cell>
          <table:table-cell table:number-columns-repeated="8"/>
        </table:table-row>
        <table:table-row table:style-name="ro1">
          <table:table-cell table:style-name="ce3" office:value-type="float" office:value="0.47" calcext:value-type="float">
            <text:p>0,4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5]+[.D95])/2" office:value-type="float" office:value="1.03959182896731" calcext:value-type="float">
            <text:p>1,040</text:p>
          </table:table-cell>
          <table:table-cell table:style-name="ce12" table:formula="of:=([.C95]+[.E95])/2" office:value-type="float" office:value="2.05019346583837" calcext:value-type="float">
            <text:p>2,050</text:p>
          </table:table-cell>
          <table:table-cell table:style-name="ce12" table:formula="of:=([.D95]+[.F95])/2" office:value-type="float" office:value="3.00604255742119" calcext:value-type="float">
            <text:p>3,006</text:p>
          </table:table-cell>
          <table:table-cell table:style-name="ce12" table:formula="of:=([.E95]+[.G95])/2" office:value-type="float" office:value="3.87826642360219" calcext:value-type="float">
            <text:p>3,878</text:p>
          </table:table-cell>
          <table:table-cell table:style-name="ce12" table:formula="of:=([.F95]+[.H95])/2" office:value-type="float" office:value="4.64655607130165" calcext:value-type="float">
            <text:p>4,647</text:p>
          </table:table-cell>
          <table:table-cell table:style-name="ce12" table:formula="of:=([.G95]+[.I95])/2" office:value-type="float" office:value="5.28616997185738" calcext:value-type="float">
            <text:p>5,286</text:p>
          </table:table-cell>
          <table:table-cell table:style-name="ce12" table:formula="of:=([.H95]+[.J95])/2" office:value-type="float" office:value="5.78335347465526" calcext:value-type="float">
            <text:p>5,783</text:p>
          </table:table-cell>
          <table:table-cell table:style-name="ce12" table:formula="of:=([.I95]+[.K95])/2" office:value-type="float" office:value="6.12136901070975" calcext:value-type="float">
            <text:p>6,121</text:p>
          </table:table-cell>
          <table:table-cell table:style-name="ce12" table:formula="of:=([.J95]+[.L95])/2" office:value-type="float" office:value="6.29333773918681" calcext:value-type="float">
            <text:p>6,293</text:p>
          </table:table-cell>
          <table:table-cell table:style-name="ce12" table:formula="of:=[.K96]" office:value-type="float" office:value="6.29333773918681" calcext:value-type="float">
            <text:p>6,293</text:p>
          </table:table-cell>
          <table:table-cell table:number-columns-repeated="8"/>
        </table:table-row>
        <table:table-row table:style-name="ro1">
          <table:table-cell table:style-name="ce3" office:value-type="float" office:value="0.475" calcext:value-type="float">
            <text:p>0,4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6]+[.D96])/2" office:value-type="float" office:value="1.02509673291919" calcext:value-type="float">
            <text:p>1,025</text:p>
          </table:table-cell>
          <table:table-cell table:style-name="ce12" table:formula="of:=([.C96]+[.E96])/2" office:value-type="float" office:value="2.02281719319425" calcext:value-type="float">
            <text:p>2,023</text:p>
          </table:table-cell>
          <table:table-cell table:style-name="ce12" table:formula="of:=([.D96]+[.F96])/2" office:value-type="float" office:value="2.96422994472028" calcext:value-type="float">
            <text:p>2,964</text:p>
          </table:table-cell>
          <table:table-cell table:style-name="ce12" table:formula="of:=([.E96]+[.G96])/2" office:value-type="float" office:value="3.82629931436142" calcext:value-type="float">
            <text:p>3,826</text:p>
          </table:table-cell>
          <table:table-cell table:style-name="ce12" table:formula="of:=([.F96]+[.H96])/2" office:value-type="float" office:value="4.58221819772978" calcext:value-type="float">
            <text:p>4,582</text:p>
          </table:table-cell>
          <table:table-cell table:style-name="ce12" table:formula="of:=([.G96]+[.I96])/2" office:value-type="float" office:value="5.21495477297846" calcext:value-type="float">
            <text:p>5,215</text:p>
          </table:table-cell>
          <table:table-cell table:style-name="ce12" table:formula="of:=([.H96]+[.J96])/2" office:value-type="float" office:value="5.70376949128356" calcext:value-type="float">
            <text:p>5,704</text:p>
          </table:table-cell>
          <table:table-cell table:style-name="ce12" table:formula="of:=([.I96]+[.K96])/2" office:value-type="float" office:value="6.03834560692104" calcext:value-type="float">
            <text:p>6,038</text:p>
          </table:table-cell>
          <table:table-cell table:style-name="ce12" table:formula="of:=([.J96]+[.L96])/2" office:value-type="float" office:value="6.20735337494828" calcext:value-type="float">
            <text:p>6,207</text:p>
          </table:table-cell>
          <table:table-cell table:style-name="ce12" table:formula="of:=[.K97]" office:value-type="float" office:value="6.20735337494828" calcext:value-type="float">
            <text:p>6,207</text:p>
          </table:table-cell>
          <table:table-cell table:number-columns-repeated="8"/>
        </table:table-row>
        <table:table-row table:style-name="ro1">
          <table:table-cell table:style-name="ce3" office:value-type="float" office:value="0.48" calcext:value-type="float">
            <text:p>0,4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7]+[.D97])/2" office:value-type="float" office:value="1.01140859659713" calcext:value-type="float">
            <text:p>1,011</text:p>
          </table:table-cell>
          <table:table-cell table:style-name="ce12" table:formula="of:=([.C97]+[.E97])/2" office:value-type="float" office:value="1.99466333881973" calcext:value-type="float">
            <text:p>1,995</text:p>
          </table:table-cell>
          <table:table-cell table:style-name="ce12" table:formula="of:=([.D97]+[.F97])/2" office:value-type="float" office:value="2.92455825377784" calcext:value-type="float">
            <text:p>2,925</text:p>
          </table:table-cell>
          <table:table-cell table:style-name="ce12" table:formula="of:=([.E97]+[.G97])/2" office:value-type="float" office:value="3.77322407122503" calcext:value-type="float">
            <text:p>3,773</text:p>
          </table:table-cell>
          <table:table-cell table:style-name="ce12" table:formula="of:=([.F97]+[.H97])/2" office:value-type="float" office:value="4.52062704366994" calcext:value-type="float">
            <text:p>4,521</text:p>
          </table:table-cell>
          <table:table-cell table:style-name="ce12" table:formula="of:=([.G97]+[.I97])/2" office:value-type="float" office:value="5.14299384450667" calcext:value-type="float">
            <text:p>5,143</text:p>
          </table:table-cell>
          <table:table-cell table:style-name="ce12" table:formula="of:=([.H97]+[.J97])/2" office:value-type="float" office:value="5.62665018994975" calcext:value-type="float">
            <text:p>5,627</text:p>
          </table:table-cell>
          <table:table-cell table:style-name="ce12" table:formula="of:=([.I97]+[.K97])/2" office:value-type="float" office:value="5.95556143311592" calcext:value-type="float">
            <text:p>5,956</text:p>
          </table:table-cell>
          <table:table-cell table:style-name="ce12" table:formula="of:=([.J97]+[.L97])/2" office:value-type="float" office:value="6.12284949093466" calcext:value-type="float">
            <text:p>6,123</text:p>
          </table:table-cell>
          <table:table-cell table:style-name="ce12" table:formula="of:=[.K98]" office:value-type="float" office:value="6.12284949093466" calcext:value-type="float">
            <text:p>6,123</text:p>
          </table:table-cell>
          <table:table-cell table:number-columns-repeated="8"/>
        </table:table-row>
        <table:table-row table:style-name="ro1">
          <table:table-cell table:style-name="ce3" office:value-type="float" office:value="0.485" calcext:value-type="float">
            <text:p>0,4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8]+[.D98])/2" office:value-type="float" office:value="0.997331669409866" calcext:value-type="float">
            <text:p>0,997</text:p>
          </table:table-cell>
          <table:table-cell table:style-name="ce12" table:formula="of:=([.C98]+[.E98])/2" office:value-type="float" office:value="1.96798342518748" calcext:value-type="float">
            <text:p>1,968</text:p>
          </table:table-cell>
          <table:table-cell table:style-name="ce12" table:formula="of:=([.D98]+[.F98])/2" office:value-type="float" office:value="2.88394370502238" calcext:value-type="float">
            <text:p>2,884</text:p>
          </table:table-cell>
          <table:table-cell table:style-name="ce12" table:formula="of:=([.E98]+[.G98])/2" office:value-type="float" office:value="3.72259264872389" calcext:value-type="float">
            <text:p>3,723</text:p>
          </table:table-cell>
          <table:table-cell table:style-name="ce12" table:formula="of:=([.F98]+[.H98])/2" office:value-type="float" office:value="4.45810895786585" calcext:value-type="float">
            <text:p>4,458</text:p>
          </table:table-cell>
          <table:table-cell table:style-name="ce12" table:formula="of:=([.G98]+[.I98])/2" office:value-type="float" office:value="5.07363861680984" calcext:value-type="float">
            <text:p>5,074</text:p>
          </table:table-cell>
          <table:table-cell table:style-name="ce12" table:formula="of:=([.H98]+[.J98])/2" office:value-type="float" office:value="5.5492776388113" calcext:value-type="float">
            <text:p>5,549</text:p>
          </table:table-cell>
          <table:table-cell table:style-name="ce12" table:formula="of:=([.I98]+[.K98])/2" office:value-type="float" office:value="5.8747498404422" calcext:value-type="float">
            <text:p>5,875</text:p>
          </table:table-cell>
          <table:table-cell table:style-name="ce12" table:formula="of:=([.J98]+[.L98])/2" office:value-type="float" office:value="6.03920546202529" calcext:value-type="float">
            <text:p>6,039</text:p>
          </table:table-cell>
          <table:table-cell table:style-name="ce12" table:formula="of:=[.K99]" office:value-type="float" office:value="6.03920546202529" calcext:value-type="float">
            <text:p>6,039</text:p>
          </table:table-cell>
          <table:table-cell table:number-columns-repeated="8"/>
        </table:table-row>
        <table:table-row table:style-name="ro1">
          <table:table-cell table:style-name="ce3" office:value-type="float" office:value="0.49" calcext:value-type="float">
            <text:p>0,4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99]+[.D99])/2" office:value-type="float" office:value="0.983991712593741" calcext:value-type="float">
            <text:p>0,984</text:p>
          </table:table-cell>
          <table:table-cell table:style-name="ce12" table:formula="of:=([.C99]+[.E99])/2" office:value-type="float" office:value="1.94063768721612" calcext:value-type="float">
            <text:p>1,941</text:p>
          </table:table-cell>
          <table:table-cell table:style-name="ce12" table:formula="of:=([.D99]+[.F99])/2" office:value-type="float" office:value="2.84528803695568" calcext:value-type="float">
            <text:p>2,845</text:p>
          </table:table-cell>
          <table:table-cell table:style-name="ce12" table:formula="of:=([.E99]+[.G99])/2" office:value-type="float" office:value="3.67102633144412" calcext:value-type="float">
            <text:p>3,671</text:p>
          </table:table-cell>
          <table:table-cell table:style-name="ce12" table:formula="of:=([.F99]+[.H99])/2" office:value-type="float" office:value="4.39811563276686" calcext:value-type="float">
            <text:p>4,398</text:p>
          </table:table-cell>
          <table:table-cell table:style-name="ce12" table:formula="of:=([.G99]+[.I99])/2" office:value-type="float" office:value="5.00369329833858" calcext:value-type="float">
            <text:p>5,004</text:p>
          </table:table-cell>
          <table:table-cell table:style-name="ce12" table:formula="of:=([.H99]+[.J99])/2" office:value-type="float" office:value="5.47419422862602" calcext:value-type="float">
            <text:p>5,474</text:p>
          </table:table-cell>
          <table:table-cell table:style-name="ce12" table:formula="of:=([.I99]+[.K99])/2" office:value-type="float" office:value="5.79424155041829" calcext:value-type="float">
            <text:p>5,794</text:p>
          </table:table-cell>
          <table:table-cell table:style-name="ce12" table:formula="of:=([.J99]+[.L99])/2" office:value-type="float" office:value="5.95697765123374" calcext:value-type="float">
            <text:p>5,957</text:p>
          </table:table-cell>
          <table:table-cell table:style-name="ce12" table:formula="of:=[.K100]" office:value-type="float" office:value="5.95697765123374" calcext:value-type="float">
            <text:p>5,957</text:p>
          </table:table-cell>
          <table:table-cell table:number-columns-repeated="8"/>
        </table:table-row>
        <table:table-row table:style-name="ro1">
          <table:table-cell table:style-name="ce3" office:value-type="float" office:value="0.495" calcext:value-type="float">
            <text:p>0,4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0]+[.D100])/2" office:value-type="float" office:value="0.970318843608062" calcext:value-type="float">
            <text:p>0,970</text:p>
          </table:table-cell>
          <table:table-cell table:style-name="ce12" table:formula="of:=([.C100]+[.E100])/2" office:value-type="float" office:value="1.91463987477471" calcext:value-type="float">
            <text:p>1,915</text:p>
          </table:table-cell>
          <table:table-cell table:style-name="ce12" table:formula="of:=([.D100]+[.F100])/2" office:value-type="float" office:value="2.80583200933012" calcext:value-type="float">
            <text:p>2,806</text:p>
          </table:table-cell>
          <table:table-cell table:style-name="ce12" table:formula="of:=([.E100]+[.G100])/2" office:value-type="float" office:value="3.62170183486127" calcext:value-type="float">
            <text:p>3,622</text:p>
          </table:table-cell>
          <table:table-cell table:style-name="ce12" table:formula="of:=([.F100]+[.H100])/2" office:value-type="float" office:value="4.33735981489135" calcext:value-type="float">
            <text:p>4,337</text:p>
          </table:table-cell>
          <table:table-cell table:style-name="ce12" table:formula="of:=([.G100]+[.I100])/2" office:value-type="float" office:value="4.93615493069644" calcext:value-type="float">
            <text:p>4,936</text:p>
          </table:table-cell>
          <table:table-cell table:style-name="ce12" table:formula="of:=([.H100]+[.J100])/2" office:value-type="float" office:value="5.39896742437843" calcext:value-type="float">
            <text:p>5,399</text:p>
          </table:table-cell>
          <table:table-cell table:style-name="ce12" table:formula="of:=([.I100]+[.K100])/2" office:value-type="float" office:value="5.71558593992988" calcext:value-type="float">
            <text:p>5,716</text:p>
          </table:table-cell>
          <table:table-cell table:style-name="ce12" table:formula="of:=([.J100]+[.L100])/2" office:value-type="float" office:value="5.87560960082602" calcext:value-type="float">
            <text:p>5,876</text:p>
          </table:table-cell>
          <table:table-cell table:style-name="ce12" table:formula="of:=[.K101]" office:value-type="float" office:value="5.87560960082602" calcext:value-type="float">
            <text:p>5,876</text:p>
          </table:table-cell>
          <table:table-cell table:number-columns-repeated="8"/>
        </table:table-row>
        <table:table-row table:style-name="ro1">
          <table:table-cell table:style-name="ce3" office:value-type="float" office:value="0.5" calcext:value-type="float">
            <text:p>0,5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1]+[.D101])/2" office:value-type="float" office:value="0.957319937387356" calcext:value-type="float">
            <text:p>0,957</text:p>
          </table:table-cell>
          <table:table-cell table:style-name="ce12" table:formula="of:=([.C101]+[.E101])/2" office:value-type="float" office:value="1.88807542646909" calcext:value-type="float">
            <text:p>1,888</text:p>
          </table:table-cell>
          <table:table-cell table:style-name="ce12" table:formula="of:=([.D101]+[.F101])/2" office:value-type="float" office:value="2.76817085481799" calcext:value-type="float">
            <text:p>2,768</text:p>
          </table:table-cell>
          <table:table-cell table:style-name="ce12" table:formula="of:=([.E101]+[.G101])/2" office:value-type="float" office:value="3.57159591211073" calcext:value-type="float">
            <text:p>3,572</text:p>
          </table:table-cell>
          <table:table-cell table:style-name="ce12" table:formula="of:=([.F101]+[.H101])/2" office:value-type="float" office:value="4.27892838277886" calcext:value-type="float">
            <text:p>4,279</text:p>
          </table:table-cell>
          <table:table-cell table:style-name="ce12" table:formula="of:=([.G101]+[.I101])/2" office:value-type="float" office:value="4.86816361963489" calcext:value-type="float">
            <text:p>4,868</text:p>
          </table:table-cell>
          <table:table-cell table:style-name="ce12" table:formula="of:=([.H101]+[.J101])/2" office:value-type="float" office:value="5.32587043531316" calcext:value-type="float">
            <text:p>5,326</text:p>
          </table:table-cell>
          <table:table-cell table:style-name="ce12" table:formula="of:=([.I101]+[.K101])/2" office:value-type="float" office:value="5.63728851260223" calcext:value-type="float">
            <text:p>5,637</text:p>
          </table:table-cell>
          <table:table-cell table:style-name="ce12" table:formula="of:=([.J101]+[.L101])/2" office:value-type="float" office:value="5.79559777037795" calcext:value-type="float">
            <text:p>5,796</text:p>
          </table:table-cell>
          <table:table-cell table:style-name="ce12" table:formula="of:=[.K102]" office:value-type="float" office:value="5.79559777037795" calcext:value-type="float">
            <text:p>5,796</text:p>
          </table:table-cell>
          <table:table-cell table:number-columns-repeated="8"/>
        </table:table-row>
        <table:table-row table:style-name="ro1">
          <table:table-cell table:style-name="ce3" office:value-type="float" office:value="0.505" calcext:value-type="float">
            <text:p>0,5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2]+[.D102])/2" office:value-type="float" office:value="0.944037713234546" calcext:value-type="float">
            <text:p>0,944</text:p>
          </table:table-cell>
          <table:table-cell table:style-name="ce12" table:formula="of:=([.C102]+[.E102])/2" office:value-type="float" office:value="1.86274539610267" calcext:value-type="float">
            <text:p>1,863</text:p>
          </table:table-cell>
          <table:table-cell table:style-name="ce12" table:formula="of:=([.D102]+[.F102])/2" office:value-type="float" office:value="2.72983566928991" calcext:value-type="float">
            <text:p>2,730</text:p>
          </table:table-cell>
          <table:table-cell table:style-name="ce12" table:formula="of:=([.E102]+[.G102])/2" office:value-type="float" office:value="3.52354961879843" calcext:value-type="float">
            <text:p>3,524</text:p>
          </table:table-cell>
          <table:table-cell table:style-name="ce12" table:formula="of:=([.F102]+[.H102])/2" office:value-type="float" office:value="4.21987976587281" calcext:value-type="float">
            <text:p>4,220</text:p>
          </table:table-cell>
          <table:table-cell table:style-name="ce12" table:formula="of:=([.G102]+[.I102])/2" office:value-type="float" office:value="4.80239940904601" calcext:value-type="float">
            <text:p>4,802</text:p>
          </table:table-cell>
          <table:table-cell table:style-name="ce12" table:formula="of:=([.H102]+[.J102])/2" office:value-type="float" office:value="5.25272606611856" calcext:value-type="float">
            <text:p>5,253</text:p>
          </table:table-cell>
          <table:table-cell table:style-name="ce12" table:formula="of:=([.I102]+[.K102])/2" office:value-type="float" office:value="5.56073410284556" calcext:value-type="float">
            <text:p>5,561</text:p>
          </table:table-cell>
          <table:table-cell table:style-name="ce12" table:formula="of:=([.J102]+[.L102])/2" office:value-type="float" office:value="5.71644314149009" calcext:value-type="float">
            <text:p>5,716</text:p>
          </table:table-cell>
          <table:table-cell table:style-name="ce12" table:formula="of:=[.K103]" office:value-type="float" office:value="5.71644314149009" calcext:value-type="float">
            <text:p>5,716</text:p>
          </table:table-cell>
          <table:table-cell table:number-columns-repeated="8"/>
        </table:table-row>
        <table:table-row table:style-name="ro1">
          <table:table-cell table:style-name="ce3" office:value-type="float" office:value="0.51" calcext:value-type="float">
            <text:p>0,5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3]+[.D103])/2" office:value-type="float" office:value="0.931372698051337" calcext:value-type="float">
            <text:p>0,931</text:p>
          </table:table-cell>
          <table:table-cell table:style-name="ce12" table:formula="of:=([.C103]+[.E103])/2" office:value-type="float" office:value="1.83693669126223" calcext:value-type="float">
            <text:p>1,837</text:p>
          </table:table-cell>
          <table:table-cell table:style-name="ce12" table:formula="of:=([.D103]+[.F103])/2" office:value-type="float" office:value="2.69314750745055" calcext:value-type="float">
            <text:p>2,693</text:p>
          </table:table-cell>
          <table:table-cell table:style-name="ce12" table:formula="of:=([.E103]+[.G103])/2" office:value-type="float" office:value="3.47485771758136" calcext:value-type="float">
            <text:p>3,475</text:p>
          </table:table-cell>
          <table:table-cell table:style-name="ce12" table:formula="of:=([.F103]+[.H103])/2" office:value-type="float" office:value="4.16297451392222" calcext:value-type="float">
            <text:p>4,163</text:p>
          </table:table-cell>
          <table:table-cell table:style-name="ce12" table:formula="of:=([.G103]+[.I103])/2" office:value-type="float" office:value="4.73630291599569" calcext:value-type="float">
            <text:p>4,736</text:p>
          </table:table-cell>
          <table:table-cell table:style-name="ce12" table:formula="of:=([.H103]+[.J103])/2" office:value-type="float" office:value="5.18156675594578" calcext:value-type="float">
            <text:p>5,182</text:p>
          </table:table-cell>
          <table:table-cell table:style-name="ce12" table:formula="of:=([.I103]+[.K103])/2" office:value-type="float" office:value="5.48458460380432" calcext:value-type="float">
            <text:p>5,485</text:p>
          </table:table-cell>
          <table:table-cell table:style-name="ce12" table:formula="of:=([.J103]+[.L103])/2" office:value-type="float" office:value="5.63858862216782" calcext:value-type="float">
            <text:p>5,639</text:p>
          </table:table-cell>
          <table:table-cell table:style-name="ce12" table:formula="of:=[.K104]" office:value-type="float" office:value="5.63858862216782" calcext:value-type="float">
            <text:p>5,639</text:p>
          </table:table-cell>
          <table:table-cell table:number-columns-repeated="8"/>
        </table:table-row>
        <table:table-row table:style-name="ro1">
          <table:table-cell table:style-name="ce3" office:value-type="float" office:value="0.515" calcext:value-type="float">
            <text:p>0,5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4]+[.D104])/2" office:value-type="float" office:value="0.918468345631115" calcext:value-type="float">
            <text:p>0,918</text:p>
          </table:table-cell>
          <table:table-cell table:style-name="ce12" table:formula="of:=([.C104]+[.E104])/2" office:value-type="float" office:value="1.81226010275094" calcext:value-type="float">
            <text:p>1,812</text:p>
          </table:table-cell>
          <table:table-cell table:style-name="ce12" table:formula="of:=([.D104]+[.F104])/2" office:value-type="float" office:value="2.6558972044218" calcext:value-type="float">
            <text:p>2,656</text:p>
          </table:table-cell>
          <table:table-cell table:style-name="ce12" table:formula="of:=([.E104]+[.G104])/2" office:value-type="float" office:value="3.42806101068638" calcext:value-type="float">
            <text:p>3,428</text:p>
          </table:table-cell>
          <table:table-cell table:style-name="ce12" table:formula="of:=([.F104]+[.H104])/2" office:value-type="float" office:value="4.10558031678852" calcext:value-type="float">
            <text:p>4,106</text:p>
          </table:table-cell>
          <table:table-cell table:style-name="ce12" table:formula="of:=([.G104]+[.I104])/2" office:value-type="float" office:value="4.672270634934" calcext:value-type="float">
            <text:p>4,672</text:p>
          </table:table-cell>
          <table:table-cell table:style-name="ce12" table:formula="of:=([.H104]+[.J104])/2" office:value-type="float" office:value="5.1104437599" calcext:value-type="float">
            <text:p>5,110</text:p>
          </table:table-cell>
          <table:table-cell table:style-name="ce12" table:formula="of:=([.I104]+[.K104])/2" office:value-type="float" office:value="5.4100776890568" calcext:value-type="float">
            <text:p>5,410</text:p>
          </table:table-cell>
          <table:table-cell table:style-name="ce12" table:formula="of:=([.J104]+[.L104])/2" office:value-type="float" office:value="5.56158661298607" calcext:value-type="float">
            <text:p>5,562</text:p>
          </table:table-cell>
          <table:table-cell table:style-name="ce12" table:formula="of:=[.K105]" office:value-type="float" office:value="5.56158661298607" calcext:value-type="float">
            <text:p>5,562</text:p>
          </table:table-cell>
          <table:table-cell table:number-columns-repeated="8"/>
        </table:table-row>
        <table:table-row table:style-name="ro1">
          <table:table-cell table:style-name="ce3" office:value-type="float" office:value="0.52" calcext:value-type="float">
            <text:p>0,5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5]+[.D105])/2" office:value-type="float" office:value="0.906130051375472" calcext:value-type="float">
            <text:p>0,906</text:p>
          </table:table-cell>
          <table:table-cell table:style-name="ce12" table:formula="of:=([.C105]+[.E105])/2" office:value-type="float" office:value="1.78718277502646" calcext:value-type="float">
            <text:p>1,787</text:p>
          </table:table-cell>
          <table:table-cell table:style-name="ce12" table:formula="of:=([.D105]+[.F105])/2" office:value-type="float" office:value="2.62016055671866" calcext:value-type="float">
            <text:p>2,620</text:p>
          </table:table-cell>
          <table:table-cell table:style-name="ce12" table:formula="of:=([.E105]+[.G105])/2" office:value-type="float" office:value="3.38073876060516" calcext:value-type="float">
            <text:p>3,381</text:p>
          </table:table-cell>
          <table:table-cell table:style-name="ce12" table:formula="of:=([.F105]+[.H105])/2" office:value-type="float" office:value="4.05016582281019" calcext:value-type="float">
            <text:p>4,050</text:p>
          </table:table-cell>
          <table:table-cell table:style-name="ce12" table:formula="of:=([.G105]+[.I105])/2" office:value-type="float" office:value="4.60801203834426" calcext:value-type="float">
            <text:p>4,608</text:p>
          </table:table-cell>
          <table:table-cell table:style-name="ce12" table:formula="of:=([.H105]+[.J105])/2" office:value-type="float" office:value="5.0411741619954" calcext:value-type="float">
            <text:p>5,041</text:p>
          </table:table-cell>
          <table:table-cell table:style-name="ce12" table:formula="of:=([.I105]+[.K105])/2" office:value-type="float" office:value="5.33601518644304" calcext:value-type="float">
            <text:p>5,336</text:p>
          </table:table-cell>
          <table:table-cell table:style-name="ce12" table:formula="of:=([.J105]+[.L105])/2" office:value-type="float" office:value="5.48583215102144" calcext:value-type="float">
            <text:p>5,486</text:p>
          </table:table-cell>
          <table:table-cell table:style-name="ce12" table:formula="of:=[.K106]" office:value-type="float" office:value="5.48583215102144" calcext:value-type="float">
            <text:p>5,486</text:p>
          </table:table-cell>
          <table:table-cell table:number-columns-repeated="8"/>
        </table:table-row>
        <table:table-row table:style-name="ro1">
          <table:table-cell table:style-name="ce3" office:value-type="float" office:value="0.525" calcext:value-type="float">
            <text:p>0,5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6]+[.D106])/2" office:value-type="float" office:value="0.893591387513228" calcext:value-type="float">
            <text:p>0,894</text:p>
          </table:table-cell>
          <table:table-cell table:style-name="ce12" table:formula="of:=([.C106]+[.E106])/2" office:value-type="float" office:value="1.76314530404707" calcext:value-type="float">
            <text:p>1,763</text:p>
          </table:table-cell>
          <table:table-cell table:style-name="ce12" table:formula="of:=([.D106]+[.F106])/2" office:value-type="float" office:value="2.58396076781581" calcext:value-type="float">
            <text:p>2,584</text:p>
          </table:table-cell>
          <table:table-cell table:style-name="ce12" table:formula="of:=([.E106]+[.G106])/2" office:value-type="float" office:value="3.33516318976443" calcext:value-type="float">
            <text:p>3,335</text:p>
          </table:table-cell>
          <table:table-cell table:style-name="ce12" table:formula="of:=([.F106]+[.H106])/2" office:value-type="float" office:value="3.99437539947471" calcext:value-type="float">
            <text:p>3,994</text:p>
          </table:table-cell>
          <table:table-cell table:style-name="ce12" table:formula="of:=([.G106]+[.I106])/2" office:value-type="float" office:value="4.5456699924028" calcext:value-type="float">
            <text:p>4,546</text:p>
          </table:table-cell>
          <table:table-cell table:style-name="ce12" table:formula="of:=([.H106]+[.J106])/2" office:value-type="float" office:value="4.97201361239365" calcext:value-type="float">
            <text:p>4,972</text:p>
          </table:table-cell>
          <table:table-cell table:style-name="ce12" table:formula="of:=([.I106]+[.K106])/2" office:value-type="float" office:value="5.26350315650842" calcext:value-type="float">
            <text:p>5,264</text:p>
          </table:table-cell>
          <table:table-cell table:style-name="ce12" table:formula="of:=([.J106]+[.L106])/2" office:value-type="float" office:value="5.41092366873224" calcext:value-type="float">
            <text:p>5,411</text:p>
          </table:table-cell>
          <table:table-cell table:style-name="ce12" table:formula="of:=[.K107]" office:value-type="float" office:value="5.41092366873224" calcext:value-type="float">
            <text:p>5,411</text:p>
          </table:table-cell>
          <table:table-cell table:number-columns-repeated="8"/>
        </table:table-row>
        <table:table-row table:style-name="ro1">
          <table:table-cell table:style-name="ce3" office:value-type="float" office:value="0.53" calcext:value-type="float">
            <text:p>0,5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7]+[.D107])/2" office:value-type="float" office:value="0.881572652023534" calcext:value-type="float">
            <text:p>0,882</text:p>
          </table:table-cell>
          <table:table-cell table:style-name="ce12" table:formula="of:=([.C107]+[.E107])/2" office:value-type="float" office:value="1.73877607766452" calcext:value-type="float">
            <text:p>1,739</text:p>
          </table:table-cell>
          <table:table-cell table:style-name="ce12" table:formula="of:=([.D107]+[.F107])/2" office:value-type="float" office:value="2.54915424690575" calcext:value-type="float">
            <text:p>2,549</text:p>
          </table:table-cell>
          <table:table-cell table:style-name="ce12" table:formula="of:=([.E107]+[.G107])/2" office:value-type="float" office:value="3.28916808364526" calcext:value-type="float">
            <text:p>3,289</text:p>
          </table:table-cell>
          <table:table-cell table:style-name="ce12" table:formula="of:=([.F107]+[.H107])/2" office:value-type="float" office:value="3.94041659108361" calcext:value-type="float">
            <text:p>3,940</text:p>
          </table:table-cell>
          <table:table-cell table:style-name="ce12" table:formula="of:=([.G107]+[.I107])/2" office:value-type="float" office:value="4.48319450593418" calcext:value-type="float">
            <text:p>4,483</text:p>
          </table:table-cell>
          <table:table-cell table:style-name="ce12" table:formula="of:=([.H107]+[.J107])/2" office:value-type="float" office:value="4.90458657445561" calcext:value-type="float">
            <text:p>4,905</text:p>
          </table:table-cell>
          <table:table-cell table:style-name="ce12" table:formula="of:=([.I107]+[.K107])/2" office:value-type="float" office:value="5.19146864056294" calcext:value-type="float">
            <text:p>5,191</text:p>
          </table:table-cell>
          <table:table-cell table:style-name="ce12" table:formula="of:=([.J107]+[.L107])/2" office:value-type="float" office:value="5.33721341262033" calcext:value-type="float">
            <text:p>5,337</text:p>
          </table:table-cell>
          <table:table-cell table:style-name="ce12" table:formula="of:=[.K108]" office:value-type="float" office:value="5.33721341262033" calcext:value-type="float">
            <text:p>5,337</text:p>
          </table:table-cell>
          <table:table-cell table:number-columns-repeated="8"/>
        </table:table-row>
        <table:table-row table:style-name="ro1">
          <table:table-cell table:style-name="ce3" office:value-type="float" office:value="0.535" calcext:value-type="float">
            <text:p>0,5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8]+[.D108])/2" office:value-type="float" office:value="0.869388038832259" calcext:value-type="float">
            <text:p>0,869</text:p>
          </table:table-cell>
          <table:table-cell table:style-name="ce12" table:formula="of:=([.C108]+[.E108])/2" office:value-type="float" office:value="1.71536344946464" calcext:value-type="float">
            <text:p>1,715</text:p>
          </table:table-cell>
          <table:table-cell table:style-name="ce12" table:formula="of:=([.D108]+[.F108])/2" office:value-type="float" office:value="2.51397208065489" calcext:value-type="float">
            <text:p>2,514</text:p>
          </table:table-cell>
          <table:table-cell table:style-name="ce12" table:formula="of:=([.E108]+[.G108])/2" office:value-type="float" office:value="3.24478541899468" calcext:value-type="float">
            <text:p>3,245</text:p>
          </table:table-cell>
          <table:table-cell table:style-name="ce12" table:formula="of:=([.F108]+[.H108])/2" office:value-type="float" office:value="3.88618129478972" calcext:value-type="float">
            <text:p>3,886</text:p>
          </table:table-cell>
          <table:table-cell table:style-name="ce12" table:formula="of:=([.G108]+[.I108])/2" office:value-type="float" office:value="4.42250158276961" calcext:value-type="float">
            <text:p>4,423</text:p>
          </table:table-cell>
          <table:table-cell table:style-name="ce12" table:formula="of:=([.H108]+[.J108])/2" office:value-type="float" office:value="4.83733157324856" calcext:value-type="float">
            <text:p>4,837</text:p>
          </table:table-cell>
          <table:table-cell table:style-name="ce12" table:formula="of:=([.I108]+[.K108])/2" office:value-type="float" office:value="5.12089999353797" calcext:value-type="float">
            <text:p>5,121</text:p>
          </table:table-cell>
          <table:table-cell table:style-name="ce12" table:formula="of:=([.J108]+[.L108])/2" office:value-type="float" office:value="5.26434102659164" calcext:value-type="float">
            <text:p>5,264</text:p>
          </table:table-cell>
          <table:table-cell table:style-name="ce12" table:formula="of:=[.K109]" office:value-type="float" office:value="5.26434102659164" calcext:value-type="float">
            <text:p>5,264</text:p>
          </table:table-cell>
          <table:table-cell table:number-columns-repeated="8"/>
        </table:table-row>
        <table:table-row table:style-name="ro1">
          <table:table-cell table:style-name="ce3" office:value-type="float" office:value="0.54" calcext:value-type="float">
            <text:p>0,5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09]+[.D109])/2" office:value-type="float" office:value="0.857681724732321" calcext:value-type="float">
            <text:p>0,858</text:p>
          </table:table-cell>
          <table:table-cell table:style-name="ce12" table:formula="of:=([.C109]+[.E109])/2" office:value-type="float" office:value="1.69168005974357" calcext:value-type="float">
            <text:p>1,692</text:p>
          </table:table-cell>
          <table:table-cell table:style-name="ce12" table:formula="of:=([.D109]+[.F109])/2" office:value-type="float" office:value="2.48007443422966" calcext:value-type="float">
            <text:p>2,480</text:p>
          </table:table-cell>
          <table:table-cell table:style-name="ce12" table:formula="of:=([.E109]+[.G109])/2" office:value-type="float" office:value="3.20007668772231" calcext:value-type="float">
            <text:p>3,200</text:p>
          </table:table-cell>
          <table:table-cell table:style-name="ce12" table:formula="of:=([.F109]+[.H109])/2" office:value-type="float" office:value="3.83364350088215" calcext:value-type="float">
            <text:p>3,834</text:p>
          </table:table-cell>
          <table:table-cell table:style-name="ce12" table:formula="of:=([.G109]+[.I109])/2" office:value-type="float" office:value="4.36175643401914" calcext:value-type="float">
            <text:p>4,362</text:p>
          </table:table-cell>
          <table:table-cell table:style-name="ce12" table:formula="of:=([.H109]+[.J109])/2" office:value-type="float" office:value="4.77170078815379" calcext:value-type="float">
            <text:p>4,772</text:p>
          </table:table-cell>
          <table:table-cell table:style-name="ce12" table:formula="of:=([.I109]+[.K109])/2" office:value-type="float" office:value="5.0508362999201" calcext:value-type="float">
            <text:p>5,051</text:p>
          </table:table-cell>
          <table:table-cell table:style-name="ce12" table:formula="of:=([.J109]+[.L109])/2" office:value-type="float" office:value="5.1926205100648" calcext:value-type="float">
            <text:p>5,193</text:p>
          </table:table-cell>
          <table:table-cell table:style-name="ce12" table:formula="of:=[.K110]" office:value-type="float" office:value="5.1926205100648" calcext:value-type="float">
            <text:p>5,193</text:p>
          </table:table-cell>
          <table:table-cell table:number-columns-repeated="8"/>
        </table:table-row>
        <table:table-row table:style-name="ro1">
          <table:table-cell table:style-name="ce3" office:value-type="float" office:value="0.545" calcext:value-type="float">
            <text:p>0,5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0]+[.D110])/2" office:value-type="float" office:value="0.845840029871787" calcext:value-type="float">
            <text:p>0,846</text:p>
          </table:table-cell>
          <table:table-cell table:style-name="ce12" table:formula="of:=([.C110]+[.E110])/2" office:value-type="float" office:value="1.66887807948099" calcext:value-type="float">
            <text:p>1,669</text:p>
          </table:table-cell>
          <table:table-cell table:style-name="ce12" table:formula="of:=([.D110]+[.F110])/2" office:value-type="float" office:value="2.44587837373294" calcext:value-type="float">
            <text:p>2,446</text:p>
          </table:table-cell>
          <table:table-cell table:style-name="ce12" table:formula="of:=([.E110]+[.G110])/2" office:value-type="float" office:value="3.1568589675559" calcext:value-type="float">
            <text:p>3,157</text:p>
          </table:table-cell>
          <table:table-cell table:style-name="ce12" table:formula="of:=([.F110]+[.H110])/2" office:value-type="float" office:value="3.78091656087072" calcext:value-type="float">
            <text:p>3,781</text:p>
          </table:table-cell>
          <table:table-cell table:style-name="ce12" table:formula="of:=([.G110]+[.I110])/2" office:value-type="float" office:value="4.30267214451797" calcext:value-type="float">
            <text:p>4,303</text:p>
          </table:table-cell>
          <table:table-cell table:style-name="ce12" table:formula="of:=([.H110]+[.J110])/2" office:value-type="float" office:value="4.70629636696962" calcext:value-type="float">
            <text:p>4,706</text:p>
          </table:table-cell>
          <table:table-cell table:style-name="ce12" table:formula="of:=([.I110]+[.K110])/2" office:value-type="float" office:value="4.9821606491093" calcext:value-type="float">
            <text:p>4,982</text:p>
          </table:table-cell>
          <table:table-cell table:style-name="ce12" table:formula="of:=([.J110]+[.L110])/2" office:value-type="float" office:value="5.12172840499245" calcext:value-type="float">
            <text:p>5,122</text:p>
          </table:table-cell>
          <table:table-cell table:style-name="ce12" table:formula="of:=[.K111]" office:value-type="float" office:value="5.12172840499245" calcext:value-type="float">
            <text:p>5,122</text:p>
          </table:table-cell>
          <table:table-cell table:number-columns-repeated="8"/>
        </table:table-row>
        <table:table-row table:style-name="ro1">
          <table:table-cell table:style-name="ce3" office:value-type="float" office:value="0.55" calcext:value-type="float">
            <text:p>0,5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1]+[.D111])/2" office:value-type="float" office:value="0.834439039740495" calcext:value-type="float">
            <text:p>0,834</text:p>
          </table:table-cell>
          <table:table-cell table:style-name="ce12" table:formula="of:=([.C111]+[.E111])/2" office:value-type="float" office:value="1.64585920180236" calcext:value-type="float">
            <text:p>1,646</text:p>
          </table:table-cell>
          <table:table-cell table:style-name="ce12" table:formula="of:=([.D111]+[.F111])/2" office:value-type="float" office:value="2.41286852351845" calcext:value-type="float">
            <text:p>2,413</text:p>
          </table:table-cell>
          <table:table-cell table:style-name="ce12" table:formula="of:=([.E111]+[.G111])/2" office:value-type="float" office:value="3.11339746730183" calcext:value-type="float">
            <text:p>3,113</text:p>
          </table:table-cell>
          <table:table-cell table:style-name="ce12" table:formula="of:=([.F111]+[.H111])/2" office:value-type="float" office:value="3.72976555603694" calcext:value-type="float">
            <text:p>3,730</text:p>
          </table:table-cell>
          <table:table-cell table:style-name="ce12" table:formula="of:=([.G111]+[.I111])/2" office:value-type="float" office:value="4.24360646392017" calcext:value-type="float">
            <text:p>4,244</text:p>
          </table:table-cell>
          <table:table-cell table:style-name="ce12" table:formula="of:=([.H111]+[.J111])/2" office:value-type="float" office:value="4.64241639681363" calcext:value-type="float">
            <text:p>4,642</text:p>
          </table:table-cell>
          <table:table-cell table:style-name="ce12" table:formula="of:=([.I111]+[.K111])/2" office:value-type="float" office:value="4.91401238598104" calcext:value-type="float">
            <text:p>4,914</text:p>
          </table:table-cell>
          <table:table-cell table:style-name="ce12" table:formula="of:=([.J111]+[.L111])/2" office:value-type="float" office:value="5.05194452705087" calcext:value-type="float">
            <text:p>5,052</text:p>
          </table:table-cell>
          <table:table-cell table:style-name="ce12" table:formula="of:=[.K112]" office:value-type="float" office:value="5.05194452705087" calcext:value-type="float">
            <text:p>5,052</text:p>
          </table:table-cell>
          <table:table-cell table:number-columns-repeated="8"/>
        </table:table-row>
        <table:table-row table:style-name="ro1">
          <table:table-cell table:style-name="ce3" office:value-type="float" office:value="0.555" calcext:value-type="float">
            <text:p>0,5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2]+[.D112])/2" office:value-type="float" office:value="0.822929600901182" calcext:value-type="float">
            <text:p>0,823</text:p>
          </table:table-cell>
          <table:table-cell table:style-name="ce12" table:formula="of:=([.C112]+[.E112])/2" office:value-type="float" office:value="1.62365378162947" calcext:value-type="float">
            <text:p>1,624</text:p>
          </table:table-cell>
          <table:table-cell table:style-name="ce12" table:formula="of:=([.D112]+[.F112])/2" office:value-type="float" office:value="2.3796283345521" calcext:value-type="float">
            <text:p>2,380</text:p>
          </table:table-cell>
          <table:table-cell table:style-name="ce12" table:formula="of:=([.E112]+[.G112])/2" office:value-type="float" office:value="3.07131703977769" calcext:value-type="float">
            <text:p>3,071</text:p>
          </table:table-cell>
          <table:table-cell table:style-name="ce12" table:formula="of:=([.F112]+[.H112])/2" office:value-type="float" office:value="3.678501965611" calcext:value-type="float">
            <text:p>3,679</text:p>
          </table:table-cell>
          <table:table-cell table:style-name="ce12" table:formula="of:=([.G112]+[.I112])/2" office:value-type="float" office:value="4.18609097642528" calcext:value-type="float">
            <text:p>4,186</text:p>
          </table:table-cell>
          <table:table-cell table:style-name="ce12" table:formula="of:=([.H112]+[.J112])/2" office:value-type="float" office:value="4.5788094249506" calcext:value-type="float">
            <text:p>4,579</text:p>
          </table:table-cell>
          <table:table-cell table:style-name="ce12" table:formula="of:=([.I112]+[.K112])/2" office:value-type="float" office:value="4.84718046193225" calcext:value-type="float">
            <text:p>4,847</text:p>
          </table:table-cell>
          <table:table-cell table:style-name="ce12" table:formula="of:=([.J112]+[.L112])/2" office:value-type="float" office:value="4.98297845651596" calcext:value-type="float">
            <text:p>4,983</text:p>
          </table:table-cell>
          <table:table-cell table:style-name="ce12" table:formula="of:=[.K113]" office:value-type="float" office:value="4.98297845651596" calcext:value-type="float">
            <text:p>4,983</text:p>
          </table:table-cell>
          <table:table-cell table:number-columns-repeated="8"/>
        </table:table-row>
        <table:table-row table:style-name="ro1">
          <table:table-cell table:style-name="ce3" office:value-type="float" office:value="0.56" calcext:value-type="float">
            <text:p>0,5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3]+[.D113])/2" office:value-type="float" office:value="0.811826890814736" calcext:value-type="float">
            <text:p>0,812</text:p>
          </table:table-cell>
          <table:table-cell table:style-name="ce12" table:formula="of:=([.C113]+[.E113])/2" office:value-type="float" office:value="1.60127896772664" calcext:value-type="float">
            <text:p>1,601</text:p>
          </table:table-cell>
          <table:table-cell table:style-name="ce12" table:formula="of:=([.D113]+[.F113])/2" office:value-type="float" office:value="2.34748541070358" calcext:value-type="float">
            <text:p>2,347</text:p>
          </table:table-cell>
          <table:table-cell table:style-name="ce12" table:formula="of:=([.E113]+[.G113])/2" office:value-type="float" office:value="3.02906515008155" calcext:value-type="float">
            <text:p>3,029</text:p>
          </table:table-cell>
          <table:table-cell table:style-name="ce12" table:formula="of:=([.F113]+[.H113])/2" office:value-type="float" office:value="3.62870400810149" calcext:value-type="float">
            <text:p>3,629</text:p>
          </table:table-cell>
          <table:table-cell table:style-name="ce12" table:formula="of:=([.G113]+[.I113])/2" office:value-type="float" office:value="4.1286556952808" calcext:value-type="float">
            <text:p>4,129</text:p>
          </table:table-cell>
          <table:table-cell table:style-name="ce12" table:formula="of:=([.H113]+[.J113])/2" office:value-type="float" office:value="4.51663571917877" calcext:value-type="float">
            <text:p>4,517</text:p>
          </table:table-cell>
          <table:table-cell table:style-name="ce12" table:formula="of:=([.I113]+[.K113])/2" office:value-type="float" office:value="4.78089394073328" calcext:value-type="float">
            <text:p>4,781</text:p>
          </table:table-cell>
          <table:table-cell table:style-name="ce12" table:formula="of:=([.J113]+[.L113])/2" office:value-type="float" office:value="4.9150794592241" calcext:value-type="float">
            <text:p>4,915</text:p>
          </table:table-cell>
          <table:table-cell table:style-name="ce12" table:formula="of:=[.K114]" office:value-type="float" office:value="4.9150794592241" calcext:value-type="float">
            <text:p>4,915</text:p>
          </table:table-cell>
          <table:table-cell table:number-columns-repeated="8"/>
        </table:table-row>
        <table:table-row table:style-name="ro1">
          <table:table-cell table:style-name="ce3" office:value-type="float" office:value="0.565" calcext:value-type="float">
            <text:p>0,5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4]+[.D114])/2" office:value-type="float" office:value="0.80063948386332" calcext:value-type="float">
            <text:p>0,801</text:p>
          </table:table-cell>
          <table:table-cell table:style-name="ce12" table:formula="of:=([.C114]+[.E114])/2" office:value-type="float" office:value="1.57965615075916" calcext:value-type="float">
            <text:p>1,580</text:p>
          </table:table-cell>
          <table:table-cell table:style-name="ce12" table:formula="of:=([.D114]+[.F114])/2" office:value-type="float" office:value="2.31517205890409" calcext:value-type="float">
            <text:p>2,315</text:p>
          </table:table-cell>
          <table:table-cell table:style-name="ce12" table:formula="of:=([.E114]+[.G114])/2" office:value-type="float" office:value="2.98809470940253" calcext:value-type="float">
            <text:p>2,988</text:p>
          </table:table-cell>
          <table:table-cell table:style-name="ce12" table:formula="of:=([.F114]+[.H114])/2" office:value-type="float" office:value="3.57886042268118" calcext:value-type="float">
            <text:p>3,579</text:p>
          </table:table-cell>
          <table:table-cell table:style-name="ce12" table:formula="of:=([.G114]+[.I114])/2" office:value-type="float" office:value="4.07266986364013" calcext:value-type="float">
            <text:p>4,073</text:p>
          </table:table-cell>
          <table:table-cell table:style-name="ce12" table:formula="of:=([.H114]+[.J114])/2" office:value-type="float" office:value="4.45477481800704" calcext:value-type="float">
            <text:p>4,455</text:p>
          </table:table-cell>
          <table:table-cell table:style-name="ce12" table:formula="of:=([.I114]+[.K114])/2" office:value-type="float" office:value="4.71585758920144" calcext:value-type="float">
            <text:p>4,716</text:p>
          </table:table-cell>
          <table:table-cell table:style-name="ce12" table:formula="of:=([.J114]+[.L114])/2" office:value-type="float" office:value="4.84798669997869" calcext:value-type="float">
            <text:p>4,848</text:p>
          </table:table-cell>
          <table:table-cell table:style-name="ce12" table:formula="of:=[.K115]" office:value-type="float" office:value="4.84798669997869" calcext:value-type="float">
            <text:p>4,848</text:p>
          </table:table-cell>
          <table:table-cell table:number-columns-repeated="8"/>
        </table:table-row>
        <table:table-row table:style-name="ro1">
          <table:table-cell table:style-name="ce3" office:value-type="float" office:value="0.57" calcext:value-type="float">
            <text:p>0,5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5]+[.D115])/2" office:value-type="float" office:value="0.789828075379579" calcext:value-type="float">
            <text:p>0,790</text:p>
          </table:table-cell>
          <table:table-cell table:style-name="ce12" table:formula="of:=([.C115]+[.E115])/2" office:value-type="float" office:value="1.55790577138371" calcext:value-type="float">
            <text:p>1,558</text:p>
          </table:table-cell>
          <table:table-cell table:style-name="ce12" table:formula="of:=([.D115]+[.F115])/2" office:value-type="float" office:value="2.28387543008085" calcext:value-type="float">
            <text:p>2,284</text:p>
          </table:table-cell>
          <table:table-cell table:style-name="ce12" table:formula="of:=([.E115]+[.G115])/2" office:value-type="float" office:value="2.94701624079264" calcext:value-type="float">
            <text:p>2,947</text:p>
          </table:table-cell>
          <table:table-cell table:style-name="ce12" table:formula="of:=([.F115]+[.H115])/2" office:value-type="float" office:value="3.53038228652133" calcext:value-type="float">
            <text:p>3,530</text:p>
          </table:table-cell>
          <table:table-cell table:style-name="ce12" table:formula="of:=([.G115]+[.I115])/2" office:value-type="float" office:value="4.01681762034411" calcext:value-type="float">
            <text:p>4,017</text:p>
          </table:table-cell>
          <table:table-cell table:style-name="ce12" table:formula="of:=([.H115]+[.J115])/2" office:value-type="float" office:value="4.39426372642078" calcext:value-type="float">
            <text:p>4,394</text:p>
          </table:table-cell>
          <table:table-cell table:style-name="ce12" table:formula="of:=([.I115]+[.K115])/2" office:value-type="float" office:value="4.65138075899287" calcext:value-type="float">
            <text:p>4,651</text:p>
          </table:table-cell>
          <table:table-cell table:style-name="ce12" table:formula="of:=([.J115]+[.L115])/2" office:value-type="float" office:value="4.78192214459006" calcext:value-type="float">
            <text:p>4,782</text:p>
          </table:table-cell>
          <table:table-cell table:style-name="ce12" table:formula="of:=[.K116]" office:value-type="float" office:value="4.78192214459006" calcext:value-type="float">
            <text:p>4,782</text:p>
          </table:table-cell>
          <table:table-cell table:number-columns-repeated="8"/>
        </table:table-row>
        <table:table-row table:style-name="ro1">
          <table:table-cell table:style-name="ce3" office:value-type="float" office:value="0.575" calcext:value-type="float">
            <text:p>0,5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6]+[.D116])/2" office:value-type="float" office:value="0.778952885691854" calcext:value-type="float">
            <text:p>0,779</text:p>
          </table:table-cell>
          <table:table-cell table:style-name="ce12" table:formula="of:=([.C116]+[.E116])/2" office:value-type="float" office:value="1.53685175273021" calcext:value-type="float">
            <text:p>1,537</text:p>
          </table:table-cell>
          <table:table-cell table:style-name="ce12" table:formula="of:=([.D116]+[.F116])/2" office:value-type="float" office:value="2.25246100608817" calcext:value-type="float">
            <text:p>2,252</text:p>
          </table:table-cell>
          <table:table-cell table:style-name="ce12" table:formula="of:=([.E116]+[.G116])/2" office:value-type="float" office:value="2.90712885830109" calcext:value-type="float">
            <text:p>2,907</text:p>
          </table:table-cell>
          <table:table-cell table:style-name="ce12" table:formula="of:=([.F116]+[.H116])/2" office:value-type="float" office:value="3.48191693056837" calcext:value-type="float">
            <text:p>3,482</text:p>
          </table:table-cell>
          <table:table-cell table:style-name="ce12" table:formula="of:=([.G116]+[.I116])/2" office:value-type="float" office:value="3.96232300647106" calcext:value-type="float">
            <text:p>3,962</text:p>
          </table:table-cell>
          <table:table-cell table:style-name="ce12" table:formula="of:=([.H116]+[.J116])/2" office:value-type="float" office:value="4.33409918966849" calcext:value-type="float">
            <text:p>4,334</text:p>
          </table:table-cell>
          <table:table-cell table:style-name="ce12" table:formula="of:=([.I116]+[.K116])/2" office:value-type="float" office:value="4.58809293550542" calcext:value-type="float">
            <text:p>4,588</text:p>
          </table:table-cell>
          <table:table-cell table:style-name="ce12" table:formula="of:=([.J116]+[.L116])/2" office:value-type="float" office:value="4.71665145179147" calcext:value-type="float">
            <text:p>4,717</text:p>
          </table:table-cell>
          <table:table-cell table:style-name="ce12" table:formula="of:=[.K117]" office:value-type="float" office:value="4.71665145179147" calcext:value-type="float">
            <text:p>4,717</text:p>
          </table:table-cell>
          <table:table-cell table:number-columns-repeated="8"/>
        </table:table-row>
        <table:table-row table:style-name="ro1">
          <table:table-cell table:style-name="ce3" office:value-type="float" office:value="0.58" calcext:value-type="float">
            <text:p>0,5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7]+[.D117])/2" office:value-type="float" office:value="0.768425876365106" calcext:value-type="float">
            <text:p>0,768</text:p>
          </table:table-cell>
          <table:table-cell table:style-name="ce12" table:formula="of:=([.C117]+[.E117])/2" office:value-type="float" office:value="1.51570694589001" calcext:value-type="float">
            <text:p>1,516</text:p>
          </table:table-cell>
          <table:table-cell table:style-name="ce12" table:formula="of:=([.D117]+[.F117])/2" office:value-type="float" office:value="2.22199030551565" calcext:value-type="float">
            <text:p>2,222</text:p>
          </table:table-cell>
          <table:table-cell table:style-name="ce12" table:formula="of:=([.E117]+[.G117])/2" office:value-type="float" office:value="2.86718896832827" calcext:value-type="float">
            <text:p>2,867</text:p>
          </table:table-cell>
          <table:table-cell table:style-name="ce12" table:formula="of:=([.F117]+[.H117])/2" office:value-type="float" office:value="3.43472593238607" calcext:value-type="float">
            <text:p>3,435</text:p>
          </table:table-cell>
          <table:table-cell table:style-name="ce12" table:formula="of:=([.G117]+[.I117])/2" office:value-type="float" office:value="3.90800806011843" calcext:value-type="float">
            <text:p>3,908</text:p>
          </table:table-cell>
          <table:table-cell table:style-name="ce12" table:formula="of:=([.H117]+[.J117])/2" office:value-type="float" office:value="4.27520797098824" calcext:value-type="float">
            <text:p>4,275</text:p>
          </table:table-cell>
          <table:table-cell table:style-name="ce12" table:formula="of:=([.I117]+[.K117])/2" office:value-type="float" office:value="4.52537532072998" calcext:value-type="float">
            <text:p>4,525</text:p>
          </table:table-cell>
          <table:table-cell table:style-name="ce12" table:formula="of:=([.J117]+[.L117])/2" office:value-type="float" office:value="4.65237219364845" calcext:value-type="float">
            <text:p>4,652</text:p>
          </table:table-cell>
          <table:table-cell table:style-name="ce12" table:formula="of:=[.K118]" office:value-type="float" office:value="4.65237219364845" calcext:value-type="float">
            <text:p>4,652</text:p>
          </table:table-cell>
          <table:table-cell table:number-columns-repeated="8"/>
        </table:table-row>
        <table:table-row table:style-name="ro1">
          <table:table-cell table:style-name="ce3" office:value-type="float" office:value="0.585" calcext:value-type="float">
            <text:p>0,5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8]+[.D118])/2" office:value-type="float" office:value="0.757853472945006" calcext:value-type="float">
            <text:p>0,758</text:p>
          </table:table-cell>
          <table:table-cell table:style-name="ce12" table:formula="of:=([.C118]+[.E118])/2" office:value-type="float" office:value="1.49520809094038" calcext:value-type="float">
            <text:p>1,495</text:p>
          </table:table-cell>
          <table:table-cell table:style-name="ce12" table:formula="of:=([.D118]+[.F118])/2" office:value-type="float" office:value="2.19144795710914" calcext:value-type="float">
            <text:p>2,191</text:p>
          </table:table-cell>
          <table:table-cell table:style-name="ce12" table:formula="of:=([.E118]+[.G118])/2" office:value-type="float" office:value="2.82835811895086" calcext:value-type="float">
            <text:p>2,828</text:p>
          </table:table-cell>
          <table:table-cell table:style-name="ce12" table:formula="of:=([.F118]+[.H118])/2" office:value-type="float" office:value="3.38759851422335" calcext:value-type="float">
            <text:p>3,388</text:p>
          </table:table-cell>
          <table:table-cell table:style-name="ce12" table:formula="of:=([.G118]+[.I118])/2" office:value-type="float" office:value="3.85496695168716" calcext:value-type="float">
            <text:p>3,855</text:p>
          </table:table-cell>
          <table:table-cell table:style-name="ce12" table:formula="of:=([.H118]+[.J118])/2" office:value-type="float" office:value="4.2166916904242" calcext:value-type="float">
            <text:p>4,217</text:p>
          </table:table-cell>
          <table:table-cell table:style-name="ce12" table:formula="of:=([.I118]+[.K118])/2" office:value-type="float" office:value="4.46379008231834" calcext:value-type="float">
            <text:p>4,464</text:p>
          </table:table-cell>
          <table:table-cell table:style-name="ce12" table:formula="of:=([.J118]+[.L118])/2" office:value-type="float" office:value="4.58887375718921" calcext:value-type="float">
            <text:p>4,589</text:p>
          </table:table-cell>
          <table:table-cell table:style-name="ce12" table:formula="of:=[.K119]" office:value-type="float" office:value="4.58887375718921" calcext:value-type="float">
            <text:p>4,589</text:p>
          </table:table-cell>
          <table:table-cell table:number-columns-repeated="8"/>
        </table:table-row>
        <table:table-row table:style-name="ro1">
          <table:table-cell table:style-name="ce3" office:value-type="float" office:value="0.59" calcext:value-type="float">
            <text:p>0,5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19]+[.D119])/2" office:value-type="float" office:value="0.747604045470189" calcext:value-type="float">
            <text:p>0,748</text:p>
          </table:table-cell>
          <table:table-cell table:style-name="ce12" table:formula="of:=([.C119]+[.E119])/2" office:value-type="float" office:value="1.47465071502707" calcext:value-type="float">
            <text:p>1,475</text:p>
          </table:table-cell>
          <table:table-cell table:style-name="ce12" table:formula="of:=([.D119]+[.F119])/2" office:value-type="float" office:value="2.16178310494562" calcext:value-type="float">
            <text:p>2,162</text:p>
          </table:table-cell>
          <table:table-cell table:style-name="ce12" table:formula="of:=([.E119]+[.G119])/2" office:value-type="float" office:value="2.78952323566625" calcext:value-type="float">
            <text:p>2,790</text:p>
          </table:table-cell>
          <table:table-cell table:style-name="ce12" table:formula="of:=([.F119]+[.H119])/2" office:value-type="float" office:value="3.34166253531901" calcext:value-type="float">
            <text:p>3,342</text:p>
          </table:table-cell>
          <table:table-cell table:style-name="ce12" table:formula="of:=([.G119]+[.I119])/2" office:value-type="float" office:value="3.80214510232378" calcext:value-type="float">
            <text:p>3,802</text:p>
          </table:table-cell>
          <table:table-cell table:style-name="ce12" table:formula="of:=([.H119]+[.J119])/2" office:value-type="float" office:value="4.15937851700275" calcext:value-type="float">
            <text:p>4,159</text:p>
          </table:table-cell>
          <table:table-cell table:style-name="ce12" table:formula="of:=([.I119]+[.K119])/2" office:value-type="float" office:value="4.40278272380671" calcext:value-type="float">
            <text:p>4,403</text:p>
          </table:table-cell>
          <table:table-cell table:style-name="ce12" table:formula="of:=([.J119]+[.L119])/2" office:value-type="float" office:value="4.52633191975378" calcext:value-type="float">
            <text:p>4,526</text:p>
          </table:table-cell>
          <table:table-cell table:style-name="ce12" table:formula="of:=[.K120]" office:value-type="float" office:value="4.52633191975378" calcext:value-type="float">
            <text:p>4,526</text:p>
          </table:table-cell>
          <table:table-cell table:number-columns-repeated="8"/>
        </table:table-row>
        <table:table-row table:style-name="ro1">
          <table:table-cell table:style-name="ce3" office:value-type="float" office:value="0.595" calcext:value-type="float">
            <text:p>0,5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0]+[.D120])/2" office:value-type="float" office:value="0.737325357513537" calcext:value-type="float">
            <text:p>0,737</text:p>
          </table:table-cell>
          <table:table-cell table:style-name="ce12" table:formula="of:=([.C120]+[.E120])/2" office:value-type="float" office:value="1.4546935752079" calcext:value-type="float">
            <text:p>1,455</text:p>
          </table:table-cell>
          <table:table-cell table:style-name="ce12" table:formula="of:=([.D120]+[.F120])/2" office:value-type="float" office:value="2.13208697534666" calcext:value-type="float">
            <text:p>2,132</text:p>
          </table:table-cell>
          <table:table-cell table:style-name="ce12" table:formula="of:=([.E120]+[.G120])/2" office:value-type="float" office:value="2.75172282013231" calcext:value-type="float">
            <text:p>2,752</text:p>
          </table:table-cell>
          <table:table-cell table:style-name="ce12" table:formula="of:=([.F120]+[.H120])/2" office:value-type="float" office:value="3.29583416899501" calcext:value-type="float">
            <text:p>3,296</text:p>
          </table:table-cell>
          <table:table-cell table:style-name="ce12" table:formula="of:=([.G120]+[.I120])/2" office:value-type="float" office:value="3.75052052616088" calcext:value-type="float">
            <text:p>3,751</text:p>
          </table:table-cell>
          <table:table-cell table:style-name="ce12" table:formula="of:=([.H120]+[.J120])/2" office:value-type="float" office:value="4.10246391306524" calcext:value-type="float">
            <text:p>4,102</text:p>
          </table:table-cell>
          <table:table-cell table:style-name="ce12" table:formula="of:=([.I120]+[.K120])/2" office:value-type="float" office:value="4.34285521837826" calcext:value-type="float">
            <text:p>4,343</text:p>
          </table:table-cell>
          <table:table-cell table:style-name="ce12" table:formula="of:=([.J120]+[.L120])/2" office:value-type="float" office:value="4.46455732178024" calcext:value-type="float">
            <text:p>4,465</text:p>
          </table:table-cell>
          <table:table-cell table:style-name="ce12" table:formula="of:=[.K121]" office:value-type="float" office:value="4.46455732178024" calcext:value-type="float">
            <text:p>4,465</text:p>
          </table:table-cell>
          <table:table-cell table:number-columns-repeated="8"/>
        </table:table-row>
        <table:table-row table:style-name="ro1">
          <table:table-cell table:style-name="ce3" office:value-type="float" office:value="0.6" calcext:value-type="float">
            <text:p>0,6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1]+[.D121])/2" office:value-type="float" office:value="0.727346787603952" calcext:value-type="float">
            <text:p>0,727</text:p>
          </table:table-cell>
          <table:table-cell table:style-name="ce12" table:formula="of:=([.C121]+[.E121])/2" office:value-type="float" office:value="1.4347061664301" calcext:value-type="float">
            <text:p>1,435</text:p>
          </table:table-cell>
          <table:table-cell table:style-name="ce12" table:formula="of:=([.D121]+[.F121])/2" office:value-type="float" office:value="2.10320819767011" calcext:value-type="float">
            <text:p>2,103</text:p>
          </table:table-cell>
          <table:table-cell table:style-name="ce12" table:formula="of:=([.E121]+[.G121])/2" office:value-type="float" office:value="2.71396057217084" calcext:value-type="float">
            <text:p>2,714</text:p>
          </table:table-cell>
          <table:table-cell table:style-name="ce12" table:formula="of:=([.F121]+[.H121])/2" office:value-type="float" office:value="3.2511216731466" calcext:value-type="float">
            <text:p>3,251</text:p>
          </table:table-cell>
          <table:table-cell table:style-name="ce12" table:formula="of:=([.G121]+[.I121])/2" office:value-type="float" office:value="3.69914904103013" calcext:value-type="float">
            <text:p>3,699</text:p>
          </table:table-cell>
          <table:table-cell table:style-name="ce12" table:formula="of:=([.H121]+[.J121])/2" office:value-type="float" office:value="4.04668787226957" calcext:value-type="float">
            <text:p>4,047</text:p>
          </table:table-cell>
          <table:table-cell table:style-name="ce12" table:formula="of:=([.I121]+[.K121])/2" office:value-type="float" office:value="4.28351061742274" calcext:value-type="float">
            <text:p>4,284</text:p>
          </table:table-cell>
          <table:table-cell table:style-name="ce12" table:formula="of:=([.J121]+[.L121])/2" office:value-type="float" office:value="4.40370627007925" calcext:value-type="float">
            <text:p>4,404</text:p>
          </table:table-cell>
          <table:table-cell table:style-name="ce12" table:formula="of:=[.K122]" office:value-type="float" office:value="4.40370627007925" calcext:value-type="float">
            <text:p>4,404</text:p>
          </table:table-cell>
          <table:table-cell table:number-columns-repeated="8"/>
        </table:table-row>
        <table:table-row table:style-name="ro1">
          <table:table-cell table:style-name="ce3" office:value-type="float" office:value="0.605" calcext:value-type="float">
            <text:p>0,6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2]+[.D122])/2" office:value-type="float" office:value="0.717353083215049" calcext:value-type="float">
            <text:p>0,717</text:p>
          </table:table-cell>
          <table:table-cell table:style-name="ce12" table:formula="of:=([.C122]+[.E122])/2" office:value-type="float" office:value="1.41527749263703" calcext:value-type="float">
            <text:p>1,415</text:p>
          </table:table-cell>
          <table:table-cell table:style-name="ce12" table:formula="of:=([.D122]+[.F122])/2" office:value-type="float" office:value="2.07433336930047" calcext:value-type="float">
            <text:p>2,074</text:p>
          </table:table-cell>
          <table:table-cell table:style-name="ce12" table:formula="of:=([.E122]+[.G122])/2" office:value-type="float" office:value="2.67716493540835" calcext:value-type="float">
            <text:p>2,677</text:p>
          </table:table-cell>
          <table:table-cell table:style-name="ce12" table:formula="of:=([.F122]+[.H122])/2" office:value-type="float" office:value="3.20655480660048" calcext:value-type="float">
            <text:p>3,207</text:p>
          </table:table-cell>
          <table:table-cell table:style-name="ce12" table:formula="of:=([.G122]+[.I122])/2" office:value-type="float" office:value="3.64890477270808" calcext:value-type="float">
            <text:p>3,649</text:p>
          </table:table-cell>
          <table:table-cell table:style-name="ce12" table:formula="of:=([.H122]+[.J122])/2" office:value-type="float" office:value="3.99132982922643" calcext:value-type="float">
            <text:p>3,991</text:p>
          </table:table-cell>
          <table:table-cell table:style-name="ce12" table:formula="of:=([.I122]+[.K122])/2" office:value-type="float" office:value="4.22519707117441" calcext:value-type="float">
            <text:p>4,225</text:p>
          </table:table-cell>
          <table:table-cell table:style-name="ce12" table:formula="of:=([.J122]+[.L122])/2" office:value-type="float" office:value="4.343608443751" calcext:value-type="float">
            <text:p>4,344</text:p>
          </table:table-cell>
          <table:table-cell table:style-name="ce12" table:formula="of:=[.K123]" office:value-type="float" office:value="4.343608443751" calcext:value-type="float">
            <text:p>4,344</text:p>
          </table:table-cell>
          <table:table-cell table:number-columns-repeated="8"/>
        </table:table-row>
        <table:table-row table:style-name="ro1">
          <table:table-cell table:style-name="ce3" office:value-type="float" office:value="0.61" calcext:value-type="float">
            <text:p>0,6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3]+[.D123])/2" office:value-type="float" office:value="0.707638746318515" calcext:value-type="float">
            <text:p>0,708</text:p>
          </table:table-cell>
          <table:table-cell table:style-name="ce12" table:formula="of:=([.C123]+[.E123])/2" office:value-type="float" office:value="1.39584322625776" calcext:value-type="float">
            <text:p>1,396</text:p>
          </table:table-cell>
          <table:table-cell table:style-name="ce12" table:formula="of:=([.D123]+[.F123])/2" office:value-type="float" office:value="2.04622121402269" calcext:value-type="float">
            <text:p>2,046</text:p>
          </table:table-cell>
          <table:table-cell table:style-name="ce12" table:formula="of:=([.E123]+[.G123])/2" office:value-type="float" office:value="2.64044408795048" calcext:value-type="float">
            <text:p>2,640</text:p>
          </table:table-cell>
          <table:table-cell table:style-name="ce12" table:formula="of:=([.F123]+[.H123])/2" office:value-type="float" office:value="3.16303485405822" calcext:value-type="float">
            <text:p>3,163</text:p>
          </table:table-cell>
          <table:table-cell table:style-name="ce12" table:formula="of:=([.G123]+[.I123])/2" office:value-type="float" office:value="3.59894231791346" calcext:value-type="float">
            <text:p>3,599</text:p>
          </table:table-cell>
          <table:table-cell table:style-name="ce12" table:formula="of:=([.H123]+[.J123])/2" office:value-type="float" office:value="3.93705092194125" calcext:value-type="float">
            <text:p>3,937</text:p>
          </table:table-cell>
          <table:table-cell table:style-name="ce12" table:formula="of:=([.I123]+[.K123])/2" office:value-type="float" office:value="4.16746913648872" calcext:value-type="float">
            <text:p>4,167</text:p>
          </table:table-cell>
          <table:table-cell table:style-name="ce12" table:formula="of:=([.J123]+[.L123])/2" office:value-type="float" office:value="4.2844027574627" calcext:value-type="float">
            <text:p>4,284</text:p>
          </table:table-cell>
          <table:table-cell table:style-name="ce12" table:formula="of:=[.K124]" office:value-type="float" office:value="4.2844027574627" calcext:value-type="float">
            <text:p>4,284</text:p>
          </table:table-cell>
          <table:table-cell table:number-columns-repeated="8"/>
        </table:table-row>
        <table:table-row table:style-name="ro1">
          <table:table-cell table:style-name="ce3" office:value-type="float" office:value="0.615" calcext:value-type="float">
            <text:p>0,6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4]+[.D124])/2" office:value-type="float" office:value="0.697921613128879" calcext:value-type="float">
            <text:p>0,698</text:p>
          </table:table-cell>
          <table:table-cell table:style-name="ce12" table:formula="of:=([.C124]+[.E124])/2" office:value-type="float" office:value="1.3769299801706" calcext:value-type="float">
            <text:p>1,377</text:p>
          </table:table-cell>
          <table:table-cell table:style-name="ce12" table:formula="of:=([.D124]+[.F124])/2" office:value-type="float" office:value="2.01814365710412" calcext:value-type="float">
            <text:p>2,018</text:p>
          </table:table-cell>
          <table:table-cell table:style-name="ce12" table:formula="of:=([.E124]+[.G124])/2" office:value-type="float" office:value="2.60462803404046" calcext:value-type="float">
            <text:p>2,605</text:p>
          </table:table-cell>
          <table:table-cell table:style-name="ce12" table:formula="of:=([.F124]+[.H124])/2" office:value-type="float" office:value="3.11969320293197" calcext:value-type="float">
            <text:p>3,120</text:p>
          </table:table-cell>
          <table:table-cell table:style-name="ce12" table:formula="of:=([.G124]+[.I124])/2" office:value-type="float" office:value="3.55004288799973" calcext:value-type="float">
            <text:p>3,550</text:p>
          </table:table-cell>
          <table:table-cell table:style-name="ce12" table:formula="of:=([.H124]+[.J124])/2" office:value-type="float" office:value="3.88320572720109" calcext:value-type="float">
            <text:p>3,883</text:p>
          </table:table-cell>
          <table:table-cell table:style-name="ce12" table:formula="of:=([.I124]+[.K124])/2" office:value-type="float" office:value="4.11072683970198" calcext:value-type="float">
            <text:p>4,111</text:p>
          </table:table-cell>
          <table:table-cell table:style-name="ce12" table:formula="of:=([.J124]+[.L124])/2" office:value-type="float" office:value="4.22593594697571" calcext:value-type="float">
            <text:p>4,226</text:p>
          </table:table-cell>
          <table:table-cell table:style-name="ce12" table:formula="of:=[.K125]" office:value-type="float" office:value="4.22593594697571" calcext:value-type="float">
            <text:p>4,226</text:p>
          </table:table-cell>
          <table:table-cell table:number-columns-repeated="8"/>
        </table:table-row>
        <table:table-row table:style-name="ro1">
          <table:table-cell table:style-name="ce3" office:value-type="float" office:value="0.62" calcext:value-type="float">
            <text:p>0,6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5]+[.D125])/2" office:value-type="float" office:value="0.688464990085302" calcext:value-type="float">
            <text:p>0,688</text:p>
          </table:table-cell>
          <table:table-cell table:style-name="ce12" table:formula="of:=([.C125]+[.E125])/2" office:value-type="float" office:value="1.3580326351165" calcext:value-type="float">
            <text:p>1,358</text:p>
          </table:table-cell>
          <table:table-cell table:style-name="ce12" table:formula="of:=([.D125]+[.F125])/2" office:value-type="float" office:value="1.99077900710553" calcext:value-type="float">
            <text:p>1,991</text:p>
          </table:table-cell>
          <table:table-cell table:style-name="ce12" table:formula="of:=([.E125]+[.G125])/2" office:value-type="float" office:value="2.56891843001804" calcext:value-type="float">
            <text:p>2,569</text:p>
          </table:table-cell>
          <table:table-cell table:style-name="ce12" table:formula="of:=([.F125]+[.H125])/2" office:value-type="float" office:value="3.07733546102009" calcext:value-type="float">
            <text:p>3,077</text:p>
          </table:table-cell>
          <table:table-cell table:style-name="ce12" table:formula="of:=([.G125]+[.I125])/2" office:value-type="float" office:value="3.50144946506653" calcext:value-type="float">
            <text:p>3,501</text:p>
          </table:table-cell>
          <table:table-cell table:style-name="ce12" table:formula="of:=([.H125]+[.J125])/2" office:value-type="float" office:value="3.83038486385085" calcext:value-type="float">
            <text:p>3,830</text:p>
          </table:table-cell>
          <table:table-cell table:style-name="ce12" table:formula="of:=([.I125]+[.K125])/2" office:value-type="float" office:value="4.0545708370884" calcext:value-type="float">
            <text:p>4,055</text:p>
          </table:table-cell>
          <table:table-cell table:style-name="ce12" table:formula="of:=([.J125]+[.L125])/2" office:value-type="float" office:value="4.16833139333884" calcext:value-type="float">
            <text:p>4,168</text:p>
          </table:table-cell>
          <table:table-cell table:style-name="ce12" table:formula="of:=[.K126]" office:value-type="float" office:value="4.16833139333884" calcext:value-type="float">
            <text:p>4,168</text:p>
          </table:table-cell>
          <table:table-cell table:number-columns-repeated="8"/>
        </table:table-row>
        <table:table-row table:style-name="ro1">
          <table:table-cell table:style-name="ce3" office:value-type="float" office:value="0.625" calcext:value-type="float">
            <text:p>0,6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6]+[.D126])/2" office:value-type="float" office:value="0.679016317558249" calcext:value-type="float">
            <text:p>0,679</text:p>
          </table:table-cell>
          <table:table-cell table:style-name="ce12" table:formula="of:=([.C126]+[.E126])/2" office:value-type="float" office:value="1.33962199859542" calcext:value-type="float">
            <text:p>1,340</text:p>
          </table:table-cell>
          <table:table-cell table:style-name="ce12" table:formula="of:=([.D126]+[.F126])/2" office:value-type="float" office:value="1.96347553256727" calcext:value-type="float">
            <text:p>1,963</text:p>
          </table:table-cell>
          <table:table-cell table:style-name="ce12" table:formula="of:=([.E126]+[.G126])/2" office:value-type="float" office:value="2.53405723406281" calcext:value-type="float">
            <text:p>2,534</text:p>
          </table:table-cell>
          <table:table-cell table:style-name="ce12" table:formula="of:=([.F126]+[.H126])/2" office:value-type="float" office:value="3.03518394754228" calcext:value-type="float">
            <text:p>3,035</text:p>
          </table:table-cell>
          <table:table-cell table:style-name="ce12" table:formula="of:=([.G126]+[.I126])/2" office:value-type="float" office:value="3.45386016243547" calcext:value-type="float">
            <text:p>3,454</text:p>
          </table:table-cell>
          <table:table-cell table:style-name="ce12" table:formula="of:=([.H126]+[.J126])/2" office:value-type="float" office:value="3.77801015107746" calcext:value-type="float">
            <text:p>3,778</text:p>
          </table:table-cell>
          <table:table-cell table:style-name="ce12" table:formula="of:=([.I126]+[.K126])/2" office:value-type="float" office:value="3.99935812859485" calcext:value-type="float">
            <text:p>3,999</text:p>
          </table:table-cell>
          <table:table-cell table:style-name="ce12" table:formula="of:=([.J126]+[.L126])/2" office:value-type="float" office:value="4.11145111521362" calcext:value-type="float">
            <text:p>4,111</text:p>
          </table:table-cell>
          <table:table-cell table:style-name="ce12" table:formula="of:=[.K127]" office:value-type="float" office:value="4.11145111521362" calcext:value-type="float">
            <text:p>4,111</text:p>
          </table:table-cell>
          <table:table-cell table:number-columns-repeated="8"/>
        </table:table-row>
        <table:table-row table:style-name="ro1">
          <table:table-cell table:style-name="ce3" office:value-type="float" office:value="0.63" calcext:value-type="float">
            <text:p>0,6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7]+[.D127])/2" office:value-type="float" office:value="0.669810999297708" calcext:value-type="float">
            <text:p>0,670</text:p>
          </table:table-cell>
          <table:table-cell table:style-name="ce12" table:formula="of:=([.C127]+[.E127])/2" office:value-type="float" office:value="1.32124592506276" calcext:value-type="float">
            <text:p>1,321</text:p>
          </table:table-cell>
          <table:table-cell table:style-name="ce12" table:formula="of:=([.D127]+[.F127])/2" office:value-type="float" office:value="1.93683961632911" calcext:value-type="float">
            <text:p>1,937</text:p>
          </table:table-cell>
          <table:table-cell table:style-name="ce12" table:formula="of:=([.E127]+[.G127])/2" office:value-type="float" office:value="2.49932974005478" calcext:value-type="float">
            <text:p>2,499</text:p>
          </table:table-cell>
          <table:table-cell table:style-name="ce12" table:formula="of:=([.F127]+[.H127])/2" office:value-type="float" office:value="2.99395869824914" calcext:value-type="float">
            <text:p>2,994</text:p>
          </table:table-cell>
          <table:table-cell table:style-name="ce12" table:formula="of:=([.G127]+[.I127])/2" office:value-type="float" office:value="3.40659704930987" calcext:value-type="float">
            <text:p>3,407</text:p>
          </table:table-cell>
          <table:table-cell table:style-name="ce12" table:formula="of:=([.H127]+[.J127])/2" office:value-type="float" office:value="3.72660914551516" calcext:value-type="float">
            <text:p>3,727</text:p>
          </table:table-cell>
          <table:table-cell table:style-name="ce12" table:formula="of:=([.I127]+[.K127])/2" office:value-type="float" office:value="3.94473063314554" calcext:value-type="float">
            <text:p>3,945</text:p>
          </table:table-cell>
          <table:table-cell table:style-name="ce12" table:formula="of:=([.J127]+[.L127])/2" office:value-type="float" office:value="4.05540462190423" calcext:value-type="float">
            <text:p>4,055</text:p>
          </table:table-cell>
          <table:table-cell table:style-name="ce12" table:formula="of:=[.K128]" office:value-type="float" office:value="4.05540462190423" calcext:value-type="float">
            <text:p>4,055</text:p>
          </table:table-cell>
          <table:table-cell table:number-columns-repeated="8"/>
        </table:table-row>
        <table:table-row table:style-name="ro1">
          <table:table-cell table:style-name="ce3" office:value-type="float" office:value="0.635" calcext:value-type="float">
            <text:p>0,6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8]+[.D128])/2" office:value-type="float" office:value="0.66062296253138" calcext:value-type="float">
            <text:p>0,661</text:p>
          </table:table-cell>
          <table:table-cell table:style-name="ce12" table:formula="of:=([.C128]+[.E128])/2" office:value-type="float" office:value="1.30332530781341" calcext:value-type="float">
            <text:p>1,303</text:p>
          </table:table-cell>
          <table:table-cell table:style-name="ce12" table:formula="of:=([.D128]+[.F128])/2" office:value-type="float" office:value="1.91028783255877" calcext:value-type="float">
            <text:p>1,910</text:p>
          </table:table-cell>
          <table:table-cell table:style-name="ce12" table:formula="of:=([.E128]+[.G128])/2" office:value-type="float" office:value="2.46539915728913" calcext:value-type="float">
            <text:p>2,465</text:p>
          </table:table-cell>
          <table:table-cell table:style-name="ce12" table:formula="of:=([.F128]+[.H128])/2" office:value-type="float" office:value="2.95296339468233" calcext:value-type="float">
            <text:p>2,953</text:p>
          </table:table-cell>
          <table:table-cell table:style-name="ce12" table:formula="of:=([.G128]+[.I128])/2" office:value-type="float" office:value="3.36028392188215" calcext:value-type="float">
            <text:p>3,360</text:p>
          </table:table-cell>
          <table:table-cell table:style-name="ce12" table:formula="of:=([.H128]+[.J128])/2" office:value-type="float" office:value="3.67566384122771" calcext:value-type="float">
            <text:p>3,676</text:p>
          </table:table-cell>
          <table:table-cell table:style-name="ce12" table:formula="of:=([.I128]+[.K128])/2" office:value-type="float" office:value="3.8910068837097" calcext:value-type="float">
            <text:p>3,891</text:p>
          </table:table-cell>
          <table:table-cell table:style-name="ce12" table:formula="of:=([.J128]+[.L128])/2" office:value-type="float" office:value="4.00006762752489" calcext:value-type="float">
            <text:p>4,000</text:p>
          </table:table-cell>
          <table:table-cell table:style-name="ce12" table:formula="of:=[.K129]" office:value-type="float" office:value="4.00006762752489" calcext:value-type="float">
            <text:p>4,000</text:p>
          </table:table-cell>
          <table:table-cell table:number-columns-repeated="8"/>
        </table:table-row>
        <table:table-row table:style-name="ro1">
          <table:table-cell table:style-name="ce3" office:value-type="float" office:value="0.64" calcext:value-type="float">
            <text:p>0,6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29]+[.D129])/2" office:value-type="float" office:value="0.651662653906705" calcext:value-type="float">
            <text:p>0,652</text:p>
          </table:table-cell>
          <table:table-cell table:style-name="ce12" table:formula="of:=([.C129]+[.E129])/2" office:value-type="float" office:value="1.28545539754507" calcext:value-type="float">
            <text:p>1,285</text:p>
          </table:table-cell>
          <table:table-cell table:style-name="ce12" table:formula="of:=([.D129]+[.F129])/2" office:value-type="float" office:value="1.88436223255127" calcext:value-type="float">
            <text:p>1,884</text:p>
          </table:table-cell>
          <table:table-cell table:style-name="ce12" table:formula="of:=([.E129]+[.G129])/2" office:value-type="float" office:value="2.43162561362055" calcext:value-type="float">
            <text:p>2,432</text:p>
          </table:table-cell>
          <table:table-cell table:style-name="ce12" table:formula="of:=([.F129]+[.H129])/2" office:value-type="float" office:value="2.91284153958564" calcext:value-type="float">
            <text:p>2,913</text:p>
          </table:table-cell>
          <table:table-cell table:style-name="ce12" table:formula="of:=([.G129]+[.I129])/2" office:value-type="float" office:value="3.31431361795502" calcext:value-type="float">
            <text:p>3,314</text:p>
          </table:table-cell>
          <table:table-cell table:style-name="ce12" table:formula="of:=([.H129]+[.J129])/2" office:value-type="float" office:value="3.62564540279593" calcext:value-type="float">
            <text:p>3,626</text:p>
          </table:table-cell>
          <table:table-cell table:style-name="ce12" table:formula="of:=([.I129]+[.K129])/2" office:value-type="float" office:value="3.8378657343763" calcext:value-type="float">
            <text:p>3,838</text:p>
          </table:table-cell>
          <table:table-cell table:style-name="ce12" table:formula="of:=([.J129]+[.L129])/2" office:value-type="float" office:value="3.94553725561729" calcext:value-type="float">
            <text:p>3,946</text:p>
          </table:table-cell>
          <table:table-cell table:style-name="ce12" table:formula="of:=[.K130]" office:value-type="float" office:value="3.94553725561729" calcext:value-type="float">
            <text:p>3,946</text:p>
          </table:table-cell>
          <table:table-cell table:number-columns-repeated="8"/>
        </table:table-row>
        <table:table-row table:style-name="ro1">
          <table:table-cell table:style-name="ce3" office:value-type="float" office:value="0.645" calcext:value-type="float">
            <text:p>0,6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0]+[.D130])/2" office:value-type="float" office:value="0.642727698772537" calcext:value-type="float">
            <text:p>0,643</text:p>
          </table:table-cell>
          <table:table-cell table:style-name="ce12" table:formula="of:=([.C130]+[.E130])/2" office:value-type="float" office:value="1.26801244322899" calcext:value-type="float">
            <text:p>1,268</text:p>
          </table:table-cell>
          <table:table-cell table:style-name="ce12" table:formula="of:=([.D130]+[.F130])/2" office:value-type="float" office:value="1.85854050558281" calcext:value-type="float">
            <text:p>1,859</text:p>
          </table:table-cell>
          <table:table-cell table:style-name="ce12" table:formula="of:=([.E130]+[.G130])/2" office:value-type="float" office:value="2.39860188606846" calcext:value-type="float">
            <text:p>2,399</text:p>
          </table:table-cell>
          <table:table-cell table:style-name="ce12" table:formula="of:=([.F130]+[.H130])/2" office:value-type="float" office:value="2.87296961578778" calcext:value-type="float">
            <text:p>2,873</text:p>
          </table:table-cell>
          <table:table-cell table:style-name="ce12" table:formula="of:=([.G130]+[.I130])/2" office:value-type="float" office:value="3.26924347119078" calcext:value-type="float">
            <text:p>3,269</text:p>
          </table:table-cell>
          <table:table-cell table:style-name="ce12" table:formula="of:=([.H130]+[.J130])/2" office:value-type="float" office:value="3.57608967616566" calcext:value-type="float">
            <text:p>3,576</text:p>
          </table:table-cell>
          <table:table-cell table:style-name="ce12" table:formula="of:=([.I130]+[.K130])/2" office:value-type="float" office:value="3.78559132920661" calcext:value-type="float">
            <text:p>3,786</text:p>
          </table:table-cell>
          <table:table-cell table:style-name="ce12" table:formula="of:=([.J130]+[.L130])/2" office:value-type="float" office:value="3.8917014949968" calcext:value-type="float">
            <text:p>3,892</text:p>
          </table:table-cell>
          <table:table-cell table:style-name="ce12" table:formula="of:=[.K131]" office:value-type="float" office:value="3.8917014949968" calcext:value-type="float">
            <text:p>3,892</text:p>
          </table:table-cell>
          <table:table-cell table:number-columns-repeated="8"/>
        </table:table-row>
        <table:table-row table:style-name="ro1">
          <table:table-cell table:style-name="ce3" office:value-type="float" office:value="0.65" calcext:value-type="float">
            <text:p>0,6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1]+[.D131])/2" office:value-type="float" office:value="0.634006221614494" calcext:value-type="float">
            <text:p>0,634</text:p>
          </table:table-cell>
          <table:table-cell table:style-name="ce12" table:formula="of:=([.C131]+[.E131])/2" office:value-type="float" office:value="1.25063410217767" calcext:value-type="float">
            <text:p>1,251</text:p>
          </table:table-cell>
          <table:table-cell table:style-name="ce12" table:formula="of:=([.D131]+[.F131])/2" office:value-type="float" office:value="1.83330716464872" calcext:value-type="float">
            <text:p>1,833</text:p>
          </table:table-cell>
          <table:table-cell table:style-name="ce12" table:formula="of:=([.E131]+[.G131])/2" office:value-type="float" office:value="2.3657550606853" calcext:value-type="float">
            <text:p>2,366</text:p>
          </table:table-cell>
          <table:table-cell table:style-name="ce12" table:formula="of:=([.F131]+[.H131])/2" office:value-type="float" office:value="2.83392267862962" calcext:value-type="float">
            <text:p>2,834</text:p>
          </table:table-cell>
          <table:table-cell table:style-name="ce12" table:formula="of:=([.G131]+[.I131])/2" office:value-type="float" office:value="3.22452964597672" calcext:value-type="float">
            <text:p>3,225</text:p>
          </table:table-cell>
          <table:table-cell table:style-name="ce12" table:formula="of:=([.H131]+[.J131])/2" office:value-type="float" office:value="3.5274174001987" calcext:value-type="float">
            <text:p>3,527</text:p>
          </table:table-cell>
          <table:table-cell table:style-name="ce12" table:formula="of:=([.I131]+[.K131])/2" office:value-type="float" office:value="3.73389558558123" calcext:value-type="float">
            <text:p>3,734</text:p>
          </table:table-cell>
          <table:table-cell table:style-name="ce12" table:formula="of:=([.J131]+[.L131])/2" office:value-type="float" office:value="3.8386464121017" calcext:value-type="float">
            <text:p>3,839</text:p>
          </table:table-cell>
          <table:table-cell table:style-name="ce12" table:formula="of:=[.K132]" office:value-type="float" office:value="3.8386464121017" calcext:value-type="float">
            <text:p>3,839</text:p>
          </table:table-cell>
          <table:table-cell table:number-columns-repeated="8"/>
        </table:table-row>
        <table:table-row table:style-name="ro1">
          <table:table-cell table:style-name="ce3" office:value-type="float" office:value="0.655" calcext:value-type="float">
            <text:p>0,6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2]+[.D132])/2" office:value-type="float" office:value="0.625317051088837" calcext:value-type="float">
            <text:p>0,625</text:p>
          </table:table-cell>
          <table:table-cell table:style-name="ce12" table:formula="of:=([.C132]+[.E132])/2" office:value-type="float" office:value="1.23365669313161" calcext:value-type="float">
            <text:p>1,234</text:p>
          </table:table-cell>
          <table:table-cell table:style-name="ce12" table:formula="of:=([.D132]+[.F132])/2" office:value-type="float" office:value="1.80819458143148" calcext:value-type="float">
            <text:p>1,808</text:p>
          </table:table-cell>
          <table:table-cell table:style-name="ce12" table:formula="of:=([.E132]+[.G132])/2" office:value-type="float" office:value="2.33361492163917" calcext:value-type="float">
            <text:p>2,334</text:p>
          </table:table-cell>
          <table:table-cell table:style-name="ce12" table:formula="of:=([.F132]+[.H132])/2" office:value-type="float" office:value="2.79514235333101" calcext:value-type="float">
            <text:p>2,795</text:p>
          </table:table-cell>
          <table:table-cell table:style-name="ce12" table:formula="of:=([.G132]+[.I132])/2" office:value-type="float" office:value="3.18067003941416" calcext:value-type="float">
            <text:p>3,181</text:p>
          </table:table-cell>
          <table:table-cell table:style-name="ce12" table:formula="of:=([.H132]+[.J132])/2" office:value-type="float" office:value="3.47921261577897" calcext:value-type="float">
            <text:p>3,479</text:p>
          </table:table-cell>
          <table:table-cell table:style-name="ce12" table:formula="of:=([.I132]+[.K132])/2" office:value-type="float" office:value="3.6830319061502" calcext:value-type="float">
            <text:p>3,683</text:p>
          </table:table-cell>
          <table:table-cell table:style-name="ce12" table:formula="of:=([.J132]+[.L132])/2" office:value-type="float" office:value="3.78627099884146" calcext:value-type="float">
            <text:p>3,786</text:p>
          </table:table-cell>
          <table:table-cell table:style-name="ce12" table:formula="of:=[.K133]" office:value-type="float" office:value="3.78627099884146" calcext:value-type="float">
            <text:p>3,786</text:p>
          </table:table-cell>
          <table:table-cell table:number-columns-repeated="8"/>
        </table:table-row>
        <table:table-row table:style-name="ro1">
          <table:table-cell table:style-name="ce3" office:value-type="float" office:value="0.66" calcext:value-type="float">
            <text:p>0,6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3]+[.D133])/2" office:value-type="float" office:value="0.616828346565804" calcext:value-type="float">
            <text:p>0,617</text:p>
          </table:table-cell>
          <table:table-cell table:style-name="ce12" table:formula="of:=([.C133]+[.E133])/2" office:value-type="float" office:value="1.21675581626016" calcext:value-type="float">
            <text:p>1,217</text:p>
          </table:table-cell>
          <table:table-cell table:style-name="ce12" table:formula="of:=([.D133]+[.F133])/2" office:value-type="float" office:value="1.78363580738539" calcext:value-type="float">
            <text:p>1,784</text:p>
          </table:table-cell>
          <table:table-cell table:style-name="ce12" table:formula="of:=([.E133]+[.G133])/2" office:value-type="float" office:value="2.30166846738125" calcext:value-type="float">
            <text:p>2,302</text:p>
          </table:table-cell>
          <table:table-cell table:style-name="ce12" table:formula="of:=([.F133]+[.H133])/2" office:value-type="float" office:value="2.75714248052666" calcext:value-type="float">
            <text:p>2,757</text:p>
          </table:table-cell>
          <table:table-cell table:style-name="ce12" table:formula="of:=([.G133]+[.I133])/2" office:value-type="float" office:value="3.13717748455499" calcext:value-type="float">
            <text:p>3,137</text:p>
          </table:table-cell>
          <table:table-cell table:style-name="ce12" table:formula="of:=([.H133]+[.J133])/2" office:value-type="float" office:value="3.43185097278218" calcext:value-type="float">
            <text:p>3,432</text:p>
          </table:table-cell>
          <table:table-cell table:style-name="ce12" table:formula="of:=([.I133]+[.K133])/2" office:value-type="float" office:value="3.63274180731022" calcext:value-type="float">
            <text:p>3,633</text:p>
          </table:table-cell>
          <table:table-cell table:style-name="ce12" table:formula="of:=([.J133]+[.L133])/2" office:value-type="float" office:value="3.73465145249583" calcext:value-type="float">
            <text:p>3,735</text:p>
          </table:table-cell>
          <table:table-cell table:style-name="ce12" table:formula="of:=[.K134]" office:value-type="float" office:value="3.73465145249583" calcext:value-type="float">
            <text:p>3,735</text:p>
          </table:table-cell>
          <table:table-cell table:number-columns-repeated="8"/>
        </table:table-row>
        <table:table-row table:style-name="ro1">
          <table:table-cell table:style-name="ce3" office:value-type="float" office:value="0.665" calcext:value-type="float">
            <text:p>0,6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4]+[.D134])/2" office:value-type="float" office:value="0.60837790813008" calcext:value-type="float">
            <text:p>0,608</text:p>
          </table:table-cell>
          <table:table-cell table:style-name="ce12" table:formula="of:=([.C134]+[.E134])/2" office:value-type="float" office:value="1.2002320769756" calcext:value-type="float">
            <text:p>1,200</text:p>
          </table:table-cell>
          <table:table-cell table:style-name="ce12" table:formula="of:=([.D134]+[.F134])/2" office:value-type="float" office:value="1.7592121418207" calcext:value-type="float">
            <text:p>1,759</text:p>
          </table:table-cell>
          <table:table-cell table:style-name="ce12" table:formula="of:=([.E134]+[.G134])/2" office:value-type="float" office:value="2.27038914395603" calcext:value-type="float">
            <text:p>2,270</text:p>
          </table:table-cell>
          <table:table-cell table:style-name="ce12" table:formula="of:=([.F134]+[.H134])/2" office:value-type="float" office:value="2.71942297596812" calcext:value-type="float">
            <text:p>2,719</text:p>
          </table:table-cell>
          <table:table-cell table:style-name="ce12" table:formula="of:=([.G134]+[.I134])/2" office:value-type="float" office:value="3.09449672665442" calcext:value-type="float">
            <text:p>3,094</text:p>
          </table:table-cell>
          <table:table-cell table:style-name="ce12" table:formula="of:=([.H134]+[.J134])/2" office:value-type="float" office:value="3.3849596459326" calcext:value-type="float">
            <text:p>3,385</text:p>
          </table:table-cell>
          <table:table-cell table:style-name="ce12" table:formula="of:=([.I134]+[.K134])/2" office:value-type="float" office:value="3.58325121263901" calcext:value-type="float">
            <text:p>3,583</text:p>
          </table:table-cell>
          <table:table-cell table:style-name="ce12" table:formula="of:=([.J134]+[.L134])/2" office:value-type="float" office:value="3.68369662990302" calcext:value-type="float">
            <text:p>3,684</text:p>
          </table:table-cell>
          <table:table-cell table:style-name="ce12" table:formula="of:=[.K135]" office:value-type="float" office:value="3.68369662990302" calcext:value-type="float">
            <text:p>3,684</text:p>
          </table:table-cell>
          <table:table-cell table:number-columns-repeated="8"/>
        </table:table-row>
        <table:table-row table:style-name="ro1">
          <table:table-cell table:style-name="ce3" office:value-type="float" office:value="0.67" calcext:value-type="float">
            <text:p>0,6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5]+[.D135])/2" office:value-type="float" office:value="0.600116038487798" calcext:value-type="float">
            <text:p>0,600</text:p>
          </table:table-cell>
          <table:table-cell table:style-name="ce12" table:formula="of:=([.C135]+[.E135])/2" office:value-type="float" office:value="1.18379502497539" calcext:value-type="float">
            <text:p>1,184</text:p>
          </table:table-cell>
          <table:table-cell table:style-name="ce12" table:formula="of:=([.D135]+[.F135])/2" office:value-type="float" office:value="1.73531061046581" calcext:value-type="float">
            <text:p>1,735</text:p>
          </table:table-cell>
          <table:table-cell table:style-name="ce12" table:formula="of:=([.E135]+[.G135])/2" office:value-type="float" office:value="2.23931755889441" calcext:value-type="float">
            <text:p>2,239</text:p>
          </table:table-cell>
          <table:table-cell table:style-name="ce12" table:formula="of:=([.F135]+[.H135])/2" office:value-type="float" office:value="2.68244293530522" calcext:value-type="float">
            <text:p>2,682</text:p>
          </table:table-cell>
          <table:table-cell table:style-name="ce12" table:formula="of:=([.G135]+[.I135])/2" office:value-type="float" office:value="3.05219131095036" calcext:value-type="float">
            <text:p>3,052</text:p>
          </table:table-cell>
          <table:table-cell table:style-name="ce12" table:formula="of:=([.H135]+[.J135])/2" office:value-type="float" office:value="3.33887396964671" calcext:value-type="float">
            <text:p>3,339</text:p>
          </table:table-cell>
          <table:table-cell table:style-name="ce12" table:formula="of:=([.I135]+[.K135])/2" office:value-type="float" office:value="3.53432813791781" calcext:value-type="float">
            <text:p>3,534</text:p>
          </table:table-cell>
          <table:table-cell table:style-name="ce12" table:formula="of:=([.J135]+[.L135])/2" office:value-type="float" office:value="3.63347392127101" calcext:value-type="float">
            <text:p>3,633</text:p>
          </table:table-cell>
          <table:table-cell table:style-name="ce12" table:formula="of:=[.K136]" office:value-type="float" office:value="3.63347392127101" calcext:value-type="float">
            <text:p>3,633</text:p>
          </table:table-cell>
          <table:table-cell table:number-columns-repeated="8"/>
        </table:table-row>
        <table:table-row table:style-name="ro1">
          <table:table-cell table:style-name="ce3" office:value-type="float" office:value="0.675" calcext:value-type="float">
            <text:p>0,6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6]+[.D136])/2" office:value-type="float" office:value="0.591897512487696" calcext:value-type="float">
            <text:p>0,592</text:p>
          </table:table-cell>
          <table:table-cell table:style-name="ce12" table:formula="of:=([.C136]+[.E136])/2" office:value-type="float" office:value="1.1677133244768" calcext:value-type="float">
            <text:p>1,168</text:p>
          </table:table-cell>
          <table:table-cell table:style-name="ce12" table:formula="of:=([.D136]+[.F136])/2" office:value-type="float" office:value="1.7115562919349" calcext:value-type="float">
            <text:p>1,712</text:p>
          </table:table-cell>
          <table:table-cell table:style-name="ce12" table:formula="of:=([.E136]+[.G136])/2" office:value-type="float" office:value="2.20887677288552" calcext:value-type="float">
            <text:p>2,209</text:p>
          </table:table-cell>
          <table:table-cell table:style-name="ce12" table:formula="of:=([.F136]+[.H136])/2" office:value-type="float" office:value="2.64575443492239" calcext:value-type="float">
            <text:p>2,646</text:p>
          </table:table-cell>
          <table:table-cell table:style-name="ce12" table:formula="of:=([.G136]+[.I136])/2" office:value-type="float" office:value="3.01065845247597" calcext:value-type="float">
            <text:p>3,011</text:p>
          </table:table-cell>
          <table:table-cell table:style-name="ce12" table:formula="of:=([.H136]+[.J136])/2" office:value-type="float" office:value="3.29325972443409" calcext:value-type="float">
            <text:p>3,293</text:p>
          </table:table-cell>
          <table:table-cell table:style-name="ce12" table:formula="of:=([.I136]+[.K136])/2" office:value-type="float" office:value="3.48617394545886" calcext:value-type="float">
            <text:p>3,486</text:p>
          </table:table-cell>
          <table:table-cell table:style-name="ce12" table:formula="of:=([.J136]+[.L136])/2" office:value-type="float" office:value="3.58390102959441" calcext:value-type="float">
            <text:p>3,584</text:p>
          </table:table-cell>
          <table:table-cell table:style-name="ce12" table:formula="of:=[.K137]" office:value-type="float" office:value="3.58390102959441" calcext:value-type="float">
            <text:p>3,584</text:p>
          </table:table-cell>
          <table:table-cell table:number-columns-repeated="8"/>
        </table:table-row>
        <table:table-row table:style-name="ro1">
          <table:table-cell table:style-name="ce3" office:value-type="float" office:value="0.68" calcext:value-type="float">
            <text:p>0,6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7]+[.D137])/2" office:value-type="float" office:value="0.583856662238402" calcext:value-type="float">
            <text:p>0,584</text:p>
          </table:table-cell>
          <table:table-cell table:style-name="ce12" table:formula="of:=([.C137]+[.E137])/2" office:value-type="float" office:value="1.1517269022113" calcext:value-type="float">
            <text:p>1,152</text:p>
          </table:table-cell>
          <table:table-cell table:style-name="ce12" table:formula="of:=([.D137]+[.F137])/2" office:value-type="float" office:value="1.68829504868116" calcext:value-type="float">
            <text:p>1,688</text:p>
          </table:table-cell>
          <table:table-cell table:style-name="ce12" table:formula="of:=([.E137]+[.G137])/2" office:value-type="float" office:value="2.17865536342864" calcext:value-type="float">
            <text:p>2,179</text:p>
          </table:table-cell>
          <table:table-cell table:style-name="ce12" table:formula="of:=([.F137]+[.H137])/2" office:value-type="float" office:value="2.60976761268074" calcext:value-type="float">
            <text:p>2,610</text:p>
          </table:table-cell>
          <table:table-cell table:style-name="ce12" table:formula="of:=([.G137]+[.I137])/2" office:value-type="float" office:value="2.96950707967824" calcext:value-type="float">
            <text:p>2,970</text:p>
          </table:table-cell>
          <table:table-cell table:style-name="ce12" table:formula="of:=([.H137]+[.J137])/2" office:value-type="float" office:value="3.24841619896742" calcext:value-type="float">
            <text:p>3,248</text:p>
          </table:table-cell>
          <table:table-cell table:style-name="ce12" table:formula="of:=([.I137]+[.K137])/2" office:value-type="float" office:value="3.43858037701425" calcext:value-type="float">
            <text:p>3,439</text:p>
          </table:table-cell>
          <table:table-cell table:style-name="ce12" table:formula="of:=([.J137]+[.L137])/2" office:value-type="float" office:value="3.53503748752664" calcext:value-type="float">
            <text:p>3,535</text:p>
          </table:table-cell>
          <table:table-cell table:style-name="ce12" table:formula="of:=[.K138]" office:value-type="float" office:value="3.53503748752664" calcext:value-type="float">
            <text:p>3,535</text:p>
          </table:table-cell>
          <table:table-cell table:number-columns-repeated="8"/>
        </table:table-row>
        <table:table-row table:style-name="ro1">
          <table:table-cell table:style-name="ce3" office:value-type="float" office:value="0.685" calcext:value-type="float">
            <text:p>0,6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8]+[.D138])/2" office:value-type="float" office:value="0.575863451105649" calcext:value-type="float">
            <text:p>0,576</text:p>
          </table:table-cell>
          <table:table-cell table:style-name="ce12" table:formula="of:=([.C138]+[.E138])/2" office:value-type="float" office:value="1.13607585545978" calcext:value-type="float">
            <text:p>1,136</text:p>
          </table:table-cell>
          <table:table-cell table:style-name="ce12" table:formula="of:=([.D138]+[.F138])/2" office:value-type="float" office:value="1.66519113281997" calcext:value-type="float">
            <text:p>1,665</text:p>
          </table:table-cell>
          <table:table-cell table:style-name="ce12" table:formula="of:=([.E138]+[.G138])/2" office:value-type="float" office:value="2.14903133068095" calcext:value-type="float">
            <text:p>2,149</text:p>
          </table:table-cell>
          <table:table-cell table:style-name="ce12" table:formula="of:=([.F138]+[.H138])/2" office:value-type="float" office:value="2.57408122155344" calcext:value-type="float">
            <text:p>2,574</text:p>
          </table:table-cell>
          <table:table-cell table:style-name="ce12" table:formula="of:=([.G138]+[.I138])/2" office:value-type="float" office:value="2.92909190582408" calcext:value-type="float">
            <text:p>2,929</text:p>
          </table:table-cell>
          <table:table-cell table:style-name="ce12" table:formula="of:=([.H138]+[.J138])/2" office:value-type="float" office:value="3.20404372834624" calcext:value-type="float">
            <text:p>3,204</text:p>
          </table:table-cell>
          <table:table-cell table:style-name="ce12" table:formula="of:=([.I138]+[.K138])/2" office:value-type="float" office:value="3.39172684324703" calcext:value-type="float">
            <text:p>3,392</text:p>
          </table:table-cell>
          <table:table-cell table:style-name="ce12" table:formula="of:=([.J138]+[.L138])/2" office:value-type="float" office:value="3.48680893227044" calcext:value-type="float">
            <text:p>3,487</text:p>
          </table:table-cell>
          <table:table-cell table:style-name="ce12" table:formula="of:=[.K139]" office:value-type="float" office:value="3.48680893227044" calcext:value-type="float">
            <text:p>3,487</text:p>
          </table:table-cell>
          <table:table-cell table:number-columns-repeated="8"/>
        </table:table-row>
        <table:table-row table:style-name="ro1">
          <table:table-cell table:style-name="ce3" office:value-type="float" office:value="0.69" calcext:value-type="float">
            <text:p>0,6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39]+[.D139])/2" office:value-type="float" office:value="0.568037927729891" calcext:value-type="float">
            <text:p>0,568</text:p>
          </table:table-cell>
          <table:table-cell table:style-name="ce12" table:formula="of:=([.C139]+[.E139])/2" office:value-type="float" office:value="1.12052729196281" calcext:value-type="float">
            <text:p>1,121</text:p>
          </table:table-cell>
          <table:table-cell table:style-name="ce12" table:formula="of:=([.D139]+[.F139])/2" office:value-type="float" office:value="1.64255359307037" calcext:value-type="float">
            <text:p>1,643</text:p>
          </table:table-cell>
          <table:table-cell table:style-name="ce12" table:formula="of:=([.E139]+[.G139])/2" office:value-type="float" office:value="2.11963617718671" calcext:value-type="float">
            <text:p>2,120</text:p>
          </table:table-cell>
          <table:table-cell table:style-name="ce12" table:formula="of:=([.F139]+[.H139])/2" office:value-type="float" office:value="2.53906161825252" calcext:value-type="float">
            <text:p>2,539</text:p>
          </table:table-cell>
          <table:table-cell table:style-name="ce12" table:formula="of:=([.G139]+[.I139])/2" office:value-type="float" office:value="2.88906247494984" calcext:value-type="float">
            <text:p>2,889</text:p>
          </table:table-cell>
          <table:table-cell table:style-name="ce12" table:formula="of:=([.H139]+[.J139])/2" office:value-type="float" office:value="3.16040937453555" calcext:value-type="float">
            <text:p>3,160</text:p>
          </table:table-cell>
          <table:table-cell table:style-name="ce12" table:formula="of:=([.I139]+[.K139])/2" office:value-type="float" office:value="3.34542633030834" calcext:value-type="float">
            <text:p>3,345</text:p>
          </table:table-cell>
          <table:table-cell table:style-name="ce12" table:formula="of:=([.J139]+[.L139])/2" office:value-type="float" office:value="3.43926788775874" calcext:value-type="float">
            <text:p>3,439</text:p>
          </table:table-cell>
          <table:table-cell table:style-name="ce12" table:formula="of:=[.K140]" office:value-type="float" office:value="3.43926788775874" calcext:value-type="float">
            <text:p>3,439</text:p>
          </table:table-cell>
          <table:table-cell table:number-columns-repeated="8"/>
        </table:table-row>
        <table:table-row table:style-name="ro1">
          <table:table-cell table:style-name="ce3" office:value-type="float" office:value="0.695" calcext:value-type="float">
            <text:p>0,6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0]+[.D140])/2" office:value-type="float" office:value="0.560263645981405" calcext:value-type="float">
            <text:p>0,560</text:p>
          </table:table-cell>
          <table:table-cell table:style-name="ce12" table:formula="of:=([.C140]+[.E140])/2" office:value-type="float" office:value="1.10529576040013" calcext:value-type="float">
            <text:p>1,105</text:p>
          </table:table-cell>
          <table:table-cell table:style-name="ce12" table:formula="of:=([.D140]+[.F140])/2" office:value-type="float" office:value="1.62008173457476" calcext:value-type="float">
            <text:p>1,620</text:p>
          </table:table-cell>
          <table:table-cell table:style-name="ce12" table:formula="of:=([.E140]+[.G140])/2" office:value-type="float" office:value="2.09080760566144" calcext:value-type="float">
            <text:p>2,091</text:p>
          </table:table-cell>
          <table:table-cell table:style-name="ce12" table:formula="of:=([.F140]+[.H140])/2" office:value-type="float" office:value="2.50434932606827" calcext:value-type="float">
            <text:p>2,504</text:p>
          </table:table-cell>
          <table:table-cell table:style-name="ce12" table:formula="of:=([.G140]+[.I140])/2" office:value-type="float" office:value="2.84973549639403" calcext:value-type="float">
            <text:p>2,850</text:p>
          </table:table-cell>
          <table:table-cell table:style-name="ce12" table:formula="of:=([.H140]+[.J140])/2" office:value-type="float" office:value="3.11724440262909" calcext:value-type="float">
            <text:p>3,117</text:p>
          </table:table-cell>
          <table:table-cell table:style-name="ce12" table:formula="of:=([.I140]+[.K140])/2" office:value-type="float" office:value="3.29983863114714" calcext:value-type="float">
            <text:p>3,300</text:p>
          </table:table-cell>
          <table:table-cell table:style-name="ce12" table:formula="of:=([.J140]+[.L140])/2" office:value-type="float" office:value="3.39234710903354" calcext:value-type="float">
            <text:p>3,392</text:p>
          </table:table-cell>
          <table:table-cell table:style-name="ce12" table:formula="of:=[.K141]" office:value-type="float" office:value="3.39234710903354" calcext:value-type="float">
            <text:p>3,392</text:p>
          </table:table-cell>
          <table:table-cell table:number-columns-repeated="8"/>
        </table:table-row>
        <table:table-row table:style-name="ro1">
          <table:table-cell table:style-name="ce3" office:value-type="float" office:value="0.7" calcext:value-type="float">
            <text:p>0,7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1]+[.D141])/2" office:value-type="float" office:value="0.552647880200064" calcext:value-type="float">
            <text:p>0,553</text:p>
          </table:table-cell>
          <table:table-cell table:style-name="ce12" table:formula="of:=([.C141]+[.E141])/2" office:value-type="float" office:value="1.09017269027808" calcext:value-type="float">
            <text:p>1,090</text:p>
          </table:table-cell>
          <table:table-cell table:style-name="ce12" table:formula="of:=([.D141]+[.F141])/2" office:value-type="float" office:value="1.59805168303079" calcext:value-type="float">
            <text:p>1,598</text:p>
          </table:table-cell>
          <table:table-cell table:style-name="ce12" table:formula="of:=([.E141]+[.G141])/2" office:value-type="float" office:value="2.06221553032152" calcext:value-type="float">
            <text:p>2,062</text:p>
          </table:table-cell>
          <table:table-cell table:style-name="ce12" table:formula="of:=([.F141]+[.H141])/2" office:value-type="float" office:value="2.47027155102774" calcext:value-type="float">
            <text:p>2,470</text:p>
          </table:table-cell>
          <table:table-cell table:style-name="ce12" table:formula="of:=([.G141]+[.I141])/2" office:value-type="float" office:value="2.81079686434868" calcext:value-type="float">
            <text:p>2,811</text:p>
          </table:table-cell>
          <table:table-cell table:style-name="ce12" table:formula="of:=([.H141]+[.J141])/2" office:value-type="float" office:value="3.07478706377059" calcext:value-type="float">
            <text:p>3,075</text:p>
          </table:table-cell>
          <table:table-cell table:style-name="ce12" table:formula="of:=([.I141]+[.K141])/2" office:value-type="float" office:value="3.25479575583132" calcext:value-type="float">
            <text:p>3,255</text:p>
          </table:table-cell>
          <table:table-cell table:style-name="ce12" table:formula="of:=([.J141]+[.L141])/2" office:value-type="float" office:value="3.34609287009034" calcext:value-type="float">
            <text:p>3,346</text:p>
          </table:table-cell>
          <table:table-cell table:style-name="ce12" table:formula="of:=[.K142]" office:value-type="float" office:value="3.34609287009034" calcext:value-type="float">
            <text:p>3,346</text:p>
          </table:table-cell>
          <table:table-cell table:number-columns-repeated="8"/>
        </table:table-row>
        <table:table-row table:style-name="ro1">
          <table:table-cell table:style-name="ce3" office:value-type="float" office:value="0.705" calcext:value-type="float">
            <text:p>0,7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2]+[.D142])/2" office:value-type="float" office:value="0.545086345139041" calcext:value-type="float">
            <text:p>0,545</text:p>
          </table:table-cell>
          <table:table-cell table:style-name="ce12" table:formula="of:=([.C142]+[.E142])/2" office:value-type="float" office:value="1.07534978161542" calcext:value-type="float">
            <text:p>1,075</text:p>
          </table:table-cell>
          <table:table-cell table:style-name="ce12" table:formula="of:=([.D142]+[.F142])/2" office:value-type="float" office:value="1.5761941102998" calcext:value-type="float">
            <text:p>1,576</text:p>
          </table:table-cell>
          <table:table-cell table:style-name="ce12" table:formula="of:=([.E142]+[.G142])/2" office:value-type="float" office:value="2.03416161702926" calcext:value-type="float">
            <text:p>2,034</text:p>
          </table:table-cell>
          <table:table-cell table:style-name="ce12" table:formula="of:=([.F142]+[.H142])/2" office:value-type="float" office:value="2.4365061973351" calcext:value-type="float">
            <text:p>2,437</text:p>
          </table:table-cell>
          <table:table-cell table:style-name="ce12" table:formula="of:=([.G142]+[.I142])/2" office:value-type="float" office:value="2.77252930739916" calcext:value-type="float">
            <text:p>2,773</text:p>
          </table:table-cell>
          <table:table-cell table:style-name="ce12" table:formula="of:=([.H142]+[.J142])/2" office:value-type="float" office:value="3.03279631009" calcext:value-type="float">
            <text:p>3,033</text:p>
          </table:table-cell>
          <table:table-cell table:style-name="ce12" table:formula="of:=([.I142]+[.K142])/2" office:value-type="float" office:value="3.21043996693047" calcext:value-type="float">
            <text:p>3,210</text:p>
          </table:table-cell>
          <table:table-cell table:style-name="ce12" table:formula="of:=([.J142]+[.L142])/2" office:value-type="float" office:value="3.30044431296083" calcext:value-type="float">
            <text:p>3,300</text:p>
          </table:table-cell>
          <table:table-cell table:style-name="ce12" table:formula="of:=[.K143]" office:value-type="float" office:value="3.30044431296083" calcext:value-type="float">
            <text:p>3,300</text:p>
          </table:table-cell>
          <table:table-cell table:number-columns-repeated="8"/>
        </table:table-row>
        <table:table-row table:style-name="ro1">
          <table:table-cell table:style-name="ce3" office:value-type="float" office:value="0.71" calcext:value-type="float">
            <text:p>0,7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3]+[.D143])/2" office:value-type="float" office:value="0.537674890807712" calcext:value-type="float">
            <text:p>0,538</text:p>
          </table:table-cell>
          <table:table-cell table:style-name="ce12" table:formula="of:=([.C143]+[.E143])/2" office:value-type="float" office:value="1.06064022771942" calcext:value-type="float">
            <text:p>1,061</text:p>
          </table:table-cell>
          <table:table-cell table:style-name="ce12" table:formula="of:=([.D143]+[.F143])/2" office:value-type="float" office:value="1.55475569932234" calcext:value-type="float">
            <text:p>1,555</text:p>
          </table:table-cell>
          <table:table-cell table:style-name="ce12" table:formula="of:=([.E143]+[.G143])/2" office:value-type="float" office:value="2.00635015381745" calcext:value-type="float">
            <text:p>2,006</text:p>
          </table:table-cell>
          <table:table-cell table:style-name="ce12" table:formula="of:=([.F143]+[.H143])/2" office:value-type="float" office:value="2.40334546221421" calcext:value-type="float">
            <text:p>2,403</text:p>
          </table:table-cell>
          <table:table-cell table:style-name="ce12" table:formula="of:=([.G143]+[.I143])/2" office:value-type="float" office:value="2.73465125371255" calcext:value-type="float">
            <text:p>2,735</text:p>
          </table:table-cell>
          <table:table-cell table:style-name="ce12" table:formula="of:=([.H143]+[.J143])/2" office:value-type="float" office:value="2.99148463716482" calcext:value-type="float">
            <text:p>2,991</text:p>
          </table:table-cell>
          <table:table-cell table:style-name="ce12" table:formula="of:=([.I143]+[.K143])/2" office:value-type="float" office:value="3.16662031152542" calcext:value-type="float">
            <text:p>3,167</text:p>
          </table:table-cell>
          <table:table-cell table:style-name="ce12" table:formula="of:=([.J143]+[.L143])/2" office:value-type="float" office:value="3.25544213994565" calcext:value-type="float">
            <text:p>3,255</text:p>
          </table:table-cell>
          <table:table-cell table:style-name="ce12" table:formula="of:=[.K144]" office:value-type="float" office:value="3.25544213994565" calcext:value-type="float">
            <text:p>3,255</text:p>
          </table:table-cell>
          <table:table-cell table:number-columns-repeated="8"/>
        </table:table-row>
        <table:table-row table:style-name="ro1">
          <table:table-cell table:style-name="ce3" office:value-type="float" office:value="0.715" calcext:value-type="float">
            <text:p>0,7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4]+[.D144])/2" office:value-type="float" office:value="0.53032011385971" calcext:value-type="float">
            <text:p>0,530</text:p>
          </table:table-cell>
          <table:table-cell table:style-name="ce12" table:formula="of:=([.C144]+[.E144])/2" office:value-type="float" office:value="1.04621529506503" calcext:value-type="float">
            <text:p>1,046</text:p>
          </table:table-cell>
          <table:table-cell table:style-name="ce12" table:formula="of:=([.D144]+[.F144])/2" office:value-type="float" office:value="1.53349519076843" calcext:value-type="float">
            <text:p>1,533</text:p>
          </table:table-cell>
          <table:table-cell table:style-name="ce12" table:formula="of:=([.E144]+[.G144])/2" office:value-type="float" office:value="1.97905058076828" calcext:value-type="float">
            <text:p>1,979</text:p>
          </table:table-cell>
          <table:table-cell table:style-name="ce12" table:formula="of:=([.F144]+[.H144])/2" office:value-type="float" office:value="2.370500703765" calcext:value-type="float">
            <text:p>2,371</text:p>
          </table:table-cell>
          <table:table-cell table:style-name="ce12" table:formula="of:=([.G144]+[.I144])/2" office:value-type="float" office:value="2.69741504968951" calcext:value-type="float">
            <text:p>2,697</text:p>
          </table:table-cell>
          <table:table-cell table:style-name="ce12" table:formula="of:=([.H144]+[.J144])/2" office:value-type="float" office:value="2.95063578261898" calcext:value-type="float">
            <text:p>2,951</text:p>
          </table:table-cell>
          <table:table-cell table:style-name="ce12" table:formula="of:=([.I144]+[.K144])/2" office:value-type="float" office:value="3.12346338855523" calcext:value-type="float">
            <text:p>3,123</text:p>
          </table:table-cell>
          <table:table-cell table:style-name="ce12" table:formula="of:=([.J144]+[.L144])/2" office:value-type="float" office:value="3.21103122573553" calcext:value-type="float">
            <text:p>3,211</text:p>
          </table:table-cell>
          <table:table-cell table:style-name="ce12" table:formula="of:=[.K145]" office:value-type="float" office:value="3.21103122573553" calcext:value-type="float">
            <text:p>3,211</text:p>
          </table:table-cell>
          <table:table-cell table:number-columns-repeated="8"/>
        </table:table-row>
        <table:table-row table:style-name="ro1">
          <table:table-cell table:style-name="ce3" office:value-type="float" office:value="0.72" calcext:value-type="float">
            <text:p>0,7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5]+[.D145])/2" office:value-type="float" office:value="0.523107647532514" calcext:value-type="float">
            <text:p>0,523</text:p>
          </table:table-cell>
          <table:table-cell table:style-name="ce12" table:formula="of:=([.C145]+[.E145])/2" office:value-type="float" office:value="1.03190765231407" calcext:value-type="float">
            <text:p>1,032</text:p>
          </table:table-cell>
          <table:table-cell table:style-name="ce12" table:formula="of:=([.D145]+[.F145])/2" office:value-type="float" office:value="1.51263293791665" calcext:value-type="float">
            <text:p>1,513</text:p>
          </table:table-cell>
          <table:table-cell table:style-name="ce12" table:formula="of:=([.E145]+[.G145])/2" office:value-type="float" office:value="1.95199794726672" calcext:value-type="float">
            <text:p>1,952</text:p>
          </table:table-cell>
          <table:table-cell table:style-name="ce12" table:formula="of:=([.F145]+[.H145])/2" office:value-type="float" office:value="2.3382328152289" calcext:value-type="float">
            <text:p>2,338</text:p>
          </table:table-cell>
          <table:table-cell table:style-name="ce12" table:formula="of:=([.G145]+[.I145])/2" office:value-type="float" office:value="2.66056824319199" calcext:value-type="float">
            <text:p>2,661</text:p>
          </table:table-cell>
          <table:table-cell table:style-name="ce12" table:formula="of:=([.H145]+[.J145])/2" office:value-type="float" office:value="2.91043921912237" calcext:value-type="float">
            <text:p>2,910</text:p>
          </table:table-cell>
          <table:table-cell table:style-name="ce12" table:formula="of:=([.I145]+[.K145])/2" office:value-type="float" office:value="3.08083350417726" calcext:value-type="float">
            <text:p>3,081</text:p>
          </table:table-cell>
          <table:table-cell table:style-name="ce12" table:formula="of:=([.J145]+[.L145])/2" office:value-type="float" office:value="3.16724730714538" calcext:value-type="float">
            <text:p>3,167</text:p>
          </table:table-cell>
          <table:table-cell table:style-name="ce12" table:formula="of:=[.K146]" office:value-type="float" office:value="3.16724730714538" calcext:value-type="float">
            <text:p>3,167</text:p>
          </table:table-cell>
          <table:table-cell table:number-columns-repeated="8"/>
        </table:table-row>
        <table:table-row table:style-name="ro1">
          <table:table-cell table:style-name="ce3" office:value-type="float" office:value="0.725" calcext:value-type="float">
            <text:p>0,7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6]+[.D146])/2" office:value-type="float" office:value="0.515953826157036" calcext:value-type="float">
            <text:p>0,516</text:p>
          </table:table-cell>
          <table:table-cell table:style-name="ce12" table:formula="of:=([.C146]+[.E146])/2" office:value-type="float" office:value="1.01787029272458" calcext:value-type="float">
            <text:p>1,018</text:p>
          </table:table-cell>
          <table:table-cell table:style-name="ce12" table:formula="of:=([.D146]+[.F146])/2" office:value-type="float" office:value="1.49195279979039" calcext:value-type="float">
            <text:p>1,492</text:p>
          </table:table-cell>
          <table:table-cell table:style-name="ce12" table:formula="of:=([.E146]+[.G146])/2" office:value-type="float" office:value="1.92543287657277" calcext:value-type="float">
            <text:p>1,925</text:p>
          </table:table-cell>
          <table:table-cell table:style-name="ce12" table:formula="of:=([.F146]+[.H146])/2" office:value-type="float" office:value="2.30628309522935" calcext:value-type="float">
            <text:p>2,306</text:p>
          </table:table-cell>
          <table:table-cell table:style-name="ce12" table:formula="of:=([.G146]+[.I146])/2" office:value-type="float" office:value="2.62433601717563" calcext:value-type="float">
            <text:p>2,624</text:p>
          </table:table-cell>
          <table:table-cell table:style-name="ce12" table:formula="of:=([.H146]+[.J146])/2" office:value-type="float" office:value="2.87070087368462" calcext:value-type="float">
            <text:p>2,871</text:p>
          </table:table-cell>
          <table:table-cell table:style-name="ce12" table:formula="of:=([.I146]+[.K146])/2" office:value-type="float" office:value="3.03884326313388" calcext:value-type="float">
            <text:p>3,039</text:p>
          </table:table-cell>
          <table:table-cell table:style-name="ce12" table:formula="of:=([.J146]+[.L146])/2" office:value-type="float" office:value="3.12404040566132" calcext:value-type="float">
            <text:p>3,124</text:p>
          </table:table-cell>
          <table:table-cell table:style-name="ce12" table:formula="of:=[.K147]" office:value-type="float" office:value="3.12404040566132" calcext:value-type="float">
            <text:p>3,124</text:p>
          </table:table-cell>
          <table:table-cell table:number-columns-repeated="8"/>
        </table:table-row>
        <table:table-row table:style-name="ro1">
          <table:table-cell table:style-name="ce3" office:value-type="float" office:value="0.73" calcext:value-type="float">
            <text:p>0,7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7]+[.D147])/2" office:value-type="float" office:value="0.508935146362292" calcext:value-type="float">
            <text:p>0,509</text:p>
          </table:table-cell>
          <table:table-cell table:style-name="ce12" table:formula="of:=([.C147]+[.E147])/2" office:value-type="float" office:value="1.00395331297372" calcext:value-type="float">
            <text:p>1,004</text:p>
          </table:table-cell>
          <table:table-cell table:style-name="ce12" table:formula="of:=([.D147]+[.F147])/2" office:value-type="float" office:value="1.47165158464868" calcext:value-type="float">
            <text:p>1,472</text:p>
          </table:table-cell>
          <table:table-cell table:style-name="ce12" table:formula="of:=([.E147]+[.G147])/2" office:value-type="float" office:value="1.89911794750987" calcext:value-type="float">
            <text:p>1,899</text:p>
          </table:table-cell>
          <table:table-cell table:style-name="ce12" table:formula="of:=([.F147]+[.H147])/2" office:value-type="float" office:value="2.2748844468742" calcext:value-type="float">
            <text:p>2,275</text:p>
          </table:table-cell>
          <table:table-cell table:style-name="ce12" table:formula="of:=([.G147]+[.I147])/2" office:value-type="float" office:value="2.58849198445699" calcext:value-type="float">
            <text:p>2,588</text:p>
          </table:table-cell>
          <table:table-cell table:style-name="ce12" table:formula="of:=([.H147]+[.J147])/2" office:value-type="float" office:value="2.83158964015476" calcext:value-type="float">
            <text:p>2,832</text:p>
          </table:table-cell>
          <table:table-cell table:style-name="ce12" table:formula="of:=([.I147]+[.K147])/2" office:value-type="float" office:value="2.99737063967297" calcext:value-type="float">
            <text:p>2,997</text:p>
          </table:table-cell>
          <table:table-cell table:style-name="ce12" table:formula="of:=([.J147]+[.L147])/2" office:value-type="float" office:value="3.0814418343976" calcext:value-type="float">
            <text:p>3,081</text:p>
          </table:table-cell>
          <table:table-cell table:style-name="ce12" table:formula="of:=[.K148]" office:value-type="float" office:value="3.0814418343976" calcext:value-type="float">
            <text:p>3,081</text:p>
          </table:table-cell>
          <table:table-cell table:number-columns-repeated="8"/>
        </table:table-row>
        <table:table-row table:style-name="ro1">
          <table:table-cell table:style-name="ce3" office:value-type="float" office:value="0.735" calcext:value-type="float">
            <text:p>0,7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8]+[.D148])/2" office:value-type="float" office:value="0.501976656486858" calcext:value-type="float">
            <text:p>0,502</text:p>
          </table:table-cell>
          <table:table-cell table:style-name="ce12" table:formula="of:=([.C148]+[.E148])/2" office:value-type="float" office:value="0.990293365505485" calcext:value-type="float">
            <text:p>0,990</text:p>
          </table:table-cell>
          <table:table-cell table:style-name="ce12" table:formula="of:=([.D148]+[.F148])/2" office:value-type="float" office:value="1.45153563024179" calcext:value-type="float">
            <text:p>1,452</text:p>
          </table:table-cell>
          <table:table-cell table:style-name="ce12" table:formula="of:=([.E148]+[.G148])/2" office:value-type="float" office:value="1.87326801576144" calcext:value-type="float">
            <text:p>1,873</text:p>
          </table:table-cell>
          <table:table-cell table:style-name="ce12" table:formula="of:=([.F148]+[.H148])/2" office:value-type="float" office:value="2.24380496598343" calcext:value-type="float">
            <text:p>2,244</text:p>
          </table:table-cell>
          <table:table-cell table:style-name="ce12" table:formula="of:=([.G148]+[.I148])/2" office:value-type="float" office:value="2.55323704351448" calcext:value-type="float">
            <text:p>2,553</text:p>
          </table:table-cell>
          <table:table-cell table:style-name="ce12" table:formula="of:=([.H148]+[.J148])/2" office:value-type="float" office:value="2.79293131206498" calcext:value-type="float">
            <text:p>2,793</text:p>
          </table:table-cell>
          <table:table-cell table:style-name="ce12" table:formula="of:=([.I148]+[.K148])/2" office:value-type="float" office:value="2.95651573727618" calcext:value-type="float">
            <text:p>2,957</text:p>
          </table:table-cell>
          <table:table-cell table:style-name="ce12" table:formula="of:=([.J148]+[.L148])/2" office:value-type="float" office:value="3.03940623703528" calcext:value-type="float">
            <text:p>3,039</text:p>
          </table:table-cell>
          <table:table-cell table:style-name="ce12" table:formula="of:=[.K149]" office:value-type="float" office:value="3.03940623703528" calcext:value-type="float">
            <text:p>3,039</text:p>
          </table:table-cell>
          <table:table-cell table:number-columns-repeated="8"/>
        </table:table-row>
        <table:table-row table:style-name="ro1">
          <table:table-cell table:style-name="ce3" office:value-type="float" office:value="0.74" calcext:value-type="float">
            <text:p>0,7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49]+[.D149])/2" office:value-type="float" office:value="0.495146682752743" calcext:value-type="float">
            <text:p>0,495</text:p>
          </table:table-cell>
          <table:table-cell table:style-name="ce12" table:formula="of:=([.C149]+[.E149])/2" office:value-type="float" office:value="0.976756143364326" calcext:value-type="float">
            <text:p>0,977</text:p>
          </table:table-cell>
          <table:table-cell table:style-name="ce12" table:formula="of:=([.D149]+[.F149])/2" office:value-type="float" office:value="1.43178069063346" calcext:value-type="float">
            <text:p>1,432</text:p>
          </table:table-cell>
          <table:table-cell table:style-name="ce12" table:formula="of:=([.E149]+[.G149])/2" office:value-type="float" office:value="1.84767029811261" calcext:value-type="float">
            <text:p>1,848</text:p>
          </table:table-cell>
          <table:table-cell table:style-name="ce12" table:formula="of:=([.F149]+[.H149])/2" office:value-type="float" office:value="2.21325252963796" calcext:value-type="float">
            <text:p>2,213</text:p>
          </table:table-cell>
          <table:table-cell table:style-name="ce12" table:formula="of:=([.G149]+[.I149])/2" office:value-type="float" office:value="2.51836813902421" calcext:value-type="float">
            <text:p>2,518</text:p>
          </table:table-cell>
          <table:table-cell table:style-name="ce12" table:formula="of:=([.H149]+[.J149])/2" office:value-type="float" office:value="2.75487639039533" calcext:value-type="float">
            <text:p>2,755</text:p>
          </table:table-cell>
          <table:table-cell table:style-name="ce12" table:formula="of:=([.I149]+[.K149])/2" office:value-type="float" office:value="2.91616877455013" calcext:value-type="float">
            <text:p>2,916</text:p>
          </table:table-cell>
          <table:table-cell table:style-name="ce12" table:formula="of:=([.J149]+[.L149])/2" office:value-type="float" office:value="2.99796098715573" calcext:value-type="float">
            <text:p>2,998</text:p>
          </table:table-cell>
          <table:table-cell table:style-name="ce12" table:formula="of:=[.K150]" office:value-type="float" office:value="2.99796098715573" calcext:value-type="float">
            <text:p>2,998</text:p>
          </table:table-cell>
          <table:table-cell table:number-columns-repeated="8"/>
        </table:table-row>
        <table:table-row table:style-name="ro1">
          <table:table-cell table:style-name="ce3" office:value-type="float" office:value="0.745" calcext:value-type="float">
            <text:p>0,7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0]+[.D150])/2" office:value-type="float" office:value="0.488378071682163" calcext:value-type="float">
            <text:p>0,488</text:p>
          </table:table-cell>
          <table:table-cell table:style-name="ce12" table:formula="of:=([.C150]+[.E150])/2" office:value-type="float" office:value="0.963463686693103" calcext:value-type="float">
            <text:p>0,963</text:p>
          </table:table-cell>
          <table:table-cell table:style-name="ce12" table:formula="of:=([.D150]+[.F150])/2" office:value-type="float" office:value="1.41221322073847" calcext:value-type="float">
            <text:p>1,412</text:p>
          </table:table-cell>
          <table:table-cell table:style-name="ce12" table:formula="of:=([.E150]+[.G150])/2" office:value-type="float" office:value="1.82251661013571" calcext:value-type="float">
            <text:p>1,823</text:p>
          </table:table-cell>
          <table:table-cell table:style-name="ce12" table:formula="of:=([.F150]+[.H150])/2" office:value-type="float" office:value="2.18301921856841" calcext:value-type="float">
            <text:p>2,183</text:p>
          </table:table-cell>
          <table:table-cell table:style-name="ce12" table:formula="of:=([.G150]+[.I150])/2" office:value-type="float" office:value="2.48406446001664" calcext:value-type="float">
            <text:p>2,484</text:p>
          </table:table-cell>
          <table:table-cell table:style-name="ce12" table:formula="of:=([.H150]+[.J150])/2" office:value-type="float" office:value="2.71726845678717" calcext:value-type="float">
            <text:p>2,717</text:p>
          </table:table-cell>
          <table:table-cell table:style-name="ce12" table:formula="of:=([.I150]+[.K150])/2" office:value-type="float" office:value="2.87641868877553" calcext:value-type="float">
            <text:p>2,876</text:p>
          </table:table-cell>
          <table:table-cell table:style-name="ce12" table:formula="of:=([.J150]+[.L150])/2" office:value-type="float" office:value="2.95706488085293" calcext:value-type="float">
            <text:p>2,957</text:p>
          </table:table-cell>
          <table:table-cell table:style-name="ce12" table:formula="of:=[.K151]" office:value-type="float" office:value="2.95706488085293" calcext:value-type="float">
            <text:p>2,957</text:p>
          </table:table-cell>
          <table:table-cell table:number-columns-repeated="8"/>
        </table:table-row>
        <table:table-row table:style-name="ro1">
          <table:table-cell table:style-name="ce3" office:value-type="float" office:value="0.75" calcext:value-type="float">
            <text:p>0,7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1]+[.D151])/2" office:value-type="float" office:value="0.481731843346552" calcext:value-type="float">
            <text:p>0,482</text:p>
          </table:table-cell>
          <table:table-cell table:style-name="ce12" table:formula="of:=([.C151]+[.E151])/2" office:value-type="float" office:value="0.950295646210316" calcext:value-type="float">
            <text:p>0,950</text:p>
          </table:table-cell>
          <table:table-cell table:style-name="ce12" table:formula="of:=([.D151]+[.F151])/2" office:value-type="float" office:value="1.39299014841441" calcext:value-type="float">
            <text:p>1,393</text:p>
          </table:table-cell>
          <table:table-cell table:style-name="ce12" table:formula="of:=([.E151]+[.G151])/2" office:value-type="float" office:value="1.79761621965344" calcext:value-type="float">
            <text:p>1,798</text:p>
          </table:table-cell>
          <table:table-cell table:style-name="ce12" table:formula="of:=([.F151]+[.H151])/2" office:value-type="float" office:value="2.15329053507618" calcext:value-type="float">
            <text:p>2,153</text:p>
          </table:table-cell>
          <table:table-cell table:style-name="ce12" table:formula="of:=([.G151]+[.I151])/2" office:value-type="float" office:value="2.45014383767779" calcext:value-type="float">
            <text:p>2,450</text:p>
          </table:table-cell>
          <table:table-cell table:style-name="ce12" table:formula="of:=([.H151]+[.J151])/2" office:value-type="float" office:value="2.68024157439609" calcext:value-type="float">
            <text:p>2,680</text:p>
          </table:table-cell>
          <table:table-cell table:style-name="ce12" table:formula="of:=([.I151]+[.K151])/2" office:value-type="float" office:value="2.83716666882005" calcext:value-type="float">
            <text:p>2,837</text:p>
          </table:table-cell>
          <table:table-cell table:style-name="ce12" table:formula="of:=([.J151]+[.L151])/2" office:value-type="float" office:value="2.91674178481423" calcext:value-type="float">
            <text:p>2,917</text:p>
          </table:table-cell>
          <table:table-cell table:style-name="ce12" table:formula="of:=[.K152]" office:value-type="float" office:value="2.91674178481423" calcext:value-type="float">
            <text:p>2,917</text:p>
          </table:table-cell>
          <table:table-cell table:number-columns-repeated="8"/>
        </table:table-row>
        <table:table-row table:style-name="ro1">
          <table:table-cell table:style-name="ce3" office:value-type="float" office:value="0.755" calcext:value-type="float">
            <text:p>0,7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2]+[.D152])/2" office:value-type="float" office:value="0.475147823105158" calcext:value-type="float">
            <text:p>0,475</text:p>
          </table:table-cell>
          <table:table-cell table:style-name="ce12" table:formula="of:=([.C152]+[.E152])/2" office:value-type="float" office:value="0.93736099588048" calcext:value-type="float">
            <text:p>0,937</text:p>
          </table:table-cell>
          <table:table-cell table:style-name="ce12" table:formula="of:=([.D152]+[.F152])/2" office:value-type="float" office:value="1.37395593293188" calcext:value-type="float">
            <text:p>1,374</text:p>
          </table:table-cell>
          <table:table-cell table:style-name="ce12" table:formula="of:=([.E152]+[.G152])/2" office:value-type="float" office:value="1.77314034174529" calcext:value-type="float">
            <text:p>1,773</text:p>
          </table:table-cell>
          <table:table-cell table:style-name="ce12" table:formula="of:=([.F152]+[.H152])/2" office:value-type="float" office:value="2.12388002866561" calcext:value-type="float">
            <text:p>2,124</text:p>
          </table:table-cell>
          <table:table-cell table:style-name="ce12" table:formula="of:=([.G152]+[.I152])/2" office:value-type="float" office:value="2.41676605473613" calcext:value-type="float">
            <text:p>2,417</text:p>
          </table:table-cell>
          <table:table-cell table:style-name="ce12" table:formula="of:=([.H152]+[.J152])/2" office:value-type="float" office:value="2.64365525324892" calcext:value-type="float">
            <text:p>2,644</text:p>
          </table:table-cell>
          <table:table-cell table:style-name="ce12" table:formula="of:=([.I152]+[.K152])/2" office:value-type="float" office:value="2.79849167960516" calcext:value-type="float">
            <text:p>2,798</text:p>
          </table:table-cell>
          <table:table-cell table:style-name="ce12" table:formula="of:=([.J152]+[.L152])/2" office:value-type="float" office:value="2.87695422681714" calcext:value-type="float">
            <text:p>2,877</text:p>
          </table:table-cell>
          <table:table-cell table:style-name="ce12" table:formula="of:=[.K153]" office:value-type="float" office:value="2.87695422681714" calcext:value-type="float">
            <text:p>2,877</text:p>
          </table:table-cell>
          <table:table-cell table:number-columns-repeated="8"/>
        </table:table-row>
        <table:table-row table:style-name="ro1">
          <table:table-cell table:style-name="ce3" office:value-type="float" office:value="0.76" calcext:value-type="float">
            <text:p>0,7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3]+[.D153])/2" office:value-type="float" office:value="0.46868049794024" calcext:value-type="float">
            <text:p>0,469</text:p>
          </table:table-cell>
          <table:table-cell table:style-name="ce12" table:formula="of:=([.C153]+[.E153])/2" office:value-type="float" office:value="0.924551878018518" calcext:value-type="float">
            <text:p>0,925</text:p>
          </table:table-cell>
          <table:table-cell table:style-name="ce12" table:formula="of:=([.D153]+[.F153])/2" office:value-type="float" office:value="1.35525066881289" calcext:value-type="float">
            <text:p>1,355</text:p>
          </table:table-cell>
          <table:table-cell table:style-name="ce12" table:formula="of:=([.E153]+[.G153])/2" office:value-type="float" office:value="1.74891798079875" calcext:value-type="float">
            <text:p>1,749</text:p>
          </table:table-cell>
          <table:table-cell table:style-name="ce12" table:formula="of:=([.F153]+[.H153])/2" office:value-type="float" office:value="2.09495319824071" calcext:value-type="float">
            <text:p>2,095</text:p>
          </table:table-cell>
          <table:table-cell table:style-name="ce12" table:formula="of:=([.G153]+[.I153])/2" office:value-type="float" office:value="2.38376764095727" calcext:value-type="float">
            <text:p>2,384</text:p>
          </table:table-cell>
          <table:table-cell table:style-name="ce12" table:formula="of:=([.H153]+[.J153])/2" office:value-type="float" office:value="2.60762886717065" calcext:value-type="float">
            <text:p>2,608</text:p>
          </table:table-cell>
          <table:table-cell table:style-name="ce12" table:formula="of:=([.I153]+[.K153])/2" office:value-type="float" office:value="2.76030474003303" calcext:value-type="float">
            <text:p>2,760</text:p>
          </table:table-cell>
          <table:table-cell table:style-name="ce12" table:formula="of:=([.J153]+[.L153])/2" office:value-type="float" office:value="2.83772295321115" calcext:value-type="float">
            <text:p>2,838</text:p>
          </table:table-cell>
          <table:table-cell table:style-name="ce12" table:formula="of:=[.K154]" office:value-type="float" office:value="2.83772295321115" calcext:value-type="float">
            <text:p>2,838</text:p>
          </table:table-cell>
          <table:table-cell table:number-columns-repeated="8"/>
        </table:table-row>
        <table:table-row table:style-name="ro1">
          <table:table-cell table:style-name="ce3" office:value-type="float" office:value="0.765" calcext:value-type="float">
            <text:p>0,7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4]+[.D154])/2" office:value-type="float" office:value="0.462275939009259" calcext:value-type="float">
            <text:p>0,462</text:p>
          </table:table-cell>
          <table:table-cell table:style-name="ce12" table:formula="of:=([.C154]+[.E154])/2" office:value-type="float" office:value="0.911965583376563" calcext:value-type="float">
            <text:p>0,912</text:p>
          </table:table-cell>
          <table:table-cell table:style-name="ce12" table:formula="of:=([.D154]+[.F154])/2" office:value-type="float" office:value="1.33673492940863" calcext:value-type="float">
            <text:p>1,337</text:p>
          </table:table-cell>
          <table:table-cell table:style-name="ce12" table:formula="of:=([.E154]+[.G154])/2" office:value-type="float" office:value="1.7251019335268" calcext:value-type="float">
            <text:p>1,725</text:p>
          </table:table-cell>
          <table:table-cell table:style-name="ce12" table:formula="of:=([.F154]+[.H154])/2" office:value-type="float" office:value="2.06634281087801" calcext:value-type="float">
            <text:p>2,066</text:p>
          </table:table-cell>
          <table:table-cell table:style-name="ce12" table:formula="of:=([.G154]+[.I154])/2" office:value-type="float" office:value="2.35129103270568" calcext:value-type="float">
            <text:p>2,351</text:p>
          </table:table-cell>
          <table:table-cell table:style-name="ce12" table:formula="of:=([.H154]+[.J154])/2" office:value-type="float" office:value="2.57203619049515" calcext:value-type="float">
            <text:p>2,572</text:p>
          </table:table-cell>
          <table:table-cell table:style-name="ce12" table:formula="of:=([.I154]+[.K154])/2" office:value-type="float" office:value="2.7226759101909" calcext:value-type="float">
            <text:p>2,723</text:p>
          </table:table-cell>
          <table:table-cell table:style-name="ce12" table:formula="of:=([.J154]+[.L154])/2" office:value-type="float" office:value="2.79901384662209" calcext:value-type="float">
            <text:p>2,799</text:p>
          </table:table-cell>
          <table:table-cell table:style-name="ce12" table:formula="of:=[.K155]" office:value-type="float" office:value="2.79901384662209" calcext:value-type="float">
            <text:p>2,799</text:p>
          </table:table-cell>
          <table:table-cell table:number-columns-repeated="8"/>
        </table:table-row>
        <table:table-row table:style-name="ro1">
          <table:table-cell table:style-name="ce3" office:value-type="float" office:value="0.77" calcext:value-type="float">
            <text:p>0,7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5]+[.D155])/2" office:value-type="float" office:value="0.455982791688282" calcext:value-type="float">
            <text:p>0,456</text:p>
          </table:table-cell>
          <table:table-cell table:style-name="ce12" table:formula="of:=([.C155]+[.E155])/2" office:value-type="float" office:value="0.899505434208946" calcext:value-type="float">
            <text:p>0,900</text:p>
          </table:table-cell>
          <table:table-cell table:style-name="ce12" table:formula="of:=([.D155]+[.F155])/2" office:value-type="float" office:value="1.31853375845168" calcext:value-type="float">
            <text:p>1,319</text:p>
          </table:table-cell>
          <table:table-cell table:style-name="ce12" table:formula="of:=([.E155]+[.G155])/2" office:value-type="float" office:value="1.70153887014332" calcext:value-type="float">
            <text:p>1,702</text:p>
          </table:table-cell>
          <table:table-cell table:style-name="ce12" table:formula="of:=([.F155]+[.H155])/2" office:value-type="float" office:value="2.03819648311624" calcext:value-type="float">
            <text:p>2,038</text:p>
          </table:table-cell>
          <table:table-cell table:style-name="ce12" table:formula="of:=([.G155]+[.I155])/2" office:value-type="float" office:value="2.31918950068658" calcext:value-type="float">
            <text:p>2,319</text:p>
          </table:table-cell>
          <table:table-cell table:style-name="ce12" table:formula="of:=([.H155]+[.J155])/2" office:value-type="float" office:value="2.53698347144829" calcext:value-type="float">
            <text:p>2,537</text:p>
          </table:table-cell>
          <table:table-cell table:style-name="ce12" table:formula="of:=([.I155]+[.K155])/2" office:value-type="float" office:value="2.68552501855862" calcext:value-type="float">
            <text:p>2,686</text:p>
          </table:table-cell>
          <table:table-cell table:style-name="ce12" table:formula="of:=([.J155]+[.L155])/2" office:value-type="float" office:value="2.76084487840649" calcext:value-type="float">
            <text:p>2,761</text:p>
          </table:table-cell>
          <table:table-cell table:style-name="ce12" table:formula="of:=[.K156]" office:value-type="float" office:value="2.76084487840649" calcext:value-type="float">
            <text:p>2,761</text:p>
          </table:table-cell>
          <table:table-cell table:number-columns-repeated="8"/>
        </table:table-row>
        <table:table-row table:style-name="ro1">
          <table:table-cell table:style-name="ce3" office:value-type="float" office:value="0.775" calcext:value-type="float">
            <text:p>0,7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6]+[.D156])/2" office:value-type="float" office:value="0.449752717104473" calcext:value-type="float">
            <text:p>0,450</text:p>
          </table:table-cell>
          <table:table-cell table:style-name="ce12" table:formula="of:=([.C156]+[.E156])/2" office:value-type="float" office:value="0.887258275069981" calcext:value-type="float">
            <text:p>0,887</text:p>
          </table:table-cell>
          <table:table-cell table:style-name="ce12" table:formula="of:=([.D156]+[.F156])/2" office:value-type="float" office:value="1.30052215217613" calcext:value-type="float">
            <text:p>1,301</text:p>
          </table:table-cell>
          <table:table-cell table:style-name="ce12" table:formula="of:=([.E156]+[.G156])/2" office:value-type="float" office:value="1.67836512078396" calcext:value-type="float">
            <text:p>1,678</text:p>
          </table:table-cell>
          <table:table-cell table:style-name="ce12" table:formula="of:=([.F156]+[.H156])/2" office:value-type="float" office:value="2.01036418541495" calcext:value-type="float">
            <text:p>2,010</text:p>
          </table:table-cell>
          <table:table-cell table:style-name="ce12" table:formula="of:=([.G156]+[.I156])/2" office:value-type="float" office:value="2.28758997728226" calcext:value-type="float">
            <text:p>2,288</text:p>
          </table:table-cell>
          <table:table-cell table:style-name="ce12" table:formula="of:=([.H156]+[.J156])/2" office:value-type="float" office:value="2.5023572596226" calcext:value-type="float">
            <text:p>2,502</text:p>
          </table:table-cell>
          <table:table-cell table:style-name="ce12" table:formula="of:=([.I156]+[.K156])/2" office:value-type="float" office:value="2.64891417492739" calcext:value-type="float">
            <text:p>2,649</text:p>
          </table:table-cell>
          <table:table-cell table:style-name="ce12" table:formula="of:=([.J156]+[.L156])/2" office:value-type="float" office:value="2.72318494848256" calcext:value-type="float">
            <text:p>2,723</text:p>
          </table:table-cell>
          <table:table-cell table:style-name="ce12" table:formula="of:=[.K157]" office:value-type="float" office:value="2.72318494848256" calcext:value-type="float">
            <text:p>2,723</text:p>
          </table:table-cell>
          <table:table-cell table:number-columns-repeated="8"/>
        </table:table-row>
        <table:table-row table:style-name="ro1">
          <table:table-cell table:style-name="ce3" office:value-type="float" office:value="0.78" calcext:value-type="float">
            <text:p>0,7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7]+[.D157])/2" office:value-type="float" office:value="0.443629137534991" calcext:value-type="float">
            <text:p>0,444</text:p>
          </table:table-cell>
          <table:table-cell table:style-name="ce12" table:formula="of:=([.C157]+[.E157])/2" office:value-type="float" office:value="0.875137434640303" calcext:value-type="float">
            <text:p>0,875</text:p>
          </table:table-cell>
          <table:table-cell table:style-name="ce12" table:formula="of:=([.D157]+[.F157])/2" office:value-type="float" office:value="1.28281169792697" calcext:value-type="float">
            <text:p>1,283</text:p>
          </table:table-cell>
          <table:table-cell table:style-name="ce12" table:formula="of:=([.E157]+[.G157])/2" office:value-type="float" office:value="1.65544316879554" calcext:value-type="float">
            <text:p>1,655</text:p>
          </table:table-cell>
          <table:table-cell table:style-name="ce12" table:formula="of:=([.F157]+[.H157])/2" office:value-type="float" office:value="1.98297754903311" calcext:value-type="float">
            <text:p>1,983</text:p>
          </table:table-cell>
          <table:table-cell table:style-name="ce12" table:formula="of:=([.G157]+[.I157])/2" office:value-type="float" office:value="2.25636072251877" calcext:value-type="float">
            <text:p>2,256</text:p>
          </table:table-cell>
          <table:table-cell table:style-name="ce12" table:formula="of:=([.H157]+[.J157])/2" office:value-type="float" office:value="2.46825207610483" calcext:value-type="float">
            <text:p>2,468</text:p>
          </table:table-cell>
          <table:table-cell table:style-name="ce12" table:formula="of:=([.I157]+[.K157])/2" office:value-type="float" office:value="2.61277110405258" calcext:value-type="float">
            <text:p>2,613</text:p>
          </table:table-cell>
          <table:table-cell table:style-name="ce12" table:formula="of:=([.J157]+[.L157])/2" office:value-type="float" office:value="2.68604956170497" calcext:value-type="float">
            <text:p>2,686</text:p>
          </table:table-cell>
          <table:table-cell table:style-name="ce12" table:formula="of:=[.K158]" office:value-type="float" office:value="2.68604956170497" calcext:value-type="float">
            <text:p>2,686</text:p>
          </table:table-cell>
          <table:table-cell table:number-columns-repeated="8"/>
        </table:table-row>
        <table:table-row table:style-name="ro1">
          <table:table-cell table:style-name="ce3" office:value-type="float" office:value="0.785" calcext:value-type="float">
            <text:p>0,7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8]+[.D158])/2" office:value-type="float" office:value="0.437568717320151" calcext:value-type="float">
            <text:p>0,438</text:p>
          </table:table-cell>
          <table:table-cell table:style-name="ce12" table:formula="of:=([.C158]+[.E158])/2" office:value-type="float" office:value="0.863220417730981" calcext:value-type="float">
            <text:p>0,863</text:p>
          </table:table-cell>
          <table:table-cell table:style-name="ce12" table:formula="of:=([.D158]+[.F158])/2" office:value-type="float" office:value="1.26529030171792" calcext:value-type="float">
            <text:p>1,265</text:p>
          </table:table-cell>
          <table:table-cell table:style-name="ce12" table:formula="of:=([.E158]+[.G158])/2" office:value-type="float" office:value="1.63289462348004" calcext:value-type="float">
            <text:p>1,633</text:p>
          </table:table-cell>
          <table:table-cell table:style-name="ce12" table:formula="of:=([.F158]+[.H158])/2" office:value-type="float" office:value="1.95590194565716" calcext:value-type="float">
            <text:p>1,956</text:p>
          </table:table-cell>
          <table:table-cell table:style-name="ce12" table:formula="of:=([.G158]+[.I158])/2" office:value-type="float" office:value="2.22561481256897" calcext:value-type="float">
            <text:p>2,226</text:p>
          </table:table-cell>
          <table:table-cell table:style-name="ce12" table:formula="of:=([.H158]+[.J158])/2" office:value-type="float" office:value="2.43456591328568" calcext:value-type="float">
            <text:p>2,435</text:p>
          </table:table-cell>
          <table:table-cell table:style-name="ce12" table:formula="of:=([.I158]+[.K158])/2" office:value-type="float" office:value="2.5771508189049" calcext:value-type="float">
            <text:p>2,577</text:p>
          </table:table-cell>
          <table:table-cell table:style-name="ce12" table:formula="of:=([.J158]+[.L158])/2" office:value-type="float" office:value="2.64941033287878" calcext:value-type="float">
            <text:p>2,649</text:p>
          </table:table-cell>
          <table:table-cell table:style-name="ce12" table:formula="of:=[.K159]" office:value-type="float" office:value="2.64941033287878" calcext:value-type="float">
            <text:p>2,649</text:p>
          </table:table-cell>
          <table:table-cell table:number-columns-repeated="8"/>
        </table:table-row>
        <table:table-row table:style-name="ro1">
          <table:table-cell table:style-name="ce3" office:value-type="float" office:value="0.79" calcext:value-type="float">
            <text:p>0,7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59]+[.D159])/2" office:value-type="float" office:value="0.43161020886549" calcext:value-type="float">
            <text:p>0,432</text:p>
          </table:table-cell>
          <table:table-cell table:style-name="ce12" table:formula="of:=([.C159]+[.E159])/2" office:value-type="float" office:value="0.851429509519037" calcext:value-type="float">
            <text:p>0,851</text:p>
          </table:table-cell>
          <table:table-cell table:style-name="ce12" table:formula="of:=([.D159]+[.F159])/2" office:value-type="float" office:value="1.24805752060551" calcext:value-type="float">
            <text:p>1,248</text:p>
          </table:table-cell>
          <table:table-cell table:style-name="ce12" table:formula="of:=([.E159]+[.G159])/2" office:value-type="float" office:value="1.61059612368754" calcext:value-type="float">
            <text:p>1,611</text:p>
          </table:table-cell>
          <table:table-cell table:style-name="ce12" table:formula="of:=([.F159]+[.H159])/2" office:value-type="float" office:value="1.92925471802451" calcext:value-type="float">
            <text:p>1,929</text:p>
          </table:table-cell>
          <table:table-cell table:style-name="ce12" table:formula="of:=([.G159]+[.I159])/2" office:value-type="float" office:value="2.19523392947142" calcext:value-type="float">
            <text:p>2,195</text:p>
          </table:table-cell>
          <table:table-cell table:style-name="ce12" table:formula="of:=([.H159]+[.J159])/2" office:value-type="float" office:value="2.40138281573694" calcext:value-type="float">
            <text:p>2,401</text:p>
          </table:table-cell>
          <table:table-cell table:style-name="ce12" table:formula="of:=([.I159]+[.K159])/2" office:value-type="float" office:value="2.54198812308223" calcext:value-type="float">
            <text:p>2,542</text:p>
          </table:table-cell>
          <table:table-cell table:style-name="ce12" table:formula="of:=([.J159]+[.L159])/2" office:value-type="float" office:value="2.61328057589184" calcext:value-type="float">
            <text:p>2,613</text:p>
          </table:table-cell>
          <table:table-cell table:style-name="ce12" table:formula="of:=[.K160]" office:value-type="float" office:value="2.61328057589184" calcext:value-type="float">
            <text:p>2,613</text:p>
          </table:table-cell>
          <table:table-cell table:number-columns-repeated="8"/>
        </table:table-row>
        <table:table-row table:style-name="ro1">
          <table:table-cell table:style-name="ce3" office:value-type="float" office:value="0.795" calcext:value-type="float">
            <text:p>0,7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0]+[.D160])/2" office:value-type="float" office:value="0.425714754759518" calcext:value-type="float">
            <text:p>0,426</text:p>
          </table:table-cell>
          <table:table-cell table:style-name="ce12" table:formula="of:=([.C160]+[.E160])/2" office:value-type="float" office:value="0.839833864735501" calcext:value-type="float">
            <text:p>0,840</text:p>
          </table:table-cell>
          <table:table-cell table:style-name="ce12" table:formula="of:=([.D160]+[.F160])/2" office:value-type="float" office:value="1.23101281660329" calcext:value-type="float">
            <text:p>1,231</text:p>
          </table:table-cell>
          <table:table-cell table:style-name="ce12" table:formula="of:=([.E160]+[.G160])/2" office:value-type="float" office:value="1.58865611931501" calcext:value-type="float">
            <text:p>1,589</text:p>
          </table:table-cell>
          <table:table-cell table:style-name="ce12" table:formula="of:=([.F160]+[.H160])/2" office:value-type="float" office:value="1.90291502657948" calcext:value-type="float">
            <text:p>1,903</text:p>
          </table:table-cell>
          <table:table-cell table:style-name="ce12" table:formula="of:=([.G160]+[.I160])/2" office:value-type="float" office:value="2.16531876688072" calcext:value-type="float">
            <text:p>2,165</text:p>
          </table:table-cell>
          <table:table-cell table:style-name="ce12" table:formula="of:=([.H160]+[.J160])/2" office:value-type="float" office:value="2.36861102627682" calcext:value-type="float">
            <text:p>2,369</text:p>
          </table:table-cell>
          <table:table-cell table:style-name="ce12" table:formula="of:=([.I160]+[.K160])/2" office:value-type="float" office:value="2.50733169581439" calcext:value-type="float">
            <text:p>2,507</text:p>
          </table:table-cell>
          <table:table-cell table:style-name="ce12" table:formula="of:=([.J160]+[.L160])/2" office:value-type="float" office:value="2.57763434948703" calcext:value-type="float">
            <text:p>2,578</text:p>
          </table:table-cell>
          <table:table-cell table:style-name="ce12" table:formula="of:=[.K161]" office:value-type="float" office:value="2.57763434948703" calcext:value-type="float">
            <text:p>2,578</text:p>
          </table:table-cell>
          <table:table-cell table:number-columns-repeated="8"/>
        </table:table-row>
        <table:table-row table:style-name="ro1">
          <table:table-cell table:style-name="ce3" office:value-type="float" office:value="0.8" calcext:value-type="float">
            <text:p>0,8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1]+[.D161])/2" office:value-type="float" office:value="0.41991693236775" calcext:value-type="float">
            <text:p>0,420</text:p>
          </table:table-cell>
          <table:table-cell table:style-name="ce12" table:formula="of:=([.C161]+[.E161])/2" office:value-type="float" office:value="0.828363785681403" calcext:value-type="float">
            <text:p>0,828</text:p>
          </table:table-cell>
          <table:table-cell table:style-name="ce12" table:formula="of:=([.D161]+[.F161])/2" office:value-type="float" office:value="1.21424499202525" calcext:value-type="float">
            <text:p>1,214</text:p>
          </table:table-cell>
          <table:table-cell table:style-name="ce12" table:formula="of:=([.E161]+[.G161])/2" office:value-type="float" office:value="1.56696392159138" calcext:value-type="float">
            <text:p>1,567</text:p>
          </table:table-cell>
          <table:table-cell table:style-name="ce12" table:formula="of:=([.F161]+[.H161])/2" office:value-type="float" office:value="1.87698744309786" calcext:value-type="float">
            <text:p>1,877</text:p>
          </table:table-cell>
          <table:table-cell table:style-name="ce12" table:formula="of:=([.G161]+[.I161])/2" office:value-type="float" office:value="2.13576302642815" calcext:value-type="float">
            <text:p>2,136</text:p>
          </table:table-cell>
          <table:table-cell table:style-name="ce12" table:formula="of:=([.H161]+[.J161])/2" office:value-type="float" office:value="2.33632523134755" calcext:value-type="float">
            <text:p>2,336</text:p>
          </table:table-cell>
          <table:table-cell table:style-name="ce12" table:formula="of:=([.I161]+[.K161])/2" office:value-type="float" office:value="2.47312268788193" calcext:value-type="float">
            <text:p>2,473</text:p>
          </table:table-cell>
          <table:table-cell table:style-name="ce12" table:formula="of:=([.J161]+[.L161])/2" office:value-type="float" office:value="2.54248302265071" calcext:value-type="float">
            <text:p>2,542</text:p>
          </table:table-cell>
          <table:table-cell table:style-name="ce12" table:formula="of:=[.K162]" office:value-type="float" office:value="2.54248302265071" calcext:value-type="float">
            <text:p>2,542</text:p>
          </table:table-cell>
          <table:table-cell table:number-columns-repeated="8"/>
        </table:table-row>
        <table:table-row table:style-name="ro1">
          <table:table-cell table:style-name="ce3" office:value-type="float" office:value="0.805" calcext:value-type="float">
            <text:p>0,8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2]+[.D162])/2" office:value-type="float" office:value="0.414181892840702" calcext:value-type="float">
            <text:p>0,414</text:p>
          </table:table-cell>
          <table:table-cell table:style-name="ce12" table:formula="of:=([.C162]+[.E162])/2" office:value-type="float" office:value="0.817080962196502" calcext:value-type="float">
            <text:p>0,817</text:p>
          </table:table-cell>
          <table:table-cell table:style-name="ce12" table:formula="of:=([.D162]+[.F162])/2" office:value-type="float" office:value="1.19766385363639" calcext:value-type="float">
            <text:p>1,198</text:p>
          </table:table-cell>
          <table:table-cell table:style-name="ce12" table:formula="of:=([.E162]+[.G162])/2" office:value-type="float" office:value="1.54561621756156" calcext:value-type="float">
            <text:p>1,546</text:p>
          </table:table-cell>
          <table:table-cell table:style-name="ce12" table:formula="of:=([.F162]+[.H162])/2" office:value-type="float" office:value="1.85136347400977" calcext:value-type="float">
            <text:p>1,851</text:p>
          </table:table-cell>
          <table:table-cell table:style-name="ce12" table:formula="of:=([.G162]+[.I162])/2" office:value-type="float" office:value="2.10665633722271" calcext:value-type="float">
            <text:p>2,107</text:p>
          </table:table-cell>
          <table:table-cell table:style-name="ce12" table:formula="of:=([.H162]+[.J162])/2" office:value-type="float" office:value="2.30444285715504" calcext:value-type="float">
            <text:p>2,304</text:p>
          </table:table-cell>
          <table:table-cell table:style-name="ce12" table:formula="of:=([.I162]+[.K162])/2" office:value-type="float" office:value="2.43940412699913" calcext:value-type="float">
            <text:p>2,439</text:p>
          </table:table-cell>
          <table:table-cell table:style-name="ce12" table:formula="of:=([.J162]+[.L162])/2" office:value-type="float" office:value="2.50780285526632" calcext:value-type="float">
            <text:p>2,508</text:p>
          </table:table-cell>
          <table:table-cell table:style-name="ce12" table:formula="of:=[.K163]" office:value-type="float" office:value="2.50780285526632" calcext:value-type="float">
            <text:p>2,508</text:p>
          </table:table-cell>
          <table:table-cell table:number-columns-repeated="8"/>
        </table:table-row>
        <table:table-row table:style-name="ro1">
          <table:table-cell table:style-name="ce3" office:value-type="float" office:value="0.81" calcext:value-type="float">
            <text:p>0,8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3]+[.D163])/2" office:value-type="float" office:value="0.408540481098251" calcext:value-type="float">
            <text:p>0,409</text:p>
          </table:table-cell>
          <table:table-cell table:style-name="ce12" table:formula="of:=([.C163]+[.E163])/2" office:value-type="float" office:value="0.805922873238547" calcext:value-type="float">
            <text:p>0,806</text:p>
          </table:table-cell>
          <table:table-cell table:style-name="ce12" table:formula="of:=([.D163]+[.F163])/2" office:value-type="float" office:value="1.18134858987903" calcext:value-type="float">
            <text:p>1,181</text:p>
          </table:table-cell>
          <table:table-cell table:style-name="ce12" table:formula="of:=([.E163]+[.G163])/2" office:value-type="float" office:value="1.52451366382308" calcext:value-type="float">
            <text:p>1,525</text:p>
          </table:table-cell>
          <table:table-cell table:style-name="ce12" table:formula="of:=([.F163]+[.H163])/2" office:value-type="float" office:value="1.82613627739213" calcext:value-type="float">
            <text:p>1,826</text:p>
          </table:table-cell>
          <table:table-cell table:style-name="ce12" table:formula="of:=([.G163]+[.I163])/2" office:value-type="float" office:value="2.0779031655824" calcext:value-type="float">
            <text:p>2,078</text:p>
          </table:table-cell>
          <table:table-cell table:style-name="ce12" table:formula="of:=([.H163]+[.J163])/2" office:value-type="float" office:value="2.27303023211092" calcext:value-type="float">
            <text:p>2,273</text:p>
          </table:table-cell>
          <table:table-cell table:style-name="ce12" table:formula="of:=([.I163]+[.K163])/2" office:value-type="float" office:value="2.40612285621068" calcext:value-type="float">
            <text:p>2,406</text:p>
          </table:table-cell>
          <table:table-cell table:style-name="ce12" table:formula="of:=([.J163]+[.L163])/2" office:value-type="float" office:value="2.47360349113273" calcext:value-type="float">
            <text:p>2,474</text:p>
          </table:table-cell>
          <table:table-cell table:style-name="ce12" table:formula="of:=[.K164]" office:value-type="float" office:value="2.47360349113273" calcext:value-type="float">
            <text:p>2,474</text:p>
          </table:table-cell>
          <table:table-cell table:number-columns-repeated="8"/>
        </table:table-row>
        <table:table-row table:style-name="ro1">
          <table:table-cell table:style-name="ce3" office:value-type="float" office:value="0.815" calcext:value-type="float">
            <text:p>0,8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4]+[.D164])/2" office:value-type="float" office:value="0.402961436619274" calcext:value-type="float">
            <text:p>0,403</text:p>
          </table:table-cell>
          <table:table-cell table:style-name="ce12" table:formula="of:=([.C164]+[.E164])/2" office:value-type="float" office:value="0.794944535488641" calcext:value-type="float">
            <text:p>0,795</text:p>
          </table:table-cell>
          <table:table-cell table:style-name="ce12" table:formula="of:=([.D164]+[.F164])/2" office:value-type="float" office:value="1.16521826853081" calcext:value-type="float">
            <text:p>1,165</text:p>
          </table:table-cell>
          <table:table-cell table:style-name="ce12" table:formula="of:=([.E164]+[.G164])/2" office:value-type="float" office:value="1.50374243363558" calcext:value-type="float">
            <text:p>1,504</text:p>
          </table:table-cell>
          <table:table-cell table:style-name="ce12" table:formula="of:=([.F164]+[.H164])/2" office:value-type="float" office:value="1.80120841470274" calcext:value-type="float">
            <text:p>1,801</text:p>
          </table:table-cell>
          <table:table-cell table:style-name="ce12" table:formula="of:=([.G164]+[.I164])/2" office:value-type="float" office:value="2.04958325475153" calcext:value-type="float">
            <text:p>2,050</text:p>
          </table:table-cell>
          <table:table-cell table:style-name="ce12" table:formula="of:=([.H164]+[.J164])/2" office:value-type="float" office:value="2.24201301089654" calcext:value-type="float">
            <text:p>2,242</text:p>
          </table:table-cell>
          <table:table-cell table:style-name="ce12" table:formula="of:=([.I164]+[.K164])/2" office:value-type="float" office:value="2.37331686162182" calcext:value-type="float">
            <text:p>2,373</text:p>
          </table:table-cell>
          <table:table-cell table:style-name="ce12" table:formula="of:=([.J164]+[.L164])/2" office:value-type="float" office:value="2.4398631736717" calcext:value-type="float">
            <text:p>2,440</text:p>
          </table:table-cell>
          <table:table-cell table:style-name="ce12" table:formula="of:=[.K165]" office:value-type="float" office:value="2.4398631736717" calcext:value-type="float">
            <text:p>2,440</text:p>
          </table:table-cell>
          <table:table-cell table:number-columns-repeated="8"/>
        </table:table-row>
        <table:table-row table:style-name="ro1">
          <table:table-cell table:style-name="ce3" office:value-type="float" office:value="0.82" calcext:value-type="float">
            <text:p>0,8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5]+[.D165])/2" office:value-type="float" office:value="0.397472267744321" calcext:value-type="float">
            <text:p>0,397</text:p>
          </table:table-cell>
          <table:table-cell table:style-name="ce12" table:formula="of:=([.C165]+[.E165])/2" office:value-type="float" office:value="0.784089852575044" calcext:value-type="float">
            <text:p>0,784</text:p>
          </table:table-cell>
          <table:table-cell table:style-name="ce12" table:formula="of:=([.D165]+[.F165])/2" office:value-type="float" office:value="1.14934348456211" calcext:value-type="float">
            <text:p>1,149</text:p>
          </table:table-cell>
          <table:table-cell table:style-name="ce12" table:formula="of:=([.E165]+[.G165])/2" office:value-type="float" office:value="1.48321334161678" calcext:value-type="float">
            <text:p>1,483</text:p>
          </table:table-cell>
          <table:table-cell table:style-name="ce12" table:formula="of:=([.F165]+[.H165])/2" office:value-type="float" office:value="1.77666284419355" calcext:value-type="float">
            <text:p>1,777</text:p>
          </table:table-cell>
          <table:table-cell table:style-name="ce12" table:formula="of:=([.G165]+[.I165])/2" office:value-type="float" office:value="2.02161071279964" calcext:value-type="float">
            <text:p>2,022</text:p>
          </table:table-cell>
          <table:table-cell table:style-name="ce12" table:formula="of:=([.H165]+[.J165])/2" office:value-type="float" office:value="2.21145005818668" calcext:value-type="float">
            <text:p>2,211</text:p>
          </table:table-cell>
          <table:table-cell table:style-name="ce12" table:formula="of:=([.I165]+[.K165])/2" office:value-type="float" office:value="2.34093809228412" calcext:value-type="float">
            <text:p>2,341</text:p>
          </table:table-cell>
          <table:table-cell table:style-name="ce12" table:formula="of:=([.J165]+[.L165])/2" office:value-type="float" office:value="2.40659001764676" calcext:value-type="float">
            <text:p>2,407</text:p>
          </table:table-cell>
          <table:table-cell table:style-name="ce12" table:formula="of:=[.K166]" office:value-type="float" office:value="2.40659001764676" calcext:value-type="float">
            <text:p>2,407</text:p>
          </table:table-cell>
          <table:table-cell table:number-columns-repeated="8"/>
        </table:table-row>
        <table:table-row table:style-name="ro1">
          <table:table-cell table:style-name="ce3" office:value-type="float" office:value="0.825" calcext:value-type="float">
            <text:p>0,8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6]+[.D166])/2" office:value-type="float" office:value="0.392044926287522" calcext:value-type="float">
            <text:p>0,392</text:p>
          </table:table-cell>
          <table:table-cell table:style-name="ce12" table:formula="of:=([.C166]+[.E166])/2" office:value-type="float" office:value="0.773407876153216" calcext:value-type="float">
            <text:p>0,773</text:p>
          </table:table-cell>
          <table:table-cell table:style-name="ce12" table:formula="of:=([.D166]+[.F166])/2" office:value-type="float" office:value="1.13365159709591" calcext:value-type="float">
            <text:p>1,134</text:p>
          </table:table-cell>
          <table:table-cell table:style-name="ce12" table:formula="of:=([.E166]+[.G166])/2" office:value-type="float" office:value="1.46300316437783" calcext:value-type="float">
            <text:p>1,463</text:p>
          </table:table-cell>
          <table:table-cell table:style-name="ce12" table:formula="of:=([.F166]+[.H166])/2" office:value-type="float" office:value="1.75241202720821" calcext:value-type="float">
            <text:p>1,752</text:p>
          </table:table-cell>
          <table:table-cell table:style-name="ce12" table:formula="of:=([.G166]+[.I166])/2" office:value-type="float" office:value="1.99405645119012" calcext:value-type="float">
            <text:p>1,994</text:p>
          </table:table-cell>
          <table:table-cell table:style-name="ce12" table:formula="of:=([.H166]+[.J166])/2" office:value-type="float" office:value="2.18127440254188" calcext:value-type="float">
            <text:p>2,181</text:p>
          </table:table-cell>
          <table:table-cell table:style-name="ce12" table:formula="of:=([.I166]+[.K166])/2" office:value-type="float" office:value="2.30902003791672" calcext:value-type="float">
            <text:p>2,309</text:p>
          </table:table-cell>
          <table:table-cell table:style-name="ce12" table:formula="of:=([.J166]+[.L166])/2" office:value-type="float" office:value="2.37376405496544" calcext:value-type="float">
            <text:p>2,374</text:p>
          </table:table-cell>
          <table:table-cell table:style-name="ce12" table:formula="of:=[.K167]" office:value-type="float" office:value="2.37376405496544" calcext:value-type="float">
            <text:p>2,374</text:p>
          </table:table-cell>
          <table:table-cell table:number-columns-repeated="8"/>
        </table:table-row>
        <table:table-row table:style-name="ro1">
          <table:table-cell table:style-name="ce3" office:value-type="float" office:value="0.83" calcext:value-type="float">
            <text:p>0,8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7]+[.D167])/2" office:value-type="float" office:value="0.386703938076608" calcext:value-type="float">
            <text:p>0,387</text:p>
          </table:table-cell>
          <table:table-cell table:style-name="ce12" table:formula="of:=([.C167]+[.E167])/2" office:value-type="float" office:value="0.762848261691716" calcext:value-type="float">
            <text:p>0,763</text:p>
          </table:table-cell>
          <table:table-cell table:style-name="ce12" table:formula="of:=([.D167]+[.F167])/2" office:value-type="float" office:value="1.11820552026552" calcext:value-type="float">
            <text:p>1,118</text:p>
          </table:table-cell>
          <table:table-cell table:style-name="ce12" table:formula="of:=([.E167]+[.G167])/2" office:value-type="float" office:value="1.44303181215206" calcext:value-type="float">
            <text:p>1,443</text:p>
          </table:table-cell>
          <table:table-cell table:style-name="ce12" table:formula="of:=([.F167]+[.H167])/2" office:value-type="float" office:value="1.72852980778397" calcext:value-type="float">
            <text:p>1,729</text:p>
          </table:table-cell>
          <table:table-cell table:style-name="ce12" table:formula="of:=([.G167]+[.I167])/2" office:value-type="float" office:value="1.96684321487504" calcext:value-type="float">
            <text:p>1,967</text:p>
          </table:table-cell>
          <table:table-cell table:style-name="ce12" table:formula="of:=([.H167]+[.J167])/2" office:value-type="float" office:value="2.15153824455342" calcext:value-type="float">
            <text:p>2,152</text:p>
          </table:table-cell>
          <table:table-cell table:style-name="ce12" table:formula="of:=([.I167]+[.K167])/2" office:value-type="float" office:value="2.27751922875366" calcext:value-type="float">
            <text:p>2,278</text:p>
          </table:table-cell>
          <table:table-cell table:style-name="ce12" table:formula="of:=([.J167]+[.L167])/2" office:value-type="float" office:value="2.34139204644108" calcext:value-type="float">
            <text:p>2,341</text:p>
          </table:table-cell>
          <table:table-cell table:style-name="ce12" table:formula="of:=[.K168]" office:value-type="float" office:value="2.34139204644108" calcext:value-type="float">
            <text:p>2,341</text:p>
          </table:table-cell>
          <table:table-cell table:number-columns-repeated="8"/>
        </table:table-row>
        <table:table-row table:style-name="ro1">
          <table:table-cell table:style-name="ce3" office:value-type="float" office:value="0.835" calcext:value-type="float">
            <text:p>0,8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8]+[.D168])/2" office:value-type="float" office:value="0.381424130845858" calcext:value-type="float">
            <text:p>0,381</text:p>
          </table:table-cell>
          <table:table-cell table:style-name="ce12" table:formula="of:=([.C168]+[.E168])/2" office:value-type="float" office:value="0.752454729171066" calcext:value-type="float">
            <text:p>0,752</text:p>
          </table:table-cell>
          <table:table-cell table:style-name="ce12" table:formula="of:=([.D168]+[.F168])/2" office:value-type="float" office:value="1.10294003692189" calcext:value-type="float">
            <text:p>1,103</text:p>
          </table:table-cell>
          <table:table-cell table:style-name="ce12" table:formula="of:=([.E168]+[.G168])/2" office:value-type="float" office:value="1.42336766402475" calcext:value-type="float">
            <text:p>1,423</text:p>
          </table:table-cell>
          <table:table-cell table:style-name="ce12" table:formula="of:=([.F168]+[.H168])/2" office:value-type="float" office:value="1.70493751351355" calcext:value-type="float">
            <text:p>1,705</text:p>
          </table:table-cell>
          <table:table-cell table:style-name="ce12" table:formula="of:=([.G168]+[.I168])/2" office:value-type="float" office:value="1.9400340261687" calcext:value-type="float">
            <text:p>1,940</text:p>
          </table:table-cell>
          <table:table-cell table:style-name="ce12" table:formula="of:=([.H168]+[.J168])/2" office:value-type="float" office:value="2.12218122181435" calcext:value-type="float">
            <text:p>2,122</text:p>
          </table:table-cell>
          <table:table-cell table:style-name="ce12" table:formula="of:=([.I168]+[.K168])/2" office:value-type="float" office:value="2.24646514549725" calcext:value-type="float">
            <text:p>2,246</text:p>
          </table:table-cell>
          <table:table-cell table:style-name="ce12" table:formula="of:=([.J168]+[.L168])/2" office:value-type="float" office:value="2.30945563759737" calcext:value-type="float">
            <text:p>2,309</text:p>
          </table:table-cell>
          <table:table-cell table:style-name="ce12" table:formula="of:=[.K169]" office:value-type="float" office:value="2.30945563759737" calcext:value-type="float">
            <text:p>2,309</text:p>
          </table:table-cell>
          <table:table-cell table:number-columns-repeated="8"/>
        </table:table-row>
        <table:table-row table:style-name="ro1">
          <table:table-cell table:style-name="ce3" office:value-type="float" office:value="0.84" calcext:value-type="float">
            <text:p>0,8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69]+[.D169])/2" office:value-type="float" office:value="0.376227364585533" calcext:value-type="float">
            <text:p>0,376</text:p>
          </table:table-cell>
          <table:table-cell table:style-name="ce12" table:formula="of:=([.C169]+[.E169])/2" office:value-type="float" office:value="0.742182083883873" calcext:value-type="float">
            <text:p>0,742</text:p>
          </table:table-cell>
          <table:table-cell table:style-name="ce12" table:formula="of:=([.D169]+[.F169])/2" office:value-type="float" office:value="1.08791119659791" calcext:value-type="float">
            <text:p>1,088</text:p>
          </table:table-cell>
          <table:table-cell table:style-name="ce12" table:formula="of:=([.E169]+[.G169])/2" office:value-type="float" office:value="1.40393877521772" calcext:value-type="float">
            <text:p>1,404</text:p>
          </table:table-cell>
          <table:table-cell table:style-name="ce12" table:formula="of:=([.F169]+[.H169])/2" office:value-type="float" office:value="1.68170084509672" calcext:value-type="float">
            <text:p>1,682</text:p>
          </table:table-cell>
          <table:table-cell table:style-name="ce12" table:formula="of:=([.G169]+[.I169])/2" office:value-type="float" office:value="1.91355936766395" calcext:value-type="float">
            <text:p>1,914</text:p>
          </table:table-cell>
          <table:table-cell table:style-name="ce12" table:formula="of:=([.H169]+[.J169])/2" office:value-type="float" office:value="2.09324958583297" calcext:value-type="float">
            <text:p>2,093</text:p>
          </table:table-cell>
          <table:table-cell table:style-name="ce12" table:formula="of:=([.I169]+[.K169])/2" office:value-type="float" office:value="2.21581842970586" calcext:value-type="float">
            <text:p>2,216</text:p>
          </table:table-cell>
          <table:table-cell table:style-name="ce12" table:formula="of:=([.J169]+[.L169])/2" office:value-type="float" office:value="2.27796039154731" calcext:value-type="float">
            <text:p>2,278</text:p>
          </table:table-cell>
          <table:table-cell table:style-name="ce12" table:formula="of:=[.K170]" office:value-type="float" office:value="2.27796039154731" calcext:value-type="float">
            <text:p>2,278</text:p>
          </table:table-cell>
          <table:table-cell table:number-columns-repeated="8"/>
        </table:table-row>
        <table:table-row table:style-name="ro1">
          <table:table-cell table:style-name="ce3" office:value-type="float" office:value="0.845" calcext:value-type="float">
            <text:p>0,8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0]+[.D170])/2" office:value-type="float" office:value="0.371091041941937" calcext:value-type="float">
            <text:p>0,371</text:p>
          </table:table-cell>
          <table:table-cell table:style-name="ce12" table:formula="of:=([.C170]+[.E170])/2" office:value-type="float" office:value="0.732069280591721" calcext:value-type="float">
            <text:p>0,732</text:p>
          </table:table-cell>
          <table:table-cell table:style-name="ce12" table:formula="of:=([.D170]+[.F170])/2" office:value-type="float" office:value="1.0730604295508" calcext:value-type="float">
            <text:p>1,073</text:p>
          </table:table-cell>
          <table:table-cell table:style-name="ce12" table:formula="of:=([.E170]+[.G170])/2" office:value-type="float" office:value="1.38480602084732" calcext:value-type="float">
            <text:p>1,385</text:p>
          </table:table-cell>
          <table:table-cell table:style-name="ce12" table:formula="of:=([.F170]+[.H170])/2" office:value-type="float" office:value="1.65874907144084" calcext:value-type="float">
            <text:p>1,659</text:p>
          </table:table-cell>
          <table:table-cell table:style-name="ce12" table:formula="of:=([.G170]+[.I170])/2" office:value-type="float" office:value="1.88747521546485" calcext:value-type="float">
            <text:p>1,887</text:p>
          </table:table-cell>
          <table:table-cell table:style-name="ce12" table:formula="of:=([.H170]+[.J170])/2" office:value-type="float" office:value="2.06468889868491" calcext:value-type="float">
            <text:p>2,065</text:p>
          </table:table-cell>
          <table:table-cell table:style-name="ce12" table:formula="of:=([.I170]+[.K170])/2" office:value-type="float" office:value="2.18560498869014" calcext:value-type="float">
            <text:p>2,186</text:p>
          </table:table-cell>
          <table:table-cell table:style-name="ce12" table:formula="of:=([.J170]+[.L170])/2" office:value-type="float" office:value="2.24688941062659" calcext:value-type="float">
            <text:p>2,247</text:p>
          </table:table-cell>
          <table:table-cell table:style-name="ce12" table:formula="of:=[.K171]" office:value-type="float" office:value="2.24688941062659" calcext:value-type="float">
            <text:p>2,247</text:p>
          </table:table-cell>
          <table:table-cell table:number-columns-repeated="8"/>
        </table:table-row>
        <table:table-row table:style-name="ro1">
          <table:table-cell table:style-name="ce3" office:value-type="float" office:value="0.85" calcext:value-type="float">
            <text:p>0,8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1]+[.D171])/2" office:value-type="float" office:value="0.36603464029586" calcext:value-type="float">
            <text:p>0,366</text:p>
          </table:table-cell>
          <table:table-cell table:style-name="ce12" table:formula="of:=([.C171]+[.E171])/2" office:value-type="float" office:value="0.722075735746367" calcext:value-type="float">
            <text:p>0,722</text:p>
          </table:table-cell>
          <table:table-cell table:style-name="ce12" table:formula="of:=([.D171]+[.F171])/2" office:value-type="float" office:value="1.05843765071952" calcext:value-type="float">
            <text:p>1,058</text:p>
          </table:table-cell>
          <table:table-cell table:style-name="ce12" table:formula="of:=([.E171]+[.G171])/2" office:value-type="float" office:value="1.36590475049582" calcext:value-type="float">
            <text:p>1,366</text:p>
          </table:table-cell>
          <table:table-cell table:style-name="ce12" table:formula="of:=([.F171]+[.H171])/2" office:value-type="float" office:value="1.63614061815608" calcext:value-type="float">
            <text:p>1,636</text:p>
          </table:table-cell>
          <table:table-cell table:style-name="ce12" table:formula="of:=([.G171]+[.I171])/2" office:value-type="float" office:value="1.86171898506287" calcext:value-type="float">
            <text:p>1,862</text:p>
          </table:table-cell>
          <table:table-cell table:style-name="ce12" table:formula="of:=([.H171]+[.J171])/2" office:value-type="float" office:value="2.03654010207749" calcext:value-type="float">
            <text:p>2,037</text:p>
          </table:table-cell>
          <table:table-cell table:style-name="ce12" table:formula="of:=([.I171]+[.K171])/2" office:value-type="float" office:value="2.15578915465575" calcext:value-type="float">
            <text:p>2,156</text:p>
          </table:table-cell>
          <table:table-cell table:style-name="ce12" table:formula="of:=([.J171]+[.L171])/2" office:value-type="float" office:value="2.21624719965836" calcext:value-type="float">
            <text:p>2,216</text:p>
          </table:table-cell>
          <table:table-cell table:style-name="ce12" table:formula="of:=[.K172]" office:value-type="float" office:value="2.21624719965836" calcext:value-type="float">
            <text:p>2,216</text:p>
          </table:table-cell>
          <table:table-cell table:number-columns-repeated="8"/>
        </table:table-row>
        <table:table-row table:style-name="ro1">
          <table:table-cell table:style-name="ce3" office:value-type="float" office:value="0.855" calcext:value-type="float">
            <text:p>0,8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2]+[.D172])/2" office:value-type="float" office:value="0.361037867873183" calcext:value-type="float">
            <text:p>0,361</text:p>
          </table:table-cell>
          <table:table-cell table:style-name="ce12" table:formula="of:=([.C172]+[.E172])/2" office:value-type="float" office:value="0.712236145507689" calcext:value-type="float">
            <text:p>0,712</text:p>
          </table:table-cell>
          <table:table-cell table:style-name="ce12" table:formula="of:=([.D172]+[.F172])/2" office:value-type="float" office:value="1.04399024312109" calcext:value-type="float">
            <text:p>1,044</text:p>
          </table:table-cell>
          <table:table-cell table:style-name="ce12" table:formula="of:=([.E172]+[.G172])/2" office:value-type="float" office:value="1.3472891344378" calcext:value-type="float">
            <text:p>1,347</text:p>
          </table:table-cell>
          <table:table-cell table:style-name="ce12" table:formula="of:=([.F172]+[.H172])/2" office:value-type="float" office:value="1.61381186777934" calcext:value-type="float">
            <text:p>1,614</text:p>
          </table:table-cell>
          <table:table-cell table:style-name="ce12" table:formula="of:=([.G172]+[.I172])/2" office:value-type="float" office:value="1.83634036011679" calcext:value-type="float">
            <text:p>1,836</text:p>
          </table:table-cell>
          <table:table-cell table:style-name="ce12" table:formula="of:=([.H172]+[.J172])/2" office:value-type="float" office:value="2.00875406985931" calcext:value-type="float">
            <text:p>2,009</text:p>
          </table:table-cell>
          <table:table-cell table:style-name="ce12" table:formula="of:=([.I172]+[.K172])/2" office:value-type="float" office:value="2.12639365086793" calcext:value-type="float">
            <text:p>2,126</text:p>
          </table:table-cell>
          <table:table-cell table:style-name="ce12" table:formula="of:=([.J172]+[.L172])/2" office:value-type="float" office:value="2.18601817715706" calcext:value-type="float">
            <text:p>2,186</text:p>
          </table:table-cell>
          <table:table-cell table:style-name="ce12" table:formula="of:=[.K173]" office:value-type="float" office:value="2.18601817715706" calcext:value-type="float">
            <text:p>2,186</text:p>
          </table:table-cell>
          <table:table-cell table:number-columns-repeated="8"/>
        </table:table-row>
        <table:table-row table:style-name="ro1">
          <table:table-cell table:style-name="ce3" office:value-type="float" office:value="0.86" calcext:value-type="float">
            <text:p>0,8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3]+[.D173])/2" office:value-type="float" office:value="0.356118072753845" calcext:value-type="float">
            <text:p>0,356</text:p>
          </table:table-cell>
          <table:table-cell table:style-name="ce12" table:formula="of:=([.C173]+[.E173])/2" office:value-type="float" office:value="0.702514055497137" calcext:value-type="float">
            <text:p>0,703</text:p>
          </table:table-cell>
          <table:table-cell table:style-name="ce12" table:formula="of:=([.D173]+[.F173])/2" office:value-type="float" office:value="1.02976263997274" calcext:value-type="float">
            <text:p>1,030</text:p>
          </table:table-cell>
          <table:table-cell table:style-name="ce12" table:formula="of:=([.E173]+[.G173])/2" office:value-type="float" office:value="1.32890105545022" calcext:value-type="float">
            <text:p>1,329</text:p>
          </table:table-cell>
          <table:table-cell table:style-name="ce12" table:formula="of:=([.F173]+[.H173])/2" office:value-type="float" office:value="1.59181474727729" calcext:value-type="float">
            <text:p>1,592</text:p>
          </table:table-cell>
          <table:table-cell table:style-name="ce12" table:formula="of:=([.G173]+[.I173])/2" office:value-type="float" office:value="1.81128296881933" calcext:value-type="float">
            <text:p>1,811</text:p>
          </table:table-cell>
          <table:table-cell table:style-name="ce12" table:formula="of:=([.H173]+[.J173])/2" office:value-type="float" office:value="1.98136700549236" calcext:value-type="float">
            <text:p>1,981</text:p>
          </table:table-cell>
          <table:table-cell table:style-name="ce12" table:formula="of:=([.I173]+[.K173])/2" office:value-type="float" office:value="2.09738612350818" calcext:value-type="float">
            <text:p>2,097</text:p>
          </table:table-cell>
          <table:table-cell table:style-name="ce12" table:formula="of:=([.J173]+[.L173])/2" office:value-type="float" office:value="2.15620591401249" calcext:value-type="float">
            <text:p>2,156</text:p>
          </table:table-cell>
          <table:table-cell table:style-name="ce12" table:formula="of:=[.K174]" office:value-type="float" office:value="2.15620591401249" calcext:value-type="float">
            <text:p>2,156</text:p>
          </table:table-cell>
          <table:table-cell table:number-columns-repeated="8"/>
        </table:table-row>
        <table:table-row table:style-name="ro1">
          <table:table-cell table:style-name="ce3" office:value-type="float" office:value="0.865" calcext:value-type="float">
            <text:p>0,8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4]+[.D174])/2" office:value-type="float" office:value="0.351257027748569" calcext:value-type="float">
            <text:p>0,351</text:p>
          </table:table-cell>
          <table:table-cell table:style-name="ce12" table:formula="of:=([.C174]+[.E174])/2" office:value-type="float" office:value="0.692940356363295" calcext:value-type="float">
            <text:p>0,693</text:p>
          </table:table-cell>
          <table:table-cell table:style-name="ce12" table:formula="of:=([.D174]+[.F174])/2" office:value-type="float" office:value="1.01570755547368" calcext:value-type="float">
            <text:p>1,016</text:p>
          </table:table-cell>
          <table:table-cell table:style-name="ce12" table:formula="of:=([.E174]+[.G174])/2" office:value-type="float" office:value="1.31078869362502" calcext:value-type="float">
            <text:p>1,311</text:p>
          </table:table-cell>
          <table:table-cell table:style-name="ce12" table:formula="of:=([.F174]+[.H174])/2" office:value-type="float" office:value="1.57009201213477" calcext:value-type="float">
            <text:p>1,570</text:p>
          </table:table-cell>
          <table:table-cell table:style-name="ce12" table:formula="of:=([.G174]+[.I174])/2" office:value-type="float" office:value="1.78659087638483" calcext:value-type="float">
            <text:p>1,787</text:p>
          </table:table-cell>
          <table:table-cell table:style-name="ce12" table:formula="of:=([.H174]+[.J174])/2" office:value-type="float" office:value="1.95433454616375" calcext:value-type="float">
            <text:p>1,954</text:p>
          </table:table-cell>
          <table:table-cell table:style-name="ce12" table:formula="of:=([.I174]+[.K174])/2" office:value-type="float" office:value="2.06878645975243" calcext:value-type="float">
            <text:p>2,069</text:p>
          </table:table-cell>
          <table:table-cell table:style-name="ce12" table:formula="of:=([.J174]+[.L174])/2" office:value-type="float" office:value="2.12679601876034" calcext:value-type="float">
            <text:p>2,127</text:p>
          </table:table-cell>
          <table:table-cell table:style-name="ce12" table:formula="of:=[.K175]" office:value-type="float" office:value="2.12679601876034" calcext:value-type="float">
            <text:p>2,127</text:p>
          </table:table-cell>
          <table:table-cell table:number-columns-repeated="8"/>
        </table:table-row>
        <table:table-row table:style-name="ro1">
          <table:table-cell table:style-name="ce3" office:value-type="float" office:value="0.87" calcext:value-type="float">
            <text:p>0,8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5]+[.D175])/2" office:value-type="float" office:value="0.346470178181647" calcext:value-type="float">
            <text:p>0,346</text:p>
          </table:table-cell>
          <table:table-cell table:style-name="ce12" table:formula="of:=([.C175]+[.E175])/2" office:value-type="float" office:value="0.683482291611123" calcext:value-type="float">
            <text:p>0,683</text:p>
          </table:table-cell>
          <table:table-cell table:style-name="ce12" table:formula="of:=([.D175]+[.F175])/2" office:value-type="float" office:value="1.00186452499416" calcext:value-type="float">
            <text:p>1,002</text:p>
          </table:table-cell>
          <table:table-cell table:style-name="ce12" table:formula="of:=([.E175]+[.G175])/2" office:value-type="float" office:value="1.29289978380422" calcext:value-type="float">
            <text:p>1,293</text:p>
          </table:table-cell>
          <table:table-cell table:style-name="ce12" table:formula="of:=([.F175]+[.H175])/2" office:value-type="float" office:value="1.54868978500492" calcext:value-type="float">
            <text:p>1,549</text:p>
          </table:table-cell>
          <table:table-cell table:style-name="ce12" table:formula="of:=([.G175]+[.I175])/2" office:value-type="float" office:value="1.76221327914926" calcext:value-type="float">
            <text:p>1,762</text:p>
          </table:table-cell>
          <table:table-cell table:style-name="ce12" table:formula="of:=([.H175]+[.J175])/2" office:value-type="float" office:value="1.92768866806863" calcext:value-type="float">
            <text:p>1,928</text:p>
          </table:table-cell>
          <table:table-cell table:style-name="ce12" table:formula="of:=([.I175]+[.K175])/2" office:value-type="float" office:value="2.04056528246205" calcext:value-type="float">
            <text:p>2,041</text:p>
          </table:table-cell>
          <table:table-cell table:style-name="ce12" table:formula="of:=([.J175]+[.L175])/2" office:value-type="float" office:value="2.09779123925638" calcext:value-type="float">
            <text:p>2,098</text:p>
          </table:table-cell>
          <table:table-cell table:style-name="ce12" table:formula="of:=[.K176]" office:value-type="float" office:value="2.09779123925638" calcext:value-type="float">
            <text:p>2,098</text:p>
          </table:table-cell>
          <table:table-cell table:number-columns-repeated="8"/>
        </table:table-row>
        <table:table-row table:style-name="ro1">
          <table:table-cell table:style-name="ce3" office:value-type="float" office:value="0.875" calcext:value-type="float">
            <text:p>0,8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6]+[.D176])/2" office:value-type="float" office:value="0.341741145805562" calcext:value-type="float">
            <text:p>0,342</text:p>
          </table:table-cell>
          <table:table-cell table:style-name="ce12" table:formula="of:=([.C176]+[.E176])/2" office:value-type="float" office:value="0.674167351587902" calcext:value-type="float">
            <text:p>0,674</text:p>
          </table:table-cell>
          <table:table-cell table:style-name="ce12" table:formula="of:=([.D176]+[.F176])/2" office:value-type="float" office:value="0.988191037707674" calcext:value-type="float">
            <text:p>0,988</text:p>
          </table:table-cell>
          <table:table-cell table:style-name="ce12" table:formula="of:=([.E176]+[.G176])/2" office:value-type="float" office:value="1.27527715499954" calcext:value-type="float">
            <text:p>1,275</text:p>
          </table:table-cell>
          <table:table-cell table:style-name="ce12" table:formula="of:=([.F176]+[.H176])/2" office:value-type="float" office:value="1.52755653147674" calcext:value-type="float">
            <text:p>1,528</text:p>
          </table:table-cell>
          <table:table-cell table:style-name="ce12" table:formula="of:=([.G176]+[.I176])/2" office:value-type="float" office:value="1.73818922653677" calcext:value-type="float">
            <text:p>1,738</text:p>
          </table:table-cell>
          <table:table-cell table:style-name="ce12" table:formula="of:=([.H176]+[.J176])/2" office:value-type="float" office:value="1.90138928080565" calcext:value-type="float">
            <text:p>1,901</text:p>
          </table:table-cell>
          <table:table-cell table:style-name="ce12" table:formula="of:=([.I176]+[.K176])/2" office:value-type="float" office:value="2.0127399536625" calcext:value-type="float">
            <text:p>2,013</text:p>
          </table:table-cell>
          <table:table-cell table:style-name="ce12" table:formula="of:=([.J176]+[.L176])/2" office:value-type="float" office:value="2.06917826085921" calcext:value-type="float">
            <text:p>2,069</text:p>
          </table:table-cell>
          <table:table-cell table:style-name="ce12" table:formula="of:=[.K177]" office:value-type="float" office:value="2.06917826085921" calcext:value-type="float">
            <text:p>2,069</text:p>
          </table:table-cell>
          <table:table-cell table:number-columns-repeated="8"/>
        </table:table-row>
        <table:table-row table:style-name="ro1">
          <table:table-cell table:style-name="ce3" office:value-type="float" office:value="0.88" calcext:value-type="float">
            <text:p>0,8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7]+[.D177])/2" office:value-type="float" office:value="0.337083675793951" calcext:value-type="float">
            <text:p>0,337</text:p>
          </table:table-cell>
          <table:table-cell table:style-name="ce12" table:formula="of:=([.C177]+[.E177])/2" office:value-type="float" office:value="0.664966091756618" calcext:value-type="float">
            <text:p>0,665</text:p>
          </table:table-cell>
          <table:table-cell table:style-name="ce12" table:formula="of:=([.D177]+[.F177])/2" office:value-type="float" office:value="0.974722253293721" calcext:value-type="float">
            <text:p>0,975</text:p>
          </table:table-cell>
          <table:table-cell table:style-name="ce12" table:formula="of:=([.E177]+[.G177])/2" office:value-type="float" office:value="1.25787378459221" calcext:value-type="float">
            <text:p>1,258</text:p>
          </table:table-cell>
          <table:table-cell table:style-name="ce12" table:formula="of:=([.F177]+[.H177])/2" office:value-type="float" office:value="1.50673319076816" calcext:value-type="float">
            <text:p>1,507</text:p>
          </table:table-cell>
          <table:table-cell table:style-name="ce12" table:formula="of:=([.G177]+[.I177])/2" office:value-type="float" office:value="1.7144729061412" calcext:value-type="float">
            <text:p>1,714</text:p>
          </table:table-cell>
          <table:table-cell table:style-name="ce12" table:formula="of:=([.H177]+[.J177])/2" office:value-type="float" office:value="1.87546459009964" calcext:value-type="float">
            <text:p>1,875</text:p>
          </table:table-cell>
          <table:table-cell table:style-name="ce12" table:formula="of:=([.I177]+[.K177])/2" office:value-type="float" office:value="1.98528377083243" calcext:value-type="float">
            <text:p>1,985</text:p>
          </table:table-cell>
          <table:table-cell table:style-name="ce12" table:formula="of:=([.J177]+[.L177])/2" office:value-type="float" office:value="2.04095910726086" calcext:value-type="float">
            <text:p>2,041</text:p>
          </table:table-cell>
          <table:table-cell table:style-name="ce12" table:formula="of:=[.K178]" office:value-type="float" office:value="2.04095910726086" calcext:value-type="float">
            <text:p>2,041</text:p>
          </table:table-cell>
          <table:table-cell table:number-columns-repeated="8"/>
        </table:table-row>
        <table:table-row table:style-name="ro1">
          <table:table-cell table:style-name="ce3" office:value-type="float" office:value="0.885" calcext:value-type="float">
            <text:p>0,8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8]+[.D178])/2" office:value-type="float" office:value="0.332483045878309" calcext:value-type="float">
            <text:p>0,332</text:p>
          </table:table-cell>
          <table:table-cell table:style-name="ce12" table:formula="of:=([.C178]+[.E178])/2" office:value-type="float" office:value="0.655902964543836" calcext:value-type="float">
            <text:p>0,656</text:p>
          </table:table-cell>
          <table:table-cell table:style-name="ce12" table:formula="of:=([.D178]+[.F178])/2" office:value-type="float" office:value="0.961419938174413" calcext:value-type="float">
            <text:p>0,961</text:p>
          </table:table-cell>
          <table:table-cell table:style-name="ce12" table:formula="of:=([.E178]+[.G178])/2" office:value-type="float" office:value="1.24072772203094" calcext:value-type="float">
            <text:p>1,241</text:p>
          </table:table-cell>
          <table:table-cell table:style-name="ce12" table:formula="of:=([.F178]+[.H178])/2" office:value-type="float" office:value="1.4861733453667" calcext:value-type="float">
            <text:p>1,486</text:p>
          </table:table-cell>
          <table:table-cell table:style-name="ce12" table:formula="of:=([.G178]+[.I178])/2" office:value-type="float" office:value="1.6910988904339" calcext:value-type="float">
            <text:p>1,691</text:p>
          </table:table-cell>
          <table:table-cell table:style-name="ce12" table:formula="of:=([.H178]+[.J178])/2" office:value-type="float" office:value="1.84987833848682" calcext:value-type="float">
            <text:p>1,850</text:p>
          </table:table-cell>
          <table:table-cell table:style-name="ce12" table:formula="of:=([.I178]+[.K178])/2" office:value-type="float" office:value="1.95821184868025" calcext:value-type="float">
            <text:p>1,958</text:p>
          </table:table-cell>
          <table:table-cell table:style-name="ce12" table:formula="of:=([.J178]+[.L178])/2" office:value-type="float" office:value="2.01312143904665" calcext:value-type="float">
            <text:p>2,013</text:p>
          </table:table-cell>
          <table:table-cell table:style-name="ce12" table:formula="of:=[.K179]" office:value-type="float" office:value="2.01312143904665" calcext:value-type="float">
            <text:p>2,013</text:p>
          </table:table-cell>
          <table:table-cell table:number-columns-repeated="8"/>
        </table:table-row>
        <table:table-row table:style-name="ro1">
          <table:table-cell table:style-name="ce3" office:value-type="float" office:value="0.89" calcext:value-type="float">
            <text:p>0,8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79]+[.D179])/2" office:value-type="float" office:value="0.327951482271918" calcext:value-type="float">
            <text:p>0,328</text:p>
          </table:table-cell>
          <table:table-cell table:style-name="ce12" table:formula="of:=([.C179]+[.E179])/2" office:value-type="float" office:value="0.646951492026361" calcext:value-type="float">
            <text:p>0,647</text:p>
          </table:table-cell>
          <table:table-cell table:style-name="ce12" table:formula="of:=([.D179]+[.F179])/2" office:value-type="float" office:value="0.948315343287387" calcext:value-type="float">
            <text:p>0,948</text:p>
          </table:table-cell>
          <table:table-cell table:style-name="ce12" table:formula="of:=([.E179]+[.G179])/2" office:value-type="float" office:value="1.22379664177056" calcext:value-type="float">
            <text:p>1,224</text:p>
          </table:table-cell>
          <table:table-cell table:style-name="ce12" table:formula="of:=([.F179]+[.H179])/2" office:value-type="float" office:value="1.46591330623242" calcext:value-type="float">
            <text:p>1,466</text:p>
          </table:table-cell>
          <table:table-cell table:style-name="ce12" table:formula="of:=([.G179]+[.I179])/2" office:value-type="float" office:value="1.66802584192676" calcext:value-type="float">
            <text:p>1,668</text:p>
          </table:table-cell>
          <table:table-cell table:style-name="ce12" table:formula="of:=([.H179]+[.J179])/2" office:value-type="float" office:value="1.82465536955707" calcext:value-type="float">
            <text:p>1,825</text:p>
          </table:table-cell>
          <table:table-cell table:style-name="ce12" table:formula="of:=([.I179]+[.K179])/2" office:value-type="float" office:value="1.93149988876673" calcext:value-type="float">
            <text:p>1,931</text:p>
          </table:table-cell>
          <table:table-cell table:style-name="ce12" table:formula="of:=([.J179]+[.L179])/2" office:value-type="float" office:value="1.98566664386345" calcext:value-type="float">
            <text:p>1,986</text:p>
          </table:table-cell>
          <table:table-cell table:style-name="ce12" table:formula="of:=[.K180]" office:value-type="float" office:value="1.98566664386345" calcext:value-type="float">
            <text:p>1,986</text:p>
          </table:table-cell>
          <table:table-cell table:number-columns-repeated="8"/>
        </table:table-row>
        <table:table-row table:style-name="ro1">
          <table:table-cell table:style-name="ce3" office:value-type="float" office:value="0.895" calcext:value-type="float">
            <text:p>0,8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0]+[.D180])/2" office:value-type="float" office:value="0.323475746013181" calcext:value-type="float">
            <text:p>0,323</text:p>
          </table:table-cell>
          <table:table-cell table:style-name="ce12" table:formula="of:=([.C180]+[.E180])/2" office:value-type="float" office:value="0.638133412779653" calcext:value-type="float">
            <text:p>0,638</text:p>
          </table:table-cell>
          <table:table-cell table:style-name="ce12" table:formula="of:=([.D180]+[.F180])/2" office:value-type="float" office:value="0.93537406689846" calcext:value-type="float">
            <text:p>0,935</text:p>
          </table:table-cell>
          <table:table-cell table:style-name="ce12" table:formula="of:=([.E180]+[.G180])/2" office:value-type="float" office:value="1.2071143247599" calcext:value-type="float">
            <text:p>1,207</text:p>
          </table:table-cell>
          <table:table-cell table:style-name="ce12" table:formula="of:=([.F180]+[.H180])/2" office:value-type="float" office:value="1.44591124184866" calcext:value-type="float">
            <text:p>1,446</text:p>
          </table:table-cell>
          <table:table-cell table:style-name="ce12" table:formula="of:=([.G180]+[.I180])/2" office:value-type="float" office:value="1.64528433789475" calcext:value-type="float">
            <text:p>1,645</text:p>
          </table:table-cell>
          <table:table-cell table:style-name="ce12" table:formula="of:=([.H180]+[.J180])/2" office:value-type="float" office:value="1.79976286534675" calcext:value-type="float">
            <text:p>1,800</text:p>
          </table:table-cell>
          <table:table-cell table:style-name="ce12" table:formula="of:=([.I180]+[.K180])/2" office:value-type="float" office:value="1.90516100671026" calcext:value-type="float">
            <text:p>1,905</text:p>
          </table:table-cell>
          <table:table-cell table:style-name="ce12" table:formula="of:=([.J180]+[.L180])/2" office:value-type="float" office:value="1.95858326631509" calcext:value-type="float">
            <text:p>1,959</text:p>
          </table:table-cell>
          <table:table-cell table:style-name="ce12" table:formula="of:=[.K181]" office:value-type="float" office:value="1.95858326631509" calcext:value-type="float">
            <text:p>1,959</text:p>
          </table:table-cell>
          <table:table-cell table:number-columns-repeated="8"/>
        </table:table-row>
        <table:table-row table:style-name="ro1">
          <table:table-cell table:style-name="ce3" office:value-type="float" office:value="0.9" calcext:value-type="float">
            <text:p>0,9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1]+[.D181])/2" office:value-type="float" office:value="0.319066706389826" calcext:value-type="float">
            <text:p>0,319</text:p>
          </table:table-cell>
          <table:table-cell table:style-name="ce12" table:formula="of:=([.C181]+[.E181])/2" office:value-type="float" office:value="0.62942490645582" calcext:value-type="float">
            <text:p>0,629</text:p>
          </table:table-cell>
          <table:table-cell table:style-name="ce12" table:formula="of:=([.D181]+[.F181])/2" office:value-type="float" office:value="0.922623868769778" calcext:value-type="float">
            <text:p>0,923</text:p>
          </table:table-cell>
          <table:table-cell table:style-name="ce12" table:formula="of:=([.E181]+[.G181])/2" office:value-type="float" office:value="1.19064265437356" calcext:value-type="float">
            <text:p>1,191</text:p>
          </table:table-cell>
          <table:table-cell table:style-name="ce12" table:formula="of:=([.F181]+[.H181])/2" office:value-type="float" office:value="1.42619933132732" calcext:value-type="float">
            <text:p>1,426</text:p>
          </table:table-cell>
          <table:table-cell table:style-name="ce12" table:formula="of:=([.G181]+[.I181])/2" office:value-type="float" office:value="1.6228370535977" calcext:value-type="float">
            <text:p>1,623</text:p>
          </table:table-cell>
          <table:table-cell table:style-name="ce12" table:formula="of:=([.H181]+[.J181])/2" office:value-type="float" office:value="1.7752226723025" calcext:value-type="float">
            <text:p>1,775</text:p>
          </table:table-cell>
          <table:table-cell table:style-name="ce12" table:formula="of:=([.I181]+[.K181])/2" office:value-type="float" office:value="1.87917306583092" calcext:value-type="float">
            <text:p>1,879</text:p>
          </table:table-cell>
          <table:table-cell table:style-name="ce12" table:formula="of:=([.J181]+[.L181])/2" office:value-type="float" office:value="1.93187213651267" calcext:value-type="float">
            <text:p>1,932</text:p>
          </table:table-cell>
          <table:table-cell table:style-name="ce12" table:formula="of:=[.K182]" office:value-type="float" office:value="1.93187213651267" calcext:value-type="float">
            <text:p>1,932</text:p>
          </table:table-cell>
          <table:table-cell table:number-columns-repeated="8"/>
        </table:table-row>
        <table:table-row table:style-name="ro1">
          <table:table-cell table:style-name="ce3" office:value-type="float" office:value="0.905" calcext:value-type="float">
            <text:p>0,9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2]+[.D182])/2" office:value-type="float" office:value="0.31471245322791" calcext:value-type="float">
            <text:p>0,315</text:p>
          </table:table-cell>
          <table:table-cell table:style-name="ce12" table:formula="of:=([.C182]+[.E182])/2" office:value-type="float" office:value="0.620845287579802" calcext:value-type="float">
            <text:p>0,621</text:p>
          </table:table-cell>
          <table:table-cell table:style-name="ce12" table:formula="of:=([.D182]+[.F182])/2" office:value-type="float" office:value="0.91003378041469" calcext:value-type="float">
            <text:p>0,910</text:p>
          </table:table-cell>
          <table:table-cell table:style-name="ce12" table:formula="of:=([.E182]+[.G182])/2" office:value-type="float" office:value="1.17441160004855" calcext:value-type="float">
            <text:p>1,174</text:p>
          </table:table-cell>
          <table:table-cell table:style-name="ce12" table:formula="of:=([.F182]+[.H182])/2" office:value-type="float" office:value="1.40673985398563" calcext:value-type="float">
            <text:p>1,407</text:p>
          </table:table-cell>
          <table:table-cell table:style-name="ce12" table:formula="of:=([.G182]+[.I182])/2" office:value-type="float" office:value="1.60071100181491" calcext:value-type="float">
            <text:p>1,601</text:p>
          </table:table-cell>
          <table:table-cell table:style-name="ce12" table:formula="of:=([.H182]+[.J182])/2" office:value-type="float" office:value="1.75100505971431" calcext:value-type="float">
            <text:p>1,751</text:p>
          </table:table-cell>
          <table:table-cell table:style-name="ce12" table:formula="of:=([.I182]+[.K182])/2" office:value-type="float" office:value="1.85354740440759" calcext:value-type="float">
            <text:p>1,854</text:p>
          </table:table-cell>
          <table:table-cell table:style-name="ce12" table:formula="of:=([.J182]+[.L182])/2" office:value-type="float" office:value="1.9055226011718" calcext:value-type="float">
            <text:p>1,906</text:p>
          </table:table-cell>
          <table:table-cell table:style-name="ce12" table:formula="of:=[.K183]" office:value-type="float" office:value="1.9055226011718" calcext:value-type="float">
            <text:p>1,906</text:p>
          </table:table-cell>
          <table:table-cell table:number-columns-repeated="8"/>
        </table:table-row>
        <table:table-row table:style-name="ro1">
          <table:table-cell table:style-name="ce3" office:value-type="float" office:value="0.91" calcext:value-type="float">
            <text:p>0,9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3]+[.D183])/2" office:value-type="float" office:value="0.310422643789901" calcext:value-type="float">
            <text:p>0,310</text:p>
          </table:table-cell>
          <table:table-cell table:style-name="ce12" table:formula="of:=([.C183]+[.E183])/2" office:value-type="float" office:value="0.6123731168213" calcext:value-type="float">
            <text:p>0,612</text:p>
          </table:table-cell>
          <table:table-cell table:style-name="ce12" table:formula="of:=([.D183]+[.F183])/2" office:value-type="float" office:value="0.897628443814177" calcext:value-type="float">
            <text:p>0,898</text:p>
          </table:table-cell>
          <table:table-cell table:style-name="ce12" table:formula="of:=([.E183]+[.G183])/2" office:value-type="float" office:value="1.15838681720016" calcext:value-type="float">
            <text:p>1,158</text:p>
          </table:table-cell>
          <table:table-cell table:style-name="ce12" table:formula="of:=([.F183]+[.H183])/2" office:value-type="float" office:value="1.38756130093173" calcext:value-type="float">
            <text:p>1,388</text:p>
          </table:table-cell>
          <table:table-cell table:style-name="ce12" table:formula="of:=([.G183]+[.I183])/2" office:value-type="float" office:value="1.57887245684997" calcext:value-type="float">
            <text:p>1,579</text:p>
          </table:table-cell>
          <table:table-cell table:style-name="ce12" table:formula="of:=([.H183]+[.J183])/2" office:value-type="float" office:value="1.72712920311125" calcext:value-type="float">
            <text:p>1,727</text:p>
          </table:table-cell>
          <table:table-cell table:style-name="ce12" table:formula="of:=([.I183]+[.K183])/2" office:value-type="float" office:value="1.82826383044305" calcext:value-type="float">
            <text:p>1,828</text:p>
          </table:table-cell>
          <table:table-cell table:style-name="ce12" table:formula="of:=([.J183]+[.L183])/2" office:value-type="float" office:value="1.87953500278969" calcext:value-type="float">
            <text:p>1,880</text:p>
          </table:table-cell>
          <table:table-cell table:style-name="ce12" table:formula="of:=[.K184]" office:value-type="float" office:value="1.87953500278969" calcext:value-type="float">
            <text:p>1,880</text:p>
          </table:table-cell>
          <table:table-cell table:number-columns-repeated="8"/>
        </table:table-row>
        <table:table-row table:style-name="ro1">
          <table:table-cell table:style-name="ce3" office:value-type="float" office:value="0.915" calcext:value-type="float">
            <text:p>0,9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4]+[.D184])/2" office:value-type="float" office:value="0.30618655841065" calcext:value-type="float">
            <text:p>0,306</text:p>
          </table:table-cell>
          <table:table-cell table:style-name="ce12" table:formula="of:=([.C184]+[.E184])/2" office:value-type="float" office:value="0.604025543802039" calcext:value-type="float">
            <text:p>0,604</text:p>
          </table:table-cell>
          <table:table-cell table:style-name="ce12" table:formula="of:=([.D184]+[.F184])/2" office:value-type="float" office:value="0.88537996701073" calcext:value-type="float">
            <text:p>0,885</text:p>
          </table:table-cell>
          <table:table-cell table:style-name="ce12" table:formula="of:=([.E184]+[.G184])/2" office:value-type="float" office:value="1.14259487237295" calcext:value-type="float">
            <text:p>1,143</text:p>
          </table:table-cell>
          <table:table-cell table:style-name="ce12" table:formula="of:=([.F184]+[.H184])/2" office:value-type="float" office:value="1.36862963702507" calcext:value-type="float">
            <text:p>1,369</text:p>
          </table:table-cell>
          <table:table-cell table:style-name="ce12" table:formula="of:=([.G184]+[.I184])/2" office:value-type="float" office:value="1.55734525202149" calcext:value-type="float">
            <text:p>1,557</text:p>
          </table:table-cell>
          <table:table-cell table:style-name="ce12" table:formula="of:=([.H184]+[.J184])/2" office:value-type="float" office:value="1.70356814364651" calcext:value-type="float">
            <text:p>1,704</text:p>
          </table:table-cell>
          <table:table-cell table:style-name="ce12" table:formula="of:=([.I184]+[.K184])/2" office:value-type="float" office:value="1.80333210295047" calcext:value-type="float">
            <text:p>1,803</text:p>
          </table:table-cell>
          <table:table-cell table:style-name="ce12" table:formula="of:=([.J184]+[.L184])/2" office:value-type="float" office:value="1.85389941661637" calcext:value-type="float">
            <text:p>1,854</text:p>
          </table:table-cell>
          <table:table-cell table:style-name="ce12" table:formula="of:=[.K185]" office:value-type="float" office:value="1.85389941661637" calcext:value-type="float">
            <text:p>1,854</text:p>
          </table:table-cell>
          <table:table-cell table:number-columns-repeated="8"/>
        </table:table-row>
        <table:table-row table:style-name="ro1">
          <table:table-cell table:style-name="ce3" office:value-type="float" office:value="0.92" calcext:value-type="float">
            <text:p>0,9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5]+[.D185])/2" office:value-type="float" office:value="0.302012771901019" calcext:value-type="float">
            <text:p>0,302</text:p>
          </table:table-cell>
          <table:table-cell table:style-name="ce12" table:formula="of:=([.C185]+[.E185])/2" office:value-type="float" office:value="0.59578326271069" calcext:value-type="float">
            <text:p>0,596</text:p>
          </table:table-cell>
          <table:table-cell table:style-name="ce12" table:formula="of:=([.D185]+[.F185])/2" office:value-type="float" office:value="0.873310208087497" calcext:value-type="float">
            <text:p>0,873</text:p>
          </table:table-cell>
          <table:table-cell table:style-name="ce12" table:formula="of:=([.E185]+[.G185])/2" office:value-type="float" office:value="1.1270048020179" calcext:value-type="float">
            <text:p>1,127</text:p>
          </table:table-cell>
          <table:table-cell table:style-name="ce12" table:formula="of:=([.F185]+[.H185])/2" office:value-type="float" office:value="1.34997006219722" calcext:value-type="float">
            <text:p>1,350</text:p>
          </table:table-cell>
          <table:table-cell table:style-name="ce12" table:formula="of:=([.G185]+[.I185])/2" office:value-type="float" office:value="1.53609889033579" calcext:value-type="float">
            <text:p>1,536</text:p>
          </table:table-cell>
          <table:table-cell table:style-name="ce12" table:formula="of:=([.H185]+[.J185])/2" office:value-type="float" office:value="1.68033867748598" calcext:value-type="float">
            <text:p>1,680</text:p>
          </table:table-cell>
          <table:table-cell table:style-name="ce12" table:formula="of:=([.I185]+[.K185])/2" office:value-type="float" office:value="1.77873378013144" calcext:value-type="float">
            <text:p>1,779</text:p>
          </table:table-cell>
          <table:table-cell table:style-name="ce12" table:formula="of:=([.J185]+[.L185])/2" office:value-type="float" office:value="1.82861575978342" calcext:value-type="float">
            <text:p>1,829</text:p>
          </table:table-cell>
          <table:table-cell table:style-name="ce12" table:formula="of:=[.K186]" office:value-type="float" office:value="1.82861575978342" calcext:value-type="float">
            <text:p>1,829</text:p>
          </table:table-cell>
          <table:table-cell table:number-columns-repeated="8"/>
        </table:table-row>
        <table:table-row table:style-name="ro1">
          <table:table-cell table:style-name="ce3" office:value-type="float" office:value="0.925" calcext:value-type="float">
            <text:p>0,9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6]+[.D186])/2" office:value-type="float" office:value="0.297891631355345" calcext:value-type="float">
            <text:p>0,298</text:p>
          </table:table-cell>
          <table:table-cell table:style-name="ce12" table:formula="of:=([.C186]+[.E186])/2" office:value-type="float" office:value="0.587661489994258" calcext:value-type="float">
            <text:p>0,588</text:p>
          </table:table-cell>
          <table:table-cell table:style-name="ce12" table:formula="of:=([.D186]+[.F186])/2" office:value-type="float" office:value="0.861394032364294" calcext:value-type="float">
            <text:p>0,861</text:p>
          </table:table-cell>
          <table:table-cell table:style-name="ce12" table:formula="of:=([.E186]+[.G186])/2" office:value-type="float" office:value="1.11164013514236" calcext:value-type="float">
            <text:p>1,112</text:p>
          </table:table-cell>
          <table:table-cell table:style-name="ce12" table:formula="of:=([.F186]+[.H186])/2" office:value-type="float" office:value="1.33155184617684" calcext:value-type="float">
            <text:p>1,332</text:p>
          </table:table-cell>
          <table:table-cell table:style-name="ce12" table:formula="of:=([.G186]+[.I186])/2" office:value-type="float" office:value="1.5151543698416" calcext:value-type="float">
            <text:p>1,515</text:p>
          </table:table-cell>
          <table:table-cell table:style-name="ce12" table:formula="of:=([.H186]+[.J186])/2" office:value-type="float" office:value="1.65741633523362" calcext:value-type="float">
            <text:p>1,657</text:p>
          </table:table-cell>
          <table:table-cell table:style-name="ce12" table:formula="of:=([.I186]+[.K186])/2" office:value-type="float" office:value="1.7544772186347" calcext:value-type="float">
            <text:p>1,754</text:p>
          </table:table-cell>
          <table:table-cell table:style-name="ce12" table:formula="of:=([.J186]+[.L186])/2" office:value-type="float" office:value="1.80367476995743" calcext:value-type="float">
            <text:p>1,804</text:p>
          </table:table-cell>
          <table:table-cell table:style-name="ce12" table:formula="of:=[.K187]" office:value-type="float" office:value="1.80367476995743" calcext:value-type="float">
            <text:p>1,804</text:p>
          </table:table-cell>
          <table:table-cell table:number-columns-repeated="8"/>
        </table:table-row>
        <table:table-row table:style-name="ro1">
          <table:table-cell table:style-name="ce3" office:value-type="float" office:value="0.93" calcext:value-type="float">
            <text:p>0,9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7]+[.D187])/2" office:value-type="float" office:value="0.293830744997129" calcext:value-type="float">
            <text:p>0,294</text:p>
          </table:table-cell>
          <table:table-cell table:style-name="ce12" table:formula="of:=([.C187]+[.E187])/2" office:value-type="float" office:value="0.57964283185982" calcext:value-type="float">
            <text:p>0,580</text:p>
          </table:table-cell>
          <table:table-cell table:style-name="ce12" table:formula="of:=([.D187]+[.F187])/2" office:value-type="float" office:value="0.849650812568309" calcext:value-type="float">
            <text:p>0,850</text:p>
          </table:table-cell>
          <table:table-cell table:style-name="ce12" table:formula="of:=([.E187]+[.G187])/2" office:value-type="float" office:value="1.09647293927057" calcext:value-type="float">
            <text:p>1,096</text:p>
          </table:table-cell>
          <table:table-cell table:style-name="ce12" table:formula="of:=([.F187]+[.H187])/2" office:value-type="float" office:value="1.31339725249198" calcext:value-type="float">
            <text:p>1,313</text:p>
          </table:table-cell>
          <table:table-cell table:style-name="ce12" table:formula="of:=([.G187]+[.I187])/2" office:value-type="float" office:value="1.49448409070523" calcext:value-type="float">
            <text:p>1,494</text:p>
          </table:table-cell>
          <table:table-cell table:style-name="ce12" table:formula="of:=([.H187]+[.J187])/2" office:value-type="float" office:value="1.63481579423815" calcext:value-type="float">
            <text:p>1,635</text:p>
          </table:table-cell>
          <table:table-cell table:style-name="ce12" table:formula="of:=([.I187]+[.K187])/2" office:value-type="float" office:value="1.73054555259552" calcext:value-type="float">
            <text:p>1,731</text:p>
          </table:table-cell>
          <table:table-cell table:style-name="ce12" table:formula="of:=([.J187]+[.L187])/2" office:value-type="float" office:value="1.77907599429607" calcext:value-type="float">
            <text:p>1,779</text:p>
          </table:table-cell>
          <table:table-cell table:style-name="ce12" table:formula="of:=[.K188]" office:value-type="float" office:value="1.77907599429607" calcext:value-type="float">
            <text:p>1,779</text:p>
          </table:table-cell>
          <table:table-cell table:number-columns-repeated="8"/>
        </table:table-row>
        <table:table-row table:style-name="ro1">
          <table:table-cell table:style-name="ce3" office:value-type="float" office:value="0.935" calcext:value-type="float">
            <text:p>0,9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8]+[.D188])/2" office:value-type="float" office:value="0.28982141592991" calcext:value-type="float">
            <text:p>0,290</text:p>
          </table:table-cell>
          <table:table-cell table:style-name="ce12" table:formula="of:=([.C188]+[.E188])/2" office:value-type="float" office:value="0.571740778782719" calcext:value-type="float">
            <text:p>0,572</text:p>
          </table:table-cell>
          <table:table-cell table:style-name="ce12" table:formula="of:=([.D188]+[.F188])/2" office:value-type="float" office:value="0.838057885565194" calcext:value-type="float">
            <text:p>0,838</text:p>
          </table:table-cell>
          <table:table-cell table:style-name="ce12" table:formula="of:=([.E188]+[.G188])/2" office:value-type="float" office:value="1.08152403253015" calcext:value-type="float">
            <text:p>1,082</text:p>
          </table:table-cell>
          <table:table-cell table:style-name="ce12" table:formula="of:=([.F188]+[.H188])/2" office:value-type="float" office:value="1.2954785149879" calcext:value-type="float">
            <text:p>1,295</text:p>
          </table:table-cell>
          <table:table-cell table:style-name="ce12" table:formula="of:=([.G188]+[.I188])/2" office:value-type="float" office:value="1.47410652336507" calcext:value-type="float">
            <text:p>1,474</text:p>
          </table:table-cell>
          <table:table-cell table:style-name="ce12" table:formula="of:=([.H188]+[.J188])/2" office:value-type="float" office:value="1.61251482165038" calcext:value-type="float">
            <text:p>1,613</text:p>
          </table:table-cell>
          <table:table-cell table:style-name="ce12" table:formula="of:=([.I188]+[.K188])/2" office:value-type="float" office:value="1.70694589426711" calcext:value-type="float">
            <text:p>1,707</text:p>
          </table:table-cell>
          <table:table-cell table:style-name="ce12" table:formula="of:=([.J188]+[.L188])/2" office:value-type="float" office:value="1.7548107734458" calcext:value-type="float">
            <text:p>1,755</text:p>
          </table:table-cell>
          <table:table-cell table:style-name="ce12" table:formula="of:=[.K189]" office:value-type="float" office:value="1.7548107734458" calcext:value-type="float">
            <text:p>1,755</text:p>
          </table:table-cell>
          <table:table-cell table:number-columns-repeated="8"/>
        </table:table-row>
        <table:table-row table:style-name="ro1">
          <table:table-cell table:style-name="ce3" office:value-type="float" office:value="0.94" calcext:value-type="float">
            <text:p>0,9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89]+[.D189])/2" office:value-type="float" office:value="0.28587038939136" calcext:value-type="float">
            <text:p>0,286</text:p>
          </table:table-cell>
          <table:table-cell table:style-name="ce12" table:formula="of:=([.C189]+[.E189])/2" office:value-type="float" office:value="0.563939650747552" calcext:value-type="float">
            <text:p>0,564</text:p>
          </table:table-cell>
          <table:table-cell table:style-name="ce12" table:formula="of:=([.D189]+[.F189])/2" office:value-type="float" office:value="0.826632405656432" calcext:value-type="float">
            <text:p>0,827</text:p>
          </table:table-cell>
          <table:table-cell table:style-name="ce12" table:formula="of:=([.E189]+[.G189])/2" office:value-type="float" office:value="1.06676820027655" calcext:value-type="float">
            <text:p>1,067</text:p>
          </table:table-cell>
          <table:table-cell table:style-name="ce12" table:formula="of:=([.F189]+[.H189])/2" office:value-type="float" office:value="1.27781527794761" calcext:value-type="float">
            <text:p>1,278</text:p>
          </table:table-cell>
          <table:table-cell table:style-name="ce12" table:formula="of:=([.G189]+[.I189])/2" office:value-type="float" office:value="1.45399666831914" calcext:value-type="float">
            <text:p>1,454</text:p>
          </table:table-cell>
          <table:table-cell table:style-name="ce12" table:formula="of:=([.H189]+[.J189])/2" office:value-type="float" office:value="1.59052620881609" calcext:value-type="float">
            <text:p>1,591</text:p>
          </table:table-cell>
          <table:table-cell table:style-name="ce12" table:formula="of:=([.I189]+[.K189])/2" office:value-type="float" office:value="1.68366279754809" calcext:value-type="float">
            <text:p>1,684</text:p>
          </table:table-cell>
          <table:table-cell table:style-name="ce12" table:formula="of:=([.J189]+[.L189])/2" office:value-type="float" office:value="1.73087833385645" calcext:value-type="float">
            <text:p>1,731</text:p>
          </table:table-cell>
          <table:table-cell table:style-name="ce12" table:formula="of:=[.K190]" office:value-type="float" office:value="1.73087833385645" calcext:value-type="float">
            <text:p>1,731</text:p>
          </table:table-cell>
          <table:table-cell table:number-columns-repeated="8"/>
        </table:table-row>
        <table:table-row table:style-name="ro1">
          <table:table-cell table:style-name="ce3" office:value-type="float" office:value="0.945" calcext:value-type="float">
            <text:p>0,9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0]+[.D190])/2" office:value-type="float" office:value="0.281969825373776" calcext:value-type="float">
            <text:p>0,282</text:p>
          </table:table-cell>
          <table:table-cell table:style-name="ce12" table:formula="of:=([.C190]+[.E190])/2" office:value-type="float" office:value="0.556251397523896" calcext:value-type="float">
            <text:p>0,556</text:p>
          </table:table-cell>
          <table:table-cell table:style-name="ce12" table:formula="of:=([.D190]+[.F190])/2" office:value-type="float" office:value="0.815353925512049" calcext:value-type="float">
            <text:p>0,815</text:p>
          </table:table-cell>
          <table:table-cell table:style-name="ce12" table:formula="of:=([.E190]+[.G190])/2" office:value-type="float" office:value="1.05222384180202" calcext:value-type="float">
            <text:p>1,052</text:p>
          </table:table-cell>
          <table:table-cell table:style-name="ce12" table:formula="of:=([.F190]+[.H190])/2" office:value-type="float" office:value="1.26038243429784" calcext:value-type="float">
            <text:p>1,260</text:p>
          </table:table-cell>
          <table:table-cell table:style-name="ce12" table:formula="of:=([.G190]+[.I190])/2" office:value-type="float" office:value="1.43417074338185" calcext:value-type="float">
            <text:p>1,434</text:p>
          </table:table-cell>
          <table:table-cell table:style-name="ce12" table:formula="of:=([.H190]+[.J190])/2" office:value-type="float" office:value="1.56882973293361" calcext:value-type="float">
            <text:p>1,569</text:p>
          </table:table-cell>
          <table:table-cell table:style-name="ce12" table:formula="of:=([.I190]+[.K190])/2" office:value-type="float" office:value="1.66070227133627" calcext:value-type="float">
            <text:p>1,661</text:p>
          </table:table-cell>
          <table:table-cell table:style-name="ce12" table:formula="of:=([.J190]+[.L190])/2" office:value-type="float" office:value="1.70727056570227" calcext:value-type="float">
            <text:p>1,707</text:p>
          </table:table-cell>
          <table:table-cell table:style-name="ce12" table:formula="of:=[.K191]" office:value-type="float" office:value="1.70727056570227" calcext:value-type="float">
            <text:p>1,707</text:p>
          </table:table-cell>
          <table:table-cell table:number-columns-repeated="8"/>
        </table:table-row>
        <table:table-row table:style-name="ro1">
          <table:table-cell table:style-name="ce3" office:value-type="float" office:value="0.95" calcext:value-type="float">
            <text:p>0,9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1]+[.D191])/2" office:value-type="float" office:value="0.278125698761948" calcext:value-type="float">
            <text:p>0,278</text:p>
          </table:table-cell>
          <table:table-cell table:style-name="ce12" table:formula="of:=([.C191]+[.E191])/2" office:value-type="float" office:value="0.548661875442913" calcext:value-type="float">
            <text:p>0,549</text:p>
          </table:table-cell>
          <table:table-cell table:style-name="ce12" table:formula="of:=([.D191]+[.F191])/2" office:value-type="float" office:value="0.804237619662957" calcext:value-type="float">
            <text:p>0,804</text:p>
          </table:table-cell>
          <table:table-cell table:style-name="ce12" table:formula="of:=([.E191]+[.G191])/2" office:value-type="float" office:value="1.03786817990495" calcext:value-type="float">
            <text:p>1,038</text:p>
          </table:table-cell>
          <table:table-cell table:style-name="ce12" table:formula="of:=([.F191]+[.H191])/2" office:value-type="float" office:value="1.24319729259193" calcext:value-type="float">
            <text:p>1,243</text:p>
          </table:table-cell>
          <table:table-cell table:style-name="ce12" table:formula="of:=([.G191]+[.I191])/2" office:value-type="float" office:value="1.41460608361573" calcext:value-type="float">
            <text:p>1,415</text:p>
          </table:table-cell>
          <table:table-cell table:style-name="ce12" table:formula="of:=([.H191]+[.J191])/2" office:value-type="float" office:value="1.54743650735906" calcext:value-type="float">
            <text:p>1,547</text:p>
          </table:table-cell>
          <table:table-cell table:style-name="ce12" table:formula="of:=([.I191]+[.K191])/2" office:value-type="float" office:value="1.63805014931794" calcext:value-type="float">
            <text:p>1,638</text:p>
          </table:table-cell>
          <table:table-cell table:style-name="ce12" table:formula="of:=([.J191]+[.L191])/2" office:value-type="float" office:value="1.68398641851927" calcext:value-type="float">
            <text:p>1,684</text:p>
          </table:table-cell>
          <table:table-cell table:style-name="ce12" table:formula="of:=[.K192]" office:value-type="float" office:value="1.68398641851927" calcext:value-type="float">
            <text:p>1,684</text:p>
          </table:table-cell>
          <table:table-cell table:number-columns-repeated="8"/>
        </table:table-row>
        <table:table-row table:style-name="ro1">
          <table:table-cell table:style-name="ce3" office:value-type="float" office:value="0.955" calcext:value-type="float">
            <text:p>0,9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2]+[.D192])/2" office:value-type="float" office:value="0.274330937721456" calcext:value-type="float">
            <text:p>0,274</text:p>
          </table:table-cell>
          <table:table-cell table:style-name="ce12" table:formula="of:=([.C192]+[.E192])/2" office:value-type="float" office:value="0.541181659212453" calcext:value-type="float">
            <text:p>0,541</text:p>
          </table:table-cell>
          <table:table-cell table:style-name="ce12" table:formula="of:=([.D192]+[.F192])/2" office:value-type="float" office:value="0.793265027673929" calcext:value-type="float">
            <text:p>0,793</text:p>
          </table:table-cell>
          <table:table-cell table:style-name="ce12" table:formula="of:=([.E192]+[.G192])/2" office:value-type="float" office:value="1.02371745612745" calcext:value-type="float">
            <text:p>1,024</text:p>
          </table:table-cell>
          <table:table-cell table:style-name="ce12" table:formula="of:=([.F192]+[.H192])/2" office:value-type="float" office:value="1.22623713176034" calcext:value-type="float">
            <text:p>1,226</text:p>
          </table:table-cell>
          <table:table-cell table:style-name="ce12" table:formula="of:=([.G192]+[.I192])/2" office:value-type="float" office:value="1.3953168999755" calcext:value-type="float">
            <text:p>1,395</text:p>
          </table:table-cell>
          <table:table-cell table:style-name="ce12" table:formula="of:=([.H192]+[.J192])/2" office:value-type="float" office:value="1.52632811646683" calcext:value-type="float">
            <text:p>1,526</text:p>
          </table:table-cell>
          <table:table-cell table:style-name="ce12" table:formula="of:=([.I192]+[.K192])/2" office:value-type="float" office:value="1.61571146293916" calcext:value-type="float">
            <text:p>1,616</text:p>
          </table:table-cell>
          <table:table-cell table:style-name="ce12" table:formula="of:=([.J192]+[.L192])/2" office:value-type="float" office:value="1.66101828391861" calcext:value-type="float">
            <text:p>1,661</text:p>
          </table:table-cell>
          <table:table-cell table:style-name="ce12" table:formula="of:=[.K193]" office:value-type="float" office:value="1.66101828391861" calcext:value-type="float">
            <text:p>1,661</text:p>
          </table:table-cell>
          <table:table-cell table:number-columns-repeated="8"/>
        </table:table-row>
        <table:table-row table:style-name="ro1">
          <table:table-cell table:style-name="ce3" office:value-type="float" office:value="0.96" calcext:value-type="float">
            <text:p>0,9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3]+[.D193])/2" office:value-type="float" office:value="0.270590829606226" calcext:value-type="float">
            <text:p>0,271</text:p>
          </table:table-cell>
          <table:table-cell table:style-name="ce12" table:formula="of:=([.C193]+[.E193])/2" office:value-type="float" office:value="0.533797982697693" calcext:value-type="float">
            <text:p>0,534</text:p>
          </table:table-cell>
          <table:table-cell table:style-name="ce12" table:formula="of:=([.D193]+[.F193])/2" office:value-type="float" office:value="0.782449557669949" calcext:value-type="float">
            <text:p>0,782</text:p>
          </table:table-cell>
          <table:table-cell table:style-name="ce12" table:formula="of:=([.E193]+[.G193])/2" office:value-type="float" office:value="1.00975107971713" calcext:value-type="float">
            <text:p>1,010</text:p>
          </table:table-cell>
          <table:table-cell table:style-name="ce12" table:formula="of:=([.F193]+[.H193])/2" office:value-type="float" office:value="1.20951717805147" calcext:value-type="float">
            <text:p>1,210</text:p>
          </table:table-cell>
          <table:table-cell table:style-name="ce12" table:formula="of:=([.G193]+[.I193])/2" office:value-type="float" office:value="1.37628262411359" calcext:value-type="float">
            <text:p>1,376</text:p>
          </table:table-cell>
          <table:table-cell table:style-name="ce12" table:formula="of:=([.H193]+[.J193])/2" office:value-type="float" office:value="1.50551418145733" calcext:value-type="float">
            <text:p>1,506</text:p>
          </table:table-cell>
          <table:table-cell table:style-name="ce12" table:formula="of:=([.I193]+[.K193])/2" office:value-type="float" office:value="1.59367320019272" calcext:value-type="float">
            <text:p>1,594</text:p>
          </table:table-cell>
          <table:table-cell table:style-name="ce12" table:formula="of:=([.J193]+[.L193])/2" office:value-type="float" office:value="1.63836487342889" calcext:value-type="float">
            <text:p>1,638</text:p>
          </table:table-cell>
          <table:table-cell table:style-name="ce12" table:formula="of:=[.K194]" office:value-type="float" office:value="1.63836487342889" calcext:value-type="float">
            <text:p>1,638</text:p>
          </table:table-cell>
          <table:table-cell table:number-columns-repeated="8"/>
        </table:table-row>
        <table:table-row table:style-name="ro1">
          <table:table-cell table:style-name="ce3" office:value-type="float" office:value="0.965" calcext:value-type="float">
            <text:p>0,9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4]+[.D194])/2" office:value-type="float" office:value="0.266898991348846" calcext:value-type="float">
            <text:p>0,267</text:p>
          </table:table-cell>
          <table:table-cell table:style-name="ce12" table:formula="of:=([.C194]+[.E194])/2" office:value-type="float" office:value="0.526520193638088" calcext:value-type="float">
            <text:p>0,527</text:p>
          </table:table-cell>
          <table:table-cell table:style-name="ce12" table:formula="of:=([.D194]+[.F194])/2" office:value-type="float" office:value="0.771774531207413" calcext:value-type="float">
            <text:p>0,772</text:p>
          </table:table-cell>
          <table:table-cell table:style-name="ce12" table:formula="of:=([.E194]+[.G194])/2" office:value-type="float" office:value="0.99598336786071" calcext:value-type="float">
            <text:p>0,996</text:p>
          </table:table-cell>
          <table:table-cell table:style-name="ce12" table:formula="of:=([.F194]+[.H194])/2" office:value-type="float" office:value="1.19301685191536" calcext:value-type="float">
            <text:p>1,193</text:p>
          </table:table-cell>
          <table:table-cell table:style-name="ce12" table:formula="of:=([.G194]+[.I194])/2" office:value-type="float" office:value="1.3575156797544" calcext:value-type="float">
            <text:p>1,358</text:p>
          </table:table-cell>
          <table:table-cell table:style-name="ce12" table:formula="of:=([.H194]+[.J194])/2" office:value-type="float" office:value="1.48497791215315" calcext:value-type="float">
            <text:p>1,485</text:p>
          </table:table-cell>
          <table:table-cell table:style-name="ce12" table:formula="of:=([.I194]+[.K194])/2" office:value-type="float" office:value="1.57193952744311" calcext:value-type="float">
            <text:p>1,572</text:p>
          </table:table-cell>
          <table:table-cell table:style-name="ce12" table:formula="of:=([.J194]+[.L194])/2" office:value-type="float" office:value="1.6160190368108" calcext:value-type="float">
            <text:p>1,616</text:p>
          </table:table-cell>
          <table:table-cell table:style-name="ce12" table:formula="of:=[.K195]" office:value-type="float" office:value="1.6160190368108" calcext:value-type="float">
            <text:p>1,616</text:p>
          </table:table-cell>
          <table:table-cell table:number-columns-repeated="8"/>
        </table:table-row>
        <table:table-row table:style-name="ro1">
          <table:table-cell table:style-name="ce3" office:value-type="float" office:value="0.97" calcext:value-type="float">
            <text:p>0,9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5]+[.D195])/2" office:value-type="float" office:value="0.263260096819044" calcext:value-type="float">
            <text:p>0,263</text:p>
          </table:table-cell>
          <table:table-cell table:style-name="ce12" table:formula="of:=([.C195]+[.E195])/2" office:value-type="float" office:value="0.519336761278129" calcext:value-type="float">
            <text:p>0,519</text:p>
          </table:table-cell>
          <table:table-cell table:style-name="ce12" table:formula="of:=([.D195]+[.F195])/2" office:value-type="float" office:value="0.761251780749399" calcext:value-type="float">
            <text:p>0,761</text:p>
          </table:table-cell>
          <table:table-cell table:style-name="ce12" table:formula="of:=([.E195]+[.G195])/2" office:value-type="float" office:value="0.982395691561386" calcext:value-type="float">
            <text:p>0,982</text:p>
          </table:table-cell>
          <table:table-cell table:style-name="ce12" table:formula="of:=([.F195]+[.H195])/2" office:value-type="float" office:value="1.17674952380756" calcext:value-type="float">
            <text:p>1,177</text:p>
          </table:table-cell>
          <table:table-cell table:style-name="ce12" table:formula="of:=([.G195]+[.I195])/2" office:value-type="float" office:value="1.33899738203426" calcext:value-type="float">
            <text:p>1,339</text:p>
          </table:table-cell>
          <table:table-cell table:style-name="ce12" table:formula="of:=([.H195]+[.J195])/2" office:value-type="float" office:value="1.46472760359875" calcext:value-type="float">
            <text:p>1,465</text:p>
          </table:table-cell>
          <table:table-cell table:style-name="ce12" table:formula="of:=([.I195]+[.K195])/2" office:value-type="float" office:value="1.55049847448198" calcext:value-type="float">
            <text:p>1,550</text:p>
          </table:table-cell>
          <table:table-cell table:style-name="ce12" table:formula="of:=([.J195]+[.L195])/2" office:value-type="float" office:value="1.59397928212696" calcext:value-type="float">
            <text:p>1,594</text:p>
          </table:table-cell>
          <table:table-cell table:style-name="ce12" table:formula="of:=[.K196]" office:value-type="float" office:value="1.59397928212696" calcext:value-type="float">
            <text:p>1,594</text:p>
          </table:table-cell>
          <table:table-cell table:number-columns-repeated="8"/>
        </table:table-row>
        <table:table-row table:style-name="ro1">
          <table:table-cell table:style-name="ce3" office:value-type="float" office:value="0.975" calcext:value-type="float">
            <text:p>0,9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6]+[.D196])/2" office:value-type="float" office:value="0.259668380639065" calcext:value-type="float">
            <text:p>0,260</text:p>
          </table:table-cell>
          <table:table-cell table:style-name="ce12" table:formula="of:=([.C196]+[.E196])/2" office:value-type="float" office:value="0.512255938784221" calcext:value-type="float">
            <text:p>0,512</text:p>
          </table:table-cell>
          <table:table-cell table:style-name="ce12" table:formula="of:=([.D196]+[.F196])/2" office:value-type="float" office:value="0.750866226419758" calcext:value-type="float">
            <text:p>0,751</text:p>
          </table:table-cell>
          <table:table-cell table:style-name="ce12" table:formula="of:=([.E196]+[.G196])/2" office:value-type="float" office:value="0.969000652278477" calcext:value-type="float">
            <text:p>0,969</text:p>
          </table:table-cell>
          <table:table-cell table:style-name="ce12" table:formula="of:=([.F196]+[.H196])/2" office:value-type="float" office:value="1.16069653679782" calcext:value-type="float">
            <text:p>1,161</text:p>
          </table:table-cell>
          <table:table-cell table:style-name="ce12" table:formula="of:=([.G196]+[.I196])/2" office:value-type="float" office:value="1.32073856370315" calcext:value-type="float">
            <text:p>1,321</text:p>
          </table:table-cell>
          <table:table-cell table:style-name="ce12" table:formula="of:=([.H196]+[.J196])/2" office:value-type="float" office:value="1.44474792825812" calcext:value-type="float">
            <text:p>1,445</text:p>
          </table:table-cell>
          <table:table-cell table:style-name="ce12" table:formula="of:=([.I196]+[.K196])/2" office:value-type="float" office:value="1.52935344286285" calcext:value-type="float">
            <text:p>1,529</text:p>
          </table:table-cell>
          <table:table-cell table:style-name="ce12" table:formula="of:=([.J196]+[.L196])/2" office:value-type="float" office:value="1.57223887830447" calcext:value-type="float">
            <text:p>1,572</text:p>
          </table:table-cell>
          <table:table-cell table:style-name="ce12" table:formula="of:=[.K197]" office:value-type="float" office:value="1.57223887830447" calcext:value-type="float">
            <text:p>1,572</text:p>
          </table:table-cell>
          <table:table-cell table:number-columns-repeated="8"/>
        </table:table-row>
        <table:table-row table:style-name="ro1">
          <table:table-cell table:style-name="ce3" office:value-type="float" office:value="0.98" calcext:value-type="float">
            <text:p>0,9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7]+[.D197])/2" office:value-type="float" office:value="0.256127969392111" calcext:value-type="float">
            <text:p>0,256</text:p>
          </table:table-cell>
          <table:table-cell table:style-name="ce12" table:formula="of:=([.C197]+[.E197])/2" office:value-type="float" office:value="0.505267303529411" calcext:value-type="float">
            <text:p>0,505</text:p>
          </table:table-cell>
          <table:table-cell table:style-name="ce12" table:formula="of:=([.D197]+[.F197])/2" office:value-type="float" office:value="0.740628295531349" calcext:value-type="float">
            <text:p>0,741</text:p>
          </table:table-cell>
          <table:table-cell table:style-name="ce12" table:formula="of:=([.E197]+[.G197])/2" office:value-type="float" office:value="0.955781381608789" calcext:value-type="float">
            <text:p>0,956</text:p>
          </table:table-cell>
          <table:table-cell table:style-name="ce12" table:formula="of:=([.F197]+[.H197])/2" office:value-type="float" office:value="1.14486960799082" calcext:value-type="float">
            <text:p>1,145</text:p>
          </table:table-cell>
          <table:table-cell table:style-name="ce12" table:formula="of:=([.G197]+[.I197])/2" office:value-type="float" office:value="1.30272223252797" calcext:value-type="float">
            <text:p>1,303</text:p>
          </table:table-cell>
          <table:table-cell table:style-name="ce12" table:formula="of:=([.H197]+[.J197])/2" office:value-type="float" office:value="1.425046003283" calcext:value-type="float">
            <text:p>1,425</text:p>
          </table:table-cell>
          <table:table-cell table:style-name="ce12" table:formula="of:=([.I197]+[.K197])/2" office:value-type="float" office:value="1.50849340328129" calcext:value-type="float">
            <text:p>1,508</text:p>
          </table:table-cell>
          <table:table-cell table:style-name="ce12" table:formula="of:=([.J197]+[.L197])/2" office:value-type="float" office:value="1.55079616058366" calcext:value-type="float">
            <text:p>1,551</text:p>
          </table:table-cell>
          <table:table-cell table:style-name="ce12" table:formula="of:=[.K198]" office:value-type="float" office:value="1.55079616058366" calcext:value-type="float">
            <text:p>1,551</text:p>
          </table:table-cell>
          <table:table-cell table:number-columns-repeated="8"/>
        </table:table-row>
        <table:table-row table:style-name="ro1">
          <table:table-cell table:style-name="ce3" office:value-type="float" office:value="0.985" calcext:value-type="float">
            <text:p>0,9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8]+[.D198])/2" office:value-type="float" office:value="0.252633651764706" calcext:value-type="float">
            <text:p>0,253</text:p>
          </table:table-cell>
          <table:table-cell table:style-name="ce12" table:formula="of:=([.C198]+[.E198])/2" office:value-type="float" office:value="0.49837813246173" calcext:value-type="float">
            <text:p>0,498</text:p>
          </table:table-cell>
          <table:table-cell table:style-name="ce12" table:formula="of:=([.D198]+[.F198])/2" office:value-type="float" office:value="0.7305243425691" calcext:value-type="float">
            <text:p>0,731</text:p>
          </table:table-cell>
          <table:table-cell table:style-name="ce12" table:formula="of:=([.E198]+[.G198])/2" office:value-type="float" office:value="0.942748951761082" calcext:value-type="float">
            <text:p>0,943</text:p>
          </table:table-cell>
          <table:table-cell table:style-name="ce12" table:formula="of:=([.F198]+[.H198])/2" office:value-type="float" office:value="1.12925180706838" calcext:value-type="float">
            <text:p>1,129</text:p>
          </table:table-cell>
          <table:table-cell table:style-name="ce12" table:formula="of:=([.G198]+[.I198])/2" office:value-type="float" office:value="1.28495780563691" calcext:value-type="float">
            <text:p>1,285</text:p>
          </table:table-cell>
          <table:table-cell table:style-name="ce12" table:formula="of:=([.H198]+[.J198])/2" office:value-type="float" office:value="1.40560781790463" calcext:value-type="float">
            <text:p>1,406</text:p>
          </table:table-cell>
          <table:table-cell table:style-name="ce12" table:formula="of:=([.I198]+[.K198])/2" office:value-type="float" office:value="1.48792108193333" calcext:value-type="float">
            <text:p>1,488</text:p>
          </table:table-cell>
          <table:table-cell table:style-name="ce12" table:formula="of:=([.J198]+[.L198])/2" office:value-type="float" office:value="1.52964478193248" calcext:value-type="float">
            <text:p>1,530</text:p>
          </table:table-cell>
          <table:table-cell table:style-name="ce12" table:formula="of:=[.K199]" office:value-type="float" office:value="1.52964478193248" calcext:value-type="float">
            <text:p>1,530</text:p>
          </table:table-cell>
          <table:table-cell table:number-columns-repeated="8"/>
        </table:table-row>
        <table:table-row table:style-name="ro1">
          <table:table-cell table:style-name="ce3" office:value-type="float" office:value="0.99" calcext:value-type="float">
            <text:p>0,9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199]+[.D199])/2" office:value-type="float" office:value="0.249189066230865" calcext:value-type="float">
            <text:p>0,249</text:p>
          </table:table-cell>
          <table:table-cell table:style-name="ce12" table:formula="of:=([.C199]+[.E199])/2" office:value-type="float" office:value="0.491578997166903" calcext:value-type="float">
            <text:p>0,492</text:p>
          </table:table-cell>
          <table:table-cell table:style-name="ce12" table:formula="of:=([.D199]+[.F199])/2" office:value-type="float" office:value="0.720563542111406" calcext:value-type="float">
            <text:p>0,721</text:p>
          </table:table-cell>
          <table:table-cell table:style-name="ce12" table:formula="of:=([.E199]+[.G199])/2" office:value-type="float" office:value="0.92988807481874" calcext:value-type="float">
            <text:p>0,930</text:p>
          </table:table-cell>
          <table:table-cell table:style-name="ce12" table:formula="of:=([.F199]+[.H199])/2" office:value-type="float" office:value="1.113853378699" calcext:value-type="float">
            <text:p>1,114</text:p>
          </table:table-cell>
          <table:table-cell table:style-name="ce12" table:formula="of:=([.G199]+[.I199])/2" office:value-type="float" office:value="1.2674298124865" calcext:value-type="float">
            <text:p>1,267</text:p>
          </table:table-cell>
          <table:table-cell table:style-name="ce12" table:formula="of:=([.H199]+[.J199])/2" office:value-type="float" office:value="1.38643944378512" calcext:value-type="float">
            <text:p>1,386</text:p>
          </table:table-cell>
          <table:table-cell table:style-name="ce12" table:formula="of:=([.I199]+[.K199])/2" office:value-type="float" office:value="1.46762629991855" calcext:value-type="float">
            <text:p>1,468</text:p>
          </table:table-cell>
          <table:table-cell table:style-name="ce12" table:formula="of:=([.J199]+[.L199])/2" office:value-type="float" office:value="1.5087829319329" calcext:value-type="float">
            <text:p>1,509</text:p>
          </table:table-cell>
          <table:table-cell table:style-name="ce12" table:formula="of:=[.K200]" office:value-type="float" office:value="1.5087829319329" calcext:value-type="float">
            <text:p>1,509</text:p>
          </table:table-cell>
          <table:table-cell table:number-columns-repeated="8"/>
        </table:table-row>
        <table:table-row table:style-name="ro1">
          <table:table-cell table:style-name="ce3" office:value-type="float" office:value="0.995" calcext:value-type="float">
            <text:p>0,9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0]+[.D200])/2" office:value-type="float" office:value="0.245789498583451" calcext:value-type="float">
            <text:p>0,246</text:p>
          </table:table-cell>
          <table:table-cell table:style-name="ce12" table:formula="of:=([.C200]+[.E200])/2" office:value-type="float" office:value="0.484876304171136" calcext:value-type="float">
            <text:p>0,485</text:p>
          </table:table-cell>
          <table:table-cell table:style-name="ce12" table:formula="of:=([.D200]+[.F200])/2" office:value-type="float" office:value="0.710733535992821" calcext:value-type="float">
            <text:p>0,711</text:p>
          </table:table-cell>
          <table:table-cell table:style-name="ce12" table:formula="of:=([.E200]+[.G200])/2" office:value-type="float" office:value="0.917208460405201" calcext:value-type="float">
            <text:p>0,917</text:p>
          </table:table-cell>
          <table:table-cell table:style-name="ce12" table:formula="of:=([.F200]+[.H200])/2" office:value-type="float" office:value="1.09865894365262" calcext:value-type="float">
            <text:p>1,099</text:p>
          </table:table-cell>
          <table:table-cell table:style-name="ce12" table:formula="of:=([.G200]+[.I200])/2" office:value-type="float" office:value="1.25014641124206" calcext:value-type="float">
            <text:p>1,250</text:p>
          </table:table-cell>
          <table:table-cell table:style-name="ce12" table:formula="of:=([.H200]+[.J200])/2" office:value-type="float" office:value="1.36752805620253" calcext:value-type="float">
            <text:p>1,368</text:p>
          </table:table-cell>
          <table:table-cell table:style-name="ce12" table:formula="of:=([.I200]+[.K200])/2" office:value-type="float" office:value="1.44761118785901" calcext:value-type="float">
            <text:p>1,448</text:p>
          </table:table-cell>
          <table:table-cell table:style-name="ce12" table:formula="of:=([.J200]+[.L200])/2" office:value-type="float" office:value="1.48820461592573" calcext:value-type="float">
            <text:p>1,488</text:p>
          </table:table-cell>
          <table:table-cell table:style-name="ce12" table:formula="of:=[.K201]" office:value-type="float" office:value="1.48820461592573" calcext:value-type="float">
            <text:p>1,488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,0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1]+[.D201])/2" office:value-type="float" office:value="0.242438152085568" calcext:value-type="float">
            <text:p>0,242</text:p>
          </table:table-cell>
          <table:table-cell table:style-name="ce12" table:formula="of:=([.C201]+[.E201])/2" office:value-type="float" office:value="0.478261517288136" calcext:value-type="float">
            <text:p>0,478</text:p>
          </table:table-cell>
          <table:table-cell table:style-name="ce12" table:formula="of:=([.D201]+[.F201])/2" office:value-type="float" office:value="0.701042382288168" calcext:value-type="float">
            <text:p>0,701</text:p>
          </table:table-cell>
          <table:table-cell table:style-name="ce12" table:formula="of:=([.E201]+[.G201])/2" office:value-type="float" office:value="0.904696239822722" calcext:value-type="float">
            <text:p>0,905</text:p>
          </table:table-cell>
          <table:table-cell table:style-name="ce12" table:formula="of:=([.F201]+[.H201])/2" office:value-type="float" office:value="1.08367743582363" calcext:value-type="float">
            <text:p>1,084</text:p>
          </table:table-cell>
          <table:table-cell table:style-name="ce12" table:formula="of:=([.G201]+[.I201])/2" office:value-type="float" office:value="1.23309349992758" calcext:value-type="float">
            <text:p>1,233</text:p>
          </table:table-cell>
          <table:table-cell table:style-name="ce12" table:formula="of:=([.H201]+[.J201])/2" office:value-type="float" office:value="1.34887879955054" calcext:value-type="float">
            <text:p>1,349</text:p>
          </table:table-cell>
          <table:table-cell table:style-name="ce12" table:formula="of:=([.I201]+[.K201])/2" office:value-type="float" office:value="1.42786633606413" calcext:value-type="float">
            <text:p>1,428</text:p>
          </table:table-cell>
          <table:table-cell table:style-name="ce12" table:formula="of:=([.J201]+[.L201])/2" office:value-type="float" office:value="1.46790790189237" calcext:value-type="float">
            <text:p>1,468</text:p>
          </table:table-cell>
          <table:table-cell table:style-name="ce12" table:formula="of:=[.K202]" office:value-type="float" office:value="1.46790790189237" calcext:value-type="float">
            <text:p>1,468</text:p>
          </table:table-cell>
          <table:table-cell table:number-columns-repeated="8"/>
        </table:table-row>
        <table:table-row table:style-name="ro1">
          <table:table-cell table:style-name="ce3" office:value-type="float" office:value="1.005" calcext:value-type="float">
            <text:p>1,0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2]+[.D202])/2" office:value-type="float" office:value="0.239130758644068" calcext:value-type="float">
            <text:p>0,239</text:p>
          </table:table-cell>
          <table:table-cell table:style-name="ce12" table:formula="of:=([.C202]+[.E202])/2" office:value-type="float" office:value="0.471740267186868" calcext:value-type="float">
            <text:p>0,472</text:p>
          </table:table-cell>
          <table:table-cell table:style-name="ce12" table:formula="of:=([.D202]+[.F202])/2" office:value-type="float" office:value="0.691478878555429" calcext:value-type="float">
            <text:p>0,691</text:p>
          </table:table-cell>
          <table:table-cell table:style-name="ce12" table:formula="of:=([.E202]+[.G202])/2" office:value-type="float" office:value="0.892359909055899" calcext:value-type="float">
            <text:p>0,892</text:p>
          </table:table-cell>
          <table:table-cell table:style-name="ce12" table:formula="of:=([.F202]+[.H202])/2" office:value-type="float" office:value="1.06889486987515" calcext:value-type="float">
            <text:p>1,069</text:p>
          </table:table-cell>
          <table:table-cell table:style-name="ce12" table:formula="of:=([.G202]+[.I202])/2" office:value-type="float" office:value="1.21627811768708" calcext:value-type="float">
            <text:p>1,216</text:p>
          </table:table-cell>
          <table:table-cell table:style-name="ce12" table:formula="of:=([.H202]+[.J202])/2" office:value-type="float" office:value="1.33047991799585" calcext:value-type="float">
            <text:p>1,330</text:p>
          </table:table-cell>
          <table:table-cell table:style-name="ce12" table:formula="of:=([.I202]+[.K202])/2" office:value-type="float" office:value="1.40839335072145" calcext:value-type="float">
            <text:p>1,408</text:p>
          </table:table-cell>
          <table:table-cell table:style-name="ce12" table:formula="of:=([.J202]+[.L202])/2" office:value-type="float" office:value="1.44788711897825" calcext:value-type="float">
            <text:p>1,448</text:p>
          </table:table-cell>
          <table:table-cell table:style-name="ce12" table:formula="of:=[.K203]" office:value-type="float" office:value="1.44788711897825" calcext:value-type="float">
            <text:p>1,448</text:p>
          </table:table-cell>
          <table:table-cell table:number-columns-repeated="8"/>
        </table:table-row>
        <table:table-row table:style-name="ro1">
          <table:table-cell table:style-name="ce3" office:value-type="float" office:value="1.01" calcext:value-type="float">
            <text:p>1,0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3]+[.D203])/2" office:value-type="float" office:value="0.235870133593434" calcext:value-type="float">
            <text:p>0,236</text:p>
          </table:table-cell>
          <table:table-cell table:style-name="ce12" table:formula="of:=([.C203]+[.E203])/2" office:value-type="float" office:value="0.465304818599749" calcext:value-type="float">
            <text:p>0,465</text:p>
          </table:table-cell>
          <table:table-cell table:style-name="ce12" table:formula="of:=([.D203]+[.F203])/2" office:value-type="float" office:value="0.682050088121384" calcext:value-type="float">
            <text:p>0,682</text:p>
          </table:table-cell>
          <table:table-cell table:style-name="ce12" table:formula="of:=([.E203]+[.G203])/2" office:value-type="float" office:value="0.880186874215289" calcext:value-type="float">
            <text:p>0,880</text:p>
          </table:table-cell>
          <table:table-cell table:style-name="ce12" table:formula="of:=([.F203]+[.H203])/2" office:value-type="float" office:value="1.05431901337149" calcext:value-type="float">
            <text:p>1,054</text:p>
          </table:table-cell>
          <table:table-cell table:style-name="ce12" table:formula="of:=([.G203]+[.I203])/2" office:value-type="float" office:value="1.1996873939355" calcext:value-type="float">
            <text:p>1,200</text:p>
          </table:table-cell>
          <table:table-cell table:style-name="ce12" table:formula="of:=([.H203]+[.J203])/2" office:value-type="float" office:value="1.31233573420427" calcext:value-type="float">
            <text:p>1,312</text:p>
          </table:table-cell>
          <table:table-cell table:style-name="ce12" table:formula="of:=([.I203]+[.K203])/2" office:value-type="float" office:value="1.38918351848705" calcext:value-type="float">
            <text:p>1,389</text:p>
          </table:table-cell>
          <table:table-cell table:style-name="ce12" table:formula="of:=([.J203]+[.L203])/2" office:value-type="float" office:value="1.42814023484985" calcext:value-type="float">
            <text:p>1,428</text:p>
          </table:table-cell>
          <table:table-cell table:style-name="ce12" table:formula="of:=[.K204]" office:value-type="float" office:value="1.42814023484985" calcext:value-type="float">
            <text:p>1,428</text:p>
          </table:table-cell>
          <table:table-cell table:number-columns-repeated="8"/>
        </table:table-row>
        <table:table-row table:style-name="ro1">
          <table:table-cell table:style-name="ce3" office:value-type="float" office:value="1.015" calcext:value-type="float">
            <text:p>1,0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4]+[.D204])/2" office:value-type="float" office:value="0.232652409299874" calcext:value-type="float">
            <text:p>0,233</text:p>
          </table:table-cell>
          <table:table-cell table:style-name="ce12" table:formula="of:=([.C204]+[.E204])/2" office:value-type="float" office:value="0.458960110857409" calcext:value-type="float">
            <text:p>0,459</text:p>
          </table:table-cell>
          <table:table-cell table:style-name="ce12" table:formula="of:=([.D204]+[.F204])/2" office:value-type="float" office:value="0.672745846407519" calcext:value-type="float">
            <text:p>0,673</text:p>
          </table:table-cell>
          <table:table-cell table:style-name="ce12" table:formula="of:=([.E204]+[.G204])/2" office:value-type="float" office:value="0.868184550746437" calcext:value-type="float">
            <text:p>0,868</text:p>
          </table:table-cell>
          <table:table-cell table:style-name="ce12" table:formula="of:=([.F204]+[.H204])/2" office:value-type="float" office:value="1.03993713407539" calcext:value-type="float">
            <text:p>1,040</text:p>
          </table:table-cell>
          <table:table-cell table:style-name="ce12" table:formula="of:=([.G204]+[.I204])/2" office:value-type="float" office:value="1.18332737378788" calcext:value-type="float">
            <text:p>1,183</text:p>
          </table:table-cell>
          <table:table-cell table:style-name="ce12" table:formula="of:=([.H204]+[.J204])/2" office:value-type="float" office:value="1.29443545621128" calcext:value-type="float">
            <text:p>1,294</text:p>
          </table:table-cell>
          <table:table-cell table:style-name="ce12" table:formula="of:=([.I204]+[.K204])/2" office:value-type="float" office:value="1.37023798452706" calcext:value-type="float">
            <text:p>1,370</text:p>
          </table:table-cell>
          <table:table-cell table:style-name="ce12" table:formula="of:=([.J204]+[.L204])/2" office:value-type="float" office:value="1.40866187666845" calcext:value-type="float">
            <text:p>1,409</text:p>
          </table:table-cell>
          <table:table-cell table:style-name="ce12" table:formula="of:=[.K205]" office:value-type="float" office:value="1.40866187666845" calcext:value-type="float">
            <text:p>1,409</text:p>
          </table:table-cell>
          <table:table-cell table:number-columns-repeated="8"/>
        </table:table-row>
        <table:table-row table:style-name="ro1">
          <table:table-cell table:style-name="ce3" office:value-type="float" office:value="1.02" calcext:value-type="float">
            <text:p>1,0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5]+[.D205])/2" office:value-type="float" office:value="0.229480055428704" calcext:value-type="float">
            <text:p>0,229</text:p>
          </table:table-cell>
          <table:table-cell table:style-name="ce12" table:formula="of:=([.C205]+[.E205])/2" office:value-type="float" office:value="0.452699127853697" calcext:value-type="float">
            <text:p>0,453</text:p>
          </table:table-cell>
          <table:table-cell table:style-name="ce12" table:formula="of:=([.D205]+[.F205])/2" office:value-type="float" office:value="0.663572330801923" calcext:value-type="float">
            <text:p>0,664</text:p>
          </table:table-cell>
          <table:table-cell table:style-name="ce12" table:formula="of:=([.E205]+[.G205])/2" office:value-type="float" office:value="0.856341490241457" calcext:value-type="float">
            <text:p>0,856</text:p>
          </table:table-cell>
          <table:table-cell table:style-name="ce12" table:formula="of:=([.F205]+[.H205])/2" office:value-type="float" office:value="1.02575596226716" calcext:value-type="float">
            <text:p>1,026</text:p>
          </table:table-cell>
          <table:table-cell table:style-name="ce12" table:formula="of:=([.G205]+[.I205])/2" office:value-type="float" office:value="1.16718629514334" calcext:value-type="float">
            <text:p>1,167</text:p>
          </table:table-cell>
          <table:table-cell table:style-name="ce12" table:formula="of:=([.H205]+[.J205])/2" office:value-type="float" office:value="1.27678267915747" calcext:value-type="float">
            <text:p>1,277</text:p>
          </table:table-cell>
          <table:table-cell table:style-name="ce12" table:formula="of:=([.I205]+[.K205])/2" office:value-type="float" office:value="1.35154866643986" calcext:value-type="float">
            <text:p>1,352</text:p>
          </table:table-cell>
          <table:table-cell table:style-name="ce12" table:formula="of:=([.J205]+[.L205])/2" office:value-type="float" office:value="1.38944993059776" calcext:value-type="float">
            <text:p>1,389</text:p>
          </table:table-cell>
          <table:table-cell table:style-name="ce12" table:formula="of:=[.K206]" office:value-type="float" office:value="1.38944993059776" calcext:value-type="float">
            <text:p>1,389</text:p>
          </table:table-cell>
          <table:table-cell table:number-columns-repeated="8"/>
        </table:table-row>
        <table:table-row table:style-name="ro1">
          <table:table-cell table:style-name="ce3" office:value-type="float" office:value="1.025" calcext:value-type="float">
            <text:p>1,0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6]+[.D206])/2" office:value-type="float" office:value="0.226349563926848" calcext:value-type="float">
            <text:p>0,226</text:p>
          </table:table-cell>
          <table:table-cell table:style-name="ce12" table:formula="of:=([.C206]+[.E206])/2" office:value-type="float" office:value="0.446526193115314" calcext:value-type="float">
            <text:p>0,447</text:p>
          </table:table-cell>
          <table:table-cell table:style-name="ce12" table:formula="of:=([.D206]+[.F206])/2" office:value-type="float" office:value="0.654520309047577" calcext:value-type="float">
            <text:p>0,655</text:p>
          </table:table-cell>
          <table:table-cell table:style-name="ce12" table:formula="of:=([.E206]+[.G206])/2" office:value-type="float" office:value="0.844664146534541" calcext:value-type="float">
            <text:p>0,845</text:p>
          </table:table-cell>
          <table:table-cell table:style-name="ce12" table:formula="of:=([.F206]+[.H206])/2" office:value-type="float" office:value="1.0117638926924" calcext:value-type="float">
            <text:p>1,012</text:p>
          </table:table-cell>
          <table:table-cell table:style-name="ce12" table:formula="of:=([.G206]+[.I206])/2" office:value-type="float" office:value="1.15126932071231" calcext:value-type="float">
            <text:p>1,151</text:p>
          </table:table-cell>
          <table:table-cell table:style-name="ce12" table:formula="of:=([.H206]+[.J206])/2" office:value-type="float" office:value="1.2593674807916" calcext:value-type="float">
            <text:p>1,259</text:p>
          </table:table-cell>
          <table:table-cell table:style-name="ce12" table:formula="of:=([.I206]+[.K206])/2" office:value-type="float" office:value="1.33311630487761" calcext:value-type="float">
            <text:p>1,333</text:p>
          </table:table-cell>
          <table:table-cell table:style-name="ce12" table:formula="of:=([.J206]+[.L206])/2" office:value-type="float" office:value="1.37049929851881" calcext:value-type="float">
            <text:p>1,370</text:p>
          </table:table-cell>
          <table:table-cell table:style-name="ce12" table:formula="of:=[.K207]" office:value-type="float" office:value="1.37049929851881" calcext:value-type="float">
            <text:p>1,370</text:p>
          </table:table-cell>
          <table:table-cell table:number-columns-repeated="8"/>
        </table:table-row>
        <table:table-row table:style-name="ro1">
          <table:table-cell table:style-name="ce3" office:value-type="float" office:value="1.03" calcext:value-type="float">
            <text:p>1,0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7]+[.D207])/2" office:value-type="float" office:value="0.223263096557657" calcext:value-type="float">
            <text:p>0,223</text:p>
          </table:table-cell>
          <table:table-cell table:style-name="ce12" table:formula="of:=([.C207]+[.E207])/2" office:value-type="float" office:value="0.440434936487212" calcext:value-type="float">
            <text:p>0,440</text:p>
          </table:table-cell>
          <table:table-cell table:style-name="ce12" table:formula="of:=([.D207]+[.F207])/2" office:value-type="float" office:value="0.645595169824927" calcext:value-type="float">
            <text:p>0,646</text:p>
          </table:table-cell>
          <table:table-cell table:style-name="ce12" table:formula="of:=([.E207]+[.G207])/2" office:value-type="float" office:value="0.833142100869986" calcext:value-type="float">
            <text:p>0,833</text:p>
          </table:table-cell>
          <table:table-cell table:style-name="ce12" table:formula="of:=([.F207]+[.H207])/2" office:value-type="float" office:value="0.997966733623428" calcext:value-type="float">
            <text:p>0,998</text:p>
          </table:table-cell>
          <table:table-cell table:style-name="ce12" table:formula="of:=([.G207]+[.I207])/2" office:value-type="float" office:value="1.135565686742" calcext:value-type="float">
            <text:p>1,136</text:p>
          </table:table-cell>
          <table:table-cell table:style-name="ce12" table:formula="of:=([.H207]+[.J207])/2" office:value-type="float" office:value="1.24219281279496" calcext:value-type="float">
            <text:p>1,242</text:p>
          </table:table-cell>
          <table:table-cell table:style-name="ce12" table:formula="of:=([.I207]+[.K207])/2" office:value-type="float" office:value="1.3149333896552" calcext:value-type="float">
            <text:p>1,315</text:p>
          </table:table-cell>
          <table:table-cell table:style-name="ce12" table:formula="of:=([.J207]+[.L207])/2" office:value-type="float" office:value="1.35180780169821" calcext:value-type="float">
            <text:p>1,352</text:p>
          </table:table-cell>
          <table:table-cell table:style-name="ce12" table:formula="of:=[.K208]" office:value-type="float" office:value="1.35180780169821" calcext:value-type="float">
            <text:p>1,352</text:p>
          </table:table-cell>
          <table:table-cell table:number-columns-repeated="8"/>
        </table:table-row>
        <table:table-row table:style-name="ro1">
          <table:table-cell table:style-name="ce3" office:value-type="float" office:value="1.035" calcext:value-type="float">
            <text:p>1,0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8]+[.D208])/2" office:value-type="float" office:value="0.220217468243606" calcext:value-type="float">
            <text:p>0,220</text:p>
          </table:table-cell>
          <table:table-cell table:style-name="ce12" table:formula="of:=([.C208]+[.E208])/2" office:value-type="float" office:value="0.434429133191292" calcext:value-type="float">
            <text:p>0,434</text:p>
          </table:table-cell>
          <table:table-cell table:style-name="ce12" table:formula="of:=([.D208]+[.F208])/2" office:value-type="float" office:value="0.636788518678599" calcext:value-type="float">
            <text:p>0,637</text:p>
          </table:table-cell>
          <table:table-cell table:style-name="ce12" table:formula="of:=([.E208]+[.G208])/2" office:value-type="float" office:value="0.821780951724177" calcext:value-type="float">
            <text:p>0,822</text:p>
          </table:table-cell>
          <table:table-cell table:style-name="ce12" table:formula="of:=([.F208]+[.H208])/2" office:value-type="float" office:value="0.984353893805992" calcext:value-type="float">
            <text:p>0,984</text:p>
          </table:table-cell>
          <table:table-cell table:style-name="ce12" table:formula="of:=([.G208]+[.I208])/2" office:value-type="float" office:value="1.1200797732092" calcext:value-type="float">
            <text:p>1,120</text:p>
          </table:table-cell>
          <table:table-cell table:style-name="ce12" table:formula="of:=([.H208]+[.J208])/2" office:value-type="float" office:value="1.2252495381986" calcext:value-type="float">
            <text:p>1,225</text:p>
          </table:table-cell>
          <table:table-cell table:style-name="ce12" table:formula="of:=([.I208]+[.K208])/2" office:value-type="float" office:value="1.29700030724659" calcext:value-type="float">
            <text:p>1,297</text:p>
          </table:table-cell>
          <table:table-cell table:style-name="ce12" table:formula="of:=([.J208]+[.L208])/2" office:value-type="float" office:value="1.33337059567671" calcext:value-type="float">
            <text:p>1,333</text:p>
          </table:table-cell>
          <table:table-cell table:style-name="ce12" table:formula="of:=[.K209]" office:value-type="float" office:value="1.33337059567671" calcext:value-type="float">
            <text:p>1,333</text:p>
          </table:table-cell>
          <table:table-cell table:number-columns-repeated="8"/>
        </table:table-row>
        <table:table-row table:style-name="ro1">
          <table:table-cell table:style-name="ce3" office:value-type="float" office:value="1.04" calcext:value-type="float">
            <text:p>1,0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09]+[.D209])/2" office:value-type="float" office:value="0.217214566595646" calcext:value-type="float">
            <text:p>0,217</text:p>
          </table:table-cell>
          <table:table-cell table:style-name="ce12" table:formula="of:=([.C209]+[.E209])/2" office:value-type="float" office:value="0.428502993461103" calcext:value-type="float">
            <text:p>0,429</text:p>
          </table:table-cell>
          <table:table-cell table:style-name="ce12" table:formula="of:=([.D209]+[.F209])/2" office:value-type="float" office:value="0.628105042457735" calcext:value-type="float">
            <text:p>0,628</text:p>
          </table:table-cell>
          <table:table-cell table:style-name="ce12" table:formula="of:=([.E209]+[.G209])/2" office:value-type="float" office:value="0.810571206242296" calcext:value-type="float">
            <text:p>0,811</text:p>
          </table:table-cell>
          <table:table-cell table:style-name="ce12" table:formula="of:=([.F209]+[.H209])/2" office:value-type="float" office:value="0.970930362466686" calcext:value-type="float">
            <text:p>0,971</text:p>
          </table:table-cell>
          <table:table-cell table:style-name="ce12" table:formula="of:=([.G209]+[.I209])/2" office:value-type="float" office:value="1.1048017160023" calcext:value-type="float">
            <text:p>1,105</text:p>
          </table:table-cell>
          <table:table-cell table:style-name="ce12" table:formula="of:=([.H209]+[.J209])/2" office:value-type="float" office:value="1.20854004022789" calcext:value-type="float">
            <text:p>1,209</text:p>
          </table:table-cell>
          <table:table-cell table:style-name="ce12" table:formula="of:=([.I209]+[.K209])/2" office:value-type="float" office:value="1.27931006693765" calcext:value-type="float">
            <text:p>1,279</text:p>
          </table:table-cell>
          <table:table-cell table:style-name="ce12" table:formula="of:=([.J209]+[.L209])/2" office:value-type="float" office:value="1.31518545146165" calcext:value-type="float">
            <text:p>1,315</text:p>
          </table:table-cell>
          <table:table-cell table:style-name="ce12" table:formula="of:=[.K210]" office:value-type="float" office:value="1.31518545146165" calcext:value-type="float">
            <text:p>1,315</text:p>
          </table:table-cell>
          <table:table-cell table:number-columns-repeated="8"/>
        </table:table-row>
        <table:table-row table:style-name="ro1">
          <table:table-cell table:style-name="ce3" office:value-type="float" office:value="1.045" calcext:value-type="float">
            <text:p>1,0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0]+[.D210])/2" office:value-type="float" office:value="0.214251496730551" calcext:value-type="float">
            <text:p>0,214</text:p>
          </table:table-cell>
          <table:table-cell table:style-name="ce12" table:formula="of:=([.C210]+[.E210])/2" office:value-type="float" office:value="0.42265980452669" calcext:value-type="float">
            <text:p>0,423</text:p>
          </table:table-cell>
          <table:table-cell table:style-name="ce12" table:formula="of:=([.D210]+[.F210])/2" office:value-type="float" office:value="0.619537099851699" calcext:value-type="float">
            <text:p>0,620</text:p>
          </table:table-cell>
          <table:table-cell table:style-name="ce12" table:formula="of:=([.E210]+[.G210])/2" office:value-type="float" office:value="0.79951770246221" calcext:value-type="float">
            <text:p>0,800</text:p>
          </table:table-cell>
          <table:table-cell table:style-name="ce12" table:formula="of:=([.F210]+[.H210])/2" office:value-type="float" office:value="0.957686461122296" calcext:value-type="float">
            <text:p>0,958</text:p>
          </table:table-cell>
          <table:table-cell table:style-name="ce12" table:formula="of:=([.G210]+[.I210])/2" office:value-type="float" office:value="1.08973520134729" calcext:value-type="float">
            <text:p>1,090</text:p>
          </table:table-cell>
          <table:table-cell table:style-name="ce12" table:formula="of:=([.H210]+[.J210])/2" office:value-type="float" office:value="1.19205589146998" calcext:value-type="float">
            <text:p>1,192</text:p>
          </table:table-cell>
          <table:table-cell table:style-name="ce12" table:formula="of:=([.I210]+[.K210])/2" office:value-type="float" office:value="1.26186274584477" calcext:value-type="float">
            <text:p>1,262</text:p>
          </table:table-cell>
          <table:table-cell table:style-name="ce12" table:formula="of:=([.J210]+[.L210])/2" office:value-type="float" office:value="1.29724775919965" calcext:value-type="float">
            <text:p>1,297</text:p>
          </table:table-cell>
          <table:table-cell table:style-name="ce12" table:formula="of:=[.K211]" office:value-type="float" office:value="1.29724775919965" calcext:value-type="float">
            <text:p>1,297</text:p>
          </table:table-cell>
          <table:table-cell table:number-columns-repeated="8"/>
        </table:table-row>
        <table:table-row table:style-name="ro1">
          <table:table-cell table:style-name="ce3" office:value-type="float" office:value="1.05" calcext:value-type="float">
            <text:p>1,0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1]+[.D211])/2" office:value-type="float" office:value="0.211329902263345" calcext:value-type="float">
            <text:p>0,211</text:p>
          </table:table-cell>
          <table:table-cell table:style-name="ce12" table:formula="of:=([.C211]+[.E211])/2" office:value-type="float" office:value="0.416894298291125" calcext:value-type="float">
            <text:p>0,417</text:p>
          </table:table-cell>
          <table:table-cell table:style-name="ce12" table:formula="of:=([.D211]+[.F211])/2" office:value-type="float" office:value="0.61108875349445" calcext:value-type="float">
            <text:p>0,611</text:p>
          </table:table-cell>
          <table:table-cell table:style-name="ce12" table:formula="of:=([.E211]+[.G211])/2" office:value-type="float" office:value="0.788611780486998" calcext:value-type="float">
            <text:p>0,789</text:p>
          </table:table-cell>
          <table:table-cell table:style-name="ce12" table:formula="of:=([.F211]+[.H211])/2" office:value-type="float" office:value="0.94462645190475" calcext:value-type="float">
            <text:p>0,945</text:p>
          </table:table-cell>
          <table:table-cell table:style-name="ce12" table:formula="of:=([.G211]+[.I211])/2" office:value-type="float" office:value="1.07487117629614" calcext:value-type="float">
            <text:p>1,075</text:p>
          </table:table-cell>
          <table:table-cell table:style-name="ce12" table:formula="of:=([.H211]+[.J211])/2" office:value-type="float" office:value="1.17579897359603" calcext:value-type="float">
            <text:p>1,176</text:p>
          </table:table-cell>
          <table:table-cell table:style-name="ce12" table:formula="of:=([.I211]+[.K211])/2" office:value-type="float" office:value="1.24465182533481" calcext:value-type="float">
            <text:p>1,245</text:p>
          </table:table-cell>
          <table:table-cell table:style-name="ce12" table:formula="of:=([.J211]+[.L211])/2" office:value-type="float" office:value="1.27955525252221" calcext:value-type="float">
            <text:p>1,280</text:p>
          </table:table-cell>
          <table:table-cell table:style-name="ce12" table:formula="of:=[.K212]" office:value-type="float" office:value="1.27955525252221" calcext:value-type="float">
            <text:p>1,280</text:p>
          </table:table-cell>
          <table:table-cell table:number-columns-repeated="8"/>
        </table:table-row>
        <table:table-row table:style-name="ro1">
          <table:table-cell table:style-name="ce3" office:value-type="float" office:value="1.055" calcext:value-type="float">
            <text:p>1,0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2]+[.D212])/2" office:value-type="float" office:value="0.208447149145563" calcext:value-type="float">
            <text:p>0,208</text:p>
          </table:table-cell>
          <table:table-cell table:style-name="ce12" table:formula="of:=([.C212]+[.E212])/2" office:value-type="float" office:value="0.411209327878898" calcext:value-type="float">
            <text:p>0,411</text:p>
          </table:table-cell>
          <table:table-cell table:style-name="ce12" table:formula="of:=([.D212]+[.F212])/2" office:value-type="float" office:value="0.602753039389061" calcext:value-type="float">
            <text:p>0,603</text:p>
          </table:table-cell>
          <table:table-cell table:style-name="ce12" table:formula="of:=([.E212]+[.G212])/2" office:value-type="float" office:value="0.7778576026996" calcext:value-type="float">
            <text:p>0,778</text:p>
          </table:table-cell>
          <table:table-cell table:style-name="ce12" table:formula="of:=([.F212]+[.H212])/2" office:value-type="float" office:value="0.931741478391567" calcext:value-type="float">
            <text:p>0,932</text:p>
          </table:table-cell>
          <table:table-cell table:style-name="ce12" table:formula="of:=([.G212]+[.I212])/2" office:value-type="float" office:value="1.06021271275039" calcext:value-type="float">
            <text:p>1,060</text:p>
          </table:table-cell>
          <table:table-cell table:style-name="ce12" table:formula="of:=([.H212]+[.J212])/2" office:value-type="float" office:value="1.15976150081547" calcext:value-type="float">
            <text:p>1,160</text:p>
          </table:table-cell>
          <table:table-cell table:style-name="ce12" table:formula="of:=([.I212]+[.K212])/2" office:value-type="float" office:value="1.22767711305912" calcext:value-type="float">
            <text:p>1,228</text:p>
          </table:table-cell>
          <table:table-cell table:style-name="ce12" table:formula="of:=([.J212]+[.L212])/2" office:value-type="float" office:value="1.26210353892851" calcext:value-type="float">
            <text:p>1,262</text:p>
          </table:table-cell>
          <table:table-cell table:style-name="ce12" table:formula="of:=[.K213]" office:value-type="float" office:value="1.26210353892851" calcext:value-type="float">
            <text:p>1,262</text:p>
          </table:table-cell>
          <table:table-cell table:number-columns-repeated="8"/>
        </table:table-row>
        <table:table-row table:style-name="ro1">
          <table:table-cell table:style-name="ce3" office:value-type="float" office:value="1.06" calcext:value-type="float">
            <text:p>1,0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3]+[.D213])/2" office:value-type="float" office:value="0.205604663939449" calcext:value-type="float">
            <text:p>0,206</text:p>
          </table:table-cell>
          <table:table-cell table:style-name="ce12" table:formula="of:=([.C213]+[.E213])/2" office:value-type="float" office:value="0.405600094267312" calcext:value-type="float">
            <text:p>0,406</text:p>
          </table:table-cell>
          <table:table-cell table:style-name="ce12" table:formula="of:=([.D213]+[.F213])/2" office:value-type="float" office:value="0.594533465289249" calcext:value-type="float">
            <text:p>0,595</text:p>
          </table:table-cell>
          <table:table-cell table:style-name="ce12" table:formula="of:=([.E213]+[.G213])/2" office:value-type="float" office:value="0.767247258890314" calcext:value-type="float">
            <text:p>0,767</text:p>
          </table:table-cell>
          <table:table-cell table:style-name="ce12" table:formula="of:=([.F213]+[.H213])/2" office:value-type="float" office:value="0.919035157724995" calcext:value-type="float">
            <text:p>0,919</text:p>
          </table:table-cell>
          <table:table-cell table:style-name="ce12" table:formula="of:=([.G213]+[.I213])/2" office:value-type="float" office:value="1.04575148960352" calcext:value-type="float">
            <text:p>1,046</text:p>
          </table:table-cell>
          <table:table-cell table:style-name="ce12" table:formula="of:=([.H213]+[.J213])/2" office:value-type="float" office:value="1.14394491290475" calcext:value-type="float">
            <text:p>1,144</text:p>
          </table:table-cell>
          <table:table-cell table:style-name="ce12" table:formula="of:=([.I213]+[.K213])/2" office:value-type="float" office:value="1.21093251987199" calcext:value-type="float">
            <text:p>1,211</text:p>
          </table:table-cell>
          <table:table-cell table:style-name="ce12" table:formula="of:=([.J213]+[.L213])/2" office:value-type="float" office:value="1.24489032599382" calcext:value-type="float">
            <text:p>1,245</text:p>
          </table:table-cell>
          <table:table-cell table:style-name="ce12" table:formula="of:=[.K214]" office:value-type="float" office:value="1.24489032599382" calcext:value-type="float">
            <text:p>1,245</text:p>
          </table:table-cell>
          <table:table-cell table:number-columns-repeated="8"/>
        </table:table-row>
        <table:table-row table:style-name="ro1">
          <table:table-cell table:style-name="ce3" office:value-type="float" office:value="1.065" calcext:value-type="float">
            <text:p>1,0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4]+[.D214])/2" office:value-type="float" office:value="0.202800047133656" calcext:value-type="float">
            <text:p>0,203</text:p>
          </table:table-cell>
          <table:table-cell table:style-name="ce12" table:formula="of:=([.C214]+[.E214])/2" office:value-type="float" office:value="0.400069064614349" calcext:value-type="float">
            <text:p>0,400</text:p>
          </table:table-cell>
          <table:table-cell table:style-name="ce12" table:formula="of:=([.D214]+[.F214])/2" office:value-type="float" office:value="0.586423676578813" calcext:value-type="float">
            <text:p>0,586</text:p>
          </table:table-cell>
          <table:table-cell table:style-name="ce12" table:formula="of:=([.E214]+[.G214])/2" office:value-type="float" office:value="0.756784311507122" calcext:value-type="float">
            <text:p>0,757</text:p>
          </table:table-cell>
          <table:table-cell table:style-name="ce12" table:formula="of:=([.F214]+[.H214])/2" office:value-type="float" office:value="0.906499374246917" calcext:value-type="float">
            <text:p>0,906</text:p>
          </table:table-cell>
          <table:table-cell table:style-name="ce12" table:formula="of:=([.G214]+[.I214])/2" office:value-type="float" office:value="1.03149003531487" calcext:value-type="float">
            <text:p>1,031</text:p>
          </table:table-cell>
          <table:table-cell table:style-name="ce12" table:formula="of:=([.H214]+[.J214])/2" office:value-type="float" office:value="1.12834200473776" calcext:value-type="float">
            <text:p>1,128</text:p>
          </table:table-cell>
          <table:table-cell table:style-name="ce12" table:formula="of:=([.I214]+[.K214])/2" office:value-type="float" office:value="1.19441761944928" calcext:value-type="float">
            <text:p>1,194</text:p>
          </table:table-cell>
          <table:table-cell table:style-name="ce12" table:formula="of:=([.J214]+[.L214])/2" office:value-type="float" office:value="1.2279114229329" calcext:value-type="float">
            <text:p>1,228</text:p>
          </table:table-cell>
          <table:table-cell table:style-name="ce12" table:formula="of:=[.K215]" office:value-type="float" office:value="1.2279114229329" calcext:value-type="float">
            <text:p>1,228</text:p>
          </table:table-cell>
          <table:table-cell table:number-columns-repeated="8"/>
        </table:table-row>
        <table:table-row table:style-name="ro1">
          <table:table-cell table:style-name="ce3" office:value-type="float" office:value="1.07" calcext:value-type="float">
            <text:p>1,0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5]+[.D215])/2" office:value-type="float" office:value="0.200034532307174" calcext:value-type="float">
            <text:p>0,200</text:p>
          </table:table-cell>
          <table:table-cell table:style-name="ce12" table:formula="of:=([.C215]+[.E215])/2" office:value-type="float" office:value="0.394611861856235" calcext:value-type="float">
            <text:p>0,395</text:p>
          </table:table-cell>
          <table:table-cell table:style-name="ce12" table:formula="of:=([.D215]+[.F215])/2" office:value-type="float" office:value="0.578426688060735" calcext:value-type="float">
            <text:p>0,578</text:p>
          </table:table-cell>
          <table:table-cell table:style-name="ce12" table:formula="of:=([.E215]+[.G215])/2" office:value-type="float" office:value="0.746461525412865" calcext:value-type="float">
            <text:p>0,746</text:p>
          </table:table-cell>
          <table:table-cell table:style-name="ce12" table:formula="of:=([.F215]+[.H215])/2" office:value-type="float" office:value="0.894137173410998" calcext:value-type="float">
            <text:p>0,894</text:p>
          </table:table-cell>
          <table:table-cell table:style-name="ce12" table:formula="of:=([.G215]+[.I215])/2" office:value-type="float" office:value="1.01742068949234" calcext:value-type="float">
            <text:p>1,017</text:p>
          </table:table-cell>
          <table:table-cell table:style-name="ce12" table:formula="of:=([.H215]+[.J215])/2" office:value-type="float" office:value="1.11295382738208" calcext:value-type="float">
            <text:p>1,113</text:p>
          </table:table-cell>
          <table:table-cell table:style-name="ce12" table:formula="of:=([.I215]+[.K215])/2" office:value-type="float" office:value="1.17812671383533" calcext:value-type="float">
            <text:p>1,178</text:p>
          </table:table-cell>
          <table:table-cell table:style-name="ce12" table:formula="of:=([.J215]+[.L215])/2" office:value-type="float" office:value="1.21116452119109" calcext:value-type="float">
            <text:p>1,211</text:p>
          </table:table-cell>
          <table:table-cell table:style-name="ce12" table:formula="of:=[.K216]" office:value-type="float" office:value="1.21116452119109" calcext:value-type="float">
            <text:p>1,211</text:p>
          </table:table-cell>
          <table:table-cell table:number-columns-repeated="8"/>
        </table:table-row>
        <table:table-row table:style-name="ro1">
          <table:table-cell table:style-name="ce3" office:value-type="float" office:value="1.075" calcext:value-type="float">
            <text:p>1,0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6]+[.D216])/2" office:value-type="float" office:value="0.197305930928117" calcext:value-type="float">
            <text:p>0,197</text:p>
          </table:table-cell>
          <table:table-cell table:style-name="ce12" table:formula="of:=([.C216]+[.E216])/2" office:value-type="float" office:value="0.389230610183955" calcext:value-type="float">
            <text:p>0,389</text:p>
          </table:table-cell>
          <table:table-cell table:style-name="ce12" table:formula="of:=([.D216]+[.F216])/2" office:value-type="float" office:value="0.57053669363455" calcext:value-type="float">
            <text:p>0,571</text:p>
          </table:table-cell>
          <table:table-cell table:style-name="ce12" table:formula="of:=([.E216]+[.G216])/2" office:value-type="float" office:value="0.736281930735867" calcext:value-type="float">
            <text:p>0,736</text:p>
          </table:table-cell>
          <table:table-cell table:style-name="ce12" table:formula="of:=([.F216]+[.H216])/2" office:value-type="float" office:value="0.881941107452601" calcext:value-type="float">
            <text:p>0,882</text:p>
          </table:table-cell>
          <table:table-cell table:style-name="ce12" table:formula="of:=([.G216]+[.I216])/2" office:value-type="float" office:value="1.00354550039654" calcext:value-type="float">
            <text:p>1,004</text:p>
          </table:table-cell>
          <table:table-cell table:style-name="ce12" table:formula="of:=([.H216]+[.J216])/2" office:value-type="float" office:value="1.09777370166383" calcext:value-type="float">
            <text:p>1,098</text:p>
          </table:table-cell>
          <table:table-cell table:style-name="ce12" table:formula="of:=([.I216]+[.K216])/2" office:value-type="float" office:value="1.16205917428659" calcext:value-type="float">
            <text:p>1,162</text:p>
          </table:table-cell>
          <table:table-cell table:style-name="ce12" table:formula="of:=([.J216]+[.L216])/2" office:value-type="float" office:value="1.19464561751321" calcext:value-type="float">
            <text:p>1,195</text:p>
          </table:table-cell>
          <table:table-cell table:style-name="ce12" table:formula="of:=[.K217]" office:value-type="float" office:value="1.19464561751321" calcext:value-type="float">
            <text:p>1,195</text:p>
          </table:table-cell>
          <table:table-cell table:number-columns-repeated="8"/>
        </table:table-row>
        <table:table-row table:style-name="ro1">
          <table:table-cell table:style-name="ce3" office:value-type="float" office:value="1.08" calcext:value-type="float">
            <text:p>1,0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7]+[.D217])/2" office:value-type="float" office:value="0.194615305091977" calcext:value-type="float">
            <text:p>0,195</text:p>
          </table:table-cell>
          <table:table-cell table:style-name="ce12" table:formula="of:=([.C217]+[.E217])/2" office:value-type="float" office:value="0.383921312281334" calcext:value-type="float">
            <text:p>0,384</text:p>
          </table:table-cell>
          <table:table-cell table:style-name="ce12" table:formula="of:=([.D217]+[.F217])/2" office:value-type="float" office:value="0.562756270459911" calcext:value-type="float">
            <text:p>0,563</text:p>
          </table:table-cell>
          <table:table-cell table:style-name="ce12" table:formula="of:=([.E217]+[.G217])/2" office:value-type="float" office:value="0.726238900543575" calcext:value-type="float">
            <text:p>0,726</text:p>
          </table:table-cell>
          <table:table-cell table:style-name="ce12" table:formula="of:=([.F217]+[.H217])/2" office:value-type="float" office:value="0.869913715566203" calcext:value-type="float">
            <text:p>0,870</text:p>
          </table:table-cell>
          <table:table-cell table:style-name="ce12" table:formula="of:=([.G217]+[.I217])/2" office:value-type="float" office:value="0.989857404558217" calcext:value-type="float">
            <text:p>0,990</text:p>
          </table:table-cell>
          <table:table-cell table:style-name="ce12" table:formula="of:=([.H217]+[.J217])/2" office:value-type="float" office:value="1.08280233734156" calcext:value-type="float">
            <text:p>1,083</text:p>
          </table:table-cell>
          <table:table-cell table:style-name="ce12" table:formula="of:=([.I217]+[.K217])/2" office:value-type="float" office:value="1.14620965958852" calcext:value-type="float">
            <text:p>1,146</text:p>
          </table:table-cell>
          <table:table-cell table:style-name="ce12" table:formula="of:=([.J217]+[.L217])/2" office:value-type="float" office:value="1.1783523958999" calcext:value-type="float">
            <text:p>1,178</text:p>
          </table:table-cell>
          <table:table-cell table:style-name="ce12" table:formula="of:=[.K218]" office:value-type="float" office:value="1.1783523958999" calcext:value-type="float">
            <text:p>1,178</text:p>
          </table:table-cell>
          <table:table-cell table:number-columns-repeated="8"/>
        </table:table-row>
        <table:table-row table:style-name="ro1">
          <table:table-cell table:style-name="ce3" office:value-type="float" office:value="1.085" calcext:value-type="float">
            <text:p>1,0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8]+[.D218])/2" office:value-type="float" office:value="0.191960656140667" calcext:value-type="float">
            <text:p>0,192</text:p>
          </table:table-cell>
          <table:table-cell table:style-name="ce12" table:formula="of:=([.C218]+[.E218])/2" office:value-type="float" office:value="0.378685787775944" calcext:value-type="float">
            <text:p>0,379</text:p>
          </table:table-cell>
          <table:table-cell table:style-name="ce12" table:formula="of:=([.D218]+[.F218])/2" office:value-type="float" office:value="0.555080106412454" calcext:value-type="float">
            <text:p>0,555</text:p>
          </table:table-cell>
          <table:table-cell table:style-name="ce12" table:formula="of:=([.E218]+[.G218])/2" office:value-type="float" office:value="0.716334993013057" calcext:value-type="float">
            <text:p>0,716</text:p>
          </table:table-cell>
          <table:table-cell table:style-name="ce12" table:formula="of:=([.F218]+[.H218])/2" office:value-type="float" office:value="0.858048152550896" calcext:value-type="float">
            <text:p>0,858</text:p>
          </table:table-cell>
          <table:table-cell table:style-name="ce12" table:formula="of:=([.G218]+[.I218])/2" office:value-type="float" office:value="0.976358026453883" calcext:value-type="float">
            <text:p>0,976</text:p>
          </table:table-cell>
          <table:table-cell table:style-name="ce12" table:formula="of:=([.H218]+[.J218])/2" office:value-type="float" office:value="1.06803353207337" calcext:value-type="float">
            <text:p>1,068</text:p>
          </table:table-cell>
          <table:table-cell table:style-name="ce12" table:formula="of:=([.I218]+[.K218])/2" office:value-type="float" office:value="1.13057736662073" calcext:value-type="float">
            <text:p>1,131</text:p>
          </table:table-cell>
          <table:table-cell table:style-name="ce12" table:formula="of:=([.J218]+[.L218])/2" office:value-type="float" office:value="1.16228102774421" calcext:value-type="float">
            <text:p>1,162</text:p>
          </table:table-cell>
          <table:table-cell table:style-name="ce12" table:formula="of:=[.K219]" office:value-type="float" office:value="1.16228102774421" calcext:value-type="float">
            <text:p>1,162</text:p>
          </table:table-cell>
          <table:table-cell table:number-columns-repeated="8"/>
        </table:table-row>
        <table:table-row table:style-name="ro1">
          <table:table-cell table:style-name="ce3" office:value-type="float" office:value="1.09" calcext:value-type="float">
            <text:p>1,0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19]+[.D219])/2" office:value-type="float" office:value="0.189342893887972" calcext:value-type="float">
            <text:p>0,189</text:p>
          </table:table-cell>
          <table:table-cell table:style-name="ce12" table:formula="of:=([.C219]+[.E219])/2" office:value-type="float" office:value="0.373520381276561" calcext:value-type="float">
            <text:p>0,374</text:p>
          </table:table-cell>
          <table:table-cell table:style-name="ce12" table:formula="of:=([.D219]+[.F219])/2" office:value-type="float" office:value="0.5475103903945" calcext:value-type="float">
            <text:p>0,548</text:p>
          </table:table-cell>
          <table:table-cell table:style-name="ce12" table:formula="of:=([.E219]+[.G219])/2" office:value-type="float" office:value="0.706564129481675" calcext:value-type="float">
            <text:p>0,707</text:p>
          </table:table-cell>
          <table:table-cell table:style-name="ce12" table:formula="of:=([.F219]+[.H219])/2" office:value-type="float" office:value="0.84634650973347" calcext:value-type="float">
            <text:p>0,846</text:p>
          </table:table-cell>
          <table:table-cell table:style-name="ce12" table:formula="of:=([.G219]+[.I219])/2" office:value-type="float" office:value="0.963040842312133" calcext:value-type="float">
            <text:p>0,963</text:p>
          </table:table-cell>
          <table:table-cell table:style-name="ce12" table:formula="of:=([.H219]+[.J219])/2" office:value-type="float" office:value="1.05346769653731" calcext:value-type="float">
            <text:p>1,053</text:p>
          </table:table-cell>
          <table:table-cell table:style-name="ce12" table:formula="of:=([.I219]+[.K219])/2" office:value-type="float" office:value="1.11515727990879" calcext:value-type="float">
            <text:p>1,115</text:p>
          </table:table-cell>
          <table:table-cell table:style-name="ce12" table:formula="of:=([.J219]+[.L219])/2" office:value-type="float" office:value="1.14642919718247" calcext:value-type="float">
            <text:p>1,146</text:p>
          </table:table-cell>
          <table:table-cell table:style-name="ce12" table:formula="of:=[.K220]" office:value-type="float" office:value="1.14642919718247" calcext:value-type="float">
            <text:p>1,146</text:p>
          </table:table-cell>
          <table:table-cell table:number-columns-repeated="8"/>
        </table:table-row>
        <table:table-row table:style-name="ro1">
          <table:table-cell table:style-name="ce3" office:value-type="float" office:value="1.095" calcext:value-type="float">
            <text:p>1,0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0]+[.D220])/2" office:value-type="float" office:value="0.18676019063828" calcext:value-type="float">
            <text:p>0,187</text:p>
          </table:table-cell>
          <table:table-cell table:style-name="ce12" table:formula="of:=([.C220]+[.E220])/2" office:value-type="float" office:value="0.368426642141236" calcext:value-type="float">
            <text:p>0,368</text:p>
          </table:table-cell>
          <table:table-cell table:style-name="ce12" table:formula="of:=([.D220]+[.F220])/2" office:value-type="float" office:value="0.540042255379118" calcext:value-type="float">
            <text:p>0,540</text:p>
          </table:table-cell>
          <table:table-cell table:style-name="ce12" table:formula="of:=([.E220]+[.G220])/2" office:value-type="float" office:value="0.696928450063985" calcext:value-type="float">
            <text:p>0,697</text:p>
          </table:table-cell>
          <table:table-cell table:style-name="ce12" table:formula="of:=([.F220]+[.H220])/2" office:value-type="float" office:value="0.834802485896904" calcext:value-type="float">
            <text:p>0,835</text:p>
          </table:table-cell>
          <table:table-cell table:style-name="ce12" table:formula="of:=([.G220]+[.I220])/2" office:value-type="float" office:value="0.949907103135389" calcext:value-type="float">
            <text:p>0,950</text:p>
          </table:table-cell>
          <table:table-cell table:style-name="ce12" table:formula="of:=([.H220]+[.J220])/2" office:value-type="float" office:value="1.03909906111046" calcext:value-type="float">
            <text:p>1,039</text:p>
          </table:table-cell>
          <table:table-cell table:style-name="ce12" table:formula="of:=([.I220]+[.K220])/2" office:value-type="float" office:value="1.09994844685989" calcext:value-type="float">
            <text:p>1,100</text:p>
          </table:table-cell>
          <table:table-cell table:style-name="ce12" table:formula="of:=([.J220]+[.L220])/2" office:value-type="float" office:value="1.13079323854563" calcext:value-type="float">
            <text:p>1,131</text:p>
          </table:table-cell>
          <table:table-cell table:style-name="ce12" table:formula="of:=[.K221]" office:value-type="float" office:value="1.13079323854563" calcext:value-type="float">
            <text:p>1,131</text:p>
          </table:table-cell>
          <table:table-cell table:number-columns-repeated="8"/>
        </table:table-row>
        <table:table-row table:style-name="ro1">
          <table:table-cell table:style-name="ce3" office:value-type="float" office:value="1.1" calcext:value-type="float">
            <text:p>1,1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1]+[.D221])/2" office:value-type="float" office:value="0.184213321070618" calcext:value-type="float">
            <text:p>0,184</text:p>
          </table:table-cell>
          <table:table-cell table:style-name="ce12" table:formula="of:=([.C221]+[.E221])/2" office:value-type="float" office:value="0.363401223008699" calcext:value-type="float">
            <text:p>0,363</text:p>
          </table:table-cell>
          <table:table-cell table:style-name="ce12" table:formula="of:=([.D221]+[.F221])/2" office:value-type="float" office:value="0.532677546102611" calcext:value-type="float">
            <text:p>0,533</text:p>
          </table:table-cell>
          <table:table-cell table:style-name="ce12" table:formula="of:=([.E221]+[.G221])/2" office:value-type="float" office:value="0.687422370638011" calcext:value-type="float">
            <text:p>0,687</text:p>
          </table:table-cell>
          <table:table-cell table:style-name="ce12" table:formula="of:=([.F221]+[.H221])/2" office:value-type="float" office:value="0.823417776599687" calcext:value-type="float">
            <text:p>0,823</text:p>
          </table:table-cell>
          <table:table-cell table:style-name="ce12" table:formula="of:=([.G221]+[.I221])/2" office:value-type="float" office:value="0.936950773503683" calcext:value-type="float">
            <text:p>0,937</text:p>
          </table:table-cell>
          <table:table-cell table:style-name="ce12" table:formula="of:=([.H221]+[.J221])/2" office:value-type="float" office:value="1.02492777499764" calcext:value-type="float">
            <text:p>1,025</text:p>
          </table:table-cell>
          <table:table-cell table:style-name="ce12" table:formula="of:=([.I221]+[.K221])/2" office:value-type="float" office:value="1.08494614982805" calcext:value-type="float">
            <text:p>1,085</text:p>
          </table:table-cell>
          <table:table-cell table:style-name="ce12" table:formula="of:=([.J221]+[.L221])/2" office:value-type="float" office:value="1.11537084270276" calcext:value-type="float">
            <text:p>1,115</text:p>
          </table:table-cell>
          <table:table-cell table:style-name="ce12" table:formula="of:=[.K222]" office:value-type="float" office:value="1.11537084270276" calcext:value-type="float">
            <text:p>1,115</text:p>
          </table:table-cell>
          <table:table-cell table:number-columns-repeated="8"/>
        </table:table-row>
        <table:table-row table:style-name="ro1">
          <table:table-cell table:style-name="ce3" office:value-type="float" office:value="1.105" calcext:value-type="float">
            <text:p>1,1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2]+[.D222])/2" office:value-type="float" office:value="0.18170061150435" calcext:value-type="float">
            <text:p>0,182</text:p>
          </table:table-cell>
          <table:table-cell table:style-name="ce12" table:formula="of:=([.C222]+[.E222])/2" office:value-type="float" office:value="0.358445433586614" calcext:value-type="float">
            <text:p>0,358</text:p>
          </table:table-cell>
          <table:table-cell table:style-name="ce12" table:formula="of:=([.D222]+[.F222])/2" office:value-type="float" office:value="0.525411796823355" calcext:value-type="float">
            <text:p>0,525</text:p>
          </table:table-cell>
          <table:table-cell table:style-name="ce12" table:formula="of:=([.E222]+[.G222])/2" office:value-type="float" office:value="0.678047661351149" calcext:value-type="float">
            <text:p>0,678</text:p>
          </table:table-cell>
          <table:table-cell table:style-name="ce12" table:formula="of:=([.F222]+[.H222])/2" office:value-type="float" office:value="0.812186572070847" calcext:value-type="float">
            <text:p>0,812</text:p>
          </table:table-cell>
          <table:table-cell table:style-name="ce12" table:formula="of:=([.G222]+[.I222])/2" office:value-type="float" office:value="0.924172775798663" calcext:value-type="float">
            <text:p>0,924</text:p>
          </table:table-cell>
          <table:table-cell table:style-name="ce12" table:formula="of:=([.H222]+[.J222])/2" office:value-type="float" office:value="1.01094846166586" calcext:value-type="float">
            <text:p>1,011</text:p>
          </table:table-cell>
          <table:table-cell table:style-name="ce12" table:formula="of:=([.I222]+[.K222])/2" office:value-type="float" office:value="1.0701493088502" calcext:value-type="float">
            <text:p>1,070</text:p>
          </table:table-cell>
          <table:table-cell table:style-name="ce12" table:formula="of:=([.J222]+[.L222])/2" office:value-type="float" office:value="1.1001584962654" calcext:value-type="float">
            <text:p>1,100</text:p>
          </table:table-cell>
          <table:table-cell table:style-name="ce12" table:formula="of:=[.K223]" office:value-type="float" office:value="1.1001584962654" calcext:value-type="float">
            <text:p>1,100</text:p>
          </table:table-cell>
          <table:table-cell table:number-columns-repeated="8"/>
        </table:table-row>
        <table:table-row table:style-name="ro1">
          <table:table-cell table:style-name="ce3" office:value-type="float" office:value="1.11" calcext:value-type="float">
            <text:p>1,1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3]+[.D223])/2" office:value-type="float" office:value="0.179222716793307" calcext:value-type="float">
            <text:p>0,179</text:p>
          </table:table-cell>
          <table:table-cell table:style-name="ce12" table:formula="of:=([.C223]+[.E223])/2" office:value-type="float" office:value="0.353556204163852" calcext:value-type="float">
            <text:p>0,354</text:p>
          </table:table-cell>
          <table:table-cell table:style-name="ce12" table:formula="of:=([.D223]+[.F223])/2" office:value-type="float" office:value="0.518246547468882" calcext:value-type="float">
            <text:p>0,518</text:p>
          </table:table-cell>
          <table:table-cell table:style-name="ce12" table:formula="of:=([.E223]+[.G223])/2" office:value-type="float" office:value="0.668799184447101" calcext:value-type="float">
            <text:p>0,669</text:p>
          </table:table-cell>
          <table:table-cell table:style-name="ce12" table:formula="of:=([.F223]+[.H223])/2" office:value-type="float" office:value="0.801110218574906" calcext:value-type="float">
            <text:p>0,801</text:p>
          </table:table-cell>
          <table:table-cell table:style-name="ce12" table:formula="of:=([.G223]+[.I223])/2" office:value-type="float" office:value="0.911567516868356" calcext:value-type="float">
            <text:p>0,912</text:p>
          </table:table-cell>
          <table:table-cell table:style-name="ce12" table:formula="of:=([.H223]+[.J223])/2" office:value-type="float" office:value="0.997161042324431" calcext:value-type="float">
            <text:p>0,997</text:p>
          </table:table-cell>
          <table:table-cell table:style-name="ce12" table:formula="of:=([.I223]+[.K223])/2" office:value-type="float" office:value="1.05555347896563" calcext:value-type="float">
            <text:p>1,056</text:p>
          </table:table-cell>
          <table:table-cell table:style-name="ce12" table:formula="of:=([.J223]+[.L223])/2" office:value-type="float" office:value="1.0851539025578" calcext:value-type="float">
            <text:p>1,085</text:p>
          </table:table-cell>
          <table:table-cell table:style-name="ce12" table:formula="of:=[.K224]" office:value-type="float" office:value="1.0851539025578" calcext:value-type="float">
            <text:p>1,085</text:p>
          </table:table-cell>
          <table:table-cell table:number-columns-repeated="8"/>
        </table:table-row>
        <table:table-row table:style-name="ro1">
          <table:table-cell table:style-name="ce3" office:value-type="float" office:value="1.115" calcext:value-type="float">
            <text:p>1,1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4]+[.D224])/2" office:value-type="float" office:value="0.176778102081926" calcext:value-type="float">
            <text:p>0,177</text:p>
          </table:table-cell>
          <table:table-cell table:style-name="ce12" table:formula="of:=([.C224]+[.E224])/2" office:value-type="float" office:value="0.348734632131094" calcext:value-type="float">
            <text:p>0,349</text:p>
          </table:table-cell>
          <table:table-cell table:style-name="ce12" table:formula="of:=([.D224]+[.F224])/2" office:value-type="float" office:value="0.511177694305477" calcext:value-type="float">
            <text:p>0,511</text:p>
          </table:table-cell>
          <table:table-cell table:style-name="ce12" table:formula="of:=([.E224]+[.G224])/2" office:value-type="float" office:value="0.659678383021894" calcext:value-type="float">
            <text:p>0,660</text:p>
          </table:table-cell>
          <table:table-cell table:style-name="ce12" table:formula="of:=([.F224]+[.H224])/2" office:value-type="float" office:value="0.790183350657729" calcext:value-type="float">
            <text:p>0,790</text:p>
          </table:table-cell>
          <table:table-cell table:style-name="ce12" table:formula="of:=([.G224]+[.I224])/2" office:value-type="float" office:value="0.899135630449669" calcext:value-type="float">
            <text:p>0,899</text:p>
          </table:table-cell>
          <table:table-cell table:style-name="ce12" table:formula="of:=([.H224]+[.J224])/2" office:value-type="float" office:value="0.983560497916995" calcext:value-type="float">
            <text:p>0,984</text:p>
          </table:table-cell>
          <table:table-cell table:style-name="ce12" table:formula="of:=([.I224]+[.K224])/2" office:value-type="float" office:value="1.04115747244112" calcext:value-type="float">
            <text:p>1,041</text:p>
          </table:table-cell>
          <table:table-cell table:style-name="ce12" table:formula="of:=([.J224]+[.L224])/2" office:value-type="float" office:value="1.07035369076172" calcext:value-type="float">
            <text:p>1,070</text:p>
          </table:table-cell>
          <table:table-cell table:style-name="ce12" table:formula="of:=[.K225]" office:value-type="float" office:value="1.07035369076172" calcext:value-type="float">
            <text:p>1,070</text:p>
          </table:table-cell>
          <table:table-cell table:number-columns-repeated="8"/>
        </table:table-row>
        <table:table-row table:style-name="ro1">
          <table:table-cell table:style-name="ce3" office:value-type="float" office:value="1.12" calcext:value-type="float">
            <text:p>1,1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5]+[.D225])/2" office:value-type="float" office:value="0.174367316065547" calcext:value-type="float">
            <text:p>0,174</text:p>
          </table:table-cell>
          <table:table-cell table:style-name="ce12" table:formula="of:=([.C225]+[.E225])/2" office:value-type="float" office:value="0.343977898193702" calcext:value-type="float">
            <text:p>0,344</text:p>
          </table:table-cell>
          <table:table-cell table:style-name="ce12" table:formula="of:=([.D225]+[.F225])/2" office:value-type="float" office:value="0.504206507576494" calcext:value-type="float">
            <text:p>0,504</text:p>
          </table:table-cell>
          <table:table-cell table:style-name="ce12" table:formula="of:=([.E225]+[.G225])/2" office:value-type="float" office:value="0.650680522481603" calcext:value-type="float">
            <text:p>0,651</text:p>
          </table:table-cell>
          <table:table-cell table:style-name="ce12" table:formula="of:=([.F225]+[.H225])/2" office:value-type="float" office:value="0.779407006735781" calcext:value-type="float">
            <text:p>0,779</text:p>
          </table:table-cell>
          <table:table-cell table:style-name="ce12" table:formula="of:=([.G225]+[.I225])/2" office:value-type="float" office:value="0.886871924287362" calcext:value-type="float">
            <text:p>0,887</text:p>
          </table:table-cell>
          <table:table-cell table:style-name="ce12" table:formula="of:=([.H225]+[.J225])/2" office:value-type="float" office:value="0.970146551445392" calcext:value-type="float">
            <text:p>0,970</text:p>
          </table:table-cell>
          <table:table-cell table:style-name="ce12" table:formula="of:=([.I225]+[.K225])/2" office:value-type="float" office:value="1.02695709433936" calcext:value-type="float">
            <text:p>1,027</text:p>
          </table:table-cell>
          <table:table-cell table:style-name="ce12" table:formula="of:=([.J225]+[.L225])/2" office:value-type="float" office:value="1.05575558160142" calcext:value-type="float">
            <text:p>1,056</text:p>
          </table:table-cell>
          <table:table-cell table:style-name="ce12" table:formula="of:=[.K226]" office:value-type="float" office:value="1.05575558160142" calcext:value-type="float">
            <text:p>1,056</text:p>
          </table:table-cell>
          <table:table-cell table:number-columns-repeated="8"/>
        </table:table-row>
        <table:table-row table:style-name="ro1">
          <table:table-cell table:style-name="ce3" office:value-type="float" office:value="1.125" calcext:value-type="float">
            <text:p>1,1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6]+[.D226])/2" office:value-type="float" office:value="0.171988949096851" calcext:value-type="float">
            <text:p>0,172</text:p>
          </table:table-cell>
          <table:table-cell table:style-name="ce12" table:formula="of:=([.C226]+[.E226])/2" office:value-type="float" office:value="0.339286911821021" calcext:value-type="float">
            <text:p>0,339</text:p>
          </table:table-cell>
          <table:table-cell table:style-name="ce12" table:formula="of:=([.D226]+[.F226])/2" office:value-type="float" office:value="0.497329210337652" calcext:value-type="float">
            <text:p>0,497</text:p>
          </table:table-cell>
          <table:table-cell table:style-name="ce12" table:formula="of:=([.E226]+[.G226])/2" office:value-type="float" office:value="0.641806757156138" calcext:value-type="float">
            <text:p>0,642</text:p>
          </table:table-cell>
          <table:table-cell table:style-name="ce12" table:formula="of:=([.F226]+[.H226])/2" office:value-type="float" office:value="0.768776223384482" calcext:value-type="float">
            <text:p>0,769</text:p>
          </table:table-cell>
          <table:table-cell table:style-name="ce12" table:formula="of:=([.G226]+[.I226])/2" office:value-type="float" office:value="0.874776779090587" calcext:value-type="float">
            <text:p>0,875</text:p>
          </table:table-cell>
          <table:table-cell table:style-name="ce12" table:formula="of:=([.H226]+[.J226])/2" office:value-type="float" office:value="0.956914509313359" calcext:value-type="float">
            <text:p>0,957</text:p>
          </table:table-cell>
          <table:table-cell table:style-name="ce12" table:formula="of:=([.I226]+[.K226])/2" office:value-type="float" office:value="1.0129510665234" calcext:value-type="float">
            <text:p>1,013</text:p>
          </table:table-cell>
          <table:table-cell table:style-name="ce12" table:formula="of:=([.J226]+[.L226])/2" office:value-type="float" office:value="1.04135633797039" calcext:value-type="float">
            <text:p>1,041</text:p>
          </table:table-cell>
          <table:table-cell table:style-name="ce12" table:formula="of:=[.K227]" office:value-type="float" office:value="1.04135633797039" calcext:value-type="float">
            <text:p>1,041</text:p>
          </table:table-cell>
          <table:table-cell table:number-columns-repeated="8"/>
        </table:table-row>
        <table:table-row table:style-name="ro1">
          <table:table-cell table:style-name="ce3" office:value-type="float" office:value="1.13" calcext:value-type="float">
            <text:p>1,1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7]+[.D227])/2" office:value-type="float" office:value="0.16964345591051" calcext:value-type="float">
            <text:p>0,170</text:p>
          </table:table-cell>
          <table:table-cell table:style-name="ce12" table:formula="of:=([.C227]+[.E227])/2" office:value-type="float" office:value="0.334659079717251" calcext:value-type="float">
            <text:p>0,335</text:p>
          </table:table-cell>
          <table:table-cell table:style-name="ce12" table:formula="of:=([.D227]+[.F227])/2" office:value-type="float" office:value="0.490546834488579" calcext:value-type="float">
            <text:p>0,491</text:p>
          </table:table-cell>
          <table:table-cell table:style-name="ce12" table:formula="of:=([.E227]+[.G227])/2" office:value-type="float" office:value="0.633052716861067" calcext:value-type="float">
            <text:p>0,633</text:p>
          </table:table-cell>
          <table:table-cell table:style-name="ce12" table:formula="of:=([.F227]+[.H227])/2" office:value-type="float" office:value="0.758291768123362" calcext:value-type="float">
            <text:p>0,758</text:p>
          </table:table-cell>
          <table:table-cell table:style-name="ce12" table:formula="of:=([.G227]+[.I227])/2" office:value-type="float" office:value="0.862845366348921" calcext:value-type="float">
            <text:p>0,863</text:p>
          </table:table-cell>
          <table:table-cell table:style-name="ce12" table:formula="of:=([.H227]+[.J227])/2" office:value-type="float" office:value="0.943863922806996" calcext:value-type="float">
            <text:p>0,944</text:p>
          </table:table-cell>
          <table:table-cell table:style-name="ce12" table:formula="of:=([.I227]+[.K227])/2" office:value-type="float" office:value="0.999135423641873" calcext:value-type="float">
            <text:p>0,999</text:p>
          </table:table-cell>
          <table:table-cell table:style-name="ce12" table:formula="of:=([.J227]+[.L227])/2" office:value-type="float" office:value="1.0271537022469" calcext:value-type="float">
            <text:p>1,027</text:p>
          </table:table-cell>
          <table:table-cell table:style-name="ce12" table:formula="of:=[.K228]" office:value-type="float" office:value="1.0271537022469" calcext:value-type="float">
            <text:p>1,027</text:p>
          </table:table-cell>
          <table:table-cell table:number-columns-repeated="8"/>
        </table:table-row>
        <table:table-row table:style-name="ro1">
          <table:table-cell table:style-name="ce3" office:value-type="float" office:value="1.135" calcext:value-type="float">
            <text:p>1,1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8]+[.D228])/2" office:value-type="float" office:value="0.167329539858626" calcext:value-type="float">
            <text:p>0,167</text:p>
          </table:table-cell>
          <table:table-cell table:style-name="ce12" table:formula="of:=([.C228]+[.E228])/2" office:value-type="float" office:value="0.330095145199545" calcext:value-type="float">
            <text:p>0,330</text:p>
          </table:table-cell>
          <table:table-cell table:style-name="ce12" table:formula="of:=([.D228]+[.F228])/2" office:value-type="float" office:value="0.483855898289159" calcext:value-type="float">
            <text:p>0,484</text:p>
          </table:table-cell>
          <table:table-cell table:style-name="ce12" table:formula="of:=([.E228]+[.G228])/2" office:value-type="float" office:value="0.624419301305971" calcext:value-type="float">
            <text:p>0,624</text:p>
          </table:table-cell>
          <table:table-cell table:style-name="ce12" table:formula="of:=([.F228]+[.H228])/2" office:value-type="float" office:value="0.747949041604994" calcext:value-type="float">
            <text:p>0,748</text:p>
          </table:table-cell>
          <table:table-cell table:style-name="ce12" table:formula="of:=([.G228]+[.I228])/2" office:value-type="float" office:value="0.851077845465179" calcext:value-type="float">
            <text:p>0,851</text:p>
          </table:table-cell>
          <table:table-cell table:style-name="ce12" table:formula="of:=([.H228]+[.J228])/2" office:value-type="float" office:value="0.930990394995397" calcext:value-type="float">
            <text:p>0,931</text:p>
          </table:table-cell>
          <table:table-cell table:style-name="ce12" table:formula="of:=([.I228]+[.K228])/2" office:value-type="float" office:value="0.985508812526946" calcext:value-type="float">
            <text:p>0,986</text:p>
          </table:table-cell>
          <table:table-cell table:style-name="ce12" table:formula="of:=([.J228]+[.L228])/2" office:value-type="float" office:value="1.01314456294438" calcext:value-type="float">
            <text:p>1,013</text:p>
          </table:table-cell>
          <table:table-cell table:style-name="ce12" table:formula="of:=[.K229]" office:value-type="float" office:value="1.01314456294438" calcext:value-type="float">
            <text:p>1,013</text:p>
          </table:table-cell>
          <table:table-cell table:number-columns-repeated="8"/>
        </table:table-row>
        <table:table-row table:style-name="ro1">
          <table:table-cell table:style-name="ce3" office:value-type="float" office:value="1.14" calcext:value-type="float">
            <text:p>1,1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29]+[.D229])/2" office:value-type="float" office:value="0.165047572599772" calcext:value-type="float">
            <text:p>0,165</text:p>
          </table:table-cell>
          <table:table-cell table:style-name="ce12" table:formula="of:=([.C229]+[.E229])/2" office:value-type="float" office:value="0.325592719073893" calcext:value-type="float">
            <text:p>0,326</text:p>
          </table:table-cell>
          <table:table-cell table:style-name="ce12" table:formula="of:=([.D229]+[.F229])/2" office:value-type="float" office:value="0.477257223252758" calcext:value-type="float">
            <text:p>0,477</text:p>
          </table:table-cell>
          <table:table-cell table:style-name="ce12" table:formula="of:=([.E229]+[.G229])/2" office:value-type="float" office:value="0.615902469947077" calcext:value-type="float">
            <text:p>0,616</text:p>
          </table:table-cell>
          <table:table-cell table:style-name="ce12" table:formula="of:=([.F229]+[.H229])/2" office:value-type="float" office:value="0.737748573385575" calcext:value-type="float">
            <text:p>0,738</text:p>
          </table:table-cell>
          <table:table-cell table:style-name="ce12" table:formula="of:=([.G229]+[.I229])/2" office:value-type="float" office:value="0.839469718300195" calcext:value-type="float">
            <text:p>0,839</text:p>
          </table:table-cell>
          <table:table-cell table:style-name="ce12" table:formula="of:=([.H229]+[.J229])/2" office:value-type="float" office:value="0.918293328996062" calcext:value-type="float">
            <text:p>0,918</text:p>
          </table:table-cell>
          <table:table-cell table:style-name="ce12" table:formula="of:=([.I229]+[.K229])/2" office:value-type="float" office:value="0.97206747896989" calcext:value-type="float">
            <text:p>0,972</text:p>
          </table:table-cell>
          <table:table-cell table:style-name="ce12" table:formula="of:=([.J229]+[.L229])/2" office:value-type="float" office:value="0.999326687735665" calcext:value-type="float">
            <text:p>0,999</text:p>
          </table:table-cell>
          <table:table-cell table:style-name="ce12" table:formula="of:=[.K230]" office:value-type="float" office:value="0.999326687735665" calcext:value-type="float">
            <text:p>0,999</text:p>
          </table:table-cell>
          <table:table-cell table:number-columns-repeated="8"/>
        </table:table-row>
        <table:table-row table:style-name="ro1">
          <table:table-cell table:style-name="ce3" office:value-type="float" office:value="1.145" calcext:value-type="float">
            <text:p>1,1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0]+[.D230])/2" office:value-type="float" office:value="0.162796359536946" calcext:value-type="float">
            <text:p>0,163</text:p>
          </table:table-cell>
          <table:table-cell table:style-name="ce12" table:formula="of:=([.C230]+[.E230])/2" office:value-type="float" office:value="0.321152397926265" calcext:value-type="float">
            <text:p>0,321</text:p>
          </table:table-cell>
          <table:table-cell table:style-name="ce12" table:formula="of:=([.D230]+[.F230])/2" office:value-type="float" office:value="0.470747594510485" calcext:value-type="float">
            <text:p>0,471</text:p>
          </table:table-cell>
          <table:table-cell table:style-name="ce12" table:formula="of:=([.E230]+[.G230])/2" office:value-type="float" office:value="0.607502898319166" calcext:value-type="float">
            <text:p>0,608</text:p>
          </table:table-cell>
          <table:table-cell table:style-name="ce12" table:formula="of:=([.F230]+[.H230])/2" office:value-type="float" office:value="0.727686094123636" calcext:value-type="float">
            <text:p>0,728</text:p>
          </table:table-cell>
          <table:table-cell table:style-name="ce12" table:formula="of:=([.G230]+[.I230])/2" office:value-type="float" office:value="0.828020951190819" calcext:value-type="float">
            <text:p>0,828</text:p>
          </table:table-cell>
          <table:table-cell table:style-name="ce12" table:formula="of:=([.H230]+[.J230])/2" office:value-type="float" office:value="0.905768598635043" calcext:value-type="float">
            <text:p>0,906</text:p>
          </table:table-cell>
          <table:table-cell table:style-name="ce12" table:formula="of:=([.I230]+[.K230])/2" office:value-type="float" office:value="0.958810008365864" calcext:value-type="float">
            <text:p>0,959</text:p>
          </table:table-cell>
          <table:table-cell table:style-name="ce12" table:formula="of:=([.J230]+[.L230])/2" office:value-type="float" office:value="0.985697083352778" calcext:value-type="float">
            <text:p>0,986</text:p>
          </table:table-cell>
          <table:table-cell table:style-name="ce12" table:formula="of:=[.K231]" office:value-type="float" office:value="0.985697083352778" calcext:value-type="float">
            <text:p>0,986</text:p>
          </table:table-cell>
          <table:table-cell table:number-columns-repeated="8"/>
        </table:table-row>
        <table:table-row table:style-name="ro1">
          <table:table-cell table:style-name="ce3" office:value-type="float" office:value="1.15" calcext:value-type="float">
            <text:p>1,1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1]+[.D231])/2" office:value-type="float" office:value="0.160576198963133" calcext:value-type="float">
            <text:p>0,161</text:p>
          </table:table-cell>
          <table:table-cell table:style-name="ce12" table:formula="of:=([.C231]+[.E231])/2" office:value-type="float" office:value="0.316771977023715" calcext:value-type="float">
            <text:p>0,317</text:p>
          </table:table-cell>
          <table:table-cell table:style-name="ce12" table:formula="of:=([.D231]+[.F231])/2" office:value-type="float" office:value="0.464327648122716" calcext:value-type="float">
            <text:p>0,464</text:p>
          </table:table-cell>
          <table:table-cell table:style-name="ce12" table:formula="of:=([.E231]+[.G231])/2" office:value-type="float" office:value="0.59921684431706" calcext:value-type="float">
            <text:p>0,599</text:p>
          </table:table-cell>
          <table:table-cell table:style-name="ce12" table:formula="of:=([.F231]+[.H231])/2" office:value-type="float" office:value="0.717761924754993" calcext:value-type="float">
            <text:p>0,718</text:p>
          </table:table-cell>
          <table:table-cell table:style-name="ce12" table:formula="of:=([.G231]+[.I231])/2" office:value-type="float" office:value="0.816727346379339" calcext:value-type="float">
            <text:p>0,817</text:p>
          </table:table-cell>
          <table:table-cell table:style-name="ce12" table:formula="of:=([.H231]+[.J231])/2" office:value-type="float" office:value="0.893415479778341" calcext:value-type="float">
            <text:p>0,893</text:p>
          </table:table-cell>
          <table:table-cell table:style-name="ce12" table:formula="of:=([.I231]+[.K231])/2" office:value-type="float" office:value="0.94573284099391" calcext:value-type="float">
            <text:p>0,946</text:p>
          </table:table-cell>
          <table:table-cell table:style-name="ce12" table:formula="of:=([.J231]+[.L231])/2" office:value-type="float" office:value="0.972253545859321" calcext:value-type="float">
            <text:p>0,972</text:p>
          </table:table-cell>
          <table:table-cell table:style-name="ce12" table:formula="of:=[.K232]" office:value-type="float" office:value="0.972253545859321" calcext:value-type="float">
            <text:p>0,972</text:p>
          </table:table-cell>
          <table:table-cell table:number-columns-repeated="8"/>
        </table:table-row>
        <table:table-row table:style-name="ro1">
          <table:table-cell table:style-name="ce3" office:value-type="float" office:value="1.155" calcext:value-type="float">
            <text:p>1,1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2]+[.D232])/2" office:value-type="float" office:value="0.158385988511858" calcext:value-type="float">
            <text:p>0,158</text:p>
          </table:table-cell>
          <table:table-cell table:style-name="ce12" table:formula="of:=([.C232]+[.E232])/2" office:value-type="float" office:value="0.312451923542924" calcext:value-type="float">
            <text:p>0,312</text:p>
          </table:table-cell>
          <table:table-cell table:style-name="ce12" table:formula="of:=([.D232]+[.F232])/2" office:value-type="float" office:value="0.457994410670388" calcext:value-type="float">
            <text:p>0,458</text:p>
          </table:table-cell>
          <table:table-cell table:style-name="ce12" table:formula="of:=([.E232]+[.G232])/2" office:value-type="float" office:value="0.591044786438854" calcext:value-type="float">
            <text:p>0,591</text:p>
          </table:table-cell>
          <table:table-cell table:style-name="ce12" table:formula="of:=([.F232]+[.H232])/2" office:value-type="float" office:value="0.7079720953482" calcext:value-type="float">
            <text:p>0,708</text:p>
          </table:table-cell>
          <table:table-cell table:style-name="ce12" table:formula="of:=([.G232]+[.I232])/2" office:value-type="float" office:value="0.805588702266667" calcext:value-type="float">
            <text:p>0,806</text:p>
          </table:table-cell>
          <table:table-cell table:style-name="ce12" table:formula="of:=([.H232]+[.J232])/2" office:value-type="float" office:value="0.881230093686625" calcext:value-type="float">
            <text:p>0,881</text:p>
          </table:table-cell>
          <table:table-cell table:style-name="ce12" table:formula="of:=([.I232]+[.K232])/2" office:value-type="float" office:value="0.932834512818831" calcext:value-type="float">
            <text:p>0,933</text:p>
          </table:table-cell>
          <table:table-cell table:style-name="ce12" table:formula="of:=([.J232]+[.L232])/2" office:value-type="float" office:value="0.958993193426616" calcext:value-type="float">
            <text:p>0,959</text:p>
          </table:table-cell>
          <table:table-cell table:style-name="ce12" table:formula="of:=[.K233]" office:value-type="float" office:value="0.958993193426616" calcext:value-type="float">
            <text:p>0,959</text:p>
          </table:table-cell>
          <table:table-cell table:number-columns-repeated="8"/>
        </table:table-row>
        <table:table-row table:style-name="ro1">
          <table:table-cell table:style-name="ce3" office:value-type="float" office:value="1.16" calcext:value-type="float">
            <text:p>1,1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3]+[.D233])/2" office:value-type="float" office:value="0.156225961771462" calcext:value-type="float">
            <text:p>0,156</text:p>
          </table:table-cell>
          <table:table-cell table:style-name="ce12" table:formula="of:=([.C233]+[.E233])/2" office:value-type="float" office:value="0.308190199591123" calcext:value-type="float">
            <text:p>0,308</text:p>
          </table:table-cell>
          <table:table-cell table:style-name="ce12" table:formula="of:=([.D233]+[.F233])/2" office:value-type="float" office:value="0.451748354990889" calcext:value-type="float">
            <text:p>0,452</text:p>
          </table:table-cell>
          <table:table-cell table:style-name="ce12" table:formula="of:=([.E233]+[.G233])/2" office:value-type="float" office:value="0.582983253009294" calcext:value-type="float">
            <text:p>0,583</text:p>
          </table:table-cell>
          <table:table-cell table:style-name="ce12" table:formula="of:=([.F233]+[.H233])/2" office:value-type="float" office:value="0.698316744352761" calcext:value-type="float">
            <text:p>0,698</text:p>
          </table:table-cell>
          <table:table-cell table:style-name="ce12" table:formula="of:=([.G233]+[.I233])/2" office:value-type="float" office:value="0.794601094517412" calcext:value-type="float">
            <text:p>0,795</text:p>
          </table:table-cell>
          <table:table-cell table:style-name="ce12" table:formula="of:=([.H233]+[.J233])/2" office:value-type="float" office:value="0.869211607542749" calcext:value-type="float">
            <text:p>0,869</text:p>
          </table:table-cell>
          <table:table-cell table:style-name="ce12" table:formula="of:=([.I233]+[.K233])/2" office:value-type="float" office:value="0.92011164355662" calcext:value-type="float">
            <text:p>0,920</text:p>
          </table:table-cell>
          <table:table-cell table:style-name="ce12" table:formula="of:=([.J233]+[.L233])/2" office:value-type="float" office:value="0.945913853122723" calcext:value-type="float">
            <text:p>0,946</text:p>
          </table:table-cell>
          <table:table-cell table:style-name="ce12" table:formula="of:=[.K234]" office:value-type="float" office:value="0.945913853122723" calcext:value-type="float">
            <text:p>0,946</text:p>
          </table:table-cell>
          <table:table-cell table:number-columns-repeated="8"/>
        </table:table-row>
        <table:table-row table:style-name="ro1">
          <table:table-cell table:style-name="ce3" office:value-type="float" office:value="1.165" calcext:value-type="float">
            <text:p>1,1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4]+[.D234])/2" office:value-type="float" office:value="0.154095099795561" calcext:value-type="float">
            <text:p>0,154</text:p>
          </table:table-cell>
          <table:table-cell table:style-name="ce12" table:formula="of:=([.C234]+[.E234])/2" office:value-type="float" office:value="0.303987158381176" calcext:value-type="float">
            <text:p>0,304</text:p>
          </table:table-cell>
          <table:table-cell table:style-name="ce12" table:formula="of:=([.D234]+[.F234])/2" office:value-type="float" office:value="0.445586726300208" calcext:value-type="float">
            <text:p>0,446</text:p>
          </table:table-cell>
          <table:table-cell table:style-name="ce12" table:formula="of:=([.E234]+[.G234])/2" office:value-type="float" office:value="0.575032549671825" calcext:value-type="float">
            <text:p>0,575</text:p>
          </table:table-cell>
          <table:table-cell table:style-name="ce12" table:formula="of:=([.F234]+[.H234])/2" office:value-type="float" office:value="0.688792173763353" calcext:value-type="float">
            <text:p>0,689</text:p>
          </table:table-cell>
          <table:table-cell table:style-name="ce12" table:formula="of:=([.G234]+[.I234])/2" office:value-type="float" office:value="0.783764175947755" calcext:value-type="float">
            <text:p>0,784</text:p>
          </table:table-cell>
          <table:table-cell table:style-name="ce12" table:formula="of:=([.H234]+[.J234])/2" office:value-type="float" office:value="0.857356369037016" calcext:value-type="float">
            <text:p>0,857</text:p>
          </table:table-cell>
          <table:table-cell table:style-name="ce12" table:formula="of:=([.I234]+[.K234])/2" office:value-type="float" office:value="0.907562730332736" calcext:value-type="float">
            <text:p>0,908</text:p>
          </table:table-cell>
          <table:table-cell table:style-name="ce12" table:formula="of:=([.J234]+[.L234])/2" office:value-type="float" office:value="0.933012748339672" calcext:value-type="float">
            <text:p>0,933</text:p>
          </table:table-cell>
          <table:table-cell table:style-name="ce12" table:formula="of:=[.K235]" office:value-type="float" office:value="0.933012748339672" calcext:value-type="float">
            <text:p>0,933</text:p>
          </table:table-cell>
          <table:table-cell table:number-columns-repeated="8"/>
        </table:table-row>
        <table:table-row table:style-name="ro1">
          <table:table-cell table:style-name="ce3" office:value-type="float" office:value="1.17" calcext:value-type="float">
            <text:p>1,1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5]+[.D235])/2" office:value-type="float" office:value="0.151993579190588" calcext:value-type="float">
            <text:p>0,152</text:p>
          </table:table-cell>
          <table:table-cell table:style-name="ce12" table:formula="of:=([.C235]+[.E235])/2" office:value-type="float" office:value="0.299840913047885" calcext:value-type="float">
            <text:p>0,300</text:p>
          </table:table-cell>
          <table:table-cell table:style-name="ce12" table:formula="of:=([.D235]+[.F235])/2" office:value-type="float" office:value="0.4395098540265" calcext:value-type="float">
            <text:p>0,440</text:p>
          </table:table-cell>
          <table:table-cell table:style-name="ce12" table:formula="of:=([.E235]+[.G235])/2" office:value-type="float" office:value="0.567189450031781" calcext:value-type="float">
            <text:p>0,567</text:p>
          </table:table-cell>
          <table:table-cell table:style-name="ce12" table:formula="of:=([.F235]+[.H235])/2" office:value-type="float" office:value="0.67939836280979" calcext:value-type="float">
            <text:p>0,679</text:p>
          </table:table-cell>
          <table:table-cell table:style-name="ce12" table:formula="of:=([.G235]+[.I235])/2" office:value-type="float" office:value="0.773074271400185" calcext:value-type="float">
            <text:p>0,773</text:p>
          </table:table-cell>
          <table:table-cell table:style-name="ce12" table:formula="of:=([.H235]+[.J235])/2" office:value-type="float" office:value="0.845663453140245" calcext:value-type="float">
            <text:p>0,846</text:p>
          </table:table-cell>
          <table:table-cell table:style-name="ce12" table:formula="of:=([.I235]+[.K235])/2" office:value-type="float" office:value="0.895184558688344" calcext:value-type="float">
            <text:p>0,895</text:p>
          </table:table-cell>
          <table:table-cell table:style-name="ce12" table:formula="of:=([.J235]+[.L235])/2" office:value-type="float" office:value="0.920287739336204" calcext:value-type="float">
            <text:p>0,920</text:p>
          </table:table-cell>
          <table:table-cell table:style-name="ce12" table:formula="of:=[.K236]" office:value-type="float" office:value="0.920287739336204" calcext:value-type="float">
            <text:p>0,920</text:p>
          </table:table-cell>
          <table:table-cell table:number-columns-repeated="8"/>
        </table:table-row>
        <table:table-row table:style-name="ro1">
          <table:table-cell table:style-name="ce3" office:value-type="float" office:value="1.175" calcext:value-type="float">
            <text:p>1,1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6]+[.D236])/2" office:value-type="float" office:value="0.149920456523942" calcext:value-type="float">
            <text:p>0,150</text:p>
          </table:table-cell>
          <table:table-cell table:style-name="ce12" table:formula="of:=([.C236]+[.E236])/2" office:value-type="float" office:value="0.295751716608544" calcext:value-type="float">
            <text:p>0,296</text:p>
          </table:table-cell>
          <table:table-cell table:style-name="ce12" table:formula="of:=([.D236]+[.F236])/2" office:value-type="float" office:value="0.433515181539833" calcext:value-type="float">
            <text:p>0,434</text:p>
          </table:table-cell>
          <table:table-cell table:style-name="ce12" table:formula="of:=([.E236]+[.G236])/2" office:value-type="float" office:value="0.559454108418145" calcext:value-type="float">
            <text:p>0,559</text:p>
          </table:table-cell>
          <table:table-cell table:style-name="ce12" table:formula="of:=([.F236]+[.H236])/2" office:value-type="float" office:value="0.670131860715983" calcext:value-type="float">
            <text:p>0,670</text:p>
          </table:table-cell>
          <table:table-cell table:style-name="ce12" table:formula="of:=([.G236]+[.I236])/2" office:value-type="float" office:value="0.762530907975018" calcext:value-type="float">
            <text:p>0,763</text:p>
          </table:table-cell>
          <table:table-cell table:style-name="ce12" table:formula="of:=([.H236]+[.J236])/2" office:value-type="float" office:value="0.834129415044264" calcext:value-type="float">
            <text:p>0,834</text:p>
          </table:table-cell>
          <table:table-cell table:style-name="ce12" table:formula="of:=([.I236]+[.K236])/2" office:value-type="float" office:value="0.882975596238225" calcext:value-type="float">
            <text:p>0,883</text:p>
          </table:table-cell>
          <table:table-cell table:style-name="ce12" table:formula="of:=([.J236]+[.L236])/2" office:value-type="float" office:value="0.907736149012274" calcext:value-type="float">
            <text:p>0,908</text:p>
          </table:table-cell>
          <table:table-cell table:style-name="ce12" table:formula="of:=[.K237]" office:value-type="float" office:value="0.907736149012274" calcext:value-type="float">
            <text:p>0,908</text:p>
          </table:table-cell>
          <table:table-cell table:number-columns-repeated="8"/>
        </table:table-row>
        <table:table-row table:style-name="ro1">
          <table:table-cell table:style-name="ce3" office:value-type="float" office:value="1.18" calcext:value-type="float">
            <text:p>1,1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7]+[.D237])/2" office:value-type="float" office:value="0.147875858304272" calcext:value-type="float">
            <text:p>0,148</text:p>
          </table:table-cell>
          <table:table-cell table:style-name="ce12" table:formula="of:=([.C237]+[.E237])/2" office:value-type="float" office:value="0.291717819031888" calcext:value-type="float">
            <text:p>0,292</text:p>
          </table:table-cell>
          <table:table-cell table:style-name="ce12" table:formula="of:=([.D237]+[.F237])/2" office:value-type="float" office:value="0.427602912513344" calcext:value-type="float">
            <text:p>0,428</text:p>
          </table:table-cell>
          <table:table-cell table:style-name="ce12" table:formula="of:=([.E237]+[.G237])/2" office:value-type="float" office:value="0.551823521127908" calcext:value-type="float">
            <text:p>0,552</text:p>
          </table:table-cell>
          <table:table-cell table:style-name="ce12" table:formula="of:=([.F237]+[.H237])/2" office:value-type="float" office:value="0.660992508196581" calcext:value-type="float">
            <text:p>0,661</text:p>
          </table:table-cell>
          <table:table-cell table:style-name="ce12" table:formula="of:=([.G237]+[.I237])/2" office:value-type="float" office:value="0.752130637880124" calcext:value-type="float">
            <text:p>0,752</text:p>
          </table:table-cell>
          <table:table-cell table:style-name="ce12" table:formula="of:=([.H237]+[.J237])/2" office:value-type="float" office:value="0.822753252106621" calcext:value-type="float">
            <text:p>0,823</text:p>
          </table:table-cell>
          <table:table-cell table:style-name="ce12" table:formula="of:=([.I237]+[.K237])/2" office:value-type="float" office:value="0.870932782028269" calcext:value-type="float">
            <text:p>0,871</text:p>
          </table:table-cell>
          <table:table-cell table:style-name="ce12" table:formula="of:=([.J237]+[.L237])/2" office:value-type="float" office:value="0.895355872625249" calcext:value-type="float">
            <text:p>0,895</text:p>
          </table:table-cell>
          <table:table-cell table:style-name="ce12" table:formula="of:=[.K238]" office:value-type="float" office:value="0.895355872625249" calcext:value-type="float">
            <text:p>0,895</text:p>
          </table:table-cell>
          <table:table-cell table:number-columns-repeated="8"/>
        </table:table-row>
        <table:table-row table:style-name="ro1">
          <table:table-cell table:style-name="ce3" office:value-type="float" office:value="1.185" calcext:value-type="float">
            <text:p>1,1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8]+[.D238])/2" office:value-type="float" office:value="0.145858909515944" calcext:value-type="float">
            <text:p>0,146</text:p>
          </table:table-cell>
          <table:table-cell table:style-name="ce12" table:formula="of:=([.C238]+[.E238])/2" office:value-type="float" office:value="0.287739385408808" calcext:value-type="float">
            <text:p>0,288</text:p>
          </table:table-cell>
          <table:table-cell table:style-name="ce12" table:formula="of:=([.D238]+[.F238])/2" office:value-type="float" office:value="0.421770670079898" calcext:value-type="float">
            <text:p>0,422</text:p>
          </table:table-cell>
          <table:table-cell table:style-name="ce12" table:formula="of:=([.E238]+[.G238])/2" office:value-type="float" office:value="0.544297710354963" calcext:value-type="float">
            <text:p>0,544</text:p>
          </table:table-cell>
          <table:table-cell table:style-name="ce12" table:formula="of:=([.F238]+[.H238])/2" office:value-type="float" office:value="0.651977079504016" calcext:value-type="float">
            <text:p>0,652</text:p>
          </table:table-cell>
          <table:table-cell table:style-name="ce12" table:formula="of:=([.G238]+[.I238])/2" office:value-type="float" office:value="0.741872880151601" calcext:value-type="float">
            <text:p>0,742</text:p>
          </table:table-cell>
          <table:table-cell table:style-name="ce12" table:formula="of:=([.H238]+[.J238])/2" office:value-type="float" office:value="0.811531709954196" calcext:value-type="float">
            <text:p>0,812</text:p>
          </table:table-cell>
          <table:table-cell table:style-name="ce12" table:formula="of:=([.I238]+[.K238])/2" office:value-type="float" office:value="0.859054562365935" calcext:value-type="float">
            <text:p>0,859</text:p>
          </table:table-cell>
          <table:table-cell table:style-name="ce12" table:formula="of:=([.J238]+[.L238])/2" office:value-type="float" office:value="0.883144327326759" calcext:value-type="float">
            <text:p>0,883</text:p>
          </table:table-cell>
          <table:table-cell table:style-name="ce12" table:formula="of:=[.K239]" office:value-type="float" office:value="0.883144327326759" calcext:value-type="float">
            <text:p>0,883</text:p>
          </table:table-cell>
          <table:table-cell table:number-columns-repeated="8"/>
        </table:table-row>
        <table:table-row table:style-name="ro1">
          <table:table-cell table:style-name="ce3" office:value-type="float" office:value="1.19" calcext:value-type="float">
            <text:p>1,1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39]+[.D239])/2" office:value-type="float" office:value="0.143869692704404" calcext:value-type="float">
            <text:p>0,144</text:p>
          </table:table-cell>
          <table:table-cell table:style-name="ce12" table:formula="of:=([.C239]+[.E239])/2" office:value-type="float" office:value="0.283814789797921" calcext:value-type="float">
            <text:p>0,284</text:p>
          </table:table-cell>
          <table:table-cell table:style-name="ce12" table:formula="of:=([.D239]+[.F239])/2" office:value-type="float" office:value="0.416018547881886" calcext:value-type="float">
            <text:p>0,416</text:p>
          </table:table-cell>
          <table:table-cell table:style-name="ce12" table:formula="of:=([.E239]+[.G239])/2" office:value-type="float" office:value="0.536873874791957" calcext:value-type="float">
            <text:p>0,537</text:p>
          </table:table-cell>
          <table:table-cell table:style-name="ce12" table:formula="of:=([.F239]+[.H239])/2" office:value-type="float" office:value="0.643085295253282" calcext:value-type="float">
            <text:p>0,643</text:p>
          </table:table-cell>
          <table:table-cell table:style-name="ce12" table:formula="of:=([.G239]+[.I239])/2" office:value-type="float" office:value="0.731754394729106" calcext:value-type="float">
            <text:p>0,732</text:p>
          </table:table-cell>
          <table:table-cell table:style-name="ce12" table:formula="of:=([.H239]+[.J239])/2" office:value-type="float" office:value="0.800463721258768" calcext:value-type="float">
            <text:p>0,800</text:p>
          </table:table-cell>
          <table:table-cell table:style-name="ce12" table:formula="of:=([.I239]+[.K239])/2" office:value-type="float" office:value="0.847338018640478" calcext:value-type="float">
            <text:p>0,847</text:p>
          </table:table-cell>
          <table:table-cell table:style-name="ce12" table:formula="of:=([.J239]+[.L239])/2" office:value-type="float" office:value="0.871099444846347" calcext:value-type="float">
            <text:p>0,871</text:p>
          </table:table-cell>
          <table:table-cell table:style-name="ce12" table:formula="of:=[.K240]" office:value-type="float" office:value="0.871099444846347" calcext:value-type="float">
            <text:p>0,871</text:p>
          </table:table-cell>
          <table:table-cell table:number-columns-repeated="8"/>
        </table:table-row>
        <table:table-row table:style-name="ro1">
          <table:table-cell table:style-name="ce3" office:value-type="float" office:value="1.195" calcext:value-type="float">
            <text:p>1,1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0]+[.D240])/2" office:value-type="float" office:value="0.14190739489896" calcext:value-type="float">
            <text:p>0,142</text:p>
          </table:table-cell>
          <table:table-cell table:style-name="ce12" table:formula="of:=([.C240]+[.E240])/2" office:value-type="float" office:value="0.279944120293145" calcext:value-type="float">
            <text:p>0,280</text:p>
          </table:table-cell>
          <table:table-cell table:style-name="ce12" table:formula="of:=([.D240]+[.F240])/2" office:value-type="float" office:value="0.410344332294939" calcext:value-type="float">
            <text:p>0,410</text:p>
          </table:table-cell>
          <table:table-cell table:style-name="ce12" table:formula="of:=([.E240]+[.G240])/2" office:value-type="float" office:value="0.529551921567584" calcext:value-type="float">
            <text:p>0,530</text:p>
          </table:table-cell>
          <table:table-cell table:style-name="ce12" table:formula="of:=([.F240]+[.H240])/2" office:value-type="float" office:value="0.634314134760531" calcext:value-type="float">
            <text:p>0,634</text:p>
          </table:table-cell>
          <table:table-cell table:style-name="ce12" table:formula="of:=([.G240]+[.I240])/2" office:value-type="float" office:value="0.721774508256025" calcext:value-type="float">
            <text:p>0,722</text:p>
          </table:table-cell>
          <table:table-cell table:style-name="ce12" table:formula="of:=([.H240]+[.J240])/2" office:value-type="float" office:value="0.789546206684792" calcext:value-type="float">
            <text:p>0,790</text:p>
          </table:table-cell>
          <table:table-cell table:style-name="ce12" table:formula="of:=([.I240]+[.K240])/2" office:value-type="float" office:value="0.835781583052558" calcext:value-type="float">
            <text:p>0,836</text:p>
          </table:table-cell>
          <table:table-cell table:style-name="ce12" table:formula="of:=([.J240]+[.L240])/2" office:value-type="float" office:value="0.859218731743413" calcext:value-type="float">
            <text:p>0,859</text:p>
          </table:table-cell>
          <table:table-cell table:style-name="ce12" table:formula="of:=[.K241]" office:value-type="float" office:value="0.859218731743413" calcext:value-type="float">
            <text:p>0,859</text:p>
          </table:table-cell>
          <table:table-cell table:number-columns-repeated="8"/>
        </table:table-row>
        <table:table-row table:style-name="ro1">
          <table:table-cell table:style-name="ce3" office:value-type="float" office:value="1.2" calcext:value-type="float">
            <text:p>1,2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1]+[.D241])/2" office:value-type="float" office:value="0.139972060146572" calcext:value-type="float">
            <text:p>0,140</text:p>
          </table:table-cell>
          <table:table-cell table:style-name="ce12" table:formula="of:=([.C241]+[.E241])/2" office:value-type="float" office:value="0.276125863596949" calcext:value-type="float">
            <text:p>0,276</text:p>
          </table:table-cell>
          <table:table-cell table:style-name="ce12" table:formula="of:=([.D241]+[.F241])/2" office:value-type="float" office:value="0.404748020930364" calcext:value-type="float">
            <text:p>0,405</text:p>
          </table:table-cell>
          <table:table-cell table:style-name="ce12" table:formula="of:=([.E241]+[.G241])/2" office:value-type="float" office:value="0.522329233527735" calcext:value-type="float">
            <text:p>0,522</text:p>
          </table:table-cell>
          <table:table-cell table:style-name="ce12" table:formula="of:=([.F241]+[.H241])/2" office:value-type="float" office:value="0.625663214911804" calcext:value-type="float">
            <text:p>0,626</text:p>
          </table:table-cell>
          <table:table-cell table:style-name="ce12" table:formula="of:=([.G241]+[.I241])/2" office:value-type="float" office:value="0.711930170722662" calcext:value-type="float">
            <text:p>0,712</text:p>
          </table:table-cell>
          <table:table-cell table:style-name="ce12" table:formula="of:=([.H241]+[.J241])/2" office:value-type="float" office:value="0.778778045654291" calcext:value-type="float">
            <text:p>0,779</text:p>
          </table:table-cell>
          <table:table-cell table:style-name="ce12" table:formula="of:=([.I241]+[.K241])/2" office:value-type="float" office:value="0.824382469214102" calcext:value-type="float">
            <text:p>0,824</text:p>
          </table:table-cell>
          <table:table-cell table:style-name="ce12" table:formula="of:=([.J241]+[.L241])/2" office:value-type="float" office:value="0.847500157397985" calcext:value-type="float">
            <text:p>0,848</text:p>
          </table:table-cell>
          <table:table-cell table:style-name="ce12" table:formula="of:=[.K242]" office:value-type="float" office:value="0.847500157397985" calcext:value-type="float">
            <text:p>0,848</text:p>
          </table:table-cell>
          <table:table-cell table:number-columns-repeated="8"/>
        </table:table-row>
        <table:table-row table:style-name="ro1">
          <table:table-cell table:style-name="ce3" office:value-type="float" office:value="1.205" calcext:value-type="float">
            <text:p>1,2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2]+[.D242])/2" office:value-type="float" office:value="0.138062931798475" calcext:value-type="float">
            <text:p>0,138</text:p>
          </table:table-cell>
          <table:table-cell table:style-name="ce12" table:formula="of:=([.C242]+[.E242])/2" office:value-type="float" office:value="0.272360040538468" calcext:value-type="float">
            <text:p>0,272</text:p>
          </table:table-cell>
          <table:table-cell table:style-name="ce12" table:formula="of:=([.D242]+[.F242])/2" office:value-type="float" office:value="0.399227548562342" calcext:value-type="float">
            <text:p>0,399</text:p>
          </table:table-cell>
          <table:table-cell table:style-name="ce12" table:formula="of:=([.E242]+[.G242])/2" office:value-type="float" office:value="0.515205617921084" calcext:value-type="float">
            <text:p>0,515</text:p>
          </table:table-cell>
          <table:table-cell table:style-name="ce12" table:formula="of:=([.F242]+[.H242])/2" office:value-type="float" office:value="0.617129702125198" calcext:value-type="float">
            <text:p>0,617</text:p>
          </table:table-cell>
          <table:table-cell table:style-name="ce12" table:formula="of:=([.G242]+[.I242])/2" office:value-type="float" office:value="0.702220630283048" calcext:value-type="float">
            <text:p>0,702</text:p>
          </table:table-cell>
          <table:table-cell table:style-name="ce12" table:formula="of:=([.H242]+[.J242])/2" office:value-type="float" office:value="0.768156319968382" calcext:value-type="float">
            <text:p>0,768</text:p>
          </table:table-cell>
          <table:table-cell table:style-name="ce12" table:formula="of:=([.I242]+[.K242])/2" office:value-type="float" office:value="0.813139101526138" calcext:value-type="float">
            <text:p>0,813</text:p>
          </table:table-cell>
          <table:table-cell table:style-name="ce12" table:formula="of:=([.J242]+[.L242])/2" office:value-type="float" office:value="0.835941313306044" calcext:value-type="float">
            <text:p>0,836</text:p>
          </table:table-cell>
          <table:table-cell table:style-name="ce12" table:formula="of:=[.K243]" office:value-type="float" office:value="0.835941313306044" calcext:value-type="float">
            <text:p>0,836</text:p>
          </table:table-cell>
          <table:table-cell table:number-columns-repeated="8"/>
        </table:table-row>
        <table:table-row table:style-name="ro1">
          <table:table-cell table:style-name="ce3" office:value-type="float" office:value="1.21" calcext:value-type="float">
            <text:p>1,2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3]+[.D243])/2" office:value-type="float" office:value="0.136180020269234" calcext:value-type="float">
            <text:p>0,136</text:p>
          </table:table-cell>
          <table:table-cell table:style-name="ce12" table:formula="of:=([.C243]+[.E243])/2" office:value-type="float" office:value="0.268645240180409" calcext:value-type="float">
            <text:p>0,269</text:p>
          </table:table-cell>
          <table:table-cell table:style-name="ce12" table:formula="of:=([.D243]+[.F243])/2" office:value-type="float" office:value="0.393782829229776" calcext:value-type="float">
            <text:p>0,394</text:p>
          </table:table-cell>
          <table:table-cell table:style-name="ce12" table:formula="of:=([.E243]+[.G243])/2" office:value-type="float" office:value="0.50817862534377" calcext:value-type="float">
            <text:p>0,508</text:p>
          </table:table-cell>
          <table:table-cell table:style-name="ce12" table:formula="of:=([.F243]+[.H243])/2" office:value-type="float" office:value="0.608713124102066" calcext:value-type="float">
            <text:p>0,609</text:p>
          </table:table-cell>
          <table:table-cell table:style-name="ce12" table:formula="of:=([.G243]+[.I243])/2" office:value-type="float" office:value="0.69264301104679" calcext:value-type="float">
            <text:p>0,693</text:p>
          </table:table-cell>
          <table:table-cell table:style-name="ce12" table:formula="of:=([.H243]+[.J243])/2" office:value-type="float" office:value="0.757679865904593" calcext:value-type="float">
            <text:p>0,758</text:p>
          </table:table-cell>
          <table:table-cell table:style-name="ce12" table:formula="of:=([.I243]+[.K243])/2" office:value-type="float" office:value="0.802048816637213" calcext:value-type="float">
            <text:p>0,802</text:p>
          </table:table-cell>
          <table:table-cell table:style-name="ce12" table:formula="of:=([.J243]+[.L243])/2" office:value-type="float" office:value="0.824540207416091" calcext:value-type="float">
            <text:p>0,825</text:p>
          </table:table-cell>
          <table:table-cell table:style-name="ce12" table:formula="of:=[.K244]" office:value-type="float" office:value="0.824540207416091" calcext:value-type="float">
            <text:p>0,825</text:p>
          </table:table-cell>
          <table:table-cell table:number-columns-repeated="8"/>
        </table:table-row>
        <table:table-row table:style-name="ro1">
          <table:table-cell table:style-name="ce3" office:value-type="float" office:value="1.215" calcext:value-type="float">
            <text:p>1,2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4]+[.D244])/2" office:value-type="float" office:value="0.134322620090204" calcext:value-type="float">
            <text:p>0,134</text:p>
          </table:table-cell>
          <table:table-cell table:style-name="ce12" table:formula="of:=([.C244]+[.E244])/2" office:value-type="float" office:value="0.264981424749505" calcext:value-type="float">
            <text:p>0,265</text:p>
          </table:table-cell>
          <table:table-cell table:style-name="ce12" table:formula="of:=([.D244]+[.F244])/2" office:value-type="float" office:value="0.388411932762089" calcext:value-type="float">
            <text:p>0,388</text:p>
          </table:table-cell>
          <table:table-cell table:style-name="ce12" table:formula="of:=([.E244]+[.G244])/2" office:value-type="float" office:value="0.501247976665921" calcext:value-type="float">
            <text:p>0,501</text:p>
          </table:table-cell>
          <table:table-cell table:style-name="ce12" table:formula="of:=([.F244]+[.H244])/2" office:value-type="float" office:value="0.60041081819528" calcext:value-type="float">
            <text:p>0,600</text:p>
          </table:table-cell>
          <table:table-cell table:style-name="ce12" table:formula="of:=([.G244]+[.I244])/2" office:value-type="float" office:value="0.68319649500333" calcext:value-type="float">
            <text:p>0,683</text:p>
          </table:table-cell>
          <table:table-cell table:style-name="ce12" table:formula="of:=([.H244]+[.J244])/2" office:value-type="float" office:value="0.747345913842001" calcext:value-type="float">
            <text:p>0,747</text:p>
          </table:table-cell>
          <table:table-cell table:style-name="ce12" table:formula="of:=([.I244]+[.K244])/2" office:value-type="float" office:value="0.791110036660342" calcext:value-type="float">
            <text:p>0,791</text:p>
          </table:table-cell>
          <table:table-cell table:style-name="ce12" table:formula="of:=([.J244]+[.L244])/2" office:value-type="float" office:value="0.813294512026652" calcext:value-type="float">
            <text:p>0,813</text:p>
          </table:table-cell>
          <table:table-cell table:style-name="ce12" table:formula="of:=[.K245]" office:value-type="float" office:value="0.813294512026652" calcext:value-type="float">
            <text:p>0,813</text:p>
          </table:table-cell>
          <table:table-cell table:number-columns-repeated="8"/>
        </table:table-row>
        <table:table-row table:style-name="ro1">
          <table:table-cell table:style-name="ce3" office:value-type="float" office:value="1.22" calcext:value-type="float">
            <text:p>1,2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5]+[.D245])/2" office:value-type="float" office:value="0.132490712374753" calcext:value-type="float">
            <text:p>0,132</text:p>
          </table:table-cell>
          <table:table-cell table:style-name="ce12" table:formula="of:=([.C245]+[.E245])/2" office:value-type="float" office:value="0.261367276426147" calcext:value-type="float">
            <text:p>0,261</text:p>
          </table:table-cell>
          <table:table-cell table:style-name="ce12" table:formula="of:=([.D245]+[.F245])/2" office:value-type="float" office:value="0.383114700707713" calcext:value-type="float">
            <text:p>0,383</text:p>
          </table:table-cell>
          <table:table-cell table:style-name="ce12" table:formula="of:=([.E245]+[.G245])/2" office:value-type="float" office:value="0.494411375478685" calcext:value-type="float">
            <text:p>0,494</text:p>
          </table:table-cell>
          <table:table-cell table:style-name="ce12" table:formula="of:=([.F245]+[.H245])/2" office:value-type="float" office:value="0.592222235834625" calcext:value-type="float">
            <text:p>0,592</text:p>
          </table:table-cell>
          <table:table-cell table:style-name="ce12" table:formula="of:=([.G245]+[.I245])/2" office:value-type="float" office:value="0.673878366018641" calcext:value-type="float">
            <text:p>0,674</text:p>
          </table:table-cell>
          <table:table-cell table:style-name="ce12" table:formula="of:=([.H245]+[.J245])/2" office:value-type="float" office:value="0.737153265831836" calcext:value-type="float">
            <text:p>0,737</text:p>
          </table:table-cell>
          <table:table-cell table:style-name="ce12" table:formula="of:=([.I245]+[.K245])/2" office:value-type="float" office:value="0.780320212934327" calcext:value-type="float">
            <text:p>0,780</text:p>
          </table:table-cell>
          <table:table-cell table:style-name="ce12" table:formula="of:=([.J245]+[.L245])/2" office:value-type="float" office:value="0.802202274343497" calcext:value-type="float">
            <text:p>0,802</text:p>
          </table:table-cell>
          <table:table-cell table:style-name="ce12" table:formula="of:=[.K246]" office:value-type="float" office:value="0.802202274343497" calcext:value-type="float">
            <text:p>0,802</text:p>
          </table:table-cell>
          <table:table-cell table:number-columns-repeated="8"/>
        </table:table-row>
        <table:table-row table:style-name="ro1">
          <table:table-cell table:style-name="ce3" office:value-type="float" office:value="1.225" calcext:value-type="float">
            <text:p>1,2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6]+[.D246])/2" office:value-type="float" office:value="0.130683638213073" calcext:value-type="float">
            <text:p>0,131</text:p>
          </table:table-cell>
          <table:table-cell table:style-name="ce12" table:formula="of:=([.C246]+[.E246])/2" office:value-type="float" office:value="0.257802706541233" calcext:value-type="float">
            <text:p>0,258</text:p>
          </table:table-cell>
          <table:table-cell table:style-name="ce12" table:formula="of:=([.D246]+[.F246])/2" office:value-type="float" office:value="0.377889325952416" calcext:value-type="float">
            <text:p>0,378</text:p>
          </table:table-cell>
          <table:table-cell table:style-name="ce12" table:formula="of:=([.E246]+[.G246])/2" office:value-type="float" office:value="0.487668468271169" calcext:value-type="float">
            <text:p>0,488</text:p>
          </table:table-cell>
          <table:table-cell table:style-name="ce12" table:formula="of:=([.F246]+[.H246])/2" office:value-type="float" office:value="0.584144870748663" calcext:value-type="float">
            <text:p>0,584</text:p>
          </table:table-cell>
          <table:table-cell table:style-name="ce12" table:formula="of:=([.G246]+[.I246])/2" office:value-type="float" office:value="0.664687750833231" calcext:value-type="float">
            <text:p>0,665</text:p>
          </table:table-cell>
          <table:table-cell table:style-name="ce12" table:formula="of:=([.H246]+[.J246])/2" office:value-type="float" office:value="0.727099289476484" calcext:value-type="float">
            <text:p>0,727</text:p>
          </table:table-cell>
          <table:table-cell table:style-name="ce12" table:formula="of:=([.I246]+[.K246])/2" office:value-type="float" office:value="0.769677770087666" calcext:value-type="float">
            <text:p>0,770</text:p>
          </table:table-cell>
          <table:table-cell table:style-name="ce12" table:formula="of:=([.J246]+[.L246])/2" office:value-type="float" office:value="0.791261243638912" calcext:value-type="float">
            <text:p>0,791</text:p>
          </table:table-cell>
          <table:table-cell table:style-name="ce12" table:formula="of:=[.K247]" office:value-type="float" office:value="0.791261243638912" calcext:value-type="float">
            <text:p>0,791</text:p>
          </table:table-cell>
          <table:table-cell table:number-columns-repeated="8"/>
        </table:table-row>
        <table:table-row table:style-name="ro1">
          <table:table-cell table:style-name="ce3" office:value-type="float" office:value="1.23" calcext:value-type="float">
            <text:p>1,2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7]+[.D247])/2" office:value-type="float" office:value="0.128901353270616" calcext:value-type="float">
            <text:p>0,129</text:p>
          </table:table-cell>
          <table:table-cell table:style-name="ce12" table:formula="of:=([.C247]+[.E247])/2" office:value-type="float" office:value="0.254286482082745" calcext:value-type="float">
            <text:p>0,254</text:p>
          </table:table-cell>
          <table:table-cell table:style-name="ce12" table:formula="of:=([.D247]+[.F247])/2" office:value-type="float" office:value="0.372735587406201" calcext:value-type="float">
            <text:p>0,373</text:p>
          </table:table-cell>
          <table:table-cell table:style-name="ce12" table:formula="of:=([.E247]+[.G247])/2" office:value-type="float" office:value="0.481017098350539" calcext:value-type="float">
            <text:p>0,481</text:p>
          </table:table-cell>
          <table:table-cell table:style-name="ce12" table:formula="of:=([.F247]+[.H247])/2" office:value-type="float" office:value="0.5761781095522" calcext:value-type="float">
            <text:p>0,576</text:p>
          </table:table-cell>
          <table:table-cell table:style-name="ce12" table:formula="of:=([.G247]+[.I247])/2" office:value-type="float" office:value="0.655622080112573" calcext:value-type="float">
            <text:p>0,656</text:p>
          </table:table-cell>
          <table:table-cell table:style-name="ce12" table:formula="of:=([.H247]+[.J247])/2" office:value-type="float" office:value="0.717182760460449" calcext:value-type="float">
            <text:p>0,717</text:p>
          </table:table-cell>
          <table:table-cell table:style-name="ce12" table:formula="of:=([.I247]+[.K247])/2" office:value-type="float" office:value="0.759180266557698" calcext:value-type="float">
            <text:p>0,759</text:p>
          </table:table-cell>
          <table:table-cell table:style-name="ce12" table:formula="of:=([.J247]+[.L247])/2" office:value-type="float" office:value="0.780469506863289" calcext:value-type="float">
            <text:p>0,780</text:p>
          </table:table-cell>
          <table:table-cell table:style-name="ce12" table:formula="of:=[.K248]" office:value-type="float" office:value="0.780469506863289" calcext:value-type="float">
            <text:p>0,780</text:p>
          </table:table-cell>
          <table:table-cell table:number-columns-repeated="8"/>
        </table:table-row>
        <table:table-row table:style-name="ro1">
          <table:table-cell table:style-name="ce3" office:value-type="float" office:value="1.235" calcext:value-type="float">
            <text:p>1,2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8]+[.D248])/2" office:value-type="float" office:value="0.127143241041372" calcext:value-type="float">
            <text:p>0,127</text:p>
          </table:table-cell>
          <table:table-cell table:style-name="ce12" table:formula="of:=([.C248]+[.E248])/2" office:value-type="float" office:value="0.250818470338409" calcext:value-type="float">
            <text:p>0,251</text:p>
          </table:table-cell>
          <table:table-cell table:style-name="ce12" table:formula="of:=([.D248]+[.F248])/2" office:value-type="float" office:value="0.367651790216642" calcext:value-type="float">
            <text:p>0,368</text:p>
          </table:table-cell>
          <table:table-cell table:style-name="ce12" table:formula="of:=([.E248]+[.G248])/2" office:value-type="float" office:value="0.474456848479201" calcext:value-type="float">
            <text:p>0,474</text:p>
          </table:table-cell>
          <table:table-cell table:style-name="ce12" table:formula="of:=([.F248]+[.H248])/2" office:value-type="float" office:value="0.568319589231556" calcext:value-type="float">
            <text:p>0,568</text:p>
          </table:table-cell>
          <table:table-cell table:style-name="ce12" table:formula="of:=([.G248]+[.I248])/2" office:value-type="float" office:value="0.646680435006324" calcext:value-type="float">
            <text:p>0,647</text:p>
          </table:table-cell>
          <table:table-cell table:style-name="ce12" table:formula="of:=([.H248]+[.J248])/2" office:value-type="float" office:value="0.707401173335135" calcext:value-type="float">
            <text:p>0,707</text:p>
          </table:table-cell>
          <table:table-cell table:style-name="ce12" table:formula="of:=([.I248]+[.K248])/2" office:value-type="float" office:value="0.748826133661869" calcext:value-type="float">
            <text:p>0,749</text:p>
          </table:table-cell>
          <table:table-cell table:style-name="ce12" table:formula="of:=([.J248]+[.L248])/2" office:value-type="float" office:value="0.769824886710493" calcext:value-type="float">
            <text:p>0,770</text:p>
          </table:table-cell>
          <table:table-cell table:style-name="ce12" table:formula="of:=[.K249]" office:value-type="float" office:value="0.769824886710493" calcext:value-type="float">
            <text:p>0,770</text:p>
          </table:table-cell>
          <table:table-cell table:number-columns-repeated="8"/>
        </table:table-row>
        <table:table-row table:style-name="ro1">
          <table:table-cell table:style-name="ce3" office:value-type="float" office:value="1.24" calcext:value-type="float">
            <text:p>1,2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49]+[.D249])/2" office:value-type="float" office:value="0.125409235169204" calcext:value-type="float">
            <text:p>0,125</text:p>
          </table:table-cell>
          <table:table-cell table:style-name="ce12" table:formula="of:=([.C249]+[.E249])/2" office:value-type="float" office:value="0.247397515629007" calcext:value-type="float">
            <text:p>0,247</text:p>
          </table:table-cell>
          <table:table-cell table:style-name="ce12" table:formula="of:=([.D249]+[.F249])/2" office:value-type="float" office:value="0.362637659408805" calcext:value-type="float">
            <text:p>0,363</text:p>
          </table:table-cell>
          <table:table-cell table:style-name="ce12" table:formula="of:=([.E249]+[.G249])/2" office:value-type="float" office:value="0.467985689724099" calcext:value-type="float">
            <text:p>0,468</text:p>
          </table:table-cell>
          <table:table-cell table:style-name="ce12" table:formula="of:=([.F249]+[.H249])/2" office:value-type="float" office:value="0.560568641742762" calcext:value-type="float">
            <text:p>0,561</text:p>
          </table:table-cell>
          <table:table-cell table:style-name="ce12" table:formula="of:=([.G249]+[.I249])/2" office:value-type="float" office:value="0.637860381283346" calcext:value-type="float">
            <text:p>0,638</text:p>
          </table:table-cell>
          <table:table-cell table:style-name="ce12" table:formula="of:=([.H249]+[.J249])/2" office:value-type="float" office:value="0.697753284334096" calcext:value-type="float">
            <text:p>0,698</text:p>
          </table:table-cell>
          <table:table-cell table:style-name="ce12" table:formula="of:=([.I249]+[.K249])/2" office:value-type="float" office:value="0.738613030022814" calcext:value-type="float">
            <text:p>0,739</text:p>
          </table:table-cell>
          <table:table-cell table:style-name="ce12" table:formula="of:=([.J249]+[.L249])/2" office:value-type="float" office:value="0.759325510186181" calcext:value-type="float">
            <text:p>0,759</text:p>
          </table:table-cell>
          <table:table-cell table:style-name="ce12" table:formula="of:=[.K250]" office:value-type="float" office:value="0.759325510186181" calcext:value-type="float">
            <text:p>0,759</text:p>
          </table:table-cell>
          <table:table-cell table:number-columns-repeated="8"/>
        </table:table-row>
        <table:table-row table:style-name="ro1">
          <table:table-cell table:style-name="ce3" office:value-type="float" office:value="1.245" calcext:value-type="float">
            <text:p>1,2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0]+[.D250])/2" office:value-type="float" office:value="0.123698757814504" calcext:value-type="float">
            <text:p>0,124</text:p>
          </table:table-cell>
          <table:table-cell table:style-name="ce12" table:formula="of:=([.C250]+[.E250])/2" office:value-type="float" office:value="0.244023447289005" calcext:value-type="float">
            <text:p>0,244</text:p>
          </table:table-cell>
          <table:table-cell table:style-name="ce12" table:formula="of:=([.D250]+[.F250])/2" office:value-type="float" office:value="0.357691602676553" calcext:value-type="float">
            <text:p>0,358</text:p>
          </table:table-cell>
          <table:table-cell table:style-name="ce12" table:formula="of:=([.E250]+[.G250])/2" office:value-type="float" office:value="0.461603150575784" calcext:value-type="float">
            <text:p>0,462</text:p>
          </table:table-cell>
          <table:table-cell table:style-name="ce12" table:formula="of:=([.F250]+[.H250])/2" office:value-type="float" office:value="0.552923035503723" calcext:value-type="float">
            <text:p>0,553</text:p>
          </table:table-cell>
          <table:table-cell table:style-name="ce12" table:formula="of:=([.G250]+[.I250])/2" office:value-type="float" office:value="0.629160963038429" calcext:value-type="float">
            <text:p>0,629</text:p>
          </table:table-cell>
          <table:table-cell table:style-name="ce12" table:formula="of:=([.H250]+[.J250])/2" office:value-type="float" office:value="0.68823670565308" calcext:value-type="float">
            <text:p>0,688</text:p>
          </table:table-cell>
          <table:table-cell table:style-name="ce12" table:formula="of:=([.I250]+[.K250])/2" office:value-type="float" office:value="0.728539397260139" calcext:value-type="float">
            <text:p>0,729</text:p>
          </table:table-cell>
          <table:table-cell table:style-name="ce12" table:formula="of:=([.J250]+[.L250])/2" office:value-type="float" office:value="0.748969270104498" calcext:value-type="float">
            <text:p>0,749</text:p>
          </table:table-cell>
          <table:table-cell table:style-name="ce12" table:formula="of:=[.K251]" office:value-type="float" office:value="0.748969270104498" calcext:value-type="float">
            <text:p>0,749</text:p>
          </table:table-cell>
          <table:table-cell table:number-columns-repeated="8"/>
        </table:table-row>
        <table:table-row table:style-name="ro1">
          <table:table-cell table:style-name="ce3" office:value-type="float" office:value="1.25" calcext:value-type="float">
            <text:p>1,2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1]+[.D251])/2" office:value-type="float" office:value="0.122011723644502" calcext:value-type="float">
            <text:p>0,122</text:p>
          </table:table-cell>
          <table:table-cell table:style-name="ce12" table:formula="of:=([.C251]+[.E251])/2" office:value-type="float" office:value="0.240695180245528" calcext:value-type="float">
            <text:p>0,241</text:p>
          </table:table-cell>
          <table:table-cell table:style-name="ce12" table:formula="of:=([.D251]+[.F251])/2" office:value-type="float" office:value="0.352813298932394" calcext:value-type="float">
            <text:p>0,353</text:p>
          </table:table-cell>
          <table:table-cell table:style-name="ce12" table:formula="of:=([.E251]+[.G251])/2" office:value-type="float" office:value="0.455307319090138" calcext:value-type="float">
            <text:p>0,455</text:p>
          </table:table-cell>
          <table:table-cell table:style-name="ce12" table:formula="of:=([.F251]+[.H251])/2" office:value-type="float" office:value="0.545382056807107" calcext:value-type="float">
            <text:p>0,545</text:p>
          </table:table-cell>
          <table:table-cell table:style-name="ce12" table:formula="of:=([.G251]+[.I251])/2" office:value-type="float" office:value="0.620579870578401" calcext:value-type="float">
            <text:p>0,621</text:p>
          </table:table-cell>
          <table:table-cell table:style-name="ce12" table:formula="of:=([.H251]+[.J251])/2" office:value-type="float" office:value="0.678850180149284" calcext:value-type="float">
            <text:p>0,679</text:p>
          </table:table-cell>
          <table:table-cell table:style-name="ce12" table:formula="of:=([.I251]+[.K251])/2" office:value-type="float" office:value="0.718602987878789" calcext:value-type="float">
            <text:p>0,719</text:p>
          </table:table-cell>
          <table:table-cell table:style-name="ce12" table:formula="of:=([.J251]+[.L251])/2" office:value-type="float" office:value="0.738754333682318" calcext:value-type="float">
            <text:p>0,739</text:p>
          </table:table-cell>
          <table:table-cell table:style-name="ce12" table:formula="of:=[.K252]" office:value-type="float" office:value="0.738754333682318" calcext:value-type="float">
            <text:p>0,739</text:p>
          </table:table-cell>
          <table:table-cell table:number-columns-repeated="8"/>
        </table:table-row>
        <table:table-row table:style-name="ro1">
          <table:table-cell table:style-name="ce3" office:value-type="float" office:value="1.255" calcext:value-type="float">
            <text:p>1,2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2]+[.D252])/2" office:value-type="float" office:value="0.120347590122764" calcext:value-type="float">
            <text:p>0,120</text:p>
          </table:table-cell>
          <table:table-cell table:style-name="ce12" table:formula="of:=([.C252]+[.E252])/2" office:value-type="float" office:value="0.237412511288448" calcext:value-type="float">
            <text:p>0,237</text:p>
          </table:table-cell>
          <table:table-cell table:style-name="ce12" table:formula="of:=([.D252]+[.F252])/2" office:value-type="float" office:value="0.348001249667833" calcext:value-type="float">
            <text:p>0,348</text:p>
          </table:table-cell>
          <table:table-cell table:style-name="ce12" table:formula="of:=([.E252]+[.G252])/2" office:value-type="float" office:value="0.44909767786975" calcext:value-type="float">
            <text:p>0,449</text:p>
          </table:table-cell>
          <table:table-cell table:style-name="ce12" table:formula="of:=([.F252]+[.H252])/2" office:value-type="float" office:value="0.53794359483427" calcext:value-type="float">
            <text:p>0,538</text:p>
          </table:table-cell>
          <table:table-cell table:style-name="ce12" table:formula="of:=([.G252]+[.I252])/2" office:value-type="float" office:value="0.612116118478195" calcext:value-type="float">
            <text:p>0,612</text:p>
          </table:table-cell>
          <table:table-cell table:style-name="ce12" table:formula="of:=([.H252]+[.J252])/2" office:value-type="float" office:value="0.669591429228595" calcext:value-type="float">
            <text:p>0,670</text:p>
          </table:table-cell>
          <table:table-cell table:style-name="ce12" table:formula="of:=([.I252]+[.K252])/2" office:value-type="float" office:value="0.708802256915801" calcext:value-type="float">
            <text:p>0,709</text:p>
          </table:table-cell>
          <table:table-cell table:style-name="ce12" table:formula="of:=([.J252]+[.L252])/2" office:value-type="float" office:value="0.728678660780554" calcext:value-type="float">
            <text:p>0,729</text:p>
          </table:table-cell>
          <table:table-cell table:style-name="ce12" table:formula="of:=[.K253]" office:value-type="float" office:value="0.728678660780554" calcext:value-type="float">
            <text:p>0,729</text:p>
          </table:table-cell>
          <table:table-cell table:number-columns-repeated="8"/>
        </table:table-row>
        <table:table-row table:style-name="ro1">
          <table:table-cell table:style-name="ce3" office:value-type="float" office:value="1.26" calcext:value-type="float">
            <text:p>1,2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3]+[.D253])/2" office:value-type="float" office:value="0.118706255644224" calcext:value-type="float">
            <text:p>0,119</text:p>
          </table:table-cell>
          <table:table-cell table:style-name="ce12" table:formula="of:=([.C253]+[.E253])/2" office:value-type="float" office:value="0.234174419895299" calcext:value-type="float">
            <text:p>0,234</text:p>
          </table:table-cell>
          <table:table-cell table:style-name="ce12" table:formula="of:=([.D253]+[.F253])/2" office:value-type="float" office:value="0.343255094579099" calcext:value-type="float">
            <text:p>0,343</text:p>
          </table:table-cell>
          <table:table-cell table:style-name="ce12" table:formula="of:=([.E253]+[.G253])/2" office:value-type="float" office:value="0.442972422251051" calcext:value-type="float">
            <text:p>0,443</text:p>
          </table:table-cell>
          <table:table-cell table:style-name="ce12" table:formula="of:=([.F253]+[.H253])/2" office:value-type="float" office:value="0.530606898173973" calcext:value-type="float">
            <text:p>0,531</text:p>
          </table:table-cell>
          <table:table-cell table:style-name="ce12" table:formula="of:=([.G253]+[.I253])/2" office:value-type="float" office:value="0.603767512031432" calcext:value-type="float">
            <text:p>0,604</text:p>
          </table:table-cell>
          <table:table-cell table:style-name="ce12" table:formula="of:=([.H253]+[.J253])/2" office:value-type="float" office:value="0.660459187696998" calcext:value-type="float">
            <text:p>0,660</text:p>
          </table:table-cell>
          <table:table-cell table:style-name="ce12" table:formula="of:=([.I253]+[.K253])/2" office:value-type="float" office:value="0.699135045004574" calcext:value-type="float">
            <text:p>0,699</text:p>
          </table:table-cell>
          <table:table-cell table:style-name="ce12" table:formula="of:=([.J253]+[.L253])/2" office:value-type="float" office:value="0.718740458848177" calcext:value-type="float">
            <text:p>0,719</text:p>
          </table:table-cell>
          <table:table-cell table:style-name="ce12" table:formula="of:=[.K254]" office:value-type="float" office:value="0.718740458848177" calcext:value-type="float">
            <text:p>0,719</text:p>
          </table:table-cell>
          <table:table-cell table:number-columns-repeated="8"/>
        </table:table-row>
        <table:table-row table:style-name="ro1">
          <table:table-cell table:style-name="ce3" office:value-type="float" office:value="1.265" calcext:value-type="float">
            <text:p>1,2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4]+[.D254])/2" office:value-type="float" office:value="0.117087209947649" calcext:value-type="float">
            <text:p>0,117</text:p>
          </table:table-cell>
          <table:table-cell table:style-name="ce12" table:formula="of:=([.C254]+[.E254])/2" office:value-type="float" office:value="0.230980675111662" calcext:value-type="float">
            <text:p>0,231</text:p>
          </table:table-cell>
          <table:table-cell table:style-name="ce12" table:formula="of:=([.D254]+[.F254])/2" office:value-type="float" office:value="0.338573421073175" calcext:value-type="float">
            <text:p>0,339</text:p>
          </table:table-cell>
          <table:table-cell table:style-name="ce12" table:formula="of:=([.E254]+[.G254])/2" office:value-type="float" office:value="0.436930996376536" calcext:value-type="float">
            <text:p>0,437</text:p>
          </table:table-cell>
          <table:table-cell table:style-name="ce12" table:formula="of:=([.F254]+[.H254])/2" office:value-type="float" office:value="0.523369967141242" calcext:value-type="float">
            <text:p>0,523</text:p>
          </table:table-cell>
          <table:table-cell table:style-name="ce12" table:formula="of:=([.G254]+[.I254])/2" office:value-type="float" office:value="0.595533042935486" calcext:value-type="float">
            <text:p>0,596</text:p>
          </table:table-cell>
          <table:table-cell table:style-name="ce12" table:formula="of:=([.H254]+[.J254])/2" office:value-type="float" office:value="0.651451278518003" calcext:value-type="float">
            <text:p>0,651</text:p>
          </table:table-cell>
          <table:table-cell table:style-name="ce12" table:formula="of:=([.I254]+[.K254])/2" office:value-type="float" office:value="0.689599823272588" calcext:value-type="float">
            <text:p>0,690</text:p>
          </table:table-cell>
          <table:table-cell table:style-name="ce12" table:formula="of:=([.J254]+[.L254])/2" office:value-type="float" office:value="0.708937751926376" calcext:value-type="float">
            <text:p>0,709</text:p>
          </table:table-cell>
          <table:table-cell table:style-name="ce12" table:formula="of:=[.K255]" office:value-type="float" office:value="0.708937751926376" calcext:value-type="float">
            <text:p>0,709</text:p>
          </table:table-cell>
          <table:table-cell table:number-columns-repeated="8"/>
        </table:table-row>
        <table:table-row table:style-name="ro1">
          <table:table-cell table:style-name="ce3" office:value-type="float" office:value="1.27" calcext:value-type="float">
            <text:p>1,2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5]+[.D255])/2" office:value-type="float" office:value="0.115490337555831" calcext:value-type="float">
            <text:p>0,115</text:p>
          </table:table-cell>
          <table:table-cell table:style-name="ce12" table:formula="of:=([.C255]+[.E255])/2" office:value-type="float" office:value="0.227830315510412" calcext:value-type="float">
            <text:p>0,228</text:p>
          </table:table-cell>
          <table:table-cell table:style-name="ce12" table:formula="of:=([.D255]+[.F255])/2" office:value-type="float" office:value="0.333955835744099" calcext:value-type="float">
            <text:p>0,334</text:p>
          </table:table-cell>
          <table:table-cell table:style-name="ce12" table:formula="of:=([.E255]+[.G255])/2" office:value-type="float" office:value="0.430971694107208" calcext:value-type="float">
            <text:p>0,431</text:p>
          </table:table-cell>
          <table:table-cell table:style-name="ce12" table:formula="of:=([.F255]+[.H255])/2" office:value-type="float" office:value="0.516232019656011" calcext:value-type="float">
            <text:p>0,516</text:p>
          </table:table-cell>
          <table:table-cell table:style-name="ce12" table:formula="of:=([.G255]+[.I255])/2" office:value-type="float" office:value="0.587410622829623" calcext:value-type="float">
            <text:p>0,587</text:p>
          </table:table-cell>
          <table:table-cell table:style-name="ce12" table:formula="of:=([.H255]+[.J255])/2" office:value-type="float" office:value="0.642566433104037" calcext:value-type="float">
            <text:p>0,643</text:p>
          </table:table-cell>
          <table:table-cell table:style-name="ce12" table:formula="of:=([.I255]+[.K255])/2" office:value-type="float" office:value="0.68019451522219" calcext:value-type="float">
            <text:p>0,680</text:p>
          </table:table-cell>
          <table:table-cell table:style-name="ce12" table:formula="of:=([.J255]+[.L255])/2" office:value-type="float" office:value="0.699268787599482" calcext:value-type="float">
            <text:p>0,699</text:p>
          </table:table-cell>
          <table:table-cell table:style-name="ce12" table:formula="of:=[.K256]" office:value-type="float" office:value="0.699268787599482" calcext:value-type="float">
            <text:p>0,699</text:p>
          </table:table-cell>
          <table:table-cell table:number-columns-repeated="8"/>
        </table:table-row>
        <table:table-row table:style-name="ro1">
          <table:table-cell table:style-name="ce3" office:value-type="float" office:value="1.275" calcext:value-type="float">
            <text:p>1,2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6]+[.D256])/2" office:value-type="float" office:value="0.113915157755206" calcext:value-type="float">
            <text:p>0,114</text:p>
          </table:table-cell>
          <table:table-cell table:style-name="ce12" table:formula="of:=([.C256]+[.E256])/2" office:value-type="float" office:value="0.224723086649965" calcext:value-type="float">
            <text:p>0,225</text:p>
          </table:table-cell>
          <table:table-cell table:style-name="ce12" table:formula="of:=([.D256]+[.F256])/2" office:value-type="float" office:value="0.32940100480881" calcext:value-type="float">
            <text:p>0,329</text:p>
          </table:table-cell>
          <table:table-cell table:style-name="ce12" table:formula="of:=([.E256]+[.G256])/2" office:value-type="float" office:value="0.425093927700055" calcext:value-type="float">
            <text:p>0,425</text:p>
          </table:table-cell>
          <table:table-cell table:style-name="ce12" table:formula="of:=([.F256]+[.H256])/2" office:value-type="float" office:value="0.509191158468416" calcext:value-type="float">
            <text:p>0,509</text:p>
          </table:table-cell>
          <table:table-cell table:style-name="ce12" table:formula="of:=([.G256]+[.I256])/2" office:value-type="float" office:value="0.579399226380024" calcext:value-type="float">
            <text:p>0,579</text:p>
          </table:table-cell>
          <table:table-cell table:style-name="ce12" table:formula="of:=([.H256]+[.J256])/2" office:value-type="float" office:value="0.633802569025906" calcext:value-type="float">
            <text:p>0,634</text:p>
          </table:table-cell>
          <table:table-cell table:style-name="ce12" table:formula="of:=([.I256]+[.K256])/2" office:value-type="float" office:value="0.670917610351759" calcext:value-type="float">
            <text:p>0,671</text:p>
          </table:table-cell>
          <table:table-cell table:style-name="ce12" table:formula="of:=([.J256]+[.L256])/2" office:value-type="float" office:value="0.689731651410836" calcext:value-type="float">
            <text:p>0,690</text:p>
          </table:table-cell>
          <table:table-cell table:style-name="ce12" table:formula="of:=[.K257]" office:value-type="float" office:value="0.689731651410836" calcext:value-type="float">
            <text:p>0,690</text:p>
          </table:table-cell>
          <table:table-cell table:number-columns-repeated="8"/>
        </table:table-row>
        <table:table-row table:style-name="ro1">
          <table:table-cell table:style-name="ce3" office:value-type="float" office:value="1.28" calcext:value-type="float">
            <text:p>1,2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7]+[.D257])/2" office:value-type="float" office:value="0.112361543324982" calcext:value-type="float">
            <text:p>0,112</text:p>
          </table:table-cell>
          <table:table-cell table:style-name="ce12" table:formula="of:=([.C257]+[.E257])/2" office:value-type="float" office:value="0.221658081282008" calcext:value-type="float">
            <text:p>0,222</text:p>
          </table:table-cell>
          <table:table-cell table:style-name="ce12" table:formula="of:=([.D257]+[.F257])/2" office:value-type="float" office:value="0.32490850717501" calcext:value-type="float">
            <text:p>0,325</text:p>
          </table:table-cell>
          <table:table-cell table:style-name="ce12" table:formula="of:=([.E257]+[.G257])/2" office:value-type="float" office:value="0.419296081638613" calcext:value-type="float">
            <text:p>0,419</text:p>
          </table:table-cell>
          <table:table-cell table:style-name="ce12" table:formula="of:=([.F257]+[.H257])/2" office:value-type="float" office:value="0.502246577040039" calcext:value-type="float">
            <text:p>0,502</text:p>
          </table:table-cell>
          <table:table-cell table:style-name="ce12" table:formula="of:=([.G257]+[.I257])/2" office:value-type="float" office:value="0.571496863747161" calcext:value-type="float">
            <text:p>0,571</text:p>
          </table:table-cell>
          <table:table-cell table:style-name="ce12" table:formula="of:=([.H257]+[.J257])/2" office:value-type="float" office:value="0.625158418365892" calcext:value-type="float">
            <text:p>0,625</text:p>
          </table:table-cell>
          <table:table-cell table:style-name="ce12" table:formula="of:=([.I257]+[.K257])/2" office:value-type="float" office:value="0.661767110218371" calcext:value-type="float">
            <text:p>0,662</text:p>
          </table:table-cell>
          <table:table-cell table:style-name="ce12" table:formula="of:=([.J257]+[.L257])/2" office:value-type="float" office:value="0.680324630881298" calcext:value-type="float">
            <text:p>0,680</text:p>
          </table:table-cell>
          <table:table-cell table:style-name="ce12" table:formula="of:=[.K258]" office:value-type="float" office:value="0.680324630881298" calcext:value-type="float">
            <text:p>0,680</text:p>
          </table:table-cell>
          <table:table-cell table:number-columns-repeated="8"/>
        </table:table-row>
        <table:table-row table:style-name="ro1">
          <table:table-cell table:style-name="ce3" office:value-type="float" office:value="1.285" calcext:value-type="float">
            <text:p>1,2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8]+[.D258])/2" office:value-type="float" office:value="0.110829040641004" calcext:value-type="float">
            <text:p>0,111</text:p>
          </table:table-cell>
          <table:table-cell table:style-name="ce12" table:formula="of:=([.C258]+[.E258])/2" office:value-type="float" office:value="0.218635025249996" calcext:value-type="float">
            <text:p>0,219</text:p>
          </table:table-cell>
          <table:table-cell table:style-name="ce12" table:formula="of:=([.D258]+[.F258])/2" office:value-type="float" office:value="0.320477081460311" calcext:value-type="float">
            <text:p>0,320</text:p>
          </table:table-cell>
          <table:table-cell table:style-name="ce12" table:formula="of:=([.E258]+[.G258])/2" office:value-type="float" office:value="0.413577542107525" calcext:value-type="float">
            <text:p>0,414</text:p>
          </table:table-cell>
          <table:table-cell table:style-name="ce12" table:formula="of:=([.F258]+[.H258])/2" office:value-type="float" office:value="0.495396472692887" calcext:value-type="float">
            <text:p>0,495</text:p>
          </table:table-cell>
          <table:table-cell table:style-name="ce12" table:formula="of:=([.G258]+[.I258])/2" office:value-type="float" office:value="0.563702497702965" calcext:value-type="float">
            <text:p>0,564</text:p>
          </table:table-cell>
          <table:table-cell table:style-name="ce12" table:formula="of:=([.H258]+[.J258])/2" office:value-type="float" office:value="0.616631986982766" calcext:value-type="float">
            <text:p>0,617</text:p>
          </table:table-cell>
          <table:table-cell table:style-name="ce12" table:formula="of:=([.I258]+[.K258])/2" office:value-type="float" office:value="0.652741524623595" calcext:value-type="float">
            <text:p>0,653</text:p>
          </table:table-cell>
          <table:table-cell table:style-name="ce12" table:formula="of:=([.J258]+[.L258])/2" office:value-type="float" office:value="0.671045870549834" calcext:value-type="float">
            <text:p>0,671</text:p>
          </table:table-cell>
          <table:table-cell table:style-name="ce12" table:formula="of:=[.K259]" office:value-type="float" office:value="0.671045870549834" calcext:value-type="float">
            <text:p>0,671</text:p>
          </table:table-cell>
          <table:table-cell table:number-columns-repeated="8"/>
        </table:table-row>
        <table:table-row table:style-name="ro1">
          <table:table-cell table:style-name="ce3" office:value-type="float" office:value="1.29" calcext:value-type="float">
            <text:p>1,2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59]+[.D259])/2" office:value-type="float" office:value="0.109317512624998" calcext:value-type="float">
            <text:p>0,109</text:p>
          </table:table-cell>
          <table:table-cell table:style-name="ce12" table:formula="of:=([.C259]+[.E259])/2" office:value-type="float" office:value="0.215653061050657" calcext:value-type="float">
            <text:p>0,216</text:p>
          </table:table-cell>
          <table:table-cell table:style-name="ce12" table:formula="of:=([.D259]+[.F259])/2" office:value-type="float" office:value="0.31610628367876" calcext:value-type="float">
            <text:p>0,316</text:p>
          </table:table-cell>
          <table:table-cell table:style-name="ce12" table:formula="of:=([.E259]+[.G259])/2" office:value-type="float" office:value="0.407936777076599" calcext:value-type="float">
            <text:p>0,408</text:p>
          </table:table-cell>
          <table:table-cell table:style-name="ce12" table:formula="of:=([.F259]+[.H259])/2" office:value-type="float" office:value="0.488640019905245" calcext:value-type="float">
            <text:p>0,489</text:p>
          </table:table-cell>
          <table:table-cell table:style-name="ce12" table:formula="of:=([.G259]+[.I259])/2" office:value-type="float" office:value="0.556014229837826" calcext:value-type="float">
            <text:p>0,556</text:p>
          </table:table-cell>
          <table:table-cell table:style-name="ce12" table:formula="of:=([.H259]+[.J259])/2" office:value-type="float" office:value="0.60822201116328" calcext:value-type="float">
            <text:p>0,608</text:p>
          </table:table-cell>
          <table:table-cell table:style-name="ce12" table:formula="of:=([.I259]+[.K259])/2" office:value-type="float" office:value="0.6438389287663" calcext:value-type="float">
            <text:p>0,644</text:p>
          </table:table-cell>
          <table:table-cell table:style-name="ce12" table:formula="of:=([.J259]+[.L259])/2" office:value-type="float" office:value="0.661893697586715" calcext:value-type="float">
            <text:p>0,662</text:p>
          </table:table-cell>
          <table:table-cell table:style-name="ce12" table:formula="of:=[.K260]" office:value-type="float" office:value="0.661893697586715" calcext:value-type="float">
            <text:p>0,662</text:p>
          </table:table-cell>
          <table:table-cell table:number-columns-repeated="8"/>
        </table:table-row>
        <table:table-row table:style-name="ro1">
          <table:table-cell table:style-name="ce3" office:value-type="float" office:value="1.295" calcext:value-type="float">
            <text:p>1,2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0]+[.D260])/2" office:value-type="float" office:value="0.107826530525329" calcext:value-type="float">
            <text:p>0,108</text:p>
          </table:table-cell>
          <table:table-cell table:style-name="ce12" table:formula="of:=([.C260]+[.E260])/2" office:value-type="float" office:value="0.212711898151879" calcext:value-type="float">
            <text:p>0,213</text:p>
          </table:table-cell>
          <table:table-cell table:style-name="ce12" table:formula="of:=([.D260]+[.F260])/2" office:value-type="float" office:value="0.311794919063628" calcext:value-type="float">
            <text:p>0,312</text:p>
          </table:table-cell>
          <table:table-cell table:style-name="ce12" table:formula="of:=([.E260]+[.G260])/2" office:value-type="float" office:value="0.402373151792003" calcext:value-type="float">
            <text:p>0,402</text:p>
          </table:table-cell>
          <table:table-cell table:style-name="ce12" table:formula="of:=([.F260]+[.H260])/2" office:value-type="float" office:value="0.481975503457213" calcext:value-type="float">
            <text:p>0,482</text:p>
          </table:table-cell>
          <table:table-cell table:style-name="ce12" table:formula="of:=([.G260]+[.I260])/2" office:value-type="float" office:value="0.548431015534262" calcext:value-type="float">
            <text:p>0,548</text:p>
          </table:table-cell>
          <table:table-cell table:style-name="ce12" table:formula="of:=([.H260]+[.J260])/2" office:value-type="float" office:value="0.599926579302063" calcext:value-type="float">
            <text:p>0,600</text:p>
          </table:table-cell>
          <table:table-cell table:style-name="ce12" table:formula="of:=([.I260]+[.K260])/2" office:value-type="float" office:value="0.635057854374997" calcext:value-type="float">
            <text:p>0,635</text:p>
          </table:table-cell>
          <table:table-cell table:style-name="ce12" table:formula="of:=([.J260]+[.L260])/2" office:value-type="float" office:value="0.652866313176507" calcext:value-type="float">
            <text:p>0,653</text:p>
          </table:table-cell>
          <table:table-cell table:style-name="ce12" table:formula="of:=[.K261]" office:value-type="float" office:value="0.652866313176507" calcext:value-type="float">
            <text:p>0,653</text:p>
          </table:table-cell>
          <table:table-cell table:number-columns-repeated="8"/>
        </table:table-row>
        <table:table-row table:style-name="ro1">
          <table:table-cell table:style-name="ce3" office:value-type="float" office:value="1.3" calcext:value-type="float">
            <text:p>1,3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1]+[.D261])/2" office:value-type="float" office:value="0.10635594907594" calcext:value-type="float">
            <text:p>0,106</text:p>
          </table:table-cell>
          <table:table-cell table:style-name="ce12" table:formula="of:=([.C261]+[.E261])/2" office:value-type="float" office:value="0.209810724794478" calcext:value-type="float">
            <text:p>0,210</text:p>
          </table:table-cell>
          <table:table-cell table:style-name="ce12" table:formula="of:=([.D261]+[.F261])/2" office:value-type="float" office:value="0.307542524971941" calcext:value-type="float">
            <text:p>0,308</text:p>
          </table:table-cell>
          <table:table-cell table:style-name="ce12" table:formula="of:=([.E261]+[.G261])/2" office:value-type="float" office:value="0.39688521126042" calcext:value-type="float">
            <text:p>0,397</text:p>
          </table:table-cell>
          <table:table-cell table:style-name="ce12" table:formula="of:=([.F261]+[.H261])/2" office:value-type="float" office:value="0.475402083663133" calcext:value-type="float">
            <text:p>0,475</text:p>
          </table:table-cell>
          <table:table-cell table:style-name="ce12" table:formula="of:=([.G261]+[.I261])/2" office:value-type="float" office:value="0.540951041379638" calcext:value-type="float">
            <text:p>0,541</text:p>
          </table:table-cell>
          <table:table-cell table:style-name="ce12" table:formula="of:=([.H261]+[.J261])/2" office:value-type="float" office:value="0.59174443495463" calcext:value-type="float">
            <text:p>0,592</text:p>
          </table:table-cell>
          <table:table-cell table:style-name="ce12" table:formula="of:=([.I261]+[.K261])/2" office:value-type="float" office:value="0.626396446239285" calcext:value-type="float">
            <text:p>0,626</text:p>
          </table:table-cell>
          <table:table-cell table:style-name="ce12" table:formula="of:=([.J261]+[.L261])/2" office:value-type="float" office:value="0.643962083775752" calcext:value-type="float">
            <text:p>0,644</text:p>
          </table:table-cell>
          <table:table-cell table:style-name="ce12" table:formula="of:=[.K262]" office:value-type="float" office:value="0.643962083775752" calcext:value-type="float">
            <text:p>0,644</text:p>
          </table:table-cell>
          <table:table-cell table:number-columns-repeated="8"/>
        </table:table-row>
        <table:table-row table:style-name="ro1">
          <table:table-cell table:style-name="ce3" office:value-type="float" office:value="1.305" calcext:value-type="float">
            <text:p>1,3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2]+[.D262])/2" office:value-type="float" office:value="0.104905362397239" calcext:value-type="float">
            <text:p>0,105</text:p>
          </table:table-cell>
          <table:table-cell table:style-name="ce12" table:formula="of:=([.C262]+[.E262])/2" office:value-type="float" office:value="0.20694923702394" calcext:value-type="float">
            <text:p>0,207</text:p>
          </table:table-cell>
          <table:table-cell table:style-name="ce12" table:formula="of:=([.D262]+[.F262])/2" office:value-type="float" office:value="0.303347968027449" calcext:value-type="float">
            <text:p>0,303</text:p>
          </table:table-cell>
          <table:table-cell table:style-name="ce12" table:formula="of:=([.E262]+[.G262])/2" office:value-type="float" office:value="0.391472304317537" calcext:value-type="float">
            <text:p>0,391</text:p>
          </table:table-cell>
          <table:table-cell table:style-name="ce12" table:formula="of:=([.F262]+[.H262])/2" office:value-type="float" office:value="0.468918126320029" calcext:value-type="float">
            <text:p>0,469</text:p>
          </table:table-cell>
          <table:table-cell table:style-name="ce12" table:formula="of:=([.G262]+[.I262])/2" office:value-type="float" office:value="0.533573259308881" calcext:value-type="float">
            <text:p>0,534</text:p>
          </table:table-cell>
          <table:table-cell table:style-name="ce12" table:formula="of:=([.H262]+[.J262])/2" office:value-type="float" office:value="0.583673743809462" calcext:value-type="float">
            <text:p>0,584</text:p>
          </table:table-cell>
          <table:table-cell table:style-name="ce12" table:formula="of:=([.I262]+[.K262])/2" office:value-type="float" office:value="0.617853259365191" calcext:value-type="float">
            <text:p>0,618</text:p>
          </table:table-cell>
          <table:table-cell table:style-name="ce12" table:formula="of:=([.J262]+[.L262])/2" office:value-type="float" office:value="0.635179265007519" calcext:value-type="float">
            <text:p>0,635</text:p>
          </table:table-cell>
          <table:table-cell table:style-name="ce12" table:formula="of:=[.K263]" office:value-type="float" office:value="0.635179265007519" calcext:value-type="float">
            <text:p>0,635</text:p>
          </table:table-cell>
          <table:table-cell table:number-columns-repeated="8"/>
        </table:table-row>
        <table:table-row table:style-name="ro1">
          <table:table-cell table:style-name="ce3" office:value-type="float" office:value="1.31" calcext:value-type="float">
            <text:p>1,3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3]+[.D263])/2" office:value-type="float" office:value="0.10347461851197" calcext:value-type="float">
            <text:p>0,103</text:p>
          </table:table-cell>
          <table:table-cell table:style-name="ce12" table:formula="of:=([.C263]+[.E263])/2" office:value-type="float" office:value="0.204126665212344" calcext:value-type="float">
            <text:p>0,204</text:p>
          </table:table-cell>
          <table:table-cell table:style-name="ce12" table:formula="of:=([.D263]+[.F263])/2" office:value-type="float" office:value="0.299210770670739" calcext:value-type="float">
            <text:p>0,299</text:p>
          </table:table-cell>
          <table:table-cell table:style-name="ce12" table:formula="of:=([.E263]+[.G263])/2" office:value-type="float" office:value="0.386133047173739" calcext:value-type="float">
            <text:p>0,386</text:p>
          </table:table-cell>
          <table:table-cell table:style-name="ce12" table:formula="of:=([.F263]+[.H263])/2" office:value-type="float" office:value="0.462522781813209" calcext:value-type="float">
            <text:p>0,463</text:p>
          </table:table-cell>
          <table:table-cell table:style-name="ce12" table:formula="of:=([.G263]+[.I263])/2" office:value-type="float" office:value="0.526295935064745" calcext:value-type="float">
            <text:p>0,526</text:p>
          </table:table-cell>
          <table:table-cell table:style-name="ce12" table:formula="of:=([.H263]+[.J263])/2" office:value-type="float" office:value="0.575713259337036" calcext:value-type="float">
            <text:p>0,576</text:p>
          </table:table-cell>
          <table:table-cell table:style-name="ce12" table:formula="of:=([.I263]+[.K263])/2" office:value-type="float" office:value="0.60942650440849" calcext:value-type="float">
            <text:p>0,609</text:p>
          </table:table-cell>
          <table:table-cell table:style-name="ce12" table:formula="of:=([.J263]+[.L263])/2" office:value-type="float" office:value="0.626516262186355" calcext:value-type="float">
            <text:p>0,627</text:p>
          </table:table-cell>
          <table:table-cell table:style-name="ce12" table:formula="of:=[.K264]" office:value-type="float" office:value="0.626516262186355" calcext:value-type="float">
            <text:p>0,627</text:p>
          </table:table-cell>
          <table:table-cell table:number-columns-repeated="8"/>
        </table:table-row>
        <table:table-row table:style-name="ro1">
          <table:table-cell table:style-name="ce3" office:value-type="float" office:value="1.315" calcext:value-type="float">
            <text:p>1,3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4]+[.D264])/2" office:value-type="float" office:value="0.102063332606172" calcext:value-type="float">
            <text:p>0,102</text:p>
          </table:table-cell>
          <table:table-cell table:style-name="ce12" table:formula="of:=([.C264]+[.E264])/2" office:value-type="float" office:value="0.201342694591354" calcext:value-type="float">
            <text:p>0,201</text:p>
          </table:table-cell>
          <table:table-cell table:style-name="ce12" table:formula="of:=([.D264]+[.F264])/2" office:value-type="float" office:value="0.295129856193042" calcext:value-type="float">
            <text:p>0,295</text:p>
          </table:table-cell>
          <table:table-cell table:style-name="ce12" table:formula="of:=([.E264]+[.G264])/2" office:value-type="float" office:value="0.380866776241974" calcext:value-type="float">
            <text:p>0,381</text:p>
          </table:table-cell>
          <table:table-cell table:style-name="ce12" table:formula="of:=([.F264]+[.H264])/2" office:value-type="float" office:value="0.456214491119242" calcext:value-type="float">
            <text:p>0,456</text:p>
          </table:table-cell>
          <table:table-cell table:style-name="ce12" table:formula="of:=([.G264]+[.I264])/2" office:value-type="float" office:value="0.519118020575123" calcext:value-type="float">
            <text:p>0,519</text:p>
          </table:table-cell>
          <table:table-cell table:style-name="ce12" table:formula="of:=([.H264]+[.J264])/2" office:value-type="float" office:value="0.567861219736618" calcext:value-type="float">
            <text:p>0,568</text:p>
          </table:table-cell>
          <table:table-cell table:style-name="ce12" table:formula="of:=([.I264]+[.K264])/2" office:value-type="float" office:value="0.601114760761696" calcext:value-type="float">
            <text:p>0,601</text:p>
          </table:table-cell>
          <table:table-cell table:style-name="ce12" table:formula="of:=([.J264]+[.L264])/2" office:value-type="float" office:value="0.617971383297423" calcext:value-type="float">
            <text:p>0,618</text:p>
          </table:table-cell>
          <table:table-cell table:style-name="ce12" table:formula="of:=[.K265]" office:value-type="float" office:value="0.617971383297423" calcext:value-type="float">
            <text:p>0,618</text:p>
          </table:table-cell>
          <table:table-cell table:number-columns-repeated="8"/>
        </table:table-row>
        <table:table-row table:style-name="ro1">
          <table:table-cell table:style-name="ce3" office:value-type="float" office:value="1.32" calcext:value-type="float">
            <text:p>1,3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5]+[.D265])/2" office:value-type="float" office:value="0.100671347295677" calcext:value-type="float">
            <text:p>0,101</text:p>
          </table:table-cell>
          <table:table-cell table:style-name="ce12" table:formula="of:=([.C265]+[.E265])/2" office:value-type="float" office:value="0.198596594399607" calcext:value-type="float">
            <text:p>0,199</text:p>
          </table:table-cell>
          <table:table-cell table:style-name="ce12" table:formula="of:=([.D265]+[.F265])/2" office:value-type="float" office:value="0.291104735416664" calcext:value-type="float">
            <text:p>0,291</text:p>
          </table:table-cell>
          <table:table-cell table:style-name="ce12" table:formula="of:=([.E265]+[.G265])/2" office:value-type="float" office:value="0.375672173656142" calcext:value-type="float">
            <text:p>0,376</text:p>
          </table:table-cell>
          <table:table-cell table:style-name="ce12" table:formula="of:=([.F265]+[.H265])/2" office:value-type="float" office:value="0.449992398408548" calcext:value-type="float">
            <text:p>0,450</text:p>
          </table:table-cell>
          <table:table-cell table:style-name="ce12" table:formula="of:=([.G265]+[.I265])/2" office:value-type="float" office:value="0.51203785542793" calcext:value-type="float">
            <text:p>0,512</text:p>
          </table:table-cell>
          <table:table-cell table:style-name="ce12" table:formula="of:=([.H265]+[.J265])/2" office:value-type="float" office:value="0.560116390668409" calcext:value-type="float">
            <text:p>0,560</text:p>
          </table:table-cell>
          <table:table-cell table:style-name="ce12" table:formula="of:=([.I265]+[.K265])/2" office:value-type="float" office:value="0.59291630151702" calcext:value-type="float">
            <text:p>0,593</text:p>
          </table:table-cell>
          <table:table-cell table:style-name="ce12" table:formula="of:=([.J265]+[.L265])/2" office:value-type="float" office:value="0.609543072029559" calcext:value-type="float">
            <text:p>0,610</text:p>
          </table:table-cell>
          <table:table-cell table:style-name="ce12" table:formula="of:=[.K266]" office:value-type="float" office:value="0.609543072029559" calcext:value-type="float">
            <text:p>0,610</text:p>
          </table:table-cell>
          <table:table-cell table:number-columns-repeated="8"/>
        </table:table-row>
        <table:table-row table:style-name="ro1">
          <table:table-cell table:style-name="ce3" office:value-type="float" office:value="1.325" calcext:value-type="float">
            <text:p>1,3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6]+[.D266])/2" office:value-type="float" office:value="0.0992982971998035" calcext:value-type="float">
            <text:p>0,099</text:p>
          </table:table-cell>
          <table:table-cell table:style-name="ce12" table:formula="of:=([.C266]+[.E266])/2" office:value-type="float" office:value="0.195888041356171" calcext:value-type="float">
            <text:p>0,196</text:p>
          </table:table-cell>
          <table:table-cell table:style-name="ce12" table:formula="of:=([.D266]+[.F266])/2" office:value-type="float" office:value="0.287134384027875" calcext:value-type="float">
            <text:p>0,287</text:p>
          </table:table-cell>
          <table:table-cell table:style-name="ce12" table:formula="of:=([.E266]+[.G266])/2" office:value-type="float" office:value="0.370548566912606" calcext:value-type="float">
            <text:p>0,371</text:p>
          </table:table-cell>
          <table:table-cell table:style-name="ce12" table:formula="of:=([.F266]+[.H266])/2" office:value-type="float" office:value="0.443855014542036" calcext:value-type="float">
            <text:p>0,444</text:p>
          </table:table-cell>
          <table:table-cell table:style-name="ce12" table:formula="of:=([.G266]+[.I266])/2" office:value-type="float" office:value="0.505054394538479" calcext:value-type="float">
            <text:p>0,505</text:p>
          </table:table-cell>
          <table:table-cell table:style-name="ce12" table:formula="of:=([.H266]+[.J266])/2" office:value-type="float" office:value="0.552477078472475" calcext:value-type="float">
            <text:p>0,552</text:p>
          </table:table-cell>
          <table:table-cell table:style-name="ce12" table:formula="of:=([.I266]+[.K266])/2" office:value-type="float" office:value="0.584829731348984" calcext:value-type="float">
            <text:p>0,585</text:p>
          </table:table-cell>
          <table:table-cell table:style-name="ce12" table:formula="of:=([.J266]+[.L266])/2" office:value-type="float" office:value="0.60122968677329" calcext:value-type="float">
            <text:p>0,601</text:p>
          </table:table-cell>
          <table:table-cell table:style-name="ce12" table:formula="of:=[.K267]" office:value-type="float" office:value="0.60122968677329" calcext:value-type="float">
            <text:p>0,601</text:p>
          </table:table-cell>
          <table:table-cell table:number-columns-repeated="8"/>
        </table:table-row>
        <table:table-row table:style-name="ro1">
          <table:table-cell table:style-name="ce3" office:value-type="float" office:value="1.33" calcext:value-type="float">
            <text:p>1,3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7]+[.D267])/2" office:value-type="float" office:value="0.0979440206780853" calcext:value-type="float">
            <text:p>0,098</text:p>
          </table:table-cell>
          <table:table-cell table:style-name="ce12" table:formula="of:=([.C267]+[.E267])/2" office:value-type="float" office:value="0.193216340613839" calcext:value-type="float">
            <text:p>0,193</text:p>
          </table:table-cell>
          <table:table-cell table:style-name="ce12" table:formula="of:=([.D267]+[.F267])/2" office:value-type="float" office:value="0.283218304134388" calcext:value-type="float">
            <text:p>0,283</text:p>
          </table:table-cell>
          <table:table-cell table:style-name="ce12" table:formula="of:=([.E267]+[.G267])/2" office:value-type="float" office:value="0.365494699284955" calcext:value-type="float">
            <text:p>0,365</text:p>
          </table:table-cell>
          <table:table-cell table:style-name="ce12" table:formula="of:=([.F267]+[.H267])/2" office:value-type="float" office:value="0.437801480725542" calcext:value-type="float">
            <text:p>0,438</text:p>
          </table:table-cell>
          <table:table-cell table:style-name="ce12" table:formula="of:=([.G267]+[.I267])/2" office:value-type="float" office:value="0.498166046507256" calcext:value-type="float">
            <text:p>0,498</text:p>
          </table:table-cell>
          <table:table-cell table:style-name="ce12" table:formula="of:=([.H267]+[.J267])/2" office:value-type="float" office:value="0.544942062943731" calcext:value-type="float">
            <text:p>0,545</text:p>
          </table:table-cell>
          <table:table-cell table:style-name="ce12" table:formula="of:=([.I267]+[.K267])/2" office:value-type="float" office:value="0.576853382622882" calcext:value-type="float">
            <text:p>0,577</text:p>
          </table:table-cell>
          <table:table-cell table:style-name="ce12" table:formula="of:=([.J267]+[.L267])/2" office:value-type="float" office:value="0.593029709061137" calcext:value-type="float">
            <text:p>0,593</text:p>
          </table:table-cell>
          <table:table-cell table:style-name="ce12" table:formula="of:=[.K268]" office:value-type="float" office:value="0.593029709061137" calcext:value-type="float">
            <text:p>0,593</text:p>
          </table:table-cell>
          <table:table-cell table:number-columns-repeated="8"/>
        </table:table-row>
        <table:table-row table:style-name="ro1">
          <table:table-cell table:style-name="ce3" office:value-type="float" office:value="1.335" calcext:value-type="float">
            <text:p>1,3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8]+[.D268])/2" office:value-type="float" office:value="0.0966081703069195" calcext:value-type="float">
            <text:p>0,097</text:p>
          </table:table-cell>
          <table:table-cell table:style-name="ce12" table:formula="of:=([.C268]+[.E268])/2" office:value-type="float" office:value="0.190581162406237" calcext:value-type="float">
            <text:p>0,191</text:p>
          </table:table-cell>
          <table:table-cell table:style-name="ce12" table:formula="of:=([.D268]+[.F268])/2" office:value-type="float" office:value="0.279355519949397" calcext:value-type="float">
            <text:p>0,279</text:p>
          </table:table-cell>
          <table:table-cell table:style-name="ce12" table:formula="of:=([.E268]+[.G268])/2" office:value-type="float" office:value="0.360509892429965" calcext:value-type="float">
            <text:p>0,361</text:p>
          </table:table-cell>
          <table:table-cell table:style-name="ce12" table:formula="of:=([.F268]+[.H268])/2" office:value-type="float" office:value="0.431830372896105" calcext:value-type="float">
            <text:p>0,432</text:p>
          </table:table-cell>
          <table:table-cell table:style-name="ce12" table:formula="of:=([.G268]+[.I268])/2" office:value-type="float" office:value="0.491371771834637" calcext:value-type="float">
            <text:p>0,491</text:p>
          </table:table-cell>
          <table:table-cell table:style-name="ce12" table:formula="of:=([.H268]+[.J268])/2" office:value-type="float" office:value="0.537509714565069" calcext:value-type="float">
            <text:p>0,538</text:p>
          </table:table-cell>
          <table:table-cell table:style-name="ce12" table:formula="of:=([.I268]+[.K268])/2" office:value-type="float" office:value="0.568985886002434" calcext:value-type="float">
            <text:p>0,569</text:p>
          </table:table-cell>
          <table:table-cell table:style-name="ce12" table:formula="of:=([.J268]+[.L268])/2" office:value-type="float" office:value="0.58494154584201" calcext:value-type="float">
            <text:p>0,585</text:p>
          </table:table-cell>
          <table:table-cell table:style-name="ce12" table:formula="of:=[.K269]" office:value-type="float" office:value="0.58494154584201" calcext:value-type="float">
            <text:p>0,585</text:p>
          </table:table-cell>
          <table:table-cell table:number-columns-repeated="8"/>
        </table:table-row>
        <table:table-row table:style-name="ro1">
          <table:table-cell table:style-name="ce3" office:value-type="float" office:value="1.34" calcext:value-type="float">
            <text:p>1,3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69]+[.D269])/2" office:value-type="float" office:value="0.0952905812031184" calcext:value-type="float">
            <text:p>0,095</text:p>
          </table:table-cell>
          <table:table-cell table:style-name="ce12" table:formula="of:=([.C269]+[.E269])/2" office:value-type="float" office:value="0.187981845128158" calcext:value-type="float">
            <text:p>0,188</text:p>
          </table:table-cell>
          <table:table-cell table:style-name="ce12" table:formula="of:=([.D269]+[.F269])/2" office:value-type="float" office:value="0.275545527418101" calcext:value-type="float">
            <text:p>0,276</text:p>
          </table:table-cell>
          <table:table-cell table:style-name="ce12" table:formula="of:=([.E269]+[.G269])/2" office:value-type="float" office:value="0.355592946422751" calcext:value-type="float">
            <text:p>0,356</text:p>
          </table:table-cell>
          <table:table-cell table:style-name="ce12" table:formula="of:=([.F269]+[.H269])/2" office:value-type="float" office:value="0.425940832132301" calcext:value-type="float">
            <text:p>0,426</text:p>
          </table:table-cell>
          <table:table-cell table:style-name="ce12" table:formula="of:=([.G269]+[.I269])/2" office:value-type="float" office:value="0.484670043730587" calcext:value-type="float">
            <text:p>0,485</text:p>
          </table:table-cell>
          <table:table-cell table:style-name="ce12" table:formula="of:=([.H269]+[.J269])/2" office:value-type="float" office:value="0.530178828918536" calcext:value-type="float">
            <text:p>0,530</text:p>
          </table:table-cell>
          <table:table-cell table:style-name="ce12" table:formula="of:=([.I269]+[.K269])/2" office:value-type="float" office:value="0.561225630203539" calcext:value-type="float">
            <text:p>0,561</text:p>
          </table:table-cell>
          <table:table-cell table:style-name="ce12" table:formula="of:=([.J269]+[.L269])/2" office:value-type="float" office:value="0.576963715922222" calcext:value-type="float">
            <text:p>0,577</text:p>
          </table:table-cell>
          <table:table-cell table:style-name="ce12" table:formula="of:=[.K270]" office:value-type="float" office:value="0.576963715922222" calcext:value-type="float">
            <text:p>0,577</text:p>
          </table:table-cell>
          <table:table-cell table:number-columns-repeated="8"/>
        </table:table-row>
        <table:table-row table:style-name="ro1">
          <table:table-cell table:style-name="ce3" office:value-type="float" office:value="1.345" calcext:value-type="float">
            <text:p>1,3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0]+[.D270])/2" office:value-type="float" office:value="0.0939909225640792" calcext:value-type="float">
            <text:p>0,094</text:p>
          </table:table-cell>
          <table:table-cell table:style-name="ce12" table:formula="of:=([.C270]+[.E270])/2" office:value-type="float" office:value="0.18541805431061" calcext:value-type="float">
            <text:p>0,185</text:p>
          </table:table-cell>
          <table:table-cell table:style-name="ce12" table:formula="of:=([.D270]+[.F270])/2" office:value-type="float" office:value="0.271787395775455" calcext:value-type="float">
            <text:p>0,272</text:p>
          </table:table-cell>
          <table:table-cell table:style-name="ce12" table:formula="of:=([.E270]+[.G270])/2" office:value-type="float" office:value="0.350743179775201" calcext:value-type="float">
            <text:p>0,351</text:p>
          </table:table-cell>
          <table:table-cell table:style-name="ce12" table:formula="of:=([.F270]+[.H270])/2" office:value-type="float" office:value="0.420131495076669" calcext:value-type="float">
            <text:p>0,420</text:p>
          </table:table-cell>
          <table:table-cell table:style-name="ce12" table:formula="of:=([.G270]+[.I270])/2" office:value-type="float" office:value="0.478059830525418" calcext:value-type="float">
            <text:p>0,478</text:p>
          </table:table-cell>
          <table:table-cell table:style-name="ce12" table:formula="of:=([.H270]+[.J270])/2" office:value-type="float" office:value="0.522947836967063" calcext:value-type="float">
            <text:p>0,523</text:p>
          </table:table-cell>
          <table:table-cell table:style-name="ce12" table:formula="of:=([.I270]+[.K270])/2" office:value-type="float" office:value="0.553571272420379" calcext:value-type="float">
            <text:p>0,554</text:p>
          </table:table-cell>
          <table:table-cell table:style-name="ce12" table:formula="of:=([.J270]+[.L270])/2" office:value-type="float" office:value="0.569094673062881" calcext:value-type="float">
            <text:p>0,569</text:p>
          </table:table-cell>
          <table:table-cell table:style-name="ce12" table:formula="of:=[.K271]" office:value-type="float" office:value="0.569094673062881" calcext:value-type="float">
            <text:p>0,569</text:p>
          </table:table-cell>
          <table:table-cell table:number-columns-repeated="8"/>
        </table:table-row>
        <table:table-row table:style-name="ro1">
          <table:table-cell table:style-name="ce3" office:value-type="float" office:value="1.35" calcext:value-type="float">
            <text:p>1,3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1]+[.D271])/2" office:value-type="float" office:value="0.0927090271553049" calcext:value-type="float">
            <text:p>0,093</text:p>
          </table:table-cell>
          <table:table-cell table:style-name="ce12" table:formula="of:=([.C271]+[.E271])/2" office:value-type="float" office:value="0.182889159169767" calcext:value-type="float">
            <text:p>0,183</text:p>
          </table:table-cell>
          <table:table-cell table:style-name="ce12" table:formula="of:=([.D271]+[.F271])/2" office:value-type="float" office:value="0.268080617042905" calcext:value-type="float">
            <text:p>0,268</text:p>
          </table:table-cell>
          <table:table-cell table:style-name="ce12" table:formula="of:=([.E271]+[.G271])/2" office:value-type="float" office:value="0.345959445426062" calcext:value-type="float">
            <text:p>0,346</text:p>
          </table:table-cell>
          <table:table-cell table:style-name="ce12" table:formula="of:=([.F271]+[.H271])/2" office:value-type="float" office:value="0.41440150515031" calcext:value-type="float">
            <text:p>0,414</text:p>
          </table:table-cell>
          <table:table-cell table:style-name="ce12" table:formula="of:=([.G271]+[.I271])/2" office:value-type="float" office:value="0.471539666021866" calcext:value-type="float">
            <text:p>0,472</text:p>
          </table:table-cell>
          <table:table-cell table:style-name="ce12" table:formula="of:=([.H271]+[.J271])/2" office:value-type="float" office:value="0.515815551472899" calcext:value-type="float">
            <text:p>0,516</text:p>
          </table:table-cell>
          <table:table-cell table:style-name="ce12" table:formula="of:=([.I271]+[.K271])/2" office:value-type="float" office:value="0.546021255014972" calcext:value-type="float">
            <text:p>0,546</text:p>
          </table:table-cell>
          <table:table-cell table:style-name="ce12" table:formula="of:=([.J271]+[.L271])/2" office:value-type="float" office:value="0.56133297274163" calcext:value-type="float">
            <text:p>0,561</text:p>
          </table:table-cell>
          <table:table-cell table:style-name="ce12" table:formula="of:=[.K272]" office:value-type="float" office:value="0.56133297274163" calcext:value-type="float">
            <text:p>0,561</text:p>
          </table:table-cell>
          <table:table-cell table:number-columns-repeated="8"/>
        </table:table-row>
        <table:table-row table:style-name="ro1">
          <table:table-cell table:style-name="ce3" office:value-type="float" office:value="1.355" calcext:value-type="float">
            <text:p>1,3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2]+[.D272])/2" office:value-type="float" office:value="0.0914445795848835" calcext:value-type="float">
            <text:p>0,091</text:p>
          </table:table-cell>
          <table:table-cell table:style-name="ce12" table:formula="of:=([.C272]+[.E272])/2" office:value-type="float" office:value="0.180394822099105" calcext:value-type="float">
            <text:p>0,180</text:p>
          </table:table-cell>
          <table:table-cell table:style-name="ce12" table:formula="of:=([.D272]+[.F272])/2" office:value-type="float" office:value="0.264424302297914" calcext:value-type="float">
            <text:p>0,264</text:p>
          </table:table-cell>
          <table:table-cell table:style-name="ce12" table:formula="of:=([.E272]+[.G272])/2" office:value-type="float" office:value="0.341241061096608" calcext:value-type="float">
            <text:p>0,341</text:p>
          </table:table-cell>
          <table:table-cell table:style-name="ce12" table:formula="of:=([.F272]+[.H272])/2" office:value-type="float" office:value="0.408749555723964" calcext:value-type="float">
            <text:p>0,409</text:p>
          </table:table-cell>
          <table:table-cell table:style-name="ce12" table:formula="of:=([.G272]+[.I272])/2" office:value-type="float" office:value="0.465108528311604" calcext:value-type="float">
            <text:p>0,465</text:p>
          </table:table-cell>
          <table:table-cell table:style-name="ce12" table:formula="of:=([.H272]+[.J272])/2" office:value-type="float" office:value="0.508780460518419" calcext:value-type="float">
            <text:p>0,509</text:p>
          </table:table-cell>
          <table:table-cell table:style-name="ce12" table:formula="of:=([.I272]+[.K272])/2" office:value-type="float" office:value="0.538574262107264" calcext:value-type="float">
            <text:p>0,539</text:p>
          </table:table-cell>
          <table:table-cell table:style-name="ce12" table:formula="of:=([.J272]+[.L272])/2" office:value-type="float" office:value="0.553677113878301" calcext:value-type="float">
            <text:p>0,554</text:p>
          </table:table-cell>
          <table:table-cell table:style-name="ce12" table:formula="of:=[.K273]" office:value-type="float" office:value="0.553677113878301" calcext:value-type="float">
            <text:p>0,554</text:p>
          </table:table-cell>
          <table:table-cell table:number-columns-repeated="8"/>
        </table:table-row>
        <table:table-row table:style-name="ro1">
          <table:table-cell table:style-name="ce3" office:value-type="float" office:value="1.36" calcext:value-type="float">
            <text:p>1,3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3]+[.D273])/2" office:value-type="float" office:value="0.0901974110495526" calcext:value-type="float">
            <text:p>0,090</text:p>
          </table:table-cell>
          <table:table-cell table:style-name="ce12" table:formula="of:=([.C273]+[.E273])/2" office:value-type="float" office:value="0.177934440941399" calcext:value-type="float">
            <text:p>0,178</text:p>
          </table:table-cell>
          <table:table-cell table:style-name="ce12" table:formula="of:=([.D273]+[.F273])/2" office:value-type="float" office:value="0.260817941597856" calcext:value-type="float">
            <text:p>0,261</text:p>
          </table:table-cell>
          <table:table-cell table:style-name="ce12" table:formula="of:=([.E273]+[.G273])/2" office:value-type="float" office:value="0.336586929010939" calcext:value-type="float">
            <text:p>0,337</text:p>
          </table:table-cell>
          <table:table-cell table:style-name="ce12" table:formula="of:=([.F273]+[.H273])/2" office:value-type="float" office:value="0.403174794704106" calcext:value-type="float">
            <text:p>0,403</text:p>
          </table:table-cell>
          <table:table-cell table:style-name="ce12" table:formula="of:=([.G273]+[.I273])/2" office:value-type="float" office:value="0.458765008121192" calcext:value-type="float">
            <text:p>0,459</text:p>
          </table:table-cell>
          <table:table-cell table:style-name="ce12" table:formula="of:=([.H273]+[.J273])/2" office:value-type="float" office:value="0.501841395209434" calcext:value-type="float">
            <text:p>0,502</text:p>
          </table:table-cell>
          <table:table-cell table:style-name="ce12" table:formula="of:=([.I273]+[.K273])/2" office:value-type="float" office:value="0.53122878719836" calcext:value-type="float">
            <text:p>0,531</text:p>
          </table:table-cell>
          <table:table-cell table:style-name="ce12" table:formula="of:=([.J273]+[.L273])/2" office:value-type="float" office:value="0.546125687992783" calcext:value-type="float">
            <text:p>0,546</text:p>
          </table:table-cell>
          <table:table-cell table:style-name="ce12" table:formula="of:=[.K274]" office:value-type="float" office:value="0.546125687992783" calcext:value-type="float">
            <text:p>0,546</text:p>
          </table:table-cell>
          <table:table-cell table:number-columns-repeated="8"/>
        </table:table-row>
        <table:table-row table:style-name="ro1">
          <table:table-cell table:style-name="ce3" office:value-type="float" office:value="1.365" calcext:value-type="float">
            <text:p>1,3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4]+[.D274])/2" office:value-type="float" office:value="0.0889672204706995" calcext:value-type="float">
            <text:p>0,089</text:p>
          </table:table-cell>
          <table:table-cell table:style-name="ce12" table:formula="of:=([.C274]+[.E274])/2" office:value-type="float" office:value="0.175507676323704" calcext:value-type="float">
            <text:p>0,176</text:p>
          </table:table-cell>
          <table:table-cell table:style-name="ce12" table:formula="of:=([.D274]+[.F274])/2" office:value-type="float" office:value="0.257260684976169" calcext:value-type="float">
            <text:p>0,257</text:p>
          </table:table-cell>
          <table:table-cell table:style-name="ce12" table:formula="of:=([.E274]+[.G274])/2" office:value-type="float" office:value="0.331996368150981" calcext:value-type="float">
            <text:p>0,332</text:p>
          </table:table-cell>
          <table:table-cell table:style-name="ce12" table:formula="of:=([.F274]+[.H274])/2" office:value-type="float" office:value="0.397675968566065" calcext:value-type="float">
            <text:p>0,398</text:p>
          </table:table-cell>
          <table:table-cell table:style-name="ce12" table:formula="of:=([.G274]+[.I274])/2" office:value-type="float" office:value="0.45250809495677" calcext:value-type="float">
            <text:p>0,453</text:p>
          </table:table-cell>
          <table:table-cell table:style-name="ce12" table:formula="of:=([.H274]+[.J274])/2" office:value-type="float" office:value="0.494996897659776" calcext:value-type="float">
            <text:p>0,495</text:p>
          </table:table-cell>
          <table:table-cell table:style-name="ce12" table:formula="of:=([.I274]+[.K274])/2" office:value-type="float" office:value="0.523983541601108" calcext:value-type="float">
            <text:p>0,524</text:p>
          </table:table-cell>
          <table:table-cell table:style-name="ce12" table:formula="of:=([.J274]+[.L274])/2" office:value-type="float" office:value="0.538677237595571" calcext:value-type="float">
            <text:p>0,539</text:p>
          </table:table-cell>
          <table:table-cell table:style-name="ce12" table:formula="of:=[.K275]" office:value-type="float" office:value="0.538677237595571" calcext:value-type="float">
            <text:p>0,539</text:p>
          </table:table-cell>
          <table:table-cell table:number-columns-repeated="8"/>
        </table:table-row>
        <table:table-row table:style-name="ro1">
          <table:table-cell table:style-name="ce3" office:value-type="float" office:value="1.37" calcext:value-type="float">
            <text:p>1,3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5]+[.D275])/2" office:value-type="float" office:value="0.0877538381618522" calcext:value-type="float">
            <text:p>0,088</text:p>
          </table:table-cell>
          <table:table-cell table:style-name="ce12" table:formula="of:=([.C275]+[.E275])/2" office:value-type="float" office:value="0.173113952723434" calcext:value-type="float">
            <text:p>0,173</text:p>
          </table:table-cell>
          <table:table-cell table:style-name="ce12" table:formula="of:=([.D275]+[.F275])/2" office:value-type="float" office:value="0.253752022237343" calcext:value-type="float">
            <text:p>0,254</text:p>
          </table:table-cell>
          <table:table-cell table:style-name="ce12" table:formula="of:=([.E275]+[.G275])/2" office:value-type="float" office:value="0.327468326771117" calcext:value-type="float">
            <text:p>0,327</text:p>
          </table:table-cell>
          <table:table-cell table:style-name="ce12" table:formula="of:=([.F275]+[.H275])/2" office:value-type="float" office:value="0.392252231553876" calcext:value-type="float">
            <text:p>0,392</text:p>
          </table:table-cell>
          <table:table-cell table:style-name="ce12" table:formula="of:=([.G275]+[.I275])/2" office:value-type="float" office:value="0.446336433112921" calcext:value-type="float">
            <text:p>0,446</text:p>
          </table:table-cell>
          <table:table-cell table:style-name="ce12" table:formula="of:=([.H275]+[.J275])/2" office:value-type="float" office:value="0.488245818278939" calcext:value-type="float">
            <text:p>0,488</text:p>
          </table:table-cell>
          <table:table-cell table:style-name="ce12" table:formula="of:=([.I275]+[.K275])/2" office:value-type="float" office:value="0.516837067627674" calcext:value-type="float">
            <text:p>0,517</text:p>
          </table:table-cell>
          <table:table-cell table:style-name="ce12" table:formula="of:=([.J275]+[.L275])/2" office:value-type="float" office:value="0.53133038959834" calcext:value-type="float">
            <text:p>0,531</text:p>
          </table:table-cell>
          <table:table-cell table:style-name="ce12" table:formula="of:=[.K276]" office:value-type="float" office:value="0.53133038959834" calcext:value-type="float">
            <text:p>0,531</text:p>
          </table:table-cell>
          <table:table-cell table:number-columns-repeated="8"/>
        </table:table-row>
        <table:table-row table:style-name="ro1">
          <table:table-cell table:style-name="ce3" office:value-type="float" office:value="1.375" calcext:value-type="float">
            <text:p>1,3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6]+[.D276])/2" office:value-type="float" office:value="0.0865569763617172" calcext:value-type="float">
            <text:p>0,087</text:p>
          </table:table-cell>
          <table:table-cell table:style-name="ce12" table:formula="of:=([.C276]+[.E276])/2" office:value-type="float" office:value="0.170752930199598" calcext:value-type="float">
            <text:p>0,171</text:p>
          </table:table-cell>
          <table:table-cell table:style-name="ce12" table:formula="of:=([.D276]+[.F276])/2" office:value-type="float" office:value="0.250291139747276" calcext:value-type="float">
            <text:p>0,250</text:p>
          </table:table-cell>
          <table:table-cell table:style-name="ce12" table:formula="of:=([.E276]+[.G276])/2" office:value-type="float" office:value="0.323002126895609" calcext:value-type="float">
            <text:p>0,323</text:p>
          </table:table-cell>
          <table:table-cell table:style-name="ce12" table:formula="of:=([.F276]+[.H276])/2" office:value-type="float" office:value="0.386902379942019" calcext:value-type="float">
            <text:p>0,387</text:p>
          </table:table-cell>
          <table:table-cell table:style-name="ce12" table:formula="of:=([.G276]+[.I276])/2" office:value-type="float" office:value="0.440249024916407" calcext:value-type="float">
            <text:p>0,440</text:p>
          </table:table-cell>
          <table:table-cell table:style-name="ce12" table:formula="of:=([.H276]+[.J276])/2" office:value-type="float" office:value="0.481586750370297" calcext:value-type="float">
            <text:p>0,482</text:p>
          </table:table-cell>
          <table:table-cell table:style-name="ce12" table:formula="of:=([.I276]+[.K276])/2" office:value-type="float" office:value="0.509788103938639" calcext:value-type="float">
            <text:p>0,510</text:p>
          </table:table-cell>
          <table:table-cell table:style-name="ce12" table:formula="of:=([.J276]+[.L276])/2" office:value-type="float" office:value="0.524083728613007" calcext:value-type="float">
            <text:p>0,524</text:p>
          </table:table-cell>
          <table:table-cell table:style-name="ce12" table:formula="of:=[.K277]" office:value-type="float" office:value="0.524083728613007" calcext:value-type="float">
            <text:p>0,524</text:p>
          </table:table-cell>
          <table:table-cell table:number-columns-repeated="8"/>
        </table:table-row>
        <table:table-row table:style-name="ro1">
          <table:table-cell table:style-name="ce3" office:value-type="float" office:value="1.38" calcext:value-type="float">
            <text:p>1,3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7]+[.D277])/2" office:value-type="float" office:value="0.0853764650997988" calcext:value-type="float">
            <text:p>0,085</text:p>
          </table:table-cell>
          <table:table-cell table:style-name="ce12" table:formula="of:=([.C277]+[.E277])/2" office:value-type="float" office:value="0.168424058054496" calcext:value-type="float">
            <text:p>0,168</text:p>
          </table:table-cell>
          <table:table-cell table:style-name="ce12" table:formula="of:=([.D277]+[.F277])/2" office:value-type="float" office:value="0.246877528547603" calcext:value-type="float">
            <text:p>0,247</text:p>
          </table:table-cell>
          <table:table-cell table:style-name="ce12" table:formula="of:=([.E277]+[.G277])/2" office:value-type="float" office:value="0.318596759844647" calcext:value-type="float">
            <text:p>0,319</text:p>
          </table:table-cell>
          <table:table-cell table:style-name="ce12" table:formula="of:=([.F277]+[.H277])/2" office:value-type="float" office:value="0.381625575906008" calcext:value-type="float">
            <text:p>0,382</text:p>
          </table:table-cell>
          <table:table-cell table:style-name="ce12" table:formula="of:=([.G277]+[.I277])/2" office:value-type="float" office:value="0.434244565156158" calcext:value-type="float">
            <text:p>0,434</text:p>
          </table:table-cell>
          <table:table-cell table:style-name="ce12" table:formula="of:=([.H277]+[.J277])/2" office:value-type="float" office:value="0.475018564427523" calcext:value-type="float">
            <text:p>0,475</text:p>
          </table:table-cell>
          <table:table-cell table:style-name="ce12" table:formula="of:=([.I277]+[.K277])/2" office:value-type="float" office:value="0.502835239491652" calcext:value-type="float">
            <text:p>0,503</text:p>
          </table:table-cell>
          <table:table-cell table:style-name="ce12" table:formula="of:=([.J277]+[.L277])/2" office:value-type="float" office:value="0.516935916275823" calcext:value-type="float">
            <text:p>0,517</text:p>
          </table:table-cell>
          <table:table-cell table:style-name="ce12" table:formula="of:=[.K278]" office:value-type="float" office:value="0.516935916275823" calcext:value-type="float">
            <text:p>0,517</text:p>
          </table:table-cell>
          <table:table-cell table:number-columns-repeated="8"/>
        </table:table-row>
        <table:table-row table:style-name="ro1">
          <table:table-cell table:style-name="ce3" office:value-type="float" office:value="1.385" calcext:value-type="float">
            <text:p>1,3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8]+[.D278])/2" office:value-type="float" office:value="0.0842120290272482" calcext:value-type="float">
            <text:p>0,084</text:p>
          </table:table-cell>
          <table:table-cell table:style-name="ce12" table:formula="of:=([.C278]+[.E278])/2" office:value-type="float" office:value="0.166126996823701" calcext:value-type="float">
            <text:p>0,166</text:p>
          </table:table-cell>
          <table:table-cell table:style-name="ce12" table:formula="of:=([.D278]+[.F278])/2" office:value-type="float" office:value="0.243510408949572" calcext:value-type="float">
            <text:p>0,244</text:p>
          </table:table-cell>
          <table:table-cell table:style-name="ce12" table:formula="of:=([.E278]+[.G278])/2" office:value-type="float" office:value="0.314251552226806" calcext:value-type="float">
            <text:p>0,314</text:p>
          </table:table-cell>
          <table:table-cell table:style-name="ce12" table:formula="of:=([.F278]+[.H278])/2" office:value-type="float" office:value="0.376420662500403" calcext:value-type="float">
            <text:p>0,376</text:p>
          </table:table-cell>
          <table:table-cell table:style-name="ce12" table:formula="of:=([.G278]+[.I278])/2" office:value-type="float" office:value="0.428322070166766" calcext:value-type="float">
            <text:p>0,428</text:p>
          </table:table-cell>
          <table:table-cell table:style-name="ce12" table:formula="of:=([.H278]+[.J278])/2" office:value-type="float" office:value="0.468539902323905" calcext:value-type="float">
            <text:p>0,469</text:p>
          </table:table-cell>
          <table:table-cell table:style-name="ce12" table:formula="of:=([.I278]+[.K278])/2" office:value-type="float" office:value="0.495977240351673" calcext:value-type="float">
            <text:p>0,496</text:p>
          </table:table-cell>
          <table:table-cell table:style-name="ce12" table:formula="of:=([.J278]+[.L278])/2" office:value-type="float" office:value="0.509885577883737" calcext:value-type="float">
            <text:p>0,510</text:p>
          </table:table-cell>
          <table:table-cell table:style-name="ce12" table:formula="of:=[.K279]" office:value-type="float" office:value="0.509885577883737" calcext:value-type="float">
            <text:p>0,510</text:p>
          </table:table-cell>
          <table:table-cell table:number-columns-repeated="8"/>
        </table:table-row>
        <table:table-row table:style-name="ro1">
          <table:table-cell table:style-name="ce3" office:value-type="float" office:value="1.39" calcext:value-type="float">
            <text:p>1,3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79]+[.D279])/2" office:value-type="float" office:value="0.0830634984118505" calcext:value-type="float">
            <text:p>0,083</text:p>
          </table:table-cell>
          <table:table-cell table:style-name="ce12" table:formula="of:=([.C279]+[.E279])/2" office:value-type="float" office:value="0.16386121898841" calcext:value-type="float">
            <text:p>0,164</text:p>
          </table:table-cell>
          <table:table-cell table:style-name="ce12" table:formula="of:=([.D279]+[.F279])/2" office:value-type="float" office:value="0.240189274525253" calcext:value-type="float">
            <text:p>0,240</text:p>
          </table:table-cell>
          <table:table-cell table:style-name="ce12" table:formula="of:=([.E279]+[.G279])/2" office:value-type="float" office:value="0.309965535724987" calcext:value-type="float">
            <text:p>0,310</text:p>
          </table:table-cell>
          <table:table-cell table:style-name="ce12" table:formula="of:=([.F279]+[.H279])/2" office:value-type="float" office:value="0.371286811196786" calcext:value-type="float">
            <text:p>0,371</text:p>
          </table:table-cell>
          <table:table-cell table:style-name="ce12" table:formula="of:=([.G279]+[.I279])/2" office:value-type="float" office:value="0.422480282412154" calcext:value-type="float">
            <text:p>0,422</text:p>
          </table:table-cell>
          <table:table-cell table:style-name="ce12" table:formula="of:=([.H279]+[.J279])/2" office:value-type="float" office:value="0.462149655259219" calcext:value-type="float">
            <text:p>0,462</text:p>
          </table:table-cell>
          <table:table-cell table:style-name="ce12" table:formula="of:=([.I279]+[.K279])/2" office:value-type="float" office:value="0.489212740103821" calcext:value-type="float">
            <text:p>0,489</text:p>
          </table:table-cell>
          <table:table-cell table:style-name="ce12" table:formula="of:=([.J279]+[.L279])/2" office:value-type="float" office:value="0.502931409117705" calcext:value-type="float">
            <text:p>0,503</text:p>
          </table:table-cell>
          <table:table-cell table:style-name="ce12" table:formula="of:=[.K280]" office:value-type="float" office:value="0.502931409117705" calcext:value-type="float">
            <text:p>0,503</text:p>
          </table:table-cell>
          <table:table-cell table:number-columns-repeated="8"/>
        </table:table-row>
        <table:table-row table:style-name="ro1">
          <table:table-cell table:style-name="ce3" office:value-type="float" office:value="1.395" calcext:value-type="float">
            <text:p>1,3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0]+[.D280])/2" office:value-type="float" office:value="0.081930609494205" calcext:value-type="float">
            <text:p>0,082</text:p>
          </table:table-cell>
          <table:table-cell table:style-name="ce12" table:formula="of:=([.C280]+[.E280])/2" office:value-type="float" office:value="0.161626386468552" calcext:value-type="float">
            <text:p>0,162</text:p>
          </table:table-cell>
          <table:table-cell table:style-name="ce12" table:formula="of:=([.D280]+[.F280])/2" office:value-type="float" office:value="0.236913377356699" calcext:value-type="float">
            <text:p>0,237</text:p>
          </table:table-cell>
          <table:table-cell table:style-name="ce12" table:formula="of:=([.E280]+[.G280])/2" office:value-type="float" office:value="0.30573804286102" calcext:value-type="float">
            <text:p>0,306</text:p>
          </table:table-cell>
          <table:table-cell table:style-name="ce12" table:formula="of:=([.F280]+[.H280])/2" office:value-type="float" office:value="0.36622290906857" calcext:value-type="float">
            <text:p>0,366</text:p>
          </table:table-cell>
          <table:table-cell table:style-name="ce12" table:formula="of:=([.G280]+[.I280])/2" office:value-type="float" office:value="0.416718233228003" calcext:value-type="float">
            <text:p>0,417</text:p>
          </table:table-cell>
          <table:table-cell table:style-name="ce12" table:formula="of:=([.H280]+[.J280])/2" office:value-type="float" office:value="0.455846511257987" calcext:value-type="float">
            <text:p>0,456</text:p>
          </table:table-cell>
          <table:table-cell table:style-name="ce12" table:formula="of:=([.I280]+[.K280])/2" office:value-type="float" office:value="0.482540532188462" calcext:value-type="float">
            <text:p>0,483</text:p>
          </table:table-cell>
          <table:table-cell table:style-name="ce12" table:formula="of:=([.J280]+[.L280])/2" office:value-type="float" office:value="0.496072074610763" calcext:value-type="float">
            <text:p>0,496</text:p>
          </table:table-cell>
          <table:table-cell table:style-name="ce12" table:formula="of:=[.K281]" office:value-type="float" office:value="0.496072074610763" calcext:value-type="float">
            <text:p>0,496</text:p>
          </table:table-cell>
          <table:table-cell table:number-columns-repeated="8"/>
        </table:table-row>
        <table:table-row table:style-name="ro1">
          <table:table-cell table:style-name="ce3" office:value-type="float" office:value="1.4" calcext:value-type="float">
            <text:p>1,4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1]+[.D281])/2" office:value-type="float" office:value="0.080813193234276" calcext:value-type="float">
            <text:p>0,081</text:p>
          </table:table-cell>
          <table:table-cell table:style-name="ce12" table:formula="of:=([.C281]+[.E281])/2" office:value-type="float" office:value="0.159421993425452" calcext:value-type="float">
            <text:p>0,159</text:p>
          </table:table-cell>
          <table:table-cell table:style-name="ce12" table:formula="of:=([.D281]+[.F281])/2" office:value-type="float" office:value="0.233682214664786" calcext:value-type="float">
            <text:p>0,234</text:p>
          </table:table-cell>
          <table:table-cell table:style-name="ce12" table:formula="of:=([.E281]+[.G281])/2" office:value-type="float" office:value="0.301568143212635" calcext:value-type="float">
            <text:p>0,302</text:p>
          </table:table-cell>
          <table:table-cell table:style-name="ce12" table:formula="of:=([.F281]+[.H281])/2" office:value-type="float" office:value="0.361228138044511" calcext:value-type="float">
            <text:p>0,361</text:p>
          </table:table-cell>
          <table:table-cell table:style-name="ce12" table:formula="of:=([.G281]+[.I281])/2" office:value-type="float" office:value="0.411034710163279" calcext:value-type="float">
            <text:p>0,411</text:p>
          </table:table-cell>
          <table:table-cell table:style-name="ce12" table:formula="of:=([.H281]+[.J281])/2" office:value-type="float" office:value="0.449629382708233" calcext:value-type="float">
            <text:p>0,450</text:p>
          </table:table-cell>
          <table:table-cell table:style-name="ce12" table:formula="of:=([.I281]+[.K281])/2" office:value-type="float" office:value="0.475959292934375" calcext:value-type="float">
            <text:p>0,476</text:p>
          </table:table-cell>
          <table:table-cell table:style-name="ce12" table:formula="of:=([.J281]+[.L281])/2" office:value-type="float" office:value="0.489306303399613" calcext:value-type="float">
            <text:p>0,489</text:p>
          </table:table-cell>
          <table:table-cell table:style-name="ce12" table:formula="of:=[.K282]" office:value-type="float" office:value="0.489306303399613" calcext:value-type="float">
            <text:p>0,489</text:p>
          </table:table-cell>
          <table:table-cell table:number-columns-repeated="8"/>
        </table:table-row>
        <table:table-row table:style-name="ro1">
          <table:table-cell table:style-name="ce3" office:value-type="float" office:value="1.405" calcext:value-type="float">
            <text:p>1,4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2]+[.D282])/2" office:value-type="float" office:value="0.0797109967127259" calcext:value-type="float">
            <text:p>0,080</text:p>
          </table:table-cell>
          <table:table-cell table:style-name="ce12" table:formula="of:=([.C282]+[.E282])/2" office:value-type="float" office:value="0.157247703949531" calcext:value-type="float">
            <text:p>0,157</text:p>
          </table:table-cell>
          <table:table-cell table:style-name="ce12" table:formula="of:=([.D282]+[.F282])/2" office:value-type="float" office:value="0.230495068319043" calcext:value-type="float">
            <text:p>0,230</text:p>
          </table:table-cell>
          <table:table-cell table:style-name="ce12" table:formula="of:=([.E282]+[.G282])/2" office:value-type="float" office:value="0.297455176354648" calcext:value-type="float">
            <text:p>0,297</text:p>
          </table:table-cell>
          <table:table-cell table:style-name="ce12" table:formula="of:=([.F282]+[.H282])/2" office:value-type="float" office:value="0.356301426687957" calcext:value-type="float">
            <text:p>0,356</text:p>
          </table:table-cell>
          <table:table-cell table:style-name="ce12" table:formula="of:=([.G282]+[.I282])/2" office:value-type="float" office:value="0.405428760376372" calcext:value-type="float">
            <text:p>0,405</text:p>
          </table:table-cell>
          <table:table-cell table:style-name="ce12" table:formula="of:=([.H282]+[.J282])/2" office:value-type="float" office:value="0.443497001548827" calcext:value-type="float">
            <text:p>0,443</text:p>
          </table:table-cell>
          <table:table-cell table:style-name="ce12" table:formula="of:=([.I282]+[.K282])/2" office:value-type="float" office:value="0.469467843053923" calcext:value-type="float">
            <text:p>0,469</text:p>
          </table:table-cell>
          <table:table-cell table:style-name="ce12" table:formula="of:=([.J282]+[.L282])/2" office:value-type="float" office:value="0.482632798166994" calcext:value-type="float">
            <text:p>0,483</text:p>
          </table:table-cell>
          <table:table-cell table:style-name="ce12" table:formula="of:=[.K283]" office:value-type="float" office:value="0.482632798166994" calcext:value-type="float">
            <text:p>0,483</text:p>
          </table:table-cell>
          <table:table-cell table:number-columns-repeated="8"/>
        </table:table-row>
        <table:table-row table:style-name="ro1">
          <table:table-cell table:style-name="ce3" office:value-type="float" office:value="1.41" calcext:value-type="float">
            <text:p>1,4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3]+[.D283])/2" office:value-type="float" office:value="0.0786238519747654" calcext:value-type="float">
            <text:p>0,079</text:p>
          </table:table-cell>
          <table:table-cell table:style-name="ce12" table:formula="of:=([.C283]+[.E283])/2" office:value-type="float" office:value="0.155103032515885" calcext:value-type="float">
            <text:p>0,155</text:p>
          </table:table-cell>
          <table:table-cell table:style-name="ce12" table:formula="of:=([.D283]+[.F283])/2" office:value-type="float" office:value="0.22735144015209" calcext:value-type="float">
            <text:p>0,227</text:p>
          </table:table-cell>
          <table:table-cell table:style-name="ce12" table:formula="of:=([.E283]+[.G283])/2" office:value-type="float" office:value="0.2933982475035" calcext:value-type="float">
            <text:p>0,293</text:p>
          </table:table-cell>
          <table:table-cell table:style-name="ce12" table:formula="of:=([.F283]+[.H283])/2" office:value-type="float" office:value="0.35144196836551" calcext:value-type="float">
            <text:p>0,351</text:p>
          </table:table-cell>
          <table:table-cell table:style-name="ce12" table:formula="of:=([.G283]+[.I283])/2" office:value-type="float" office:value="0.399899214118392" calcext:value-type="float">
            <text:p>0,400</text:p>
          </table:table-cell>
          <table:table-cell table:style-name="ce12" table:formula="of:=([.H283]+[.J283])/2" office:value-type="float" office:value="0.437448301715147" calcext:value-type="float">
            <text:p>0,437</text:p>
          </table:table-cell>
          <table:table-cell table:style-name="ce12" table:formula="of:=([.I283]+[.K283])/2" office:value-type="float" office:value="0.463064899857911" calcext:value-type="float">
            <text:p>0,463</text:p>
          </table:table-cell>
          <table:table-cell table:style-name="ce12" table:formula="of:=([.J283]+[.L283])/2" office:value-type="float" office:value="0.476050320610458" calcext:value-type="float">
            <text:p>0,476</text:p>
          </table:table-cell>
          <table:table-cell table:style-name="ce12" table:formula="of:=[.K284]" office:value-type="float" office:value="0.476050320610458" calcext:value-type="float">
            <text:p>0,476</text:p>
          </table:table-cell>
          <table:table-cell table:number-columns-repeated="8"/>
        </table:table-row>
        <table:table-row table:style-name="ro1">
          <table:table-cell table:style-name="ce3" office:value-type="float" office:value="1.415" calcext:value-type="float">
            <text:p>1,4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4]+[.D284])/2" office:value-type="float" office:value="0.0775515162579423" calcext:value-type="float">
            <text:p>0,078</text:p>
          </table:table-cell>
          <table:table-cell table:style-name="ce12" table:formula="of:=([.C284]+[.E284])/2" office:value-type="float" office:value="0.152987646063428" calcext:value-type="float">
            <text:p>0,153</text:p>
          </table:table-cell>
          <table:table-cell table:style-name="ce12" table:formula="of:=([.D284]+[.F284])/2" office:value-type="float" office:value="0.224250640009692" calcext:value-type="float">
            <text:p>0,224</text:p>
          </table:table-cell>
          <table:table-cell table:style-name="ce12" table:formula="of:=([.E284]+[.G284])/2" office:value-type="float" office:value="0.2893967042588" calcext:value-type="float">
            <text:p>0,289</text:p>
          </table:table-cell>
          <table:table-cell table:style-name="ce12" table:formula="of:=([.F284]+[.H284])/2" office:value-type="float" office:value="0.346648730810946" calcext:value-type="float">
            <text:p>0,347</text:p>
          </table:table-cell>
          <table:table-cell table:style-name="ce12" table:formula="of:=([.G284]+[.I284])/2" office:value-type="float" office:value="0.394445135040329" calcext:value-type="float">
            <text:p>0,394</text:p>
          </table:table-cell>
          <table:table-cell table:style-name="ce12" table:formula="of:=([.H284]+[.J284])/2" office:value-type="float" office:value="0.431482056988151" calcext:value-type="float">
            <text:p>0,431</text:p>
          </table:table-cell>
          <table:table-cell table:style-name="ce12" table:formula="of:=([.I284]+[.K284])/2" office:value-type="float" office:value="0.456749311162803" calcext:value-type="float">
            <text:p>0,457</text:p>
          </table:table-cell>
          <table:table-cell table:style-name="ce12" table:formula="of:=([.J284]+[.L284])/2" office:value-type="float" office:value="0.469557610234185" calcext:value-type="float">
            <text:p>0,470</text:p>
          </table:table-cell>
          <table:table-cell table:style-name="ce12" table:formula="of:=[.K285]" office:value-type="float" office:value="0.469557610234185" calcext:value-type="float">
            <text:p>0,470</text:p>
          </table:table-cell>
          <table:table-cell table:number-columns-repeated="8"/>
        </table:table-row>
        <table:table-row table:style-name="ro1">
          <table:table-cell table:style-name="ce3" office:value-type="float" office:value="1.42" calcext:value-type="float">
            <text:p>1,4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5]+[.D285])/2" office:value-type="float" office:value="0.0764938230317138" calcext:value-type="float">
            <text:p>0,076</text:p>
          </table:table-cell>
          <table:table-cell table:style-name="ce12" table:formula="of:=([.C285]+[.E285])/2" office:value-type="float" office:value="0.150901078133817" calcext:value-type="float">
            <text:p>0,151</text:p>
          </table:table-cell>
          <table:table-cell table:style-name="ce12" table:formula="of:=([.D285]+[.F285])/2" office:value-type="float" office:value="0.221192175161114" calcext:value-type="float">
            <text:p>0,221</text:p>
          </table:table-cell>
          <table:table-cell table:style-name="ce12" table:formula="of:=([.E285]+[.G285])/2" office:value-type="float" office:value="0.285449685410319" calcext:value-type="float">
            <text:p>0,285</text:p>
          </table:table-cell>
          <table:table-cell table:style-name="ce12" table:formula="of:=([.F285]+[.H285])/2" office:value-type="float" office:value="0.341920919649564" calcext:value-type="float">
            <text:p>0,342</text:p>
          </table:table-cell>
          <table:table-cell table:style-name="ce12" table:formula="of:=([.G285]+[.I285])/2" office:value-type="float" office:value="0.389065393899549" calcext:value-type="float">
            <text:p>0,389</text:p>
          </table:table-cell>
          <table:table-cell table:style-name="ce12" table:formula="of:=([.H285]+[.J285])/2" office:value-type="float" office:value="0.425597223101566" calcext:value-type="float">
            <text:p>0,426</text:p>
          </table:table-cell>
          <table:table-cell table:style-name="ce12" table:formula="of:=([.I285]+[.K285])/2" office:value-type="float" office:value="0.450519833611168" calcext:value-type="float">
            <text:p>0,451</text:p>
          </table:table-cell>
          <table:table-cell table:style-name="ce12" table:formula="of:=([.J285]+[.L285])/2" office:value-type="float" office:value="0.463153460698494" calcext:value-type="float">
            <text:p>0,463</text:p>
          </table:table-cell>
          <table:table-cell table:style-name="ce12" table:formula="of:=[.K286]" office:value-type="float" office:value="0.463153460698494" calcext:value-type="float">
            <text:p>0,463</text:p>
          </table:table-cell>
          <table:table-cell table:number-columns-repeated="8"/>
        </table:table-row>
        <table:table-row table:style-name="ro1">
          <table:table-cell table:style-name="ce3" office:value-type="float" office:value="1.425" calcext:value-type="float">
            <text:p>1,4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6]+[.D286])/2" office:value-type="float" office:value="0.0754505390669086" calcext:value-type="float">
            <text:p>0,075</text:p>
          </table:table-cell>
          <table:table-cell table:style-name="ce12" table:formula="of:=([.C286]+[.E286])/2" office:value-type="float" office:value="0.148842999096414" calcext:value-type="float">
            <text:p>0,149</text:p>
          </table:table-cell>
          <table:table-cell table:style-name="ce12" table:formula="of:=([.D286]+[.F286])/2" office:value-type="float" office:value="0.218175381772068" calcext:value-type="float">
            <text:p>0,218</text:p>
          </table:table-cell>
          <table:table-cell table:style-name="ce12" table:formula="of:=([.E286]+[.G286])/2" office:value-type="float" office:value="0.281556547405339" calcext:value-type="float">
            <text:p>0,282</text:p>
          </table:table-cell>
          <table:table-cell table:style-name="ce12" table:formula="of:=([.F286]+[.H286])/2" office:value-type="float" office:value="0.337257539654934" calcext:value-type="float">
            <text:p>0,337</text:p>
          </table:table-cell>
          <table:table-cell table:style-name="ce12" table:formula="of:=([.G286]+[.I286])/2" office:value-type="float" office:value="0.383759071375565" calcext:value-type="float">
            <text:p>0,384</text:p>
          </table:table-cell>
          <table:table-cell table:style-name="ce12" table:formula="of:=([.H286]+[.J286])/2" office:value-type="float" office:value="0.419792613755358" calcext:value-type="float">
            <text:p>0,420</text:p>
          </table:table-cell>
          <table:table-cell table:style-name="ce12" table:formula="of:=([.I286]+[.K286])/2" office:value-type="float" office:value="0.44437534190003" calcext:value-type="float">
            <text:p>0,444</text:p>
          </table:table-cell>
          <table:table-cell table:style-name="ce12" table:formula="of:=([.J286]+[.L286])/2" office:value-type="float" office:value="0.456836647154831" calcext:value-type="float">
            <text:p>0,457</text:p>
          </table:table-cell>
          <table:table-cell table:style-name="ce12" table:formula="of:=[.K287]" office:value-type="float" office:value="0.456836647154831" calcext:value-type="float">
            <text:p>0,457</text:p>
          </table:table-cell>
          <table:table-cell table:number-columns-repeated="8"/>
        </table:table-row>
        <table:table-row table:style-name="ro1">
          <table:table-cell table:style-name="ce3" office:value-type="float" office:value="1.43" calcext:value-type="float">
            <text:p>1,4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7]+[.D287])/2" office:value-type="float" office:value="0.0744214995482069" calcext:value-type="float">
            <text:p>0,074</text:p>
          </table:table-cell>
          <table:table-cell table:style-name="ce12" table:formula="of:=([.C287]+[.E287])/2" office:value-type="float" office:value="0.146812960419488" calcext:value-type="float">
            <text:p>0,147</text:p>
          </table:table-cell>
          <table:table-cell table:style-name="ce12" table:formula="of:=([.D287]+[.F287])/2" office:value-type="float" office:value="0.215199773250876" calcext:value-type="float">
            <text:p>0,215</text:p>
          </table:table-cell>
          <table:table-cell table:style-name="ce12" table:formula="of:=([.E287]+[.G287])/2" office:value-type="float" office:value="0.277716460713501" calcext:value-type="float">
            <text:p>0,278</text:p>
          </table:table-cell>
          <table:table-cell table:style-name="ce12" table:formula="of:=([.F287]+[.H287])/2" office:value-type="float" office:value="0.332657809390452" calcext:value-type="float">
            <text:p>0,333</text:p>
          </table:table-cell>
          <table:table-cell table:style-name="ce12" table:formula="of:=([.G287]+[.I287])/2" office:value-type="float" office:value="0.378525076705146" calcext:value-type="float">
            <text:p>0,379</text:p>
          </table:table-cell>
          <table:table-cell table:style-name="ce12" table:formula="of:=([.H287]+[.J287])/2" office:value-type="float" office:value="0.414067206637797" calcext:value-type="float">
            <text:p>0,414</text:p>
          </table:table-cell>
          <table:table-cell table:style-name="ce12" table:formula="of:=([.I287]+[.K287])/2" office:value-type="float" office:value="0.438314630455095" calcext:value-type="float">
            <text:p>0,438</text:p>
          </table:table-cell>
          <table:table-cell table:style-name="ce12" table:formula="of:=([.J287]+[.L287])/2" office:value-type="float" office:value="0.45060599452743" calcext:value-type="float">
            <text:p>0,451</text:p>
          </table:table-cell>
          <table:table-cell table:style-name="ce12" table:formula="of:=[.K288]" office:value-type="float" office:value="0.45060599452743" calcext:value-type="float">
            <text:p>0,451</text:p>
          </table:table-cell>
          <table:table-cell table:number-columns-repeated="8"/>
        </table:table-row>
        <table:table-row table:style-name="ro1">
          <table:table-cell table:style-name="ce3" office:value-type="float" office:value="1.435" calcext:value-type="float">
            <text:p>1,4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8]+[.D288])/2" office:value-type="float" office:value="0.0734064802097442" calcext:value-type="float">
            <text:p>0,073</text:p>
          </table:table-cell>
          <table:table-cell table:style-name="ce12" table:formula="of:=([.C288]+[.E288])/2" office:value-type="float" office:value="0.144810636399542" calcext:value-type="float">
            <text:p>0,145</text:p>
          </table:table-cell>
          <table:table-cell table:style-name="ce12" table:formula="of:=([.D288]+[.F288])/2" office:value-type="float" office:value="0.212264710566495" calcext:value-type="float">
            <text:p>0,212</text:p>
          </table:table-cell>
          <table:table-cell table:style-name="ce12" table:formula="of:=([.E288]+[.G288])/2" office:value-type="float" office:value="0.273928791320664" calcext:value-type="float">
            <text:p>0,274</text:p>
          </table:table-cell>
          <table:table-cell table:style-name="ce12" table:formula="of:=([.F288]+[.H288])/2" office:value-type="float" office:value="0.328120768709324" calcext:value-type="float">
            <text:p>0,328</text:p>
          </table:table-cell>
          <table:table-cell table:style-name="ce12" table:formula="of:=([.G288]+[.I288])/2" office:value-type="float" office:value="0.373362508014125" calcext:value-type="float">
            <text:p>0,373</text:p>
          </table:table-cell>
          <table:table-cell table:style-name="ce12" table:formula="of:=([.H288]+[.J288])/2" office:value-type="float" office:value="0.40841985358012" calcext:value-type="float">
            <text:p>0,408</text:p>
          </table:table-cell>
          <table:table-cell table:style-name="ce12" table:formula="of:=([.I288]+[.K288])/2" office:value-type="float" office:value="0.432336600582614" calcext:value-type="float">
            <text:p>0,432</text:p>
          </table:table-cell>
          <table:table-cell table:style-name="ce12" table:formula="of:=([.J288]+[.L288])/2" office:value-type="float" office:value="0.444460312491262" calcext:value-type="float">
            <text:p>0,444</text:p>
          </table:table-cell>
          <table:table-cell table:style-name="ce12" table:formula="of:=[.K289]" office:value-type="float" office:value="0.444460312491262" calcext:value-type="float">
            <text:p>0,444</text:p>
          </table:table-cell>
          <table:table-cell table:number-columns-repeated="8"/>
        </table:table-row>
        <table:table-row table:style-name="ro1">
          <table:table-cell table:style-name="ce3" office:value-type="float" office:value="1.44" calcext:value-type="float">
            <text:p>1,4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89]+[.D289])/2" office:value-type="float" office:value="0.0724053181997708" calcext:value-type="float">
            <text:p>0,072</text:p>
          </table:table-cell>
          <table:table-cell table:style-name="ce12" table:formula="of:=([.C289]+[.E289])/2" office:value-type="float" office:value="0.142835595388119" calcext:value-type="float">
            <text:p>0,143</text:p>
          </table:table-cell>
          <table:table-cell table:style-name="ce12" table:formula="of:=([.D289]+[.F289])/2" office:value-type="float" office:value="0.209369713860103" calcext:value-type="float">
            <text:p>0,209</text:p>
          </table:table-cell>
          <table:table-cell table:style-name="ce12" table:formula="of:=([.E289]+[.G289])/2" office:value-type="float" office:value="0.270192739637909" calcext:value-type="float">
            <text:p>0,270</text:p>
          </table:table-cell>
          <table:table-cell table:style-name="ce12" table:formula="of:=([.F289]+[.H289])/2" office:value-type="float" office:value="0.323645649667394" calcext:value-type="float">
            <text:p>0,324</text:p>
          </table:table-cell>
          <table:table-cell table:style-name="ce12" table:formula="of:=([.G289]+[.I289])/2" office:value-type="float" office:value="0.368270311144722" calcext:value-type="float">
            <text:p>0,368</text:p>
          </table:table-cell>
          <table:table-cell table:style-name="ce12" table:formula="of:=([.H289]+[.J289])/2" office:value-type="float" office:value="0.402849554298369" calcext:value-type="float">
            <text:p>0,403</text:p>
          </table:table-cell>
          <table:table-cell table:style-name="ce12" table:formula="of:=([.I289]+[.K289])/2" office:value-type="float" office:value="0.426440083035691" calcext:value-type="float">
            <text:p>0,426</text:p>
          </table:table-cell>
          <table:table-cell table:style-name="ce12" table:formula="of:=([.J289]+[.L289])/2" office:value-type="float" office:value="0.438398456536938" calcext:value-type="float">
            <text:p>0,438</text:p>
          </table:table-cell>
          <table:table-cell table:style-name="ce12" table:formula="of:=[.K290]" office:value-type="float" office:value="0.438398456536938" calcext:value-type="float">
            <text:p>0,438</text:p>
          </table:table-cell>
          <table:table-cell table:number-columns-repeated="8"/>
        </table:table-row>
        <table:table-row table:style-name="ro1">
          <table:table-cell table:style-name="ce3" office:value-type="float" office:value="1.445" calcext:value-type="float">
            <text:p>1,4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0]+[.D290])/2" office:value-type="float" office:value="0.0714177976940597" calcext:value-type="float">
            <text:p>0,071</text:p>
          </table:table-cell>
          <table:table-cell table:style-name="ce12" table:formula="of:=([.C290]+[.E290])/2" office:value-type="float" office:value="0.140887516029937" calcext:value-type="float">
            <text:p>0,141</text:p>
          </table:table-cell>
          <table:table-cell table:style-name="ce12" table:formula="of:=([.D290]+[.F290])/2" office:value-type="float" office:value="0.206514167513014" calcext:value-type="float">
            <text:p>0,207</text:p>
          </table:table-cell>
          <table:table-cell table:style-name="ce12" table:formula="of:=([.E290]+[.G290])/2" office:value-type="float" office:value="0.266507681763749" calcext:value-type="float">
            <text:p>0,267</text:p>
          </table:table-cell>
          <table:table-cell table:style-name="ce12" table:formula="of:=([.F290]+[.H290])/2" office:value-type="float" office:value="0.319231525391316" calcext:value-type="float">
            <text:p>0,319</text:p>
          </table:table-cell>
          <table:table-cell table:style-name="ce12" table:formula="of:=([.G290]+[.I290])/2" office:value-type="float" office:value="0.363247601982882" calcext:value-type="float">
            <text:p>0,363</text:p>
          </table:table-cell>
          <table:table-cell table:style-name="ce12" table:formula="of:=([.H290]+[.J290])/2" office:value-type="float" office:value="0.397355197090207" calcext:value-type="float">
            <text:p>0,397</text:p>
          </table:table-cell>
          <table:table-cell table:style-name="ce12" table:formula="of:=([.I290]+[.K290])/2" office:value-type="float" office:value="0.420624005417654" calcext:value-type="float">
            <text:p>0,421</text:p>
          </table:table-cell>
          <table:table-cell table:style-name="ce12" table:formula="of:=([.J290]+[.L290])/2" office:value-type="float" office:value="0.432419269786315" calcext:value-type="float">
            <text:p>0,432</text:p>
          </table:table-cell>
          <table:table-cell table:style-name="ce12" table:formula="of:=[.K291]" office:value-type="float" office:value="0.432419269786315" calcext:value-type="float">
            <text:p>0,432</text:p>
          </table:table-cell>
          <table:table-cell table:number-columns-repeated="8"/>
        </table:table-row>
        <table:table-row table:style-name="ro1">
          <table:table-cell table:style-name="ce3" office:value-type="float" office:value="1.45" calcext:value-type="float">
            <text:p>1,4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1]+[.D291])/2" office:value-type="float" office:value="0.0704437580149684" calcext:value-type="float">
            <text:p>0,070</text:p>
          </table:table-cell>
          <table:table-cell table:style-name="ce12" table:formula="of:=([.C291]+[.E291])/2" office:value-type="float" office:value="0.138965982603537" calcext:value-type="float">
            <text:p>0,139</text:p>
          </table:table-cell>
          <table:table-cell table:style-name="ce12" table:formula="of:=([.D291]+[.F291])/2" office:value-type="float" office:value="0.203697598896843" calcext:value-type="float">
            <text:p>0,204</text:p>
          </table:table-cell>
          <table:table-cell table:style-name="ce12" table:formula="of:=([.E291]+[.G291])/2" office:value-type="float" office:value="0.262872846452165" calcext:value-type="float">
            <text:p>0,263</text:p>
          </table:table-cell>
          <table:table-cell table:style-name="ce12" table:formula="of:=([.F291]+[.H291])/2" office:value-type="float" office:value="0.314877641873315" calcext:value-type="float">
            <text:p>0,315</text:p>
          </table:table-cell>
          <table:table-cell table:style-name="ce12" table:formula="of:=([.G291]+[.I291])/2" office:value-type="float" office:value="0.358293361240761" calcext:value-type="float">
            <text:p>0,358</text:p>
          </table:table-cell>
          <table:table-cell table:style-name="ce12" table:formula="of:=([.H291]+[.J291])/2" office:value-type="float" office:value="0.391935803700268" calcext:value-type="float">
            <text:p>0,392</text:p>
          </table:table-cell>
          <table:table-cell table:style-name="ce12" table:formula="of:=([.I291]+[.K291])/2" office:value-type="float" office:value="0.414887233438261" calcext:value-type="float">
            <text:p>0,415</text:p>
          </table:table-cell>
          <table:table-cell table:style-name="ce12" table:formula="of:=([.J291]+[.L291])/2" office:value-type="float" office:value="0.426521637601984" calcext:value-type="float">
            <text:p>0,427</text:p>
          </table:table-cell>
          <table:table-cell table:style-name="ce12" table:formula="of:=[.K292]" office:value-type="float" office:value="0.426521637601984" calcext:value-type="float">
            <text:p>0,427</text:p>
          </table:table-cell>
          <table:table-cell table:number-columns-repeated="8"/>
        </table:table-row>
        <table:table-row table:style-name="ro1">
          <table:table-cell table:style-name="ce3" office:value-type="float" office:value="1.455" calcext:value-type="float">
            <text:p>1,4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2]+[.D292])/2" office:value-type="float" office:value="0.0694829913017685" calcext:value-type="float">
            <text:p>0,069</text:p>
          </table:table-cell>
          <table:table-cell table:style-name="ce12" table:formula="of:=([.C292]+[.E292])/2" office:value-type="float" office:value="0.137070678455906" calcext:value-type="float">
            <text:p>0,137</text:p>
          </table:table-cell>
          <table:table-cell table:style-name="ce12" table:formula="of:=([.D292]+[.F292])/2" office:value-type="float" office:value="0.200919414527851" calcext:value-type="float">
            <text:p>0,201</text:p>
          </table:table-cell>
          <table:table-cell table:style-name="ce12" table:formula="of:=([.E292]+[.G292])/2" office:value-type="float" office:value="0.259287620385079" calcext:value-type="float">
            <text:p>0,259</text:p>
          </table:table-cell>
          <table:table-cell table:style-name="ce12" table:formula="of:=([.F292]+[.H292])/2" office:value-type="float" office:value="0.310583103846463" calcext:value-type="float">
            <text:p>0,311</text:p>
          </table:table-cell>
          <table:table-cell table:style-name="ce12" table:formula="of:=([.G292]+[.I292])/2" office:value-type="float" office:value="0.353406722786791" calcext:value-type="float">
            <text:p>0,353</text:p>
          </table:table-cell>
          <table:table-cell table:style-name="ce12" table:formula="of:=([.H292]+[.J292])/2" office:value-type="float" office:value="0.386590297339511" calcext:value-type="float">
            <text:p>0,387</text:p>
          </table:table-cell>
          <table:table-cell table:style-name="ce12" table:formula="of:=([.I292]+[.K292])/2" office:value-type="float" office:value="0.409228720651126" calcext:value-type="float">
            <text:p>0,409</text:p>
          </table:table-cell>
          <table:table-cell table:style-name="ce12" table:formula="of:=([.J292]+[.L292])/2" office:value-type="float" office:value="0.420704435520122" calcext:value-type="float">
            <text:p>0,421</text:p>
          </table:table-cell>
          <table:table-cell table:style-name="ce12" table:formula="of:=[.K293]" office:value-type="float" office:value="0.420704435520122" calcext:value-type="float">
            <text:p>0,421</text:p>
          </table:table-cell>
          <table:table-cell table:number-columns-repeated="8"/>
        </table:table-row>
        <table:table-row table:style-name="ro1">
          <table:table-cell table:style-name="ce3" office:value-type="float" office:value="1.46" calcext:value-type="float">
            <text:p>1,4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3]+[.D293])/2" office:value-type="float" office:value="0.0685353392279528" calcext:value-type="float">
            <text:p>0,069</text:p>
          </table:table-cell>
          <table:table-cell table:style-name="ce12" table:formula="of:=([.C293]+[.E293])/2" office:value-type="float" office:value="0.13520120291481" calcext:value-type="float">
            <text:p>0,135</text:p>
          </table:table-cell>
          <table:table-cell table:style-name="ce12" table:formula="of:=([.D293]+[.F293])/2" office:value-type="float" office:value="0.198179149420492" calcext:value-type="float">
            <text:p>0,198</text:p>
          </table:table-cell>
          <table:table-cell table:style-name="ce12" table:formula="of:=([.E293]+[.G293])/2" office:value-type="float" office:value="0.255751259187157" calcext:value-type="float">
            <text:p>0,256</text:p>
          </table:table-cell>
          <table:table-cell table:style-name="ce12" table:formula="of:=([.F293]+[.H293])/2" office:value-type="float" office:value="0.306347171585935" calcext:value-type="float">
            <text:p>0,306</text:p>
          </table:table-cell>
          <table:table-cell table:style-name="ce12" table:formula="of:=([.G293]+[.I293])/2" office:value-type="float" office:value="0.348586700592987" calcext:value-type="float">
            <text:p>0,349</text:p>
          </table:table-cell>
          <table:table-cell table:style-name="ce12" table:formula="of:=([.H293]+[.J293])/2" office:value-type="float" office:value="0.381317721718959" calcext:value-type="float">
            <text:p>0,381</text:p>
          </table:table-cell>
          <table:table-cell table:style-name="ce12" table:formula="of:=([.I293]+[.K293])/2" office:value-type="float" office:value="0.403647366429817" calcext:value-type="float">
            <text:p>0,404</text:p>
          </table:table-cell>
          <table:table-cell table:style-name="ce12" table:formula="of:=([.J293]+[.L293])/2" office:value-type="float" office:value="0.414966578085624" calcext:value-type="float">
            <text:p>0,415</text:p>
          </table:table-cell>
          <table:table-cell table:style-name="ce12" table:formula="of:=[.K294]" office:value-type="float" office:value="0.414966578085624" calcext:value-type="float">
            <text:p>0,415</text:p>
          </table:table-cell>
          <table:table-cell table:number-columns-repeated="8"/>
        </table:table-row>
        <table:table-row table:style-name="ro1">
          <table:table-cell table:style-name="ce3" office:value-type="float" office:value="1.465" calcext:value-type="float">
            <text:p>1,4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4]+[.D294])/2" office:value-type="float" office:value="0.0676006014574049" calcext:value-type="float">
            <text:p>0,068</text:p>
          </table:table-cell>
          <table:table-cell table:style-name="ce12" table:formula="of:=([.C294]+[.E294])/2" office:value-type="float" office:value="0.133357244324223" calcext:value-type="float">
            <text:p>0,133</text:p>
          </table:table-cell>
          <table:table-cell table:style-name="ce12" table:formula="of:=([.D294]+[.F294])/2" office:value-type="float" office:value="0.195476231050983" calcext:value-type="float">
            <text:p>0,195</text:p>
          </table:table-cell>
          <table:table-cell table:style-name="ce12" table:formula="of:=([.E294]+[.G294])/2" office:value-type="float" office:value="0.252263160503214" calcext:value-type="float">
            <text:p>0,252</text:p>
          </table:table-cell>
          <table:table-cell table:style-name="ce12" table:formula="of:=([.F294]+[.H294])/2" office:value-type="float" office:value="0.302168979890072" calcext:value-type="float">
            <text:p>0,302</text:p>
          </table:table-cell>
          <table:table-cell table:style-name="ce12" table:formula="of:=([.G294]+[.I294])/2" office:value-type="float" office:value="0.343832446652447" calcext:value-type="float">
            <text:p>0,344</text:p>
          </table:table-cell>
          <table:table-cell table:style-name="ce12" table:formula="of:=([.H294]+[.J294])/2" office:value-type="float" office:value="0.376117033511402" calcext:value-type="float">
            <text:p>0,376</text:p>
          </table:table-cell>
          <table:table-cell table:style-name="ce12" table:formula="of:=([.I294]+[.K294])/2" office:value-type="float" office:value="0.398142149902291" calcext:value-type="float">
            <text:p>0,398</text:p>
          </table:table-cell>
          <table:table-cell table:style-name="ce12" table:formula="of:=([.J294]+[.L294])/2" office:value-type="float" office:value="0.40930697225772" calcext:value-type="float">
            <text:p>0,409</text:p>
          </table:table-cell>
          <table:table-cell table:style-name="ce12" table:formula="of:=[.K295]" office:value-type="float" office:value="0.40930697225772" calcext:value-type="float">
            <text:p>0,409</text:p>
          </table:table-cell>
          <table:table-cell table:number-columns-repeated="8"/>
        </table:table-row>
        <table:table-row table:style-name="ro1">
          <table:table-cell table:style-name="ce3" office:value-type="float" office:value="1.47" calcext:value-type="float">
            <text:p>1,4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5]+[.D295])/2" office:value-type="float" office:value="0.0666786221621113" calcext:value-type="float">
            <text:p>0,067</text:p>
          </table:table-cell>
          <table:table-cell table:style-name="ce12" table:formula="of:=([.C295]+[.E295])/2" office:value-type="float" office:value="0.131538416254194" calcext:value-type="float">
            <text:p>0,132</text:p>
          </table:table-cell>
          <table:table-cell table:style-name="ce12" table:formula="of:=([.D295]+[.F295])/2" office:value-type="float" office:value="0.192810202413718" calcext:value-type="float">
            <text:p>0,193</text:p>
          </table:table-cell>
          <table:table-cell table:style-name="ce12" table:formula="of:=([.E295]+[.G295])/2" office:value-type="float" office:value="0.248822605470528" calcext:value-type="float">
            <text:p>0,249</text:p>
          </table:table-cell>
          <table:table-cell table:style-name="ce12" table:formula="of:=([.F295]+[.H295])/2" office:value-type="float" office:value="0.29804780357783" calcext:value-type="float">
            <text:p>0,298</text:p>
          </table:table-cell>
          <table:table-cell table:style-name="ce12" table:formula="of:=([.G295]+[.I295])/2" office:value-type="float" office:value="0.339143006700737" calcext:value-type="float">
            <text:p>0,339</text:p>
          </table:table-cell>
          <table:table-cell table:style-name="ce12" table:formula="of:=([.H295]+[.J295])/2" office:value-type="float" office:value="0.370987298277369" calcext:value-type="float">
            <text:p>0,371</text:p>
          </table:table-cell>
          <table:table-cell table:style-name="ce12" table:formula="of:=([.I295]+[.K295])/2" office:value-type="float" office:value="0.392712002884561" calcext:value-type="float">
            <text:p>0,393</text:p>
          </table:table-cell>
          <table:table-cell table:style-name="ce12" table:formula="of:=([.J295]+[.L295])/2" office:value-type="float" office:value="0.403724561080006" calcext:value-type="float">
            <text:p>0,404</text:p>
          </table:table-cell>
          <table:table-cell table:style-name="ce12" table:formula="of:=[.K296]" office:value-type="float" office:value="0.403724561080006" calcext:value-type="float">
            <text:p>0,404</text:p>
          </table:table-cell>
          <table:table-cell table:number-columns-repeated="8"/>
        </table:table-row>
        <table:table-row table:style-name="ro1">
          <table:table-cell table:style-name="ce3" office:value-type="float" office:value="1.475" calcext:value-type="float">
            <text:p>1,4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6]+[.D296])/2" office:value-type="float" office:value="0.0657692081270971" calcext:value-type="float">
            <text:p>0,066</text:p>
          </table:table-cell>
          <table:table-cell table:style-name="ce12" table:formula="of:=([.C296]+[.E296])/2" office:value-type="float" office:value="0.129744412287915" calcext:value-type="float">
            <text:p>0,130</text:p>
          </table:table-cell>
          <table:table-cell table:style-name="ce12" table:formula="of:=([.D296]+[.F296])/2" office:value-type="float" office:value="0.190180510862361" calcext:value-type="float">
            <text:p>0,190</text:p>
          </table:table-cell>
          <table:table-cell table:style-name="ce12" table:formula="of:=([.E296]+[.G296])/2" office:value-type="float" office:value="0.245429002995774" calcext:value-type="float">
            <text:p>0,245</text:p>
          </table:table-cell>
          <table:table-cell table:style-name="ce12" table:formula="of:=([.F296]+[.H296])/2" office:value-type="float" office:value="0.293982806085632" calcext:value-type="float">
            <text:p>0,294</text:p>
          </table:table-cell>
          <table:table-cell table:style-name="ce12" table:formula="of:=([.G296]+[.I296])/2" office:value-type="float" office:value="0.3345175509276" calcext:value-type="float">
            <text:p>0,335</text:p>
          </table:table-cell>
          <table:table-cell table:style-name="ce12" table:formula="of:=([.H296]+[.J296])/2" office:value-type="float" office:value="0.365927504792649" calcext:value-type="float">
            <text:p>0,366</text:p>
          </table:table-cell>
          <table:table-cell table:style-name="ce12" table:formula="of:=([.I296]+[.K296])/2" office:value-type="float" office:value="0.387355929678688" calcext:value-type="float">
            <text:p>0,387</text:p>
          </table:table-cell>
          <table:table-cell table:style-name="ce12" table:formula="of:=([.J296]+[.L296])/2" office:value-type="float" office:value="0.398218281982284" calcext:value-type="float">
            <text:p>0,398</text:p>
          </table:table-cell>
          <table:table-cell table:style-name="ce12" table:formula="of:=[.K297]" office:value-type="float" office:value="0.398218281982284" calcext:value-type="float">
            <text:p>0,398</text:p>
          </table:table-cell>
          <table:table-cell table:number-columns-repeated="8"/>
        </table:table-row>
        <table:table-row table:style-name="ro1">
          <table:table-cell table:style-name="ce3" office:value-type="float" office:value="1.48" calcext:value-type="float">
            <text:p>1,4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7]+[.D297])/2" office:value-type="float" office:value="0.0648722061439574" calcext:value-type="float">
            <text:p>0,065</text:p>
          </table:table-cell>
          <table:table-cell table:style-name="ce12" table:formula="of:=([.C297]+[.E297])/2" office:value-type="float" office:value="0.127974859494729" calcext:value-type="float">
            <text:p>0,128</text:p>
          </table:table-cell>
          <table:table-cell table:style-name="ce12" table:formula="of:=([.D297]+[.F297])/2" office:value-type="float" office:value="0.187586707641844" calcext:value-type="float">
            <text:p>0,188</text:p>
          </table:table-cell>
          <table:table-cell table:style-name="ce12" table:formula="of:=([.E297]+[.G297])/2" office:value-type="float" office:value="0.242081658473997" calcext:value-type="float">
            <text:p>0,242</text:p>
          </table:table-cell>
          <table:table-cell table:style-name="ce12" table:formula="of:=([.F297]+[.H297])/2" office:value-type="float" office:value="0.289973276961687" calcext:value-type="float">
            <text:p>0,290</text:p>
          </table:table-cell>
          <table:table-cell table:style-name="ce12" table:formula="of:=([.G297]+[.I297])/2" office:value-type="float" office:value="0.329955155439141" calcext:value-type="float">
            <text:p>0,330</text:p>
          </table:table-cell>
          <table:table-cell table:style-name="ce12" table:formula="of:=([.H297]+[.J297])/2" office:value-type="float" office:value="0.360936740303144" calcext:value-type="float">
            <text:p>0,361</text:p>
          </table:table-cell>
          <table:table-cell table:style-name="ce12" table:formula="of:=([.I297]+[.K297])/2" office:value-type="float" office:value="0.382072893387466" calcext:value-type="float">
            <text:p>0,382</text:p>
          </table:table-cell>
          <table:table-cell table:style-name="ce12" table:formula="of:=([.J297]+[.L297])/2" office:value-type="float" office:value="0.392787105830486" calcext:value-type="float">
            <text:p>0,393</text:p>
          </table:table-cell>
          <table:table-cell table:style-name="ce12" table:formula="of:=[.K298]" office:value-type="float" office:value="0.392787105830486" calcext:value-type="float">
            <text:p>0,393</text:p>
          </table:table-cell>
          <table:table-cell table:number-columns-repeated="8"/>
        </table:table-row>
        <table:table-row table:style-name="ro1">
          <table:table-cell table:style-name="ce3" office:value-type="float" office:value="1.485" calcext:value-type="float">
            <text:p>1,4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8]+[.D298])/2" office:value-type="float" office:value="0.0639874297473645" calcext:value-type="float">
            <text:p>0,064</text:p>
          </table:table-cell>
          <table:table-cell table:style-name="ce12" table:formula="of:=([.C298]+[.E298])/2" office:value-type="float" office:value="0.126229456892901" calcext:value-type="float">
            <text:p>0,126</text:p>
          </table:table-cell>
          <table:table-cell table:style-name="ce12" table:formula="of:=([.D298]+[.F298])/2" office:value-type="float" office:value="0.185028258984363" calcext:value-type="float">
            <text:p>0,185</text:p>
          </table:table-cell>
          <table:table-cell table:style-name="ce12" table:formula="of:=([.E298]+[.G298])/2" office:value-type="float" office:value="0.238779992301766" calcext:value-type="float">
            <text:p>0,239</text:p>
          </table:table-cell>
          <table:table-cell table:style-name="ce12" table:formula="of:=([.F298]+[.H298])/2" office:value-type="float" office:value="0.286018406956569" calcext:value-type="float">
            <text:p>0,286</text:p>
          </table:table-cell>
          <table:table-cell table:style-name="ce12" table:formula="of:=([.G298]+[.I298])/2" office:value-type="float" office:value="0.325455008632415" calcext:value-type="float">
            <text:p>0,325</text:p>
          </table:table-cell>
          <table:table-cell table:style-name="ce12" table:formula="of:=([.H298]+[.J298])/2" office:value-type="float" office:value="0.356014024413304" calcext:value-type="float">
            <text:p>0,356</text:p>
          </table:table-cell>
          <table:table-cell table:style-name="ce12" table:formula="of:=([.I298]+[.K298])/2" office:value-type="float" office:value="0.376861923066815" calcext:value-type="float">
            <text:p>0,377</text:p>
          </table:table-cell>
          <table:table-cell table:style-name="ce12" table:formula="of:=([.J298]+[.L298])/2" office:value-type="float" office:value="0.387429999608976" calcext:value-type="float">
            <text:p>0,387</text:p>
          </table:table-cell>
          <table:table-cell table:style-name="ce12" table:formula="of:=[.K299]" office:value-type="float" office:value="0.387429999608976" calcext:value-type="float">
            <text:p>0,387</text:p>
          </table:table-cell>
          <table:table-cell table:number-columns-repeated="8"/>
        </table:table-row>
        <table:table-row table:style-name="ro1">
          <table:table-cell table:style-name="ce3" office:value-type="float" office:value="1.49" calcext:value-type="float">
            <text:p>1,4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299]+[.D299])/2" office:value-type="float" office:value="0.0631147284464505" calcext:value-type="float">
            <text:p>0,063</text:p>
          </table:table-cell>
          <table:table-cell table:style-name="ce12" table:formula="of:=([.C299]+[.E299])/2" office:value-type="float" office:value="0.124507844365864" calcext:value-type="float">
            <text:p>0,125</text:p>
          </table:table-cell>
          <table:table-cell table:style-name="ce12" table:formula="of:=([.D299]+[.F299])/2" office:value-type="float" office:value="0.182504724597333" calcext:value-type="float">
            <text:p>0,183</text:p>
          </table:table-cell>
          <table:table-cell table:style-name="ce12" table:formula="of:=([.E299]+[.G299])/2" office:value-type="float" office:value="0.235523332970466" calcext:value-type="float">
            <text:p>0,236</text:p>
          </table:table-cell>
          <table:table-cell table:style-name="ce12" table:formula="of:=([.F299]+[.H299])/2" office:value-type="float" office:value="0.282117500467091" calcext:value-type="float">
            <text:p>0,282</text:p>
          </table:table-cell>
          <table:table-cell table:style-name="ce12" table:formula="of:=([.G299]+[.I299])/2" office:value-type="float" office:value="0.321016215684936" calcext:value-type="float">
            <text:p>0,321</text:p>
          </table:table-cell>
          <table:table-cell table:style-name="ce12" table:formula="of:=([.H299]+[.J299])/2" office:value-type="float" office:value="0.351158465849615" calcext:value-type="float">
            <text:p>0,351</text:p>
          </table:table-cell>
          <table:table-cell table:style-name="ce12" table:formula="of:=([.I299]+[.K299])/2" office:value-type="float" office:value="0.37172201201114" calcext:value-type="float">
            <text:p>0,372</text:p>
          </table:table-cell>
          <table:table-cell table:style-name="ce12" table:formula="of:=([.J299]+[.L299])/2" office:value-type="float" office:value="0.382145961337895" calcext:value-type="float">
            <text:p>0,382</text:p>
          </table:table-cell>
          <table:table-cell table:style-name="ce12" table:formula="of:=[.K300]" office:value-type="float" office:value="0.382145961337895" calcext:value-type="float">
            <text:p>0,382</text:p>
          </table:table-cell>
          <table:table-cell table:number-columns-repeated="8"/>
        </table:table-row>
        <table:table-row table:style-name="ro1">
          <table:table-cell table:style-name="ce3" office:value-type="float" office:value="1.495" calcext:value-type="float">
            <text:p>1,4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0]+[.D300])/2" office:value-type="float" office:value="0.0622539221829318" calcext:value-type="float">
            <text:p>0,062</text:p>
          </table:table-cell>
          <table:table-cell table:style-name="ce12" table:formula="of:=([.C300]+[.E300])/2" office:value-type="float" office:value="0.122809726521892" calcext:value-type="float">
            <text:p>0,123</text:p>
          </table:table-cell>
          <table:table-cell table:style-name="ce12" table:formula="of:=([.D300]+[.F300])/2" office:value-type="float" office:value="0.180015588668165" calcext:value-type="float">
            <text:p>0,180</text:p>
          </table:table-cell>
          <table:table-cell table:style-name="ce12" table:formula="of:=([.E300]+[.G300])/2" office:value-type="float" office:value="0.232311112532212" calcext:value-type="float">
            <text:p>0,232</text:p>
          </table:table-cell>
          <table:table-cell table:style-name="ce12" table:formula="of:=([.F300]+[.H300])/2" office:value-type="float" office:value="0.278269774327701" calcext:value-type="float">
            <text:p>0,278</text:p>
          </table:table-cell>
          <table:table-cell table:style-name="ce12" table:formula="of:=([.G300]+[.I300])/2" office:value-type="float" office:value="0.316637983158353" calcext:value-type="float">
            <text:p>0,317</text:p>
          </table:table-cell>
          <table:table-cell table:style-name="ce12" table:formula="of:=([.H300]+[.J300])/2" office:value-type="float" office:value="0.346369113848038" calcext:value-type="float">
            <text:p>0,346</text:p>
          </table:table-cell>
          <table:table-cell table:style-name="ce12" table:formula="of:=([.I300]+[.K300])/2" office:value-type="float" office:value="0.366652213593755" calcext:value-type="float">
            <text:p>0,367</text:p>
          </table:table-cell>
          <table:table-cell table:style-name="ce12" table:formula="of:=([.J300]+[.L300])/2" office:value-type="float" office:value="0.376933986674518" calcext:value-type="float">
            <text:p>0,377</text:p>
          </table:table-cell>
          <table:table-cell table:style-name="ce12" table:formula="of:=[.K301]" office:value-type="float" office:value="0.376933986674518" calcext:value-type="float">
            <text:p>0,377</text:p>
          </table:table-cell>
          <table:table-cell table:number-columns-repeated="8"/>
        </table:table-row>
        <table:table-row table:style-name="ro1">
          <table:table-cell table:style-name="ce3" office:value-type="float" office:value="1.5" calcext:value-type="float">
            <text:p>1,5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1]+[.D301])/2" office:value-type="float" office:value="0.061404863260946" calcext:value-type="float">
            <text:p>0,061</text:p>
          </table:table-cell>
          <table:table-cell table:style-name="ce12" table:formula="of:=([.C301]+[.E301])/2" office:value-type="float" office:value="0.121134755425548" calcext:value-type="float">
            <text:p>0,121</text:p>
          </table:table-cell>
          <table:table-cell table:style-name="ce12" table:formula="of:=([.D301]+[.F301])/2" office:value-type="float" office:value="0.177560419527052" calcext:value-type="float">
            <text:p>0,178</text:p>
          </table:table-cell>
          <table:table-cell table:style-name="ce12" table:formula="of:=([.E301]+[.G301])/2" office:value-type="float" office:value="0.229142681497933" calcext:value-type="float">
            <text:p>0,229</text:p>
          </table:table-cell>
          <table:table-cell table:style-name="ce12" table:formula="of:=([.F301]+[.H301])/2" office:value-type="float" office:value="0.274474547845282" calcext:value-type="float">
            <text:p>0,274</text:p>
          </table:table-cell>
          <table:table-cell table:style-name="ce12" table:formula="of:=([.G301]+[.I301])/2" office:value-type="float" office:value="0.312319444087869" calcext:value-type="float">
            <text:p>0,312</text:p>
          </table:table-cell>
          <table:table-cell table:style-name="ce12" table:formula="of:=([.H301]+[.J301])/2" office:value-type="float" office:value="0.341645098376054" calcext:value-type="float">
            <text:p>0,342</text:p>
          </table:table-cell>
          <table:table-cell table:style-name="ce12" table:formula="of:=([.I301]+[.K301])/2" office:value-type="float" office:value="0.361651550261278" calcext:value-type="float">
            <text:p>0,362</text:p>
          </table:table-cell>
          <table:table-cell table:style-name="ce12" table:formula="of:=([.J301]+[.L301])/2" office:value-type="float" office:value="0.371793100134136" calcext:value-type="float">
            <text:p>0,372</text:p>
          </table:table-cell>
          <table:table-cell table:style-name="ce12" table:formula="of:=[.K302]" office:value-type="float" office:value="0.371793100134136" calcext:value-type="float">
            <text:p>0,372</text:p>
          </table:table-cell>
          <table:table-cell table:number-columns-repeated="8"/>
        </table:table-row>
        <table:table-row table:style-name="ro1">
          <table:table-cell table:style-name="ce3" office:value-type="float" office:value="1.505" calcext:value-type="float">
            <text:p>1,5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2]+[.D302])/2" office:value-type="float" office:value="0.0605673777127741" calcext:value-type="float">
            <text:p>0,061</text:p>
          </table:table-cell>
          <table:table-cell table:style-name="ce12" table:formula="of:=([.C302]+[.E302])/2" office:value-type="float" office:value="0.119482641393999" calcext:value-type="float">
            <text:p>0,119</text:p>
          </table:table-cell>
          <table:table-cell table:style-name="ce12" table:formula="of:=([.D302]+[.F302])/2" office:value-type="float" office:value="0.17513871846174" calcext:value-type="float">
            <text:p>0,175</text:p>
          </table:table-cell>
          <table:table-cell table:style-name="ce12" table:formula="of:=([.E302]+[.G302])/2" office:value-type="float" office:value="0.226017483686167" calcext:value-type="float">
            <text:p>0,226</text:p>
          </table:table-cell>
          <table:table-cell table:style-name="ce12" table:formula="of:=([.F302]+[.H302])/2" office:value-type="float" office:value="0.270731062792901" calcext:value-type="float">
            <text:p>0,271</text:p>
          </table:table-cell>
          <table:table-cell table:style-name="ce12" table:formula="of:=([.G302]+[.I302])/2" office:value-type="float" office:value="0.308059823110668" calcext:value-type="float">
            <text:p>0,308</text:p>
          </table:table-cell>
          <table:table-cell table:style-name="ce12" table:formula="of:=([.H302]+[.J302])/2" office:value-type="float" office:value="0.336985497174574" calcext:value-type="float">
            <text:p>0,337</text:p>
          </table:table-cell>
          <table:table-cell table:style-name="ce12" table:formula="of:=([.I302]+[.K302])/2" office:value-type="float" office:value="0.356719099255095" calcext:value-type="float">
            <text:p>0,357</text:p>
          </table:table-cell>
          <table:table-cell table:style-name="ce12" table:formula="of:=([.J302]+[.L302])/2" office:value-type="float" office:value="0.366722325197707" calcext:value-type="float">
            <text:p>0,367</text:p>
          </table:table-cell>
          <table:table-cell table:style-name="ce12" table:formula="of:=[.K303]" office:value-type="float" office:value="0.366722325197707" calcext:value-type="float">
            <text:p>0,367</text:p>
          </table:table-cell>
          <table:table-cell table:number-columns-repeated="8"/>
        </table:table-row>
        <table:table-row table:style-name="ro1">
          <table:table-cell table:style-name="ce3" office:value-type="float" office:value="1.51" calcext:value-type="float">
            <text:p>1,5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3]+[.D303])/2" office:value-type="float" office:value="0.0597413206969995" calcext:value-type="float">
            <text:p>0,060</text:p>
          </table:table-cell>
          <table:table-cell table:style-name="ce12" table:formula="of:=([.C303]+[.E303])/2" office:value-type="float" office:value="0.117853048087257" calcext:value-type="float">
            <text:p>0,118</text:p>
          </table:table-cell>
          <table:table-cell table:style-name="ce12" table:formula="of:=([.D303]+[.F303])/2" office:value-type="float" office:value="0.172750062540083" calcext:value-type="float">
            <text:p>0,173</text:p>
          </table:table-cell>
          <table:table-cell table:style-name="ce12" table:formula="of:=([.E303]+[.G303])/2" office:value-type="float" office:value="0.222934890627321" calcext:value-type="float">
            <text:p>0,223</text:p>
          </table:table-cell>
          <table:table-cell table:style-name="ce12" table:formula="of:=([.F303]+[.H303])/2" office:value-type="float" office:value="0.267038653398418" calcext:value-type="float">
            <text:p>0,267</text:p>
          </table:table-cell>
          <table:table-cell table:style-name="ce12" table:formula="of:=([.G303]+[.I303])/2" office:value-type="float" office:value="0.303858279983737" calcext:value-type="float">
            <text:p>0,304</text:p>
          </table:table-cell>
          <table:table-cell table:style-name="ce12" table:formula="of:=([.H303]+[.J303])/2" office:value-type="float" office:value="0.332389461182882" calcext:value-type="float">
            <text:p>0,332</text:p>
          </table:table-cell>
          <table:table-cell table:style-name="ce12" table:formula="of:=([.I303]+[.K303])/2" office:value-type="float" office:value="0.35185391118614" calcext:value-type="float">
            <text:p>0,352</text:p>
          </table:table-cell>
          <table:table-cell table:style-name="ce12" table:formula="of:=([.J303]+[.L303])/2" office:value-type="float" office:value="0.361720712226401" calcext:value-type="float">
            <text:p>0,362</text:p>
          </table:table-cell>
          <table:table-cell table:style-name="ce12" table:formula="of:=[.K304]" office:value-type="float" office:value="0.361720712226401" calcext:value-type="float">
            <text:p>0,362</text:p>
          </table:table-cell>
          <table:table-cell table:number-columns-repeated="8"/>
        </table:table-row>
        <table:table-row table:style-name="ro1">
          <table:table-cell table:style-name="ce3" office:value-type="float" office:value="1.515" calcext:value-type="float">
            <text:p>1,5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4]+[.D304])/2" office:value-type="float" office:value="0.0589265240436287" calcext:value-type="float">
            <text:p>0,059</text:p>
          </table:table-cell>
          <table:table-cell table:style-name="ce12" table:formula="of:=([.C304]+[.E304])/2" office:value-type="float" office:value="0.116245691618541" calcext:value-type="float">
            <text:p>0,116</text:p>
          </table:table-cell>
          <table:table-cell table:style-name="ce12" table:formula="of:=([.D304]+[.F304])/2" office:value-type="float" office:value="0.170393969357289" calcext:value-type="float">
            <text:p>0,170</text:p>
          </table:table-cell>
          <table:table-cell table:style-name="ce12" table:formula="of:=([.E304]+[.G304])/2" office:value-type="float" office:value="0.21989435796925" calcext:value-type="float">
            <text:p>0,220</text:p>
          </table:table-cell>
          <table:table-cell table:style-name="ce12" table:formula="of:=([.F304]+[.H304])/2" office:value-type="float" office:value="0.263396585305529" calcext:value-type="float">
            <text:p>0,263</text:p>
          </table:table-cell>
          <table:table-cell table:style-name="ce12" table:formula="of:=([.G304]+[.I304])/2" office:value-type="float" office:value="0.29971405729065" calcext:value-type="float">
            <text:p>0,300</text:p>
          </table:table-cell>
          <table:table-cell table:style-name="ce12" table:formula="of:=([.H304]+[.J304])/2" office:value-type="float" office:value="0.327856095584939" calcext:value-type="float">
            <text:p>0,328</text:p>
          </table:table-cell>
          <table:table-cell table:style-name="ce12" table:formula="of:=([.I304]+[.K304])/2" office:value-type="float" office:value="0.347055086704641" calcext:value-type="float">
            <text:p>0,347</text:p>
          </table:table-cell>
          <table:table-cell table:style-name="ce12" table:formula="of:=([.J304]+[.L304])/2" office:value-type="float" office:value="0.356787311706271" calcext:value-type="float">
            <text:p>0,357</text:p>
          </table:table-cell>
          <table:table-cell table:style-name="ce12" table:formula="of:=[.K305]" office:value-type="float" office:value="0.356787311706271" calcext:value-type="float">
            <text:p>0,357</text:p>
          </table:table-cell>
          <table:table-cell table:number-columns-repeated="8"/>
        </table:table-row>
        <table:table-row table:style-name="ro1">
          <table:table-cell table:style-name="ce3" office:value-type="float" office:value="1.52" calcext:value-type="float">
            <text:p>1,5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5]+[.D305])/2" office:value-type="float" office:value="0.0581228458092706" calcext:value-type="float">
            <text:p>0,058</text:p>
          </table:table-cell>
          <table:table-cell table:style-name="ce12" table:formula="of:=([.C305]+[.E305])/2" office:value-type="float" office:value="0.114660246700459" calcext:value-type="float">
            <text:p>0,115</text:p>
          </table:table-cell>
          <table:table-cell table:style-name="ce12" table:formula="of:=([.D305]+[.F305])/2" office:value-type="float" office:value="0.168070024793896" calcext:value-type="float">
            <text:p>0,168</text:p>
          </table:table-cell>
          <table:table-cell table:style-name="ce12" table:formula="of:=([.E305]+[.G305])/2" office:value-type="float" office:value="0.216895277331409" calcext:value-type="float">
            <text:p>0,217</text:p>
          </table:table-cell>
          <table:table-cell table:style-name="ce12" table:formula="of:=([.F305]+[.H305])/2" office:value-type="float" office:value="0.25980420762995" calcext:value-type="float">
            <text:p>0,260</text:p>
          </table:table-cell>
          <table:table-cell table:style-name="ce12" table:formula="of:=([.G305]+[.I305])/2" office:value-type="float" office:value="0.295626340445234" calcext:value-type="float">
            <text:p>0,296</text:p>
          </table:table-cell>
          <table:table-cell table:style-name="ce12" table:formula="of:=([.H305]+[.J305])/2" office:value-type="float" office:value="0.323384571997646" calcext:value-type="float">
            <text:p>0,323</text:p>
          </table:table-cell>
          <table:table-cell table:style-name="ce12" table:formula="of:=([.I305]+[.K305])/2" office:value-type="float" office:value="0.342321703645605" calcext:value-type="float">
            <text:p>0,342</text:p>
          </table:table-cell>
          <table:table-cell table:style-name="ce12" table:formula="of:=([.J305]+[.L305])/2" office:value-type="float" office:value="0.351921199205456" calcext:value-type="float">
            <text:p>0,352</text:p>
          </table:table-cell>
          <table:table-cell table:style-name="ce12" table:formula="of:=[.K306]" office:value-type="float" office:value="0.351921199205456" calcext:value-type="float">
            <text:p>0,352</text:p>
          </table:table-cell>
          <table:table-cell table:number-columns-repeated="8"/>
        </table:table-row>
        <table:table-row table:style-name="ro1">
          <table:table-cell table:style-name="ce3" office:value-type="float" office:value="1.525" calcext:value-type="float">
            <text:p>1,5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6]+[.D306])/2" office:value-type="float" office:value="0.0573301233502294" calcext:value-type="float">
            <text:p>0,057</text:p>
          </table:table-cell>
          <table:table-cell table:style-name="ce12" table:formula="of:=([.C306]+[.E306])/2" office:value-type="float" office:value="0.113096435301583" calcext:value-type="float">
            <text:p>0,113</text:p>
          </table:table-cell>
          <table:table-cell table:style-name="ce12" table:formula="of:=([.D306]+[.F306])/2" office:value-type="float" office:value="0.165777762015934" calcext:value-type="float">
            <text:p>0,166</text:p>
          </table:table-cell>
          <table:table-cell table:style-name="ce12" table:formula="of:=([.E306]+[.G306])/2" office:value-type="float" office:value="0.213937116211923" calcext:value-type="float">
            <text:p>0,214</text:p>
          </table:table-cell>
          <table:table-cell table:style-name="ce12" table:formula="of:=([.F306]+[.H306])/2" office:value-type="float" office:value="0.256260808888322" calcext:value-type="float">
            <text:p>0,256</text:p>
          </table:table-cell>
          <table:table-cell table:style-name="ce12" table:formula="of:=([.G306]+[.I306])/2" office:value-type="float" office:value="0.291594389813798" calcext:value-type="float">
            <text:p>0,292</text:p>
          </table:table-cell>
          <table:table-cell table:style-name="ce12" table:formula="of:=([.H306]+[.J306])/2" office:value-type="float" office:value="0.318974022045419" calcext:value-type="float">
            <text:p>0,319</text:p>
          </table:table-cell>
          <table:table-cell table:style-name="ce12" table:formula="of:=([.I306]+[.K306])/2" office:value-type="float" office:value="0.337652885601551" calcext:value-type="float">
            <text:p>0,338</text:p>
          </table:table-cell>
          <table:table-cell table:style-name="ce12" table:formula="of:=([.J306]+[.L306])/2" office:value-type="float" office:value="0.34712145142553" calcext:value-type="float">
            <text:p>0,347</text:p>
          </table:table-cell>
          <table:table-cell table:style-name="ce12" table:formula="of:=[.K307]" office:value-type="float" office:value="0.34712145142553" calcext:value-type="float">
            <text:p>0,347</text:p>
          </table:table-cell>
          <table:table-cell table:number-columns-repeated="8"/>
        </table:table-row>
        <table:table-row table:style-name="ro1">
          <table:table-cell table:style-name="ce3" office:value-type="float" office:value="1.53" calcext:value-type="float">
            <text:p>1,5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7]+[.D307])/2" office:value-type="float" office:value="0.0565482176507916" calcext:value-type="float">
            <text:p>0,057</text:p>
          </table:table-cell>
          <table:table-cell table:style-name="ce12" table:formula="of:=([.C307]+[.E307])/2" office:value-type="float" office:value="0.111553942683082" calcext:value-type="float">
            <text:p>0,112</text:p>
          </table:table-cell>
          <table:table-cell table:style-name="ce12" table:formula="of:=([.D307]+[.F307])/2" office:value-type="float" office:value="0.163516775756753" calcext:value-type="float">
            <text:p>0,164</text:p>
          </table:table-cell>
          <table:table-cell table:style-name="ce12" table:formula="of:=([.E307]+[.G307])/2" office:value-type="float" office:value="0.211019285452128" calcext:value-type="float">
            <text:p>0,211</text:p>
          </table:table-cell>
          <table:table-cell table:style-name="ce12" table:formula="of:=([.F307]+[.H307])/2" office:value-type="float" office:value="0.25276575301286" calcext:value-type="float">
            <text:p>0,253</text:p>
          </table:table-cell>
          <table:table-cell table:style-name="ce12" table:formula="of:=([.G307]+[.I307])/2" office:value-type="float" office:value="0.28761741546687" calcext:value-type="float">
            <text:p>0,288</text:p>
          </table:table-cell>
          <table:table-cell table:style-name="ce12" table:formula="of:=([.H307]+[.J307])/2" office:value-type="float" office:value="0.314623637707674" calcext:value-type="float">
            <text:p>0,315</text:p>
          </table:table-cell>
          <table:table-cell table:style-name="ce12" table:formula="of:=([.I307]+[.K307])/2" office:value-type="float" office:value="0.333047736735475" calcext:value-type="float">
            <text:p>0,333</text:p>
          </table:table-cell>
          <table:table-cell table:style-name="ce12" table:formula="of:=([.J307]+[.L307])/2" office:value-type="float" office:value="0.342387168513541" calcext:value-type="float">
            <text:p>0,342</text:p>
          </table:table-cell>
          <table:table-cell table:style-name="ce12" table:formula="of:=[.K308]" office:value-type="float" office:value="0.342387168513541" calcext:value-type="float">
            <text:p>0,342</text:p>
          </table:table-cell>
          <table:table-cell table:number-columns-repeated="8"/>
        </table:table-row>
        <table:table-row table:style-name="ro1">
          <table:table-cell table:style-name="ce3" office:value-type="float" office:value="1.535" calcext:value-type="float">
            <text:p>1,5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8]+[.D308])/2" office:value-type="float" office:value="0.0557769713415408" calcext:value-type="float">
            <text:p>0,056</text:p>
          </table:table-cell>
          <table:table-cell table:style-name="ce12" table:formula="of:=([.C308]+[.E308])/2" office:value-type="float" office:value="0.110032496703772" calcext:value-type="float">
            <text:p>0,110</text:p>
          </table:table-cell>
          <table:table-cell table:style-name="ce12" table:formula="of:=([.D308]+[.F308])/2" office:value-type="float" office:value="0.161286614067605" calcext:value-type="float">
            <text:p>0,161</text:p>
          </table:table-cell>
          <table:table-cell table:style-name="ce12" table:formula="of:=([.E308]+[.G308])/2" office:value-type="float" office:value="0.208141264384807" calcext:value-type="float">
            <text:p>0,208</text:p>
          </table:table-cell>
          <table:table-cell table:style-name="ce12" table:formula="of:=([.F308]+[.H308])/2" office:value-type="float" office:value="0.249318350459499" calcext:value-type="float">
            <text:p>0,249</text:p>
          </table:table-cell>
          <table:table-cell table:style-name="ce12" table:formula="of:=([.G308]+[.I308])/2" office:value-type="float" office:value="0.283694695360267" calcext:value-type="float">
            <text:p>0,284</text:p>
          </table:table-cell>
          <table:table-cell table:style-name="ce12" table:formula="of:=([.H308]+[.J308])/2" office:value-type="float" office:value="0.310332576101173" calcext:value-type="float">
            <text:p>0,310</text:p>
          </table:table-cell>
          <table:table-cell table:style-name="ce12" table:formula="of:=([.I308]+[.K308])/2" office:value-type="float" office:value="0.328505403110607" calcext:value-type="float">
            <text:p>0,329</text:p>
          </table:table-cell>
          <table:table-cell table:style-name="ce12" table:formula="of:=([.J308]+[.L308])/2" office:value-type="float" office:value="0.337717452624508" calcext:value-type="float">
            <text:p>0,338</text:p>
          </table:table-cell>
          <table:table-cell table:style-name="ce12" table:formula="of:=[.K309]" office:value-type="float" office:value="0.337717452624508" calcext:value-type="float">
            <text:p>0,338</text:p>
          </table:table-cell>
          <table:table-cell table:number-columns-repeated="8"/>
        </table:table-row>
        <table:table-row table:style-name="ro1">
          <table:table-cell table:style-name="ce3" office:value-type="float" office:value="1.54" calcext:value-type="float">
            <text:p>1,5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09]+[.D309])/2" office:value-type="float" office:value="0.0550162483518862" calcext:value-type="float">
            <text:p>0,055</text:p>
          </table:table-cell>
          <table:table-cell table:style-name="ce12" table:formula="of:=([.C309]+[.E309])/2" office:value-type="float" office:value="0.108531792704573" calcext:value-type="float">
            <text:p>0,109</text:p>
          </table:table-cell>
          <table:table-cell table:style-name="ce12" table:formula="of:=([.D309]+[.F309])/2" office:value-type="float" office:value="0.15908688054429" calcext:value-type="float">
            <text:p>0,159</text:p>
          </table:table-cell>
          <table:table-cell table:style-name="ce12" table:formula="of:=([.E309]+[.G309])/2" office:value-type="float" office:value="0.205302482263552" calcext:value-type="float">
            <text:p>0,205</text:p>
          </table:table-cell>
          <table:table-cell table:style-name="ce12" table:formula="of:=([.F309]+[.H309])/2" office:value-type="float" office:value="0.245917979872537" calcext:value-type="float">
            <text:p>0,246</text:p>
          </table:table-cell>
          <table:table-cell table:style-name="ce12" table:formula="of:=([.G309]+[.I309])/2" office:value-type="float" office:value="0.279825463280336" calcext:value-type="float">
            <text:p>0,280</text:p>
          </table:table-cell>
          <table:table-cell table:style-name="ce12" table:formula="of:=([.H309]+[.J309])/2" office:value-type="float" office:value="0.306100049235437" calcext:value-type="float">
            <text:p>0,306</text:p>
          </table:table-cell>
          <table:table-cell table:style-name="ce12" table:formula="of:=([.I309]+[.K309])/2" office:value-type="float" office:value="0.32402501436284" calcext:value-type="float">
            <text:p>0,324</text:p>
          </table:table-cell>
          <table:table-cell table:style-name="ce12" table:formula="of:=([.J309]+[.L309])/2" office:value-type="float" office:value="0.333111427867558" calcext:value-type="float">
            <text:p>0,333</text:p>
          </table:table-cell>
          <table:table-cell table:style-name="ce12" table:formula="of:=[.K310]" office:value-type="float" office:value="0.333111427867558" calcext:value-type="float">
            <text:p>0,333</text:p>
          </table:table-cell>
          <table:table-cell table:number-columns-repeated="8"/>
        </table:table-row>
        <table:table-row table:style-name="ro1">
          <table:table-cell table:style-name="ce3" office:value-type="float" office:value="1.545" calcext:value-type="float">
            <text:p>1,5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0]+[.D310])/2" office:value-type="float" office:value="0.0542658963522864" calcext:value-type="float">
            <text:p>0,054</text:p>
          </table:table-cell>
          <table:table-cell table:style-name="ce12" table:formula="of:=([.C310]+[.E310])/2" office:value-type="float" office:value="0.107051564448088" calcext:value-type="float">
            <text:p>0,107</text:p>
          </table:table-cell>
          <table:table-cell table:style-name="ce12" table:formula="of:=([.D310]+[.F310])/2" office:value-type="float" office:value="0.156917137484062" calcext:value-type="float">
            <text:p>0,157</text:p>
          </table:table-cell>
          <table:table-cell table:style-name="ce12" table:formula="of:=([.E310]+[.G310])/2" office:value-type="float" office:value="0.202502430208413" calcext:value-type="float">
            <text:p>0,203</text:p>
          </table:table-cell>
          <table:table-cell table:style-name="ce12" table:formula="of:=([.F310]+[.H310])/2" office:value-type="float" office:value="0.242563972771944" calcext:value-type="float">
            <text:p>0,243</text:p>
          </table:table-cell>
          <table:table-cell table:style-name="ce12" table:formula="of:=([.G310]+[.I310])/2" office:value-type="float" office:value="0.276009014553987" calcext:value-type="float">
            <text:p>0,276</text:p>
          </table:table-cell>
          <table:table-cell table:style-name="ce12" table:formula="of:=([.H310]+[.J310])/2" office:value-type="float" office:value="0.301925238821588" calcext:value-type="float">
            <text:p>0,302</text:p>
          </table:table-cell>
          <table:table-cell table:style-name="ce12" table:formula="of:=([.I310]+[.K310])/2" office:value-type="float" office:value="0.319605738551497" calcext:value-type="float">
            <text:p>0,320</text:p>
          </table:table-cell>
          <table:table-cell table:style-name="ce12" table:formula="of:=([.J310]+[.L310])/2" office:value-type="float" office:value="0.328568221115199" calcext:value-type="float">
            <text:p>0,329</text:p>
          </table:table-cell>
          <table:table-cell table:style-name="ce12" table:formula="of:=[.K311]" office:value-type="float" office:value="0.328568221115199" calcext:value-type="float">
            <text:p>0,329</text:p>
          </table:table-cell>
          <table:table-cell table:number-columns-repeated="8"/>
        </table:table-row>
        <table:table-row table:style-name="ro1">
          <table:table-cell table:style-name="ce3" office:value-type="float" office:value="1.55" calcext:value-type="float">
            <text:p>1,5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1]+[.D311])/2" office:value-type="float" office:value="0.0535257822240439" calcext:value-type="float">
            <text:p>0,054</text:p>
          </table:table-cell>
          <table:table-cell table:style-name="ce12" table:formula="of:=([.C311]+[.E311])/2" office:value-type="float" office:value="0.105591516918174" calcext:value-type="float">
            <text:p>0,106</text:p>
          </table:table-cell>
          <table:table-cell table:style-name="ce12" table:formula="of:=([.D311]+[.F311])/2" office:value-type="float" office:value="0.154776997328251" calcext:value-type="float">
            <text:p>0,155</text:p>
          </table:table-cell>
          <table:table-cell table:style-name="ce12" table:formula="of:=([.E311]+[.G311])/2" office:value-type="float" office:value="0.199740555128003" calcext:value-type="float">
            <text:p>0,200</text:p>
          </table:table-cell>
          <table:table-cell table:style-name="ce12" table:formula="of:=([.F311]+[.H311])/2" office:value-type="float" office:value="0.2392557223812" calcext:value-type="float">
            <text:p>0,239</text:p>
          </table:table-cell>
          <table:table-cell table:style-name="ce12" table:formula="of:=([.G311]+[.I311])/2" office:value-type="float" office:value="0.272244605796766" calcext:value-type="float">
            <text:p>0,272</text:p>
          </table:table-cell>
          <table:table-cell table:style-name="ce12" table:formula="of:=([.H311]+[.J311])/2" office:value-type="float" office:value="0.297807376552742" calcext:value-type="float">
            <text:p>0,298</text:p>
          </table:table-cell>
          <table:table-cell table:style-name="ce12" table:formula="of:=([.I311]+[.K311])/2" office:value-type="float" office:value="0.315246729968393" calcext:value-type="float">
            <text:p>0,315</text:p>
          </table:table-cell>
          <table:table-cell table:style-name="ce12" table:formula="of:=([.J311]+[.L311])/2" office:value-type="float" office:value="0.324086979833348" calcext:value-type="float">
            <text:p>0,324</text:p>
          </table:table-cell>
          <table:table-cell table:style-name="ce12" table:formula="of:=[.K312]" office:value-type="float" office:value="0.324086979833348" calcext:value-type="float">
            <text:p>0,324</text:p>
          </table:table-cell>
          <table:table-cell table:number-columns-repeated="8"/>
        </table:table-row>
        <table:table-row table:style-name="ro1">
          <table:table-cell table:style-name="ce3" office:value-type="float" office:value="1.555" calcext:value-type="float">
            <text:p>1,5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2]+[.D312])/2" office:value-type="float" office:value="0.0527957584590872" calcext:value-type="float">
            <text:p>0,053</text:p>
          </table:table-cell>
          <table:table-cell table:style-name="ce12" table:formula="of:=([.C312]+[.E312])/2" office:value-type="float" office:value="0.104151389776147" calcext:value-type="float">
            <text:p>0,104</text:p>
          </table:table-cell>
          <table:table-cell table:style-name="ce12" table:formula="of:=([.D312]+[.F312])/2" office:value-type="float" office:value="0.152666036023089" calcext:value-type="float">
            <text:p>0,153</text:p>
          </table:table-cell>
          <table:table-cell table:style-name="ce12" table:formula="of:=([.E312]+[.G312])/2" office:value-type="float" office:value="0.197016359854725" calcext:value-type="float">
            <text:p>0,197</text:p>
          </table:table-cell>
          <table:table-cell table:style-name="ce12" table:formula="of:=([.F312]+[.H312])/2" office:value-type="float" office:value="0.235992580462385" calcext:value-type="float">
            <text:p>0,236</text:p>
          </table:table-cell>
          <table:table-cell table:style-name="ce12" table:formula="of:=([.G312]+[.I312])/2" office:value-type="float" office:value="0.268531549466971" calcext:value-type="float">
            <text:p>0,269</text:p>
          </table:table-cell>
          <table:table-cell table:style-name="ce12" table:formula="of:=([.H312]+[.J312])/2" office:value-type="float" office:value="0.29374566788258" calcext:value-type="float">
            <text:p>0,294</text:p>
          </table:table-cell>
          <table:table-cell table:style-name="ce12" table:formula="of:=([.I312]+[.K312])/2" office:value-type="float" office:value="0.310947178193045" calcext:value-type="float">
            <text:p>0,311</text:p>
          </table:table-cell>
          <table:table-cell table:style-name="ce12" table:formula="of:=([.J312]+[.L312])/2" office:value-type="float" office:value="0.319666854900871" calcext:value-type="float">
            <text:p>0,320</text:p>
          </table:table-cell>
          <table:table-cell table:style-name="ce12" table:formula="of:=[.K313]" office:value-type="float" office:value="0.319666854900871" calcext:value-type="float">
            <text:p>0,320</text:p>
          </table:table-cell>
          <table:table-cell table:number-columns-repeated="8"/>
        </table:table-row>
        <table:table-row table:style-name="ro1">
          <table:table-cell table:style-name="ce3" office:value-type="float" office:value="1.56" calcext:value-type="float">
            <text:p>1,5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3]+[.D313])/2" office:value-type="float" office:value="0.0520756948880736" calcext:value-type="float">
            <text:p>0,052</text:p>
          </table:table-cell>
          <table:table-cell table:style-name="ce12" table:formula="of:=([.C313]+[.E313])/2" office:value-type="float" office:value="0.102730897241088" calcext:value-type="float">
            <text:p>0,103</text:p>
          </table:table-cell>
          <table:table-cell table:style-name="ce12" table:formula="of:=([.D313]+[.F313])/2" office:value-type="float" office:value="0.150583874815436" calcext:value-type="float">
            <text:p>0,151</text:p>
          </table:table-cell>
          <table:table-cell table:style-name="ce12" table:formula="of:=([.E313]+[.G313])/2" office:value-type="float" office:value="0.194329308242737" calcext:value-type="float">
            <text:p>0,194</text:p>
          </table:table-cell>
          <table:table-cell table:style-name="ce12" table:formula="of:=([.F313]+[.H313])/2" office:value-type="float" office:value="0.232773954660848" calcext:value-type="float">
            <text:p>0,233</text:p>
          </table:table-cell>
          <table:table-cell table:style-name="ce12" table:formula="of:=([.G313]+[.I313])/2" office:value-type="float" office:value="0.264869124172482" calcext:value-type="float">
            <text:p>0,265</text:p>
          </table:table-cell>
          <table:table-cell table:style-name="ce12" table:formula="of:=([.H313]+[.J313])/2" office:value-type="float" office:value="0.289739363830008" calcext:value-type="float">
            <text:p>0,290</text:p>
          </table:table-cell>
          <table:table-cell table:style-name="ce12" table:formula="of:=([.I313]+[.K313])/2" office:value-type="float" office:value="0.306706261391725" calcext:value-type="float">
            <text:p>0,307</text:p>
          </table:table-cell>
          <table:table-cell table:style-name="ce12" table:formula="of:=([.J313]+[.L313])/2" office:value-type="float" office:value="0.315307016546958" calcext:value-type="float">
            <text:p>0,315</text:p>
          </table:table-cell>
          <table:table-cell table:style-name="ce12" table:formula="of:=[.K314]" office:value-type="float" office:value="0.315307016546958" calcext:value-type="float">
            <text:p>0,315</text:p>
          </table:table-cell>
          <table:table-cell table:number-columns-repeated="8"/>
        </table:table-row>
        <table:table-row table:style-name="ro1">
          <table:table-cell table:style-name="ce3" office:value-type="float" office:value="1.565" calcext:value-type="float">
            <text:p>1,5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4]+[.D314])/2" office:value-type="float" office:value="0.051365448620544" calcext:value-type="float">
            <text:p>0,051</text:p>
          </table:table-cell>
          <table:table-cell table:style-name="ce12" table:formula="of:=([.C314]+[.E314])/2" office:value-type="float" office:value="0.101329784851755" calcext:value-type="float">
            <text:p>0,101</text:p>
          </table:table-cell>
          <table:table-cell table:style-name="ce12" table:formula="of:=([.D314]+[.F314])/2" office:value-type="float" office:value="0.148530102741912" calcext:value-type="float">
            <text:p>0,149</text:p>
          </table:table-cell>
          <table:table-cell table:style-name="ce12" table:formula="of:=([.E314]+[.G314])/2" office:value-type="float" office:value="0.191678914738142" calcext:value-type="float">
            <text:p>0,192</text:p>
          </table:table-cell>
          <table:table-cell table:style-name="ce12" table:formula="of:=([.F314]+[.H314])/2" office:value-type="float" office:value="0.229599216207609" calcext:value-type="float">
            <text:p>0,230</text:p>
          </table:table-cell>
          <table:table-cell table:style-name="ce12" table:formula="of:=([.G314]+[.I314])/2" office:value-type="float" office:value="0.261256659245428" calcext:value-type="float">
            <text:p>0,261</text:p>
          </table:table-cell>
          <table:table-cell table:style-name="ce12" table:formula="of:=([.H314]+[.J314])/2" office:value-type="float" office:value="0.285787692782104" calcext:value-type="float">
            <text:p>0,286</text:p>
          </table:table-cell>
          <table:table-cell table:style-name="ce12" table:formula="of:=([.I314]+[.K314])/2" office:value-type="float" office:value="0.302523190188483" calcext:value-type="float">
            <text:p>0,303</text:p>
          </table:table-cell>
          <table:table-cell table:style-name="ce12" table:formula="of:=([.J314]+[.L314])/2" office:value-type="float" office:value="0.311006638969342" calcext:value-type="float">
            <text:p>0,311</text:p>
          </table:table-cell>
          <table:table-cell table:style-name="ce12" table:formula="of:=[.K315]" office:value-type="float" office:value="0.311006638969342" calcext:value-type="float">
            <text:p>0,311</text:p>
          </table:table-cell>
          <table:table-cell table:number-columns-repeated="8"/>
        </table:table-row>
        <table:table-row table:style-name="ro1">
          <table:table-cell table:style-name="ce3" office:value-type="float" office:value="1.57" calcext:value-type="float">
            <text:p>1,5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5]+[.D315])/2" office:value-type="float" office:value="0.0506648924258775" calcext:value-type="float">
            <text:p>0,051</text:p>
          </table:table-cell>
          <table:table-cell table:style-name="ce12" table:formula="of:=([.C315]+[.E315])/2" office:value-type="float" office:value="0.0999477756812281" calcext:value-type="float">
            <text:p>0,100</text:p>
          </table:table-cell>
          <table:table-cell table:style-name="ce12" table:formula="of:=([.D315]+[.F315])/2" office:value-type="float" office:value="0.146504349794949" calcext:value-type="float">
            <text:p>0,147</text:p>
          </table:table-cell>
          <table:table-cell table:style-name="ce12" table:formula="of:=([.E315]+[.G315])/2" office:value-type="float" office:value="0.189064659474761" calcext:value-type="float">
            <text:p>0,189</text:p>
          </table:table-cell>
          <table:table-cell table:style-name="ce12" table:formula="of:=([.F315]+[.H315])/2" office:value-type="float" office:value="0.226467786991785" calcext:value-type="float">
            <text:p>0,226</text:p>
          </table:table-cell>
          <table:table-cell table:style-name="ce12" table:formula="of:=([.G315]+[.I315])/2" office:value-type="float" office:value="0.257693454494857" calcext:value-type="float">
            <text:p>0,258</text:p>
          </table:table-cell>
          <table:table-cell table:style-name="ce12" table:formula="of:=([.H315]+[.J315])/2" office:value-type="float" office:value="0.281889924716956" calcext:value-type="float">
            <text:p>0,282</text:p>
          </table:table-cell>
          <table:table-cell table:style-name="ce12" table:formula="of:=([.I315]+[.K315])/2" office:value-type="float" office:value="0.298397165875723" calcext:value-type="float">
            <text:p>0,298</text:p>
          </table:table-cell>
          <table:table-cell table:style-name="ce12" table:formula="of:=([.J315]+[.L315])/2" office:value-type="float" office:value="0.306764914578912" calcext:value-type="float">
            <text:p>0,307</text:p>
          </table:table-cell>
          <table:table-cell table:style-name="ce12" table:formula="of:=[.K316]" office:value-type="float" office:value="0.306764914578912" calcext:value-type="float">
            <text:p>0,307</text:p>
          </table:table-cell>
          <table:table-cell table:number-columns-repeated="8"/>
        </table:table-row>
        <table:table-row table:style-name="ro1">
          <table:table-cell table:style-name="ce3" office:value-type="float" office:value="1.575" calcext:value-type="float">
            <text:p>1,5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6]+[.D316])/2" office:value-type="float" office:value="0.0499738878406141" calcext:value-type="float">
            <text:p>0,050</text:p>
          </table:table-cell>
          <table:table-cell table:style-name="ce12" table:formula="of:=([.C316]+[.E316])/2" office:value-type="float" office:value="0.0985846211104131" calcext:value-type="float">
            <text:p>0,099</text:p>
          </table:table-cell>
          <table:table-cell table:style-name="ce12" table:formula="of:=([.D316]+[.F316])/2" office:value-type="float" office:value="0.144506217577994" calcext:value-type="float">
            <text:p>0,145</text:p>
          </table:table-cell>
          <table:table-cell table:style-name="ce12" table:formula="of:=([.E316]+[.G316])/2" office:value-type="float" office:value="0.186486068393367" calcext:value-type="float">
            <text:p>0,186</text:p>
          </table:table-cell>
          <table:table-cell table:style-name="ce12" table:formula="of:=([.F316]+[.H316])/2" office:value-type="float" office:value="0.223379056984809" calcext:value-type="float">
            <text:p>0,223</text:p>
          </table:table-cell>
          <table:table-cell table:style-name="ce12" table:formula="of:=([.G316]+[.I316])/2" office:value-type="float" office:value="0.25417885585437" calcext:value-type="float">
            <text:p>0,254</text:p>
          </table:table-cell>
          <table:table-cell table:style-name="ce12" table:formula="of:=([.H316]+[.J316])/2" office:value-type="float" office:value="0.27804531018529" calcext:value-type="float">
            <text:p>0,278</text:p>
          </table:table-cell>
          <table:table-cell table:style-name="ce12" table:formula="of:=([.I316]+[.K316])/2" office:value-type="float" office:value="0.294327419647934" calcext:value-type="float">
            <text:p>0,294</text:p>
          </table:table-cell>
          <table:table-cell table:style-name="ce12" table:formula="of:=([.J316]+[.L316])/2" office:value-type="float" office:value="0.302581040227317" calcext:value-type="float">
            <text:p>0,303</text:p>
          </table:table-cell>
          <table:table-cell table:style-name="ce12" table:formula="of:=[.K317]" office:value-type="float" office:value="0.302581040227317" calcext:value-type="float">
            <text:p>0,303</text:p>
          </table:table-cell>
          <table:table-cell table:number-columns-repeated="8"/>
        </table:table-row>
        <table:table-row table:style-name="ro1">
          <table:table-cell table:style-name="ce3" office:value-type="float" office:value="1.58" calcext:value-type="float">
            <text:p>1,5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7]+[.D317])/2" office:value-type="float" office:value="0.0492923105552065" calcext:value-type="float">
            <text:p>0,049</text:p>
          </table:table-cell>
          <table:table-cell table:style-name="ce12" table:formula="of:=([.C317]+[.E317])/2" office:value-type="float" office:value="0.0972400527093043" calcext:value-type="float">
            <text:p>0,097</text:p>
          </table:table-cell>
          <table:table-cell table:style-name="ce12" table:formula="of:=([.D317]+[.F317])/2" office:value-type="float" office:value="0.14253534475189" calcext:value-type="float">
            <text:p>0,143</text:p>
          </table:table-cell>
          <table:table-cell table:style-name="ce12" table:formula="of:=([.E317]+[.G317])/2" office:value-type="float" office:value="0.183942637281402" calcext:value-type="float">
            <text:p>0,184</text:p>
          </table:table-cell>
          <table:table-cell table:style-name="ce12" table:formula="of:=([.F317]+[.H317])/2" office:value-type="float" office:value="0.220332462123869" calcext:value-type="float">
            <text:p>0,220</text:p>
          </table:table-cell>
          <table:table-cell table:style-name="ce12" table:formula="of:=([.G317]+[.I317])/2" office:value-type="float" office:value="0.250712183585049" calcext:value-type="float">
            <text:p>0,251</text:p>
          </table:table-cell>
          <table:table-cell table:style-name="ce12" table:formula="of:=([.H317]+[.J317])/2" office:value-type="float" office:value="0.274253137751152" calcext:value-type="float">
            <text:p>0,274</text:p>
          </table:table-cell>
          <table:table-cell table:style-name="ce12" table:formula="of:=([.I317]+[.K317])/2" office:value-type="float" office:value="0.290313175206304" calcext:value-type="float">
            <text:p>0,290</text:p>
          </table:table-cell>
          <table:table-cell table:style-name="ce12" table:formula="of:=([.J317]+[.L317])/2" office:value-type="float" office:value="0.298454229937626" calcext:value-type="float">
            <text:p>0,298</text:p>
          </table:table-cell>
          <table:table-cell table:style-name="ce12" table:formula="of:=[.K318]" office:value-type="float" office:value="0.298454229937626" calcext:value-type="float">
            <text:p>0,298</text:p>
          </table:table-cell>
          <table:table-cell table:number-columns-repeated="8"/>
        </table:table-row>
        <table:table-row table:style-name="ro1">
          <table:table-cell table:style-name="ce3" office:value-type="float" office:value="1.585" calcext:value-type="float">
            <text:p>1,5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8]+[.D318])/2" office:value-type="float" office:value="0.0486200263546521" calcext:value-type="float">
            <text:p>0,049</text:p>
          </table:table-cell>
          <table:table-cell table:style-name="ce12" table:formula="of:=([.C318]+[.E318])/2" office:value-type="float" office:value="0.0959138276535483" calcext:value-type="float">
            <text:p>0,096</text:p>
          </table:table-cell>
          <table:table-cell table:style-name="ce12" table:formula="of:=([.D318]+[.F318])/2" office:value-type="float" office:value="0.140591344995353" calcext:value-type="float">
            <text:p>0,141</text:p>
          </table:table-cell>
          <table:table-cell table:style-name="ce12" table:formula="of:=([.E318]+[.G318])/2" office:value-type="float" office:value="0.181433903437879" calcext:value-type="float">
            <text:p>0,181</text:p>
          </table:table-cell>
          <table:table-cell table:style-name="ce12" table:formula="of:=([.F318]+[.H318])/2" office:value-type="float" office:value="0.217327410433225" calcext:value-type="float">
            <text:p>0,217</text:p>
          </table:table-cell>
          <table:table-cell table:style-name="ce12" table:formula="of:=([.G318]+[.I318])/2" office:value-type="float" office:value="0.24729279993751" calcext:value-type="float">
            <text:p>0,247</text:p>
          </table:table-cell>
          <table:table-cell table:style-name="ce12" table:formula="of:=([.H318]+[.J318])/2" office:value-type="float" office:value="0.270512679395676" calcext:value-type="float">
            <text:p>0,271</text:p>
          </table:table-cell>
          <table:table-cell table:style-name="ce12" table:formula="of:=([.I318]+[.K318])/2" office:value-type="float" office:value="0.286353683844389" calcext:value-type="float">
            <text:p>0,286</text:p>
          </table:table-cell>
          <table:table-cell table:style-name="ce12" table:formula="of:=([.J318]+[.L318])/2" office:value-type="float" office:value="0.294383702571965" calcext:value-type="float">
            <text:p>0,294</text:p>
          </table:table-cell>
          <table:table-cell table:style-name="ce12" table:formula="of:=[.K319]" office:value-type="float" office:value="0.294383702571965" calcext:value-type="float">
            <text:p>0,294</text:p>
          </table:table-cell>
          <table:table-cell table:number-columns-repeated="8"/>
        </table:table-row>
        <table:table-row table:style-name="ro1">
          <table:table-cell table:style-name="ce3" office:value-type="float" office:value="1.59" calcext:value-type="float">
            <text:p>1,5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19]+[.D319])/2" office:value-type="float" office:value="0.0479569138267741" calcext:value-type="float">
            <text:p>0,048</text:p>
          </table:table-cell>
          <table:table-cell table:style-name="ce12" table:formula="of:=([.C319]+[.E319])/2" office:value-type="float" office:value="0.0946056856750025" calcext:value-type="float">
            <text:p>0,095</text:p>
          </table:table-cell>
          <table:table-cell table:style-name="ce12" table:formula="of:=([.D319]+[.F319])/2" office:value-type="float" office:value="0.138673865545714" calcext:value-type="float">
            <text:p>0,139</text:p>
          </table:table-cell>
          <table:table-cell table:style-name="ce12" table:formula="of:=([.E319]+[.G319])/2" office:value-type="float" office:value="0.178959377714289" calcext:value-type="float">
            <text:p>0,179</text:p>
          </table:table-cell>
          <table:table-cell table:style-name="ce12" table:formula="of:=([.F319]+[.H319])/2" office:value-type="float" office:value="0.214363351687695" calcext:value-type="float">
            <text:p>0,214</text:p>
          </table:table-cell>
          <table:table-cell table:style-name="ce12" table:formula="of:=([.G319]+[.I319])/2" office:value-type="float" office:value="0.243920044914451" calcext:value-type="float">
            <text:p>0,244</text:p>
          </table:table-cell>
          <table:table-cell table:style-name="ce12" table:formula="of:=([.H319]+[.J319])/2" office:value-type="float" office:value="0.26682324189095" calcext:value-type="float">
            <text:p>0,267</text:p>
          </table:table-cell>
          <table:table-cell table:style-name="ce12" table:formula="of:=([.I319]+[.K319])/2" office:value-type="float" office:value="0.28244819098382" calcext:value-type="float">
            <text:p>0,282</text:p>
          </table:table-cell>
          <table:table-cell table:style-name="ce12" table:formula="of:=([.J319]+[.L319])/2" office:value-type="float" office:value="0.290368693208177" calcext:value-type="float">
            <text:p>0,290</text:p>
          </table:table-cell>
          <table:table-cell table:style-name="ce12" table:formula="of:=[.K320]" office:value-type="float" office:value="0.290368693208177" calcext:value-type="float">
            <text:p>0,290</text:p>
          </table:table-cell>
          <table:table-cell table:number-columns-repeated="8"/>
        </table:table-row>
        <table:table-row table:style-name="ro1">
          <table:table-cell table:style-name="ce3" office:value-type="float" office:value="1.595" calcext:value-type="float">
            <text:p>1,5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0]+[.D320])/2" office:value-type="float" office:value="0.0473028428375013" calcext:value-type="float">
            <text:p>0,047</text:p>
          </table:table-cell>
          <table:table-cell table:style-name="ce12" table:formula="of:=([.C320]+[.E320])/2" office:value-type="float" office:value="0.093315389686244" calcext:value-type="float">
            <text:p>0,093</text:p>
          </table:table-cell>
          <table:table-cell table:style-name="ce12" table:formula="of:=([.D320]+[.F320])/2" office:value-type="float" office:value="0.136782531694646" calcext:value-type="float">
            <text:p>0,137</text:p>
          </table:table-cell>
          <table:table-cell table:style-name="ce12" table:formula="of:=([.E320]+[.G320])/2" office:value-type="float" office:value="0.176518608616704" calcext:value-type="float">
            <text:p>0,177</text:p>
          </table:table-cell>
          <table:table-cell table:style-name="ce12" table:formula="of:=([.F320]+[.H320])/2" office:value-type="float" office:value="0.21143971131437" calcext:value-type="float">
            <text:p>0,211</text:p>
          </table:table-cell>
          <table:table-cell table:style-name="ce12" table:formula="of:=([.G320]+[.I320])/2" office:value-type="float" office:value="0.240593296789322" calcext:value-type="float">
            <text:p>0,241</text:p>
          </table:table-cell>
          <table:table-cell table:style-name="ce12" table:formula="of:=([.H320]+[.J320])/2" office:value-type="float" office:value="0.263184117949136" calcext:value-type="float">
            <text:p>0,263</text:p>
          </table:table-cell>
          <table:table-cell table:style-name="ce12" table:formula="of:=([.I320]+[.K320])/2" office:value-type="float" office:value="0.278595967549563" calcext:value-type="float">
            <text:p>0,279</text:p>
          </table:table-cell>
          <table:table-cell table:style-name="ce12" table:formula="of:=([.J320]+[.L320])/2" office:value-type="float" office:value="0.286408442095999" calcext:value-type="float">
            <text:p>0,286</text:p>
          </table:table-cell>
          <table:table-cell table:style-name="ce12" table:formula="of:=[.K321]" office:value-type="float" office:value="0.286408442095999" calcext:value-type="float">
            <text:p>0,286</text:p>
          </table:table-cell>
          <table:table-cell table:number-columns-repeated="8"/>
        </table:table-row>
        <table:table-row table:style-name="ro1">
          <table:table-cell table:style-name="ce3" office:value-type="float" office:value="1.6" calcext:value-type="float">
            <text:p>1,6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1]+[.D321])/2" office:value-type="float" office:value="0.046657694843122" calcext:value-type="float">
            <text:p>0,047</text:p>
          </table:table-cell>
          <table:table-cell table:style-name="ce12" table:formula="of:=([.C321]+[.E321])/2" office:value-type="float" office:value="0.0920426872660735" calcext:value-type="float">
            <text:p>0,092</text:p>
          </table:table-cell>
          <table:table-cell table:style-name="ce12" table:formula="of:=([.D321]+[.F321])/2" office:value-type="float" office:value="0.134916999151474" calcext:value-type="float">
            <text:p>0,135</text:p>
          </table:table-cell>
          <table:table-cell table:style-name="ce12" table:formula="of:=([.E321]+[.G321])/2" office:value-type="float" office:value="0.174111121504508" calcext:value-type="float">
            <text:p>0,174</text:p>
          </table:table-cell>
          <table:table-cell table:style-name="ce12" table:formula="of:=([.F321]+[.H321])/2" office:value-type="float" office:value="0.208555952703013" calcext:value-type="float">
            <text:p>0,209</text:p>
          </table:table-cell>
          <table:table-cell table:style-name="ce12" table:formula="of:=([.G321]+[.I321])/2" office:value-type="float" office:value="0.237311914631753" calcext:value-type="float">
            <text:p>0,237</text:p>
          </table:table-cell>
          <table:table-cell table:style-name="ce12" table:formula="of:=([.H321]+[.J321])/2" office:value-type="float" office:value="0.259594632169443" calcext:value-type="float">
            <text:p>0,260</text:p>
          </table:table-cell>
          <table:table-cell table:style-name="ce12" table:formula="of:=([.I321]+[.K321])/2" office:value-type="float" office:value="0.274796280022567" calcext:value-type="float">
            <text:p>0,275</text:p>
          </table:table-cell>
          <table:table-cell table:style-name="ce12" table:formula="of:=([.J321]+[.L321])/2" office:value-type="float" office:value="0.282502204822781" calcext:value-type="float">
            <text:p>0,283</text:p>
          </table:table-cell>
          <table:table-cell table:style-name="ce12" table:formula="of:=[.K322]" office:value-type="float" office:value="0.282502204822781" calcext:value-type="float">
            <text:p>0,283</text:p>
          </table:table-cell>
          <table:table-cell table:number-columns-repeated="8"/>
        </table:table-row>
        <table:table-row table:style-name="ro1">
          <table:table-cell table:style-name="ce3" office:value-type="float" office:value="1.605" calcext:value-type="float">
            <text:p>1,6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2]+[.D322])/2" office:value-type="float" office:value="0.0460213436330368" calcext:value-type="float">
            <text:p>0,046</text:p>
          </table:table-cell>
          <table:table-cell table:style-name="ce12" table:formula="of:=([.C322]+[.E322])/2" office:value-type="float" office:value="0.0907873469972981" calcext:value-type="float">
            <text:p>0,091</text:p>
          </table:table-cell>
          <table:table-cell table:style-name="ce12" table:formula="of:=([.D322]+[.F322])/2" office:value-type="float" office:value="0.133076904385291" calcext:value-type="float">
            <text:p>0,133</text:p>
          </table:table-cell>
          <table:table-cell table:style-name="ce12" table:formula="of:=([.E322]+[.G322])/2" office:value-type="float" office:value="0.171736475927244" calcext:value-type="float">
            <text:p>0,172</text:p>
          </table:table-cell>
          <table:table-cell table:style-name="ce12" table:formula="of:=([.F322]+[.H322])/2" office:value-type="float" office:value="0.20571151806813" calcext:value-type="float">
            <text:p>0,206</text:p>
          </table:table-cell>
          <table:table-cell table:style-name="ce12" table:formula="of:=([.G322]+[.I322])/2" office:value-type="float" office:value="0.234075292436228" calcext:value-type="float">
            <text:p>0,234</text:p>
          </table:table-cell>
          <table:table-cell table:style-name="ce12" table:formula="of:=([.H322]+[.J322])/2" office:value-type="float" office:value="0.25605409732716" calcext:value-type="float">
            <text:p>0,256</text:p>
          </table:table-cell>
          <table:table-cell table:style-name="ce12" table:formula="of:=([.I322]+[.K322])/2" office:value-type="float" office:value="0.271048418496112" calcext:value-type="float">
            <text:p>0,271</text:p>
          </table:table-cell>
          <table:table-cell table:style-name="ce12" table:formula="of:=([.J322]+[.L322])/2" office:value-type="float" office:value="0.278649242422674" calcext:value-type="float">
            <text:p>0,279</text:p>
          </table:table-cell>
          <table:table-cell table:style-name="ce12" table:formula="of:=[.K323]" office:value-type="float" office:value="0.278649242422674" calcext:value-type="float">
            <text:p>0,279</text:p>
          </table:table-cell>
          <table:table-cell table:number-columns-repeated="8"/>
        </table:table-row>
        <table:table-row table:style-name="ro1">
          <table:table-cell table:style-name="ce3" office:value-type="float" office:value="1.61" calcext:value-type="float">
            <text:p>1,6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3]+[.D323])/2" office:value-type="float" office:value="0.045393673498649" calcext:value-type="float">
            <text:p>0,045</text:p>
          </table:table-cell>
          <table:table-cell table:style-name="ce12" table:formula="of:=([.C323]+[.E323])/2" office:value-type="float" office:value="0.0895491240091638" calcext:value-type="float">
            <text:p>0,090</text:p>
          </table:table-cell>
          <table:table-cell table:style-name="ce12" table:formula="of:=([.D323]+[.F323])/2" office:value-type="float" office:value="0.131261911462271" calcext:value-type="float">
            <text:p>0,131</text:p>
          </table:table-cell>
          <table:table-cell table:style-name="ce12" table:formula="of:=([.E323]+[.G323])/2" office:value-type="float" office:value="0.169394211226711" calcext:value-type="float">
            <text:p>0,169</text:p>
          </table:table-cell>
          <table:table-cell table:style-name="ce12" table:formula="of:=([.F323]+[.H323])/2" office:value-type="float" office:value="0.202905884181736" calcext:value-type="float">
            <text:p>0,203</text:p>
          </table:table-cell>
          <table:table-cell table:style-name="ce12" table:formula="of:=([.G323]+[.I323])/2" office:value-type="float" office:value="0.230882807697645" calcext:value-type="float">
            <text:p>0,231</text:p>
          </table:table-cell>
          <table:table-cell table:style-name="ce12" table:formula="of:=([.H323]+[.J323])/2" office:value-type="float" office:value="0.25256185546617" calcext:value-type="float">
            <text:p>0,253</text:p>
          </table:table-cell>
          <table:table-cell table:style-name="ce12" table:formula="of:=([.I323]+[.K323])/2" office:value-type="float" office:value="0.267351669874917" calcext:value-type="float">
            <text:p>0,267</text:p>
          </table:table-cell>
          <table:table-cell table:style-name="ce12" table:formula="of:=([.J323]+[.L323])/2" office:value-type="float" office:value="0.274848830459393" calcext:value-type="float">
            <text:p>0,275</text:p>
          </table:table-cell>
          <table:table-cell table:style-name="ce12" table:formula="of:=[.K324]" office:value-type="float" office:value="0.274848830459393" calcext:value-type="float">
            <text:p>0,275</text:p>
          </table:table-cell>
          <table:table-cell table:number-columns-repeated="8"/>
        </table:table-row>
        <table:table-row table:style-name="ro1">
          <table:table-cell table:style-name="ce3" office:value-type="float" office:value="1.615" calcext:value-type="float">
            <text:p>1,6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4]+[.D324])/2" office:value-type="float" office:value="0.0447745620045819" calcext:value-type="float">
            <text:p>0,045</text:p>
          </table:table-cell>
          <table:table-cell table:style-name="ce12" table:formula="of:=([.C324]+[.E324])/2" office:value-type="float" office:value="0.08832779248046" calcext:value-type="float">
            <text:p>0,088</text:p>
          </table:table-cell>
          <table:table-cell table:style-name="ce12" table:formula="of:=([.D324]+[.F324])/2" office:value-type="float" office:value="0.129471667617937" calcext:value-type="float">
            <text:p>0,129</text:p>
          </table:table-cell>
          <table:table-cell table:style-name="ce12" table:formula="of:=([.E324]+[.G324])/2" office:value-type="float" office:value="0.167083897822003" calcext:value-type="float">
            <text:p>0,167</text:p>
          </table:table-cell>
          <table:table-cell table:style-name="ce12" table:formula="of:=([.F324]+[.H324])/2" office:value-type="float" office:value="0.200138509462178" calcext:value-type="float">
            <text:p>0,200</text:p>
          </table:table-cell>
          <table:table-cell table:style-name="ce12" table:formula="of:=([.G324]+[.I324])/2" office:value-type="float" office:value="0.227733869823953" calcext:value-type="float">
            <text:p>0,228</text:p>
          </table:table-cell>
          <table:table-cell table:style-name="ce12" table:formula="of:=([.H324]+[.J324])/2" office:value-type="float" office:value="0.249117238786281" calcext:value-type="float">
            <text:p>0,249</text:p>
          </table:table-cell>
          <table:table-cell table:style-name="ce12" table:formula="of:=([.I324]+[.K324])/2" office:value-type="float" office:value="0.263705342962782" calcext:value-type="float">
            <text:p>0,264</text:p>
          </table:table-cell>
          <table:table-cell table:style-name="ce12" table:formula="of:=([.J324]+[.L324])/2" office:value-type="float" office:value="0.271100250167155" calcext:value-type="float">
            <text:p>0,271</text:p>
          </table:table-cell>
          <table:table-cell table:style-name="ce12" table:formula="of:=[.K325]" office:value-type="float" office:value="0.271100250167155" calcext:value-type="float">
            <text:p>0,271</text:p>
          </table:table-cell>
          <table:table-cell table:number-columns-repeated="8"/>
        </table:table-row>
        <table:table-row table:style-name="ro1">
          <table:table-cell table:style-name="ce3" office:value-type="float" office:value="1.62" calcext:value-type="float">
            <text:p>1,6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5]+[.D325])/2" office:value-type="float" office:value="0.04416389624023" calcext:value-type="float">
            <text:p>0,044</text:p>
          </table:table-cell>
          <table:table-cell table:style-name="ce12" table:formula="of:=([.C325]+[.E325])/2" office:value-type="float" office:value="0.0871231148112595" calcext:value-type="float">
            <text:p>0,087</text:p>
          </table:table-cell>
          <table:table-cell table:style-name="ce12" table:formula="of:=([.D325]+[.F325])/2" office:value-type="float" office:value="0.127705845151232" calcext:value-type="float">
            <text:p>0,128</text:p>
          </table:table-cell>
          <table:table-cell table:style-name="ce12" table:formula="of:=([.E325]+[.G325])/2" office:value-type="float" office:value="0.164805088540058" calcext:value-type="float">
            <text:p>0,165</text:p>
          </table:table-cell>
          <table:table-cell table:style-name="ce12" table:formula="of:=([.F325]+[.H325])/2" office:value-type="float" office:value="0.197408883822978" calcext:value-type="float">
            <text:p>0,197</text:p>
          </table:table-cell>
          <table:table-cell table:style-name="ce12" table:formula="of:=([.G325]+[.I325])/2" office:value-type="float" office:value="0.22462787412423" calcext:value-type="float">
            <text:p>0,225</text:p>
          </table:table-cell>
          <table:table-cell table:style-name="ce12" table:formula="of:=([.H325]+[.J325])/2" office:value-type="float" office:value="0.245719606393367" calcext:value-type="float">
            <text:p>0,246</text:p>
          </table:table-cell>
          <table:table-cell table:style-name="ce12" table:formula="of:=([.I325]+[.K325])/2" office:value-type="float" office:value="0.260108744476718" calcext:value-type="float">
            <text:p>0,260</text:p>
          </table:table-cell>
          <table:table-cell table:style-name="ce12" table:formula="of:=([.J325]+[.L325])/2" office:value-type="float" office:value="0.267402796564968" calcext:value-type="float">
            <text:p>0,267</text:p>
          </table:table-cell>
          <table:table-cell table:style-name="ce12" table:formula="of:=[.K326]" office:value-type="float" office:value="0.267402796564968" calcext:value-type="float">
            <text:p>0,267</text:p>
          </table:table-cell>
          <table:table-cell table:number-columns-repeated="8"/>
        </table:table-row>
        <table:table-row table:style-name="ro1">
          <table:table-cell table:style-name="ce3" office:value-type="float" office:value="1.625" calcext:value-type="float">
            <text:p>1,6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6]+[.D326])/2" office:value-type="float" office:value="0.0435615574056298" calcext:value-type="float">
            <text:p>0,044</text:p>
          </table:table-cell>
          <table:table-cell table:style-name="ce12" table:formula="of:=([.C326]+[.E326])/2" office:value-type="float" office:value="0.0859348706957308" calcext:value-type="float">
            <text:p>0,086</text:p>
          </table:table-cell>
          <table:table-cell table:style-name="ce12" table:formula="of:=([.D326]+[.F326])/2" office:value-type="float" office:value="0.125964101675659" calcext:value-type="float">
            <text:p>0,126</text:p>
          </table:table-cell>
          <table:table-cell table:style-name="ce12" table:formula="of:=([.E326]+[.G326])/2" office:value-type="float" office:value="0.162557364487105" calcext:value-type="float">
            <text:p>0,163</text:p>
          </table:table-cell>
          <table:table-cell table:style-name="ce12" table:formula="of:=([.F326]+[.H326])/2" office:value-type="float" office:value="0.194716481332144" calcext:value-type="float">
            <text:p>0,195</text:p>
          </table:table-cell>
          <table:table-cell table:style-name="ce12" table:formula="of:=([.G326]+[.I326])/2" office:value-type="float" office:value="0.221564245108173" calcext:value-type="float">
            <text:p>0,222</text:p>
          </table:table-cell>
          <table:table-cell table:style-name="ce12" table:formula="of:=([.H326]+[.J326])/2" office:value-type="float" office:value="0.242368309300474" calcext:value-type="float">
            <text:p>0,242</text:p>
          </table:table-cell>
          <table:table-cell table:style-name="ce12" table:formula="of:=([.I326]+[.K326])/2" office:value-type="float" office:value="0.256561201479168" calcext:value-type="float">
            <text:p>0,257</text:p>
          </table:table-cell>
          <table:table-cell table:style-name="ce12" table:formula="of:=([.J326]+[.L326])/2" office:value-type="float" office:value="0.263755770520843" calcext:value-type="float">
            <text:p>0,264</text:p>
          </table:table-cell>
          <table:table-cell table:style-name="ce12" table:formula="of:=[.K327]" office:value-type="float" office:value="0.263755770520843" calcext:value-type="float">
            <text:p>0,264</text:p>
          </table:table-cell>
          <table:table-cell table:number-columns-repeated="8"/>
        </table:table-row>
        <table:table-row table:style-name="ro1">
          <table:table-cell table:style-name="ce3" office:value-type="float" office:value="1.63" calcext:value-type="float">
            <text:p>1,6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7]+[.D327])/2" office:value-type="float" office:value="0.0429674353478654" calcext:value-type="float">
            <text:p>0,043</text:p>
          </table:table-cell>
          <table:table-cell table:style-name="ce12" table:formula="of:=([.C327]+[.E327])/2" office:value-type="float" office:value="0.0847628295406441" calcext:value-type="float">
            <text:p>0,085</text:p>
          </table:table-cell>
          <table:table-cell table:style-name="ce12" table:formula="of:=([.D327]+[.F327])/2" office:value-type="float" office:value="0.124246117591418" calcext:value-type="float">
            <text:p>0,124</text:p>
          </table:table-cell>
          <table:table-cell table:style-name="ce12" table:formula="of:=([.E327]+[.G327])/2" office:value-type="float" office:value="0.160340291503901" calcext:value-type="float">
            <text:p>0,160</text:p>
          </table:table-cell>
          <table:table-cell table:style-name="ce12" table:formula="of:=([.F327]+[.H327])/2" office:value-type="float" office:value="0.192060804797639" calcext:value-type="float">
            <text:p>0,192</text:p>
          </table:table-cell>
          <table:table-cell table:style-name="ce12" table:formula="of:=([.G327]+[.I327])/2" office:value-type="float" office:value="0.218542395316309" calcext:value-type="float">
            <text:p>0,219</text:p>
          </table:table-cell>
          <table:table-cell table:style-name="ce12" table:formula="of:=([.H327]+[.J327])/2" office:value-type="float" office:value="0.23906272329367" calcext:value-type="float">
            <text:p>0,239</text:p>
          </table:table-cell>
          <table:table-cell table:style-name="ce12" table:formula="of:=([.I327]+[.K327])/2" office:value-type="float" office:value="0.253062039910658" calcext:value-type="float">
            <text:p>0,253</text:p>
          </table:table-cell>
          <table:table-cell table:style-name="ce12" table:formula="of:=([.J327]+[.L327])/2" office:value-type="float" office:value="0.260158486000005" calcext:value-type="float">
            <text:p>0,260</text:p>
          </table:table-cell>
          <table:table-cell table:style-name="ce12" table:formula="of:=[.K328]" office:value-type="float" office:value="0.260158486000005" calcext:value-type="float">
            <text:p>0,260</text:p>
          </table:table-cell>
          <table:table-cell table:number-columns-repeated="8"/>
        </table:table-row>
        <table:table-row table:style-name="ro1">
          <table:table-cell table:style-name="ce3" office:value-type="float" office:value="1.635" calcext:value-type="float">
            <text:p>1,6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8]+[.D328])/2" office:value-type="float" office:value="0.0423814147703221" calcext:value-type="float">
            <text:p>0,042</text:p>
          </table:table-cell>
          <table:table-cell table:style-name="ce12" table:formula="of:=([.C328]+[.E328])/2" office:value-type="float" office:value="0.0836067764696417" calcext:value-type="float">
            <text:p>0,084</text:p>
          </table:table-cell>
          <table:table-cell table:style-name="ce12" table:formula="of:=([.D328]+[.F328])/2" office:value-type="float" office:value="0.122551560522273" calcext:value-type="float">
            <text:p>0,123</text:p>
          </table:table-cell>
          <table:table-cell table:style-name="ce12" table:formula="of:=([.E328]+[.G328])/2" office:value-type="float" office:value="0.158153461194528" calcext:value-type="float">
            <text:p>0,158</text:p>
          </table:table-cell>
          <table:table-cell table:style-name="ce12" table:formula="of:=([.F328]+[.H328])/2" office:value-type="float" office:value="0.189441343410105" calcext:value-type="float">
            <text:p>0,189</text:p>
          </table:table-cell>
          <table:table-cell table:style-name="ce12" table:formula="of:=([.G328]+[.I328])/2" office:value-type="float" office:value="0.215561764045655" calcext:value-type="float">
            <text:p>0,216</text:p>
          </table:table-cell>
          <table:table-cell table:style-name="ce12" table:formula="of:=([.H328]+[.J328])/2" office:value-type="float" office:value="0.235802217613484" calcext:value-type="float">
            <text:p>0,236</text:p>
          </table:table-cell>
          <table:table-cell table:style-name="ce12" table:formula="of:=([.I328]+[.K328])/2" office:value-type="float" office:value="0.249610604646838" calcext:value-type="float">
            <text:p>0,250</text:p>
          </table:table-cell>
          <table:table-cell table:style-name="ce12" table:formula="of:=([.J328]+[.L328])/2" office:value-type="float" office:value="0.256610262955332" calcext:value-type="float">
            <text:p>0,257</text:p>
          </table:table-cell>
          <table:table-cell table:style-name="ce12" table:formula="of:=[.K329]" office:value-type="float" office:value="0.256610262955332" calcext:value-type="float">
            <text:p>0,257</text:p>
          </table:table-cell>
          <table:table-cell table:number-columns-repeated="8"/>
        </table:table-row>
        <table:table-row table:style-name="ro1">
          <table:table-cell table:style-name="ce3" office:value-type="float" office:value="1.64" calcext:value-type="float">
            <text:p>1,6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29]+[.D329])/2" office:value-type="float" office:value="0.0418033882348208" calcext:value-type="float">
            <text:p>0,042</text:p>
          </table:table-cell>
          <table:table-cell table:style-name="ce12" table:formula="of:=([.C329]+[.E329])/2" office:value-type="float" office:value="0.0824664876462973" calcext:value-type="float">
            <text:p>0,082</text:p>
          </table:table-cell>
          <table:table-cell table:style-name="ce12" table:formula="of:=([.D329]+[.F329])/2" office:value-type="float" office:value="0.120880118832085" calcext:value-type="float">
            <text:p>0,121</text:p>
          </table:table-cell>
          <table:table-cell table:style-name="ce12" table:formula="of:=([.E329]+[.G329])/2" office:value-type="float" office:value="0.155996451966189" calcext:value-type="float">
            <text:p>0,156</text:p>
          </table:table-cell>
          <table:table-cell table:style-name="ce12" table:formula="of:=([.F329]+[.H329])/2" office:value-type="float" office:value="0.186857612620091" calcext:value-type="float">
            <text:p>0,187</text:p>
          </table:table-cell>
          <table:table-cell table:style-name="ce12" table:formula="of:=([.G329]+[.I329])/2" office:value-type="float" office:value="0.212621780511794" calcext:value-type="float">
            <text:p>0,213</text:p>
          </table:table-cell>
          <table:table-cell table:style-name="ce12" table:formula="of:=([.H329]+[.J329])/2" office:value-type="float" office:value="0.232586184346246" calcext:value-type="float">
            <text:p>0,233</text:p>
          </table:table-cell>
          <table:table-cell table:style-name="ce12" table:formula="of:=([.I329]+[.K329])/2" office:value-type="float" office:value="0.246206240284408" calcext:value-type="float">
            <text:p>0,246</text:p>
          </table:table-cell>
          <table:table-cell table:style-name="ce12" table:formula="of:=([.J329]+[.L329])/2" office:value-type="float" office:value="0.253110433801085" calcext:value-type="float">
            <text:p>0,253</text:p>
          </table:table-cell>
          <table:table-cell table:style-name="ce12" table:formula="of:=[.K330]" office:value-type="float" office:value="0.253110433801085" calcext:value-type="float">
            <text:p>0,253</text:p>
          </table:table-cell>
          <table:table-cell table:number-columns-repeated="8"/>
        </table:table-row>
        <table:table-row table:style-name="ro1">
          <table:table-cell table:style-name="ce3" office:value-type="float" office:value="1.645" calcext:value-type="float">
            <text:p>1,6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0]+[.D330])/2" office:value-type="float" office:value="0.0412332438231487" calcext:value-type="float">
            <text:p>0,041</text:p>
          </table:table-cell>
          <table:table-cell table:style-name="ce12" table:formula="of:=([.C330]+[.E330])/2" office:value-type="float" office:value="0.0813417535334529" calcext:value-type="float">
            <text:p>0,081</text:p>
          </table:table-cell>
          <table:table-cell table:style-name="ce12" table:formula="of:=([.D330]+[.F330])/2" office:value-type="float" office:value="0.119231469806243" calcext:value-type="float">
            <text:p>0,119</text:p>
          </table:table-cell>
          <table:table-cell table:style-name="ce12" table:formula="of:=([.E330]+[.G330])/2" office:value-type="float" office:value="0.153868865726088" calcext:value-type="float">
            <text:p>0,154</text:p>
          </table:table-cell>
          <table:table-cell table:style-name="ce12" table:formula="of:=([.F330]+[.H330])/2" office:value-type="float" office:value="0.184309116238991" calcext:value-type="float">
            <text:p>0,184</text:p>
          </table:table-cell>
          <table:table-cell table:style-name="ce12" table:formula="of:=([.G330]+[.I330])/2" office:value-type="float" office:value="0.209721898483169" calcext:value-type="float">
            <text:p>0,210</text:p>
          </table:table-cell>
          <table:table-cell table:style-name="ce12" table:formula="of:=([.H330]+[.J330])/2" office:value-type="float" office:value="0.229414010398101" calcext:value-type="float">
            <text:p>0,229</text:p>
          </table:table-cell>
          <table:table-cell table:style-name="ce12" table:formula="of:=([.I330]+[.K330])/2" office:value-type="float" office:value="0.242848309073666" calcext:value-type="float">
            <text:p>0,243</text:p>
          </table:table-cell>
          <table:table-cell table:style-name="ce12" table:formula="of:=([.J330]+[.L330])/2" office:value-type="float" office:value="0.249658337042746" calcext:value-type="float">
            <text:p>0,250</text:p>
          </table:table-cell>
          <table:table-cell table:style-name="ce12" table:formula="of:=[.K331]" office:value-type="float" office:value="0.249658337042746" calcext:value-type="float">
            <text:p>0,250</text:p>
          </table:table-cell>
          <table:table-cell table:number-columns-repeated="8"/>
        </table:table-row>
        <table:table-row table:style-name="ro1">
          <table:table-cell table:style-name="ce3" office:value-type="float" office:value="1.65" calcext:value-type="float">
            <text:p>1,6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1]+[.D331])/2" office:value-type="float" office:value="0.0406708767667265" calcext:value-type="float">
            <text:p>0,041</text:p>
          </table:table-cell>
          <table:table-cell table:style-name="ce12" table:formula="of:=([.C331]+[.E331])/2" office:value-type="float" office:value="0.0802323568146958" calcext:value-type="float">
            <text:p>0,080</text:p>
          </table:table-cell>
          <table:table-cell table:style-name="ce12" table:formula="of:=([.D331]+[.F331])/2" office:value-type="float" office:value="0.117605309629771" calcext:value-type="float">
            <text:p>0,118</text:p>
          </table:table-cell>
          <table:table-cell table:style-name="ce12" table:formula="of:=([.E331]+[.G331])/2" office:value-type="float" office:value="0.151770293022617" calcext:value-type="float">
            <text:p>0,152</text:p>
          </table:table-cell>
          <table:table-cell table:style-name="ce12" table:formula="of:=([.F331]+[.H331])/2" office:value-type="float" office:value="0.181795382104629" calcext:value-type="float">
            <text:p>0,182</text:p>
          </table:table-cell>
          <table:table-cell table:style-name="ce12" table:formula="of:=([.G331]+[.I331])/2" office:value-type="float" office:value="0.206861563318546" calcext:value-type="float">
            <text:p>0,207</text:p>
          </table:table-cell>
          <table:table-cell table:style-name="ce12" table:formula="of:=([.H331]+[.J331])/2" office:value-type="float" office:value="0.226285103778417" calcext:value-type="float">
            <text:p>0,226</text:p>
          </table:table-cell>
          <table:table-cell table:style-name="ce12" table:formula="of:=([.I331]+[.K331])/2" office:value-type="float" office:value="0.239536173720424" calcext:value-type="float">
            <text:p>0,240</text:p>
          </table:table-cell>
          <table:table-cell table:style-name="ce12" table:formula="of:=([.J331]+[.L331])/2" office:value-type="float" office:value="0.246253323058206" calcext:value-type="float">
            <text:p>0,246</text:p>
          </table:table-cell>
          <table:table-cell table:style-name="ce12" table:formula="of:=[.K332]" office:value-type="float" office:value="0.246253323058206" calcext:value-type="float">
            <text:p>0,246</text:p>
          </table:table-cell>
          <table:table-cell table:number-columns-repeated="8"/>
        </table:table-row>
        <table:table-row table:style-name="ro1">
          <table:table-cell table:style-name="ce3" office:value-type="float" office:value="1.655" calcext:value-type="float">
            <text:p>1,6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2]+[.D332])/2" office:value-type="float" office:value="0.0401161784073479" calcext:value-type="float">
            <text:p>0,040</text:p>
          </table:table-cell>
          <table:table-cell table:style-name="ce12" table:formula="of:=([.C332]+[.E332])/2" office:value-type="float" office:value="0.0791380931982485" calcext:value-type="float">
            <text:p>0,079</text:p>
          </table:table-cell>
          <table:table-cell table:style-name="ce12" table:formula="of:=([.D332]+[.F332])/2" office:value-type="float" office:value="0.116001324918657" calcext:value-type="float">
            <text:p>0,116</text:p>
          </table:table-cell>
          <table:table-cell table:style-name="ce12" table:formula="of:=([.E332]+[.G332])/2" office:value-type="float" office:value="0.1497003458672" calcext:value-type="float">
            <text:p>0,150</text:p>
          </table:table-cell>
          <table:table-cell table:style-name="ce12" table:formula="of:=([.F332]+[.H332])/2" office:value-type="float" office:value="0.179315928170582" calcext:value-type="float">
            <text:p>0,179</text:p>
          </table:table-cell>
          <table:table-cell table:style-name="ce12" table:formula="of:=([.G332]+[.I332])/2" office:value-type="float" office:value="0.204040242941523" calcext:value-type="float">
            <text:p>0,204</text:p>
          </table:table-cell>
          <table:table-cell table:style-name="ce12" table:formula="of:=([.H332]+[.J332])/2" office:value-type="float" office:value="0.223198868519485" calcext:value-type="float">
            <text:p>0,223</text:p>
          </table:table-cell>
          <table:table-cell table:style-name="ce12" table:formula="of:=([.I332]+[.K332])/2" office:value-type="float" office:value="0.236269213418312" calcext:value-type="float">
            <text:p>0,236</text:p>
          </table:table-cell>
          <table:table-cell table:style-name="ce12" table:formula="of:=([.J332]+[.L332])/2" office:value-type="float" office:value="0.242894748389315" calcext:value-type="float">
            <text:p>0,243</text:p>
          </table:table-cell>
          <table:table-cell table:style-name="ce12" table:formula="of:=[.K333]" office:value-type="float" office:value="0.242894748389315" calcext:value-type="float">
            <text:p>0,243</text:p>
          </table:table-cell>
          <table:table-cell table:number-columns-repeated="8"/>
        </table:table-row>
        <table:table-row table:style-name="ro1">
          <table:table-cell table:style-name="ce3" office:value-type="float" office:value="1.66" calcext:value-type="float">
            <text:p>1,6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3]+[.D333])/2" office:value-type="float" office:value="0.0395690465991243" calcext:value-type="float">
            <text:p>0,040</text:p>
          </table:table-cell>
          <table:table-cell table:style-name="ce12" table:formula="of:=([.C333]+[.E333])/2" office:value-type="float" office:value="0.0780587516630022" calcext:value-type="float">
            <text:p>0,078</text:p>
          </table:table-cell>
          <table:table-cell table:style-name="ce12" table:formula="of:=([.D333]+[.F333])/2" office:value-type="float" office:value="0.114419219532724" calcext:value-type="float">
            <text:p>0,114</text:p>
          </table:table-cell>
          <table:table-cell table:style-name="ce12" table:formula="of:=([.E333]+[.G333])/2" office:value-type="float" office:value="0.147658626544619" calcext:value-type="float">
            <text:p>0,148</text:p>
          </table:table-cell>
          <table:table-cell table:style-name="ce12" table:formula="of:=([.F333]+[.H333])/2" office:value-type="float" office:value="0.176870294404361" calcext:value-type="float">
            <text:p>0,177</text:p>
          </table:table-cell>
          <table:table-cell table:style-name="ce12" table:formula="of:=([.G333]+[.I333])/2" office:value-type="float" office:value="0.201257398345033" calcext:value-type="float">
            <text:p>0,201</text:p>
          </table:table-cell>
          <table:table-cell table:style-name="ce12" table:formula="of:=([.H333]+[.J333])/2" office:value-type="float" office:value="0.220154728179917" calcext:value-type="float">
            <text:p>0,220</text:p>
          </table:table-cell>
          <table:table-cell table:style-name="ce12" table:formula="of:=([.I333]+[.K333])/2" office:value-type="float" office:value="0.2330468084544" calcext:value-type="float">
            <text:p>0,233</text:p>
          </table:table-cell>
          <table:table-cell table:style-name="ce12" table:formula="of:=([.J333]+[.L333])/2" office:value-type="float" office:value="0.239581980903813" calcext:value-type="float">
            <text:p>0,240</text:p>
          </table:table-cell>
          <table:table-cell table:style-name="ce12" table:formula="of:=[.K334]" office:value-type="float" office:value="0.239581980903813" calcext:value-type="float">
            <text:p>0,240</text:p>
          </table:table-cell>
          <table:table-cell table:number-columns-repeated="8"/>
        </table:table-row>
        <table:table-row table:style-name="ro1">
          <table:table-cell table:style-name="ce3" office:value-type="float" office:value="1.665" calcext:value-type="float">
            <text:p>1,6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4]+[.D334])/2" office:value-type="float" office:value="0.0390293758315011" calcext:value-type="float">
            <text:p>0,039</text:p>
          </table:table-cell>
          <table:table-cell table:style-name="ce12" table:formula="of:=([.C334]+[.E334])/2" office:value-type="float" office:value="0.0769941330659241" calcext:value-type="float">
            <text:p>0,077</text:p>
          </table:table-cell>
          <table:table-cell table:style-name="ce12" table:formula="of:=([.D334]+[.F334])/2" office:value-type="float" office:value="0.112858689103811" calcext:value-type="float">
            <text:p>0,113</text:p>
          </table:table-cell>
          <table:table-cell table:style-name="ce12" table:formula="of:=([.E334]+[.G334])/2" office:value-type="float" office:value="0.145644756968543" calcext:value-type="float">
            <text:p>0,146</text:p>
          </table:table-cell>
          <table:table-cell table:style-name="ce12" table:formula="of:=([.F334]+[.H334])/2" office:value-type="float" office:value="0.174458012444826" calcext:value-type="float">
            <text:p>0,174</text:p>
          </table:table-cell>
          <table:table-cell table:style-name="ce12" table:formula="of:=([.G334]+[.I334])/2" office:value-type="float" office:value="0.198512511292139" calcext:value-type="float">
            <text:p>0,199</text:p>
          </table:table-cell>
          <table:table-cell table:style-name="ce12" table:formula="of:=([.H334]+[.J334])/2" office:value-type="float" office:value="0.217152103399717" calcext:value-type="float">
            <text:p>0,217</text:p>
          </table:table-cell>
          <table:table-cell table:style-name="ce12" table:formula="of:=([.I334]+[.K334])/2" office:value-type="float" office:value="0.229868354541865" calcext:value-type="float">
            <text:p>0,230</text:p>
          </table:table-cell>
          <table:table-cell table:style-name="ce12" table:formula="of:=([.J334]+[.L334])/2" office:value-type="float" office:value="0.236314394679107" calcext:value-type="float">
            <text:p>0,236</text:p>
          </table:table-cell>
          <table:table-cell table:style-name="ce12" table:formula="of:=[.K335]" office:value-type="float" office:value="0.236314394679107" calcext:value-type="float">
            <text:p>0,236</text:p>
          </table:table-cell>
          <table:table-cell table:number-columns-repeated="8"/>
        </table:table-row>
        <table:table-row table:style-name="ro1">
          <table:table-cell table:style-name="ce3" office:value-type="float" office:value="1.67" calcext:value-type="float">
            <text:p>1,6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5]+[.D335])/2" office:value-type="float" office:value="0.0384970665329621" calcext:value-type="float">
            <text:p>0,038</text:p>
          </table:table-cell>
          <table:table-cell table:style-name="ce12" table:formula="of:=([.C335]+[.E335])/2" office:value-type="float" office:value="0.0759440324676559" calcext:value-type="float">
            <text:p>0,076</text:p>
          </table:table-cell>
          <table:table-cell table:style-name="ce12" table:formula="of:=([.D335]+[.F335])/2" office:value-type="float" office:value="0.111319445017233" calcext:value-type="float">
            <text:p>0,111</text:p>
          </table:table-cell>
          <table:table-cell table:style-name="ce12" table:formula="of:=([.E335]+[.G335])/2" office:value-type="float" office:value="0.143658350774318" calcext:value-type="float">
            <text:p>0,144</text:p>
          </table:table-cell>
          <table:table-cell table:style-name="ce12" table:formula="of:=([.F335]+[.H335])/2" office:value-type="float" office:value="0.172078634130341" calcext:value-type="float">
            <text:p>0,172</text:p>
          </table:table-cell>
          <table:table-cell table:style-name="ce12" table:formula="of:=([.G335]+[.I335])/2" office:value-type="float" office:value="0.195805057922271" calcext:value-type="float">
            <text:p>0,196</text:p>
          </table:table-cell>
          <table:table-cell table:style-name="ce12" table:formula="of:=([.H335]+[.J335])/2" office:value-type="float" office:value="0.214190432917002" calcext:value-type="float">
            <text:p>0,214</text:p>
          </table:table-cell>
          <table:table-cell table:style-name="ce12" table:formula="of:=([.I335]+[.K335])/2" office:value-type="float" office:value="0.226733249039412" calcext:value-type="float">
            <text:p>0,227</text:p>
          </table:table-cell>
          <table:table-cell table:style-name="ce12" table:formula="of:=([.J335]+[.L335])/2" office:value-type="float" office:value="0.233091374610486" calcext:value-type="float">
            <text:p>0,233</text:p>
          </table:table-cell>
          <table:table-cell table:style-name="ce12" table:formula="of:=[.K336]" office:value-type="float" office:value="0.233091374610486" calcext:value-type="float">
            <text:p>0,233</text:p>
          </table:table-cell>
          <table:table-cell table:number-columns-repeated="8"/>
        </table:table-row>
        <table:table-row table:style-name="ro1">
          <table:table-cell table:style-name="ce3" office:value-type="float" office:value="1.675" calcext:value-type="float">
            <text:p>1,6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6]+[.D336])/2" office:value-type="float" office:value="0.037972016233828" calcext:value-type="float">
            <text:p>0,038</text:p>
          </table:table-cell>
          <table:table-cell table:style-name="ce12" table:formula="of:=([.C336]+[.E336])/2" office:value-type="float" office:value="0.0749082557750977" calcext:value-type="float">
            <text:p>0,075</text:p>
          </table:table-cell>
          <table:table-cell table:style-name="ce12" table:formula="of:=([.D336]+[.F336])/2" office:value-type="float" office:value="0.109801191620987" calcext:value-type="float">
            <text:p>0,110</text:p>
          </table:table-cell>
          <table:table-cell table:style-name="ce12" table:formula="of:=([.E336]+[.G336])/2" office:value-type="float" office:value="0.141699039573787" calcext:value-type="float">
            <text:p>0,142</text:p>
          </table:table-cell>
          <table:table-cell table:style-name="ce12" table:formula="of:=([.F336]+[.H336])/2" office:value-type="float" office:value="0.169731704348295" calcext:value-type="float">
            <text:p>0,170</text:p>
          </table:table-cell>
          <table:table-cell table:style-name="ce12" table:formula="of:=([.G336]+[.I336])/2" office:value-type="float" office:value="0.193134533523672" calcext:value-type="float">
            <text:p>0,193</text:p>
          </table:table-cell>
          <table:table-cell table:style-name="ce12" table:formula="of:=([.H336]+[.J336])/2" office:value-type="float" office:value="0.211269153480841" calcext:value-type="float">
            <text:p>0,211</text:p>
          </table:table-cell>
          <table:table-cell table:style-name="ce12" table:formula="of:=([.I336]+[.K336])/2" office:value-type="float" office:value="0.223640903763744" calcext:value-type="float">
            <text:p>0,224</text:p>
          </table:table-cell>
          <table:table-cell table:style-name="ce12" table:formula="of:=([.J336]+[.L336])/2" office:value-type="float" office:value="0.229912311824949" calcext:value-type="float">
            <text:p>0,230</text:p>
          </table:table-cell>
          <table:table-cell table:style-name="ce12" table:formula="of:=[.K337]" office:value-type="float" office:value="0.229912311824949" calcext:value-type="float">
            <text:p>0,230</text:p>
          </table:table-cell>
          <table:table-cell table:number-columns-repeated="8"/>
        </table:table-row>
        <table:table-row table:style-name="ro1">
          <table:table-cell table:style-name="ce3" office:value-type="float" office:value="1.68" calcext:value-type="float">
            <text:p>1,6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7]+[.D337])/2" office:value-type="float" office:value="0.0374541278875489" calcext:value-type="float">
            <text:p>0,037</text:p>
          </table:table-cell>
          <table:table-cell table:style-name="ce12" table:formula="of:=([.C337]+[.E337])/2" office:value-type="float" office:value="0.0738866039274076" calcext:value-type="float">
            <text:p>0,074</text:p>
          </table:table-cell>
          <table:table-cell table:style-name="ce12" table:formula="of:=([.D337]+[.F337])/2" office:value-type="float" office:value="0.108303647674442" calcext:value-type="float">
            <text:p>0,108</text:p>
          </table:table-cell>
          <table:table-cell table:style-name="ce12" table:formula="of:=([.E337]+[.G337])/2" office:value-type="float" office:value="0.139766447984641" calcext:value-type="float">
            <text:p>0,140</text:p>
          </table:table-cell>
          <table:table-cell table:style-name="ce12" table:formula="of:=([.F337]+[.H337])/2" office:value-type="float" office:value="0.167416786548729" calcext:value-type="float">
            <text:p>0,167</text:p>
          </table:table-cell>
          <table:table-cell table:style-name="ce12" table:formula="of:=([.G337]+[.I337])/2" office:value-type="float" office:value="0.190500428914568" calcext:value-type="float">
            <text:p>0,191</text:p>
          </table:table-cell>
          <table:table-cell table:style-name="ce12" table:formula="of:=([.H337]+[.J337])/2" office:value-type="float" office:value="0.208387718643708" calcext:value-type="float">
            <text:p>0,208</text:p>
          </table:table-cell>
          <table:table-cell table:style-name="ce12" table:formula="of:=([.I337]+[.K337])/2" office:value-type="float" office:value="0.220590732652895" calcext:value-type="float">
            <text:p>0,221</text:p>
          </table:table-cell>
          <table:table-cell table:style-name="ce12" table:formula="of:=([.J337]+[.L337])/2" office:value-type="float" office:value="0.226776607794346" calcext:value-type="float">
            <text:p>0,227</text:p>
          </table:table-cell>
          <table:table-cell table:style-name="ce12" table:formula="of:=[.K338]" office:value-type="float" office:value="0.226776607794346" calcext:value-type="float">
            <text:p>0,227</text:p>
          </table:table-cell>
          <table:table-cell table:number-columns-repeated="8"/>
        </table:table-row>
        <table:table-row table:style-name="ro1">
          <table:table-cell table:style-name="ce3" office:value-type="float" office:value="1.685" calcext:value-type="float">
            <text:p>1,6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8]+[.D338])/2" office:value-type="float" office:value="0.0369433019637038" calcext:value-type="float">
            <text:p>0,037</text:p>
          </table:table-cell>
          <table:table-cell table:style-name="ce12" table:formula="of:=([.C338]+[.E338])/2" office:value-type="float" office:value="0.0728788877809957" calcext:value-type="float">
            <text:p>0,073</text:p>
          </table:table-cell>
          <table:table-cell table:style-name="ce12" table:formula="of:=([.D338]+[.F338])/2" office:value-type="float" office:value="0.106826525956024" calcext:value-type="float">
            <text:p>0,107</text:p>
          </table:table-cell>
          <table:table-cell table:style-name="ce12" table:formula="of:=([.E338]+[.G338])/2" office:value-type="float" office:value="0.137860217111586" calcext:value-type="float">
            <text:p>0,138</text:p>
          </table:table-cell>
          <table:table-cell table:style-name="ce12" table:formula="of:=([.F338]+[.H338])/2" office:value-type="float" office:value="0.165133438449605" calcext:value-type="float">
            <text:p>0,165</text:p>
          </table:table-cell>
          <table:table-cell table:style-name="ce12" table:formula="of:=([.G338]+[.I338])/2" office:value-type="float" office:value="0.187902252596219" calcext:value-type="float">
            <text:p>0,188</text:p>
          </table:table-cell>
          <table:table-cell table:style-name="ce12" table:formula="of:=([.H338]+[.J338])/2" office:value-type="float" office:value="0.205545580783732" calcext:value-type="float">
            <text:p>0,206</text:p>
          </table:table-cell>
          <table:table-cell table:style-name="ce12" table:formula="of:=([.I338]+[.K338])/2" office:value-type="float" office:value="0.217582163219027" calcext:value-type="float">
            <text:p>0,218</text:p>
          </table:table-cell>
          <table:table-cell table:style-name="ce12" table:formula="of:=([.J338]+[.L338])/2" office:value-type="float" office:value="0.223683670223621" calcext:value-type="float">
            <text:p>0,224</text:p>
          </table:table-cell>
          <table:table-cell table:style-name="ce12" table:formula="of:=[.K339]" office:value-type="float" office:value="0.223683670223621" calcext:value-type="float">
            <text:p>0,224</text:p>
          </table:table-cell>
          <table:table-cell table:number-columns-repeated="8"/>
        </table:table-row>
        <table:table-row table:style-name="ro1">
          <table:table-cell table:style-name="ce3" office:value-type="float" office:value="1.69" calcext:value-type="float">
            <text:p>1,6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39]+[.D339])/2" office:value-type="float" office:value="0.0364394438904978" calcext:value-type="float">
            <text:p>0,036</text:p>
          </table:table-cell>
          <table:table-cell table:style-name="ce12" table:formula="of:=([.C339]+[.E339])/2" office:value-type="float" office:value="0.071884913959864" calcext:value-type="float">
            <text:p>0,072</text:p>
          </table:table-cell>
          <table:table-cell table:style-name="ce12" table:formula="of:=([.D339]+[.F339])/2" office:value-type="float" office:value="0.105369552446291" calcext:value-type="float">
            <text:p>0,105</text:p>
          </table:table-cell>
          <table:table-cell table:style-name="ce12" table:formula="of:=([.E339]+[.G339])/2" office:value-type="float" office:value="0.135979982202814" calcext:value-type="float">
            <text:p>0,136</text:p>
          </table:table-cell>
          <table:table-cell table:style-name="ce12" table:formula="of:=([.F339]+[.H339])/2" office:value-type="float" office:value="0.162881234853902" calcext:value-type="float">
            <text:p>0,163</text:p>
          </table:table-cell>
          <table:table-cell table:style-name="ce12" table:formula="of:=([.G339]+[.I339])/2" office:value-type="float" office:value="0.185339509616668" calcext:value-type="float">
            <text:p>0,185</text:p>
          </table:table-cell>
          <table:table-cell table:style-name="ce12" table:formula="of:=([.H339]+[.J339])/2" office:value-type="float" office:value="0.202742207907623" calcext:value-type="float">
            <text:p>0,203</text:p>
          </table:table-cell>
          <table:table-cell table:style-name="ce12" table:formula="of:=([.I339]+[.K339])/2" office:value-type="float" office:value="0.214614625503676" calcext:value-type="float">
            <text:p>0,215</text:p>
          </table:table-cell>
          <table:table-cell table:style-name="ce12" table:formula="of:=([.J339]+[.L339])/2" office:value-type="float" office:value="0.220632916721324" calcext:value-type="float">
            <text:p>0,221</text:p>
          </table:table-cell>
          <table:table-cell table:style-name="ce12" table:formula="of:=[.K340]" office:value-type="float" office:value="0.220632916721324" calcext:value-type="float">
            <text:p>0,221</text:p>
          </table:table-cell>
          <table:table-cell table:number-columns-repeated="8"/>
        </table:table-row>
        <table:table-row table:style-name="ro1">
          <table:table-cell table:style-name="ce3" office:value-type="float" office:value="1.695" calcext:value-type="float">
            <text:p>1,6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0]+[.D340])/2" office:value-type="float" office:value="0.035942456979932" calcext:value-type="float">
            <text:p>0,036</text:p>
          </table:table-cell>
          <table:table-cell table:style-name="ce12" table:formula="of:=([.C340]+[.E340])/2" office:value-type="float" office:value="0.0709044981683943" calcext:value-type="float">
            <text:p>0,071</text:p>
          </table:table-cell>
          <table:table-cell table:style-name="ce12" table:formula="of:=([.D340]+[.F340])/2" office:value-type="float" office:value="0.103932448081339" calcext:value-type="float">
            <text:p>0,104</text:p>
          </table:table-cell>
          <table:table-cell table:style-name="ce12" table:formula="of:=([.E340]+[.G340])/2" office:value-type="float" office:value="0.134125393650096" calcext:value-type="float">
            <text:p>0,134</text:p>
          </table:table-cell>
          <table:table-cell table:style-name="ce12" table:formula="of:=([.F340]+[.H340])/2" office:value-type="float" office:value="0.160659745909741" calcext:value-type="float">
            <text:p>0,161</text:p>
          </table:table-cell>
          <table:table-cell table:style-name="ce12" table:formula="of:=([.G340]+[.I340])/2" office:value-type="float" office:value="0.182811721380763" calcext:value-type="float">
            <text:p>0,183</text:p>
          </table:table-cell>
          <table:table-cell table:style-name="ce12" table:formula="of:=([.H340]+[.J340])/2" office:value-type="float" office:value="0.199977067560172" calcext:value-type="float">
            <text:p>0,200</text:p>
          </table:table-cell>
          <table:table-cell table:style-name="ce12" table:formula="of:=([.I340]+[.K340])/2" office:value-type="float" office:value="0.211687562314473" calcext:value-type="float">
            <text:p>0,212</text:p>
          </table:table-cell>
          <table:table-cell table:style-name="ce12" table:formula="of:=([.J340]+[.L340])/2" office:value-type="float" office:value="0.2176237711125" calcext:value-type="float">
            <text:p>0,218</text:p>
          </table:table-cell>
          <table:table-cell table:style-name="ce12" table:formula="of:=[.K341]" office:value-type="float" office:value="0.2176237711125" calcext:value-type="float">
            <text:p>0,218</text:p>
          </table:table-cell>
          <table:table-cell table:number-columns-repeated="8"/>
        </table:table-row>
        <table:table-row table:style-name="ro1">
          <table:table-cell table:style-name="ce3" office:value-type="float" office:value="1.7" calcext:value-type="float">
            <text:p>1,7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1]+[.D341])/2" office:value-type="float" office:value="0.0354522490841972" calcext:value-type="float">
            <text:p>0,035</text:p>
          </table:table-cell>
          <table:table-cell table:style-name="ce12" table:formula="of:=([.C341]+[.E341])/2" office:value-type="float" office:value="0.0699374525306356" calcext:value-type="float">
            <text:p>0,070</text:p>
          </table:table-cell>
          <table:table-cell table:style-name="ce12" table:formula="of:=([.D341]+[.F341])/2" office:value-type="float" office:value="0.102514945909245" calcext:value-type="float">
            <text:p>0,103</text:p>
          </table:table-cell>
          <table:table-cell table:style-name="ce12" table:formula="of:=([.E341]+[.G341])/2" office:value-type="float" office:value="0.13229609699554" calcext:value-type="float">
            <text:p>0,132</text:p>
          </table:table-cell>
          <table:table-cell table:style-name="ce12" table:formula="of:=([.F341]+[.H341])/2" office:value-type="float" office:value="0.15846855751543" calcext:value-type="float">
            <text:p>0,158</text:p>
          </table:table-cell>
          <table:table-cell table:style-name="ce12" table:formula="of:=([.G341]+[.I341])/2" office:value-type="float" office:value="0.180318406734957" calcext:value-type="float">
            <text:p>0,180</text:p>
          </table:table-cell>
          <table:table-cell table:style-name="ce12" table:formula="of:=([.H341]+[.J341])/2" office:value-type="float" office:value="0.197249641847618" calcext:value-type="float">
            <text:p>0,197</text:p>
          </table:table-cell>
          <table:table-cell table:style-name="ce12" table:formula="of:=([.I341]+[.K341])/2" office:value-type="float" office:value="0.208800419336336" calcext:value-type="float">
            <text:p>0,209</text:p>
          </table:table-cell>
          <table:table-cell table:style-name="ce12" table:formula="of:=([.J341]+[.L341])/2" office:value-type="float" office:value="0.214655666713487" calcext:value-type="float">
            <text:p>0,215</text:p>
          </table:table-cell>
          <table:table-cell table:style-name="ce12" table:formula="of:=[.K342]" office:value-type="float" office:value="0.214655666713487" calcext:value-type="float">
            <text:p>0,215</text:p>
          </table:table-cell>
          <table:table-cell table:number-columns-repeated="8"/>
        </table:table-row>
        <table:table-row table:style-name="ro1">
          <table:table-cell table:style-name="ce3" office:value-type="float" office:value="1.705" calcext:value-type="float">
            <text:p>1,7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2]+[.D342])/2" office:value-type="float" office:value="0.0349687262653178" calcext:value-type="float">
            <text:p>0,035</text:p>
          </table:table-cell>
          <table:table-cell table:style-name="ce12" table:formula="of:=([.C342]+[.E342])/2" office:value-type="float" office:value="0.0689835974967213" calcext:value-type="float">
            <text:p>0,069</text:p>
          </table:table-cell>
          <table:table-cell table:style-name="ce12" table:formula="of:=([.D342]+[.F342])/2" office:value-type="float" office:value="0.101116774763088" calcext:value-type="float">
            <text:p>0,101</text:p>
          </table:table-cell>
          <table:table-cell table:style-name="ce12" table:formula="of:=([.E342]+[.G342])/2" office:value-type="float" office:value="0.130491751712337" calcext:value-type="float">
            <text:p>0,130</text:p>
          </table:table-cell>
          <table:table-cell table:style-name="ce12" table:formula="of:=([.F342]+[.H342])/2" office:value-type="float" office:value="0.156307251865249" calcext:value-type="float">
            <text:p>0,156</text:p>
          </table:table-cell>
          <table:table-cell table:style-name="ce12" table:formula="of:=([.G342]+[.I342])/2" office:value-type="float" office:value="0.177859099681524" calcext:value-type="float">
            <text:p>0,178</text:p>
          </table:table-cell>
          <table:table-cell table:style-name="ce12" table:formula="of:=([.H342]+[.J342])/2" office:value-type="float" office:value="0.194559413035646" calcext:value-type="float">
            <text:p>0,195</text:p>
          </table:table-cell>
          <table:table-cell table:style-name="ce12" table:formula="of:=([.I342]+[.K342])/2" office:value-type="float" office:value="0.205952654280552" calcext:value-type="float">
            <text:p>0,206</text:p>
          </table:table-cell>
          <table:table-cell table:style-name="ce12" table:formula="of:=([.J342]+[.L342])/2" office:value-type="float" office:value="0.211728043024911" calcext:value-type="float">
            <text:p>0,212</text:p>
          </table:table-cell>
          <table:table-cell table:style-name="ce12" table:formula="of:=[.K343]" office:value-type="float" office:value="0.211728043024911" calcext:value-type="float">
            <text:p>0,212</text:p>
          </table:table-cell>
          <table:table-cell table:number-columns-repeated="8"/>
        </table:table-row>
        <table:table-row table:style-name="ro1">
          <table:table-cell table:style-name="ce3" office:value-type="float" office:value="1.71" calcext:value-type="float">
            <text:p>1,7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3]+[.D343])/2" office:value-type="float" office:value="0.0344917987483606" calcext:value-type="float">
            <text:p>0,034</text:p>
          </table:table-cell>
          <table:table-cell table:style-name="ce12" table:formula="of:=([.C343]+[.E343])/2" office:value-type="float" office:value="0.0680427505142029" calcext:value-type="float">
            <text:p>0,068</text:p>
          </table:table-cell>
          <table:table-cell table:style-name="ce12" table:formula="of:=([.D343]+[.F343])/2" office:value-type="float" office:value="0.0997376746045294" calcext:value-type="float">
            <text:p>0,100</text:p>
          </table:table-cell>
          <table:table-cell table:style-name="ce12" table:formula="of:=([.E343]+[.G343])/2" office:value-type="float" office:value="0.128712013314168" calcext:value-type="float">
            <text:p>0,129</text:p>
          </table:table-cell>
          <table:table-cell table:style-name="ce12" table:formula="of:=([.F343]+[.H343])/2" office:value-type="float" office:value="0.154175425696931" calcext:value-type="float">
            <text:p>0,154</text:p>
          </table:table-cell>
          <table:table-cell table:style-name="ce12" table:formula="of:=([.G343]+[.I343])/2" office:value-type="float" office:value="0.175433332450447" calcext:value-type="float">
            <text:p>0,175</text:p>
          </table:table-cell>
          <table:table-cell table:style-name="ce12" table:formula="of:=([.H343]+[.J343])/2" office:value-type="float" office:value="0.191905876981038" calcext:value-type="float">
            <text:p>0,192</text:p>
          </table:table-cell>
          <table:table-cell table:style-name="ce12" table:formula="of:=([.I343]+[.K343])/2" office:value-type="float" office:value="0.203143728030279" calcext:value-type="float">
            <text:p>0,203</text:p>
          </table:table-cell>
          <table:table-cell table:style-name="ce12" table:formula="of:=([.J343]+[.L343])/2" office:value-type="float" office:value="0.208840348652732" calcext:value-type="float">
            <text:p>0,209</text:p>
          </table:table-cell>
          <table:table-cell table:style-name="ce12" table:formula="of:=[.K344]" office:value-type="float" office:value="0.208840348652732" calcext:value-type="float">
            <text:p>0,209</text:p>
          </table:table-cell>
          <table:table-cell table:number-columns-repeated="8"/>
        </table:table-row>
        <table:table-row table:style-name="ro1">
          <table:table-cell table:style-name="ce3" office:value-type="float" office:value="1.715" calcext:value-type="float">
            <text:p>1,7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4]+[.D344])/2" office:value-type="float" office:value="0.0340213752571014" calcext:value-type="float">
            <text:p>0,034</text:p>
          </table:table-cell>
          <table:table-cell table:style-name="ce12" table:formula="of:=([.C344]+[.E344])/2" office:value-type="float" office:value="0.067114736676445" calcext:value-type="float">
            <text:p>0,067</text:p>
          </table:table-cell>
          <table:table-cell table:style-name="ce12" table:formula="of:=([.D344]+[.F344])/2" office:value-type="float" office:value="0.0983773819141856" calcext:value-type="float">
            <text:p>0,098</text:p>
          </table:table-cell>
          <table:table-cell table:style-name="ce12" table:formula="of:=([.E344]+[.G344])/2" office:value-type="float" office:value="0.12695655015073" calcext:value-type="float">
            <text:p>0,127</text:p>
          </table:table-cell>
          <table:table-cell table:style-name="ce12" table:formula="of:=([.F344]+[.H344])/2" office:value-type="float" office:value="0.152072672882308" calcext:value-type="float">
            <text:p>0,152</text:p>
          </table:table-cell>
          <table:table-cell table:style-name="ce12" table:formula="of:=([.G344]+[.I344])/2" office:value-type="float" office:value="0.173040651338984" calcext:value-type="float">
            <text:p>0,173</text:p>
          </table:table-cell>
          <table:table-cell table:style-name="ce12" table:formula="of:=([.H344]+[.J344])/2" office:value-type="float" office:value="0.189288530240363" calcext:value-type="float">
            <text:p>0,189</text:p>
          </table:table-cell>
          <table:table-cell table:style-name="ce12" table:formula="of:=([.I344]+[.K344])/2" office:value-type="float" office:value="0.200373112816885" calcext:value-type="float">
            <text:p>0,200</text:p>
          </table:table-cell>
          <table:table-cell table:style-name="ce12" table:formula="of:=([.J344]+[.L344])/2" office:value-type="float" office:value="0.205992038341505" calcext:value-type="float">
            <text:p>0,206</text:p>
          </table:table-cell>
          <table:table-cell table:style-name="ce12" table:formula="of:=[.K345]" office:value-type="float" office:value="0.205992038341505" calcext:value-type="float">
            <text:p>0,206</text:p>
          </table:table-cell>
          <table:table-cell table:number-columns-repeated="8"/>
        </table:table-row>
        <table:table-row table:style-name="ro1">
          <table:table-cell table:style-name="ce3" office:value-type="float" office:value="1.72" calcext:value-type="float">
            <text:p>1,7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5]+[.D345])/2" office:value-type="float" office:value="0.0335573683382225" calcext:value-type="float">
            <text:p>0,034</text:p>
          </table:table-cell>
          <table:table-cell table:style-name="ce12" table:formula="of:=([.C345]+[.E345])/2" office:value-type="float" office:value="0.0661993785856435" calcext:value-type="float">
            <text:p>0,066</text:p>
          </table:table-cell>
          <table:table-cell table:style-name="ce12" table:formula="of:=([.D345]+[.F345])/2" office:value-type="float" office:value="0.0970356434135875" calcext:value-type="float">
            <text:p>0,097</text:p>
          </table:table-cell>
          <table:table-cell table:style-name="ce12" table:formula="of:=([.E345]+[.G345])/2" office:value-type="float" office:value="0.125225027398247" calcext:value-type="float">
            <text:p>0,125</text:p>
          </table:table-cell>
          <table:table-cell table:style-name="ce12" table:formula="of:=([.F345]+[.H345])/2" office:value-type="float" office:value="0.149998600744857" calcext:value-type="float">
            <text:p>0,150</text:p>
          </table:table-cell>
          <table:table-cell table:style-name="ce12" table:formula="of:=([.G345]+[.I345])/2" office:value-type="float" office:value="0.170680601561336" calcext:value-type="float">
            <text:p>0,171</text:p>
          </table:table-cell>
          <table:table-cell table:style-name="ce12" table:formula="of:=([.H345]+[.J345])/2" office:value-type="float" office:value="0.186706882077935" calcext:value-type="float">
            <text:p>0,187</text:p>
          </table:table-cell>
          <table:table-cell table:style-name="ce12" table:formula="of:=([.I345]+[.K345])/2" office:value-type="float" office:value="0.197640284290934" calcext:value-type="float">
            <text:p>0,198</text:p>
          </table:table-cell>
          <table:table-cell table:style-name="ce12" table:formula="of:=([.J345]+[.L345])/2" office:value-type="float" office:value="0.203182575579195" calcext:value-type="float">
            <text:p>0,203</text:p>
          </table:table-cell>
          <table:table-cell table:style-name="ce12" table:formula="of:=[.K346]" office:value-type="float" office:value="0.203182575579195" calcext:value-type="float">
            <text:p>0,203</text:p>
          </table:table-cell>
          <table:table-cell table:number-columns-repeated="8"/>
        </table:table-row>
        <table:table-row table:style-name="ro1">
          <table:table-cell table:style-name="ce3" office:value-type="float" office:value="1.725" calcext:value-type="float">
            <text:p>1,7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6]+[.D346])/2" office:value-type="float" office:value="0.0330996892928218" calcext:value-type="float">
            <text:p>0,033</text:p>
          </table:table-cell>
          <table:table-cell table:style-name="ce12" table:formula="of:=([.C346]+[.E346])/2" office:value-type="float" office:value="0.065296505875905" calcext:value-type="float">
            <text:p>0,065</text:p>
          </table:table-cell>
          <table:table-cell table:style-name="ce12" table:formula="of:=([.D346]+[.F346])/2" office:value-type="float" office:value="0.0957122029919451" calcext:value-type="float">
            <text:p>0,096</text:p>
          </table:table-cell>
          <table:table-cell table:style-name="ce12" table:formula="of:=([.E346]+[.G346])/2" office:value-type="float" office:value="0.123517122079222" calcext:value-type="float">
            <text:p>0,124</text:p>
          </table:table-cell>
          <table:table-cell table:style-name="ce12" table:formula="of:=([.F346]+[.H346])/2" office:value-type="float" office:value="0.147952814479791" calcext:value-type="float">
            <text:p>0,148</text:p>
          </table:table-cell>
          <table:table-cell table:style-name="ce12" table:formula="of:=([.G346]+[.I346])/2" office:value-type="float" office:value="0.168352741411396" calcext:value-type="float">
            <text:p>0,168</text:p>
          </table:table-cell>
          <table:table-cell table:style-name="ce12" table:formula="of:=([.H346]+[.J346])/2" office:value-type="float" office:value="0.184160442926135" calcext:value-type="float">
            <text:p>0,184</text:p>
          </table:table-cell>
          <table:table-cell table:style-name="ce12" table:formula="of:=([.I346]+[.K346])/2" office:value-type="float" office:value="0.194944728828565" calcext:value-type="float">
            <text:p>0,195</text:p>
          </table:table-cell>
          <table:table-cell table:style-name="ce12" table:formula="of:=([.J346]+[.L346])/2" office:value-type="float" office:value="0.200411429935065" calcext:value-type="float">
            <text:p>0,200</text:p>
          </table:table-cell>
          <table:table-cell table:style-name="ce12" table:formula="of:=[.K347]" office:value-type="float" office:value="0.200411429935065" calcext:value-type="float">
            <text:p>0,200</text:p>
          </table:table-cell>
          <table:table-cell table:number-columns-repeated="8"/>
        </table:table-row>
        <table:table-row table:style-name="ro1">
          <table:table-cell table:style-name="ce3" office:value-type="float" office:value="1.73" calcext:value-type="float">
            <text:p>1,7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7]+[.D347])/2" office:value-type="float" office:value="0.0326482529379525" calcext:value-type="float">
            <text:p>0,033</text:p>
          </table:table-cell>
          <table:table-cell table:style-name="ce12" table:formula="of:=([.C347]+[.E347])/2" office:value-type="float" office:value="0.0644059461423834" calcext:value-type="float">
            <text:p>0,064</text:p>
          </table:table-cell>
          <table:table-cell table:style-name="ce12" table:formula="of:=([.D347]+[.F347])/2" office:value-type="float" office:value="0.0944068139775637" calcext:value-type="float">
            <text:p>0,094</text:p>
          </table:table-cell>
          <table:table-cell table:style-name="ce12" table:formula="of:=([.E347]+[.G347])/2" office:value-type="float" office:value="0.121832508735868" calcext:value-type="float">
            <text:p>0,122</text:p>
          </table:table-cell>
          <table:table-cell table:style-name="ce12" table:formula="of:=([.F347]+[.H347])/2" office:value-type="float" office:value="0.145934931745309" calcext:value-type="float">
            <text:p>0,146</text:p>
          </table:table-cell>
          <table:table-cell table:style-name="ce12" table:formula="of:=([.G347]+[.I347])/2" office:value-type="float" office:value="0.166056628702963" calcext:value-type="float">
            <text:p>0,166</text:p>
          </table:table-cell>
          <table:table-cell table:style-name="ce12" table:formula="of:=([.H347]+[.J347])/2" office:value-type="float" office:value="0.18164873511998" calcext:value-type="float">
            <text:p>0,182</text:p>
          </table:table-cell>
          <table:table-cell table:style-name="ce12" table:formula="of:=([.I347]+[.K347])/2" office:value-type="float" office:value="0.1922859364306" calcext:value-type="float">
            <text:p>0,192</text:p>
          </table:table-cell>
          <table:table-cell table:style-name="ce12" table:formula="of:=([.J347]+[.L347])/2" office:value-type="float" office:value="0.197678079381815" calcext:value-type="float">
            <text:p>0,198</text:p>
          </table:table-cell>
          <table:table-cell table:style-name="ce12" table:formula="of:=[.K348]" office:value-type="float" office:value="0.197678079381815" calcext:value-type="float">
            <text:p>0,198</text:p>
          </table:table-cell>
          <table:table-cell table:number-columns-repeated="8"/>
        </table:table-row>
        <table:table-row table:style-name="ro1">
          <table:table-cell table:style-name="ce3" office:value-type="float" office:value="1.735" calcext:value-type="float">
            <text:p>1,7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8]+[.D348])/2" office:value-type="float" office:value="0.0322029730711917" calcext:value-type="float">
            <text:p>0,032</text:p>
          </table:table-cell>
          <table:table-cell table:style-name="ce12" table:formula="of:=([.C348]+[.E348])/2" office:value-type="float" office:value="0.0635275334577581" calcext:value-type="float">
            <text:p>0,064</text:p>
          </table:table-cell>
          <table:table-cell table:style-name="ce12" table:formula="of:=([.D348]+[.F348])/2" office:value-type="float" office:value="0.0931192274391258" calcext:value-type="float">
            <text:p>0,093</text:p>
          </table:table-cell>
          <table:table-cell table:style-name="ce12" table:formula="of:=([.E348]+[.G348])/2" office:value-type="float" office:value="0.120170872861436" calcext:value-type="float">
            <text:p>0,120</text:p>
          </table:table-cell>
          <table:table-cell table:style-name="ce12" table:formula="of:=([.F348]+[.H348])/2" office:value-type="float" office:value="0.143944568719416" calcext:value-type="float">
            <text:p>0,144</text:p>
          </table:table-cell>
          <table:table-cell table:style-name="ce12" table:formula="of:=([.G348]+[.I348])/2" office:value-type="float" office:value="0.163791833432645" calcext:value-type="float">
            <text:p>0,164</text:p>
          </table:table-cell>
          <table:table-cell table:style-name="ce12" table:formula="of:=([.H348]+[.J348])/2" office:value-type="float" office:value="0.179171282566781" calcext:value-type="float">
            <text:p>0,179</text:p>
          </table:table-cell>
          <table:table-cell table:style-name="ce12" table:formula="of:=([.I348]+[.K348])/2" office:value-type="float" office:value="0.189663407250898" calcext:value-type="float">
            <text:p>0,190</text:p>
          </table:table-cell>
          <table:table-cell table:style-name="ce12" table:formula="of:=([.J348]+[.L348])/2" office:value-type="float" office:value="0.194982007906207" calcext:value-type="float">
            <text:p>0,195</text:p>
          </table:table-cell>
          <table:table-cell table:style-name="ce12" table:formula="of:=[.K349]" office:value-type="float" office:value="0.194982007906207" calcext:value-type="float">
            <text:p>0,195</text:p>
          </table:table-cell>
          <table:table-cell table:number-columns-repeated="8"/>
        </table:table-row>
        <table:table-row table:style-name="ro1">
          <table:table-cell table:style-name="ce3" office:value-type="float" office:value="1.74" calcext:value-type="float">
            <text:p>1,7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49]+[.D349])/2" office:value-type="float" office:value="0.031763766728879" calcext:value-type="float">
            <text:p>0,032</text:p>
          </table:table-cell>
          <table:table-cell table:style-name="ce12" table:formula="of:=([.C349]+[.E349])/2" office:value-type="float" office:value="0.0626611002551587" calcext:value-type="float">
            <text:p>0,063</text:p>
          </table:table-cell>
          <table:table-cell table:style-name="ce12" table:formula="of:=([.D349]+[.F349])/2" office:value-type="float" office:value="0.0918492031595972" calcext:value-type="float">
            <text:p>0,092</text:p>
          </table:table-cell>
          <table:table-cell table:style-name="ce12" table:formula="of:=([.E349]+[.G349])/2" office:value-type="float" office:value="0.118531898079271" calcext:value-type="float">
            <text:p>0,119</text:p>
          </table:table-cell>
          <table:table-cell table:style-name="ce12" table:formula="of:=([.F349]+[.H349])/2" office:value-type="float" office:value="0.141981353147041" calcext:value-type="float">
            <text:p>0,142</text:p>
          </table:table-cell>
          <table:table-cell table:style-name="ce12" table:formula="of:=([.G349]+[.I349])/2" office:value-type="float" office:value="0.161557925643098" calcext:value-type="float">
            <text:p>0,162</text:p>
          </table:table-cell>
          <table:table-cell table:style-name="ce12" table:formula="of:=([.H349]+[.J349])/2" office:value-type="float" office:value="0.176727620341771" calcext:value-type="float">
            <text:p>0,177</text:p>
          </table:table-cell>
          <table:table-cell table:style-name="ce12" table:formula="of:=([.I349]+[.K349])/2" office:value-type="float" office:value="0.187076645236494" calcext:value-type="float">
            <text:p>0,187</text:p>
          </table:table-cell>
          <table:table-cell table:style-name="ce12" table:formula="of:=([.J349]+[.L349])/2" office:value-type="float" office:value="0.192322707578552" calcext:value-type="float">
            <text:p>0,192</text:p>
          </table:table-cell>
          <table:table-cell table:style-name="ce12" table:formula="of:=[.K350]" office:value-type="float" office:value="0.192322707578552" calcext:value-type="float">
            <text:p>0,192</text:p>
          </table:table-cell>
          <table:table-cell table:number-columns-repeated="8"/>
        </table:table-row>
        <table:table-row table:style-name="ro1">
          <table:table-cell table:style-name="ce3" office:value-type="float" office:value="1.745" calcext:value-type="float">
            <text:p>1,7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0]+[.D350])/2" office:value-type="float" office:value="0.0313305501275794" calcext:value-type="float">
            <text:p>0,031</text:p>
          </table:table-cell>
          <table:table-cell table:style-name="ce12" table:formula="of:=([.C350]+[.E350])/2" office:value-type="float" office:value="0.0618064849442381" calcext:value-type="float">
            <text:p>0,062</text:p>
          </table:table-cell>
          <table:table-cell table:style-name="ce12" table:formula="of:=([.D350]+[.F350])/2" office:value-type="float" office:value="0.0905964991672147" calcext:value-type="float">
            <text:p>0,091</text:p>
          </table:table-cell>
          <table:table-cell table:style-name="ce12" table:formula="of:=([.E350]+[.G350])/2" office:value-type="float" office:value="0.116915278153319" calcext:value-type="float">
            <text:p>0,117</text:p>
          </table:table-cell>
          <table:table-cell table:style-name="ce12" table:formula="of:=([.F350]+[.H350])/2" office:value-type="float" office:value="0.140044911861185" calcext:value-type="float">
            <text:p>0,140</text:p>
          </table:table-cell>
          <table:table-cell table:style-name="ce12" table:formula="of:=([.G350]+[.I350])/2" office:value-type="float" office:value="0.159354486744406" calcext:value-type="float">
            <text:p>0,159</text:p>
          </table:table-cell>
          <table:table-cell table:style-name="ce12" table:formula="of:=([.H350]+[.J350])/2" office:value-type="float" office:value="0.174317285439796" calcext:value-type="float">
            <text:p>0,174</text:p>
          </table:table-cell>
          <table:table-cell table:style-name="ce12" table:formula="of:=([.I350]+[.K350])/2" office:value-type="float" office:value="0.184525163960162" calcext:value-type="float">
            <text:p>0,185</text:p>
          </table:table-cell>
          <table:table-cell table:style-name="ce12" table:formula="of:=([.J350]+[.L350])/2" office:value-type="float" office:value="0.189699676407523" calcext:value-type="float">
            <text:p>0,190</text:p>
          </table:table-cell>
          <table:table-cell table:style-name="ce12" table:formula="of:=[.K351]" office:value-type="float" office:value="0.189699676407523" calcext:value-type="float">
            <text:p>0,190</text:p>
          </table:table-cell>
          <table:table-cell table:number-columns-repeated="8"/>
        </table:table-row>
        <table:table-row table:style-name="ro1">
          <table:table-cell table:style-name="ce3" office:value-type="float" office:value="1.75" calcext:value-type="float">
            <text:p>1,7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1]+[.D351])/2" office:value-type="float" office:value="0.0309032424721191" calcext:value-type="float">
            <text:p>0,031</text:p>
          </table:table-cell>
          <table:table-cell table:style-name="ce12" table:formula="of:=([.C351]+[.E351])/2" office:value-type="float" office:value="0.060963524647397" calcext:value-type="float">
            <text:p>0,061</text:p>
          </table:table-cell>
          <table:table-cell table:style-name="ce12" table:formula="of:=([.D351]+[.F351])/2" office:value-type="float" office:value="0.0893608815487785" calcext:value-type="float">
            <text:p>0,089</text:p>
          </table:table-cell>
          <table:table-cell table:style-name="ce12" table:formula="of:=([.E351]+[.G351])/2" office:value-type="float" office:value="0.1153207055142" calcext:value-type="float">
            <text:p>0,115</text:p>
          </table:table-cell>
          <table:table-cell table:style-name="ce12" table:formula="of:=([.F351]+[.H351])/2" office:value-type="float" office:value="0.138134882448862" calcext:value-type="float">
            <text:p>0,138</text:p>
          </table:table-cell>
          <table:table-cell table:style-name="ce12" table:formula="of:=([.G351]+[.I351])/2" office:value-type="float" office:value="0.157181098650491" calcext:value-type="float">
            <text:p>0,157</text:p>
          </table:table-cell>
          <table:table-cell table:style-name="ce12" table:formula="of:=([.H351]+[.J351])/2" office:value-type="float" office:value="0.171939825352284" calcext:value-type="float">
            <text:p>0,172</text:p>
          </table:table-cell>
          <table:table-cell table:style-name="ce12" table:formula="of:=([.I351]+[.K351])/2" office:value-type="float" office:value="0.18200848092366" calcext:value-type="float">
            <text:p>0,182</text:p>
          </table:table-cell>
          <table:table-cell table:style-name="ce12" table:formula="of:=([.J351]+[.L351])/2" office:value-type="float" office:value="0.187112420183843" calcext:value-type="float">
            <text:p>0,187</text:p>
          </table:table-cell>
          <table:table-cell table:style-name="ce12" table:formula="of:=[.K352]" office:value-type="float" office:value="0.187112420183843" calcext:value-type="float">
            <text:p>0,187</text:p>
          </table:table-cell>
          <table:table-cell table:number-columns-repeated="8"/>
        </table:table-row>
        <table:table-row table:style-name="ro1">
          <table:table-cell table:style-name="ce3" office:value-type="float" office:value="1.755" calcext:value-type="float">
            <text:p>1,7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2]+[.D352])/2" office:value-type="float" office:value="0.0304817623236985" calcext:value-type="float">
            <text:p>0,030</text:p>
          </table:table-cell>
          <table:table-cell table:style-name="ce12" table:formula="of:=([.C352]+[.E352])/2" office:value-type="float" office:value="0.0601320620104488" calcext:value-type="float">
            <text:p>0,060</text:p>
          </table:table-cell>
          <table:table-cell table:style-name="ce12" table:formula="of:=([.D352]+[.F352])/2" office:value-type="float" office:value="0.0881421150807983" calcext:value-type="float">
            <text:p>0,088</text:p>
          </table:table-cell>
          <table:table-cell table:style-name="ce12" table:formula="of:=([.E352]+[.G352])/2" office:value-type="float" office:value="0.11374788199882" calcext:value-type="float">
            <text:p>0,114</text:p>
          </table:table-cell>
          <table:table-cell table:style-name="ce12" table:formula="of:=([.F352]+[.H352])/2" office:value-type="float" office:value="0.136250902082345" calcext:value-type="float">
            <text:p>0,136</text:p>
          </table:table-cell>
          <table:table-cell table:style-name="ce12" table:formula="of:=([.G352]+[.I352])/2" office:value-type="float" office:value="0.155037353900573" calcext:value-type="float">
            <text:p>0,155</text:p>
          </table:table-cell>
          <table:table-cell table:style-name="ce12" table:formula="of:=([.H352]+[.J352])/2" office:value-type="float" office:value="0.169594789787075" calcext:value-type="float">
            <text:p>0,170</text:p>
          </table:table-cell>
          <table:table-cell table:style-name="ce12" table:formula="of:=([.I352]+[.K352])/2" office:value-type="float" office:value="0.179526122768063" calcext:value-type="float">
            <text:p>0,180</text:p>
          </table:table-cell>
          <table:table-cell table:style-name="ce12" table:formula="of:=([.J352]+[.L352])/2" office:value-type="float" office:value="0.184560450553751" calcext:value-type="float">
            <text:p>0,185</text:p>
          </table:table-cell>
          <table:table-cell table:style-name="ce12" table:formula="of:=[.K353]" office:value-type="float" office:value="0.184560450553751" calcext:value-type="float">
            <text:p>0,185</text:p>
          </table:table-cell>
          <table:table-cell table:number-columns-repeated="8"/>
        </table:table-row>
        <table:table-row table:style-name="ro1">
          <table:table-cell table:style-name="ce3" office:value-type="float" office:value="1.76" calcext:value-type="float">
            <text:p>1,7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3]+[.D353])/2" office:value-type="float" office:value="0.0300660310052244" calcext:value-type="float">
            <text:p>0,030</text:p>
          </table:table-cell>
          <table:table-cell table:style-name="ce12" table:formula="of:=([.C353]+[.E353])/2" office:value-type="float" office:value="0.0593119387022484" calcext:value-type="float">
            <text:p>0,059</text:p>
          </table:table-cell>
          <table:table-cell table:style-name="ce12" table:formula="of:=([.D353]+[.F353])/2" office:value-type="float" office:value="0.0869399720046346" calcext:value-type="float">
            <text:p>0,087</text:p>
          </table:table-cell>
          <table:table-cell table:style-name="ce12" table:formula="of:=([.E353]+[.G353])/2" office:value-type="float" office:value="0.112196508581572" calcext:value-type="float">
            <text:p>0,112</text:p>
          </table:table-cell>
          <table:table-cell table:style-name="ce12" table:formula="of:=([.F353]+[.H353])/2" office:value-type="float" office:value="0.134392617949697" calcext:value-type="float">
            <text:p>0,134</text:p>
          </table:table-cell>
          <table:table-cell table:style-name="ce12" table:formula="of:=([.G353]+[.I353])/2" office:value-type="float" office:value="0.15292284593471" calcext:value-type="float">
            <text:p>0,153</text:p>
          </table:table-cell>
          <table:table-cell table:style-name="ce12" table:formula="of:=([.H353]+[.J353])/2" office:value-type="float" office:value="0.167281738334318" calcext:value-type="float">
            <text:p>0,167</text:p>
          </table:table-cell>
          <table:table-cell table:style-name="ce12" table:formula="of:=([.I353]+[.K353])/2" office:value-type="float" office:value="0.177077620170413" calcext:value-type="float">
            <text:p>0,177</text:p>
          </table:table-cell>
          <table:table-cell table:style-name="ce12" table:formula="of:=([.J353]+[.L353])/2" office:value-type="float" office:value="0.182043286660907" calcext:value-type="float">
            <text:p>0,182</text:p>
          </table:table-cell>
          <table:table-cell table:style-name="ce12" table:formula="of:=[.K354]" office:value-type="float" office:value="0.182043286660907" calcext:value-type="float">
            <text:p>0,182</text:p>
          </table:table-cell>
          <table:table-cell table:number-columns-repeated="8"/>
        </table:table-row>
        <table:table-row table:style-name="ro1">
          <table:table-cell table:style-name="ce3" office:value-type="float" office:value="1.765" calcext:value-type="float">
            <text:p>1,7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4]+[.D354])/2" office:value-type="float" office:value="0.0296559693511242" calcext:value-type="float">
            <text:p>0,030</text:p>
          </table:table-cell>
          <table:table-cell table:style-name="ce12" table:formula="of:=([.C354]+[.E354])/2" office:value-type="float" office:value="0.0585030015049295" calcext:value-type="float">
            <text:p>0,059</text:p>
          </table:table-cell>
          <table:table-cell table:style-name="ce12" table:formula="of:=([.D354]+[.F354])/2" office:value-type="float" office:value="0.0857542236419101" calcext:value-type="float">
            <text:p>0,086</text:p>
          </table:table-cell>
          <table:table-cell table:style-name="ce12" table:formula="of:=([.E354]+[.G354])/2" office:value-type="float" office:value="0.110666294977166" calcext:value-type="float">
            <text:p>0,111</text:p>
          </table:table-cell>
          <table:table-cell table:style-name="ce12" table:formula="of:=([.F354]+[.H354])/2" office:value-type="float" office:value="0.132559677258141" calcext:value-type="float">
            <text:p>0,133</text:p>
          </table:table-cell>
          <table:table-cell table:style-name="ce12" table:formula="of:=([.G354]+[.I354])/2" office:value-type="float" office:value="0.150837178142008" calcext:value-type="float">
            <text:p>0,151</text:p>
          </table:table-cell>
          <table:table-cell table:style-name="ce12" table:formula="of:=([.H354]+[.J354])/2" office:value-type="float" office:value="0.165000233052562" calcext:value-type="float">
            <text:p>0,165</text:p>
          </table:table-cell>
          <table:table-cell table:style-name="ce12" table:formula="of:=([.I354]+[.K354])/2" office:value-type="float" office:value="0.174662512497613" calcext:value-type="float">
            <text:p>0,175</text:p>
          </table:table-cell>
          <table:table-cell table:style-name="ce12" table:formula="of:=([.J354]+[.L354])/2" office:value-type="float" office:value="0.17956045341566" calcext:value-type="float">
            <text:p>0,180</text:p>
          </table:table-cell>
          <table:table-cell table:style-name="ce12" table:formula="of:=[.K355]" office:value-type="float" office:value="0.17956045341566" calcext:value-type="float">
            <text:p>0,180</text:p>
          </table:table-cell>
          <table:table-cell table:number-columns-repeated="8"/>
        </table:table-row>
        <table:table-row table:style-name="ro1">
          <table:table-cell table:style-name="ce3" office:value-type="float" office:value="1.77" calcext:value-type="float">
            <text:p>1,7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5]+[.D355])/2" office:value-type="float" office:value="0.0292515007524648" calcext:value-type="float">
            <text:p>0,029</text:p>
          </table:table-cell>
          <table:table-cell table:style-name="ce12" table:formula="of:=([.C355]+[.E355])/2" office:value-type="float" office:value="0.0577050964965171" calcext:value-type="float">
            <text:p>0,058</text:p>
          </table:table-cell>
          <table:table-cell table:style-name="ce12" table:formula="of:=([.D355]+[.F355])/2" office:value-type="float" office:value="0.0845846482410476" calcext:value-type="float">
            <text:p>0,085</text:p>
          </table:table-cell>
          <table:table-cell table:style-name="ce12" table:formula="of:=([.E355]+[.G355])/2" office:value-type="float" office:value="0.109156950450025" calcext:value-type="float">
            <text:p>0,109</text:p>
          </table:table-cell>
          <table:table-cell table:style-name="ce12" table:formula="of:=([.F355]+[.H355])/2" office:value-type="float" office:value="0.130751736559587" calcext:value-type="float">
            <text:p>0,131</text:p>
          </table:table-cell>
          <table:table-cell table:style-name="ce12" table:formula="of:=([.G355]+[.I355])/2" office:value-type="float" office:value="0.148779955155351" calcext:value-type="float">
            <text:p>0,149</text:p>
          </table:table-cell>
          <table:table-cell table:style-name="ce12" table:formula="of:=([.H355]+[.J355])/2" office:value-type="float" office:value="0.16274984531981" calcext:value-type="float">
            <text:p>0,163</text:p>
          </table:table-cell>
          <table:table-cell table:style-name="ce12" table:formula="of:=([.I355]+[.K355])/2" office:value-type="float" office:value="0.172280343234111" calcext:value-type="float">
            <text:p>0,172</text:p>
          </table:table-cell>
          <table:table-cell table:style-name="ce12" table:formula="of:=([.J355]+[.L355])/2" office:value-type="float" office:value="0.177111482956636" calcext:value-type="float">
            <text:p>0,177</text:p>
          </table:table-cell>
          <table:table-cell table:style-name="ce12" table:formula="of:=[.K356]" office:value-type="float" office:value="0.177111482956636" calcext:value-type="float">
            <text:p>0,177</text:p>
          </table:table-cell>
          <table:table-cell table:number-columns-repeated="8"/>
        </table:table-row>
        <table:table-row table:style-name="ro1">
          <table:table-cell table:style-name="ce3" office:value-type="float" office:value="1.775" calcext:value-type="float">
            <text:p>1,7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6]+[.D356])/2" office:value-type="float" office:value="0.0288525482482586" calcext:value-type="float">
            <text:p>0,029</text:p>
          </table:table-cell>
          <table:table-cell table:style-name="ce12" table:formula="of:=([.C356]+[.E356])/2" office:value-type="float" office:value="0.0569180744967562" calcext:value-type="float">
            <text:p>0,057</text:p>
          </table:table-cell>
          <table:table-cell table:style-name="ce12" table:formula="of:=([.D356]+[.F356])/2" office:value-type="float" office:value="0.0834310234732713" calcext:value-type="float">
            <text:p>0,083</text:p>
          </table:table-cell>
          <table:table-cell table:style-name="ce12" table:formula="of:=([.E356]+[.G356])/2" office:value-type="float" office:value="0.107668192400317" calcext:value-type="float">
            <text:p>0,108</text:p>
          </table:table-cell>
          <table:table-cell table:style-name="ce12" table:formula="of:=([.F356]+[.H356])/2" office:value-type="float" office:value="0.128968452802688" calcext:value-type="float">
            <text:p>0,129</text:p>
          </table:table-cell>
          <table:table-cell table:style-name="ce12" table:formula="of:=([.G356]+[.I356])/2" office:value-type="float" office:value="0.146750790939698" calcext:value-type="float">
            <text:p>0,147</text:p>
          </table:table-cell>
          <table:table-cell table:style-name="ce12" table:formula="of:=([.H356]+[.J356])/2" office:value-type="float" office:value="0.160530149194731" calcext:value-type="float">
            <text:p>0,161</text:p>
          </table:table-cell>
          <table:table-cell table:style-name="ce12" table:formula="of:=([.I356]+[.K356])/2" office:value-type="float" office:value="0.169930664138223" calcext:value-type="float">
            <text:p>0,170</text:p>
          </table:table-cell>
          <table:table-cell table:style-name="ce12" table:formula="of:=([.J356]+[.L356])/2" office:value-type="float" office:value="0.174695913095374" calcext:value-type="float">
            <text:p>0,175</text:p>
          </table:table-cell>
          <table:table-cell table:style-name="ce12" table:formula="of:=[.K357]" office:value-type="float" office:value="0.174695913095374" calcext:value-type="float">
            <text:p>0,175</text:p>
          </table:table-cell>
          <table:table-cell table:number-columns-repeated="8"/>
        </table:table-row>
        <table:table-row table:style-name="ro1">
          <table:table-cell table:style-name="ce3" office:value-type="float" office:value="1.78" calcext:value-type="float">
            <text:p>1,7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7]+[.D357])/2" office:value-type="float" office:value="0.0284590372483781" calcext:value-type="float">
            <text:p>0,028</text:p>
          </table:table-cell>
          <table:table-cell table:style-name="ce12" table:formula="of:=([.C357]+[.E357])/2" office:value-type="float" office:value="0.0561417858607649" calcext:value-type="float">
            <text:p>0,056</text:p>
          </table:table-cell>
          <table:table-cell table:style-name="ce12" table:formula="of:=([.D357]+[.F357])/2" office:value-type="float" office:value="0.0822931334485366" calcext:value-type="float">
            <text:p>0,082</text:p>
          </table:table-cell>
          <table:table-cell table:style-name="ce12" table:formula="of:=([.E357]+[.G357])/2" office:value-type="float" office:value="0.10619973813798" calcext:value-type="float">
            <text:p>0,106</text:p>
          </table:table-cell>
          <table:table-cell table:style-name="ce12" table:formula="of:=([.F357]+[.H357])/2" office:value-type="float" office:value="0.127209491670008" calcext:value-type="float">
            <text:p>0,127</text:p>
          </table:table-cell>
          <table:table-cell table:style-name="ce12" table:formula="of:=([.G357]+[.I357])/2" office:value-type="float" office:value="0.14474930099871" calcext:value-type="float">
            <text:p>0,145</text:p>
          </table:table-cell>
          <table:table-cell table:style-name="ce12" table:formula="of:=([.H357]+[.J357])/2" office:value-type="float" office:value="0.158340727538961" calcext:value-type="float">
            <text:p>0,158</text:p>
          </table:table-cell>
          <table:table-cell table:style-name="ce12" table:formula="of:=([.I357]+[.K357])/2" office:value-type="float" office:value="0.167613031145052" calcext:value-type="float">
            <text:p>0,168</text:p>
          </table:table-cell>
          <table:table-cell table:style-name="ce12" table:formula="of:=([.J357]+[.L357])/2" office:value-type="float" office:value="0.172313288616799" calcext:value-type="float">
            <text:p>0,172</text:p>
          </table:table-cell>
          <table:table-cell table:style-name="ce12" table:formula="of:=[.K358]" office:value-type="float" office:value="0.172313288616799" calcext:value-type="float">
            <text:p>0,172</text:p>
          </table:table-cell>
          <table:table-cell table:number-columns-repeated="8"/>
        </table:table-row>
        <table:table-row table:style-name="ro1">
          <table:table-cell table:style-name="ce3" office:value-type="float" office:value="1.785" calcext:value-type="float">
            <text:p>1,7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8]+[.D358])/2" office:value-type="float" office:value="0.0280708929303825" calcext:value-type="float">
            <text:p>0,028</text:p>
          </table:table-cell>
          <table:table-cell table:style-name="ce12" table:formula="of:=([.C358]+[.E358])/2" office:value-type="float" office:value="0.0553760853484574" calcext:value-type="float">
            <text:p>0,055</text:p>
          </table:table-cell>
          <table:table-cell table:style-name="ce12" table:formula="of:=([.D358]+[.F358])/2" office:value-type="float" office:value="0.0811707619993724" calcext:value-type="float">
            <text:p>0,081</text:p>
          </table:table-cell>
          <table:table-cell table:style-name="ce12" table:formula="of:=([.E358]+[.G358])/2" office:value-type="float" office:value="0.104751312559272" calcext:value-type="float">
            <text:p>0,105</text:p>
          </table:table-cell>
          <table:table-cell table:style-name="ce12" table:formula="of:=([.F358]+[.H358])/2" office:value-type="float" office:value="0.125474519568345" calcext:value-type="float">
            <text:p>0,125</text:p>
          </table:table-cell>
          <table:table-cell table:style-name="ce12" table:formula="of:=([.G358]+[.I358])/2" office:value-type="float" office:value="0.142775109604484" calcext:value-type="float">
            <text:p>0,143</text:p>
          </table:table-cell>
          <table:table-cell table:style-name="ce12" table:formula="of:=([.H358]+[.J358])/2" office:value-type="float" office:value="0.156181166071881" calcext:value-type="float">
            <text:p>0,156</text:p>
          </table:table-cell>
          <table:table-cell table:style-name="ce12" table:formula="of:=([.I358]+[.K358])/2" office:value-type="float" office:value="0.16532700807788" calcext:value-type="float">
            <text:p>0,165</text:p>
          </table:table-cell>
          <table:table-cell table:style-name="ce12" table:formula="of:=([.J358]+[.L358])/2" office:value-type="float" office:value="0.169963159880925" calcext:value-type="float">
            <text:p>0,170</text:p>
          </table:table-cell>
          <table:table-cell table:style-name="ce12" table:formula="of:=[.K359]" office:value-type="float" office:value="0.169963159880925" calcext:value-type="float">
            <text:p>0,170</text:p>
          </table:table-cell>
          <table:table-cell table:number-columns-repeated="8"/>
        </table:table-row>
        <table:table-row table:style-name="ro1">
          <table:table-cell table:style-name="ce3" office:value-type="float" office:value="1.79" calcext:value-type="float">
            <text:p>1,7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59]+[.D359])/2" office:value-type="float" office:value="0.0276880426742287" calcext:value-type="float">
            <text:p>0,028</text:p>
          </table:table-cell>
          <table:table-cell table:style-name="ce12" table:formula="of:=([.C359]+[.E359])/2" office:value-type="float" office:value="0.0546208274648774" calcext:value-type="float">
            <text:p>0,055</text:p>
          </table:table-cell>
          <table:table-cell table:style-name="ce12" table:formula="of:=([.D359]+[.F359])/2" office:value-type="float" office:value="0.0800636989538648" calcext:value-type="float">
            <text:p>0,080</text:p>
          </table:table-cell>
          <table:table-cell table:style-name="ce12" table:formula="of:=([.E359]+[.G359])/2" office:value-type="float" office:value="0.103322640783859" calcext:value-type="float">
            <text:p>0,103</text:p>
          </table:table-cell>
          <table:table-cell table:style-name="ce12" table:formula="of:=([.F359]+[.H359])/2" office:value-type="float" office:value="0.123763211081878" calcext:value-type="float">
            <text:p>0,124</text:p>
          </table:table-cell>
          <table:table-cell table:style-name="ce12" table:formula="of:=([.G359]+[.I359])/2" office:value-type="float" office:value="0.140827842820113" calcext:value-type="float">
            <text:p>0,141</text:p>
          </table:table-cell>
          <table:table-cell table:style-name="ce12" table:formula="of:=([.H359]+[.J359])/2" office:value-type="float" office:value="0.154051058841182" calcext:value-type="float">
            <text:p>0,154</text:p>
          </table:table-cell>
          <table:table-cell table:style-name="ce12" table:formula="of:=([.I359]+[.K359])/2" office:value-type="float" office:value="0.163072162976403" calcext:value-type="float">
            <text:p>0,163</text:p>
          </table:table-cell>
          <table:table-cell table:style-name="ce12" table:formula="of:=([.J359]+[.L359])/2" office:value-type="float" office:value="0.167645083979403" calcext:value-type="float">
            <text:p>0,168</text:p>
          </table:table-cell>
          <table:table-cell table:style-name="ce12" table:formula="of:=[.K360]" office:value-type="float" office:value="0.167645083979403" calcext:value-type="float">
            <text:p>0,168</text:p>
          </table:table-cell>
          <table:table-cell table:number-columns-repeated="8"/>
        </table:table-row>
        <table:table-row table:style-name="ro1">
          <table:table-cell table:style-name="ce3" office:value-type="float" office:value="1.795" calcext:value-type="float">
            <text:p>1,7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0]+[.D360])/2" office:value-type="float" office:value="0.0273104137324387" calcext:value-type="float">
            <text:p>0,027</text:p>
          </table:table-cell>
          <table:table-cell table:style-name="ce12" table:formula="of:=([.C360]+[.E360])/2" office:value-type="float" office:value="0.0538758708140467" calcext:value-type="float">
            <text:p>0,054</text:p>
          </table:table-cell>
          <table:table-cell table:style-name="ce12" table:formula="of:=([.D360]+[.F360])/2" office:value-type="float" office:value="0.078971734124368" calcext:value-type="float">
            <text:p>0,079</text:p>
          </table:table-cell>
          <table:table-cell table:style-name="ce12" table:formula="of:=([.E360]+[.G360])/2" office:value-type="float" office:value="0.101913455017872" calcext:value-type="float">
            <text:p>0,102</text:p>
          </table:table-cell>
          <table:table-cell table:style-name="ce12" table:formula="of:=([.F360]+[.H360])/2" office:value-type="float" office:value="0.122075241801986" calcext:value-type="float">
            <text:p>0,122</text:p>
          </table:table-cell>
          <table:table-cell table:style-name="ce12" table:formula="of:=([.G360]+[.I360])/2" office:value-type="float" office:value="0.13890713496153" calcext:value-type="float">
            <text:p>0,139</text:p>
          </table:table-cell>
          <table:table-cell table:style-name="ce12" table:formula="of:=([.H360]+[.J360])/2" office:value-type="float" office:value="0.151950002898258" calcext:value-type="float">
            <text:p>0,152</text:p>
          </table:table-cell>
          <table:table-cell table:style-name="ce12" table:formula="of:=([.I360]+[.K360])/2" office:value-type="float" office:value="0.160848071410292" calcext:value-type="float">
            <text:p>0,161</text:p>
          </table:table-cell>
          <table:table-cell table:style-name="ce12" table:formula="of:=([.J360]+[.L360])/2" office:value-type="float" office:value="0.165358623477903" calcext:value-type="float">
            <text:p>0,165</text:p>
          </table:table-cell>
          <table:table-cell table:style-name="ce12" table:formula="of:=[.K361]" office:value-type="float" office:value="0.165358623477903" calcext:value-type="float">
            <text:p>0,165</text:p>
          </table:table-cell>
          <table:table-cell table:number-columns-repeated="8"/>
        </table:table-row>
        <table:table-row table:style-name="ro1">
          <table:table-cell table:style-name="ce3" office:value-type="float" office:value="1.8" calcext:value-type="float">
            <text:p>1,8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1]+[.D361])/2" office:value-type="float" office:value="0.0269379354070234" calcext:value-type="float">
            <text:p>0,027</text:p>
          </table:table-cell>
          <table:table-cell table:style-name="ce12" table:formula="of:=([.C361]+[.E361])/2" office:value-type="float" office:value="0.0531410739284034" calcext:value-type="float">
            <text:p>0,053</text:p>
          </table:table-cell>
          <table:table-cell table:style-name="ce12" table:formula="of:=([.D361]+[.F361])/2" office:value-type="float" office:value="0.0778946629159591" calcext:value-type="float">
            <text:p>0,078</text:p>
          </table:table-cell>
          <table:table-cell table:style-name="ce12" table:formula="of:=([.E361]+[.G361])/2" office:value-type="float" office:value="0.100523487963177" calcext:value-type="float">
            <text:p>0,101</text:p>
          </table:table-cell>
          <table:table-cell table:style-name="ce12" table:formula="of:=([.F361]+[.H361])/2" office:value-type="float" office:value="0.120410294989701" calcext:value-type="float">
            <text:p>0,120</text:p>
          </table:table-cell>
          <table:table-cell table:style-name="ce12" table:formula="of:=([.G361]+[.I361])/2" office:value-type="float" office:value="0.137012622350122" calcext:value-type="float">
            <text:p>0,137</text:p>
          </table:table-cell>
          <table:table-cell table:style-name="ce12" table:formula="of:=([.H361]+[.J361])/2" office:value-type="float" office:value="0.149877603185911" calcext:value-type="float">
            <text:p>0,150</text:p>
          </table:table-cell>
          <table:table-cell table:style-name="ce12" table:formula="of:=([.I361]+[.K361])/2" office:value-type="float" office:value="0.158654313188081" calcext:value-type="float">
            <text:p>0,159</text:p>
          </table:table-cell>
          <table:table-cell table:style-name="ce12" table:formula="of:=([.J361]+[.L361])/2" office:value-type="float" office:value="0.163103347444098" calcext:value-type="float">
            <text:p>0,163</text:p>
          </table:table-cell>
          <table:table-cell table:style-name="ce12" table:formula="of:=[.K362]" office:value-type="float" office:value="0.163103347444098" calcext:value-type="float">
            <text:p>0,163</text:p>
          </table:table-cell>
          <table:table-cell table:number-columns-repeated="8"/>
        </table:table-row>
        <table:table-row table:style-name="ro1">
          <table:table-cell table:style-name="ce3" office:value-type="float" office:value="1.805" calcext:value-type="float">
            <text:p>1,8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2]+[.D362])/2" office:value-type="float" office:value="0.0265705369642017" calcext:value-type="float">
            <text:p>0,027</text:p>
          </table:table-cell>
          <table:table-cell table:style-name="ce12" table:formula="of:=([.C362]+[.E362])/2" office:value-type="float" office:value="0.0524162991614912" calcext:value-type="float">
            <text:p>0,052</text:p>
          </table:table-cell>
          <table:table-cell table:style-name="ce12" table:formula="of:=([.D362]+[.F362])/2" office:value-type="float" office:value="0.0768322809457901" calcext:value-type="float">
            <text:p>0,077</text:p>
          </table:table-cell>
          <table:table-cell table:style-name="ce12" table:formula="of:=([.E362]+[.G362])/2" office:value-type="float" office:value="0.09915247895283" calcext:value-type="float">
            <text:p>0,099</text:p>
          </table:table-cell>
          <table:table-cell table:style-name="ce12" table:formula="of:=([.F362]+[.H362])/2" office:value-type="float" office:value="0.118768055156649" calcext:value-type="float">
            <text:p>0,119</text:p>
          </table:table-cell>
          <table:table-cell table:style-name="ce12" table:formula="of:=([.G362]+[.I362])/2" office:value-type="float" office:value="0.135143949087806" calcext:value-type="float">
            <text:p>0,135</text:p>
          </table:table-cell>
          <table:table-cell table:style-name="ce12" table:formula="of:=([.H362]+[.J362])/2" office:value-type="float" office:value="0.147833467769101" calcext:value-type="float">
            <text:p>0,148</text:p>
          </table:table-cell>
          <table:table-cell table:style-name="ce12" table:formula="of:=([.I362]+[.K362])/2" office:value-type="float" office:value="0.156490475315004" calcext:value-type="float">
            <text:p>0,156</text:p>
          </table:table-cell>
          <table:table-cell table:style-name="ce12" table:formula="of:=([.J362]+[.L362])/2" office:value-type="float" office:value="0.160878830316089" calcext:value-type="float">
            <text:p>0,161</text:p>
          </table:table-cell>
          <table:table-cell table:style-name="ce12" table:formula="of:=[.K363]" office:value-type="float" office:value="0.160878830316089" calcext:value-type="float">
            <text:p>0,161</text:p>
          </table:table-cell>
          <table:table-cell table:number-columns-repeated="8"/>
        </table:table-row>
        <table:table-row table:style-name="ro1">
          <table:table-cell table:style-name="ce3" office:value-type="float" office:value="1.81" calcext:value-type="float">
            <text:p>1,8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3]+[.D363])/2" office:value-type="float" office:value="0.0262081495807456" calcext:value-type="float">
            <text:p>0,026</text:p>
          </table:table-cell>
          <table:table-cell table:style-name="ce12" table:formula="of:=([.C363]+[.E363])/2" office:value-type="float" office:value="0.0517014089549959" calcext:value-type="float">
            <text:p>0,052</text:p>
          </table:table-cell>
          <table:table-cell table:style-name="ce12" table:formula="of:=([.D363]+[.F363])/2" office:value-type="float" office:value="0.0757843890571606" calcext:value-type="float">
            <text:p>0,076</text:p>
          </table:table-cell>
          <table:table-cell table:style-name="ce12" table:formula="of:=([.E363]+[.G363])/2" office:value-type="float" office:value="0.0978001680512198" calcext:value-type="float">
            <text:p>0,098</text:p>
          </table:table-cell>
          <table:table-cell table:style-name="ce12" table:formula="of:=([.F363]+[.H363])/2" office:value-type="float" office:value="0.117148214020318" calcext:value-type="float">
            <text:p>0,117</text:p>
          </table:table-cell>
          <table:table-cell table:style-name="ce12" table:formula="of:=([.G363]+[.I363])/2" office:value-type="float" office:value="0.133300761462875" calcext:value-type="float">
            <text:p>0,133</text:p>
          </table:table-cell>
          <table:table-cell table:style-name="ce12" table:formula="of:=([.H363]+[.J363])/2" office:value-type="float" office:value="0.145817212201405" calcext:value-type="float">
            <text:p>0,146</text:p>
          </table:table-cell>
          <table:table-cell table:style-name="ce12" table:formula="of:=([.I363]+[.K363])/2" office:value-type="float" office:value="0.154356149042595" calcext:value-type="float">
            <text:p>0,154</text:p>
          </table:table-cell>
          <table:table-cell table:style-name="ce12" table:formula="of:=([.J363]+[.L363])/2" office:value-type="float" office:value="0.158684652815547" calcext:value-type="float">
            <text:p>0,159</text:p>
          </table:table-cell>
          <table:table-cell table:style-name="ce12" table:formula="of:=[.K364]" office:value-type="float" office:value="0.158684652815547" calcext:value-type="float">
            <text:p>0,159</text:p>
          </table:table-cell>
          <table:table-cell table:number-columns-repeated="8"/>
        </table:table-row>
        <table:table-row table:style-name="ro1">
          <table:table-cell table:style-name="ce3" office:value-type="float" office:value="1.815" calcext:value-type="float">
            <text:p>1,8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4]+[.D364])/2" office:value-type="float" office:value="0.025850704477498" calcext:value-type="float">
            <text:p>0,026</text:p>
          </table:table-cell>
          <table:table-cell table:style-name="ce12" table:formula="of:=([.C364]+[.E364])/2" office:value-type="float" office:value="0.0509962693189531" calcext:value-type="float">
            <text:p>0,051</text:p>
          </table:table-cell>
          <table:table-cell table:style-name="ce12" table:formula="of:=([.D364]+[.F364])/2" office:value-type="float" office:value="0.0747507885031079" calcext:value-type="float">
            <text:p>0,075</text:p>
          </table:table-cell>
          <table:table-cell table:style-name="ce12" table:formula="of:=([.E364]+[.G364])/2" office:value-type="float" office:value="0.0964663015387393" calcext:value-type="float">
            <text:p>0,096</text:p>
          </table:table-cell>
          <table:table-cell table:style-name="ce12" table:formula="of:=([.F364]+[.H364])/2" office:value-type="float" office:value="0.115550464757048" calcext:value-type="float">
            <text:p>0,116</text:p>
          </table:table-cell>
          <table:table-cell table:style-name="ce12" table:formula="of:=([.G364]+[.I364])/2" office:value-type="float" office:value="0.131482713110862" calcext:value-type="float">
            <text:p>0,131</text:p>
          </table:table-cell>
          <table:table-cell table:style-name="ce12" table:formula="of:=([.H364]+[.J364])/2" office:value-type="float" office:value="0.143828455252735" calcext:value-type="float">
            <text:p>0,144</text:p>
          </table:table-cell>
          <table:table-cell table:style-name="ce12" table:formula="of:=([.I364]+[.K364])/2" office:value-type="float" office:value="0.152250932508476" calcext:value-type="float">
            <text:p>0,152</text:p>
          </table:table-cell>
          <table:table-cell table:style-name="ce12" table:formula="of:=([.J364]+[.L364])/2" office:value-type="float" office:value="0.156520400929071" calcext:value-type="float">
            <text:p>0,157</text:p>
          </table:table-cell>
          <table:table-cell table:style-name="ce12" table:formula="of:=[.K365]" office:value-type="float" office:value="0.156520400929071" calcext:value-type="float">
            <text:p>0,157</text:p>
          </table:table-cell>
          <table:table-cell table:number-columns-repeated="8"/>
        </table:table-row>
        <table:table-row table:style-name="ro1">
          <table:table-cell table:style-name="ce3" office:value-type="float" office:value="1.82" calcext:value-type="float">
            <text:p>1,8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5]+[.D365])/2" office:value-type="float" office:value="0.0254981346594766" calcext:value-type="float">
            <text:p>0,025</text:p>
          </table:table-cell>
          <table:table-cell table:style-name="ce12" table:formula="of:=([.C365]+[.E365])/2" office:value-type="float" office:value="0.0503007464903029" calcext:value-type="float">
            <text:p>0,050</text:p>
          </table:table-cell>
          <table:table-cell table:style-name="ce12" table:formula="of:=([.D365]+[.F365])/2" office:value-type="float" office:value="0.0737312854288462" calcext:value-type="float">
            <text:p>0,074</text:p>
          </table:table-cell>
          <table:table-cell table:style-name="ce12" table:formula="of:=([.E365]+[.G365])/2" office:value-type="float" office:value="0.0951506266300777" calcext:value-type="float">
            <text:p>0,095</text:p>
          </table:table-cell>
          <table:table-cell table:style-name="ce12" table:formula="of:=([.F365]+[.H365])/2" office:value-type="float" office:value="0.1139745073248" calcext:value-type="float">
            <text:p>0,114</text:p>
          </table:table-cell>
          <table:table-cell table:style-name="ce12" table:formula="of:=([.G365]+[.I365])/2" office:value-type="float" office:value="0.129689460004891" calcext:value-type="float">
            <text:p>0,130</text:p>
          </table:table-cell>
          <table:table-cell table:style-name="ce12" table:formula="of:=([.H365]+[.J365])/2" office:value-type="float" office:value="0.141866822809669" calcext:value-type="float">
            <text:p>0,142</text:p>
          </table:table-cell>
          <table:table-cell table:style-name="ce12" table:formula="of:=([.I365]+[.K365])/2" office:value-type="float" office:value="0.150174428090903" calcext:value-type="float">
            <text:p>0,150</text:p>
          </table:table-cell>
          <table:table-cell table:style-name="ce12" table:formula="of:=([.J365]+[.L365])/2" office:value-type="float" office:value="0.154385666718773" calcext:value-type="float">
            <text:p>0,154</text:p>
          </table:table-cell>
          <table:table-cell table:style-name="ce12" table:formula="of:=[.K366]" office:value-type="float" office:value="0.154385666718773" calcext:value-type="float">
            <text:p>0,154</text:p>
          </table:table-cell>
          <table:table-cell table:number-columns-repeated="8"/>
        </table:table-row>
        <table:table-row table:style-name="ro1">
          <table:table-cell table:style-name="ce3" office:value-type="float" office:value="1.825" calcext:value-type="float">
            <text:p>1,8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6]+[.D366])/2" office:value-type="float" office:value="0.0251503732451515" calcext:value-type="float">
            <text:p>0,025</text:p>
          </table:table-cell>
          <table:table-cell table:style-name="ce12" table:formula="of:=([.C366]+[.E366])/2" office:value-type="float" office:value="0.0496147100441614" calcext:value-type="float">
            <text:p>0,050</text:p>
          </table:table-cell>
          <table:table-cell table:style-name="ce12" table:formula="of:=([.D366]+[.F366])/2" office:value-type="float" office:value="0.0727256865601903" calcext:value-type="float">
            <text:p>0,073</text:p>
          </table:table-cell>
          <table:table-cell table:style-name="ce12" table:formula="of:=([.E366]+[.G366])/2" office:value-type="float" office:value="0.0938528963768233" calcext:value-type="float">
            <text:p>0,094</text:p>
          </table:table-cell>
          <table:table-cell table:style-name="ce12" table:formula="of:=([.F366]+[.H366])/2" office:value-type="float" office:value="0.112420043317485" calcext:value-type="float">
            <text:p>0,112</text:p>
          </table:table-cell>
          <table:table-cell table:style-name="ce12" table:formula="of:=([.G366]+[.I366])/2" office:value-type="float" office:value="0.127920665067235" calcext:value-type="float">
            <text:p>0,128</text:p>
          </table:table-cell>
          <table:table-cell table:style-name="ce12" table:formula="of:=([.H366]+[.J366])/2" office:value-type="float" office:value="0.139931944047897" calcext:value-type="float">
            <text:p>0,140</text:p>
          </table:table-cell>
          <table:table-cell table:style-name="ce12" table:formula="of:=([.I366]+[.K366])/2" office:value-type="float" office:value="0.148126244764221" calcext:value-type="float">
            <text:p>0,148</text:p>
          </table:table-cell>
          <table:table-cell table:style-name="ce12" table:formula="of:=([.J366]+[.L366])/2" office:value-type="float" office:value="0.152280047404838" calcext:value-type="float">
            <text:p>0,152</text:p>
          </table:table-cell>
          <table:table-cell table:style-name="ce12" table:formula="of:=[.K367]" office:value-type="float" office:value="0.152280047404838" calcext:value-type="float">
            <text:p>0,152</text:p>
          </table:table-cell>
          <table:table-cell table:number-columns-repeated="8"/>
        </table:table-row>
        <table:table-row table:style-name="ro1">
          <table:table-cell table:style-name="ce3" office:value-type="float" office:value="1.83" calcext:value-type="float">
            <text:p>1,8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7]+[.D367])/2" office:value-type="float" office:value="0.0248073550220807" calcext:value-type="float">
            <text:p>0,025</text:p>
          </table:table-cell>
          <table:table-cell table:style-name="ce12" table:formula="of:=([.C367]+[.E367])/2" office:value-type="float" office:value="0.0489380299026709" calcext:value-type="float">
            <text:p>0,049</text:p>
          </table:table-cell>
          <table:table-cell table:style-name="ce12" table:formula="of:=([.D367]+[.F367])/2" office:value-type="float" office:value="0.0717338032104924" calcext:value-type="float">
            <text:p>0,072</text:p>
          </table:table-cell>
          <table:table-cell table:style-name="ce12" table:formula="of:=([.E367]+[.G367])/2" office:value-type="float" office:value="0.0925728649388374" calcext:value-type="float">
            <text:p>0,093</text:p>
          </table:table-cell>
          <table:table-cell table:style-name="ce12" table:formula="of:=([.F367]+[.H367])/2" office:value-type="float" office:value="0.110886780722029" calcext:value-type="float">
            <text:p>0,111</text:p>
          </table:table-cell>
          <table:table-cell table:style-name="ce12" table:formula="of:=([.G367]+[.I367])/2" office:value-type="float" office:value="0.126175993682691" calcext:value-type="float">
            <text:p>0,126</text:p>
          </table:table-cell>
          <table:table-cell table:style-name="ce12" table:formula="of:=([.H367]+[.J367])/2" office:value-type="float" office:value="0.138023454915728" calcext:value-type="float">
            <text:p>0,138</text:p>
          </table:table-cell>
          <table:table-cell table:style-name="ce12" table:formula="of:=([.I367]+[.K367])/2" office:value-type="float" office:value="0.146105995726368" calcext:value-type="float">
            <text:p>0,146</text:p>
          </table:table-cell>
          <table:table-cell table:style-name="ce12" table:formula="of:=([.J367]+[.L367])/2" office:value-type="float" office:value="0.15020314608453" calcext:value-type="float">
            <text:p>0,150</text:p>
          </table:table-cell>
          <table:table-cell table:style-name="ce12" table:formula="of:=[.K368]" office:value-type="float" office:value="0.15020314608453" calcext:value-type="float">
            <text:p>0,150</text:p>
          </table:table-cell>
          <table:table-cell table:number-columns-repeated="8"/>
        </table:table-row>
        <table:table-row table:style-name="ro1">
          <table:table-cell table:style-name="ce3" office:value-type="float" office:value="1.835" calcext:value-type="float">
            <text:p>1,8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8]+[.D368])/2" office:value-type="float" office:value="0.0244690149513354" calcext:value-type="float">
            <text:p>0,024</text:p>
          </table:table-cell>
          <table:table-cell table:style-name="ce12" table:formula="of:=([.C368]+[.E368])/2" office:value-type="float" office:value="0.0482705791162865" calcext:value-type="float">
            <text:p>0,048</text:p>
          </table:table-cell>
          <table:table-cell table:style-name="ce12" table:formula="of:=([.D368]+[.F368])/2" office:value-type="float" office:value="0.0707554474207542" calcext:value-type="float">
            <text:p>0,071</text:p>
          </table:table-cell>
          <table:table-cell table:style-name="ce12" table:formula="of:=([.E368]+[.G368])/2" office:value-type="float" office:value="0.0913102919662607" calcext:value-type="float">
            <text:p>0,091</text:p>
          </table:table-cell>
          <table:table-cell table:style-name="ce12" table:formula="of:=([.F368]+[.H368])/2" office:value-type="float" office:value="0.109374429310764" calcext:value-type="float">
            <text:p>0,109</text:p>
          </table:table-cell>
          <table:table-cell table:style-name="ce12" table:formula="of:=([.G368]+[.I368])/2" office:value-type="float" office:value="0.124455117818878" calcext:value-type="float">
            <text:p>0,124</text:p>
          </table:table-cell>
          <table:table-cell table:style-name="ce12" table:formula="of:=([.H368]+[.J368])/2" office:value-type="float" office:value="0.136140994704529" calcext:value-type="float">
            <text:p>0,136</text:p>
          </table:table-cell>
          <table:table-cell table:style-name="ce12" table:formula="of:=([.I368]+[.K368])/2" office:value-type="float" office:value="0.144113300500129" calcext:value-type="float">
            <text:p>0,144</text:p>
          </table:table-cell>
          <table:table-cell table:style-name="ce12" table:formula="of:=([.J368]+[.L368])/2" office:value-type="float" office:value="0.148154570905449" calcext:value-type="float">
            <text:p>0,148</text:p>
          </table:table-cell>
          <table:table-cell table:style-name="ce12" table:formula="of:=[.K369]" office:value-type="float" office:value="0.148154570905449" calcext:value-type="float">
            <text:p>0,148</text:p>
          </table:table-cell>
          <table:table-cell table:number-columns-repeated="8"/>
        </table:table-row>
        <table:table-row table:style-name="ro1">
          <table:table-cell table:style-name="ce3" office:value-type="float" office:value="1.84" calcext:value-type="float">
            <text:p>1,8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69]+[.D369])/2" office:value-type="float" office:value="0.0241352895581433" calcext:value-type="float">
            <text:p>0,024</text:p>
          </table:table-cell>
          <table:table-cell table:style-name="ce12" table:formula="of:=([.C369]+[.E369])/2" office:value-type="float" office:value="0.0476122311860448" calcext:value-type="float">
            <text:p>0,048</text:p>
          </table:table-cell>
          <table:table-cell table:style-name="ce12" table:formula="of:=([.D369]+[.F369])/2" office:value-type="float" office:value="0.0697904355412736" calcext:value-type="float">
            <text:p>0,070</text:p>
          </table:table-cell>
          <table:table-cell table:style-name="ce12" table:formula="of:=([.E369]+[.G369])/2" office:value-type="float" office:value="0.0900649383657592" calcext:value-type="float">
            <text:p>0,090</text:p>
          </table:table-cell>
          <table:table-cell table:style-name="ce12" table:formula="of:=([.F369]+[.H369])/2" office:value-type="float" office:value="0.10788270489257" calcext:value-type="float">
            <text:p>0,108</text:p>
          </table:table-cell>
          <table:table-cell table:style-name="ce12" table:formula="of:=([.G369]+[.I369])/2" office:value-type="float" office:value="0.122757712007647" calcext:value-type="float">
            <text:p>0,123</text:p>
          </table:table-cell>
          <table:table-cell table:style-name="ce12" table:formula="of:=([.H369]+[.J369])/2" office:value-type="float" office:value="0.134284209159504" calcext:value-type="float">
            <text:p>0,134</text:p>
          </table:table-cell>
          <table:table-cell table:style-name="ce12" table:formula="of:=([.I369]+[.K369])/2" office:value-type="float" office:value="0.142147782804989" calcext:value-type="float">
            <text:p>0,142</text:p>
          </table:table-cell>
          <table:table-cell table:style-name="ce12" table:formula="of:=([.J369]+[.L369])/2" office:value-type="float" office:value="0.146133935702789" calcext:value-type="float">
            <text:p>0,146</text:p>
          </table:table-cell>
          <table:table-cell table:style-name="ce12" table:formula="of:=[.K370]" office:value-type="float" office:value="0.146133935702789" calcext:value-type="float">
            <text:p>0,146</text:p>
          </table:table-cell>
          <table:table-cell table:number-columns-repeated="8"/>
        </table:table-row>
        <table:table-row table:style-name="ro1">
          <table:table-cell table:style-name="ce3" office:value-type="float" office:value="1.845" calcext:value-type="float">
            <text:p>1,8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0]+[.D370])/2" office:value-type="float" office:value="0.0238061155930224" calcext:value-type="float">
            <text:p>0,024</text:p>
          </table:table-cell>
          <table:table-cell table:style-name="ce12" table:formula="of:=([.C370]+[.E370])/2" office:value-type="float" office:value="0.0469628625497084" calcext:value-type="float">
            <text:p>0,047</text:p>
          </table:table-cell>
          <table:table-cell table:style-name="ce12" table:formula="of:=([.D370]+[.F370])/2" office:value-type="float" office:value="0.068838584775902" calcext:value-type="float">
            <text:p>0,069</text:p>
          </table:table-cell>
          <table:table-cell table:style-name="ce12" table:formula="of:=([.E370]+[.G370])/2" office:value-type="float" office:value="0.0888365702169216" calcext:value-type="float">
            <text:p>0,089</text:p>
          </table:table-cell>
          <table:table-cell table:style-name="ce12" table:formula="of:=([.F370]+[.H370])/2" office:value-type="float" office:value="0.106411325186703" calcext:value-type="float">
            <text:p>0,106</text:p>
          </table:table-cell>
          <table:table-cell table:style-name="ce12" table:formula="of:=([.G370]+[.I370])/2" office:value-type="float" office:value="0.121083457026037" calcext:value-type="float">
            <text:p>0,121</text:p>
          </table:table-cell>
          <table:table-cell table:style-name="ce12" table:formula="of:=([.H370]+[.J370])/2" office:value-type="float" office:value="0.132452747406318" calcext:value-type="float">
            <text:p>0,132</text:p>
          </table:table-cell>
          <table:table-cell table:style-name="ce12" table:formula="of:=([.I370]+[.K370])/2" office:value-type="float" office:value="0.140209072431146" calcext:value-type="float">
            <text:p>0,140</text:p>
          </table:table-cell>
          <table:table-cell table:style-name="ce12" table:formula="of:=([.J370]+[.L370])/2" office:value-type="float" office:value="0.144140859253889" calcext:value-type="float">
            <text:p>0,144</text:p>
          </table:table-cell>
          <table:table-cell table:style-name="ce12" table:formula="of:=[.K371]" office:value-type="float" office:value="0.144140859253889" calcext:value-type="float">
            <text:p>0,144</text:p>
          </table:table-cell>
          <table:table-cell table:number-columns-repeated="8"/>
        </table:table-row>
        <table:table-row table:style-name="ro1">
          <table:table-cell table:style-name="ce3" office:value-type="float" office:value="1.85" calcext:value-type="float">
            <text:p>1,8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1]+[.D371])/2" office:value-type="float" office:value="0.0234814312748542" calcext:value-type="float">
            <text:p>0,023</text:p>
          </table:table-cell>
          <table:table-cell table:style-name="ce12" table:formula="of:=([.C371]+[.E371])/2" office:value-type="float" office:value="0.0463223501844622" calcext:value-type="float">
            <text:p>0,046</text:p>
          </table:table-cell>
          <table:table-cell table:style-name="ce12" table:formula="of:=([.D371]+[.F371])/2" office:value-type="float" office:value="0.067899716383315" calcext:value-type="float">
            <text:p>0,068</text:p>
          </table:table-cell>
          <table:table-cell table:style-name="ce12" table:formula="of:=([.E371]+[.G371])/2" office:value-type="float" office:value="0.0876249549813025" calcext:value-type="float">
            <text:p>0,088</text:p>
          </table:table-cell>
          <table:table-cell table:style-name="ce12" table:formula="of:=([.F371]+[.H371])/2" office:value-type="float" office:value="0.104960013621479" calcext:value-type="float">
            <text:p>0,105</text:p>
          </table:table-cell>
          <table:table-cell table:style-name="ce12" table:formula="of:=([.G371]+[.I371])/2" office:value-type="float" office:value="0.11943203629651" calcext:value-type="float">
            <text:p>0,119</text:p>
          </table:table-cell>
          <table:table-cell table:style-name="ce12" table:formula="of:=([.H371]+[.J371])/2" office:value-type="float" office:value="0.130646264728591" calcext:value-type="float">
            <text:p>0,131</text:p>
          </table:table-cell>
          <table:table-cell table:style-name="ce12" table:formula="of:=([.I371]+[.K371])/2" office:value-type="float" office:value="0.138296803330103" calcext:value-type="float">
            <text:p>0,138</text:p>
          </table:table-cell>
          <table:table-cell table:style-name="ce12" table:formula="of:=([.J371]+[.L371])/2" office:value-type="float" office:value="0.142174965842518" calcext:value-type="float">
            <text:p>0,142</text:p>
          </table:table-cell>
          <table:table-cell table:style-name="ce12" table:formula="of:=[.K372]" office:value-type="float" office:value="0.142174965842518" calcext:value-type="float">
            <text:p>0,142</text:p>
          </table:table-cell>
          <table:table-cell table:number-columns-repeated="8"/>
        </table:table-row>
        <table:table-row table:style-name="ro1">
          <table:table-cell table:style-name="ce3" office:value-type="float" office:value="1.855" calcext:value-type="float">
            <text:p>1,8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2]+[.D372])/2" office:value-type="float" office:value="0.0231611750922311" calcext:value-type="float">
            <text:p>0,023</text:p>
          </table:table-cell>
          <table:table-cell table:style-name="ce12" table:formula="of:=([.C372]+[.E372])/2" office:value-type="float" office:value="0.0456905738290846" calcext:value-type="float">
            <text:p>0,046</text:p>
          </table:table-cell>
          <table:table-cell table:style-name="ce12" table:formula="of:=([.D372]+[.F372])/2" office:value-type="float" office:value="0.0669736525828823" calcext:value-type="float">
            <text:p>0,067</text:p>
          </table:table-cell>
          <table:table-cell table:style-name="ce12" table:formula="of:=([.E372]+[.G372])/2" office:value-type="float" office:value="0.086429865002397" calcext:value-type="float">
            <text:p>0,086</text:p>
          </table:table-cell>
          <table:table-cell table:style-name="ce12" table:formula="of:=([.F372]+[.H372])/2" office:value-type="float" office:value="0.103528495638906" calcext:value-type="float">
            <text:p>0,104</text:p>
          </table:table-cell>
          <table:table-cell table:style-name="ce12" table:formula="of:=([.G372]+[.I372])/2" office:value-type="float" office:value="0.117803139175035" calcext:value-type="float">
            <text:p>0,118</text:p>
          </table:table-cell>
          <table:table-cell table:style-name="ce12" table:formula="of:=([.H372]+[.J372])/2" office:value-type="float" office:value="0.128864419813307" calcext:value-type="float">
            <text:p>0,129</text:p>
          </table:table-cell>
          <table:table-cell table:style-name="ce12" table:formula="of:=([.I372]+[.K372])/2" office:value-type="float" office:value="0.136410615285554" calcext:value-type="float">
            <text:p>0,136</text:p>
          </table:table-cell>
          <table:table-cell table:style-name="ce12" table:formula="of:=([.J372]+[.L372])/2" office:value-type="float" office:value="0.14023588458631" calcext:value-type="float">
            <text:p>0,140</text:p>
          </table:table-cell>
          <table:table-cell table:style-name="ce12" table:formula="of:=[.K373]" office:value-type="float" office:value="0.14023588458631" calcext:value-type="float">
            <text:p>0,140</text:p>
          </table:table-cell>
          <table:table-cell table:number-columns-repeated="8"/>
        </table:table-row>
        <table:table-row table:style-name="ro1">
          <table:table-cell table:style-name="ce3" office:value-type="float" office:value="1.86" calcext:value-type="float">
            <text:p>1,8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3]+[.D373])/2" office:value-type="float" office:value="0.0228452869145423" calcext:value-type="float">
            <text:p>0,023</text:p>
          </table:table-cell>
          <table:table-cell table:style-name="ce12" table:formula="of:=([.C373]+[.E373])/2" office:value-type="float" office:value="0.0450674138375567" calcext:value-type="float">
            <text:p>0,045</text:p>
          </table:table-cell>
          <table:table-cell table:style-name="ce12" table:formula="of:=([.D373]+[.F373])/2" office:value-type="float" office:value="0.0660602194157408" calcext:value-type="float">
            <text:p>0,066</text:p>
          </table:table-cell>
          <table:table-cell table:style-name="ce12" table:formula="of:=([.E373]+[.G373])/2" office:value-type="float" office:value="0.0852510741108944" calcext:value-type="float">
            <text:p>0,085</text:p>
          </table:table-cell>
          <table:table-cell table:style-name="ce12" table:formula="of:=([.F373]+[.H373])/2" office:value-type="float" office:value="0.102116502088716" calcext:value-type="float">
            <text:p>0,102</text:p>
          </table:table-cell>
          <table:table-cell table:style-name="ce12" table:formula="of:=([.G373]+[.I373])/2" office:value-type="float" office:value="0.116196457726107" calcext:value-type="float">
            <text:p>0,116</text:p>
          </table:table-cell>
          <table:table-cell table:style-name="ce12" table:formula="of:=([.H373]+[.J373])/2" office:value-type="float" office:value="0.127106877230295" calcext:value-type="float">
            <text:p>0,127</text:p>
          </table:table-cell>
          <table:table-cell table:style-name="ce12" table:formula="of:=([.I373]+[.K373])/2" office:value-type="float" office:value="0.134550152199809" calcext:value-type="float">
            <text:p>0,135</text:p>
          </table:table-cell>
          <table:table-cell table:style-name="ce12" table:formula="of:=([.J373]+[.L373])/2" office:value-type="float" office:value="0.138323249935932" calcext:value-type="float">
            <text:p>0,138</text:p>
          </table:table-cell>
          <table:table-cell table:style-name="ce12" table:formula="of:=[.K374]" office:value-type="float" office:value="0.138323249935932" calcext:value-type="float">
            <text:p>0,138</text:p>
          </table:table-cell>
          <table:table-cell table:number-columns-repeated="8"/>
        </table:table-row>
        <table:table-row table:style-name="ro1">
          <table:table-cell table:style-name="ce3" office:value-type="float" office:value="1.865" calcext:value-type="float">
            <text:p>1,8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4]+[.D374])/2" office:value-type="float" office:value="0.0225337069187784" calcext:value-type="float">
            <text:p>0,023</text:p>
          </table:table-cell>
          <table:table-cell table:style-name="ce12" table:formula="of:=([.C374]+[.E374])/2" office:value-type="float" office:value="0.0444527531651416" calcext:value-type="float">
            <text:p>0,044</text:p>
          </table:table-cell>
          <table:table-cell table:style-name="ce12" table:formula="of:=([.D374]+[.F374])/2" office:value-type="float" office:value="0.0651592439742255" calcext:value-type="float">
            <text:p>0,065</text:p>
          </table:table-cell>
          <table:table-cell table:style-name="ce12" table:formula="of:=([.E374]+[.G374])/2" office:value-type="float" office:value="0.0840883607522285" calcext:value-type="float">
            <text:p>0,084</text:p>
          </table:table-cell>
          <table:table-cell table:style-name="ce12" table:formula="of:=([.F374]+[.H374])/2" office:value-type="float" office:value="0.100723765918501" calcext:value-type="float">
            <text:p>0,101</text:p>
          </table:table-cell>
          <table:table-cell table:style-name="ce12" table:formula="of:=([.G374]+[.I374])/2" office:value-type="float" office:value="0.114611689659505" calcext:value-type="float">
            <text:p>0,115</text:p>
          </table:table-cell>
          <table:table-cell table:style-name="ce12" table:formula="of:=([.H374]+[.J374])/2" office:value-type="float" office:value="0.125373304962958" calcext:value-type="float">
            <text:p>0,125</text:p>
          </table:table-cell>
          <table:table-cell table:style-name="ce12" table:formula="of:=([.I374]+[.K374])/2" office:value-type="float" office:value="0.132715063583114" calcext:value-type="float">
            <text:p>0,133</text:p>
          </table:table-cell>
          <table:table-cell table:style-name="ce12" table:formula="of:=([.J374]+[.L374])/2" office:value-type="float" office:value="0.136436701067871" calcext:value-type="float">
            <text:p>0,136</text:p>
          </table:table-cell>
          <table:table-cell table:style-name="ce12" table:formula="of:=[.K375]" office:value-type="float" office:value="0.136436701067871" calcext:value-type="float">
            <text:p>0,136</text:p>
          </table:table-cell>
          <table:table-cell table:number-columns-repeated="8"/>
        </table:table-row>
        <table:table-row table:style-name="ro1">
          <table:table-cell table:style-name="ce3" office:value-type="float" office:value="1.87" calcext:value-type="float">
            <text:p>1,8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5]+[.D375])/2" office:value-type="float" office:value="0.0222263765825708" calcext:value-type="float">
            <text:p>0,022</text:p>
          </table:table-cell>
          <table:table-cell table:style-name="ce12" table:formula="of:=([.C375]+[.E375])/2" office:value-type="float" office:value="0.0438464754465019" calcext:value-type="float">
            <text:p>0,044</text:p>
          </table:table-cell>
          <table:table-cell table:style-name="ce12" table:formula="of:=([.D375]+[.F375])/2" office:value-type="float" office:value="0.064270556958685" calcext:value-type="float">
            <text:p>0,064</text:p>
          </table:table-cell>
          <table:table-cell table:style-name="ce12" table:formula="of:=([.E375]+[.G375])/2" office:value-type="float" office:value="0.082941504946363" calcext:value-type="float">
            <text:p>0,083</text:p>
          </table:table-cell>
          <table:table-cell table:style-name="ce12" table:formula="of:=([.F375]+[.H375])/2" office:value-type="float" office:value="0.099350025205867" calcext:value-type="float">
            <text:p>0,099</text:p>
          </table:table-cell>
          <table:table-cell table:style-name="ce12" table:formula="of:=([.G375]+[.I375])/2" office:value-type="float" office:value="0.113048535440729" calcext:value-type="float">
            <text:p>0,113</text:p>
          </table:table-cell>
          <table:table-cell table:style-name="ce12" table:formula="of:=([.H375]+[.J375])/2" office:value-type="float" office:value="0.12366337662131" calcext:value-type="float">
            <text:p>0,124</text:p>
          </table:table-cell>
          <table:table-cell table:style-name="ce12" table:formula="of:=([.I375]+[.K375])/2" office:value-type="float" office:value="0.130905003015414" calcext:value-type="float">
            <text:p>0,131</text:p>
          </table:table-cell>
          <table:table-cell table:style-name="ce12" table:formula="of:=([.J375]+[.L375])/2" office:value-type="float" office:value="0.134575882325492" calcext:value-type="float">
            <text:p>0,135</text:p>
          </table:table-cell>
          <table:table-cell table:style-name="ce12" table:formula="of:=[.K376]" office:value-type="float" office:value="0.134575882325492" calcext:value-type="float">
            <text:p>0,135</text:p>
          </table:table-cell>
          <table:table-cell table:number-columns-repeated="8"/>
        </table:table-row>
        <table:table-row table:style-name="ro1">
          <table:table-cell table:style-name="ce3" office:value-type="float" office:value="1.875" calcext:value-type="float">
            <text:p>1,8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6]+[.D376])/2" office:value-type="float" office:value="0.021923237723251" calcext:value-type="float">
            <text:p>0,022</text:p>
          </table:table-cell>
          <table:table-cell table:style-name="ce12" table:formula="of:=([.C376]+[.E376])/2" office:value-type="float" office:value="0.0432484667706279" calcext:value-type="float">
            <text:p>0,043</text:p>
          </table:table-cell>
          <table:table-cell table:style-name="ce12" table:formula="of:=([.D376]+[.F376])/2" office:value-type="float" office:value="0.0633939901964325" calcext:value-type="float">
            <text:p>0,063</text:p>
          </table:table-cell>
          <table:table-cell table:style-name="ce12" table:formula="of:=([.E376]+[.G376])/2" office:value-type="float" office:value="0.081810291082276" calcext:value-type="float">
            <text:p>0,082</text:p>
          </table:table-cell>
          <table:table-cell table:style-name="ce12" table:formula="of:=([.F376]+[.H376])/2" office:value-type="float" office:value="0.0979950201935461" calcext:value-type="float">
            <text:p>0,098</text:p>
          </table:table-cell>
          <table:table-cell table:style-name="ce12" table:formula="of:=([.G376]+[.I376])/2" office:value-type="float" office:value="0.111506700913588" calcext:value-type="float">
            <text:p>0,112</text:p>
          </table:table-cell>
          <table:table-cell table:style-name="ce12" table:formula="of:=([.H376]+[.J376])/2" office:value-type="float" office:value="0.121976769228072" calcext:value-type="float">
            <text:p>0,122</text:p>
          </table:table-cell>
          <table:table-cell table:style-name="ce12" table:formula="of:=([.I376]+[.K376])/2" office:value-type="float" office:value="0.129119629473401" calcext:value-type="float">
            <text:p>0,129</text:p>
          </table:table-cell>
          <table:table-cell table:style-name="ce12" table:formula="of:=([.J376]+[.L376])/2" office:value-type="float" office:value="0.132740442670453" calcext:value-type="float">
            <text:p>0,133</text:p>
          </table:table-cell>
          <table:table-cell table:style-name="ce12" table:formula="of:=[.K377]" office:value-type="float" office:value="0.132740442670453" calcext:value-type="float">
            <text:p>0,133</text:p>
          </table:table-cell>
          <table:table-cell table:number-columns-repeated="8"/>
        </table:table-row>
        <table:table-row table:style-name="ro1">
          <table:table-cell table:style-name="ce3" office:value-type="float" office:value="1.88" calcext:value-type="float">
            <text:p>1,8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7]+[.D377])/2" office:value-type="float" office:value="0.0216242333853139" calcext:value-type="float">
            <text:p>0,022</text:p>
          </table:table-cell>
          <table:table-cell table:style-name="ce12" table:formula="of:=([.C377]+[.E377])/2" office:value-type="float" office:value="0.0426586139598417" calcext:value-type="float">
            <text:p>0,043</text:p>
          </table:table-cell>
          <table:table-cell table:style-name="ce12" table:formula="of:=([.D377]+[.F377])/2" office:value-type="float" office:value="0.0625293789264519" calcext:value-type="float">
            <text:p>0,063</text:p>
          </table:table-cell>
          <table:table-cell table:style-name="ce12" table:formula="of:=([.E377]+[.G377])/2" office:value-type="float" office:value="0.0806945051949893" calcext:value-type="float">
            <text:p>0,081</text:p>
          </table:table-cell>
          <table:table-cell table:style-name="ce12" table:formula="of:=([.F377]+[.H377])/2" office:value-type="float" office:value="0.0966584959979321" calcext:value-type="float">
            <text:p>0,097</text:p>
          </table:table-cell>
          <table:table-cell table:style-name="ce12" table:formula="of:=([.G377]+[.I377])/2" office:value-type="float" office:value="0.109985894710809" calcext:value-type="float">
            <text:p>0,110</text:p>
          </table:table-cell>
          <table:table-cell table:style-name="ce12" table:formula="of:=([.H377]+[.J377])/2" office:value-type="float" office:value="0.120313165193495" calcext:value-type="float">
            <text:p>0,120</text:p>
          </table:table-cell>
          <table:table-cell table:style-name="ce12" table:formula="of:=([.I377]+[.K377])/2" office:value-type="float" office:value="0.127358605949262" calcext:value-type="float">
            <text:p>0,127</text:p>
          </table:table-cell>
          <table:table-cell table:style-name="ce12" table:formula="of:=([.J377]+[.L377])/2" office:value-type="float" office:value="0.130930036071927" calcext:value-type="float">
            <text:p>0,131</text:p>
          </table:table-cell>
          <table:table-cell table:style-name="ce12" table:formula="of:=[.K378]" office:value-type="float" office:value="0.130930036071927" calcext:value-type="float">
            <text:p>0,131</text:p>
          </table:table-cell>
          <table:table-cell table:number-columns-repeated="8"/>
        </table:table-row>
        <table:table-row table:style-name="ro1">
          <table:table-cell table:style-name="ce3" office:value-type="float" office:value="1.885" calcext:value-type="float">
            <text:p>1,8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8]+[.D378])/2" office:value-type="float" office:value="0.0213293069799209" calcext:value-type="float">
            <text:p>0,021</text:p>
          </table:table-cell>
          <table:table-cell table:style-name="ce12" table:formula="of:=([.C378]+[.E378])/2" office:value-type="float" office:value="0.0420768061558829" calcext:value-type="float">
            <text:p>0,042</text:p>
          </table:table-cell>
          <table:table-cell table:style-name="ce12" table:formula="of:=([.D378]+[.F378])/2" office:value-type="float" office:value="0.0616765595774155" calcext:value-type="float">
            <text:p>0,062</text:p>
          </table:table-cell>
          <table:table-cell table:style-name="ce12" table:formula="of:=([.E378]+[.G378])/2" office:value-type="float" office:value="0.079593937462192" calcext:value-type="float">
            <text:p>0,080</text:p>
          </table:table-cell>
          <table:table-cell table:style-name="ce12" table:formula="of:=([.F378]+[.H378])/2" office:value-type="float" office:value="0.0953401999528991" calcext:value-type="float">
            <text:p>0,095</text:p>
          </table:table-cell>
          <table:table-cell table:style-name="ce12" table:formula="of:=([.G378]+[.I378])/2" office:value-type="float" office:value="0.108485830595713" calcext:value-type="float">
            <text:p>0,108</text:p>
          </table:table-cell>
          <table:table-cell table:style-name="ce12" table:formula="of:=([.H378]+[.J378])/2" office:value-type="float" office:value="0.118672250330036" calcext:value-type="float">
            <text:p>0,119</text:p>
          </table:table-cell>
          <table:table-cell table:style-name="ce12" table:formula="of:=([.I378]+[.K378])/2" office:value-type="float" office:value="0.125621600632711" calcext:value-type="float">
            <text:p>0,126</text:p>
          </table:table-cell>
          <table:table-cell table:style-name="ce12" table:formula="of:=([.J378]+[.L378])/2" office:value-type="float" office:value="0.129144321010595" calcext:value-type="float">
            <text:p>0,129</text:p>
          </table:table-cell>
          <table:table-cell table:style-name="ce12" table:formula="of:=[.K379]" office:value-type="float" office:value="0.129144321010595" calcext:value-type="float">
            <text:p>0,129</text:p>
          </table:table-cell>
          <table:table-cell table:number-columns-repeated="8"/>
        </table:table-row>
        <table:table-row table:style-name="ro1">
          <table:table-cell table:style-name="ce3" office:value-type="float" office:value="1.89" calcext:value-type="float">
            <text:p>1,8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79]+[.D379])/2" office:value-type="float" office:value="0.0210384030779415" calcext:value-type="float">
            <text:p>0,021</text:p>
          </table:table-cell>
          <table:table-cell table:style-name="ce12" table:formula="of:=([.C379]+[.E379])/2" office:value-type="float" office:value="0.0415029332786682" calcext:value-type="float">
            <text:p>0,042</text:p>
          </table:table-cell>
          <table:table-cell table:style-name="ce12" table:formula="of:=([.D379]+[.F379])/2" office:value-type="float" office:value="0.0608353718090375" calcext:value-type="float">
            <text:p>0,061</text:p>
          </table:table-cell>
          <table:table-cell table:style-name="ce12" table:formula="of:=([.E379]+[.G379])/2" office:value-type="float" office:value="0.0785083797651573" calcext:value-type="float">
            <text:p>0,079</text:p>
          </table:table-cell>
          <table:table-cell table:style-name="ce12" table:formula="of:=([.F379]+[.H379])/2" office:value-type="float" office:value="0.0940398840289527" calcext:value-type="float">
            <text:p>0,094</text:p>
          </table:table-cell>
          <table:table-cell table:style-name="ce12" table:formula="of:=([.G379]+[.I379])/2" office:value-type="float" office:value="0.107006225141467" calcext:value-type="float">
            <text:p>0,107</text:p>
          </table:table-cell>
          <table:table-cell table:style-name="ce12" table:formula="of:=([.H379]+[.J379])/2" office:value-type="float" office:value="0.117053715614212" calcext:value-type="float">
            <text:p>0,117</text:p>
          </table:table-cell>
          <table:table-cell table:style-name="ce12" table:formula="of:=([.I379]+[.K379])/2" office:value-type="float" office:value="0.123908285670315" calcext:value-type="float">
            <text:p>0,124</text:p>
          </table:table-cell>
          <table:table-cell table:style-name="ce12" table:formula="of:=([.J379]+[.L379])/2" office:value-type="float" office:value="0.127382960821653" calcext:value-type="float">
            <text:p>0,127</text:p>
          </table:table-cell>
          <table:table-cell table:style-name="ce12" table:formula="of:=[.K380]" office:value-type="float" office:value="0.127382960821653" calcext:value-type="float">
            <text:p>0,127</text:p>
          </table:table-cell>
          <table:table-cell table:number-columns-repeated="8"/>
        </table:table-row>
        <table:table-row table:style-name="ro1">
          <table:table-cell table:style-name="ce3" office:value-type="float" office:value="1.895" calcext:value-type="float">
            <text:p>1,8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0]+[.D380])/2" office:value-type="float" office:value="0.0207514666393341" calcext:value-type="float">
            <text:p>0,021</text:p>
          </table:table-cell>
          <table:table-cell table:style-name="ce12" table:formula="of:=([.C380]+[.E380])/2" office:value-type="float" office:value="0.0409368874434895" calcext:value-type="float">
            <text:p>0,041</text:p>
          </table:table-cell>
          <table:table-cell table:style-name="ce12" table:formula="of:=([.D380]+[.F380])/2" office:value-type="float" office:value="0.0600056565219127" calcext:value-type="float">
            <text:p>0,060</text:p>
          </table:table-cell>
          <table:table-cell table:style-name="ce12" table:formula="of:=([.E380]+[.G380])/2" office:value-type="float" office:value="0.0774376279189951" calcext:value-type="float">
            <text:p>0,077</text:p>
          </table:table-cell>
          <table:table-cell table:style-name="ce12" table:formula="of:=([.F380]+[.H380])/2" office:value-type="float" office:value="0.0927573024533123" calcext:value-type="float">
            <text:p>0,093</text:p>
          </table:table-cell>
          <table:table-cell table:style-name="ce12" table:formula="of:=([.G380]+[.I380])/2" office:value-type="float" office:value="0.105546799821582" calcext:value-type="float">
            <text:p>0,106</text:p>
          </table:table-cell>
          <table:table-cell table:style-name="ce12" table:formula="of:=([.H380]+[.J380])/2" office:value-type="float" office:value="0.115457255405891" calcext:value-type="float">
            <text:p>0,115</text:p>
          </table:table-cell>
          <table:table-cell table:style-name="ce12" table:formula="of:=([.I380]+[.K380])/2" office:value-type="float" office:value="0.122218338217932" calcext:value-type="float">
            <text:p>0,122</text:p>
          </table:table-cell>
          <table:table-cell table:style-name="ce12" table:formula="of:=([.J380]+[.L380])/2" office:value-type="float" office:value="0.125645623245984" calcext:value-type="float">
            <text:p>0,126</text:p>
          </table:table-cell>
          <table:table-cell table:style-name="ce12" table:formula="of:=[.K381]" office:value-type="float" office:value="0.125645623245984" calcext:value-type="float">
            <text:p>0,126</text:p>
          </table:table-cell>
          <table:table-cell table:number-columns-repeated="8"/>
        </table:table-row>
        <table:table-row table:style-name="ro1">
          <table:table-cell table:style-name="ce3" office:value-type="float" office:value="1.9" calcext:value-type="float">
            <text:p>1,9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1]+[.D381])/2" office:value-type="float" office:value="0.0204684437217447" calcext:value-type="float">
            <text:p>0,020</text:p>
          </table:table-cell>
          <table:table-cell table:style-name="ce12" table:formula="of:=([.C381]+[.E381])/2" office:value-type="float" office:value="0.0403785615806234" calcext:value-type="float">
            <text:p>0,040</text:p>
          </table:table-cell>
          <table:table-cell table:style-name="ce12" table:formula="of:=([.D381]+[.F381])/2" office:value-type="float" office:value="0.0591872576812423" calcext:value-type="float">
            <text:p>0,059</text:p>
          </table:table-cell>
          <table:table-cell table:style-name="ce12" table:formula="of:=([.E381]+[.G381])/2" office:value-type="float" office:value="0.0763814794876125" calcext:value-type="float">
            <text:p>0,076</text:p>
          </table:table-cell>
          <table:table-cell table:style-name="ce12" table:formula="of:=([.F381]+[.H381])/2" office:value-type="float" office:value="0.0914922138702887" calcext:value-type="float">
            <text:p>0,091</text:p>
          </table:table-cell>
          <table:table-cell table:style-name="ce12" table:formula="of:=([.G381]+[.I381])/2" office:value-type="float" office:value="0.104107278929602" calcext:value-type="float">
            <text:p>0,104</text:p>
          </table:table-cell>
          <table:table-cell table:style-name="ce12" table:formula="of:=([.H381]+[.J381])/2" office:value-type="float" office:value="0.113882569019757" calcext:value-type="float">
            <text:p>0,114</text:p>
          </table:table-cell>
          <table:table-cell table:style-name="ce12" table:formula="of:=([.I381]+[.K381])/2" office:value-type="float" office:value="0.120551439325938" calcext:value-type="float">
            <text:p>0,121</text:p>
          </table:table-cell>
          <table:table-cell table:style-name="ce12" table:formula="of:=([.J381]+[.L381])/2" office:value-type="float" office:value="0.123931980731958" calcext:value-type="float">
            <text:p>0,124</text:p>
          </table:table-cell>
          <table:table-cell table:style-name="ce12" table:formula="of:=[.K382]" office:value-type="float" office:value="0.123931980731958" calcext:value-type="float">
            <text:p>0,124</text:p>
          </table:table-cell>
          <table:table-cell table:number-columns-repeated="8"/>
        </table:table-row>
        <table:table-row table:style-name="ro1">
          <table:table-cell table:style-name="ce3" office:value-type="float" office:value="1.905" calcext:value-type="float">
            <text:p>1,9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2]+[.D382])/2" office:value-type="float" office:value="0.0201892807903117" calcext:value-type="float">
            <text:p>0,020</text:p>
          </table:table-cell>
          <table:table-cell table:style-name="ce12" table:formula="of:=([.C382]+[.E382])/2" office:value-type="float" office:value="0.0398278507014935" calcext:value-type="float">
            <text:p>0,040</text:p>
          </table:table-cell>
          <table:table-cell table:style-name="ce12" table:formula="of:=([.D382]+[.F382])/2" office:value-type="float" office:value="0.058380020534118" calcext:value-type="float">
            <text:p>0,058</text:p>
          </table:table-cell>
          <table:table-cell table:style-name="ce12" table:formula="of:=([.E382]+[.G382])/2" office:value-type="float" office:value="0.0753397357757655" calcext:value-type="float">
            <text:p>0,075</text:p>
          </table:table-cell>
          <table:table-cell table:style-name="ce12" table:formula="of:=([.F382]+[.H382])/2" office:value-type="float" office:value="0.0902443792086072" calcext:value-type="float">
            <text:p>0,090</text:p>
          </table:table-cell>
          <table:table-cell table:style-name="ce12" table:formula="of:=([.G382]+[.I382])/2" office:value-type="float" office:value="0.102687391445023" calcext:value-type="float">
            <text:p>0,103</text:p>
          </table:table-cell>
          <table:table-cell table:style-name="ce12" table:formula="of:=([.H382]+[.J382])/2" office:value-type="float" office:value="0.11232935912777" calcext:value-type="float">
            <text:p>0,112</text:p>
          </table:table-cell>
          <table:table-cell table:style-name="ce12" table:formula="of:=([.I382]+[.K382])/2" office:value-type="float" office:value="0.118907274875858" calcext:value-type="float">
            <text:p>0,119</text:p>
          </table:table-cell>
          <table:table-cell table:style-name="ce12" table:formula="of:=([.J382]+[.L382])/2" office:value-type="float" office:value="0.122241710028948" calcext:value-type="float">
            <text:p>0,122</text:p>
          </table:table-cell>
          <table:table-cell table:style-name="ce12" table:formula="of:=[.K383]" office:value-type="float" office:value="0.122241710028948" calcext:value-type="float">
            <text:p>0,122</text:p>
          </table:table-cell>
          <table:table-cell table:number-columns-repeated="8"/>
        </table:table-row>
        <table:table-row table:style-name="ro1">
          <table:table-cell table:style-name="ce3" office:value-type="float" office:value="1.91" calcext:value-type="float">
            <text:p>1,9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3]+[.D383])/2" office:value-type="float" office:value="0.0199139253507468" calcext:value-type="float">
            <text:p>0,020</text:p>
          </table:table-cell>
          <table:table-cell table:style-name="ce12" table:formula="of:=([.C383]+[.E383])/2" office:value-type="float" office:value="0.0392846506622148" calcext:value-type="float">
            <text:p>0,039</text:p>
          </table:table-cell>
          <table:table-cell table:style-name="ce12" table:formula="of:=([.D383]+[.F383])/2" office:value-type="float" office:value="0.0575837932386295" calcext:value-type="float">
            <text:p>0,058</text:p>
          </table:table-cell>
          <table:table-cell table:style-name="ce12" table:formula="of:=([.E383]+[.G383])/2" office:value-type="float" office:value="0.0743121998713626" calcext:value-type="float">
            <text:p>0,074</text:p>
          </table:table-cell>
          <table:table-cell table:style-name="ce12" table:formula="of:=([.F383]+[.H383])/2" office:value-type="float" office:value="0.0890135636103943" calcext:value-type="float">
            <text:p>0,089</text:p>
          </table:table-cell>
          <table:table-cell table:style-name="ce12" table:formula="of:=([.G383]+[.I383])/2" office:value-type="float" office:value="0.101286869168188" calcext:value-type="float">
            <text:p>0,101</text:p>
          </table:table-cell>
          <table:table-cell table:style-name="ce12" table:formula="of:=([.H383]+[.J383])/2" office:value-type="float" office:value="0.11079733316044" calcext:value-type="float">
            <text:p>0,111</text:p>
          </table:table-cell>
          <table:table-cell table:style-name="ce12" table:formula="of:=([.I383]+[.K383])/2" office:value-type="float" office:value="0.117285534578359" calcext:value-type="float">
            <text:p>0,117</text:p>
          </table:table-cell>
          <table:table-cell table:style-name="ce12" table:formula="of:=([.J383]+[.L383])/2" office:value-type="float" office:value="0.120574492452403" calcext:value-type="float">
            <text:p>0,121</text:p>
          </table:table-cell>
          <table:table-cell table:style-name="ce12" table:formula="of:=[.K384]" office:value-type="float" office:value="0.120574492452403" calcext:value-type="float">
            <text:p>0,121</text:p>
          </table:table-cell>
          <table:table-cell table:number-columns-repeated="8"/>
        </table:table-row>
        <table:table-row table:style-name="ro1">
          <table:table-cell table:style-name="ce3" office:value-type="float" office:value="1.915" calcext:value-type="float">
            <text:p>1,9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4]+[.D384])/2" office:value-type="float" office:value="0.0196423253311074" calcext:value-type="float">
            <text:p>0,020</text:p>
          </table:table-cell>
          <table:table-cell table:style-name="ce12" table:formula="of:=([.C384]+[.E384])/2" office:value-type="float" office:value="0.0387488592946881" calcext:value-type="float">
            <text:p>0,039</text:p>
          </table:table-cell>
          <table:table-cell table:style-name="ce12" table:formula="of:=([.D384]+[.F384])/2" office:value-type="float" office:value="0.0567984252667887" calcext:value-type="float">
            <text:p>0,057</text:p>
          </table:table-cell>
          <table:table-cell table:style-name="ce12" table:formula="of:=([.E384]+[.G384])/2" office:value-type="float" office:value="0.0732986784245119" calcext:value-type="float">
            <text:p>0,073</text:p>
          </table:table-cell>
          <table:table-cell table:style-name="ce12" table:formula="of:=([.F384]+[.H384])/2" office:value-type="float" office:value="0.0877995345197755" calcext:value-type="float">
            <text:p>0,088</text:p>
          </table:table-cell>
          <table:table-cell table:style-name="ce12" table:formula="of:=([.G384]+[.I384])/2" office:value-type="float" office:value="0.0999054483854173" calcext:value-type="float">
            <text:p>0,100</text:p>
          </table:table-cell>
          <table:table-cell table:style-name="ce12" table:formula="of:=([.H384]+[.J384])/2" office:value-type="float" office:value="0.109286201873274" calcext:value-type="float">
            <text:p>0,109</text:p>
          </table:table-cell>
          <table:table-cell table:style-name="ce12" table:formula="of:=([.I384]+[.K384])/2" office:value-type="float" office:value="0.115685912806422" calcext:value-type="float">
            <text:p>0,116</text:p>
          </table:table-cell>
          <table:table-cell table:style-name="ce12" table:formula="of:=([.J384]+[.L384])/2" office:value-type="float" office:value="0.118930013515381" calcext:value-type="float">
            <text:p>0,119</text:p>
          </table:table-cell>
          <table:table-cell table:style-name="ce12" table:formula="of:=[.K385]" office:value-type="float" office:value="0.118930013515381" calcext:value-type="float">
            <text:p>0,119</text:p>
          </table:table-cell>
          <table:table-cell table:number-columns-repeated="8"/>
        </table:table-row>
        <table:table-row table:style-name="ro1">
          <table:table-cell table:style-name="ce3" office:value-type="float" office:value="1.92" calcext:value-type="float">
            <text:p>1,9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5]+[.D385])/2" office:value-type="float" office:value="0.0193744296473441" calcext:value-type="float">
            <text:p>0,019</text:p>
          </table:table-cell>
          <table:table-cell table:style-name="ce12" table:formula="of:=([.C385]+[.E385])/2" office:value-type="float" office:value="0.0382203752989481" calcext:value-type="float">
            <text:p>0,038</text:p>
          </table:table-cell>
          <table:table-cell table:style-name="ce12" table:formula="of:=([.D385]+[.F385])/2" office:value-type="float" office:value="0.0560237688596" calcext:value-type="float">
            <text:p>0,056</text:p>
          </table:table-cell>
          <table:table-cell table:style-name="ce12" table:formula="of:=([.E385]+[.G385])/2" office:value-type="float" office:value="0.0722989798932821" calcext:value-type="float">
            <text:p>0,072</text:p>
          </table:table-cell>
          <table:table-cell table:style-name="ce12" table:formula="of:=([.F385]+[.H385])/2" office:value-type="float" office:value="0.0866020634049646" calcext:value-type="float">
            <text:p>0,087</text:p>
          </table:table-cell>
          <table:table-cell table:style-name="ce12" table:formula="of:=([.G385]+[.I385])/2" office:value-type="float" office:value="0.0985428681965245" calcext:value-type="float">
            <text:p>0,099</text:p>
          </table:table-cell>
          <table:table-cell table:style-name="ce12" table:formula="of:=([.H385]+[.J385])/2" office:value-type="float" office:value="0.107795680595919" calcext:value-type="float">
            <text:p>0,108</text:p>
          </table:table-cell>
          <table:table-cell table:style-name="ce12" table:formula="of:=([.I385]+[.K385])/2" office:value-type="float" office:value="0.114108107694327" calcext:value-type="float">
            <text:p>0,114</text:p>
          </table:table-cell>
          <table:table-cell table:style-name="ce12" table:formula="of:=([.J385]+[.L385])/2" office:value-type="float" office:value="0.117307963160901" calcext:value-type="float">
            <text:p>0,117</text:p>
          </table:table-cell>
          <table:table-cell table:style-name="ce12" table:formula="of:=[.K386]" office:value-type="float" office:value="0.117307963160901" calcext:value-type="float">
            <text:p>0,117</text:p>
          </table:table-cell>
          <table:table-cell table:number-columns-repeated="8"/>
        </table:table-row>
        <table:table-row table:style-name="ro1">
          <table:table-cell table:style-name="ce3" office:value-type="float" office:value="1.925" calcext:value-type="float">
            <text:p>1,9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6]+[.D386])/2" office:value-type="float" office:value="0.019110187649474" calcext:value-type="float">
            <text:p>0,019</text:p>
          </table:table-cell>
          <table:table-cell table:style-name="ce12" table:formula="of:=([.C386]+[.E386])/2" office:value-type="float" office:value="0.037699099253472" calcext:value-type="float">
            <text:p>0,038</text:p>
          </table:table-cell>
          <table:table-cell table:style-name="ce12" table:formula="of:=([.D386]+[.F386])/2" office:value-type="float" office:value="0.0552596775961151" calcext:value-type="float">
            <text:p>0,055</text:p>
          </table:table-cell>
          <table:table-cell table:style-name="ce12" table:formula="of:=([.E386]+[.G386])/2" office:value-type="float" office:value="0.0713129161322823" calcext:value-type="float">
            <text:p>0,071</text:p>
          </table:table-cell>
          <table:table-cell table:style-name="ce12" table:formula="of:=([.F386]+[.H386])/2" office:value-type="float" office:value="0.0854209240449033" calcext:value-type="float">
            <text:p>0,085</text:p>
          </table:table-cell>
          <table:table-cell table:style-name="ce12" table:formula="of:=([.G386]+[.I386])/2" office:value-type="float" office:value="0.0971988720004421" calcext:value-type="float">
            <text:p>0,097</text:p>
          </table:table-cell>
          <table:table-cell table:style-name="ce12" table:formula="of:=([.H386]+[.J386])/2" office:value-type="float" office:value="0.106325487945426" calcext:value-type="float">
            <text:p>0,106</text:p>
          </table:table-cell>
          <table:table-cell table:style-name="ce12" table:formula="of:=([.I386]+[.K386])/2" office:value-type="float" office:value="0.11255182187841" calcext:value-type="float">
            <text:p>0,113</text:p>
          </table:table-cell>
          <table:table-cell table:style-name="ce12" table:formula="of:=([.J386]+[.L386])/2" office:value-type="float" office:value="0.115708035427614" calcext:value-type="float">
            <text:p>0,116</text:p>
          </table:table-cell>
          <table:table-cell table:style-name="ce12" table:formula="of:=[.K387]" office:value-type="float" office:value="0.115708035427614" calcext:value-type="float">
            <text:p>0,116</text:p>
          </table:table-cell>
          <table:table-cell table:number-columns-repeated="8"/>
        </table:table-row>
        <table:table-row table:style-name="ro1">
          <table:table-cell table:style-name="ce3" office:value-type="float" office:value="1.93" calcext:value-type="float">
            <text:p>1,9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7]+[.D387])/2" office:value-type="float" office:value="0.018849549626736" calcext:value-type="float">
            <text:p>0,019</text:p>
          </table:table-cell>
          <table:table-cell table:style-name="ce12" table:formula="of:=([.C387]+[.E387])/2" office:value-type="float" office:value="0.0371849326227946" calcext:value-type="float">
            <text:p>0,037</text:p>
          </table:table-cell>
          <table:table-cell table:style-name="ce12" table:formula="of:=([.D387]+[.F387])/2" office:value-type="float" office:value="0.0545060076928772" calcext:value-type="float">
            <text:p>0,055</text:p>
          </table:table-cell>
          <table:table-cell table:style-name="ce12" table:formula="of:=([.E387]+[.G387])/2" office:value-type="float" office:value="0.0703403008205092" calcext:value-type="float">
            <text:p>0,070</text:p>
          </table:table-cell>
          <table:table-cell table:style-name="ce12" table:formula="of:=([.F387]+[.H387])/2" office:value-type="float" office:value="0.0842558940663622" calcext:value-type="float">
            <text:p>0,084</text:p>
          </table:table-cell>
          <table:table-cell table:style-name="ce12" table:formula="of:=([.G387]+[.I387])/2" office:value-type="float" office:value="0.0958732059951646" calcext:value-type="float">
            <text:p>0,096</text:p>
          </table:table-cell>
          <table:table-cell table:style-name="ce12" table:formula="of:=([.H387]+[.J387])/2" office:value-type="float" office:value="0.104875346939426" calcext:value-type="float">
            <text:p>0,105</text:p>
          </table:table-cell>
          <table:table-cell table:style-name="ce12" table:formula="of:=([.I387]+[.K387])/2" office:value-type="float" office:value="0.11101676168652" calcext:value-type="float">
            <text:p>0,111</text:p>
          </table:table-cell>
          <table:table-cell table:style-name="ce12" table:formula="of:=([.J387]+[.L387])/2" office:value-type="float" office:value="0.114129928653012" calcext:value-type="float">
            <text:p>0,114</text:p>
          </table:table-cell>
          <table:table-cell table:style-name="ce12" table:formula="of:=[.K388]" office:value-type="float" office:value="0.114129928653012" calcext:value-type="float">
            <text:p>0,114</text:p>
          </table:table-cell>
          <table:table-cell table:number-columns-repeated="8"/>
        </table:table-row>
        <table:table-row table:style-name="ro1">
          <table:table-cell table:style-name="ce3" office:value-type="float" office:value="1.935" calcext:value-type="float">
            <text:p>1,9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8]+[.D388])/2" office:value-type="float" office:value="0.0185924663113973" calcext:value-type="float">
            <text:p>0,019</text:p>
          </table:table-cell>
          <table:table-cell table:style-name="ce12" table:formula="of:=([.C388]+[.E388])/2" office:value-type="float" office:value="0.0366777786598066" calcext:value-type="float">
            <text:p>0,037</text:p>
          </table:table-cell>
          <table:table-cell table:style-name="ce12" table:formula="of:=([.D388]+[.F388])/2" office:value-type="float" office:value="0.0537626167216519" calcext:value-type="float">
            <text:p>0,054</text:p>
          </table:table-cell>
          <table:table-cell table:style-name="ce12" table:formula="of:=([.E388]+[.G388])/2" office:value-type="float" office:value="0.0693809508796197" calcext:value-type="float">
            <text:p>0,069</text:p>
          </table:table-cell>
          <table:table-cell table:style-name="ce12" table:formula="of:=([.F388]+[.H388])/2" office:value-type="float" office:value="0.0831067534078369" calcext:value-type="float">
            <text:p>0,083</text:p>
          </table:table-cell>
          <table:table-cell table:style-name="ce12" table:formula="of:=([.G388]+[.I388])/2" office:value-type="float" office:value="0.0945656205028942" calcext:value-type="float">
            <text:p>0,095</text:p>
          </table:table-cell>
          <table:table-cell table:style-name="ce12" table:formula="of:=([.H388]+[.J388])/2" office:value-type="float" office:value="0.103444983840842" calcext:value-type="float">
            <text:p>0,103</text:p>
          </table:table-cell>
          <table:table-cell table:style-name="ce12" table:formula="of:=([.I388]+[.K388])/2" office:value-type="float" office:value="0.109502637796219" calcext:value-type="float">
            <text:p>0,110</text:p>
          </table:table-cell>
          <table:table-cell table:style-name="ce12" table:formula="of:=([.J388]+[.L388])/2" office:value-type="float" office:value="0.112573345169766" calcext:value-type="float">
            <text:p>0,113</text:p>
          </table:table-cell>
          <table:table-cell table:style-name="ce12" table:formula="of:=[.K389]" office:value-type="float" office:value="0.112573345169766" calcext:value-type="float">
            <text:p>0,113</text:p>
          </table:table-cell>
          <table:table-cell table:number-columns-repeated="8"/>
        </table:table-row>
        <table:table-row table:style-name="ro1">
          <table:table-cell table:style-name="ce3" office:value-type="float" office:value="1.94" calcext:value-type="float">
            <text:p>1,9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89]+[.D389])/2" office:value-type="float" office:value="0.0183388893299033" calcext:value-type="float">
            <text:p>0,018</text:p>
          </table:table-cell>
          <table:table-cell table:style-name="ce12" table:formula="of:=([.C389]+[.E389])/2" office:value-type="float" office:value="0.0361775415165246" calcext:value-type="float">
            <text:p>0,036</text:p>
          </table:table-cell>
          <table:table-cell table:style-name="ce12" table:formula="of:=([.D389]+[.F389])/2" office:value-type="float" office:value="0.0530293647697131" calcext:value-type="float">
            <text:p>0,053</text:p>
          </table:table-cell>
          <table:table-cell table:style-name="ce12" table:formula="of:=([.E389]+[.G389])/2" office:value-type="float" office:value="0.0684346850647444" calcext:value-type="float">
            <text:p>0,068</text:p>
          </table:table-cell>
          <table:table-cell table:style-name="ce12" table:formula="of:=([.F389]+[.H389])/2" office:value-type="float" office:value="0.0819732856912569" calcext:value-type="float">
            <text:p>0,082</text:p>
          </table:table-cell>
          <table:table-cell table:style-name="ce12" table:formula="of:=([.G389]+[.I389])/2" office:value-type="float" office:value="0.0932758686243396" calcext:value-type="float">
            <text:p>0,093</text:p>
          </table:table-cell>
          <table:table-cell table:style-name="ce12" table:formula="of:=([.H389]+[.J389])/2" office:value-type="float" office:value="0.102034129149557" calcext:value-type="float">
            <text:p>0,102</text:p>
          </table:table-cell>
          <table:table-cell table:style-name="ce12" table:formula="of:=([.I389]+[.K389])/2" office:value-type="float" office:value="0.108009164505304" calcext:value-type="float">
            <text:p>0,108</text:p>
          </table:table-cell>
          <table:table-cell table:style-name="ce12" table:formula="of:=([.J389]+[.L389])/2" office:value-type="float" office:value="0.111037991482993" calcext:value-type="float">
            <text:p>0,111</text:p>
          </table:table-cell>
          <table:table-cell table:style-name="ce12" table:formula="of:=[.K390]" office:value-type="float" office:value="0.111037991482993" calcext:value-type="float">
            <text:p>0,111</text:p>
          </table:table-cell>
          <table:table-cell table:number-columns-repeated="8"/>
        </table:table-row>
        <table:table-row table:style-name="ro1">
          <table:table-cell table:style-name="ce3" office:value-type="float" office:value="1.945" calcext:value-type="float">
            <text:p>1,9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0]+[.D390])/2" office:value-type="float" office:value="0.0180887707582623" calcext:value-type="float">
            <text:p>0,018</text:p>
          </table:table-cell>
          <table:table-cell table:style-name="ce12" table:formula="of:=([.C390]+[.E390])/2" office:value-type="float" office:value="0.0356841270498082" calcext:value-type="float">
            <text:p>0,036</text:p>
          </table:table-cell>
          <table:table-cell table:style-name="ce12" table:formula="of:=([.D390]+[.F390])/2" office:value-type="float" office:value="0.0523061132906345" calcext:value-type="float">
            <text:p>0,052</text:p>
          </table:table-cell>
          <table:table-cell table:style-name="ce12" table:formula="of:=([.E390]+[.G390])/2" office:value-type="float" office:value="0.067501325230485" calcext:value-type="float">
            <text:p>0,068</text:p>
          </table:table-cell>
          <table:table-cell table:style-name="ce12" table:formula="of:=([.F390]+[.H390])/2" office:value-type="float" office:value="0.080855276844542" calcext:value-type="float">
            <text:p>0,081</text:p>
          </table:table-cell>
          <table:table-cell table:style-name="ce12" table:formula="of:=([.G390]+[.I390])/2" office:value-type="float" office:value="0.0920037074204068" calcext:value-type="float">
            <text:p>0,092</text:p>
          </table:table-cell>
          <table:table-cell table:style-name="ce12" table:formula="of:=([.H390]+[.J390])/2" office:value-type="float" office:value="0.100642516564822" calcext:value-type="float">
            <text:p>0,101</text:p>
          </table:table-cell>
          <table:table-cell table:style-name="ce12" table:formula="of:=([.I390]+[.K390])/2" office:value-type="float" office:value="0.106536060316275" calcext:value-type="float">
            <text:p>0,107</text:p>
          </table:table-cell>
          <table:table-cell table:style-name="ce12" table:formula="of:=([.J390]+[.L390])/2" office:value-type="float" office:value="0.109523577994148" calcext:value-type="float">
            <text:p>0,110</text:p>
          </table:table-cell>
          <table:table-cell table:style-name="ce12" table:formula="of:=[.K391]" office:value-type="float" office:value="0.109523577994148" calcext:value-type="float">
            <text:p>0,110</text:p>
          </table:table-cell>
          <table:table-cell table:number-columns-repeated="8"/>
        </table:table-row>
        <table:table-row table:style-name="ro1">
          <table:table-cell table:style-name="ce3" office:value-type="float" office:value="1.95" calcext:value-type="float">
            <text:p>1,9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1]+[.D391])/2" office:value-type="float" office:value="0.0178420635249041" calcext:value-type="float">
            <text:p>0,018</text:p>
          </table:table-cell>
          <table:table-cell table:style-name="ce12" table:formula="of:=([.C391]+[.E391])/2" office:value-type="float" office:value="0.0351974420244484" calcext:value-type="float">
            <text:p>0,035</text:p>
          </table:table-cell>
          <table:table-cell table:style-name="ce12" table:formula="of:=([.D391]+[.F391])/2" office:value-type="float" office:value="0.0515927261401466" calcext:value-type="float">
            <text:p>0,052</text:p>
          </table:table-cell>
          <table:table-cell table:style-name="ce12" table:formula="of:=([.E391]+[.G391])/2" office:value-type="float" office:value="0.0665806950675882" calcext:value-type="float">
            <text:p>0,067</text:p>
          </table:table-cell>
          <table:table-cell table:style-name="ce12" table:formula="of:=([.F391]+[.H391])/2" office:value-type="float" office:value="0.0797525163254459" calcext:value-type="float">
            <text:p>0,080</text:p>
          </table:table-cell>
          <table:table-cell table:style-name="ce12" table:formula="of:=([.G391]+[.I391])/2" office:value-type="float" office:value="0.090748896704682" calcext:value-type="float">
            <text:p>0,091</text:p>
          </table:table-cell>
          <table:table-cell table:style-name="ce12" table:formula="of:=([.H391]+[.J391])/2" office:value-type="float" office:value="0.0992698838683408" calcext:value-type="float">
            <text:p>0,099</text:p>
          </table:table-cell>
          <table:table-cell table:style-name="ce12" table:formula="of:=([.I391]+[.K391])/2" office:value-type="float" office:value="0.105083047279485" calcext:value-type="float">
            <text:p>0,105</text:p>
          </table:table-cell>
          <table:table-cell table:style-name="ce12" table:formula="of:=([.J391]+[.L391])/2" office:value-type="float" office:value="0.108029819155212" calcext:value-type="float">
            <text:p>0,108</text:p>
          </table:table-cell>
          <table:table-cell table:style-name="ce12" table:formula="of:=[.K392]" office:value-type="float" office:value="0.108029819155212" calcext:value-type="float">
            <text:p>0,108</text:p>
          </table:table-cell>
          <table:table-cell table:number-columns-repeated="8"/>
        </table:table-row>
        <table:table-row table:style-name="ro1">
          <table:table-cell table:style-name="ce3" office:value-type="float" office:value="1.955" calcext:value-type="float">
            <text:p>1,9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2]+[.D392])/2" office:value-type="float" office:value="0.0175987210122242" calcext:value-type="float">
            <text:p>0,018</text:p>
          </table:table-cell>
          <table:table-cell table:style-name="ce12" table:formula="of:=([.C392]+[.E392])/2" office:value-type="float" office:value="0.0347173948325254" calcext:value-type="float">
            <text:p>0,035</text:p>
          </table:table-cell>
          <table:table-cell table:style-name="ce12" table:formula="of:=([.D392]+[.F392])/2" office:value-type="float" office:value="0.0508890685460183" calcext:value-type="float">
            <text:p>0,051</text:p>
          </table:table-cell>
          <table:table-cell table:style-name="ce12" table:formula="of:=([.E392]+[.G392])/2" office:value-type="float" office:value="0.0656726212327963" calcext:value-type="float">
            <text:p>0,066</text:p>
          </table:table-cell>
          <table:table-cell table:style-name="ce12" table:formula="of:=([.F392]+[.H392])/2" office:value-type="float" office:value="0.0786647958861351" calcext:value-type="float">
            <text:p>0,079</text:p>
          </table:table-cell>
          <table:table-cell table:style-name="ce12" table:formula="of:=([.G392]+[.I392])/2" office:value-type="float" office:value="0.0895112000968933" calcext:value-type="float">
            <text:p>0,090</text:p>
          </table:table-cell>
          <table:table-cell table:style-name="ce12" table:formula="of:=([.H392]+[.J392])/2" office:value-type="float" office:value="0.0979159719920836" calcext:value-type="float">
            <text:p>0,098</text:p>
          </table:table-cell>
          <table:table-cell table:style-name="ce12" table:formula="of:=([.I392]+[.K392])/2" office:value-type="float" office:value="0.103649851511776" calcext:value-type="float">
            <text:p>0,104</text:p>
          </table:table-cell>
          <table:table-cell table:style-name="ce12" table:formula="of:=([.J392]+[.L392])/2" office:value-type="float" office:value="0.106556433217348" calcext:value-type="float">
            <text:p>0,107</text:p>
          </table:table-cell>
          <table:table-cell table:style-name="ce12" table:formula="of:=[.K393]" office:value-type="float" office:value="0.106556433217348" calcext:value-type="float">
            <text:p>0,107</text:p>
          </table:table-cell>
          <table:table-cell table:number-columns-repeated="8"/>
        </table:table-row>
        <table:table-row table:style-name="ro1">
          <table:table-cell table:style-name="ce3" office:value-type="float" office:value="1.96" calcext:value-type="float">
            <text:p>1,9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3]+[.D393])/2" office:value-type="float" office:value="0.0173586974162627" calcext:value-type="float">
            <text:p>0,017</text:p>
          </table:table-cell>
          <table:table-cell table:style-name="ce12" table:formula="of:=([.C393]+[.E393])/2" office:value-type="float" office:value="0.0342438947791213" calcext:value-type="float">
            <text:p>0,034</text:p>
          </table:table-cell>
          <table:table-cell table:style-name="ce12" table:formula="of:=([.D393]+[.F393])/2" office:value-type="float" office:value="0.0501950080326608" calcext:value-type="float">
            <text:p>0,050</text:p>
          </table:table-cell>
          <table:table-cell table:style-name="ce12" table:formula="of:=([.E393]+[.G393])/2" office:value-type="float" office:value="0.0647769322160767" calcext:value-type="float">
            <text:p>0,065</text:p>
          </table:table-cell>
          <table:table-cell table:style-name="ce12" table:formula="of:=([.F393]+[.H393])/2" office:value-type="float" office:value="0.0775919106648448" calcext:value-type="float">
            <text:p>0,078</text:p>
          </table:table-cell>
          <table:table-cell table:style-name="ce12" table:formula="of:=([.G393]+[.I393])/2" office:value-type="float" office:value="0.0882903839391093" calcext:value-type="float">
            <text:p>0,088</text:p>
          </table:table-cell>
          <table:table-cell table:style-name="ce12" table:formula="of:=([.H393]+[.J393])/2" office:value-type="float" office:value="0.0965805258043348" calcext:value-type="float">
            <text:p>0,097</text:p>
          </table:table-cell>
          <table:table-cell table:style-name="ce12" table:formula="of:=([.I393]+[.K393])/2" office:value-type="float" office:value="0.102236202604716" calcext:value-type="float">
            <text:p>0,102</text:p>
          </table:table-cell>
          <table:table-cell table:style-name="ce12" table:formula="of:=([.J393]+[.L393])/2" office:value-type="float" office:value="0.105103142364562" calcext:value-type="float">
            <text:p>0,105</text:p>
          </table:table-cell>
          <table:table-cell table:style-name="ce12" table:formula="of:=[.K394]" office:value-type="float" office:value="0.105103142364562" calcext:value-type="float">
            <text:p>0,105</text:p>
          </table:table-cell>
          <table:table-cell table:number-columns-repeated="8"/>
        </table:table-row>
        <table:table-row table:style-name="ro1">
          <table:table-cell table:style-name="ce3" office:value-type="float" office:value="1.965" calcext:value-type="float">
            <text:p>1,9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4]+[.D394])/2" office:value-type="float" office:value="0.0171219473895606" calcext:value-type="float">
            <text:p>0,017</text:p>
          </table:table-cell>
          <table:table-cell table:style-name="ce12" table:formula="of:=([.C394]+[.E394])/2" office:value-type="float" office:value="0.0337768527244618" calcext:value-type="float">
            <text:p>0,034</text:p>
          </table:table-cell>
          <table:table-cell table:style-name="ce12" table:formula="of:=([.D394]+[.F394])/2" office:value-type="float" office:value="0.049510413497599" calcext:value-type="float">
            <text:p>0,050</text:p>
          </table:table-cell>
          <table:table-cell table:style-name="ce12" table:formula="of:=([.E394]+[.G394])/2" office:value-type="float" office:value="0.0638934593487528" calcext:value-type="float">
            <text:p>0,064</text:p>
          </table:table-cell>
          <table:table-cell table:style-name="ce12" table:formula="of:=([.F394]+[.H394])/2" office:value-type="float" office:value="0.076533658077593" calcext:value-type="float">
            <text:p>0,077</text:p>
          </table:table-cell>
          <table:table-cell table:style-name="ce12" table:formula="of:=([.G394]+[.I394])/2" office:value-type="float" office:value="0.0870862182345898" calcext:value-type="float">
            <text:p>0,087</text:p>
          </table:table-cell>
          <table:table-cell table:style-name="ce12" table:formula="of:=([.H394]+[.J394])/2" office:value-type="float" office:value="0.0952632932719127" calcext:value-type="float">
            <text:p>0,095</text:p>
          </table:table-cell>
          <table:table-cell table:style-name="ce12" table:formula="of:=([.I394]+[.K394])/2" office:value-type="float" office:value="0.100841834084449" calcext:value-type="float">
            <text:p>0,101</text:p>
          </table:table-cell>
          <table:table-cell table:style-name="ce12" table:formula="of:=([.J394]+[.L394])/2" office:value-type="float" office:value="0.103669672484639" calcext:value-type="float">
            <text:p>0,104</text:p>
          </table:table-cell>
          <table:table-cell table:style-name="ce12" table:formula="of:=[.K395]" office:value-type="float" office:value="0.103669672484639" calcext:value-type="float">
            <text:p>0,104</text:p>
          </table:table-cell>
          <table:table-cell table:number-columns-repeated="8"/>
        </table:table-row>
        <table:table-row table:style-name="ro1">
          <table:table-cell table:style-name="ce3" office:value-type="float" office:value="1.97" calcext:value-type="float">
            <text:p>1,9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5]+[.D395])/2" office:value-type="float" office:value="0.0168884263622309" calcext:value-type="float">
            <text:p>0,017</text:p>
          </table:table-cell>
          <table:table-cell table:style-name="ce12" table:formula="of:=([.C395]+[.E395])/2" office:value-type="float" office:value="0.0333161804435798" calcext:value-type="float">
            <text:p>0,033</text:p>
          </table:table-cell>
          <table:table-cell table:style-name="ce12" table:formula="of:=([.D395]+[.F395])/2" office:value-type="float" office:value="0.0488351560366073" calcext:value-type="float">
            <text:p>0,049</text:p>
          </table:table-cell>
          <table:table-cell table:style-name="ce12" table:formula="of:=([.E395]+[.G395])/2" office:value-type="float" office:value="0.063022035787596" calcext:value-type="float">
            <text:p>0,063</text:p>
          </table:table-cell>
          <table:table-cell table:style-name="ce12" table:formula="of:=([.F395]+[.H395])/2" office:value-type="float" office:value="0.0754898387916713" calcext:value-type="float">
            <text:p>0,075</text:p>
          </table:table-cell>
          <table:table-cell table:style-name="ce12" table:formula="of:=([.G395]+[.I395])/2" office:value-type="float" office:value="0.0858984756747528" calcext:value-type="float">
            <text:p>0,086</text:p>
          </table:table-cell>
          <table:table-cell table:style-name="ce12" table:formula="of:=([.H395]+[.J395])/2" office:value-type="float" office:value="0.0939640261595192" calcext:value-type="float">
            <text:p>0,094</text:p>
          </table:table-cell>
          <table:table-cell table:style-name="ce12" table:formula="of:=([.I395]+[.K395])/2" office:value-type="float" office:value="0.0994664828782759" calcext:value-type="float">
            <text:p>0,099</text:p>
          </table:table-cell>
          <table:table-cell table:style-name="ce12" table:formula="of:=([.J395]+[.L395])/2" office:value-type="float" office:value="0.102255753284544" calcext:value-type="float">
            <text:p>0,102</text:p>
          </table:table-cell>
          <table:table-cell table:style-name="ce12" table:formula="of:=[.K396]" office:value-type="float" office:value="0.102255753284544" calcext:value-type="float">
            <text:p>0,102</text:p>
          </table:table-cell>
          <table:table-cell table:number-columns-repeated="8"/>
        </table:table-row>
        <table:table-row table:style-name="ro1">
          <table:table-cell table:style-name="ce3" office:value-type="float" office:value="1.975" calcext:value-type="float">
            <text:p>1,9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6]+[.D396])/2" office:value-type="float" office:value="0.0166580902217899" calcext:value-type="float">
            <text:p>0,017</text:p>
          </table:table-cell>
          <table:table-cell table:style-name="ce12" table:formula="of:=([.C396]+[.E396])/2" office:value-type="float" office:value="0.0328617911994191" calcext:value-type="float">
            <text:p>0,033</text:p>
          </table:table-cell>
          <table:table-cell table:style-name="ce12" table:formula="of:=([.D396]+[.F396])/2" office:value-type="float" office:value="0.0481691081155879" calcext:value-type="float">
            <text:p>0,048</text:p>
          </table:table-cell>
          <table:table-cell table:style-name="ce12" table:formula="of:=([.E396]+[.G396])/2" office:value-type="float" office:value="0.0621624974141393" calcext:value-type="float">
            <text:p>0,062</text:p>
          </table:table-cell>
          <table:table-cell table:style-name="ce12" table:formula="of:=([.F396]+[.H396])/2" office:value-type="float" office:value="0.0744602557311744" calcext:value-type="float">
            <text:p>0,074</text:p>
          </table:table-cell>
          <table:table-cell table:style-name="ce12" table:formula="of:=([.G396]+[.I396])/2" office:value-type="float" office:value="0.0847269324755952" calcext:value-type="float">
            <text:p>0,085</text:p>
          </table:table-cell>
          <table:table-cell table:style-name="ce12" table:formula="of:=([.H396]+[.J396])/2" office:value-type="float" office:value="0.0926824792765144" calcext:value-type="float">
            <text:p>0,093</text:p>
          </table:table-cell>
          <table:table-cell table:style-name="ce12" table:formula="of:=([.I396]+[.K396])/2" office:value-type="float" office:value="0.0981098897220315" calcext:value-type="float">
            <text:p>0,098</text:p>
          </table:table-cell>
          <table:table-cell table:style-name="ce12" table:formula="of:=([.J396]+[.L396])/2" office:value-type="float" office:value="0.10086111808141" calcext:value-type="float">
            <text:p>0,101</text:p>
          </table:table-cell>
          <table:table-cell table:style-name="ce12" table:formula="of:=[.K397]" office:value-type="float" office:value="0.10086111808141" calcext:value-type="float">
            <text:p>0,101</text:p>
          </table:table-cell>
          <table:table-cell table:number-columns-repeated="8"/>
        </table:table-row>
        <table:table-row table:style-name="ro1">
          <table:table-cell table:style-name="ce3" office:value-type="float" office:value="1.98" calcext:value-type="float">
            <text:p>1,9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7]+[.D397])/2" office:value-type="float" office:value="0.0164308955997095" calcext:value-type="float">
            <text:p>0,016</text:p>
          </table:table-cell>
          <table:table-cell table:style-name="ce12" table:formula="of:=([.C397]+[.E397])/2" office:value-type="float" office:value="0.0324135991686889" calcext:value-type="float">
            <text:p>0,032</text:p>
          </table:table-cell>
          <table:table-cell table:style-name="ce12" table:formula="of:=([.D397]+[.F397])/2" office:value-type="float" office:value="0.0475121443067792" calcext:value-type="float">
            <text:p>0,048</text:p>
          </table:table-cell>
          <table:table-cell table:style-name="ce12" table:formula="of:=([.E397]+[.G397])/2" office:value-type="float" office:value="0.0613146819233812" calcext:value-type="float">
            <text:p>0,061</text:p>
          </table:table-cell>
          <table:table-cell table:style-name="ce12" table:formula="of:=([.F397]+[.H397])/2" office:value-type="float" office:value="0.0734447149448673" calcext:value-type="float">
            <text:p>0,073</text:p>
          </table:table-cell>
          <table:table-cell table:style-name="ce12" table:formula="of:=([.G397]+[.I397])/2" office:value-type="float" office:value="0.0835713675038444" calcext:value-type="float">
            <text:p>0,084</text:p>
          </table:table-cell>
          <table:table-cell table:style-name="ce12" table:formula="of:=([.H397]+[.J397])/2" office:value-type="float" office:value="0.0914184110988134" calcext:value-type="float">
            <text:p>0,091</text:p>
          </table:table-cell>
          <table:table-cell table:style-name="ce12" table:formula="of:=([.I397]+[.K397])/2" office:value-type="float" office:value="0.0967717986789621" calcext:value-type="float">
            <text:p>0,097</text:p>
          </table:table-cell>
          <table:table-cell table:style-name="ce12" table:formula="of:=([.J397]+[.L397])/2" office:value-type="float" office:value="0.0994855039017207" calcext:value-type="float">
            <text:p>0,099</text:p>
          </table:table-cell>
          <table:table-cell table:style-name="ce12" table:formula="of:=[.K398]" office:value-type="float" office:value="0.0994855039017207" calcext:value-type="float">
            <text:p>0,099</text:p>
          </table:table-cell>
          <table:table-cell table:number-columns-repeated="8"/>
        </table:table-row>
        <table:table-row table:style-name="ro1">
          <table:table-cell table:style-name="ce3" office:value-type="float" office:value="1.985" calcext:value-type="float">
            <text:p>1,9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8]+[.D398])/2" office:value-type="float" office:value="0.0162067995843445" calcext:value-type="float">
            <text:p>0,016</text:p>
          </table:table-cell>
          <table:table-cell table:style-name="ce12" table:formula="of:=([.C398]+[.E398])/2" office:value-type="float" office:value="0.0319715199532444" calcext:value-type="float">
            <text:p>0,032</text:p>
          </table:table-cell>
          <table:table-cell table:style-name="ce12" table:formula="of:=([.D398]+[.F398])/2" office:value-type="float" office:value="0.046864140546035" calcext:value-type="float">
            <text:p>0,047</text:p>
          </table:table-cell>
          <table:table-cell table:style-name="ce12" table:formula="of:=([.E398]+[.G398])/2" office:value-type="float" office:value="0.0604784296258232" calcext:value-type="float">
            <text:p>0,060</text:p>
          </table:table-cell>
          <table:table-cell table:style-name="ce12" table:formula="of:=([.F398]+[.H398])/2" office:value-type="float" office:value="0.0724430247136128" calcext:value-type="float">
            <text:p>0,072</text:p>
          </table:table-cell>
          <table:table-cell table:style-name="ce12" table:formula="of:=([.G398]+[.I398])/2" office:value-type="float" office:value="0.0824315630218403" calcext:value-type="float">
            <text:p>0,082</text:p>
          </table:table-cell>
          <table:table-cell table:style-name="ce12" table:formula="of:=([.H398]+[.J398])/2" office:value-type="float" office:value="0.0901715830914033" calcext:value-type="float">
            <text:p>0,090</text:p>
          </table:table-cell>
          <table:table-cell table:style-name="ce12" table:formula="of:=([.I398]+[.K398])/2" office:value-type="float" office:value="0.095451957500267" calcext:value-type="float">
            <text:p>0,095</text:p>
          </table:table-cell>
          <table:table-cell table:style-name="ce12" table:formula="of:=([.J398]+[.L398])/2" office:value-type="float" office:value="0.0981286512903414" calcext:value-type="float">
            <text:p>0,098</text:p>
          </table:table-cell>
          <table:table-cell table:style-name="ce12" table:formula="of:=[.K399]" office:value-type="float" office:value="0.0981286512903414" calcext:value-type="float">
            <text:p>0,098</text:p>
          </table:table-cell>
          <table:table-cell table:number-columns-repeated="8"/>
        </table:table-row>
        <table:table-row table:style-name="ro1">
          <table:table-cell table:style-name="ce3" office:value-type="float" office:value="1.99" calcext:value-type="float">
            <text:p>1,9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399]+[.D399])/2" office:value-type="float" office:value="0.0159857599766222" calcext:value-type="float">
            <text:p>0,016</text:p>
          </table:table-cell>
          <table:table-cell table:style-name="ce12" table:formula="of:=([.C399]+[.E399])/2" office:value-type="float" office:value="0.0315354700651897" calcext:value-type="float">
            <text:p>0,032</text:p>
          </table:table-cell>
          <table:table-cell table:style-name="ce12" table:formula="of:=([.D399]+[.F399])/2" office:value-type="float" office:value="0.0462249747895338" calcext:value-type="float">
            <text:p>0,046</text:p>
          </table:table-cell>
          <table:table-cell table:style-name="ce12" table:formula="of:=([.E399]+[.G399])/2" office:value-type="float" office:value="0.0596535826298239" calcext:value-type="float">
            <text:p>0,060</text:p>
          </table:table-cell>
          <table:table-cell table:style-name="ce12" table:formula="of:=([.F399]+[.H399])/2" office:value-type="float" office:value="0.0714549963238318" calcext:value-type="float">
            <text:p>0,071</text:p>
          </table:table-cell>
          <table:table-cell table:style-name="ce12" table:formula="of:=([.G399]+[.I399])/2" office:value-type="float" office:value="0.081307303902508" calcext:value-type="float">
            <text:p>0,081</text:p>
          </table:table-cell>
          <table:table-cell table:style-name="ce12" table:formula="of:=([.H399]+[.J399])/2" office:value-type="float" office:value="0.0889417602610537" calcext:value-type="float">
            <text:p>0,089</text:p>
          </table:table-cell>
          <table:table-cell table:style-name="ce12" table:formula="of:=([.I399]+[.K399])/2" office:value-type="float" office:value="0.0941501171908723" calcext:value-type="float">
            <text:p>0,094</text:p>
          </table:table-cell>
          <table:table-cell table:style-name="ce12" table:formula="of:=([.J399]+[.L399])/2" office:value-type="float" office:value="0.0967903043953042" calcext:value-type="float">
            <text:p>0,097</text:p>
          </table:table-cell>
          <table:table-cell table:style-name="ce12" table:formula="of:=[.K400]" office:value-type="float" office:value="0.0967903043953042" calcext:value-type="float">
            <text:p>0,097</text:p>
          </table:table-cell>
          <table:table-cell table:number-columns-repeated="8"/>
        </table:table-row>
        <table:table-row table:style-name="ro1">
          <table:table-cell table:style-name="ce3" office:value-type="float" office:value="1.995" calcext:value-type="float">
            <text:p>1,9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0]+[.D400])/2" office:value-type="float" office:value="0.0157677350325949" calcext:value-type="float">
            <text:p>0,016</text:p>
          </table:table-cell>
          <table:table-cell table:style-name="ce12" table:formula="of:=([.C400]+[.E400])/2" office:value-type="float" office:value="0.031105367383078" calcext:value-type="float">
            <text:p>0,031</text:p>
          </table:table-cell>
          <table:table-cell table:style-name="ce12" table:formula="of:=([.D400]+[.F400])/2" office:value-type="float" office:value="0.0455945263475068" calcext:value-type="float">
            <text:p>0,046</text:p>
          </table:table-cell>
          <table:table-cell table:style-name="ce12" table:formula="of:=([.E400]+[.G400])/2" office:value-type="float" office:value="0.0588399855566828" calcext:value-type="float">
            <text:p>0,059</text:p>
          </table:table-cell>
          <table:table-cell table:style-name="ce12" table:formula="of:=([.F400]+[.H400])/2" office:value-type="float" office:value="0.070480443266166" calcext:value-type="float">
            <text:p>0,070</text:p>
          </table:table-cell>
          <table:table-cell table:style-name="ce12" table:formula="of:=([.G400]+[.I400])/2" office:value-type="float" office:value="0.0801983782924427" calcext:value-type="float">
            <text:p>0,080</text:p>
          </table:table-cell>
          <table:table-cell table:style-name="ce12" table:formula="of:=([.H400]+[.J400])/2" office:value-type="float" office:value="0.0877287105466902" calcext:value-type="float">
            <text:p>0,088</text:p>
          </table:table-cell>
          <table:table-cell table:style-name="ce12" table:formula="of:=([.I400]+[.K400])/2" office:value-type="float" office:value="0.0928660323281789" calcext:value-type="float">
            <text:p>0,093</text:p>
          </table:table-cell>
          <table:table-cell table:style-name="ce12" table:formula="of:=([.J400]+[.L400])/2" office:value-type="float" office:value="0.0954702107930883" calcext:value-type="float">
            <text:p>0,095</text:p>
          </table:table-cell>
          <table:table-cell table:style-name="ce12" table:formula="of:=[.K401]" office:value-type="float" office:value="0.0954702107930883" calcext:value-type="float">
            <text:p>0,095</text:p>
          </table:table-cell>
          <table:table-cell table:number-columns-repeated="8"/>
        </table:table-row>
        <table:table-row table:style-name="ro1">
          <table:table-cell table:style-name="ce3" office:value-type="float" office:value="2" calcext:value-type="float">
            <text:p>2,0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1]+[.D401])/2" office:value-type="float" office:value="0.015552683691539" calcext:value-type="float">
            <text:p>0,016</text:p>
          </table:table-cell>
          <table:table-cell table:style-name="ce12" table:formula="of:=([.C401]+[.E401])/2" office:value-type="float" office:value="0.0306811306900508" calcext:value-type="float">
            <text:p>0,031</text:p>
          </table:table-cell>
          <table:table-cell table:style-name="ce12" table:formula="of:=([.D401]+[.F401])/2" office:value-type="float" office:value="0.0449726764698804" calcext:value-type="float">
            <text:p>0,045</text:p>
          </table:table-cell>
          <table:table-cell table:style-name="ce12" table:formula="of:=([.E401]+[.G401])/2" office:value-type="float" office:value="0.0580374848068364" calcext:value-type="float">
            <text:p>0,058</text:p>
          </table:table-cell>
          <table:table-cell table:style-name="ce12" table:formula="of:=([.F401]+[.H401])/2" office:value-type="float" office:value="0.0695191819245628" calcext:value-type="float">
            <text:p>0,070</text:p>
          </table:table-cell>
          <table:table-cell table:style-name="ce12" table:formula="of:=([.G401]+[.I401])/2" office:value-type="float" office:value="0.0791045769064281" calcext:value-type="float">
            <text:p>0,079</text:p>
          </table:table-cell>
          <table:table-cell table:style-name="ce12" table:formula="of:=([.H401]+[.J401])/2" office:value-type="float" office:value="0.0865322053103108" calcext:value-type="float">
            <text:p>0,087</text:p>
          </table:table-cell>
          <table:table-cell table:style-name="ce12" table:formula="of:=([.I401]+[.K401])/2" office:value-type="float" office:value="0.0915994606698892" calcext:value-type="float">
            <text:p>0,092</text:p>
          </table:table-cell>
          <table:table-cell table:style-name="ce12" table:formula="of:=([.J401]+[.L401])/2" office:value-type="float" office:value="0.0941681215606336" calcext:value-type="float">
            <text:p>0,094</text:p>
          </table:table-cell>
          <table:table-cell table:style-name="ce12" table:formula="of:=[.K402]" office:value-type="float" office:value="0.0941681215606336" calcext:value-type="float">
            <text:p>0,094</text:p>
          </table:table-cell>
          <table:table-cell table:number-columns-repeated="8"/>
        </table:table-row>
        <table:table-row table:style-name="ro1">
          <table:table-cell table:style-name="ce3" office:value-type="float" office:value="2.005" calcext:value-type="float">
            <text:p>2,0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2]+[.D402])/2" office:value-type="float" office:value="0.0153405653450254" calcext:value-type="float">
            <text:p>0,015</text:p>
          </table:table-cell>
          <table:table-cell table:style-name="ce12" table:formula="of:=([.C402]+[.E402])/2" office:value-type="float" office:value="0.0302626800807097" calcext:value-type="float">
            <text:p>0,030</text:p>
          </table:table-cell>
          <table:table-cell table:style-name="ce12" table:formula="of:=([.D402]+[.F402])/2" office:value-type="float" office:value="0.0443593077484436" calcext:value-type="float">
            <text:p>0,044</text:p>
          </table:table-cell>
          <table:table-cell table:style-name="ce12" table:formula="of:=([.E402]+[.G402])/2" office:value-type="float" office:value="0.0572459291972216" calcext:value-type="float">
            <text:p>0,057</text:p>
          </table:table-cell>
          <table:table-cell table:style-name="ce12" table:formula="of:=([.F402]+[.H402])/2" office:value-type="float" office:value="0.0685710308566322" calcext:value-type="float">
            <text:p>0,069</text:p>
          </table:table-cell>
          <table:table-cell table:style-name="ce12" table:formula="of:=([.G402]+[.I402])/2" office:value-type="float" office:value="0.0780256936174368" calcext:value-type="float">
            <text:p>0,078</text:p>
          </table:table-cell>
          <table:table-cell table:style-name="ce12" table:formula="of:=([.H402]+[.J402])/2" office:value-type="float" office:value="0.0853520187881586" calcext:value-type="float">
            <text:p>0,085</text:p>
          </table:table-cell>
          <table:table-cell table:style-name="ce12" table:formula="of:=([.I402]+[.K402])/2" office:value-type="float" office:value="0.0903501634354722" calcext:value-type="float">
            <text:p>0,090</text:p>
          </table:table-cell>
          <table:table-cell table:style-name="ce12" table:formula="of:=([.J402]+[.L402])/2" office:value-type="float" office:value="0.0928837911152614" calcext:value-type="float">
            <text:p>0,093</text:p>
          </table:table-cell>
          <table:table-cell table:style-name="ce12" table:formula="of:=[.K403]" office:value-type="float" office:value="0.0928837911152614" calcext:value-type="float">
            <text:p>0,093</text:p>
          </table:table-cell>
          <table:table-cell table:number-columns-repeated="8"/>
        </table:table-row>
        <table:table-row table:style-name="ro1">
          <table:table-cell table:style-name="ce3" office:value-type="float" office:value="2.01" calcext:value-type="float">
            <text:p>2,0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3]+[.D403])/2" office:value-type="float" office:value="0.0151313400403548" calcext:value-type="float">
            <text:p>0,015</text:p>
          </table:table-cell>
          <table:table-cell table:style-name="ce12" table:formula="of:=([.C403]+[.E403])/2" office:value-type="float" office:value="0.0298499365467345" calcext:value-type="float">
            <text:p>0,030</text:p>
          </table:table-cell>
          <table:table-cell table:style-name="ce12" table:formula="of:=([.D403]+[.F403])/2" office:value-type="float" office:value="0.0437543046389656" calcext:value-type="float">
            <text:p>0,044</text:p>
          </table:table-cell>
          <table:table-cell table:style-name="ce12" table:formula="of:=([.E403]+[.G403])/2" office:value-type="float" office:value="0.0564651693025379" calcext:value-type="float">
            <text:p>0,056</text:p>
          </table:table-cell>
          <table:table-cell table:style-name="ce12" table:formula="of:=([.F403]+[.H403])/2" office:value-type="float" office:value="0.0676358114073292" calcext:value-type="float">
            <text:p>0,068</text:p>
          </table:table-cell>
          <table:table-cell table:style-name="ce12" table:formula="of:=([.G403]+[.I403])/2" office:value-type="float" office:value="0.0769615248223954" calcext:value-type="float">
            <text:p>0,077</text:p>
          </table:table-cell>
          <table:table-cell table:style-name="ce12" table:formula="of:=([.H403]+[.J403])/2" office:value-type="float" office:value="0.0841879285264545" calcext:value-type="float">
            <text:p>0,084</text:p>
          </table:table-cell>
          <table:table-cell table:style-name="ce12" table:formula="of:=([.I403]+[.K403])/2" office:value-type="float" office:value="0.08911790495171" calcext:value-type="float">
            <text:p>0,089</text:p>
          </table:table-cell>
          <table:table-cell table:style-name="ce12" table:formula="of:=([.J403]+[.L403])/2" office:value-type="float" office:value="0.0916169772753668" calcext:value-type="float">
            <text:p>0,092</text:p>
          </table:table-cell>
          <table:table-cell table:style-name="ce12" table:formula="of:=[.K404]" office:value-type="float" office:value="0.0916169772753668" calcext:value-type="float">
            <text:p>0,092</text:p>
          </table:table-cell>
          <table:table-cell table:number-columns-repeated="8"/>
        </table:table-row>
        <table:table-row table:style-name="ro1">
          <table:table-cell table:style-name="ce3" office:value-type="float" office:value="2.015" calcext:value-type="float">
            <text:p>2,0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4]+[.D404])/2" office:value-type="float" office:value="0.0149249682733673" calcext:value-type="float">
            <text:p>0,015</text:p>
          </table:table-cell>
          <table:table-cell table:style-name="ce12" table:formula="of:=([.C404]+[.E404])/2" office:value-type="float" office:value="0.0294428223396602" calcext:value-type="float">
            <text:p>0,029</text:p>
          </table:table-cell>
          <table:table-cell table:style-name="ce12" table:formula="of:=([.D404]+[.F404])/2" office:value-type="float" office:value="0.0431575529246362" calcext:value-type="float">
            <text:p>0,043</text:p>
          </table:table-cell>
          <table:table-cell table:style-name="ce12" table:formula="of:=([.E404]+[.G404])/2" office:value-type="float" office:value="0.0556950580231474" calcext:value-type="float">
            <text:p>0,056</text:p>
          </table:table-cell>
          <table:table-cell table:style-name="ce12" table:formula="of:=([.F404]+[.H404])/2" office:value-type="float" office:value="0.0667133470624667" calcext:value-type="float">
            <text:p>0,067</text:p>
          </table:table-cell>
          <table:table-cell table:style-name="ce12" table:formula="of:=([.G404]+[.I404])/2" office:value-type="float" office:value="0.0759118699668918" calcext:value-type="float">
            <text:p>0,076</text:p>
          </table:table-cell>
          <table:table-cell table:style-name="ce12" table:formula="of:=([.H404]+[.J404])/2" office:value-type="float" office:value="0.0830397148870527" calcext:value-type="float">
            <text:p>0,083</text:p>
          </table:table-cell>
          <table:table-cell table:style-name="ce12" table:formula="of:=([.I404]+[.K404])/2" office:value-type="float" office:value="0.0879024529009107" calcext:value-type="float">
            <text:p>0,088</text:p>
          </table:table-cell>
          <table:table-cell table:style-name="ce12" table:formula="of:=([.J404]+[.L404])/2" office:value-type="float" office:value="0.0903674411135384" calcext:value-type="float">
            <text:p>0,090</text:p>
          </table:table-cell>
          <table:table-cell table:style-name="ce12" table:formula="of:=[.K405]" office:value-type="float" office:value="0.0903674411135384" calcext:value-type="float">
            <text:p>0,090</text:p>
          </table:table-cell>
          <table:table-cell table:number-columns-repeated="8"/>
        </table:table-row>
        <table:table-row table:style-name="ro1">
          <table:table-cell table:style-name="ce3" office:value-type="float" office:value="2.02" calcext:value-type="float">
            <text:p>2,0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5]+[.D405])/2" office:value-type="float" office:value="0.0147214111698301" calcext:value-type="float">
            <text:p>0,015</text:p>
          </table:table-cell>
          <table:table-cell table:style-name="ce12" table:formula="of:=([.C405]+[.E405])/2" office:value-type="float" office:value="0.0290412605990017" calcext:value-type="float">
            <text:p>0,029</text:p>
          </table:table-cell>
          <table:table-cell table:style-name="ce12" table:formula="of:=([.D405]+[.F405])/2" office:value-type="float" office:value="0.0425689401814038" calcext:value-type="float">
            <text:p>0,043</text:p>
          </table:table-cell>
          <table:table-cell table:style-name="ce12" table:formula="of:=([.E405]+[.G405])/2" office:value-type="float" office:value="0.0549354499935515" calcext:value-type="float">
            <text:p>0,055</text:p>
          </table:table-cell>
          <table:table-cell table:style-name="ce12" table:formula="of:=([.F405]+[.H405])/2" office:value-type="float" office:value="0.0658034639950196" calcext:value-type="float">
            <text:p>0,066</text:p>
          </table:table-cell>
          <table:table-cell table:style-name="ce12" table:formula="of:=([.G405]+[.I405])/2" office:value-type="float" office:value="0.0748765309747597" calcext:value-type="float">
            <text:p>0,075</text:p>
          </table:table-cell>
          <table:table-cell table:style-name="ce12" table:formula="of:=([.H405]+[.J405])/2" office:value-type="float" office:value="0.0819071614339013" calcext:value-type="float">
            <text:p>0,082</text:p>
          </table:table-cell>
          <table:table-cell table:style-name="ce12" table:formula="of:=([.I405]+[.K405])/2" office:value-type="float" office:value="0.0867035780002956" calcext:value-type="float">
            <text:p>0,087</text:p>
          </table:table-cell>
          <table:table-cell table:style-name="ce12" table:formula="of:=([.J405]+[.L405])/2" office:value-type="float" office:value="0.0891349470072246" calcext:value-type="float">
            <text:p>0,089</text:p>
          </table:table-cell>
          <table:table-cell table:style-name="ce12" table:formula="of:=[.K406]" office:value-type="float" office:value="0.0891349470072246" calcext:value-type="float">
            <text:p>0,089</text:p>
          </table:table-cell>
          <table:table-cell table:number-columns-repeated="8"/>
        </table:table-row>
        <table:table-row table:style-name="ro1">
          <table:table-cell table:style-name="ce3" office:value-type="float" office:value="2.025" calcext:value-type="float">
            <text:p>2,0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6]+[.D406])/2" office:value-type="float" office:value="0.0145206302995009" calcext:value-type="float">
            <text:p>0,015</text:p>
          </table:table-cell>
          <table:table-cell table:style-name="ce12" table:formula="of:=([.C406]+[.E406])/2" office:value-type="float" office:value="0.028645175675617" calcext:value-type="float">
            <text:p>0,029</text:p>
          </table:table-cell>
          <table:table-cell table:style-name="ce12" table:formula="of:=([.D406]+[.F406])/2" office:value-type="float" office:value="0.0419883552962766" calcext:value-type="float">
            <text:p>0,042</text:p>
          </table:table-cell>
          <table:table-cell table:style-name="ce12" table:formula="of:=([.E406]+[.G406])/2" office:value-type="float" office:value="0.0541862020882117" calcext:value-type="float">
            <text:p>0,054</text:p>
          </table:table-cell>
          <table:table-cell table:style-name="ce12" table:formula="of:=([.F406]+[.H406])/2" office:value-type="float" office:value="0.0649059904841556" calcext:value-type="float">
            <text:p>0,065</text:p>
          </table:table-cell>
          <table:table-cell table:style-name="ce12" table:formula="of:=([.G406]+[.I406])/2" office:value-type="float" office:value="0.0738553127144604" calcext:value-type="float">
            <text:p>0,074</text:p>
          </table:table-cell>
          <table:table-cell table:style-name="ce12" table:formula="of:=([.H406]+[.J406])/2" office:value-type="float" office:value="0.0807900544875276" calcext:value-type="float">
            <text:p>0,081</text:p>
          </table:table-cell>
          <table:table-cell table:style-name="ce12" table:formula="of:=([.I406]+[.K406])/2" office:value-type="float" office:value="0.0855210542205629" calcext:value-type="float">
            <text:p>0,086</text:p>
          </table:table-cell>
          <table:table-cell table:style-name="ce12" table:formula="of:=([.J406]+[.L406])/2" office:value-type="float" office:value="0.0879192625037601" calcext:value-type="float">
            <text:p>0,088</text:p>
          </table:table-cell>
          <table:table-cell table:style-name="ce12" table:formula="of:=[.K407]" office:value-type="float" office:value="0.0879192625037601" calcext:value-type="float">
            <text:p>0,088</text:p>
          </table:table-cell>
          <table:table-cell table:number-columns-repeated="8"/>
        </table:table-row>
        <table:table-row table:style-name="ro1">
          <table:table-cell table:style-name="ce3" office:value-type="float" office:value="2.03" calcext:value-type="float">
            <text:p>2,0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7]+[.D407])/2" office:value-type="float" office:value="0.0143225878378085" calcext:value-type="float">
            <text:p>0,014</text:p>
          </table:table-cell>
          <table:table-cell table:style-name="ce12" table:formula="of:=([.C407]+[.E407])/2" office:value-type="float" office:value="0.0282544927978887" calcext:value-type="float">
            <text:p>0,028</text:p>
          </table:table-cell>
          <table:table-cell table:style-name="ce12" table:formula="of:=([.D407]+[.F407])/2" office:value-type="float" office:value="0.0414156888819143" calcext:value-type="float">
            <text:p>0,041</text:p>
          </table:table-cell>
          <table:table-cell table:style-name="ce12" table:formula="of:=([.E407]+[.G407])/2" office:value-type="float" office:value="0.0534471728902161" calcext:value-type="float">
            <text:p>0,053</text:p>
          </table:table-cell>
          <table:table-cell table:style-name="ce12" table:formula="of:=([.F407]+[.H407])/2" office:value-type="float" office:value="0.0640207574013361" calcext:value-type="float">
            <text:p>0,064</text:p>
          </table:table-cell>
          <table:table-cell table:style-name="ce12" table:formula="of:=([.G407]+[.I407])/2" office:value-type="float" office:value="0.0728480224858416" calcext:value-type="float">
            <text:p>0,073</text:p>
          </table:table-cell>
          <table:table-cell table:style-name="ce12" table:formula="of:=([.H407]+[.J407])/2" office:value-type="float" office:value="0.0796881834675117" calcext:value-type="float">
            <text:p>0,080</text:p>
          </table:table-cell>
          <table:table-cell table:style-name="ce12" table:formula="of:=([.I407]+[.K407])/2" office:value-type="float" office:value="0.0843546584956438" calcext:value-type="float">
            <text:p>0,084</text:p>
          </table:table-cell>
          <table:table-cell table:style-name="ce12" table:formula="of:=([.J407]+[.L407])/2" office:value-type="float" office:value="0.0867201583621615" calcext:value-type="float">
            <text:p>0,087</text:p>
          </table:table-cell>
          <table:table-cell table:style-name="ce12" table:formula="of:=[.K408]" office:value-type="float" office:value="0.0867201583621615" calcext:value-type="float">
            <text:p>0,087</text:p>
          </table:table-cell>
          <table:table-cell table:number-columns-repeated="8"/>
        </table:table-row>
        <table:table-row table:style-name="ro1">
          <table:table-cell table:style-name="ce3" office:value-type="float" office:value="2.035" calcext:value-type="float">
            <text:p>2,0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8]+[.D408])/2" office:value-type="float" office:value="0.0141272463989444" calcext:value-type="float">
            <text:p>0,014</text:p>
          </table:table-cell>
          <table:table-cell table:style-name="ce12" table:formula="of:=([.C408]+[.E408])/2" office:value-type="float" office:value="0.0278691383598614" calcext:value-type="float">
            <text:p>0,028</text:p>
          </table:table-cell>
          <table:table-cell table:style-name="ce12" table:formula="of:=([.D408]+[.F408])/2" office:value-type="float" office:value="0.0408508328440524" calcext:value-type="float">
            <text:p>0,041</text:p>
          </table:table-cell>
          <table:table-cell table:style-name="ce12" table:formula="of:=([.E408]+[.G408])/2" office:value-type="float" office:value="0.0527182231416252" calcext:value-type="float">
            <text:p>0,053</text:p>
          </table:table-cell>
          <table:table-cell table:style-name="ce12" table:formula="of:=([.F408]+[.H408])/2" office:value-type="float" office:value="0.0631475976880288" calcext:value-type="float">
            <text:p>0,063</text:p>
          </table:table-cell>
          <table:table-cell table:style-name="ce12" table:formula="of:=([.G408]+[.I408])/2" office:value-type="float" office:value="0.0718544704344239" calcext:value-type="float">
            <text:p>0,072</text:p>
          </table:table-cell>
          <table:table-cell table:style-name="ce12" table:formula="of:=([.H408]+[.J408])/2" office:value-type="float" office:value="0.0786013404907427" calcext:value-type="float">
            <text:p>0,079</text:p>
          </table:table-cell>
          <table:table-cell table:style-name="ce12" table:formula="of:=([.I408]+[.K408])/2" office:value-type="float" office:value="0.0832041709148366" calcext:value-type="float">
            <text:p>0,083</text:p>
          </table:table-cell>
          <table:table-cell table:style-name="ce12" table:formula="of:=([.J408]+[.L408])/2" office:value-type="float" office:value="0.0855374084289027" calcext:value-type="float">
            <text:p>0,086</text:p>
          </table:table-cell>
          <table:table-cell table:style-name="ce12" table:formula="of:=[.K409]" office:value-type="float" office:value="0.0855374084289027" calcext:value-type="float">
            <text:p>0,086</text:p>
          </table:table-cell>
          <table:table-cell table:number-columns-repeated="8"/>
        </table:table-row>
        <table:table-row table:style-name="ro1">
          <table:table-cell table:style-name="ce3" office:value-type="float" office:value="2.04" calcext:value-type="float">
            <text:p>2,0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09]+[.D409])/2" office:value-type="float" office:value="0.0139345691799307" calcext:value-type="float">
            <text:p>0,014</text:p>
          </table:table-cell>
          <table:table-cell table:style-name="ce12" table:formula="of:=([.C409]+[.E409])/2" office:value-type="float" office:value="0.0274890396214984" calcext:value-type="float">
            <text:p>0,027</text:p>
          </table:table-cell>
          <table:table-cell table:style-name="ce12" table:formula="of:=([.D409]+[.F409])/2" office:value-type="float" office:value="0.0402936807507433" calcext:value-type="float">
            <text:p>0,040</text:p>
          </table:table-cell>
          <table:table-cell table:style-name="ce12" table:formula="of:=([.E409]+[.G409])/2" office:value-type="float" office:value="0.0519992152660406" calcext:value-type="float">
            <text:p>0,052</text:p>
          </table:table-cell>
          <table:table-cell table:style-name="ce12" table:formula="of:=([.F409]+[.H409])/2" office:value-type="float" office:value="0.0622863467880245" calcext:value-type="float">
            <text:p>0,062</text:p>
          </table:table-cell>
          <table:table-cell table:style-name="ce12" table:formula="of:=([.G409]+[.I409])/2" office:value-type="float" office:value="0.0708744690893858" calcext:value-type="float">
            <text:p>0,071</text:p>
          </table:table-cell>
          <table:table-cell table:style-name="ce12" table:formula="of:=([.H409]+[.J409])/2" office:value-type="float" office:value="0.0775293206746302" calcext:value-type="float">
            <text:p>0,078</text:p>
          </table:table-cell>
          <table:table-cell table:style-name="ce12" table:formula="of:=([.I409]+[.K409])/2" office:value-type="float" office:value="0.0820693744598227" calcext:value-type="float">
            <text:p>0,082</text:p>
          </table:table-cell>
          <table:table-cell table:style-name="ce12" table:formula="of:=([.J409]+[.L409])/2" office:value-type="float" office:value="0.0843707896718696" calcext:value-type="float">
            <text:p>0,084</text:p>
          </table:table-cell>
          <table:table-cell table:style-name="ce12" table:formula="of:=[.K410]" office:value-type="float" office:value="0.0843707896718696" calcext:value-type="float">
            <text:p>0,084</text:p>
          </table:table-cell>
          <table:table-cell table:number-columns-repeated="8"/>
        </table:table-row>
        <table:table-row table:style-name="ro1">
          <table:table-cell table:style-name="ce3" office:value-type="float" office:value="2.045" calcext:value-type="float">
            <text:p>2,0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0]+[.D410])/2" office:value-type="float" office:value="0.0137445198107492" calcext:value-type="float">
            <text:p>0,014</text:p>
          </table:table-cell>
          <table:table-cell table:style-name="ce12" table:formula="of:=([.C410]+[.E410])/2" office:value-type="float" office:value="0.027114124965337" calcext:value-type="float">
            <text:p>0,027</text:p>
          </table:table-cell>
          <table:table-cell table:style-name="ce12" table:formula="of:=([.D410]+[.F410])/2" office:value-type="float" office:value="0.0397441274437695" calcext:value-type="float">
            <text:p>0,040</text:p>
          </table:table-cell>
          <table:table-cell table:style-name="ce12" table:formula="of:=([.E410]+[.G410])/2" office:value-type="float" office:value="0.0512900137693839" calcext:value-type="float">
            <text:p>0,051</text:p>
          </table:table-cell>
          <table:table-cell table:style-name="ce12" table:formula="of:=([.F410]+[.H410])/2" office:value-type="float" office:value="0.0614368421777132" calcext:value-type="float">
            <text:p>0,061</text:p>
          </table:table-cell>
          <table:table-cell table:style-name="ce12" table:formula="of:=([.G410]+[.I410])/2" office:value-type="float" office:value="0.0699078337313274" calcext:value-type="float">
            <text:p>0,070</text:p>
          </table:table-cell>
          <table:table-cell table:style-name="ce12" table:formula="of:=([.H410]+[.J410])/2" office:value-type="float" office:value="0.0764719217746042" calcext:value-type="float">
            <text:p>0,076</text:p>
          </table:table-cell>
          <table:table-cell table:style-name="ce12" table:formula="of:=([.I410]+[.K410])/2" office:value-type="float" office:value="0.0809500551732499" calcext:value-type="float">
            <text:p>0,081</text:p>
          </table:table-cell>
          <table:table-cell table:style-name="ce12" table:formula="of:=([.J410]+[.L410])/2" office:value-type="float" office:value="0.0832200820658462" calcext:value-type="float">
            <text:p>0,083</text:p>
          </table:table-cell>
          <table:table-cell table:style-name="ce12" table:formula="of:=[.K411]" office:value-type="float" office:value="0.0832200820658462" calcext:value-type="float">
            <text:p>0,083</text:p>
          </table:table-cell>
          <table:table-cell table:number-columns-repeated="8"/>
        </table:table-row>
        <table:table-row table:style-name="ro1">
          <table:table-cell table:style-name="ce3" office:value-type="float" office:value="2.05" calcext:value-type="float">
            <text:p>2,0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1]+[.D411])/2" office:value-type="float" office:value="0.0135570624826685" calcext:value-type="float">
            <text:p>0,014</text:p>
          </table:table-cell>
          <table:table-cell table:style-name="ce12" table:formula="of:=([.C411]+[.E411])/2" office:value-type="float" office:value="0.0267443236272594" calcext:value-type="float">
            <text:p>0,027</text:p>
          </table:table-cell>
          <table:table-cell table:style-name="ce12" table:formula="of:=([.D411]+[.F411])/2" office:value-type="float" office:value="0.0392020693673605" calcext:value-type="float">
            <text:p>0,039</text:p>
          </table:table-cell>
          <table:table-cell table:style-name="ce12" table:formula="of:=([.E411]+[.G411])/2" office:value-type="float" office:value="0.0505904848107414" calcext:value-type="float">
            <text:p>0,051</text:p>
          </table:table-cell>
          <table:table-cell table:style-name="ce12" table:formula="of:=([.F411]+[.H411])/2" office:value-type="float" office:value="0.0605989237503557" calcext:value-type="float">
            <text:p>0,061</text:p>
          </table:table-cell>
          <table:table-cell table:style-name="ce12" table:formula="of:=([.G411]+[.I411])/2" office:value-type="float" office:value="0.0689543819761587" calcext:value-type="float">
            <text:p>0,069</text:p>
          </table:table-cell>
          <table:table-cell table:style-name="ce12" table:formula="of:=([.H411]+[.J411])/2" office:value-type="float" office:value="0.0754289444522887" calcext:value-type="float">
            <text:p>0,075</text:p>
          </table:table-cell>
          <table:table-cell table:style-name="ce12" table:formula="of:=([.I411]+[.K411])/2" office:value-type="float" office:value="0.0798460019202252" calcext:value-type="float">
            <text:p>0,080</text:p>
          </table:table-cell>
          <table:table-cell table:style-name="ce12" table:formula="of:=([.J411]+[.L411])/2" office:value-type="float" office:value="0.082085068619548" calcext:value-type="float">
            <text:p>0,082</text:p>
          </table:table-cell>
          <table:table-cell table:style-name="ce12" table:formula="of:=[.K412]" office:value-type="float" office:value="0.082085068619548" calcext:value-type="float">
            <text:p>0,082</text:p>
          </table:table-cell>
          <table:table-cell table:number-columns-repeated="8"/>
        </table:table-row>
        <table:table-row table:style-name="ro1">
          <table:table-cell table:style-name="ce3" office:value-type="float" office:value="2.055" calcext:value-type="float">
            <text:p>2,0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2]+[.D412])/2" office:value-type="float" office:value="0.0133721618136297" calcext:value-type="float">
            <text:p>0,013</text:p>
          </table:table-cell>
          <table:table-cell table:style-name="ce12" table:formula="of:=([.C412]+[.E412])/2" office:value-type="float" office:value="0.0263795659250145" calcext:value-type="float">
            <text:p>0,026</text:p>
          </table:table-cell>
          <table:table-cell table:style-name="ce12" table:formula="of:=([.D412]+[.F412])/2" office:value-type="float" office:value="0.0386674042190004" calcext:value-type="float">
            <text:p>0,039</text:p>
          </table:table-cell>
          <table:table-cell table:style-name="ce12" table:formula="of:=([.E412]+[.G412])/2" office:value-type="float" office:value="0.0499004965588581" calcext:value-type="float">
            <text:p>0,050</text:p>
          </table:table-cell>
          <table:table-cell table:style-name="ce12" table:formula="of:=([.F412]+[.H412])/2" office:value-type="float" office:value="0.05977243339345" calcext:value-type="float">
            <text:p>0,060</text:p>
          </table:table-cell>
          <table:table-cell table:style-name="ce12" table:formula="of:=([.G412]+[.I412])/2" office:value-type="float" office:value="0.0680139341013222" calcext:value-type="float">
            <text:p>0,068</text:p>
          </table:table-cell>
          <table:table-cell table:style-name="ce12" table:formula="of:=([.H412]+[.J412])/2" office:value-type="float" office:value="0.074400191948192" calcext:value-type="float">
            <text:p>0,074</text:p>
          </table:table-cell>
          <table:table-cell table:style-name="ce12" table:formula="of:=([.I412]+[.K412])/2" office:value-type="float" office:value="0.0787570065359183" calcext:value-type="float">
            <text:p>0,079</text:p>
          </table:table-cell>
          <table:table-cell table:style-name="ce12" table:formula="of:=([.J412]+[.L412])/2" office:value-type="float" office:value="0.0809655352698866" calcext:value-type="float">
            <text:p>0,081</text:p>
          </table:table-cell>
          <table:table-cell table:style-name="ce12" table:formula="of:=[.K413]" office:value-type="float" office:value="0.0809655352698866" calcext:value-type="float">
            <text:p>0,081</text:p>
          </table:table-cell>
          <table:table-cell table:number-columns-repeated="8"/>
        </table:table-row>
        <table:table-row table:style-name="ro1">
          <table:table-cell table:style-name="ce3" office:value-type="float" office:value="2.06" calcext:value-type="float">
            <text:p>2,0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3]+[.D413])/2" office:value-type="float" office:value="0.0131897829625072" calcext:value-type="float">
            <text:p>0,013</text:p>
          </table:table-cell>
          <table:table-cell table:style-name="ce12" table:formula="of:=([.C413]+[.E413])/2" office:value-type="float" office:value="0.026019783016315" calcext:value-type="float">
            <text:p>0,026</text:p>
          </table:table-cell>
          <table:table-cell table:style-name="ce12" table:formula="of:=([.D413]+[.F413])/2" office:value-type="float" office:value="0.0381400312419363" calcext:value-type="float">
            <text:p>0,038</text:p>
          </table:table-cell>
          <table:table-cell table:style-name="ce12" table:formula="of:=([.E413]+[.G413])/2" office:value-type="float" office:value="0.0492199188062252" calcext:value-type="float">
            <text:p>0,049</text:p>
          </table:table-cell>
          <table:table-cell table:style-name="ce12" table:formula="of:=([.F413]+[.H413])/2" office:value-type="float" office:value="0.0589572153300901" calcext:value-type="float">
            <text:p>0,059</text:p>
          </table:table-cell>
          <table:table-cell table:style-name="ce12" table:formula="of:=([.G413]+[.I413])/2" office:value-type="float" office:value="0.067086312670821" calcext:value-type="float">
            <text:p>0,067</text:p>
          </table:table-cell>
          <table:table-cell table:style-name="ce12" table:formula="of:=([.H413]+[.J413])/2" office:value-type="float" office:value="0.0733854703186203" calcext:value-type="float">
            <text:p>0,073</text:p>
          </table:table-cell>
          <table:table-cell table:style-name="ce12" table:formula="of:=([.I413]+[.K413])/2" office:value-type="float" office:value="0.0776828636090393" calcext:value-type="float">
            <text:p>0,078</text:p>
          </table:table-cell>
          <table:table-cell table:style-name="ce12" table:formula="of:=([.J413]+[.L413])/2" office:value-type="float" office:value="0.0798612709029025" calcext:value-type="float">
            <text:p>0,080</text:p>
          </table:table-cell>
          <table:table-cell table:style-name="ce12" table:formula="of:=[.K414]" office:value-type="float" office:value="0.0798612709029025" calcext:value-type="float">
            <text:p>0,080</text:p>
          </table:table-cell>
          <table:table-cell table:number-columns-repeated="8"/>
        </table:table-row>
        <table:table-row table:style-name="ro1">
          <table:table-cell table:style-name="ce3" office:value-type="float" office:value="2.065" calcext:value-type="float">
            <text:p>2,0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4]+[.D414])/2" office:value-type="float" office:value="0.0130098915081575" calcext:value-type="float">
            <text:p>0,013</text:p>
          </table:table-cell>
          <table:table-cell table:style-name="ce12" table:formula="of:=([.C414]+[.E414])/2" office:value-type="float" office:value="0.0256649071022218" calcext:value-type="float">
            <text:p>0,026</text:p>
          </table:table-cell>
          <table:table-cell table:style-name="ce12" table:formula="of:=([.D414]+[.F414])/2" office:value-type="float" office:value="0.0376198509112701" calcext:value-type="float">
            <text:p>0,038</text:p>
          </table:table-cell>
          <table:table-cell table:style-name="ce12" table:formula="of:=([.E414]+[.G414])/2" office:value-type="float" office:value="0.0485486232860132" calcext:value-type="float">
            <text:p>0,049</text:p>
          </table:table-cell>
          <table:table-cell table:style-name="ce12" table:formula="of:=([.F414]+[.H414])/2" office:value-type="float" office:value="0.0581531157385231" calcext:value-type="float">
            <text:p>0,058</text:p>
          </table:table-cell>
          <table:table-cell table:style-name="ce12" table:formula="of:=([.G414]+[.I414])/2" office:value-type="float" office:value="0.0661713428243552" calcext:value-type="float">
            <text:p>0,066</text:p>
          </table:table-cell>
          <table:table-cell table:style-name="ce12" table:formula="of:=([.H414]+[.J414])/2" office:value-type="float" office:value="0.0723845881399301" calcext:value-type="float">
            <text:p>0,072</text:p>
          </table:table-cell>
          <table:table-cell table:style-name="ce12" table:formula="of:=([.I414]+[.K414])/2" office:value-type="float" office:value="0.0766233706107614" calcext:value-type="float">
            <text:p>0,077</text:p>
          </table:table-cell>
          <table:table-cell table:style-name="ce12" table:formula="of:=([.J414]+[.L414])/2" office:value-type="float" office:value="0.0787720672559709" calcext:value-type="float">
            <text:p>0,079</text:p>
          </table:table-cell>
          <table:table-cell table:style-name="ce12" table:formula="of:=[.K415]" office:value-type="float" office:value="0.0787720672559709" calcext:value-type="float">
            <text:p>0,079</text:p>
          </table:table-cell>
          <table:table-cell table:number-columns-repeated="8"/>
        </table:table-row>
        <table:table-row table:style-name="ro1">
          <table:table-cell table:style-name="ce3" office:value-type="float" office:value="2.07" calcext:value-type="float">
            <text:p>2,0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5]+[.D415])/2" office:value-type="float" office:value="0.0128324535511109" calcext:value-type="float">
            <text:p>0,013</text:p>
          </table:table-cell>
          <table:table-cell table:style-name="ce12" table:formula="of:=([.C415]+[.E415])/2" office:value-type="float" office:value="0.0253148712097138" calcext:value-type="float">
            <text:p>0,025</text:p>
          </table:table-cell>
          <table:table-cell table:style-name="ce12" table:formula="of:=([.D415]+[.F415])/2" office:value-type="float" office:value="0.0371067651941175" calcext:value-type="float">
            <text:p>0,037</text:p>
          </table:table-cell>
          <table:table-cell table:style-name="ce12" table:formula="of:=([.E415]+[.G415])/2" office:value-type="float" office:value="0.0478864833248966" calcext:value-type="float">
            <text:p>0,048</text:p>
          </table:table-cell>
          <table:table-cell table:style-name="ce12" table:formula="of:=([.F415]+[.H415])/2" office:value-type="float" office:value="0.0573599830551842" calcext:value-type="float">
            <text:p>0,057</text:p>
          </table:table-cell>
          <table:table-cell table:style-name="ce12" table:formula="of:=([.G415]+[.I415])/2" office:value-type="float" office:value="0.0652688519392266" calcext:value-type="float">
            <text:p>0,065</text:p>
          </table:table-cell>
          <table:table-cell table:style-name="ce12" table:formula="of:=([.H415]+[.J415])/2" office:value-type="float" office:value="0.0713973567175583" calcext:value-type="float">
            <text:p>0,071</text:p>
          </table:table-cell>
          <table:table-cell table:style-name="ce12" table:formula="of:=([.I415]+[.K415])/2" office:value-type="float" office:value="0.0755783276979505" calcext:value-type="float">
            <text:p>0,076</text:p>
          </table:table-cell>
          <table:table-cell table:style-name="ce12" table:formula="of:=([.J415]+[.L415])/2" office:value-type="float" office:value="0.0776977189333661" calcext:value-type="float">
            <text:p>0,078</text:p>
          </table:table-cell>
          <table:table-cell table:style-name="ce12" table:formula="of:=[.K416]" office:value-type="float" office:value="0.0776977189333661" calcext:value-type="float">
            <text:p>0,078</text:p>
          </table:table-cell>
          <table:table-cell table:number-columns-repeated="8"/>
        </table:table-row>
        <table:table-row table:style-name="ro1">
          <table:table-cell table:style-name="ce3" office:value-type="float" office:value="2.075" calcext:value-type="float">
            <text:p>2,0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6]+[.D416])/2" office:value-type="float" office:value="0.0126574356048569" calcext:value-type="float">
            <text:p>0,013</text:p>
          </table:table-cell>
          <table:table-cell table:style-name="ce12" table:formula="of:=([.C416]+[.E416])/2" office:value-type="float" office:value="0.0249696093726142" calcext:value-type="float">
            <text:p>0,025</text:p>
          </table:table-cell>
          <table:table-cell table:style-name="ce12" table:formula="of:=([.D416]+[.F416])/2" office:value-type="float" office:value="0.0366006772673052" calcext:value-type="float">
            <text:p>0,037</text:p>
          </table:table-cell>
          <table:table-cell table:style-name="ce12" table:formula="of:=([.E416]+[.G416])/2" office:value-type="float" office:value="0.0472333741246508" calcext:value-type="float">
            <text:p>0,047</text:p>
          </table:table-cell>
          <table:table-cell table:style-name="ce12" table:formula="of:=([.F416]+[.H416])/2" office:value-type="float" office:value="0.0565776676320616" calcext:value-type="float">
            <text:p>0,057</text:p>
          </table:table-cell>
          <table:table-cell table:style-name="ce12" table:formula="of:=([.G416]+[.I416])/2" office:value-type="float" office:value="0.0643786698863712" calcext:value-type="float">
            <text:p>0,064</text:p>
          </table:table-cell>
          <table:table-cell table:style-name="ce12" table:formula="of:=([.H416]+[.J416])/2" office:value-type="float" office:value="0.0704235898185886" calcext:value-type="float">
            <text:p>0,070</text:p>
          </table:table-cell>
          <table:table-cell table:style-name="ce12" table:formula="of:=([.I416]+[.K416])/2" office:value-type="float" office:value="0.0745475378254622" calcext:value-type="float">
            <text:p>0,075</text:p>
          </table:table-cell>
          <table:table-cell table:style-name="ce12" table:formula="of:=([.J416]+[.L416])/2" office:value-type="float" office:value="0.0766380233156583" calcext:value-type="float">
            <text:p>0,077</text:p>
          </table:table-cell>
          <table:table-cell table:style-name="ce12" table:formula="of:=[.K417]" office:value-type="float" office:value="0.0766380233156583" calcext:value-type="float">
            <text:p>0,077</text:p>
          </table:table-cell>
          <table:table-cell table:number-columns-repeated="8"/>
        </table:table-row>
        <table:table-row table:style-name="ro1">
          <table:table-cell table:style-name="ce3" office:value-type="float" office:value="2.08" calcext:value-type="float">
            <text:p>2,0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7]+[.D417])/2" office:value-type="float" office:value="0.0124848046863071" calcext:value-type="float">
            <text:p>0,012</text:p>
          </table:table-cell>
          <table:table-cell table:style-name="ce12" table:formula="of:=([.C417]+[.E417])/2" office:value-type="float" office:value="0.0246290564360811" calcext:value-type="float">
            <text:p>0,025</text:p>
          </table:table-cell>
          <table:table-cell table:style-name="ce12" table:formula="of:=([.D417]+[.F417])/2" office:value-type="float" office:value="0.0361014917486325" calcext:value-type="float">
            <text:p>0,036</text:p>
          </table:table-cell>
          <table:table-cell table:style-name="ce12" table:formula="of:=([.E417]+[.G417])/2" office:value-type="float" office:value="0.0465891724496834" calcext:value-type="float">
            <text:p>0,047</text:p>
          </table:table-cell>
          <table:table-cell table:style-name="ce12" table:formula="of:=([.F417]+[.H417])/2" office:value-type="float" office:value="0.055806022005511" calcext:value-type="float">
            <text:p>0,056</text:p>
          </table:table-cell>
          <table:table-cell table:style-name="ce12" table:formula="of:=([.G417]+[.I417])/2" office:value-type="float" office:value="0.0635006287253251" calcext:value-type="float">
            <text:p>0,064</text:p>
          </table:table-cell>
          <table:table-cell table:style-name="ce12" table:formula="of:=([.H417]+[.J417])/2" office:value-type="float" office:value="0.0694631038559167" calcext:value-type="float">
            <text:p>0,069</text:p>
          </table:table-cell>
          <table:table-cell table:style-name="ce12" table:formula="of:=([.I417]+[.K417])/2" office:value-type="float" office:value="0.0735308065671234" calcext:value-type="float">
            <text:p>0,074</text:p>
          </table:table-cell>
          <table:table-cell table:style-name="ce12" table:formula="of:=([.J417]+[.L417])/2" office:value-type="float" office:value="0.0755927805705603" calcext:value-type="float">
            <text:p>0,076</text:p>
          </table:table-cell>
          <table:table-cell table:style-name="ce12" table:formula="of:=[.K418]" office:value-type="float" office:value="0.0755927805705603" calcext:value-type="float">
            <text:p>0,076</text:p>
          </table:table-cell>
          <table:table-cell table:number-columns-repeated="8"/>
        </table:table-row>
        <table:table-row table:style-name="ro1">
          <table:table-cell table:style-name="ce3" office:value-type="float" office:value="2.085" calcext:value-type="float">
            <text:p>2,0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8]+[.D418])/2" office:value-type="float" office:value="0.0123145282180405" calcext:value-type="float">
            <text:p>0,012</text:p>
          </table:table-cell>
          <table:table-cell table:style-name="ce12" table:formula="of:=([.C418]+[.E418])/2" office:value-type="float" office:value="0.0242931482174698" calcext:value-type="float">
            <text:p>0,024</text:p>
          </table:table-cell>
          <table:table-cell table:style-name="ce12" table:formula="of:=([.D418]+[.F418])/2" office:value-type="float" office:value="0.0356091144428822" calcext:value-type="float">
            <text:p>0,036</text:p>
          </table:table-cell>
          <table:table-cell table:style-name="ce12" table:formula="of:=([.E418]+[.G418])/2" office:value-type="float" office:value="0.0459537568770718" calcext:value-type="float">
            <text:p>0,046</text:p>
          </table:table-cell>
          <table:table-cell table:style-name="ce12" table:formula="of:=([.F418]+[.H418])/2" office:value-type="float" office:value="0.0550449005875042" calcext:value-type="float">
            <text:p>0,055</text:p>
          </table:table-cell>
          <table:table-cell table:style-name="ce12" table:formula="of:=([.G418]+[.I418])/2" office:value-type="float" office:value="0.0626345629307139" calcext:value-type="float">
            <text:p>0,063</text:p>
          </table:table-cell>
          <table:table-cell table:style-name="ce12" table:formula="of:=([.H418]+[.J418])/2" office:value-type="float" office:value="0.0685157176462243" calcext:value-type="float">
            <text:p>0,069</text:p>
          </table:table-cell>
          <table:table-cell table:style-name="ce12" table:formula="of:=([.I418]+[.K418])/2" office:value-type="float" office:value="0.0725279422132385" calcext:value-type="float">
            <text:p>0,073</text:p>
          </table:table-cell>
          <table:table-cell table:style-name="ce12" table:formula="of:=([.J418]+[.L418])/2" office:value-type="float" office:value="0.0745617935688419" calcext:value-type="float">
            <text:p>0,075</text:p>
          </table:table-cell>
          <table:table-cell table:style-name="ce12" table:formula="of:=[.K419]" office:value-type="float" office:value="0.0745617935688419" calcext:value-type="float">
            <text:p>0,075</text:p>
          </table:table-cell>
          <table:table-cell table:number-columns-repeated="8"/>
        </table:table-row>
        <table:table-row table:style-name="ro1">
          <table:table-cell table:style-name="ce3" office:value-type="float" office:value="2.09" calcext:value-type="float">
            <text:p>2,0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19]+[.D419])/2" office:value-type="float" office:value="0.0121465741087349" calcext:value-type="float">
            <text:p>0,012</text:p>
          </table:table-cell>
          <table:table-cell table:style-name="ce12" table:formula="of:=([.C419]+[.E419])/2" office:value-type="float" office:value="0.0239618213304614" calcext:value-type="float">
            <text:p>0,024</text:p>
          </table:table-cell>
          <table:table-cell table:style-name="ce12" table:formula="of:=([.D419]+[.F419])/2" office:value-type="float" office:value="0.0351234525472708" calcext:value-type="float">
            <text:p>0,035</text:p>
          </table:table-cell>
          <table:table-cell table:style-name="ce12" table:formula="of:=([.E419]+[.G419])/2" office:value-type="float" office:value="0.0453270075151932" calcext:value-type="float">
            <text:p>0,045</text:p>
          </table:table-cell>
          <table:table-cell table:style-name="ce12" table:formula="of:=([.F419]+[.H419])/2" office:value-type="float" office:value="0.0542941599038928" calcext:value-type="float">
            <text:p>0,054</text:p>
          </table:table-cell>
          <table:table-cell table:style-name="ce12" table:formula="of:=([.G419]+[.I419])/2" office:value-type="float" office:value="0.0617803091168642" calcext:value-type="float">
            <text:p>0,062</text:p>
          </table:table-cell>
          <table:table-cell table:style-name="ce12" table:formula="of:=([.H419]+[.J419])/2" office:value-type="float" office:value="0.0675812525719762" calcext:value-type="float">
            <text:p>0,068</text:p>
          </table:table-cell>
          <table:table-cell table:style-name="ce12" table:formula="of:=([.I419]+[.K419])/2" office:value-type="float" office:value="0.0715387556075331" calcext:value-type="float">
            <text:p>0,072</text:p>
          </table:table-cell>
          <table:table-cell table:style-name="ce12" table:formula="of:=([.J419]+[.L419])/2" office:value-type="float" office:value="0.0735448678910402" calcext:value-type="float">
            <text:p>0,074</text:p>
          </table:table-cell>
          <table:table-cell table:style-name="ce12" table:formula="of:=[.K420]" office:value-type="float" office:value="0.0735448678910402" calcext:value-type="float">
            <text:p>0,074</text:p>
          </table:table-cell>
          <table:table-cell table:number-columns-repeated="8"/>
        </table:table-row>
        <table:table-row table:style-name="ro1">
          <table:table-cell table:style-name="ce3" office:value-type="float" office:value="2.095" calcext:value-type="float">
            <text:p>2,0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0]+[.D420])/2" office:value-type="float" office:value="0.0119809106652307" calcext:value-type="float">
            <text:p>0,012</text:p>
          </table:table-cell>
          <table:table-cell table:style-name="ce12" table:formula="of:=([.C420]+[.E420])/2" office:value-type="float" office:value="0.0236350133280028" calcext:value-type="float">
            <text:p>0,024</text:p>
          </table:table-cell>
          <table:table-cell table:style-name="ce12" table:formula="of:=([.D420]+[.F420])/2" office:value-type="float" office:value="0.0346444144228273" calcext:value-type="float">
            <text:p>0,035</text:p>
          </table:table-cell>
          <table:table-cell table:style-name="ce12" table:formula="of:=([.E420]+[.G420])/2" office:value-type="float" office:value="0.0447088062255818" calcext:value-type="float">
            <text:p>0,045</text:p>
          </table:table-cell>
          <table:table-cell table:style-name="ce12" table:formula="of:=([.F420]+[.H420])/2" office:value-type="float" office:value="0.0535536583160287" calcext:value-type="float">
            <text:p>0,054</text:p>
          </table:table-cell>
          <table:table-cell table:style-name="ce12" table:formula="of:=([.G420]+[.I420])/2" office:value-type="float" office:value="0.0609377062379345" calcext:value-type="float">
            <text:p>0,061</text:p>
          </table:table-cell>
          <table:table-cell table:style-name="ce12" table:formula="of:=([.H420]+[.J420])/2" office:value-type="float" office:value="0.0666595323621987" calcext:value-type="float">
            <text:p>0,067</text:p>
          </table:table-cell>
          <table:table-cell table:style-name="ce12" table:formula="of:=([.I420]+[.K420])/2" office:value-type="float" office:value="0.0705630602315082" calcext:value-type="float">
            <text:p>0,071</text:p>
          </table:table-cell>
          <table:table-cell table:style-name="ce12" table:formula="of:=([.J420]+[.L420])/2" office:value-type="float" office:value="0.0725418117492866" calcext:value-type="float">
            <text:p>0,073</text:p>
          </table:table-cell>
          <table:table-cell table:style-name="ce12" table:formula="of:=[.K421]" office:value-type="float" office:value="0.0725418117492866" calcext:value-type="float">
            <text:p>0,073</text:p>
          </table:table-cell>
          <table:table-cell table:number-columns-repeated="8"/>
        </table:table-row>
        <table:table-row table:style-name="ro1">
          <table:table-cell table:style-name="ce3" office:value-type="float" office:value="2.1" calcext:value-type="float">
            <text:p>2,1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1]+[.D421])/2" office:value-type="float" office:value="0.0118175066640014" calcext:value-type="float">
            <text:p>0,012</text:p>
          </table:table-cell>
          <table:table-cell table:style-name="ce12" table:formula="of:=([.C421]+[.E421])/2" office:value-type="float" office:value="0.023312662544029" calcext:value-type="float">
            <text:p>0,023</text:p>
          </table:table-cell>
          <table:table-cell table:style-name="ce12" table:formula="of:=([.D421]+[.F421])/2" office:value-type="float" office:value="0.0341719097767923" calcext:value-type="float">
            <text:p>0,034</text:p>
          </table:table-cell>
          <table:table-cell table:style-name="ce12" table:formula="of:=([.E421]+[.G421])/2" office:value-type="float" office:value="0.044099036369428" calcext:value-type="float">
            <text:p>0,044</text:p>
          </table:table-cell>
          <table:table-cell table:style-name="ce12" table:formula="of:=([.F421]+[.H421])/2" office:value-type="float" office:value="0.0528232562317581" calcext:value-type="float">
            <text:p>0,053</text:p>
          </table:table-cell>
          <table:table-cell table:style-name="ce12" table:formula="of:=([.G421]+[.I421])/2" office:value-type="float" office:value="0.0601065953391137" calcext:value-type="float">
            <text:p>0,060</text:p>
          </table:table-cell>
          <table:table-cell table:style-name="ce12" table:formula="of:=([.H421]+[.J421])/2" office:value-type="float" office:value="0.0657503832347214" calcext:value-type="float">
            <text:p>0,066</text:p>
          </table:table-cell>
          <table:table-cell table:style-name="ce12" table:formula="of:=([.I421]+[.K421])/2" office:value-type="float" office:value="0.0696006720557426" calcext:value-type="float">
            <text:p>0,070</text:p>
          </table:table-cell>
          <table:table-cell table:style-name="ce12" table:formula="of:=([.J421]+[.L421])/2" office:value-type="float" office:value="0.0715524359903974" calcext:value-type="float">
            <text:p>0,072</text:p>
          </table:table-cell>
          <table:table-cell table:style-name="ce12" table:formula="of:=[.K422]" office:value-type="float" office:value="0.0715524359903974" calcext:value-type="float">
            <text:p>0,072</text:p>
          </table:table-cell>
          <table:table-cell table:number-columns-repeated="8"/>
        </table:table-row>
        <table:table-row table:style-name="ro1">
          <table:table-cell table:style-name="ce3" office:value-type="float" office:value="2.105" calcext:value-type="float">
            <text:p>2,1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2]+[.D422])/2" office:value-type="float" office:value="0.0116563312720145" calcext:value-type="float">
            <text:p>0,012</text:p>
          </table:table-cell>
          <table:table-cell table:style-name="ce12" table:formula="of:=([.C422]+[.E422])/2" office:value-type="float" office:value="0.0229947082203969" calcext:value-type="float">
            <text:p>0,023</text:p>
          </table:table-cell>
          <table:table-cell table:style-name="ce12" table:formula="of:=([.D422]+[.F422])/2" office:value-type="float" office:value="0.0337058494567285" calcext:value-type="float">
            <text:p>0,034</text:p>
          </table:table-cell>
          <table:table-cell table:style-name="ce12" table:formula="of:=([.E422]+[.G422])/2" office:value-type="float" office:value="0.0434975830042752" calcext:value-type="float">
            <text:p>0,043</text:p>
          </table:table-cell>
          <table:table-cell table:style-name="ce12" table:formula="of:=([.F422]+[.H422])/2" office:value-type="float" office:value="0.0521028158542709" calcext:value-type="float">
            <text:p>0,052</text:p>
          </table:table-cell>
          <table:table-cell table:style-name="ce12" table:formula="of:=([.G422]+[.I422])/2" office:value-type="float" office:value="0.0592868197332398" calcext:value-type="float">
            <text:p>0,059</text:p>
          </table:table-cell>
          <table:table-cell table:style-name="ce12" table:formula="of:=([.H422]+[.J422])/2" office:value-type="float" office:value="0.0648536336974282" calcext:value-type="float">
            <text:p>0,065</text:p>
          </table:table-cell>
          <table:table-cell table:style-name="ce12" table:formula="of:=([.I422]+[.K422])/2" office:value-type="float" office:value="0.0686514096125594" calcext:value-type="float">
            <text:p>0,069</text:p>
          </table:table-cell>
          <table:table-cell table:style-name="ce12" table:formula="of:=([.J422]+[.L422])/2" office:value-type="float" office:value="0.07057655402307" calcext:value-type="float">
            <text:p>0,071</text:p>
          </table:table-cell>
          <table:table-cell table:style-name="ce12" table:formula="of:=[.K423]" office:value-type="float" office:value="0.07057655402307" calcext:value-type="float">
            <text:p>0,071</text:p>
          </table:table-cell>
          <table:table-cell table:number-columns-repeated="8"/>
        </table:table-row>
        <table:table-row table:style-name="ro1">
          <table:table-cell table:style-name="ce3" office:value-type="float" office:value="2.11" calcext:value-type="float">
            <text:p>2,1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3]+[.D423])/2" office:value-type="float" office:value="0.0114973541101984" calcext:value-type="float">
            <text:p>0,011</text:p>
          </table:table-cell>
          <table:table-cell table:style-name="ce12" table:formula="of:=([.C423]+[.E423])/2" office:value-type="float" office:value="0.0226810903643715" calcext:value-type="float">
            <text:p>0,023</text:p>
          </table:table-cell>
          <table:table-cell table:style-name="ce12" table:formula="of:=([.D423]+[.F423])/2" office:value-type="float" office:value="0.0332461456123361" calcext:value-type="float">
            <text:p>0,033</text:p>
          </table:table-cell>
          <table:table-cell table:style-name="ce12" table:formula="of:=([.E423]+[.G423])/2" office:value-type="float" office:value="0.0429043326554997" calcext:value-type="float">
            <text:p>0,043</text:p>
          </table:table-cell>
          <table:table-cell table:style-name="ce12" table:formula="of:=([.F423]+[.H423])/2" office:value-type="float" office:value="0.0513922013687575" calcext:value-type="float">
            <text:p>0,051</text:p>
          </table:table-cell>
          <table:table-cell table:style-name="ce12" table:formula="of:=([.G423]+[.I423])/2" office:value-type="float" office:value="0.0584782247758495" calcext:value-type="float">
            <text:p>0,058</text:p>
          </table:table-cell>
          <table:table-cell table:style-name="ce12" table:formula="of:=([.H423]+[.J423])/2" office:value-type="float" office:value="0.0639691146728996" calcext:value-type="float">
            <text:p>0,064</text:p>
          </table:table-cell>
          <table:table-cell table:style-name="ce12" table:formula="of:=([.I423]+[.K423])/2" office:value-type="float" office:value="0.0677150938602491" calcext:value-type="float">
            <text:p>0,068</text:p>
          </table:table-cell>
          <table:table-cell table:style-name="ce12" table:formula="of:=([.J423]+[.L423])/2" office:value-type="float" office:value="0.0696139818178147" calcext:value-type="float">
            <text:p>0,070</text:p>
          </table:table-cell>
          <table:table-cell table:style-name="ce12" table:formula="of:=[.K424]" office:value-type="float" office:value="0.0696139818178147" calcext:value-type="float">
            <text:p>0,070</text:p>
          </table:table-cell>
          <table:table-cell table:number-columns-repeated="8"/>
        </table:table-row>
        <table:table-row table:style-name="ro1">
          <table:table-cell table:style-name="ce3" office:value-type="float" office:value="2.115" calcext:value-type="float">
            <text:p>2,1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4]+[.D424])/2" office:value-type="float" office:value="0.0113405451821858" calcext:value-type="float">
            <text:p>0,011</text:p>
          </table:table-cell>
          <table:table-cell table:style-name="ce12" table:formula="of:=([.C424]+[.E424])/2" office:value-type="float" office:value="0.0223717498612672" calcext:value-type="float">
            <text:p>0,022</text:p>
          </table:table-cell>
          <table:table-cell table:style-name="ce12" table:formula="of:=([.D424]+[.F424])/2" office:value-type="float" office:value="0.0327927115099356" calcext:value-type="float">
            <text:p>0,033</text:p>
          </table:table-cell>
          <table:table-cell table:style-name="ce12" table:formula="of:=([.E424]+[.G424])/2" office:value-type="float" office:value="0.0423191734905468" calcext:value-type="float">
            <text:p>0,042</text:p>
          </table:table-cell>
          <table:table-cell table:style-name="ce12" table:formula="of:=([.F424]+[.H424])/2" office:value-type="float" office:value="0.0506912787156746" calcext:value-type="float">
            <text:p>0,051</text:p>
          </table:table-cell>
          <table:table-cell table:style-name="ce12" table:formula="of:=([.G424]+[.I424])/2" office:value-type="float" office:value="0.0576806580208285" calcext:value-type="float">
            <text:p>0,058</text:p>
          </table:table-cell>
          <table:table-cell table:style-name="ce12" table:formula="of:=([.H424]+[.J424])/2" office:value-type="float" office:value="0.0630966593180493" calcext:value-type="float">
            <text:p>0,063</text:p>
          </table:table-cell>
          <table:table-cell table:style-name="ce12" table:formula="of:=([.I424]+[.K424])/2" office:value-type="float" office:value="0.0667915482453571" calcext:value-type="float">
            <text:p>0,067</text:p>
          </table:table-cell>
          <table:table-cell table:style-name="ce12" table:formula="of:=([.J424]+[.L424])/2" office:value-type="float" office:value="0.0686645378390319" calcext:value-type="float">
            <text:p>0,069</text:p>
          </table:table-cell>
          <table:table-cell table:style-name="ce12" table:formula="of:=[.K425]" office:value-type="float" office:value="0.0686645378390319" calcext:value-type="float">
            <text:p>0,069</text:p>
          </table:table-cell>
          <table:table-cell table:number-columns-repeated="8"/>
        </table:table-row>
        <table:table-row table:style-name="ro1">
          <table:table-cell table:style-name="ce3" office:value-type="float" office:value="2.12" calcext:value-type="float">
            <text:p>2,1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5]+[.D425])/2" office:value-type="float" office:value="0.0111858749306336" calcext:value-type="float">
            <text:p>0,011</text:p>
          </table:table-cell>
          <table:table-cell table:style-name="ce12" table:formula="of:=([.C425]+[.E425])/2" office:value-type="float" office:value="0.0220666283460607" calcext:value-type="float">
            <text:p>0,022</text:p>
          </table:table-cell>
          <table:table-cell table:style-name="ce12" table:formula="of:=([.D425]+[.F425])/2" office:value-type="float" office:value="0.032345461675907" calcext:value-type="float">
            <text:p>0,032</text:p>
          </table:table-cell>
          <table:table-cell table:style-name="ce12" table:formula="of:=([.E425]+[.G425])/2" office:value-type="float" office:value="0.0417419951128051" calcext:value-type="float">
            <text:p>0,042</text:p>
          </table:table-cell>
          <table:table-cell table:style-name="ce12" table:formula="of:=([.F425]+[.H425])/2" office:value-type="float" office:value="0.0499999157556877" calcext:value-type="float">
            <text:p>0,050</text:p>
          </table:table-cell>
          <table:table-cell table:style-name="ce12" table:formula="of:=([.G425]+[.I425])/2" office:value-type="float" office:value="0.056893969016862" calcext:value-type="float">
            <text:p>0,057</text:p>
          </table:table-cell>
          <table:table-cell table:style-name="ce12" table:formula="of:=([.H425]+[.J425])/2" office:value-type="float" office:value="0.0622361031330928" calcext:value-type="float">
            <text:p>0,062</text:p>
          </table:table-cell>
          <table:table-cell table:style-name="ce12" table:formula="of:=([.I425]+[.K425])/2" office:value-type="float" office:value="0.0658805985785406" calcext:value-type="float">
            <text:p>0,066</text:p>
          </table:table-cell>
          <table:table-cell table:style-name="ce12" table:formula="of:=([.J425]+[.L425])/2" office:value-type="float" office:value="0.0677280430421945" calcext:value-type="float">
            <text:p>0,068</text:p>
          </table:table-cell>
          <table:table-cell table:style-name="ce12" table:formula="of:=[.K426]" office:value-type="float" office:value="0.0677280430421945" calcext:value-type="float">
            <text:p>0,068</text:p>
          </table:table-cell>
          <table:table-cell table:number-columns-repeated="8"/>
        </table:table-row>
        <table:table-row table:style-name="ro1">
          <table:table-cell table:style-name="ce3" office:value-type="float" office:value="2.125" calcext:value-type="float">
            <text:p>2,1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6]+[.D426])/2" office:value-type="float" office:value="0.0110333141730303" calcext:value-type="float">
            <text:p>0,011</text:p>
          </table:table-cell>
          <table:table-cell table:style-name="ce12" table:formula="of:=([.C426]+[.E426])/2" office:value-type="float" office:value="0.0217656683032703" calcext:value-type="float">
            <text:p>0,022</text:p>
          </table:table-cell>
          <table:table-cell table:style-name="ce12" table:formula="of:=([.D426]+[.F426])/2" office:value-type="float" office:value="0.0319043117294329" calcext:value-type="float">
            <text:p>0,032</text:p>
          </table:table-cell>
          <table:table-cell table:style-name="ce12" table:formula="of:=([.E426]+[.G426])/2" office:value-type="float" office:value="0.0411726887157973" calcext:value-type="float">
            <text:p>0,041</text:p>
          </table:table-cell>
          <table:table-cell table:style-name="ce12" table:formula="of:=([.F426]+[.H426])/2" office:value-type="float" office:value="0.0493179820648335" calcext:value-type="float">
            <text:p>0,049</text:p>
          </table:table-cell>
          <table:table-cell table:style-name="ce12" table:formula="of:=([.G426]+[.I426])/2" office:value-type="float" office:value="0.0561180094443902" calcext:value-type="float">
            <text:p>0,056</text:p>
          </table:table-cell>
          <table:table-cell table:style-name="ce12" table:formula="of:=([.H426]+[.J426])/2" office:value-type="float" office:value="0.0613872837977013" calcext:value-type="float">
            <text:p>0,061</text:p>
          </table:table-cell>
          <table:table-cell table:style-name="ce12" table:formula="of:=([.I426]+[.K426])/2" office:value-type="float" office:value="0.0649820730876437" calcext:value-type="float">
            <text:p>0,065</text:p>
          </table:table-cell>
          <table:table-cell table:style-name="ce12" table:formula="of:=([.J426]+[.L426])/2" office:value-type="float" office:value="0.0668043208103676" calcext:value-type="float">
            <text:p>0,067</text:p>
          </table:table-cell>
          <table:table-cell table:style-name="ce12" table:formula="of:=[.K427]" office:value-type="float" office:value="0.0668043208103676" calcext:value-type="float">
            <text:p>0,067</text:p>
          </table:table-cell>
          <table:table-cell table:number-columns-repeated="8"/>
        </table:table-row>
        <table:table-row table:style-name="ro1">
          <table:table-cell table:style-name="ce3" office:value-type="float" office:value="2.13" calcext:value-type="float">
            <text:p>2,1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7]+[.D427])/2" office:value-type="float" office:value="0.0108828341516352" calcext:value-type="float">
            <text:p>0,011</text:p>
          </table:table-cell>
          <table:table-cell table:style-name="ce12" table:formula="of:=([.C427]+[.E427])/2" office:value-type="float" office:value="0.0214688129512316" calcext:value-type="float">
            <text:p>0,021</text:p>
          </table:table-cell>
          <table:table-cell table:style-name="ce12" table:formula="of:=([.D427]+[.F427])/2" office:value-type="float" office:value="0.0314691785095338" calcext:value-type="float">
            <text:p>0,031</text:p>
          </table:table-cell>
          <table:table-cell table:style-name="ce12" table:formula="of:=([.E427]+[.G427])/2" office:value-type="float" office:value="0.0406111468971332" calcext:value-type="float">
            <text:p>0,041</text:p>
          </table:table-cell>
          <table:table-cell table:style-name="ce12" table:formula="of:=([.F427]+[.H427])/2" office:value-type="float" office:value="0.0486453490800938" calcext:value-type="float">
            <text:p>0,049</text:p>
          </table:table-cell>
          <table:table-cell table:style-name="ce12" table:formula="of:=([.G427]+[.I427])/2" office:value-type="float" office:value="0.0553526329312674" calcext:value-type="float">
            <text:p>0,055</text:p>
          </table:table-cell>
          <table:table-cell table:style-name="ce12" table:formula="of:=([.H427]+[.J427])/2" office:value-type="float" office:value="0.060550041266017" calcext:value-type="float">
            <text:p>0,061</text:p>
          </table:table-cell>
          <table:table-cell table:style-name="ce12" table:formula="of:=([.I427]+[.K427])/2" office:value-type="float" office:value="0.0640958023040344" calcext:value-type="float">
            <text:p>0,064</text:p>
          </table:table-cell>
          <table:table-cell table:style-name="ce12" table:formula="of:=([.J427]+[.L427])/2" office:value-type="float" office:value="0.0658931969490056" calcext:value-type="float">
            <text:p>0,066</text:p>
          </table:table-cell>
          <table:table-cell table:style-name="ce12" table:formula="of:=[.K428]" office:value-type="float" office:value="0.0658931969490056" calcext:value-type="float">
            <text:p>0,066</text:p>
          </table:table-cell>
          <table:table-cell table:number-columns-repeated="8"/>
        </table:table-row>
        <table:table-row table:style-name="ro1">
          <table:table-cell table:style-name="ce3" office:value-type="float" office:value="2.135" calcext:value-type="float">
            <text:p>2,1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8]+[.D428])/2" office:value-type="float" office:value="0.0107344064756158" calcext:value-type="float">
            <text:p>0,011</text:p>
          </table:table-cell>
          <table:table-cell table:style-name="ce12" table:formula="of:=([.C428]+[.E428])/2" office:value-type="float" office:value="0.0211760063305845" calcext:value-type="float">
            <text:p>0,021</text:p>
          </table:table-cell>
          <table:table-cell table:style-name="ce12" table:formula="of:=([.D428]+[.F428])/2" office:value-type="float" office:value="0.0310399799241824" calcext:value-type="float">
            <text:p>0,031</text:p>
          </table:table-cell>
          <table:table-cell table:style-name="ce12" table:formula="of:=([.E428]+[.G428])/2" office:value-type="float" office:value="0.0400572637948138" calcext:value-type="float">
            <text:p>0,040</text:p>
          </table:table-cell>
          <table:table-cell table:style-name="ce12" table:formula="of:=([.F428]+[.H428])/2" office:value-type="float" office:value="0.0479818899142003" calcext:value-type="float">
            <text:p>0,048</text:p>
          </table:table-cell>
          <table:table-cell table:style-name="ce12" table:formula="of:=([.G428]+[.I428])/2" office:value-type="float" office:value="0.0545976951730554" calcext:value-type="float">
            <text:p>0,055</text:p>
          </table:table-cell>
          <table:table-cell table:style-name="ce12" table:formula="of:=([.H428]+[.J428])/2" office:value-type="float" office:value="0.0597242176176509" calcext:value-type="float">
            <text:p>0,060</text:p>
          </table:table-cell>
          <table:table-cell table:style-name="ce12" table:formula="of:=([.I428]+[.K428])/2" office:value-type="float" office:value="0.0632216191075113" calcext:value-type="float">
            <text:p>0,063</text:p>
          </table:table-cell>
          <table:table-cell table:style-name="ce12" table:formula="of:=([.J428]+[.L428])/2" office:value-type="float" office:value="0.06499449962652" calcext:value-type="float">
            <text:p>0,065</text:p>
          </table:table-cell>
          <table:table-cell table:style-name="ce12" table:formula="of:=[.K429]" office:value-type="float" office:value="0.06499449962652" calcext:value-type="float">
            <text:p>0,065</text:p>
          </table:table-cell>
          <table:table-cell table:number-columns-repeated="8"/>
        </table:table-row>
        <table:table-row table:style-name="ro1">
          <table:table-cell table:style-name="ce3" office:value-type="float" office:value="2.14" calcext:value-type="float">
            <text:p>2,1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29]+[.D429])/2" office:value-type="float" office:value="0.0105880031652922" calcext:value-type="float">
            <text:p>0,011</text:p>
          </table:table-cell>
          <table:table-cell table:style-name="ce12" table:formula="of:=([.C429]+[.E429])/2" office:value-type="float" office:value="0.0208871931998991" calcext:value-type="float">
            <text:p>0,021</text:p>
          </table:table-cell>
          <table:table-cell table:style-name="ce12" table:formula="of:=([.D429]+[.F429])/2" office:value-type="float" office:value="0.0306166350626991" calcext:value-type="float">
            <text:p>0,031</text:p>
          </table:table-cell>
          <table:table-cell table:style-name="ce12" table:formula="of:=([.E429]+[.G429])/2" office:value-type="float" office:value="0.0395109349191914" calcext:value-type="float">
            <text:p>0,040</text:p>
          </table:table-cell>
          <table:table-cell table:style-name="ce12" table:formula="of:=([.F429]+[.H429])/2" office:value-type="float" office:value="0.0473274794839346" calcext:value-type="float">
            <text:p>0,047</text:p>
          </table:table-cell>
          <table:table-cell table:style-name="ce12" table:formula="of:=([.G429]+[.I429])/2" office:value-type="float" office:value="0.0538530537659256" calcext:value-type="float">
            <text:p>0,054</text:p>
          </table:table-cell>
          <table:table-cell table:style-name="ce12" table:formula="of:=([.H429]+[.J429])/2" office:value-type="float" office:value="0.0589096571402833" calcext:value-type="float">
            <text:p>0,059</text:p>
          </table:table-cell>
          <table:table-cell table:style-name="ce12" table:formula="of:=([.I429]+[.K429])/2" office:value-type="float" office:value="0.0623593586220855" calcext:value-type="float">
            <text:p>0,062</text:p>
          </table:table-cell>
          <table:table-cell table:style-name="ce12" table:formula="of:=([.J429]+[.L429])/2" office:value-type="float" office:value="0.0641080593670157" calcext:value-type="float">
            <text:p>0,064</text:p>
          </table:table-cell>
          <table:table-cell table:style-name="ce12" table:formula="of:=[.K430]" office:value-type="float" office:value="0.0641080593670157" calcext:value-type="float">
            <text:p>0,064</text:p>
          </table:table-cell>
          <table:table-cell table:number-columns-repeated="8"/>
        </table:table-row>
        <table:table-row table:style-name="ro1">
          <table:table-cell table:style-name="ce3" office:value-type="float" office:value="2.145" calcext:value-type="float">
            <text:p>2,1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0]+[.D430])/2" office:value-type="float" office:value="0.0104435965999496" calcext:value-type="float">
            <text:p>0,010</text:p>
          </table:table-cell>
          <table:table-cell table:style-name="ce12" table:formula="of:=([.C430]+[.E430])/2" office:value-type="float" office:value="0.0206023191139957" calcext:value-type="float">
            <text:p>0,021</text:p>
          </table:table-cell>
          <table:table-cell table:style-name="ce12" table:formula="of:=([.D430]+[.F430])/2" office:value-type="float" office:value="0.0301990640595452" calcext:value-type="float">
            <text:p>0,030</text:p>
          </table:table-cell>
          <table:table-cell table:style-name="ce12" table:formula="of:=([.E430]+[.G430])/2" office:value-type="float" office:value="0.0389720572733169" calcext:value-type="float">
            <text:p>0,039</text:p>
          </table:table-cell>
          <table:table-cell table:style-name="ce12" table:formula="of:=([.F430]+[.H430])/2" office:value-type="float" office:value="0.0466819943425585" calcext:value-type="float">
            <text:p>0,047</text:p>
          </table:table-cell>
          <table:table-cell table:style-name="ce12" table:formula="of:=([.G430]+[.I430])/2" office:value-type="float" office:value="0.053118568312109" calcext:value-type="float">
            <text:p>0,053</text:p>
          </table:table-cell>
          <table:table-cell table:style-name="ce12" table:formula="of:=([.H430]+[.J430])/2" office:value-type="float" office:value="0.0581062061940055" calcext:value-type="float">
            <text:p>0,058</text:p>
          </table:table-cell>
          <table:table-cell table:style-name="ce12" table:formula="of:=([.I430]+[.K430])/2" office:value-type="float" office:value="0.0615088582536495" calcext:value-type="float">
            <text:p>0,062</text:p>
          </table:table-cell>
          <table:table-cell table:style-name="ce12" table:formula="of:=([.J430]+[.L430])/2" office:value-type="float" office:value="0.0632337089945506" calcext:value-type="float">
            <text:p>0,063</text:p>
          </table:table-cell>
          <table:table-cell table:style-name="ce12" table:formula="of:=[.K431]" office:value-type="float" office:value="0.0632337089945506" calcext:value-type="float">
            <text:p>0,063</text:p>
          </table:table-cell>
          <table:table-cell table:number-columns-repeated="8"/>
        </table:table-row>
        <table:table-row table:style-name="ro1">
          <table:table-cell table:style-name="ce3" office:value-type="float" office:value="2.15" calcext:value-type="float">
            <text:p>2,1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1]+[.D431])/2" office:value-type="float" office:value="0.0103011595569978" calcext:value-type="float">
            <text:p>0,010</text:p>
          </table:table-cell>
          <table:table-cell table:style-name="ce12" table:formula="of:=([.C431]+[.E431])/2" office:value-type="float" office:value="0.0203213303297474" calcext:value-type="float">
            <text:p>0,020</text:p>
          </table:table-cell>
          <table:table-cell table:style-name="ce12" table:formula="of:=([.D431]+[.F431])/2" office:value-type="float" office:value="0.0297871881936563" calcext:value-type="float">
            <text:p>0,030</text:p>
          </table:table-cell>
          <table:table-cell table:style-name="ce12" table:formula="of:=([.E431]+[.G431])/2" office:value-type="float" office:value="0.0384405292010519" calcext:value-type="float">
            <text:p>0,038</text:p>
          </table:table-cell>
          <table:table-cell table:style-name="ce12" table:formula="of:=([.F431]+[.H431])/2" office:value-type="float" office:value="0.0460453127927129" calcext:value-type="float">
            <text:p>0,046</text:p>
          </table:table-cell>
          <table:table-cell table:style-name="ce12" table:formula="of:=([.G431]+[.I431])/2" office:value-type="float" office:value="0.052394100268282" calcext:value-type="float">
            <text:p>0,052</text:p>
          </table:table-cell>
          <table:table-cell table:style-name="ce12" table:formula="of:=([.H431]+[.J431])/2" office:value-type="float" office:value="0.0573137132828792" calcext:value-type="float">
            <text:p>0,057</text:p>
          </table:table-cell>
          <table:table-cell table:style-name="ce12" table:formula="of:=([.I431]+[.K431])/2" office:value-type="float" office:value="0.060669957594278" calcext:value-type="float">
            <text:p>0,061</text:p>
          </table:table-cell>
          <table:table-cell table:style-name="ce12" table:formula="of:=([.J431]+[.L431])/2" office:value-type="float" office:value="0.0623712836241" calcext:value-type="float">
            <text:p>0,062</text:p>
          </table:table-cell>
          <table:table-cell table:style-name="ce12" table:formula="of:=[.K432]" office:value-type="float" office:value="0.0623712836241" calcext:value-type="float">
            <text:p>0,062</text:p>
          </table:table-cell>
          <table:table-cell table:number-columns-repeated="8"/>
        </table:table-row>
        <table:table-row table:style-name="ro1">
          <table:table-cell table:style-name="ce3" office:value-type="float" office:value="2.155" calcext:value-type="float">
            <text:p>2,1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2]+[.D432])/2" office:value-type="float" office:value="0.0101606651648737" calcext:value-type="float">
            <text:p>0,010</text:p>
          </table:table-cell>
          <table:table-cell table:style-name="ce12" table:formula="of:=([.C432]+[.E432])/2" office:value-type="float" office:value="0.0200441738753271" calcext:value-type="float">
            <text:p>0,020</text:p>
          </table:table-cell>
          <table:table-cell table:style-name="ce12" table:formula="of:=([.D432]+[.F432])/2" office:value-type="float" office:value="0.0293809297653996" calcext:value-type="float">
            <text:p>0,029</text:p>
          </table:table-cell>
          <table:table-cell table:style-name="ce12" table:formula="of:=([.E432]+[.G432])/2" office:value-type="float" office:value="0.0379162504931846" calcext:value-type="float">
            <text:p>0,038</text:p>
          </table:table-cell>
          <table:table-cell table:style-name="ce12" table:formula="of:=([.F432]+[.H432])/2" office:value-type="float" office:value="0.0454173147346669" calcext:value-type="float">
            <text:p>0,045</text:p>
          </table:table-cell>
          <table:table-cell table:style-name="ce12" table:formula="of:=([.G432]+[.I432])/2" office:value-type="float" office:value="0.0516795130377961" calcext:value-type="float">
            <text:p>0,052</text:p>
          </table:table-cell>
          <table:table-cell table:style-name="ce12" table:formula="of:=([.H432]+[.J432])/2" office:value-type="float" office:value="0.05653202893128" calcext:value-type="float">
            <text:p>0,057</text:p>
          </table:table-cell>
          <table:table-cell table:style-name="ce12" table:formula="of:=([.I432]+[.K432])/2" office:value-type="float" office:value="0.0598424984534896" calcext:value-type="float">
            <text:p>0,060</text:p>
          </table:table-cell>
          <table:table-cell table:style-name="ce12" table:formula="of:=([.J432]+[.L432])/2" office:value-type="float" office:value="0.061520620609189" calcext:value-type="float">
            <text:p>0,062</text:p>
          </table:table-cell>
          <table:table-cell table:style-name="ce12" table:formula="of:=[.K433]" office:value-type="float" office:value="0.061520620609189" calcext:value-type="float">
            <text:p>0,062</text:p>
          </table:table-cell>
          <table:table-cell table:number-columns-repeated="8"/>
        </table:table-row>
        <table:table-row table:style-name="ro1">
          <table:table-cell table:style-name="ce3" office:value-type="float" office:value="2.16" calcext:value-type="float">
            <text:p>2,1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3]+[.D433])/2" office:value-type="float" office:value="0.0100220869376635" calcext:value-type="float">
            <text:p>0,010</text:p>
          </table:table-cell>
          <table:table-cell table:style-name="ce12" table:formula="of:=([.C433]+[.E433])/2" office:value-type="float" office:value="0.0197707974651367" calcext:value-type="float">
            <text:p>0,020</text:p>
          </table:table-cell>
          <table:table-cell table:style-name="ce12" table:formula="of:=([.D433]+[.F433])/2" office:value-type="float" office:value="0.0289802121842558" calcext:value-type="float">
            <text:p>0,029</text:p>
          </table:table-cell>
          <table:table-cell table:style-name="ce12" table:formula="of:=([.E433]+[.G433])/2" office:value-type="float" office:value="0.0373991222500333" calcext:value-type="float">
            <text:p>0,037</text:p>
          </table:table-cell>
          <table:table-cell table:style-name="ce12" table:formula="of:=([.F433]+[.H433])/2" office:value-type="float" office:value="0.0447978817654903" calcext:value-type="float">
            <text:p>0,045</text:p>
          </table:table-cell>
          <table:table-cell table:style-name="ce12" table:formula="of:=([.G433]+[.I433])/2" office:value-type="float" office:value="0.0509746718329735" calcext:value-type="float">
            <text:p>0,051</text:p>
          </table:table-cell>
          <table:table-cell table:style-name="ce12" table:formula="of:=([.H433]+[.J433])/2" office:value-type="float" office:value="0.0557610057456428" calcext:value-type="float">
            <text:p>0,056</text:p>
          </table:table-cell>
          <table:table-cell table:style-name="ce12" table:formula="of:=([.I433]+[.K433])/2" office:value-type="float" office:value="0.0590263247702345" calcext:value-type="float">
            <text:p>0,059</text:p>
          </table:table-cell>
          <table:table-cell table:style-name="ce12" table:formula="of:=([.J433]+[.L433])/2" office:value-type="float" office:value="0.0606815595313393" calcext:value-type="float">
            <text:p>0,061</text:p>
          </table:table-cell>
          <table:table-cell table:style-name="ce12" table:formula="of:=[.K434]" office:value-type="float" office:value="0.0606815595313393" calcext:value-type="float">
            <text:p>0,061</text:p>
          </table:table-cell>
          <table:table-cell table:number-columns-repeated="8"/>
        </table:table-row>
        <table:table-row table:style-name="ro1">
          <table:table-cell table:style-name="ce3" office:value-type="float" office:value="2.165" calcext:value-type="float">
            <text:p>2,1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4]+[.D434])/2" office:value-type="float" office:value="0.00988539873256833" calcext:value-type="float">
            <text:p>0,010</text:p>
          </table:table-cell>
          <table:table-cell table:style-name="ce12" table:formula="of:=([.C434]+[.E434])/2" office:value-type="float" office:value="0.0195011495609597" calcext:value-type="float">
            <text:p>0,020</text:p>
          </table:table-cell>
          <table:table-cell table:style-name="ce12" table:formula="of:=([.D434]+[.F434])/2" office:value-type="float" office:value="0.028584959857585" calcext:value-type="float">
            <text:p>0,029</text:p>
          </table:table-cell>
          <table:table-cell table:style-name="ce12" table:formula="of:=([.E434]+[.G434])/2" office:value-type="float" office:value="0.0368890469748731" calcext:value-type="float">
            <text:p>0,037</text:p>
          </table:table-cell>
          <table:table-cell table:style-name="ce12" table:formula="of:=([.F434]+[.H434])/2" office:value-type="float" office:value="0.0441868970415034" calcext:value-type="float">
            <text:p>0,044</text:p>
          </table:table-cell>
          <table:table-cell table:style-name="ce12" table:formula="of:=([.G434]+[.I434])/2" office:value-type="float" office:value="0.0502794437555666" calcext:value-type="float">
            <text:p>0,050</text:p>
          </table:table-cell>
          <table:table-cell table:style-name="ce12" table:formula="of:=([.H434]+[.J434])/2" office:value-type="float" office:value="0.055000498301604" calcext:value-type="float">
            <text:p>0,055</text:p>
          </table:table-cell>
          <table:table-cell table:style-name="ce12" table:formula="of:=([.I434]+[.K434])/2" office:value-type="float" office:value="0.0582212826384911" calcext:value-type="float">
            <text:p>0,058</text:p>
          </table:table-cell>
          <table:table-cell table:style-name="ce12" table:formula="of:=([.J434]+[.L434])/2" office:value-type="float" office:value="0.0598539421507869" calcext:value-type="float">
            <text:p>0,060</text:p>
          </table:table-cell>
          <table:table-cell table:style-name="ce12" table:formula="of:=[.K435]" office:value-type="float" office:value="0.0598539421507869" calcext:value-type="float">
            <text:p>0,060</text:p>
          </table:table-cell>
          <table:table-cell table:number-columns-repeated="8"/>
        </table:table-row>
        <table:table-row table:style-name="ro1">
          <table:table-cell table:style-name="ce3" office:value-type="float" office:value="2.17" calcext:value-type="float">
            <text:p>2,1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5]+[.D435])/2" office:value-type="float" office:value="0.00975057478047984" calcext:value-type="float">
            <text:p>0,010</text:p>
          </table:table-cell>
          <table:table-cell table:style-name="ce12" table:formula="of:=([.C435]+[.E435])/2" office:value-type="float" office:value="0.0192351792950767" calcext:value-type="float">
            <text:p>0,019</text:p>
          </table:table-cell>
          <table:table-cell table:style-name="ce12" table:formula="of:=([.D435]+[.F435])/2" office:value-type="float" office:value="0.0281950982679164" calcext:value-type="float">
            <text:p>0,028</text:p>
          </table:table-cell>
          <table:table-cell table:style-name="ce12" table:formula="of:=([.E435]+[.G435])/2" office:value-type="float" office:value="0.0363859284495442" calcext:value-type="float">
            <text:p>0,036</text:p>
          </table:table-cell>
          <table:table-cell table:style-name="ce12" table:formula="of:=([.F435]+[.H435])/2" office:value-type="float" office:value="0.0435842453652198" calcext:value-type="float">
            <text:p>0,044</text:p>
          </table:table-cell>
          <table:table-cell table:style-name="ce12" table:formula="of:=([.G435]+[.I435])/2" office:value-type="float" office:value="0.0495936976715537" calcext:value-type="float">
            <text:p>0,050</text:p>
          </table:table-cell>
          <table:table-cell table:style-name="ce12" table:formula="of:=([.H435]+[.J435])/2" office:value-type="float" office:value="0.0542503631970288" calcext:value-type="float">
            <text:p>0,054</text:p>
          </table:table-cell>
          <table:table-cell table:style-name="ce12" table:formula="of:=([.I435]+[.K435])/2" office:value-type="float" office:value="0.0574272202261955" calcext:value-type="float">
            <text:p>0,057</text:p>
          </table:table-cell>
          <table:table-cell table:style-name="ce12" table:formula="of:=([.J435]+[.L435])/2" office:value-type="float" office:value="0.059037612394639" calcext:value-type="float">
            <text:p>0,059</text:p>
          </table:table-cell>
          <table:table-cell table:style-name="ce12" table:formula="of:=[.K436]" office:value-type="float" office:value="0.059037612394639" calcext:value-type="float">
            <text:p>0,059</text:p>
          </table:table-cell>
          <table:table-cell table:number-columns-repeated="8"/>
        </table:table-row>
        <table:table-row table:style-name="ro1">
          <table:table-cell table:style-name="ce3" office:value-type="float" office:value="2.175" calcext:value-type="float">
            <text:p>2,1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6]+[.D436])/2" office:value-type="float" office:value="0.00961758964753832" calcext:value-type="float">
            <text:p>0,010</text:p>
          </table:table-cell>
          <table:table-cell table:style-name="ce12" table:formula="of:=([.C436]+[.E436])/2" office:value-type="float" office:value="0.0189728365241981" calcext:value-type="float">
            <text:p>0,019</text:p>
          </table:table-cell>
          <table:table-cell table:style-name="ce12" table:formula="of:=([.D436]+[.F436])/2" office:value-type="float" office:value="0.0278105538723104" calcext:value-type="float">
            <text:p>0,028</text:p>
          </table:table-cell>
          <table:table-cell table:style-name="ce12" table:formula="of:=([.E436]+[.G436])/2" office:value-type="float" office:value="0.0358896718165681" calcext:value-type="float">
            <text:p>0,036</text:p>
          </table:table-cell>
          <table:table-cell table:style-name="ce12" table:formula="of:=([.F436]+[.H436])/2" office:value-type="float" office:value="0.0429898130605489" calcext:value-type="float">
            <text:p>0,043</text:p>
          </table:table-cell>
          <table:table-cell table:style-name="ce12" table:formula="of:=([.G436]+[.I436])/2" office:value-type="float" office:value="0.0489173042811243" calcext:value-type="float">
            <text:p>0,049</text:p>
          </table:table-cell>
          <table:table-cell table:style-name="ce12" table:formula="of:=([.H436]+[.J436])/2" office:value-type="float" office:value="0.0535104589488746" calcext:value-type="float">
            <text:p>0,054</text:p>
          </table:table-cell>
          <table:table-cell table:style-name="ce12" table:formula="of:=([.I436]+[.K436])/2" office:value-type="float" office:value="0.0566439877958339" calcext:value-type="float">
            <text:p>0,057</text:p>
          </table:table-cell>
          <table:table-cell table:style-name="ce12" table:formula="of:=([.J436]+[.L436])/2" office:value-type="float" office:value="0.0582324163104172" calcext:value-type="float">
            <text:p>0,058</text:p>
          </table:table-cell>
          <table:table-cell table:style-name="ce12" table:formula="of:=[.K437]" office:value-type="float" office:value="0.0582324163104172" calcext:value-type="float">
            <text:p>0,058</text:p>
          </table:table-cell>
          <table:table-cell table:number-columns-repeated="8"/>
        </table:table-row>
        <table:table-row table:style-name="ro1">
          <table:table-cell table:style-name="ce3" office:value-type="float" office:value="2.18" calcext:value-type="float">
            <text:p>2,1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7]+[.D437])/2" office:value-type="float" office:value="0.00948641826209906" calcext:value-type="float">
            <text:p>0,009</text:p>
          </table:table-cell>
          <table:table-cell table:style-name="ce12" table:formula="of:=([.C437]+[.E437])/2" office:value-type="float" office:value="0.0187140717599244" calcext:value-type="float">
            <text:p>0,019</text:p>
          </table:table-cell>
          <table:table-cell table:style-name="ce12" table:formula="of:=([.D437]+[.F437])/2" office:value-type="float" office:value="0.0274312541703831" calcext:value-type="float">
            <text:p>0,027</text:p>
          </table:table-cell>
          <table:table-cell table:style-name="ce12" table:formula="of:=([.E437]+[.G437])/2" office:value-type="float" office:value="0.0354001834664297" calcext:value-type="float">
            <text:p>0,035</text:p>
          </table:table-cell>
          <table:table-cell table:style-name="ce12" table:formula="of:=([.F437]+[.H437])/2" office:value-type="float" office:value="0.0424034880488462" calcext:value-type="float">
            <text:p>0,042</text:p>
          </table:table-cell>
          <table:table-cell table:style-name="ce12" table:formula="of:=([.G437]+[.I437])/2" office:value-type="float" office:value="0.0482501360047118" calcext:value-type="float">
            <text:p>0,048</text:p>
          </table:table-cell>
          <table:table-cell table:style-name="ce12" table:formula="of:=([.H437]+[.J437])/2" office:value-type="float" office:value="0.0527806460384791" calcext:value-type="float">
            <text:p>0,053</text:p>
          </table:table-cell>
          <table:table-cell table:style-name="ce12" table:formula="of:=([.I437]+[.K437])/2" office:value-type="float" office:value="0.0558714376296459" calcext:value-type="float">
            <text:p>0,056</text:p>
          </table:table-cell>
          <table:table-cell table:style-name="ce12" table:formula="of:=([.J437]+[.L437])/2" office:value-type="float" office:value="0.0574382020531256" calcext:value-type="float">
            <text:p>0,057</text:p>
          </table:table-cell>
          <table:table-cell table:style-name="ce12" table:formula="of:=[.K438]" office:value-type="float" office:value="0.0574382020531256" calcext:value-type="float">
            <text:p>0,057</text:p>
          </table:table-cell>
          <table:table-cell table:number-columns-repeated="8"/>
        </table:table-row>
        <table:table-row table:style-name="ro1">
          <table:table-cell table:style-name="ce3" office:value-type="float" office:value="2.185" calcext:value-type="float">
            <text:p>2,1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8]+[.D438])/2" office:value-type="float" office:value="0.00935703587996218" calcext:value-type="float">
            <text:p>0,009</text:p>
          </table:table-cell>
          <table:table-cell table:style-name="ce12" table:formula="of:=([.C438]+[.E438])/2" office:value-type="float" office:value="0.0184588362162411" calcext:value-type="float">
            <text:p>0,018</text:p>
          </table:table-cell>
          <table:table-cell table:style-name="ce12" table:formula="of:=([.D438]+[.F438])/2" office:value-type="float" office:value="0.027057127613177" calcext:value-type="float">
            <text:p>0,027</text:p>
          </table:table-cell>
          <table:table-cell table:style-name="ce12" table:formula="of:=([.E438]+[.G438])/2" office:value-type="float" office:value="0.0349173711096147" calcext:value-type="float">
            <text:p>0,035</text:p>
          </table:table-cell>
          <table:table-cell table:style-name="ce12" table:formula="of:=([.F438]+[.H438])/2" office:value-type="float" office:value="0.0418251597355707" calcext:value-type="float">
            <text:p>0,042</text:p>
          </table:table-cell>
          <table:table-cell table:style-name="ce12" table:formula="of:=([.G438]+[.I438])/2" office:value-type="float" office:value="0.0475920670436627" calcext:value-type="float">
            <text:p>0,048</text:p>
          </table:table-cell>
          <table:table-cell table:style-name="ce12" table:formula="of:=([.H438]+[.J438])/2" office:value-type="float" office:value="0.0520607868171788" calcext:value-type="float">
            <text:p>0,052</text:p>
          </table:table-cell>
          <table:table-cell table:style-name="ce12" table:formula="of:=([.I438]+[.K438])/2" office:value-type="float" office:value="0.0551094240458024" calcext:value-type="float">
            <text:p>0,055</text:p>
          </table:table-cell>
          <table:table-cell table:style-name="ce12" table:formula="of:=([.J438]+[.L438])/2" office:value-type="float" office:value="0.0566548198413858" calcext:value-type="float">
            <text:p>0,057</text:p>
          </table:table-cell>
          <table:table-cell table:style-name="ce12" table:formula="of:=[.K439]" office:value-type="float" office:value="0.0566548198413858" calcext:value-type="float">
            <text:p>0,057</text:p>
          </table:table-cell>
          <table:table-cell table:number-columns-repeated="8"/>
        </table:table-row>
        <table:table-row table:style-name="ro1">
          <table:table-cell table:style-name="ce3" office:value-type="float" office:value="2.19" calcext:value-type="float">
            <text:p>2,1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39]+[.D439])/2" office:value-type="float" office:value="0.00922941810812054" calcext:value-type="float">
            <text:p>0,009</text:p>
          </table:table-cell>
          <table:table-cell table:style-name="ce12" table:formula="of:=([.C439]+[.E439])/2" office:value-type="float" office:value="0.0182070817465696" calcext:value-type="float">
            <text:p>0,018</text:p>
          </table:table-cell>
          <table:table-cell table:style-name="ce12" table:formula="of:=([.D439]+[.F439])/2" office:value-type="float" office:value="0.0266881036629279" calcext:value-type="float">
            <text:p>0,027</text:p>
          </table:table-cell>
          <table:table-cell table:style-name="ce12" table:formula="of:=([.E439]+[.G439])/2" office:value-type="float" office:value="0.0344411436743739" calcext:value-type="float">
            <text:p>0,034</text:p>
          </table:table-cell>
          <table:table-cell table:style-name="ce12" table:formula="of:=([.F439]+[.H439])/2" office:value-type="float" office:value="0.0412547190766387" calcext:value-type="float">
            <text:p>0,041</text:p>
          </table:table-cell>
          <table:table-cell table:style-name="ce12" table:formula="of:=([.G439]+[.I439])/2" office:value-type="float" office:value="0.0469429732763748" calcext:value-type="float">
            <text:p>0,047</text:p>
          </table:table-cell>
          <table:table-cell table:style-name="ce12" table:formula="of:=([.H439]+[.J439])/2" office:value-type="float" office:value="0.0513507455447325" calcext:value-type="float">
            <text:p>0,051</text:p>
          </table:table-cell>
          <table:table-cell table:style-name="ce12" table:formula="of:=([.I439]+[.K439])/2" office:value-type="float" office:value="0.0543578033292823" calcext:value-type="float">
            <text:p>0,054</text:p>
          </table:table-cell>
          <table:table-cell table:style-name="ce12" table:formula="of:=([.J439]+[.L439])/2" office:value-type="float" office:value="0.0558821219435941" calcext:value-type="float">
            <text:p>0,056</text:p>
          </table:table-cell>
          <table:table-cell table:style-name="ce12" table:formula="of:=[.K440]" office:value-type="float" office:value="0.0558821219435941" calcext:value-type="float">
            <text:p>0,056</text:p>
          </table:table-cell>
          <table:table-cell table:number-columns-repeated="8"/>
        </table:table-row>
        <table:table-row table:style-name="ro1">
          <table:table-cell table:style-name="ce3" office:value-type="float" office:value="2.195" calcext:value-type="float">
            <text:p>2,1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0]+[.D440])/2" office:value-type="float" office:value="0.0091035408732848" calcext:value-type="float">
            <text:p>0,009</text:p>
          </table:table-cell>
          <table:table-cell table:style-name="ce12" table:formula="of:=([.C440]+[.E440])/2" office:value-type="float" office:value="0.0179587608855242" calcext:value-type="float">
            <text:p>0,018</text:p>
          </table:table-cell>
          <table:table-cell table:style-name="ce12" table:formula="of:=([.D440]+[.F440])/2" office:value-type="float" office:value="0.0263241127104717" calcext:value-type="float">
            <text:p>0,026</text:p>
          </table:table-cell>
          <table:table-cell table:style-name="ce12" table:formula="of:=([.E440]+[.G440])/2" office:value-type="float" office:value="0.0339714113697833" calcext:value-type="float">
            <text:p>0,034</text:p>
          </table:table-cell>
          <table:table-cell table:style-name="ce12" table:formula="of:=([.F440]+[.H440])/2" office:value-type="float" office:value="0.0406920584753743" calcext:value-type="float">
            <text:p>0,041</text:p>
          </table:table-cell>
          <table:table-cell table:style-name="ce12" table:formula="of:=([.G440]+[.I440])/2" office:value-type="float" office:value="0.0463027323106856" calcext:value-type="float">
            <text:p>0,046</text:p>
          </table:table-cell>
          <table:table-cell table:style-name="ce12" table:formula="of:=([.H440]+[.J440])/2" office:value-type="float" office:value="0.0506503883028285" calcext:value-type="float">
            <text:p>0,051</text:p>
          </table:table-cell>
          <table:table-cell table:style-name="ce12" table:formula="of:=([.I440]+[.K440])/2" office:value-type="float" office:value="0.0536164337441633" calcext:value-type="float">
            <text:p>0,054</text:p>
          </table:table-cell>
          <table:table-cell table:style-name="ce12" table:formula="of:=([.J440]+[.L440])/2" office:value-type="float" office:value="0.0551199626364382" calcext:value-type="float">
            <text:p>0,055</text:p>
          </table:table-cell>
          <table:table-cell table:style-name="ce12" table:formula="of:=[.K441]" office:value-type="float" office:value="0.0551199626364382" calcext:value-type="float">
            <text:p>0,055</text:p>
          </table:table-cell>
          <table:table-cell table:number-columns-repeated="8"/>
        </table:table-row>
        <table:table-row table:style-name="ro1">
          <table:table-cell table:style-name="ce3" office:value-type="float" office:value="2.2" calcext:value-type="float">
            <text:p>2,2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1]+[.D441])/2" office:value-type="float" office:value="0.00897938044276211" calcext:value-type="float">
            <text:p>0,009</text:p>
          </table:table-cell>
          <table:table-cell table:style-name="ce12" table:formula="of:=([.C441]+[.E441])/2" office:value-type="float" office:value="0.0177138267918783" calcext:value-type="float">
            <text:p>0,018</text:p>
          </table:table-cell>
          <table:table-cell table:style-name="ce12" table:formula="of:=([.D441]+[.F441])/2" office:value-type="float" office:value="0.0259650861276537" calcext:value-type="float">
            <text:p>0,026</text:p>
          </table:table-cell>
          <table:table-cell table:style-name="ce12" table:formula="of:=([.E441]+[.G441])/2" office:value-type="float" office:value="0.033508085592923" calcext:value-type="float">
            <text:p>0,034</text:p>
          </table:table-cell>
          <table:table-cell table:style-name="ce12" table:formula="of:=([.F441]+[.H441])/2" office:value-type="float" office:value="0.0401370718402344" calcext:value-type="float">
            <text:p>0,040</text:p>
          </table:table-cell>
          <table:table-cell table:style-name="ce12" table:formula="of:=([.G441]+[.I441])/2" office:value-type="float" office:value="0.0456712233891014" calcext:value-type="float">
            <text:p>0,046</text:p>
          </table:table-cell>
          <table:table-cell table:style-name="ce12" table:formula="of:=([.H441]+[.J441])/2" office:value-type="float" office:value="0.0499595830274244" calcext:value-type="float">
            <text:p>0,050</text:p>
          </table:table-cell>
          <table:table-cell table:style-name="ce12" table:formula="of:=([.I441]+[.K441])/2" office:value-type="float" office:value="0.0528851754696334" calcext:value-type="float">
            <text:p>0,053</text:p>
          </table:table-cell>
          <table:table-cell table:style-name="ce12" table:formula="of:=([.J441]+[.L441])/2" office:value-type="float" office:value="0.0543681981903007" calcext:value-type="float">
            <text:p>0,054</text:p>
          </table:table-cell>
          <table:table-cell table:style-name="ce12" table:formula="of:=[.K442]" office:value-type="float" office:value="0.0543681981903007" calcext:value-type="float">
            <text:p>0,054</text:p>
          </table:table-cell>
          <table:table-cell table:number-columns-repeated="8"/>
        </table:table-row>
        <table:table-row table:style-name="ro1">
          <table:table-cell table:style-name="ce3" office:value-type="float" office:value="2.205" calcext:value-type="float">
            <text:p>2,2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2]+[.D442])/2" office:value-type="float" office:value="0.00885691339593914" calcext:value-type="float">
            <text:p>0,009</text:p>
          </table:table-cell>
          <table:table-cell table:style-name="ce12" table:formula="of:=([.C442]+[.E442])/2" office:value-type="float" office:value="0.0174722332852079" calcext:value-type="float">
            <text:p>0,017</text:p>
          </table:table-cell>
          <table:table-cell table:style-name="ce12" table:formula="of:=([.D442]+[.F442])/2" office:value-type="float" office:value="0.0256109561924006" calcext:value-type="float">
            <text:p>0,026</text:p>
          </table:table-cell>
          <table:table-cell table:style-name="ce12" table:formula="of:=([.E442]+[.G442])/2" office:value-type="float" office:value="0.0330510789839441" calcext:value-type="float">
            <text:p>0,033</text:p>
          </table:table-cell>
          <table:table-cell table:style-name="ce12" table:formula="of:=([.F442]+[.H442])/2" office:value-type="float" office:value="0.0395896544910122" calcext:value-type="float">
            <text:p>0,040</text:p>
          </table:table-cell>
          <table:table-cell table:style-name="ce12" table:formula="of:=([.G442]+[.I442])/2" office:value-type="float" office:value="0.0450483274338294" calcext:value-type="float">
            <text:p>0,045</text:p>
          </table:table-cell>
          <table:table-cell table:style-name="ce12" table:formula="of:=([.H442]+[.J442])/2" office:value-type="float" office:value="0.0492781994293674" calcext:value-type="float">
            <text:p>0,049</text:p>
          </table:table-cell>
          <table:table-cell table:style-name="ce12" table:formula="of:=([.I442]+[.K442])/2" office:value-type="float" office:value="0.0521638906088626" calcext:value-type="float">
            <text:p>0,052</text:p>
          </table:table-cell>
          <table:table-cell table:style-name="ce12" table:formula="of:=([.J442]+[.L442])/2" office:value-type="float" office:value="0.053626686829967" calcext:value-type="float">
            <text:p>0,054</text:p>
          </table:table-cell>
          <table:table-cell table:style-name="ce12" table:formula="of:=[.K443]" office:value-type="float" office:value="0.053626686829967" calcext:value-type="float">
            <text:p>0,054</text:p>
          </table:table-cell>
          <table:table-cell table:number-columns-repeated="8"/>
        </table:table-row>
        <table:table-row table:style-name="ro1">
          <table:table-cell table:style-name="ce3" office:value-type="float" office:value="2.21" calcext:value-type="float">
            <text:p>2,2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3]+[.D443])/2" office:value-type="float" office:value="0.00873611664260396" calcext:value-type="float">
            <text:p>0,009</text:p>
          </table:table-cell>
          <table:table-cell table:style-name="ce12" table:formula="of:=([.C443]+[.E443])/2" office:value-type="float" office:value="0.0172339347941699" calcext:value-type="float">
            <text:p>0,017</text:p>
          </table:table-cell>
          <table:table-cell table:style-name="ce12" table:formula="of:=([.D443]+[.F443])/2" office:value-type="float" office:value="0.025261656134576" calcext:value-type="float">
            <text:p>0,025</text:p>
          </table:table-cell>
          <table:table-cell table:style-name="ce12" table:formula="of:=([.E443]+[.G443])/2" office:value-type="float" office:value="0.0326003053417064" calcext:value-type="float">
            <text:p>0,033</text:p>
          </table:table-cell>
          <table:table-cell table:style-name="ce12" table:formula="of:=([.F443]+[.H443])/2" office:value-type="float" office:value="0.0390497032088868" calcext:value-type="float">
            <text:p>0,039</text:p>
          </table:table-cell>
          <table:table-cell table:style-name="ce12" table:formula="of:=([.G443]+[.I443])/2" office:value-type="float" office:value="0.0444339269601898" calcext:value-type="float">
            <text:p>0,044</text:p>
          </table:table-cell>
          <table:table-cell table:style-name="ce12" table:formula="of:=([.H443]+[.J443])/2" office:value-type="float" office:value="0.048606109021346" calcext:value-type="float">
            <text:p>0,049</text:p>
          </table:table-cell>
          <table:table-cell table:style-name="ce12" table:formula="of:=([.I443]+[.K443])/2" office:value-type="float" office:value="0.0514524431296672" calcext:value-type="float">
            <text:p>0,051</text:p>
          </table:table-cell>
          <table:table-cell table:style-name="ce12" table:formula="of:=([.J443]+[.L443])/2" office:value-type="float" office:value="0.0528952887194148" calcext:value-type="float">
            <text:p>0,053</text:p>
          </table:table-cell>
          <table:table-cell table:style-name="ce12" table:formula="of:=[.K444]" office:value-type="float" office:value="0.0528952887194148" calcext:value-type="float">
            <text:p>0,053</text:p>
          </table:table-cell>
          <table:table-cell table:number-columns-repeated="8"/>
        </table:table-row>
        <table:table-row table:style-name="ro1">
          <table:table-cell table:style-name="ce3" office:value-type="float" office:value="2.215" calcext:value-type="float">
            <text:p>2,2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4]+[.D444])/2" office:value-type="float" office:value="0.00861696739708495" calcext:value-type="float">
            <text:p>0,009</text:p>
          </table:table-cell>
          <table:table-cell table:style-name="ce12" table:formula="of:=([.C444]+[.E444])/2" office:value-type="float" office:value="0.01699888638859" calcext:value-type="float">
            <text:p>0,017</text:p>
          </table:table-cell>
          <table:table-cell table:style-name="ce12" table:formula="of:=([.D444]+[.F444])/2" office:value-type="float" office:value="0.0249171200679382" calcext:value-type="float">
            <text:p>0,025</text:p>
          </table:table-cell>
          <table:table-cell table:style-name="ce12" table:formula="of:=([.E444]+[.G444])/2" office:value-type="float" office:value="0.0321556796717314" calcext:value-type="float">
            <text:p>0,032</text:p>
          </table:table-cell>
          <table:table-cell table:style-name="ce12" table:formula="of:=([.F444]+[.H444])/2" office:value-type="float" office:value="0.0385171161509481" calcext:value-type="float">
            <text:p>0,039</text:p>
          </table:table-cell>
          <table:table-cell table:style-name="ce12" table:formula="of:=([.G444]+[.I444])/2" office:value-type="float" office:value="0.0438279061151164" calcext:value-type="float">
            <text:p>0,044</text:p>
          </table:table-cell>
          <table:table-cell table:style-name="ce12" table:formula="of:=([.H444]+[.J444])/2" office:value-type="float" office:value="0.0479431850449285" calcext:value-type="float">
            <text:p>0,048</text:p>
          </table:table-cell>
          <table:table-cell table:style-name="ce12" table:formula="of:=([.I444]+[.K444])/2" office:value-type="float" office:value="0.0507506988703804" calcext:value-type="float">
            <text:p>0,051</text:p>
          </table:table-cell>
          <table:table-cell table:style-name="ce12" table:formula="of:=([.J444]+[.L444])/2" office:value-type="float" office:value="0.052173865924541" calcext:value-type="float">
            <text:p>0,052</text:p>
          </table:table-cell>
          <table:table-cell table:style-name="ce12" table:formula="of:=[.K445]" office:value-type="float" office:value="0.052173865924541" calcext:value-type="float">
            <text:p>0,052</text:p>
          </table:table-cell>
          <table:table-cell table:number-columns-repeated="8"/>
        </table:table-row>
        <table:table-row table:style-name="ro1">
          <table:table-cell table:style-name="ce3" office:value-type="float" office:value="2.22" calcext:value-type="float">
            <text:p>2,2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5]+[.D445])/2" office:value-type="float" office:value="0.00849944319429499" calcext:value-type="float">
            <text:p>0,008</text:p>
          </table:table-cell>
          <table:table-cell table:style-name="ce12" table:formula="of:=([.C445]+[.E445])/2" office:value-type="float" office:value="0.0167670437325116" calcext:value-type="float">
            <text:p>0,017</text:p>
          </table:table-cell>
          <table:table-cell table:style-name="ce12" table:formula="of:=([.D445]+[.F445])/2" office:value-type="float" office:value="0.0245772830301607" calcext:value-type="float">
            <text:p>0,025</text:p>
          </table:table-cell>
          <table:table-cell table:style-name="ce12" table:formula="of:=([.E445]+[.G445])/2" office:value-type="float" office:value="0.0317171181094431" calcext:value-type="float">
            <text:p>0,032</text:p>
          </table:table-cell>
          <table:table-cell table:style-name="ce12" table:formula="of:=([.F445]+[.H445])/2" office:value-type="float" office:value="0.0379917928934239" calcext:value-type="float">
            <text:p>0,038</text:p>
          </table:table-cell>
          <table:table-cell table:style-name="ce12" table:formula="of:=([.G445]+[.I445])/2" office:value-type="float" office:value="0.0432301505979383" calcext:value-type="float">
            <text:p>0,043</text:p>
          </table:table-cell>
          <table:table-cell table:style-name="ce12" table:formula="of:=([.H445]+[.J445])/2" office:value-type="float" office:value="0.0472893024927484" calcext:value-type="float">
            <text:p>0,047</text:p>
          </table:table-cell>
          <table:table-cell table:style-name="ce12" table:formula="of:=([.I445]+[.K445])/2" office:value-type="float" office:value="0.0500585254847348" calcext:value-type="float">
            <text:p>0,050</text:p>
          </table:table-cell>
          <table:table-cell table:style-name="ce12" table:formula="of:=([.J445]+[.L445])/2" office:value-type="float" office:value="0.0514622823974607" calcext:value-type="float">
            <text:p>0,051</text:p>
          </table:table-cell>
          <table:table-cell table:style-name="ce12" table:formula="of:=[.K446]" office:value-type="float" office:value="0.0514622823974607" calcext:value-type="float">
            <text:p>0,051</text:p>
          </table:table-cell>
          <table:table-cell table:number-columns-repeated="8"/>
        </table:table-row>
        <table:table-row table:style-name="ro1">
          <table:table-cell table:style-name="ce3" office:value-type="float" office:value="2.225" calcext:value-type="float">
            <text:p>2,2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6]+[.D446])/2" office:value-type="float" office:value="0.00838352186625578" calcext:value-type="float">
            <text:p>0,008</text:p>
          </table:table-cell>
          <table:table-cell table:style-name="ce12" table:formula="of:=([.C446]+[.E446])/2" office:value-type="float" office:value="0.0165383631122278" calcext:value-type="float">
            <text:p>0,017</text:p>
          </table:table-cell>
          <table:table-cell table:style-name="ce12" table:formula="of:=([.D446]+[.F446])/2" office:value-type="float" office:value="0.0242420809209774" calcext:value-type="float">
            <text:p>0,024</text:p>
          </table:table-cell>
          <table:table-cell table:style-name="ce12" table:formula="of:=([.E446]+[.G446])/2" office:value-type="float" office:value="0.0312845379617923" calcext:value-type="float">
            <text:p>0,031</text:p>
          </table:table-cell>
          <table:table-cell table:style-name="ce12" table:formula="of:=([.F446]+[.H446])/2" office:value-type="float" office:value="0.0374736343536907" calcext:value-type="float">
            <text:p>0,037</text:p>
          </table:table-cell>
          <table:table-cell table:style-name="ce12" table:formula="of:=([.G446]+[.I446])/2" office:value-type="float" office:value="0.0426405476930861" calcext:value-type="float">
            <text:p>0,043</text:p>
          </table:table-cell>
          <table:table-cell table:style-name="ce12" table:formula="of:=([.H446]+[.J446])/2" office:value-type="float" office:value="0.0466443380413365" calcext:value-type="float">
            <text:p>0,047</text:p>
          </table:table-cell>
          <table:table-cell table:style-name="ce12" table:formula="of:=([.I446]+[.K446])/2" office:value-type="float" office:value="0.0493757924451046" calcext:value-type="float">
            <text:p>0,049</text:p>
          </table:table-cell>
          <table:table-cell table:style-name="ce12" table:formula="of:=([.J446]+[.L446])/2" office:value-type="float" office:value="0.0507604039410977" calcext:value-type="float">
            <text:p>0,051</text:p>
          </table:table-cell>
          <table:table-cell table:style-name="ce12" table:formula="of:=[.K447]" office:value-type="float" office:value="0.0507604039410977" calcext:value-type="float">
            <text:p>0,051</text:p>
          </table:table-cell>
          <table:table-cell table:number-columns-repeated="8"/>
        </table:table-row>
        <table:table-row table:style-name="ro1">
          <table:table-cell table:style-name="ce3" office:value-type="float" office:value="2.23" calcext:value-type="float">
            <text:p>2,2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7]+[.D447])/2" office:value-type="float" office:value="0.00826918155611392" calcext:value-type="float">
            <text:p>0,008</text:p>
          </table:table-cell>
          <table:table-cell table:style-name="ce12" table:formula="of:=([.C447]+[.E447])/2" office:value-type="float" office:value="0.0163128013936166" calcext:value-type="float">
            <text:p>0,016</text:p>
          </table:table-cell>
          <table:table-cell table:style-name="ce12" table:formula="of:=([.D447]+[.F447])/2" office:value-type="float" office:value="0.0239114505370101" calcext:value-type="float">
            <text:p>0,024</text:p>
          </table:table-cell>
          <table:table-cell table:style-name="ce12" table:formula="of:=([.E447]+[.G447])/2" office:value-type="float" office:value="0.030857857637334" calcext:value-type="float">
            <text:p>0,031</text:p>
          </table:table-cell>
          <table:table-cell table:style-name="ce12" table:formula="of:=([.F447]+[.H447])/2" office:value-type="float" office:value="0.0369625428274392" calcext:value-type="float">
            <text:p>0,037</text:p>
          </table:table-cell>
          <table:table-cell table:style-name="ce12" table:formula="of:=([.G447]+[.I447])/2" office:value-type="float" office:value="0.0420589861975136" calcext:value-type="float">
            <text:p>0,042</text:p>
          </table:table-cell>
          <table:table-cell table:style-name="ce12" table:formula="of:=([.H447]+[.J447])/2" office:value-type="float" office:value="0.0460081700690953" calcext:value-type="float">
            <text:p>0,046</text:p>
          </table:table-cell>
          <table:table-cell table:style-name="ce12" table:formula="of:=([.I447]+[.K447])/2" office:value-type="float" office:value="0.0487023709912171" calcext:value-type="float">
            <text:p>0,049</text:p>
          </table:table-cell>
          <table:table-cell table:style-name="ce12" table:formula="of:=([.J447]+[.L447])/2" office:value-type="float" office:value="0.0500680981931011" calcext:value-type="float">
            <text:p>0,050</text:p>
          </table:table-cell>
          <table:table-cell table:style-name="ce12" table:formula="of:=[.K448]" office:value-type="float" office:value="0.0500680981931011" calcext:value-type="float">
            <text:p>0,050</text:p>
          </table:table-cell>
          <table:table-cell table:number-columns-repeated="8"/>
        </table:table-row>
        <table:table-row table:style-name="ro1">
          <table:table-cell table:style-name="ce3" office:value-type="float" office:value="2.235" calcext:value-type="float">
            <text:p>2,2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8]+[.D448])/2" office:value-type="float" office:value="0.00815640069680828" calcext:value-type="float">
            <text:p>0,008</text:p>
          </table:table-cell>
          <table:table-cell table:style-name="ce12" table:formula="of:=([.C448]+[.E448])/2" office:value-type="float" office:value="0.016090316046562" calcext:value-type="float">
            <text:p>0,016</text:p>
          </table:table-cell>
          <table:table-cell table:style-name="ce12" table:formula="of:=([.D448]+[.F448])/2" office:value-type="float" office:value="0.0235853295154753" calcext:value-type="float">
            <text:p>0,024</text:p>
          </table:table-cell>
          <table:table-cell table:style-name="ce12" table:formula="of:=([.E448]+[.G448])/2" office:value-type="float" office:value="0.0304369966822246" calcext:value-type="float">
            <text:p>0,030</text:p>
          </table:table-cell>
          <table:table-cell table:style-name="ce12" table:formula="of:=([.F448]+[.H448])/2" office:value-type="float" office:value="0.0364584219174238" calcext:value-type="float">
            <text:p>0,036</text:p>
          </table:table-cell>
          <table:table-cell table:style-name="ce12" table:formula="of:=([.G448]+[.I448])/2" office:value-type="float" office:value="0.0414853564482673" calcext:value-type="float">
            <text:p>0,041</text:p>
          </table:table-cell>
          <table:table-cell table:style-name="ce12" table:formula="of:=([.H448]+[.J448])/2" office:value-type="float" office:value="0.0453806785943654" calcext:value-type="float">
            <text:p>0,045</text:p>
          </table:table-cell>
          <table:table-cell table:style-name="ce12" table:formula="of:=([.I448]+[.K448])/2" office:value-type="float" office:value="0.0480381341310982" calcext:value-type="float">
            <text:p>0,048</text:p>
          </table:table-cell>
          <table:table-cell table:style-name="ce12" table:formula="of:=([.J448]+[.L448])/2" office:value-type="float" office:value="0.0493852345921591" calcext:value-type="float">
            <text:p>0,049</text:p>
          </table:table-cell>
          <table:table-cell table:style-name="ce12" table:formula="of:=[.K449]" office:value-type="float" office:value="0.0493852345921591" calcext:value-type="float">
            <text:p>0,049</text:p>
          </table:table-cell>
          <table:table-cell table:number-columns-repeated="8"/>
        </table:table-row>
        <table:table-row table:style-name="ro1">
          <table:table-cell table:style-name="ce3" office:value-type="float" office:value="2.24" calcext:value-type="float">
            <text:p>2,2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49]+[.D449])/2" office:value-type="float" office:value="0.008045158023281" calcext:value-type="float">
            <text:p>0,008</text:p>
          </table:table-cell>
          <table:table-cell table:style-name="ce12" table:formula="of:=([.C449]+[.E449])/2" office:value-type="float" office:value="0.0158708651061418" calcext:value-type="float">
            <text:p>0,016</text:p>
          </table:table-cell>
          <table:table-cell table:style-name="ce12" table:formula="of:=([.D449]+[.F449])/2" office:value-type="float" office:value="0.0232636563643933" calcext:value-type="float">
            <text:p>0,023</text:p>
          </table:table-cell>
          <table:table-cell table:style-name="ce12" table:formula="of:=([.E449]+[.G449])/2" office:value-type="float" office:value="0.0300218757164496" calcext:value-type="float">
            <text:p>0,030</text:p>
          </table:table-cell>
          <table:table-cell table:style-name="ce12" table:formula="of:=([.F449]+[.H449])/2" office:value-type="float" office:value="0.035961176565246" calcext:value-type="float">
            <text:p>0,036</text:p>
          </table:table-cell>
          <table:table-cell table:style-name="ce12" table:formula="of:=([.G449]+[.I449])/2" office:value-type="float" office:value="0.0409195502558946" calcext:value-type="float">
            <text:p>0,041</text:p>
          </table:table-cell>
          <table:table-cell table:style-name="ce12" table:formula="of:=([.H449]+[.J449])/2" office:value-type="float" office:value="0.0447617452896828" calcext:value-type="float">
            <text:p>0,045</text:p>
          </table:table-cell>
          <table:table-cell table:style-name="ce12" table:formula="of:=([.I449]+[.K449])/2" office:value-type="float" office:value="0.0473829565932623" calcext:value-type="float">
            <text:p>0,047</text:p>
          </table:table-cell>
          <table:table-cell table:style-name="ce12" table:formula="of:=([.J449]+[.L449])/2" office:value-type="float" office:value="0.0487116843616287" calcext:value-type="float">
            <text:p>0,049</text:p>
          </table:table-cell>
          <table:table-cell table:style-name="ce12" table:formula="of:=[.K450]" office:value-type="float" office:value="0.0487116843616287" calcext:value-type="float">
            <text:p>0,049</text:p>
          </table:table-cell>
          <table:table-cell table:number-columns-repeated="8"/>
        </table:table-row>
        <table:table-row table:style-name="ro1">
          <table:table-cell table:style-name="ce3" office:value-type="float" office:value="2.245" calcext:value-type="float">
            <text:p>2,2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0]+[.D450])/2" office:value-type="float" office:value="0.0079354325530709" calcext:value-type="float">
            <text:p>0,008</text:p>
          </table:table-cell>
          <table:table-cell table:style-name="ce12" table:formula="of:=([.C450]+[.E450])/2" office:value-type="float" office:value="0.0156544071938372" calcext:value-type="float">
            <text:p>0,016</text:p>
          </table:table-cell>
          <table:table-cell table:style-name="ce12" table:formula="of:=([.D450]+[.F450])/2" office:value-type="float" office:value="0.0229463704112957" calcext:value-type="float">
            <text:p>0,023</text:p>
          </table:table-cell>
          <table:table-cell table:style-name="ce12" table:formula="of:=([.E450]+[.G450])/2" office:value-type="float" office:value="0.0296124164648196" calcext:value-type="float">
            <text:p>0,030</text:p>
          </table:table-cell>
          <table:table-cell table:style-name="ce12" table:formula="of:=([.F450]+[.H450])/2" office:value-type="float" office:value="0.0354707129861721" calcext:value-type="float">
            <text:p>0,035</text:p>
          </table:table-cell>
          <table:table-cell table:style-name="ce12" table:formula="of:=([.G450]+[.I450])/2" office:value-type="float" office:value="0.0403614609274644" calcext:value-type="float">
            <text:p>0,040</text:p>
          </table:table-cell>
          <table:table-cell table:style-name="ce12" table:formula="of:=([.H450]+[.J450])/2" office:value-type="float" office:value="0.0441512534245784" calcext:value-type="float">
            <text:p>0,044</text:p>
          </table:table-cell>
          <table:table-cell table:style-name="ce12" table:formula="of:=([.I450]+[.K450])/2" office:value-type="float" office:value="0.0467367148256557" calcext:value-type="float">
            <text:p>0,047</text:p>
          </table:table-cell>
          <table:table-cell table:style-name="ce12" table:formula="of:=([.J450]+[.L450])/2" office:value-type="float" office:value="0.0480473204774455" calcext:value-type="float">
            <text:p>0,048</text:p>
          </table:table-cell>
          <table:table-cell table:style-name="ce12" table:formula="of:=[.K451]" office:value-type="float" office:value="0.0480473204774455" calcext:value-type="float">
            <text:p>0,048</text:p>
          </table:table-cell>
          <table:table-cell table:number-columns-repeated="8"/>
        </table:table-row>
        <table:table-row table:style-name="ro1">
          <table:table-cell table:style-name="ce3" office:value-type="float" office:value="2.25" calcext:value-type="float">
            <text:p>2,2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1]+[.D451])/2" office:value-type="float" office:value="0.00782720359691858" calcext:value-type="float">
            <text:p>0,008</text:p>
          </table:table-cell>
          <table:table-cell table:style-name="ce12" table:formula="of:=([.C451]+[.E451])/2" office:value-type="float" office:value="0.0154409014821833" calcext:value-type="float">
            <text:p>0,015</text:p>
          </table:table-cell>
          <table:table-cell table:style-name="ce12" table:formula="of:=([.D451]+[.F451])/2" office:value-type="float" office:value="0.0226334118293284" calcext:value-type="float">
            <text:p>0,023</text:p>
          </table:table-cell>
          <table:table-cell table:style-name="ce12" table:formula="of:=([.E451]+[.G451])/2" office:value-type="float" office:value="0.0292085416987339" calcext:value-type="float">
            <text:p>0,029</text:p>
          </table:table-cell>
          <table:table-cell table:style-name="ce12" table:formula="of:=([.F451]+[.H451])/2" office:value-type="float" office:value="0.034986938696142" calcext:value-type="float">
            <text:p>0,035</text:p>
          </table:table-cell>
          <table:table-cell table:style-name="ce12" table:formula="of:=([.G451]+[.I451])/2" office:value-type="float" office:value="0.0398109832053753" calcext:value-type="float">
            <text:p>0,040</text:p>
          </table:table-cell>
          <table:table-cell table:style-name="ce12" table:formula="of:=([.H451]+[.J451])/2" office:value-type="float" office:value="0.04354908787656" calcext:value-type="float">
            <text:p>0,044</text:p>
          </table:table-cell>
          <table:table-cell table:style-name="ce12" table:formula="of:=([.I451]+[.K451])/2" office:value-type="float" office:value="0.046099286951012" calcext:value-type="float">
            <text:p>0,046</text:p>
          </table:table-cell>
          <table:table-cell table:style-name="ce12" table:formula="of:=([.J451]+[.L451])/2" office:value-type="float" office:value="0.0473920176515506" calcext:value-type="float">
            <text:p>0,047</text:p>
          </table:table-cell>
          <table:table-cell table:style-name="ce12" table:formula="of:=[.K452]" office:value-type="float" office:value="0.0473920176515506" calcext:value-type="float">
            <text:p>0,047</text:p>
          </table:table-cell>
          <table:table-cell table:number-columns-repeated="8"/>
        </table:table-row>
        <table:table-row table:style-name="ro1">
          <table:table-cell table:style-name="ce3" office:value-type="float" office:value="2.255" calcext:value-type="float">
            <text:p>2,2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2]+[.D452])/2" office:value-type="float" office:value="0.00772045074109165" calcext:value-type="float">
            <text:p>0,008</text:p>
          </table:table-cell>
          <table:table-cell table:style-name="ce12" table:formula="of:=([.C452]+[.E452])/2" office:value-type="float" office:value="0.0152303077131235" calcext:value-type="float">
            <text:p>0,015</text:p>
          </table:table-cell>
          <table:table-cell table:style-name="ce12" table:formula="of:=([.D452]+[.F452])/2" office:value-type="float" office:value="0.0223247215904586" calcext:value-type="float">
            <text:p>0,022</text:p>
          </table:table-cell>
          <table:table-cell table:style-name="ce12" table:formula="of:=([.E452]+[.G452])/2" office:value-type="float" office:value="0.0288101752627352" calcext:value-type="float">
            <text:p>0,029</text:p>
          </table:table-cell>
          <table:table-cell table:style-name="ce12" table:formula="of:=([.F452]+[.H452])/2" office:value-type="float" office:value="0.0345097624520546" calcext:value-type="float">
            <text:p>0,035</text:p>
          </table:table-cell>
          <table:table-cell table:style-name="ce12" table:formula="of:=([.G452]+[.I452])/2" office:value-type="float" office:value="0.039268013286351" calcext:value-type="float">
            <text:p>0,039</text:p>
          </table:table-cell>
          <table:table-cell table:style-name="ce12" table:formula="of:=([.H452]+[.J452])/2" office:value-type="float" office:value="0.0429551350781936" calcext:value-type="float">
            <text:p>0,043</text:p>
          </table:table-cell>
          <table:table-cell table:style-name="ce12" table:formula="of:=([.I452]+[.K452])/2" office:value-type="float" office:value="0.0454705527640553" calcext:value-type="float">
            <text:p>0,045</text:p>
          </table:table-cell>
          <table:table-cell table:style-name="ce12" table:formula="of:=([.J452]+[.L452])/2" office:value-type="float" office:value="0.0467456523012813" calcext:value-type="float">
            <text:p>0,047</text:p>
          </table:table-cell>
          <table:table-cell table:style-name="ce12" table:formula="of:=[.K453]" office:value-type="float" office:value="0.0467456523012813" calcext:value-type="float">
            <text:p>0,047</text:p>
          </table:table-cell>
          <table:table-cell table:number-columns-repeated="8"/>
        </table:table-row>
        <table:table-row table:style-name="ro1">
          <table:table-cell table:style-name="ce3" office:value-type="float" office:value="2.26" calcext:value-type="float">
            <text:p>2,2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3]+[.D453])/2" office:value-type="float" office:value="0.00761515385656174" calcext:value-type="float">
            <text:p>0,008</text:p>
          </table:table-cell>
          <table:table-cell table:style-name="ce12" table:formula="of:=([.C453]+[.E453])/2" office:value-type="float" office:value="0.0150225861657751" calcext:value-type="float">
            <text:p>0,015</text:p>
          </table:table-cell>
          <table:table-cell table:style-name="ce12" table:formula="of:=([.D453]+[.F453])/2" office:value-type="float" office:value="0.0220202414879293" calcext:value-type="float">
            <text:p>0,022</text:p>
          </table:table-cell>
          <table:table-cell table:style-name="ce12" table:formula="of:=([.E453]+[.G453])/2" office:value-type="float" office:value="0.0284172420212566" calcext:value-type="float">
            <text:p>0,028</text:p>
          </table:table-cell>
          <table:table-cell table:style-name="ce12" table:formula="of:=([.F453]+[.H453])/2" office:value-type="float" office:value="0.0340390942745431" calcext:value-type="float">
            <text:p>0,034</text:p>
          </table:table-cell>
          <table:table-cell table:style-name="ce12" table:formula="of:=([.G453]+[.I453])/2" office:value-type="float" office:value="0.0387324487651241" calcext:value-type="float">
            <text:p>0,039</text:p>
          </table:table-cell>
          <table:table-cell table:style-name="ce12" table:formula="of:=([.H453]+[.J453])/2" office:value-type="float" office:value="0.0423692830252032" calcext:value-type="float">
            <text:p>0,042</text:p>
          </table:table-cell>
          <table:table-cell table:style-name="ce12" table:formula="of:=([.I453]+[.K453])/2" office:value-type="float" office:value="0.0448503936897374" calcext:value-type="float">
            <text:p>0,045</text:p>
          </table:table-cell>
          <table:table-cell table:style-name="ce12" table:formula="of:=([.J453]+[.L453])/2" office:value-type="float" office:value="0.0461081025326683" calcext:value-type="float">
            <text:p>0,046</text:p>
          </table:table-cell>
          <table:table-cell table:style-name="ce12" table:formula="of:=[.K454]" office:value-type="float" office:value="0.0461081025326683" calcext:value-type="float">
            <text:p>0,046</text:p>
          </table:table-cell>
          <table:table-cell table:number-columns-repeated="8"/>
        </table:table-row>
        <table:table-row table:style-name="ro1">
          <table:table-cell table:style-name="ce3" office:value-type="float" office:value="2.265" calcext:value-type="float">
            <text:p>2,2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4]+[.D454])/2" office:value-type="float" office:value="0.00751129308288756" calcext:value-type="float">
            <text:p>0,008</text:p>
          </table:table-cell>
          <table:table-cell table:style-name="ce12" table:formula="of:=([.C454]+[.E454])/2" office:value-type="float" office:value="0.0148176976722455" calcext:value-type="float">
            <text:p>0,015</text:p>
          </table:table-cell>
          <table:table-cell table:style-name="ce12" table:formula="of:=([.D454]+[.F454])/2" office:value-type="float" office:value="0.0217199140935158" calcext:value-type="float">
            <text:p>0,022</text:p>
          </table:table-cell>
          <table:table-cell table:style-name="ce12" table:formula="of:=([.E454]+[.G454])/2" office:value-type="float" office:value="0.0280296678812362" calcext:value-type="float">
            <text:p>0,028</text:p>
          </table:table-cell>
          <table:table-cell table:style-name="ce12" table:formula="of:=([.F454]+[.H454])/2" office:value-type="float" office:value="0.0335748453931903" calcext:value-type="float">
            <text:p>0,034</text:p>
          </table:table-cell>
          <table:table-cell table:style-name="ce12" table:formula="of:=([.G454]+[.I454])/2" office:value-type="float" office:value="0.0382041886498731" calcext:value-type="float">
            <text:p>0,038</text:p>
          </table:table-cell>
          <table:table-cell table:style-name="ce12" table:formula="of:=([.H454]+[.J454])/2" office:value-type="float" office:value="0.0417914212274308" calcext:value-type="float">
            <text:p>0,042</text:p>
          </table:table-cell>
          <table:table-cell table:style-name="ce12" table:formula="of:=([.I454]+[.K454])/2" office:value-type="float" office:value="0.0442386927789357" calcext:value-type="float">
            <text:p>0,044</text:p>
          </table:table-cell>
          <table:table-cell table:style-name="ce12" table:formula="of:=([.J454]+[.L454])/2" office:value-type="float" office:value="0.0454792481112029" calcext:value-type="float">
            <text:p>0,045</text:p>
          </table:table-cell>
          <table:table-cell table:style-name="ce12" table:formula="of:=[.K455]" office:value-type="float" office:value="0.0454792481112029" calcext:value-type="float">
            <text:p>0,045</text:p>
          </table:table-cell>
          <table:table-cell table:number-columns-repeated="8"/>
        </table:table-row>
        <table:table-row table:style-name="ro1">
          <table:table-cell table:style-name="ce3" office:value-type="float" office:value="2.27" calcext:value-type="float">
            <text:p>2,2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5]+[.D455])/2" office:value-type="float" office:value="0.00740884883612277" calcext:value-type="float">
            <text:p>0,007</text:p>
          </table:table-cell>
          <table:table-cell table:style-name="ce12" table:formula="of:=([.C455]+[.E455])/2" office:value-type="float" office:value="0.0146156035882017" calcext:value-type="float">
            <text:p>0,015</text:p>
          </table:table-cell>
          <table:table-cell table:style-name="ce12" table:formula="of:=([.D455]+[.F455])/2" office:value-type="float" office:value="0.0214236827767409" calcext:value-type="float">
            <text:p>0,021</text:p>
          </table:table-cell>
          <table:table-cell table:style-name="ce12" table:formula="of:=([.E455]+[.G455])/2" office:value-type="float" office:value="0.0276473797433531" calcext:value-type="float">
            <text:p>0,028</text:p>
          </table:table-cell>
          <table:table-cell table:style-name="ce12" table:formula="of:=([.F455]+[.H455])/2" office:value-type="float" office:value="0.0331169282655547" calcext:value-type="float">
            <text:p>0,033</text:p>
          </table:table-cell>
          <table:table-cell table:style-name="ce12" table:formula="of:=([.G455]+[.I455])/2" office:value-type="float" office:value="0.0376831333103106" calcext:value-type="float">
            <text:p>0,038</text:p>
          </table:table-cell>
          <table:table-cell table:style-name="ce12" table:formula="of:=([.H455]+[.J455])/2" office:value-type="float" office:value="0.0412214407144044" calcext:value-type="float">
            <text:p>0,041</text:p>
          </table:table-cell>
          <table:table-cell table:style-name="ce12" table:formula="of:=([.I455]+[.K455])/2" office:value-type="float" office:value="0.0436353346693168" calcext:value-type="float">
            <text:p>0,044</text:p>
          </table:table-cell>
          <table:table-cell table:style-name="ce12" table:formula="of:=([.J455]+[.L455])/2" office:value-type="float" office:value="0.0448589704450693" calcext:value-type="float">
            <text:p>0,045</text:p>
          </table:table-cell>
          <table:table-cell table:style-name="ce12" table:formula="of:=[.K456]" office:value-type="float" office:value="0.0448589704450693" calcext:value-type="float">
            <text:p>0,045</text:p>
          </table:table-cell>
          <table:table-cell table:number-columns-repeated="8"/>
        </table:table-row>
        <table:table-row table:style-name="ro1">
          <table:table-cell table:style-name="ce3" office:value-type="float" office:value="2.275" calcext:value-type="float">
            <text:p>2,2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6]+[.D456])/2" office:value-type="float" office:value="0.00730780179410085" calcext:value-type="float">
            <text:p>0,007</text:p>
          </table:table-cell>
          <table:table-cell table:style-name="ce12" table:formula="of:=([.C456]+[.E456])/2" office:value-type="float" office:value="0.0144162658064318" calcext:value-type="float">
            <text:p>0,014</text:p>
          </table:table-cell>
          <table:table-cell table:style-name="ce12" table:formula="of:=([.D456]+[.F456])/2" office:value-type="float" office:value="0.0211314916657774" calcext:value-type="float">
            <text:p>0,021</text:p>
          </table:table-cell>
          <table:table-cell table:style-name="ce12" table:formula="of:=([.E456]+[.G456])/2" office:value-type="float" office:value="0.0272703055211478" calcext:value-type="float">
            <text:p>0,027</text:p>
          </table:table-cell>
          <table:table-cell table:style-name="ce12" table:formula="of:=([.F456]+[.H456])/2" office:value-type="float" office:value="0.0326652565268318" calcext:value-type="float">
            <text:p>0,033</text:p>
          </table:table-cell>
          <table:table-cell table:style-name="ce12" table:formula="of:=([.G456]+[.I456])/2" office:value-type="float" office:value="0.0371691844899796" calcext:value-type="float">
            <text:p>0,037</text:p>
          </table:table-cell>
          <table:table-cell table:style-name="ce12" table:formula="of:=([.H456]+[.J456])/2" office:value-type="float" office:value="0.0406592339898137" calcext:value-type="float">
            <text:p>0,041</text:p>
          </table:table-cell>
          <table:table-cell table:style-name="ce12" table:formula="of:=([.I456]+[.K456])/2" office:value-type="float" office:value="0.0430402055797369" calcext:value-type="float">
            <text:p>0,043</text:p>
          </table:table-cell>
          <table:table-cell table:style-name="ce12" table:formula="of:=([.J456]+[.L456])/2" office:value-type="float" office:value="0.0442471525571931" calcext:value-type="float">
            <text:p>0,044</text:p>
          </table:table-cell>
          <table:table-cell table:style-name="ce12" table:formula="of:=[.K457]" office:value-type="float" office:value="0.0442471525571931" calcext:value-type="float">
            <text:p>0,044</text:p>
          </table:table-cell>
          <table:table-cell table:number-columns-repeated="8"/>
        </table:table-row>
        <table:table-row table:style-name="ro1">
          <table:table-cell table:style-name="ce3" office:value-type="float" office:value="2.28" calcext:value-type="float">
            <text:p>2,2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7]+[.D457])/2" office:value-type="float" office:value="0.00720813290321591" calcext:value-type="float">
            <text:p>0,007</text:p>
          </table:table-cell>
          <table:table-cell table:style-name="ce12" table:formula="of:=([.C457]+[.E457])/2" office:value-type="float" office:value="0.0142196467299391" calcext:value-type="float">
            <text:p>0,014</text:p>
          </table:table-cell>
          <table:table-cell table:style-name="ce12" table:formula="of:=([.D457]+[.F457])/2" office:value-type="float" office:value="0.0208432856637898" calcext:value-type="float">
            <text:p>0,021</text:p>
          </table:table-cell>
          <table:table-cell table:style-name="ce12" table:formula="of:=([.E457]+[.G457])/2" office:value-type="float" office:value="0.0268983740963046" calcext:value-type="float">
            <text:p>0,027</text:p>
          </table:table-cell>
          <table:table-cell table:style-name="ce12" table:formula="of:=([.F457]+[.H457])/2" office:value-type="float" office:value="0.0322197450055637" calcext:value-type="float">
            <text:p>0,032</text:p>
          </table:table-cell>
          <table:table-cell table:style-name="ce12" table:formula="of:=([.G457]+[.I457])/2" office:value-type="float" office:value="0.0366622452583228" calcext:value-type="float">
            <text:p>0,037</text:p>
          </table:table-cell>
          <table:table-cell table:style-name="ce12" table:formula="of:=([.H457]+[.J457])/2" office:value-type="float" office:value="0.0401046950348582" calcext:value-type="float">
            <text:p>0,040</text:p>
          </table:table-cell>
          <table:table-cell table:style-name="ce12" table:formula="of:=([.I457]+[.K457])/2" office:value-type="float" office:value="0.0424531932735034" calcext:value-type="float">
            <text:p>0,042</text:p>
          </table:table-cell>
          <table:table-cell table:style-name="ce12" table:formula="of:=([.J457]+[.L457])/2" office:value-type="float" office:value="0.043643679068465" calcext:value-type="float">
            <text:p>0,044</text:p>
          </table:table-cell>
          <table:table-cell table:style-name="ce12" table:formula="of:=[.K458]" office:value-type="float" office:value="0.043643679068465" calcext:value-type="float">
            <text:p>0,044</text:p>
          </table:table-cell>
          <table:table-cell table:number-columns-repeated="8"/>
        </table:table-row>
        <table:table-row table:style-name="ro1">
          <table:table-cell table:style-name="ce3" office:value-type="float" office:value="2.285" calcext:value-type="float">
            <text:p>2,2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8]+[.D458])/2" office:value-type="float" office:value="0.00710982336496956" calcext:value-type="float">
            <text:p>0,007</text:p>
          </table:table-cell>
          <table:table-cell table:style-name="ce12" table:formula="of:=([.C458]+[.E458])/2" office:value-type="float" office:value="0.0140257092835029" calcext:value-type="float">
            <text:p>0,014</text:p>
          </table:table-cell>
          <table:table-cell table:style-name="ce12" table:formula="of:=([.D458]+[.F458])/2" office:value-type="float" office:value="0.0205590104131219" calcext:value-type="float">
            <text:p>0,021</text:p>
          </table:table-cell>
          <table:table-cell table:style-name="ce12" table:formula="of:=([.E458]+[.G458])/2" office:value-type="float" office:value="0.0265315153346767" calcext:value-type="float">
            <text:p>0,027</text:p>
          </table:table-cell>
          <table:table-cell table:style-name="ce12" table:formula="of:=([.F458]+[.H458])/2" office:value-type="float" office:value="0.0317803096773137" calcext:value-type="float">
            <text:p>0,032</text:p>
          </table:table-cell>
          <table:table-cell table:style-name="ce12" table:formula="of:=([.G458]+[.I458])/2" office:value-type="float" office:value="0.0361622200202109" calcext:value-type="float">
            <text:p>0,036</text:p>
          </table:table-cell>
          <table:table-cell table:style-name="ce12" table:formula="of:=([.H458]+[.J458])/2" office:value-type="float" office:value="0.0395577192659131" calcext:value-type="float">
            <text:p>0,040</text:p>
          </table:table-cell>
          <table:table-cell table:style-name="ce12" table:formula="of:=([.I458]+[.K458])/2" office:value-type="float" office:value="0.0418741870516616" calcext:value-type="float">
            <text:p>0,042</text:p>
          </table:table-cell>
          <table:table-cell table:style-name="ce12" table:formula="of:=([.J458]+[.L458])/2" office:value-type="float" office:value="0.0430484361709842" calcext:value-type="float">
            <text:p>0,043</text:p>
          </table:table-cell>
          <table:table-cell table:style-name="ce12" table:formula="of:=[.K459]" office:value-type="float" office:value="0.0430484361709842" calcext:value-type="float">
            <text:p>0,043</text:p>
          </table:table-cell>
          <table:table-cell table:number-columns-repeated="8"/>
        </table:table-row>
        <table:table-row table:style-name="ro1">
          <table:table-cell table:style-name="ce3" office:value-type="float" office:value="2.29" calcext:value-type="float">
            <text:p>2,2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59]+[.D459])/2" office:value-type="float" office:value="0.00701285464175143" calcext:value-type="float">
            <text:p>0,007</text:p>
          </table:table-cell>
          <table:table-cell table:style-name="ce12" table:formula="of:=([.C459]+[.E459])/2" office:value-type="float" office:value="0.0138344168890457" calcext:value-type="float">
            <text:p>0,014</text:p>
          </table:table-cell>
          <table:table-cell table:style-name="ce12" table:formula="of:=([.D459]+[.F459])/2" office:value-type="float" office:value="0.0202786123090898" calcext:value-type="float">
            <text:p>0,020</text:p>
          </table:table-cell>
          <table:table-cell table:style-name="ce12" table:formula="of:=([.E459]+[.G459])/2" office:value-type="float" office:value="0.0261696600452178" calcext:value-type="float">
            <text:p>0,026</text:p>
          </table:table-cell>
          <table:table-cell table:style-name="ce12" table:formula="of:=([.F459]+[.H459])/2" office:value-type="float" office:value="0.0313468676774438" calcext:value-type="float">
            <text:p>0,031</text:p>
          </table:table-cell>
          <table:table-cell table:style-name="ce12" table:formula="of:=([.G459]+[.I459])/2" office:value-type="float" office:value="0.0356690144716134" calcext:value-type="float">
            <text:p>0,036</text:p>
          </table:table-cell>
          <table:table-cell table:style-name="ce12" table:formula="of:=([.H459]+[.J459])/2" office:value-type="float" office:value="0.0390182035359363" calcext:value-type="float">
            <text:p>0,039</text:p>
          </table:table-cell>
          <table:table-cell table:style-name="ce12" table:formula="of:=([.I459]+[.K459])/2" office:value-type="float" office:value="0.0413030777184486" calcext:value-type="float">
            <text:p>0,041</text:p>
          </table:table-cell>
          <table:table-cell table:style-name="ce12" table:formula="of:=([.J459]+[.L459])/2" office:value-type="float" office:value="0.0424613116113229" calcext:value-type="float">
            <text:p>0,042</text:p>
          </table:table-cell>
          <table:table-cell table:style-name="ce12" table:formula="of:=[.K460]" office:value-type="float" office:value="0.0424613116113229" calcext:value-type="float">
            <text:p>0,042</text:p>
          </table:table-cell>
          <table:table-cell table:number-columns-repeated="8"/>
        </table:table-row>
        <table:table-row table:style-name="ro1">
          <table:table-cell table:style-name="ce3" office:value-type="float" office:value="2.295" calcext:value-type="float">
            <text:p>2,2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0]+[.D460])/2" office:value-type="float" office:value="0.00691720844452286" calcext:value-type="float">
            <text:p>0,007</text:p>
          </table:table-cell>
          <table:table-cell table:style-name="ce12" table:formula="of:=([.C460]+[.E460])/2" office:value-type="float" office:value="0.0136457334754206" calcext:value-type="float">
            <text:p>0,014</text:p>
          </table:table-cell>
          <table:table-cell table:style-name="ce12" table:formula="of:=([.D460]+[.F460])/2" office:value-type="float" office:value="0.0200020384671317" calcext:value-type="float">
            <text:p>0,020</text:p>
          </table:table-cell>
          <table:table-cell table:style-name="ce12" table:formula="of:=([.E460]+[.G460])/2" office:value-type="float" office:value="0.0258127399932668" calcext:value-type="float">
            <text:p>0,026</text:p>
          </table:table-cell>
          <table:table-cell table:style-name="ce12" table:formula="of:=([.F460]+[.H460])/2" office:value-type="float" office:value="0.0309193372584156" calcext:value-type="float">
            <text:p>0,031</text:p>
          </table:table-cell>
          <table:table-cell table:style-name="ce12" table:formula="of:=([.G460]+[.I460])/2" office:value-type="float" office:value="0.03518253560669" calcext:value-type="float">
            <text:p>0,035</text:p>
          </table:table-cell>
          <table:table-cell table:style-name="ce12" table:formula="of:=([.H460]+[.J460])/2" office:value-type="float" office:value="0.038486046095031" calcext:value-type="float">
            <text:p>0,038</text:p>
          </table:table-cell>
          <table:table-cell table:style-name="ce12" table:formula="of:=([.I460]+[.K460])/2" office:value-type="float" office:value="0.0407397575736296" calcext:value-type="float">
            <text:p>0,041</text:p>
          </table:table-cell>
          <table:table-cell table:style-name="ce12" table:formula="of:=([.J460]+[.L460])/2" office:value-type="float" office:value="0.0418821946648857" calcext:value-type="float">
            <text:p>0,042</text:p>
          </table:table-cell>
          <table:table-cell table:style-name="ce12" table:formula="of:=[.K461]" office:value-type="float" office:value="0.0418821946648857" calcext:value-type="float">
            <text:p>0,042</text:p>
          </table:table-cell>
          <table:table-cell table:number-columns-repeated="8"/>
        </table:table-row>
        <table:table-row table:style-name="ro1">
          <table:table-cell table:style-name="ce3" office:value-type="float" office:value="2.3" calcext:value-type="float">
            <text:p>2,3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1]+[.D461])/2" office:value-type="float" office:value="0.00682286673771031" calcext:value-type="float">
            <text:p>0,007</text:p>
          </table:table-cell>
          <table:table-cell table:style-name="ce12" table:formula="of:=([.C461]+[.E461])/2" office:value-type="float" office:value="0.0134596234558273" calcext:value-type="float">
            <text:p>0,013</text:p>
          </table:table-cell>
          <table:table-cell table:style-name="ce12" table:formula="of:=([.D461]+[.F461])/2" office:value-type="float" office:value="0.0197292367343437" calcext:value-type="float">
            <text:p>0,020</text:p>
          </table:table-cell>
          <table:table-cell table:style-name="ce12" table:formula="of:=([.E461]+[.G461])/2" office:value-type="float" office:value="0.0254606878627737" calcext:value-type="float">
            <text:p>0,025</text:p>
          </table:table-cell>
          <table:table-cell table:style-name="ce12" table:formula="of:=([.F461]+[.H461])/2" office:value-type="float" office:value="0.0304976377999784" calcext:value-type="float">
            <text:p>0,030</text:p>
          </table:table-cell>
          <table:table-cell table:style-name="ce12" table:formula="of:=([.G461]+[.I461])/2" office:value-type="float" office:value="0.0347026916767233" calcext:value-type="float">
            <text:p>0,035</text:p>
          </table:table-cell>
          <table:table-cell table:style-name="ce12" table:formula="of:=([.H461]+[.J461])/2" office:value-type="float" office:value="0.0379611465901598" calcext:value-type="float">
            <text:p>0,038</text:p>
          </table:table-cell>
          <table:table-cell table:style-name="ce12" table:formula="of:=([.I461]+[.K461])/2" office:value-type="float" office:value="0.0401841203799584" calcext:value-type="float">
            <text:p>0,040</text:p>
          </table:table-cell>
          <table:table-cell table:style-name="ce12" table:formula="of:=([.J461]+[.L461])/2" office:value-type="float" office:value="0.0413109761192577" calcext:value-type="float">
            <text:p>0,041</text:p>
          </table:table-cell>
          <table:table-cell table:style-name="ce12" table:formula="of:=[.K462]" office:value-type="float" office:value="0.0413109761192577" calcext:value-type="float">
            <text:p>0,041</text:p>
          </table:table-cell>
          <table:table-cell table:number-columns-repeated="8"/>
        </table:table-row>
        <table:table-row table:style-name="ro1">
          <table:table-cell table:style-name="ce3" office:value-type="float" office:value="2.305" calcext:value-type="float">
            <text:p>2,3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2]+[.D462])/2" office:value-type="float" office:value="0.00672981172791365" calcext:value-type="float">
            <text:p>0,007</text:p>
          </table:table-cell>
          <table:table-cell table:style-name="ce12" table:formula="of:=([.C462]+[.E462])/2" office:value-type="float" office:value="0.013276051736027" calcext:value-type="float">
            <text:p>0,013</text:p>
          </table:table-cell>
          <table:table-cell table:style-name="ce12" table:formula="of:=([.D462]+[.F462])/2" office:value-type="float" office:value="0.0194601556593005" calcext:value-type="float">
            <text:p>0,019</text:p>
          </table:table-cell>
          <table:table-cell table:style-name="ce12" table:formula="of:=([.E462]+[.G462])/2" office:value-type="float" office:value="0.0251134372671611" calcext:value-type="float">
            <text:p>0,025</text:p>
          </table:table-cell>
          <table:table-cell table:style-name="ce12" table:formula="of:=([.F462]+[.H462])/2" office:value-type="float" office:value="0.0300816897697485" calcext:value-type="float">
            <text:p>0,030</text:p>
          </table:table-cell>
          <table:table-cell table:style-name="ce12" table:formula="of:=([.G462]+[.I462])/2" office:value-type="float" office:value="0.0342293921950691" calcext:value-type="float">
            <text:p>0,034</text:p>
          </table:table-cell>
          <table:table-cell table:style-name="ce12" table:formula="of:=([.H462]+[.J462])/2" office:value-type="float" office:value="0.0374434060283408" calcext:value-type="float">
            <text:p>0,037</text:p>
          </table:table-cell>
          <table:table-cell table:style-name="ce12" table:formula="of:=([.I462]+[.K462])/2" office:value-type="float" office:value="0.0396360613547087" calcext:value-type="float">
            <text:p>0,040</text:p>
          </table:table-cell>
          <table:table-cell table:style-name="ce12" table:formula="of:=([.J462]+[.L462])/2" office:value-type="float" office:value="0.040747548249608" calcext:value-type="float">
            <text:p>0,041</text:p>
          </table:table-cell>
          <table:table-cell table:style-name="ce12" table:formula="of:=[.K463]" office:value-type="float" office:value="0.040747548249608" calcext:value-type="float">
            <text:p>0,041</text:p>
          </table:table-cell>
          <table:table-cell table:number-columns-repeated="8"/>
        </table:table-row>
        <table:table-row table:style-name="ro1">
          <table:table-cell table:style-name="ce3" office:value-type="float" office:value="2.31" calcext:value-type="float">
            <text:p>2,3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3]+[.D463])/2" office:value-type="float" office:value="0.00663802586801351" calcext:value-type="float">
            <text:p>0,007</text:p>
          </table:table-cell>
          <table:table-cell table:style-name="ce12" table:formula="of:=([.C463]+[.E463])/2" office:value-type="float" office:value="0.0130949836936071" calcext:value-type="float">
            <text:p>0,013</text:p>
          </table:table-cell>
          <table:table-cell table:style-name="ce12" table:formula="of:=([.D463]+[.F463])/2" office:value-type="float" office:value="0.019194744501594" calcext:value-type="float">
            <text:p>0,019</text:p>
          </table:table-cell>
          <table:table-cell table:style-name="ce12" table:formula="of:=([.E463]+[.G463])/2" office:value-type="float" office:value="0.0247709227145245" calcext:value-type="float">
            <text:p>0,025</text:p>
          </table:table-cell>
          <table:table-cell table:style-name="ce12" table:formula="of:=([.F463]+[.H463])/2" office:value-type="float" office:value="0.0296714147311151" calcext:value-type="float">
            <text:p>0,030</text:p>
          </table:table-cell>
          <table:table-cell table:style-name="ce12" table:formula="of:=([.G463]+[.I463])/2" office:value-type="float" office:value="0.0337625478990447" calcext:value-type="float">
            <text:p>0,034</text:p>
          </table:table-cell>
          <table:table-cell table:style-name="ce12" table:formula="of:=([.H463]+[.J463])/2" office:value-type="float" office:value="0.0369327267748889" calcext:value-type="float">
            <text:p>0,037</text:p>
          </table:table-cell>
          <table:table-cell table:style-name="ce12" table:formula="of:=([.I463]+[.K463])/2" office:value-type="float" office:value="0.0390954771389744" calcext:value-type="float">
            <text:p>0,039</text:p>
          </table:table-cell>
          <table:table-cell table:style-name="ce12" table:formula="of:=([.J463]+[.L463])/2" office:value-type="float" office:value="0.0401918048021584" calcext:value-type="float">
            <text:p>0,040</text:p>
          </table:table-cell>
          <table:table-cell table:style-name="ce12" table:formula="of:=[.K464]" office:value-type="float" office:value="0.0401918048021584" calcext:value-type="float">
            <text:p>0,040</text:p>
          </table:table-cell>
          <table:table-cell table:number-columns-repeated="8"/>
        </table:table-row>
        <table:table-row table:style-name="ro1">
          <table:table-cell table:style-name="ce3" office:value-type="float" office:value="2.315" calcext:value-type="float">
            <text:p>2,3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4]+[.D464])/2" office:value-type="float" office:value="0.00654749184680353" calcext:value-type="float">
            <text:p>0,007</text:p>
          </table:table-cell>
          <table:table-cell table:style-name="ce12" table:formula="of:=([.C464]+[.E464])/2" office:value-type="float" office:value="0.0129163851848038" calcext:value-type="float">
            <text:p>0,013</text:p>
          </table:table-cell>
          <table:table-cell table:style-name="ce12" table:formula="of:=([.D464]+[.F464])/2" office:value-type="float" office:value="0.0189329532040658" calcext:value-type="float">
            <text:p>0,019</text:p>
          </table:table-cell>
          <table:table-cell table:style-name="ce12" table:formula="of:=([.E464]+[.G464])/2" office:value-type="float" office:value="0.0244330796163546" calcext:value-type="float">
            <text:p>0,024</text:p>
          </table:table-cell>
          <table:table-cell table:style-name="ce12" table:formula="of:=([.F464]+[.H464])/2" office:value-type="float" office:value="0.0292667353067846" calcext:value-type="float">
            <text:p>0,029</text:p>
          </table:table-cell>
          <table:table-cell table:style-name="ce12" table:formula="of:=([.G464]+[.I464])/2" office:value-type="float" office:value="0.033302070753002" calcext:value-type="float">
            <text:p>0,033</text:p>
          </table:table-cell>
          <table:table-cell table:style-name="ce12" table:formula="of:=([.H464]+[.J464])/2" office:value-type="float" office:value="0.0364290125190095" calcext:value-type="float">
            <text:p>0,036</text:p>
          </table:table-cell>
          <table:table-cell table:style-name="ce12" table:formula="of:=([.I464]+[.K464])/2" office:value-type="float" office:value="0.0385622657885237" calcext:value-type="float">
            <text:p>0,039</text:p>
          </table:table-cell>
          <table:table-cell table:style-name="ce12" table:formula="of:=([.J464]+[.L464])/2" office:value-type="float" office:value="0.0396436409705664" calcext:value-type="float">
            <text:p>0,040</text:p>
          </table:table-cell>
          <table:table-cell table:style-name="ce12" table:formula="of:=[.K465]" office:value-type="float" office:value="0.0396436409705664" calcext:value-type="float">
            <text:p>0,040</text:p>
          </table:table-cell>
          <table:table-cell table:number-columns-repeated="8"/>
        </table:table-row>
        <table:table-row table:style-name="ro1">
          <table:table-cell table:style-name="ce3" office:value-type="float" office:value="2.32" calcext:value-type="float">
            <text:p>2,3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5]+[.D465])/2" office:value-type="float" office:value="0.00645819259240189" calcext:value-type="float">
            <text:p>0,006</text:p>
          </table:table-cell>
          <table:table-cell table:style-name="ce12" table:formula="of:=([.C465]+[.E465])/2" office:value-type="float" office:value="0.0127402225254347" calcext:value-type="float">
            <text:p>0,013</text:p>
          </table:table-cell>
          <table:table-cell table:style-name="ce12" table:formula="of:=([.D465]+[.F465])/2" office:value-type="float" office:value="0.0186747324005792" calcext:value-type="float">
            <text:p>0,019</text:p>
          </table:table-cell>
          <table:table-cell table:style-name="ce12" table:formula="of:=([.E465]+[.G465])/2" office:value-type="float" office:value="0.0240998442554252" calcext:value-type="float">
            <text:p>0,024</text:p>
          </table:table-cell>
          <table:table-cell table:style-name="ce12" table:formula="of:=([.F465]+[.H465])/2" office:value-type="float" office:value="0.0288675751846783" calcext:value-type="float">
            <text:p>0,029</text:p>
          </table:table-cell>
          <table:table-cell table:style-name="ce12" table:formula="of:=([.G465]+[.I465])/2" office:value-type="float" office:value="0.0328478739128971" calcext:value-type="float">
            <text:p>0,033</text:p>
          </table:table-cell>
          <table:table-cell table:style-name="ce12" table:formula="of:=([.H465]+[.J465])/2" office:value-type="float" office:value="0.0359321682707628" calcext:value-type="float">
            <text:p>0,036</text:p>
          </table:table-cell>
          <table:table-cell table:style-name="ce12" table:formula="of:=([.I465]+[.K465])/2" office:value-type="float" office:value="0.038036326744788" calcext:value-type="float">
            <text:p>0,038</text:p>
          </table:table-cell>
          <table:table-cell table:style-name="ce12" table:formula="of:=([.J465]+[.L465])/2" office:value-type="float" office:value="0.039102953379545" calcext:value-type="float">
            <text:p>0,039</text:p>
          </table:table-cell>
          <table:table-cell table:style-name="ce12" table:formula="of:=[.K466]" office:value-type="float" office:value="0.039102953379545" calcext:value-type="float">
            <text:p>0,039</text:p>
          </table:table-cell>
          <table:table-cell table:number-columns-repeated="8"/>
        </table:table-row>
        <table:table-row table:style-name="ro1">
          <table:table-cell table:style-name="ce3" office:value-type="float" office:value="2.325" calcext:value-type="float">
            <text:p>2,3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6]+[.D466])/2" office:value-type="float" office:value="0.00637011126271733" calcext:value-type="float">
            <text:p>0,006</text:p>
          </table:table-cell>
          <table:table-cell table:style-name="ce12" table:formula="of:=([.C466]+[.E466])/2" office:value-type="float" office:value="0.0125664624964905" calcext:value-type="float">
            <text:p>0,013</text:p>
          </table:table-cell>
          <table:table-cell table:style-name="ce12" table:formula="of:=([.D466]+[.F466])/2" office:value-type="float" office:value="0.0184200333904299" calcext:value-type="float">
            <text:p>0,018</text:p>
          </table:table-cell>
          <table:table-cell table:style-name="ce12" table:formula="of:=([.E466]+[.G466])/2" office:value-type="float" office:value="0.0237711537926287" calcext:value-type="float">
            <text:p>0,024</text:p>
          </table:table-cell>
          <table:table-cell table:style-name="ce12" table:formula="of:=([.F466]+[.H466])/2" office:value-type="float" office:value="0.0284738590841611" calcext:value-type="float">
            <text:p>0,028</text:p>
          </table:table-cell>
          <table:table-cell table:style-name="ce12" table:formula="of:=([.G466]+[.I466])/2" office:value-type="float" office:value="0.0323998717277206" calcext:value-type="float">
            <text:p>0,032</text:p>
          </table:table-cell>
          <table:table-cell table:style-name="ce12" table:formula="of:=([.H466]+[.J466])/2" office:value-type="float" office:value="0.0354421003288425" calcext:value-type="float">
            <text:p>0,035</text:p>
          </table:table-cell>
          <table:table-cell table:style-name="ce12" table:formula="of:=([.I466]+[.K466])/2" office:value-type="float" office:value="0.0375175608251539" calcext:value-type="float">
            <text:p>0,038</text:p>
          </table:table-cell>
          <table:table-cell table:style-name="ce12" table:formula="of:=([.J466]+[.L466])/2" office:value-type="float" office:value="0.0385696400621665" calcext:value-type="float">
            <text:p>0,039</text:p>
          </table:table-cell>
          <table:table-cell table:style-name="ce12" table:formula="of:=[.K467]" office:value-type="float" office:value="0.0385696400621665" calcext:value-type="float">
            <text:p>0,039</text:p>
          </table:table-cell>
          <table:table-cell table:number-columns-repeated="8"/>
        </table:table-row>
        <table:table-row table:style-name="ro1">
          <table:table-cell table:style-name="ce3" office:value-type="float" office:value="2.33" calcext:value-type="float">
            <text:p>2,3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7]+[.D467])/2" office:value-type="float" office:value="0.00628323124824527" calcext:value-type="float">
            <text:p>0,006</text:p>
          </table:table-cell>
          <table:table-cell table:style-name="ce12" table:formula="of:=([.C467]+[.E467])/2" office:value-type="float" office:value="0.0123950723265736" calcext:value-type="float">
            <text:p>0,012</text:p>
          </table:table-cell>
          <table:table-cell table:style-name="ce12" table:formula="of:=([.D467]+[.F467])/2" office:value-type="float" office:value="0.0181688081445596" calcext:value-type="float">
            <text:p>0,018</text:p>
          </table:table-cell>
          <table:table-cell table:style-name="ce12" table:formula="of:=([.E467]+[.G467])/2" office:value-type="float" office:value="0.0234469462372955" calcext:value-type="float">
            <text:p>0,023</text:p>
          </table:table-cell>
          <table:table-cell table:style-name="ce12" table:formula="of:=([.F467]+[.H467])/2" office:value-type="float" office:value="0.0280855127601746" calcext:value-type="float">
            <text:p>0,028</text:p>
          </table:table-cell>
          <table:table-cell table:style-name="ce12" table:formula="of:=([.G467]+[.I467])/2" office:value-type="float" office:value="0.0319579797065018" calcext:value-type="float">
            <text:p>0,032</text:p>
          </table:table-cell>
          <table:table-cell table:style-name="ce12" table:formula="of:=([.H467]+[.J467])/2" office:value-type="float" office:value="0.0349587162764372" calcext:value-type="float">
            <text:p>0,035</text:p>
          </table:table-cell>
          <table:table-cell table:style-name="ce12" table:formula="of:=([.I467]+[.K467])/2" office:value-type="float" office:value="0.0370058701955045" calcext:value-type="float">
            <text:p>0,037</text:p>
          </table:table-cell>
          <table:table-cell table:style-name="ce12" table:formula="of:=([.J467]+[.L467])/2" office:value-type="float" office:value="0.0380436004436602" calcext:value-type="float">
            <text:p>0,038</text:p>
          </table:table-cell>
          <table:table-cell table:style-name="ce12" table:formula="of:=[.K468]" office:value-type="float" office:value="0.0380436004436602" calcext:value-type="float">
            <text:p>0,038</text:p>
          </table:table-cell>
          <table:table-cell table:number-columns-repeated="8"/>
        </table:table-row>
        <table:table-row table:style-name="ro1">
          <table:table-cell table:style-name="ce3" office:value-type="float" office:value="2.335" calcext:value-type="float">
            <text:p>2,3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8]+[.D468])/2" office:value-type="float" office:value="0.00619753616328681" calcext:value-type="float">
            <text:p>0,006</text:p>
          </table:table-cell>
          <table:table-cell table:style-name="ce12" table:formula="of:=([.C468]+[.E468])/2" office:value-type="float" office:value="0.0122260196964024" calcext:value-type="float">
            <text:p>0,012</text:p>
          </table:table-cell>
          <table:table-cell table:style-name="ce12" table:formula="of:=([.D468]+[.F468])/2" office:value-type="float" office:value="0.0179210092819346" calcext:value-type="float">
            <text:p>0,018</text:p>
          </table:table-cell>
          <table:table-cell table:style-name="ce12" table:formula="of:=([.E468]+[.G468])/2" office:value-type="float" office:value="0.0231271604523671" calcext:value-type="float">
            <text:p>0,023</text:p>
          </table:table-cell>
          <table:table-cell table:style-name="ce12" table:formula="of:=([.F468]+[.H468])/2" office:value-type="float" office:value="0.0277024629718987" calcext:value-type="float">
            <text:p>0,028</text:p>
          </table:table-cell>
          <table:table-cell table:style-name="ce12" table:formula="of:=([.G468]+[.I468])/2" office:value-type="float" office:value="0.0315221145183059" calcext:value-type="float">
            <text:p>0,032</text:p>
          </table:table-cell>
          <table:table-cell table:style-name="ce12" table:formula="of:=([.H468]+[.J468])/2" office:value-type="float" office:value="0.0344819249510032" calcext:value-type="float">
            <text:p>0,034</text:p>
          </table:table-cell>
          <table:table-cell table:style-name="ce12" table:formula="of:=([.I468]+[.K468])/2" office:value-type="float" office:value="0.0365011583600487" calcext:value-type="float">
            <text:p>0,037</text:p>
          </table:table-cell>
          <table:table-cell table:style-name="ce12" table:formula="of:=([.J468]+[.L468])/2" office:value-type="float" office:value="0.0375247353195824" calcext:value-type="float">
            <text:p>0,038</text:p>
          </table:table-cell>
          <table:table-cell table:style-name="ce12" table:formula="of:=[.K469]" office:value-type="float" office:value="0.0375247353195824" calcext:value-type="float">
            <text:p>0,038</text:p>
          </table:table-cell>
          <table:table-cell table:number-columns-repeated="8"/>
        </table:table-row>
        <table:table-row table:style-name="ro1">
          <table:table-cell table:style-name="ce3" office:value-type="float" office:value="2.34" calcext:value-type="float">
            <text:p>2,3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69]+[.D469])/2" office:value-type="float" office:value="0.00611300984820122" calcext:value-type="float">
            <text:p>0,006</text:p>
          </table:table-cell>
          <table:table-cell table:style-name="ce12" table:formula="of:=([.C469]+[.E469])/2" office:value-type="float" office:value="0.0120592727226107" calcext:value-type="float">
            <text:p>0,012</text:p>
          </table:table-cell>
          <table:table-cell table:style-name="ce12" table:formula="of:=([.D469]+[.F469])/2" office:value-type="float" office:value="0.0176765900743848" calcext:value-type="float">
            <text:p>0,018</text:p>
          </table:table-cell>
          <table:table-cell table:style-name="ce12" table:formula="of:=([.E469]+[.G469])/2" office:value-type="float" office:value="0.0228117361269166" calcext:value-type="float">
            <text:p>0,023</text:p>
          </table:table-cell>
          <table:table-cell table:style-name="ce12" table:formula="of:=([.F469]+[.H469])/2" office:value-type="float" office:value="0.0273246374853365" calcext:value-type="float">
            <text:p>0,027</text:p>
          </table:table-cell>
          <table:table-cell table:style-name="ce12" table:formula="of:=([.G469]+[.I469])/2" office:value-type="float" office:value="0.0310921939614509" calcext:value-type="float">
            <text:p>0,031</text:p>
          </table:table-cell>
          <table:table-cell table:style-name="ce12" table:formula="of:=([.H469]+[.J469])/2" office:value-type="float" office:value="0.0340116364391773" calcext:value-type="float">
            <text:p>0,034</text:p>
          </table:table-cell>
          <table:table-cell table:style-name="ce12" table:formula="of:=([.I469]+[.K469])/2" office:value-type="float" office:value="0.0360033301352928" calcext:value-type="float">
            <text:p>0,036</text:p>
          </table:table-cell>
          <table:table-cell table:style-name="ce12" table:formula="of:=([.J469]+[.L469])/2" office:value-type="float" office:value="0.0370129468398155" calcext:value-type="float">
            <text:p>0,037</text:p>
          </table:table-cell>
          <table:table-cell table:style-name="ce12" table:formula="of:=[.K470]" office:value-type="float" office:value="0.0370129468398155" calcext:value-type="float">
            <text:p>0,037</text:p>
          </table:table-cell>
          <table:table-cell table:number-columns-repeated="8"/>
        </table:table-row>
        <table:table-row table:style-name="ro1">
          <table:table-cell table:style-name="ce3" office:value-type="float" office:value="2.345" calcext:value-type="float">
            <text:p>2,3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0]+[.D470])/2" office:value-type="float" office:value="0.00602963636130534" calcext:value-type="float">
            <text:p>0,006</text:p>
          </table:table-cell>
          <table:table-cell table:style-name="ce12" table:formula="of:=([.C470]+[.E470])/2" office:value-type="float" office:value="0.011894799961293" calcext:value-type="float">
            <text:p>0,012</text:p>
          </table:table-cell>
          <table:table-cell table:style-name="ce12" table:formula="of:=([.D470]+[.F470])/2" office:value-type="float" office:value="0.0174355044247636" calcext:value-type="float">
            <text:p>0,017</text:p>
          </table:table-cell>
          <table:table-cell table:style-name="ce12" table:formula="of:=([.E470]+[.G470])/2" office:value-type="float" office:value="0.0225006137798607" calcext:value-type="float">
            <text:p>0,023</text:p>
          </table:table-cell>
          <table:table-cell table:style-name="ce12" table:formula="of:=([.F470]+[.H470])/2" office:value-type="float" office:value="0.0269519650441838" calcext:value-type="float">
            <text:p>0,027</text:p>
          </table:table-cell>
          <table:table-cell table:style-name="ce12" table:formula="of:=([.G470]+[.I470])/2" office:value-type="float" office:value="0.0306681369622569" calcext:value-type="float">
            <text:p>0,031</text:p>
          </table:table-cell>
          <table:table-cell table:style-name="ce12" table:formula="of:=([.H470]+[.J470])/2" office:value-type="float" office:value="0.0335477620483718" calcext:value-type="float">
            <text:p>0,034</text:p>
          </table:table-cell>
          <table:table-cell table:style-name="ce12" table:formula="of:=([.I470]+[.K470])/2" office:value-type="float" office:value="0.0355122916394964" calcext:value-type="float">
            <text:p>0,036</text:p>
          </table:table-cell>
          <table:table-cell table:style-name="ce12" table:formula="of:=([.J470]+[.L470])/2" office:value-type="float" office:value="0.0365081384875541" calcext:value-type="float">
            <text:p>0,037</text:p>
          </table:table-cell>
          <table:table-cell table:style-name="ce12" table:formula="of:=[.K471]" office:value-type="float" office:value="0.0365081384875541" calcext:value-type="float">
            <text:p>0,037</text:p>
          </table:table-cell>
          <table:table-cell table:number-columns-repeated="8"/>
        </table:table-row>
        <table:table-row table:style-name="ro1">
          <table:table-cell table:style-name="ce3" office:value-type="float" office:value="2.35" calcext:value-type="float">
            <text:p>2,3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1]+[.D471])/2" office:value-type="float" office:value="0.0059473999806465" calcext:value-type="float">
            <text:p>0,006</text:p>
          </table:table-cell>
          <table:table-cell table:style-name="ce12" table:formula="of:=([.C471]+[.E471])/2" office:value-type="float" office:value="0.0117325703930345" calcext:value-type="float">
            <text:p>0,012</text:p>
          </table:table-cell>
          <table:table-cell table:style-name="ce12" table:formula="of:=([.D471]+[.F471])/2" office:value-type="float" office:value="0.0171977068705768" calcext:value-type="float">
            <text:p>0,017</text:p>
          </table:table-cell>
          <table:table-cell table:style-name="ce12" table:formula="of:=([.E471]+[.G471])/2" office:value-type="float" office:value="0.0221937347344737" calcext:value-type="float">
            <text:p>0,022</text:p>
          </table:table-cell>
          <table:table-cell table:style-name="ce12" table:formula="of:=([.F471]+[.H471])/2" office:value-type="float" office:value="0.0265843753710588" calcext:value-type="float">
            <text:p>0,027</text:p>
          </table:table-cell>
          <table:table-cell table:style-name="ce12" table:formula="of:=([.G471]+[.I471])/2" office:value-type="float" office:value="0.0302498635462778" calcext:value-type="float">
            <text:p>0,030</text:p>
          </table:table-cell>
          <table:table-cell table:style-name="ce12" table:formula="of:=([.H471]+[.J471])/2" office:value-type="float" office:value="0.0330902143008767" calcext:value-type="float">
            <text:p>0,033</text:p>
          </table:table-cell>
          <table:table-cell table:style-name="ce12" table:formula="of:=([.I471]+[.K471])/2" office:value-type="float" office:value="0.035027950267963" calcext:value-type="float">
            <text:p>0,035</text:p>
          </table:table-cell>
          <table:table-cell table:style-name="ce12" table:formula="of:=([.J471]+[.L471])/2" office:value-type="float" office:value="0.0360102150635253" calcext:value-type="float">
            <text:p>0,036</text:p>
          </table:table-cell>
          <table:table-cell table:style-name="ce12" table:formula="of:=[.K472]" office:value-type="float" office:value="0.0360102150635253" calcext:value-type="float">
            <text:p>0,036</text:p>
          </table:table-cell>
          <table:table-cell table:number-columns-repeated="8"/>
        </table:table-row>
        <table:table-row table:style-name="ro1">
          <table:table-cell table:style-name="ce3" office:value-type="float" office:value="2.355" calcext:value-type="float">
            <text:p>2,3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2]+[.D472])/2" office:value-type="float" office:value="0.00586628519651725" calcext:value-type="float">
            <text:p>0,006</text:p>
          </table:table-cell>
          <table:table-cell table:style-name="ce12" table:formula="of:=([.C472]+[.E472])/2" office:value-type="float" office:value="0.0115725534256117" calcext:value-type="float">
            <text:p>0,012</text:p>
          </table:table-cell>
          <table:table-cell table:style-name="ce12" table:formula="of:=([.D472]+[.F472])/2" office:value-type="float" office:value="0.0169631525637541" calcext:value-type="float">
            <text:p>0,017</text:p>
          </table:table-cell>
          <table:table-cell table:style-name="ce12" table:formula="of:=([.E472]+[.G472])/2" office:value-type="float" office:value="0.0218910411208178" calcext:value-type="float">
            <text:p>0,022</text:p>
          </table:table-cell>
          <table:table-cell table:style-name="ce12" table:formula="of:=([.F472]+[.H472])/2" office:value-type="float" office:value="0.0262217991403757" calcext:value-type="float">
            <text:p>0,026</text:p>
          </table:table-cell>
          <table:table-cell table:style-name="ce12" table:formula="of:=([.G472]+[.I472])/2" office:value-type="float" office:value="0.0298372948359677" calcext:value-type="float">
            <text:p>0,030</text:p>
          </table:table-cell>
          <table:table-cell table:style-name="ce12" table:formula="of:=([.H472]+[.J472])/2" office:value-type="float" office:value="0.0326389069071204" calcext:value-type="float">
            <text:p>0,033</text:p>
          </table:table-cell>
          <table:table-cell table:style-name="ce12" table:formula="of:=([.I472]+[.K472])/2" office:value-type="float" office:value="0.034550214682201" calcext:value-type="float">
            <text:p>0,035</text:p>
          </table:table-cell>
          <table:table-cell table:style-name="ce12" table:formula="of:=([.J472]+[.L472])/2" office:value-type="float" office:value="0.0355190826657441" calcext:value-type="float">
            <text:p>0,036</text:p>
          </table:table-cell>
          <table:table-cell table:style-name="ce12" table:formula="of:=[.K473]" office:value-type="float" office:value="0.0355190826657441" calcext:value-type="float">
            <text:p>0,036</text:p>
          </table:table-cell>
          <table:table-cell table:number-columns-repeated="8"/>
        </table:table-row>
        <table:table-row table:style-name="ro1">
          <table:table-cell table:style-name="ce3" office:value-type="float" office:value="2.36" calcext:value-type="float">
            <text:p>2,3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3]+[.D473])/2" office:value-type="float" office:value="0.00578627671280584" calcext:value-type="float">
            <text:p>0,006</text:p>
          </table:table-cell>
          <table:table-cell table:style-name="ce12" table:formula="of:=([.C473]+[.E473])/2" office:value-type="float" office:value="0.0114147188801357" calcext:value-type="float">
            <text:p>0,011</text:p>
          </table:table-cell>
          <table:table-cell table:style-name="ce12" table:formula="of:=([.D473]+[.F473])/2" office:value-type="float" office:value="0.0167317972732147" calcext:value-type="float">
            <text:p>0,017</text:p>
          </table:table-cell>
          <table:table-cell table:style-name="ce12" table:formula="of:=([.E473]+[.G473])/2" office:value-type="float" office:value="0.0215924758520649" calcext:value-type="float">
            <text:p>0,022</text:p>
          </table:table-cell>
          <table:table-cell table:style-name="ce12" table:formula="of:=([.F473]+[.H473])/2" office:value-type="float" office:value="0.0258641679783928" calcext:value-type="float">
            <text:p>0,026</text:p>
          </table:table-cell>
          <table:table-cell table:style-name="ce12" table:formula="of:=([.G473]+[.I473])/2" office:value-type="float" office:value="0.0294303530237481" calcext:value-type="float">
            <text:p>0,029</text:p>
          </table:table-cell>
          <table:table-cell table:style-name="ce12" table:formula="of:=([.H473]+[.J473])/2" office:value-type="float" office:value="0.0321937547590844" calcext:value-type="float">
            <text:p>0,032</text:p>
          </table:table-cell>
          <table:table-cell table:style-name="ce12" table:formula="of:=([.I473]+[.K473])/2" office:value-type="float" office:value="0.0340789947864323" calcext:value-type="float">
            <text:p>0,034</text:p>
          </table:table-cell>
          <table:table-cell table:style-name="ce12" table:formula="of:=([.J473]+[.L473])/2" office:value-type="float" office:value="0.0350346486739726" calcext:value-type="float">
            <text:p>0,035</text:p>
          </table:table-cell>
          <table:table-cell table:style-name="ce12" table:formula="of:=[.K474]" office:value-type="float" office:value="0.0350346486739726" calcext:value-type="float">
            <text:p>0,035</text:p>
          </table:table-cell>
          <table:table-cell table:number-columns-repeated="8"/>
        </table:table-row>
        <table:table-row table:style-name="ro1">
          <table:table-cell table:style-name="ce3" office:value-type="float" office:value="2.365" calcext:value-type="float">
            <text:p>2,3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4]+[.D474])/2" office:value-type="float" office:value="0.00570735944006784" calcext:value-type="float">
            <text:p>0,006</text:p>
          </table:table-cell>
          <table:table-cell table:style-name="ce12" table:formula="of:=([.C474]+[.E474])/2" office:value-type="float" office:value="0.0112590369930103" calcext:value-type="float">
            <text:p>0,011</text:p>
          </table:table-cell>
          <table:table-cell table:style-name="ce12" table:formula="of:=([.D474]+[.F474])/2" office:value-type="float" office:value="0.0165035973661003" calcext:value-type="float">
            <text:p>0,017</text:p>
          </table:table-cell>
          <table:table-cell table:style-name="ce12" table:formula="of:=([.E474]+[.G474])/2" office:value-type="float" office:value="0.0212979826258038" calcext:value-type="float">
            <text:p>0,021</text:p>
          </table:table-cell>
          <table:table-cell table:style-name="ce12" table:formula="of:=([.F474]+[.H474])/2" office:value-type="float" office:value="0.0255114144379065" calcext:value-type="float">
            <text:p>0,026</text:p>
          </table:table-cell>
          <table:table-cell table:style-name="ce12" table:formula="of:=([.G474]+[.I474])/2" office:value-type="float" office:value="0.0290289613687386" calcext:value-type="float">
            <text:p>0,029</text:p>
          </table:table-cell>
          <table:table-cell table:style-name="ce12" table:formula="of:=([.H474]+[.J474])/2" office:value-type="float" office:value="0.0317546739050902" calcext:value-type="float">
            <text:p>0,032</text:p>
          </table:table-cell>
          <table:table-cell table:style-name="ce12" table:formula="of:=([.I474]+[.K474])/2" office:value-type="float" office:value="0.0336142017165285" calcext:value-type="float">
            <text:p>0,034</text:p>
          </table:table-cell>
          <table:table-cell table:style-name="ce12" table:formula="of:=([.J474]+[.L474])/2" office:value-type="float" office:value="0.0345568217302024" calcext:value-type="float">
            <text:p>0,035</text:p>
          </table:table-cell>
          <table:table-cell table:style-name="ce12" table:formula="of:=[.K475]" office:value-type="float" office:value="0.0345568217302024" calcext:value-type="float">
            <text:p>0,035</text:p>
          </table:table-cell>
          <table:table-cell table:number-columns-repeated="8"/>
        </table:table-row>
        <table:table-row table:style-name="ro1">
          <table:table-cell table:style-name="ce3" office:value-type="float" office:value="2.37" calcext:value-type="float">
            <text:p>2,3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5]+[.D475])/2" office:value-type="float" office:value="0.00562951849650515" calcext:value-type="float">
            <text:p>0,006</text:p>
          </table:table-cell>
          <table:table-cell table:style-name="ce12" table:formula="of:=([.C475]+[.E475])/2" office:value-type="float" office:value="0.0111054784030841" calcext:value-type="float">
            <text:p>0,011</text:p>
          </table:table-cell>
          <table:table-cell table:style-name="ce12" table:formula="of:=([.D475]+[.F475])/2" office:value-type="float" office:value="0.016278509809407" calcext:value-type="float">
            <text:p>0,016</text:p>
          </table:table-cell>
          <table:table-cell table:style-name="ce12" table:formula="of:=([.E475]+[.G475])/2" office:value-type="float" office:value="0.0210075059020034" calcext:value-type="float">
            <text:p>0,021</text:p>
          </table:table-cell>
          <table:table-cell table:style-name="ce12" table:formula="of:=([.F475]+[.H475])/2" office:value-type="float" office:value="0.0251634719972712" calcext:value-type="float">
            <text:p>0,025</text:p>
          </table:table-cell>
          <table:table-cell table:style-name="ce12" table:formula="of:=([.G475]+[.I475])/2" office:value-type="float" office:value="0.0286330441714983" calcext:value-type="float">
            <text:p>0,029</text:p>
          </table:table-cell>
          <table:table-cell table:style-name="ce12" table:formula="of:=([.H475]+[.J475])/2" office:value-type="float" office:value="0.0313215815426335" calcext:value-type="float">
            <text:p>0,031</text:p>
          </table:table-cell>
          <table:table-cell table:style-name="ce12" table:formula="of:=([.I475]+[.K475])/2" office:value-type="float" office:value="0.0331557478176463" calcext:value-type="float">
            <text:p>0,033</text:p>
          </table:table-cell>
          <table:table-cell table:style-name="ce12" table:formula="of:=([.J475]+[.L475])/2" office:value-type="float" office:value="0.0340855117233654" calcext:value-type="float">
            <text:p>0,034</text:p>
          </table:table-cell>
          <table:table-cell table:style-name="ce12" table:formula="of:=[.K476]" office:value-type="float" office:value="0.0340855117233654" calcext:value-type="float">
            <text:p>0,034</text:p>
          </table:table-cell>
          <table:table-cell table:number-columns-repeated="8"/>
        </table:table-row>
        <table:table-row table:style-name="ro1">
          <table:table-cell table:style-name="ce3" office:value-type="float" office:value="2.375" calcext:value-type="float">
            <text:p>2,3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6]+[.D476])/2" office:value-type="float" office:value="0.00555273920154203" calcext:value-type="float">
            <text:p>0,006</text:p>
          </table:table-cell>
          <table:table-cell table:style-name="ce12" table:formula="of:=([.C476]+[.E476])/2" office:value-type="float" office:value="0.0109540141529561" calcext:value-type="float">
            <text:p>0,011</text:p>
          </table:table-cell>
          <table:table-cell table:style-name="ce12" table:formula="of:=([.D476]+[.F476])/2" office:value-type="float" office:value="0.0160564921525437" calcext:value-type="float">
            <text:p>0,016</text:p>
          </table:table-cell>
          <table:table-cell table:style-name="ce12" table:formula="of:=([.E476]+[.G476])/2" office:value-type="float" office:value="0.0207209909033391" calcext:value-type="float">
            <text:p>0,021</text:p>
          </table:table-cell>
          <table:table-cell table:style-name="ce12" table:formula="of:=([.F476]+[.H476])/2" office:value-type="float" office:value="0.0248202750367509" calcext:value-type="float">
            <text:p>0,025</text:p>
          </table:table-cell>
          <table:table-cell table:style-name="ce12" table:formula="of:=([.G476]+[.I476])/2" office:value-type="float" office:value="0.0282425267699523" calcext:value-type="float">
            <text:p>0,028</text:p>
          </table:table-cell>
          <table:table-cell table:style-name="ce12" table:formula="of:=([.H476]+[.J476])/2" office:value-type="float" office:value="0.0308943959945723" calcext:value-type="float">
            <text:p>0,031</text:p>
          </table:table-cell>
          <table:table-cell table:style-name="ce12" table:formula="of:=([.I476]+[.K476])/2" office:value-type="float" office:value="0.0327035466329995" calcext:value-type="float">
            <text:p>0,033</text:p>
          </table:table-cell>
          <table:table-cell table:style-name="ce12" table:formula="of:=([.J476]+[.L476])/2" office:value-type="float" office:value="0.0336206297705059" calcext:value-type="float">
            <text:p>0,034</text:p>
          </table:table-cell>
          <table:table-cell table:style-name="ce12" table:formula="of:=[.K477]" office:value-type="float" office:value="0.0336206297705059" calcext:value-type="float">
            <text:p>0,034</text:p>
          </table:table-cell>
          <table:table-cell table:number-columns-repeated="8"/>
        </table:table-row>
        <table:table-row table:style-name="ro1">
          <table:table-cell table:style-name="ce3" office:value-type="float" office:value="2.38" calcext:value-type="float">
            <text:p>2,3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7]+[.D477])/2" office:value-type="float" office:value="0.00547700707647804" calcext:value-type="float">
            <text:p>0,005</text:p>
          </table:table-cell>
          <table:table-cell table:style-name="ce12" table:formula="of:=([.C477]+[.E477])/2" office:value-type="float" office:value="0.0108046156770429" calcext:value-type="float">
            <text:p>0,011</text:p>
          </table:table-cell>
          <table:table-cell table:style-name="ce12" table:formula="of:=([.D477]+[.F477])/2" office:value-type="float" office:value="0.0158375025281476" calcext:value-type="float">
            <text:p>0,016</text:p>
          </table:table-cell>
          <table:table-cell table:style-name="ce12" table:formula="of:=([.E477]+[.G477])/2" office:value-type="float" office:value="0.0204383835946473" calcext:value-type="float">
            <text:p>0,020</text:p>
          </table:table-cell>
          <table:table-cell table:style-name="ce12" table:formula="of:=([.F477]+[.H477])/2" office:value-type="float" office:value="0.0244817588366457" calcext:value-type="float">
            <text:p>0,024</text:p>
          </table:table-cell>
          <table:table-cell table:style-name="ce12" table:formula="of:=([.G477]+[.I477])/2" office:value-type="float" office:value="0.0278573355156616" calcext:value-type="float">
            <text:p>0,028</text:p>
          </table:table-cell>
          <table:table-cell table:style-name="ce12" table:formula="of:=([.H477]+[.J477])/2" office:value-type="float" office:value="0.0304730367014759" calcext:value-type="float">
            <text:p>0,030</text:p>
          </table:table-cell>
          <table:table-cell table:style-name="ce12" table:formula="of:=([.I477]+[.K477])/2" office:value-type="float" office:value="0.0322575128825391" calcext:value-type="float">
            <text:p>0,032</text:p>
          </table:table-cell>
          <table:table-cell table:style-name="ce12" table:formula="of:=([.J477]+[.L477])/2" office:value-type="float" office:value="0.0331620882017527" calcext:value-type="float">
            <text:p>0,033</text:p>
          </table:table-cell>
          <table:table-cell table:style-name="ce12" table:formula="of:=[.K478]" office:value-type="float" office:value="0.0331620882017527" calcext:value-type="float">
            <text:p>0,033</text:p>
          </table:table-cell>
          <table:table-cell table:number-columns-repeated="8"/>
        </table:table-row>
        <table:table-row table:style-name="ro1">
          <table:table-cell table:style-name="ce3" office:value-type="float" office:value="2.385" calcext:value-type="float">
            <text:p>2,3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8]+[.D478])/2" office:value-type="float" office:value="0.00540230783852144" calcext:value-type="float">
            <text:p>0,005</text:p>
          </table:table-cell>
          <table:table-cell table:style-name="ce12" table:formula="of:=([.C478]+[.E478])/2" office:value-type="float" office:value="0.0106572548023128" calcext:value-type="float">
            <text:p>0,011</text:p>
          </table:table-cell>
          <table:table-cell table:style-name="ce12" table:formula="of:=([.D478]+[.F478])/2" office:value-type="float" office:value="0.0156214996358451" calcext:value-type="float">
            <text:p>0,016</text:p>
          </table:table-cell>
          <table:table-cell table:style-name="ce12" table:formula="of:=([.E478]+[.G478])/2" office:value-type="float" office:value="0.0201596306823967" calcext:value-type="float">
            <text:p>0,020</text:p>
          </table:table-cell>
          <table:table-cell table:style-name="ce12" table:formula="of:=([.F478]+[.H478])/2" office:value-type="float" office:value="0.0241478595551544" calcext:value-type="float">
            <text:p>0,024</text:p>
          </table:table-cell>
          <table:table-cell table:style-name="ce12" table:formula="of:=([.G478]+[.I478])/2" office:value-type="float" office:value="0.0274773977690608" calcext:value-type="float">
            <text:p>0,027</text:p>
          </table:table-cell>
          <table:table-cell table:style-name="ce12" table:formula="of:=([.H478]+[.J478])/2" office:value-type="float" office:value="0.0300574241991003" calcext:value-type="float">
            <text:p>0,030</text:p>
          </table:table-cell>
          <table:table-cell table:style-name="ce12" table:formula="of:=([.I478]+[.K478])/2" office:value-type="float" office:value="0.0318175624516143" calcext:value-type="float">
            <text:p>0,032</text:p>
          </table:table-cell>
          <table:table-cell table:style-name="ce12" table:formula="of:=([.J478]+[.L478])/2" office:value-type="float" office:value="0.0327098005421459" calcext:value-type="float">
            <text:p>0,033</text:p>
          </table:table-cell>
          <table:table-cell table:style-name="ce12" table:formula="of:=[.K479]" office:value-type="float" office:value="0.0327098005421459" calcext:value-type="float">
            <text:p>0,033</text:p>
          </table:table-cell>
          <table:table-cell table:number-columns-repeated="8"/>
        </table:table-row>
        <table:table-row table:style-name="ro1">
          <table:table-cell table:style-name="ce3" office:value-type="float" office:value="2.39" calcext:value-type="float">
            <text:p>2,3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79]+[.D479])/2" office:value-type="float" office:value="0.00532862740115641" calcext:value-type="float">
            <text:p>0,005</text:p>
          </table:table-cell>
          <table:table-cell table:style-name="ce12" table:formula="of:=([.C479]+[.E479])/2" office:value-type="float" office:value="0.0105119037371833" calcext:value-type="float">
            <text:p>0,011</text:p>
          </table:table-cell>
          <table:table-cell table:style-name="ce12" table:formula="of:=([.D479]+[.F479])/2" office:value-type="float" office:value="0.0154084427423547" calcext:value-type="float">
            <text:p>0,015</text:p>
          </table:table-cell>
          <table:table-cell table:style-name="ce12" table:formula="of:=([.E479]+[.G479])/2" office:value-type="float" office:value="0.0198846795954998" calcext:value-type="float">
            <text:p>0,020</text:p>
          </table:table-cell>
          <table:table-cell table:style-name="ce12" table:formula="of:=([.F479]+[.H479])/2" office:value-type="float" office:value="0.0238185142257287" calcext:value-type="float">
            <text:p>0,024</text:p>
          </table:table-cell>
          <table:table-cell table:style-name="ce12" table:formula="of:=([.G479]+[.I479])/2" office:value-type="float" office:value="0.0271026418771274" calcext:value-type="float">
            <text:p>0,027</text:p>
          </table:table-cell>
          <table:table-cell table:style-name="ce12" table:formula="of:=([.H479]+[.J479])/2" office:value-type="float" office:value="0.0296474801103376" calcext:value-type="float">
            <text:p>0,030</text:p>
          </table:table-cell>
          <table:table-cell table:style-name="ce12" table:formula="of:=([.I479]+[.K479])/2" office:value-type="float" office:value="0.0313836123706231" calcext:value-type="float">
            <text:p>0,031</text:p>
          </table:table-cell>
          <table:table-cell table:style-name="ce12" table:formula="of:=([.J479]+[.L479])/2" office:value-type="float" office:value="0.0322636814968801" calcext:value-type="float">
            <text:p>0,032</text:p>
          </table:table-cell>
          <table:table-cell table:style-name="ce12" table:formula="of:=[.K480]" office:value-type="float" office:value="0.0322636814968801" calcext:value-type="float">
            <text:p>0,032</text:p>
          </table:table-cell>
          <table:table-cell table:number-columns-repeated="8"/>
        </table:table-row>
        <table:table-row table:style-name="ro1">
          <table:table-cell table:style-name="ce3" office:value-type="float" office:value="2.395" calcext:value-type="float">
            <text:p>2,3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0]+[.D480])/2" office:value-type="float" office:value="0.00525595186859163" calcext:value-type="float">
            <text:p>0,005</text:p>
          </table:table-cell>
          <table:table-cell table:style-name="ce12" table:formula="of:=([.C480]+[.E480])/2" office:value-type="float" office:value="0.0103685350717556" calcext:value-type="float">
            <text:p>0,010</text:p>
          </table:table-cell>
          <table:table-cell table:style-name="ce12" table:formula="of:=([.D480]+[.F480])/2" office:value-type="float" office:value="0.0151982916663415" calcext:value-type="float">
            <text:p>0,015</text:p>
          </table:table-cell>
          <table:table-cell table:style-name="ce12" table:formula="of:=([.E480]+[.G480])/2" office:value-type="float" office:value="0.0196134784840417" calcext:value-type="float">
            <text:p>0,020</text:p>
          </table:table-cell>
          <table:table-cell table:style-name="ce12" table:formula="of:=([.F480]+[.H480])/2" office:value-type="float" office:value="0.0234936607363136" calcext:value-type="float">
            <text:p>0,023</text:p>
          </table:table-cell>
          <table:table-cell table:style-name="ce12" table:formula="of:=([.G480]+[.I480])/2" office:value-type="float" office:value="0.0267329971680331" calcext:value-type="float">
            <text:p>0,027</text:p>
          </table:table-cell>
          <table:table-cell table:style-name="ce12" table:formula="of:=([.H480]+[.J480])/2" office:value-type="float" office:value="0.0292431271238752" calcext:value-type="float">
            <text:p>0,029</text:p>
          </table:table-cell>
          <table:table-cell table:style-name="ce12" table:formula="of:=([.I480]+[.K480])/2" office:value-type="float" office:value="0.0309555808036088" calcext:value-type="float">
            <text:p>0,031</text:p>
          </table:table-cell>
          <table:table-cell table:style-name="ce12" table:formula="of:=([.J480]+[.L480])/2" office:value-type="float" office:value="0.0318236469337516" calcext:value-type="float">
            <text:p>0,032</text:p>
          </table:table-cell>
          <table:table-cell table:style-name="ce12" table:formula="of:=[.K481]" office:value-type="float" office:value="0.0318236469337516" calcext:value-type="float">
            <text:p>0,032</text:p>
          </table:table-cell>
          <table:table-cell table:number-columns-repeated="8"/>
        </table:table-row>
        <table:table-row table:style-name="ro1">
          <table:table-cell table:style-name="ce3" office:value-type="float" office:value="2.4" calcext:value-type="float">
            <text:p>2,4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1]+[.D481])/2" office:value-type="float" office:value="0.00518426753587779" calcext:value-type="float">
            <text:p>0,005</text:p>
          </table:table-cell>
          <table:table-cell table:style-name="ce12" table:formula="of:=([.C481]+[.E481])/2" office:value-type="float" office:value="0.0102271217674666" calcext:value-type="float">
            <text:p>0,010</text:p>
          </table:table-cell>
          <table:table-cell table:style-name="ce12" table:formula="of:=([.D481]+[.F481])/2" office:value-type="float" office:value="0.0149910067778987" calcext:value-type="float">
            <text:p>0,015</text:p>
          </table:table-cell>
          <table:table-cell table:style-name="ce12" table:formula="of:=([.E481]+[.G481])/2" office:value-type="float" office:value="0.0193459762013275" calcext:value-type="float">
            <text:p>0,019</text:p>
          </table:table-cell>
          <table:table-cell table:style-name="ce12" table:formula="of:=([.F481]+[.H481])/2" office:value-type="float" office:value="0.0231732378260374" calcext:value-type="float">
            <text:p>0,023</text:p>
          </table:table-cell>
          <table:table-cell table:style-name="ce12" table:formula="of:=([.G481]+[.I481])/2" office:value-type="float" office:value="0.0263683939300944" calcext:value-type="float">
            <text:p>0,026</text:p>
          </table:table-cell>
          <table:table-cell table:style-name="ce12" table:formula="of:=([.H481]+[.J481])/2" office:value-type="float" office:value="0.028844288985821" calcext:value-type="float">
            <text:p>0,029</text:p>
          </table:table-cell>
          <table:table-cell table:style-name="ce12" table:formula="of:=([.I481]+[.K481])/2" office:value-type="float" office:value="0.0305333870288134" calcext:value-type="float">
            <text:p>0,031</text:p>
          </table:table-cell>
          <table:table-cell table:style-name="ce12" table:formula="of:=([.J481]+[.L481])/2" office:value-type="float" office:value="0.0313896138686802" calcext:value-type="float">
            <text:p>0,031</text:p>
          </table:table-cell>
          <table:table-cell table:style-name="ce12" table:formula="of:=[.K482]" office:value-type="float" office:value="0.0313896138686802" calcext:value-type="float">
            <text:p>0,031</text:p>
          </table:table-cell>
          <table:table-cell table:number-columns-repeated="8"/>
        </table:table-row>
        <table:table-row table:style-name="ro1">
          <table:table-cell table:style-name="ce3" office:value-type="float" office:value="2.405" calcext:value-type="float">
            <text:p>2,4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2]+[.D482])/2" office:value-type="float" office:value="0.00511356088373329" calcext:value-type="float">
            <text:p>0,005</text:p>
          </table:table-cell>
          <table:table-cell table:style-name="ce12" table:formula="of:=([.C482]+[.E482])/2" office:value-type="float" office:value="0.0100876371568882" calcext:value-type="float">
            <text:p>0,010</text:p>
          </table:table-cell>
          <table:table-cell table:style-name="ce12" table:formula="of:=([.D482]+[.F482])/2" office:value-type="float" office:value="0.0147865489843971" calcext:value-type="float">
            <text:p>0,015</text:p>
          </table:table-cell>
          <table:table-cell table:style-name="ce12" table:formula="of:=([.E482]+[.G482])/2" office:value-type="float" office:value="0.019082122301968" calcext:value-type="float">
            <text:p>0,019</text:p>
          </table:table-cell>
          <table:table-cell table:style-name="ce12" table:formula="of:=([.F482]+[.H482])/2" office:value-type="float" office:value="0.022857185065711" calcext:value-type="float">
            <text:p>0,023</text:p>
          </table:table-cell>
          <table:table-cell table:style-name="ce12" table:formula="of:=([.G482]+[.I482])/2" office:value-type="float" office:value="0.0260087634059292" calcext:value-type="float">
            <text:p>0,026</text:p>
          </table:table-cell>
          <table:table-cell table:style-name="ce12" table:formula="of:=([.H482]+[.J482])/2" office:value-type="float" office:value="0.0284508904794539" calcext:value-type="float">
            <text:p>0,028</text:p>
          </table:table-cell>
          <table:table-cell table:style-name="ce12" table:formula="of:=([.I482]+[.K482])/2" office:value-type="float" office:value="0.0301169514272506" calcext:value-type="float">
            <text:p>0,030</text:p>
          </table:table-cell>
          <table:table-cell table:style-name="ce12" table:formula="of:=([.J482]+[.L482])/2" office:value-type="float" office:value="0.0309615004487468" calcext:value-type="float">
            <text:p>0,031</text:p>
          </table:table-cell>
          <table:table-cell table:style-name="ce12" table:formula="of:=[.K483]" office:value-type="float" office:value="0.0309615004487468" calcext:value-type="float">
            <text:p>0,031</text:p>
          </table:table-cell>
          <table:table-cell table:number-columns-repeated="8"/>
        </table:table-row>
        <table:table-row table:style-name="ro1">
          <table:table-cell table:style-name="ce3" office:value-type="float" office:value="2.41" calcext:value-type="float">
            <text:p>2,4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3]+[.D483])/2" office:value-type="float" office:value="0.00504381857844411" calcext:value-type="float">
            <text:p>0,005</text:p>
          </table:table-cell>
          <table:table-cell table:style-name="ce12" table:formula="of:=([.C483]+[.E483])/2" office:value-type="float" office:value="0.00995005493406517" calcext:value-type="float">
            <text:p>0,010</text:p>
          </table:table-cell>
          <table:table-cell table:style-name="ce12" table:formula="of:=([.D483]+[.F483])/2" office:value-type="float" office:value="0.0145848797294281" calcext:value-type="float">
            <text:p>0,015</text:p>
          </table:table-cell>
          <table:table-cell table:style-name="ce12" table:formula="of:=([.E483]+[.G483])/2" office:value-type="float" office:value="0.018821867025054" calcext:value-type="float">
            <text:p>0,019</text:p>
          </table:table-cell>
          <table:table-cell table:style-name="ce12" table:formula="of:=([.F483]+[.H483])/2" office:value-type="float" office:value="0.0225454428539486" calcext:value-type="float">
            <text:p>0,023</text:p>
          </table:table-cell>
          <table:table-cell table:style-name="ce12" table:formula="of:=([.G483]+[.I483])/2" office:value-type="float" office:value="0.0256540377725824" calcext:value-type="float">
            <text:p>0,026</text:p>
          </table:table-cell>
          <table:table-cell table:style-name="ce12" table:formula="of:=([.H483]+[.J483])/2" office:value-type="float" office:value="0.0280628574165899" calcext:value-type="float">
            <text:p>0,028</text:p>
          </table:table-cell>
          <table:table-cell table:style-name="ce12" table:formula="of:=([.I483]+[.K483])/2" office:value-type="float" office:value="0.0297061954641004" calcext:value-type="float">
            <text:p>0,030</text:p>
          </table:table-cell>
          <table:table-cell table:style-name="ce12" table:formula="of:=([.J483]+[.L483])/2" office:value-type="float" office:value="0.0305392259379987" calcext:value-type="float">
            <text:p>0,031</text:p>
          </table:table-cell>
          <table:table-cell table:style-name="ce12" table:formula="of:=[.K484]" office:value-type="float" office:value="0.0305392259379987" calcext:value-type="float">
            <text:p>0,031</text:p>
          </table:table-cell>
          <table:table-cell table:number-columns-repeated="8"/>
        </table:table-row>
        <table:table-row table:style-name="ro1">
          <table:table-cell table:style-name="ce3" office:value-type="float" office:value="2.415" calcext:value-type="float">
            <text:p>2,4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4]+[.D484])/2" office:value-type="float" office:value="0.00497502746703259" calcext:value-type="float">
            <text:p>0,005</text:p>
          </table:table-cell>
          <table:table-cell table:style-name="ce12" table:formula="of:=([.C484]+[.E484])/2" office:value-type="float" office:value="0.00981434915393612" calcext:value-type="float">
            <text:p>0,010</text:p>
          </table:table-cell>
          <table:table-cell table:style-name="ce12" table:formula="of:=([.D484]+[.F484])/2" office:value-type="float" office:value="0.0143859609795596" calcext:value-type="float">
            <text:p>0,014</text:p>
          </table:table-cell>
          <table:table-cell table:style-name="ce12" table:formula="of:=([.E484]+[.G484])/2" office:value-type="float" office:value="0.0185651612916884" calcext:value-type="float">
            <text:p>0,019</text:p>
          </table:table-cell>
          <table:table-cell table:style-name="ce12" table:formula="of:=([.F484]+[.H484])/2" office:value-type="float" office:value="0.0222379523988182" calcext:value-type="float">
            <text:p>0,022</text:p>
          </table:table-cell>
          <table:table-cell table:style-name="ce12" table:formula="of:=([.G484]+[.I484])/2" office:value-type="float" office:value="0.0253041501352693" calcext:value-type="float">
            <text:p>0,025</text:p>
          </table:table-cell>
          <table:table-cell table:style-name="ce12" table:formula="of:=([.H484]+[.J484])/2" office:value-type="float" office:value="0.0276801166183414" calcext:value-type="float">
            <text:p>0,028</text:p>
          </table:table-cell>
          <table:table-cell table:style-name="ce12" table:formula="of:=([.I484]+[.K484])/2" office:value-type="float" office:value="0.0293010416772943" calcext:value-type="float">
            <text:p>0,029</text:p>
          </table:table-cell>
          <table:table-cell table:style-name="ce12" table:formula="of:=([.J484]+[.L484])/2" office:value-type="float" office:value="0.0301227107010495" calcext:value-type="float">
            <text:p>0,030</text:p>
          </table:table-cell>
          <table:table-cell table:style-name="ce12" table:formula="of:=[.K485]" office:value-type="float" office:value="0.0301227107010495" calcext:value-type="float">
            <text:p>0,030</text:p>
          </table:table-cell>
          <table:table-cell table:number-columns-repeated="8"/>
        </table:table-row>
        <table:table-row table:style-name="ro1">
          <table:table-cell table:style-name="ce3" office:value-type="float" office:value="2.42" calcext:value-type="float">
            <text:p>2,4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5]+[.D485])/2" office:value-type="float" office:value="0.00490717457696806" calcext:value-type="float">
            <text:p>0,005</text:p>
          </table:table-cell>
          <table:table-cell table:style-name="ce12" table:formula="of:=([.C485]+[.E485])/2" office:value-type="float" office:value="0.00968049422329609" calcext:value-type="float">
            <text:p>0,010</text:p>
          </table:table-cell>
          <table:table-cell table:style-name="ce12" table:formula="of:=([.D485]+[.F485])/2" office:value-type="float" office:value="0.0141897552228123" calcext:value-type="float">
            <text:p>0,014</text:p>
          </table:table-cell>
          <table:table-cell table:style-name="ce12" table:formula="of:=([.E485]+[.G485])/2" office:value-type="float" office:value="0.0183119566891889" calcext:value-type="float">
            <text:p>0,018</text:p>
          </table:table-cell>
          <table:table-cell table:style-name="ce12" table:formula="of:=([.F485]+[.H485])/2" office:value-type="float" office:value="0.0219346557134788" calcext:value-type="float">
            <text:p>0,022</text:p>
          </table:table-cell>
          <table:table-cell table:style-name="ce12" table:formula="of:=([.G485]+[.I485])/2" office:value-type="float" office:value="0.0249590345085798" calcext:value-type="float">
            <text:p>0,025</text:p>
          </table:table-cell>
          <table:table-cell table:style-name="ce12" table:formula="of:=([.H485]+[.J485])/2" office:value-type="float" office:value="0.0273025959062818" calcext:value-type="float">
            <text:p>0,027</text:p>
          </table:table-cell>
          <table:table-cell table:style-name="ce12" table:formula="of:=([.I485]+[.K485])/2" office:value-type="float" office:value="0.0289014136596955" calcext:value-type="float">
            <text:p>0,029</text:p>
          </table:table-cell>
          <table:table-cell table:style-name="ce12" table:formula="of:=([.J485]+[.L485])/2" office:value-type="float" office:value="0.0297118761891719" calcext:value-type="float">
            <text:p>0,030</text:p>
          </table:table-cell>
          <table:table-cell table:style-name="ce12" table:formula="of:=[.K486]" office:value-type="float" office:value="0.0297118761891719" calcext:value-type="float">
            <text:p>0,030</text:p>
          </table:table-cell>
          <table:table-cell table:number-columns-repeated="8"/>
        </table:table-row>
        <table:table-row table:style-name="ro1">
          <table:table-cell table:style-name="ce3" office:value-type="float" office:value="2.425" calcext:value-type="float">
            <text:p>2,4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6]+[.D486])/2" office:value-type="float" office:value="0.00484024711164805" calcext:value-type="float">
            <text:p>0,005</text:p>
          </table:table-cell>
          <table:table-cell table:style-name="ce12" table:formula="of:=([.C486]+[.E486])/2" office:value-type="float" office:value="0.00954846489989016" calcext:value-type="float">
            <text:p>0,010</text:p>
          </table:table-cell>
          <table:table-cell table:style-name="ce12" table:formula="of:=([.D486]+[.F486])/2" office:value-type="float" office:value="0.0139962254562425" calcext:value-type="float">
            <text:p>0,014</text:p>
          </table:table-cell>
          <table:table-cell table:style-name="ce12" table:formula="of:=([.E486]+[.G486])/2" office:value-type="float" office:value="0.0180622054681455" calcext:value-type="float">
            <text:p>0,018</text:p>
          </table:table-cell>
          <table:table-cell table:style-name="ce12" table:formula="of:=([.F486]+[.H486])/2" office:value-type="float" office:value="0.0216354955988844" calcext:value-type="float">
            <text:p>0,022</text:p>
          </table:table-cell>
          <table:table-cell table:style-name="ce12" table:formula="of:=([.G486]+[.I486])/2" office:value-type="float" office:value="0.0246186258098803" calcext:value-type="float">
            <text:p>0,025</text:p>
          </table:table-cell>
          <table:table-cell table:style-name="ce12" table:formula="of:=([.H486]+[.J486])/2" office:value-type="float" office:value="0.0269302240841376" calcext:value-type="float">
            <text:p>0,027</text:p>
          </table:table-cell>
          <table:table-cell table:style-name="ce12" table:formula="of:=([.I486]+[.K486])/2" office:value-type="float" office:value="0.0285072360477269" calcext:value-type="float">
            <text:p>0,029</text:p>
          </table:table-cell>
          <table:table-cell table:style-name="ce12" table:formula="of:=([.J486]+[.L486])/2" office:value-type="float" office:value="0.0293066449244337" calcext:value-type="float">
            <text:p>0,029</text:p>
          </table:table-cell>
          <table:table-cell table:style-name="ce12" table:formula="of:=[.K487]" office:value-type="float" office:value="0.0293066449244337" calcext:value-type="float">
            <text:p>0,029</text:p>
          </table:table-cell>
          <table:table-cell table:number-columns-repeated="8"/>
        </table:table-row>
        <table:table-row table:style-name="ro1">
          <table:table-cell table:style-name="ce3" office:value-type="float" office:value="2.43" calcext:value-type="float">
            <text:p>2,4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7]+[.D487])/2" office:value-type="float" office:value="0.00477423244994508" calcext:value-type="float">
            <text:p>0,005</text:p>
          </table:table-cell>
          <table:table-cell table:style-name="ce12" table:formula="of:=([.C487]+[.E487])/2" office:value-type="float" office:value="0.00941823628394527" calcext:value-type="float">
            <text:p>0,009</text:p>
          </table:table-cell>
          <table:table-cell table:style-name="ce12" table:formula="of:=([.D487]+[.F487])/2" office:value-type="float" office:value="0.0138053351840178" calcext:value-type="float">
            <text:p>0,014</text:p>
          </table:table-cell>
          <table:table-cell table:style-name="ce12" table:formula="of:=([.E487]+[.G487])/2" office:value-type="float" office:value="0.0178158605275634" calcext:value-type="float">
            <text:p>0,018</text:p>
          </table:table-cell>
          <table:table-cell table:style-name="ce12" table:formula="of:=([.F487]+[.H487])/2" office:value-type="float" office:value="0.0213404156390129" calcext:value-type="float">
            <text:p>0,021</text:p>
          </table:table-cell>
          <table:table-cell table:style-name="ce12" table:formula="of:=([.G487]+[.I487])/2" office:value-type="float" office:value="0.024282859841511" calcext:value-type="float">
            <text:p>0,024</text:p>
          </table:table-cell>
          <table:table-cell table:style-name="ce12" table:formula="of:=([.H487]+[.J487])/2" office:value-type="float" office:value="0.0265629309288036" calcext:value-type="float">
            <text:p>0,027</text:p>
          </table:table-cell>
          <table:table-cell table:style-name="ce12" table:formula="of:=([.I487]+[.K487])/2" office:value-type="float" office:value="0.0281184345042857" calcext:value-type="float">
            <text:p>0,028</text:p>
          </table:table-cell>
          <table:table-cell table:style-name="ce12" table:formula="of:=([.J487]+[.L487])/2" office:value-type="float" office:value="0.0289069404860803" calcext:value-type="float">
            <text:p>0,029</text:p>
          </table:table-cell>
          <table:table-cell table:style-name="ce12" table:formula="of:=[.K488]" office:value-type="float" office:value="0.0289069404860803" calcext:value-type="float">
            <text:p>0,029</text:p>
          </table:table-cell>
          <table:table-cell table:number-columns-repeated="8"/>
        </table:table-row>
        <table:table-row table:style-name="ro1">
          <table:table-cell table:style-name="ce3" office:value-type="float" office:value="2.435" calcext:value-type="float">
            <text:p>2,4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8]+[.D488])/2" office:value-type="float" office:value="0.00470911814197264" calcext:value-type="float">
            <text:p>0,005</text:p>
          </table:table-cell>
          <table:table-cell table:style-name="ce12" table:formula="of:=([.C488]+[.E488])/2" office:value-type="float" office:value="0.00928978381698146" calcext:value-type="float">
            <text:p>0,009</text:p>
          </table:table-cell>
          <table:table-cell table:style-name="ce12" table:formula="of:=([.D488]+[.F488])/2" office:value-type="float" office:value="0.0136170484057544" calcext:value-type="float">
            <text:p>0,014</text:p>
          </table:table-cell>
          <table:table-cell table:style-name="ce12" table:formula="of:=([.E488]+[.G488])/2" office:value-type="float" office:value="0.0175728754115154" calcext:value-type="float">
            <text:p>0,018</text:p>
          </table:table-cell>
          <table:table-cell table:style-name="ce12" table:formula="of:=([.F488]+[.H488])/2" office:value-type="float" office:value="0.0210493601845372" calcext:value-type="float">
            <text:p>0,021</text:p>
          </table:table-cell>
          <table:table-cell table:style-name="ce12" table:formula="of:=([.G488]+[.I488])/2" office:value-type="float" office:value="0.0239516732839083" calcext:value-type="float">
            <text:p>0,024</text:p>
          </table:table-cell>
          <table:table-cell table:style-name="ce12" table:formula="of:=([.H488]+[.J488])/2" office:value-type="float" office:value="0.0262006471728983" calcext:value-type="float">
            <text:p>0,026</text:p>
          </table:table-cell>
          <table:table-cell table:style-name="ce12" table:formula="of:=([.I488]+[.K488])/2" office:value-type="float" office:value="0.0277349357074419" calcext:value-type="float">
            <text:p>0,028</text:p>
          </table:table-cell>
          <table:table-cell table:style-name="ce12" table:formula="of:=([.J488]+[.L488])/2" office:value-type="float" office:value="0.028512687495183" calcext:value-type="float">
            <text:p>0,029</text:p>
          </table:table-cell>
          <table:table-cell table:style-name="ce12" table:formula="of:=[.K489]" office:value-type="float" office:value="0.028512687495183" calcext:value-type="float">
            <text:p>0,029</text:p>
          </table:table-cell>
          <table:table-cell table:number-columns-repeated="8"/>
        </table:table-row>
        <table:table-row table:style-name="ro1">
          <table:table-cell table:style-name="ce3" office:value-type="float" office:value="2.44" calcext:value-type="float">
            <text:p>2,4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89]+[.D489])/2" office:value-type="float" office:value="0.00464489190849073" calcext:value-type="float">
            <text:p>0,005</text:p>
          </table:table-cell>
          <table:table-cell table:style-name="ce12" table:formula="of:=([.C489]+[.E489])/2" office:value-type="float" office:value="0.0091630832738635" calcext:value-type="float">
            <text:p>0,009</text:p>
          </table:table-cell>
          <table:table-cell table:style-name="ce12" table:formula="of:=([.D489]+[.F489])/2" office:value-type="float" office:value="0.0134313296142484" calcext:value-type="float">
            <text:p>0,013</text:p>
          </table:table-cell>
          <table:table-cell table:style-name="ce12" table:formula="of:=([.E489]+[.G489])/2" office:value-type="float" office:value="0.0173332042951458" calcext:value-type="float">
            <text:p>0,017</text:p>
          </table:table-cell>
          <table:table-cell table:style-name="ce12" table:formula="of:=([.F489]+[.H489])/2" office:value-type="float" office:value="0.0207622743477118" calcext:value-type="float">
            <text:p>0,021</text:p>
          </table:table-cell>
          <table:table-cell table:style-name="ce12" table:formula="of:=([.G489]+[.I489])/2" office:value-type="float" office:value="0.0236250036787178" calcext:value-type="float">
            <text:p>0,024</text:p>
          </table:table-cell>
          <table:table-cell table:style-name="ce12" table:formula="of:=([.H489]+[.J489])/2" office:value-type="float" office:value="0.0258433044956751" calcext:value-type="float">
            <text:p>0,026</text:p>
          </table:table-cell>
          <table:table-cell table:style-name="ce12" table:formula="of:=([.I489]+[.K489])/2" office:value-type="float" office:value="0.0273566673340407" calcext:value-type="float">
            <text:p>0,027</text:p>
          </table:table-cell>
          <table:table-cell table:style-name="ce12" table:formula="of:=([.J489]+[.L489])/2" office:value-type="float" office:value="0.0281238116013125" calcext:value-type="float">
            <text:p>0,028</text:p>
          </table:table-cell>
          <table:table-cell table:style-name="ce12" table:formula="of:=[.K490]" office:value-type="float" office:value="0.0281238116013125" calcext:value-type="float">
            <text:p>0,028</text:p>
          </table:table-cell>
          <table:table-cell table:number-columns-repeated="8"/>
        </table:table-row>
        <table:table-row table:style-name="ro1">
          <table:table-cell table:style-name="ce3" office:value-type="float" office:value="2.445" calcext:value-type="float">
            <text:p>2,4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0]+[.D490])/2" office:value-type="float" office:value="0.00458154163693175" calcext:value-type="float">
            <text:p>0,005</text:p>
          </table:table-cell>
          <table:table-cell table:style-name="ce12" table:formula="of:=([.C490]+[.E490])/2" office:value-type="float" office:value="0.00903811076136958" calcext:value-type="float">
            <text:p>0,009</text:p>
          </table:table-cell>
          <table:table-cell table:style-name="ce12" table:formula="of:=([.D490]+[.F490])/2" office:value-type="float" office:value="0.0132481437845046" calcext:value-type="float">
            <text:p>0,013</text:p>
          </table:table-cell>
          <table:table-cell table:style-name="ce12" table:formula="of:=([.E490]+[.G490])/2" office:value-type="float" office:value="0.0170968019809801" calcext:value-type="float">
            <text:p>0,017</text:p>
          </table:table-cell>
          <table:table-cell table:style-name="ce12" table:formula="of:=([.F490]+[.H490])/2" office:value-type="float" office:value="0.0204791039869318" calcext:value-type="float">
            <text:p>0,020</text:p>
          </table:table-cell>
          <table:table-cell table:style-name="ce12" table:formula="of:=([.G490]+[.I490])/2" office:value-type="float" office:value="0.0233027894216935" calcext:value-type="float">
            <text:p>0,023</text:p>
          </table:table-cell>
          <table:table-cell table:style-name="ce12" table:formula="of:=([.H490]+[.J490])/2" office:value-type="float" office:value="0.0254908355063792" calcext:value-type="float">
            <text:p>0,025</text:p>
          </table:table-cell>
          <table:table-cell table:style-name="ce12" table:formula="of:=([.I490]+[.K490])/2" office:value-type="float" office:value="0.0269835580484938" calcext:value-type="float">
            <text:p>0,027</text:p>
          </table:table-cell>
          <table:table-cell table:style-name="ce12" table:formula="of:=([.J490]+[.L490])/2" office:value-type="float" office:value="0.0277402394676766" calcext:value-type="float">
            <text:p>0,028</text:p>
          </table:table-cell>
          <table:table-cell table:style-name="ce12" table:formula="of:=[.K491]" office:value-type="float" office:value="0.0277402394676766" calcext:value-type="float">
            <text:p>0,028</text:p>
          </table:table-cell>
          <table:table-cell table:number-columns-repeated="8"/>
        </table:table-row>
        <table:table-row table:style-name="ro1">
          <table:table-cell table:style-name="ce3" office:value-type="float" office:value="2.45" calcext:value-type="float">
            <text:p>2,4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1]+[.D491])/2" office:value-type="float" office:value="0.00451905538068479" calcext:value-type="float">
            <text:p>0,005</text:p>
          </table:table-cell>
          <table:table-cell table:style-name="ce12" table:formula="of:=([.C491]+[.E491])/2" office:value-type="float" office:value="0.0089148427107182" calcext:value-type="float">
            <text:p>0,009</text:p>
          </table:table-cell>
          <table:table-cell table:style-name="ce12" table:formula="of:=([.D491]+[.F491])/2" office:value-type="float" office:value="0.0130674563711749" calcext:value-type="float">
            <text:p>0,013</text:p>
          </table:table-cell>
          <table:table-cell table:style-name="ce12" table:formula="of:=([.E491]+[.G491])/2" office:value-type="float" office:value="0.0168636238857182" calcext:value-type="float">
            <text:p>0,017</text:p>
          </table:table-cell>
          <table:table-cell table:style-name="ce12" table:formula="of:=([.F491]+[.H491])/2" office:value-type="float" office:value="0.0201997957013368" calcext:value-type="float">
            <text:p>0,020</text:p>
          </table:table-cell>
          <table:table-cell table:style-name="ce12" table:formula="of:=([.G491]+[.I491])/2" office:value-type="float" office:value="0.0229849697466555" calcext:value-type="float">
            <text:p>0,023</text:p>
          </table:table-cell>
          <table:table-cell table:style-name="ce12" table:formula="of:=([.H491]+[.J491])/2" office:value-type="float" office:value="0.0251431737350936" calcext:value-type="float">
            <text:p>0,025</text:p>
          </table:table-cell>
          <table:table-cell table:style-name="ce12" table:formula="of:=([.I491]+[.K491])/2" office:value-type="float" office:value="0.0266155374870279" calcext:value-type="float">
            <text:p>0,027</text:p>
          </table:table-cell>
          <table:table-cell table:style-name="ce12" table:formula="of:=([.J491]+[.L491])/2" office:value-type="float" office:value="0.0273618987580852" calcext:value-type="float">
            <text:p>0,027</text:p>
          </table:table-cell>
          <table:table-cell table:style-name="ce12" table:formula="of:=[.K492]" office:value-type="float" office:value="0.0273618987580852" calcext:value-type="float">
            <text:p>0,027</text:p>
          </table:table-cell>
          <table:table-cell table:number-columns-repeated="8"/>
        </table:table-row>
        <table:table-row table:style-name="ro1">
          <table:table-cell table:style-name="ce3" office:value-type="float" office:value="2.455" calcext:value-type="float">
            <text:p>2,4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2]+[.D492])/2" office:value-type="float" office:value="0.0044574213553591" calcext:value-type="float">
            <text:p>0,004</text:p>
          </table:table-cell>
          <table:table-cell table:style-name="ce12" table:formula="of:=([.C492]+[.E492])/2" office:value-type="float" office:value="0.00879325587592982" calcext:value-type="float">
            <text:p>0,009</text:p>
          </table:table-cell>
          <table:table-cell table:style-name="ce12" table:formula="of:=([.D492]+[.F492])/2" office:value-type="float" office:value="0.0128892332982182" calcext:value-type="float">
            <text:p>0,013</text:p>
          </table:table-cell>
          <table:table-cell table:style-name="ce12" table:formula="of:=([.E492]+[.G492])/2" office:value-type="float" office:value="0.0166336260362558" calcext:value-type="float">
            <text:p>0,017</text:p>
          </table:table-cell>
          <table:table-cell table:style-name="ce12" table:formula="of:=([.F492]+[.H492])/2" office:value-type="float" office:value="0.0199242968161869" calcext:value-type="float">
            <text:p>0,020</text:p>
          </table:table-cell>
          <table:table-cell table:style-name="ce12" table:formula="of:=([.G492]+[.I492])/2" office:value-type="float" office:value="0.0226714847182152" calcext:value-type="float">
            <text:p>0,023</text:p>
          </table:table-cell>
          <table:table-cell table:style-name="ce12" table:formula="of:=([.H492]+[.J492])/2" office:value-type="float" office:value="0.0248002536168417" calcext:value-type="float">
            <text:p>0,025</text:p>
          </table:table-cell>
          <table:table-cell table:style-name="ce12" table:formula="of:=([.I492]+[.K492])/2" office:value-type="float" office:value="0.0262525362465894" calcext:value-type="float">
            <text:p>0,026</text:p>
          </table:table-cell>
          <table:table-cell table:style-name="ce12" table:formula="of:=([.J492]+[.L492])/2" office:value-type="float" office:value="0.0269887181225565" calcext:value-type="float">
            <text:p>0,027</text:p>
          </table:table-cell>
          <table:table-cell table:style-name="ce12" table:formula="of:=[.K493]" office:value-type="float" office:value="0.0269887181225565" calcext:value-type="float">
            <text:p>0,027</text:p>
          </table:table-cell>
          <table:table-cell table:number-columns-repeated="8"/>
        </table:table-row>
        <table:table-row table:style-name="ro1">
          <table:table-cell table:style-name="ce3" office:value-type="float" office:value="2.46" calcext:value-type="float">
            <text:p>2,4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3]+[.D493])/2" office:value-type="float" office:value="0.00439662793796491" calcext:value-type="float">
            <text:p>0,004</text:p>
          </table:table-cell>
          <table:table-cell table:style-name="ce12" table:formula="of:=([.C493]+[.E493])/2" office:value-type="float" office:value="0.00867332732678865" calcext:value-type="float">
            <text:p>0,009</text:p>
          </table:table-cell>
          <table:table-cell table:style-name="ce12" table:formula="of:=([.D493]+[.F493])/2" office:value-type="float" office:value="0.0127134409560928" calcext:value-type="float">
            <text:p>0,013</text:p>
          </table:table-cell>
          <table:table-cell table:style-name="ce12" table:formula="of:=([.E493]+[.G493])/2" office:value-type="float" office:value="0.0164067650572025" calcext:value-type="float">
            <text:p>0,016</text:p>
          </table:table-cell>
          <table:table-cell table:style-name="ce12" table:formula="of:=([.F493]+[.H493])/2" office:value-type="float" office:value="0.0196525553772355" calcext:value-type="float">
            <text:p>0,020</text:p>
          </table:table-cell>
          <table:table-cell table:style-name="ce12" table:formula="of:=([.G493]+[.I493])/2" office:value-type="float" office:value="0.0223622752165143" calcext:value-type="float">
            <text:p>0,022</text:p>
          </table:table-cell>
          <table:table-cell table:style-name="ce12" table:formula="of:=([.H493]+[.J493])/2" office:value-type="float" office:value="0.0244620104824023" calcext:value-type="float">
            <text:p>0,024</text:p>
          </table:table-cell>
          <table:table-cell table:style-name="ce12" table:formula="of:=([.I493]+[.K493])/2" office:value-type="float" office:value="0.0258944858696991" calcext:value-type="float">
            <text:p>0,026</text:p>
          </table:table-cell>
          <table:table-cell table:style-name="ce12" table:formula="of:=([.J493]+[.L493])/2" office:value-type="float" office:value="0.026620627184573" calcext:value-type="float">
            <text:p>0,027</text:p>
          </table:table-cell>
          <table:table-cell table:style-name="ce12" table:formula="of:=[.K494]" office:value-type="float" office:value="0.026620627184573" calcext:value-type="float">
            <text:p>0,027</text:p>
          </table:table-cell>
          <table:table-cell table:number-columns-repeated="8"/>
        </table:table-row>
        <table:table-row table:style-name="ro1">
          <table:table-cell table:style-name="ce3" office:value-type="float" office:value="2.465" calcext:value-type="float">
            <text:p>2,4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4]+[.D494])/2" office:value-type="float" office:value="0.00433666366339433" calcext:value-type="float">
            <text:p>0,004</text:p>
          </table:table-cell>
          <table:table-cell table:style-name="ce12" table:formula="of:=([.C494]+[.E494])/2" office:value-type="float" office:value="0.00855503444702887" calcext:value-type="float">
            <text:p>0,009</text:p>
          </table:table-cell>
          <table:table-cell table:style-name="ce12" table:formula="of:=([.D494]+[.F494])/2" office:value-type="float" office:value="0.0125400461919956" calcext:value-type="float">
            <text:p>0,013</text:p>
          </table:table-cell>
          <table:table-cell table:style-name="ce12" table:formula="of:=([.E494]+[.G494])/2" office:value-type="float" office:value="0.0161829981666642" calcext:value-type="float">
            <text:p>0,016</text:p>
          </table:table-cell>
          <table:table-cell table:style-name="ce12" table:formula="of:=([.F494]+[.H494])/2" office:value-type="float" office:value="0.0193845201368584" calcext:value-type="float">
            <text:p>0,019</text:p>
          </table:table-cell>
          <table:table-cell table:style-name="ce12" table:formula="of:=([.G494]+[.I494])/2" office:value-type="float" office:value="0.0220572829298189" calcext:value-type="float">
            <text:p>0,022</text:p>
          </table:table-cell>
          <table:table-cell table:style-name="ce12" table:formula="of:=([.H494]+[.J494])/2" office:value-type="float" office:value="0.0241283805431067" calcext:value-type="float">
            <text:p>0,024</text:p>
          </table:table-cell>
          <table:table-cell table:style-name="ce12" table:formula="of:=([.I494]+[.K494])/2" office:value-type="float" office:value="0.0255413188334876" calcext:value-type="float">
            <text:p>0,026</text:p>
          </table:table-cell>
          <table:table-cell table:style-name="ce12" table:formula="of:=([.J494]+[.L494])/2" office:value-type="float" office:value="0.026257556527136" calcext:value-type="float">
            <text:p>0,026</text:p>
          </table:table-cell>
          <table:table-cell table:style-name="ce12" table:formula="of:=[.K495]" office:value-type="float" office:value="0.026257556527136" calcext:value-type="float">
            <text:p>0,026</text:p>
          </table:table-cell>
          <table:table-cell table:number-columns-repeated="8"/>
        </table:table-row>
        <table:table-row table:style-name="ro1">
          <table:table-cell table:style-name="ce3" office:value-type="float" office:value="2.47" calcext:value-type="float">
            <text:p>2,4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5]+[.D495])/2" office:value-type="float" office:value="0.00427751722351443" calcext:value-type="float">
            <text:p>0,004</text:p>
          </table:table-cell>
          <table:table-cell table:style-name="ce12" table:formula="of:=([.C495]+[.E495])/2" office:value-type="float" office:value="0.00843835492769496" calcext:value-type="float">
            <text:p>0,008</text:p>
          </table:table-cell>
          <table:table-cell table:style-name="ce12" table:formula="of:=([.D495]+[.F495])/2" office:value-type="float" office:value="0.0123690163068465" calcext:value-type="float">
            <text:p>0,012</text:p>
          </table:table-cell>
          <table:table-cell table:style-name="ce12" table:formula="of:=([.E495]+[.G495])/2" office:value-type="float" office:value="0.015962283164427" calcext:value-type="float">
            <text:p>0,016</text:p>
          </table:table-cell>
          <table:table-cell table:style-name="ce12" table:formula="of:=([.F495]+[.H495])/2" office:value-type="float" office:value="0.0191201405482415" calcext:value-type="float">
            <text:p>0,019</text:p>
          </table:table-cell>
          <table:table-cell table:style-name="ce12" table:formula="of:=([.G495]+[.I495])/2" office:value-type="float" office:value="0.0217564503399825" calcext:value-type="float">
            <text:p>0,022</text:p>
          </table:table-cell>
          <table:table-cell table:style-name="ce12" table:formula="of:=([.H495]+[.J495])/2" office:value-type="float" office:value="0.0237993008816533" calcext:value-type="float">
            <text:p>0,024</text:p>
          </table:table-cell>
          <table:table-cell table:style-name="ce12" table:formula="of:=([.I495]+[.K495])/2" office:value-type="float" office:value="0.0251929685351214" calcext:value-type="float">
            <text:p>0,025</text:p>
          </table:table-cell>
          <table:table-cell table:style-name="ce12" table:formula="of:=([.J495]+[.L495])/2" office:value-type="float" office:value="0.0258994376803118" calcext:value-type="float">
            <text:p>0,026</text:p>
          </table:table-cell>
          <table:table-cell table:style-name="ce12" table:formula="of:=[.K496]" office:value-type="float" office:value="0.0258994376803118" calcext:value-type="float">
            <text:p>0,026</text:p>
          </table:table-cell>
          <table:table-cell table:number-columns-repeated="8"/>
        </table:table-row>
        <table:table-row table:style-name="ro1">
          <table:table-cell table:style-name="ce3" office:value-type="float" office:value="2.475" calcext:value-type="float">
            <text:p>2,4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6]+[.D496])/2" office:value-type="float" office:value="0.00421917746384748" calcext:value-type="float">
            <text:p>0,004</text:p>
          </table:table-cell>
          <table:table-cell table:style-name="ce12" table:formula="of:=([.C496]+[.E496])/2" office:value-type="float" office:value="0.00832326676518047" calcext:value-type="float">
            <text:p>0,008</text:p>
          </table:table-cell>
          <table:table-cell table:style-name="ce12" table:formula="of:=([.D496]+[.F496])/2" office:value-type="float" office:value="0.012200319046061" calcext:value-type="float">
            <text:p>0,012</text:p>
          </table:table-cell>
          <table:table-cell table:style-name="ce12" table:formula="of:=([.E496]+[.G496])/2" office:value-type="float" office:value="0.015744578427544" calcext:value-type="float">
            <text:p>0,016</text:p>
          </table:table-cell>
          <table:table-cell table:style-name="ce12" table:formula="of:=([.F496]+[.H496])/2" office:value-type="float" office:value="0.0188593667522048" calcext:value-type="float">
            <text:p>0,019</text:p>
          </table:table-cell>
          <table:table-cell table:style-name="ce12" table:formula="of:=([.G496]+[.I496])/2" office:value-type="float" office:value="0.0214597207149474" calcext:value-type="float">
            <text:p>0,021</text:p>
          </table:table-cell>
          <table:table-cell table:style-name="ce12" table:formula="of:=([.H496]+[.J496])/2" office:value-type="float" office:value="0.023474709437552" calcext:value-type="float">
            <text:p>0,023</text:p>
          </table:table-cell>
          <table:table-cell table:style-name="ce12" table:formula="of:=([.I496]+[.K496])/2" office:value-type="float" office:value="0.0248493692809825" calcext:value-type="float">
            <text:p>0,025</text:p>
          </table:table-cell>
          <table:table-cell table:style-name="ce12" table:formula="of:=([.J496]+[.L496])/2" office:value-type="float" office:value="0.0255462031077166" calcext:value-type="float">
            <text:p>0,026</text:p>
          </table:table-cell>
          <table:table-cell table:style-name="ce12" table:formula="of:=[.K497]" office:value-type="float" office:value="0.0255462031077166" calcext:value-type="float">
            <text:p>0,026</text:p>
          </table:table-cell>
          <table:table-cell table:number-columns-repeated="8"/>
        </table:table-row>
        <table:table-row table:style-name="ro1">
          <table:table-cell table:style-name="ce3" office:value-type="float" office:value="2.48" calcext:value-type="float">
            <text:p>2,4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7]+[.D497])/2" office:value-type="float" office:value="0.00416163338259024" calcext:value-type="float">
            <text:p>0,004</text:p>
          </table:table-cell>
          <table:table-cell table:style-name="ce12" table:formula="of:=([.C497]+[.E497])/2" office:value-type="float" office:value="0.00820974825495423" calcext:value-type="float">
            <text:p>0,008</text:p>
          </table:table-cell>
          <table:table-cell table:style-name="ce12" table:formula="of:=([.D497]+[.F497])/2" office:value-type="float" office:value="0.0120339225963622" calcext:value-type="float">
            <text:p>0,012</text:p>
          </table:table-cell>
          <table:table-cell table:style-name="ce12" table:formula="of:=([.E497]+[.G497])/2" office:value-type="float" office:value="0.0155298428991329" calcext:value-type="float">
            <text:p>0,016</text:p>
          </table:table-cell>
          <table:table-cell table:style-name="ce12" table:formula="of:=([.F497]+[.H497])/2" office:value-type="float" office:value="0.0186021495712457" calcext:value-type="float">
            <text:p>0,019</text:p>
          </table:table-cell>
          <table:table-cell table:style-name="ce12" table:formula="of:=([.G497]+[.I497])/2" office:value-type="float" office:value="0.0211670380948784" calcext:value-type="float">
            <text:p>0,021</text:p>
          </table:table-cell>
          <table:table-cell table:style-name="ce12" table:formula="of:=([.H497]+[.J497])/2" office:value-type="float" office:value="0.023154544997965" calcext:value-type="float">
            <text:p>0,023</text:p>
          </table:table-cell>
          <table:table-cell table:style-name="ce12" table:formula="of:=([.I497]+[.K497])/2" office:value-type="float" office:value="0.0245104562726343" calcext:value-type="float">
            <text:p>0,025</text:p>
          </table:table-cell>
          <table:table-cell table:style-name="ce12" table:formula="of:=([.J497]+[.L497])/2" office:value-type="float" office:value="0.0251977861943496" calcext:value-type="float">
            <text:p>0,025</text:p>
          </table:table-cell>
          <table:table-cell table:style-name="ce12" table:formula="of:=[.K498]" office:value-type="float" office:value="0.0251977861943496" calcext:value-type="float">
            <text:p>0,025</text:p>
          </table:table-cell>
          <table:table-cell table:number-columns-repeated="8"/>
        </table:table-row>
        <table:table-row table:style-name="ro1">
          <table:table-cell table:style-name="ce3" office:value-type="float" office:value="2.485" calcext:value-type="float">
            <text:p>2,4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8]+[.D498])/2" office:value-type="float" office:value="0.00410487412747711" calcext:value-type="float">
            <text:p>0,004</text:p>
          </table:table-cell>
          <table:table-cell table:style-name="ce12" table:formula="of:=([.C498]+[.E498])/2" office:value-type="float" office:value="0.00809777798947624" calcext:value-type="float">
            <text:p>0,008</text:p>
          </table:table-cell>
          <table:table-cell table:style-name="ce12" table:formula="of:=([.D498]+[.F498])/2" office:value-type="float" office:value="0.0118697955770436" calcext:value-type="float">
            <text:p>0,012</text:p>
          </table:table-cell>
          <table:table-cell table:style-name="ce12" table:formula="of:=([.E498]+[.G498])/2" office:value-type="float" office:value="0.015318036083804" calcext:value-type="float">
            <text:p>0,015</text:p>
          </table:table-cell>
          <table:table-cell table:style-name="ce12" table:formula="of:=([.F498]+[.H498])/2" office:value-type="float" office:value="0.0183484404970056" calcext:value-type="float">
            <text:p>0,018</text:p>
          </table:table-cell>
          <table:table-cell table:style-name="ce12" table:formula="of:=([.G498]+[.I498])/2" office:value-type="float" office:value="0.0208783472846053" calcext:value-type="float">
            <text:p>0,021</text:p>
          </table:table-cell>
          <table:table-cell table:style-name="ce12" table:formula="of:=([.H498]+[.J498])/2" office:value-type="float" office:value="0.0228387471837563" calcext:value-type="float">
            <text:p>0,023</text:p>
          </table:table-cell>
          <table:table-cell table:style-name="ce12" table:formula="of:=([.I498]+[.K498])/2" office:value-type="float" office:value="0.0241761655961573" calcext:value-type="float">
            <text:p>0,024</text:p>
          </table:table-cell>
          <table:table-cell table:style-name="ce12" table:formula="of:=([.J498]+[.L498])/2" office:value-type="float" office:value="0.0248541212334919" calcext:value-type="float">
            <text:p>0,025</text:p>
          </table:table-cell>
          <table:table-cell table:style-name="ce12" table:formula="of:=[.K499]" office:value-type="float" office:value="0.0248541212334919" calcext:value-type="float">
            <text:p>0,025</text:p>
          </table:table-cell>
          <table:table-cell table:number-columns-repeated="8"/>
        </table:table-row>
        <table:table-row table:style-name="ro1">
          <table:table-cell table:style-name="ce3" office:value-type="float" office:value="2.49" calcext:value-type="float">
            <text:p>2,4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499]+[.D499])/2" office:value-type="float" office:value="0.00404888899473812" calcext:value-type="float">
            <text:p>0,004</text:p>
          </table:table-cell>
          <table:table-cell table:style-name="ce12" table:formula="of:=([.C499]+[.E499])/2" office:value-type="float" office:value="0.00798733485226033" calcext:value-type="float">
            <text:p>0,008</text:p>
          </table:table-cell>
          <table:table-cell table:style-name="ce12" table:formula="of:=([.D499]+[.F499])/2" office:value-type="float" office:value="0.0117079070366401" calcext:value-type="float">
            <text:p>0,012</text:p>
          </table:table-cell>
          <table:table-cell table:style-name="ce12" table:formula="of:=([.E499]+[.G499])/2" office:value-type="float" office:value="0.0151091180370246" calcext:value-type="float">
            <text:p>0,015</text:p>
          </table:table-cell>
          <table:table-cell table:style-name="ce12" table:formula="of:=([.F499]+[.H499])/2" office:value-type="float" office:value="0.0180981916842047" calcext:value-type="float">
            <text:p>0,018</text:p>
          </table:table-cell>
          <table:table-cell table:style-name="ce12" table:formula="of:=([.G499]+[.I499])/2" office:value-type="float" office:value="0.020593593840381" calcext:value-type="float">
            <text:p>0,021</text:p>
          </table:table-cell>
          <table:table-cell table:style-name="ce12" table:formula="of:=([.H499]+[.J499])/2" office:value-type="float" office:value="0.0225272564403813" calcext:value-type="float">
            <text:p>0,023</text:p>
          </table:table-cell>
          <table:table-cell table:style-name="ce12" table:formula="of:=([.I499]+[.K499])/2" office:value-type="float" office:value="0.0238464342086241" calcext:value-type="float">
            <text:p>0,024</text:p>
          </table:table-cell>
          <table:table-cell table:style-name="ce12" table:formula="of:=([.J499]+[.L499])/2" office:value-type="float" office:value="0.0245151434148246" calcext:value-type="float">
            <text:p>0,025</text:p>
          </table:table-cell>
          <table:table-cell table:style-name="ce12" table:formula="of:=[.K500]" office:value-type="float" office:value="0.0245151434148246" calcext:value-type="float">
            <text:p>0,025</text:p>
          </table:table-cell>
          <table:table-cell table:number-columns-repeated="8"/>
        </table:table-row>
        <table:table-row table:style-name="ro1">
          <table:table-cell table:style-name="ce3" office:value-type="float" office:value="2.495" calcext:value-type="float">
            <text:p>2,4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0]+[.D500])/2" office:value-type="float" office:value="0.00399366742613017" calcext:value-type="float">
            <text:p>0,004</text:p>
          </table:table-cell>
          <table:table-cell table:style-name="ce12" table:formula="of:=([.C500]+[.E500])/2" office:value-type="float" office:value="0.00787839801568912" calcext:value-type="float">
            <text:p>0,008</text:p>
          </table:table-cell>
          <table:table-cell table:style-name="ce12" table:formula="of:=([.D500]+[.F500])/2" office:value-type="float" office:value="0.0115482264446425" calcext:value-type="float">
            <text:p>0,012</text:p>
          </table:table-cell>
          <table:table-cell table:style-name="ce12" table:formula="of:=([.E500]+[.G500])/2" office:value-type="float" office:value="0.0149030493604224" calcext:value-type="float">
            <text:p>0,015</text:p>
          </table:table-cell>
          <table:table-cell table:style-name="ce12" table:formula="of:=([.F500]+[.H500])/2" office:value-type="float" office:value="0.0178513559387028" calcext:value-type="float">
            <text:p>0,018</text:p>
          </table:table-cell>
          <table:table-cell table:style-name="ce12" table:formula="of:=([.G500]+[.I500])/2" office:value-type="float" office:value="0.020312724062293" calcext:value-type="float">
            <text:p>0,020</text:p>
          </table:table-cell>
          <table:table-cell table:style-name="ce12" table:formula="of:=([.H500]+[.J500])/2" office:value-type="float" office:value="0.0222200140245025" calcext:value-type="float">
            <text:p>0,022</text:p>
          </table:table-cell>
          <table:table-cell table:style-name="ce12" table:formula="of:=([.I500]+[.K500])/2" office:value-type="float" office:value="0.023521199927603" calcext:value-type="float">
            <text:p>0,024</text:p>
          </table:table-cell>
          <table:table-cell table:style-name="ce12" table:formula="of:=([.J500]+[.L500])/2" office:value-type="float" office:value="0.0241807888117244" calcext:value-type="float">
            <text:p>0,024</text:p>
          </table:table-cell>
          <table:table-cell table:style-name="ce12" table:formula="of:=[.K501]" office:value-type="float" office:value="0.0241807888117244" calcext:value-type="float">
            <text:p>0,024</text:p>
          </table:table-cell>
          <table:table-cell table:number-columns-repeated="8"/>
        </table:table-row>
        <table:table-row table:style-name="ro1">
          <table:table-cell table:style-name="ce3" office:value-type="float" office:value="2.5" calcext:value-type="float">
            <text:p>2,5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1]+[.D501])/2" office:value-type="float" office:value="0.00393919900784456" calcext:value-type="float">
            <text:p>0,004</text:p>
          </table:table-cell>
          <table:table-cell table:style-name="ce12" table:formula="of:=([.C501]+[.E501])/2" office:value-type="float" office:value="0.00777094693538631" calcext:value-type="float">
            <text:p>0,008</text:p>
          </table:table-cell>
          <table:table-cell table:style-name="ce12" table:formula="of:=([.D501]+[.F501])/2" office:value-type="float" office:value="0.0113907236880558" calcext:value-type="float">
            <text:p>0,011</text:p>
          </table:table-cell>
          <table:table-cell table:style-name="ce12" table:formula="of:=([.E501]+[.G501])/2" office:value-type="float" office:value="0.0146997911916726" calcext:value-type="float">
            <text:p>0,015</text:p>
          </table:table-cell>
          <table:table-cell table:style-name="ce12" table:formula="of:=([.F501]+[.H501])/2" office:value-type="float" office:value="0.0176078867113577" calcext:value-type="float">
            <text:p>0,018</text:p>
          </table:table-cell>
          <table:table-cell table:style-name="ce12" table:formula="of:=([.G501]+[.I501])/2" office:value-type="float" office:value="0.0200356849816027" calcext:value-type="float">
            <text:p>0,020</text:p>
          </table:table-cell>
          <table:table-cell table:style-name="ce12" table:formula="of:=([.H501]+[.J501])/2" office:value-type="float" office:value="0.021916961994948" calcext:value-type="float">
            <text:p>0,022</text:p>
          </table:table-cell>
          <table:table-cell table:style-name="ce12" table:formula="of:=([.I501]+[.K501])/2" office:value-type="float" office:value="0.0232004014181135" calcext:value-type="float">
            <text:p>0,023</text:p>
          </table:table-cell>
          <table:table-cell table:style-name="ce12" table:formula="of:=([.J501]+[.L501])/2" office:value-type="float" office:value="0.0238509943696637" calcext:value-type="float">
            <text:p>0,024</text:p>
          </table:table-cell>
          <table:table-cell table:style-name="ce12" table:formula="of:=[.K502]" office:value-type="float" office:value="0.0238509943696637" calcext:value-type="float">
            <text:p>0,024</text:p>
          </table:table-cell>
          <table:table-cell table:number-columns-repeated="8"/>
        </table:table-row>
        <table:table-row table:style-name="ro1">
          <table:table-cell table:style-name="ce3" office:value-type="float" office:value="2.505" calcext:value-type="float">
            <text:p>2,5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2]+[.D502])/2" office:value-type="float" office:value="0.00388547346769316" calcext:value-type="float">
            <text:p>0,004</text:p>
          </table:table-cell>
          <table:table-cell table:style-name="ce12" table:formula="of:=([.C502]+[.E502])/2" office:value-type="float" office:value="0.00766496134795015" calcext:value-type="float">
            <text:p>0,008</text:p>
          </table:table-cell>
          <table:table-cell table:style-name="ce12" table:formula="of:=([.D502]+[.F502])/2" office:value-type="float" office:value="0.0112353690635295" calcext:value-type="float">
            <text:p>0,011</text:p>
          </table:table-cell>
          <table:table-cell table:style-name="ce12" table:formula="of:=([.E502]+[.G502])/2" office:value-type="float" office:value="0.0144993051997067" calcext:value-type="float">
            <text:p>0,014</text:p>
          </table:table-cell>
          <table:table-cell table:style-name="ce12" table:formula="of:=([.F502]+[.H502])/2" office:value-type="float" office:value="0.0173677380866376" calcext:value-type="float">
            <text:p>0,017</text:p>
          </table:table-cell>
          <table:table-cell table:style-name="ce12" table:formula="of:=([.G502]+[.I502])/2" office:value-type="float" office:value="0.0197624243531528" calcext:value-type="float">
            <text:p>0,020</text:p>
          </table:table-cell>
          <table:table-cell table:style-name="ce12" table:formula="of:=([.H502]+[.J502])/2" office:value-type="float" office:value="0.0216180431998581" calcext:value-type="float">
            <text:p>0,022</text:p>
          </table:table-cell>
          <table:table-cell table:style-name="ce12" table:formula="of:=([.I502]+[.K502])/2" office:value-type="float" office:value="0.0228839781823058" calcext:value-type="float">
            <text:p>0,023</text:p>
          </table:table-cell>
          <table:table-cell table:style-name="ce12" table:formula="of:=([.J502]+[.L502])/2" office:value-type="float" office:value="0.0235256978938886" calcext:value-type="float">
            <text:p>0,024</text:p>
          </table:table-cell>
          <table:table-cell table:style-name="ce12" table:formula="of:=[.K503]" office:value-type="float" office:value="0.0235256978938886" calcext:value-type="float">
            <text:p>0,024</text:p>
          </table:table-cell>
          <table:table-cell table:number-columns-repeated="8"/>
        </table:table-row>
        <table:table-row table:style-name="ro1">
          <table:table-cell table:style-name="ce3" office:value-type="float" office:value="2.51" calcext:value-type="float">
            <text:p>2,5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3]+[.D503])/2" office:value-type="float" office:value="0.00383248067397508" calcext:value-type="float">
            <text:p>0,004</text:p>
          </table:table-cell>
          <table:table-cell table:style-name="ce12" table:formula="of:=([.C503]+[.E503])/2" office:value-type="float" office:value="0.00756042126561131" calcext:value-type="float">
            <text:p>0,008</text:p>
          </table:table-cell>
          <table:table-cell table:style-name="ce12" table:formula="of:=([.D503]+[.F503])/2" office:value-type="float" office:value="0.0110821332738284" calcext:value-type="float">
            <text:p>0,011</text:p>
          </table:table-cell>
          <table:table-cell table:style-name="ce12" table:formula="of:=([.E503]+[.G503])/2" office:value-type="float" office:value="0.0143015535750836" calcext:value-type="float">
            <text:p>0,014</text:p>
          </table:table-cell>
          <table:table-cell table:style-name="ce12" table:formula="of:=([.F503]+[.H503])/2" office:value-type="float" office:value="0.0171308647764298" calcext:value-type="float">
            <text:p>0,017</text:p>
          </table:table-cell>
          <table:table-cell table:style-name="ce12" table:formula="of:=([.G503]+[.I503])/2" office:value-type="float" office:value="0.0194928906432478" calcext:value-type="float">
            <text:p>0,019</text:p>
          </table:table-cell>
          <table:table-cell table:style-name="ce12" table:formula="of:=([.H503]+[.J503])/2" office:value-type="float" office:value="0.0213232012677293" calcext:value-type="float">
            <text:p>0,021</text:p>
          </table:table-cell>
          <table:table-cell table:style-name="ce12" table:formula="of:=([.I503]+[.K503])/2" office:value-type="float" office:value="0.0225718705468733" calcext:value-type="float">
            <text:p>0,023</text:p>
          </table:table-cell>
          <table:table-cell table:style-name="ce12" table:formula="of:=([.J503]+[.L503])/2" office:value-type="float" office:value="0.0232048380380972" calcext:value-type="float">
            <text:p>0,023</text:p>
          </table:table-cell>
          <table:table-cell table:style-name="ce12" table:formula="of:=[.K504]" office:value-type="float" office:value="0.0232048380380972" calcext:value-type="float">
            <text:p>0,023</text:p>
          </table:table-cell>
          <table:table-cell table:number-columns-repeated="8"/>
        </table:table-row>
        <table:table-row table:style-name="ro1">
          <table:table-cell table:style-name="ce3" office:value-type="float" office:value="2.515" calcext:value-type="float">
            <text:p>2,5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4]+[.D504])/2" office:value-type="float" office:value="0.00378021063280566" calcext:value-type="float">
            <text:p>0,004</text:p>
          </table:table-cell>
          <table:table-cell table:style-name="ce12" table:formula="of:=([.C504]+[.E504])/2" office:value-type="float" office:value="0.00745730697390176" calcext:value-type="float">
            <text:p>0,007</text:p>
          </table:table-cell>
          <table:table-cell table:style-name="ce12" table:formula="of:=([.D504]+[.F504])/2" office:value-type="float" office:value="0.0109309874203474" calcext:value-type="float">
            <text:p>0,011</text:p>
          </table:table-cell>
          <table:table-cell table:style-name="ce12" table:formula="of:=([.E504]+[.G504])/2" office:value-type="float" office:value="0.0141064990251291" calcext:value-type="float">
            <text:p>0,014</text:p>
          </table:table-cell>
          <table:table-cell table:style-name="ce12" table:formula="of:=([.F504]+[.H504])/2" office:value-type="float" office:value="0.0168972221091657" calcext:value-type="float">
            <text:p>0,017</text:p>
          </table:table-cell>
          <table:table-cell table:style-name="ce12" table:formula="of:=([.G504]+[.I504])/2" office:value-type="float" office:value="0.0192270330220795" calcext:value-type="float">
            <text:p>0,019</text:p>
          </table:table-cell>
          <table:table-cell table:style-name="ce12" table:formula="of:=([.H504]+[.J504])/2" office:value-type="float" office:value="0.0210323805950606" calcext:value-type="float">
            <text:p>0,021</text:p>
          </table:table-cell>
          <table:table-cell table:style-name="ce12" table:formula="of:=([.I504]+[.K504])/2" office:value-type="float" office:value="0.0222640196529132" calcext:value-type="float">
            <text:p>0,022</text:p>
          </table:table-cell>
          <table:table-cell table:style-name="ce12" table:formula="of:=([.J504]+[.L504])/2" office:value-type="float" office:value="0.0228883542924852" calcext:value-type="float">
            <text:p>0,023</text:p>
          </table:table-cell>
          <table:table-cell table:style-name="ce12" table:formula="of:=[.K505]" office:value-type="float" office:value="0.0228883542924852" calcext:value-type="float">
            <text:p>0,023</text:p>
          </table:table-cell>
          <table:table-cell table:number-columns-repeated="8"/>
        </table:table-row>
        <table:table-row table:style-name="ro1">
          <table:table-cell table:style-name="ce3" office:value-type="float" office:value="2.52" calcext:value-type="float">
            <text:p>2,5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5]+[.D505])/2" office:value-type="float" office:value="0.00372865348695088" calcext:value-type="float">
            <text:p>0,004</text:p>
          </table:table-cell>
          <table:table-cell table:style-name="ce12" table:formula="of:=([.C505]+[.E505])/2" office:value-type="float" office:value="0.00735559902657654" calcext:value-type="float">
            <text:p>0,007</text:p>
          </table:table-cell>
          <table:table-cell table:style-name="ce12" table:formula="of:=([.D505]+[.F505])/2" office:value-type="float" office:value="0.0107819029995154" calcext:value-type="float">
            <text:p>0,011</text:p>
          </table:table-cell>
          <table:table-cell table:style-name="ce12" table:formula="of:=([.E505]+[.G505])/2" office:value-type="float" office:value="0.0139141047647566" calcext:value-type="float">
            <text:p>0,014</text:p>
          </table:table-cell>
          <table:table-cell table:style-name="ce12" table:formula="of:=([.F505]+[.H505])/2" office:value-type="float" office:value="0.0166667660236043" calcext:value-type="float">
            <text:p>0,017</text:p>
          </table:table-cell>
          <table:table-cell table:style-name="ce12" table:formula="of:=([.G505]+[.I505])/2" office:value-type="float" office:value="0.0189648013521131" calcext:value-type="float">
            <text:p>0,019</text:p>
          </table:table-cell>
          <table:table-cell table:style-name="ce12" table:formula="of:=([.H505]+[.J505])/2" office:value-type="float" office:value="0.0207455263374964" calcext:value-type="float">
            <text:p>0,021</text:p>
          </table:table-cell>
          <table:table-cell table:style-name="ce12" table:formula="of:=([.I505]+[.K505])/2" office:value-type="float" office:value="0.0219603674437729" calcext:value-type="float">
            <text:p>0,022</text:p>
          </table:table-cell>
          <table:table-cell table:style-name="ce12" table:formula="of:=([.J505]+[.L505])/2" office:value-type="float" office:value="0.0225761869726992" calcext:value-type="float">
            <text:p>0,023</text:p>
          </table:table-cell>
          <table:table-cell table:style-name="ce12" table:formula="of:=[.K506]" office:value-type="float" office:value="0.0225761869726992" calcext:value-type="float">
            <text:p>0,023</text:p>
          </table:table-cell>
          <table:table-cell table:number-columns-repeated="8"/>
        </table:table-row>
        <table:table-row table:style-name="ro1">
          <table:table-cell table:style-name="ce3" office:value-type="float" office:value="2.525" calcext:value-type="float">
            <text:p>2,5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6]+[.D506])/2" office:value-type="float" office:value="0.00367779951328827" calcext:value-type="float">
            <text:p>0,004</text:p>
          </table:table-cell>
          <table:table-cell table:style-name="ce12" table:formula="of:=([.C506]+[.E506])/2" office:value-type="float" office:value="0.00725527824323315" calcext:value-type="float">
            <text:p>0,007</text:p>
          </table:table-cell>
          <table:table-cell table:style-name="ce12" table:formula="of:=([.D506]+[.F506])/2" office:value-type="float" office:value="0.0106348518956666" calcext:value-type="float">
            <text:p>0,011</text:p>
          </table:table-cell>
          <table:table-cell table:style-name="ce12" table:formula="of:=([.E506]+[.G506])/2" office:value-type="float" office:value="0.0137243345115599" calcext:value-type="float">
            <text:p>0,014</text:p>
          </table:table-cell>
          <table:table-cell table:style-name="ce12" table:formula="of:=([.F506]+[.H506])/2" office:value-type="float" office:value="0.0164394530584348" calcext:value-type="float">
            <text:p>0,016</text:p>
          </table:table-cell>
          <table:table-cell table:style-name="ce12" table:formula="of:=([.G506]+[.I506])/2" office:value-type="float" office:value="0.0187061461805504" calcext:value-type="float">
            <text:p>0,019</text:p>
          </table:table-cell>
          <table:table-cell table:style-name="ce12" table:formula="of:=([.H506]+[.J506])/2" office:value-type="float" office:value="0.020462584397943" calcext:value-type="float">
            <text:p>0,020</text:p>
          </table:table-cell>
          <table:table-cell table:style-name="ce12" table:formula="of:=([.I506]+[.K506])/2" office:value-type="float" office:value="0.0216608566550978" calcext:value-type="float">
            <text:p>0,022</text:p>
          </table:table-cell>
          <table:table-cell table:style-name="ce12" table:formula="of:=([.J506]+[.L506])/2" office:value-type="float" office:value="0.0222682772082361" calcext:value-type="float">
            <text:p>0,022</text:p>
          </table:table-cell>
          <table:table-cell table:style-name="ce12" table:formula="of:=[.K507]" office:value-type="float" office:value="0.0222682772082361" calcext:value-type="float">
            <text:p>0,022</text:p>
          </table:table-cell>
          <table:table-cell table:number-columns-repeated="8"/>
        </table:table-row>
        <table:table-row table:style-name="ro1">
          <table:table-cell table:style-name="ce3" office:value-type="float" office:value="2.53" calcext:value-type="float">
            <text:p>2,5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7]+[.D507])/2" office:value-type="float" office:value="0.00362763912161658" calcext:value-type="float">
            <text:p>0,004</text:p>
          </table:table-cell>
          <table:table-cell table:style-name="ce12" table:formula="of:=([.C507]+[.E507])/2" office:value-type="float" office:value="0.00715632570447741" calcext:value-type="float">
            <text:p>0,007</text:p>
          </table:table-cell>
          <table:table-cell table:style-name="ce12" table:formula="of:=([.D507]+[.F507])/2" office:value-type="float" office:value="0.0104898063773965" calcext:value-type="float">
            <text:p>0,010</text:p>
          </table:table-cell>
          <table:table-cell table:style-name="ce12" table:formula="of:=([.E507]+[.G507])/2" office:value-type="float" office:value="0.0135371524770507" calcext:value-type="float">
            <text:p>0,014</text:p>
          </table:table-cell>
          <table:table-cell table:style-name="ce12" table:formula="of:=([.F507]+[.H507])/2" office:value-type="float" office:value="0.0162152403460551" calcext:value-type="float">
            <text:p>0,016</text:p>
          </table:table-cell>
          <table:table-cell table:style-name="ce12" table:formula="of:=([.G507]+[.I507])/2" office:value-type="float" office:value="0.0184510187281889" calcext:value-type="float">
            <text:p>0,018</text:p>
          </table:table-cell>
          <table:table-cell table:style-name="ce12" table:formula="of:=([.H507]+[.J507])/2" office:value-type="float" office:value="0.0201835014178241" calcext:value-type="float">
            <text:p>0,020</text:p>
          </table:table-cell>
          <table:table-cell table:style-name="ce12" table:formula="of:=([.I507]+[.K507])/2" office:value-type="float" office:value="0.0213654308030896" calcext:value-type="float">
            <text:p>0,021</text:p>
          </table:table-cell>
          <table:table-cell table:style-name="ce12" table:formula="of:=([.J507]+[.L507])/2" office:value-type="float" office:value="0.021964566931667" calcext:value-type="float">
            <text:p>0,022</text:p>
          </table:table-cell>
          <table:table-cell table:style-name="ce12" table:formula="of:=[.K508]" office:value-type="float" office:value="0.021964566931667" calcext:value-type="float">
            <text:p>0,022</text:p>
          </table:table-cell>
          <table:table-cell table:number-columns-repeated="8"/>
        </table:table-row>
        <table:table-row table:style-name="ro1">
          <table:table-cell table:style-name="ce3" office:value-type="float" office:value="2.535" calcext:value-type="float">
            <text:p>2,5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8]+[.D508])/2" office:value-type="float" office:value="0.00357816285223871" calcext:value-type="float">
            <text:p>0,004</text:p>
          </table:table-cell>
          <table:table-cell table:style-name="ce12" table:formula="of:=([.C508]+[.E508])/2" office:value-type="float" office:value="0.00705872274950655" calcext:value-type="float">
            <text:p>0,007</text:p>
          </table:table-cell>
          <table:table-cell table:style-name="ce12" table:formula="of:=([.D508]+[.F508])/2" office:value-type="float" office:value="0.0103467390907641" calcext:value-type="float">
            <text:p>0,010</text:p>
          </table:table-cell>
          <table:table-cell table:style-name="ce12" table:formula="of:=([.E508]+[.G508])/2" office:value-type="float" office:value="0.0133525233617258" calcext:value-type="float">
            <text:p>0,013</text:p>
          </table:table-cell>
          <table:table-cell table:style-name="ce12" table:formula="of:=([.F508]+[.H508])/2" office:value-type="float" office:value="0.0159940856026198" calcext:value-type="float">
            <text:p>0,016</text:p>
          </table:table-cell>
          <table:table-cell table:style-name="ce12" table:formula="of:=([.G508]+[.I508])/2" office:value-type="float" office:value="0.0181993708819396" calcext:value-type="float">
            <text:p>0,018</text:p>
          </table:table-cell>
          <table:table-cell table:style-name="ce12" table:formula="of:=([.H508]+[.J508])/2" office:value-type="float" office:value="0.0199082247656392" calcext:value-type="float">
            <text:p>0,020</text:p>
          </table:table-cell>
          <table:table-cell table:style-name="ce12" table:formula="of:=([.I508]+[.K508])/2" office:value-type="float" office:value="0.0210740341747455" calcext:value-type="float">
            <text:p>0,021</text:p>
          </table:table-cell>
          <table:table-cell table:style-name="ce12" table:formula="of:=([.J508]+[.L508])/2" office:value-type="float" office:value="0.0216649988673783" calcext:value-type="float">
            <text:p>0,022</text:p>
          </table:table-cell>
          <table:table-cell table:style-name="ce12" table:formula="of:=[.K509]" office:value-type="float" office:value="0.0216649988673783" calcext:value-type="float">
            <text:p>0,022</text:p>
          </table:table-cell>
          <table:table-cell table:number-columns-repeated="8"/>
        </table:table-row>
        <table:table-row table:style-name="ro1">
          <table:table-cell table:style-name="ce3" office:value-type="float" office:value="2.54" calcext:value-type="float">
            <text:p>2,5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09]+[.D509])/2" office:value-type="float" office:value="0.00352936137475327" calcext:value-type="float">
            <text:p>0,004</text:p>
          </table:table-cell>
          <table:table-cell table:style-name="ce12" table:formula="of:=([.C509]+[.E509])/2" office:value-type="float" office:value="0.00696245097150138" calcext:value-type="float">
            <text:p>0,007</text:p>
          </table:table-cell>
          <table:table-cell table:style-name="ce12" table:formula="of:=([.D509]+[.F509])/2" office:value-type="float" office:value="0.0102056230556162" calcext:value-type="float">
            <text:p>0,010</text:p>
          </table:table-cell>
          <table:table-cell table:style-name="ce12" table:formula="of:=([.E509]+[.G509])/2" office:value-type="float" office:value="0.0131704123466919" calcext:value-type="float">
            <text:p>0,013</text:p>
          </table:table-cell>
          <table:table-cell table:style-name="ce12" table:formula="of:=([.F509]+[.H509])/2" office:value-type="float" office:value="0.0157759471218327" calcext:value-type="float">
            <text:p>0,016</text:p>
          </table:table-cell>
          <table:table-cell table:style-name="ce12" table:formula="of:=([.G509]+[.I509])/2" office:value-type="float" office:value="0.0179511551841295" calcext:value-type="float">
            <text:p>0,018</text:p>
          </table:table-cell>
          <table:table-cell table:style-name="ce12" table:formula="of:=([.H509]+[.J509])/2" office:value-type="float" office:value="0.0196367025283426" calcext:value-type="float">
            <text:p>0,020</text:p>
          </table:table-cell>
          <table:table-cell table:style-name="ce12" table:formula="of:=([.I509]+[.K509])/2" office:value-type="float" office:value="0.0207866118165087" calcext:value-type="float">
            <text:p>0,021</text:p>
          </table:table-cell>
          <table:table-cell table:style-name="ce12" table:formula="of:=([.J509]+[.L509])/2" office:value-type="float" office:value="0.0213695165210619" calcext:value-type="float">
            <text:p>0,021</text:p>
          </table:table-cell>
          <table:table-cell table:style-name="ce12" table:formula="of:=[.K510]" office:value-type="float" office:value="0.0213695165210619" calcext:value-type="float">
            <text:p>0,021</text:p>
          </table:table-cell>
          <table:table-cell table:number-columns-repeated="8"/>
        </table:table-row>
        <table:table-row table:style-name="ro1">
          <table:table-cell table:style-name="ce3" office:value-type="float" office:value="2.545" calcext:value-type="float">
            <text:p>2,5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0]+[.D510])/2" office:value-type="float" office:value="0.00348122548575069" calcext:value-type="float">
            <text:p>0,003</text:p>
          </table:table-cell>
          <table:table-cell table:style-name="ce12" table:formula="of:=([.C510]+[.E510])/2" office:value-type="float" office:value="0.00686749221518473" calcext:value-type="float">
            <text:p>0,007</text:p>
          </table:table-cell>
          <table:table-cell table:style-name="ce12" table:formula="of:=([.D510]+[.F510])/2" office:value-type="float" office:value="0.0100664316590967" calcext:value-type="float">
            <text:p>0,010</text:p>
          </table:table-cell>
          <table:table-cell table:style-name="ce12" table:formula="of:=([.E510]+[.G510])/2" office:value-type="float" office:value="0.0129907850887244" calcext:value-type="float">
            <text:p>0,013</text:p>
          </table:table-cell>
          <table:table-cell table:style-name="ce12" table:formula="of:=([.F510]+[.H510])/2" office:value-type="float" office:value="0.0155607837654107" calcext:value-type="float">
            <text:p>0,016</text:p>
          </table:table-cell>
          <table:table-cell table:style-name="ce12" table:formula="of:=([.G510]+[.I510])/2" office:value-type="float" office:value="0.0177063248250876" calcext:value-type="float">
            <text:p>0,018</text:p>
          </table:table-cell>
          <table:table-cell table:style-name="ce12" table:formula="of:=([.H510]+[.J510])/2" office:value-type="float" office:value="0.0193688835003191" calcext:value-type="float">
            <text:p>0,019</text:p>
          </table:table-cell>
          <table:table-cell table:style-name="ce12" table:formula="of:=([.I510]+[.K510])/2" office:value-type="float" office:value="0.0205031095247022" calcext:value-type="float">
            <text:p>0,021</text:p>
          </table:table-cell>
          <table:table-cell table:style-name="ce12" table:formula="of:=([.J510]+[.L510])/2" office:value-type="float" office:value="0.0210780641687853" calcext:value-type="float">
            <text:p>0,021</text:p>
          </table:table-cell>
          <table:table-cell table:style-name="ce12" table:formula="of:=[.K511]" office:value-type="float" office:value="0.0210780641687853" calcext:value-type="float">
            <text:p>0,021</text:p>
          </table:table-cell>
          <table:table-cell table:number-columns-repeated="8"/>
        </table:table-row>
        <table:table-row table:style-name="ro1">
          <table:table-cell table:style-name="ce3" office:value-type="float" office:value="2.55" calcext:value-type="float">
            <text:p>2,5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1]+[.D511])/2" office:value-type="float" office:value="0.00343374610759236" calcext:value-type="float">
            <text:p>0,003</text:p>
          </table:table-cell>
          <table:table-cell table:style-name="ce12" table:formula="of:=([.C511]+[.E511])/2" office:value-type="float" office:value="0.00677382857242368" calcext:value-type="float">
            <text:p>0,007</text:p>
          </table:table-cell>
          <table:table-cell table:style-name="ce12" table:formula="of:=([.D511]+[.F511])/2" office:value-type="float" office:value="0.00992913865195459" calcext:value-type="float">
            <text:p>0,010</text:p>
          </table:table-cell>
          <table:table-cell table:style-name="ce12" table:formula="of:=([.E511]+[.G511])/2" office:value-type="float" office:value="0.0128136077122537" calcext:value-type="float">
            <text:p>0,013</text:p>
          </table:table-cell>
          <table:table-cell table:style-name="ce12" table:formula="of:=([.F511]+[.H511])/2" office:value-type="float" office:value="0.015348554956906" calcext:value-type="float">
            <text:p>0,015</text:p>
          </table:table-cell>
          <table:table-cell table:style-name="ce12" table:formula="of:=([.G511]+[.I511])/2" office:value-type="float" office:value="0.0174648336328649" calcext:value-type="float">
            <text:p>0,017</text:p>
          </table:table-cell>
          <table:table-cell table:style-name="ce12" table:formula="of:=([.H511]+[.J511])/2" office:value-type="float" office:value="0.0191047171748949" calcext:value-type="float">
            <text:p>0,019</text:p>
          </table:table-cell>
          <table:table-cell table:style-name="ce12" table:formula="of:=([.I511]+[.K511])/2" office:value-type="float" office:value="0.0202234738345522" calcext:value-type="float">
            <text:p>0,020</text:p>
          </table:table-cell>
          <table:table-cell table:style-name="ce12" table:formula="of:=([.J511]+[.L511])/2" office:value-type="float" office:value="0.0207905868467438" calcext:value-type="float">
            <text:p>0,021</text:p>
          </table:table-cell>
          <table:table-cell table:style-name="ce12" table:formula="of:=[.K512]" office:value-type="float" office:value="0.0207905868467438" calcext:value-type="float">
            <text:p>0,021</text:p>
          </table:table-cell>
          <table:table-cell table:number-columns-repeated="8"/>
        </table:table-row>
        <table:table-row table:style-name="ro1">
          <table:table-cell table:style-name="ce3" office:value-type="float" office:value="2.555" calcext:value-type="float">
            <text:p>2,5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2]+[.D512])/2" office:value-type="float" office:value="0.00338691428621184" calcext:value-type="float">
            <text:p>0,003</text:p>
          </table:table-cell>
          <table:table-cell table:style-name="ce12" table:formula="of:=([.C512]+[.E512])/2" office:value-type="float" office:value="0.00668144237977348" calcext:value-type="float">
            <text:p>0,007</text:p>
          </table:table-cell>
          <table:table-cell table:style-name="ce12" table:formula="of:=([.D512]+[.F512])/2" office:value-type="float" office:value="0.00979371814233869" calcext:value-type="float">
            <text:p>0,010</text:p>
          </table:table-cell>
          <table:table-cell table:style-name="ce12" table:formula="of:=([.E512]+[.G512])/2" office:value-type="float" office:value="0.0126388468044303" calcext:value-type="float">
            <text:p>0,013</text:p>
          </table:table-cell>
          <table:table-cell table:style-name="ce12" table:formula="of:=([.F512]+[.H512])/2" office:value-type="float" office:value="0.0151392206725593" calcext:value-type="float">
            <text:p>0,015</text:p>
          </table:table-cell>
          <table:table-cell table:style-name="ce12" table:formula="of:=([.G512]+[.I512])/2" office:value-type="float" office:value="0.0172266360659005" calcext:value-type="float">
            <text:p>0,017</text:p>
          </table:table-cell>
          <table:table-cell table:style-name="ce12" table:formula="of:=([.H512]+[.J512])/2" office:value-type="float" office:value="0.0188441537337086" calcext:value-type="float">
            <text:p>0,019</text:p>
          </table:table-cell>
          <table:table-cell table:style-name="ce12" table:formula="of:=([.I512]+[.K512])/2" office:value-type="float" office:value="0.0199476520108194" calcext:value-type="float">
            <text:p>0,020</text:p>
          </table:table-cell>
          <table:table-cell table:style-name="ce12" table:formula="of:=([.J512]+[.L512])/2" office:value-type="float" office:value="0.020507030340648" calcext:value-type="float">
            <text:p>0,021</text:p>
          </table:table-cell>
          <table:table-cell table:style-name="ce12" table:formula="of:=[.K513]" office:value-type="float" office:value="0.020507030340648" calcext:value-type="float">
            <text:p>0,021</text:p>
          </table:table-cell>
          <table:table-cell table:number-columns-repeated="8"/>
        </table:table-row>
        <table:table-row table:style-name="ro1">
          <table:table-cell table:style-name="ce3" office:value-type="float" office:value="2.56" calcext:value-type="float">
            <text:p>2,5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3]+[.D513])/2" office:value-type="float" office:value="0.00334072118988674" calcext:value-type="float">
            <text:p>0,003</text:p>
          </table:table-cell>
          <table:table-cell table:style-name="ce12" table:formula="of:=([.C513]+[.E513])/2" office:value-type="float" office:value="0.00659031621427526" calcext:value-type="float">
            <text:p>0,007</text:p>
          </table:table-cell>
          <table:table-cell table:style-name="ce12" table:formula="of:=([.D513]+[.F513])/2" office:value-type="float" office:value="0.00966014459210189" calcext:value-type="float">
            <text:p>0,010</text:p>
          </table:table-cell>
          <table:table-cell table:style-name="ce12" table:formula="of:=([.E513]+[.G513])/2" office:value-type="float" office:value="0.012466469407449" calcext:value-type="float">
            <text:p>0,012</text:p>
          </table:table-cell>
          <table:table-cell table:style-name="ce12" table:formula="of:=([.F513]+[.H513])/2" office:value-type="float" office:value="0.0149327414351654" calcext:value-type="float">
            <text:p>0,015</text:p>
          </table:table-cell>
          <table:table-cell table:style-name="ce12" table:formula="of:=([.G513]+[.I513])/2" office:value-type="float" office:value="0.0169916872031339" calcext:value-type="float">
            <text:p>0,017</text:p>
          </table:table-cell>
          <table:table-cell table:style-name="ce12" table:formula="of:=([.H513]+[.J513])/2" office:value-type="float" office:value="0.0185871440383599" calcext:value-type="float">
            <text:p>0,019</text:p>
          </table:table-cell>
          <table:table-cell table:style-name="ce12" table:formula="of:=([.I513]+[.K513])/2" office:value-type="float" office:value="0.0196755920371783" calcext:value-type="float">
            <text:p>0,020</text:p>
          </table:table-cell>
          <table:table-cell table:style-name="ce12" table:formula="of:=([.J513]+[.L513])/2" office:value-type="float" office:value="0.0202273411757337" calcext:value-type="float">
            <text:p>0,020</text:p>
          </table:table-cell>
          <table:table-cell table:style-name="ce12" table:formula="of:=[.K514]" office:value-type="float" office:value="0.0202273411757337" calcext:value-type="float">
            <text:p>0,020</text:p>
          </table:table-cell>
          <table:table-cell table:number-columns-repeated="8"/>
        </table:table-row>
        <table:table-row table:style-name="ro1">
          <table:table-cell table:style-name="ce3" office:value-type="float" office:value="2.565" calcext:value-type="float">
            <text:p>2,5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4]+[.D514])/2" office:value-type="float" office:value="0.00329515810713763" calcext:value-type="float">
            <text:p>0,003</text:p>
          </table:table-cell>
          <table:table-cell table:style-name="ce12" table:formula="of:=([.C514]+[.E514])/2" office:value-type="float" office:value="0.00650043289099432" calcext:value-type="float">
            <text:p>0,007</text:p>
          </table:table-cell>
          <table:table-cell table:style-name="ce12" table:formula="of:=([.D514]+[.F514])/2" office:value-type="float" office:value="0.00952839281086213" calcext:value-type="float">
            <text:p>0,010</text:p>
          </table:table-cell>
          <table:table-cell table:style-name="ce12" table:formula="of:=([.E514]+[.G514])/2" office:value-type="float" office:value="0.0122964430136336" calcext:value-type="float">
            <text:p>0,012</text:p>
          </table:table-cell>
          <table:table-cell table:style-name="ce12" table:formula="of:=([.F514]+[.H514])/2" office:value-type="float" office:value="0.0147290783052915" calcext:value-type="float">
            <text:p>0,015</text:p>
          </table:table-cell>
          <table:table-cell table:style-name="ce12" table:formula="of:=([.G514]+[.I514])/2" office:value-type="float" office:value="0.0167599427367627" calcext:value-type="float">
            <text:p>0,017</text:p>
          </table:table-cell>
          <table:table-cell table:style-name="ce12" table:formula="of:=([.H514]+[.J514])/2" office:value-type="float" office:value="0.0183336396201561" calcext:value-type="float">
            <text:p>0,018</text:p>
          </table:table-cell>
          <table:table-cell table:style-name="ce12" table:formula="of:=([.I514]+[.K514])/2" office:value-type="float" office:value="0.0194072426070468" calcext:value-type="float">
            <text:p>0,019</text:p>
          </table:table-cell>
          <table:table-cell table:style-name="ce12" table:formula="of:=([.J514]+[.L514])/2" office:value-type="float" office:value="0.019951466606456" calcext:value-type="float">
            <text:p>0,020</text:p>
          </table:table-cell>
          <table:table-cell table:style-name="ce12" table:formula="of:=[.K515]" office:value-type="float" office:value="0.019951466606456" calcext:value-type="float">
            <text:p>0,020</text:p>
          </table:table-cell>
          <table:table-cell table:number-columns-repeated="8"/>
        </table:table-row>
        <table:table-row table:style-name="ro1">
          <table:table-cell table:style-name="ce3" office:value-type="float" office:value="2.57" calcext:value-type="float">
            <text:p>2,5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5]+[.D515])/2" office:value-type="float" office:value="0.00325021644549716" calcext:value-type="float">
            <text:p>0,003</text:p>
          </table:table-cell>
          <table:table-cell table:style-name="ce12" table:formula="of:=([.C515]+[.E515])/2" office:value-type="float" office:value="0.00641177545899988" calcext:value-type="float">
            <text:p>0,006</text:p>
          </table:table-cell>
          <table:table-cell table:style-name="ce12" table:formula="of:=([.D515]+[.F515])/2" office:value-type="float" office:value="0.00939843795231398" calcext:value-type="float">
            <text:p>0,009</text:p>
          </table:table-cell>
          <table:table-cell table:style-name="ce12" table:formula="of:=([.E515]+[.G515])/2" office:value-type="float" office:value="0.0121287355580768" calcext:value-type="float">
            <text:p>0,012</text:p>
          </table:table-cell>
          <table:table-cell table:style-name="ce12" table:formula="of:=([.F515]+[.H515])/2" office:value-type="float" office:value="0.0145281928751982" calcext:value-type="float">
            <text:p>0,015</text:p>
          </table:table-cell>
          <table:table-cell table:style-name="ce12" table:formula="of:=([.G515]+[.I515])/2" office:value-type="float" office:value="0.0165313589627238" calcext:value-type="float">
            <text:p>0,017</text:p>
          </table:table-cell>
          <table:table-cell table:style-name="ce12" table:formula="of:=([.H515]+[.J515])/2" office:value-type="float" office:value="0.0180835926719047" calcext:value-type="float">
            <text:p>0,018</text:p>
          </table:table-cell>
          <table:table-cell table:style-name="ce12" table:formula="of:=([.I515]+[.K515])/2" office:value-type="float" office:value="0.019142553113306" calcext:value-type="float">
            <text:p>0,019</text:p>
          </table:table-cell>
          <table:table-cell table:style-name="ce12" table:formula="of:=([.J515]+[.L515])/2" office:value-type="float" office:value="0.0196793546067514" calcext:value-type="float">
            <text:p>0,020</text:p>
          </table:table-cell>
          <table:table-cell table:style-name="ce12" table:formula="of:=[.K516]" office:value-type="float" office:value="0.0196793546067514" calcext:value-type="float">
            <text:p>0,020</text:p>
          </table:table-cell>
          <table:table-cell table:number-columns-repeated="8"/>
        </table:table-row>
        <table:table-row table:style-name="ro1">
          <table:table-cell table:style-name="ce3" office:value-type="float" office:value="2.575" calcext:value-type="float">
            <text:p>2,5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6]+[.D516])/2" office:value-type="float" office:value="0.00320588772949994" calcext:value-type="float">
            <text:p>0,003</text:p>
          </table:table-cell>
          <table:table-cell table:style-name="ce12" table:formula="of:=([.C516]+[.E516])/2" office:value-type="float" office:value="0.00632432719890557" calcext:value-type="float">
            <text:p>0,006</text:p>
          </table:table-cell>
          <table:table-cell table:style-name="ce12" table:formula="of:=([.D516]+[.F516])/2" office:value-type="float" office:value="0.00927025550853834" calcext:value-type="float">
            <text:p>0,009</text:p>
          </table:table-cell>
          <table:table-cell table:style-name="ce12" table:formula="of:=([.E516]+[.G516])/2" office:value-type="float" office:value="0.0119633154137561" calcext:value-type="float">
            <text:p>0,012</text:p>
          </table:table-cell>
          <table:table-cell table:style-name="ce12" table:formula="of:=([.F516]+[.H516])/2" office:value-type="float" office:value="0.0143300472604003" calcext:value-type="float">
            <text:p>0,014</text:p>
          </table:table-cell>
          <table:table-cell table:style-name="ce12" table:formula="of:=([.G516]+[.I516])/2" office:value-type="float" office:value="0.0163058927735514" calcext:value-type="float">
            <text:p>0,016</text:p>
          </table:table-cell>
          <table:table-cell table:style-name="ce12" table:formula="of:=([.H516]+[.J516])/2" office:value-type="float" office:value="0.0178369560380149" calcext:value-type="float">
            <text:p>0,018</text:p>
          </table:table-cell>
          <table:table-cell table:style-name="ce12" table:formula="of:=([.I516]+[.K516])/2" office:value-type="float" office:value="0.0188814736393281" calcext:value-type="float">
            <text:p>0,019</text:p>
          </table:table-cell>
          <table:table-cell table:style-name="ce12" table:formula="of:=([.J516]+[.L516])/2" office:value-type="float" office:value="0.0194109538600287" calcext:value-type="float">
            <text:p>0,019</text:p>
          </table:table-cell>
          <table:table-cell table:style-name="ce12" table:formula="of:=[.K517]" office:value-type="float" office:value="0.0194109538600287" calcext:value-type="float">
            <text:p>0,019</text:p>
          </table:table-cell>
          <table:table-cell table:number-columns-repeated="8"/>
        </table:table-row>
        <table:table-row table:style-name="ro1">
          <table:table-cell table:style-name="ce3" office:value-type="float" office:value="2.58" calcext:value-type="float">
            <text:p>2,5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7]+[.D517])/2" office:value-type="float" office:value="0.00316216359945279" calcext:value-type="float">
            <text:p>0,003</text:p>
          </table:table-cell>
          <table:table-cell table:style-name="ce12" table:formula="of:=([.C517]+[.E517])/2" office:value-type="float" office:value="0.00623807161901914" calcext:value-type="float">
            <text:p>0,006</text:p>
          </table:table-cell>
          <table:table-cell table:style-name="ce12" table:formula="of:=([.D517]+[.F517])/2" office:value-type="float" office:value="0.00914382130633082" calcext:value-type="float">
            <text:p>0,009</text:p>
          </table:table-cell>
          <table:table-cell table:style-name="ce12" table:formula="of:=([.E517]+[.G517])/2" office:value-type="float" office:value="0.0118001513844693" calcext:value-type="float">
            <text:p>0,012</text:p>
          </table:table-cell>
          <table:table-cell table:style-name="ce12" table:formula="of:=([.F517]+[.H517])/2" office:value-type="float" office:value="0.0141346040936538" calcext:value-type="float">
            <text:p>0,014</text:p>
          </table:table-cell>
          <table:table-cell table:style-name="ce12" table:formula="of:=([.G517]+[.I517])/2" office:value-type="float" office:value="0.0160835016492076" calcext:value-type="float">
            <text:p>0,016</text:p>
          </table:table-cell>
          <table:table-cell table:style-name="ce12" table:formula="of:=([.H517]+[.J517])/2" office:value-type="float" office:value="0.0175936832064398" calcext:value-type="float">
            <text:p>0,018</text:p>
          </table:table-cell>
          <table:table-cell table:style-name="ce12" table:formula="of:=([.I517]+[.K517])/2" office:value-type="float" office:value="0.0186239549490218" calcext:value-type="float">
            <text:p>0,019</text:p>
          </table:table-cell>
          <table:table-cell table:style-name="ce12" table:formula="of:=([.J517]+[.L517])/2" office:value-type="float" office:value="0.0191462137496784" calcext:value-type="float">
            <text:p>0,019</text:p>
          </table:table-cell>
          <table:table-cell table:style-name="ce12" table:formula="of:=[.K518]" office:value-type="float" office:value="0.0191462137496784" calcext:value-type="float">
            <text:p>0,019</text:p>
          </table:table-cell>
          <table:table-cell table:number-columns-repeated="8"/>
        </table:table-row>
        <table:table-row table:style-name="ro1">
          <table:table-cell table:style-name="ce3" office:value-type="float" office:value="2.585" calcext:value-type="float">
            <text:p>2,5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8]+[.D518])/2" office:value-type="float" office:value="0.00311903580950957" calcext:value-type="float">
            <text:p>0,003</text:p>
          </table:table-cell>
          <table:table-cell table:style-name="ce12" table:formula="of:=([.C518]+[.E518])/2" office:value-type="float" office:value="0.0061529924528918" calcext:value-type="float">
            <text:p>0,006</text:p>
          </table:table-cell>
          <table:table-cell table:style-name="ce12" table:formula="of:=([.D518]+[.F518])/2" office:value-type="float" office:value="0.00901911150174423" calcext:value-type="float">
            <text:p>0,009</text:p>
          </table:table-cell>
          <table:table-cell table:style-name="ce12" table:formula="of:=([.E518]+[.G518])/2" office:value-type="float" office:value="0.0116392126999923" calcext:value-type="float">
            <text:p>0,012</text:p>
          </table:table-cell>
          <table:table-cell table:style-name="ce12" table:formula="of:=([.F518]+[.H518])/2" office:value-type="float" office:value="0.0139418265168385" calcext:value-type="float">
            <text:p>0,014</text:p>
          </table:table-cell>
          <table:table-cell table:style-name="ce12" table:formula="of:=([.G518]+[.I518])/2" office:value-type="float" office:value="0.0158641436500468" calcext:value-type="float">
            <text:p>0,016</text:p>
          </table:table-cell>
          <table:table-cell table:style-name="ce12" table:formula="of:=([.H518]+[.J518])/2" office:value-type="float" office:value="0.0173537282991147" calcext:value-type="float">
            <text:p>0,017</text:p>
          </table:table-cell>
          <table:table-cell table:style-name="ce12" table:formula="of:=([.I518]+[.K518])/2" office:value-type="float" office:value="0.0183699484780591" calcext:value-type="float">
            <text:p>0,018</text:p>
          </table:table-cell>
          <table:table-cell table:style-name="ce12" table:formula="of:=([.J518]+[.L518])/2" office:value-type="float" office:value="0.0188850843493501" calcext:value-type="float">
            <text:p>0,019</text:p>
          </table:table-cell>
          <table:table-cell table:style-name="ce12" table:formula="of:=[.K519]" office:value-type="float" office:value="0.0188850843493501" calcext:value-type="float">
            <text:p>0,019</text:p>
          </table:table-cell>
          <table:table-cell table:number-columns-repeated="8"/>
        </table:table-row>
        <table:table-row table:style-name="ro1">
          <table:table-cell table:style-name="ce3" office:value-type="float" office:value="2.59" calcext:value-type="float">
            <text:p>2,5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19]+[.D519])/2" office:value-type="float" office:value="0.0030764962264459" calcext:value-type="float">
            <text:p>0,003</text:p>
          </table:table-cell>
          <table:table-cell table:style-name="ce12" table:formula="of:=([.C519]+[.E519])/2" office:value-type="float" office:value="0.0060690736556269" calcext:value-type="float">
            <text:p>0,006</text:p>
          </table:table-cell>
          <table:table-cell table:style-name="ce12" table:formula="of:=([.D519]+[.F519])/2" office:value-type="float" office:value="0.00889610257644204" calcext:value-type="float">
            <text:p>0,009</text:p>
          </table:table-cell>
          <table:table-cell table:style-name="ce12" table:formula="of:=([.E519]+[.G519])/2" office:value-type="float" office:value="0.0114804690092913" calcext:value-type="float">
            <text:p>0,011</text:p>
          </table:table-cell>
          <table:table-cell table:style-name="ce12" table:formula="of:=([.F519]+[.H519])/2" office:value-type="float" office:value="0.0137516781750195" calcext:value-type="float">
            <text:p>0,014</text:p>
          </table:table-cell>
          <table:table-cell table:style-name="ce12" table:formula="of:=([.G519]+[.I519])/2" office:value-type="float" office:value="0.0156477774079766" calcext:value-type="float">
            <text:p>0,016</text:p>
          </table:table-cell>
          <table:table-cell table:style-name="ce12" table:formula="of:=([.H519]+[.J519])/2" office:value-type="float" office:value="0.0171170460640529" calcext:value-type="float">
            <text:p>0,017</text:p>
          </table:table-cell>
          <table:table-cell table:style-name="ce12" table:formula="of:=([.I519]+[.K519])/2" office:value-type="float" office:value="0.0181194063242324" calcext:value-type="float">
            <text:p>0,018</text:p>
          </table:table-cell>
          <table:table-cell table:style-name="ce12" table:formula="of:=([.J519]+[.L519])/2" office:value-type="float" office:value="0.0186275164137046" calcext:value-type="float">
            <text:p>0,019</text:p>
          </table:table-cell>
          <table:table-cell table:style-name="ce12" table:formula="of:=[.K520]" office:value-type="float" office:value="0.0186275164137046" calcext:value-type="float">
            <text:p>0,019</text:p>
          </table:table-cell>
          <table:table-cell table:number-columns-repeated="8"/>
        </table:table-row>
        <table:table-row table:style-name="ro1">
          <table:table-cell table:style-name="ce3" office:value-type="float" office:value="2.595" calcext:value-type="float">
            <text:p>2,5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0]+[.D520])/2" office:value-type="float" office:value="0.00303453682781345" calcext:value-type="float">
            <text:p>0,003</text:p>
          </table:table-cell>
          <table:table-cell table:style-name="ce12" table:formula="of:=([.C520]+[.E520])/2" office:value-type="float" office:value="0.00598629940144397" calcext:value-type="float">
            <text:p>0,006</text:p>
          </table:table-cell>
          <table:table-cell table:style-name="ce12" table:formula="of:=([.D520]+[.F520])/2" office:value-type="float" office:value="0.00877477133245912" calcext:value-type="float">
            <text:p>0,009</text:p>
          </table:table-cell>
          <table:table-cell table:style-name="ce12" table:formula="of:=([.E520]+[.G520])/2" office:value-type="float" office:value="0.0113238903757308" calcext:value-type="float">
            <text:p>0,011</text:p>
          </table:table-cell>
          <table:table-cell table:style-name="ce12" table:formula="of:=([.F520]+[.H520])/2" office:value-type="float" office:value="0.013564123208634" calcext:value-type="float">
            <text:p>0,014</text:p>
          </table:table-cell>
          <table:table-cell table:style-name="ce12" table:formula="of:=([.G520]+[.I520])/2" office:value-type="float" office:value="0.0154343621195362" calcext:value-type="float">
            <text:p>0,015</text:p>
          </table:table-cell>
          <table:table-cell table:style-name="ce12" table:formula="of:=([.H520]+[.J520])/2" office:value-type="float" office:value="0.0168835918661045" calcext:value-type="float">
            <text:p>0,017</text:p>
          </table:table-cell>
          <table:table-cell table:style-name="ce12" table:formula="of:=([.I520]+[.K520])/2" office:value-type="float" office:value="0.0178722812388787" calcext:value-type="float">
            <text:p>0,018</text:p>
          </table:table-cell>
          <table:table-cell table:style-name="ce12" table:formula="of:=([.J520]+[.L520])/2" office:value-type="float" office:value="0.0183734613689685" calcext:value-type="float">
            <text:p>0,018</text:p>
          </table:table-cell>
          <table:table-cell table:style-name="ce12" table:formula="of:=[.K521]" office:value-type="float" office:value="0.0183734613689685" calcext:value-type="float">
            <text:p>0,018</text:p>
          </table:table-cell>
          <table:table-cell table:number-columns-repeated="8"/>
        </table:table-row>
        <table:table-row table:style-name="ro1">
          <table:table-cell table:style-name="ce3" office:value-type="float" office:value="2.6" calcext:value-type="float">
            <text:p>2,6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1]+[.D521])/2" office:value-type="float" office:value="0.00299314970072199" calcext:value-type="float">
            <text:p>0,003</text:p>
          </table:table-cell>
          <table:table-cell table:style-name="ce12" table:formula="of:=([.C521]+[.E521])/2" office:value-type="float" office:value="0.00590465408013629" calcext:value-type="float">
            <text:p>0,006</text:p>
          </table:table-cell>
          <table:table-cell table:style-name="ce12" table:formula="of:=([.D521]+[.F521])/2" office:value-type="float" office:value="0.00865509488858738" calcext:value-type="float">
            <text:p>0,009</text:p>
          </table:table-cell>
          <table:table-cell table:style-name="ce12" table:formula="of:=([.E521]+[.G521])/2" office:value-type="float" office:value="0.0111694472705465" calcext:value-type="float">
            <text:p>0,011</text:p>
          </table:table-cell>
          <table:table-cell table:style-name="ce12" table:formula="of:=([.F521]+[.H521])/2" office:value-type="float" office:value="0.0133791262476335" calcext:value-type="float">
            <text:p>0,013</text:p>
          </table:table-cell>
          <table:table-cell table:style-name="ce12" table:formula="of:=([.G521]+[.I521])/2" office:value-type="float" office:value="0.0152238575373692" calcext:value-type="float">
            <text:p>0,015</text:p>
          </table:table-cell>
          <table:table-cell table:style-name="ce12" table:formula="of:=([.H521]+[.J521])/2" office:value-type="float" office:value="0.0166533216792075" calcext:value-type="float">
            <text:p>0,017</text:p>
          </table:table-cell>
          <table:table-cell table:style-name="ce12" table:formula="of:=([.I521]+[.K521])/2" office:value-type="float" office:value="0.0176285266175365" calcext:value-type="float">
            <text:p>0,018</text:p>
          </table:table-cell>
          <table:table-cell table:style-name="ce12" table:formula="of:=([.J521]+[.L521])/2" office:value-type="float" office:value="0.0181228713039236" calcext:value-type="float">
            <text:p>0,018</text:p>
          </table:table-cell>
          <table:table-cell table:style-name="ce12" table:formula="of:=[.K522]" office:value-type="float" office:value="0.0181228713039236" calcext:value-type="float">
            <text:p>0,018</text:p>
          </table:table-cell>
          <table:table-cell table:number-columns-repeated="8"/>
        </table:table-row>
        <table:table-row table:style-name="ro1">
          <table:table-cell table:style-name="ce3" office:value-type="float" office:value="2.605" calcext:value-type="float">
            <text:p>2,6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2]+[.D522])/2" office:value-type="float" office:value="0.00295232704006814" calcext:value-type="float">
            <text:p>0,003</text:p>
          </table:table-cell>
          <table:table-cell table:style-name="ce12" table:formula="of:=([.C522]+[.E522])/2" office:value-type="float" office:value="0.00582412229465468" calcext:value-type="float">
            <text:p>0,006</text:p>
          </table:table-cell>
          <table:table-cell table:style-name="ce12" table:formula="of:=([.D522]+[.F522])/2" office:value-type="float" office:value="0.00853705067534142" calcext:value-type="float">
            <text:p>0,009</text:p>
          </table:table-cell>
          <table:table-cell table:style-name="ce12" table:formula="of:=([.E522]+[.G522])/2" office:value-type="float" office:value="0.0110171105681104" calcext:value-type="float">
            <text:p>0,011</text:p>
          </table:table-cell>
          <table:table-cell table:style-name="ce12" table:formula="of:=([.F522]+[.H522])/2" office:value-type="float" office:value="0.0131966524039579" calcext:value-type="float">
            <text:p>0,013</text:p>
          </table:table-cell>
          <table:table-cell table:style-name="ce12" table:formula="of:=([.G522]+[.I522])/2" office:value-type="float" office:value="0.0150162239634205" calcext:value-type="float">
            <text:p>0,015</text:p>
          </table:table-cell>
          <table:table-cell table:style-name="ce12" table:formula="of:=([.H522]+[.J522])/2" office:value-type="float" office:value="0.0164261920774529" calcext:value-type="float">
            <text:p>0,016</text:p>
          </table:table-cell>
          <table:table-cell table:style-name="ce12" table:formula="of:=([.I522]+[.K522])/2" office:value-type="float" office:value="0.0173880964915656" calcext:value-type="float">
            <text:p>0,017</text:p>
          </table:table-cell>
          <table:table-cell table:style-name="ce12" table:formula="of:=([.J522]+[.L522])/2" office:value-type="float" office:value="0.0178756989607301" calcext:value-type="float">
            <text:p>0,018</text:p>
          </table:table-cell>
          <table:table-cell table:style-name="ce12" table:formula="of:=[.K523]" office:value-type="float" office:value="0.0178756989607301" calcext:value-type="float">
            <text:p>0,018</text:p>
          </table:table-cell>
          <table:table-cell table:number-columns-repeated="8"/>
        </table:table-row>
        <table:table-row table:style-name="ro1">
          <table:table-cell table:style-name="ce3" office:value-type="float" office:value="2.61" calcext:value-type="float">
            <text:p>2,6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3]+[.D523])/2" office:value-type="float" office:value="0.00291206114732734" calcext:value-type="float">
            <text:p>0,003</text:p>
          </table:table-cell>
          <table:table-cell table:style-name="ce12" table:formula="of:=([.C523]+[.E523])/2" office:value-type="float" office:value="0.00574468885770478" calcext:value-type="float">
            <text:p>0,006</text:p>
          </table:table-cell>
          <table:table-cell table:style-name="ce12" table:formula="of:=([.D523]+[.F523])/2" office:value-type="float" office:value="0.00842061643138256" calcext:value-type="float">
            <text:p>0,008</text:p>
          </table:table-cell>
          <table:table-cell table:style-name="ce12" table:formula="of:=([.E523]+[.G523])/2" office:value-type="float" office:value="0.0108668515396497" calcext:value-type="float">
            <text:p>0,011</text:p>
          </table:table-cell>
          <table:table-cell table:style-name="ce12" table:formula="of:=([.F523]+[.H523])/2" office:value-type="float" office:value="0.0130166672657655" calcext:value-type="float">
            <text:p>0,013</text:p>
          </table:table-cell>
          <table:table-cell table:style-name="ce12" table:formula="of:=([.G523]+[.I523])/2" office:value-type="float" office:value="0.0148114222407054" calcext:value-type="float">
            <text:p>0,015</text:p>
          </table:table-cell>
          <table:table-cell table:style-name="ce12" table:formula="of:=([.H523]+[.J523])/2" office:value-type="float" office:value="0.016202160227493" calcext:value-type="float">
            <text:p>0,016</text:p>
          </table:table-cell>
          <table:table-cell table:style-name="ce12" table:formula="of:=([.I523]+[.K523])/2" office:value-type="float" office:value="0.0171509455190915" calcext:value-type="float">
            <text:p>0,017</text:p>
          </table:table-cell>
          <table:table-cell table:style-name="ce12" table:formula="of:=([.J523]+[.L523])/2" office:value-type="float" office:value="0.0176318977261478" calcext:value-type="float">
            <text:p>0,018</text:p>
          </table:table-cell>
          <table:table-cell table:style-name="ce12" table:formula="of:=[.K524]" office:value-type="float" office:value="0.0176318977261478" calcext:value-type="float">
            <text:p>0,018</text:p>
          </table:table-cell>
          <table:table-cell table:number-columns-repeated="8"/>
        </table:table-row>
        <table:table-row table:style-name="ro1">
          <table:table-cell table:style-name="ce3" office:value-type="float" office:value="2.615" calcext:value-type="float">
            <text:p>2,6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4]+[.D524])/2" office:value-type="float" office:value="0.00287234442885239" calcext:value-type="float">
            <text:p>0,003</text:p>
          </table:table-cell>
          <table:table-cell table:style-name="ce12" table:formula="of:=([.C524]+[.E524])/2" office:value-type="float" office:value="0.00566633878935495" calcext:value-type="float">
            <text:p>0,006</text:p>
          </table:table-cell>
          <table:table-cell table:style-name="ce12" table:formula="of:=([.D524]+[.F524])/2" office:value-type="float" office:value="0.00830577019867722" calcext:value-type="float">
            <text:p>0,008</text:p>
          </table:table-cell>
          <table:table-cell table:style-name="ce12" table:formula="of:=([.E524]+[.G524])/2" office:value-type="float" office:value="0.010718641848574" calcext:value-type="float">
            <text:p>0,011</text:p>
          </table:table-cell>
          <table:table-cell table:style-name="ce12" table:formula="of:=([.F524]+[.H524])/2" office:value-type="float" office:value="0.0128391368901775" calcext:value-type="float">
            <text:p>0,013</text:p>
          </table:table-cell>
          <table:table-cell table:style-name="ce12" table:formula="of:=([.G524]+[.I524])/2" office:value-type="float" office:value="0.0146094137466292" calcext:value-type="float">
            <text:p>0,015</text:p>
          </table:table-cell>
          <table:table-cell table:style-name="ce12" table:formula="of:=([.H524]+[.J524])/2" office:value-type="float" office:value="0.0159811838798984" calcext:value-type="float">
            <text:p>0,016</text:p>
          </table:table-cell>
          <table:table-cell table:style-name="ce12" table:formula="of:=([.I524]+[.K524])/2" office:value-type="float" office:value="0.0169170289768204" calcext:value-type="float">
            <text:p>0,017</text:p>
          </table:table-cell>
          <table:table-cell table:style-name="ce12" table:formula="of:=([.J524]+[.L524])/2" office:value-type="float" office:value="0.0173914216226196" calcext:value-type="float">
            <text:p>0,017</text:p>
          </table:table-cell>
          <table:table-cell table:style-name="ce12" table:formula="of:=[.K525]" office:value-type="float" office:value="0.0173914216226196" calcext:value-type="float">
            <text:p>0,017</text:p>
          </table:table-cell>
          <table:table-cell table:number-columns-repeated="8"/>
        </table:table-row>
        <table:table-row table:style-name="ro1">
          <table:table-cell table:style-name="ce3" office:value-type="float" office:value="2.62" calcext:value-type="float">
            <text:p>2,6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5]+[.D525])/2" office:value-type="float" office:value="0.00283316939467747" calcext:value-type="float">
            <text:p>0,003</text:p>
          </table:table-cell>
          <table:table-cell table:style-name="ce12" table:formula="of:=([.C525]+[.E525])/2" office:value-type="float" office:value="0.0055890573137648" calcext:value-type="float">
            <text:p>0,006</text:p>
          </table:table-cell>
          <table:table-cell table:style-name="ce12" table:formula="of:=([.D525]+[.F525])/2" office:value-type="float" office:value="0.00819249031896448" calcext:value-type="float">
            <text:p>0,008</text:p>
          </table:table-cell>
          <table:table-cell table:style-name="ce12" table:formula="of:=([.E525]+[.G525])/2" office:value-type="float" office:value="0.0105724535444274" calcext:value-type="float">
            <text:p>0,011</text:p>
          </table:table-cell>
          <table:table-cell table:style-name="ce12" table:formula="of:=([.F525]+[.H525])/2" office:value-type="float" office:value="0.0126640277976016" calcext:value-type="float">
            <text:p>0,013</text:p>
          </table:table-cell>
          <table:table-cell table:style-name="ce12" table:formula="of:=([.G525]+[.I525])/2" office:value-type="float" office:value="0.014410160385038" calcext:value-type="float">
            <text:p>0,014</text:p>
          </table:table-cell>
          <table:table-cell table:style-name="ce12" table:formula="of:=([.H525]+[.J525])/2" office:value-type="float" office:value="0.0157632213617248" calcext:value-type="float">
            <text:p>0,016</text:p>
          </table:table-cell>
          <table:table-cell table:style-name="ce12" table:formula="of:=([.I525]+[.K525])/2" office:value-type="float" office:value="0.016686302751259" calcext:value-type="float">
            <text:p>0,017</text:p>
          </table:table-cell>
          <table:table-cell table:style-name="ce12" table:formula="of:=([.J525]+[.L525])/2" office:value-type="float" office:value="0.01715422529972" calcext:value-type="float">
            <text:p>0,017</text:p>
          </table:table-cell>
          <table:table-cell table:style-name="ce12" table:formula="of:=[.K526]" office:value-type="float" office:value="0.01715422529972" calcext:value-type="float">
            <text:p>0,017</text:p>
          </table:table-cell>
          <table:table-cell table:number-columns-repeated="8"/>
        </table:table-row>
        <table:table-row table:style-name="ro1">
          <table:table-cell table:style-name="ce3" office:value-type="float" office:value="2.625" calcext:value-type="float">
            <text:p>2,6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6]+[.D526])/2" office:value-type="float" office:value="0.0027945286568824" calcext:value-type="float">
            <text:p>0,003</text:p>
          </table:table-cell>
          <table:table-cell table:style-name="ce12" table:formula="of:=([.C526]+[.E526])/2" office:value-type="float" office:value="0.00551282985682098" calcext:value-type="float">
            <text:p>0,006</text:p>
          </table:table-cell>
          <table:table-cell table:style-name="ce12" table:formula="of:=([.D526]+[.F526])/2" office:value-type="float" office:value="0.00808075542909608" calcext:value-type="float">
            <text:p>0,008</text:p>
          </table:table-cell>
          <table:table-cell table:style-name="ce12" table:formula="of:=([.E526]+[.G526])/2" office:value-type="float" office:value="0.0104282590582831" calcext:value-type="float">
            <text:p>0,010</text:p>
          </table:table-cell>
          <table:table-cell table:style-name="ce12" table:formula="of:=([.F526]+[.H526])/2" office:value-type="float" office:value="0.0124913069647327" calcext:value-type="float">
            <text:p>0,012</text:p>
          </table:table-cell>
          <table:table-cell table:style-name="ce12" table:formula="of:=([.G526]+[.I526])/2" office:value-type="float" office:value="0.0142136245796632" calcext:value-type="float">
            <text:p>0,014</text:p>
          </table:table-cell>
          <table:table-cell table:style-name="ce12" table:formula="of:=([.H526]+[.J526])/2" office:value-type="float" office:value="0.0155482315681485" calcext:value-type="float">
            <text:p>0,016</text:p>
          </table:table-cell>
          <table:table-cell table:style-name="ce12" table:formula="of:=([.I526]+[.K526])/2" office:value-type="float" office:value="0.0164587233307224" calcext:value-type="float">
            <text:p>0,016</text:p>
          </table:table-cell>
          <table:table-cell table:style-name="ce12" table:formula="of:=([.J526]+[.L526])/2" office:value-type="float" office:value="0.0169202640254895" calcext:value-type="float">
            <text:p>0,017</text:p>
          </table:table-cell>
          <table:table-cell table:style-name="ce12" table:formula="of:=[.K527]" office:value-type="float" office:value="0.0169202640254895" calcext:value-type="float">
            <text:p>0,017</text:p>
          </table:table-cell>
          <table:table-cell table:number-columns-repeated="8"/>
        </table:table-row>
        <table:table-row table:style-name="ro1">
          <table:table-cell table:style-name="ce3" office:value-type="float" office:value="2.63" calcext:value-type="float">
            <text:p>2,6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7]+[.D527])/2" office:value-type="float" office:value="0.00275641492841049" calcext:value-type="float">
            <text:p>0,003</text:p>
          </table:table-cell>
          <table:table-cell table:style-name="ce12" table:formula="of:=([.C527]+[.E527])/2" office:value-type="float" office:value="0.00543764204298924" calcext:value-type="float">
            <text:p>0,005</text:p>
          </table:table-cell>
          <table:table-cell table:style-name="ce12" table:formula="of:=([.D527]+[.F527])/2" office:value-type="float" office:value="0.00797054445755202" calcext:value-type="float">
            <text:p>0,008</text:p>
          </table:table-cell>
          <table:table-cell table:style-name="ce12" table:formula="of:=([.E527]+[.G527])/2" office:value-type="float" office:value="0.0102860311969144" calcext:value-type="float">
            <text:p>0,010</text:p>
          </table:table-cell>
          <table:table-cell table:style-name="ce12" table:formula="of:=([.F527]+[.H527])/2" office:value-type="float" office:value="0.0123209418189731" calcext:value-type="float">
            <text:p>0,012</text:p>
          </table:table-cell>
          <table:table-cell table:style-name="ce12" table:formula="of:=([.G527]+[.I527])/2" office:value-type="float" office:value="0.0140197692664406" calcext:value-type="float">
            <text:p>0,014</text:p>
          </table:table-cell>
          <table:table-cell table:style-name="ce12" table:formula="of:=([.H527]+[.J527])/2" office:value-type="float" office:value="0.0153361739551928" calcext:value-type="float">
            <text:p>0,015</text:p>
          </table:table-cell>
          <table:table-cell table:style-name="ce12" table:formula="of:=([.I527]+[.K527])/2" office:value-type="float" office:value="0.016234247796819" calcext:value-type="float">
            <text:p>0,016</text:p>
          </table:table-cell>
          <table:table-cell table:style-name="ce12" table:formula="of:=([.J527]+[.L527])/2" office:value-type="float" office:value="0.016689493678106" calcext:value-type="float">
            <text:p>0,017</text:p>
          </table:table-cell>
          <table:table-cell table:style-name="ce12" table:formula="of:=[.K528]" office:value-type="float" office:value="0.016689493678106" calcext:value-type="float">
            <text:p>0,017</text:p>
          </table:table-cell>
          <table:table-cell table:number-columns-repeated="8"/>
        </table:table-row>
        <table:table-row table:style-name="ro1">
          <table:table-cell table:style-name="ce3" office:value-type="float" office:value="2.635" calcext:value-type="float">
            <text:p>2,6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8]+[.D528])/2" office:value-type="float" office:value="0.00271882102149462" calcext:value-type="float">
            <text:p>0,003</text:p>
          </table:table-cell>
          <table:table-cell table:style-name="ce12" table:formula="of:=([.C528]+[.E528])/2" office:value-type="float" office:value="0.00536347969298125" calcext:value-type="float">
            <text:p>0,005</text:p>
          </table:table-cell>
          <table:table-cell table:style-name="ce12" table:formula="of:=([.D528]+[.F528])/2" office:value-type="float" office:value="0.00786183661995181" calcext:value-type="float">
            <text:p>0,008</text:p>
          </table:table-cell>
          <table:table-cell table:style-name="ce12" table:formula="of:=([.E528]+[.G528])/2" office:value-type="float" office:value="0.0101457431382626" calcext:value-type="float">
            <text:p>0,010</text:p>
          </table:table-cell>
          <table:table-cell table:style-name="ce12" table:formula="of:=([.F528]+[.H528])/2" office:value-type="float" office:value="0.0121529002316775" calcext:value-type="float">
            <text:p>0,012</text:p>
          </table:table-cell>
          <table:table-cell table:style-name="ce12" table:formula="of:=([.G528]+[.I528])/2" office:value-type="float" office:value="0.013828557887083" calcext:value-type="float">
            <text:p>0,014</text:p>
          </table:table-cell>
          <table:table-cell table:style-name="ce12" table:formula="of:=([.H528]+[.J528])/2" office:value-type="float" office:value="0.0151270085316298" calcext:value-type="float">
            <text:p>0,015</text:p>
          </table:table-cell>
          <table:table-cell table:style-name="ce12" table:formula="of:=([.I528]+[.K528])/2" office:value-type="float" office:value="0.0160128338166494" calcext:value-type="float">
            <text:p>0,016</text:p>
          </table:table-cell>
          <table:table-cell table:style-name="ce12" table:formula="of:=([.J528]+[.L528])/2" office:value-type="float" office:value="0.0164618707374625" calcext:value-type="float">
            <text:p>0,016</text:p>
          </table:table-cell>
          <table:table-cell table:style-name="ce12" table:formula="of:=[.K529]" office:value-type="float" office:value="0.0164618707374625" calcext:value-type="float">
            <text:p>0,016</text:p>
          </table:table-cell>
          <table:table-cell table:number-columns-repeated="8"/>
        </table:table-row>
        <table:table-row table:style-name="ro1">
          <table:table-cell table:style-name="ce3" office:value-type="float" office:value="2.64" calcext:value-type="float">
            <text:p>2,6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29]+[.D529])/2" office:value-type="float" office:value="0.00268173984649063" calcext:value-type="float">
            <text:p>0,003</text:p>
          </table:table-cell>
          <table:table-cell table:style-name="ce12" table:formula="of:=([.C529]+[.E529])/2" office:value-type="float" office:value="0.00529032882072322" calcext:value-type="float">
            <text:p>0,005</text:p>
          </table:table-cell>
          <table:table-cell table:style-name="ce12" table:formula="of:=([.D529]+[.F529])/2" office:value-type="float" office:value="0.00775461141562191" calcext:value-type="float">
            <text:p>0,008</text:p>
          </table:table-cell>
          <table:table-cell table:style-name="ce12" table:formula="of:=([.E529]+[.G529])/2" office:value-type="float" office:value="0.0100073684258146" calcext:value-type="float">
            <text:p>0,010</text:p>
          </table:table-cell>
          <table:table-cell table:style-name="ce12" table:formula="of:=([.F529]+[.H529])/2" office:value-type="float" office:value="0.0119871505126728" calcext:value-type="float">
            <text:p>0,012</text:p>
          </table:table-cell>
          <table:table-cell table:style-name="ce12" table:formula="of:=([.G529]+[.I529])/2" office:value-type="float" office:value="0.0136399543816536" calcext:value-type="float">
            <text:p>0,014</text:p>
          </table:table-cell>
          <table:table-cell table:style-name="ce12" table:formula="of:=([.H529]+[.J529])/2" office:value-type="float" office:value="0.0149206958518662" calcext:value-type="float">
            <text:p>0,015</text:p>
          </table:table-cell>
          <table:table-cell table:style-name="ce12" table:formula="of:=([.I529]+[.K529])/2" office:value-type="float" office:value="0.0157944396345461" calcext:value-type="float">
            <text:p>0,016</text:p>
          </table:table-cell>
          <table:table-cell table:style-name="ce12" table:formula="of:=([.J529]+[.L529])/2" office:value-type="float" office:value="0.0162373522770559" calcext:value-type="float">
            <text:p>0,016</text:p>
          </table:table-cell>
          <table:table-cell table:style-name="ce12" table:formula="of:=[.K530]" office:value-type="float" office:value="0.0162373522770559" calcext:value-type="float">
            <text:p>0,016</text:p>
          </table:table-cell>
          <table:table-cell table:number-columns-repeated="8"/>
        </table:table-row>
        <table:table-row table:style-name="ro1">
          <table:table-cell table:style-name="ce3" office:value-type="float" office:value="2.645" calcext:value-type="float">
            <text:p>2,6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0]+[.D530])/2" office:value-type="float" office:value="0.00264516441036161" calcext:value-type="float">
            <text:p>0,003</text:p>
          </table:table-cell>
          <table:table-cell table:style-name="ce12" table:formula="of:=([.C530]+[.E530])/2" office:value-type="float" office:value="0.00521817563105627" calcext:value-type="float">
            <text:p>0,005</text:p>
          </table:table-cell>
          <table:table-cell table:style-name="ce12" table:formula="of:=([.D530]+[.F530])/2" office:value-type="float" office:value="0.00764884862326893" calcext:value-type="float">
            <text:p>0,008</text:p>
          </table:table-cell>
          <table:table-cell table:style-name="ce12" table:formula="of:=([.E530]+[.G530])/2" office:value-type="float" office:value="0.00987088096414735" calcext:value-type="float">
            <text:p>0,010</text:p>
          </table:table-cell>
          <table:table-cell table:style-name="ce12" table:formula="of:=([.F530]+[.H530])/2" office:value-type="float" office:value="0.0118236614037341" calcext:value-type="float">
            <text:p>0,012</text:p>
          </table:table-cell>
          <table:table-cell table:style-name="ce12" table:formula="of:=([.G530]+[.I530])/2" office:value-type="float" office:value="0.0134539231822695" calcext:value-type="float">
            <text:p>0,013</text:p>
          </table:table-cell>
          <table:table-cell table:style-name="ce12" table:formula="of:=([.H530]+[.J530])/2" office:value-type="float" office:value="0.0147171970080999" calcext:value-type="float">
            <text:p>0,015</text:p>
          </table:table-cell>
          <table:table-cell table:style-name="ce12" table:formula="of:=([.I530]+[.K530])/2" office:value-type="float" office:value="0.0155790240644611" calcext:value-type="float">
            <text:p>0,016</text:p>
          </table:table-cell>
          <table:table-cell table:style-name="ce12" table:formula="of:=([.J530]+[.L530])/2" office:value-type="float" office:value="0.016015895955801" calcext:value-type="float">
            <text:p>0,016</text:p>
          </table:table-cell>
          <table:table-cell table:style-name="ce12" table:formula="of:=[.K531]" office:value-type="float" office:value="0.016015895955801" calcext:value-type="float">
            <text:p>0,016</text:p>
          </table:table-cell>
          <table:table-cell table:number-columns-repeated="8"/>
        </table:table-row>
        <table:table-row table:style-name="ro1">
          <table:table-cell table:style-name="ce3" office:value-type="float" office:value="2.65" calcext:value-type="float">
            <text:p>2,6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1]+[.D531])/2" office:value-type="float" office:value="0.00260908781552814" calcext:value-type="float">
            <text:p>0,003</text:p>
          </table:table-cell>
          <table:table-cell table:style-name="ce12" table:formula="of:=([.C531]+[.E531])/2" office:value-type="float" office:value="0.00514700651681527" calcext:value-type="float">
            <text:p>0,005</text:p>
          </table:table-cell>
          <table:table-cell table:style-name="ce12" table:formula="of:=([.D531]+[.F531])/2" office:value-type="float" office:value="0.00754452829760181" calcext:value-type="float">
            <text:p>0,008</text:p>
          </table:table-cell>
          <table:table-cell table:style-name="ce12" table:formula="of:=([.E531]+[.G531])/2" office:value-type="float" office:value="0.00973625501350154" calcext:value-type="float">
            <text:p>0,010</text:p>
          </table:table-cell>
          <table:table-cell table:style-name="ce12" table:formula="of:=([.F531]+[.H531])/2" office:value-type="float" office:value="0.0116624020732084" calcext:value-type="float">
            <text:p>0,012</text:p>
          </table:table-cell>
          <table:table-cell table:style-name="ce12" table:formula="of:=([.G531]+[.I531])/2" office:value-type="float" office:value="0.013270429205917" calcext:value-type="float">
            <text:p>0,013</text:p>
          </table:table-cell>
          <table:table-cell table:style-name="ce12" table:formula="of:=([.H531]+[.J531])/2" office:value-type="float" office:value="0.0145164736233653" calcext:value-type="float">
            <text:p>0,015</text:p>
          </table:table-cell>
          <table:table-cell table:style-name="ce12" table:formula="of:=([.I531]+[.K531])/2" office:value-type="float" office:value="0.0153665464819505" calcext:value-type="float">
            <text:p>0,015</text:p>
          </table:table-cell>
          <table:table-cell table:style-name="ce12" table:formula="of:=([.J531]+[.L531])/2" office:value-type="float" office:value="0.0157974600101311" calcext:value-type="float">
            <text:p>0,016</text:p>
          </table:table-cell>
          <table:table-cell table:style-name="ce12" table:formula="of:=[.K532]" office:value-type="float" office:value="0.0157974600101311" calcext:value-type="float">
            <text:p>0,016</text:p>
          </table:table-cell>
          <table:table-cell table:number-columns-repeated="8"/>
        </table:table-row>
        <table:table-row table:style-name="ro1">
          <table:table-cell table:style-name="ce3" office:value-type="float" office:value="2.655" calcext:value-type="float">
            <text:p>2,6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2]+[.D532])/2" office:value-type="float" office:value="0.00257350325840763" calcext:value-type="float">
            <text:p>0,003</text:p>
          </table:table-cell>
          <table:table-cell table:style-name="ce12" table:formula="of:=([.C532]+[.E532])/2" office:value-type="float" office:value="0.00507680805656497" calcext:value-type="float">
            <text:p>0,005</text:p>
          </table:table-cell>
          <table:table-cell table:style-name="ce12" table:formula="of:=([.D532]+[.F532])/2" office:value-type="float" office:value="0.0074416307651584" calcext:value-type="float">
            <text:p>0,007</text:p>
          </table:table-cell>
          <table:table-cell table:style-name="ce12" table:formula="of:=([.E532]+[.G532])/2" office:value-type="float" office:value="0.00960346518540511" calcext:value-type="float">
            <text:p>0,010</text:p>
          </table:table-cell>
          <table:table-cell table:style-name="ce12" table:formula="of:=([.F532]+[.H532])/2" office:value-type="float" office:value="0.0115033421097093" calcext:value-type="float">
            <text:p>0,012</text:p>
          </table:table-cell>
          <table:table-cell table:style-name="ce12" table:formula="of:=([.G532]+[.I532])/2" office:value-type="float" office:value="0.0130894378482868" calcext:value-type="float">
            <text:p>0,013</text:p>
          </table:table-cell>
          <table:table-cell table:style-name="ce12" table:formula="of:=([.H532]+[.J532])/2" office:value-type="float" office:value="0.0143184878439337" calcext:value-type="float">
            <text:p>0,014</text:p>
          </table:table-cell>
          <table:table-cell table:style-name="ce12" table:formula="of:=([.I532]+[.K532])/2" office:value-type="float" office:value="0.0151569668167482" calcext:value-type="float">
            <text:p>0,015</text:p>
          </table:table-cell>
          <table:table-cell table:style-name="ce12" table:formula="of:=([.J532]+[.L532])/2" office:value-type="float" office:value="0.0155820032460408" calcext:value-type="float">
            <text:p>0,016</text:p>
          </table:table-cell>
          <table:table-cell table:style-name="ce12" table:formula="of:=[.K533]" office:value-type="float" office:value="0.0155820032460408" calcext:value-type="float">
            <text:p>0,016</text:p>
          </table:table-cell>
          <table:table-cell table:number-columns-repeated="8"/>
        </table:table-row>
        <table:table-row table:style-name="ro1">
          <table:table-cell table:style-name="ce3" office:value-type="float" office:value="2.66" calcext:value-type="float">
            <text:p>2,6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3]+[.D533])/2" office:value-type="float" office:value="0.00253840402828249" calcext:value-type="float">
            <text:p>0,003</text:p>
          </table:table-cell>
          <table:table-cell table:style-name="ce12" table:formula="of:=([.C533]+[.E533])/2" office:value-type="float" office:value="0.00500756701178302" calcext:value-type="float">
            <text:p>0,005</text:p>
          </table:table-cell>
          <table:table-cell table:style-name="ce12" table:formula="of:=([.D533]+[.F533])/2" office:value-type="float" office:value="0.00734013662098504" calcext:value-type="float">
            <text:p>0,007</text:p>
          </table:table-cell>
          <table:table-cell table:style-name="ce12" table:formula="of:=([.E533]+[.G533])/2" office:value-type="float" office:value="0.00947248643743384" calcext:value-type="float">
            <text:p>0,009</text:p>
          </table:table-cell>
          <table:table-cell table:style-name="ce12" table:formula="of:=([.F533]+[.H533])/2" office:value-type="float" office:value="0.011346451516846" calcext:value-type="float">
            <text:p>0,011</text:p>
          </table:table-cell>
          <table:table-cell table:style-name="ce12" table:formula="of:=([.G533]+[.I533])/2" office:value-type="float" office:value="0.0129109149768215" calcext:value-type="float">
            <text:p>0,013</text:p>
          </table:table-cell>
          <table:table-cell table:style-name="ce12" table:formula="of:=([.H533]+[.J533])/2" office:value-type="float" office:value="0.0141232023325175" calcext:value-type="float">
            <text:p>0,014</text:p>
          </table:table-cell>
          <table:table-cell table:style-name="ce12" table:formula="of:=([.I533]+[.K533])/2" office:value-type="float" office:value="0.0149502455449873" calcext:value-type="float">
            <text:p>0,015</text:p>
          </table:table-cell>
          <table:table-cell table:style-name="ce12" table:formula="of:=([.J533]+[.L533])/2" office:value-type="float" office:value="0.0153694850313945" calcext:value-type="float">
            <text:p>0,015</text:p>
          </table:table-cell>
          <table:table-cell table:style-name="ce12" table:formula="of:=[.K534]" office:value-type="float" office:value="0.0153694850313945" calcext:value-type="float">
            <text:p>0,015</text:p>
          </table:table-cell>
          <table:table-cell table:number-columns-repeated="8"/>
        </table:table-row>
        <table:table-row table:style-name="ro1">
          <table:table-cell table:style-name="ce3" office:value-type="float" office:value="2.665" calcext:value-type="float">
            <text:p>2,6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4]+[.D534])/2" office:value-type="float" office:value="0.00250378350589151" calcext:value-type="float">
            <text:p>0,003</text:p>
          </table:table-cell>
          <table:table-cell table:style-name="ce12" table:formula="of:=([.C534]+[.E534])/2" office:value-type="float" office:value="0.00493927032463376" calcext:value-type="float">
            <text:p>0,005</text:p>
          </table:table-cell>
          <table:table-cell table:style-name="ce12" table:formula="of:=([.D534]+[.F534])/2" office:value-type="float" office:value="0.00724002672460843" calcext:value-type="float">
            <text:p>0,007</text:p>
          </table:table-cell>
          <table:table-cell table:style-name="ce12" table:formula="of:=([.E534]+[.G534])/2" office:value-type="float" office:value="0.00934329406891551" calcext:value-type="float">
            <text:p>0,009</text:p>
          </table:table-cell>
          <table:table-cell table:style-name="ce12" table:formula="of:=([.F534]+[.H534])/2" office:value-type="float" office:value="0.0111917007071277" calcext:value-type="float">
            <text:p>0,011</text:p>
          </table:table-cell>
          <table:table-cell table:style-name="ce12" table:formula="of:=([.G534]+[.I534])/2" office:value-type="float" office:value="0.0127348269246817" calcext:value-type="float">
            <text:p>0,013</text:p>
          </table:table-cell>
          <table:table-cell table:style-name="ce12" table:formula="of:=([.H534]+[.J534])/2" office:value-type="float" office:value="0.0139305802609044" calcext:value-type="float">
            <text:p>0,014</text:p>
          </table:table-cell>
          <table:table-cell table:style-name="ce12" table:formula="of:=([.I534]+[.K534])/2" office:value-type="float" office:value="0.014746343681956" calcext:value-type="float">
            <text:p>0,015</text:p>
          </table:table-cell>
          <table:table-cell table:style-name="ce12" table:formula="of:=([.J534]+[.L534])/2" office:value-type="float" office:value="0.0151598652881909" calcext:value-type="float">
            <text:p>0,015</text:p>
          </table:table-cell>
          <table:table-cell table:style-name="ce12" table:formula="of:=[.K535]" office:value-type="float" office:value="0.0151598652881909" calcext:value-type="float">
            <text:p>0,015</text:p>
          </table:table-cell>
          <table:table-cell table:number-columns-repeated="8"/>
        </table:table-row>
        <table:table-row table:style-name="ro1">
          <table:table-cell table:style-name="ce3" office:value-type="float" office:value="2.67" calcext:value-type="float">
            <text:p>2,6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5]+[.D535])/2" office:value-type="float" office:value="0.00246963516231688" calcext:value-type="float">
            <text:p>0,002</text:p>
          </table:table-cell>
          <table:table-cell table:style-name="ce12" table:formula="of:=([.C535]+[.E535])/2" office:value-type="float" office:value="0.00487190511524997" calcext:value-type="float">
            <text:p>0,005</text:p>
          </table:table-cell>
          <table:table-cell table:style-name="ce12" table:formula="of:=([.D535]+[.F535])/2" office:value-type="float" office:value="0.00714128219677464" calcext:value-type="float">
            <text:p>0,007</text:p>
          </table:table-cell>
          <table:table-cell table:style-name="ce12" table:formula="of:=([.E535]+[.G535])/2" office:value-type="float" office:value="0.00921586371586805" calcext:value-type="float">
            <text:p>0,009</text:p>
          </table:table-cell>
          <table:table-cell table:style-name="ce12" table:formula="of:=([.F535]+[.H535])/2" office:value-type="float" office:value="0.0110390604967986" calcext:value-type="float">
            <text:p>0,011</text:p>
          </table:table-cell>
          <table:table-cell table:style-name="ce12" table:formula="of:=([.G535]+[.I535])/2" office:value-type="float" office:value="0.012561140484016" calcext:value-type="float">
            <text:p>0,013</text:p>
          </table:table-cell>
          <table:table-cell table:style-name="ce12" table:formula="of:=([.H535]+[.J535])/2" office:value-type="float" office:value="0.0137405853033189" calcext:value-type="float">
            <text:p>0,014</text:p>
          </table:table-cell>
          <table:table-cell table:style-name="ce12" table:formula="of:=([.I535]+[.K535])/2" office:value-type="float" office:value="0.0145452227745476" calcext:value-type="float">
            <text:p>0,015</text:p>
          </table:table-cell>
          <table:table-cell table:style-name="ce12" table:formula="of:=([.J535]+[.L535])/2" office:value-type="float" office:value="0.0149531044850734" calcext:value-type="float">
            <text:p>0,015</text:p>
          </table:table-cell>
          <table:table-cell table:style-name="ce12" table:formula="of:=[.K536]" office:value-type="float" office:value="0.0149531044850734" calcext:value-type="float">
            <text:p>0,015</text:p>
          </table:table-cell>
          <table:table-cell table:number-columns-repeated="8"/>
        </table:table-row>
        <table:table-row table:style-name="ro1">
          <table:table-cell table:style-name="ce3" office:value-type="float" office:value="2.675" calcext:value-type="float">
            <text:p>2,6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6]+[.D536])/2" office:value-type="float" office:value="0.00243595255762498" calcext:value-type="float">
            <text:p>0,002</text:p>
          </table:table-cell>
          <table:table-cell table:style-name="ce12" table:formula="of:=([.C536]+[.E536])/2" office:value-type="float" office:value="0.00480545867954576" calcext:value-type="float">
            <text:p>0,005</text:p>
          </table:table-cell>
          <table:table-cell table:style-name="ce12" table:formula="of:=([.D536]+[.F536])/2" office:value-type="float" office:value="0.00704388441555901" calcext:value-type="float">
            <text:p>0,007</text:p>
          </table:table-cell>
          <table:table-cell table:style-name="ce12" table:formula="of:=([.E536]+[.G536])/2" office:value-type="float" office:value="0.00909017134678663" calcext:value-type="float">
            <text:p>0,009</text:p>
          </table:table-cell>
          <table:table-cell table:style-name="ce12" table:formula="of:=([.F536]+[.H536])/2" office:value-type="float" office:value="0.010888502099942" calcext:value-type="float">
            <text:p>0,011</text:p>
          </table:table-cell>
          <table:table-cell table:style-name="ce12" table:formula="of:=([.G536]+[.I536])/2" office:value-type="float" office:value="0.0123898229000587" calcext:value-type="float">
            <text:p>0,012</text:p>
          </table:table-cell>
          <table:table-cell table:style-name="ce12" table:formula="of:=([.H536]+[.J536])/2" office:value-type="float" office:value="0.0135531816292818" calcext:value-type="float">
            <text:p>0,014</text:p>
          </table:table-cell>
          <table:table-cell table:style-name="ce12" table:formula="of:=([.I536]+[.K536])/2" office:value-type="float" office:value="0.0143468448941961" calcext:value-type="float">
            <text:p>0,014</text:p>
          </table:table-cell>
          <table:table-cell table:style-name="ce12" table:formula="of:=([.J536]+[.L536])/2" office:value-type="float" office:value="0.0147491636298105" calcext:value-type="float">
            <text:p>0,015</text:p>
          </table:table-cell>
          <table:table-cell table:style-name="ce12" table:formula="of:=[.K537]" office:value-type="float" office:value="0.0147491636298105" calcext:value-type="float">
            <text:p>0,015</text:p>
          </table:table-cell>
          <table:table-cell table:number-columns-repeated="8"/>
        </table:table-row>
        <table:table-row table:style-name="ro1">
          <table:table-cell table:style-name="ce3" office:value-type="float" office:value="2.68" calcext:value-type="float">
            <text:p>2,6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7]+[.D537])/2" office:value-type="float" office:value="0.00240272933977288" calcext:value-type="float">
            <text:p>0,002</text:p>
          </table:table-cell>
          <table:table-cell table:style-name="ce12" table:formula="of:=([.C537]+[.E537])/2" office:value-type="float" office:value="0.004739918486592" calcext:value-type="float">
            <text:p>0,005</text:p>
          </table:table-cell>
          <table:table-cell table:style-name="ce12" table:formula="of:=([.D537]+[.F537])/2" office:value-type="float" office:value="0.0069478150131662" calcext:value-type="float">
            <text:p>0,007</text:p>
          </table:table-cell>
          <table:table-cell table:style-name="ce12" table:formula="of:=([.E537]+[.G537])/2" office:value-type="float" office:value="0.00896619325775053" calcext:value-type="float">
            <text:p>0,009</text:p>
          </table:table-cell>
          <table:table-cell table:style-name="ce12" table:formula="of:=([.F537]+[.H537])/2" office:value-type="float" office:value="0.0107399971234227" calcext:value-type="float">
            <text:p>0,011</text:p>
          </table:table-cell>
          <table:table-cell table:style-name="ce12" table:formula="of:=([.G537]+[.I537])/2" office:value-type="float" office:value="0.0122208418646119" calcext:value-type="float">
            <text:p>0,012</text:p>
          </table:table-cell>
          <table:table-cell table:style-name="ce12" table:formula="of:=([.H537]+[.J537])/2" office:value-type="float" office:value="0.0133683338971274" calcext:value-type="float">
            <text:p>0,013</text:p>
          </table:table-cell>
          <table:table-cell table:style-name="ce12" table:formula="of:=([.I537]+[.K537])/2" office:value-type="float" office:value="0.0141511726295462" calcext:value-type="float">
            <text:p>0,014</text:p>
          </table:table-cell>
          <table:table-cell table:style-name="ce12" table:formula="of:=([.J537]+[.L537])/2" office:value-type="float" office:value="0.0145480042620033" calcext:value-type="float">
            <text:p>0,015</text:p>
          </table:table-cell>
          <table:table-cell table:style-name="ce12" table:formula="of:=[.K538]" office:value-type="float" office:value="0.0145480042620033" calcext:value-type="float">
            <text:p>0,015</text:p>
          </table:table-cell>
          <table:table-cell table:number-columns-repeated="8"/>
        </table:table-row>
        <table:table-row table:style-name="ro1">
          <table:table-cell table:style-name="ce3" office:value-type="float" office:value="2.685" calcext:value-type="float">
            <text:p>2,6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8]+[.D538])/2" office:value-type="float" office:value="0.002369959243296" calcext:value-type="float">
            <text:p>0,002</text:p>
          </table:table-cell>
          <table:table-cell table:style-name="ce12" table:formula="of:=([.C538]+[.E538])/2" office:value-type="float" office:value="0.00467527217646954" calcext:value-type="float">
            <text:p>0,005</text:p>
          </table:table-cell>
          <table:table-cell table:style-name="ce12" table:formula="of:=([.D538]+[.F538])/2" office:value-type="float" office:value="0.00685305587217126" calcext:value-type="float">
            <text:p>0,007</text:p>
          </table:table-cell>
          <table:table-cell table:style-name="ce12" table:formula="of:=([.E538]+[.G538])/2" office:value-type="float" office:value="0.00884390606829444" calcext:value-type="float">
            <text:p>0,009</text:p>
          </table:table-cell>
          <table:table-cell table:style-name="ce12" table:formula="of:=([.F538]+[.H538])/2" office:value-type="float" office:value="0.0105935175611812" calcext:value-type="float">
            <text:p>0,011</text:p>
          </table:table-cell>
          <table:table-cell table:style-name="ce12" table:formula="of:=([.G538]+[.I538])/2" office:value-type="float" office:value="0.0120541655102751" calcext:value-type="float">
            <text:p>0,012</text:p>
          </table:table-cell>
          <table:table-cell table:style-name="ce12" table:formula="of:=([.H538]+[.J538])/2" office:value-type="float" office:value="0.0131860072470791" calcext:value-type="float">
            <text:p>0,013</text:p>
          </table:table-cell>
          <table:table-cell table:style-name="ce12" table:formula="of:=([.I538]+[.K538])/2" office:value-type="float" office:value="0.0139581690795654" calcext:value-type="float">
            <text:p>0,014</text:p>
          </table:table-cell>
          <table:table-cell table:style-name="ce12" table:formula="of:=([.J538]+[.L538])/2" office:value-type="float" office:value="0.0143495884457748" calcext:value-type="float">
            <text:p>0,014</text:p>
          </table:table-cell>
          <table:table-cell table:style-name="ce12" table:formula="of:=[.K539]" office:value-type="float" office:value="0.0143495884457748" calcext:value-type="float">
            <text:p>0,014</text:p>
          </table:table-cell>
          <table:table-cell table:number-columns-repeated="8"/>
        </table:table-row>
        <table:table-row table:style-name="ro1">
          <table:table-cell table:style-name="ce3" office:value-type="float" office:value="2.69" calcext:value-type="float">
            <text:p>2,6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39]+[.D539])/2" office:value-type="float" office:value="0.00233763608823477" calcext:value-type="float">
            <text:p>0,002</text:p>
          </table:table-cell>
          <table:table-cell table:style-name="ce12" table:formula="of:=([.C539]+[.E539])/2" office:value-type="float" office:value="0.00461150755773363" calcext:value-type="float">
            <text:p>0,005</text:p>
          </table:table-cell>
          <table:table-cell table:style-name="ce12" table:formula="of:=([.D539]+[.F539])/2" office:value-type="float" office:value="0.00675958912238199" calcext:value-type="float">
            <text:p>0,007</text:p>
          </table:table-cell>
          <table:table-cell table:style-name="ce12" table:formula="of:=([.E539]+[.G539])/2" office:value-type="float" office:value="0.00872328671667624" calcext:value-type="float">
            <text:p>0,009</text:p>
          </table:table-cell>
          <table:table-cell table:style-name="ce12" table:formula="of:=([.F539]+[.H539])/2" office:value-type="float" office:value="0.0104490357892848" calcext:value-type="float">
            <text:p>0,010</text:p>
          </table:table-cell>
          <table:table-cell table:style-name="ce12" table:formula="of:=([.G539]+[.I539])/2" office:value-type="float" office:value="0.0118897624041301" calcext:value-type="float">
            <text:p>0,012</text:p>
          </table:table-cell>
          <table:table-cell table:style-name="ce12" table:formula="of:=([.H539]+[.J539])/2" office:value-type="float" office:value="0.0130061672949202" calcext:value-type="float">
            <text:p>0,013</text:p>
          </table:table-cell>
          <table:table-cell table:style-name="ce12" table:formula="of:=([.I539]+[.K539])/2" office:value-type="float" office:value="0.0137677978464269" calcext:value-type="float">
            <text:p>0,014</text:p>
          </table:table-cell>
          <table:table-cell table:style-name="ce12" table:formula="of:=([.J539]+[.L539])/2" office:value-type="float" office:value="0.0141538787626701" calcext:value-type="float">
            <text:p>0,014</text:p>
          </table:table-cell>
          <table:table-cell table:style-name="ce12" table:formula="of:=[.K540]" office:value-type="float" office:value="0.0141538787626701" calcext:value-type="float">
            <text:p>0,014</text:p>
          </table:table-cell>
          <table:table-cell table:number-columns-repeated="8"/>
        </table:table-row>
        <table:table-row table:style-name="ro1">
          <table:table-cell table:style-name="ce3" office:value-type="float" office:value="2.695" calcext:value-type="float">
            <text:p>2,6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0]+[.D540])/2" office:value-type="float" office:value="0.00230575377886681" calcext:value-type="float">
            <text:p>0,002</text:p>
          </table:table-cell>
          <table:table-cell table:style-name="ce12" table:formula="of:=([.C540]+[.E540])/2" office:value-type="float" office:value="0.00454861260530838" calcext:value-type="float">
            <text:p>0,005</text:p>
          </table:table-cell>
          <table:table-cell table:style-name="ce12" table:formula="of:=([.D540]+[.F540])/2" office:value-type="float" office:value="0.00666739713720494" calcext:value-type="float">
            <text:p>0,007</text:p>
          </table:table-cell>
          <table:table-cell table:style-name="ce12" table:formula="of:=([.E540]+[.G540])/2" office:value-type="float" office:value="0.00860431245583337" calcext:value-type="float">
            <text:p>0,009</text:p>
          </table:table-cell>
          <table:table-cell table:style-name="ce12" table:formula="of:=([.F540]+[.H540])/2" office:value-type="float" office:value="0.0103065245604032" calcext:value-type="float">
            <text:p>0,010</text:p>
          </table:table-cell>
          <table:table-cell table:style-name="ce12" table:formula="of:=([.G540]+[.I540])/2" office:value-type="float" office:value="0.0117276015421025" calcext:value-type="float">
            <text:p>0,012</text:p>
          </table:table-cell>
          <table:table-cell table:style-name="ce12" table:formula="of:=([.H540]+[.J540])/2" office:value-type="float" office:value="0.0128287801252785" calcext:value-type="float">
            <text:p>0,013</text:p>
          </table:table-cell>
          <table:table-cell table:style-name="ce12" table:formula="of:=([.I540]+[.K540])/2" office:value-type="float" office:value="0.0135800230287951" calcext:value-type="float">
            <text:p>0,014</text:p>
          </table:table-cell>
          <table:table-cell table:style-name="ce12" table:formula="of:=([.J540]+[.L540])/2" office:value-type="float" office:value="0.0139608383045485" calcext:value-type="float">
            <text:p>0,014</text:p>
          </table:table-cell>
          <table:table-cell table:style-name="ce12" table:formula="of:=[.K541]" office:value-type="float" office:value="0.0139608383045485" calcext:value-type="float">
            <text:p>0,014</text:p>
          </table:table-cell>
          <table:table-cell table:number-columns-repeated="8"/>
        </table:table-row>
        <table:table-row table:style-name="ro1">
          <table:table-cell table:style-name="ce3" office:value-type="float" office:value="2.7" calcext:value-type="float">
            <text:p>2,7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1]+[.D541])/2" office:value-type="float" office:value="0.00227430630265419" calcext:value-type="float">
            <text:p>0,002</text:p>
          </table:table-cell>
          <table:table-cell table:style-name="ce12" table:formula="of:=([.C541]+[.E541])/2" office:value-type="float" office:value="0.00448657545803588" calcext:value-type="float">
            <text:p>0,004</text:p>
          </table:table-cell>
          <table:table-cell table:style-name="ce12" table:formula="of:=([.D541]+[.F541])/2" office:value-type="float" office:value="0.00657646253057088" calcext:value-type="float">
            <text:p>0,007</text:p>
          </table:table-cell>
          <table:table-cell table:style-name="ce12" table:formula="of:=([.E541]+[.G541])/2" office:value-type="float" office:value="0.00848696084880406" calcext:value-type="float">
            <text:p>0,008</text:p>
          </table:table-cell>
          <table:table-cell table:style-name="ce12" table:formula="of:=([.F541]+[.H541])/2" office:value-type="float" office:value="0.0101659569989679" calcext:value-type="float">
            <text:p>0,010</text:p>
          </table:table-cell>
          <table:table-cell table:style-name="ce12" table:formula="of:=([.G541]+[.I541])/2" office:value-type="float" office:value="0.0115676523428409" calcext:value-type="float">
            <text:p>0,012</text:p>
          </table:table-cell>
          <table:table-cell table:style-name="ce12" table:formula="of:=([.H541]+[.J541])/2" office:value-type="float" office:value="0.0126538122854488" calcext:value-type="float">
            <text:p>0,013</text:p>
          </table:table-cell>
          <table:table-cell table:style-name="ce12" table:formula="of:=([.I541]+[.K541])/2" office:value-type="float" office:value="0.0133948092149135" calcext:value-type="float">
            <text:p>0,013</text:p>
          </table:table-cell>
          <table:table-cell table:style-name="ce12" table:formula="of:=([.J541]+[.L541])/2" office:value-type="float" office:value="0.0137704306666718" calcext:value-type="float">
            <text:p>0,014</text:p>
          </table:table-cell>
          <table:table-cell table:style-name="ce12" table:formula="of:=[.K542]" office:value-type="float" office:value="0.0137704306666718" calcext:value-type="float">
            <text:p>0,014</text:p>
          </table:table-cell>
          <table:table-cell table:number-columns-repeated="8"/>
        </table:table-row>
        <table:table-row table:style-name="ro1">
          <table:table-cell table:style-name="ce3" office:value-type="float" office:value="2.705" calcext:value-type="float">
            <text:p>2,7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2]+[.D542])/2" office:value-type="float" office:value="0.00224328772901794" calcext:value-type="float">
            <text:p>0,002</text:p>
          </table:table-cell>
          <table:table-cell table:style-name="ce12" table:formula="of:=([.C542]+[.E542])/2" office:value-type="float" office:value="0.00442538441661253" calcext:value-type="float">
            <text:p>0,004</text:p>
          </table:table-cell>
          <table:table-cell table:style-name="ce12" table:formula="of:=([.D542]+[.F542])/2" office:value-type="float" office:value="0.00648676815341997" calcext:value-type="float">
            <text:p>0,006</text:p>
          </table:table-cell>
          <table:table-cell table:style-name="ce12" table:formula="of:=([.E542]+[.G542])/2" office:value-type="float" office:value="0.0083712097647694" calcext:value-type="float">
            <text:p>0,008</text:p>
          </table:table-cell>
          <table:table-cell table:style-name="ce12" table:formula="of:=([.F542]+[.H542])/2" office:value-type="float" office:value="0.0100273065958225" calcext:value-type="float">
            <text:p>0,010</text:p>
          </table:table-cell>
          <table:table-cell table:style-name="ce12" table:formula="of:=([.G542]+[.I542])/2" office:value-type="float" office:value="0.0114098846422084" calcext:value-type="float">
            <text:p>0,011</text:p>
          </table:table-cell>
          <table:table-cell table:style-name="ce12" table:formula="of:=([.H542]+[.J542])/2" office:value-type="float" office:value="0.0124812307788772" calcext:value-type="float">
            <text:p>0,012</text:p>
          </table:table-cell>
          <table:table-cell table:style-name="ce12" table:formula="of:=([.I542]+[.K542])/2" office:value-type="float" office:value="0.0132121214760603" calcext:value-type="float">
            <text:p>0,013</text:p>
          </table:table-cell>
          <table:table-cell table:style-name="ce12" table:formula="of:=([.J542]+[.L542])/2" office:value-type="float" office:value="0.0135826199407927" calcext:value-type="float">
            <text:p>0,014</text:p>
          </table:table-cell>
          <table:table-cell table:style-name="ce12" table:formula="of:=[.K543]" office:value-type="float" office:value="0.0135826199407927" calcext:value-type="float">
            <text:p>0,014</text:p>
          </table:table-cell>
          <table:table-cell table:number-columns-repeated="8"/>
        </table:table-row>
        <table:table-row table:style-name="ro1">
          <table:table-cell table:style-name="ce3" office:value-type="float" office:value="2.71" calcext:value-type="float">
            <text:p>2,7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3]+[.D543])/2" office:value-type="float" office:value="0.00221269220830627" calcext:value-type="float">
            <text:p>0,002</text:p>
          </table:table-cell>
          <table:table-cell table:style-name="ce12" table:formula="of:=([.C543]+[.E543])/2" office:value-type="float" office:value="0.00436502794121895" calcext:value-type="float">
            <text:p>0,004</text:p>
          </table:table-cell>
          <table:table-cell table:style-name="ce12" table:formula="of:=([.D543]+[.F543])/2" office:value-type="float" office:value="0.00639829709069097" calcext:value-type="float">
            <text:p>0,006</text:p>
          </table:table-cell>
          <table:table-cell table:style-name="ce12" table:formula="of:=([.E543]+[.G543])/2" office:value-type="float" office:value="0.00825703737462121" calcext:value-type="float">
            <text:p>0,008</text:p>
          </table:table-cell>
          <table:table-cell table:style-name="ce12" table:formula="of:=([.F543]+[.H543])/2" office:value-type="float" office:value="0.00989054720348889" calcext:value-type="float">
            <text:p>0,010</text:p>
          </table:table-cell>
          <table:table-cell table:style-name="ce12" table:formula="of:=([.G543]+[.I543])/2" office:value-type="float" office:value="0.0112542686873498" calcext:value-type="float">
            <text:p>0,011</text:p>
          </table:table-cell>
          <table:table-cell table:style-name="ce12" table:formula="of:=([.H543]+[.J543])/2" office:value-type="float" office:value="0.0123110030591343" calcext:value-type="float">
            <text:p>0,012</text:p>
          </table:table-cell>
          <table:table-cell table:style-name="ce12" table:formula="of:=([.I543]+[.K543])/2" office:value-type="float" office:value="0.0130319253598349" calcext:value-type="float">
            <text:p>0,013</text:p>
          </table:table-cell>
          <table:table-cell table:style-name="ce12" table:formula="of:=([.J543]+[.L543])/2" office:value-type="float" office:value="0.0133973707084265" calcext:value-type="float">
            <text:p>0,013</text:p>
          </table:table-cell>
          <table:table-cell table:style-name="ce12" table:formula="of:=[.K544]" office:value-type="float" office:value="0.0133973707084265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15" calcext:value-type="float">
            <text:p>2,7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4]+[.D544])/2" office:value-type="float" office:value="0.00218251397060948" calcext:value-type="float">
            <text:p>0,002</text:p>
          </table:table-cell>
          <table:table-cell table:style-name="ce12" table:formula="of:=([.C544]+[.E544])/2" office:value-type="float" office:value="0.00430549464949862" calcext:value-type="float">
            <text:p>0,004</text:p>
          </table:table-cell>
          <table:table-cell table:style-name="ce12" table:formula="of:=([.D544]+[.F544])/2" office:value-type="float" office:value="0.00631103265792008" calcext:value-type="float">
            <text:p>0,006</text:p>
          </table:table-cell>
          <table:table-cell table:style-name="ce12" table:formula="of:=([.E544]+[.G544])/2" office:value-type="float" office:value="0.00814442214708993" calcext:value-type="float">
            <text:p>0,008</text:p>
          </table:table-cell>
          <table:table-cell table:style-name="ce12" table:formula="of:=([.F544]+[.H544])/2" office:value-type="float" office:value="0.00975565303098552" calcext:value-type="float">
            <text:p>0,010</text:p>
          </table:table-cell>
          <table:table-cell table:style-name="ce12" table:formula="of:=([.G544]+[.I544])/2" office:value-type="float" office:value="0.0111007751313116" calcext:value-type="float">
            <text:p>0,011</text:p>
          </table:table-cell>
          <table:table-cell table:style-name="ce12" table:formula="of:=([.H544]+[.J544])/2" office:value-type="float" office:value="0.0121430970235924" calcext:value-type="float">
            <text:p>0,012</text:p>
          </table:table-cell>
          <table:table-cell table:style-name="ce12" table:formula="of:=([.I544]+[.K544])/2" office:value-type="float" office:value="0.0128541868837804" calcext:value-type="float">
            <text:p>0,013</text:p>
          </table:table-cell>
          <table:table-cell table:style-name="ce12" table:formula="of:=([.J544]+[.L544])/2" office:value-type="float" office:value="0.0132146480341307" calcext:value-type="float">
            <text:p>0,013</text:p>
          </table:table-cell>
          <table:table-cell table:style-name="ce12" table:formula="of:=[.K545]" office:value-type="float" office:value="0.0132146480341307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2" calcext:value-type="float">
            <text:p>2,7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5]+[.D545])/2" office:value-type="float" office:value="0.00215274732474931" calcext:value-type="float">
            <text:p>0,002</text:p>
          </table:table-cell>
          <table:table-cell table:style-name="ce12" table:formula="of:=([.C545]+[.E545])/2" office:value-type="float" office:value="0.00424677331426478" calcext:value-type="float">
            <text:p>0,004</text:p>
          </table:table-cell>
          <table:table-cell table:style-name="ce12" table:formula="of:=([.D545]+[.F545])/2" office:value-type="float" office:value="0.00622495839829427" calcext:value-type="float">
            <text:p>0,006</text:p>
          </table:table-cell>
          <table:table-cell table:style-name="ce12" table:formula="of:=([.E545]+[.G545])/2" office:value-type="float" office:value="0.0080333428444528" calcext:value-type="float">
            <text:p>0,008</text:p>
          </table:table-cell>
          <table:table-cell table:style-name="ce12" table:formula="of:=([.F545]+[.H545])/2" office:value-type="float" office:value="0.00962259863920077" calcext:value-type="float">
            <text:p>0,010</text:p>
          </table:table-cell>
          <table:table-cell table:style-name="ce12" table:formula="of:=([.G545]+[.I545])/2" office:value-type="float" office:value="0.0109493750272889" calcext:value-type="float">
            <text:p>0,011</text:p>
          </table:table-cell>
          <table:table-cell table:style-name="ce12" table:formula="of:=([.H545]+[.J545])/2" office:value-type="float" office:value="0.011977481007546" calcext:value-type="float">
            <text:p>0,012</text:p>
          </table:table-cell>
          <table:table-cell table:style-name="ce12" table:formula="of:=([.I545]+[.K545])/2" office:value-type="float" office:value="0.0126788725288615" calcext:value-type="float">
            <text:p>0,013</text:p>
          </table:table-cell>
          <table:table-cell table:style-name="ce12" table:formula="of:=([.J545]+[.L545])/2" office:value-type="float" office:value="0.0130344174589556" calcext:value-type="float">
            <text:p>0,013</text:p>
          </table:table-cell>
          <table:table-cell table:style-name="ce12" table:formula="of:=[.K546]" office:value-type="float" office:value="0.0130344174589556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25" calcext:value-type="float">
            <text:p>2,7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6]+[.D546])/2" office:value-type="float" office:value="0.00212338665713239" calcext:value-type="float">
            <text:p>0,002</text:p>
          </table:table-cell>
          <table:table-cell table:style-name="ce12" table:formula="of:=([.C546]+[.E546])/2" office:value-type="float" office:value="0.00418885286152179" calcext:value-type="float">
            <text:p>0,004</text:p>
          </table:table-cell>
          <table:table-cell table:style-name="ce12" table:formula="of:=([.D546]+[.F546])/2" office:value-type="float" office:value="0.00614005807935879" calcext:value-type="float">
            <text:p>0,006</text:p>
          </table:table-cell>
          <table:table-cell table:style-name="ce12" table:formula="of:=([.E546]+[.G546])/2" office:value-type="float" office:value="0.00792377851874752" calcext:value-type="float">
            <text:p>0,008</text:p>
          </table:table-cell>
          <table:table-cell table:style-name="ce12" table:formula="of:=([.F546]+[.H546])/2" office:value-type="float" office:value="0.00949135893587087" calcext:value-type="float">
            <text:p>0,009</text:p>
          </table:table-cell>
          <table:table-cell table:style-name="ce12" table:formula="of:=([.G546]+[.I546])/2" office:value-type="float" office:value="0.0108000398233734" calcext:value-type="float">
            <text:p>0,011</text:p>
          </table:table-cell>
          <table:table-cell table:style-name="ce12" table:formula="of:=([.H546]+[.J546])/2" office:value-type="float" office:value="0.0118141237780752" calcext:value-type="float">
            <text:p>0,012</text:p>
          </table:table-cell>
          <table:table-cell table:style-name="ce12" table:formula="of:=([.I546]+[.K546])/2" office:value-type="float" office:value="0.0125059492332508" calcext:value-type="float">
            <text:p>0,013</text:p>
          </table:table-cell>
          <table:table-cell table:style-name="ce12" table:formula="of:=([.J546]+[.L546])/2" office:value-type="float" office:value="0.0128566449939085" calcext:value-type="float">
            <text:p>0,013</text:p>
          </table:table-cell>
          <table:table-cell table:style-name="ce12" table:formula="of:=[.K547]" office:value-type="float" office:value="0.0128566449939085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3" calcext:value-type="float">
            <text:p>2,7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7]+[.D547])/2" office:value-type="float" office:value="0.0020944264307609" calcext:value-type="float">
            <text:p>0,002</text:p>
          </table:table-cell>
          <table:table-cell table:style-name="ce12" table:formula="of:=([.C547]+[.E547])/2" office:value-type="float" office:value="0.00413172236824559" calcext:value-type="float">
            <text:p>0,004</text:p>
          </table:table-cell>
          <table:table-cell table:style-name="ce12" table:formula="of:=([.D547]+[.F547])/2" office:value-type="float" office:value="0.00605631569013466" calcext:value-type="float">
            <text:p>0,006</text:p>
          </table:table-cell>
          <table:table-cell table:style-name="ce12" table:formula="of:=([.E547]+[.G547])/2" office:value-type="float" office:value="0.00781570850761483" calcext:value-type="float">
            <text:p>0,008</text:p>
          </table:table-cell>
          <table:table-cell table:style-name="ce12" table:formula="of:=([.F547]+[.H547])/2" office:value-type="float" office:value="0.00936190917106046" calcext:value-type="float">
            <text:p>0,009</text:p>
          </table:table-cell>
          <table:table-cell table:style-name="ce12" table:formula="of:=([.G547]+[.I547])/2" office:value-type="float" office:value="0.0106527413569731" calcext:value-type="float">
            <text:p>0,011</text:p>
          </table:table-cell>
          <table:table-cell table:style-name="ce12" table:formula="of:=([.H547]+[.J547])/2" office:value-type="float" office:value="0.0116529945283121" calcext:value-type="float">
            <text:p>0,012</text:p>
          </table:table-cell>
          <table:table-cell table:style-name="ce12" table:formula="of:=([.I547]+[.K547])/2" office:value-type="float" office:value="0.0123353843859919" calcext:value-type="float">
            <text:p>0,012</text:p>
          </table:table-cell>
          <table:table-cell table:style-name="ce12" table:formula="of:=([.J547]+[.L547])/2" office:value-type="float" office:value="0.0126812971135797" calcext:value-type="float">
            <text:p>0,013</text:p>
          </table:table-cell>
          <table:table-cell table:style-name="ce12" table:formula="of:=[.K548]" office:value-type="float" office:value="0.0126812971135797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35" calcext:value-type="float">
            <text:p>2,7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8]+[.D548])/2" office:value-type="float" office:value="0.0020658611841228" calcext:value-type="float">
            <text:p>0,002</text:p>
          </table:table-cell>
          <table:table-cell table:style-name="ce12" table:formula="of:=([.C548]+[.E548])/2" office:value-type="float" office:value="0.00407537106044778" calcext:value-type="float">
            <text:p>0,004</text:p>
          </table:table-cell>
          <table:table-cell table:style-name="ce12" table:formula="of:=([.D548]+[.F548])/2" office:value-type="float" office:value="0.00597371543793021" calcext:value-type="float">
            <text:p>0,006</text:p>
          </table:table-cell>
          <table:table-cell table:style-name="ce12" table:formula="of:=([.E548]+[.G548])/2" office:value-type="float" office:value="0.00770911243059756" calcext:value-type="float">
            <text:p>0,008</text:p>
          </table:table-cell>
          <table:table-cell table:style-name="ce12" table:formula="of:=([.F548]+[.H548])/2" office:value-type="float" office:value="0.00923422493229394" calcext:value-type="float">
            <text:p>0,009</text:p>
          </table:table-cell>
          <table:table-cell table:style-name="ce12" table:formula="of:=([.G548]+[.I548])/2" office:value-type="float" office:value="0.0105074518496863" calcext:value-type="float">
            <text:p>0,011</text:p>
          </table:table-cell>
          <table:table-cell table:style-name="ce12" table:formula="of:=([.H548]+[.J548])/2" office:value-type="float" office:value="0.0114940628714825" calcext:value-type="float">
            <text:p>0,011</text:p>
          </table:table-cell>
          <table:table-cell table:style-name="ce12" table:formula="of:=([.I548]+[.K548])/2" office:value-type="float" office:value="0.0121671458209459" calcext:value-type="float">
            <text:p>0,012</text:p>
          </table:table-cell>
          <table:table-cell table:style-name="ce12" table:formula="of:=([.J548]+[.L548])/2" office:value-type="float" office:value="0.0125083407497858" calcext:value-type="float">
            <text:p>0,013</text:p>
          </table:table-cell>
          <table:table-cell table:style-name="ce12" table:formula="of:=[.K549]" office:value-type="float" office:value="0.0125083407497858" calcext:value-type="float">
            <text:p>0,013</text:p>
          </table:table-cell>
          <table:table-cell table:number-columns-repeated="8"/>
        </table:table-row>
        <table:table-row table:style-name="ro1">
          <table:table-cell table:style-name="ce3" office:value-type="float" office:value="2.74" calcext:value-type="float">
            <text:p>2,7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49]+[.D549])/2" office:value-type="float" office:value="0.00203768553022389" calcext:value-type="float">
            <text:p>0,002</text:p>
          </table:table-cell>
          <table:table-cell table:style-name="ce12" table:formula="of:=([.C549]+[.E549])/2" office:value-type="float" office:value="0.0040197883110265" calcext:value-type="float">
            <text:p>0,004</text:p>
          </table:table-cell>
          <table:table-cell table:style-name="ce12" table:formula="of:=([.D549]+[.F549])/2" office:value-type="float" office:value="0.00589224174552267" calcext:value-type="float">
            <text:p>0,006</text:p>
          </table:table-cell>
          <table:table-cell table:style-name="ce12" table:formula="of:=([.E549]+[.G549])/2" office:value-type="float" office:value="0.00760397018511208" calcext:value-type="float">
            <text:p>0,008</text:p>
          </table:table-cell>
          <table:table-cell table:style-name="ce12" table:formula="of:=([.F549]+[.H549])/2" office:value-type="float" office:value="0.00910828214014192" calcext:value-type="float">
            <text:p>0,009</text:p>
          </table:table-cell>
          <table:table-cell table:style-name="ce12" table:formula="of:=([.G549]+[.I549])/2" office:value-type="float" office:value="0.0103641439018882" calcext:value-type="float">
            <text:p>0,010</text:p>
          </table:table-cell>
          <table:table-cell table:style-name="ce12" table:formula="of:=([.H549]+[.J549])/2" office:value-type="float" office:value="0.0113372988353161" calcext:value-type="float">
            <text:p>0,011</text:p>
          </table:table-cell>
          <table:table-cell table:style-name="ce12" table:formula="of:=([.I549]+[.K549])/2" office:value-type="float" office:value="0.0120012018106341" calcext:value-type="float">
            <text:p>0,012</text:p>
          </table:table-cell>
          <table:table-cell table:style-name="ce12" table:formula="of:=([.J549]+[.L549])/2" office:value-type="float" office:value="0.0123377432853658" calcext:value-type="float">
            <text:p>0,012</text:p>
          </table:table-cell>
          <table:table-cell table:style-name="ce12" table:formula="of:=[.K550]" office:value-type="float" office:value="0.0123377432853658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45" calcext:value-type="float">
            <text:p>2,7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0]+[.D550])/2" office:value-type="float" office:value="0.00200989415551325" calcext:value-type="float">
            <text:p>0,002</text:p>
          </table:table-cell>
          <table:table-cell table:style-name="ce12" table:formula="of:=([.C550]+[.E550])/2" office:value-type="float" office:value="0.00396496363787328" calcext:value-type="float">
            <text:p>0,004</text:p>
          </table:table-cell>
          <table:table-cell table:style-name="ce12" table:formula="of:=([.D550]+[.F550])/2" office:value-type="float" office:value="0.00581187924806929" calcext:value-type="float">
            <text:p>0,006</text:p>
          </table:table-cell>
          <table:table-cell table:style-name="ce12" table:formula="of:=([.E550]+[.G550])/2" office:value-type="float" office:value="0.00750026194283229" calcext:value-type="float">
            <text:p>0,008</text:p>
          </table:table-cell>
          <table:table-cell table:style-name="ce12" table:formula="of:=([.F550]+[.H550])/2" office:value-type="float" office:value="0.00898405704350014" calcext:value-type="float">
            <text:p>0,009</text:p>
          </table:table-cell>
          <table:table-cell table:style-name="ce12" table:formula="of:=([.G550]+[.I550])/2" office:value-type="float" office:value="0.010222790487729" calcext:value-type="float">
            <text:p>0,010</text:p>
          </table:table-cell>
          <table:table-cell table:style-name="ce12" table:formula="of:=([.H550]+[.J550])/2" office:value-type="float" office:value="0.0111826728562612" calcext:value-type="float">
            <text:p>0,011</text:p>
          </table:table-cell>
          <table:table-cell table:style-name="ce12" table:formula="of:=([.I550]+[.K550])/2" office:value-type="float" office:value="0.011837521060341" calcext:value-type="float">
            <text:p>0,012</text:p>
          </table:table-cell>
          <table:table-cell table:style-name="ce12" table:formula="of:=([.J550]+[.L550])/2" office:value-type="float" office:value="0.012169472548" calcext:value-type="float">
            <text:p>0,012</text:p>
          </table:table-cell>
          <table:table-cell table:style-name="ce12" table:formula="of:=[.K551]" office:value-type="float" office:value="0.012169472548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5" calcext:value-type="float">
            <text:p>2,7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1]+[.D551])/2" office:value-type="float" office:value="0.00198248181893664" calcext:value-type="float">
            <text:p>0,002</text:p>
          </table:table-cell>
          <table:table-cell table:style-name="ce12" table:formula="of:=([.C551]+[.E551])/2" office:value-type="float" office:value="0.00391088670179127" calcext:value-type="float">
            <text:p>0,004</text:p>
          </table:table-cell>
          <table:table-cell table:style-name="ce12" table:formula="of:=([.D551]+[.F551])/2" office:value-type="float" office:value="0.00573261279035279" calcext:value-type="float">
            <text:p>0,006</text:p>
          </table:table-cell>
          <table:table-cell table:style-name="ce12" table:formula="of:=([.E551]+[.G551])/2" office:value-type="float" office:value="0.00739796814578472" calcext:value-type="float">
            <text:p>0,007</text:p>
          </table:table-cell>
          <table:table-cell table:style-name="ce12" table:formula="of:=([.F551]+[.H551])/2" office:value-type="float" office:value="0.00886152621528065" calcext:value-type="float">
            <text:p>0,009</text:p>
          </table:table-cell>
          <table:table-cell table:style-name="ce12" table:formula="of:=([.G551]+[.I551])/2" office:value-type="float" office:value="0.0100833649498807" calcext:value-type="float">
            <text:p>0,010</text:p>
          </table:table-cell>
          <table:table-cell table:style-name="ce12" table:formula="of:=([.H551]+[.J551])/2" office:value-type="float" office:value="0.011030155774035" calcext:value-type="float">
            <text:p>0,011</text:p>
          </table:table-cell>
          <table:table-cell table:style-name="ce12" table:formula="of:=([.I551]+[.K551])/2" office:value-type="float" office:value="0.0116760727021306" calcext:value-type="float">
            <text:p>0,012</text:p>
          </table:table-cell>
          <table:table-cell table:style-name="ce12" table:formula="of:=([.J551]+[.L551])/2" office:value-type="float" office:value="0.0120034968041705" calcext:value-type="float">
            <text:p>0,012</text:p>
          </table:table-cell>
          <table:table-cell table:style-name="ce12" table:formula="of:=[.K552]" office:value-type="float" office:value="0.0120034968041705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55" calcext:value-type="float">
            <text:p>2,7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2]+[.D552])/2" office:value-type="float" office:value="0.00195544335089564" calcext:value-type="float">
            <text:p>0,002</text:p>
          </table:table-cell>
          <table:table-cell table:style-name="ce12" table:formula="of:=([.C552]+[.E552])/2" office:value-type="float" office:value="0.00385754730464471" calcext:value-type="float">
            <text:p>0,004</text:p>
          </table:table-cell>
          <table:table-cell table:style-name="ce12" table:formula="of:=([.D552]+[.F552])/2" office:value-type="float" office:value="0.00565442742378799" calcext:value-type="float">
            <text:p>0,006</text:p>
          </table:table-cell>
          <table:table-cell table:style-name="ce12" table:formula="of:=([.E552]+[.G552])/2" office:value-type="float" office:value="0.00729706950281672" calcext:value-type="float">
            <text:p>0,007</text:p>
          </table:table-cell>
          <table:table-cell table:style-name="ce12" table:formula="of:=([.F552]+[.H552])/2" office:value-type="float" office:value="0.00874066654783269" calcext:value-type="float">
            <text:p>0,009</text:p>
          </table:table-cell>
          <table:table-cell table:style-name="ce12" table:formula="of:=([.G552]+[.I552])/2" office:value-type="float" office:value="0.00994584099465781" calcext:value-type="float">
            <text:p>0,010</text:p>
          </table:table-cell>
          <table:table-cell table:style-name="ce12" table:formula="of:=([.H552]+[.J552])/2" office:value-type="float" office:value="0.0108797188260056" calcext:value-type="float">
            <text:p>0,011</text:p>
          </table:table-cell>
          <table:table-cell table:style-name="ce12" table:formula="of:=([.I552]+[.K552])/2" office:value-type="float" office:value="0.0115168262891027" calcext:value-type="float">
            <text:p>0,012</text:p>
          </table:table-cell>
          <table:table-cell table:style-name="ce12" table:formula="of:=([.J552]+[.L552])/2" office:value-type="float" office:value="0.0118397847531505" calcext:value-type="float">
            <text:p>0,012</text:p>
          </table:table-cell>
          <table:table-cell table:style-name="ce12" table:formula="of:=[.K553]" office:value-type="float" office:value="0.0118397847531505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6" calcext:value-type="float">
            <text:p>2,7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3]+[.D553])/2" office:value-type="float" office:value="0.00192877365232236" calcext:value-type="float">
            <text:p>0,002</text:p>
          </table:table-cell>
          <table:table-cell table:style-name="ce12" table:formula="of:=([.C553]+[.E553])/2" office:value-type="float" office:value="0.00380493538734181" calcext:value-type="float">
            <text:p>0,004</text:p>
          </table:table-cell>
          <table:table-cell table:style-name="ce12" table:formula="of:=([.D553]+[.F553])/2" office:value-type="float" office:value="0.00557730840373071" calcext:value-type="float">
            <text:p>0,006</text:p>
          </table:table-cell>
          <table:table-cell table:style-name="ce12" table:formula="of:=([.E553]+[.G553])/2" office:value-type="float" office:value="0.00719754698581034" calcext:value-type="float">
            <text:p>0,007</text:p>
          </table:table-cell>
          <table:table-cell table:style-name="ce12" table:formula="of:=([.F553]+[.H553])/2" office:value-type="float" office:value="0.00862145524873726" calcext:value-type="float">
            <text:p>0,009</text:p>
          </table:table-cell>
          <table:table-cell table:style-name="ce12" table:formula="of:=([.G553]+[.I553])/2" office:value-type="float" office:value="0.00981019268691915" calcext:value-type="float">
            <text:p>0,010</text:p>
          </table:table-cell>
          <table:table-cell table:style-name="ce12" table:formula="of:=([.H553]+[.J553])/2" office:value-type="float" office:value="0.0107313336418803" calcext:value-type="float">
            <text:p>0,011</text:p>
          </table:table-cell>
          <table:table-cell table:style-name="ce12" table:formula="of:=([.I553]+[.K553])/2" office:value-type="float" office:value="0.0113597517895781" calcext:value-type="float">
            <text:p>0,011</text:p>
          </table:table-cell>
          <table:table-cell table:style-name="ce12" table:formula="of:=([.J553]+[.L553])/2" office:value-type="float" office:value="0.0116783055211266" calcext:value-type="float">
            <text:p>0,012</text:p>
          </table:table-cell>
          <table:table-cell table:style-name="ce12" table:formula="of:=[.K554]" office:value-type="float" office:value="0.0116783055211266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65" calcext:value-type="float">
            <text:p>2,7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4]+[.D554])/2" office:value-type="float" office:value="0.00190246769367091" calcext:value-type="float">
            <text:p>0,002</text:p>
          </table:table-cell>
          <table:table-cell table:style-name="ce12" table:formula="of:=([.C554]+[.E554])/2" office:value-type="float" office:value="0.00375304102802653" calcext:value-type="float">
            <text:p>0,004</text:p>
          </table:table-cell>
          <table:table-cell table:style-name="ce12" table:formula="of:=([.D554]+[.F554])/2" office:value-type="float" office:value="0.00550124118657608" calcext:value-type="float">
            <text:p>0,006</text:p>
          </table:table-cell>
          <table:table-cell table:style-name="ce12" table:formula="of:=([.E554]+[.G554])/2" office:value-type="float" office:value="0.00709938182623399" calcext:value-type="float">
            <text:p>0,007</text:p>
          </table:table-cell>
          <table:table-cell table:style-name="ce12" table:formula="of:=([.F554]+[.H554])/2" office:value-type="float" office:value="0.00850386983636474" calcext:value-type="float">
            <text:p>0,009</text:p>
          </table:table-cell>
          <table:table-cell table:style-name="ce12" table:formula="of:=([.G554]+[.I554])/2" office:value-type="float" office:value="0.00967639444530877" calcext:value-type="float">
            <text:p>0,010</text:p>
          </table:table-cell>
          <table:table-cell table:style-name="ce12" table:formula="of:=([.H554]+[.J554])/2" office:value-type="float" office:value="0.0105849722382486" calcext:value-type="float">
            <text:p>0,011</text:p>
          </table:table-cell>
          <table:table-cell table:style-name="ce12" table:formula="of:=([.I554]+[.K554])/2" office:value-type="float" office:value="0.0112048195815034" calcext:value-type="float">
            <text:p>0,011</text:p>
          </table:table-cell>
          <table:table-cell table:style-name="ce12" table:formula="of:=([.J554]+[.L554])/2" office:value-type="float" office:value="0.0115190286553523" calcext:value-type="float">
            <text:p>0,012</text:p>
          </table:table-cell>
          <table:table-cell table:style-name="ce12" table:formula="of:=[.K555]" office:value-type="float" office:value="0.0115190286553523" calcext:value-type="float">
            <text:p>0,012</text:p>
          </table:table-cell>
          <table:table-cell table:number-columns-repeated="8"/>
        </table:table-row>
        <table:table-row table:style-name="ro1">
          <table:table-cell table:style-name="ce3" office:value-type="float" office:value="2.77" calcext:value-type="float">
            <text:p>2,7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5]+[.D555])/2" office:value-type="float" office:value="0.00187652051401327" calcext:value-type="float">
            <text:p>0,002</text:p>
          </table:table-cell>
          <table:table-cell table:style-name="ce12" table:formula="of:=([.C555]+[.E555])/2" office:value-type="float" office:value="0.00370185444012349" calcext:value-type="float">
            <text:p>0,004</text:p>
          </table:table-cell>
          <table:table-cell table:style-name="ce12" table:formula="of:=([.D555]+[.F555])/2" office:value-type="float" office:value="0.00542621142713026" calcext:value-type="float">
            <text:p>0,005</text:p>
          </table:table-cell>
          <table:table-cell table:style-name="ce12" table:formula="of:=([.E555]+[.G555])/2" office:value-type="float" office:value="0.00700255551147041" calcext:value-type="float">
            <text:p>0,007</text:p>
          </table:table-cell>
          <table:table-cell table:style-name="ce12" table:formula="of:=([.F555]+[.H555])/2" office:value-type="float" office:value="0.00838788813577138" calcext:value-type="float">
            <text:p>0,008</text:p>
          </table:table-cell>
          <table:table-cell table:style-name="ce12" table:formula="of:=([.G555]+[.I555])/2" office:value-type="float" office:value="0.00954442103730668" calcext:value-type="float">
            <text:p>0,010</text:p>
          </table:table-cell>
          <table:table-cell table:style-name="ce12" table:formula="of:=([.H555]+[.J555])/2" office:value-type="float" office:value="0.0104406070134061" calcext:value-type="float">
            <text:p>0,010</text:p>
          </table:table-cell>
          <table:table-cell table:style-name="ce12" table:formula="of:=([.I555]+[.K555])/2" office:value-type="float" office:value="0.0110520004468005" calcext:value-type="float">
            <text:p>0,011</text:p>
          </table:table-cell>
          <table:table-cell table:style-name="ce12" table:formula="of:=([.J555]+[.L555])/2" office:value-type="float" office:value="0.0113619241184279" calcext:value-type="float">
            <text:p>0,011</text:p>
          </table:table-cell>
          <table:table-cell table:style-name="ce12" table:formula="of:=[.K556]" office:value-type="float" office:value="0.0113619241184279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775" calcext:value-type="float">
            <text:p>2,7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6]+[.D556])/2" office:value-type="float" office:value="0.00185092722006175" calcext:value-type="float">
            <text:p>0,002</text:p>
          </table:table-cell>
          <table:table-cell table:style-name="ce12" table:formula="of:=([.C556]+[.E556])/2" office:value-type="float" office:value="0.00365136597057176" calcext:value-type="float">
            <text:p>0,004</text:p>
          </table:table-cell>
          <table:table-cell table:style-name="ce12" table:formula="of:=([.D556]+[.F556])/2" office:value-type="float" office:value="0.00535220497579695" calcext:value-type="float">
            <text:p>0,005</text:p>
          </table:table-cell>
          <table:table-cell table:style-name="ce12" table:formula="of:=([.E556]+[.G556])/2" office:value-type="float" office:value="0.00690704978145082" calcext:value-type="float">
            <text:p>0,007</text:p>
          </table:table-cell>
          <table:table-cell table:style-name="ce12" table:formula="of:=([.F556]+[.H556])/2" office:value-type="float" office:value="0.00827348827438854" calcext:value-type="float">
            <text:p>0,008</text:p>
          </table:table-cell>
          <table:table-cell table:style-name="ce12" table:formula="of:=([.G556]+[.I556])/2" office:value-type="float" office:value="0.00941424757458874" calcext:value-type="float">
            <text:p>0,009</text:p>
          </table:table-cell>
          <table:table-cell table:style-name="ce12" table:formula="of:=([.H556]+[.J556])/2" office:value-type="float" office:value="0.0102982107420536" calcext:value-type="float">
            <text:p>0,010</text:p>
          </table:table-cell>
          <table:table-cell table:style-name="ce12" table:formula="of:=([.I556]+[.K556])/2" office:value-type="float" office:value="0.010901265565917" calcext:value-type="float">
            <text:p>0,011</text:p>
          </table:table-cell>
          <table:table-cell table:style-name="ce12" table:formula="of:=([.J556]+[.L556])/2" office:value-type="float" office:value="0.0112069622826142" calcext:value-type="float">
            <text:p>0,011</text:p>
          </table:table-cell>
          <table:table-cell table:style-name="ce12" table:formula="of:=[.K557]" office:value-type="float" office:value="0.0112069622826142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78" calcext:value-type="float">
            <text:p>2,7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7]+[.D557])/2" office:value-type="float" office:value="0.00182568298528588" calcext:value-type="float">
            <text:p>0,002</text:p>
          </table:table-cell>
          <table:table-cell table:style-name="ce12" table:formula="of:=([.C557]+[.E557])/2" office:value-type="float" office:value="0.00360156609792935" calcext:value-type="float">
            <text:p>0,004</text:p>
          </table:table-cell>
          <table:table-cell table:style-name="ce12" table:formula="of:=([.D557]+[.F557])/2" office:value-type="float" office:value="0.00527920787601129" calcext:value-type="float">
            <text:p>0,005</text:p>
          </table:table-cell>
          <table:table-cell table:style-name="ce12" table:formula="of:=([.E557]+[.G557])/2" office:value-type="float" office:value="0.00681284662509275" calcext:value-type="float">
            <text:p>0,007</text:p>
          </table:table-cell>
          <table:table-cell table:style-name="ce12" table:formula="of:=([.F557]+[.H557])/2" office:value-type="float" office:value="0.00816064867801978" calcext:value-type="float">
            <text:p>0,008</text:p>
          </table:table-cell>
          <table:table-cell table:style-name="ce12" table:formula="of:=([.G557]+[.I557])/2" office:value-type="float" office:value="0.00928584950822106" calcext:value-type="float">
            <text:p>0,009</text:p>
          </table:table-cell>
          <table:table-cell table:style-name="ce12" table:formula="of:=([.H557]+[.J557])/2" office:value-type="float" office:value="0.0101577565702529" calcext:value-type="float">
            <text:p>0,010</text:p>
          </table:table-cell>
          <table:table-cell table:style-name="ce12" table:formula="of:=([.I557]+[.K557])/2" office:value-type="float" office:value="0.0107525865123339" calcext:value-type="float">
            <text:p>0,011</text:p>
          </table:table-cell>
          <table:table-cell table:style-name="ce12" table:formula="of:=([.J557]+[.L557])/2" office:value-type="float" office:value="0.0110541139242656" calcext:value-type="float">
            <text:p>0,011</text:p>
          </table:table-cell>
          <table:table-cell table:style-name="ce12" table:formula="of:=[.K558]" office:value-type="float" office:value="0.0110541139242656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785" calcext:value-type="float">
            <text:p>2,7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8]+[.D558])/2" office:value-type="float" office:value="0.00180078304896467" calcext:value-type="float">
            <text:p>0,002</text:p>
          </table:table-cell>
          <table:table-cell table:style-name="ce12" table:formula="of:=([.C558]+[.E558])/2" office:value-type="float" office:value="0.00355244543064859" calcext:value-type="float">
            <text:p>0,004</text:p>
          </table:table-cell>
          <table:table-cell table:style-name="ce12" table:formula="of:=([.D558]+[.F558])/2" office:value-type="float" office:value="0.00520720636151105" calcext:value-type="float">
            <text:p>0,005</text:p>
          </table:table-cell>
          <table:table-cell table:style-name="ce12" table:formula="of:=([.E558]+[.G558])/2" office:value-type="float" office:value="0.00671992827701554" calcext:value-type="float">
            <text:p>0,007</text:p>
          </table:table-cell>
          <table:table-cell table:style-name="ce12" table:formula="of:=([.F558]+[.H558])/2" office:value-type="float" office:value="0.0080493480666569" calcext:value-type="float">
            <text:p>0,008</text:p>
          </table:table-cell>
          <table:table-cell table:style-name="ce12" table:formula="of:=([.G558]+[.I558])/2" office:value-type="float" office:value="0.00915920262413632" calcext:value-type="float">
            <text:p>0,009</text:p>
          </table:table-cell>
          <table:table-cell table:style-name="ce12" table:formula="of:=([.H558]+[.J558])/2" office:value-type="float" office:value="0.0100192180102775" calcext:value-type="float">
            <text:p>0,010</text:p>
          </table:table-cell>
          <table:table-cell table:style-name="ce12" table:formula="of:=([.I558]+[.K558])/2" office:value-type="float" office:value="0.0106059352472592" calcext:value-type="float">
            <text:p>0,011</text:p>
          </table:table-cell>
          <table:table-cell table:style-name="ce12" table:formula="of:=([.J558]+[.L558])/2" office:value-type="float" office:value="0.0109033502182997" calcext:value-type="float">
            <text:p>0,011</text:p>
          </table:table-cell>
          <table:table-cell table:style-name="ce12" table:formula="of:=[.K559]" office:value-type="float" office:value="0.0109033502182997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79" calcext:value-type="float">
            <text:p>2,7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59]+[.D559])/2" office:value-type="float" office:value="0.00177622271532429" calcext:value-type="float">
            <text:p>0,002</text:p>
          </table:table-cell>
          <table:table-cell table:style-name="ce12" table:formula="of:=([.C559]+[.E559])/2" office:value-type="float" office:value="0.00350399470523786" calcext:value-type="float">
            <text:p>0,004</text:p>
          </table:table-cell>
          <table:table-cell table:style-name="ce12" table:formula="of:=([.D559]+[.F559])/2" office:value-type="float" office:value="0.00513618685383206" calcext:value-type="float">
            <text:p>0,005</text:p>
          </table:table-cell>
          <table:table-cell table:style-name="ce12" table:formula="of:=([.E559]+[.G559])/2" office:value-type="float" office:value="0.00662827721408398" calcext:value-type="float">
            <text:p>0,007</text:p>
          </table:table-cell>
          <table:table-cell table:style-name="ce12" table:formula="of:=([.F559]+[.H559])/2" office:value-type="float" office:value="0.00793956545057593" calcext:value-type="float">
            <text:p>0,008</text:p>
          </table:table-cell>
          <table:table-cell table:style-name="ce12" table:formula="of:=([.G559]+[.I559])/2" office:value-type="float" office:value="0.00903428303846719" calcext:value-type="float">
            <text:p>0,009</text:p>
          </table:table-cell>
          <table:table-cell table:style-name="ce12" table:formula="of:=([.H559]+[.J559])/2" office:value-type="float" office:value="0.00988256893569778" calcext:value-type="float">
            <text:p>0,010</text:p>
          </table:table-cell>
          <table:table-cell table:style-name="ce12" table:formula="of:=([.I559]+[.K559])/2" office:value-type="float" office:value="0.0104612841142886" calcext:value-type="float">
            <text:p>0,010</text:p>
          </table:table-cell>
          <table:table-cell table:style-name="ce12" table:formula="of:=([.J559]+[.L559])/2" office:value-type="float" office:value="0.0107546427327795" calcext:value-type="float">
            <text:p>0,011</text:p>
          </table:table-cell>
          <table:table-cell table:style-name="ce12" table:formula="of:=[.K560]" office:value-type="float" office:value="0.0107546427327795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795" calcext:value-type="float">
            <text:p>2,7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0]+[.D560])/2" office:value-type="float" office:value="0.00175199735261893" calcext:value-type="float">
            <text:p>0,002</text:p>
          </table:table-cell>
          <table:table-cell table:style-name="ce12" table:formula="of:=([.C560]+[.E560])/2" office:value-type="float" office:value="0.00345620478457818" calcext:value-type="float">
            <text:p>0,003</text:p>
          </table:table-cell>
          <table:table-cell table:style-name="ce12" table:formula="of:=([.D560]+[.F560])/2" office:value-type="float" office:value="0.00506613595966092" calcext:value-type="float">
            <text:p>0,005</text:p>
          </table:table-cell>
          <table:table-cell table:style-name="ce12" table:formula="of:=([.E560]+[.G560])/2" office:value-type="float" office:value="0.006537876152204" calcext:value-type="float">
            <text:p>0,007</text:p>
          </table:table-cell>
          <table:table-cell table:style-name="ce12" table:formula="of:=([.F560]+[.H560])/2" office:value-type="float" office:value="0.00783128012627558" calcext:value-type="float">
            <text:p>0,008</text:p>
          </table:table-cell>
          <table:table-cell table:style-name="ce12" table:formula="of:=([.G560]+[.I560])/2" office:value-type="float" office:value="0.00891106719313685" calcext:value-type="float">
            <text:p>0,009</text:p>
          </table:table-cell>
          <table:table-cell table:style-name="ce12" table:formula="of:=([.H560]+[.J560])/2" office:value-type="float" office:value="0.0097477835763779" calcext:value-type="float">
            <text:p>0,010</text:p>
          </table:table-cell>
          <table:table-cell table:style-name="ce12" table:formula="of:=([.I560]+[.K560])/2" office:value-type="float" office:value="0.0103186058342386" calcext:value-type="float">
            <text:p>0,010</text:p>
          </table:table-cell>
          <table:table-cell table:style-name="ce12" table:formula="of:=([.J560]+[.L560])/2" office:value-type="float" office:value="0.010607963423534" calcext:value-type="float">
            <text:p>0,011</text:p>
          </table:table-cell>
          <table:table-cell table:style-name="ce12" table:formula="of:=[.K561]" office:value-type="float" office:value="0.010607963423534" calcext:value-type="float">
            <text:p>0,011</text:p>
          </table:table-cell>
          <table:table-cell table:number-columns-repeated="8"/>
        </table:table-row>
        <table:table-row table:style-name="ro1">
          <table:table-cell table:style-name="ce3" office:value-type="float" office:value="2.8" calcext:value-type="float">
            <text:p>2,8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1]+[.D561])/2" office:value-type="float" office:value="0.00172810239228909" calcext:value-type="float">
            <text:p>0,002</text:p>
          </table:table-cell>
          <table:table-cell table:style-name="ce12" table:formula="of:=([.C561]+[.E561])/2" office:value-type="float" office:value="0.00340906665613992" calcext:value-type="float">
            <text:p>0,003</text:p>
          </table:table-cell>
          <table:table-cell table:style-name="ce12" table:formula="of:=([.D561]+[.F561])/2" office:value-type="float" office:value="0.00499704046839109" calcext:value-type="float">
            <text:p>0,005</text:p>
          </table:table-cell>
          <table:table-cell table:style-name="ce12" table:formula="of:=([.E561]+[.G561])/2" office:value-type="float" office:value="0.00644870804296825" calcext:value-type="float">
            <text:p>0,006</text:p>
          </table:table-cell>
          <table:table-cell table:style-name="ce12" table:formula="of:=([.F561]+[.H561])/2" office:value-type="float" office:value="0.00772447167267043" calcext:value-type="float">
            <text:p>0,008</text:p>
          </table:table-cell>
          <table:table-cell table:style-name="ce12" table:formula="of:=([.G561]+[.I561])/2" office:value-type="float" office:value="0.00878953185132674" calcext:value-type="float">
            <text:p>0,009</text:p>
          </table:table-cell>
          <table:table-cell table:style-name="ce12" table:formula="of:=([.H561]+[.J561])/2" office:value-type="float" office:value="0.00961483651368774" calcext:value-type="float">
            <text:p>0,010</text:p>
          </table:table-cell>
          <table:table-cell table:style-name="ce12" table:formula="of:=([.I561]+[.K561])/2" office:value-type="float" office:value="0.010177873499956" calcext:value-type="float">
            <text:p>0,010</text:p>
          </table:table-cell>
          <table:table-cell table:style-name="ce12" table:formula="of:=([.J561]+[.L561])/2" office:value-type="float" office:value="0.0104632846288863" calcext:value-type="float">
            <text:p>0,010</text:p>
          </table:table-cell>
          <table:table-cell table:style-name="ce12" table:formula="of:=[.K562]" office:value-type="float" office:value="0.0104632846288863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05" calcext:value-type="float">
            <text:p>2,8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2]+[.D562])/2" office:value-type="float" office:value="0.00170453332806996" calcext:value-type="float">
            <text:p>0,002</text:p>
          </table:table-cell>
          <table:table-cell table:style-name="ce12" table:formula="of:=([.C562]+[.E562])/2" office:value-type="float" office:value="0.00336257143034009" calcext:value-type="float">
            <text:p>0,003</text:p>
          </table:table-cell>
          <table:table-cell table:style-name="ce12" table:formula="of:=([.D562]+[.F562])/2" office:value-type="float" office:value="0.00492888734955409" calcext:value-type="float">
            <text:p>0,005</text:p>
          </table:table-cell>
          <table:table-cell table:style-name="ce12" table:formula="of:=([.E562]+[.G562])/2" office:value-type="float" office:value="0.00636075607053076" calcext:value-type="float">
            <text:p>0,006</text:p>
          </table:table-cell>
          <table:table-cell table:style-name="ce12" table:formula="of:=([.F562]+[.H562])/2" office:value-type="float" office:value="0.00761911994714749" calcext:value-type="float">
            <text:p>0,008</text:p>
          </table:table-cell>
          <table:table-cell table:style-name="ce12" table:formula="of:=([.G562]+[.I562])/2" office:value-type="float" office:value="0.00866965409317909" calcext:value-type="float">
            <text:p>0,009</text:p>
          </table:table-cell>
          <table:table-cell table:style-name="ce12" table:formula="of:=([.H562]+[.J562])/2" office:value-type="float" office:value="0.00948370267564135" calcext:value-type="float">
            <text:p>0,009</text:p>
          </table:table-cell>
          <table:table-cell table:style-name="ce12" table:formula="of:=([.I562]+[.K562])/2" office:value-type="float" office:value="0.010039060571287" calcext:value-type="float">
            <text:p>0,010</text:p>
          </table:table-cell>
          <table:table-cell table:style-name="ce12" table:formula="of:=([.J562]+[.L562])/2" office:value-type="float" office:value="0.0103205790644212" calcext:value-type="float">
            <text:p>0,010</text:p>
          </table:table-cell>
          <table:table-cell table:style-name="ce12" table:formula="of:=[.K563]" office:value-type="float" office:value="0.0103205790644212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1" calcext:value-type="float">
            <text:p>2,8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3]+[.D563])/2" office:value-type="float" office:value="0.00168128571517004" calcext:value-type="float">
            <text:p>0,002</text:p>
          </table:table-cell>
          <table:table-cell table:style-name="ce12" table:formula="of:=([.C563]+[.E563])/2" office:value-type="float" office:value="0.00331671033881202" calcext:value-type="float">
            <text:p>0,003</text:p>
          </table:table-cell>
          <table:table-cell table:style-name="ce12" table:formula="of:=([.D563]+[.F563])/2" office:value-type="float" office:value="0.00486166375043542" calcext:value-type="float">
            <text:p>0,005</text:p>
          </table:table-cell>
          <table:table-cell table:style-name="ce12" table:formula="of:=([.E563]+[.G563])/2" office:value-type="float" office:value="0.00627400364835079" calcext:value-type="float">
            <text:p>0,006</text:p>
          </table:table-cell>
          <table:table-cell table:style-name="ce12" table:formula="of:=([.F563]+[.H563])/2" office:value-type="float" office:value="0.00751520508185492" calcext:value-type="float">
            <text:p>0,008</text:p>
          </table:table-cell>
          <table:table-cell table:style-name="ce12" table:formula="of:=([.G563]+[.I563])/2" office:value-type="float" office:value="0.00855141131139442" calcext:value-type="float">
            <text:p>0,009</text:p>
          </table:table-cell>
          <table:table-cell table:style-name="ce12" table:formula="of:=([.H563]+[.J563])/2" office:value-type="float" office:value="0.00935435733223306" calcext:value-type="float">
            <text:p>0,009</text:p>
          </table:table-cell>
          <table:table-cell table:style-name="ce12" table:formula="of:=([.I563]+[.K563])/2" office:value-type="float" office:value="0.00990214087003125" calcext:value-type="float">
            <text:p>0,010</text:p>
          </table:table-cell>
          <table:table-cell table:style-name="ce12" table:formula="of:=([.J563]+[.L563])/2" office:value-type="float" office:value="0.0101798198178541" calcext:value-type="float">
            <text:p>0,010</text:p>
          </table:table-cell>
          <table:table-cell table:style-name="ce12" table:formula="of:=[.K564]" office:value-type="float" office:value="0.0101798198178541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15" calcext:value-type="float">
            <text:p>2,8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4]+[.D564])/2" office:value-type="float" office:value="0.00165835516940601" calcext:value-type="float">
            <text:p>0,002</text:p>
          </table:table-cell>
          <table:table-cell table:style-name="ce12" table:formula="of:=([.C564]+[.E564])/2" office:value-type="float" office:value="0.00327147473280273" calcext:value-type="float">
            <text:p>0,003</text:p>
          </table:table-cell>
          <table:table-cell table:style-name="ce12" table:formula="of:=([.D564]+[.F564])/2" office:value-type="float" office:value="0.00479535699358141" calcext:value-type="float">
            <text:p>0,005</text:p>
          </table:table-cell>
          <table:table-cell table:style-name="ce12" table:formula="of:=([.E564]+[.G564])/2" office:value-type="float" office:value="0.00618843441614517" calcext:value-type="float">
            <text:p>0,006</text:p>
          </table:table-cell>
          <table:table-cell table:style-name="ce12" table:formula="of:=([.F564]+[.H564])/2" office:value-type="float" office:value="0.00741270747987261" calcext:value-type="float">
            <text:p>0,007</text:p>
          </table:table-cell>
          <table:table-cell table:style-name="ce12" table:formula="of:=([.G564]+[.I564])/2" office:value-type="float" office:value="0.00843478120704399" calcext:value-type="float">
            <text:p>0,008</text:p>
          </table:table-cell>
          <table:table-cell table:style-name="ce12" table:formula="of:=([.H564]+[.J564])/2" office:value-type="float" office:value="0.00922677609071284" calcext:value-type="float">
            <text:p>0,009</text:p>
          </table:table-cell>
          <table:table-cell table:style-name="ce12" table:formula="of:=([.I564]+[.K564])/2" office:value-type="float" office:value="0.00976708857504358" calcext:value-type="float">
            <text:p>0,010</text:p>
          </table:table-cell>
          <table:table-cell table:style-name="ce12" table:formula="of:=([.J564]+[.L564])/2" office:value-type="float" office:value="0.0100409803439427" calcext:value-type="float">
            <text:p>0,010</text:p>
          </table:table-cell>
          <table:table-cell table:style-name="ce12" table:formula="of:=[.K565]" office:value-type="float" office:value="0.0100409803439427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2" calcext:value-type="float">
            <text:p>2,8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5]+[.D565])/2" office:value-type="float" office:value="0.00163573736640137" calcext:value-type="float">
            <text:p>0,002</text:p>
          </table:table-cell>
          <table:table-cell table:style-name="ce12" table:formula="of:=([.C565]+[.E565])/2" office:value-type="float" office:value="0.00322685608149371" calcext:value-type="float">
            <text:p>0,003</text:p>
          </table:table-cell>
          <table:table-cell table:style-name="ce12" table:formula="of:=([.D565]+[.F565])/2" office:value-type="float" office:value="0.00472995457447395" calcext:value-type="float">
            <text:p>0,005</text:p>
          </table:table-cell>
          <table:table-cell table:style-name="ce12" table:formula="of:=([.E565]+[.G565])/2" office:value-type="float" office:value="0.00610403223672701" calcext:value-type="float">
            <text:p>0,006</text:p>
          </table:table-cell>
          <table:table-cell table:style-name="ce12" table:formula="of:=([.F565]+[.H565])/2" office:value-type="float" office:value="0.00731160781159458" calcext:value-type="float">
            <text:p>0,007</text:p>
          </table:table-cell>
          <table:table-cell table:style-name="ce12" table:formula="of:=([.G565]+[.I565])/2" office:value-type="float" office:value="0.00831974178529272" calcext:value-type="float">
            <text:p>0,008</text:p>
          </table:table-cell>
          <table:table-cell table:style-name="ce12" table:formula="of:=([.H565]+[.J565])/2" office:value-type="float" office:value="0.00910093489104379" calcext:value-type="float">
            <text:p>0,009</text:p>
          </table:table-cell>
          <table:table-cell table:style-name="ce12" table:formula="of:=([.I565]+[.K565])/2" office:value-type="float" office:value="0.00963387821732776" calcext:value-type="float">
            <text:p>0,010</text:p>
          </table:table-cell>
          <table:table-cell table:style-name="ce12" table:formula="of:=([.J565]+[.L565])/2" office:value-type="float" office:value="0.00990403445949313" calcext:value-type="float">
            <text:p>0,010</text:p>
          </table:table-cell>
          <table:table-cell table:style-name="ce12" table:formula="of:=[.K566]" office:value-type="float" office:value="0.00990403445949313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25" calcext:value-type="float">
            <text:p>2,8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6]+[.D566])/2" office:value-type="float" office:value="0.00161342804074685" calcext:value-type="float">
            <text:p>0,002</text:p>
          </table:table-cell>
          <table:table-cell table:style-name="ce12" table:formula="of:=([.C566]+[.E566])/2" office:value-type="float" office:value="0.00318284597043766" calcext:value-type="float">
            <text:p>0,003</text:p>
          </table:table-cell>
          <table:table-cell table:style-name="ce12" table:formula="of:=([.D566]+[.F566])/2" office:value-type="float" office:value="0.00466544415911036" calcext:value-type="float">
            <text:p>0,005</text:p>
          </table:table-cell>
          <table:table-cell table:style-name="ce12" table:formula="of:=([.E566]+[.G566])/2" office:value-type="float" office:value="0.00602078119303427" calcext:value-type="float">
            <text:p>0,006</text:p>
          </table:table-cell>
          <table:table-cell table:style-name="ce12" table:formula="of:=([.F566]+[.H566])/2" office:value-type="float" office:value="0.00721188701100987" calcext:value-type="float">
            <text:p>0,007</text:p>
          </table:table-cell>
          <table:table-cell table:style-name="ce12" table:formula="of:=([.G566]+[.I566])/2" office:value-type="float" office:value="0.00820627135131918" calcext:value-type="float">
            <text:p>0,008</text:p>
          </table:table-cell>
          <table:table-cell table:style-name="ce12" table:formula="of:=([.H566]+[.J566])/2" office:value-type="float" office:value="0.00897681000131024" calcext:value-type="float">
            <text:p>0,009</text:p>
          </table:table-cell>
          <table:table-cell table:style-name="ce12" table:formula="of:=([.I566]+[.K566])/2" office:value-type="float" office:value="0.00950248467526846" calcext:value-type="float">
            <text:p>0,010</text:p>
          </table:table-cell>
          <table:table-cell table:style-name="ce12" table:formula="of:=([.J566]+[.L566])/2" office:value-type="float" office:value="0.00976895633841044" calcext:value-type="float">
            <text:p>0,010</text:p>
          </table:table-cell>
          <table:table-cell table:style-name="ce12" table:formula="of:=[.K567]" office:value-type="float" office:value="0.00976895633841044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3" calcext:value-type="float">
            <text:p>2,8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7]+[.D567])/2" office:value-type="float" office:value="0.00159142298521883" calcext:value-type="float">
            <text:p>0,002</text:p>
          </table:table-cell>
          <table:table-cell table:style-name="ce12" table:formula="of:=([.C567]+[.E567])/2" office:value-type="float" office:value="0.00313943609992861" calcext:value-type="float">
            <text:p>0,003</text:p>
          </table:table-cell>
          <table:table-cell table:style-name="ce12" table:formula="of:=([.D567]+[.F567])/2" office:value-type="float" office:value="0.00460181358173596" calcext:value-type="float">
            <text:p>0,005</text:p>
          </table:table-cell>
          <table:table-cell table:style-name="ce12" table:formula="of:=([.E567]+[.G567])/2" office:value-type="float" office:value="0.00593866558506011" calcext:value-type="float">
            <text:p>0,006</text:p>
          </table:table-cell>
          <table:table-cell table:style-name="ce12" table:formula="of:=([.F567]+[.H567])/2" office:value-type="float" office:value="0.00711352627217673" calcext:value-type="float">
            <text:p>0,007</text:p>
          </table:table-cell>
          <table:table-cell table:style-name="ce12" table:formula="of:=([.G567]+[.I567])/2" office:value-type="float" office:value="0.00809434850616005" calcext:value-type="float">
            <text:p>0,008</text:p>
          </table:table-cell>
          <table:table-cell table:style-name="ce12" table:formula="of:=([.H567]+[.J567])/2" office:value-type="float" office:value="0.00885437801329382" calcext:value-type="float">
            <text:p>0,009</text:p>
          </table:table-cell>
          <table:table-cell table:style-name="ce12" table:formula="of:=([.I567]+[.K567])/2" office:value-type="float" office:value="0.00937288316986034" calcext:value-type="float">
            <text:p>0,009</text:p>
          </table:table-cell>
          <table:table-cell table:style-name="ce12" table:formula="of:=([.J567]+[.L567])/2" office:value-type="float" office:value="0.00963572050683945" calcext:value-type="float">
            <text:p>0,010</text:p>
          </table:table-cell>
          <table:table-cell table:style-name="ce12" table:formula="of:=[.K568]" office:value-type="float" office:value="0.00963572050683945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35" calcext:value-type="float">
            <text:p>2,8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8]+[.D568])/2" office:value-type="float" office:value="0.0015697180499643" calcext:value-type="float">
            <text:p>0,002</text:p>
          </table:table-cell>
          <table:table-cell table:style-name="ce12" table:formula="of:=([.C568]+[.E568])/2" office:value-type="float" office:value="0.0030966182834774" calcext:value-type="float">
            <text:p>0,003</text:p>
          </table:table-cell>
          <table:table-cell table:style-name="ce12" table:formula="of:=([.D568]+[.F568])/2" office:value-type="float" office:value="0.00453905084249436" calcext:value-type="float">
            <text:p>0,005</text:p>
          </table:table-cell>
          <table:table-cell table:style-name="ce12" table:formula="of:=([.E568]+[.G568])/2" office:value-type="float" office:value="0.00585766992695634" calcext:value-type="float">
            <text:p>0,006</text:p>
          </table:table-cell>
          <table:table-cell table:style-name="ce12" table:formula="of:=([.F568]+[.H568])/2" office:value-type="float" office:value="0.00701650704561008" calcext:value-type="float">
            <text:p>0,007</text:p>
          </table:table-cell>
          <table:table-cell table:style-name="ce12" table:formula="of:=([.G568]+[.I568])/2" office:value-type="float" office:value="0.00798395214273527" calcext:value-type="float">
            <text:p>0,008</text:p>
          </table:table-cell>
          <table:table-cell table:style-name="ce12" table:formula="of:=([.H568]+[.J568])/2" office:value-type="float" office:value="0.0087336158380102" calcext:value-type="float">
            <text:p>0,009</text:p>
          </table:table-cell>
          <table:table-cell table:style-name="ce12" table:formula="of:=([.I568]+[.K568])/2" office:value-type="float" office:value="0.00924504926006664" calcext:value-type="float">
            <text:p>0,009</text:p>
          </table:table-cell>
          <table:table-cell table:style-name="ce12" table:formula="of:=([.J568]+[.L568])/2" office:value-type="float" office:value="0.00950430183834989" calcext:value-type="float">
            <text:p>0,010</text:p>
          </table:table-cell>
          <table:table-cell table:style-name="ce12" table:formula="of:=[.K569]" office:value-type="float" office:value="0.00950430183834989" calcext:value-type="float">
            <text:p>0,010</text:p>
          </table:table-cell>
          <table:table-cell table:number-columns-repeated="8"/>
        </table:table-row>
        <table:table-row table:style-name="ro1">
          <table:table-cell table:style-name="ce3" office:value-type="float" office:value="2.84" calcext:value-type="float">
            <text:p>2,8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69]+[.D569])/2" office:value-type="float" office:value="0.0015483091417387" calcext:value-type="float">
            <text:p>0,002</text:p>
          </table:table-cell>
          <table:table-cell table:style-name="ce12" table:formula="of:=([.C569]+[.E569])/2" office:value-type="float" office:value="0.00305438444622933" calcext:value-type="float">
            <text:p>0,003</text:p>
          </table:table-cell>
          <table:table-cell table:style-name="ce12" table:formula="of:=([.D569]+[.F569])/2" office:value-type="float" office:value="0.00447714410521687" calcext:value-type="float">
            <text:p>0,004</text:p>
          </table:table-cell>
          <table:table-cell table:style-name="ce12" table:formula="of:=([.E569]+[.G569])/2" office:value-type="float" office:value="0.00577777894405222" calcext:value-type="float">
            <text:p>0,006</text:p>
          </table:table-cell>
          <table:table-cell table:style-name="ce12" table:formula="of:=([.F569]+[.H569])/2" office:value-type="float" office:value="0.00692081103484581" calcext:value-type="float">
            <text:p>0,007</text:p>
          </table:table-cell>
          <table:table-cell table:style-name="ce12" table:formula="of:=([.G569]+[.I569])/2" office:value-type="float" office:value="0.00787506144181014" calcext:value-type="float">
            <text:p>0,008</text:p>
          </table:table-cell>
          <table:table-cell table:style-name="ce12" table:formula="of:=([.H569]+[.J569])/2" office:value-type="float" office:value="0.00861450070140095" calcext:value-type="float">
            <text:p>0,009</text:p>
          </table:table-cell>
          <table:table-cell table:style-name="ce12" table:formula="of:=([.I569]+[.K569])/2" office:value-type="float" office:value="0.00911895883818005" calcext:value-type="float">
            <text:p>0,009</text:p>
          </table:table-cell>
          <table:table-cell table:style-name="ce12" table:formula="of:=([.J569]+[.L569])/2" office:value-type="float" office:value="0.00937467554920827" calcext:value-type="float">
            <text:p>0,009</text:p>
          </table:table-cell>
          <table:table-cell table:style-name="ce12" table:formula="of:=[.K570]" office:value-type="float" office:value="0.00937467554920827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45" calcext:value-type="float">
            <text:p>2,8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0]+[.D570])/2" office:value-type="float" office:value="0.00152719222311467" calcext:value-type="float">
            <text:p>0,002</text:p>
          </table:table-cell>
          <table:table-cell table:style-name="ce12" table:formula="of:=([.C570]+[.E570])/2" office:value-type="float" office:value="0.00301272662347778" calcext:value-type="float">
            <text:p>0,003</text:p>
          </table:table-cell>
          <table:table-cell table:style-name="ce12" table:formula="of:=([.D570]+[.F570])/2" office:value-type="float" office:value="0.00441608169514078" calcext:value-type="float">
            <text:p>0,004</text:p>
          </table:table-cell>
          <table:table-cell table:style-name="ce12" table:formula="of:=([.E570]+[.G570])/2" office:value-type="float" office:value="0.00569897757003134" calcext:value-type="float">
            <text:p>0,006</text:p>
          </table:table-cell>
          <table:table-cell table:style-name="ce12" table:formula="of:=([.F570]+[.H570])/2" office:value-type="float" office:value="0.00682642019293118" calcext:value-type="float">
            <text:p>0,007</text:p>
          </table:table-cell>
          <table:table-cell table:style-name="ce12" table:formula="of:=([.G570]+[.I570])/2" office:value-type="float" office:value="0.00776765586812338" calcext:value-type="float">
            <text:p>0,008</text:p>
          </table:table-cell>
          <table:table-cell table:style-name="ce12" table:formula="of:=([.H570]+[.J570])/2" office:value-type="float" office:value="0.00849701013999509" calcext:value-type="float">
            <text:p>0,008</text:p>
          </table:table-cell>
          <table:table-cell table:style-name="ce12" table:formula="of:=([.I570]+[.K570])/2" office:value-type="float" office:value="0.00899458812530461" calcext:value-type="float">
            <text:p>0,009</text:p>
          </table:table-cell>
          <table:table-cell table:style-name="ce12" table:formula="of:=([.J570]+[.L570])/2" office:value-type="float" office:value="0.00924681719369416" calcext:value-type="float">
            <text:p>0,009</text:p>
          </table:table-cell>
          <table:table-cell table:style-name="ce12" table:formula="of:=[.K571]" office:value-type="float" office:value="0.00924681719369416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5" calcext:value-type="float">
            <text:p>2,8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1]+[.D571])/2" office:value-type="float" office:value="0.00150636331173889" calcext:value-type="float">
            <text:p>0,002</text:p>
          </table:table-cell>
          <table:table-cell table:style-name="ce12" table:formula="of:=([.C571]+[.E571])/2" office:value-type="float" office:value="0.00297163695912772" calcext:value-type="float">
            <text:p>0,003</text:p>
          </table:table-cell>
          <table:table-cell table:style-name="ce12" table:formula="of:=([.D571]+[.F571])/2" office:value-type="float" office:value="0.00435585209675456" calcext:value-type="float">
            <text:p>0,004</text:p>
          </table:table-cell>
          <table:table-cell table:style-name="ce12" table:formula="of:=([.E571]+[.G571])/2" office:value-type="float" office:value="0.00562125094403598" calcext:value-type="float">
            <text:p>0,006</text:p>
          </table:table-cell>
          <table:table-cell table:style-name="ce12" table:formula="of:=([.F571]+[.H571])/2" office:value-type="float" office:value="0.00673331671907736" calcext:value-type="float">
            <text:p>0,007</text:p>
          </table:table-cell>
          <table:table-cell table:style-name="ce12" table:formula="of:=([.G571]+[.I571])/2" office:value-type="float" office:value="0.00766171516646314" calcext:value-type="float">
            <text:p>0,008</text:p>
          </table:table-cell>
          <table:table-cell table:style-name="ce12" table:formula="of:=([.H571]+[.J571])/2" office:value-type="float" office:value="0.00838112199671399" calcext:value-type="float">
            <text:p>0,008</text:p>
          </table:table-cell>
          <table:table-cell table:style-name="ce12" table:formula="of:=([.I571]+[.K571])/2" office:value-type="float" office:value="0.00887191366684462" calcext:value-type="float">
            <text:p>0,009</text:p>
          </table:table-cell>
          <table:table-cell table:style-name="ce12" table:formula="of:=([.J571]+[.L571])/2" office:value-type="float" office:value="0.00912070265949938" calcext:value-type="float">
            <text:p>0,009</text:p>
          </table:table-cell>
          <table:table-cell table:style-name="ce12" table:formula="of:=[.K572]" office:value-type="float" office:value="0.00912070265949938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55" calcext:value-type="float">
            <text:p>2,8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2]+[.D572])/2" office:value-type="float" office:value="0.00148581847956386" calcext:value-type="float">
            <text:p>0,001</text:p>
          </table:table-cell>
          <table:table-cell table:style-name="ce12" table:formula="of:=([.C572]+[.E572])/2" office:value-type="float" office:value="0.00293110770424673" calcext:value-type="float">
            <text:p>0,003</text:p>
          </table:table-cell>
          <table:table-cell table:style-name="ce12" table:formula="of:=([.D572]+[.F572])/2" office:value-type="float" office:value="0.00429644395158185" calcext:value-type="float">
            <text:p>0,004</text:p>
          </table:table-cell>
          <table:table-cell table:style-name="ce12" table:formula="of:=([.E572]+[.G572])/2" office:value-type="float" office:value="0.00554458440791596" calcext:value-type="float">
            <text:p>0,006</text:p>
          </table:table-cell>
          <table:table-cell table:style-name="ce12" table:formula="of:=([.F572]+[.H572])/2" office:value-type="float" office:value="0.00664148305524956" calcext:value-type="float">
            <text:p>0,007</text:p>
          </table:table-cell>
          <table:table-cell table:style-name="ce12" table:formula="of:=([.G572]+[.I572])/2" office:value-type="float" office:value="0.00755721935789568" calcext:value-type="float">
            <text:p>0,008</text:p>
          </table:table-cell>
          <table:table-cell table:style-name="ce12" table:formula="of:=([.H572]+[.J572])/2" office:value-type="float" office:value="0.00826681441665388" calcext:value-type="float">
            <text:p>0,008</text:p>
          </table:table-cell>
          <table:table-cell table:style-name="ce12" table:formula="of:=([.I572]+[.K572])/2" office:value-type="float" office:value="0.00875091232810669" calcext:value-type="float">
            <text:p>0,009</text:p>
          </table:table-cell>
          <table:table-cell table:style-name="ce12" table:formula="of:=([.J572]+[.L572])/2" office:value-type="float" office:value="0.008996308163172" calcext:value-type="float">
            <text:p>0,009</text:p>
          </table:table-cell>
          <table:table-cell table:style-name="ce12" table:formula="of:=[.K573]" office:value-type="float" office:value="0.008996308163172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6" calcext:value-type="float">
            <text:p>2,8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3]+[.D573])/2" office:value-type="float" office:value="0.00146555385212336" calcext:value-type="float">
            <text:p>0,001</text:p>
          </table:table-cell>
          <table:table-cell table:style-name="ce12" table:formula="of:=([.C573]+[.E573])/2" office:value-type="float" office:value="0.00289113121557286" calcext:value-type="float">
            <text:p>0,003</text:p>
          </table:table-cell>
          <table:table-cell table:style-name="ce12" table:formula="of:=([.D573]+[.F573])/2" office:value-type="float" office:value="0.00423784605608134" calcext:value-type="float">
            <text:p>0,004</text:p>
          </table:table-cell>
          <table:table-cell table:style-name="ce12" table:formula="of:=([.E573]+[.G573])/2" office:value-type="float" office:value="0.0054689635034157" calcext:value-type="float">
            <text:p>0,005</text:p>
          </table:table-cell>
          <table:table-cell table:style-name="ce12" table:formula="of:=([.F573]+[.H573])/2" office:value-type="float" office:value="0.00655090188290582" calcext:value-type="float">
            <text:p>0,007</text:p>
          </table:table-cell>
          <table:table-cell table:style-name="ce12" table:formula="of:=([.G573]+[.I573])/2" office:value-type="float" office:value="0.00745414873595172" calcext:value-type="float">
            <text:p>0,007</text:p>
          </table:table-cell>
          <table:table-cell table:style-name="ce12" table:formula="of:=([.H573]+[.J573])/2" office:value-type="float" office:value="0.00815406584300118" calcext:value-type="float">
            <text:p>0,008</text:p>
          </table:table-cell>
          <table:table-cell table:style-name="ce12" table:formula="of:=([.I573]+[.K573])/2" office:value-type="float" office:value="0.00863156128991294" calcext:value-type="float">
            <text:p>0,009</text:p>
          </table:table-cell>
          <table:table-cell table:style-name="ce12" table:formula="of:=([.J573]+[.L573])/2" office:value-type="float" office:value="0.00887361024563934" calcext:value-type="float">
            <text:p>0,009</text:p>
          </table:table-cell>
          <table:table-cell table:style-name="ce12" table:formula="of:=[.K574]" office:value-type="float" office:value="0.00887361024563934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65" calcext:value-type="float">
            <text:p>2,8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4]+[.D574])/2" office:value-type="float" office:value="0.00144556560778643" calcext:value-type="float">
            <text:p>0,001</text:p>
          </table:table-cell>
          <table:table-cell table:style-name="ce12" table:formula="of:=([.C574]+[.E574])/2" office:value-type="float" office:value="0.00285169995410235" calcext:value-type="float">
            <text:p>0,003</text:p>
          </table:table-cell>
          <table:table-cell table:style-name="ce12" table:formula="of:=([.D574]+[.F574])/2" office:value-type="float" office:value="0.00418004735949428" calcext:value-type="float">
            <text:p>0,004</text:p>
          </table:table-cell>
          <table:table-cell table:style-name="ce12" table:formula="of:=([.E574]+[.G574])/2" office:value-type="float" office:value="0.00539437396949358" calcext:value-type="float">
            <text:p>0,005</text:p>
          </table:table-cell>
          <table:table-cell table:style-name="ce12" table:formula="of:=([.F574]+[.H574])/2" office:value-type="float" office:value="0.00646155611968371" calcext:value-type="float">
            <text:p>0,006</text:p>
          </table:table-cell>
          <table:table-cell table:style-name="ce12" table:formula="of:=([.G574]+[.I574])/2" office:value-type="float" office:value="0.0073524838629535" calcext:value-type="float">
            <text:p>0,007</text:p>
          </table:table-cell>
          <table:table-cell table:style-name="ce12" table:formula="of:=([.H574]+[.J574])/2" office:value-type="float" office:value="0.00804285501293233" calcext:value-type="float">
            <text:p>0,008</text:p>
          </table:table-cell>
          <table:table-cell table:style-name="ce12" table:formula="of:=([.I574]+[.K574])/2" office:value-type="float" office:value="0.00851383804432026" calcext:value-type="float">
            <text:p>0,009</text:p>
          </table:table-cell>
          <table:table-cell table:style-name="ce12" table:formula="of:=([.J574]+[.L574])/2" office:value-type="float" office:value="0.00875258576777614" calcext:value-type="float">
            <text:p>0,009</text:p>
          </table:table-cell>
          <table:table-cell table:style-name="ce12" table:formula="of:=[.K575]" office:value-type="float" office:value="0.00875258576777614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7" calcext:value-type="float">
            <text:p>2,8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5]+[.D575])/2" office:value-type="float" office:value="0.00142584997705118" calcext:value-type="float">
            <text:p>0,001</text:p>
          </table:table-cell>
          <table:table-cell table:style-name="ce12" table:formula="of:=([.C575]+[.E575])/2" office:value-type="float" office:value="0.00281280648364035" calcext:value-type="float">
            <text:p>0,003</text:p>
          </table:table-cell>
          <table:table-cell table:style-name="ce12" table:formula="of:=([.D575]+[.F575])/2" office:value-type="float" office:value="0.00412303696179797" calcext:value-type="float">
            <text:p>0,004</text:p>
          </table:table-cell>
          <table:table-cell table:style-name="ce12" table:formula="of:=([.E575]+[.G575])/2" office:value-type="float" office:value="0.005320801739589" calcext:value-type="float">
            <text:p>0,005</text:p>
          </table:table-cell>
          <table:table-cell table:style-name="ce12" table:formula="of:=([.F575]+[.H575])/2" office:value-type="float" office:value="0.00637342891622354" calcext:value-type="float">
            <text:p>0,006</text:p>
          </table:table-cell>
          <table:table-cell table:style-name="ce12" table:formula="of:=([.G575]+[.I575])/2" office:value-type="float" office:value="0.00725220556630802" calcext:value-type="float">
            <text:p>0,007</text:p>
          </table:table-cell>
          <table:table-cell table:style-name="ce12" table:formula="of:=([.H575]+[.J575])/2" office:value-type="float" office:value="0.00793316095363688" calcext:value-type="float">
            <text:p>0,008</text:p>
          </table:table-cell>
          <table:table-cell table:style-name="ce12" table:formula="of:=([.I575]+[.K575])/2" office:value-type="float" office:value="0.00839772039035424" calcext:value-type="float">
            <text:p>0,008</text:p>
          </table:table-cell>
          <table:table-cell table:style-name="ce12" table:formula="of:=([.J575]+[.L575])/2" office:value-type="float" office:value="0.0086332119060482" calcext:value-type="float">
            <text:p>0,009</text:p>
          </table:table-cell>
          <table:table-cell table:style-name="ce12" table:formula="of:=[.K576]" office:value-type="float" office:value="0.0086332119060482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75" calcext:value-type="float">
            <text:p>2,8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6]+[.D576])/2" office:value-type="float" office:value="0.00140640324182018" calcext:value-type="float">
            <text:p>0,001</text:p>
          </table:table-cell>
          <table:table-cell table:style-name="ce12" table:formula="of:=([.C576]+[.E576])/2" office:value-type="float" office:value="0.00277444346942457" calcext:value-type="float">
            <text:p>0,003</text:p>
          </table:table-cell>
          <table:table-cell table:style-name="ce12" table:formula="of:=([.D576]+[.F576])/2" office:value-type="float" office:value="0.00406680411161467" calcext:value-type="float">
            <text:p>0,004</text:p>
          </table:table-cell>
          <table:table-cell table:style-name="ce12" table:formula="of:=([.E576]+[.G576])/2" office:value-type="float" office:value="0.00524823293901076" calcext:value-type="float">
            <text:p>0,005</text:p>
          </table:table-cell>
          <table:table-cell table:style-name="ce12" table:formula="of:=([.F576]+[.H576])/2" office:value-type="float" office:value="0.00628650365294851" calcext:value-type="float">
            <text:p>0,006</text:p>
          </table:table-cell>
          <table:table-cell table:style-name="ce12" table:formula="of:=([.G576]+[.I576])/2" office:value-type="float" office:value="0.00715329493493021" calcext:value-type="float">
            <text:p>0,007</text:p>
          </table:table-cell>
          <table:table-cell table:style-name="ce12" table:formula="of:=([.H576]+[.J576])/2" office:value-type="float" office:value="0.00782496297833113" calcext:value-type="float">
            <text:p>0,008</text:p>
          </table:table-cell>
          <table:table-cell table:style-name="ce12" table:formula="of:=([.I576]+[.K576])/2" office:value-type="float" office:value="0.00828318642984254" calcext:value-type="float">
            <text:p>0,008</text:p>
          </table:table-cell>
          <table:table-cell table:style-name="ce12" table:formula="of:=([.J576]+[.L576])/2" office:value-type="float" office:value="0.00851546614820122" calcext:value-type="float">
            <text:p>0,009</text:p>
          </table:table-cell>
          <table:table-cell table:style-name="ce12" table:formula="of:=[.K577]" office:value-type="float" office:value="0.00851546614820122" calcext:value-type="float">
            <text:p>0,009</text:p>
          </table:table-cell>
          <table:table-cell table:number-columns-repeated="8"/>
        </table:table-row>
        <table:table-row table:style-name="ro1">
          <table:table-cell table:style-name="ce3" office:value-type="float" office:value="2.88" calcext:value-type="float">
            <text:p>2,8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7]+[.D577])/2" office:value-type="float" office:value="0.00138722173471229" calcext:value-type="float">
            <text:p>0,001</text:p>
          </table:table-cell>
          <table:table-cell table:style-name="ce12" table:formula="of:=([.C577]+[.E577])/2" office:value-type="float" office:value="0.00273660367671743" calcext:value-type="float">
            <text:p>0,003</text:p>
          </table:table-cell>
          <table:table-cell table:style-name="ce12" table:formula="of:=([.D577]+[.F577])/2" office:value-type="float" office:value="0.00401133820421766" calcext:value-type="float">
            <text:p>0,004</text:p>
          </table:table-cell>
          <table:table-cell table:style-name="ce12" table:formula="of:=([.E577]+[.G577])/2" office:value-type="float" office:value="0.00517665388228159" calcext:value-type="float">
            <text:p>0,005</text:p>
          </table:table-cell>
          <table:table-cell table:style-name="ce12" table:formula="of:=([.F577]+[.H577])/2" office:value-type="float" office:value="0.00620076393697048" calcext:value-type="float">
            <text:p>0,006</text:p>
          </table:table-cell>
          <table:table-cell table:style-name="ce12" table:formula="of:=([.G577]+[.I577])/2" office:value-type="float" office:value="0.00705573331563982" calcext:value-type="float">
            <text:p>0,007</text:p>
          </table:table-cell>
          <table:table-cell table:style-name="ce12" table:formula="of:=([.H577]+[.J577])/2" office:value-type="float" office:value="0.00771824068238638" calcext:value-type="float">
            <text:p>0,008</text:p>
          </table:table-cell>
          <table:table-cell table:style-name="ce12" table:formula="of:=([.I577]+[.K577])/2" office:value-type="float" office:value="0.00817021456326617" calcext:value-type="float">
            <text:p>0,008</text:p>
          </table:table-cell>
          <table:table-cell table:style-name="ce12" table:formula="of:=([.J577]+[.L577])/2" office:value-type="float" office:value="0.00839932628902188" calcext:value-type="float">
            <text:p>0,008</text:p>
          </table:table-cell>
          <table:table-cell table:style-name="ce12" table:formula="of:=[.K578]" office:value-type="float" office:value="0.00839932628902188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885" calcext:value-type="float">
            <text:p>2,8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8]+[.D578])/2" office:value-type="float" office:value="0.00136830183835871" calcext:value-type="float">
            <text:p>0,001</text:p>
          </table:table-cell>
          <table:table-cell table:style-name="ce12" table:formula="of:=([.C578]+[.E578])/2" office:value-type="float" office:value="0.00269927996946497" calcext:value-type="float">
            <text:p>0,003</text:p>
          </table:table-cell>
          <table:table-cell table:style-name="ce12" table:formula="of:=([.D578]+[.F578])/2" office:value-type="float" office:value="0.00395662877949951" calcext:value-type="float">
            <text:p>0,004</text:p>
          </table:table-cell>
          <table:table-cell table:style-name="ce12" table:formula="of:=([.E578]+[.G578])/2" office:value-type="float" office:value="0.00510605107059407" calcext:value-type="float">
            <text:p>0,005</text:p>
          </table:table-cell>
          <table:table-cell table:style-name="ce12" table:formula="of:=([.F578]+[.H578])/2" office:value-type="float" office:value="0.00611619359896071" calcext:value-type="float">
            <text:p>0,006</text:p>
          </table:table-cell>
          <table:table-cell table:style-name="ce12" table:formula="of:=([.G578]+[.I578])/2" office:value-type="float" office:value="0.00695950230967843" calcext:value-type="float">
            <text:p>0,007</text:p>
          </table:table-cell>
          <table:table-cell table:style-name="ce12" table:formula="of:=([.H578]+[.J578])/2" office:value-type="float" office:value="0.007612973939453" calcext:value-type="float">
            <text:p>0,008</text:p>
          </table:table-cell>
          <table:table-cell table:style-name="ce12" table:formula="of:=([.I578]+[.K578])/2" office:value-type="float" office:value="0.00805878348570413" calcext:value-type="float">
            <text:p>0,008</text:p>
          </table:table-cell>
          <table:table-cell table:style-name="ce12" table:formula="of:=([.J578]+[.L578])/2" office:value-type="float" office:value="0.00828477042614403" calcext:value-type="float">
            <text:p>0,008</text:p>
          </table:table-cell>
          <table:table-cell table:style-name="ce12" table:formula="of:=[.K579]" office:value-type="float" office:value="0.00828477042614403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89" calcext:value-type="float">
            <text:p>2,8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79]+[.D579])/2" office:value-type="float" office:value="0.00134963998473249" calcext:value-type="float">
            <text:p>0,001</text:p>
          </table:table-cell>
          <table:table-cell table:style-name="ce12" table:formula="of:=([.C579]+[.E579])/2" office:value-type="float" office:value="0.00266246530892911" calcext:value-type="float">
            <text:p>0,003</text:p>
          </table:table-cell>
          <table:table-cell table:style-name="ce12" table:formula="of:=([.D579]+[.F579])/2" office:value-type="float" office:value="0.00390266552002952" calcext:value-type="float">
            <text:p>0,004</text:p>
          </table:table-cell>
          <table:table-cell table:style-name="ce12" table:formula="of:=([.E579]+[.G579])/2" office:value-type="float" office:value="0.00503641118923011" calcext:value-type="float">
            <text:p>0,005</text:p>
          </table:table-cell>
          <table:table-cell table:style-name="ce12" table:formula="of:=([.F579]+[.H579])/2" office:value-type="float" office:value="0.00603277669013625" calcext:value-type="float">
            <text:p>0,006</text:p>
          </table:table-cell>
          <table:table-cell table:style-name="ce12" table:formula="of:=([.G579]+[.I579])/2" office:value-type="float" office:value="0.00686458376920685" calcext:value-type="float">
            <text:p>0,007</text:p>
          </table:table-cell>
          <table:table-cell table:style-name="ce12" table:formula="of:=([.H579]+[.J579])/2" office:value-type="float" office:value="0.00750914289769128" calcext:value-type="float">
            <text:p>0,008</text:p>
          </table:table-cell>
          <table:table-cell table:style-name="ce12" table:formula="of:=([.I579]+[.K579])/2" office:value-type="float" office:value="0.00794887218279851" calcext:value-type="float">
            <text:p>0,008</text:p>
          </table:table-cell>
          <table:table-cell table:style-name="ce12" table:formula="of:=([.J579]+[.L579])/2" office:value-type="float" office:value="0.00817177695592408" calcext:value-type="float">
            <text:p>0,008</text:p>
          </table:table-cell>
          <table:table-cell table:style-name="ce12" table:formula="of:=[.K580]" office:value-type="float" office:value="0.00817177695592408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895" calcext:value-type="float">
            <text:p>2,8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0]+[.D580])/2" office:value-type="float" office:value="0.00133123265446456" calcext:value-type="float">
            <text:p>0,001</text:p>
          </table:table-cell>
          <table:table-cell table:style-name="ce12" table:formula="of:=([.C580]+[.E580])/2" office:value-type="float" office:value="0.00262615275238101" calcext:value-type="float">
            <text:p>0,003</text:p>
          </table:table-cell>
          <table:table-cell table:style-name="ce12" table:formula="of:=([.D580]+[.F580])/2" office:value-type="float" office:value="0.00384943824907961" calcext:value-type="float">
            <text:p>0,004</text:p>
          </table:table-cell>
          <table:table-cell table:style-name="ce12" table:formula="of:=([.E580]+[.G580])/2" office:value-type="float" office:value="0.00496772110508289" calcext:value-type="float">
            <text:p>0,005</text:p>
          </table:table-cell>
          <table:table-cell table:style-name="ce12" table:formula="of:=([.F580]+[.H580])/2" office:value-type="float" office:value="0.00595049747921848" calcext:value-type="float">
            <text:p>0,006</text:p>
          </table:table-cell>
          <table:table-cell table:style-name="ce12" table:formula="of:=([.G580]+[.I580])/2" office:value-type="float" office:value="0.00677095979391377" calcext:value-type="float">
            <text:p>0,007</text:p>
          </table:table-cell>
          <table:table-cell table:style-name="ce12" table:formula="of:=([.H580]+[.J580])/2" office:value-type="float" office:value="0.00740672797600268" calcext:value-type="float">
            <text:p>0,007</text:p>
          </table:table-cell>
          <table:table-cell table:style-name="ce12" table:formula="of:=([.I580]+[.K580])/2" office:value-type="float" office:value="0.00784045992680768" calcext:value-type="float">
            <text:p>0,008</text:p>
          </table:table-cell>
          <table:table-cell table:style-name="ce12" table:formula="of:=([.J580]+[.L580])/2" office:value-type="float" office:value="0.0080603245693613" calcext:value-type="float">
            <text:p>0,008</text:p>
          </table:table-cell>
          <table:table-cell table:style-name="ce12" table:formula="of:=[.K581]" office:value-type="float" office:value="0.0080603245693613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" calcext:value-type="float">
            <text:p>2,9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1]+[.D581])/2" office:value-type="float" office:value="0.0013130763761905" calcext:value-type="float">
            <text:p>0,001</text:p>
          </table:table-cell>
          <table:table-cell table:style-name="ce12" table:formula="of:=([.C581]+[.E581])/2" office:value-type="float" office:value="0.00259033545177208" calcext:value-type="float">
            <text:p>0,003</text:p>
          </table:table-cell>
          <table:table-cell table:style-name="ce12" table:formula="of:=([.D581]+[.F581])/2" office:value-type="float" office:value="0.00379693692873195" calcext:value-type="float">
            <text:p>0,004</text:p>
          </table:table-cell>
          <table:table-cell table:style-name="ce12" table:formula="of:=([.E581]+[.G581])/2" office:value-type="float" office:value="0.00489996786414904" calcext:value-type="float">
            <text:p>0,005</text:p>
          </table:table-cell>
          <table:table-cell table:style-name="ce12" table:formula="of:=([.F581]+[.H581])/2" office:value-type="float" office:value="0.00586934044949833" calcext:value-type="float">
            <text:p>0,006</text:p>
          </table:table-cell>
          <table:table-cell table:style-name="ce12" table:formula="of:=([.G581]+[.I581])/2" office:value-type="float" office:value="0.00667861272761058" calcext:value-type="float">
            <text:p>0,007</text:p>
          </table:table-cell>
          <table:table-cell table:style-name="ce12" table:formula="of:=([.H581]+[.J581])/2" office:value-type="float" office:value="0.00730570986036072" calcext:value-type="float">
            <text:p>0,007</text:p>
          </table:table-cell>
          <table:table-cell table:style-name="ce12" table:formula="of:=([.I581]+[.K581])/2" office:value-type="float" office:value="0.00773352627268199" calcext:value-type="float">
            <text:p>0,008</text:p>
          </table:table-cell>
          <table:table-cell table:style-name="ce12" table:formula="of:=([.J581]+[.L581])/2" office:value-type="float" office:value="0.00795039224808449" calcext:value-type="float">
            <text:p>0,008</text:p>
          </table:table-cell>
          <table:table-cell table:style-name="ce12" table:formula="of:=[.K582]" office:value-type="float" office:value="0.00795039224808449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05" calcext:value-type="float">
            <text:p>2,9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2]+[.D582])/2" office:value-type="float" office:value="0.00129516772588604" calcext:value-type="float">
            <text:p>0,001</text:p>
          </table:table-cell>
          <table:table-cell table:style-name="ce12" table:formula="of:=([.C582]+[.E582])/2" office:value-type="float" office:value="0.00255500665246122" calcext:value-type="float">
            <text:p>0,003</text:p>
          </table:table-cell>
          <table:table-cell table:style-name="ce12" table:formula="of:=([.D582]+[.F582])/2" office:value-type="float" office:value="0.00374515165796056" calcext:value-type="float">
            <text:p>0,004</text:p>
          </table:table-cell>
          <table:table-cell table:style-name="ce12" table:formula="of:=([.E582]+[.G582])/2" office:value-type="float" office:value="0.00483313868911514" calcext:value-type="float">
            <text:p>0,005</text:p>
          </table:table-cell>
          <table:table-cell table:style-name="ce12" table:formula="of:=([.F582]+[.H582])/2" office:value-type="float" office:value="0.00578929029587981" calcext:value-type="float">
            <text:p>0,006</text:p>
          </table:table-cell>
          <table:table-cell table:style-name="ce12" table:formula="of:=([.G582]+[.I582])/2" office:value-type="float" office:value="0.00658752515492952" calcext:value-type="float">
            <text:p>0,007</text:p>
          </table:table-cell>
          <table:table-cell table:style-name="ce12" table:formula="of:=([.H582]+[.J582])/2" office:value-type="float" office:value="0.00720606950014628" calcext:value-type="float">
            <text:p>0,007</text:p>
          </table:table-cell>
          <table:table-cell table:style-name="ce12" table:formula="of:=([.I582]+[.K582])/2" office:value-type="float" office:value="0.0076280510542226" calcext:value-type="float">
            <text:p>0,008</text:p>
          </table:table-cell>
          <table:table-cell table:style-name="ce12" table:formula="of:=([.J582]+[.L582])/2" office:value-type="float" office:value="0.00784195926038324" calcext:value-type="float">
            <text:p>0,008</text:p>
          </table:table-cell>
          <table:table-cell table:style-name="ce12" table:formula="of:=[.K583]" office:value-type="float" office:value="0.00784195926038324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1" calcext:value-type="float">
            <text:p>2,9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3]+[.D583])/2" office:value-type="float" office:value="0.00127750332623061" calcext:value-type="float">
            <text:p>0,001</text:p>
          </table:table-cell>
          <table:table-cell table:style-name="ce12" table:formula="of:=([.C583]+[.E583])/2" office:value-type="float" office:value="0.0025201596919233" calcext:value-type="float">
            <text:p>0,003</text:p>
          </table:table-cell>
          <table:table-cell table:style-name="ce12" table:formula="of:=([.D583]+[.F583])/2" office:value-type="float" office:value="0.00369407267078818" calcext:value-type="float">
            <text:p>0,004</text:p>
          </table:table-cell>
          <table:table-cell table:style-name="ce12" table:formula="of:=([.E583]+[.G583])/2" office:value-type="float" office:value="0.00476722097692019" calcext:value-type="float">
            <text:p>0,005</text:p>
          </table:table-cell>
          <table:table-cell table:style-name="ce12" table:formula="of:=([.F583]+[.H583])/2" office:value-type="float" office:value="0.00571033192202233" calcext:value-type="float">
            <text:p>0,006</text:p>
          </table:table-cell>
          <table:table-cell table:style-name="ce12" table:formula="of:=([.G583]+[.I583])/2" office:value-type="float" office:value="0.00649767989801305" calcext:value-type="float">
            <text:p>0,006</text:p>
          </table:table-cell>
          <table:table-cell table:style-name="ce12" table:formula="of:=([.H583]+[.J583])/2" office:value-type="float" office:value="0.00710778810457606" calcext:value-type="float">
            <text:p>0,007</text:p>
          </table:table-cell>
          <table:table-cell table:style-name="ce12" table:formula="of:=([.I583]+[.K583])/2" office:value-type="float" office:value="0.00752401438026476" calcext:value-type="float">
            <text:p>0,008</text:p>
          </table:table-cell>
          <table:table-cell table:style-name="ce12" table:formula="of:=([.J583]+[.L583])/2" office:value-type="float" office:value="0.00773500515730292" calcext:value-type="float">
            <text:p>0,008</text:p>
          </table:table-cell>
          <table:table-cell table:style-name="ce12" table:formula="of:=[.K584]" office:value-type="float" office:value="0.00773500515730292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15" calcext:value-type="float">
            <text:p>2,9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4]+[.D584])/2" office:value-type="float" office:value="0.00126007984596165" calcext:value-type="float">
            <text:p>0,001</text:p>
          </table:table-cell>
          <table:table-cell table:style-name="ce12" table:formula="of:=([.C584]+[.E584])/2" office:value-type="float" office:value="0.0024857879985094" calcext:value-type="float">
            <text:p>0,002</text:p>
          </table:table-cell>
          <table:table-cell table:style-name="ce12" table:formula="of:=([.D584]+[.F584])/2" office:value-type="float" office:value="0.00364369033442175" calcext:value-type="float">
            <text:p>0,004</text:p>
          </table:table-cell>
          <table:table-cell table:style-name="ce12" table:formula="of:=([.E584]+[.G584])/2" office:value-type="float" office:value="0.00470220229640526" calcext:value-type="float">
            <text:p>0,005</text:p>
          </table:table-cell>
          <table:table-cell table:style-name="ce12" table:formula="of:=([.F584]+[.H584])/2" office:value-type="float" office:value="0.00563245043746662" calcext:value-type="float">
            <text:p>0,006</text:p>
          </table:table-cell>
          <table:table-cell table:style-name="ce12" table:formula="of:=([.G584]+[.I584])/2" office:value-type="float" office:value="0.0064090600132992" calcext:value-type="float">
            <text:p>0,006</text:p>
          </table:table-cell>
          <table:table-cell table:style-name="ce12" table:formula="of:=([.H584]+[.J584])/2" office:value-type="float" office:value="0.0070108471391389" calcext:value-type="float">
            <text:p>0,007</text:p>
          </table:table-cell>
          <table:table-cell table:style-name="ce12" table:formula="of:=([.I584]+[.K584])/2" office:value-type="float" office:value="0.00742139663093949" calcext:value-type="float">
            <text:p>0,007</text:p>
          </table:table-cell>
          <table:table-cell table:style-name="ce12" table:formula="of:=([.J584]+[.L584])/2" office:value-type="float" office:value="0.00762950976878384" calcext:value-type="float">
            <text:p>0,008</text:p>
          </table:table-cell>
          <table:table-cell table:style-name="ce12" table:formula="of:=[.K585]" office:value-type="float" office:value="0.00762950976878384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2" calcext:value-type="float">
            <text:p>2,9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5]+[.D585])/2" office:value-type="float" office:value="0.0012428939992547" calcext:value-type="float">
            <text:p>0,001</text:p>
          </table:table-cell>
          <table:table-cell table:style-name="ce12" table:formula="of:=([.C585]+[.E585])/2" office:value-type="float" office:value="0.0024518850901917" calcext:value-type="float">
            <text:p>0,002</text:p>
          </table:table-cell>
          <table:table-cell table:style-name="ce12" table:formula="of:=([.D585]+[.F585])/2" office:value-type="float" office:value="0.00359399514745733" calcext:value-type="float">
            <text:p>0,004</text:p>
          </table:table-cell>
          <table:table-cell table:style-name="ce12" table:formula="of:=([.E585]+[.G585])/2" office:value-type="float" office:value="0.00463807038594418" calcext:value-type="float">
            <text:p>0,005</text:p>
          </table:table-cell>
          <table:table-cell table:style-name="ce12" table:formula="of:=([.F585]+[.H585])/2" office:value-type="float" office:value="0.00555563115485223" calcext:value-type="float">
            <text:p>0,006</text:p>
          </table:table-cell>
          <table:table-cell table:style-name="ce12" table:formula="of:=([.G585]+[.I585])/2" office:value-type="float" office:value="0.00632164878830276" calcext:value-type="float">
            <text:p>0,006</text:p>
          </table:table-cell>
          <table:table-cell table:style-name="ce12" table:formula="of:=([.H585]+[.J585])/2" office:value-type="float" office:value="0.00691522832211935" calcext:value-type="float">
            <text:p>0,007</text:p>
          </table:table-cell>
          <table:table-cell table:style-name="ce12" table:formula="of:=([.I585]+[.K585])/2" office:value-type="float" office:value="0.00732017845396137" calcext:value-type="float">
            <text:p>0,007</text:p>
          </table:table-cell>
          <table:table-cell table:style-name="ce12" table:formula="of:=([.J585]+[.L585])/2" office:value-type="float" office:value="0.00752545319986167" calcext:value-type="float">
            <text:p>0,008</text:p>
          </table:table-cell>
          <table:table-cell table:style-name="ce12" table:formula="of:=[.K586]" office:value-type="float" office:value="0.00752545319986167" calcext:value-type="float">
            <text:p>0,008</text:p>
          </table:table-cell>
          <table:table-cell table:number-columns-repeated="8"/>
        </table:table-row>
        <table:table-row table:style-name="ro1">
          <table:table-cell table:style-name="ce3" office:value-type="float" office:value="2.925" calcext:value-type="float">
            <text:p>2,9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6]+[.D586])/2" office:value-type="float" office:value="0.00122594254509585" calcext:value-type="float">
            <text:p>0,001</text:p>
          </table:table-cell>
          <table:table-cell table:style-name="ce12" table:formula="of:=([.C586]+[.E586])/2" office:value-type="float" office:value="0.00241844457335601" calcext:value-type="float">
            <text:p>0,002</text:p>
          </table:table-cell>
          <table:table-cell table:style-name="ce12" table:formula="of:=([.D586]+[.F586])/2" office:value-type="float" office:value="0.00354497773806794" calcext:value-type="float">
            <text:p>0,004</text:p>
          </table:table-cell>
          <table:table-cell table:style-name="ce12" table:formula="of:=([.E586]+[.G586])/2" office:value-type="float" office:value="0.00457481315115478" calcext:value-type="float">
            <text:p>0,005</text:p>
          </table:table-cell>
          <table:table-cell table:style-name="ce12" table:formula="of:=([.F586]+[.H586])/2" office:value-type="float" office:value="0.00547985958712347" calcext:value-type="float">
            <text:p>0,005</text:p>
          </table:table-cell>
          <table:table-cell table:style-name="ce12" table:formula="of:=([.G586]+[.I586])/2" office:value-type="float" office:value="0.00623542973848579" calcext:value-type="float">
            <text:p>0,006</text:p>
          </table:table-cell>
          <table:table-cell table:style-name="ce12" table:formula="of:=([.H586]+[.J586])/2" office:value-type="float" office:value="0.00682091362113207" calcext:value-type="float">
            <text:p>0,007</text:p>
          </table:table-cell>
          <table:table-cell table:style-name="ce12" table:formula="of:=([.I586]+[.K586])/2" office:value-type="float" office:value="0.00722034076099051" calcext:value-type="float">
            <text:p>0,007</text:p>
          </table:table-cell>
          <table:table-cell table:style-name="ce12" table:formula="of:=([.J586]+[.L586])/2" office:value-type="float" office:value="0.00742281582691152" calcext:value-type="float">
            <text:p>0,007</text:p>
          </table:table-cell>
          <table:table-cell table:style-name="ce12" table:formula="of:=[.K587]" office:value-type="float" office:value="0.00742281582691152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3" calcext:value-type="float">
            <text:p>2,9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7]+[.D587])/2" office:value-type="float" office:value="0.00120922228667801" calcext:value-type="float">
            <text:p>0,001</text:p>
          </table:table-cell>
          <table:table-cell table:style-name="ce12" table:formula="of:=([.C587]+[.E587])/2" office:value-type="float" office:value="0.00238546014158189" calcext:value-type="float">
            <text:p>0,002</text:p>
          </table:table-cell>
          <table:table-cell table:style-name="ce12" table:formula="of:=([.D587]+[.F587])/2" office:value-type="float" office:value="0.00349662886225539" calcext:value-type="float">
            <text:p>0,003</text:p>
          </table:table-cell>
          <table:table-cell table:style-name="ce12" table:formula="of:=([.E587]+[.G587])/2" office:value-type="float" office:value="0.00451241866259571" calcext:value-type="float">
            <text:p>0,005</text:p>
          </table:table-cell>
          <table:table-cell table:style-name="ce12" table:formula="of:=([.F587]+[.H587])/2" office:value-type="float" office:value="0.00540512144482028" calcext:value-type="float">
            <text:p>0,005</text:p>
          </table:table-cell>
          <table:table-cell table:style-name="ce12" table:formula="of:=([.G587]+[.I587])/2" office:value-type="float" office:value="0.00615038660412777" calcext:value-type="float">
            <text:p>0,006</text:p>
          </table:table-cell>
          <table:table-cell table:style-name="ce12" table:formula="of:=([.H587]+[.J587])/2" office:value-type="float" office:value="0.00672788524973815" calcext:value-type="float">
            <text:p>0,007</text:p>
          </table:table-cell>
          <table:table-cell table:style-name="ce12" table:formula="of:=([.I587]+[.K587])/2" office:value-type="float" office:value="0.00712186472402179" calcext:value-type="float">
            <text:p>0,007</text:p>
          </table:table-cell>
          <table:table-cell table:style-name="ce12" table:formula="of:=([.J587]+[.L587])/2" office:value-type="float" office:value="0.00732157829395101" calcext:value-type="float">
            <text:p>0,007</text:p>
          </table:table-cell>
          <table:table-cell table:style-name="ce12" table:formula="of:=[.K588]" office:value-type="float" office:value="0.00732157829395101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35" calcext:value-type="float">
            <text:p>2,9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8]+[.D588])/2" office:value-type="float" office:value="0.00119273007079095" calcext:value-type="float">
            <text:p>0,001</text:p>
          </table:table-cell>
          <table:table-cell table:style-name="ce12" table:formula="of:=([.C588]+[.E588])/2" office:value-type="float" office:value="0.0023529255744667" calcext:value-type="float">
            <text:p>0,002</text:p>
          </table:table-cell>
          <table:table-cell table:style-name="ce12" table:formula="of:=([.D588]+[.F588])/2" office:value-type="float" office:value="0.0034489394020888" calcext:value-type="float">
            <text:p>0,003</text:p>
          </table:table-cell>
          <table:table-cell table:style-name="ce12" table:formula="of:=([.E588]+[.G588])/2" office:value-type="float" office:value="0.00445087515353784" calcext:value-type="float">
            <text:p>0,004</text:p>
          </table:table-cell>
          <table:table-cell table:style-name="ce12" table:formula="of:=([.F588]+[.H588])/2" office:value-type="float" office:value="0.00533140263336174" calcext:value-type="float">
            <text:p>0,005</text:p>
          </table:table-cell>
          <table:table-cell table:style-name="ce12" table:formula="of:=([.G588]+[.I588])/2" office:value-type="float" office:value="0.00606650334727921" calcext:value-type="float">
            <text:p>0,006</text:p>
          </table:table-cell>
          <table:table-cell table:style-name="ce12" table:formula="of:=([.H588]+[.J588])/2" office:value-type="float" office:value="0.00663612566407478" calcext:value-type="float">
            <text:p>0,007</text:p>
          </table:table-cell>
          <table:table-cell table:style-name="ce12" table:formula="of:=([.I588]+[.K588])/2" office:value-type="float" office:value="0.00702473177184458" calcext:value-type="float">
            <text:p>0,007</text:p>
          </table:table-cell>
          <table:table-cell table:style-name="ce12" table:formula="of:=([.J588]+[.L588])/2" office:value-type="float" office:value="0.0072217215089864" calcext:value-type="float">
            <text:p>0,007</text:p>
          </table:table-cell>
          <table:table-cell table:style-name="ce12" table:formula="of:=[.K589]" office:value-type="float" office:value="0.0072217215089864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4" calcext:value-type="float">
            <text:p>2,9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89]+[.D589])/2" office:value-type="float" office:value="0.00117646278723335" calcext:value-type="float">
            <text:p>0,001</text:p>
          </table:table-cell>
          <table:table-cell table:style-name="ce12" table:formula="of:=([.C589]+[.E589])/2" office:value-type="float" office:value="0.00232083473643987" calcext:value-type="float">
            <text:p>0,002</text:p>
          </table:table-cell>
          <table:table-cell table:style-name="ce12" table:formula="of:=([.D589]+[.F589])/2" office:value-type="float" office:value="0.00340190036400227" calcext:value-type="float">
            <text:p>0,003</text:p>
          </table:table-cell>
          <table:table-cell table:style-name="ce12" table:formula="of:=([.E589]+[.G589])/2" office:value-type="float" office:value="0.00439017101772527" calcext:value-type="float">
            <text:p>0,004</text:p>
          </table:table-cell>
          <table:table-cell table:style-name="ce12" table:formula="of:=([.F589]+[.H589])/2" office:value-type="float" office:value="0.00525868925040853" calcext:value-type="float">
            <text:p>0,005</text:p>
          </table:table-cell>
          <table:table-cell table:style-name="ce12" table:formula="of:=([.G589]+[.I589])/2" office:value-type="float" office:value="0.00598376414871826" calcext:value-type="float">
            <text:p>0,006</text:p>
          </table:table-cell>
          <table:table-cell table:style-name="ce12" table:formula="of:=([.H589]+[.J589])/2" office:value-type="float" office:value="0.0065456175595619" calcext:value-type="float">
            <text:p>0,007</text:p>
          </table:table-cell>
          <table:table-cell table:style-name="ce12" table:formula="of:=([.I589]+[.K589])/2" office:value-type="float" office:value="0.00692892358653059" calcext:value-type="float">
            <text:p>0,007</text:p>
          </table:table-cell>
          <table:table-cell table:style-name="ce12" table:formula="of:=([.J589]+[.L589])/2" office:value-type="float" office:value="0.00712322664041549" calcext:value-type="float">
            <text:p>0,007</text:p>
          </table:table-cell>
          <table:table-cell table:style-name="ce12" table:formula="of:=[.K590]" office:value-type="float" office:value="0.00712322664041549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45" calcext:value-type="float">
            <text:p>2,9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0]+[.D590])/2" office:value-type="float" office:value="0.00116041736821994" calcext:value-type="float">
            <text:p>0,001</text:p>
          </table:table-cell>
          <table:table-cell table:style-name="ce12" table:formula="of:=([.C590]+[.E590])/2" office:value-type="float" office:value="0.00228918157561781" calcext:value-type="float">
            <text:p>0,002</text:p>
          </table:table-cell>
          <table:table-cell table:style-name="ce12" table:formula="of:=([.D590]+[.F590])/2" office:value-type="float" office:value="0.00335550287708257" calcext:value-type="float">
            <text:p>0,003</text:p>
          </table:table-cell>
          <table:table-cell table:style-name="ce12" table:formula="of:=([.E590]+[.G590])/2" office:value-type="float" office:value="0.0043302948072054" calcext:value-type="float">
            <text:p>0,004</text:p>
          </table:table-cell>
          <table:table-cell table:style-name="ce12" table:formula="of:=([.F590]+[.H590])/2" office:value-type="float" office:value="0.00518696758322176" calcext:value-type="float">
            <text:p>0,005</text:p>
          </table:table-cell>
          <table:table-cell table:style-name="ce12" table:formula="of:=([.G590]+[.I590])/2" office:value-type="float" office:value="0.00590215340498521" calcext:value-type="float">
            <text:p>0,006</text:p>
          </table:table-cell>
          <table:table-cell table:style-name="ce12" table:formula="of:=([.H590]+[.J590])/2" office:value-type="float" office:value="0.00645634386762443" calcext:value-type="float">
            <text:p>0,006</text:p>
          </table:table-cell>
          <table:table-cell table:style-name="ce12" table:formula="of:=([.I590]+[.K590])/2" office:value-type="float" office:value="0.00683442209998869" calcext:value-type="float">
            <text:p>0,007</text:p>
          </table:table-cell>
          <table:table-cell table:style-name="ce12" table:formula="of:=([.J590]+[.L590])/2" office:value-type="float" office:value="0.00702607511347304" calcext:value-type="float">
            <text:p>0,007</text:p>
          </table:table-cell>
          <table:table-cell table:style-name="ce12" table:formula="of:=[.K591]" office:value-type="float" office:value="0.00702607511347304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5" calcext:value-type="float">
            <text:p>2,9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1]+[.D591])/2" office:value-type="float" office:value="0.00114459078780891" calcext:value-type="float">
            <text:p>0,001</text:p>
          </table:table-cell>
          <table:table-cell table:style-name="ce12" table:formula="of:=([.C591]+[.E591])/2" office:value-type="float" office:value="0.00225796012265125" calcext:value-type="float">
            <text:p>0,002</text:p>
          </table:table-cell>
          <table:table-cell table:style-name="ce12" table:formula="of:=([.D591]+[.F591])/2" office:value-type="float" office:value="0.0033097381914116" calcext:value-type="float">
            <text:p>0,003</text:p>
          </table:table-cell>
          <table:table-cell table:style-name="ce12" table:formula="of:=([.E591]+[.G591])/2" office:value-type="float" office:value="0.00427123523015217" calcext:value-type="float">
            <text:p>0,004</text:p>
          </table:table-cell>
          <table:table-cell table:style-name="ce12" table:formula="of:=([.F591]+[.H591])/2" office:value-type="float" office:value="0.00511622410609531" calcext:value-type="float">
            <text:p>0,005</text:p>
          </table:table-cell>
          <table:table-cell table:style-name="ce12" table:formula="of:=([.G591]+[.I591])/2" office:value-type="float" office:value="0.00582165572542309" calcext:value-type="float">
            <text:p>0,006</text:p>
          </table:table-cell>
          <table:table-cell table:style-name="ce12" table:formula="of:=([.H591]+[.J591])/2" office:value-type="float" office:value="0.00636828775248695" calcext:value-type="float">
            <text:p>0,006</text:p>
          </table:table-cell>
          <table:table-cell table:style-name="ce12" table:formula="of:=([.I591]+[.K591])/2" office:value-type="float" office:value="0.00674120949054873" calcext:value-type="float">
            <text:p>0,007</text:p>
          </table:table-cell>
          <table:table-cell table:style-name="ce12" table:formula="of:=([.J591]+[.L591])/2" office:value-type="float" office:value="0.00693024860673087" calcext:value-type="float">
            <text:p>0,007</text:p>
          </table:table-cell>
          <table:table-cell table:style-name="ce12" table:formula="of:=[.K592]" office:value-type="float" office:value="0.00693024860673087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55" calcext:value-type="float">
            <text:p>2,9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2]+[.D592])/2" office:value-type="float" office:value="0.00112898006132563" calcext:value-type="float">
            <text:p>0,001</text:p>
          </table:table-cell>
          <table:table-cell table:style-name="ce12" table:formula="of:=([.C592]+[.E592])/2" office:value-type="float" office:value="0.00222716448961025" calcext:value-type="float">
            <text:p>0,002</text:p>
          </table:table-cell>
          <table:table-cell table:style-name="ce12" table:formula="of:=([.D592]+[.F592])/2" office:value-type="float" office:value="0.00326459767640171" calcext:value-type="float">
            <text:p>0,003</text:p>
          </table:table-cell>
          <table:table-cell table:style-name="ce12" table:formula="of:=([.E592]+[.G592])/2" office:value-type="float" office:value="0.00421298114875346" calcext:value-type="float">
            <text:p>0,004</text:p>
          </table:table-cell>
          <table:table-cell table:style-name="ce12" table:formula="of:=([.F592]+[.H592])/2" office:value-type="float" office:value="0.00504644547778763" calcext:value-type="float">
            <text:p>0,005</text:p>
          </table:table-cell>
          <table:table-cell table:style-name="ce12" table:formula="of:=([.G592]+[.I592])/2" office:value-type="float" office:value="0.00574225592929113" calcext:value-type="float">
            <text:p>0,006</text:p>
          </table:table-cell>
          <table:table-cell table:style-name="ce12" table:formula="of:=([.H592]+[.J592])/2" office:value-type="float" office:value="0.00628143260798591" calcext:value-type="float">
            <text:p>0,006</text:p>
          </table:table-cell>
          <table:table-cell table:style-name="ce12" table:formula="of:=([.I592]+[.K592])/2" office:value-type="float" office:value="0.00664926817960891" calcext:value-type="float">
            <text:p>0,007</text:p>
          </table:table-cell>
          <table:table-cell table:style-name="ce12" table:formula="of:=([.J592]+[.L592])/2" office:value-type="float" office:value="0.0068357290486398" calcext:value-type="float">
            <text:p>0,007</text:p>
          </table:table-cell>
          <table:table-cell table:style-name="ce12" table:formula="of:=[.K593]" office:value-type="float" office:value="0.0068357290486398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6" calcext:value-type="float">
            <text:p>2,9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3]+[.D593])/2" office:value-type="float" office:value="0.00111358224480513" calcext:value-type="float">
            <text:p>0,001</text:p>
          </table:table-cell>
          <table:table-cell table:style-name="ce12" table:formula="of:=([.C593]+[.E593])/2" office:value-type="float" office:value="0.00219678886886367" calcext:value-type="float">
            <text:p>0,002</text:p>
          </table:table-cell>
          <table:table-cell table:style-name="ce12" table:formula="of:=([.D593]+[.F593])/2" office:value-type="float" office:value="0.00322007281918185" calcext:value-type="float">
            <text:p>0,003</text:p>
          </table:table-cell>
          <table:table-cell table:style-name="ce12" table:formula="of:=([.E593]+[.G593])/2" office:value-type="float" office:value="0.00415552157709467" calcext:value-type="float">
            <text:p>0,004</text:p>
          </table:table-cell>
          <table:table-cell table:style-name="ce12" table:formula="of:=([.F593]+[.H593])/2" office:value-type="float" office:value="0.00497761853902229" calcext:value-type="float">
            <text:p>0,005</text:p>
          </table:table-cell>
          <table:table-cell table:style-name="ce12" table:formula="of:=([.G593]+[.I593])/2" office:value-type="float" office:value="0.00566393904288677" calcext:value-type="float">
            <text:p>0,006</text:p>
          </table:table-cell>
          <table:table-cell table:style-name="ce12" table:formula="of:=([.H593]+[.J593])/2" office:value-type="float" office:value="0.00619576205445002" calcext:value-type="float">
            <text:p>0,006</text:p>
          </table:table-cell>
          <table:table-cell table:style-name="ce12" table:formula="of:=([.I593]+[.K593])/2" office:value-type="float" office:value="0.00655858082831286" calcext:value-type="float">
            <text:p>0,007</text:p>
          </table:table-cell>
          <table:table-cell table:style-name="ce12" table:formula="of:=([.J593]+[.L593])/2" office:value-type="float" office:value="0.00674249861412436" calcext:value-type="float">
            <text:p>0,007</text:p>
          </table:table-cell>
          <table:table-cell table:style-name="ce12" table:formula="of:=[.K594]" office:value-type="float" office:value="0.00674249861412436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65" calcext:value-type="float">
            <text:p>2,9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4]+[.D594])/2" office:value-type="float" office:value="0.00109839443443183" calcext:value-type="float">
            <text:p>0,001</text:p>
          </table:table-cell>
          <table:table-cell table:style-name="ce12" table:formula="of:=([.C594]+[.E594])/2" office:value-type="float" office:value="0.00216682753199349" calcext:value-type="float">
            <text:p>0,002</text:p>
          </table:table-cell>
          <table:table-cell table:style-name="ce12" table:formula="of:=([.D594]+[.F594])/2" office:value-type="float" office:value="0.00317615522297917" calcext:value-type="float">
            <text:p>0,003</text:p>
          </table:table-cell>
          <table:table-cell table:style-name="ce12" table:formula="of:=([.E594]+[.G594])/2" office:value-type="float" office:value="0.00409884567910207" calcext:value-type="float">
            <text:p>0,004</text:p>
          </table:table-cell>
          <table:table-cell table:style-name="ce12" table:formula="of:=([.F594]+[.H594])/2" office:value-type="float" office:value="0.00490973030999072" calcext:value-type="float">
            <text:p>0,005</text:p>
          </table:table-cell>
          <table:table-cell table:style-name="ce12" table:formula="of:=([.G594]+[.I594])/2" office:value-type="float" office:value="0.00558669029673616" calcext:value-type="float">
            <text:p>0,006</text:p>
          </table:table-cell>
          <table:table-cell table:style-name="ce12" table:formula="of:=([.H594]+[.J594])/2" office:value-type="float" office:value="0.00611125993559982" calcext:value-type="float">
            <text:p>0,006</text:p>
          </table:table-cell>
          <table:table-cell table:style-name="ce12" table:formula="of:=([.I594]+[.K594])/2" office:value-type="float" office:value="0.00646913033428719" calcext:value-type="float">
            <text:p>0,006</text:p>
          </table:table-cell>
          <table:table-cell table:style-name="ce12" table:formula="of:=([.J594]+[.L594])/2" office:value-type="float" office:value="0.00665053972121861" calcext:value-type="float">
            <text:p>0,007</text:p>
          </table:table-cell>
          <table:table-cell table:style-name="ce12" table:formula="of:=[.K595]" office:value-type="float" office:value="0.00665053972121861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7" calcext:value-type="float">
            <text:p>2,9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5]+[.D595])/2" office:value-type="float" office:value="0.00108341376599675" calcext:value-type="float">
            <text:p>0,001</text:p>
          </table:table-cell>
          <table:table-cell table:style-name="ce12" table:formula="of:=([.C595]+[.E595])/2" office:value-type="float" office:value="0.0021372748287055" calcext:value-type="float">
            <text:p>0,002</text:p>
          </table:table-cell>
          <table:table-cell table:style-name="ce12" table:formula="of:=([.D595]+[.F595])/2" office:value-type="float" office:value="0.00313283660554778" calcext:value-type="float">
            <text:p>0,003</text:p>
          </table:table-cell>
          <table:table-cell table:style-name="ce12" table:formula="of:=([.E595]+[.G595])/2" office:value-type="float" office:value="0.00404294276648495" calcext:value-type="float">
            <text:p>0,004</text:p>
          </table:table-cell>
          <table:table-cell table:style-name="ce12" table:formula="of:=([.F595]+[.H595])/2" office:value-type="float" office:value="0.00484276798791911" calcext:value-type="float">
            <text:p>0,005</text:p>
          </table:table-cell>
          <table:table-cell table:style-name="ce12" table:formula="of:=([.G595]+[.I595])/2" office:value-type="float" office:value="0.00551049512279527" calcext:value-type="float">
            <text:p>0,006</text:p>
          </table:table-cell>
          <table:table-cell table:style-name="ce12" table:formula="of:=([.H595]+[.J595])/2" office:value-type="float" office:value="0.00602791031551167" calcext:value-type="float">
            <text:p>0,006</text:p>
          </table:table-cell>
          <table:table-cell table:style-name="ce12" table:formula="of:=([.I595]+[.K595])/2" office:value-type="float" office:value="0.00638089982840921" calcext:value-type="float">
            <text:p>0,006</text:p>
          </table:table-cell>
          <table:table-cell table:style-name="ce12" table:formula="of:=([.J595]+[.L595])/2" office:value-type="float" office:value="0.0065598350277529" calcext:value-type="float">
            <text:p>0,007</text:p>
          </table:table-cell>
          <table:table-cell table:style-name="ce12" table:formula="of:=[.K596]" office:value-type="float" office:value="0.0065598350277529" calcext:value-type="float">
            <text:p>0,007</text:p>
          </table:table-cell>
          <table:table-cell table:number-columns-repeated="8"/>
        </table:table-row>
        <table:table-row table:style-name="ro1">
          <table:table-cell table:style-name="ce3" office:value-type="float" office:value="2.975" calcext:value-type="float">
            <text:p>2,9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6]+[.D596])/2" office:value-type="float" office:value="0.00106863741435275" calcext:value-type="float">
            <text:p>0,001</text:p>
          </table:table-cell>
          <table:table-cell table:style-name="ce12" table:formula="of:=([.C596]+[.E596])/2" office:value-type="float" office:value="0.00210812518577226" calcext:value-type="float">
            <text:p>0,002</text:p>
          </table:table-cell>
          <table:table-cell table:style-name="ce12" table:formula="of:=([.D596]+[.F596])/2" office:value-type="float" office:value="0.00309010879759522" calcext:value-type="float">
            <text:p>0,003</text:p>
          </table:table-cell>
          <table:table-cell table:style-name="ce12" table:formula="of:=([.E596]+[.G596])/2" office:value-type="float" office:value="0.00398780229673345" calcext:value-type="float">
            <text:p>0,004</text:p>
          </table:table-cell>
          <table:table-cell table:style-name="ce12" table:formula="of:=([.F596]+[.H596])/2" office:value-type="float" office:value="0.00477671894464011" calcext:value-type="float">
            <text:p>0,005</text:p>
          </table:table-cell>
          <table:table-cell table:style-name="ce12" table:formula="of:=([.G596]+[.I596])/2" office:value-type="float" office:value="0.00543533915171539" calcext:value-type="float">
            <text:p>0,005</text:p>
          </table:table-cell>
          <table:table-cell table:style-name="ce12" table:formula="of:=([.H596]+[.J596])/2" office:value-type="float" office:value="0.00594569747560224" calcext:value-type="float">
            <text:p>0,006</text:p>
          </table:table-cell>
          <table:table-cell table:style-name="ce12" table:formula="of:=([.I596]+[.K596])/2" office:value-type="float" office:value="0.00629387267163228" calcext:value-type="float">
            <text:p>0,006</text:p>
          </table:table-cell>
          <table:table-cell table:style-name="ce12" table:formula="of:=([.J596]+[.L596])/2" office:value-type="float" office:value="0.00647036742808105" calcext:value-type="float">
            <text:p>0,006</text:p>
          </table:table-cell>
          <table:table-cell table:style-name="ce12" table:formula="of:=[.K597]" office:value-type="float" office:value="0.00647036742808105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2.98" calcext:value-type="float">
            <text:p>2,9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7]+[.D597])/2" office:value-type="float" office:value="0.00105406259288613" calcext:value-type="float">
            <text:p>0,001</text:p>
          </table:table-cell>
          <table:table-cell table:style-name="ce12" table:formula="of:=([.C597]+[.E597])/2" office:value-type="float" office:value="0.00207937310597399" calcext:value-type="float">
            <text:p>0,002</text:p>
          </table:table-cell>
          <table:table-cell table:style-name="ce12" table:formula="of:=([.D597]+[.F597])/2" office:value-type="float" office:value="0.00304796374125286" calcext:value-type="float">
            <text:p>0,003</text:p>
          </table:table-cell>
          <table:table-cell table:style-name="ce12" table:formula="of:=([.E597]+[.G597])/2" office:value-type="float" office:value="0.00393341387111767" calcext:value-type="float">
            <text:p>0,004</text:p>
          </table:table-cell>
          <table:table-cell table:style-name="ce12" table:formula="of:=([.F597]+[.H597])/2" office:value-type="float" office:value="0.00471157072422442" calcext:value-type="float">
            <text:p>0,005</text:p>
          </table:table-cell>
          <table:table-cell table:style-name="ce12" table:formula="of:=([.G597]+[.I597])/2" office:value-type="float" office:value="0.00536120821012117" calcext:value-type="float">
            <text:p>0,005</text:p>
          </table:table-cell>
          <table:table-cell table:style-name="ce12" table:formula="of:=([.H597]+[.J597])/2" office:value-type="float" office:value="0.00586460591167384" calcext:value-type="float">
            <text:p>0,006</text:p>
          </table:table-cell>
          <table:table-cell table:style-name="ce12" table:formula="of:=([.I597]+[.K597])/2" office:value-type="float" office:value="0.00620803245184165" calcext:value-type="float">
            <text:p>0,006</text:p>
          </table:table-cell>
          <table:table-cell table:style-name="ce12" table:formula="of:=([.J597]+[.L597])/2" office:value-type="float" office:value="0.00638212004985667" calcext:value-type="float">
            <text:p>0,006</text:p>
          </table:table-cell>
          <table:table-cell table:style-name="ce12" table:formula="of:=[.K598]" office:value-type="float" office:value="0.00638212004985667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2.985" calcext:value-type="float">
            <text:p>2,9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8]+[.D598])/2" office:value-type="float" office:value="0.00103968655298699" calcext:value-type="float">
            <text:p>0,001</text:p>
          </table:table-cell>
          <table:table-cell table:style-name="ce12" table:formula="of:=([.C598]+[.E598])/2" office:value-type="float" office:value="0.00205101316706949" calcext:value-type="float">
            <text:p>0,002</text:p>
          </table:table-cell>
          <table:table-cell table:style-name="ce12" table:formula="of:=([.D598]+[.F598])/2" office:value-type="float" office:value="0.00300639348854583" calcext:value-type="float">
            <text:p>0,003</text:p>
          </table:table-cell>
          <table:table-cell table:style-name="ce12" table:formula="of:=([.E598]+[.G598])/2" office:value-type="float" office:value="0.00387976723273864" calcext:value-type="float">
            <text:p>0,004</text:p>
          </table:table-cell>
          <table:table-cell table:style-name="ce12" table:formula="of:=([.F598]+[.H598])/2" office:value-type="float" office:value="0.00464731104061942" calcext:value-type="float">
            <text:p>0,005</text:p>
          </table:table-cell>
          <table:table-cell table:style-name="ce12" table:formula="of:=([.G598]+[.I598])/2" office:value-type="float" office:value="0.00528808831794913" calcext:value-type="float">
            <text:p>0,005</text:p>
          </table:table-cell>
          <table:table-cell table:style-name="ce12" table:formula="of:=([.H598]+[.J598])/2" office:value-type="float" office:value="0.00578462033098141" calcext:value-type="float">
            <text:p>0,006</text:p>
          </table:table-cell>
          <table:table-cell table:style-name="ce12" table:formula="of:=([.I598]+[.K598])/2" office:value-type="float" office:value="0.00612336298076525" calcext:value-type="float">
            <text:p>0,006</text:p>
          </table:table-cell>
          <table:table-cell table:style-name="ce12" table:formula="of:=([.J598]+[.L598])/2" office:value-type="float" office:value="0.00629507625084916" calcext:value-type="float">
            <text:p>0,006</text:p>
          </table:table-cell>
          <table:table-cell table:style-name="ce12" table:formula="of:=[.K599]" office:value-type="float" office:value="0.00629507625084916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2.99" calcext:value-type="float">
            <text:p>2,9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599]+[.D599])/2" office:value-type="float" office:value="0.00102550658353475" calcext:value-type="float">
            <text:p>0,001</text:p>
          </table:table-cell>
          <table:table-cell table:style-name="ce12" table:formula="of:=([.C599]+[.E599])/2" office:value-type="float" office:value="0.00202304002076641" calcext:value-type="float">
            <text:p>0,002</text:p>
          </table:table-cell>
          <table:table-cell table:style-name="ce12" table:formula="of:=([.D599]+[.F599])/2" office:value-type="float" office:value="0.00296539019990407" calcext:value-type="float">
            <text:p>0,003</text:p>
          </table:table-cell>
          <table:table-cell table:style-name="ce12" table:formula="of:=([.E599]+[.G599])/2" office:value-type="float" office:value="0.00382685226458262" calcext:value-type="float">
            <text:p>0,004</text:p>
          </table:table-cell>
          <table:table-cell table:style-name="ce12" table:formula="of:=([.F599]+[.H599])/2" office:value-type="float" office:value="0.00458392777534388" calcext:value-type="float">
            <text:p>0,005</text:p>
          </table:table-cell>
          <table:table-cell table:style-name="ce12" table:formula="of:=([.G599]+[.I599])/2" office:value-type="float" office:value="0.00521596568580041" calcext:value-type="float">
            <text:p>0,005</text:p>
          </table:table-cell>
          <table:table-cell table:style-name="ce12" table:formula="of:=([.H599]+[.J599])/2" office:value-type="float" office:value="0.00570572564935719" calcext:value-type="float">
            <text:p>0,006</text:p>
          </table:table-cell>
          <table:table-cell table:style-name="ce12" table:formula="of:=([.I599]+[.K599])/2" office:value-type="float" office:value="0.00603984829091528" calcext:value-type="float">
            <text:p>0,006</text:p>
          </table:table-cell>
          <table:table-cell table:style-name="ce12" table:formula="of:=([.J599]+[.L599])/2" office:value-type="float" office:value="0.00620921961580721" calcext:value-type="float">
            <text:p>0,006</text:p>
          </table:table-cell>
          <table:table-cell table:style-name="ce12" table:formula="of:=[.K600]" office:value-type="float" office:value="0.00620921961580721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2.995" calcext:value-type="float">
            <text:p>2,9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0]+[.D600])/2" office:value-type="float" office:value="0.0010115200103832" calcext:value-type="float">
            <text:p>0,001</text:p>
          </table:table-cell>
          <table:table-cell table:style-name="ce12" table:formula="of:=([.C600]+[.E600])/2" office:value-type="float" office:value="0.00199544839171941" calcext:value-type="float">
            <text:p>0,002</text:p>
          </table:table-cell>
          <table:table-cell table:style-name="ce12" table:formula="of:=([.D600]+[.F600])/2" office:value-type="float" office:value="0.00292494614267452" calcext:value-type="float">
            <text:p>0,003</text:p>
          </table:table-cell>
          <table:table-cell table:style-name="ce12" table:formula="of:=([.E600]+[.G600])/2" office:value-type="float" office:value="0.00377465898762397" calcext:value-type="float">
            <text:p>0,004</text:p>
          </table:table-cell>
          <table:table-cell table:style-name="ce12" table:formula="of:=([.F600]+[.H600])/2" office:value-type="float" office:value="0.00452140897519152" calcext:value-type="float">
            <text:p>0,005</text:p>
          </table:table-cell>
          <table:table-cell table:style-name="ce12" table:formula="of:=([.G600]+[.I600])/2" office:value-type="float" office:value="0.00514482671235054" calcext:value-type="float">
            <text:p>0,005</text:p>
          </table:table-cell>
          <table:table-cell table:style-name="ce12" table:formula="of:=([.H600]+[.J600])/2" office:value-type="float" office:value="0.00562790698835785" calcext:value-type="float">
            <text:p>0,006</text:p>
          </table:table-cell>
          <table:table-cell table:style-name="ce12" table:formula="of:=([.I600]+[.K600])/2" office:value-type="float" office:value="0.0059574726325822" calcext:value-type="float">
            <text:p>0,006</text:p>
          </table:table-cell>
          <table:table-cell table:style-name="ce12" table:formula="of:=([.J600]+[.L600])/2" office:value-type="float" office:value="0.00612453395336125" calcext:value-type="float">
            <text:p>0,006</text:p>
          </table:table-cell>
          <table:table-cell table:style-name="ce12" table:formula="of:=[.K601]" office:value-type="float" office:value="0.00612453395336125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,0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1]+[.D601])/2" office:value-type="float" office:value="0.000997724195859703" calcext:value-type="float">
            <text:p>0,001</text:p>
          </table:table-cell>
          <table:table-cell table:style-name="ce12" table:formula="of:=([.C601]+[.E601])/2" office:value-type="float" office:value="0.00196823307652886" calcext:value-type="float">
            <text:p>0,002</text:p>
          </table:table-cell>
          <table:table-cell table:style-name="ce12" table:formula="of:=([.D601]+[.F601])/2" office:value-type="float" office:value="0.00288505368967169" calcext:value-type="float">
            <text:p>0,003</text:p>
          </table:table-cell>
          <table:table-cell table:style-name="ce12" table:formula="of:=([.E601]+[.G601])/2" office:value-type="float" office:value="0.00372317755893302" calcext:value-type="float">
            <text:p>0,004</text:p>
          </table:table-cell>
          <table:table-cell table:style-name="ce12" table:formula="of:=([.F601]+[.H601])/2" office:value-type="float" office:value="0.00445974284998726" calcext:value-type="float">
            <text:p>0,004</text:p>
          </table:table-cell>
          <table:table-cell table:style-name="ce12" table:formula="of:=([.G601]+[.I601])/2" office:value-type="float" office:value="0.00507465798177468" calcext:value-type="float">
            <text:p>0,005</text:p>
          </table:table-cell>
          <table:table-cell table:style-name="ce12" table:formula="of:=([.H601]+[.J601])/2" office:value-type="float" office:value="0.00555114967246637" calcext:value-type="float">
            <text:p>0,006</text:p>
          </table:table-cell>
          <table:table-cell table:style-name="ce12" table:formula="of:=([.I601]+[.K601])/2" office:value-type="float" office:value="0.00587622047085955" calcext:value-type="float">
            <text:p>0,006</text:p>
          </table:table-cell>
          <table:table-cell table:style-name="ce12" table:formula="of:=([.J601]+[.L601])/2" office:value-type="float" office:value="0.00604100329297172" calcext:value-type="float">
            <text:p>0,006</text:p>
          </table:table-cell>
          <table:table-cell table:style-name="ce12" table:formula="of:=[.K602]" office:value-type="float" office:value="0.00604100329297172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05" calcext:value-type="float">
            <text:p>3,0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2]+[.D602])/2" office:value-type="float" office:value="0.00098411653826443" calcext:value-type="float">
            <text:p>0,001</text:p>
          </table:table-cell>
          <table:table-cell table:style-name="ce12" table:formula="of:=([.C602]+[.E602])/2" office:value-type="float" office:value="0.0019413889427657" calcext:value-type="float">
            <text:p>0,002</text:p>
          </table:table-cell>
          <table:table-cell table:style-name="ce12" table:formula="of:=([.D602]+[.F602])/2" office:value-type="float" office:value="0.00284570531773094" calcext:value-type="float">
            <text:p>0,003</text:p>
          </table:table-cell>
          <table:table-cell table:style-name="ce12" table:formula="of:=([.E602]+[.G602])/2" office:value-type="float" office:value="0.00367239826982947" calcext:value-type="float">
            <text:p>0,004</text:p>
          </table:table-cell>
          <table:table-cell table:style-name="ce12" table:formula="of:=([.F602]+[.H602])/2" office:value-type="float" office:value="0.00439891777035385" calcext:value-type="float">
            <text:p>0,004</text:p>
          </table:table-cell>
          <table:table-cell table:style-name="ce12" table:formula="of:=([.G602]+[.I602])/2" office:value-type="float" office:value="0.00500544626122681" calcext:value-type="float">
            <text:p>0,005</text:p>
          </table:table-cell>
          <table:table-cell table:style-name="ce12" table:formula="of:=([.H602]+[.J602])/2" office:value-type="float" office:value="0.00547543922631712" calcext:value-type="float">
            <text:p>0,005</text:p>
          </table:table-cell>
          <table:table-cell table:style-name="ce12" table:formula="of:=([.I602]+[.K602])/2" office:value-type="float" office:value="0.00579607648271904" calcext:value-type="float">
            <text:p>0,006</text:p>
          </table:table-cell>
          <table:table-cell table:style-name="ce12" table:formula="of:=([.J602]+[.L602])/2" office:value-type="float" office:value="0.00595861188191563" calcext:value-type="float">
            <text:p>0,006</text:p>
          </table:table-cell>
          <table:table-cell table:style-name="ce12" table:formula="of:=[.K603]" office:value-type="float" office:value="0.00595861188191563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1" calcext:value-type="float">
            <text:p>3,0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3]+[.D603])/2" office:value-type="float" office:value="0.000970694471382849" calcext:value-type="float">
            <text:p>0,001</text:p>
          </table:table-cell>
          <table:table-cell table:style-name="ce12" table:formula="of:=([.C603]+[.E603])/2" office:value-type="float" office:value="0.00191491092799768" calcext:value-type="float">
            <text:p>0,002</text:p>
          </table:table-cell>
          <table:table-cell table:style-name="ce12" table:formula="of:=([.D603]+[.F603])/2" office:value-type="float" office:value="0.00280689360629759" calcext:value-type="float">
            <text:p>0,003</text:p>
          </table:table-cell>
          <table:table-cell table:style-name="ce12" table:formula="of:=([.E603]+[.G603])/2" office:value-type="float" office:value="0.0036223115440424" calcext:value-type="float">
            <text:p>0,004</text:p>
          </table:table-cell>
          <table:table-cell table:style-name="ce12" table:formula="of:=([.F603]+[.H603])/2" office:value-type="float" office:value="0.00433892226552814" calcext:value-type="float">
            <text:p>0,004</text:p>
          </table:table-cell>
          <table:table-cell table:style-name="ce12" table:formula="of:=([.G603]+[.I603])/2" office:value-type="float" office:value="0.00493717849833548" calcext:value-type="float">
            <text:p>0,005</text:p>
          </table:table-cell>
          <table:table-cell table:style-name="ce12" table:formula="of:=([.H603]+[.J603])/2" office:value-type="float" office:value="0.00540076137197293" calcext:value-type="float">
            <text:p>0,005</text:p>
          </table:table-cell>
          <table:table-cell table:style-name="ce12" table:formula="of:=([.I603]+[.K603])/2" office:value-type="float" office:value="0.00571702555411638" calcext:value-type="float">
            <text:p>0,006</text:p>
          </table:table-cell>
          <table:table-cell table:style-name="ce12" table:formula="of:=([.J603]+[.L603])/2" office:value-type="float" office:value="0.00587734418231734" calcext:value-type="float">
            <text:p>0,006</text:p>
          </table:table-cell>
          <table:table-cell table:style-name="ce12" table:formula="of:=[.K604]" office:value-type="float" office:value="0.00587734418231734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15" calcext:value-type="float">
            <text:p>3,0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4]+[.D604])/2" office:value-type="float" office:value="0.000957455463998842" calcext:value-type="float">
            <text:p>0,001</text:p>
          </table:table-cell>
          <table:table-cell table:style-name="ce12" table:formula="of:=([.C604]+[.E604])/2" office:value-type="float" office:value="0.00188879403884022" calcext:value-type="float">
            <text:p>0,002</text:p>
          </table:table-cell>
          <table:table-cell table:style-name="ce12" table:formula="of:=([.D604]+[.F604])/2" office:value-type="float" office:value="0.00276861123602004" calcext:value-type="float">
            <text:p>0,003</text:p>
          </table:table-cell>
          <table:table-cell table:style-name="ce12" table:formula="of:=([.E604]+[.G604])/2" office:value-type="float" office:value="0.00357290793591286" calcext:value-type="float">
            <text:p>0,004</text:p>
          </table:table-cell>
          <table:table-cell table:style-name="ce12" table:formula="of:=([.F604]+[.H604])/2" office:value-type="float" office:value="0.00427974502118894" calcext:value-type="float">
            <text:p>0,004</text:p>
          </table:table-cell>
          <table:table-cell table:style-name="ce12" table:formula="of:=([.G604]+[.I604])/2" office:value-type="float" office:value="0.00486984181875054" calcext:value-type="float">
            <text:p>0,005</text:p>
          </table:table-cell>
          <table:table-cell table:style-name="ce12" table:formula="of:=([.H604]+[.J604])/2" office:value-type="float" office:value="0.00532710202622593" calcext:value-type="float">
            <text:p>0,005</text:p>
          </table:table-cell>
          <table:table-cell table:style-name="ce12" table:formula="of:=([.I604]+[.K604])/2" office:value-type="float" office:value="0.00563905277714513" calcext:value-type="float">
            <text:p>0,006</text:p>
          </table:table-cell>
          <table:table-cell table:style-name="ce12" table:formula="of:=([.J604]+[.L604])/2" office:value-type="float" office:value="0.00579718486821686" calcext:value-type="float">
            <text:p>0,006</text:p>
          </table:table-cell>
          <table:table-cell table:style-name="ce12" table:formula="of:=[.K605]" office:value-type="float" office:value="0.00579718486821686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2" calcext:value-type="float">
            <text:p>3,0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5]+[.D605])/2" office:value-type="float" office:value="0.000944397019420108" calcext:value-type="float">
            <text:p>0,001</text:p>
          </table:table-cell>
          <table:table-cell table:style-name="ce12" table:formula="of:=([.C605]+[.E605])/2" office:value-type="float" office:value="0.00186303335000944" calcext:value-type="float">
            <text:p>0,002</text:p>
          </table:table-cell>
          <table:table-cell table:style-name="ce12" table:formula="of:=([.D605]+[.F605])/2" office:value-type="float" office:value="0.00273085098737654" calcext:value-type="float">
            <text:p>0,003</text:p>
          </table:table-cell>
          <table:table-cell table:style-name="ce12" table:formula="of:=([.E605]+[.G605])/2" office:value-type="float" office:value="0.00352417812860449" calcext:value-type="float">
            <text:p>0,004</text:p>
          </table:table-cell>
          <table:table-cell table:style-name="ce12" table:formula="of:=([.F605]+[.H605])/2" office:value-type="float" office:value="0.0042213748773317" calcext:value-type="float">
            <text:p>0,004</text:p>
          </table:table-cell>
          <table:table-cell table:style-name="ce12" table:formula="of:=([.G605]+[.I605])/2" office:value-type="float" office:value="0.00480342352370743" calcext:value-type="float">
            <text:p>0,005</text:p>
          </table:table-cell>
          <table:table-cell table:style-name="ce12" table:formula="of:=([.H605]+[.J605])/2" office:value-type="float" office:value="0.00525444729794784" calcext:value-type="float">
            <text:p>0,005</text:p>
          </table:table-cell>
          <table:table-cell table:style-name="ce12" table:formula="of:=([.I605]+[.K605])/2" office:value-type="float" office:value="0.00556214344722139" calcext:value-type="float">
            <text:p>0,006</text:p>
          </table:table-cell>
          <table:table-cell table:style-name="ce12" table:formula="of:=([.J605]+[.L605])/2" office:value-type="float" office:value="0.005718118822681" calcext:value-type="float">
            <text:p>0,006</text:p>
          </table:table-cell>
          <table:table-cell table:style-name="ce12" table:formula="of:=[.K606]" office:value-type="float" office:value="0.005718118822681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25" calcext:value-type="float">
            <text:p>3,0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6]+[.D606])/2" office:value-type="float" office:value="0.000931516675004721" calcext:value-type="float">
            <text:p>0,001</text:p>
          </table:table-cell>
          <table:table-cell table:style-name="ce12" table:formula="of:=([.C606]+[.E606])/2" office:value-type="float" office:value="0.00183762400339832" calcext:value-type="float">
            <text:p>0,002</text:p>
          </table:table-cell>
          <table:table-cell table:style-name="ce12" table:formula="of:=([.D606]+[.F606])/2" office:value-type="float" office:value="0.00269360573930697" calcext:value-type="float">
            <text:p>0,003</text:p>
          </table:table-cell>
          <table:table-cell table:style-name="ce12" table:formula="of:=([.E606]+[.G606])/2" office:value-type="float" office:value="0.00347611293235412" calcext:value-type="float">
            <text:p>0,003</text:p>
          </table:table-cell>
          <table:table-cell table:style-name="ce12" table:formula="of:=([.F606]+[.H606])/2" office:value-type="float" office:value="0.00416380082615596" calcext:value-type="float">
            <text:p>0,004</text:p>
          </table:table-cell>
          <table:table-cell table:style-name="ce12" table:formula="of:=([.G606]+[.I606])/2" office:value-type="float" office:value="0.00473791108763977" calcext:value-type="float">
            <text:p>0,005</text:p>
          </table:table-cell>
          <table:table-cell table:style-name="ce12" table:formula="of:=([.H606]+[.J606])/2" office:value-type="float" office:value="0.00518278348546441" calcext:value-type="float">
            <text:p>0,005</text:p>
          </table:table-cell>
          <table:table-cell table:style-name="ce12" table:formula="of:=([.I606]+[.K606])/2" office:value-type="float" office:value="0.00548628306031442" calcext:value-type="float">
            <text:p>0,005</text:p>
          </table:table-cell>
          <table:table-cell table:style-name="ce12" table:formula="of:=([.J606]+[.L606])/2" office:value-type="float" office:value="0.00564013113495119" calcext:value-type="float">
            <text:p>0,006</text:p>
          </table:table-cell>
          <table:table-cell table:style-name="ce12" table:formula="of:=[.K607]" office:value-type="float" office:value="0.00564013113495119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3" calcext:value-type="float">
            <text:p>3,0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7]+[.D607])/2" office:value-type="float" office:value="0.000918812001699162" calcext:value-type="float">
            <text:p>0,001</text:p>
          </table:table-cell>
          <table:table-cell table:style-name="ce12" table:formula="of:=([.C607]+[.E607])/2" office:value-type="float" office:value="0.00181256120715584" calcext:value-type="float">
            <text:p>0,002</text:p>
          </table:table-cell>
          <table:table-cell table:style-name="ce12" table:formula="of:=([.D607]+[.F607])/2" office:value-type="float" office:value="0.00265686846787622" calcext:value-type="float">
            <text:p>0,003</text:p>
          </table:table-cell>
          <table:table-cell table:style-name="ce12" table:formula="of:=([.E607]+[.G607])/2" office:value-type="float" office:value="0.00342870328273146" calcext:value-type="float">
            <text:p>0,003</text:p>
          </table:table-cell>
          <table:table-cell table:style-name="ce12" table:formula="of:=([.F607]+[.H607])/2" office:value-type="float" office:value="0.00410701200999694" calcext:value-type="float">
            <text:p>0,004</text:p>
          </table:table-cell>
          <table:table-cell table:style-name="ce12" table:formula="of:=([.G607]+[.I607])/2" office:value-type="float" office:value="0.00467329215581019" calcext:value-type="float">
            <text:p>0,005</text:p>
          </table:table-cell>
          <table:table-cell table:style-name="ce12" table:formula="of:=([.H607]+[.J607])/2" office:value-type="float" office:value="0.00511209707397709" calcext:value-type="float">
            <text:p>0,005</text:p>
          </table:table-cell>
          <table:table-cell table:style-name="ce12" table:formula="of:=([.I607]+[.K607])/2" office:value-type="float" office:value="0.0054114573102078" calcext:value-type="float">
            <text:p>0,005</text:p>
          </table:table-cell>
          <table:table-cell table:style-name="ce12" table:formula="of:=([.J607]+[.L607])/2" office:value-type="float" office:value="0.00556320709763281" calcext:value-type="float">
            <text:p>0,006</text:p>
          </table:table-cell>
          <table:table-cell table:style-name="ce12" table:formula="of:=[.K608]" office:value-type="float" office:value="0.00556320709763281" calcext:value-type="float">
            <text:p>0,006</text:p>
          </table:table-cell>
          <table:table-cell table:number-columns-repeated="8"/>
        </table:table-row>
        <table:table-row table:style-name="ro1">
          <table:table-cell table:style-name="ce3" office:value-type="float" office:value="3.035" calcext:value-type="float">
            <text:p>3,0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8]+[.D608])/2" office:value-type="float" office:value="0.000906280603577921" calcext:value-type="float">
            <text:p>0,001</text:p>
          </table:table-cell>
          <table:table-cell table:style-name="ce12" table:formula="of:=([.C608]+[.E608])/2" office:value-type="float" office:value="0.00178784023478769" calcext:value-type="float">
            <text:p>0,002</text:p>
          </table:table-cell>
          <table:table-cell table:style-name="ce12" table:formula="of:=([.D608]+[.F608])/2" office:value-type="float" office:value="0.00262063224494365" calcext:value-type="float">
            <text:p>0,003</text:p>
          </table:table-cell>
          <table:table-cell table:style-name="ce12" table:formula="of:=([.E608]+[.G608])/2" office:value-type="float" office:value="0.00338194023893658" calcext:value-type="float">
            <text:p>0,003</text:p>
          </table:table-cell>
          <table:table-cell table:style-name="ce12" table:formula="of:=([.F608]+[.H608])/2" office:value-type="float" office:value="0.00405099771927083" calcext:value-type="float">
            <text:p>0,004</text:p>
          </table:table-cell>
          <table:table-cell table:style-name="ce12" table:formula="of:=([.G608]+[.I608])/2" office:value-type="float" office:value="0.00460955454198702" calcext:value-type="float">
            <text:p>0,005</text:p>
          </table:table-cell>
          <table:table-cell table:style-name="ce12" table:formula="of:=([.H608]+[.J608])/2" office:value-type="float" office:value="0.005042374733009" calcext:value-type="float">
            <text:p>0,005</text:p>
          </table:table-cell>
          <table:table-cell table:style-name="ce12" table:formula="of:=([.I608]+[.K608])/2" office:value-type="float" office:value="0.00533765208580495" calcext:value-type="float">
            <text:p>0,005</text:p>
          </table:table-cell>
          <table:table-cell table:style-name="ce12" table:formula="of:=([.J608]+[.L608])/2" office:value-type="float" office:value="0.0054873322039203" calcext:value-type="float">
            <text:p>0,005</text:p>
          </table:table-cell>
          <table:table-cell table:style-name="ce12" table:formula="of:=[.K609]" office:value-type="float" office:value="0.0054873322039203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4" calcext:value-type="float">
            <text:p>3,0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09]+[.D609])/2" office:value-type="float" office:value="0.000893920117393846" calcext:value-type="float">
            <text:p>0,001</text:p>
          </table:table-cell>
          <table:table-cell table:style-name="ce12" table:formula="of:=([.C609]+[.E609])/2" office:value-type="float" office:value="0.00176345642426079" calcext:value-type="float">
            <text:p>0,002</text:p>
          </table:table-cell>
          <table:table-cell table:style-name="ce12" table:formula="of:=([.D609]+[.F609])/2" office:value-type="float" office:value="0.00258489023686214" calcext:value-type="float">
            <text:p>0,003</text:p>
          </table:table-cell>
          <table:table-cell table:style-name="ce12" table:formula="of:=([.E609]+[.G609])/2" office:value-type="float" office:value="0.00333581498210724" calcext:value-type="float">
            <text:p>0,003</text:p>
          </table:table-cell>
          <table:table-cell table:style-name="ce12" table:formula="of:=([.F609]+[.H609])/2" office:value-type="float" office:value="0.0039957473904618" calcext:value-type="float">
            <text:p>0,004</text:p>
          </table:table-cell>
          <table:table-cell table:style-name="ce12" table:formula="of:=([.G609]+[.I609])/2" office:value-type="float" office:value="0.00454668622613991" calcext:value-type="float">
            <text:p>0,005</text:p>
          </table:table-cell>
          <table:table-cell table:style-name="ce12" table:formula="of:=([.H609]+[.J609])/2" office:value-type="float" office:value="0.00497360331389598" calcext:value-type="float">
            <text:p>0,005</text:p>
          </table:table-cell>
          <table:table-cell table:style-name="ce12" table:formula="of:=([.I609]+[.K609])/2" office:value-type="float" office:value="0.00526485346846465" calcext:value-type="float">
            <text:p>0,005</text:p>
          </table:table-cell>
          <table:table-cell table:style-name="ce12" table:formula="of:=([.J609]+[.L609])/2" office:value-type="float" office:value="0.00541249214486263" calcext:value-type="float">
            <text:p>0,005</text:p>
          </table:table-cell>
          <table:table-cell table:style-name="ce12" table:formula="of:=[.K610]" office:value-type="float" office:value="0.00541249214486263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45" calcext:value-type="float">
            <text:p>3,0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0]+[.D610])/2" office:value-type="float" office:value="0.000881728212130394" calcext:value-type="float">
            <text:p>0,001</text:p>
          </table:table-cell>
          <table:table-cell table:style-name="ce12" table:formula="of:=([.C610]+[.E610])/2" office:value-type="float" office:value="0.00173940517712799" calcext:value-type="float">
            <text:p>0,002</text:p>
          </table:table-cell>
          <table:table-cell table:style-name="ce12" table:formula="of:=([.D610]+[.F610])/2" office:value-type="float" office:value="0.00254963570318401" calcext:value-type="float">
            <text:p>0,003</text:p>
          </table:table-cell>
          <table:table-cell table:style-name="ce12" table:formula="of:=([.E610]+[.G610])/2" office:value-type="float" office:value="0.00329031881366197" calcext:value-type="float">
            <text:p>0,003</text:p>
          </table:table-cell>
          <table:table-cell table:style-name="ce12" table:formula="of:=([.F610]+[.H610])/2" office:value-type="float" office:value="0.00394125060412358" calcext:value-type="float">
            <text:p>0,004</text:p>
          </table:table-cell>
          <table:table-cell table:style-name="ce12" table:formula="of:=([.G610]+[.I610])/2" office:value-type="float" office:value="0.00448467535217889" calcext:value-type="float">
            <text:p>0,004</text:p>
          </table:table-cell>
          <table:table-cell table:style-name="ce12" table:formula="of:=([.H610]+[.J610])/2" office:value-type="float" office:value="0.00490576984730228" calcext:value-type="float">
            <text:p>0,005</text:p>
          </table:table-cell>
          <table:table-cell table:style-name="ce12" table:formula="of:=([.I610]+[.K610])/2" office:value-type="float" office:value="0.0051930477293793" calcext:value-type="float">
            <text:p>0,005</text:p>
          </table:table-cell>
          <table:table-cell table:style-name="ce12" table:formula="of:=([.J610]+[.L610])/2" office:value-type="float" office:value="0.00533867280666364" calcext:value-type="float">
            <text:p>0,005</text:p>
          </table:table-cell>
          <table:table-cell table:style-name="ce12" table:formula="of:=[.K611]" office:value-type="float" office:value="0.00533867280666364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5" calcext:value-type="float">
            <text:p>3,0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1]+[.D611])/2" office:value-type="float" office:value="0.000869702588563996" calcext:value-type="float">
            <text:p>0,001</text:p>
          </table:table-cell>
          <table:table-cell table:style-name="ce12" table:formula="of:=([.C611]+[.E611])/2" office:value-type="float" office:value="0.0017156819576572" calcext:value-type="float">
            <text:p>0,002</text:p>
          </table:table-cell>
          <table:table-cell table:style-name="ce12" table:formula="of:=([.D611]+[.F611])/2" office:value-type="float" office:value="0.00251486199539498" calcext:value-type="float">
            <text:p>0,003</text:p>
          </table:table-cell>
          <table:table-cell table:style-name="ce12" table:formula="of:=([.E611]+[.G611])/2" office:value-type="float" office:value="0.00324544315365379" calcext:value-type="float">
            <text:p>0,003</text:p>
          </table:table-cell>
          <table:table-cell table:style-name="ce12" table:formula="of:=([.F611]+[.H611])/2" office:value-type="float" office:value="0.00388749708292043" calcext:value-type="float">
            <text:p>0,004</text:p>
          </table:table-cell>
          <table:table-cell table:style-name="ce12" table:formula="of:=([.G611]+[.I611])/2" office:value-type="float" office:value="0.00442351022571293" calcext:value-type="float">
            <text:p>0,004</text:p>
          </table:table-cell>
          <table:table-cell table:style-name="ce12" table:formula="of:=([.H611]+[.J611])/2" office:value-type="float" office:value="0.0048388615407791" calcext:value-type="float">
            <text:p>0,005</text:p>
          </table:table-cell>
          <table:table-cell table:style-name="ce12" table:formula="of:=([.I611]+[.K611])/2" office:value-type="float" office:value="0.00512222132698296" calcext:value-type="float">
            <text:p>0,005</text:p>
          </table:table-cell>
          <table:table-cell table:style-name="ce12" table:formula="of:=([.J611]+[.L611])/2" office:value-type="float" office:value="0.00526586026802147" calcext:value-type="float">
            <text:p>0,005</text:p>
          </table:table-cell>
          <table:table-cell table:style-name="ce12" table:formula="of:=[.K612]" office:value-type="float" office:value="0.00526586026802147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55" calcext:value-type="float">
            <text:p>3,0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2]+[.D612])/2" office:value-type="float" office:value="0.000857840978828602" calcext:value-type="float">
            <text:p>0,001</text:p>
          </table:table-cell>
          <table:table-cell table:style-name="ce12" table:formula="of:=([.C612]+[.E612])/2" office:value-type="float" office:value="0.00169228229197949" calcext:value-type="float">
            <text:p>0,002</text:p>
          </table:table-cell>
          <table:table-cell table:style-name="ce12" table:formula="of:=([.D612]+[.F612])/2" office:value-type="float" office:value="0.0024805625556555" calcext:value-type="float">
            <text:p>0,002</text:p>
          </table:table-cell>
          <table:table-cell table:style-name="ce12" table:formula="of:=([.E612]+[.G612])/2" office:value-type="float" office:value="0.00320117953915771" calcext:value-type="float">
            <text:p>0,003</text:p>
          </table:table-cell>
          <table:table-cell table:style-name="ce12" table:formula="of:=([.F612]+[.H612])/2" office:value-type="float" office:value="0.00383447668968336" calcext:value-type="float">
            <text:p>0,004</text:p>
          </table:table-cell>
          <table:table-cell table:style-name="ce12" table:formula="of:=([.G612]+[.I612])/2" office:value-type="float" office:value="0.00436317931184977" calcext:value-type="float">
            <text:p>0,004</text:p>
          </table:table-cell>
          <table:table-cell table:style-name="ce12" table:formula="of:=([.H612]+[.J612])/2" office:value-type="float" office:value="0.00477286577634794" calcext:value-type="float">
            <text:p>0,005</text:p>
          </table:table-cell>
          <table:table-cell table:style-name="ce12" table:formula="of:=([.I612]+[.K612])/2" office:value-type="float" office:value="0.00505236090440029" calcext:value-type="float">
            <text:p>0,005</text:p>
          </table:table-cell>
          <table:table-cell table:style-name="ce12" table:formula="of:=([.J612]+[.L612])/2" office:value-type="float" office:value="0.00519404079750222" calcext:value-type="float">
            <text:p>0,005</text:p>
          </table:table-cell>
          <table:table-cell table:style-name="ce12" table:formula="of:=[.K613]" office:value-type="float" office:value="0.00519404079750222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6" calcext:value-type="float">
            <text:p>3,0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3]+[.D613])/2" office:value-type="float" office:value="0.000846141145989744" calcext:value-type="float">
            <text:p>0,001</text:p>
          </table:table-cell>
          <table:table-cell table:style-name="ce12" table:formula="of:=([.C613]+[.E613])/2" office:value-type="float" office:value="0.00166920176724205" calcext:value-type="float">
            <text:p>0,002</text:p>
          </table:table-cell>
          <table:table-cell table:style-name="ce12" table:formula="of:=([.D613]+[.F613])/2" office:value-type="float" office:value="0.0024467309155686" calcext:value-type="float">
            <text:p>0,002</text:p>
          </table:table-cell>
          <table:table-cell table:style-name="ce12" table:formula="of:=([.E613]+[.G613])/2" office:value-type="float" office:value="0.00315751962266943" calcext:value-type="float">
            <text:p>0,003</text:p>
          </table:table-cell>
          <table:table-cell table:style-name="ce12" table:formula="of:=([.F613]+[.H613])/2" office:value-type="float" office:value="0.00378217942550374" calcext:value-type="float">
            <text:p>0,004</text:p>
          </table:table-cell>
          <table:table-cell table:style-name="ce12" table:formula="of:=([.G613]+[.I613])/2" office:value-type="float" office:value="0.00430367123301565" calcext:value-type="float">
            <text:p>0,004</text:p>
          </table:table-cell>
          <table:table-cell table:style-name="ce12" table:formula="of:=([.H613]+[.J613])/2" office:value-type="float" office:value="0.00470777010812503" calcext:value-type="float">
            <text:p>0,005</text:p>
          </table:table-cell>
          <table:table-cell table:style-name="ce12" table:formula="of:=([.I613]+[.K613])/2" office:value-type="float" office:value="0.00498345328692508" calcext:value-type="float">
            <text:p>0,005</text:p>
          </table:table-cell>
          <table:table-cell table:style-name="ce12" table:formula="of:=([.J613]+[.L613])/2" office:value-type="float" office:value="0.00512320085095125" calcext:value-type="float">
            <text:p>0,005</text:p>
          </table:table-cell>
          <table:table-cell table:style-name="ce12" table:formula="of:=[.K614]" office:value-type="float" office:value="0.00512320085095125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65" calcext:value-type="float">
            <text:p>3,0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4]+[.D614])/2" office:value-type="float" office:value="0.000834600883621025" calcext:value-type="float">
            <text:p>0,001</text:p>
          </table:table-cell>
          <table:table-cell table:style-name="ce12" table:formula="of:=([.C614]+[.E614])/2" office:value-type="float" office:value="0.00164643603077917" calcext:value-type="float">
            <text:p>0,002</text:p>
          </table:table-cell>
          <table:table-cell table:style-name="ce12" table:formula="of:=([.D614]+[.F614])/2" office:value-type="float" office:value="0.00241336069495574" calcext:value-type="float">
            <text:p>0,002</text:p>
          </table:table-cell>
          <table:table-cell table:style-name="ce12" table:formula="of:=([.E614]+[.G614])/2" office:value-type="float" office:value="0.00311445517053617" calcext:value-type="float">
            <text:p>0,003</text:p>
          </table:table-cell>
          <table:table-cell table:style-name="ce12" table:formula="of:=([.F614]+[.H614])/2" office:value-type="float" office:value="0.00373059542784254" calcext:value-type="float">
            <text:p>0,004</text:p>
          </table:table-cell>
          <table:table-cell table:style-name="ce12" table:formula="of:=([.G614]+[.I614])/2" office:value-type="float" office:value="0.00424497476681438" calcext:value-type="float">
            <text:p>0,004</text:p>
          </table:table-cell>
          <table:table-cell table:style-name="ce12" table:formula="of:=([.H614]+[.J614])/2" office:value-type="float" office:value="0.00464356225997037" calcext:value-type="float">
            <text:p>0,005</text:p>
          </table:table-cell>
          <table:table-cell table:style-name="ce12" table:formula="of:=([.I614]+[.K614])/2" office:value-type="float" office:value="0.00491548547953814" calcext:value-type="float">
            <text:p>0,005</text:p>
          </table:table-cell>
          <table:table-cell table:style-name="ce12" table:formula="of:=([.J614]+[.L614])/2" office:value-type="float" office:value="0.00505332706893817" calcext:value-type="float">
            <text:p>0,005</text:p>
          </table:table-cell>
          <table:table-cell table:style-name="ce12" table:formula="of:=[.K615]" office:value-type="float" office:value="0.00505332706893817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7" calcext:value-type="float">
            <text:p>3,0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5]+[.D615])/2" office:value-type="float" office:value="0.000823218015389585" calcext:value-type="float">
            <text:p>0,001</text:p>
          </table:table-cell>
          <table:table-cell table:style-name="ce12" table:formula="of:=([.C615]+[.E615])/2" office:value-type="float" office:value="0.00162398078928838" calcext:value-type="float">
            <text:p>0,002</text:p>
          </table:table-cell>
          <table:table-cell table:style-name="ce12" table:formula="of:=([.D615]+[.F615])/2" office:value-type="float" office:value="0.00238044560065767" calcext:value-type="float">
            <text:p>0,002</text:p>
          </table:table-cell>
          <table:table-cell table:style-name="ce12" table:formula="of:=([.E615]+[.G615])/2" office:value-type="float" office:value="0.00307197806139914" calcext:value-type="float">
            <text:p>0,003</text:p>
          </table:table-cell>
          <table:table-cell table:style-name="ce12" table:formula="of:=([.F615]+[.H615])/2" office:value-type="float" office:value="0.00367971496867527" calcext:value-type="float">
            <text:p>0,004</text:p>
          </table:table-cell>
          <table:table-cell table:style-name="ce12" table:formula="of:=([.G615]+[.I615])/2" office:value-type="float" office:value="0.00418707884390645" calcext:value-type="float">
            <text:p>0,004</text:p>
          </table:table-cell>
          <table:table-cell table:style-name="ce12" table:formula="of:=([.H615]+[.J615])/2" office:value-type="float" office:value="0.00458023012317626" calcext:value-type="float">
            <text:p>0,005</text:p>
          </table:table-cell>
          <table:table-cell table:style-name="ce12" table:formula="of:=([.I615]+[.K615])/2" office:value-type="float" office:value="0.00484844466445427" calcext:value-type="float">
            <text:p>0,005</text:p>
          </table:table-cell>
          <table:table-cell table:style-name="ce12" table:formula="of:=([.J615]+[.L615])/2" office:value-type="float" office:value="0.00498440627423815" calcext:value-type="float">
            <text:p>0,005</text:p>
          </table:table-cell>
          <table:table-cell table:style-name="ce12" table:formula="of:=[.K616]" office:value-type="float" office:value="0.00498440627423815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75" calcext:value-type="float">
            <text:p>3,0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6]+[.D616])/2" office:value-type="float" office:value="0.000811990394644191" calcext:value-type="float">
            <text:p>0,001</text:p>
          </table:table-cell>
          <table:table-cell table:style-name="ce12" table:formula="of:=([.C616]+[.E616])/2" office:value-type="float" office:value="0.00160183180802363" calcext:value-type="float">
            <text:p>0,002</text:p>
          </table:table-cell>
          <table:table-cell table:style-name="ce12" table:formula="of:=([.D616]+[.F616])/2" office:value-type="float" office:value="0.00234797942534376" calcext:value-type="float">
            <text:p>0,002</text:p>
          </table:table-cell>
          <table:table-cell table:style-name="ce12" table:formula="of:=([.E616]+[.G616])/2" office:value-type="float" office:value="0.00303008028466647" calcext:value-type="float">
            <text:p>0,003</text:p>
          </table:table-cell>
          <table:table-cell table:style-name="ce12" table:formula="of:=([.F616]+[.H616])/2" office:value-type="float" office:value="0.0036295284526528" calcext:value-type="float">
            <text:p>0,004</text:p>
          </table:table-cell>
          <table:table-cell table:style-name="ce12" table:formula="of:=([.G616]+[.I616])/2" office:value-type="float" office:value="0.00412997254592577" calcext:value-type="float">
            <text:p>0,004</text:p>
          </table:table-cell>
          <table:table-cell table:style-name="ce12" table:formula="of:=([.H616]+[.J616])/2" office:value-type="float" office:value="0.00451776175418036" calcext:value-type="float">
            <text:p>0,005</text:p>
          </table:table-cell>
          <table:table-cell table:style-name="ce12" table:formula="of:=([.I616]+[.K616])/2" office:value-type="float" office:value="0.00478231819870721" calcext:value-type="float">
            <text:p>0,005</text:p>
          </table:table-cell>
          <table:table-cell table:style-name="ce12" table:formula="of:=([.J616]+[.L616])/2" office:value-type="float" office:value="0.00491642546934621" calcext:value-type="float">
            <text:p>0,005</text:p>
          </table:table-cell>
          <table:table-cell table:style-name="ce12" table:formula="of:=[.K617]" office:value-type="float" office:value="0.00491642546934621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8" calcext:value-type="float">
            <text:p>3,0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7]+[.D617])/2" office:value-type="float" office:value="0.000800915904011813" calcext:value-type="float">
            <text:p>0,001</text:p>
          </table:table-cell>
          <table:table-cell table:style-name="ce12" table:formula="of:=([.C617]+[.E617])/2" office:value-type="float" office:value="0.00157998490999398" calcext:value-type="float">
            <text:p>0,002</text:p>
          </table:table-cell>
          <table:table-cell table:style-name="ce12" table:formula="of:=([.D617]+[.F617])/2" office:value-type="float" office:value="0.00231595604634505" calcext:value-type="float">
            <text:p>0,002</text:p>
          </table:table-cell>
          <table:table-cell table:style-name="ce12" table:formula="of:=([.E617]+[.G617])/2" office:value-type="float" office:value="0.00298875393899828" calcext:value-type="float">
            <text:p>0,003</text:p>
          </table:table-cell>
          <table:table-cell table:style-name="ce12" table:formula="of:=([.F617]+[.H617])/2" office:value-type="float" office:value="0.00358002641529612" calcext:value-type="float">
            <text:p>0,004</text:p>
          </table:table-cell>
          <table:table-cell table:style-name="ce12" table:formula="of:=([.G617]+[.I617])/2" office:value-type="float" office:value="0.00407364510341658" calcext:value-type="float">
            <text:p>0,004</text:p>
          </table:table-cell>
          <table:table-cell table:style-name="ce12" table:formula="of:=([.H617]+[.J617])/2" office:value-type="float" office:value="0.00445614537231649" calcext:value-type="float">
            <text:p>0,004</text:p>
          </table:table-cell>
          <table:table-cell table:style-name="ce12" table:formula="of:=([.I617]+[.K617])/2" office:value-type="float" office:value="0.00471709361176328" calcext:value-type="float">
            <text:p>0,005</text:p>
          </table:table-cell>
          <table:table-cell table:style-name="ce12" table:formula="of:=([.J617]+[.L617])/2" office:value-type="float" office:value="0.00484937183402671" calcext:value-type="float">
            <text:p>0,005</text:p>
          </table:table-cell>
          <table:table-cell table:style-name="ce12" table:formula="of:=[.K618]" office:value-type="float" office:value="0.00484937183402671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85" calcext:value-type="float">
            <text:p>3,0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8]+[.D618])/2" office:value-type="float" office:value="0.000789992454996988" calcext:value-type="float">
            <text:p>0,001</text:p>
          </table:table-cell>
          <table:table-cell table:style-name="ce12" table:formula="of:=([.C618]+[.E618])/2" office:value-type="float" office:value="0.00155843597517843" calcext:value-type="float">
            <text:p>0,002</text:p>
          </table:table-cell>
          <table:table-cell table:style-name="ce12" table:formula="of:=([.D618]+[.F618])/2" office:value-type="float" office:value="0.00228436942449613" calcext:value-type="float">
            <text:p>0,002</text:p>
          </table:table-cell>
          <table:table-cell table:style-name="ce12" table:formula="of:=([.E618]+[.G618])/2" office:value-type="float" office:value="0.00294799123082058" calcext:value-type="float">
            <text:p>0,003</text:p>
          </table:table-cell>
          <table:table-cell table:style-name="ce12" table:formula="of:=([.F618]+[.H618])/2" office:value-type="float" office:value="0.00353119952120743" calcext:value-type="float">
            <text:p>0,004</text:p>
          </table:table-cell>
          <table:table-cell table:style-name="ce12" table:formula="of:=([.G618]+[.I618])/2" office:value-type="float" office:value="0.0040180858938063" calcext:value-type="float">
            <text:p>0,004</text:p>
          </table:table-cell>
          <table:table-cell table:style-name="ce12" table:formula="of:=([.H618]+[.J618])/2" office:value-type="float" office:value="0.00439536935758993" calcext:value-type="float">
            <text:p>0,004</text:p>
          </table:table-cell>
          <table:table-cell table:style-name="ce12" table:formula="of:=([.I618]+[.K618])/2" office:value-type="float" office:value="0.0046527586031716" calcext:value-type="float">
            <text:p>0,005</text:p>
          </table:table-cell>
          <table:table-cell table:style-name="ce12" table:formula="of:=([.J618]+[.L618])/2" office:value-type="float" office:value="0.004783232722895" calcext:value-type="float">
            <text:p>0,005</text:p>
          </table:table-cell>
          <table:table-cell table:style-name="ce12" table:formula="of:=[.K619]" office:value-type="float" office:value="0.004783232722895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9" calcext:value-type="float">
            <text:p>3,0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19]+[.D619])/2" office:value-type="float" office:value="0.000779217987589216" calcext:value-type="float">
            <text:p>0,001</text:p>
          </table:table-cell>
          <table:table-cell table:style-name="ce12" table:formula="of:=([.C619]+[.E619])/2" office:value-type="float" office:value="0.00153718093974656" calcext:value-type="float">
            <text:p>0,002</text:p>
          </table:table-cell>
          <table:table-cell table:style-name="ce12" table:formula="of:=([.D619]+[.F619])/2" office:value-type="float" office:value="0.00225321360299951" calcext:value-type="float">
            <text:p>0,002</text:p>
          </table:table-cell>
          <table:table-cell table:style-name="ce12" table:formula="of:=([.E619]+[.G619])/2" office:value-type="float" office:value="0.00290778447285178" calcext:value-type="float">
            <text:p>0,003</text:p>
          </table:table-cell>
          <table:table-cell table:style-name="ce12" table:formula="of:=([.F619]+[.H619])/2" office:value-type="float" office:value="0.00348303856231344" calcext:value-type="float">
            <text:p>0,003</text:p>
          </table:table-cell>
          <table:table-cell table:style-name="ce12" table:formula="of:=([.G619]+[.I619])/2" office:value-type="float" office:value="0.00396328443939868" calcext:value-type="float">
            <text:p>0,004</text:p>
          </table:table-cell>
          <table:table-cell table:style-name="ce12" table:formula="of:=([.H619]+[.J619])/2" office:value-type="float" office:value="0.00433542224848895" calcext:value-type="float">
            <text:p>0,004</text:p>
          </table:table-cell>
          <table:table-cell table:style-name="ce12" table:formula="of:=([.I619]+[.K619])/2" office:value-type="float" office:value="0.00458930104024246" calcext:value-type="float">
            <text:p>0,005</text:p>
          </table:table-cell>
          <table:table-cell table:style-name="ce12" table:formula="of:=([.J619]+[.L619])/2" office:value-type="float" office:value="0.0047179956630333" calcext:value-type="float">
            <text:p>0,005</text:p>
          </table:table-cell>
          <table:table-cell table:style-name="ce12" table:formula="of:=[.K620]" office:value-type="float" office:value="0.0047179956630333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095" calcext:value-type="float">
            <text:p>3,0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0]+[.D620])/2" office:value-type="float" office:value="0.000768590469873279" calcext:value-type="float">
            <text:p>0,001</text:p>
          </table:table-cell>
          <table:table-cell table:style-name="ce12" table:formula="of:=([.C620]+[.E620])/2" office:value-type="float" office:value="0.00151621579529436" calcext:value-type="float">
            <text:p>0,002</text:p>
          </table:table-cell>
          <table:table-cell table:style-name="ce12" table:formula="of:=([.D620]+[.F620])/2" office:value-type="float" office:value="0.00222248270629917" calcext:value-type="float">
            <text:p>0,002</text:p>
          </table:table-cell>
          <table:table-cell table:style-name="ce12" table:formula="of:=([.E620]+[.G620])/2" office:value-type="float" office:value="0.00286812608265648" calcext:value-type="float">
            <text:p>0,003</text:p>
          </table:table-cell>
          <table:table-cell table:style-name="ce12" table:formula="of:=([.F620]+[.H620])/2" office:value-type="float" office:value="0.00343553445612523" calcext:value-type="float">
            <text:p>0,003</text:p>
          </table:table-cell>
          <table:table-cell table:style-name="ce12" table:formula="of:=([.G620]+[.I620])/2" office:value-type="float" office:value="0.0039092304054012" calcext:value-type="float">
            <text:p>0,004</text:p>
          </table:table-cell>
          <table:table-cell table:style-name="ce12" table:formula="of:=([.H620]+[.J620])/2" office:value-type="float" office:value="0.00427629273982057" calcext:value-type="float">
            <text:p>0,004</text:p>
          </table:table-cell>
          <table:table-cell table:style-name="ce12" table:formula="of:=([.I620]+[.K620])/2" office:value-type="float" office:value="0.00452670895576112" calcext:value-type="float">
            <text:p>0,005</text:p>
          </table:table-cell>
          <table:table-cell table:style-name="ce12" table:formula="of:=([.J620]+[.L620])/2" office:value-type="float" office:value="0.00465364835163788" calcext:value-type="float">
            <text:p>0,005</text:p>
          </table:table-cell>
          <table:table-cell table:style-name="ce12" table:formula="of:=[.K621]" office:value-type="float" office:value="0.00465364835163788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1" calcext:value-type="float">
            <text:p>3,1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1]+[.D621])/2" office:value-type="float" office:value="0.000758107897647181" calcext:value-type="float">
            <text:p>0,001</text:p>
          </table:table-cell>
          <table:table-cell table:style-name="ce12" table:formula="of:=([.C621]+[.E621])/2" office:value-type="float" office:value="0.00149553658808622" calcext:value-type="float">
            <text:p>0,001</text:p>
          </table:table-cell>
          <table:table-cell table:style-name="ce12" table:formula="of:=([.D621]+[.F621])/2" office:value-type="float" office:value="0.00219217093897542" calcext:value-type="float">
            <text:p>0,002</text:p>
          </table:table-cell>
          <table:table-cell table:style-name="ce12" table:formula="of:=([.E621]+[.G621])/2" office:value-type="float" office:value="0.0028290085812122" calcext:value-type="float">
            <text:p>0,003</text:p>
          </table:table-cell>
          <table:table-cell table:style-name="ce12" table:formula="of:=([.F621]+[.H621])/2" office:value-type="float" office:value="0.00338867824402884" calcext:value-type="float">
            <text:p>0,003</text:p>
          </table:table-cell>
          <table:table-cell table:style-name="ce12" table:formula="of:=([.G621]+[.I621])/2" office:value-type="float" office:value="0.0038559135979729" calcext:value-type="float">
            <text:p>0,004</text:p>
          </table:table-cell>
          <table:table-cell table:style-name="ce12" table:formula="of:=([.H621]+[.J621])/2" office:value-type="float" office:value="0.00421796968058116" calcext:value-type="float">
            <text:p>0,004</text:p>
          </table:table-cell>
          <table:table-cell table:style-name="ce12" table:formula="of:=([.I621]+[.K621])/2" office:value-type="float" office:value="0.00446497054572923" calcext:value-type="float">
            <text:p>0,004</text:p>
          </table:table-cell>
          <table:table-cell table:style-name="ce12" table:formula="of:=([.J621]+[.L621])/2" office:value-type="float" office:value="0.0045901786536995" calcext:value-type="float">
            <text:p>0,005</text:p>
          </table:table-cell>
          <table:table-cell table:style-name="ce12" table:formula="of:=[.K622]" office:value-type="float" office:value="0.0045901786536995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105" calcext:value-type="float">
            <text:p>3,1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2]+[.D622])/2" office:value-type="float" office:value="0.000747768294043112" calcext:value-type="float">
            <text:p>0,001</text:p>
          </table:table-cell>
          <table:table-cell table:style-name="ce12" table:formula="of:=([.C622]+[.E622])/2" office:value-type="float" office:value="0.0014751394183113" calcext:value-type="float">
            <text:p>0,001</text:p>
          </table:table-cell>
          <table:table-cell table:style-name="ce12" table:formula="of:=([.D622]+[.F622])/2" office:value-type="float" office:value="0.00216227258464921" calcext:value-type="float">
            <text:p>0,002</text:p>
          </table:table-cell>
          <table:table-cell table:style-name="ce12" table:formula="of:=([.E622]+[.G622])/2" office:value-type="float" office:value="0.00279042459150213" calcext:value-type="float">
            <text:p>0,003</text:p>
          </table:table-cell>
          <table:table-cell table:style-name="ce12" table:formula="of:=([.F622]+[.H622])/2" office:value-type="float" office:value="0.00334246108959255" calcext:value-type="float">
            <text:p>0,003</text:p>
          </table:table-cell>
          <table:table-cell table:style-name="ce12" table:formula="of:=([.G622]+[.I622])/2" office:value-type="float" office:value="0.003803323962305" calcext:value-type="float">
            <text:p>0,004</text:p>
          </table:table-cell>
          <table:table-cell table:style-name="ce12" table:formula="of:=([.H622]+[.J622])/2" office:value-type="float" office:value="0.00416044207185106" calcext:value-type="float">
            <text:p>0,004</text:p>
          </table:table-cell>
          <table:table-cell table:style-name="ce12" table:formula="of:=([.I622]+[.K622])/2" office:value-type="float" office:value="0.00440407416714033" calcext:value-type="float">
            <text:p>0,004</text:p>
          </table:table-cell>
          <table:table-cell table:style-name="ce12" table:formula="of:=([.J622]+[.L622])/2" office:value-type="float" office:value="0.00452757459971436" calcext:value-type="float">
            <text:p>0,005</text:p>
          </table:table-cell>
          <table:table-cell table:style-name="ce12" table:formula="of:=[.K623]" office:value-type="float" office:value="0.00452757459971436" calcext:value-type="float">
            <text:p>0,005</text:p>
          </table:table-cell>
          <table:table-cell table:number-columns-repeated="8"/>
        </table:table-row>
        <table:table-row table:style-name="ro1">
          <table:table-cell table:style-name="ce3" office:value-type="float" office:value="3.11" calcext:value-type="float">
            <text:p>3,1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3]+[.D623])/2" office:value-type="float" office:value="0.00073756970915565" calcext:value-type="float">
            <text:p>0,001</text:p>
          </table:table-cell>
          <table:table-cell table:style-name="ce12" table:formula="of:=([.C623]+[.E623])/2" office:value-type="float" office:value="0.00145502043934616" calcext:value-type="float">
            <text:p>0,001</text:p>
          </table:table-cell>
          <table:table-cell table:style-name="ce12" table:formula="of:=([.D623]+[.F623])/2" office:value-type="float" office:value="0.00213278200490671" calcext:value-type="float">
            <text:p>0,002</text:p>
          </table:table-cell>
          <table:table-cell table:style-name="ce12" table:formula="of:=([.E623]+[.G623])/2" office:value-type="float" office:value="0.00275236683712088" calcext:value-type="float">
            <text:p>0,003</text:p>
          </table:table-cell>
          <table:table-cell table:style-name="ce12" table:formula="of:=([.F623]+[.H623])/2" office:value-type="float" office:value="0.00329687427690356" calcext:value-type="float">
            <text:p>0,003</text:p>
          </table:table-cell>
          <table:table-cell table:style-name="ce12" table:formula="of:=([.G623]+[.I623])/2" office:value-type="float" office:value="0.00375145158072181" calcext:value-type="float">
            <text:p>0,004</text:p>
          </table:table-cell>
          <table:table-cell table:style-name="ce12" table:formula="of:=([.H623]+[.J623])/2" office:value-type="float" office:value="0.00410369906472266" calcext:value-type="float">
            <text:p>0,004</text:p>
          </table:table-cell>
          <table:table-cell table:style-name="ce12" table:formula="of:=([.I623]+[.K623])/2" office:value-type="float" office:value="0.00434400833578271" calcext:value-type="float">
            <text:p>0,004</text:p>
          </table:table-cell>
          <table:table-cell table:style-name="ce12" table:formula="of:=([.J623]+[.L623])/2" office:value-type="float" office:value="0.00446582438342735" calcext:value-type="float">
            <text:p>0,004</text:p>
          </table:table-cell>
          <table:table-cell table:style-name="ce12" table:formula="of:=[.K624]" office:value-type="float" office:value="0.00446582438342735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15" calcext:value-type="float">
            <text:p>3,1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4]+[.D624])/2" office:value-type="float" office:value="0.000727510219673081" calcext:value-type="float">
            <text:p>0,001</text:p>
          </table:table-cell>
          <table:table-cell table:style-name="ce12" table:formula="of:=([.C624]+[.E624])/2" office:value-type="float" office:value="0.00143517585703118" calcext:value-type="float">
            <text:p>0,001</text:p>
          </table:table-cell>
          <table:table-cell table:style-name="ce12" table:formula="of:=([.D624]+[.F624])/2" office:value-type="float" office:value="0.00210369363823352" calcext:value-type="float">
            <text:p>0,002</text:p>
          </table:table-cell>
          <table:table-cell table:style-name="ce12" table:formula="of:=([.E624]+[.G624])/2" office:value-type="float" office:value="0.00271482814090514" calcext:value-type="float">
            <text:p>0,003</text:p>
          </table:table-cell>
          <table:table-cell table:style-name="ce12" table:formula="of:=([.F624]+[.H624])/2" office:value-type="float" office:value="0.00325190920892134" calcext:value-type="float">
            <text:p>0,003</text:p>
          </table:table-cell>
          <table:table-cell table:style-name="ce12" table:formula="of:=([.G624]+[.I624])/2" office:value-type="float" office:value="0.00370028667081311" calcext:value-type="float">
            <text:p>0,004</text:p>
          </table:table-cell>
          <table:table-cell table:style-name="ce12" table:formula="of:=([.H624]+[.J624])/2" office:value-type="float" office:value="0.00404772995825226" calcext:value-type="float">
            <text:p>0,004</text:p>
          </table:table-cell>
          <table:table-cell table:style-name="ce12" table:formula="of:=([.I624]+[.K624])/2" office:value-type="float" office:value="0.00428476172407501" calcext:value-type="float">
            <text:p>0,004</text:p>
          </table:table-cell>
          <table:table-cell table:style-name="ce12" table:formula="of:=([.J624]+[.L624])/2" office:value-type="float" office:value="0.00440491635960503" calcext:value-type="float">
            <text:p>0,004</text:p>
          </table:table-cell>
          <table:table-cell table:style-name="ce12" table:formula="of:=[.K625]" office:value-type="float" office:value="0.00440491635960503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2" calcext:value-type="float">
            <text:p>3,1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5]+[.D625])/2" office:value-type="float" office:value="0.000717587928515591" calcext:value-type="float">
            <text:p>0,001</text:p>
          </table:table-cell>
          <table:table-cell table:style-name="ce12" table:formula="of:=([.C625]+[.E625])/2" office:value-type="float" office:value="0.0014156019289533" calcext:value-type="float">
            <text:p>0,001</text:p>
          </table:table-cell>
          <table:table-cell table:style-name="ce12" table:formula="of:=([.D625]+[.F625])/2" office:value-type="float" office:value="0.00207500199896816" calcext:value-type="float">
            <text:p>0,002</text:p>
          </table:table-cell>
          <table:table-cell table:style-name="ce12" table:formula="of:=([.E625]+[.G625])/2" office:value-type="float" office:value="0.00267780142357743" calcext:value-type="float">
            <text:p>0,003</text:p>
          </table:table-cell>
          <table:table-cell table:style-name="ce12" table:formula="of:=([.F625]+[.H625])/2" office:value-type="float" office:value="0.00320755740585912" calcext:value-type="float">
            <text:p>0,003</text:p>
          </table:table-cell>
          <table:table-cell table:style-name="ce12" table:formula="of:=([.G625]+[.I625])/2" office:value-type="float" office:value="0.0036498195835868" calcext:value-type="float">
            <text:p>0,004</text:p>
          </table:table-cell>
          <table:table-cell table:style-name="ce12" table:formula="of:=([.H625]+[.J625])/2" office:value-type="float" office:value="0.00399252419744406" calcext:value-type="float">
            <text:p>0,004</text:p>
          </table:table-cell>
          <table:table-cell table:style-name="ce12" table:formula="of:=([.I625]+[.K625])/2" office:value-type="float" office:value="0.00422632315892865" calcext:value-type="float">
            <text:p>0,004</text:p>
          </table:table-cell>
          <table:table-cell table:style-name="ce12" table:formula="of:=([.J625]+[.L625])/2" office:value-type="float" office:value="0.00434483904184002" calcext:value-type="float">
            <text:p>0,004</text:p>
          </table:table-cell>
          <table:table-cell table:style-name="ce12" table:formula="of:=[.K626]" office:value-type="float" office:value="0.00434483904184002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25" calcext:value-type="float">
            <text:p>3,1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6]+[.D626])/2" office:value-type="float" office:value="0.000707800964476651" calcext:value-type="float">
            <text:p>0,001</text:p>
          </table:table-cell>
          <table:table-cell table:style-name="ce12" table:formula="of:=([.C626]+[.E626])/2" office:value-type="float" office:value="0.00139629496374187" calcext:value-type="float">
            <text:p>0,001</text:p>
          </table:table-cell>
          <table:table-cell table:style-name="ce12" table:formula="of:=([.D626]+[.F626])/2" office:value-type="float" office:value="0.00204670167626537" calcext:value-type="float">
            <text:p>0,002</text:p>
          </table:table-cell>
          <table:table-cell table:style-name="ce12" table:formula="of:=([.E626]+[.G626])/2" office:value-type="float" office:value="0.00264127970241364" calcext:value-type="float">
            <text:p>0,003</text:p>
          </table:table-cell>
          <table:table-cell table:style-name="ce12" table:formula="of:=([.F626]+[.H626])/2" office:value-type="float" office:value="0.00316381050358212" calcext:value-type="float">
            <text:p>0,003</text:p>
          </table:table-cell>
          <table:table-cell table:style-name="ce12" table:formula="of:=([.G626]+[.I626])/2" office:value-type="float" office:value="0.00360004080165159" calcext:value-type="float">
            <text:p>0,004</text:p>
          </table:table-cell>
          <table:table-cell table:style-name="ce12" table:formula="of:=([.H626]+[.J626])/2" office:value-type="float" office:value="0.00393807137125772" calcext:value-type="float">
            <text:p>0,004</text:p>
          </table:table-cell>
          <table:table-cell table:style-name="ce12" table:formula="of:=([.I626]+[.K626])/2" office:value-type="float" office:value="0.00416868161964204" calcext:value-type="float">
            <text:p>0,004</text:p>
          </table:table-cell>
          <table:table-cell table:style-name="ce12" table:formula="of:=([.J626]+[.L626])/2" office:value-type="float" office:value="0.00428558110038433" calcext:value-type="float">
            <text:p>0,004</text:p>
          </table:table-cell>
          <table:table-cell table:style-name="ce12" table:formula="of:=[.K627]" office:value-type="float" office:value="0.00428558110038433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3" calcext:value-type="float">
            <text:p>3,1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7]+[.D627])/2" office:value-type="float" office:value="0.000698147481870937" calcext:value-type="float">
            <text:p>0,001</text:p>
          </table:table-cell>
          <table:table-cell table:style-name="ce12" table:formula="of:=([.C627]+[.E627])/2" office:value-type="float" office:value="0.00137725132037101" calcext:value-type="float">
            <text:p>0,001</text:p>
          </table:table-cell>
          <table:table-cell table:style-name="ce12" table:formula="of:=([.D627]+[.F627])/2" office:value-type="float" office:value="0.00201878733307776" calcext:value-type="float">
            <text:p>0,002</text:p>
          </table:table-cell>
          <table:table-cell table:style-name="ce12" table:formula="of:=([.E627]+[.G627])/2" office:value-type="float" office:value="0.00260525608992374" calcext:value-type="float">
            <text:p>0,003</text:p>
          </table:table-cell>
          <table:table-cell table:style-name="ce12" table:formula="of:=([.F627]+[.H627])/2" office:value-type="float" office:value="0.00312066025203262" calcext:value-type="float">
            <text:p>0,003</text:p>
          </table:table-cell>
          <table:table-cell table:style-name="ce12" table:formula="of:=([.G627]+[.I627])/2" office:value-type="float" office:value="0.00355094093741992" calcext:value-type="float">
            <text:p>0,004</text:p>
          </table:table-cell>
          <table:table-cell table:style-name="ce12" table:formula="of:=([.H627]+[.J627])/2" office:value-type="float" office:value="0.00388436121064682" calcext:value-type="float">
            <text:p>0,004</text:p>
          </table:table-cell>
          <table:table-cell table:style-name="ce12" table:formula="of:=([.I627]+[.K627])/2" office:value-type="float" office:value="0.00411182623582103" calcext:value-type="float">
            <text:p>0,004</text:p>
          </table:table-cell>
          <table:table-cell table:style-name="ce12" table:formula="of:=([.J627]+[.L627])/2" office:value-type="float" office:value="0.00422713136001318" calcext:value-type="float">
            <text:p>0,004</text:p>
          </table:table-cell>
          <table:table-cell table:style-name="ce12" table:formula="of:=[.K628]" office:value-type="float" office:value="0.00422713136001318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35" calcext:value-type="float">
            <text:p>3,1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8]+[.D628])/2" office:value-type="float" office:value="0.000688625660185504" calcext:value-type="float">
            <text:p>0,001</text:p>
          </table:table-cell>
          <table:table-cell table:style-name="ce12" table:formula="of:=([.C628]+[.E628])/2" office:value-type="float" office:value="0.00135846740747435" calcext:value-type="float">
            <text:p>0,001</text:p>
          </table:table-cell>
          <table:table-cell table:style-name="ce12" table:formula="of:=([.D628]+[.F628])/2" office:value-type="float" office:value="0.00199125370514738" calcext:value-type="float">
            <text:p>0,002</text:p>
          </table:table-cell>
          <table:table-cell table:style-name="ce12" table:formula="of:=([.E628]+[.G628])/2" office:value-type="float" office:value="0.00256972379255519" calcext:value-type="float">
            <text:p>0,003</text:p>
          </table:table-cell>
          <table:table-cell table:style-name="ce12" table:formula="of:=([.F628]+[.H628])/2" office:value-type="float" office:value="0.00307809851367183" calcext:value-type="float">
            <text:p>0,003</text:p>
          </table:table-cell>
          <table:table-cell table:style-name="ce12" table:formula="of:=([.G628]+[.I628])/2" office:value-type="float" office:value="0.00350251073133972" calcext:value-type="float">
            <text:p>0,004</text:p>
          </table:table-cell>
          <table:table-cell table:style-name="ce12" table:formula="of:=([.H628]+[.J628])/2" office:value-type="float" office:value="0.00383138358662047" calcext:value-type="float">
            <text:p>0,004</text:p>
          </table:table-cell>
          <table:table-cell table:style-name="ce12" table:formula="of:=([.I628]+[.K628])/2" office:value-type="float" office:value="0.00405574628533" calcext:value-type="float">
            <text:p>0,004</text:p>
          </table:table-cell>
          <table:table-cell table:style-name="ce12" table:formula="of:=([.J628]+[.L628])/2" office:value-type="float" office:value="0.00416947879791711" calcext:value-type="float">
            <text:p>0,004</text:p>
          </table:table-cell>
          <table:table-cell table:style-name="ce12" table:formula="of:=[.K629]" office:value-type="float" office:value="0.00416947879791711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4" calcext:value-type="float">
            <text:p>3,1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29]+[.D629])/2" office:value-type="float" office:value="0.000679233703737174" calcext:value-type="float">
            <text:p>0,001</text:p>
          </table:table-cell>
          <table:table-cell table:style-name="ce12" table:formula="of:=([.C629]+[.E629])/2" office:value-type="float" office:value="0.00133993968266644" calcext:value-type="float">
            <text:p>0,001</text:p>
          </table:table-cell>
          <table:table-cell table:style-name="ce12" table:formula="of:=([.D629]+[.F629])/2" office:value-type="float" office:value="0.00196409560001477" calcext:value-type="float">
            <text:p>0,002</text:p>
          </table:table-cell>
          <table:table-cell table:style-name="ce12" table:formula="of:=([.E629]+[.G629])/2" office:value-type="float" office:value="0.0025346761094096" calcext:value-type="float">
            <text:p>0,003</text:p>
          </table:table-cell>
          <table:table-cell table:style-name="ce12" table:formula="of:=([.F629]+[.H629])/2" office:value-type="float" office:value="0.00303611726194745" calcext:value-type="float">
            <text:p>0,003</text:p>
          </table:table-cell>
          <table:table-cell table:style-name="ce12" table:formula="of:=([.G629]+[.I629])/2" office:value-type="float" office:value="0.00345474105014615" calcext:value-type="float">
            <text:p>0,003</text:p>
          </table:table-cell>
          <table:table-cell table:style-name="ce12" table:formula="of:=([.H629]+[.J629])/2" office:value-type="float" office:value="0.00377912850833486" calcext:value-type="float">
            <text:p>0,004</text:p>
          </table:table-cell>
          <table:table-cell table:style-name="ce12" table:formula="of:=([.I629]+[.K629])/2" office:value-type="float" office:value="0.00400043119226879" calcext:value-type="float">
            <text:p>0,004</text:p>
          </table:table-cell>
          <table:table-cell table:style-name="ce12" table:formula="of:=([.J629]+[.L629])/2" office:value-type="float" office:value="0.00411261254162355" calcext:value-type="float">
            <text:p>0,004</text:p>
          </table:table-cell>
          <table:table-cell table:style-name="ce12" table:formula="of:=[.K630]" office:value-type="float" office:value="0.00411261254162355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45" calcext:value-type="float">
            <text:p>3,1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0]+[.D630])/2" office:value-type="float" office:value="0.00066996984133322" calcext:value-type="float">
            <text:p>0,001</text:p>
          </table:table-cell>
          <table:table-cell table:style-name="ce12" table:formula="of:=([.C630]+[.E630])/2" office:value-type="float" office:value="0.00132166465187597" calcext:value-type="float">
            <text:p>0,001</text:p>
          </table:table-cell>
          <table:table-cell table:style-name="ce12" table:formula="of:=([.D630]+[.F630])/2" office:value-type="float" office:value="0.00193730789603802" calcext:value-type="float">
            <text:p>0,002</text:p>
          </table:table-cell>
          <table:table-cell table:style-name="ce12" table:formula="of:=([.E630]+[.G630])/2" office:value-type="float" office:value="0.00250010643098111" calcext:value-type="float">
            <text:p>0,003</text:p>
          </table:table-cell>
          <table:table-cell table:style-name="ce12" table:formula="of:=([.F630]+[.H630])/2" office:value-type="float" office:value="0.00299470857977788" calcext:value-type="float">
            <text:p>0,003</text:p>
          </table:table-cell>
          <table:table-cell table:style-name="ce12" table:formula="of:=([.G630]+[.I630])/2" office:value-type="float" office:value="0.00340762288514116" calcext:value-type="float">
            <text:p>0,003</text:p>
          </table:table-cell>
          <table:table-cell table:style-name="ce12" table:formula="of:=([.H630]+[.J630])/2" office:value-type="float" office:value="0.00372758612120747" calcext:value-type="float">
            <text:p>0,004</text:p>
          </table:table-cell>
          <table:table-cell table:style-name="ce12" table:formula="of:=([.I630]+[.K630])/2" office:value-type="float" office:value="0.00394587052497921" calcext:value-type="float">
            <text:p>0,004</text:p>
          </table:table-cell>
          <table:table-cell table:style-name="ce12" table:formula="of:=([.J630]+[.L630])/2" office:value-type="float" office:value="0.00405652186694617" calcext:value-type="float">
            <text:p>0,004</text:p>
          </table:table-cell>
          <table:table-cell table:style-name="ce12" table:formula="of:=[.K631]" office:value-type="float" office:value="0.00405652186694617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5" calcext:value-type="float">
            <text:p>3,1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1]+[.D631])/2" office:value-type="float" office:value="0.000660832325937986" calcext:value-type="float">
            <text:p>0,001</text:p>
          </table:table-cell>
          <table:table-cell table:style-name="ce12" table:formula="of:=([.C631]+[.E631])/2" office:value-type="float" office:value="0.00130363886868562" calcext:value-type="float">
            <text:p>0,001</text:p>
          </table:table-cell>
          <table:table-cell table:style-name="ce12" table:formula="of:=([.D631]+[.F631])/2" office:value-type="float" office:value="0.00191088554142854" calcext:value-type="float">
            <text:p>0,002</text:p>
          </table:table-cell>
          <table:table-cell table:style-name="ce12" table:formula="of:=([.E631]+[.G631])/2" office:value-type="float" office:value="0.00246600823790795" calcext:value-type="float">
            <text:p>0,002</text:p>
          </table:table-cell>
          <table:table-cell table:style-name="ce12" table:formula="of:=([.F631]+[.H631])/2" office:value-type="float" office:value="0.00295386465806113" calcext:value-type="float">
            <text:p>0,003</text:p>
          </table:table-cell>
          <table:table-cell table:style-name="ce12" table:formula="of:=([.G631]+[.I631])/2" office:value-type="float" office:value="0.00336114735049268" calcext:value-type="float">
            <text:p>0,003</text:p>
          </table:table-cell>
          <table:table-cell table:style-name="ce12" table:formula="of:=([.H631]+[.J631])/2" office:value-type="float" office:value="0.00367674670506018" calcext:value-type="float">
            <text:p>0,004</text:p>
          </table:table-cell>
          <table:table-cell table:style-name="ce12" table:formula="of:=([.I631]+[.K631])/2" office:value-type="float" office:value="0.00389205399407682" calcext:value-type="float">
            <text:p>0,004</text:p>
          </table:table-cell>
          <table:table-cell table:style-name="ce12" table:formula="of:=([.J631]+[.L631])/2" office:value-type="float" office:value="0.00400119619596269" calcext:value-type="float">
            <text:p>0,004</text:p>
          </table:table-cell>
          <table:table-cell table:style-name="ce12" table:formula="of:=[.K632]" office:value-type="float" office:value="0.00400119619596269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55" calcext:value-type="float">
            <text:p>3,1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2]+[.D632])/2" office:value-type="float" office:value="0.00065181943434281" calcext:value-type="float">
            <text:p>0,001</text:p>
          </table:table-cell>
          <table:table-cell table:style-name="ce12" table:formula="of:=([.C632]+[.E632])/2" office:value-type="float" office:value="0.00128585893368326" calcext:value-type="float">
            <text:p>0,001</text:p>
          </table:table-cell>
          <table:table-cell table:style-name="ce12" table:formula="of:=([.D632]+[.F632])/2" office:value-type="float" office:value="0.00188482355329679" calcext:value-type="float">
            <text:p>0,002</text:p>
          </table:table-cell>
          <table:table-cell table:style-name="ce12" table:formula="of:=([.E632]+[.G632])/2" office:value-type="float" office:value="0.00243237509974484" calcext:value-type="float">
            <text:p>0,002</text:p>
          </table:table-cell>
          <table:table-cell table:style-name="ce12" table:formula="of:=([.F632]+[.H632])/2" office:value-type="float" office:value="0.00291357779420031" calcext:value-type="float">
            <text:p>0,003</text:p>
          </table:table-cell>
          <table:table-cell table:style-name="ce12" table:formula="of:=([.G632]+[.I632])/2" office:value-type="float" office:value="0.00331530568156066" calcext:value-type="float">
            <text:p>0,003</text:p>
          </table:table-cell>
          <table:table-cell table:style-name="ce12" table:formula="of:=([.H632]+[.J632])/2" office:value-type="float" office:value="0.00362660067228475" calcext:value-type="float">
            <text:p>0,004</text:p>
          </table:table-cell>
          <table:table-cell table:style-name="ce12" table:formula="of:=([.I632]+[.K632])/2" office:value-type="float" office:value="0.00383897145051143" calcext:value-type="float">
            <text:p>0,004</text:p>
          </table:table-cell>
          <table:table-cell table:style-name="ce12" table:formula="of:=([.J632]+[.L632])/2" office:value-type="float" office:value="0.00394662509501976" calcext:value-type="float">
            <text:p>0,004</text:p>
          </table:table-cell>
          <table:table-cell table:style-name="ce12" table:formula="of:=[.K633]" office:value-type="float" office:value="0.00394662509501976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6" calcext:value-type="float">
            <text:p>3,1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3]+[.D633])/2" office:value-type="float" office:value="0.000642929466841632" calcext:value-type="float">
            <text:p>0,001</text:p>
          </table:table-cell>
          <table:table-cell table:style-name="ce12" table:formula="of:=([.C633]+[.E633])/2" office:value-type="float" office:value="0.0012683214938198" calcext:value-type="float">
            <text:p>0,001</text:p>
          </table:table-cell>
          <table:table-cell table:style-name="ce12" table:formula="of:=([.D633]+[.F633])/2" office:value-type="float" office:value="0.00185911701671405" calcext:value-type="float">
            <text:p>0,002</text:p>
          </table:table-cell>
          <table:table-cell table:style-name="ce12" table:formula="of:=([.E633]+[.G633])/2" office:value-type="float" office:value="0.00239920067374855" calcext:value-type="float">
            <text:p>0,002</text:p>
          </table:table-cell>
          <table:table-cell table:style-name="ce12" table:formula="of:=([.F633]+[.H633])/2" office:value-type="float" office:value="0.00287384039065275" calcext:value-type="float">
            <text:p>0,003</text:p>
          </table:table-cell>
          <table:table-cell table:style-name="ce12" table:formula="of:=([.G633]+[.I633])/2" office:value-type="float" office:value="0.00327008923324253" calcext:value-type="float">
            <text:p>0,003</text:p>
          </table:table-cell>
          <table:table-cell table:style-name="ce12" table:formula="of:=([.H633]+[.J633])/2" office:value-type="float" office:value="0.00357713856603605" calcext:value-type="float">
            <text:p>0,004</text:p>
          </table:table-cell>
          <table:table-cell table:style-name="ce12" table:formula="of:=([.I633]+[.K633])/2" office:value-type="float" office:value="0.00378661288365225" calcext:value-type="float">
            <text:p>0,004</text:p>
          </table:table-cell>
          <table:table-cell table:style-name="ce12" table:formula="of:=([.J633]+[.L633])/2" office:value-type="float" office:value="0.00389279827276559" calcext:value-type="float">
            <text:p>0,004</text:p>
          </table:table-cell>
          <table:table-cell table:style-name="ce12" table:formula="of:=[.K634]" office:value-type="float" office:value="0.00389279827276559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65" calcext:value-type="float">
            <text:p>3,1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4]+[.D634])/2" office:value-type="float" office:value="0.000634160746909899" calcext:value-type="float">
            <text:p>0,001</text:p>
          </table:table-cell>
          <table:table-cell table:style-name="ce12" table:formula="of:=([.C634]+[.E634])/2" office:value-type="float" office:value="0.00125102324177784" calcext:value-type="float">
            <text:p>0,001</text:p>
          </table:table-cell>
          <table:table-cell table:style-name="ce12" table:formula="of:=([.D634]+[.F634])/2" office:value-type="float" office:value="0.00183376108378417" calcext:value-type="float">
            <text:p>0,002</text:p>
          </table:table-cell>
          <table:table-cell table:style-name="ce12" table:formula="of:=([.E634]+[.G634])/2" office:value-type="float" office:value="0.0023664787036834" calcext:value-type="float">
            <text:p>0,002</text:p>
          </table:table-cell>
          <table:table-cell table:style-name="ce12" table:formula="of:=([.F634]+[.H634])/2" office:value-type="float" office:value="0.00283464495349554" calcext:value-type="float">
            <text:p>0,003</text:p>
          </table:table-cell>
          <table:table-cell table:style-name="ce12" table:formula="of:=([.G634]+[.I634])/2" office:value-type="float" office:value="0.0032254894783444" calcext:value-type="float">
            <text:p>0,003</text:p>
          </table:table-cell>
          <table:table-cell table:style-name="ce12" table:formula="of:=([.H634]+[.J634])/2" office:value-type="float" office:value="0.00352835105844739" calcext:value-type="float">
            <text:p>0,004</text:p>
          </table:table-cell>
          <table:table-cell table:style-name="ce12" table:formula="of:=([.I634]+[.K634])/2" office:value-type="float" office:value="0.00373496841940082" calcext:value-type="float">
            <text:p>0,004</text:p>
          </table:table-cell>
          <table:table-cell table:style-name="ce12" table:formula="of:=([.J634]+[.L634])/2" office:value-type="float" office:value="0.00383970557820892" calcext:value-type="float">
            <text:p>0,004</text:p>
          </table:table-cell>
          <table:table-cell table:style-name="ce12" table:formula="of:=[.K635]" office:value-type="float" office:value="0.00383970557820892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7" calcext:value-type="float">
            <text:p>3,1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5]+[.D635])/2" office:value-type="float" office:value="0.00062551162088892" calcext:value-type="float">
            <text:p>0,001</text:p>
          </table:table-cell>
          <table:table-cell table:style-name="ce12" table:formula="of:=([.C635]+[.E635])/2" office:value-type="float" office:value="0.00123396091534704" calcext:value-type="float">
            <text:p>0,001</text:p>
          </table:table-cell>
          <table:table-cell table:style-name="ce12" table:formula="of:=([.D635]+[.F635])/2" office:value-type="float" office:value="0.00180875097273062" calcext:value-type="float">
            <text:p>0,002</text:p>
          </table:table-cell>
          <table:table-cell table:style-name="ce12" table:formula="of:=([.E635]+[.G635])/2" office:value-type="float" office:value="0.00233420301863986" calcext:value-type="float">
            <text:p>0,002</text:p>
          </table:table-cell>
          <table:table-cell table:style-name="ce12" table:formula="of:=([.F635]+[.H635])/2" office:value-type="float" office:value="0.0027959840910139" calcext:value-type="float">
            <text:p>0,003</text:p>
          </table:table-cell>
          <table:table-cell table:style-name="ce12" table:formula="of:=([.G635]+[.I635])/2" office:value-type="float" office:value="0.00318149800597147" calcext:value-type="float">
            <text:p>0,003</text:p>
          </table:table-cell>
          <table:table-cell table:style-name="ce12" table:formula="of:=([.H635]+[.J635])/2" office:value-type="float" office:value="0.00348022894887261" calcext:value-type="float">
            <text:p>0,003</text:p>
          </table:table-cell>
          <table:table-cell table:style-name="ce12" table:formula="of:=([.I635]+[.K635])/2" office:value-type="float" office:value="0.00368402831832816" calcext:value-type="float">
            <text:p>0,004</text:p>
          </table:table-cell>
          <table:table-cell table:style-name="ce12" table:formula="of:=([.J635]+[.L635])/2" office:value-type="float" office:value="0.00378733699880487" calcext:value-type="float">
            <text:p>0,004</text:p>
          </table:table-cell>
          <table:table-cell table:style-name="ce12" table:formula="of:=[.K636]" office:value-type="float" office:value="0.00378733699880487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75" calcext:value-type="float">
            <text:p>3,1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6]+[.D636])/2" office:value-type="float" office:value="0.000616980457673518" calcext:value-type="float">
            <text:p>0,001</text:p>
          </table:table-cell>
          <table:table-cell table:style-name="ce12" table:formula="of:=([.C636]+[.E636])/2" office:value-type="float" office:value="0.00121713129680977" calcext:value-type="float">
            <text:p>0,001</text:p>
          </table:table-cell>
          <table:table-cell table:style-name="ce12" table:formula="of:=([.D636]+[.F636])/2" office:value-type="float" office:value="0.00178408196699345" calcext:value-type="float">
            <text:p>0,002</text:p>
          </table:table-cell>
          <table:table-cell table:style-name="ce12" table:formula="of:=([.E636]+[.G636])/2" office:value-type="float" office:value="0.00230236753187226" calcext:value-type="float">
            <text:p>0,002</text:p>
          </table:table-cell>
          <table:table-cell table:style-name="ce12" table:formula="of:=([.F636]+[.H636])/2" office:value-type="float" office:value="0.00275785051230566" calcext:value-type="float">
            <text:p>0,003</text:p>
          </table:table-cell>
          <table:table-cell table:style-name="ce12" table:formula="of:=([.G636]+[.I636])/2" office:value-type="float" office:value="0.00313810651994325" calcext:value-type="float">
            <text:p>0,003</text:p>
          </table:table-cell>
          <table:table-cell table:style-name="ce12" table:formula="of:=([.H636]+[.J636])/2" office:value-type="float" office:value="0.00343276316214981" calcext:value-type="float">
            <text:p>0,003</text:p>
          </table:table-cell>
          <table:table-cell table:style-name="ce12" table:formula="of:=([.I636]+[.K636])/2" office:value-type="float" office:value="0.00363378297383874" calcext:value-type="float">
            <text:p>0,004</text:p>
          </table:table-cell>
          <table:table-cell table:style-name="ce12" table:formula="of:=([.J636]+[.L636])/2" office:value-type="float" office:value="0.00373568265856651" calcext:value-type="float">
            <text:p>0,004</text:p>
          </table:table-cell>
          <table:table-cell table:style-name="ce12" table:formula="of:=[.K637]" office:value-type="float" office:value="0.00373568265856651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8" calcext:value-type="float">
            <text:p>3,1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7]+[.D637])/2" office:value-type="float" office:value="0.000608565648404885" calcext:value-type="float">
            <text:p>0,001</text:p>
          </table:table-cell>
          <table:table-cell table:style-name="ce12" table:formula="of:=([.C637]+[.E637])/2" office:value-type="float" office:value="0.00120053121233348" calcext:value-type="float">
            <text:p>0,001</text:p>
          </table:table-cell>
          <table:table-cell table:style-name="ce12" table:formula="of:=([.D637]+[.F637])/2" office:value-type="float" office:value="0.00175974941434101" calcext:value-type="float">
            <text:p>0,002</text:p>
          </table:table-cell>
          <table:table-cell table:style-name="ce12" table:formula="of:=([.E637]+[.G637])/2" office:value-type="float" office:value="0.00227096623964955" calcext:value-type="float">
            <text:p>0,002</text:p>
          </table:table-cell>
          <table:table-cell table:style-name="ce12" table:formula="of:=([.F637]+[.H637])/2" office:value-type="float" office:value="0.00272023702590776" calcext:value-type="float">
            <text:p>0,003</text:p>
          </table:table-cell>
          <table:table-cell table:style-name="ce12" table:formula="of:=([.G637]+[.I637])/2" office:value-type="float" office:value="0.00309530683722774" calcext:value-type="float">
            <text:p>0,003</text:p>
          </table:table-cell>
          <table:table-cell table:style-name="ce12" table:formula="of:=([.H637]+[.J637])/2" office:value-type="float" office:value="0.003385944746891" calcext:value-type="float">
            <text:p>0,003</text:p>
          </table:table-cell>
          <table:table-cell table:style-name="ce12" table:formula="of:=([.I637]+[.K637])/2" office:value-type="float" office:value="0.00358422291035816" calcext:value-type="float">
            <text:p>0,004</text:p>
          </table:table-cell>
          <table:table-cell table:style-name="ce12" table:formula="of:=([.J637]+[.L637])/2" office:value-type="float" office:value="0.00368473281620263" calcext:value-type="float">
            <text:p>0,004</text:p>
          </table:table-cell>
          <table:table-cell table:style-name="ce12" table:formula="of:=[.K638]" office:value-type="float" office:value="0.00368473281620263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85" calcext:value-type="float">
            <text:p>3,1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8]+[.D638])/2" office:value-type="float" office:value="0.000600265606166741" calcext:value-type="float">
            <text:p>0,001</text:p>
          </table:table-cell>
          <table:table-cell table:style-name="ce12" table:formula="of:=([.C638]+[.E638])/2" office:value-type="float" office:value="0.00118415753137295" calcext:value-type="float">
            <text:p>0,001</text:p>
          </table:table-cell>
          <table:table-cell table:style-name="ce12" table:formula="of:=([.D638]+[.F638])/2" office:value-type="float" office:value="0.00173574872599152" calcext:value-type="float">
            <text:p>0,002</text:p>
          </table:table-cell>
          <table:table-cell table:style-name="ce12" table:formula="of:=([.E638]+[.G638])/2" office:value-type="float" office:value="0.00223999322012439" calcext:value-type="float">
            <text:p>0,002</text:p>
          </table:table-cell>
          <table:table-cell table:style-name="ce12" table:formula="of:=([.F638]+[.H638])/2" office:value-type="float" office:value="0.00268313653843864" calcext:value-type="float">
            <text:p>0,003</text:p>
          </table:table-cell>
          <table:table-cell table:style-name="ce12" table:formula="of:=([.G638]+[.I638])/2" office:value-type="float" office:value="0.00305309088639938" calcext:value-type="float">
            <text:p>0,003</text:p>
          </table:table-cell>
          <table:table-cell table:style-name="ce12" table:formula="of:=([.H638]+[.J638])/2" office:value-type="float" office:value="0.00333976487379295" calcext:value-type="float">
            <text:p>0,003</text:p>
          </table:table-cell>
          <table:table-cell table:style-name="ce12" table:formula="of:=([.I638]+[.K638])/2" office:value-type="float" office:value="0.00353533878154681" calcext:value-type="float">
            <text:p>0,004</text:p>
          </table:table-cell>
          <table:table-cell table:style-name="ce12" table:formula="of:=([.J638]+[.L638])/2" office:value-type="float" office:value="0.00363447786328039" calcext:value-type="float">
            <text:p>0,004</text:p>
          </table:table-cell>
          <table:table-cell table:style-name="ce12" table:formula="of:=[.K639]" office:value-type="float" office:value="0.00363447786328039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9" calcext:value-type="float">
            <text:p>3,1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39]+[.D639])/2" office:value-type="float" office:value="0.000592078765686475" calcext:value-type="float">
            <text:p>0,001</text:p>
          </table:table-cell>
          <table:table-cell table:style-name="ce12" table:formula="of:=([.C639]+[.E639])/2" office:value-type="float" office:value="0.00116800716607913" calcext:value-type="float">
            <text:p>0,001</text:p>
          </table:table-cell>
          <table:table-cell table:style-name="ce12" table:formula="of:=([.D639]+[.F639])/2" office:value-type="float" office:value="0.00171207537574867" calcext:value-type="float">
            <text:p>0,002</text:p>
          </table:table-cell>
          <table:table-cell table:style-name="ce12" table:formula="of:=([.E639]+[.G639])/2" office:value-type="float" office:value="0.00220944263221508" calcext:value-type="float">
            <text:p>0,002</text:p>
          </table:table-cell>
          <table:table-cell table:style-name="ce12" table:formula="of:=([.F639]+[.H639])/2" office:value-type="float" office:value="0.00264654205326188" calcext:value-type="float">
            <text:p>0,003</text:p>
          </table:table-cell>
          <table:table-cell table:style-name="ce12" table:formula="of:=([.G639]+[.I639])/2" office:value-type="float" office:value="0.0030114507061158" calcext:value-type="float">
            <text:p>0,003</text:p>
          </table:table-cell>
          <table:table-cell table:style-name="ce12" table:formula="of:=([.H639]+[.J639])/2" office:value-type="float" office:value="0.00329421483397309" calcext:value-type="float">
            <text:p>0,003</text:p>
          </table:table-cell>
          <table:table-cell table:style-name="ce12" table:formula="of:=([.I639]+[.K639])/2" office:value-type="float" office:value="0.00348712136853667" calcext:value-type="float">
            <text:p>0,003</text:p>
          </table:table-cell>
          <table:table-cell table:style-name="ce12" table:formula="of:=([.J639]+[.L639])/2" office:value-type="float" office:value="0.0035849083224136" calcext:value-type="float">
            <text:p>0,004</text:p>
          </table:table-cell>
          <table:table-cell table:style-name="ce12" table:formula="of:=[.K640]" office:value-type="float" office:value="0.0035849083224136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195" calcext:value-type="float">
            <text:p>3,1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0]+[.D640])/2" office:value-type="float" office:value="0.000584003583039565" calcext:value-type="float">
            <text:p>0,001</text:p>
          </table:table-cell>
          <table:table-cell table:style-name="ce12" table:formula="of:=([.C640]+[.E640])/2" office:value-type="float" office:value="0.00115207707071757" calcext:value-type="float">
            <text:p>0,001</text:p>
          </table:table-cell>
          <table:table-cell table:style-name="ce12" table:formula="of:=([.D640]+[.F640])/2" office:value-type="float" office:value="0.00168872489914711" calcext:value-type="float">
            <text:p>0,002</text:p>
          </table:table-cell>
          <table:table-cell table:style-name="ce12" table:formula="of:=([.E640]+[.G640])/2" office:value-type="float" office:value="0.00217930871450527" calcext:value-type="float">
            <text:p>0,002</text:p>
          </table:table-cell>
          <table:table-cell table:style-name="ce12" table:formula="of:=([.F640]+[.H640])/2" office:value-type="float" office:value="0.00261044666916544" calcext:value-type="float">
            <text:p>0,003</text:p>
          </table:table-cell>
          <table:table-cell table:style-name="ce12" table:formula="of:=([.G640]+[.I640])/2" office:value-type="float" office:value="0.00297037844361749" calcext:value-type="float">
            <text:p>0,003</text:p>
          </table:table-cell>
          <table:table-cell table:style-name="ce12" table:formula="of:=([.H640]+[.J640])/2" office:value-type="float" office:value="0.00324928603732623" calcext:value-type="float">
            <text:p>0,003</text:p>
          </table:table-cell>
          <table:table-cell table:style-name="ce12" table:formula="of:=([.I640]+[.K640])/2" office:value-type="float" office:value="0.00343956157819335" calcext:value-type="float">
            <text:p>0,003</text:p>
          </table:table-cell>
          <table:table-cell table:style-name="ce12" table:formula="of:=([.J640]+[.L640])/2" office:value-type="float" office:value="0.00353601484547514" calcext:value-type="float">
            <text:p>0,004</text:p>
          </table:table-cell>
          <table:table-cell table:style-name="ce12" table:formula="of:=[.K641]" office:value-type="float" office:value="0.00353601484547514" calcext:value-type="float">
            <text:p>0,004</text:p>
          </table:table-cell>
          <table:table-cell table:number-columns-repeated="8"/>
        </table:table-row>
        <table:table-row table:style-name="ro1">
          <table:table-cell table:style-name="ce3" office:value-type="float" office:value="3.2" calcext:value-type="float">
            <text:p>3,2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1]+[.D641])/2" office:value-type="float" office:value="0.000576038535358786" calcext:value-type="float">
            <text:p>0,001</text:p>
          </table:table-cell>
          <table:table-cell table:style-name="ce12" table:formula="of:=([.C641]+[.E641])/2" office:value-type="float" office:value="0.00113636424109334" calcext:value-type="float">
            <text:p>0,001</text:p>
          </table:table-cell>
          <table:table-cell table:style-name="ce12" table:formula="of:=([.D641]+[.F641])/2" office:value-type="float" office:value="0.00166569289261142" calcext:value-type="float">
            <text:p>0,002</text:p>
          </table:table-cell>
          <table:table-cell table:style-name="ce12" table:formula="of:=([.E641]+[.G641])/2" office:value-type="float" office:value="0.00214958578415627" calcext:value-type="float">
            <text:p>0,002</text:p>
          </table:table-cell>
          <table:table-cell table:style-name="ce12" table:formula="of:=([.F641]+[.H641])/2" office:value-type="float" office:value="0.00257484357906138" calcext:value-type="float">
            <text:p>0,003</text:p>
          </table:table-cell>
          <table:table-cell table:style-name="ce12" table:formula="of:=([.G641]+[.I641])/2" office:value-type="float" office:value="0.00292986635324584" calcext:value-type="float">
            <text:p>0,003</text:p>
          </table:table-cell>
          <table:table-cell table:style-name="ce12" table:formula="of:=([.H641]+[.J641])/2" office:value-type="float" office:value="0.00320497001090542" calcext:value-type="float">
            <text:p>0,003</text:p>
          </table:table-cell>
          <table:table-cell table:style-name="ce12" table:formula="of:=([.I641]+[.K641])/2" office:value-type="float" office:value="0.00339265044140069" calcext:value-type="float">
            <text:p>0,003</text:p>
          </table:table-cell>
          <table:table-cell table:style-name="ce12" table:formula="of:=([.J641]+[.L641])/2" office:value-type="float" office:value="0.00348778821183424" calcext:value-type="float">
            <text:p>0,003</text:p>
          </table:table-cell>
          <table:table-cell table:style-name="ce12" table:formula="of:=[.K642]" office:value-type="float" office:value="0.00348778821183424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05" calcext:value-type="float">
            <text:p>3,2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2]+[.D642])/2" office:value-type="float" office:value="0.000568182120546668" calcext:value-type="float">
            <text:p>0,001</text:p>
          </table:table-cell>
          <table:table-cell table:style-name="ce12" table:formula="of:=([.C642]+[.E642])/2" office:value-type="float" office:value="0.0011208657139851" calcext:value-type="float">
            <text:p>0,001</text:p>
          </table:table-cell>
          <table:table-cell table:style-name="ce12" table:formula="of:=([.D642]+[.F642])/2" office:value-type="float" office:value="0.0016429750126248" calcext:value-type="float">
            <text:p>0,002</text:p>
          </table:table-cell>
          <table:table-cell table:style-name="ce12" table:formula="of:=([.E642]+[.G642])/2" office:value-type="float" office:value="0.0021202682358364" calcext:value-type="float">
            <text:p>0,002</text:p>
          </table:table-cell>
          <table:table-cell table:style-name="ce12" table:formula="of:=([.F642]+[.H642])/2" office:value-type="float" office:value="0.00253972606870105" calcext:value-type="float">
            <text:p>0,003</text:p>
          </table:table-cell>
          <table:table-cell table:style-name="ce12" table:formula="of:=([.G642]+[.I642])/2" office:value-type="float" office:value="0.0028899067949834" calcext:value-type="float">
            <text:p>0,003</text:p>
          </table:table-cell>
          <table:table-cell table:style-name="ce12" table:formula="of:=([.H642]+[.J642])/2" office:value-type="float" office:value="0.00316125839732326" calcext:value-type="float">
            <text:p>0,003</text:p>
          </table:table-cell>
          <table:table-cell table:style-name="ce12" table:formula="of:=([.I642]+[.K642])/2" office:value-type="float" office:value="0.00334637911136983" calcext:value-type="float">
            <text:p>0,003</text:p>
          </table:table-cell>
          <table:table-cell table:style-name="ce12" table:formula="of:=([.J642]+[.L642])/2" office:value-type="float" office:value="0.00344021932661746" calcext:value-type="float">
            <text:p>0,003</text:p>
          </table:table-cell>
          <table:table-cell table:style-name="ce12" table:formula="of:=[.K643]" office:value-type="float" office:value="0.00344021932661746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1" calcext:value-type="float">
            <text:p>3,2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3]+[.D643])/2" office:value-type="float" office:value="0.000560432856992552" calcext:value-type="float">
            <text:p>0,001</text:p>
          </table:table-cell>
          <table:table-cell table:style-name="ce12" table:formula="of:=([.C643]+[.E643])/2" office:value-type="float" office:value="0.00110557856658574" calcext:value-type="float">
            <text:p>0,001</text:p>
          </table:table-cell>
          <table:table-cell table:style-name="ce12" table:formula="of:=([.D643]+[.F643])/2" office:value-type="float" office:value="0.00162056697491075" calcext:value-type="float">
            <text:p>0,002</text:p>
          </table:table-cell>
          <table:table-cell table:style-name="ce12" table:formula="of:=([.E643]+[.G643])/2" office:value-type="float" office:value="0.00209135054066293" calcext:value-type="float">
            <text:p>0,002</text:p>
          </table:table-cell>
          <table:table-cell table:style-name="ce12" table:formula="of:=([.F643]+[.H643])/2" office:value-type="float" office:value="0.0025050875154099" calcext:value-type="float">
            <text:p>0,003</text:p>
          </table:table-cell>
          <table:table-cell table:style-name="ce12" table:formula="of:=([.G643]+[.I643])/2" office:value-type="float" office:value="0.00285049223301216" calcext:value-type="float">
            <text:p>0,003</text:p>
          </table:table-cell>
          <table:table-cell table:style-name="ce12" table:formula="of:=([.H643]+[.J643])/2" office:value-type="float" office:value="0.00311814295317662" calcext:value-type="float">
            <text:p>0,003</text:p>
          </table:table-cell>
          <table:table-cell table:style-name="ce12" table:formula="of:=([.I643]+[.K643])/2" office:value-type="float" office:value="0.00330073886197036" calcext:value-type="float">
            <text:p>0,003</text:p>
          </table:table-cell>
          <table:table-cell table:style-name="ce12" table:formula="of:=([.J643]+[.L643])/2" office:value-type="float" office:value="0.00339329921899365" calcext:value-type="float">
            <text:p>0,003</text:p>
          </table:table-cell>
          <table:table-cell table:style-name="ce12" table:formula="of:=[.K644]" office:value-type="float" office:value="0.00339329921899365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15" calcext:value-type="float">
            <text:p>3,2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4]+[.D644])/2" office:value-type="float" office:value="0.000552789283292868" calcext:value-type="float">
            <text:p>0,001</text:p>
          </table:table-cell>
          <table:table-cell table:style-name="ce12" table:formula="of:=([.C644]+[.E644])/2" office:value-type="float" office:value="0.00109049991595165" calcext:value-type="float">
            <text:p>0,001</text:p>
          </table:table-cell>
          <table:table-cell table:style-name="ce12" table:formula="of:=([.D644]+[.F644])/2" office:value-type="float" office:value="0.00159846455362433" calcext:value-type="float">
            <text:p>0,002</text:p>
          </table:table-cell>
          <table:table-cell table:style-name="ce12" table:formula="of:=([.E644]+[.G644])/2" office:value-type="float" office:value="0.00206282724516033" calcext:value-type="float">
            <text:p>0,002</text:p>
          </table:table-cell>
          <table:table-cell table:style-name="ce12" table:formula="of:=([.F644]+[.H644])/2" office:value-type="float" office:value="0.00247092138683754" calcext:value-type="float">
            <text:p>0,002</text:p>
          </table:table-cell>
          <table:table-cell table:style-name="ce12" table:formula="of:=([.G644]+[.I644])/2" office:value-type="float" office:value="0.00281161523429326" calcext:value-type="float">
            <text:p>0,003</text:p>
          </table:table-cell>
          <table:table-cell table:style-name="ce12" table:formula="of:=([.H644]+[.J644])/2" office:value-type="float" office:value="0.00307561554749126" calcext:value-type="float">
            <text:p>0,003</text:p>
          </table:table-cell>
          <table:table-cell table:style-name="ce12" table:formula="of:=([.I644]+[.K644])/2" office:value-type="float" office:value="0.00325572108608513" calcext:value-type="float">
            <text:p>0,003</text:p>
          </table:table-cell>
          <table:table-cell table:style-name="ce12" table:formula="of:=([.J644]+[.L644])/2" office:value-type="float" office:value="0.00334701904048201" calcext:value-type="float">
            <text:p>0,003</text:p>
          </table:table-cell>
          <table:table-cell table:style-name="ce12" table:formula="of:=[.K645]" office:value-type="float" office:value="0.00334701904048201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2" calcext:value-type="float">
            <text:p>3,2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5]+[.D645])/2" office:value-type="float" office:value="0.000545249957975826" calcext:value-type="float">
            <text:p>0,001</text:p>
          </table:table-cell>
          <table:table-cell table:style-name="ce12" table:formula="of:=([.C645]+[.E645])/2" office:value-type="float" office:value="0.0010756269184586" calcext:value-type="float">
            <text:p>0,001</text:p>
          </table:table-cell>
          <table:table-cell table:style-name="ce12" table:formula="of:=([.D645]+[.F645])/2" office:value-type="float" office:value="0.00157666358055599" calcext:value-type="float">
            <text:p>0,002</text:p>
          </table:table-cell>
          <table:table-cell table:style-name="ce12" table:formula="of:=([.E645]+[.G645])/2" office:value-type="float" office:value="0.00203469297023094" calcext:value-type="float">
            <text:p>0,002</text:p>
          </table:table-cell>
          <table:table-cell table:style-name="ce12" table:formula="of:=([.F645]+[.H645])/2" office:value-type="float" office:value="0.00243722123972679" calcext:value-type="float">
            <text:p>0,002</text:p>
          </table:table-cell>
          <table:table-cell table:style-name="ce12" table:formula="of:=([.G645]+[.I645])/2" office:value-type="float" office:value="0.0027732684671644" calcext:value-type="float">
            <text:p>0,003</text:p>
          </table:table-cell>
          <table:table-cell table:style-name="ce12" table:formula="of:=([.H645]+[.J645])/2" office:value-type="float" office:value="0.00303366816018919" calcext:value-type="float">
            <text:p>0,003</text:p>
          </table:table-cell>
          <table:table-cell table:style-name="ce12" table:formula="of:=([.I645]+[.K645])/2" office:value-type="float" office:value="0.00321131729398663" calcext:value-type="float">
            <text:p>0,003</text:p>
          </table:table-cell>
          <table:table-cell table:style-name="ce12" table:formula="of:=([.J645]+[.L645])/2" office:value-type="float" office:value="0.00330137006328357" calcext:value-type="float">
            <text:p>0,003</text:p>
          </table:table-cell>
          <table:table-cell table:style-name="ce12" table:formula="of:=[.K646]" office:value-type="float" office:value="0.00330137006328357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25" calcext:value-type="float">
            <text:p>3,2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6]+[.D646])/2" office:value-type="float" office:value="0.0005378134592293" calcext:value-type="float">
            <text:p>0,001</text:p>
          </table:table-cell>
          <table:table-cell table:style-name="ce12" table:formula="of:=([.C646]+[.E646])/2" office:value-type="float" office:value="0.00106095676926591" calcext:value-type="float">
            <text:p>0,001</text:p>
          </table:table-cell>
          <table:table-cell table:style-name="ce12" table:formula="of:=([.D646]+[.F646])/2" office:value-type="float" office:value="0.00155515994434477" calcext:value-type="float">
            <text:p>0,002</text:p>
          </table:table-cell>
          <table:table-cell table:style-name="ce12" table:formula="of:=([.E646]+[.G646])/2" office:value-type="float" office:value="0.00200694241014139" calcext:value-type="float">
            <text:p>0,002</text:p>
          </table:table-cell>
          <table:table-cell table:style-name="ce12" table:formula="of:=([.F646]+[.H646])/2" office:value-type="float" office:value="0.00240398071869767" calcext:value-type="float">
            <text:p>0,002</text:p>
          </table:table-cell>
          <table:table-cell table:style-name="ce12" table:formula="of:=([.G646]+[.I646])/2" office:value-type="float" office:value="0.00273544469995799" calcext:value-type="float">
            <text:p>0,003</text:p>
          </table:table-cell>
          <table:table-cell table:style-name="ce12" table:formula="of:=([.H646]+[.J646])/2" office:value-type="float" office:value="0.00299229288057552" calcext:value-type="float">
            <text:p>0,003</text:p>
          </table:table-cell>
          <table:table-cell table:style-name="ce12" table:formula="of:=([.I646]+[.K646])/2" office:value-type="float" office:value="0.00316751911173638" calcext:value-type="float">
            <text:p>0,003</text:p>
          </table:table-cell>
          <table:table-cell table:style-name="ce12" table:formula="of:=([.J646]+[.L646])/2" office:value-type="float" office:value="0.0032563436786351" calcext:value-type="float">
            <text:p>0,003</text:p>
          </table:table-cell>
          <table:table-cell table:style-name="ce12" table:formula="of:=[.K647]" office:value-type="float" office:value="0.0032563436786351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3" calcext:value-type="float">
            <text:p>3,2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7]+[.D647])/2" office:value-type="float" office:value="0.000530478384632954" calcext:value-type="float">
            <text:p>0,001</text:p>
          </table:table-cell>
          <table:table-cell table:style-name="ce12" table:formula="of:=([.C647]+[.E647])/2" office:value-type="float" office:value="0.00104648670178703" calcext:value-type="float">
            <text:p>0,001</text:p>
          </table:table-cell>
          <table:table-cell table:style-name="ce12" table:formula="of:=([.D647]+[.F647])/2" office:value-type="float" office:value="0.00153394958970365" calcext:value-type="float">
            <text:p>0,002</text:p>
          </table:table-cell>
          <table:table-cell table:style-name="ce12" table:formula="of:=([.E647]+[.G647])/2" office:value-type="float" office:value="0.00197957033152122" calcext:value-type="float">
            <text:p>0,002</text:p>
          </table:table-cell>
          <table:table-cell table:style-name="ce12" table:formula="of:=([.F647]+[.H647])/2" office:value-type="float" office:value="0.00237119355504969" calcext:value-type="float">
            <text:p>0,002</text:p>
          </table:table-cell>
          <table:table-cell table:style-name="ce12" table:formula="of:=([.G647]+[.I647])/2" office:value-type="float" office:value="0.00269813679963659" calcext:value-type="float">
            <text:p>0,003</text:p>
          </table:table-cell>
          <table:table-cell table:style-name="ce12" table:formula="of:=([.H647]+[.J647])/2" office:value-type="float" office:value="0.00295148190584719" calcext:value-type="float">
            <text:p>0,003</text:p>
          </table:table-cell>
          <table:table-cell table:style-name="ce12" table:formula="of:=([.I647]+[.K647])/2" office:value-type="float" office:value="0.00312431827960531" calcext:value-type="float">
            <text:p>0,003</text:p>
          </table:table-cell>
          <table:table-cell table:style-name="ce12" table:formula="of:=([.J647]+[.L647])/2" office:value-type="float" office:value="0.00321193139518574" calcext:value-type="float">
            <text:p>0,003</text:p>
          </table:table-cell>
          <table:table-cell table:style-name="ce12" table:formula="of:=[.K648]" office:value-type="float" office:value="0.00321193139518574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35" calcext:value-type="float">
            <text:p>3,2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8]+[.D648])/2" office:value-type="float" office:value="0.000523243350893517" calcext:value-type="float">
            <text:p>0,001</text:p>
          </table:table-cell>
          <table:table-cell table:style-name="ce12" table:formula="of:=([.C648]+[.E648])/2" office:value-type="float" office:value="0.0010322139871683" calcext:value-type="float">
            <text:p>0,001</text:p>
          </table:table-cell>
          <table:table-cell table:style-name="ce12" table:formula="of:=([.D648]+[.F648])/2" office:value-type="float" office:value="0.00151302851665413" calcext:value-type="float">
            <text:p>0,002</text:p>
          </table:table-cell>
          <table:table-cell table:style-name="ce12" table:formula="of:=([.E648]+[.G648])/2" office:value-type="float" office:value="0.00195257157237667" calcext:value-type="float">
            <text:p>0,002</text:p>
          </table:table-cell>
          <table:table-cell table:style-name="ce12" table:formula="of:=([.F648]+[.H648])/2" office:value-type="float" office:value="0.00233885356557891" calcext:value-type="float">
            <text:p>0,002</text:p>
          </table:table-cell>
          <table:table-cell table:style-name="ce12" table:formula="of:=([.G648]+[.I648])/2" office:value-type="float" office:value="0.00266133773044844" calcext:value-type="float">
            <text:p>0,003</text:p>
          </table:table-cell>
          <table:table-cell table:style-name="ce12" table:formula="of:=([.H648]+[.J648])/2" office:value-type="float" office:value="0.00291122753962095" calcext:value-type="float">
            <text:p>0,003</text:p>
          </table:table-cell>
          <table:table-cell table:style-name="ce12" table:formula="of:=([.I648]+[.K648])/2" office:value-type="float" office:value="0.00308170665051646" calcext:value-type="float">
            <text:p>0,003</text:p>
          </table:table-cell>
          <table:table-cell table:style-name="ce12" table:formula="of:=([.J648]+[.L648])/2" office:value-type="float" office:value="0.00316812483739553" calcext:value-type="float">
            <text:p>0,003</text:p>
          </table:table-cell>
          <table:table-cell table:style-name="ce12" table:formula="of:=[.K649]" office:value-type="float" office:value="0.00316812483739553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4" calcext:value-type="float">
            <text:p>3,2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49]+[.D649])/2" office:value-type="float" office:value="0.000516106993584151" calcext:value-type="float">
            <text:p>0,001</text:p>
          </table:table-cell>
          <table:table-cell table:style-name="ce12" table:formula="of:=([.C649]+[.E649])/2" office:value-type="float" office:value="0.00101813593377382" calcext:value-type="float">
            <text:p>0,001</text:p>
          </table:table-cell>
          <table:table-cell table:style-name="ce12" table:formula="of:=([.D649]+[.F649])/2" office:value-type="float" office:value="0.00149239277977249" calcext:value-type="float">
            <text:p>0,001</text:p>
          </table:table-cell>
          <table:table-cell table:style-name="ce12" table:formula="of:=([.E649]+[.G649])/2" office:value-type="float" office:value="0.00192594104111652" calcext:value-type="float">
            <text:p>0,002</text:p>
          </table:table-cell>
          <table:table-cell table:style-name="ce12" table:formula="of:=([.F649]+[.H649])/2" office:value-type="float" office:value="0.00230695465141256" calcext:value-type="float">
            <text:p>0,002</text:p>
          </table:table-cell>
          <table:table-cell table:style-name="ce12" table:formula="of:=([.G649]+[.I649])/2" office:value-type="float" office:value="0.00262504055259993" calcext:value-type="float">
            <text:p>0,003</text:p>
          </table:table-cell>
          <table:table-cell table:style-name="ce12" table:formula="of:=([.H649]+[.J649])/2" office:value-type="float" office:value="0.00287152219048245" calcext:value-type="float">
            <text:p>0,003</text:p>
          </table:table-cell>
          <table:table-cell table:style-name="ce12" table:formula="of:=([.I649]+[.K649])/2" office:value-type="float" office:value="0.00303967618850824" calcext:value-type="float">
            <text:p>0,003</text:p>
          </table:table-cell>
          <table:table-cell table:style-name="ce12" table:formula="of:=([.J649]+[.L649])/2" office:value-type="float" office:value="0.00312491574395599" calcext:value-type="float">
            <text:p>0,003</text:p>
          </table:table-cell>
          <table:table-cell table:style-name="ce12" table:formula="of:=[.K650]" office:value-type="float" office:value="0.00312491574395599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45" calcext:value-type="float">
            <text:p>3,2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0]+[.D650])/2" office:value-type="float" office:value="0.000509067966886911" calcext:value-type="float">
            <text:p>0,001</text:p>
          </table:table-cell>
          <table:table-cell table:style-name="ce12" table:formula="of:=([.C650]+[.E650])/2" office:value-type="float" office:value="0.00100424988667832" calcext:value-type="float">
            <text:p>0,001</text:p>
          </table:table-cell>
          <table:table-cell table:style-name="ce12" table:formula="of:=([.D650]+[.F650])/2" office:value-type="float" office:value="0.00147203848744517" calcext:value-type="float">
            <text:p>0,001</text:p>
          </table:table-cell>
          <table:table-cell table:style-name="ce12" table:formula="of:=([.E650]+[.G650])/2" office:value-type="float" office:value="0.00189967371559252" calcext:value-type="float">
            <text:p>0,002</text:p>
          </table:table-cell>
          <table:table-cell table:style-name="ce12" table:formula="of:=([.F650]+[.H650])/2" office:value-type="float" office:value="0.00227549079685822" calcext:value-type="float">
            <text:p>0,002</text:p>
          </table:table-cell>
          <table:table-cell table:style-name="ce12" table:formula="of:=([.G650]+[.I650])/2" office:value-type="float" office:value="0.0025892384209475" calcext:value-type="float">
            <text:p>0,003</text:p>
          </table:table-cell>
          <table:table-cell table:style-name="ce12" table:formula="of:=([.H650]+[.J650])/2" office:value-type="float" office:value="0.00283235837055408" calcext:value-type="float">
            <text:p>0,003</text:p>
          </table:table-cell>
          <table:table-cell table:style-name="ce12" table:formula="of:=([.I650]+[.K650])/2" office:value-type="float" office:value="0.00299821896721922" calcext:value-type="float">
            <text:p>0,003</text:p>
          </table:table-cell>
          <table:table-cell table:style-name="ce12" table:formula="of:=([.J650]+[.L650])/2" office:value-type="float" office:value="0.00308229596623212" calcext:value-type="float">
            <text:p>0,003</text:p>
          </table:table-cell>
          <table:table-cell table:style-name="ce12" table:formula="of:=[.K651]" office:value-type="float" office:value="0.00308229596623212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5" calcext:value-type="float">
            <text:p>3,2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1]+[.D651])/2" office:value-type="float" office:value="0.000502124943339159" calcext:value-type="float">
            <text:p>0,001</text:p>
          </table:table-cell>
          <table:table-cell table:style-name="ce12" table:formula="of:=([.C651]+[.E651])/2" office:value-type="float" office:value="0.00099055322716604" calcext:value-type="float">
            <text:p>0,001</text:p>
          </table:table-cell>
          <table:table-cell table:style-name="ce12" table:formula="of:=([.D651]+[.F651])/2" office:value-type="float" office:value="0.00145196180113542" calcext:value-type="float">
            <text:p>0,001</text:p>
          </table:table-cell>
          <table:table-cell table:style-name="ce12" table:formula="of:=([.E651]+[.G651])/2" office:value-type="float" office:value="0.0018737646421517" calcext:value-type="float">
            <text:p>0,002</text:p>
          </table:table-cell>
          <table:table-cell table:style-name="ce12" table:formula="of:=([.F651]+[.H651])/2" office:value-type="float" office:value="0.00224445606827001" calcext:value-type="float">
            <text:p>0,002</text:p>
          </table:table-cell>
          <table:table-cell table:style-name="ce12" table:formula="of:=([.G651]+[.I651])/2" office:value-type="float" office:value="0.00255392458370615" calcext:value-type="float">
            <text:p>0,003</text:p>
          </table:table-cell>
          <table:table-cell table:style-name="ce12" table:formula="of:=([.H651]+[.J651])/2" office:value-type="float" office:value="0.00279372869408336" calcext:value-type="float">
            <text:p>0,003</text:p>
          </table:table-cell>
          <table:table-cell table:style-name="ce12" table:formula="of:=([.I651]+[.K651])/2" office:value-type="float" office:value="0.0029573271683931" calcext:value-type="float">
            <text:p>0,003</text:p>
          </table:table-cell>
          <table:table-cell table:style-name="ce12" table:formula="of:=([.J651]+[.L651])/2" office:value-type="float" office:value="0.00304025746672567" calcext:value-type="float">
            <text:p>0,003</text:p>
          </table:table-cell>
          <table:table-cell table:style-name="ce12" table:formula="of:=[.K652]" office:value-type="float" office:value="0.00304025746672567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55" calcext:value-type="float">
            <text:p>3,2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2]+[.D652])/2" office:value-type="float" office:value="0.00049527661358302" calcext:value-type="float">
            <text:p>0,000</text:p>
          </table:table-cell>
          <table:table-cell table:style-name="ce12" table:formula="of:=([.C652]+[.E652])/2" office:value-type="float" office:value="0.00097704337223729" calcext:value-type="float">
            <text:p>0,001</text:p>
          </table:table-cell>
          <table:table-cell table:style-name="ce12" table:formula="of:=([.D652]+[.F652])/2" office:value-type="float" office:value="0.00143215893465887" calcext:value-type="float">
            <text:p>0,001</text:p>
          </table:table-cell>
          <table:table-cell table:style-name="ce12" table:formula="of:=([.E652]+[.G652])/2" office:value-type="float" office:value="0.00184820893470272" calcext:value-type="float">
            <text:p>0,002</text:p>
          </table:table-cell>
          <table:table-cell table:style-name="ce12" table:formula="of:=([.F652]+[.H652])/2" office:value-type="float" office:value="0.00221384461292892" calcext:value-type="float">
            <text:p>0,002</text:p>
          </table:table-cell>
          <table:table-cell table:style-name="ce12" table:formula="of:=([.G652]+[.I652])/2" office:value-type="float" office:value="0.00251909238117669" calcext:value-type="float">
            <text:p>0,003</text:p>
          </table:table-cell>
          <table:table-cell table:style-name="ce12" table:formula="of:=([.H652]+[.J652])/2" office:value-type="float" office:value="0.00275562587604963" calcext:value-type="float">
            <text:p>0,003</text:p>
          </table:table-cell>
          <table:table-cell table:style-name="ce12" table:formula="of:=([.I652]+[.K652])/2" office:value-type="float" office:value="0.00291699308040452" calcext:value-type="float">
            <text:p>0,003</text:p>
          </table:table-cell>
          <table:table-cell table:style-name="ce12" table:formula="of:=([.J652]+[.L652])/2" office:value-type="float" office:value="0.00299879231755938" calcext:value-type="float">
            <text:p>0,003</text:p>
          </table:table-cell>
          <table:table-cell table:style-name="ce12" table:formula="of:=[.K653]" office:value-type="float" office:value="0.00299879231755938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6" calcext:value-type="float">
            <text:p>3,2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3]+[.D653])/2" office:value-type="float" office:value="0.000488521686118645" calcext:value-type="float">
            <text:p>0,000</text:p>
          </table:table-cell>
          <table:table-cell table:style-name="ce12" table:formula="of:=([.C653]+[.E653])/2" office:value-type="float" office:value="0.000963717774120944" calcext:value-type="float">
            <text:p>0,001</text:p>
          </table:table-cell>
          <table:table-cell table:style-name="ce12" table:formula="of:=([.D653]+[.F653])/2" office:value-type="float" office:value="0.00141262615347" calcext:value-type="float">
            <text:p>0,001</text:p>
          </table:table-cell>
          <table:table-cell table:style-name="ce12" table:formula="of:=([.E653]+[.G653])/2" office:value-type="float" office:value="0.0018230017737939" calcext:value-type="float">
            <text:p>0,002</text:p>
          </table:table-cell>
          <table:table-cell table:style-name="ce12" table:formula="of:=([.F653]+[.H653])/2" office:value-type="float" office:value="0.0021836506579397" calcext:value-type="float">
            <text:p>0,002</text:p>
          </table:table-cell>
          <table:table-cell table:style-name="ce12" table:formula="of:=([.G653]+[.I653])/2" office:value-type="float" office:value="0.00248473524448928" calcext:value-type="float">
            <text:p>0,002</text:p>
          </table:table-cell>
          <table:table-cell table:style-name="ce12" table:formula="of:=([.H653]+[.J653])/2" office:value-type="float" office:value="0.0027180427307906" calcext:value-type="float">
            <text:p>0,003</text:p>
          </table:table-cell>
          <table:table-cell table:style-name="ce12" table:formula="of:=([.I653]+[.K653])/2" office:value-type="float" office:value="0.00287720909680451" calcext:value-type="float">
            <text:p>0,003</text:p>
          </table:table-cell>
          <table:table-cell table:style-name="ce12" table:formula="of:=([.J653]+[.L653])/2" office:value-type="float" office:value="0.00295789269898195" calcext:value-type="float">
            <text:p>0,003</text:p>
          </table:table-cell>
          <table:table-cell table:style-name="ce12" table:formula="of:=[.K654]" office:value-type="float" office:value="0.00295789269898195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65" calcext:value-type="float">
            <text:p>3,2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4]+[.D654])/2" office:value-type="float" office:value="0.000481858887060472" calcext:value-type="float">
            <text:p>0,000</text:p>
          </table:table-cell>
          <table:table-cell table:style-name="ce12" table:formula="of:=([.C654]+[.E654])/2" office:value-type="float" office:value="0.000950573919794324" calcext:value-type="float">
            <text:p>0,001</text:p>
          </table:table-cell>
          <table:table-cell table:style-name="ce12" table:formula="of:=([.D654]+[.F654])/2" office:value-type="float" office:value="0.00139335977395742" calcext:value-type="float">
            <text:p>0,001</text:p>
          </table:table-cell>
          <table:table-cell table:style-name="ce12" table:formula="of:=([.E654]+[.G654])/2" office:value-type="float" office:value="0.00179813840570485" calcext:value-type="float">
            <text:p>0,002</text:p>
          </table:table-cell>
          <table:table-cell table:style-name="ce12" table:formula="of:=([.F654]+[.H654])/2" office:value-type="float" office:value="0.00215386850914159" calcext:value-type="float">
            <text:p>0,002</text:p>
          </table:table-cell>
          <table:table-cell table:style-name="ce12" table:formula="of:=([.G654]+[.I654])/2" office:value-type="float" office:value="0.00245084669436515" calcext:value-type="float">
            <text:p>0,002</text:p>
          </table:table-cell>
          <table:table-cell table:style-name="ce12" table:formula="of:=([.H654]+[.J654])/2" office:value-type="float" office:value="0.00268097217064689" calcext:value-type="float">
            <text:p>0,003</text:p>
          </table:table-cell>
          <table:table-cell table:style-name="ce12" table:formula="of:=([.I654]+[.K654])/2" office:value-type="float" office:value="0.00283796771488628" calcext:value-type="float">
            <text:p>0,003</text:p>
          </table:table-cell>
          <table:table-cell table:style-name="ce12" table:formula="of:=([.J654]+[.L654])/2" office:value-type="float" office:value="0.00291755089789323" calcext:value-type="float">
            <text:p>0,003</text:p>
          </table:table-cell>
          <table:table-cell table:style-name="ce12" table:formula="of:=[.K655]" office:value-type="float" office:value="0.00291755089789323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7" calcext:value-type="float">
            <text:p>3,2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5]+[.D655])/2" office:value-type="float" office:value="0.000475286959897162" calcext:value-type="float">
            <text:p>0,000</text:p>
          </table:table-cell>
          <table:table-cell table:style-name="ce12" table:formula="of:=([.C655]+[.E655])/2" office:value-type="float" office:value="0.000937609330508946" calcext:value-type="float">
            <text:p>0,001</text:p>
          </table:table-cell>
          <table:table-cell table:style-name="ce12" table:formula="of:=([.D655]+[.F655])/2" office:value-type="float" office:value="0.00137435616274959" calcext:value-type="float">
            <text:p>0,001</text:p>
          </table:table-cell>
          <table:table-cell table:style-name="ce12" table:formula="of:=([.E655]+[.G655])/2" office:value-type="float" office:value="0.0017736141415495" calcext:value-type="float">
            <text:p>0,002</text:p>
          </table:table-cell>
          <table:table-cell table:style-name="ce12" table:formula="of:=([.F655]+[.H655])/2" office:value-type="float" office:value="0.002124492550035" calcext:value-type="float">
            <text:p>0,002</text:p>
          </table:table-cell>
          <table:table-cell table:style-name="ce12" table:formula="of:=([.G655]+[.I655])/2" office:value-type="float" office:value="0.00241742033989424" calcext:value-type="float">
            <text:p>0,002</text:p>
          </table:table-cell>
          <table:table-cell table:style-name="ce12" table:formula="of:=([.H655]+[.J655])/2" office:value-type="float" office:value="0.00264440720462571" calcext:value-type="float">
            <text:p>0,003</text:p>
          </table:table-cell>
          <table:table-cell table:style-name="ce12" table:formula="of:=([.I655]+[.K655])/2" office:value-type="float" office:value="0.00279926153427006" calcext:value-type="float">
            <text:p>0,003</text:p>
          </table:table-cell>
          <table:table-cell table:style-name="ce12" table:formula="of:=([.J655]+[.L655])/2" office:value-type="float" office:value="0.00287775930638975" calcext:value-type="float">
            <text:p>0,003</text:p>
          </table:table-cell>
          <table:table-cell table:style-name="ce12" table:formula="of:=[.K656]" office:value-type="float" office:value="0.00287775930638975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75" calcext:value-type="float">
            <text:p>3,2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6]+[.D656])/2" office:value-type="float" office:value="0.000468804665254473" calcext:value-type="float">
            <text:p>0,000</text:p>
          </table:table-cell>
          <table:table-cell table:style-name="ce12" table:formula="of:=([.C656]+[.E656])/2" office:value-type="float" office:value="0.000924821561323375" calcext:value-type="float">
            <text:p>0,001</text:p>
          </table:table-cell>
          <table:table-cell table:style-name="ce12" table:formula="of:=([.D656]+[.F656])/2" office:value-type="float" office:value="0.00135561173602922" calcext:value-type="float">
            <text:p>0,001</text:p>
          </table:table-cell>
          <table:table-cell table:style-name="ce12" table:formula="of:=([.E656]+[.G656])/2" office:value-type="float" office:value="0.00174942435639229" calcext:value-type="float">
            <text:p>0,002</text:p>
          </table:table-cell>
          <table:table-cell table:style-name="ce12" table:formula="of:=([.F656]+[.H656])/2" office:value-type="float" office:value="0.00209551724072187" calcext:value-type="float">
            <text:p>0,002</text:p>
          </table:table-cell>
          <table:table-cell table:style-name="ce12" table:formula="of:=([.G656]+[.I656])/2" office:value-type="float" office:value="0.00238444987733036" calcext:value-type="float">
            <text:p>0,002</text:p>
          </table:table-cell>
          <table:table-cell table:style-name="ce12" table:formula="of:=([.H656]+[.J656])/2" office:value-type="float" office:value="0.00260834093708215" calcext:value-type="float">
            <text:p>0,003</text:p>
          </table:table-cell>
          <table:table-cell table:style-name="ce12" table:formula="of:=([.I656]+[.K656])/2" office:value-type="float" office:value="0.00276108325550773" calcext:value-type="float">
            <text:p>0,003</text:p>
          </table:table-cell>
          <table:table-cell table:style-name="ce12" table:formula="of:=([.J656]+[.L656])/2" office:value-type="float" office:value="0.00283851042032991" calcext:value-type="float">
            <text:p>0,003</text:p>
          </table:table-cell>
          <table:table-cell table:style-name="ce12" table:formula="of:=[.K657]" office:value-type="float" office:value="0.00283851042032991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8" calcext:value-type="float">
            <text:p>3,2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7]+[.D657])/2" office:value-type="float" office:value="0.000462410780661687" calcext:value-type="float">
            <text:p>0,000</text:p>
          </table:table-cell>
          <table:table-cell table:style-name="ce12" table:formula="of:=([.C657]+[.E657])/2" office:value-type="float" office:value="0.000912208200641849" calcext:value-type="float">
            <text:p>0,001</text:p>
          </table:table-cell>
          <table:table-cell table:style-name="ce12" table:formula="of:=([.D657]+[.F657])/2" office:value-type="float" office:value="0.00133712295885783" calcext:value-type="float">
            <text:p>0,001</text:p>
          </table:table-cell>
          <table:table-cell table:style-name="ce12" table:formula="of:=([.E657]+[.G657])/2" office:value-type="float" office:value="0.00172556448837555" calcext:value-type="float">
            <text:p>0,002</text:p>
          </table:table-cell>
          <table:table-cell table:style-name="ce12" table:formula="of:=([.F657]+[.H657])/2" office:value-type="float" office:value="0.00206693711686133" calcext:value-type="float">
            <text:p>0,002</text:p>
          </table:table-cell>
          <table:table-cell table:style-name="ce12" table:formula="of:=([.G657]+[.I657])/2" office:value-type="float" office:value="0.00235192908890201" calcext:value-type="float">
            <text:p>0,002</text:p>
          </table:table-cell>
          <table:table-cell table:style-name="ce12" table:formula="of:=([.H657]+[.J657])/2" office:value-type="float" office:value="0.00257276656641905" calcext:value-type="float">
            <text:p>0,003</text:p>
          </table:table-cell>
          <table:table-cell table:style-name="ce12" table:formula="of:=([.I657]+[.K657])/2" office:value-type="float" office:value="0.00272342567870603" calcext:value-type="float">
            <text:p>0,003</text:p>
          </table:table-cell>
          <table:table-cell table:style-name="ce12" table:formula="of:=([.J657]+[.L657])/2" office:value-type="float" office:value="0.00279979683791882" calcext:value-type="float">
            <text:p>0,003</text:p>
          </table:table-cell>
          <table:table-cell table:style-name="ce12" table:formula="of:=[.K658]" office:value-type="float" office:value="0.00279979683791882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85" calcext:value-type="float">
            <text:p>3,2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8]+[.D658])/2" office:value-type="float" office:value="0.000456104100320924" calcext:value-type="float">
            <text:p>0,000</text:p>
          </table:table-cell>
          <table:table-cell table:style-name="ce12" table:formula="of:=([.C658]+[.E658])/2" office:value-type="float" office:value="0.000899766869759761" calcext:value-type="float">
            <text:p>0,001</text:p>
          </table:table-cell>
          <table:table-cell table:style-name="ce12" table:formula="of:=([.D658]+[.F658])/2" office:value-type="float" office:value="0.0013188863445087" calcext:value-type="float">
            <text:p>0,001</text:p>
          </table:table-cell>
          <table:table-cell table:style-name="ce12" table:formula="of:=([.E658]+[.G658])/2" office:value-type="float" office:value="0.00170203003785958" calcext:value-type="float">
            <text:p>0,002</text:p>
          </table:table-cell>
          <table:table-cell table:style-name="ce12" table:formula="of:=([.F658]+[.H658])/2" office:value-type="float" office:value="0.00203874678863878" calcext:value-type="float">
            <text:p>0,002</text:p>
          </table:table-cell>
          <table:table-cell table:style-name="ce12" table:formula="of:=([.G658]+[.I658])/2" office:value-type="float" office:value="0.00231985184164019" calcext:value-type="float">
            <text:p>0,002</text:p>
          </table:table-cell>
          <table:table-cell table:style-name="ce12" table:formula="of:=([.H658]+[.J658])/2" office:value-type="float" office:value="0.00253767738380402" calcext:value-type="float">
            <text:p>0,003</text:p>
          </table:table-cell>
          <table:table-cell table:style-name="ce12" table:formula="of:=([.I658]+[.K658])/2" office:value-type="float" office:value="0.00268628170216893" calcext:value-type="float">
            <text:p>0,003</text:p>
          </table:table-cell>
          <table:table-cell table:style-name="ce12" table:formula="of:=([.J658]+[.L658])/2" office:value-type="float" office:value="0.00276161125831242" calcext:value-type="float">
            <text:p>0,003</text:p>
          </table:table-cell>
          <table:table-cell table:style-name="ce12" table:formula="of:=[.K659]" office:value-type="float" office:value="0.00276161125831242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9" calcext:value-type="float">
            <text:p>3,2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59]+[.D659])/2" office:value-type="float" office:value="0.000449883434879881" calcext:value-type="float">
            <text:p>0,000</text:p>
          </table:table-cell>
          <table:table-cell table:style-name="ce12" table:formula="of:=([.C659]+[.E659])/2" office:value-type="float" office:value="0.000887495222414811" calcext:value-type="float">
            <text:p>0,001</text:p>
          </table:table-cell>
          <table:table-cell table:style-name="ce12" table:formula="of:=([.D659]+[.F659])/2" office:value-type="float" office:value="0.00130089845380967" calcext:value-type="float">
            <text:p>0,001</text:p>
          </table:table-cell>
          <table:table-cell table:style-name="ce12" table:formula="of:=([.E659]+[.G659])/2" office:value-type="float" office:value="0.00167881656657374" calcext:value-type="float">
            <text:p>0,002</text:p>
          </table:table-cell>
          <table:table-cell table:style-name="ce12" table:formula="of:=([.F659]+[.H659])/2" office:value-type="float" office:value="0.00201094093974988" calcext:value-type="float">
            <text:p>0,002</text:p>
          </table:table-cell>
          <table:table-cell table:style-name="ce12" table:formula="of:=([.G659]+[.I659])/2" office:value-type="float" office:value="0.0022882120862214" calcext:value-type="float">
            <text:p>0,002</text:p>
          </table:table-cell>
          <table:table-cell table:style-name="ce12" table:formula="of:=([.H659]+[.J659])/2" office:value-type="float" office:value="0.00250306677190456" calcext:value-type="float">
            <text:p>0,003</text:p>
          </table:table-cell>
          <table:table-cell table:style-name="ce12" table:formula="of:=([.I659]+[.K659])/2" office:value-type="float" office:value="0.00264964432105822" calcext:value-type="float">
            <text:p>0,003</text:p>
          </table:table-cell>
          <table:table-cell table:style-name="ce12" table:formula="of:=([.J659]+[.L659])/2" office:value-type="float" office:value="0.00272394648024068" calcext:value-type="float">
            <text:p>0,003</text:p>
          </table:table-cell>
          <table:table-cell table:style-name="ce12" table:formula="of:=[.K660]" office:value-type="float" office:value="0.00272394648024068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295" calcext:value-type="float">
            <text:p>3,2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0]+[.D660])/2" office:value-type="float" office:value="0.000443747611207406" calcext:value-type="float">
            <text:p>0,000</text:p>
          </table:table-cell>
          <table:table-cell table:style-name="ce12" table:formula="of:=([.C660]+[.E660])/2" office:value-type="float" office:value="0.000875390944344776" calcext:value-type="float">
            <text:p>0,001</text:p>
          </table:table-cell>
          <table:table-cell table:style-name="ce12" table:formula="of:=([.D660]+[.F660])/2" office:value-type="float" office:value="0.00128315589449427" calcext:value-type="float">
            <text:p>0,001</text:p>
          </table:table-cell>
          <table:table-cell table:style-name="ce12" table:formula="of:=([.E660]+[.G660])/2" office:value-type="float" office:value="0.00165591969677978" calcext:value-type="float">
            <text:p>0,002</text:p>
          </table:table-cell>
          <table:table-cell table:style-name="ce12" table:formula="of:=([.F660]+[.H660])/2" office:value-type="float" office:value="0.00198351432639757" calcext:value-type="float">
            <text:p>0,002</text:p>
          </table:table-cell>
          <table:table-cell table:style-name="ce12" table:formula="of:=([.G660]+[.I660])/2" office:value-type="float" office:value="0.00225700385582722" calcext:value-type="float">
            <text:p>0,002</text:p>
          </table:table-cell>
          <table:table-cell table:style-name="ce12" table:formula="of:=([.H660]+[.J660])/2" office:value-type="float" office:value="0.00246892820363981" calcext:value-type="float">
            <text:p>0,002</text:p>
          </table:table-cell>
          <table:table-cell table:style-name="ce12" table:formula="of:=([.I660]+[.K660])/2" office:value-type="float" office:value="0.00261350662607262" calcext:value-type="float">
            <text:p>0,003</text:p>
          </table:table-cell>
          <table:table-cell table:style-name="ce12" table:formula="of:=([.J660]+[.L660])/2" office:value-type="float" office:value="0.00268679540064945" calcext:value-type="float">
            <text:p>0,003</text:p>
          </table:table-cell>
          <table:table-cell table:style-name="ce12" table:formula="of:=[.K661]" office:value-type="float" office:value="0.00268679540064945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" calcext:value-type="float">
            <text:p>3,3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1]+[.D661])/2" office:value-type="float" office:value="0.000437695472172388" calcext:value-type="float">
            <text:p>0,000</text:p>
          </table:table-cell>
          <table:table-cell table:style-name="ce12" table:formula="of:=([.C661]+[.E661])/2" office:value-type="float" office:value="0.00086345175285084" calcext:value-type="float">
            <text:p>0,001</text:p>
          </table:table-cell>
          <table:table-cell table:style-name="ce12" table:formula="of:=([.D661]+[.F661])/2" office:value-type="float" office:value="0.00126565532056228" calcext:value-type="float">
            <text:p>0,001</text:p>
          </table:table-cell>
          <table:table-cell table:style-name="ce12" table:formula="of:=([.E661]+[.G661])/2" office:value-type="float" office:value="0.00163333511044592" calcext:value-type="float">
            <text:p>0,002</text:p>
          </table:table-cell>
          <table:table-cell table:style-name="ce12" table:formula="of:=([.F661]+[.H661])/2" office:value-type="float" office:value="0.0019564617763035" calcext:value-type="float">
            <text:p>0,002</text:p>
          </table:table-cell>
          <table:table-cell table:style-name="ce12" table:formula="of:=([.G661]+[.I661])/2" office:value-type="float" office:value="0.00222622126501869" calcext:value-type="float">
            <text:p>0,002</text:p>
          </table:table-cell>
          <table:table-cell table:style-name="ce12" table:formula="of:=([.H661]+[.J661])/2" office:value-type="float" office:value="0.00243525524094992" calcext:value-type="float">
            <text:p>0,002</text:p>
          </table:table-cell>
          <table:table-cell table:style-name="ce12" table:formula="of:=([.I661]+[.K661])/2" office:value-type="float" office:value="0.00257786180214463" calcext:value-type="float">
            <text:p>0,003</text:p>
          </table:table-cell>
          <table:table-cell table:style-name="ce12" table:formula="of:=([.J661]+[.L661])/2" office:value-type="float" office:value="0.00265015101336103" calcext:value-type="float">
            <text:p>0,003</text:p>
          </table:table-cell>
          <table:table-cell table:style-name="ce12" table:formula="of:=[.K662]" office:value-type="float" office:value="0.00265015101336103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05" calcext:value-type="float">
            <text:p>3,3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2]+[.D662])/2" office:value-type="float" office:value="0.00043172587642542" calcext:value-type="float">
            <text:p>0,000</text:p>
          </table:table-cell>
          <table:table-cell table:style-name="ce12" table:formula="of:=([.C662]+[.E662])/2" office:value-type="float" office:value="0.000851675396367332" calcext:value-type="float">
            <text:p>0,001</text:p>
          </table:table-cell>
          <table:table-cell table:style-name="ce12" table:formula="of:=([.D662]+[.F662])/2" office:value-type="float" office:value="0.00124839343164838" calcext:value-type="float">
            <text:p>0,001</text:p>
          </table:table-cell>
          <table:table-cell table:style-name="ce12" table:formula="of:=([.E662]+[.G662])/2" office:value-type="float" office:value="0.00161105854843289" calcext:value-type="float">
            <text:p>0,002</text:p>
          </table:table-cell>
          <table:table-cell table:style-name="ce12" table:formula="of:=([.F662]+[.H662])/2" office:value-type="float" office:value="0.00192977818773231" calcext:value-type="float">
            <text:p>0,002</text:p>
          </table:table-cell>
          <table:table-cell table:style-name="ce12" table:formula="of:=([.G662]+[.I662])/2" office:value-type="float" office:value="0.00219585850862671" calcext:value-type="float">
            <text:p>0,002</text:p>
          </table:table-cell>
          <table:table-cell table:style-name="ce12" table:formula="of:=([.H662]+[.J662])/2" office:value-type="float" office:value="0.00240204153358166" calcext:value-type="float">
            <text:p>0,002</text:p>
          </table:table-cell>
          <table:table-cell table:style-name="ce12" table:formula="of:=([.I662]+[.K662])/2" office:value-type="float" office:value="0.00254270312715548" calcext:value-type="float">
            <text:p>0,003</text:p>
          </table:table-cell>
          <table:table-cell table:style-name="ce12" table:formula="of:=([.J662]+[.L662])/2" office:value-type="float" office:value="0.00261400640775283" calcext:value-type="float">
            <text:p>0,003</text:p>
          </table:table-cell>
          <table:table-cell table:style-name="ce12" table:formula="of:=[.K663]" office:value-type="float" office:value="0.00261400640775283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1" calcext:value-type="float">
            <text:p>3,3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3]+[.D663])/2" office:value-type="float" office:value="0.000425837698183666" calcext:value-type="float">
            <text:p>0,000</text:p>
          </table:table-cell>
          <table:table-cell table:style-name="ce12" table:formula="of:=([.C663]+[.E663])/2" office:value-type="float" office:value="0.000840059654036901" calcext:value-type="float">
            <text:p>0,001</text:p>
          </table:table-cell>
          <table:table-cell table:style-name="ce12" table:formula="of:=([.D663]+[.F663])/2" office:value-type="float" office:value="0.00123136697240011" calcext:value-type="float">
            <text:p>0,001</text:p>
          </table:table-cell>
          <table:table-cell table:style-name="ce12" table:formula="of:=([.E663]+[.G663])/2" office:value-type="float" office:value="0.00158908580969034" calcext:value-type="float">
            <text:p>0,002</text:p>
          </table:table-cell>
          <table:table-cell table:style-name="ce12" table:formula="of:=([.F663]+[.H663])/2" office:value-type="float" office:value="0.0019034585285298" calcext:value-type="float">
            <text:p>0,002</text:p>
          </table:table-cell>
          <table:table-cell table:style-name="ce12" table:formula="of:=([.G663]+[.I663])/2" office:value-type="float" office:value="0.00216590986065698" calcext:value-type="float">
            <text:p>0,002</text:p>
          </table:table-cell>
          <table:table-cell table:style-name="ce12" table:formula="of:=([.H663]+[.J663])/2" office:value-type="float" office:value="0.00236928081789109" calcext:value-type="float">
            <text:p>0,002</text:p>
          </table:table-cell>
          <table:table-cell table:style-name="ce12" table:formula="of:=([.I663]+[.K663])/2" office:value-type="float" office:value="0.00250802397066725" calcext:value-type="float">
            <text:p>0,003</text:p>
          </table:table-cell>
          <table:table-cell table:style-name="ce12" table:formula="of:=([.J663]+[.L663])/2" office:value-type="float" office:value="0.00257835476745415" calcext:value-type="float">
            <text:p>0,003</text:p>
          </table:table-cell>
          <table:table-cell table:style-name="ce12" table:formula="of:=[.K664]" office:value-type="float" office:value="0.00257835476745415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15" calcext:value-type="float">
            <text:p>3,3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4]+[.D664])/2" office:value-type="float" office:value="0.00042002982701845" calcext:value-type="float">
            <text:p>0,000</text:p>
          </table:table-cell>
          <table:table-cell table:style-name="ce12" table:formula="of:=([.C664]+[.E664])/2" office:value-type="float" office:value="0.000828602335291888" calcext:value-type="float">
            <text:p>0,001</text:p>
          </table:table-cell>
          <table:table-cell table:style-name="ce12" table:formula="of:=([.D664]+[.F664])/2" office:value-type="float" office:value="0.00121457273186362" calcext:value-type="float">
            <text:p>0,001</text:p>
          </table:table-cell>
          <table:table-cell table:style-name="ce12" table:formula="of:=([.E664]+[.G664])/2" office:value-type="float" office:value="0.00156741275046495" calcext:value-type="float">
            <text:p>0,002</text:p>
          </table:table-cell>
          <table:table-cell table:style-name="ce12" table:formula="of:=([.F664]+[.H664])/2" office:value-type="float" office:value="0.00187749783517366" calcext:value-type="float">
            <text:p>0,002</text:p>
          </table:table-cell>
          <table:table-cell table:style-name="ce12" table:formula="of:=([.G664]+[.I664])/2" office:value-type="float" office:value="0.00213636967321045" calcext:value-type="float">
            <text:p>0,002</text:p>
          </table:table-cell>
          <table:table-cell table:style-name="ce12" table:formula="of:=([.H664]+[.J664])/2" office:value-type="float" office:value="0.00233696691566211" calcext:value-type="float">
            <text:p>0,002</text:p>
          </table:table-cell>
          <table:table-cell table:style-name="ce12" table:formula="of:=([.I664]+[.K664])/2" office:value-type="float" office:value="0.00247381779267262" calcext:value-type="float">
            <text:p>0,002</text:p>
          </table:table-cell>
          <table:table-cell table:style-name="ce12" table:formula="of:=([.J664]+[.L664])/2" office:value-type="float" office:value="0.0025431893690607" calcext:value-type="float">
            <text:p>0,003</text:p>
          </table:table-cell>
          <table:table-cell table:style-name="ce12" table:formula="of:=[.K665]" office:value-type="float" office:value="0.0025431893690607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2" calcext:value-type="float">
            <text:p>3,3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5]+[.D665])/2" office:value-type="float" office:value="0.000414301167645944" calcext:value-type="float">
            <text:p>0,000</text:p>
          </table:table-cell>
          <table:table-cell table:style-name="ce12" table:formula="of:=([.C665]+[.E665])/2" office:value-type="float" office:value="0.000817301279441036" calcext:value-type="float">
            <text:p>0,001</text:p>
          </table:table-cell>
          <table:table-cell table:style-name="ce12" table:formula="of:=([.D665]+[.F665])/2" office:value-type="float" office:value="0.00119800754287842" calcext:value-type="float">
            <text:p>0,001</text:p>
          </table:table-cell>
          <table:table-cell table:style-name="ce12" table:formula="of:=([.E665]+[.G665])/2" office:value-type="float" office:value="0.00154603528351864" calcext:value-type="float">
            <text:p>0,002</text:p>
          </table:table-cell>
          <table:table-cell table:style-name="ce12" table:formula="of:=([.F665]+[.H665])/2" office:value-type="float" office:value="0.0018518912118377" calcext:value-type="float">
            <text:p>0,002</text:p>
          </table:table-cell>
          <table:table-cell table:style-name="ce12" table:formula="of:=([.G665]+[.I665])/2" office:value-type="float" office:value="0.00210723237541789" calcext:value-type="float">
            <text:p>0,002</text:p>
          </table:table-cell>
          <table:table-cell table:style-name="ce12" table:formula="of:=([.H665]+[.J665])/2" office:value-type="float" office:value="0.00230509373294154" calcext:value-type="float">
            <text:p>0,002</text:p>
          </table:table-cell>
          <table:table-cell table:style-name="ce12" table:formula="of:=([.I665]+[.K665])/2" office:value-type="float" office:value="0.00244007814236141" calcext:value-type="float">
            <text:p>0,002</text:p>
          </table:table-cell>
          <table:table-cell table:style-name="ce12" table:formula="of:=([.J665]+[.L665])/2" office:value-type="float" office:value="0.00250850358086666" calcext:value-type="float">
            <text:p>0,003</text:p>
          </table:table-cell>
          <table:table-cell table:style-name="ce12" table:formula="of:=[.K666]" office:value-type="float" office:value="0.00250850358086666" calcext:value-type="float">
            <text:p>0,003</text:p>
          </table:table-cell>
          <table:table-cell table:number-columns-repeated="8"/>
        </table:table-row>
        <table:table-row table:style-name="ro1">
          <table:table-cell table:style-name="ce3" office:value-type="float" office:value="3.325" calcext:value-type="float">
            <text:p>3,3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6]+[.D666])/2" office:value-type="float" office:value="0.000408650639720518" calcext:value-type="float">
            <text:p>0,000</text:p>
          </table:table-cell>
          <table:table-cell table:style-name="ce12" table:formula="of:=([.C666]+[.E666])/2" office:value-type="float" office:value="0.000806154355262183" calcext:value-type="float">
            <text:p>0,001</text:p>
          </table:table-cell>
          <table:table-cell table:style-name="ce12" table:formula="of:=([.D666]+[.F666])/2" office:value-type="float" office:value="0.00118166828147984" calcext:value-type="float">
            <text:p>0,001</text:p>
          </table:table-cell>
          <table:table-cell table:style-name="ce12" table:formula="of:=([.E666]+[.G666])/2" office:value-type="float" office:value="0.00152494937735806" calcext:value-type="float">
            <text:p>0,002</text:p>
          </table:table-cell>
          <table:table-cell table:style-name="ce12" table:formula="of:=([.F666]+[.H666])/2" office:value-type="float" office:value="0.00182663382946827" calcext:value-type="float">
            <text:p>0,002</text:p>
          </table:table-cell>
          <table:table-cell table:style-name="ce12" table:formula="of:=([.G666]+[.I666])/2" office:value-type="float" office:value="0.00207849247238962" calcext:value-type="float">
            <text:p>0,002</text:p>
          </table:table-cell>
          <table:table-cell table:style-name="ce12" table:formula="of:=([.H666]+[.J666])/2" office:value-type="float" office:value="0.00227365525888965" calcext:value-type="float">
            <text:p>0,002</text:p>
          </table:table-cell>
          <table:table-cell table:style-name="ce12" table:formula="of:=([.I666]+[.K666])/2" office:value-type="float" office:value="0.0024067986569041" calcext:value-type="float">
            <text:p>0,002</text:p>
          </table:table-cell>
          <table:table-cell table:style-name="ce12" table:formula="of:=([.J666]+[.L666])/2" office:value-type="float" office:value="0.00247429086161403" calcext:value-type="float">
            <text:p>0,002</text:p>
          </table:table-cell>
          <table:table-cell table:style-name="ce12" table:formula="of:=[.K667]" office:value-type="float" office:value="0.00247429086161403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3" calcext:value-type="float">
            <text:p>3,3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7]+[.D667])/2" office:value-type="float" office:value="0.000403077177631091" calcext:value-type="float">
            <text:p>0,000</text:p>
          </table:table-cell>
          <table:table-cell table:style-name="ce12" table:formula="of:=([.C667]+[.E667])/2" office:value-type="float" office:value="0.000795159460600178" calcext:value-type="float">
            <text:p>0,001</text:p>
          </table:table-cell>
          <table:table-cell table:style-name="ce12" table:formula="of:=([.D667]+[.F667])/2" office:value-type="float" office:value="0.00116555186631012" calcext:value-type="float">
            <text:p>0,001</text:p>
          </table:table-cell>
          <table:table-cell table:style-name="ce12" table:formula="of:=([.E667]+[.G667])/2" office:value-type="float" office:value="0.00150415105547405" calcext:value-type="float">
            <text:p>0,002</text:p>
          </table:table-cell>
          <table:table-cell table:style-name="ce12" table:formula="of:=([.F667]+[.H667])/2" office:value-type="float" office:value="0.00180172092487384" calcext:value-type="float">
            <text:p>0,002</text:p>
          </table:table-cell>
          <table:table-cell table:style-name="ce12" table:formula="of:=([.G667]+[.I667])/2" office:value-type="float" office:value="0.00205014454417896" calcext:value-type="float">
            <text:p>0,002</text:p>
          </table:table-cell>
          <table:table-cell table:style-name="ce12" table:formula="of:=([.H667]+[.J667])/2" office:value-type="float" office:value="0.00224264556464686" calcext:value-type="float">
            <text:p>0,002</text:p>
          </table:table-cell>
          <table:table-cell table:style-name="ce12" table:formula="of:=([.I667]+[.K667])/2" office:value-type="float" office:value="0.00237397306025184" calcext:value-type="float">
            <text:p>0,002</text:p>
          </table:table-cell>
          <table:table-cell table:style-name="ce12" table:formula="of:=([.J667]+[.L667])/2" office:value-type="float" office:value="0.00244054475925907" calcext:value-type="float">
            <text:p>0,002</text:p>
          </table:table-cell>
          <table:table-cell table:style-name="ce12" table:formula="of:=[.K668]" office:value-type="float" office:value="0.00244054475925907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35" calcext:value-type="float">
            <text:p>3,3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8]+[.D668])/2" office:value-type="float" office:value="0.000397579730300089" calcext:value-type="float">
            <text:p>0,000</text:p>
          </table:table-cell>
          <table:table-cell table:style-name="ce12" table:formula="of:=([.C668]+[.E668])/2" office:value-type="float" office:value="0.000784314521970606" calcext:value-type="float">
            <text:p>0,001</text:p>
          </table:table-cell>
          <table:table-cell table:style-name="ce12" table:formula="of:=([.D668]+[.F668])/2" office:value-type="float" office:value="0.00114965525803712" calcext:value-type="float">
            <text:p>0,001</text:p>
          </table:table-cell>
          <table:table-cell table:style-name="ce12" table:formula="of:=([.E668]+[.G668])/2" office:value-type="float" office:value="0.00148363639559198" calcext:value-type="float">
            <text:p>0,001</text:p>
          </table:table-cell>
          <table:table-cell table:style-name="ce12" table:formula="of:=([.F668]+[.H668])/2" office:value-type="float" office:value="0.0017771477998265" calcext:value-type="float">
            <text:p>0,002</text:p>
          </table:table-cell>
          <table:table-cell table:style-name="ce12" table:formula="of:=([.G668]+[.I668])/2" office:value-type="float" office:value="0.00202218324476035" calcext:value-type="float">
            <text:p>0,002</text:p>
          </table:table-cell>
          <table:table-cell table:style-name="ce12" table:formula="of:=([.H668]+[.J668])/2" office:value-type="float" office:value="0.0022120588022154" calcext:value-type="float">
            <text:p>0,002</text:p>
          </table:table-cell>
          <table:table-cell table:style-name="ce12" table:formula="of:=([.I668]+[.K668])/2" office:value-type="float" office:value="0.00234159516195296" calcext:value-type="float">
            <text:p>0,002</text:p>
          </table:table-cell>
          <table:table-cell table:style-name="ce12" table:formula="of:=([.J668]+[.L668])/2" office:value-type="float" office:value="0.00240725890975545" calcext:value-type="float">
            <text:p>0,002</text:p>
          </table:table-cell>
          <table:table-cell table:style-name="ce12" table:formula="of:=[.K669]" office:value-type="float" office:value="0.00240725890975545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4" calcext:value-type="float">
            <text:p>3,3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69]+[.D669])/2" office:value-type="float" office:value="0.000392157260985303" calcext:value-type="float">
            <text:p>0,000</text:p>
          </table:table-cell>
          <table:table-cell table:style-name="ce12" table:formula="of:=([.C669]+[.E669])/2" office:value-type="float" office:value="0.000773617494168602" calcext:value-type="float">
            <text:p>0,001</text:p>
          </table:table-cell>
          <table:table-cell table:style-name="ce12" table:formula="of:=([.D669]+[.F669])/2" office:value-type="float" office:value="0.00113397545878129" calcext:value-type="float">
            <text:p>0,001</text:p>
          </table:table-cell>
          <table:table-cell table:style-name="ce12" table:formula="of:=([.E669]+[.G669])/2" office:value-type="float" office:value="0.00146340152893181" calcext:value-type="float">
            <text:p>0,001</text:p>
          </table:table-cell>
          <table:table-cell table:style-name="ce12" table:formula="of:=([.F669]+[.H669])/2" office:value-type="float" office:value="0.00175290982017616" calcext:value-type="float">
            <text:p>0,002</text:p>
          </table:table-cell>
          <table:table-cell table:style-name="ce12" table:formula="of:=([.G669]+[.I669])/2" office:value-type="float" office:value="0.00199460330102095" calcext:value-type="float">
            <text:p>0,002</text:p>
          </table:table-cell>
          <table:table-cell table:style-name="ce12" table:formula="of:=([.H669]+[.J669])/2" office:value-type="float" office:value="0.00218188920335666" calcext:value-type="float">
            <text:p>0,002</text:p>
          </table:table-cell>
          <table:table-cell table:style-name="ce12" table:formula="of:=([.I669]+[.K669])/2" office:value-type="float" office:value="0.00230965885598543" calcext:value-type="float">
            <text:p>0,002</text:p>
          </table:table-cell>
          <table:table-cell table:style-name="ce12" table:formula="of:=([.J669]+[.L669])/2" office:value-type="float" office:value="0.00237442703585421" calcext:value-type="float">
            <text:p>0,002</text:p>
          </table:table-cell>
          <table:table-cell table:style-name="ce12" table:formula="of:=[.K670]" office:value-type="float" office:value="0.0023744270358542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45" calcext:value-type="float">
            <text:p>3,3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0]+[.D670])/2" office:value-type="float" office:value="0.000386808747084301" calcext:value-type="float">
            <text:p>0,000</text:p>
          </table:table-cell>
          <table:table-cell table:style-name="ce12" table:formula="of:=([.C670]+[.E670])/2" office:value-type="float" office:value="0.000763066359883298" calcext:value-type="float">
            <text:p>0,001</text:p>
          </table:table-cell>
          <table:table-cell table:style-name="ce12" table:formula="of:=([.D670]+[.F670])/2" office:value-type="float" office:value="0.00111850951155021" calcext:value-type="float">
            <text:p>0,001</text:p>
          </table:table-cell>
          <table:table-cell table:style-name="ce12" table:formula="of:=([.E670]+[.G670])/2" office:value-type="float" office:value="0.00144344263947873" calcext:value-type="float">
            <text:p>0,001</text:p>
          </table:table-cell>
          <table:table-cell table:style-name="ce12" table:formula="of:=([.F670]+[.H670])/2" office:value-type="float" office:value="0.00172900241497638" calcext:value-type="float">
            <text:p>0,002</text:p>
          </table:table-cell>
          <table:table-cell table:style-name="ce12" table:formula="of:=([.G670]+[.I670])/2" office:value-type="float" office:value="0.00196739951176641" calcext:value-type="float">
            <text:p>0,002</text:p>
          </table:table-cell>
          <table:table-cell table:style-name="ce12" table:formula="of:=([.H670]+[.J670])/2" office:value-type="float" office:value="0.00215213107850319" calcext:value-type="float">
            <text:p>0,002</text:p>
          </table:table-cell>
          <table:table-cell table:style-name="ce12" table:formula="of:=([.I670]+[.K670])/2" office:value-type="float" office:value="0.00227815811960543" calcext:value-type="float">
            <text:p>0,002</text:p>
          </table:table-cell>
          <table:table-cell table:style-name="ce12" table:formula="of:=([.J670]+[.L670])/2" office:value-type="float" office:value="0.00234204294591982" calcext:value-type="float">
            <text:p>0,002</text:p>
          </table:table-cell>
          <table:table-cell table:style-name="ce12" table:formula="of:=[.K671]" office:value-type="float" office:value="0.0023420429459198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5" calcext:value-type="float">
            <text:p>3,3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1]+[.D671])/2" office:value-type="float" office:value="0.000381533179941649" calcext:value-type="float">
            <text:p>0,000</text:p>
          </table:table-cell>
          <table:table-cell table:style-name="ce12" table:formula="of:=([.C671]+[.E671])/2" office:value-type="float" office:value="0.000752659129317254" calcext:value-type="float">
            <text:p>0,001</text:p>
          </table:table-cell>
          <table:table-cell table:style-name="ce12" table:formula="of:=([.D671]+[.F671])/2" office:value-type="float" office:value="0.00110325449968101" calcext:value-type="float">
            <text:p>0,001</text:p>
          </table:table-cell>
          <table:table-cell table:style-name="ce12" table:formula="of:=([.E671]+[.G671])/2" office:value-type="float" office:value="0.00142375596326329" calcext:value-type="float">
            <text:p>0,001</text:p>
          </table:table-cell>
          <table:table-cell table:style-name="ce12" table:formula="of:=([.F671]+[.H671])/2" office:value-type="float" office:value="0.00170542107562257" calcext:value-type="float">
            <text:p>0,002</text:p>
          </table:table-cell>
          <table:table-cell table:style-name="ce12" table:formula="of:=([.G671]+[.I671])/2" office:value-type="float" office:value="0.00194056674673978" calcext:value-type="float">
            <text:p>0,002</text:p>
          </table:table-cell>
          <table:table-cell table:style-name="ce12" table:formula="of:=([.H671]+[.J671])/2" office:value-type="float" office:value="0.00212277881568592" calcext:value-type="float">
            <text:p>0,002</text:p>
          </table:table-cell>
          <table:table-cell table:style-name="ce12" table:formula="of:=([.I671]+[.K671])/2" office:value-type="float" office:value="0.0022470870122115" calcext:value-type="float">
            <text:p>0,002</text:p>
          </table:table-cell>
          <table:table-cell table:style-name="ce12" table:formula="of:=([.J671]+[.L671])/2" office:value-type="float" office:value="0.00231010053276262" calcext:value-type="float">
            <text:p>0,002</text:p>
          </table:table-cell>
          <table:table-cell table:style-name="ce12" table:formula="of:=[.K672]" office:value-type="float" office:value="0.0023101005327626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55" calcext:value-type="float">
            <text:p>3,3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2]+[.D672])/2" office:value-type="float" office:value="0.000376329564658627" calcext:value-type="float">
            <text:p>0,000</text:p>
          </table:table-cell>
          <table:table-cell table:style-name="ce12" table:formula="of:=([.C672]+[.E672])/2" office:value-type="float" office:value="0.000742393839811331" calcext:value-type="float">
            <text:p>0,001</text:p>
          </table:table-cell>
          <table:table-cell table:style-name="ce12" table:formula="of:=([.D672]+[.F672])/2" office:value-type="float" office:value="0.00108820754629027" calcext:value-type="float">
            <text:p>0,001</text:p>
          </table:table-cell>
          <table:table-cell table:style-name="ce12" table:formula="of:=([.E672]+[.G672])/2" office:value-type="float" office:value="0.00140433778765179" calcext:value-type="float">
            <text:p>0,001</text:p>
          </table:table-cell>
          <table:table-cell table:style-name="ce12" table:formula="of:=([.F672]+[.H672])/2" office:value-type="float" office:value="0.00168216135500154" calcext:value-type="float">
            <text:p>0,002</text:p>
          </table:table-cell>
          <table:table-cell table:style-name="ce12" table:formula="of:=([.G672]+[.I672])/2" office:value-type="float" office:value="0.00191409994565425" calcext:value-type="float">
            <text:p>0,002</text:p>
          </table:table-cell>
          <table:table-cell table:style-name="ce12" table:formula="of:=([.H672]+[.J672])/2" office:value-type="float" office:value="0.00209382687947564" calcext:value-type="float">
            <text:p>0,002</text:p>
          </table:table-cell>
          <table:table-cell table:style-name="ce12" table:formula="of:=([.I672]+[.K672])/2" office:value-type="float" office:value="0.00221643967422427" calcext:value-type="float">
            <text:p>0,002</text:p>
          </table:table-cell>
          <table:table-cell table:style-name="ce12" table:formula="of:=([.J672]+[.L672])/2" office:value-type="float" office:value="0.00227859377248706" calcext:value-type="float">
            <text:p>0,002</text:p>
          </table:table-cell>
          <table:table-cell table:style-name="ce12" table:formula="of:=[.K673]" office:value-type="float" office:value="0.00227859377248706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6" calcext:value-type="float">
            <text:p>3,3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3]+[.D673])/2" office:value-type="float" office:value="0.000371196919905666" calcext:value-type="float">
            <text:p>0,000</text:p>
          </table:table-cell>
          <table:table-cell table:style-name="ce12" table:formula="of:=([.C673]+[.E673])/2" office:value-type="float" office:value="0.00073226855547445" calcext:value-type="float">
            <text:p>0,001</text:p>
          </table:table-cell>
          <table:table-cell table:style-name="ce12" table:formula="of:=([.D673]+[.F673])/2" office:value-type="float" office:value="0.00107336581373156" calcext:value-type="float">
            <text:p>0,001</text:p>
          </table:table-cell>
          <table:table-cell table:style-name="ce12" table:formula="of:=([.E673]+[.G673])/2" office:value-type="float" office:value="0.00138518445064591" calcext:value-type="float">
            <text:p>0,001</text:p>
          </table:table-cell>
          <table:table-cell table:style-name="ce12" table:formula="of:=([.F673]+[.H673])/2" office:value-type="float" office:value="0.00165921886665302" calcext:value-type="float">
            <text:p>0,002</text:p>
          </table:table-cell>
          <table:table-cell table:style-name="ce12" table:formula="of:=([.G673]+[.I673])/2" office:value-type="float" office:value="0.00188799411723859" calcext:value-type="float">
            <text:p>0,002</text:p>
          </table:table-cell>
          <table:table-cell table:style-name="ce12" table:formula="of:=([.H673]+[.J673])/2" office:value-type="float" office:value="0.00206526980993926" calcext:value-type="float">
            <text:p>0,002</text:p>
          </table:table-cell>
          <table:table-cell table:style-name="ce12" table:formula="of:=([.I673]+[.K673])/2" office:value-type="float" office:value="0.00218621032598135" calcext:value-type="float">
            <text:p>0,002</text:p>
          </table:table-cell>
          <table:table-cell table:style-name="ce12" table:formula="of:=([.J673]+[.L673])/2" office:value-type="float" office:value="0.00224751672335567" calcext:value-type="float">
            <text:p>0,002</text:p>
          </table:table-cell>
          <table:table-cell table:style-name="ce12" table:formula="of:=[.K674]" office:value-type="float" office:value="0.00224751672335567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65" calcext:value-type="float">
            <text:p>3,3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4]+[.D674])/2" office:value-type="float" office:value="0.000366134277737225" calcext:value-type="float">
            <text:p>0,000</text:p>
          </table:table-cell>
          <table:table-cell table:style-name="ce12" table:formula="of:=([.C674]+[.E674])/2" office:value-type="float" office:value="0.000722281366818614" calcext:value-type="float">
            <text:p>0,001</text:p>
          </table:table-cell>
          <table:table-cell table:style-name="ce12" table:formula="of:=([.D674]+[.F674])/2" office:value-type="float" office:value="0.00105872650306018" calcext:value-type="float">
            <text:p>0,001</text:p>
          </table:table-cell>
          <table:table-cell table:style-name="ce12" table:formula="of:=([.E674]+[.G674])/2" office:value-type="float" office:value="0.00136629234019229" calcext:value-type="float">
            <text:p>0,001</text:p>
          </table:table-cell>
          <table:table-cell table:style-name="ce12" table:formula="of:=([.F674]+[.H674])/2" office:value-type="float" office:value="0.00163658928394225" calcext:value-type="float">
            <text:p>0,002</text:p>
          </table:table-cell>
          <table:table-cell table:style-name="ce12" table:formula="of:=([.G674]+[.I674])/2" office:value-type="float" office:value="0.00186224433829614" calcext:value-type="float">
            <text:p>0,002</text:p>
          </table:table-cell>
          <table:table-cell table:style-name="ce12" table:formula="of:=([.H674]+[.J674])/2" office:value-type="float" office:value="0.00203710222160997" calcext:value-type="float">
            <text:p>0,002</text:p>
          </table:table-cell>
          <table:table-cell table:style-name="ce12" table:formula="of:=([.I674]+[.K674])/2" office:value-type="float" office:value="0.00215639326664746" calcext:value-type="float">
            <text:p>0,002</text:p>
          </table:table-cell>
          <table:table-cell table:style-name="ce12" table:formula="of:=([.J674]+[.L674])/2" office:value-type="float" office:value="0.00221686352466851" calcext:value-type="float">
            <text:p>0,002</text:p>
          </table:table-cell>
          <table:table-cell table:style-name="ce12" table:formula="of:=[.K675]" office:value-type="float" office:value="0.0022168635246685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7" calcext:value-type="float">
            <text:p>3,3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5]+[.D675])/2" office:value-type="float" office:value="0.000361140683409307" calcext:value-type="float">
            <text:p>0,000</text:p>
          </table:table-cell>
          <table:table-cell table:style-name="ce12" table:formula="of:=([.C675]+[.E675])/2" office:value-type="float" office:value="0.000712430390398702" calcext:value-type="float">
            <text:p>0,001</text:p>
          </table:table-cell>
          <table:table-cell table:style-name="ce12" table:formula="of:=([.D675]+[.F675])/2" office:value-type="float" office:value="0.00104428685350545" calcext:value-type="float">
            <text:p>0,001</text:p>
          </table:table-cell>
          <table:table-cell table:style-name="ce12" table:formula="of:=([.E675]+[.G675])/2" office:value-type="float" office:value="0.00134765789350121" calcext:value-type="float">
            <text:p>0,001</text:p>
          </table:table-cell>
          <table:table-cell table:style-name="ce12" table:formula="of:=([.F675]+[.H675])/2" office:value-type="float" office:value="0.00161426833924421" calcext:value-type="float">
            <text:p>0,002</text:p>
          </table:table-cell>
          <table:table-cell table:style-name="ce12" table:formula="of:=([.G675]+[.I675])/2" office:value-type="float" office:value="0.00183684575277611" calcext:value-type="float">
            <text:p>0,002</text:p>
          </table:table-cell>
          <table:table-cell table:style-name="ce12" table:formula="of:=([.H675]+[.J675])/2" office:value-type="float" office:value="0.0020093188024718" calcext:value-type="float">
            <text:p>0,002</text:p>
          </table:table-cell>
          <table:table-cell table:style-name="ce12" table:formula="of:=([.I675]+[.K675])/2" office:value-type="float" office:value="0.00212698287313924" calcext:value-type="float">
            <text:p>0,002</text:p>
          </table:table-cell>
          <table:table-cell table:style-name="ce12" table:formula="of:=([.J675]+[.L675])/2" office:value-type="float" office:value="0.00218662839565799" calcext:value-type="float">
            <text:p>0,002</text:p>
          </table:table-cell>
          <table:table-cell table:style-name="ce12" table:formula="of:=[.K676]" office:value-type="float" office:value="0.00218662839565799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75" calcext:value-type="float">
            <text:p>3,3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6]+[.D676])/2" office:value-type="float" office:value="0.000356215195199351" calcext:value-type="float">
            <text:p>0,000</text:p>
          </table:table-cell>
          <table:table-cell table:style-name="ce12" table:formula="of:=([.C676]+[.E676])/2" office:value-type="float" office:value="0.000702713768457379" calcext:value-type="float">
            <text:p>0,001</text:p>
          </table:table-cell>
          <table:table-cell table:style-name="ce12" table:formula="of:=([.D676]+[.F676])/2" office:value-type="float" office:value="0.00103004414194996" calcext:value-type="float">
            <text:p>0,001</text:p>
          </table:table-cell>
          <table:table-cell table:style-name="ce12" table:formula="of:=([.E676]+[.G676])/2" office:value-type="float" office:value="0.00132927759637483" calcext:value-type="float">
            <text:p>0,001</text:p>
          </table:table-cell>
          <table:table-cell table:style-name="ce12" table:formula="of:=([.F676]+[.H676])/2" office:value-type="float" office:value="0.00159225182313866" calcext:value-type="float">
            <text:p>0,002</text:p>
          </table:table-cell>
          <table:table-cell table:style-name="ce12" table:formula="of:=([.G676]+[.I676])/2" office:value-type="float" office:value="0.00181179357085801" calcext:value-type="float">
            <text:p>0,002</text:p>
          </table:table-cell>
          <table:table-cell table:style-name="ce12" table:formula="of:=([.H676]+[.J676])/2" office:value-type="float" office:value="0.00198191431295768" calcext:value-type="float">
            <text:p>0,002</text:p>
          </table:table-cell>
          <table:table-cell table:style-name="ce12" table:formula="of:=([.I676]+[.K676])/2" office:value-type="float" office:value="0.00209797359906489" calcext:value-type="float">
            <text:p>0,002</text:p>
          </table:table-cell>
          <table:table-cell table:style-name="ce12" table:formula="of:=([.J676]+[.L676])/2" office:value-type="float" office:value="0.00215680563439861" calcext:value-type="float">
            <text:p>0,002</text:p>
          </table:table-cell>
          <table:table-cell table:style-name="ce12" table:formula="of:=[.K677]" office:value-type="float" office:value="0.0021568056343986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8" calcext:value-type="float">
            <text:p>3,3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7]+[.D677])/2" office:value-type="float" office:value="0.00035135688422869" calcext:value-type="float">
            <text:p>0,000</text:p>
          </table:table-cell>
          <table:table-cell table:style-name="ce12" table:formula="of:=([.C677]+[.E677])/2" office:value-type="float" office:value="0.000693129668574654" calcext:value-type="float">
            <text:p>0,001</text:p>
          </table:table-cell>
          <table:table-cell table:style-name="ce12" table:formula="of:=([.D677]+[.F677])/2" office:value-type="float" office:value="0.00101599568241611" calcext:value-type="float">
            <text:p>0,001</text:p>
          </table:table-cell>
          <table:table-cell table:style-name="ce12" table:formula="of:=([.E677]+[.G677])/2" office:value-type="float" office:value="0.00131114798254431" calcext:value-type="float">
            <text:p>0,001</text:p>
          </table:table-cell>
          <table:table-cell table:style-name="ce12" table:formula="of:=([.F677]+[.H677])/2" office:value-type="float" office:value="0.00157053558361642" calcext:value-type="float">
            <text:p>0,002</text:p>
          </table:table-cell>
          <table:table-cell table:style-name="ce12" table:formula="of:=([.G677]+[.I677])/2" office:value-type="float" office:value="0.00178708306804817" calcext:value-type="float">
            <text:p>0,002</text:p>
          </table:table-cell>
          <table:table-cell table:style-name="ce12" table:formula="of:=([.H677]+[.J677])/2" office:value-type="float" office:value="0.00195488358496145" calcext:value-type="float">
            <text:p>0,002</text:p>
          </table:table-cell>
          <table:table-cell table:style-name="ce12" table:formula="of:=([.I677]+[.K677])/2" office:value-type="float" office:value="0.00206935997367815" calcext:value-type="float">
            <text:p>0,002</text:p>
          </table:table-cell>
          <table:table-cell table:style-name="ce12" table:formula="of:=([.J677]+[.L677])/2" office:value-type="float" office:value="0.00212738961673175" calcext:value-type="float">
            <text:p>0,002</text:p>
          </table:table-cell>
          <table:table-cell table:style-name="ce12" table:formula="of:=[.K678]" office:value-type="float" office:value="0.00212738961673175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85" calcext:value-type="float">
            <text:p>3,3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8]+[.D678])/2" office:value-type="float" office:value="0.000346564834287327" calcext:value-type="float">
            <text:p>0,000</text:p>
          </table:table-cell>
          <table:table-cell table:style-name="ce12" table:formula="of:=([.C678]+[.E678])/2" office:value-type="float" office:value="0.000683676283322398" calcext:value-type="float">
            <text:p>0,001</text:p>
          </table:table-cell>
          <table:table-cell table:style-name="ce12" table:formula="of:=([.D678]+[.F678])/2" office:value-type="float" office:value="0.00100213882555948" calcext:value-type="float">
            <text:p>0,001</text:p>
          </table:table-cell>
          <table:table-cell table:style-name="ce12" table:formula="of:=([.E678]+[.G678])/2" office:value-type="float" office:value="0.00129326563301626" calcext:value-type="float">
            <text:p>0,001</text:p>
          </table:table-cell>
          <table:table-cell table:style-name="ce12" table:formula="of:=([.F678]+[.H678])/2" office:value-type="float" office:value="0.00154911552529624" calcext:value-type="float">
            <text:p>0,002</text:p>
          </table:table-cell>
          <table:table-cell table:style-name="ce12" table:formula="of:=([.G678]+[.I678])/2" office:value-type="float" office:value="0.00176270958428894" calcext:value-type="float">
            <text:p>0,002</text:p>
          </table:table-cell>
          <table:table-cell table:style-name="ce12" table:formula="of:=([.H678]+[.J678])/2" office:value-type="float" office:value="0.00192822152086316" calcext:value-type="float">
            <text:p>0,002</text:p>
          </table:table-cell>
          <table:table-cell table:style-name="ce12" table:formula="of:=([.I678]+[.K678])/2" office:value-type="float" office:value="0.0020411366008466" calcext:value-type="float">
            <text:p>0,002</text:p>
          </table:table-cell>
          <table:table-cell table:style-name="ce12" table:formula="of:=([.J678]+[.L678])/2" office:value-type="float" office:value="0.00209837479520495" calcext:value-type="float">
            <text:p>0,002</text:p>
          </table:table-cell>
          <table:table-cell table:style-name="ce12" table:formula="of:=[.K679]" office:value-type="float" office:value="0.00209837479520495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9" calcext:value-type="float">
            <text:p>3,3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79]+[.D679])/2" office:value-type="float" office:value="0.000341838141661199" calcext:value-type="float">
            <text:p>0,000</text:p>
          </table:table-cell>
          <table:table-cell table:style-name="ce12" table:formula="of:=([.C679]+[.E679])/2" office:value-type="float" office:value="0.000674351829923405" calcext:value-type="float">
            <text:p>0,001</text:p>
          </table:table-cell>
          <table:table-cell table:style-name="ce12" table:formula="of:=([.D679]+[.F679])/2" office:value-type="float" office:value="0.000988470958169331" calcext:value-type="float">
            <text:p>0,001</text:p>
          </table:table-cell>
          <table:table-cell table:style-name="ce12" table:formula="of:=([.E679]+[.G679])/2" office:value-type="float" office:value="0.00127562717542786" calcext:value-type="float">
            <text:p>0,001</text:p>
          </table:table-cell>
          <table:table-cell table:style-name="ce12" table:formula="of:=([.F679]+[.H679])/2" office:value-type="float" office:value="0.0015279876086526" calcext:value-type="float">
            <text:p>0,002</text:p>
          </table:table-cell>
          <table:table-cell table:style-name="ce12" table:formula="of:=([.G679]+[.I679])/2" office:value-type="float" office:value="0.0017386685230797" calcext:value-type="float">
            <text:p>0,002</text:p>
          </table:table-cell>
          <table:table-cell table:style-name="ce12" table:formula="of:=([.H679]+[.J679])/2" office:value-type="float" office:value="0.00190192309256777" calcext:value-type="float">
            <text:p>0,002</text:p>
          </table:table-cell>
          <table:table-cell table:style-name="ce12" table:formula="of:=([.I679]+[.K679])/2" office:value-type="float" office:value="0.00201329815803405" calcext:value-type="float">
            <text:p>0,002</text:p>
          </table:table-cell>
          <table:table-cell table:style-name="ce12" table:formula="of:=([.J679]+[.L679])/2" office:value-type="float" office:value="0.00206975569802578" calcext:value-type="float">
            <text:p>0,002</text:p>
          </table:table-cell>
          <table:table-cell table:style-name="ce12" table:formula="of:=[.K680]" office:value-type="float" office:value="0.00206975569802578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395" calcext:value-type="float">
            <text:p>3,3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0]+[.D680])/2" office:value-type="float" office:value="0.000337175914961702" calcext:value-type="float">
            <text:p>0,000</text:p>
          </table:table-cell>
          <table:table-cell table:style-name="ce12" table:formula="of:=([.C680]+[.E680])/2" office:value-type="float" office:value="0.000665154549915265" calcext:value-type="float">
            <text:p>0,001</text:p>
          </table:table-cell>
          <table:table-cell table:style-name="ce12" table:formula="of:=([.D680]+[.F680])/2" office:value-type="float" office:value="0.000974989502675633" calcext:value-type="float">
            <text:p>0,001</text:p>
          </table:table-cell>
          <table:table-cell table:style-name="ce12" table:formula="of:=([.E680]+[.G680])/2" office:value-type="float" office:value="0.00125822928341096" calcext:value-type="float">
            <text:p>0,001</text:p>
          </table:table-cell>
          <table:table-cell table:style-name="ce12" table:formula="of:=([.F680]+[.H680])/2" office:value-type="float" office:value="0.00150714784925378" calcext:value-type="float">
            <text:p>0,002</text:p>
          </table:table-cell>
          <table:table-cell table:style-name="ce12" table:formula="of:=([.G680]+[.I680])/2" office:value-type="float" office:value="0.00171495535061018" calcext:value-type="float">
            <text:p>0,002</text:p>
          </table:table-cell>
          <table:table-cell table:style-name="ce12" table:formula="of:=([.H680]+[.J680])/2" office:value-type="float" office:value="0.00187598334055688" calcext:value-type="float">
            <text:p>0,002</text:p>
          </table:table-cell>
          <table:table-cell table:style-name="ce12" table:formula="of:=([.I680]+[.K680])/2" office:value-type="float" office:value="0.00198583939529677" calcext:value-type="float">
            <text:p>0,002</text:p>
          </table:table-cell>
          <table:table-cell table:style-name="ce12" table:formula="of:=([.J680]+[.L680])/2" office:value-type="float" office:value="0.00204152692802991" calcext:value-type="float">
            <text:p>0,002</text:p>
          </table:table-cell>
          <table:table-cell table:style-name="ce12" table:formula="of:=[.K681]" office:value-type="float" office:value="0.0020415269280299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" calcext:value-type="float">
            <text:p>3,4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1]+[.D681])/2" office:value-type="float" office:value="0.000332577274957632" calcext:value-type="float">
            <text:p>0,000</text:p>
          </table:table-cell>
          <table:table-cell table:style-name="ce12" table:formula="of:=([.C681]+[.E681])/2" office:value-type="float" office:value="0.000656082708818667" calcext:value-type="float">
            <text:p>0,001</text:p>
          </table:table-cell>
          <table:table-cell table:style-name="ce12" table:formula="of:=([.D681]+[.F681])/2" office:value-type="float" office:value="0.000961691916663115" calcext:value-type="float">
            <text:p>0,001</text:p>
          </table:table-cell>
          <table:table-cell table:style-name="ce12" table:formula="of:=([.E681]+[.G681])/2" office:value-type="float" office:value="0.00124106867596471" calcext:value-type="float">
            <text:p>0,001</text:p>
          </table:table-cell>
          <table:table-cell table:style-name="ce12" table:formula="of:=([.F681]+[.H681])/2" office:value-type="float" office:value="0.00148659231701057" calcext:value-type="float">
            <text:p>0,001</text:p>
          </table:table-cell>
          <table:table-cell table:style-name="ce12" table:formula="of:=([.G681]+[.I681])/2" office:value-type="float" office:value="0.00169156559490533" calcext:value-type="float">
            <text:p>0,002</text:p>
          </table:table-cell>
          <table:table-cell table:style-name="ce12" table:formula="of:=([.H681]+[.J681])/2" office:value-type="float" office:value="0.00185039737295348" calcext:value-type="float">
            <text:p>0,002</text:p>
          </table:table-cell>
          <table:table-cell table:style-name="ce12" table:formula="of:=([.I681]+[.K681])/2" office:value-type="float" office:value="0.0019587551342934" calcext:value-type="float">
            <text:p>0,002</text:p>
          </table:table-cell>
          <table:table-cell table:style-name="ce12" table:formula="of:=([.J681]+[.L681])/2" office:value-type="float" office:value="0.00201368316166334" calcext:value-type="float">
            <text:p>0,002</text:p>
          </table:table-cell>
          <table:table-cell table:style-name="ce12" table:formula="of:=[.K682]" office:value-type="float" office:value="0.00201368316166334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05" calcext:value-type="float">
            <text:p>3,4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2]+[.D682])/2" office:value-type="float" office:value="0.000328041354409334" calcext:value-type="float">
            <text:p>0,000</text:p>
          </table:table-cell>
          <table:table-cell table:style-name="ce12" table:formula="of:=([.C682]+[.E682])/2" office:value-type="float" office:value="0.000647134595810374" calcext:value-type="float">
            <text:p>0,001</text:p>
          </table:table-cell>
          <table:table-cell table:style-name="ce12" table:formula="of:=([.D682]+[.F682])/2" office:value-type="float" office:value="0.000948575692391687" calcext:value-type="float">
            <text:p>0,001</text:p>
          </table:table-cell>
          <table:table-cell table:style-name="ce12" table:formula="of:=([.E682]+[.G682])/2" office:value-type="float" office:value="0.00122414211683684" calcext:value-type="float">
            <text:p>0,001</text:p>
          </table:table-cell>
          <table:table-cell table:style-name="ce12" table:formula="of:=([.F682]+[.H682])/2" office:value-type="float" office:value="0.00146631713543502" calcext:value-type="float">
            <text:p>0,001</text:p>
          </table:table-cell>
          <table:table-cell table:style-name="ce12" table:formula="of:=([.G682]+[.I682])/2" office:value-type="float" office:value="0.00166849484498203" calcext:value-type="float">
            <text:p>0,002</text:p>
          </table:table-cell>
          <table:table-cell table:style-name="ce12" table:formula="of:=([.H682]+[.J682])/2" office:value-type="float" office:value="0.00182516036459936" calcext:value-type="float">
            <text:p>0,002</text:p>
          </table:table-cell>
          <table:table-cell table:style-name="ce12" table:formula="of:=([.I682]+[.K682])/2" office:value-type="float" office:value="0.00193204026730841" calcext:value-type="float">
            <text:p>0,002</text:p>
          </table:table-cell>
          <table:table-cell table:style-name="ce12" table:formula="of:=([.J682]+[.L682])/2" office:value-type="float" office:value="0.00198621914797837" calcext:value-type="float">
            <text:p>0,002</text:p>
          </table:table-cell>
          <table:table-cell table:style-name="ce12" table:formula="of:=[.K683]" office:value-type="float" office:value="0.00198621914797837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1" calcext:value-type="float">
            <text:p>3,4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3]+[.D683])/2" office:value-type="float" office:value="0.000323567297905187" calcext:value-type="float">
            <text:p>0,000</text:p>
          </table:table-cell>
          <table:table-cell table:style-name="ce12" table:formula="of:=([.C683]+[.E683])/2" office:value-type="float" office:value="0.00063830852340051" calcext:value-type="float">
            <text:p>0,001</text:p>
          </table:table-cell>
          <table:table-cell table:style-name="ce12" table:formula="of:=([.D683]+[.F683])/2" office:value-type="float" office:value="0.000935638356323609" calcext:value-type="float">
            <text:p>0,001</text:p>
          </table:table-cell>
          <table:table-cell table:style-name="ce12" table:formula="of:=([.E683]+[.G683])/2" office:value-type="float" office:value="0.00120744641391335" calcext:value-type="float">
            <text:p>0,001</text:p>
          </table:table-cell>
          <table:table-cell table:style-name="ce12" table:formula="of:=([.F683]+[.H683])/2" office:value-type="float" office:value="0.00144631848090944" calcext:value-type="float">
            <text:p>0,001</text:p>
          </table:table-cell>
          <table:table-cell table:style-name="ce12" table:formula="of:=([.G683]+[.I683])/2" office:value-type="float" office:value="0.00164573875001719" calcext:value-type="float">
            <text:p>0,002</text:p>
          </table:table-cell>
          <table:table-cell table:style-name="ce12" table:formula="of:=([.H683]+[.J683])/2" office:value-type="float" office:value="0.00180026755614522" calcext:value-type="float">
            <text:p>0,002</text:p>
          </table:table-cell>
          <table:table-cell table:style-name="ce12" table:formula="of:=([.I683]+[.K683])/2" office:value-type="float" office:value="0.00190568975628887" calcext:value-type="float">
            <text:p>0,002</text:p>
          </table:table-cell>
          <table:table-cell table:style-name="ce12" table:formula="of:=([.J683]+[.L683])/2" office:value-type="float" office:value="0.00195912970764339" calcext:value-type="float">
            <text:p>0,002</text:p>
          </table:table-cell>
          <table:table-cell table:style-name="ce12" table:formula="of:=[.K684]" office:value-type="float" office:value="0.00195912970764339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15" calcext:value-type="float">
            <text:p>3,4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4]+[.D684])/2" office:value-type="float" office:value="0.000319154261700255" calcext:value-type="float">
            <text:p>0,000</text:p>
          </table:table-cell>
          <table:table-cell table:style-name="ce12" table:formula="of:=([.C684]+[.E684])/2" office:value-type="float" office:value="0.000629602827114398" calcext:value-type="float">
            <text:p>0,001</text:p>
          </table:table-cell>
          <table:table-cell table:style-name="ce12" table:formula="of:=([.D684]+[.F684])/2" office:value-type="float" office:value="0.000922877468656931" calcext:value-type="float">
            <text:p>0,001</text:p>
          </table:table-cell>
          <table:table-cell table:style-name="ce12" table:formula="of:=([.E684]+[.G684])/2" office:value-type="float" office:value="0.00119097841861652" calcext:value-type="float">
            <text:p>0,001</text:p>
          </table:table-cell>
          <table:table-cell table:style-name="ce12" table:formula="of:=([.F684]+[.H684])/2" office:value-type="float" office:value="0.00142659258196527" calcext:value-type="float">
            <text:p>0,001</text:p>
          </table:table-cell>
          <table:table-cell table:style-name="ce12" table:formula="of:=([.G684]+[.I684])/2" office:value-type="float" office:value="0.00162329301852733" calcext:value-type="float">
            <text:p>0,002</text:p>
          </table:table-cell>
          <table:table-cell table:style-name="ce12" table:formula="of:=([.H684]+[.J684])/2" office:value-type="float" office:value="0.00177571425315303" calcext:value-type="float">
            <text:p>0,002</text:p>
          </table:table-cell>
          <table:table-cell table:style-name="ce12" table:formula="of:=([.I684]+[.K684])/2" office:value-type="float" office:value="0.0018796986318943" calcext:value-type="float">
            <text:p>0,002</text:p>
          </table:table-cell>
          <table:table-cell table:style-name="ce12" table:formula="of:=([.J684]+[.L684])/2" office:value-type="float" office:value="0.00193240973196613" calcext:value-type="float">
            <text:p>0,002</text:p>
          </table:table-cell>
          <table:table-cell table:style-name="ce12" table:formula="of:=[.K685]" office:value-type="float" office:value="0.00193240973196613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2" calcext:value-type="float">
            <text:p>3,4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5]+[.D685])/2" office:value-type="float" office:value="0.000314801413557199" calcext:value-type="float">
            <text:p>0,000</text:p>
          </table:table-cell>
          <table:table-cell table:style-name="ce12" table:formula="of:=([.C685]+[.E685])/2" office:value-type="float" office:value="0.000621015865178593" calcext:value-type="float">
            <text:p>0,001</text:p>
          </table:table-cell>
          <table:table-cell table:style-name="ce12" table:formula="of:=([.D685]+[.F685])/2" office:value-type="float" office:value="0.00091029062286546" calcext:value-type="float">
            <text:p>0,001</text:p>
          </table:table-cell>
          <table:table-cell table:style-name="ce12" table:formula="of:=([.E685]+[.G685])/2" office:value-type="float" office:value="0.0011747350253111" calcext:value-type="float">
            <text:p>0,001</text:p>
          </table:table-cell>
          <table:table-cell table:style-name="ce12" table:formula="of:=([.F685]+[.H685])/2" office:value-type="float" office:value="0.00140713571857192" calcext:value-type="float">
            <text:p>0,001</text:p>
          </table:table-cell>
          <table:table-cell table:style-name="ce12" table:formula="of:=([.G685]+[.I685])/2" office:value-type="float" office:value="0.00160115341755915" calcext:value-type="float">
            <text:p>0,002</text:p>
          </table:table-cell>
          <table:table-cell table:style-name="ce12" table:formula="of:=([.H685]+[.J685])/2" office:value-type="float" office:value="0.00175149582521082" calcext:value-type="float">
            <text:p>0,002</text:p>
          </table:table-cell>
          <table:table-cell table:style-name="ce12" table:formula="of:=([.I685]+[.K685])/2" office:value-type="float" office:value="0.00185406199255958" calcext:value-type="float">
            <text:p>0,002</text:p>
          </table:table-cell>
          <table:table-cell table:style-name="ce12" table:formula="of:=([.J685]+[.L685])/2" office:value-type="float" office:value="0.00190605418193022" calcext:value-type="float">
            <text:p>0,002</text:p>
          </table:table-cell>
          <table:table-cell table:style-name="ce12" table:formula="of:=[.K686]" office:value-type="float" office:value="0.0019060541819302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25" calcext:value-type="float">
            <text:p>3,4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6]+[.D686])/2" office:value-type="float" office:value="0.000310507932589297" calcext:value-type="float">
            <text:p>0,000</text:p>
          </table:table-cell>
          <table:table-cell table:style-name="ce12" table:formula="of:=([.C686]+[.E686])/2" office:value-type="float" office:value="0.000612546018211329" calcext:value-type="float">
            <text:p>0,001</text:p>
          </table:table-cell>
          <table:table-cell table:style-name="ce12" table:formula="of:=([.D686]+[.F686])/2" office:value-type="float" office:value="0.000897875445244847" calcext:value-type="float">
            <text:p>0,001</text:p>
          </table:table-cell>
          <table:table-cell table:style-name="ce12" table:formula="of:=([.E686]+[.G686])/2" office:value-type="float" office:value="0.00115871317071869" calcext:value-type="float">
            <text:p>0,001</text:p>
          </table:table-cell>
          <table:table-cell table:style-name="ce12" table:formula="of:=([.F686]+[.H686])/2" office:value-type="float" office:value="0.00138794422143513" calcext:value-type="float">
            <text:p>0,001</text:p>
          </table:table-cell>
          <table:table-cell table:style-name="ce12" table:formula="of:=([.G686]+[.I686])/2" office:value-type="float" office:value="0.00157931577189137" calcext:value-type="float">
            <text:p>0,002</text:p>
          </table:table-cell>
          <table:table-cell table:style-name="ce12" table:formula="of:=([.H686]+[.J686])/2" office:value-type="float" office:value="0.00172760770505936" calcext:value-type="float">
            <text:p>0,002</text:p>
          </table:table-cell>
          <table:table-cell table:style-name="ce12" table:formula="of:=([.I686]+[.K686])/2" office:value-type="float" office:value="0.00182877500357052" calcext:value-type="float">
            <text:p>0,002</text:p>
          </table:table-cell>
          <table:table-cell table:style-name="ce12" table:formula="of:=([.J686]+[.L686])/2" office:value-type="float" office:value="0.0018800580872449" calcext:value-type="float">
            <text:p>0,002</text:p>
          </table:table-cell>
          <table:table-cell table:style-name="ce12" table:formula="of:=[.K687]" office:value-type="float" office:value="0.0018800580872449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3" calcext:value-type="float">
            <text:p>3,4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7]+[.D687])/2" office:value-type="float" office:value="0.000306273009105665" calcext:value-type="float">
            <text:p>0,000</text:p>
          </table:table-cell>
          <table:table-cell table:style-name="ce12" table:formula="of:=([.C687]+[.E687])/2" office:value-type="float" office:value="0.000604191688917072" calcext:value-type="float">
            <text:p>0,001</text:p>
          </table:table-cell>
          <table:table-cell table:style-name="ce12" table:formula="of:=([.D687]+[.F687])/2" office:value-type="float" office:value="0.000885629594465011" calcext:value-type="float">
            <text:p>0,001</text:p>
          </table:table-cell>
          <table:table-cell table:style-name="ce12" table:formula="of:=([.E687]+[.G687])/2" office:value-type="float" office:value="0.00114290983333999" calcext:value-type="float">
            <text:p>0,001</text:p>
          </table:table-cell>
          <table:table-cell table:style-name="ce12" table:formula="of:=([.F687]+[.H687])/2" office:value-type="float" office:value="0.00136901447130503" calcext:value-type="float">
            <text:p>0,001</text:p>
          </table:table-cell>
          <table:table-cell table:style-name="ce12" table:formula="of:=([.G687]+[.I687])/2" office:value-type="float" office:value="0.00155777596324724" calcext:value-type="float">
            <text:p>0,002</text:p>
          </table:table-cell>
          <table:table-cell table:style-name="ce12" table:formula="of:=([.H687]+[.J687])/2" office:value-type="float" office:value="0.00170404538773094" calcext:value-type="float">
            <text:p>0,002</text:p>
          </table:table-cell>
          <table:table-cell table:style-name="ce12" table:formula="of:=([.I687]+[.K687])/2" office:value-type="float" office:value="0.00180383289615213" calcext:value-type="float">
            <text:p>0,002</text:p>
          </table:table-cell>
          <table:table-cell table:style-name="ce12" table:formula="of:=([.J687]+[.L687])/2" office:value-type="float" office:value="0.00185441654540771" calcext:value-type="float">
            <text:p>0,002</text:p>
          </table:table-cell>
          <table:table-cell table:style-name="ce12" table:formula="of:=[.K688]" office:value-type="float" office:value="0.0018544165454077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35" calcext:value-type="float">
            <text:p>3,4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8]+[.D688])/2" office:value-type="float" office:value="0.000302095844458536" calcext:value-type="float">
            <text:p>0,000</text:p>
          </table:table-cell>
          <table:table-cell table:style-name="ce12" table:formula="of:=([.C688]+[.E688])/2" office:value-type="float" office:value="0.000595951301785338" calcext:value-type="float">
            <text:p>0,001</text:p>
          </table:table-cell>
          <table:table-cell table:style-name="ce12" table:formula="of:=([.D688]+[.F688])/2" office:value-type="float" office:value="0.000873550761128529" calcext:value-type="float">
            <text:p>0,001</text:p>
          </table:table-cell>
          <table:table-cell table:style-name="ce12" table:formula="of:=([.E688]+[.G688])/2" office:value-type="float" office:value="0.00112732203288502" calcext:value-type="float">
            <text:p>0,001</text:p>
          </table:table-cell>
          <table:table-cell table:style-name="ce12" table:formula="of:=([.F688]+[.H688])/2" office:value-type="float" office:value="0.00135034289829362" calcext:value-type="float">
            <text:p>0,001</text:p>
          </table:table-cell>
          <table:table-cell table:style-name="ce12" table:formula="of:=([.G688]+[.I688])/2" office:value-type="float" office:value="0.00153652992951799" calcext:value-type="float">
            <text:p>0,002</text:p>
          </table:table-cell>
          <table:table-cell table:style-name="ce12" table:formula="of:=([.H688]+[.J688])/2" office:value-type="float" office:value="0.00168080442969969" calcext:value-type="float">
            <text:p>0,002</text:p>
          </table:table-cell>
          <table:table-cell table:style-name="ce12" table:formula="of:=([.I688]+[.K688])/2" office:value-type="float" office:value="0.00177923096656933" calcext:value-type="float">
            <text:p>0,002</text:p>
          </table:table-cell>
          <table:table-cell table:style-name="ce12" table:formula="of:=([.J688]+[.L688])/2" office:value-type="float" office:value="0.00182912472077992" calcext:value-type="float">
            <text:p>0,002</text:p>
          </table:table-cell>
          <table:table-cell table:style-name="ce12" table:formula="of:=[.K689]" office:value-type="float" office:value="0.0018291247207799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4" calcext:value-type="float">
            <text:p>3,4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89]+[.D689])/2" office:value-type="float" office:value="0.000297975650892669" calcext:value-type="float">
            <text:p>0,000</text:p>
          </table:table-cell>
          <table:table-cell table:style-name="ce12" table:formula="of:=([.C689]+[.E689])/2" office:value-type="float" office:value="0.000587823302793532" calcext:value-type="float">
            <text:p>0,001</text:p>
          </table:table-cell>
          <table:table-cell table:style-name="ce12" table:formula="of:=([.D689]+[.F689])/2" office:value-type="float" office:value="0.00086163666733518" calcext:value-type="float">
            <text:p>0,001</text:p>
          </table:table-cell>
          <table:table-cell table:style-name="ce12" table:formula="of:=([.E689]+[.G689])/2" office:value-type="float" office:value="0.00111194682971107" calcext:value-type="float">
            <text:p>0,001</text:p>
          </table:table-cell>
          <table:table-cell table:style-name="ce12" table:formula="of:=([.F689]+[.H689])/2" office:value-type="float" office:value="0.0013319259812015" calcext:value-type="float">
            <text:p>0,001</text:p>
          </table:table-cell>
          <table:table-cell table:style-name="ce12" table:formula="of:=([.G689]+[.I689])/2" office:value-type="float" office:value="0.00151557366399665" calcext:value-type="float">
            <text:p>0,002</text:p>
          </table:table-cell>
          <table:table-cell table:style-name="ce12" table:formula="of:=([.H689]+[.J689])/2" office:value-type="float" office:value="0.00165788044804366" calcext:value-type="float">
            <text:p>0,002</text:p>
          </table:table-cell>
          <table:table-cell table:style-name="ce12" table:formula="of:=([.I689]+[.K689])/2" office:value-type="float" office:value="0.0017549645752398" calcext:value-type="float">
            <text:p>0,002</text:p>
          </table:table-cell>
          <table:table-cell table:style-name="ce12" table:formula="of:=([.J689]+[.L689])/2" office:value-type="float" office:value="0.00180417784367462" calcext:value-type="float">
            <text:p>0,002</text:p>
          </table:table-cell>
          <table:table-cell table:style-name="ce12" table:formula="of:=[.K690]" office:value-type="float" office:value="0.0018041778436746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45" calcext:value-type="float">
            <text:p>3,4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0]+[.D690])/2" office:value-type="float" office:value="0.000293911651396766" calcext:value-type="float">
            <text:p>0,000</text:p>
          </table:table-cell>
          <table:table-cell table:style-name="ce12" table:formula="of:=([.C690]+[.E690])/2" office:value-type="float" office:value="0.000579806159113924" calcext:value-type="float">
            <text:p>0,001</text:p>
          </table:table-cell>
          <table:table-cell table:style-name="ce12" table:formula="of:=([.D690]+[.F690])/2" office:value-type="float" office:value="0.000849885066252302" calcext:value-type="float">
            <text:p>0,001</text:p>
          </table:table-cell>
          <table:table-cell table:style-name="ce12" table:formula="of:=([.E690]+[.G690])/2" office:value-type="float" office:value="0.00109678132426834" calcext:value-type="float">
            <text:p>0,001</text:p>
          </table:table-cell>
          <table:table-cell table:style-name="ce12" table:formula="of:=([.F690]+[.H690])/2" office:value-type="float" office:value="0.00131376024685386" calcext:value-type="float">
            <text:p>0,001</text:p>
          </table:table-cell>
          <table:table-cell table:style-name="ce12" table:formula="of:=([.G690]+[.I690])/2" office:value-type="float" office:value="0.00149490321462258" calcext:value-type="float">
            <text:p>0,001</text:p>
          </table:table-cell>
          <table:table-cell table:style-name="ce12" table:formula="of:=([.H690]+[.J690])/2" office:value-type="float" office:value="0.00163526911961823" calcext:value-type="float">
            <text:p>0,002</text:p>
          </table:table-cell>
          <table:table-cell table:style-name="ce12" table:formula="of:=([.I690]+[.K690])/2" office:value-type="float" office:value="0.00173102914585914" calcext:value-type="float">
            <text:p>0,002</text:p>
          </table:table-cell>
          <table:table-cell table:style-name="ce12" table:formula="of:=([.J690]+[.L690])/2" office:value-type="float" office:value="0.00177957120945721" calcext:value-type="float">
            <text:p>0,002</text:p>
          </table:table-cell>
          <table:table-cell table:style-name="ce12" table:formula="of:=[.K691]" office:value-type="float" office:value="0.0017795712094572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5" calcext:value-type="float">
            <text:p>3,4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1]+[.D691])/2" office:value-type="float" office:value="0.000289903079556962" calcext:value-type="float">
            <text:p>0,000</text:p>
          </table:table-cell>
          <table:table-cell table:style-name="ce12" table:formula="of:=([.C691]+[.E691])/2" office:value-type="float" office:value="0.000571898358824534" calcext:value-type="float">
            <text:p>0,001</text:p>
          </table:table-cell>
          <table:table-cell table:style-name="ce12" table:formula="of:=([.D691]+[.F691])/2" office:value-type="float" office:value="0.000838293741691133" calcext:value-type="float">
            <text:p>0,001</text:p>
          </table:table-cell>
          <table:table-cell table:style-name="ce12" table:formula="of:=([.E691]+[.G691])/2" office:value-type="float" office:value="0.00108182265655308" calcext:value-type="float">
            <text:p>0,001</text:p>
          </table:table-cell>
          <table:table-cell table:style-name="ce12" table:formula="of:=([.F691]+[.H691])/2" office:value-type="float" office:value="0.00129584226944546" calcext:value-type="float">
            <text:p>0,001</text:p>
          </table:table-cell>
          <table:table-cell table:style-name="ce12" table:formula="of:=([.G691]+[.I691])/2" office:value-type="float" office:value="0.00147451468323604" calcext:value-type="float">
            <text:p>0,001</text:p>
          </table:table-cell>
          <table:table-cell table:style-name="ce12" table:formula="of:=([.H691]+[.J691])/2" office:value-type="float" office:value="0.00161296618024086" calcext:value-type="float">
            <text:p>0,002</text:p>
          </table:table-cell>
          <table:table-cell table:style-name="ce12" table:formula="of:=([.I691]+[.K691])/2" office:value-type="float" office:value="0.00170742016453772" calcext:value-type="float">
            <text:p>0,002</text:p>
          </table:table-cell>
          <table:table-cell table:style-name="ce12" table:formula="of:=([.J691]+[.L691])/2" office:value-type="float" office:value="0.00175530017765818" calcext:value-type="float">
            <text:p>0,002</text:p>
          </table:table-cell>
          <table:table-cell table:style-name="ce12" table:formula="of:=[.K692]" office:value-type="float" office:value="0.00175530017765818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55" calcext:value-type="float">
            <text:p>3,4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2]+[.D692])/2" office:value-type="float" office:value="0.000285949179412267" calcext:value-type="float">
            <text:p>0,000</text:p>
          </table:table-cell>
          <table:table-cell table:style-name="ce12" table:formula="of:=([.C692]+[.E692])/2" office:value-type="float" office:value="0.000564098410624048" calcext:value-type="float">
            <text:p>0,001</text:p>
          </table:table-cell>
          <table:table-cell table:style-name="ce12" table:formula="of:=([.D692]+[.F692])/2" office:value-type="float" office:value="0.000826860507688808" calcext:value-type="float">
            <text:p>0,001</text:p>
          </table:table-cell>
          <table:table-cell table:style-name="ce12" table:formula="of:=([.E692]+[.G692])/2" office:value-type="float" office:value="0.0010670680055683" calcext:value-type="float">
            <text:p>0,001</text:p>
          </table:table-cell>
          <table:table-cell table:style-name="ce12" table:formula="of:=([.F692]+[.H692])/2" office:value-type="float" office:value="0.00127816866989456" calcext:value-type="float">
            <text:p>0,001</text:p>
          </table:table-cell>
          <table:table-cell table:style-name="ce12" table:formula="of:=([.G692]+[.I692])/2" office:value-type="float" office:value="0.00145440422484316" calcext:value-type="float">
            <text:p>0,001</text:p>
          </table:table-cell>
          <table:table-cell table:style-name="ce12" table:formula="of:=([.H692]+[.J692])/2" office:value-type="float" office:value="0.00159096742388688" calcext:value-type="float">
            <text:p>0,002</text:p>
          </table:table-cell>
          <table:table-cell table:style-name="ce12" table:formula="of:=([.I692]+[.K692])/2" office:value-type="float" office:value="0.00168413317894952" calcext:value-type="float">
            <text:p>0,002</text:p>
          </table:table-cell>
          <table:table-cell table:style-name="ce12" table:formula="of:=([.J692]+[.L692])/2" office:value-type="float" office:value="0.00173136017109795" calcext:value-type="float">
            <text:p>0,002</text:p>
          </table:table-cell>
          <table:table-cell table:style-name="ce12" table:formula="of:=[.K693]" office:value-type="float" office:value="0.00173136017109795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6" calcext:value-type="float">
            <text:p>3,4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3]+[.D693])/2" office:value-type="float" office:value="0.000282049205312024" calcext:value-type="float">
            <text:p>0,000</text:p>
          </table:table-cell>
          <table:table-cell table:style-name="ce12" table:formula="of:=([.C693]+[.E693])/2" office:value-type="float" office:value="0.000556404843550538" calcext:value-type="float">
            <text:p>0,001</text:p>
          </table:table-cell>
          <table:table-cell table:style-name="ce12" table:formula="of:=([.D693]+[.F693])/2" office:value-type="float" office:value="0.000815583208096172" calcext:value-type="float">
            <text:p>0,001</text:p>
          </table:table-cell>
          <table:table-cell table:style-name="ce12" table:formula="of:=([.E693]+[.G693])/2" office:value-type="float" office:value="0.00105251458879169" calcext:value-type="float">
            <text:p>0,001</text:p>
          </table:table-cell>
          <table:table-cell table:style-name="ce12" table:formula="of:=([.F693]+[.H693])/2" office:value-type="float" office:value="0.00126073611520573" calcext:value-type="float">
            <text:p>0,001</text:p>
          </table:table-cell>
          <table:table-cell table:style-name="ce12" table:formula="of:=([.G693]+[.I693])/2" office:value-type="float" office:value="0.00143456804689072" calcext:value-type="float">
            <text:p>0,001</text:p>
          </table:table-cell>
          <table:table-cell table:style-name="ce12" table:formula="of:=([.H693]+[.J693])/2" office:value-type="float" office:value="0.00156926870189634" calcext:value-type="float">
            <text:p>0,002</text:p>
          </table:table-cell>
          <table:table-cell table:style-name="ce12" table:formula="of:=([.I693]+[.K693])/2" office:value-type="float" office:value="0.00166116379749241" calcext:value-type="float">
            <text:p>0,002</text:p>
          </table:table-cell>
          <table:table-cell table:style-name="ce12" table:formula="of:=([.J693]+[.L693])/2" office:value-type="float" office:value="0.00170774667502373" calcext:value-type="float">
            <text:p>0,002</text:p>
          </table:table-cell>
          <table:table-cell table:style-name="ce12" table:formula="of:=[.K694]" office:value-type="float" office:value="0.00170774667502373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65" calcext:value-type="float">
            <text:p>3,4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4]+[.D694])/2" office:value-type="float" office:value="0.000278202421775269" calcext:value-type="float">
            <text:p>0,000</text:p>
          </table:table-cell>
          <table:table-cell table:style-name="ce12" table:formula="of:=([.C694]+[.E694])/2" office:value-type="float" office:value="0.000548816206704098" calcext:value-type="float">
            <text:p>0,001</text:p>
          </table:table-cell>
          <table:table-cell table:style-name="ce12" table:formula="of:=([.D694]+[.F694])/2" office:value-type="float" office:value="0.000804459716171112" calcext:value-type="float">
            <text:p>0,001</text:p>
          </table:table-cell>
          <table:table-cell table:style-name="ce12" table:formula="of:=([.E694]+[.G694])/2" office:value-type="float" office:value="0.00103815966165095" calcext:value-type="float">
            <text:p>0,001</text:p>
          </table:table-cell>
          <table:table-cell table:style-name="ce12" table:formula="of:=([.F694]+[.H694])/2" office:value-type="float" office:value="0.0012435413178412" calcext:value-type="float">
            <text:p>0,001</text:p>
          </table:table-cell>
          <table:table-cell table:style-name="ce12" table:formula="of:=([.G694]+[.I694])/2" office:value-type="float" office:value="0.00141500240855103" calcext:value-type="float">
            <text:p>0,001</text:p>
          </table:table-cell>
          <table:table-cell table:style-name="ce12" table:formula="of:=([.H694]+[.J694])/2" office:value-type="float" office:value="0.00154786592219157" calcext:value-type="float">
            <text:p>0,002</text:p>
          </table:table-cell>
          <table:table-cell table:style-name="ce12" table:formula="of:=([.I694]+[.K694])/2" office:value-type="float" office:value="0.00163850768846004" calcext:value-type="float">
            <text:p>0,002</text:p>
          </table:table-cell>
          <table:table-cell table:style-name="ce12" table:formula="of:=([.J694]+[.L694])/2" office:value-type="float" office:value="0.00168445523625807" calcext:value-type="float">
            <text:p>0,002</text:p>
          </table:table-cell>
          <table:table-cell table:style-name="ce12" table:formula="of:=[.K695]" office:value-type="float" office:value="0.00168445523625807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7" calcext:value-type="float">
            <text:p>3,4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5]+[.D695])/2" office:value-type="float" office:value="0.000274408103352049" calcext:value-type="float">
            <text:p>0,000</text:p>
          </table:table-cell>
          <table:table-cell table:style-name="ce12" table:formula="of:=([.C695]+[.E695])/2" office:value-type="float" office:value="0.00054133106897319" calcext:value-type="float">
            <text:p>0,001</text:p>
          </table:table-cell>
          <table:table-cell table:style-name="ce12" table:formula="of:=([.D695]+[.F695])/2" office:value-type="float" office:value="0.000793487934177524" calcext:value-type="float">
            <text:p>0,001</text:p>
          </table:table-cell>
          <table:table-cell table:style-name="ce12" table:formula="of:=([.E695]+[.G695])/2" office:value-type="float" office:value="0.00102400051700616" calcext:value-type="float">
            <text:p>0,001</text:p>
          </table:table-cell>
          <table:table-cell table:style-name="ce12" table:formula="of:=([.F695]+[.H695])/2" office:value-type="float" office:value="0.00122658103510099" calcext:value-type="float">
            <text:p>0,001</text:p>
          </table:table-cell>
          <table:table-cell table:style-name="ce12" table:formula="of:=([.G695]+[.I695])/2" office:value-type="float" office:value="0.00139570362001639" calcext:value-type="float">
            <text:p>0,001</text:p>
          </table:table-cell>
          <table:table-cell table:style-name="ce12" table:formula="of:=([.H695]+[.J695])/2" office:value-type="float" office:value="0.00152675504850553" calcext:value-type="float">
            <text:p>0,002</text:p>
          </table:table-cell>
          <table:table-cell table:style-name="ce12" table:formula="of:=([.I695]+[.K695])/2" office:value-type="float" office:value="0.00161616057922482" calcext:value-type="float">
            <text:p>0,002</text:p>
          </table:table-cell>
          <table:table-cell table:style-name="ce12" table:formula="of:=([.J695]+[.L695])/2" office:value-type="float" office:value="0.00166148146235905" calcext:value-type="float">
            <text:p>0,002</text:p>
          </table:table-cell>
          <table:table-cell table:style-name="ce12" table:formula="of:=[.K696]" office:value-type="float" office:value="0.00166148146235905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75" calcext:value-type="float">
            <text:p>3,4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6]+[.D696])/2" office:value-type="float" office:value="0.000270665534486595" calcext:value-type="float">
            <text:p>0,000</text:p>
          </table:table-cell>
          <table:table-cell table:style-name="ce12" table:formula="of:=([.C696]+[.E696])/2" office:value-type="float" office:value="0.000533948018764787" calcext:value-type="float">
            <text:p>0,001</text:p>
          </table:table-cell>
          <table:table-cell table:style-name="ce12" table:formula="of:=([.D696]+[.F696])/2" office:value-type="float" office:value="0.000782665792989674" calcext:value-type="float">
            <text:p>0,001</text:p>
          </table:table-cell>
          <table:table-cell table:style-name="ce12" table:formula="of:=([.E696]+[.G696])/2" office:value-type="float" office:value="0.00101003448463926" calcext:value-type="float">
            <text:p>0,001</text:p>
          </table:table-cell>
          <table:table-cell table:style-name="ce12" table:formula="of:=([.F696]+[.H696])/2" office:value-type="float" office:value="0.00120985206851127" calcext:value-type="float">
            <text:p>0,001</text:p>
          </table:table-cell>
          <table:table-cell table:style-name="ce12" table:formula="of:=([.G696]+[.I696])/2" office:value-type="float" office:value="0.00137666804180326" calcext:value-type="float">
            <text:p>0,001</text:p>
          </table:table-cell>
          <table:table-cell table:style-name="ce12" table:formula="of:=([.H696]+[.J696])/2" office:value-type="float" office:value="0.0015059320996206" calcext:value-type="float">
            <text:p>0,002</text:p>
          </table:table-cell>
          <table:table-cell table:style-name="ce12" table:formula="of:=([.I696]+[.K696])/2" office:value-type="float" office:value="0.00159411825543229" calcext:value-type="float">
            <text:p>0,002</text:p>
          </table:table-cell>
          <table:table-cell table:style-name="ce12" table:formula="of:=([.J696]+[.L696])/2" office:value-type="float" office:value="0.00163882102079194" calcext:value-type="float">
            <text:p>0,002</text:p>
          </table:table-cell>
          <table:table-cell table:style-name="ce12" table:formula="of:=[.K697]" office:value-type="float" office:value="0.00163882102079194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8" calcext:value-type="float">
            <text:p>3,4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7]+[.D697])/2" office:value-type="float" office:value="0.000266974009382393" calcext:value-type="float">
            <text:p>0,000</text:p>
          </table:table-cell>
          <table:table-cell table:style-name="ce12" table:formula="of:=([.C697]+[.E697])/2" office:value-type="float" office:value="0.000526665663738135" calcext:value-type="float">
            <text:p>0,001</text:p>
          </table:table-cell>
          <table:table-cell table:style-name="ce12" table:formula="of:=([.D697]+[.F697])/2" office:value-type="float" office:value="0.000771991251702022" calcext:value-type="float">
            <text:p>0,001</text:p>
          </table:table-cell>
          <table:table-cell table:style-name="ce12" table:formula="of:=([.E697]+[.G697])/2" office:value-type="float" office:value="0.000996258930750473" calcext:value-type="float">
            <text:p>0,001</text:p>
          </table:table-cell>
          <table:table-cell table:style-name="ce12" table:formula="of:=([.F697]+[.H697])/2" office:value-type="float" office:value="0.00119335126322126" calcext:value-type="float">
            <text:p>0,001</text:p>
          </table:table-cell>
          <table:table-cell table:style-name="ce12" table:formula="of:=([.G697]+[.I697])/2" office:value-type="float" office:value="0.00135789208406594" calcext:value-type="float">
            <text:p>0,001</text:p>
          </table:table-cell>
          <table:table-cell table:style-name="ce12" table:formula="of:=([.H697]+[.J697])/2" office:value-type="float" office:value="0.00148539314861778" calcext:value-type="float">
            <text:p>0,001</text:p>
          </table:table-cell>
          <table:table-cell table:style-name="ce12" table:formula="of:=([.I697]+[.K697])/2" office:value-type="float" office:value="0.00157237656020627" calcext:value-type="float">
            <text:p>0,002</text:p>
          </table:table-cell>
          <table:table-cell table:style-name="ce12" table:formula="of:=([.J697]+[.L697])/2" office:value-type="float" office:value="0.00161646963811212" calcext:value-type="float">
            <text:p>0,002</text:p>
          </table:table-cell>
          <table:table-cell table:style-name="ce12" table:formula="of:=[.K698]" office:value-type="float" office:value="0.00161646963811212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85" calcext:value-type="float">
            <text:p>3,4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8]+[.D698])/2" office:value-type="float" office:value="0.000263332831869067" calcext:value-type="float">
            <text:p>0,000</text:p>
          </table:table-cell>
          <table:table-cell table:style-name="ce12" table:formula="of:=([.C698]+[.E698])/2" office:value-type="float" office:value="0.000519482630542208" calcext:value-type="float">
            <text:p>0,001</text:p>
          </table:table-cell>
          <table:table-cell table:style-name="ce12" table:formula="of:=([.D698]+[.F698])/2" office:value-type="float" office:value="0.000761462297244304" calcext:value-type="float">
            <text:p>0,001</text:p>
          </table:table-cell>
          <table:table-cell table:style-name="ce12" table:formula="of:=([.E698]+[.G698])/2" office:value-type="float" office:value="0.000982671257461642" calcext:value-type="float">
            <text:p>0,001</text:p>
          </table:table-cell>
          <table:table-cell table:style-name="ce12" table:formula="of:=([.F698]+[.H698])/2" office:value-type="float" office:value="0.00117707550740821" calcext:value-type="float">
            <text:p>0,001</text:p>
          </table:table-cell>
          <table:table-cell table:style-name="ce12" table:formula="of:=([.G698]+[.I698])/2" office:value-type="float" office:value="0.00133937220591952" calcext:value-type="float">
            <text:p>0,001</text:p>
          </table:table-cell>
          <table:table-cell table:style-name="ce12" table:formula="of:=([.H698]+[.J698])/2" office:value-type="float" office:value="0.0014651343221361" calcext:value-type="float">
            <text:p>0,001</text:p>
          </table:table-cell>
          <table:table-cell table:style-name="ce12" table:formula="of:=([.I698]+[.K698])/2" office:value-type="float" office:value="0.00155093139336495" calcext:value-type="float">
            <text:p>0,002</text:p>
          </table:table-cell>
          <table:table-cell table:style-name="ce12" table:formula="of:=([.J698]+[.L698])/2" office:value-type="float" office:value="0.00159442309915919" calcext:value-type="float">
            <text:p>0,002</text:p>
          </table:table-cell>
          <table:table-cell table:style-name="ce12" table:formula="of:=[.K699]" office:value-type="float" office:value="0.00159442309915919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9" calcext:value-type="float">
            <text:p>3,4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699]+[.D699])/2" office:value-type="float" office:value="0.000259741315271104" calcext:value-type="float">
            <text:p>0,000</text:p>
          </table:table-cell>
          <table:table-cell table:style-name="ce12" table:formula="of:=([.C699]+[.E699])/2" office:value-type="float" office:value="0.000512397564556685" calcext:value-type="float">
            <text:p>0,001</text:p>
          </table:table-cell>
          <table:table-cell table:style-name="ce12" table:formula="of:=([.D699]+[.F699])/2" office:value-type="float" office:value="0.000751076944001925" calcext:value-type="float">
            <text:p>0,001</text:p>
          </table:table-cell>
          <table:table-cell table:style-name="ce12" table:formula="of:=([.E699]+[.G699])/2" office:value-type="float" office:value="0.000969268902326255" calcext:value-type="float">
            <text:p>0,001</text:p>
          </table:table-cell>
          <table:table-cell table:style-name="ce12" table:formula="of:=([.F699]+[.H699])/2" office:value-type="float" office:value="0.00116102173169058" calcext:value-type="float">
            <text:p>0,001</text:p>
          </table:table-cell>
          <table:table-cell table:style-name="ce12" table:formula="of:=([.G699]+[.I699])/2" office:value-type="float" office:value="0.00132110491477215" calcext:value-type="float">
            <text:p>0,001</text:p>
          </table:table-cell>
          <table:table-cell table:style-name="ce12" table:formula="of:=([.H699]+[.J699])/2" office:value-type="float" office:value="0.00144515179964223" calcext:value-type="float">
            <text:p>0,001</text:p>
          </table:table-cell>
          <table:table-cell table:style-name="ce12" table:formula="of:=([.I699]+[.K699])/2" office:value-type="float" office:value="0.00152977871064765" calcext:value-type="float">
            <text:p>0,002</text:p>
          </table:table-cell>
          <table:table-cell table:style-name="ce12" table:formula="of:=([.J699]+[.L699])/2" office:value-type="float" office:value="0.00157267724626207" calcext:value-type="float">
            <text:p>0,002</text:p>
          </table:table-cell>
          <table:table-cell table:style-name="ce12" table:formula="of:=[.K700]" office:value-type="float" office:value="0.00157267724626207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495" calcext:value-type="float">
            <text:p>3,4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0]+[.D700])/2" office:value-type="float" office:value="0.000256198782278343" calcext:value-type="float">
            <text:p>0,000</text:p>
          </table:table-cell>
          <table:table-cell table:style-name="ce12" table:formula="of:=([.C700]+[.E700])/2" office:value-type="float" office:value="0.000505409129636514" calcext:value-type="float">
            <text:p>0,001</text:p>
          </table:table-cell>
          <table:table-cell table:style-name="ce12" table:formula="of:=([.D700]+[.F700])/2" office:value-type="float" office:value="0.00074083323344147" calcext:value-type="float">
            <text:p>0,001</text:p>
          </table:table-cell>
          <table:table-cell table:style-name="ce12" table:formula="of:=([.E700]+[.G700])/2" office:value-type="float" office:value="0.000956049337846253" calcext:value-type="float">
            <text:p>0,001</text:p>
          </table:table-cell>
          <table:table-cell table:style-name="ce12" table:formula="of:=([.F700]+[.H700])/2" office:value-type="float" office:value="0.0011451869085492" calcext:value-type="float">
            <text:p>0,001</text:p>
          </table:table-cell>
          <table:table-cell table:style-name="ce12" table:formula="of:=([.G700]+[.I700])/2" office:value-type="float" office:value="0.00130308676566641" calcext:value-type="float">
            <text:p>0,001</text:p>
          </table:table-cell>
          <table:table-cell table:style-name="ce12" table:formula="of:=([.H700]+[.J700])/2" office:value-type="float" office:value="0.0014254418127099" calcext:value-type="float">
            <text:p>0,001</text:p>
          </table:table-cell>
          <table:table-cell table:style-name="ce12" table:formula="of:=([.I700]+[.K700])/2" office:value-type="float" office:value="0.00150891452295215" calcext:value-type="float">
            <text:p>0,002</text:p>
          </table:table-cell>
          <table:table-cell table:style-name="ce12" table:formula="of:=([.J700]+[.L700])/2" office:value-type="float" office:value="0.00155122797845486" calcext:value-type="float">
            <text:p>0,002</text:p>
          </table:table-cell>
          <table:table-cell table:style-name="ce12" table:formula="of:=[.K701]" office:value-type="float" office:value="0.00155122797845486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5" calcext:value-type="float">
            <text:p>3,5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1]+[.D701])/2" office:value-type="float" office:value="0.000252704564818257" calcext:value-type="float">
            <text:p>0,000</text:p>
          </table:table-cell>
          <table:table-cell table:style-name="ce12" table:formula="of:=([.C701]+[.E701])/2" office:value-type="float" office:value="0.000498516007859906" calcext:value-type="float">
            <text:p>0,000</text:p>
          </table:table-cell>
          <table:table-cell table:style-name="ce12" table:formula="of:=([.D701]+[.F701])/2" office:value-type="float" office:value="0.000730729233741384" calcext:value-type="float">
            <text:p>0,001</text:p>
          </table:table-cell>
          <table:table-cell table:style-name="ce12" table:formula="of:=([.E701]+[.G701])/2" office:value-type="float" office:value="0.000943010070995337" calcext:value-type="float">
            <text:p>0,001</text:p>
          </table:table-cell>
          <table:table-cell table:style-name="ce12" table:formula="of:=([.F701]+[.H701])/2" office:value-type="float" office:value="0.00112956805175633" calcext:value-type="float">
            <text:p>0,001</text:p>
          </table:table-cell>
          <table:table-cell table:style-name="ce12" table:formula="of:=([.G701]+[.I701])/2" office:value-type="float" office:value="0.00128531436062955" calcext:value-type="float">
            <text:p>0,001</text:p>
          </table:table-cell>
          <table:table-cell table:style-name="ce12" table:formula="of:=([.H701]+[.J701])/2" office:value-type="float" office:value="0.00140600064430928" calcext:value-type="float">
            <text:p>0,001</text:p>
          </table:table-cell>
          <table:table-cell table:style-name="ce12" table:formula="of:=([.I701]+[.K701])/2" office:value-type="float" office:value="0.00148833489558238" calcext:value-type="float">
            <text:p>0,001</text:p>
          </table:table-cell>
          <table:table-cell table:style-name="ce12" table:formula="of:=([.J701]+[.L701])/2" office:value-type="float" office:value="0.00153007125070351" calcext:value-type="float">
            <text:p>0,002</text:p>
          </table:table-cell>
          <table:table-cell table:style-name="ce12" table:formula="of:=[.K702]" office:value-type="float" office:value="0.00153007125070351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505" calcext:value-type="float">
            <text:p>3,5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2]+[.D702])/2" office:value-type="float" office:value="0.000249258003929953" calcext:value-type="float">
            <text:p>0,000</text:p>
          </table:table-cell>
          <table:table-cell table:style-name="ce12" table:formula="of:=([.C702]+[.E702])/2" office:value-type="float" office:value="0.00049171689927982" calcext:value-type="float">
            <text:p>0,000</text:p>
          </table:table-cell>
          <table:table-cell table:style-name="ce12" table:formula="of:=([.D702]+[.F702])/2" office:value-type="float" office:value="0.000720763039427622" calcext:value-type="float">
            <text:p>0,001</text:p>
          </table:table-cell>
          <table:table-cell table:style-name="ce12" table:formula="of:=([.E702]+[.G702])/2" office:value-type="float" office:value="0.000930148642748857" calcext:value-type="float">
            <text:p>0,001</text:p>
          </table:table-cell>
          <table:table-cell table:style-name="ce12" table:formula="of:=([.F702]+[.H702])/2" office:value-type="float" office:value="0.00111416221581245" calcext:value-type="float">
            <text:p>0,001</text:p>
          </table:table-cell>
          <table:table-cell table:style-name="ce12" table:formula="of:=([.G702]+[.I702])/2" office:value-type="float" office:value="0.00126778434803281" calcext:value-type="float">
            <text:p>0,001</text:p>
          </table:table-cell>
          <table:table-cell table:style-name="ce12" table:formula="of:=([.H702]+[.J702])/2" office:value-type="float" office:value="0.00138682462810597" calcext:value-type="float">
            <text:p>0,001</text:p>
          </table:table-cell>
          <table:table-cell table:style-name="ce12" table:formula="of:=([.I702]+[.K702])/2" office:value-type="float" office:value="0.00146803594750639" calcext:value-type="float">
            <text:p>0,001</text:p>
          </table:table-cell>
          <table:table-cell table:style-name="ce12" table:formula="of:=([.J702]+[.L702])/2" office:value-type="float" office:value="0.00150920307314294" calcext:value-type="float">
            <text:p>0,002</text:p>
          </table:table-cell>
          <table:table-cell table:style-name="ce12" table:formula="of:=[.K703]" office:value-type="float" office:value="0.00150920307314294" calcext:value-type="float">
            <text:p>0,002</text:p>
          </table:table-cell>
          <table:table-cell table:number-columns-repeated="8"/>
        </table:table-row>
        <table:table-row table:style-name="ro1">
          <table:table-cell table:style-name="ce3" office:value-type="float" office:value="3.51" calcext:value-type="float">
            <text:p>3,5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3]+[.D703])/2" office:value-type="float" office:value="0.00024585844963991" calcext:value-type="float">
            <text:p>0,000</text:p>
          </table:table-cell>
          <table:table-cell table:style-name="ce12" table:formula="of:=([.C703]+[.E703])/2" office:value-type="float" office:value="0.000485010521678788" calcext:value-type="float">
            <text:p>0,000</text:p>
          </table:table-cell>
          <table:table-cell table:style-name="ce12" table:formula="of:=([.D703]+[.F703])/2" office:value-type="float" office:value="0.000710932771014339" calcext:value-type="float">
            <text:p>0,001</text:p>
          </table:table-cell>
          <table:table-cell table:style-name="ce12" table:formula="of:=([.E703]+[.G703])/2" office:value-type="float" office:value="0.000917462627620034" calcext:value-type="float">
            <text:p>0,001</text:p>
          </table:table-cell>
          <table:table-cell table:style-name="ce12" table:formula="of:=([.F703]+[.H703])/2" office:value-type="float" office:value="0.00109896649539083" calcext:value-type="float">
            <text:p>0,001</text:p>
          </table:table-cell>
          <table:table-cell table:style-name="ce12" table:formula="of:=([.G703]+[.I703])/2" office:value-type="float" office:value="0.00125049342195921" calcext:value-type="float">
            <text:p>0,001</text:p>
          </table:table-cell>
          <table:table-cell table:style-name="ce12" table:formula="of:=([.H703]+[.J703])/2" office:value-type="float" office:value="0.0013679101477696" calcext:value-type="float">
            <text:p>0,001</text:p>
          </table:table-cell>
          <table:table-cell table:style-name="ce12" table:formula="of:=([.I703]+[.K703])/2" office:value-type="float" office:value="0.00144801385062446" calcext:value-type="float">
            <text:p>0,001</text:p>
          </table:table-cell>
          <table:table-cell table:style-name="ce12" table:formula="of:=([.J703]+[.L703])/2" office:value-type="float" office:value="0.00148861951032467" calcext:value-type="float">
            <text:p>0,001</text:p>
          </table:table-cell>
          <table:table-cell table:style-name="ce12" table:formula="of:=[.K704]" office:value-type="float" office:value="0.00148861951032467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15" calcext:value-type="float">
            <text:p>3,5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4]+[.D704])/2" office:value-type="float" office:value="0.000242505260839394" calcext:value-type="float">
            <text:p>0,000</text:p>
          </table:table-cell>
          <table:table-cell table:style-name="ce12" table:formula="of:=([.C704]+[.E704])/2" office:value-type="float" office:value="0.000478395610327124" calcext:value-type="float">
            <text:p>0,000</text:p>
          </table:table-cell>
          <table:table-cell table:style-name="ce12" table:formula="of:=([.D704]+[.F704])/2" office:value-type="float" office:value="0.000701236574649411" calcext:value-type="float">
            <text:p>0,001</text:p>
          </table:table-cell>
          <table:table-cell table:style-name="ce12" table:formula="of:=([.E704]+[.G704])/2" office:value-type="float" office:value="0.000904949633202585" calcext:value-type="float">
            <text:p>0,001</text:p>
          </table:table-cell>
          <table:table-cell table:style-name="ce12" table:formula="of:=([.F704]+[.H704])/2" office:value-type="float" office:value="0.00108397802478962" calcext:value-type="float">
            <text:p>0,001</text:p>
          </table:table-cell>
          <table:table-cell table:style-name="ce12" table:formula="of:=([.G704]+[.I704])/2" office:value-type="float" office:value="0.00123343832158021" calcext:value-type="float">
            <text:p>0,001</text:p>
          </table:table-cell>
          <table:table-cell table:style-name="ce12" table:formula="of:=([.H704]+[.J704])/2" office:value-type="float" office:value="0.00134925363629183" calcext:value-type="float">
            <text:p>0,001</text:p>
          </table:table-cell>
          <table:table-cell table:style-name="ce12" table:formula="of:=([.I704]+[.K704])/2" office:value-type="float" office:value="0.00142826482904713" calcext:value-type="float">
            <text:p>0,001</text:p>
          </table:table-cell>
          <table:table-cell table:style-name="ce12" table:formula="of:=([.J704]+[.L704])/2" office:value-type="float" office:value="0.00146831668047456" calcext:value-type="float">
            <text:p>0,001</text:p>
          </table:table-cell>
          <table:table-cell table:style-name="ce12" table:formula="of:=[.K705]" office:value-type="float" office:value="0.0014683166804745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2" calcext:value-type="float">
            <text:p>3,5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5]+[.D705])/2" office:value-type="float" office:value="0.000239197805163562" calcext:value-type="float">
            <text:p>0,000</text:p>
          </table:table-cell>
          <table:table-cell table:style-name="ce12" table:formula="of:=([.C705]+[.E705])/2" office:value-type="float" office:value="0.000471870917744402" calcext:value-type="float">
            <text:p>0,000</text:p>
          </table:table-cell>
          <table:table-cell table:style-name="ce12" table:formula="of:=([.D705]+[.F705])/2" office:value-type="float" office:value="0.000691672621764855" calcext:value-type="float">
            <text:p>0,001</text:p>
          </table:table-cell>
          <table:table-cell table:style-name="ce12" table:formula="of:=([.E705]+[.G705])/2" office:value-type="float" office:value="0.000892607299719515" calcext:value-type="float">
            <text:p>0,001</text:p>
          </table:table-cell>
          <table:table-cell table:style-name="ce12" table:formula="of:=([.F705]+[.H705])/2" office:value-type="float" office:value="0.0010691939773914" calcext:value-type="float">
            <text:p>0,001</text:p>
          </table:table-cell>
          <table:table-cell table:style-name="ce12" table:formula="of:=([.G705]+[.I705])/2" office:value-type="float" office:value="0.00121661583054073" calcext:value-type="float">
            <text:p>0,001</text:p>
          </table:table-cell>
          <table:table-cell table:style-name="ce12" table:formula="of:=([.H705]+[.J705])/2" office:value-type="float" office:value="0.00133085157531367" calcext:value-type="float">
            <text:p>0,001</text:p>
          </table:table-cell>
          <table:table-cell table:style-name="ce12" table:formula="of:=([.I705]+[.K705])/2" office:value-type="float" office:value="0.0014087851583832" calcext:value-type="float">
            <text:p>0,001</text:p>
          </table:table-cell>
          <table:table-cell table:style-name="ce12" table:formula="of:=([.J705]+[.L705])/2" office:value-type="float" office:value="0.00144829075476085" calcext:value-type="float">
            <text:p>0,001</text:p>
          </table:table-cell>
          <table:table-cell table:style-name="ce12" table:formula="of:=[.K706]" office:value-type="float" office:value="0.0014482907547608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25" calcext:value-type="float">
            <text:p>3,5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6]+[.D706])/2" office:value-type="float" office:value="0.000235935458872201" calcext:value-type="float">
            <text:p>0,000</text:p>
          </table:table-cell>
          <table:table-cell table:style-name="ce12" table:formula="of:=([.C706]+[.E706])/2" office:value-type="float" office:value="0.000465435213464208" calcext:value-type="float">
            <text:p>0,000</text:p>
          </table:table-cell>
          <table:table-cell table:style-name="ce12" table:formula="of:=([.D706]+[.F706])/2" office:value-type="float" office:value="0.000682239108731959" calcext:value-type="float">
            <text:p>0,001</text:p>
          </table:table-cell>
          <table:table-cell table:style-name="ce12" table:formula="of:=([.E706]+[.G706])/2" office:value-type="float" office:value="0.000880433299578127" calcext:value-type="float">
            <text:p>0,001</text:p>
          </table:table-cell>
          <table:table-cell table:style-name="ce12" table:formula="of:=([.F706]+[.H706])/2" office:value-type="float" office:value="0.00105461156513012" calcext:value-type="float">
            <text:p>0,001</text:p>
          </table:table-cell>
          <table:table-cell table:style-name="ce12" table:formula="of:=([.G706]+[.I706])/2" office:value-type="float" office:value="0.00120002277635254" calcext:value-type="float">
            <text:p>0,001</text:p>
          </table:table-cell>
          <table:table-cell table:style-name="ce12" table:formula="of:=([.H706]+[.J706])/2" office:value-type="float" office:value="0.00131270049446196" calcext:value-type="float">
            <text:p>0,001</text:p>
          </table:table-cell>
          <table:table-cell table:style-name="ce12" table:formula="of:=([.I706]+[.K706])/2" office:value-type="float" office:value="0.00138957116503726" calcext:value-type="float">
            <text:p>0,001</text:p>
          </table:table-cell>
          <table:table-cell table:style-name="ce12" table:formula="of:=([.J706]+[.L706])/2" office:value-type="float" office:value="0.00142853795657202" calcext:value-type="float">
            <text:p>0,001</text:p>
          </table:table-cell>
          <table:table-cell table:style-name="ce12" table:formula="of:=[.K707]" office:value-type="float" office:value="0.0014285379565720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3" calcext:value-type="float">
            <text:p>3,5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7]+[.D707])/2" office:value-type="float" office:value="0.000232717606732104" calcext:value-type="float">
            <text:p>0,000</text:p>
          </table:table-cell>
          <table:table-cell table:style-name="ce12" table:formula="of:=([.C707]+[.E707])/2" office:value-type="float" office:value="0.00045908728380208" calcext:value-type="float">
            <text:p>0,000</text:p>
          </table:table-cell>
          <table:table-cell table:style-name="ce12" table:formula="of:=([.D707]+[.F707])/2" office:value-type="float" office:value="0.000672934256521168" calcext:value-type="float">
            <text:p>0,001</text:p>
          </table:table-cell>
          <table:table-cell table:style-name="ce12" table:formula="of:=([.E707]+[.G707])/2" office:value-type="float" office:value="0.000868425336931039" calcext:value-type="float">
            <text:p>0,001</text:p>
          </table:table-cell>
          <table:table-cell table:style-name="ce12" table:formula="of:=([.F707]+[.H707])/2" office:value-type="float" office:value="0.00104022803796533" calcext:value-type="float">
            <text:p>0,001</text:p>
          </table:table-cell>
          <table:table-cell table:style-name="ce12" table:formula="of:=([.G707]+[.I707])/2" office:value-type="float" office:value="0.00118365602979604" calcext:value-type="float">
            <text:p>0,001</text:p>
          </table:table-cell>
          <table:table-cell table:style-name="ce12" table:formula="of:=([.H707]+[.J707])/2" office:value-type="float" office:value="0.0012947969706949" calcext:value-type="float">
            <text:p>0,001</text:p>
          </table:table-cell>
          <table:table-cell table:style-name="ce12" table:formula="of:=([.I707]+[.K707])/2" office:value-type="float" office:value="0.00137061922551699" calcext:value-type="float">
            <text:p>0,001</text:p>
          </table:table-cell>
          <table:table-cell table:style-name="ce12" table:formula="of:=([.J707]+[.L707])/2" office:value-type="float" office:value="0.00140905456080464" calcext:value-type="float">
            <text:p>0,001</text:p>
          </table:table-cell>
          <table:table-cell table:style-name="ce12" table:formula="of:=[.K708]" office:value-type="float" office:value="0.00140905456080464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35" calcext:value-type="float">
            <text:p>3,5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8]+[.D708])/2" office:value-type="float" office:value="0.00022954364190104" calcext:value-type="float">
            <text:p>0,000</text:p>
          </table:table-cell>
          <table:table-cell table:style-name="ce12" table:formula="of:=([.C708]+[.E708])/2" office:value-type="float" office:value="0.000452825931626636" calcext:value-type="float">
            <text:p>0,000</text:p>
          </table:table-cell>
          <table:table-cell table:style-name="ce12" table:formula="of:=([.D708]+[.F708])/2" office:value-type="float" office:value="0.00066375631036656" calcext:value-type="float">
            <text:p>0,001</text:p>
          </table:table-cell>
          <table:table-cell table:style-name="ce12" table:formula="of:=([.E708]+[.G708])/2" office:value-type="float" office:value="0.00085658114724325" calcext:value-type="float">
            <text:p>0,001</text:p>
          </table:table-cell>
          <table:table-cell table:style-name="ce12" table:formula="of:=([.F708]+[.H708])/2" office:value-type="float" office:value="0.00102604068336354" calcext:value-type="float">
            <text:p>0,001</text:p>
          </table:table-cell>
          <table:table-cell table:style-name="ce12" table:formula="of:=([.G708]+[.I708])/2" office:value-type="float" office:value="0.00116751250433012" calcext:value-type="float">
            <text:p>0,001</text:p>
          </table:table-cell>
          <table:table-cell table:style-name="ce12" table:formula="of:=([.H708]+[.J708])/2" office:value-type="float" office:value="0.00127713762765652" calcext:value-type="float">
            <text:p>0,001</text:p>
          </table:table-cell>
          <table:table-cell table:style-name="ce12" table:formula="of:=([.I708]+[.K708])/2" office:value-type="float" office:value="0.00135192576574977" calcext:value-type="float">
            <text:p>0,001</text:p>
          </table:table-cell>
          <table:table-cell table:style-name="ce12" table:formula="of:=([.J708]+[.L708])/2" office:value-type="float" office:value="0.00138983689316082" calcext:value-type="float">
            <text:p>0,001</text:p>
          </table:table-cell>
          <table:table-cell table:style-name="ce12" table:formula="of:=[.K709]" office:value-type="float" office:value="0.0013898368931608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4" calcext:value-type="float">
            <text:p>3,5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09]+[.D709])/2" office:value-type="float" office:value="0.000226412965813318" calcext:value-type="float">
            <text:p>0,000</text:p>
          </table:table-cell>
          <table:table-cell table:style-name="ce12" table:formula="of:=([.C709]+[.E709])/2" office:value-type="float" office:value="0.0004466499761338" calcext:value-type="float">
            <text:p>0,000</text:p>
          </table:table-cell>
          <table:table-cell table:style-name="ce12" table:formula="of:=([.D709]+[.F709])/2" office:value-type="float" office:value="0.000654703539434943" calcext:value-type="float">
            <text:p>0,001</text:p>
          </table:table-cell>
          <table:table-cell table:style-name="ce12" table:formula="of:=([.E709]+[.G709])/2" office:value-type="float" office:value="0.00084489849686505" calcext:value-type="float">
            <text:p>0,001</text:p>
          </table:table-cell>
          <table:table-cell table:style-name="ce12" table:formula="of:=([.F709]+[.H709])/2" office:value-type="float" office:value="0.00101204682578668" calcext:value-type="float">
            <text:p>0,001</text:p>
          </table:table-cell>
          <table:table-cell table:style-name="ce12" table:formula="of:=([.G709]+[.I709])/2" office:value-type="float" office:value="0.00115158915551003" calcext:value-type="float">
            <text:p>0,001</text:p>
          </table:table-cell>
          <table:table-cell table:style-name="ce12" table:formula="of:=([.H709]+[.J709])/2" office:value-type="float" office:value="0.00125971913503994" calcext:value-type="float">
            <text:p>0,001</text:p>
          </table:table-cell>
          <table:table-cell table:style-name="ce12" table:formula="of:=([.I709]+[.K709])/2" office:value-type="float" office:value="0.00133348726040867" calcext:value-type="float">
            <text:p>0,001</text:p>
          </table:table-cell>
          <table:table-cell table:style-name="ce12" table:formula="of:=([.J709]+[.L709])/2" office:value-type="float" office:value="0.00137088132945529" calcext:value-type="float">
            <text:p>0,001</text:p>
          </table:table-cell>
          <table:table-cell table:style-name="ce12" table:formula="of:=[.K710]" office:value-type="float" office:value="0.0013708813294552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45" calcext:value-type="float">
            <text:p>3,5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0]+[.D710])/2" office:value-type="float" office:value="0.0002233249880669" calcext:value-type="float">
            <text:p>0,000</text:p>
          </table:table-cell>
          <table:table-cell table:style-name="ce12" table:formula="of:=([.C710]+[.E710])/2" office:value-type="float" office:value="0.00044055825262413" calcext:value-type="float">
            <text:p>0,000</text:p>
          </table:table-cell>
          <table:table-cell table:style-name="ce12" table:formula="of:=([.D710]+[.F710])/2" office:value-type="float" office:value="0.000645774236499425" calcext:value-type="float">
            <text:p>0,001</text:p>
          </table:table-cell>
          <table:table-cell table:style-name="ce12" table:formula="of:=([.E710]+[.G710])/2" office:value-type="float" office:value="0.000833375182610813" calcext:value-type="float">
            <text:p>0,001</text:p>
          </table:table-cell>
          <table:table-cell table:style-name="ce12" table:formula="of:=([.F710]+[.H710])/2" office:value-type="float" office:value="0.000998243826187539" calcext:value-type="float">
            <text:p>0,001</text:p>
          </table:table-cell>
          <table:table-cell table:style-name="ce12" table:formula="of:=([.G710]+[.I710])/2" office:value-type="float" office:value="0.00113588298041331" calcext:value-type="float">
            <text:p>0,001</text:p>
          </table:table-cell>
          <table:table-cell table:style-name="ce12" table:formula="of:=([.H710]+[.J710])/2" office:value-type="float" office:value="0.00124253820795935" calcext:value-type="float">
            <text:p>0,001</text:p>
          </table:table-cell>
          <table:table-cell table:style-name="ce12" table:formula="of:=([.I710]+[.K710])/2" office:value-type="float" office:value="0.00131530023224762" calcext:value-type="float">
            <text:p>0,001</text:p>
          </table:table-cell>
          <table:table-cell table:style-name="ce12" table:formula="of:=([.J710]+[.L710])/2" office:value-type="float" office:value="0.00135218429493198" calcext:value-type="float">
            <text:p>0,001</text:p>
          </table:table-cell>
          <table:table-cell table:style-name="ce12" table:formula="of:=[.K711]" office:value-type="float" office:value="0.0013521842949319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5" calcext:value-type="float">
            <text:p>3,5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1]+[.D711])/2" office:value-type="float" office:value="0.000220279126312065" calcext:value-type="float">
            <text:p>0,000</text:p>
          </table:table-cell>
          <table:table-cell table:style-name="ce12" table:formula="of:=([.C711]+[.E711])/2" office:value-type="float" office:value="0.000434549612283162" calcext:value-type="float">
            <text:p>0,000</text:p>
          </table:table-cell>
          <table:table-cell table:style-name="ce12" table:formula="of:=([.D711]+[.F711])/2" office:value-type="float" office:value="0.000636966717617472" calcext:value-type="float">
            <text:p>0,001</text:p>
          </table:table-cell>
          <table:table-cell table:style-name="ce12" table:formula="of:=([.E711]+[.G711])/2" office:value-type="float" office:value="0.000822009031343482" calcext:value-type="float">
            <text:p>0,001</text:p>
          </table:table-cell>
          <table:table-cell table:style-name="ce12" table:formula="of:=([.F711]+[.H711])/2" office:value-type="float" office:value="0.000984629081512063" calcext:value-type="float">
            <text:p>0,001</text:p>
          </table:table-cell>
          <table:table-cell table:style-name="ce12" table:formula="of:=([.G711]+[.I711])/2" office:value-type="float" office:value="0.00112039101707344" calcext:value-type="float">
            <text:p>0,001</text:p>
          </table:table-cell>
          <table:table-cell table:style-name="ce12" table:formula="of:=([.H711]+[.J711])/2" office:value-type="float" office:value="0.00122559160633047" calcext:value-type="float">
            <text:p>0,001</text:p>
          </table:table-cell>
          <table:table-cell table:style-name="ce12" table:formula="of:=([.I711]+[.K711])/2" office:value-type="float" office:value="0.00129736125144566" calcext:value-type="float">
            <text:p>0,001</text:p>
          </table:table-cell>
          <table:table-cell table:style-name="ce12" table:formula="of:=([.J711]+[.L711])/2" office:value-type="float" office:value="0.0013337422635898" calcext:value-type="float">
            <text:p>0,001</text:p>
          </table:table-cell>
          <table:table-cell table:style-name="ce12" table:formula="of:=[.K712]" office:value-type="float" office:value="0.001333742263589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55" calcext:value-type="float">
            <text:p>3,5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2]+[.D712])/2" office:value-type="float" office:value="0.000217274806141581" calcext:value-type="float">
            <text:p>0,000</text:p>
          </table:table-cell>
          <table:table-cell table:style-name="ce12" table:formula="of:=([.C712]+[.E712])/2" office:value-type="float" office:value="0.000428622921964768" calcext:value-type="float">
            <text:p>0,000</text:p>
          </table:table-cell>
          <table:table-cell table:style-name="ce12" table:formula="of:=([.D712]+[.F712])/2" office:value-type="float" office:value="0.000628279321813322" calcext:value-type="float">
            <text:p>0,001</text:p>
          </table:table-cell>
          <table:table-cell table:style-name="ce12" table:formula="of:=([.E712]+[.G712])/2" office:value-type="float" office:value="0.000810797899564767" calcext:value-type="float">
            <text:p>0,001</text:p>
          </table:table-cell>
          <table:table-cell table:style-name="ce12" table:formula="of:=([.F712]+[.H712])/2" office:value-type="float" office:value="0.000971200024208463" calcext:value-type="float">
            <text:p>0,001</text:p>
          </table:table-cell>
          <table:table-cell table:style-name="ce12" table:formula="of:=([.G712]+[.I712])/2" office:value-type="float" office:value="0.00110511034392126" calcext:value-type="float">
            <text:p>0,001</text:p>
          </table:table-cell>
          <table:table-cell table:style-name="ce12" table:formula="of:=([.H712]+[.J712])/2" office:value-type="float" office:value="0.00120887613425955" calcext:value-type="float">
            <text:p>0,001</text:p>
          </table:table-cell>
          <table:table-cell table:style-name="ce12" table:formula="of:=([.I712]+[.K712])/2" office:value-type="float" office:value="0.00127966693496013" calcext:value-type="float">
            <text:p>0,001</text:p>
          </table:table-cell>
          <table:table-cell table:style-name="ce12" table:formula="of:=([.J712]+[.L712])/2" office:value-type="float" office:value="0.00131555175751773" calcext:value-type="float">
            <text:p>0,001</text:p>
          </table:table-cell>
          <table:table-cell table:style-name="ce12" table:formula="of:=[.K713]" office:value-type="float" office:value="0.0013155517575177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6" calcext:value-type="float">
            <text:p>3,5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3]+[.D713])/2" office:value-type="float" office:value="0.000214311460982384" calcext:value-type="float">
            <text:p>0,000</text:p>
          </table:table-cell>
          <table:table-cell table:style-name="ce12" table:formula="of:=([.C713]+[.E713])/2" office:value-type="float" office:value="0.000422777063977452" calcext:value-type="float">
            <text:p>0,000</text:p>
          </table:table-cell>
          <table:table-cell table:style-name="ce12" table:formula="of:=([.D713]+[.F713])/2" office:value-type="float" office:value="0.000619710410764768" calcext:value-type="float">
            <text:p>0,001</text:p>
          </table:table-cell>
          <table:table-cell table:style-name="ce12" table:formula="of:=([.E713]+[.G713])/2" office:value-type="float" office:value="0.000799739673010892" calcext:value-type="float">
            <text:p>0,001</text:p>
          </table:table-cell>
          <table:table-cell table:style-name="ce12" table:formula="of:=([.F713]+[.H713])/2" office:value-type="float" office:value="0.000957954121743016" calcext:value-type="float">
            <text:p>0,001</text:p>
          </table:table-cell>
          <table:table-cell table:style-name="ce12" table:formula="of:=([.G713]+[.I713])/2" office:value-type="float" office:value="0.00109003807923401" calcext:value-type="float">
            <text:p>0,001</text:p>
          </table:table-cell>
          <table:table-cell table:style-name="ce12" table:formula="of:=([.H713]+[.J713])/2" office:value-type="float" office:value="0.0011923886394407" calcext:value-type="float">
            <text:p>0,001</text:p>
          </table:table-cell>
          <table:table-cell table:style-name="ce12" table:formula="of:=([.I713]+[.K713])/2" office:value-type="float" office:value="0.00126221394588864" calcext:value-type="float">
            <text:p>0,001</text:p>
          </table:table-cell>
          <table:table-cell table:style-name="ce12" table:formula="of:=([.J713]+[.L713])/2" office:value-type="float" office:value="0.00129760934623893" calcext:value-type="float">
            <text:p>0,001</text:p>
          </table:table-cell>
          <table:table-cell table:style-name="ce12" table:formula="of:=[.K714]" office:value-type="float" office:value="0.0012976093462389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65" calcext:value-type="float">
            <text:p>3,5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4]+[.D714])/2" office:value-type="float" office:value="0.000211388531988726" calcext:value-type="float">
            <text:p>0,000</text:p>
          </table:table-cell>
          <table:table-cell table:style-name="ce12" table:formula="of:=([.C714]+[.E714])/2" office:value-type="float" office:value="0.000417010935873576" calcext:value-type="float">
            <text:p>0,000</text:p>
          </table:table-cell>
          <table:table-cell table:style-name="ce12" table:formula="of:=([.D714]+[.F714])/2" office:value-type="float" office:value="0.000611258368494172" calcext:value-type="float">
            <text:p>0,001</text:p>
          </table:table-cell>
          <table:table-cell table:style-name="ce12" table:formula="of:=([.E714]+[.G714])/2" office:value-type="float" office:value="0.000788832266253892" calcext:value-type="float">
            <text:p>0,001</text:p>
          </table:table-cell>
          <table:table-cell table:style-name="ce12" table:formula="of:=([.F714]+[.H714])/2" office:value-type="float" office:value="0.00094488887612245" calcext:value-type="float">
            <text:p>0,001</text:p>
          </table:table-cell>
          <table:table-cell table:style-name="ce12" table:formula="of:=([.G714]+[.I714])/2" office:value-type="float" office:value="0.00107517138059186" calcext:value-type="float">
            <text:p>0,001</text:p>
          </table:table-cell>
          <table:table-cell table:style-name="ce12" table:formula="of:=([.H714]+[.J714])/2" office:value-type="float" office:value="0.00117612601256132" calcext:value-type="float">
            <text:p>0,001</text:p>
          </table:table-cell>
          <table:table-cell table:style-name="ce12" table:formula="of:=([.I714]+[.K714])/2" office:value-type="float" office:value="0.00124499899283981" calcext:value-type="float">
            <text:p>0,001</text:p>
          </table:table-cell>
          <table:table-cell table:style-name="ce12" table:formula="of:=([.J714]+[.L714])/2" office:value-type="float" office:value="0.00127991164606379" calcext:value-type="float">
            <text:p>0,001</text:p>
          </table:table-cell>
          <table:table-cell table:style-name="ce12" table:formula="of:=[.K715]" office:value-type="float" office:value="0.0012799116460637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7" calcext:value-type="float">
            <text:p>3,5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5]+[.D715])/2" office:value-type="float" office:value="0.000208505467936788" calcext:value-type="float">
            <text:p>0,000</text:p>
          </table:table-cell>
          <table:table-cell table:style-name="ce12" table:formula="of:=([.C715]+[.E715])/2" office:value-type="float" office:value="0.000411323450241449" calcext:value-type="float">
            <text:p>0,000</text:p>
          </table:table-cell>
          <table:table-cell table:style-name="ce12" table:formula="of:=([.D715]+[.F715])/2" office:value-type="float" office:value="0.000602921601063734" calcext:value-type="float">
            <text:p>0,001</text:p>
          </table:table-cell>
          <table:table-cell table:style-name="ce12" table:formula="of:=([.E715]+[.G715])/2" office:value-type="float" office:value="0.000778073622308311" calcext:value-type="float">
            <text:p>0,001</text:p>
          </table:table-cell>
          <table:table-cell table:style-name="ce12" table:formula="of:=([.F715]+[.H715])/2" office:value-type="float" office:value="0.000932001823422874" calcext:value-type="float">
            <text:p>0,001</text:p>
          </table:table-cell>
          <table:table-cell table:style-name="ce12" table:formula="of:=([.G715]+[.I715])/2" office:value-type="float" office:value="0.00106050744434189" calcext:value-type="float">
            <text:p>0,001</text:p>
          </table:table-cell>
          <table:table-cell table:style-name="ce12" table:formula="of:=([.H715]+[.J715])/2" office:value-type="float" office:value="0.00116008518671584" calcext:value-type="float">
            <text:p>0,001</text:p>
          </table:table-cell>
          <table:table-cell table:style-name="ce12" table:formula="of:=([.I715]+[.K715])/2" office:value-type="float" office:value="0.00122801882931256" calcext:value-type="float">
            <text:p>0,001</text:p>
          </table:table-cell>
          <table:table-cell table:style-name="ce12" table:formula="of:=([.J715]+[.L715])/2" office:value-type="float" office:value="0.0012624553194518" calcext:value-type="float">
            <text:p>0,001</text:p>
          </table:table-cell>
          <table:table-cell table:style-name="ce12" table:formula="of:=[.K716]" office:value-type="float" office:value="0.001262455319451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75" calcext:value-type="float">
            <text:p>3,5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6]+[.D716])/2" office:value-type="float" office:value="0.000205661725120724" calcext:value-type="float">
            <text:p>0,000</text:p>
          </table:table-cell>
          <table:table-cell table:style-name="ce12" table:formula="of:=([.C716]+[.E716])/2" office:value-type="float" office:value="0.000405713534500261" calcext:value-type="float">
            <text:p>0,000</text:p>
          </table:table-cell>
          <table:table-cell table:style-name="ce12" table:formula="of:=([.D716]+[.F716])/2" office:value-type="float" office:value="0.00059469853627488" calcext:value-type="float">
            <text:p>0,001</text:p>
          </table:table-cell>
          <table:table-cell table:style-name="ce12" table:formula="of:=([.E716]+[.G716])/2" office:value-type="float" office:value="0.000767461712243304" calcext:value-type="float">
            <text:p>0,001</text:p>
          </table:table-cell>
          <table:table-cell table:style-name="ce12" table:formula="of:=([.F716]+[.H716])/2" office:value-type="float" office:value="0.000919290533325099" calcext:value-type="float">
            <text:p>0,001</text:p>
          </table:table-cell>
          <table:table-cell table:style-name="ce12" table:formula="of:=([.G716]+[.I716])/2" office:value-type="float" office:value="0.00104604350506935" calcext:value-type="float">
            <text:p>0,001</text:p>
          </table:table-cell>
          <table:table-cell table:style-name="ce12" table:formula="of:=([.H716]+[.J716])/2" office:value-type="float" office:value="0.00114426313682722" calcext:value-type="float">
            <text:p>0,001</text:p>
          </table:table-cell>
          <table:table-cell table:style-name="ce12" table:formula="of:=([.I716]+[.K716])/2" office:value-type="float" office:value="0.00121127025308382" calcext:value-type="float">
            <text:p>0,001</text:p>
          </table:table-cell>
          <table:table-cell table:style-name="ce12" table:formula="of:=([.J716]+[.L716])/2" office:value-type="float" office:value="0.00124523707438218" calcext:value-type="float">
            <text:p>0,001</text:p>
          </table:table-cell>
          <table:table-cell table:style-name="ce12" table:formula="of:=[.K717]" office:value-type="float" office:value="0.0012452370743821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8" calcext:value-type="float">
            <text:p>3,5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7]+[.D717])/2" office:value-type="float" office:value="0.00020285676725013" calcext:value-type="float">
            <text:p>0,000</text:p>
          </table:table-cell>
          <table:table-cell table:style-name="ce12" table:formula="of:=([.C717]+[.E717])/2" office:value-type="float" office:value="0.000400180130697802" calcext:value-type="float">
            <text:p>0,000</text:p>
          </table:table-cell>
          <table:table-cell table:style-name="ce12" table:formula="of:=([.D717]+[.F717])/2" office:value-type="float" office:value="0.000586587623371783" calcext:value-type="float">
            <text:p>0,001</text:p>
          </table:table-cell>
          <table:table-cell table:style-name="ce12" table:formula="of:=([.E717]+[.G717])/2" office:value-type="float" office:value="0.00075699453479999" calcext:value-type="float">
            <text:p>0,001</text:p>
          </table:table-cell>
          <table:table-cell table:style-name="ce12" table:formula="of:=([.F717]+[.H717])/2" office:value-type="float" office:value="0.000906752608656329" calcext:value-type="float">
            <text:p>0,001</text:p>
          </table:table-cell>
          <table:table-cell table:style-name="ce12" table:formula="of:=([.G717]+[.I717])/2" office:value-type="float" office:value="0.00103177683507616" calcext:value-type="float">
            <text:p>0,001</text:p>
          </table:table-cell>
          <table:table-cell table:style-name="ce12" table:formula="of:=([.H717]+[.J717])/2" office:value-type="float" office:value="0.00112865687907659" calcext:value-type="float">
            <text:p>0,001</text:p>
          </table:table-cell>
          <table:table-cell table:style-name="ce12" table:formula="of:=([.I717]+[.K717])/2" office:value-type="float" office:value="0.0011947501056047" calcext:value-type="float">
            <text:p>0,001</text:p>
          </table:table-cell>
          <table:table-cell table:style-name="ce12" table:formula="of:=([.J717]+[.L717])/2" office:value-type="float" office:value="0.001228253663733" calcext:value-type="float">
            <text:p>0,001</text:p>
          </table:table-cell>
          <table:table-cell table:style-name="ce12" table:formula="of:=[.K718]" office:value-type="float" office:value="0.00122825366373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85" calcext:value-type="float">
            <text:p>3,5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8]+[.D718])/2" office:value-type="float" office:value="0.000200090065348901" calcext:value-type="float">
            <text:p>0,000</text:p>
          </table:table-cell>
          <table:table-cell table:style-name="ce12" table:formula="of:=([.C718]+[.E718])/2" office:value-type="float" office:value="0.000394722195310957" calcext:value-type="float">
            <text:p>0,000</text:p>
          </table:table-cell>
          <table:table-cell table:style-name="ce12" table:formula="of:=([.D718]+[.F718])/2" office:value-type="float" office:value="0.000578587332748896" calcext:value-type="float">
            <text:p>0,001</text:p>
          </table:table-cell>
          <table:table-cell table:style-name="ce12" table:formula="of:=([.E718]+[.G718])/2" office:value-type="float" office:value="0.000746670116014056" calcext:value-type="float">
            <text:p>0,001</text:p>
          </table:table-cell>
          <table:table-cell table:style-name="ce12" table:formula="of:=([.F718]+[.H718])/2" office:value-type="float" office:value="0.000894385684938075" calcext:value-type="float">
            <text:p>0,001</text:p>
          </table:table-cell>
          <table:table-cell table:style-name="ce12" table:formula="of:=([.G718]+[.I718])/2" office:value-type="float" office:value="0.00101770474386646" calcext:value-type="float">
            <text:p>0,001</text:p>
          </table:table-cell>
          <table:table-cell table:style-name="ce12" table:formula="of:=([.H718]+[.J718])/2" office:value-type="float" office:value="0.00111326347034043" calcext:value-type="float">
            <text:p>0,001</text:p>
          </table:table-cell>
          <table:table-cell table:style-name="ce12" table:formula="of:=([.I718]+[.K718])/2" office:value-type="float" office:value="0.00117845527140479" calcext:value-type="float">
            <text:p>0,001</text:p>
          </table:table-cell>
          <table:table-cell table:style-name="ce12" table:formula="of:=([.J718]+[.L718])/2" office:value-type="float" office:value="0.00121150188466885" calcext:value-type="float">
            <text:p>0,001</text:p>
          </table:table-cell>
          <table:table-cell table:style-name="ce12" table:formula="of:=[.K719]" office:value-type="float" office:value="0.0012115018846688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9" calcext:value-type="float">
            <text:p>3,5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19]+[.D719])/2" office:value-type="float" office:value="0.000197361097655478" calcext:value-type="float">
            <text:p>0,000</text:p>
          </table:table-cell>
          <table:table-cell table:style-name="ce12" table:formula="of:=([.C719]+[.E719])/2" office:value-type="float" office:value="0.000389338699048899" calcext:value-type="float">
            <text:p>0,000</text:p>
          </table:table-cell>
          <table:table-cell table:style-name="ce12" table:formula="of:=([.D719]+[.F719])/2" office:value-type="float" office:value="0.000570696155662506" calcext:value-type="float">
            <text:p>0,001</text:p>
          </table:table-cell>
          <table:table-cell table:style-name="ce12" table:formula="of:=([.E719]+[.G719])/2" office:value-type="float" office:value="0.000736486508843486" calcext:value-type="float">
            <text:p>0,001</text:p>
          </table:table-cell>
          <table:table-cell table:style-name="ce12" table:formula="of:=([.F719]+[.H719])/2" office:value-type="float" office:value="0.000882187429940257" calcext:value-type="float">
            <text:p>0,001</text:p>
          </table:table-cell>
          <table:table-cell table:style-name="ce12" table:formula="of:=([.G719]+[.I719])/2" office:value-type="float" office:value="0.00100382457763925" calcext:value-type="float">
            <text:p>0,001</text:p>
          </table:table-cell>
          <table:table-cell table:style-name="ce12" table:formula="of:=([.H719]+[.J719])/2" office:value-type="float" office:value="0.00109808000763563" calcext:value-type="float">
            <text:p>0,001</text:p>
          </table:table-cell>
          <table:table-cell table:style-name="ce12" table:formula="of:=([.I719]+[.K719])/2" office:value-type="float" office:value="0.00116238267750464" calcext:value-type="float">
            <text:p>0,001</text:p>
          </table:table-cell>
          <table:table-cell table:style-name="ce12" table:formula="of:=([.J719]+[.L719])/2" office:value-type="float" office:value="0.00119497857803682" calcext:value-type="float">
            <text:p>0,001</text:p>
          </table:table-cell>
          <table:table-cell table:style-name="ce12" table:formula="of:=[.K720]" office:value-type="float" office:value="0.0011949785780368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595" calcext:value-type="float">
            <text:p>3,5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0]+[.D720])/2" office:value-type="float" office:value="0.000194669349524449" calcext:value-type="float">
            <text:p>0,000</text:p>
          </table:table-cell>
          <table:table-cell table:style-name="ce12" table:formula="of:=([.C720]+[.E720])/2" office:value-type="float" office:value="0.000384028626658992" calcext:value-type="float">
            <text:p>0,000</text:p>
          </table:table-cell>
          <table:table-cell table:style-name="ce12" table:formula="of:=([.D720]+[.F720])/2" office:value-type="float" office:value="0.000562912603946192" calcext:value-type="float">
            <text:p>0,001</text:p>
          </table:table-cell>
          <table:table-cell table:style-name="ce12" table:formula="of:=([.E720]+[.G720])/2" office:value-type="float" office:value="0.000726441792801382" calcext:value-type="float">
            <text:p>0,001</text:p>
          </table:table-cell>
          <table:table-cell table:style-name="ce12" table:formula="of:=([.F720]+[.H720])/2" office:value-type="float" office:value="0.000870155543241369" calcext:value-type="float">
            <text:p>0,001</text:p>
          </table:table-cell>
          <table:table-cell table:style-name="ce12" table:formula="of:=([.G720]+[.I720])/2" office:value-type="float" office:value="0.000990133718787941" calcext:value-type="float">
            <text:p>0,001</text:p>
          </table:table-cell>
          <table:table-cell table:style-name="ce12" table:formula="of:=([.H720]+[.J720])/2" office:value-type="float" office:value="0.00108310362757195" calcext:value-type="float">
            <text:p>0,001</text:p>
          </table:table-cell>
          <table:table-cell table:style-name="ce12" table:formula="of:=([.I720]+[.K720])/2" office:value-type="float" office:value="0.00114652929283622" calcext:value-type="float">
            <text:p>0,001</text:p>
          </table:table-cell>
          <table:table-cell table:style-name="ce12" table:formula="of:=([.J720]+[.L720])/2" office:value-type="float" office:value="0.00117868062777073" calcext:value-type="float">
            <text:p>0,001</text:p>
          </table:table-cell>
          <table:table-cell table:style-name="ce12" table:formula="of:=[.K721]" office:value-type="float" office:value="0.0011786806277707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" calcext:value-type="float">
            <text:p>3,6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1]+[.D721])/2" office:value-type="float" office:value="0.000192014313329496" calcext:value-type="float">
            <text:p>0,000</text:p>
          </table:table-cell>
          <table:table-cell table:style-name="ce12" table:formula="of:=([.C721]+[.E721])/2" office:value-type="float" office:value="0.000378790976735321" calcext:value-type="float">
            <text:p>0,000</text:p>
          </table:table-cell>
          <table:table-cell table:style-name="ce12" table:formula="of:=([.D721]+[.F721])/2" office:value-type="float" office:value="0.000555235209730187" calcext:value-type="float">
            <text:p>0,001</text:p>
          </table:table-cell>
          <table:table-cell table:style-name="ce12" table:formula="of:=([.E721]+[.G721])/2" office:value-type="float" office:value="0.000716534073593781" calcext:value-type="float">
            <text:p>0,001</text:p>
          </table:table-cell>
          <table:table-cell table:style-name="ce12" table:formula="of:=([.F721]+[.H721])/2" office:value-type="float" office:value="0.000858287755794661" calcext:value-type="float">
            <text:p>0,001</text:p>
          </table:table-cell>
          <table:table-cell table:style-name="ce12" table:formula="of:=([.G721]+[.I721])/2" office:value-type="float" office:value="0.000976629585406658" calcext:value-type="float">
            <text:p>0,001</text:p>
          </table:table-cell>
          <table:table-cell table:style-name="ce12" table:formula="of:=([.H721]+[.J721])/2" office:value-type="float" office:value="0.00106833150581208" calcext:value-type="float">
            <text:p>0,001</text:p>
          </table:table-cell>
          <table:table-cell table:style-name="ce12" table:formula="of:=([.I721]+[.K721])/2" office:value-type="float" office:value="0.00113089212767134" calcext:value-type="float">
            <text:p>0,001</text:p>
          </table:table-cell>
          <table:table-cell table:style-name="ce12" table:formula="of:=([.J721]+[.L721])/2" office:value-type="float" office:value="0.00116260496030348" calcext:value-type="float">
            <text:p>0,001</text:p>
          </table:table-cell>
          <table:table-cell table:style-name="ce12" table:formula="of:=[.K722]" office:value-type="float" office:value="0.0011626049603034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05" calcext:value-type="float">
            <text:p>3,6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2]+[.D722])/2" office:value-type="float" office:value="0.00018939548836766" calcext:value-type="float">
            <text:p>0,000</text:p>
          </table:table-cell>
          <table:table-cell table:style-name="ce12" table:formula="of:=([.C722]+[.E722])/2" office:value-type="float" office:value="0.000373624761529842" calcext:value-type="float">
            <text:p>0,000</text:p>
          </table:table-cell>
          <table:table-cell table:style-name="ce12" table:formula="of:=([.D722]+[.F722])/2" office:value-type="float" office:value="0.000547662525164551" calcext:value-type="float">
            <text:p>0,001</text:p>
          </table:table-cell>
          <table:table-cell table:style-name="ce12" table:formula="of:=([.E722]+[.G722])/2" office:value-type="float" office:value="0.000706761482762424" calcext:value-type="float">
            <text:p>0,001</text:p>
          </table:table-cell>
          <table:table-cell table:style-name="ce12" table:formula="of:=([.F722]+[.H722])/2" office:value-type="float" office:value="0.000846581829500219" calcext:value-type="float">
            <text:p>0,001</text:p>
          </table:table-cell>
          <table:table-cell table:style-name="ce12" table:formula="of:=([.G722]+[.I722])/2" office:value-type="float" office:value="0.000963309630803372" calcext:value-type="float">
            <text:p>0,001</text:p>
          </table:table-cell>
          <table:table-cell table:style-name="ce12" table:formula="of:=([.H722]+[.J722])/2" office:value-type="float" office:value="0.001053760856539" calcext:value-type="float">
            <text:p>0,001</text:p>
          </table:table-cell>
          <table:table-cell table:style-name="ce12" table:formula="of:=([.I722]+[.K722])/2" office:value-type="float" office:value="0.00111546823305778" calcext:value-type="float">
            <text:p>0,001</text:p>
          </table:table-cell>
          <table:table-cell table:style-name="ce12" table:formula="of:=([.J722]+[.L722])/2" office:value-type="float" office:value="0.00114674854398741" calcext:value-type="float">
            <text:p>0,001</text:p>
          </table:table-cell>
          <table:table-cell table:style-name="ce12" table:formula="of:=[.K723]" office:value-type="float" office:value="0.0011467485439874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1" calcext:value-type="float">
            <text:p>3,6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3]+[.D723])/2" office:value-type="float" office:value="0.000186812380764921" calcext:value-type="float">
            <text:p>0,000</text:p>
          </table:table-cell>
          <table:table-cell table:style-name="ce12" table:formula="of:=([.C723]+[.E723])/2" office:value-type="float" office:value="0.000368529006766105" calcext:value-type="float">
            <text:p>0,000</text:p>
          </table:table-cell>
          <table:table-cell table:style-name="ce12" table:formula="of:=([.D723]+[.F723])/2" office:value-type="float" office:value="0.000540193122146133" calcext:value-type="float">
            <text:p>0,001</text:p>
          </table:table-cell>
          <table:table-cell table:style-name="ce12" table:formula="of:=([.E723]+[.G723])/2" office:value-type="float" office:value="0.000697122177332385" calcext:value-type="float">
            <text:p>0,001</text:p>
          </table:table-cell>
          <table:table-cell table:style-name="ce12" table:formula="of:=([.F723]+[.H723])/2" office:value-type="float" office:value="0.000835035556782898" calcext:value-type="float">
            <text:p>0,001</text:p>
          </table:table-cell>
          <table:table-cell table:style-name="ce12" table:formula="of:=([.G723]+[.I723])/2" office:value-type="float" office:value="0.000950171343019608" calcext:value-type="float">
            <text:p>0,001</text:p>
          </table:table-cell>
          <table:table-cell table:style-name="ce12" table:formula="of:=([.H723]+[.J723])/2" office:value-type="float" office:value="0.00103938893193058" calcext:value-type="float">
            <text:p>0,001</text:p>
          </table:table-cell>
          <table:table-cell table:style-name="ce12" table:formula="of:=([.I723]+[.K723])/2" office:value-type="float" office:value="0.0011002547002632" calcext:value-type="float">
            <text:p>0,001</text:p>
          </table:table-cell>
          <table:table-cell table:style-name="ce12" table:formula="of:=([.J723]+[.L723])/2" office:value-type="float" office:value="0.00113110838852259" calcext:value-type="float">
            <text:p>0,001</text:p>
          </table:table-cell>
          <table:table-cell table:style-name="ce12" table:formula="of:=[.K724]" office:value-type="float" office:value="0.0011311083885225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15" calcext:value-type="float">
            <text:p>3,6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4]+[.D724])/2" office:value-type="float" office:value="0.000184264503383053" calcext:value-type="float">
            <text:p>0,000</text:p>
          </table:table-cell>
          <table:table-cell table:style-name="ce12" table:formula="of:=([.C724]+[.E724])/2" office:value-type="float" office:value="0.000363502751455527" calcext:value-type="float">
            <text:p>0,000</text:p>
          </table:table-cell>
          <table:table-cell table:style-name="ce12" table:formula="of:=([.D724]+[.F724])/2" office:value-type="float" office:value="0.000532825592049245" calcext:value-type="float">
            <text:p>0,001</text:p>
          </table:table-cell>
          <table:table-cell table:style-name="ce12" table:formula="of:=([.E724]+[.G724])/2" office:value-type="float" office:value="0.000687614339464515" calcext:value-type="float">
            <text:p>0,001</text:p>
          </table:table-cell>
          <table:table-cell table:style-name="ce12" table:formula="of:=([.F724]+[.H724])/2" office:value-type="float" office:value="0.000823646760175997" calcext:value-type="float">
            <text:p>0,001</text:p>
          </table:table-cell>
          <table:table-cell table:style-name="ce12" table:formula="of:=([.G724]+[.I724])/2" office:value-type="float" office:value="0.000937212244356737" calcext:value-type="float">
            <text:p>0,001</text:p>
          </table:table-cell>
          <table:table-cell table:style-name="ce12" table:formula="of:=([.H724]+[.J724])/2" office:value-type="float" office:value="0.00102521302164141" calcext:value-type="float">
            <text:p>0,001</text:p>
          </table:table-cell>
          <table:table-cell table:style-name="ce12" table:formula="of:=([.I724]+[.K724])/2" office:value-type="float" office:value="0.00108524866022658" calcext:value-type="float">
            <text:p>0,001</text:p>
          </table:table-cell>
          <table:table-cell table:style-name="ce12" table:formula="of:=([.J724]+[.L724])/2" office:value-type="float" office:value="0.0011156815443929" calcext:value-type="float">
            <text:p>0,001</text:p>
          </table:table-cell>
          <table:table-cell table:style-name="ce12" table:formula="of:=[.K725]" office:value-type="float" office:value="0.001115681544392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2" calcext:value-type="float">
            <text:p>3,6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5]+[.D725])/2" office:value-type="float" office:value="0.000181751375727763" calcext:value-type="float">
            <text:p>0,000</text:p>
          </table:table-cell>
          <table:table-cell table:style-name="ce12" table:formula="of:=([.C725]+[.E725])/2" office:value-type="float" office:value="0.000358545047716149" calcext:value-type="float">
            <text:p>0,000</text:p>
          </table:table-cell>
          <table:table-cell table:style-name="ce12" table:formula="of:=([.D725]+[.F725])/2" office:value-type="float" office:value="0.000525558545460021" calcext:value-type="float">
            <text:p>0,001</text:p>
          </table:table-cell>
          <table:table-cell table:style-name="ce12" table:formula="of:=([.E725]+[.G725])/2" office:value-type="float" office:value="0.000678236176112621" calcext:value-type="float">
            <text:p>0,001</text:p>
          </table:table-cell>
          <table:table-cell table:style-name="ce12" table:formula="of:=([.F725]+[.H725])/2" office:value-type="float" office:value="0.000812413291910626" calcext:value-type="float">
            <text:p>0,001</text:p>
          </table:table-cell>
          <table:table-cell table:style-name="ce12" table:formula="of:=([.G725]+[.I725])/2" office:value-type="float" office:value="0.000924429890908701" calcext:value-type="float">
            <text:p>0,001</text:p>
          </table:table-cell>
          <table:table-cell table:style-name="ce12" table:formula="of:=([.H725]+[.J725])/2" office:value-type="float" office:value="0.00101123045229166" calcext:value-type="float">
            <text:p>0,001</text:p>
          </table:table-cell>
          <table:table-cell table:style-name="ce12" table:formula="of:=([.I725]+[.K725])/2" office:value-type="float" office:value="0.00107044728301715" calcext:value-type="float">
            <text:p>0,001</text:p>
          </table:table-cell>
          <table:table-cell table:style-name="ce12" table:formula="of:=([.J725]+[.L725])/2" office:value-type="float" office:value="0.00110046510230974" calcext:value-type="float">
            <text:p>0,001</text:p>
          </table:table-cell>
          <table:table-cell table:style-name="ce12" table:formula="of:=[.K726]" office:value-type="float" office:value="0.00110046510230974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25" calcext:value-type="float">
            <text:p>3,6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6]+[.D726])/2" office:value-type="float" office:value="0.000179272523858074" calcext:value-type="float">
            <text:p>0,000</text:p>
          </table:table-cell>
          <table:table-cell table:style-name="ce12" table:formula="of:=([.C726]+[.E726])/2" office:value-type="float" office:value="0.000353654960593892" calcext:value-type="float">
            <text:p>0,000</text:p>
          </table:table-cell>
          <table:table-cell table:style-name="ce12" table:formula="of:=([.D726]+[.F726])/2" office:value-type="float" office:value="0.000518390611914385" calcext:value-type="float">
            <text:p>0,001</text:p>
          </table:table-cell>
          <table:table-cell table:style-name="ce12" table:formula="of:=([.E726]+[.G726])/2" office:value-type="float" office:value="0.000668985918685324" calcext:value-type="float">
            <text:p>0,001</text:p>
          </table:table-cell>
          <table:table-cell table:style-name="ce12" table:formula="of:=([.F726]+[.H726])/2" office:value-type="float" office:value="0.000801333033510661" calcext:value-type="float">
            <text:p>0,001</text:p>
          </table:table-cell>
          <table:table-cell table:style-name="ce12" table:formula="of:=([.G726]+[.I726])/2" office:value-type="float" office:value="0.000911821872101143" calcext:value-type="float">
            <text:p>0,001</text:p>
          </table:table-cell>
          <table:table-cell table:style-name="ce12" table:formula="of:=([.H726]+[.J726])/2" office:value-type="float" office:value="0.000997438586962926" calcext:value-type="float">
            <text:p>0,001</text:p>
          </table:table-cell>
          <table:table-cell table:style-name="ce12" table:formula="of:=([.I726]+[.K726])/2" office:value-type="float" office:value="0.0010558477773007" calcext:value-type="float">
            <text:p>0,001</text:p>
          </table:table-cell>
          <table:table-cell table:style-name="ce12" table:formula="of:=([.J726]+[.L726])/2" office:value-type="float" office:value="0.00108545619266345" calcext:value-type="float">
            <text:p>0,001</text:p>
          </table:table-cell>
          <table:table-cell table:style-name="ce12" table:formula="of:=[.K727]" office:value-type="float" office:value="0.0010854561926634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3" calcext:value-type="float">
            <text:p>3,6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7]+[.D727])/2" office:value-type="float" office:value="0.000176827480296946" calcext:value-type="float">
            <text:p>0,000</text:p>
          </table:table-cell>
          <table:table-cell table:style-name="ce12" table:formula="of:=([.C727]+[.E727])/2" office:value-type="float" office:value="0.00034883156788623" calcext:value-type="float">
            <text:p>0,000</text:p>
          </table:table-cell>
          <table:table-cell table:style-name="ce12" table:formula="of:=([.D727]+[.F727])/2" office:value-type="float" office:value="0.000511320439639608" calcext:value-type="float">
            <text:p>0,001</text:p>
          </table:table-cell>
          <table:table-cell table:style-name="ce12" table:formula="of:=([.E727]+[.G727])/2" office:value-type="float" office:value="0.000659861822712523" calcext:value-type="float">
            <text:p>0,001</text:p>
          </table:table-cell>
          <table:table-cell table:style-name="ce12" table:formula="of:=([.F727]+[.H727])/2" office:value-type="float" office:value="0.000790403895393233" calcext:value-type="float">
            <text:p>0,001</text:p>
          </table:table-cell>
          <table:table-cell table:style-name="ce12" table:formula="of:=([.G727]+[.I727])/2" office:value-type="float" office:value="0.000899385810236794" calcext:value-type="float">
            <text:p>0,001</text:p>
          </table:table-cell>
          <table:table-cell table:style-name="ce12" table:formula="of:=([.H727]+[.J727])/2" office:value-type="float" office:value="0.000983834824700922" calcext:value-type="float">
            <text:p>0,001</text:p>
          </table:table-cell>
          <table:table-cell table:style-name="ce12" table:formula="of:=([.I727]+[.K727])/2" office:value-type="float" office:value="0.00104144738981319" calcext:value-type="float">
            <text:p>0,001</text:p>
          </table:table-cell>
          <table:table-cell table:style-name="ce12" table:formula="of:=([.J727]+[.L727])/2" office:value-type="float" office:value="0.00107065198498207" calcext:value-type="float">
            <text:p>0,001</text:p>
          </table:table-cell>
          <table:table-cell table:style-name="ce12" table:formula="of:=[.K728]" office:value-type="float" office:value="0.00107065198498207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35" calcext:value-type="float">
            <text:p>3,6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8]+[.D728])/2" office:value-type="float" office:value="0.000174415783943115" calcext:value-type="float">
            <text:p>0,000</text:p>
          </table:table-cell>
          <table:table-cell table:style-name="ce12" table:formula="of:=([.C728]+[.E728])/2" office:value-type="float" office:value="0.000344073959968277" calcext:value-type="float">
            <text:p>0,000</text:p>
          </table:table-cell>
          <table:table-cell table:style-name="ce12" table:formula="of:=([.D728]+[.F728])/2" office:value-type="float" office:value="0.000504346695299376" calcext:value-type="float">
            <text:p>0,001</text:p>
          </table:table-cell>
          <table:table-cell table:style-name="ce12" table:formula="of:=([.E728]+[.G728])/2" office:value-type="float" office:value="0.000650862167516421" calcext:value-type="float">
            <text:p>0,001</text:p>
          </table:table-cell>
          <table:table-cell table:style-name="ce12" table:formula="of:=([.F728]+[.H728])/2" office:value-type="float" office:value="0.000779623816474658" calcext:value-type="float">
            <text:p>0,001</text:p>
          </table:table-cell>
          <table:table-cell table:style-name="ce12" table:formula="of:=([.G728]+[.I728])/2" office:value-type="float" office:value="0.000887119360047078" calcext:value-type="float">
            <text:p>0,001</text:p>
          </table:table-cell>
          <table:table-cell table:style-name="ce12" table:formula="of:=([.H728]+[.J728])/2" office:value-type="float" office:value="0.00097041660002499" calcext:value-type="float">
            <text:p>0,001</text:p>
          </table:table-cell>
          <table:table-cell table:style-name="ce12" table:formula="of:=([.I728]+[.K728])/2" office:value-type="float" office:value="0.0010272434048415" calcext:value-type="float">
            <text:p>0,001</text:p>
          </table:table-cell>
          <table:table-cell table:style-name="ce12" table:formula="of:=([.J728]+[.L728])/2" office:value-type="float" office:value="0.00105604968739763" calcext:value-type="float">
            <text:p>0,001</text:p>
          </table:table-cell>
          <table:table-cell table:style-name="ce12" table:formula="of:=[.K729]" office:value-type="float" office:value="0.0010560496873976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4" calcext:value-type="float">
            <text:p>3,6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29]+[.D729])/2" office:value-type="float" office:value="0.000172036979984139" calcext:value-type="float">
            <text:p>0,000</text:p>
          </table:table-cell>
          <table:table-cell table:style-name="ce12" table:formula="of:=([.C729]+[.E729])/2" office:value-type="float" office:value="0.000339381239621246" calcext:value-type="float">
            <text:p>0,000</text:p>
          </table:table-cell>
          <table:table-cell table:style-name="ce12" table:formula="of:=([.D729]+[.F729])/2" office:value-type="float" office:value="0.000497468063742349" calcext:value-type="float">
            <text:p>0,000</text:p>
          </table:table-cell>
          <table:table-cell table:style-name="ce12" table:formula="of:=([.E729]+[.G729])/2" office:value-type="float" office:value="0.000641985255887017" calcext:value-type="float">
            <text:p>0,001</text:p>
          </table:table-cell>
          <table:table-cell table:style-name="ce12" table:formula="of:=([.F729]+[.H729])/2" office:value-type="float" office:value="0.000768990763781749" calcext:value-type="float">
            <text:p>0,001</text:p>
          </table:table-cell>
          <table:table-cell table:style-name="ce12" table:formula="of:=([.G729]+[.I729])/2" office:value-type="float" office:value="0.000875020208249824" calcext:value-type="float">
            <text:p>0,001</text:p>
          </table:table-cell>
          <table:table-cell table:style-name="ce12" table:formula="of:=([.H729]+[.J729])/2" office:value-type="float" office:value="0.000957181382444288" calcext:value-type="float">
            <text:p>0,001</text:p>
          </table:table-cell>
          <table:table-cell table:style-name="ce12" table:formula="of:=([.I729]+[.K729])/2" office:value-type="float" office:value="0.00101323314371131" calcext:value-type="float">
            <text:p>0,001</text:p>
          </table:table-cell>
          <table:table-cell table:style-name="ce12" table:formula="of:=([.J729]+[.L729])/2" office:value-type="float" office:value="0.00104164654611956" calcext:value-type="float">
            <text:p>0,001</text:p>
          </table:table-cell>
          <table:table-cell table:style-name="ce12" table:formula="of:=[.K730]" office:value-type="float" office:value="0.0010416465461195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45" calcext:value-type="float">
            <text:p>3,6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0]+[.D730])/2" office:value-type="float" office:value="0.000169690619810623" calcext:value-type="float">
            <text:p>0,000</text:p>
          </table:table-cell>
          <table:table-cell table:style-name="ce12" table:formula="of:=([.C730]+[.E730])/2" office:value-type="float" office:value="0.000334752521863244" calcext:value-type="float">
            <text:p>0,000</text:p>
          </table:table-cell>
          <table:table-cell table:style-name="ce12" table:formula="of:=([.D730]+[.F730])/2" office:value-type="float" office:value="0.000490683247754132" calcext:value-type="float">
            <text:p>0,000</text:p>
          </table:table-cell>
          <table:table-cell table:style-name="ce12" table:formula="of:=([.E730]+[.G730])/2" office:value-type="float" office:value="0.000633229413762049" calcext:value-type="float">
            <text:p>0,001</text:p>
          </table:table-cell>
          <table:table-cell table:style-name="ce12" table:formula="of:=([.F730]+[.H730])/2" office:value-type="float" office:value="0.000758502732068421" calcext:value-type="float">
            <text:p>0,001</text:p>
          </table:table-cell>
          <table:table-cell table:style-name="ce12" table:formula="of:=([.G730]+[.I730])/2" office:value-type="float" office:value="0.000863086073113019" calcext:value-type="float">
            <text:p>0,001</text:p>
          </table:table-cell>
          <table:table-cell table:style-name="ce12" table:formula="of:=([.H730]+[.J730])/2" office:value-type="float" office:value="0.000944126675980567" calcext:value-type="float">
            <text:p>0,001</text:p>
          </table:table-cell>
          <table:table-cell table:style-name="ce12" table:formula="of:=([.I730]+[.K730])/2" office:value-type="float" office:value="0.000999413964281926" calcext:value-type="float">
            <text:p>0,001</text:p>
          </table:table-cell>
          <table:table-cell table:style-name="ce12" table:formula="of:=([.J730]+[.L730])/2" office:value-type="float" office:value="0.00102743984491544" calcext:value-type="float">
            <text:p>0,001</text:p>
          </table:table-cell>
          <table:table-cell table:style-name="ce12" table:formula="of:=[.K731]" office:value-type="float" office:value="0.00102743984491544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5" calcext:value-type="float">
            <text:p>3,6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1]+[.D731])/2" office:value-type="float" office:value="0.000167376260931622" calcext:value-type="float">
            <text:p>0,000</text:p>
          </table:table-cell>
          <table:table-cell table:style-name="ce12" table:formula="of:=([.C731]+[.E731])/2" office:value-type="float" office:value="0.000330186933782377" calcext:value-type="float">
            <text:p>0,000</text:p>
          </table:table-cell>
          <table:table-cell table:style-name="ce12" table:formula="of:=([.D731]+[.F731])/2" office:value-type="float" office:value="0.000483990967812646" calcext:value-type="float">
            <text:p>0,000</text:p>
          </table:table-cell>
          <table:table-cell table:style-name="ce12" table:formula="of:=([.E731]+[.G731])/2" office:value-type="float" office:value="0.000624592989911276" calcext:value-type="float">
            <text:p>0,001</text:p>
          </table:table-cell>
          <table:table-cell table:style-name="ce12" table:formula="of:=([.F731]+[.H731])/2" office:value-type="float" office:value="0.000748157743437534" calcext:value-type="float">
            <text:p>0,001</text:p>
          </table:table-cell>
          <table:table-cell table:style-name="ce12" table:formula="of:=([.G731]+[.I731])/2" office:value-type="float" office:value="0.000851314704024494" calcext:value-type="float">
            <text:p>0,001</text:p>
          </table:table-cell>
          <table:table-cell table:style-name="ce12" table:formula="of:=([.H731]+[.J731])/2" office:value-type="float" office:value="0.000931250018697472" calcext:value-type="float">
            <text:p>0,001</text:p>
          </table:table-cell>
          <table:table-cell table:style-name="ce12" table:formula="of:=([.I731]+[.K731])/2" office:value-type="float" office:value="0.000985783260448002" calcext:value-type="float">
            <text:p>0,001</text:p>
          </table:table-cell>
          <table:table-cell table:style-name="ce12" table:formula="of:=([.J731]+[.L731])/2" office:value-type="float" office:value="0.00101342690459868" calcext:value-type="float">
            <text:p>0,001</text:p>
          </table:table-cell>
          <table:table-cell table:style-name="ce12" table:formula="of:=[.K732]" office:value-type="float" office:value="0.0010134269045986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55" calcext:value-type="float">
            <text:p>3,6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2]+[.D732])/2" office:value-type="float" office:value="0.000165093466891189" calcext:value-type="float">
            <text:p>0,000</text:p>
          </table:table-cell>
          <table:table-cell table:style-name="ce12" table:formula="of:=([.C732]+[.E732])/2" office:value-type="float" office:value="0.000325683614372134" calcext:value-type="float">
            <text:p>0,000</text:p>
          </table:table-cell>
          <table:table-cell table:style-name="ce12" table:formula="of:=([.D732]+[.F732])/2" office:value-type="float" office:value="0.000477389961846827" calcext:value-type="float">
            <text:p>0,000</text:p>
          </table:table-cell>
          <table:table-cell table:style-name="ce12" table:formula="of:=([.E732]+[.G732])/2" office:value-type="float" office:value="0.00061607435562509" calcext:value-type="float">
            <text:p>0,001</text:p>
          </table:table-cell>
          <table:table-cell table:style-name="ce12" table:formula="of:=([.F732]+[.H732])/2" office:value-type="float" office:value="0.000737953846967885" calcext:value-type="float">
            <text:p>0,001</text:p>
          </table:table-cell>
          <table:table-cell table:style-name="ce12" table:formula="of:=([.G732]+[.I732])/2" office:value-type="float" office:value="0.000839703881067503" calcext:value-type="float">
            <text:p>0,001</text:p>
          </table:table-cell>
          <table:table-cell table:style-name="ce12" table:formula="of:=([.H732]+[.J732])/2" office:value-type="float" office:value="0.000918548982236248" calcext:value-type="float">
            <text:p>0,001</text:p>
          </table:table-cell>
          <table:table-cell table:style-name="ce12" table:formula="of:=([.I732]+[.K732])/2" office:value-type="float" office:value="0.000972338461648077" calcext:value-type="float">
            <text:p>0,001</text:p>
          </table:table-cell>
          <table:table-cell table:style-name="ce12" table:formula="of:=([.J732]+[.L732])/2" office:value-type="float" office:value="0.000999605082523342" calcext:value-type="float">
            <text:p>0,001</text:p>
          </table:table-cell>
          <table:table-cell table:style-name="ce12" table:formula="of:=[.K733]" office:value-type="float" office:value="0.00099960508252334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6" calcext:value-type="float">
            <text:p>3,6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3]+[.D733])/2" office:value-type="float" office:value="0.000162841807186067" calcext:value-type="float">
            <text:p>0,000</text:p>
          </table:table-cell>
          <table:table-cell table:style-name="ce12" table:formula="of:=([.C733]+[.E733])/2" office:value-type="float" office:value="0.000321241714369008" calcext:value-type="float">
            <text:p>0,000</text:p>
          </table:table-cell>
          <table:table-cell table:style-name="ce12" table:formula="of:=([.D733]+[.F733])/2" office:value-type="float" office:value="0.000470878984998612" calcext:value-type="float">
            <text:p>0,000</text:p>
          </table:table-cell>
          <table:table-cell table:style-name="ce12" table:formula="of:=([.E733]+[.G733])/2" office:value-type="float" office:value="0.000607671904407356" calcext:value-type="float">
            <text:p>0,001</text:p>
          </table:table-cell>
          <table:table-cell table:style-name="ce12" table:formula="of:=([.F733]+[.H733])/2" office:value-type="float" office:value="0.000727889118346297" calcext:value-type="float">
            <text:p>0,001</text:p>
          </table:table-cell>
          <table:table-cell table:style-name="ce12" table:formula="of:=([.G733]+[.I733])/2" office:value-type="float" office:value="0.000828251414602067" calcext:value-type="float">
            <text:p>0,001</text:p>
          </table:table-cell>
          <table:table-cell table:style-name="ce12" table:formula="of:=([.H733]+[.J733])/2" office:value-type="float" office:value="0.00090602117135779" calcext:value-type="float">
            <text:p>0,001</text:p>
          </table:table-cell>
          <table:table-cell table:style-name="ce12" table:formula="of:=([.I733]+[.K733])/2" office:value-type="float" office:value="0.000959077032379795" calcext:value-type="float">
            <text:p>0,001</text:p>
          </table:table-cell>
          <table:table-cell table:style-name="ce12" table:formula="of:=([.J733]+[.L733])/2" office:value-type="float" office:value="0.000985971772085709" calcext:value-type="float">
            <text:p>0,001</text:p>
          </table:table-cell>
          <table:table-cell table:style-name="ce12" table:formula="of:=[.K734]" office:value-type="float" office:value="0.00098597177208570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65" calcext:value-type="float">
            <text:p>3,6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4]+[.D734])/2" office:value-type="float" office:value="0.000160620857184504" calcext:value-type="float">
            <text:p>0,000</text:p>
          </table:table-cell>
          <table:table-cell table:style-name="ce12" table:formula="of:=([.C734]+[.E734])/2" office:value-type="float" office:value="0.00031686039609234" calcext:value-type="float">
            <text:p>0,000</text:p>
          </table:table-cell>
          <table:table-cell table:style-name="ce12" table:formula="of:=([.D734]+[.F734])/2" office:value-type="float" office:value="0.000464456809388182" calcext:value-type="float">
            <text:p>0,000</text:p>
          </table:table-cell>
          <table:table-cell table:style-name="ce12" table:formula="of:=([.E734]+[.G734])/2" office:value-type="float" office:value="0.000599384051672454" calcext:value-type="float">
            <text:p>0,001</text:p>
          </table:table-cell>
          <table:table-cell table:style-name="ce12" table:formula="of:=([.F734]+[.H734])/2" office:value-type="float" office:value="0.000717961659504711" calcext:value-type="float">
            <text:p>0,001</text:p>
          </table:table-cell>
          <table:table-cell table:style-name="ce12" table:formula="of:=([.G734]+[.I734])/2" office:value-type="float" office:value="0.000816955144852043" calcext:value-type="float">
            <text:p>0,001</text:p>
          </table:table-cell>
          <table:table-cell table:style-name="ce12" table:formula="of:=([.H734]+[.J734])/2" office:value-type="float" office:value="0.000893664223490931" calcext:value-type="float">
            <text:p>0,001</text:p>
          </table:table-cell>
          <table:table-cell table:style-name="ce12" table:formula="of:=([.I734]+[.K734])/2" office:value-type="float" office:value="0.00094599647172175" calcext:value-type="float">
            <text:p>0,001</text:p>
          </table:table-cell>
          <table:table-cell table:style-name="ce12" table:formula="of:=([.J734]+[.L734])/2" office:value-type="float" office:value="0.000972524402232752" calcext:value-type="float">
            <text:p>0,001</text:p>
          </table:table-cell>
          <table:table-cell table:style-name="ce12" table:formula="of:=[.K735]" office:value-type="float" office:value="0.00097252440223275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7" calcext:value-type="float">
            <text:p>3,6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5]+[.D735])/2" office:value-type="float" office:value="0.00015843019804617" calcext:value-type="float">
            <text:p>0,000</text:p>
          </table:table-cell>
          <table:table-cell table:style-name="ce12" table:formula="of:=([.C735]+[.E735])/2" office:value-type="float" office:value="0.000312538833286343" calcext:value-type="float">
            <text:p>0,000</text:p>
          </table:table-cell>
          <table:table-cell table:style-name="ce12" table:formula="of:=([.D735]+[.F735])/2" office:value-type="float" office:value="0.000458122223882397" calcext:value-type="float">
            <text:p>0,000</text:p>
          </table:table-cell>
          <table:table-cell table:style-name="ce12" table:formula="of:=([.E735]+[.G735])/2" office:value-type="float" office:value="0.000591209234446447" calcext:value-type="float">
            <text:p>0,001</text:p>
          </table:table-cell>
          <table:table-cell table:style-name="ce12" table:formula="of:=([.F735]+[.H735])/2" office:value-type="float" office:value="0.000708169598262249" calcext:value-type="float">
            <text:p>0,001</text:p>
          </table:table-cell>
          <table:table-cell table:style-name="ce12" table:formula="of:=([.G735]+[.I735])/2" office:value-type="float" office:value="0.000805812941497821" calcext:value-type="float">
            <text:p>0,001</text:p>
          </table:table-cell>
          <table:table-cell table:style-name="ce12" table:formula="of:=([.H735]+[.J735])/2" office:value-type="float" office:value="0.000881475808286896" calcext:value-type="float">
            <text:p>0,001</text:p>
          </table:table-cell>
          <table:table-cell table:style-name="ce12" table:formula="of:=([.I735]+[.K735])/2" office:value-type="float" office:value="0.000933094312861841" calcext:value-type="float">
            <text:p>0,001</text:p>
          </table:table-cell>
          <table:table-cell table:style-name="ce12" table:formula="of:=([.J735]+[.L735])/2" office:value-type="float" office:value="0.000959260436977251" calcext:value-type="float">
            <text:p>0,001</text:p>
          </table:table-cell>
          <table:table-cell table:style-name="ce12" table:formula="of:=[.K736]" office:value-type="float" office:value="0.00095926043697725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75" calcext:value-type="float">
            <text:p>3,6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6]+[.D736])/2" office:value-type="float" office:value="0.000156269416643171" calcext:value-type="float">
            <text:p>0,000</text:p>
          </table:table-cell>
          <table:table-cell table:style-name="ce12" table:formula="of:=([.C736]+[.E736])/2" office:value-type="float" office:value="0.000308276210964283" calcext:value-type="float">
            <text:p>0,000</text:p>
          </table:table-cell>
          <table:table-cell table:style-name="ce12" table:formula="of:=([.D736]+[.F736])/2" office:value-type="float" office:value="0.000451874033866395" calcext:value-type="float">
            <text:p>0,000</text:p>
          </table:table-cell>
          <table:table-cell table:style-name="ce12" table:formula="of:=([.E736]+[.G736])/2" office:value-type="float" office:value="0.000583145911072323" calcext:value-type="float">
            <text:p>0,001</text:p>
          </table:table-cell>
          <table:table-cell table:style-name="ce12" table:formula="of:=([.F736]+[.H736])/2" office:value-type="float" office:value="0.000698511087972134" calcext:value-type="float">
            <text:p>0,001</text:p>
          </table:table-cell>
          <table:table-cell table:style-name="ce12" table:formula="of:=([.G736]+[.I736])/2" office:value-type="float" office:value="0.000794822703274573" calcext:value-type="float">
            <text:p>0,001</text:p>
          </table:table-cell>
          <table:table-cell table:style-name="ce12" table:formula="of:=([.H736]+[.J736])/2" office:value-type="float" office:value="0.000869453627179831" calcext:value-type="float">
            <text:p>0,001</text:p>
          </table:table-cell>
          <table:table-cell table:style-name="ce12" table:formula="of:=([.I736]+[.K736])/2" office:value-type="float" office:value="0.000920368122632074" calcext:value-type="float">
            <text:p>0,001</text:p>
          </table:table-cell>
          <table:table-cell table:style-name="ce12" table:formula="of:=([.J736]+[.L736])/2" office:value-type="float" office:value="0.000946177374919546" calcext:value-type="float">
            <text:p>0,001</text:p>
          </table:table-cell>
          <table:table-cell table:style-name="ce12" table:formula="of:=[.K737]" office:value-type="float" office:value="0.00094617737491954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8" calcext:value-type="float">
            <text:p>3,6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7]+[.D737])/2" office:value-type="float" office:value="0.000154138105482142" calcext:value-type="float">
            <text:p>0,000</text:p>
          </table:table-cell>
          <table:table-cell table:style-name="ce12" table:formula="of:=([.C737]+[.E737])/2" office:value-type="float" office:value="0.000304071725254783" calcext:value-type="float">
            <text:p>0,000</text:p>
          </table:table-cell>
          <table:table-cell table:style-name="ce12" table:formula="of:=([.D737]+[.F737])/2" office:value-type="float" office:value="0.000445711061018303" calcext:value-type="float">
            <text:p>0,000</text:p>
          </table:table-cell>
          <table:table-cell table:style-name="ce12" table:formula="of:=([.E737]+[.G737])/2" office:value-type="float" office:value="0.000575192560919264" calcext:value-type="float">
            <text:p>0,001</text:p>
          </table:table-cell>
          <table:table-cell table:style-name="ce12" table:formula="of:=([.F737]+[.H737])/2" office:value-type="float" office:value="0.000688984307173448" calcext:value-type="float">
            <text:p>0,001</text:p>
          </table:table-cell>
          <table:table-cell table:style-name="ce12" table:formula="of:=([.G737]+[.I737])/2" office:value-type="float" office:value="0.000783982357575982" calcext:value-type="float">
            <text:p>0,001</text:p>
          </table:table-cell>
          <table:table-cell table:style-name="ce12" table:formula="of:=([.H737]+[.J737])/2" office:value-type="float" office:value="0.000857595412953323" calcext:value-type="float">
            <text:p>0,001</text:p>
          </table:table-cell>
          <table:table-cell table:style-name="ce12" table:formula="of:=([.I737]+[.K737])/2" office:value-type="float" office:value="0.000907815501049689" calcext:value-type="float">
            <text:p>0,001</text:p>
          </table:table-cell>
          <table:table-cell table:style-name="ce12" table:formula="of:=([.J737]+[.L737])/2" office:value-type="float" office:value="0.00093327274877581" calcext:value-type="float">
            <text:p>0,001</text:p>
          </table:table-cell>
          <table:table-cell table:style-name="ce12" table:formula="of:=[.K738]" office:value-type="float" office:value="0.0009332727487758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85" calcext:value-type="float">
            <text:p>3,6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8]+[.D738])/2" office:value-type="float" office:value="0.000152035862627392" calcext:value-type="float">
            <text:p>0,000</text:p>
          </table:table-cell>
          <table:table-cell table:style-name="ce12" table:formula="of:=([.C738]+[.E738])/2" office:value-type="float" office:value="0.000299924583250222" calcext:value-type="float">
            <text:p>0,000</text:p>
          </table:table-cell>
          <table:table-cell table:style-name="ce12" table:formula="of:=([.D738]+[.F738])/2" office:value-type="float" office:value="0.000439632143087024" calcext:value-type="float">
            <text:p>0,000</text:p>
          </table:table-cell>
          <table:table-cell table:style-name="ce12" table:formula="of:=([.E738]+[.G738])/2" office:value-type="float" office:value="0.000567347684095875" calcext:value-type="float">
            <text:p>0,001</text:p>
          </table:table-cell>
          <table:table-cell table:style-name="ce12" table:formula="of:=([.F738]+[.H738])/2" office:value-type="float" office:value="0.000679587459247623" calcext:value-type="float">
            <text:p>0,001</text:p>
          </table:table-cell>
          <table:table-cell table:style-name="ce12" table:formula="of:=([.G738]+[.I738])/2" office:value-type="float" office:value="0.000773289860063385" calcext:value-type="float">
            <text:p>0,001</text:p>
          </table:table-cell>
          <table:table-cell table:style-name="ce12" table:formula="of:=([.H738]+[.J738])/2" office:value-type="float" office:value="0.000845898929312836" calcext:value-type="float">
            <text:p>0,001</text:p>
          </table:table-cell>
          <table:table-cell table:style-name="ce12" table:formula="of:=([.I738]+[.K738])/2" office:value-type="float" office:value="0.000895434080864566" calcext:value-type="float">
            <text:p>0,001</text:p>
          </table:table-cell>
          <table:table-cell table:style-name="ce12" table:formula="of:=([.J738]+[.L738])/2" office:value-type="float" office:value="0.000920544124912749" calcext:value-type="float">
            <text:p>0,001</text:p>
          </table:table-cell>
          <table:table-cell table:style-name="ce12" table:formula="of:=[.K739]" office:value-type="float" office:value="0.00092054412491274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9" calcext:value-type="float">
            <text:p>3,6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39]+[.D739])/2" office:value-type="float" office:value="0.000149962291625111" calcext:value-type="float">
            <text:p>0,000</text:p>
          </table:table-cell>
          <table:table-cell table:style-name="ce12" table:formula="of:=([.C739]+[.E739])/2" office:value-type="float" office:value="0.000295834002857208" calcext:value-type="float">
            <text:p>0,000</text:p>
          </table:table-cell>
          <table:table-cell table:style-name="ce12" table:formula="of:=([.D739]+[.F739])/2" office:value-type="float" office:value="0.000433636133673049" calcext:value-type="float">
            <text:p>0,000</text:p>
          </table:table-cell>
          <table:table-cell table:style-name="ce12" table:formula="of:=([.E739]+[.G739])/2" office:value-type="float" office:value="0.000559609801167323" calcext:value-type="float">
            <text:p>0,001</text:p>
          </table:table-cell>
          <table:table-cell table:style-name="ce12" table:formula="of:=([.F739]+[.H739])/2" office:value-type="float" office:value="0.00067031877207963" calcext:value-type="float">
            <text:p>0,001</text:p>
          </table:table-cell>
          <table:table-cell table:style-name="ce12" table:formula="of:=([.G739]+[.I739])/2" office:value-type="float" office:value="0.00076274319428023" calcext:value-type="float">
            <text:p>0,001</text:p>
          </table:table-cell>
          <table:table-cell table:style-name="ce12" table:formula="of:=([.H739]+[.J739])/2" office:value-type="float" office:value="0.000834361970463976" calcext:value-type="float">
            <text:p>0,001</text:p>
          </table:table-cell>
          <table:table-cell table:style-name="ce12" table:formula="of:=([.I739]+[.K739])/2" office:value-type="float" office:value="0.000883221527112792" calcext:value-type="float">
            <text:p>0,001</text:p>
          </table:table-cell>
          <table:table-cell table:style-name="ce12" table:formula="of:=([.J739]+[.L739])/2" office:value-type="float" office:value="0.000907989102888658" calcext:value-type="float">
            <text:p>0,001</text:p>
          </table:table-cell>
          <table:table-cell table:style-name="ce12" table:formula="of:=[.K740]" office:value-type="float" office:value="0.00090798910288865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695" calcext:value-type="float">
            <text:p>3,6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0]+[.D740])/2" office:value-type="float" office:value="0.000147917001428604" calcext:value-type="float">
            <text:p>0,000</text:p>
          </table:table-cell>
          <table:table-cell table:style-name="ce12" table:formula="of:=([.C740]+[.E740])/2" office:value-type="float" office:value="0.00029179921264908" calcext:value-type="float">
            <text:p>0,000</text:p>
          </table:table-cell>
          <table:table-cell table:style-name="ce12" table:formula="of:=([.D740]+[.F740])/2" office:value-type="float" office:value="0.000427721902012266" calcext:value-type="float">
            <text:p>0,000</text:p>
          </table:table-cell>
          <table:table-cell table:style-name="ce12" table:formula="of:=([.E740]+[.G740])/2" office:value-type="float" office:value="0.00055197745287634" calcext:value-type="float">
            <text:p>0,001</text:p>
          </table:table-cell>
          <table:table-cell table:style-name="ce12" table:formula="of:=([.F740]+[.H740])/2" office:value-type="float" office:value="0.000661176497723776" calcext:value-type="float">
            <text:p>0,001</text:p>
          </table:table-cell>
          <table:table-cell table:style-name="ce12" table:formula="of:=([.G740]+[.I740])/2" office:value-type="float" office:value="0.000752340371271803" calcext:value-type="float">
            <text:p>0,001</text:p>
          </table:table-cell>
          <table:table-cell table:style-name="ce12" table:formula="of:=([.H740]+[.J740])/2" office:value-type="float" office:value="0.000822982360696511" calcext:value-type="float">
            <text:p>0,001</text:p>
          </table:table-cell>
          <table:table-cell table:style-name="ce12" table:formula="of:=([.I740]+[.K740])/2" office:value-type="float" office:value="0.000871175536676317" calcext:value-type="float">
            <text:p>0,001</text:p>
          </table:table-cell>
          <table:table-cell table:style-name="ce12" table:formula="of:=([.J740]+[.L740])/2" office:value-type="float" office:value="0.000895605315000725" calcext:value-type="float">
            <text:p>0,001</text:p>
          </table:table-cell>
          <table:table-cell table:style-name="ce12" table:formula="of:=[.K741]" office:value-type="float" office:value="0.00089560531500072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" calcext:value-type="float">
            <text:p>3,7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1]+[.D741])/2" office:value-type="float" office:value="0.00014589960632454" calcext:value-type="float">
            <text:p>0,000</text:p>
          </table:table-cell>
          <table:table-cell table:style-name="ce12" table:formula="of:=([.C741]+[.E741])/2" office:value-type="float" office:value="0.000287819451720435" calcext:value-type="float">
            <text:p>0,000</text:p>
          </table:table-cell>
          <table:table-cell table:style-name="ce12" table:formula="of:=([.D741]+[.F741])/2" office:value-type="float" office:value="0.00042188833276271" calcext:value-type="float">
            <text:p>0,000</text:p>
          </table:table-cell>
          <table:table-cell table:style-name="ce12" table:formula="of:=([.E741]+[.G741])/2" office:value-type="float" office:value="0.000544449199868021" calcext:value-type="float">
            <text:p>0,001</text:p>
          </table:table-cell>
          <table:table-cell table:style-name="ce12" table:formula="of:=([.F741]+[.H741])/2" office:value-type="float" office:value="0.000652158912074071" calcext:value-type="float">
            <text:p>0,001</text:p>
          </table:table-cell>
          <table:table-cell table:style-name="ce12" table:formula="of:=([.G741]+[.I741])/2" office:value-type="float" office:value="0.000742079429210144" calcext:value-type="float">
            <text:p>0,001</text:p>
          </table:table-cell>
          <table:table-cell table:style-name="ce12" table:formula="of:=([.H741]+[.J741])/2" office:value-type="float" office:value="0.00081175795397406" calcext:value-type="float">
            <text:p>0,001</text:p>
          </table:table-cell>
          <table:table-cell table:style-name="ce12" table:formula="of:=([.I741]+[.K741])/2" office:value-type="float" office:value="0.000859293837848618" calcext:value-type="float">
            <text:p>0,001</text:p>
          </table:table-cell>
          <table:table-cell table:style-name="ce12" table:formula="of:=([.J741]+[.L741])/2" office:value-type="float" office:value="0.000883390425838521" calcext:value-type="float">
            <text:p>0,001</text:p>
          </table:table-cell>
          <table:table-cell table:style-name="ce12" table:formula="of:=[.K742]" office:value-type="float" office:value="0.00088339042583852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05" calcext:value-type="float">
            <text:p>3,7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2]+[.D742])/2" office:value-type="float" office:value="0.000143909725860217" calcext:value-type="float">
            <text:p>0,000</text:p>
          </table:table-cell>
          <table:table-cell table:style-name="ce12" table:formula="of:=([.C742]+[.E742])/2" office:value-type="float" office:value="0.000283893969543625" calcext:value-type="float">
            <text:p>0,000</text:p>
          </table:table-cell>
          <table:table-cell table:style-name="ce12" table:formula="of:=([.D742]+[.F742])/2" office:value-type="float" office:value="0.000416134325794228" calcext:value-type="float">
            <text:p>0,000</text:p>
          </table:table-cell>
          <table:table-cell table:style-name="ce12" table:formula="of:=([.E742]+[.G742])/2" office:value-type="float" office:value="0.000537023622418391" calcext:value-type="float">
            <text:p>0,001</text:p>
          </table:table-cell>
          <table:table-cell table:style-name="ce12" table:formula="of:=([.F742]+[.H742])/2" office:value-type="float" office:value="0.000643264314539082" calcext:value-type="float">
            <text:p>0,001</text:p>
          </table:table-cell>
          <table:table-cell table:style-name="ce12" table:formula="of:=([.G742]+[.I742])/2" office:value-type="float" office:value="0.000731958433024066" calcext:value-type="float">
            <text:p>0,001</text:p>
          </table:table-cell>
          <table:table-cell table:style-name="ce12" table:formula="of:=([.H742]+[.J742])/2" office:value-type="float" office:value="0.000800686633529381" calcext:value-type="float">
            <text:p>0,001</text:p>
          </table:table-cell>
          <table:table-cell table:style-name="ce12" table:formula="of:=([.I742]+[.K742])/2" office:value-type="float" office:value="0.000847574189906291" calcext:value-type="float">
            <text:p>0,001</text:p>
          </table:table-cell>
          <table:table-cell table:style-name="ce12" table:formula="of:=([.J742]+[.L742])/2" office:value-type="float" office:value="0.00087134213184357" calcext:value-type="float">
            <text:p>0,001</text:p>
          </table:table-cell>
          <table:table-cell table:style-name="ce12" table:formula="of:=[.K743]" office:value-type="float" office:value="0.00087134213184357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1" calcext:value-type="float">
            <text:p>3,7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3]+[.D743])/2" office:value-type="float" office:value="0.000141946984771813" calcext:value-type="float">
            <text:p>0,000</text:p>
          </table:table-cell>
          <table:table-cell table:style-name="ce12" table:formula="of:=([.C743]+[.E743])/2" office:value-type="float" office:value="0.000280022025827223" calcext:value-type="float">
            <text:p>0,000</text:p>
          </table:table-cell>
          <table:table-cell table:style-name="ce12" table:formula="of:=([.D743]+[.F743])/2" office:value-type="float" office:value="0.000410458795981008" calcext:value-type="float">
            <text:p>0,000</text:p>
          </table:table-cell>
          <table:table-cell table:style-name="ce12" table:formula="of:=([.E743]+[.G743])/2" office:value-type="float" office:value="0.000529699320166655" calcext:value-type="float">
            <text:p>0,001</text:p>
          </table:table-cell>
          <table:table-cell table:style-name="ce12" table:formula="of:=([.F743]+[.H743])/2" office:value-type="float" office:value="0.000634491027721228" calcext:value-type="float">
            <text:p>0,001</text:p>
          </table:table-cell>
          <table:table-cell table:style-name="ce12" table:formula="of:=([.G743]+[.I743])/2" office:value-type="float" office:value="0.000721975474034232" calcext:value-type="float">
            <text:p>0,001</text:p>
          </table:table-cell>
          <table:table-cell table:style-name="ce12" table:formula="of:=([.H743]+[.J743])/2" office:value-type="float" office:value="0.000789766311465178" calcext:value-type="float">
            <text:p>0,001</text:p>
          </table:table-cell>
          <table:table-cell table:style-name="ce12" table:formula="of:=([.I743]+[.K743])/2" office:value-type="float" office:value="0.000836014382686475" calcext:value-type="float">
            <text:p>0,001</text:p>
          </table:table-cell>
          <table:table-cell table:style-name="ce12" table:formula="of:=([.J743]+[.L743])/2" office:value-type="float" office:value="0.00085945816087493" calcext:value-type="float">
            <text:p>0,001</text:p>
          </table:table-cell>
          <table:table-cell table:style-name="ce12" table:formula="of:=[.K744]" office:value-type="float" office:value="0.0008594581608749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15" calcext:value-type="float">
            <text:p>3,7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4]+[.D744])/2" office:value-type="float" office:value="0.000140011012913611" calcext:value-type="float">
            <text:p>0,000</text:p>
          </table:table-cell>
          <table:table-cell table:style-name="ce12" table:formula="of:=([.C744]+[.E744])/2" office:value-type="float" office:value="0.00027620289037641" calcext:value-type="float">
            <text:p>0,000</text:p>
          </table:table-cell>
          <table:table-cell table:style-name="ce12" table:formula="of:=([.D744]+[.F744])/2" office:value-type="float" office:value="0.000404860672996939" calcext:value-type="float">
            <text:p>0,000</text:p>
          </table:table-cell>
          <table:table-cell table:style-name="ce12" table:formula="of:=([.E744]+[.G744])/2" office:value-type="float" office:value="0.000522474911851118" calcext:value-type="float">
            <text:p>0,001</text:p>
          </table:table-cell>
          <table:table-cell table:style-name="ce12" table:formula="of:=([.F744]+[.H744])/2" office:value-type="float" office:value="0.000625837397100443" calcext:value-type="float">
            <text:p>0,001</text:p>
          </table:table-cell>
          <table:table-cell table:style-name="ce12" table:formula="of:=([.G744]+[.I744])/2" office:value-type="float" office:value="0.000712128669593203" calcext:value-type="float">
            <text:p>0,001</text:p>
          </table:table-cell>
          <table:table-cell table:style-name="ce12" table:formula="of:=([.H744]+[.J744])/2" office:value-type="float" office:value="0.000778994928360353" calcext:value-type="float">
            <text:p>0,001</text:p>
          </table:table-cell>
          <table:table-cell table:style-name="ce12" table:formula="of:=([.I744]+[.K744])/2" office:value-type="float" office:value="0.000824612236170054" calcext:value-type="float">
            <text:p>0,001</text:p>
          </table:table-cell>
          <table:table-cell table:style-name="ce12" table:formula="of:=([.J744]+[.L744])/2" office:value-type="float" office:value="0.000847736271780703" calcext:value-type="float">
            <text:p>0,001</text:p>
          </table:table-cell>
          <table:table-cell table:style-name="ce12" table:formula="of:=[.K745]" office:value-type="float" office:value="0.00084773627178070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2" calcext:value-type="float">
            <text:p>3,7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5]+[.D745])/2" office:value-type="float" office:value="0.000138101445188205" calcext:value-type="float">
            <text:p>0,000</text:p>
          </table:table-cell>
          <table:table-cell table:style-name="ce12" table:formula="of:=([.C745]+[.E745])/2" office:value-type="float" office:value="0.000272435842955275" calcext:value-type="float">
            <text:p>0,000</text:p>
          </table:table-cell>
          <table:table-cell table:style-name="ce12" table:formula="of:=([.D745]+[.F745])/2" office:value-type="float" office:value="0.000399338901113764" calcext:value-type="float">
            <text:p>0,000</text:p>
          </table:table-cell>
          <table:table-cell table:style-name="ce12" table:formula="of:=([.E745]+[.G745])/2" office:value-type="float" office:value="0.000515349035048691" calcext:value-type="float">
            <text:p>0,001</text:p>
          </table:table-cell>
          <table:table-cell table:style-name="ce12" table:formula="of:=([.F745]+[.H745])/2" office:value-type="float" office:value="0.000617301790722161" calcext:value-type="float">
            <text:p>0,001</text:p>
          </table:table-cell>
          <table:table-cell table:style-name="ce12" table:formula="of:=([.G745]+[.I745])/2" office:value-type="float" office:value="0.000702416162730398" calcext:value-type="float">
            <text:p>0,001</text:p>
          </table:table-cell>
          <table:table-cell table:style-name="ce12" table:formula="of:=([.H745]+[.J745])/2" office:value-type="float" office:value="0.000768370452881629" calcext:value-type="float">
            <text:p>0,001</text:p>
          </table:table-cell>
          <table:table-cell table:style-name="ce12" table:formula="of:=([.I745]+[.K745])/2" office:value-type="float" office:value="0.000813365600070528" calcext:value-type="float">
            <text:p>0,001</text:p>
          </table:table-cell>
          <table:table-cell table:style-name="ce12" table:formula="of:=([.J745]+[.L745])/2" office:value-type="float" office:value="0.000836174253975378" calcext:value-type="float">
            <text:p>0,001</text:p>
          </table:table-cell>
          <table:table-cell table:style-name="ce12" table:formula="of:=[.K746]" office:value-type="float" office:value="0.00083617425397537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25" calcext:value-type="float">
            <text:p>3,7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6]+[.D746])/2" office:value-type="float" office:value="0.000136217921477638" calcext:value-type="float">
            <text:p>0,000</text:p>
          </table:table-cell>
          <table:table-cell table:style-name="ce12" table:formula="of:=([.C746]+[.E746])/2" office:value-type="float" office:value="0.000268720173150985" calcext:value-type="float">
            <text:p>0,000</text:p>
          </table:table-cell>
          <table:table-cell table:style-name="ce12" table:formula="of:=([.D746]+[.F746])/2" office:value-type="float" office:value="0.000393892439001983" calcext:value-type="float">
            <text:p>0,000</text:p>
          </table:table-cell>
          <table:table-cell table:style-name="ce12" table:formula="of:=([.E746]+[.G746])/2" office:value-type="float" office:value="0.000508320345917962" calcext:value-type="float">
            <text:p>0,001</text:p>
          </table:table-cell>
          <table:table-cell table:style-name="ce12" table:formula="of:=([.F746]+[.H746])/2" office:value-type="float" office:value="0.000608882598889545" calcext:value-type="float">
            <text:p>0,001</text:p>
          </table:table-cell>
          <table:table-cell table:style-name="ce12" table:formula="of:=([.G746]+[.I746])/2" office:value-type="float" office:value="0.000692836121801895" calcext:value-type="float">
            <text:p>0,001</text:p>
          </table:table-cell>
          <table:table-cell table:style-name="ce12" table:formula="of:=([.H746]+[.J746])/2" office:value-type="float" office:value="0.000757890881400463" calcext:value-type="float">
            <text:p>0,001</text:p>
          </table:table-cell>
          <table:table-cell table:style-name="ce12" table:formula="of:=([.I746]+[.K746])/2" office:value-type="float" office:value="0.000802272353428504" calcext:value-type="float">
            <text:p>0,001</text:p>
          </table:table-cell>
          <table:table-cell table:style-name="ce12" table:formula="of:=([.J746]+[.L746])/2" office:value-type="float" office:value="0.000824769927022953" calcext:value-type="float">
            <text:p>0,001</text:p>
          </table:table-cell>
          <table:table-cell table:style-name="ce12" table:formula="of:=[.K747]" office:value-type="float" office:value="0.00082476992702295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3" calcext:value-type="float">
            <text:p>3,7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7]+[.D747])/2" office:value-type="float" office:value="0.000134360086575492" calcext:value-type="float">
            <text:p>0,000</text:p>
          </table:table-cell>
          <table:table-cell table:style-name="ce12" table:formula="of:=([.C747]+[.E747])/2" office:value-type="float" office:value="0.00026505518023981" calcext:value-type="float">
            <text:p>0,000</text:p>
          </table:table-cell>
          <table:table-cell table:style-name="ce12" table:formula="of:=([.D747]+[.F747])/2" office:value-type="float" office:value="0.000388520259534473" calcext:value-type="float">
            <text:p>0,000</text:p>
          </table:table-cell>
          <table:table-cell table:style-name="ce12" table:formula="of:=([.E747]+[.G747])/2" office:value-type="float" office:value="0.000501387518945764" calcext:value-type="float">
            <text:p>0,001</text:p>
          </table:table-cell>
          <table:table-cell table:style-name="ce12" table:formula="of:=([.F747]+[.H747])/2" office:value-type="float" office:value="0.000600578233859928" calcext:value-type="float">
            <text:p>0,001</text:p>
          </table:table-cell>
          <table:table-cell table:style-name="ce12" table:formula="of:=([.G747]+[.I747])/2" office:value-type="float" office:value="0.000683386740145004" calcext:value-type="float">
            <text:p>0,001</text:p>
          </table:table-cell>
          <table:table-cell table:style-name="ce12" table:formula="of:=([.H747]+[.J747])/2" office:value-type="float" office:value="0.000747554237615199" calcext:value-type="float">
            <text:p>0,001</text:p>
          </table:table-cell>
          <table:table-cell table:style-name="ce12" table:formula="of:=([.I747]+[.K747])/2" office:value-type="float" office:value="0.000791330404211708" calcext:value-type="float">
            <text:p>0,001</text:p>
          </table:table-cell>
          <table:table-cell table:style-name="ce12" table:formula="of:=([.J747]+[.L747])/2" office:value-type="float" office:value="0.000813521140225728" calcext:value-type="float">
            <text:p>0,001</text:p>
          </table:table-cell>
          <table:table-cell table:style-name="ce12" table:formula="of:=[.K748]" office:value-type="float" office:value="0.00081352114022572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35" calcext:value-type="float">
            <text:p>3,7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8]+[.D748])/2" office:value-type="float" office:value="0.000132527590119905" calcext:value-type="float">
            <text:p>0,000</text:p>
          </table:table-cell>
          <table:table-cell table:style-name="ce12" table:formula="of:=([.C748]+[.E748])/2" office:value-type="float" office:value="0.000261440173054983" calcext:value-type="float">
            <text:p>0,000</text:p>
          </table:table-cell>
          <table:table-cell table:style-name="ce12" table:formula="of:=([.D748]+[.F748])/2" office:value-type="float" office:value="0.000383221349592787" calcext:value-type="float">
            <text:p>0,000</text:p>
          </table:table-cell>
          <table:table-cell table:style-name="ce12" table:formula="of:=([.E748]+[.G748])/2" office:value-type="float" office:value="0.000494549246697201" calcext:value-type="float">
            <text:p>0,000</text:p>
          </table:table-cell>
          <table:table-cell table:style-name="ce12" table:formula="of:=([.F748]+[.H748])/2" office:value-type="float" office:value="0.000592387129545384" calcext:value-type="float">
            <text:p>0,001</text:p>
          </table:table-cell>
          <table:table-cell table:style-name="ce12" table:formula="of:=([.G748]+[.I748])/2" office:value-type="float" office:value="0.000674066235737564" calcext:value-type="float">
            <text:p>0,001</text:p>
          </table:table-cell>
          <table:table-cell table:style-name="ce12" table:formula="of:=([.H748]+[.J748])/2" office:value-type="float" office:value="0.000737358572178356" calcext:value-type="float">
            <text:p>0,001</text:p>
          </table:table-cell>
          <table:table-cell table:style-name="ce12" table:formula="of:=([.I748]+[.K748])/2" office:value-type="float" office:value="0.000780537688920464" calcext:value-type="float">
            <text:p>0,001</text:p>
          </table:table-cell>
          <table:table-cell table:style-name="ce12" table:formula="of:=([.J748]+[.L748])/2" office:value-type="float" office:value="0.000802425772218718" calcext:value-type="float">
            <text:p>0,001</text:p>
          </table:table-cell>
          <table:table-cell table:style-name="ce12" table:formula="of:=[.K749]" office:value-type="float" office:value="0.00080242577221871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4" calcext:value-type="float">
            <text:p>3,7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49]+[.D749])/2" office:value-type="float" office:value="0.000130720086527491" calcext:value-type="float">
            <text:p>0,000</text:p>
          </table:table-cell>
          <table:table-cell table:style-name="ce12" table:formula="of:=([.C749]+[.E749])/2" office:value-type="float" office:value="0.000257874469856346" calcext:value-type="float">
            <text:p>0,000</text:p>
          </table:table-cell>
          <table:table-cell table:style-name="ce12" table:formula="of:=([.D749]+[.F749])/2" office:value-type="float" office:value="0.000377994709876092" calcext:value-type="float">
            <text:p>0,000</text:p>
          </table:table-cell>
          <table:table-cell table:style-name="ce12" table:formula="of:=([.E749]+[.G749])/2" office:value-type="float" office:value="0.000487804239569086" calcext:value-type="float">
            <text:p>0,000</text:p>
          </table:table-cell>
          <table:table-cell table:style-name="ce12" table:formula="of:=([.F749]+[.H749])/2" office:value-type="float" office:value="0.000584307741217382" calcext:value-type="float">
            <text:p>0,001</text:p>
          </table:table-cell>
          <table:table-cell table:style-name="ce12" table:formula="of:=([.G749]+[.I749])/2" office:value-type="float" office:value="0.00066487285086187" calcext:value-type="float">
            <text:p>0,001</text:p>
          </table:table-cell>
          <table:table-cell table:style-name="ce12" table:formula="of:=([.H749]+[.J749])/2" office:value-type="float" office:value="0.000727301962329014" calcext:value-type="float">
            <text:p>0,001</text:p>
          </table:table-cell>
          <table:table-cell table:style-name="ce12" table:formula="of:=([.I749]+[.K749])/2" office:value-type="float" office:value="0.000769892172198537" calcext:value-type="float">
            <text:p>0,001</text:p>
          </table:table-cell>
          <table:table-cell table:style-name="ce12" table:formula="of:=([.J749]+[.L749])/2" office:value-type="float" office:value="0.000791481730569591" calcext:value-type="float">
            <text:p>0,001</text:p>
          </table:table-cell>
          <table:table-cell table:style-name="ce12" table:formula="of:=[.K750]" office:value-type="float" office:value="0.00079148173056959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45" calcext:value-type="float">
            <text:p>3,7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0]+[.D750])/2" office:value-type="float" office:value="0.000128937234928173" calcext:value-type="float">
            <text:p>0,000</text:p>
          </table:table-cell>
          <table:table-cell table:style-name="ce12" table:formula="of:=([.C750]+[.E750])/2" office:value-type="float" office:value="0.000254357398201792" calcext:value-type="float">
            <text:p>0,000</text:p>
          </table:table-cell>
          <table:table-cell table:style-name="ce12" table:formula="of:=([.D750]+[.F750])/2" office:value-type="float" office:value="0.000372839354712716" calcext:value-type="float">
            <text:p>0,000</text:p>
          </table:table-cell>
          <table:table-cell table:style-name="ce12" table:formula="of:=([.E750]+[.G750])/2" office:value-type="float" office:value="0.000481151225546737" calcext:value-type="float">
            <text:p>0,000</text:p>
          </table:table-cell>
          <table:table-cell table:style-name="ce12" table:formula="of:=([.F750]+[.H750])/2" office:value-type="float" office:value="0.000576338545215478" calcext:value-type="float">
            <text:p>0,001</text:p>
          </table:table-cell>
          <table:table-cell table:style-name="ce12" table:formula="of:=([.G750]+[.I750])/2" office:value-type="float" office:value="0.000655804851773198" calcext:value-type="float">
            <text:p>0,001</text:p>
          </table:table-cell>
          <table:table-cell table:style-name="ce12" table:formula="of:=([.H750]+[.J750])/2" office:value-type="float" office:value="0.000717382511530204" calcext:value-type="float">
            <text:p>0,001</text:p>
          </table:table-cell>
          <table:table-cell table:style-name="ce12" table:formula="of:=([.I750]+[.K750])/2" office:value-type="float" office:value="0.000759391846449303" calcext:value-type="float">
            <text:p>0,001</text:p>
          </table:table-cell>
          <table:table-cell table:style-name="ce12" table:formula="of:=([.J750]+[.L750])/2" office:value-type="float" office:value="0.000780686951384064" calcext:value-type="float">
            <text:p>0,001</text:p>
          </table:table-cell>
          <table:table-cell table:style-name="ce12" table:formula="of:=[.K751]" office:value-type="float" office:value="0.000780686951384064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5" calcext:value-type="float">
            <text:p>3,7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1]+[.D751])/2" office:value-type="float" office:value="0.000127178699100896" calcext:value-type="float">
            <text:p>0,000</text:p>
          </table:table-cell>
          <table:table-cell table:style-name="ce12" table:formula="of:=([.C751]+[.E751])/2" office:value-type="float" office:value="0.000250888294820444" calcext:value-type="float">
            <text:p>0,000</text:p>
          </table:table-cell>
          <table:table-cell table:style-name="ce12" table:formula="of:=([.D751]+[.F751])/2" office:value-type="float" office:value="0.000367754311874264" calcext:value-type="float">
            <text:p>0,000</text:p>
          </table:table-cell>
          <table:table-cell table:style-name="ce12" table:formula="of:=([.E751]+[.G751])/2" office:value-type="float" office:value="0.000474588949964097" calcext:value-type="float">
            <text:p>0,000</text:p>
          </table:table-cell>
          <table:table-cell table:style-name="ce12" table:formula="of:=([.F751]+[.H751])/2" office:value-type="float" office:value="0.000568478038659968" calcext:value-type="float">
            <text:p>0,001</text:p>
          </table:table-cell>
          <table:table-cell table:style-name="ce12" table:formula="of:=([.G751]+[.I751])/2" office:value-type="float" office:value="0.000646860528372841" calcext:value-type="float">
            <text:p>0,001</text:p>
          </table:table-cell>
          <table:table-cell table:style-name="ce12" table:formula="of:=([.H751]+[.J751])/2" office:value-type="float" office:value="0.00070759834911125" calcext:value-type="float">
            <text:p>0,001</text:p>
          </table:table-cell>
          <table:table-cell table:style-name="ce12" table:formula="of:=([.I751]+[.K751])/2" office:value-type="float" office:value="0.000749034731457134" calcext:value-type="float">
            <text:p>0,001</text:p>
          </table:table-cell>
          <table:table-cell table:style-name="ce12" table:formula="of:=([.J751]+[.L751])/2" office:value-type="float" office:value="0.000770039398916683" calcext:value-type="float">
            <text:p>0,001</text:p>
          </table:table-cell>
          <table:table-cell table:style-name="ce12" table:formula="of:=[.K752]" office:value-type="float" office:value="0.00077003939891668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55" calcext:value-type="float">
            <text:p>3,7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2]+[.D752])/2" office:value-type="float" office:value="0.000125444147410222" calcext:value-type="float">
            <text:p>0,000</text:p>
          </table:table-cell>
          <table:table-cell table:style-name="ce12" table:formula="of:=([.C752]+[.E752])/2" office:value-type="float" office:value="0.00024746650548758" calcext:value-type="float">
            <text:p>0,000</text:p>
          </table:table-cell>
          <table:table-cell table:style-name="ce12" table:formula="of:=([.D752]+[.F752])/2" office:value-type="float" office:value="0.000362738622392271" calcext:value-type="float">
            <text:p>0,000</text:p>
          </table:table-cell>
          <table:table-cell table:style-name="ce12" table:formula="of:=([.E752]+[.G752])/2" office:value-type="float" office:value="0.000468116175267116" calcext:value-type="float">
            <text:p>0,000</text:p>
          </table:table-cell>
          <table:table-cell table:style-name="ce12" table:formula="of:=([.F752]+[.H752])/2" office:value-type="float" office:value="0.000560724739168469" calcext:value-type="float">
            <text:p>0,001</text:p>
          </table:table-cell>
          <table:table-cell table:style-name="ce12" table:formula="of:=([.G752]+[.I752])/2" office:value-type="float" office:value="0.000638038193885609" calcext:value-type="float">
            <text:p>0,001</text:p>
          </table:table-cell>
          <table:table-cell table:style-name="ce12" table:formula="of:=([.H752]+[.J752])/2" office:value-type="float" office:value="0.000697947629914987" calcext:value-type="float">
            <text:p>0,001</text:p>
          </table:table-cell>
          <table:table-cell table:style-name="ce12" table:formula="of:=([.I752]+[.K752])/2" office:value-type="float" office:value="0.000738818874013967" calcext:value-type="float">
            <text:p>0,001</text:p>
          </table:table-cell>
          <table:table-cell table:style-name="ce12" table:formula="of:=([.J752]+[.L752])/2" office:value-type="float" office:value="0.000759537065186909" calcext:value-type="float">
            <text:p>0,001</text:p>
          </table:table-cell>
          <table:table-cell table:style-name="ce12" table:formula="of:=[.K753]" office:value-type="float" office:value="0.00075953706518690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6" calcext:value-type="float">
            <text:p>3,7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3]+[.D753])/2" office:value-type="float" office:value="0.00012373325274379" calcext:value-type="float">
            <text:p>0,000</text:p>
          </table:table-cell>
          <table:table-cell table:style-name="ce12" table:formula="of:=([.C753]+[.E753])/2" office:value-type="float" office:value="0.000244091384901246" calcext:value-type="float">
            <text:p>0,000</text:p>
          </table:table-cell>
          <table:table-cell table:style-name="ce12" table:formula="of:=([.D753]+[.F753])/2" office:value-type="float" office:value="0.000357791340377348" calcext:value-type="float">
            <text:p>0,000</text:p>
          </table:table-cell>
          <table:table-cell table:style-name="ce12" table:formula="of:=([.E753]+[.G753])/2" office:value-type="float" office:value="0.00046173168078037" calcext:value-type="float">
            <text:p>0,000</text:p>
          </table:table-cell>
          <table:table-cell table:style-name="ce12" table:formula="of:=([.F753]+[.H753])/2" office:value-type="float" office:value="0.000553077184576363" calcext:value-type="float">
            <text:p>0,001</text:p>
          </table:table-cell>
          <table:table-cell table:style-name="ce12" table:formula="of:=([.G753]+[.I753])/2" office:value-type="float" office:value="0.000629336184541728" calcext:value-type="float">
            <text:p>0,001</text:p>
          </table:table-cell>
          <table:table-cell table:style-name="ce12" table:formula="of:=([.H753]+[.J753])/2" office:value-type="float" office:value="0.000688428533949788" calcext:value-type="float">
            <text:p>0,001</text:p>
          </table:table-cell>
          <table:table-cell table:style-name="ce12" table:formula="of:=([.I753]+[.K753])/2" office:value-type="float" office:value="0.000728742347550948" calcext:value-type="float">
            <text:p>0,001</text:p>
          </table:table-cell>
          <table:table-cell table:style-name="ce12" table:formula="of:=([.J753]+[.L753])/2" office:value-type="float" office:value="0.000749177969600438" calcext:value-type="float">
            <text:p>0,001</text:p>
          </table:table-cell>
          <table:table-cell table:style-name="ce12" table:formula="of:=[.K754]" office:value-type="float" office:value="0.00074917796960043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65" calcext:value-type="float">
            <text:p>3,7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4]+[.D754])/2" office:value-type="float" office:value="0.000122045692450623" calcext:value-type="float">
            <text:p>0,000</text:p>
          </table:table-cell>
          <table:table-cell table:style-name="ce12" table:formula="of:=([.C754]+[.E754])/2" office:value-type="float" office:value="0.000240762296560569" calcext:value-type="float">
            <text:p>0,000</text:p>
          </table:table-cell>
          <table:table-cell table:style-name="ce12" table:formula="of:=([.D754]+[.F754])/2" office:value-type="float" office:value="0.000352911532840808" calcext:value-type="float">
            <text:p>0,000</text:p>
          </table:table-cell>
          <table:table-cell table:style-name="ce12" table:formula="of:=([.E754]+[.G754])/2" office:value-type="float" office:value="0.000455434262476855" calcext:value-type="float">
            <text:p>0,000</text:p>
          </table:table-cell>
          <table:table-cell table:style-name="ce12" table:formula="of:=([.F754]+[.H754])/2" office:value-type="float" office:value="0.000545533932661049" calcext:value-type="float">
            <text:p>0,001</text:p>
          </table:table-cell>
          <table:table-cell table:style-name="ce12" table:formula="of:=([.G754]+[.I754])/2" office:value-type="float" office:value="0.000620752859263075" calcext:value-type="float">
            <text:p>0,001</text:p>
          </table:table-cell>
          <table:table-cell table:style-name="ce12" table:formula="of:=([.H754]+[.J754])/2" office:value-type="float" office:value="0.000679039266046338" calcext:value-type="float">
            <text:p>0,001</text:p>
          </table:table-cell>
          <table:table-cell table:style-name="ce12" table:formula="of:=([.I754]+[.K754])/2" office:value-type="float" office:value="0.000718803251775113" calcext:value-type="float">
            <text:p>0,001</text:p>
          </table:table-cell>
          <table:table-cell table:style-name="ce12" table:formula="of:=([.J754]+[.L754])/2" office:value-type="float" office:value="0.000738960158575693" calcext:value-type="float">
            <text:p>0,001</text:p>
          </table:table-cell>
          <table:table-cell table:style-name="ce12" table:formula="of:=[.K755]" office:value-type="float" office:value="0.00073896015857569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7" calcext:value-type="float">
            <text:p>3,7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5]+[.D755])/2" office:value-type="float" office:value="0.000120381148280285" calcext:value-type="float">
            <text:p>0,000</text:p>
          </table:table-cell>
          <table:table-cell table:style-name="ce12" table:formula="of:=([.C755]+[.E755])/2" office:value-type="float" office:value="0.000237478612645716" calcext:value-type="float">
            <text:p>0,000</text:p>
          </table:table-cell>
          <table:table-cell table:style-name="ce12" table:formula="of:=([.D755]+[.F755])/2" office:value-type="float" office:value="0.000348098279518712" calcext:value-type="float">
            <text:p>0,000</text:p>
          </table:table-cell>
          <table:table-cell table:style-name="ce12" table:formula="of:=([.E755]+[.G755])/2" office:value-type="float" office:value="0.000449222732750928" calcext:value-type="float">
            <text:p>0,000</text:p>
          </table:table-cell>
          <table:table-cell table:style-name="ce12" table:formula="of:=([.F755]+[.H755])/2" office:value-type="float" office:value="0.000538093560869965" calcext:value-type="float">
            <text:p>0,001</text:p>
          </table:table-cell>
          <table:table-cell table:style-name="ce12" table:formula="of:=([.G755]+[.I755])/2" office:value-type="float" office:value="0.000612286599353693" calcext:value-type="float">
            <text:p>0,001</text:p>
          </table:table-cell>
          <table:table-cell table:style-name="ce12" table:formula="of:=([.H755]+[.J755])/2" office:value-type="float" office:value="0.000669778055519094" calcext:value-type="float">
            <text:p>0,001</text:p>
          </table:table-cell>
          <table:table-cell table:style-name="ce12" table:formula="of:=([.I755]+[.K755])/2" office:value-type="float" office:value="0.000708999712311015" calcext:value-type="float">
            <text:p>0,001</text:p>
          </table:table-cell>
          <table:table-cell table:style-name="ce12" table:formula="of:=([.J755]+[.L755])/2" office:value-type="float" office:value="0.000728881705175403" calcext:value-type="float">
            <text:p>0,001</text:p>
          </table:table-cell>
          <table:table-cell table:style-name="ce12" table:formula="of:=[.K756]" office:value-type="float" office:value="0.00072888170517540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75" calcext:value-type="float">
            <text:p>3,7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6]+[.D756])/2" office:value-type="float" office:value="0.000118739306322858" calcext:value-type="float">
            <text:p>0,000</text:p>
          </table:table-cell>
          <table:table-cell table:style-name="ce12" table:formula="of:=([.C756]+[.E756])/2" office:value-type="float" office:value="0.000234239713899498" calcext:value-type="float">
            <text:p>0,000</text:p>
          </table:table-cell>
          <table:table-cell table:style-name="ce12" table:formula="of:=([.D756]+[.F756])/2" office:value-type="float" office:value="0.000343350672698322" calcext:value-type="float">
            <text:p>0,000</text:p>
          </table:table-cell>
          <table:table-cell table:style-name="ce12" table:formula="of:=([.E756]+[.G756])/2" office:value-type="float" office:value="0.000443095920194339" calcext:value-type="float">
            <text:p>0,000</text:p>
          </table:table-cell>
          <table:table-cell table:style-name="ce12" table:formula="of:=([.F756]+[.H756])/2" office:value-type="float" office:value="0.000530754666052311" calcext:value-type="float">
            <text:p>0,001</text:p>
          </table:table-cell>
          <table:table-cell table:style-name="ce12" table:formula="of:=([.G756]+[.I756])/2" office:value-type="float" office:value="0.00060393580819453" calcext:value-type="float">
            <text:p>0,001</text:p>
          </table:table-cell>
          <table:table-cell table:style-name="ce12" table:formula="of:=([.H756]+[.J756])/2" office:value-type="float" office:value="0.000660643155832354" calcext:value-type="float">
            <text:p>0,001</text:p>
          </table:table-cell>
          <table:table-cell table:style-name="ce12" table:formula="of:=([.I756]+[.K756])/2" office:value-type="float" office:value="0.000699329880347248" calcext:value-type="float">
            <text:p>0,001</text:p>
          </table:table-cell>
          <table:table-cell table:style-name="ce12" table:formula="of:=([.J756]+[.L756])/2" office:value-type="float" office:value="0.000718940708743209" calcext:value-type="float">
            <text:p>0,001</text:p>
          </table:table-cell>
          <table:table-cell table:style-name="ce12" table:formula="of:=[.K757]" office:value-type="float" office:value="0.00071894070874320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8" calcext:value-type="float">
            <text:p>3,7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7]+[.D757])/2" office:value-type="float" office:value="0.000117119856949749" calcext:value-type="float">
            <text:p>0,000</text:p>
          </table:table-cell>
          <table:table-cell table:style-name="ce12" table:formula="of:=([.C757]+[.E757])/2" office:value-type="float" office:value="0.00023104498951059" calcext:value-type="float">
            <text:p>0,000</text:p>
          </table:table-cell>
          <table:table-cell table:style-name="ce12" table:formula="of:=([.D757]+[.F757])/2" office:value-type="float" office:value="0.000338667817046919" calcext:value-type="float">
            <text:p>0,000</text:p>
          </table:table-cell>
          <table:table-cell table:style-name="ce12" table:formula="of:=([.E757]+[.G757])/2" office:value-type="float" office:value="0.000437052669375316" calcext:value-type="float">
            <text:p>0,000</text:p>
          </table:table-cell>
          <table:table-cell table:style-name="ce12" table:formula="of:=([.F757]+[.H757])/2" office:value-type="float" office:value="0.000523515864194434" calcext:value-type="float">
            <text:p>0,001</text:p>
          </table:table-cell>
          <table:table-cell table:style-name="ce12" table:formula="of:=([.G757]+[.I757])/2" office:value-type="float" office:value="0.000595698910942333" calcext:value-type="float">
            <text:p>0,001</text:p>
          </table:table-cell>
          <table:table-cell table:style-name="ce12" table:formula="of:=([.H757]+[.J757])/2" office:value-type="float" office:value="0.000651632844270889" calcext:value-type="float">
            <text:p>0,001</text:p>
          </table:table-cell>
          <table:table-cell table:style-name="ce12" table:formula="of:=([.I757]+[.K757])/2" office:value-type="float" office:value="0.000689791932287782" calcext:value-type="float">
            <text:p>0,001</text:p>
          </table:table-cell>
          <table:table-cell table:style-name="ce12" table:formula="of:=([.J757]+[.L757])/2" office:value-type="float" office:value="0.000709135294545229" calcext:value-type="float">
            <text:p>0,001</text:p>
          </table:table-cell>
          <table:table-cell table:style-name="ce12" table:formula="of:=[.K758]" office:value-type="float" office:value="0.00070913529454522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85" calcext:value-type="float">
            <text:p>3,7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8]+[.D758])/2" office:value-type="float" office:value="0.000115522494755295" calcext:value-type="float">
            <text:p>0,000</text:p>
          </table:table-cell>
          <table:table-cell table:style-name="ce12" table:formula="of:=([.C758]+[.E758])/2" office:value-type="float" office:value="0.000227893836998334" calcext:value-type="float">
            <text:p>0,000</text:p>
          </table:table-cell>
          <table:table-cell table:style-name="ce12" table:formula="of:=([.D758]+[.F758])/2" office:value-type="float" office:value="0.000334048829442953" calcext:value-type="float">
            <text:p>0,000</text:p>
          </table:table-cell>
          <table:table-cell table:style-name="ce12" table:formula="of:=([.E758]+[.G758])/2" office:value-type="float" office:value="0.000431091840620676" calcext:value-type="float">
            <text:p>0,000</text:p>
          </table:table-cell>
          <table:table-cell table:style-name="ce12" table:formula="of:=([.F758]+[.H758])/2" office:value-type="float" office:value="0.000516375790158825" calcext:value-type="float">
            <text:p>0,001</text:p>
          </table:table-cell>
          <table:table-cell table:style-name="ce12" table:formula="of:=([.G758]+[.I758])/2" office:value-type="float" office:value="0.000587574354232662" calcext:value-type="float">
            <text:p>0,001</text:p>
          </table:table-cell>
          <table:table-cell table:style-name="ce12" table:formula="of:=([.H758]+[.J758])/2" office:value-type="float" office:value="0.000642745421615057" calcext:value-type="float">
            <text:p>0,001</text:p>
          </table:table-cell>
          <table:table-cell table:style-name="ce12" table:formula="of:=([.I758]+[.K758])/2" office:value-type="float" office:value="0.000680384069408059" calcext:value-type="float">
            <text:p>0,001</text:p>
          </table:table-cell>
          <table:table-cell table:style-name="ce12" table:formula="of:=([.J758]+[.L758])/2" office:value-type="float" office:value="0.000699463613416505" calcext:value-type="float">
            <text:p>0,001</text:p>
          </table:table-cell>
          <table:table-cell table:style-name="ce12" table:formula="of:=[.K759]" office:value-type="float" office:value="0.00069946361341650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9" calcext:value-type="float">
            <text:p>3,7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59]+[.D759])/2" office:value-type="float" office:value="0.000113946918499167" calcext:value-type="float">
            <text:p>0,000</text:p>
          </table:table-cell>
          <table:table-cell table:style-name="ce12" table:formula="of:=([.C759]+[.E759])/2" office:value-type="float" office:value="0.000224785662099124" calcext:value-type="float">
            <text:p>0,000</text:p>
          </table:table-cell>
          <table:table-cell table:style-name="ce12" table:formula="of:=([.D759]+[.F759])/2" office:value-type="float" office:value="0.000329492838809505" calcext:value-type="float">
            <text:p>0,000</text:p>
          </table:table-cell>
          <table:table-cell table:style-name="ce12" table:formula="of:=([.E759]+[.G759])/2" office:value-type="float" office:value="0.000425212309800889" calcext:value-type="float">
            <text:p>0,000</text:p>
          </table:table-cell>
          <table:table-cell table:style-name="ce12" table:formula="of:=([.F759]+[.H759])/2" office:value-type="float" office:value="0.000509333097426669" calcext:value-type="float">
            <text:p>0,001</text:p>
          </table:table-cell>
          <table:table-cell table:style-name="ce12" table:formula="of:=([.G759]+[.I759])/2" office:value-type="float" office:value="0.000579560605886941" calcext:value-type="float">
            <text:p>0,001</text:p>
          </table:table-cell>
          <table:table-cell table:style-name="ce12" table:formula="of:=([.H759]+[.J759])/2" office:value-type="float" office:value="0.00063397921182036" calcext:value-type="float">
            <text:p>0,001</text:p>
          </table:table-cell>
          <table:table-cell table:style-name="ce12" table:formula="of:=([.I759]+[.K759])/2" office:value-type="float" office:value="0.000671104517515781" calcext:value-type="float">
            <text:p>0,001</text:p>
          </table:table-cell>
          <table:table-cell table:style-name="ce12" table:formula="of:=([.J759]+[.L759])/2" office:value-type="float" office:value="0.000689923841412282" calcext:value-type="float">
            <text:p>0,001</text:p>
          </table:table-cell>
          <table:table-cell table:style-name="ce12" table:formula="of:=[.K760]" office:value-type="float" office:value="0.00068992384141228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795" calcext:value-type="float">
            <text:p>3,7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0]+[.D760])/2" office:value-type="float" office:value="0.000112392831049562" calcext:value-type="float">
            <text:p>0,000</text:p>
          </table:table-cell>
          <table:table-cell table:style-name="ce12" table:formula="of:=([.C760]+[.E760])/2" office:value-type="float" office:value="0.000221719878654336" calcext:value-type="float">
            <text:p>0,000</text:p>
          </table:table-cell>
          <table:table-cell table:style-name="ce12" table:formula="of:=([.D760]+[.F760])/2" office:value-type="float" office:value="0.000324998985950006" calcext:value-type="float">
            <text:p>0,000</text:p>
          </table:table-cell>
          <table:table-cell table:style-name="ce12" table:formula="of:=([.E760]+[.G760])/2" office:value-type="float" office:value="0.000419412968118087" calcext:value-type="float">
            <text:p>0,000</text:p>
          </table:table-cell>
          <table:table-cell table:style-name="ce12" table:formula="of:=([.F760]+[.H760])/2" office:value-type="float" office:value="0.000502386457843915" calcext:value-type="float">
            <text:p>0,001</text:p>
          </table:table-cell>
          <table:table-cell table:style-name="ce12" table:formula="of:=([.G760]+[.I760])/2" office:value-type="float" office:value="0.000571656154623515" calcext:value-type="float">
            <text:p>0,001</text:p>
          </table:table-cell>
          <table:table-cell table:style-name="ce12" table:formula="of:=([.H760]+[.J760])/2" office:value-type="float" office:value="0.000625332561701361" calcext:value-type="float">
            <text:p>0,001</text:p>
          </table:table-cell>
          <table:table-cell table:style-name="ce12" table:formula="of:=([.I760]+[.K760])/2" office:value-type="float" office:value="0.000661951526616321" calcext:value-type="float">
            <text:p>0,001</text:p>
          </table:table-cell>
          <table:table-cell table:style-name="ce12" table:formula="of:=([.J760]+[.L760])/2" office:value-type="float" office:value="0.000680514179464032" calcext:value-type="float">
            <text:p>0,001</text:p>
          </table:table-cell>
          <table:table-cell table:style-name="ce12" table:formula="of:=[.K761]" office:value-type="float" office:value="0.00068051417946403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" calcext:value-type="float">
            <text:p>3,8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1]+[.D761])/2" office:value-type="float" office:value="0.000110859939327168" calcext:value-type="float">
            <text:p>0,000</text:p>
          </table:table-cell>
          <table:table-cell table:style-name="ce12" table:formula="of:=([.C761]+[.E761])/2" office:value-type="float" office:value="0.000218695908499784" calcext:value-type="float">
            <text:p>0,000</text:p>
          </table:table-cell>
          <table:table-cell table:style-name="ce12" table:formula="of:=([.D761]+[.F761])/2" office:value-type="float" office:value="0.000320566423386212" calcext:value-type="float">
            <text:p>0,000</text:p>
          </table:table-cell>
          <table:table-cell table:style-name="ce12" table:formula="of:=([.E761]+[.G761])/2" office:value-type="float" office:value="0.000413692721896961" calcext:value-type="float">
            <text:p>0,000</text:p>
          </table:table-cell>
          <table:table-cell table:style-name="ce12" table:formula="of:=([.F761]+[.H761])/2" office:value-type="float" office:value="0.000495534561370801" calcext:value-type="float">
            <text:p>0,000</text:p>
          </table:table-cell>
          <table:table-cell table:style-name="ce12" table:formula="of:=([.G761]+[.I761])/2" office:value-type="float" office:value="0.000563859509772638" calcext:value-type="float">
            <text:p>0,001</text:p>
          </table:table-cell>
          <table:table-cell table:style-name="ce12" table:formula="of:=([.H761]+[.J761])/2" office:value-type="float" office:value="0.000616803840619918" calcext:value-type="float">
            <text:p>0,001</text:p>
          </table:table-cell>
          <table:table-cell table:style-name="ce12" table:formula="of:=([.I761]+[.K761])/2" office:value-type="float" office:value="0.000652923370582696" calcext:value-type="float">
            <text:p>0,001</text:p>
          </table:table-cell>
          <table:table-cell table:style-name="ce12" table:formula="of:=([.J761]+[.L761])/2" office:value-type="float" office:value="0.000671232853040176" calcext:value-type="float">
            <text:p>0,001</text:p>
          </table:table-cell>
          <table:table-cell table:style-name="ce12" table:formula="of:=[.K762]" office:value-type="float" office:value="0.00067123285304017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05" calcext:value-type="float">
            <text:p>3,8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2]+[.D762])/2" office:value-type="float" office:value="0.000109347954249892" calcext:value-type="float">
            <text:p>0,000</text:p>
          </table:table-cell>
          <table:table-cell table:style-name="ce12" table:formula="of:=([.C762]+[.E762])/2" office:value-type="float" office:value="0.00021571318135669" calcext:value-type="float">
            <text:p>0,000</text:p>
          </table:table-cell>
          <table:table-cell table:style-name="ce12" table:formula="of:=([.D762]+[.F762])/2" office:value-type="float" office:value="0.000316194315198372" calcext:value-type="float">
            <text:p>0,000</text:p>
          </table:table-cell>
          <table:table-cell table:style-name="ce12" table:formula="of:=([.E762]+[.G762])/2" office:value-type="float" office:value="0.000408050492378506" calcext:value-type="float">
            <text:p>0,000</text:p>
          </table:table-cell>
          <table:table-cell table:style-name="ce12" table:formula="of:=([.F762]+[.H762])/2" office:value-type="float" office:value="0.000488776115834799" calcext:value-type="float">
            <text:p>0,000</text:p>
          </table:table-cell>
          <table:table-cell table:style-name="ce12" table:formula="of:=([.G762]+[.I762])/2" office:value-type="float" office:value="0.000556169200995359" calcext:value-type="float">
            <text:p>0,001</text:p>
          </table:table-cell>
          <table:table-cell table:style-name="ce12" table:formula="of:=([.H762]+[.J762])/2" office:value-type="float" office:value="0.000608391440177667" calcext:value-type="float">
            <text:p>0,001</text:p>
          </table:table-cell>
          <table:table-cell table:style-name="ce12" table:formula="of:=([.I762]+[.K762])/2" office:value-type="float" office:value="0.000644018346830047" calcext:value-type="float">
            <text:p>0,001</text:p>
          </table:table-cell>
          <table:table-cell table:style-name="ce12" table:formula="of:=([.J762]+[.L762])/2" office:value-type="float" office:value="0.000662078111811436" calcext:value-type="float">
            <text:p>0,001</text:p>
          </table:table-cell>
          <table:table-cell table:style-name="ce12" table:formula="of:=[.K763]" office:value-type="float" office:value="0.00066207811181143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1" calcext:value-type="float">
            <text:p>3,8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3]+[.D763])/2" office:value-type="float" office:value="0.000107856590678345" calcext:value-type="float">
            <text:p>0,000</text:p>
          </table:table-cell>
          <table:table-cell table:style-name="ce12" table:formula="of:=([.C763]+[.E763])/2" office:value-type="float" office:value="0.000212771134724132" calcext:value-type="float">
            <text:p>0,000</text:p>
          </table:table-cell>
          <table:table-cell table:style-name="ce12" table:formula="of:=([.D763]+[.F763])/2" office:value-type="float" office:value="0.000311881836867598" calcext:value-type="float">
            <text:p>0,000</text:p>
          </table:table-cell>
          <table:table-cell table:style-name="ce12" table:formula="of:=([.E763]+[.G763])/2" office:value-type="float" office:value="0.000402485215516586" calcext:value-type="float">
            <text:p>0,000</text:p>
          </table:table-cell>
          <table:table-cell table:style-name="ce12" table:formula="of:=([.F763]+[.H763])/2" office:value-type="float" office:value="0.000482109846686933" calcext:value-type="float">
            <text:p>0,000</text:p>
          </table:table-cell>
          <table:table-cell table:style-name="ce12" table:formula="of:=([.G763]+[.I763])/2" office:value-type="float" office:value="0.000548583778006233" calcext:value-type="float">
            <text:p>0,001</text:p>
          </table:table-cell>
          <table:table-cell table:style-name="ce12" table:formula="of:=([.H763]+[.J763])/2" office:value-type="float" office:value="0.000600093773912703" calcext:value-type="float">
            <text:p>0,001</text:p>
          </table:table-cell>
          <table:table-cell table:style-name="ce12" table:formula="of:=([.I763]+[.K763])/2" office:value-type="float" office:value="0.000635234775994552" calcext:value-type="float">
            <text:p>0,001</text:p>
          </table:table-cell>
          <table:table-cell table:style-name="ce12" table:formula="of:=([.J763]+[.L763])/2" office:value-type="float" office:value="0.000653048229320742" calcext:value-type="float">
            <text:p>0,001</text:p>
          </table:table-cell>
          <table:table-cell table:style-name="ce12" table:formula="of:=[.K764]" office:value-type="float" office:value="0.00065304822932074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15" calcext:value-type="float">
            <text:p>3,81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4]+[.D764])/2" office:value-type="float" office:value="0.000106385567362066" calcext:value-type="float">
            <text:p>0,000</text:p>
          </table:table-cell>
          <table:table-cell table:style-name="ce12" table:formula="of:=([.C764]+[.E764])/2" office:value-type="float" office:value="0.000209869213772971" calcext:value-type="float">
            <text:p>0,000</text:p>
          </table:table-cell>
          <table:table-cell table:style-name="ce12" table:formula="of:=([.D764]+[.F764])/2" office:value-type="float" office:value="0.000307628175120359" calcext:value-type="float">
            <text:p>0,000</text:p>
          </table:table-cell>
          <table:table-cell table:style-name="ce12" table:formula="of:=([.E764]+[.G764])/2" office:value-type="float" office:value="0.000396995841777265" calcext:value-type="float">
            <text:p>0,000</text:p>
          </table:table-cell>
          <table:table-cell table:style-name="ce12" table:formula="of:=([.F764]+[.H764])/2" office:value-type="float" office:value="0.00047553449676141" calcext:value-type="float">
            <text:p>0,000</text:p>
          </table:table-cell>
          <table:table-cell table:style-name="ce12" table:formula="of:=([.G764]+[.I764])/2" office:value-type="float" office:value="0.000541101810299818" calcext:value-type="float">
            <text:p>0,001</text:p>
          </table:table-cell>
          <table:table-cell table:style-name="ce12" table:formula="of:=([.H764]+[.J764])/2" office:value-type="float" office:value="0.000591909277000393" calcext:value-type="float">
            <text:p>0,001</text:p>
          </table:table-cell>
          <table:table-cell table:style-name="ce12" table:formula="of:=([.I764]+[.K764])/2" office:value-type="float" office:value="0.000626571001616722" calcext:value-type="float">
            <text:p>0,001</text:p>
          </table:table-cell>
          <table:table-cell table:style-name="ce12" table:formula="of:=([.J764]+[.L764])/2" office:value-type="float" office:value="0.000644141502657647" calcext:value-type="float">
            <text:p>0,001</text:p>
          </table:table-cell>
          <table:table-cell table:style-name="ce12" table:formula="of:=[.K765]" office:value-type="float" office:value="0.000644141502657647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2" calcext:value-type="float">
            <text:p>3,82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5]+[.D765])/2" office:value-type="float" office:value="0.000104934606886486" calcext:value-type="float">
            <text:p>0,000</text:p>
          </table:table-cell>
          <table:table-cell table:style-name="ce12" table:formula="of:=([.C765]+[.E765])/2" office:value-type="float" office:value="0.000207006871241213" calcext:value-type="float">
            <text:p>0,000</text:p>
          </table:table-cell>
          <table:table-cell table:style-name="ce12" table:formula="of:=([.D765]+[.F765])/2" office:value-type="float" office:value="0.000303432527775118" calcext:value-type="float">
            <text:p>0,000</text:p>
          </table:table-cell>
          <table:table-cell table:style-name="ce12" table:formula="of:=([.E765]+[.G765])/2" office:value-type="float" office:value="0.000391581335940884" calcext:value-type="float">
            <text:p>0,000</text:p>
          </table:table-cell>
          <table:table-cell table:style-name="ce12" table:formula="of:=([.F765]+[.H765])/2" office:value-type="float" office:value="0.000469048826038542" calcext:value-type="float">
            <text:p>0,000</text:p>
          </table:table-cell>
          <table:table-cell table:style-name="ce12" table:formula="of:=([.G765]+[.I765])/2" office:value-type="float" office:value="0.000533721886880901" calcext:value-type="float">
            <text:p>0,001</text:p>
          </table:table-cell>
          <table:table-cell table:style-name="ce12" table:formula="of:=([.H765]+[.J765])/2" office:value-type="float" office:value="0.00058383640595827" calcext:value-type="float">
            <text:p>0,001</text:p>
          </table:table-cell>
          <table:table-cell table:style-name="ce12" table:formula="of:=([.I765]+[.K765])/2" office:value-type="float" office:value="0.00061802538982902" calcext:value-type="float">
            <text:p>0,001</text:p>
          </table:table-cell>
          <table:table-cell table:style-name="ce12" table:formula="of:=([.J765]+[.L765])/2" office:value-type="float" office:value="0.000635356252137185" calcext:value-type="float">
            <text:p>0,001</text:p>
          </table:table-cell>
          <table:table-cell table:style-name="ce12" table:formula="of:=[.K766]" office:value-type="float" office:value="0.00063535625213718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25" calcext:value-type="float">
            <text:p>3,82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6]+[.D766])/2" office:value-type="float" office:value="0.000103503435620606" calcext:value-type="float">
            <text:p>0,000</text:p>
          </table:table-cell>
          <table:table-cell table:style-name="ce12" table:formula="of:=([.C766]+[.E766])/2" office:value-type="float" office:value="0.000204183567330802" calcext:value-type="float">
            <text:p>0,000</text:p>
          </table:table-cell>
          <table:table-cell table:style-name="ce12" table:formula="of:=([.D766]+[.F766])/2" office:value-type="float" office:value="0.000299294103591048" calcext:value-type="float">
            <text:p>0,000</text:p>
          </table:table-cell>
          <table:table-cell table:style-name="ce12" table:formula="of:=([.E766]+[.G766])/2" office:value-type="float" office:value="0.00038624067690683" calcext:value-type="float">
            <text:p>0,000</text:p>
          </table:table-cell>
          <table:table-cell table:style-name="ce12" table:formula="of:=([.F766]+[.H766])/2" office:value-type="float" office:value="0.000462651611410893" calcext:value-type="float">
            <text:p>0,000</text:p>
          </table:table-cell>
          <table:table-cell table:style-name="ce12" table:formula="of:=([.G766]+[.I766])/2" office:value-type="float" office:value="0.000526442615998406" calcext:value-type="float">
            <text:p>0,001</text:p>
          </table:table-cell>
          <table:table-cell table:style-name="ce12" table:formula="of:=([.H766]+[.J766])/2" office:value-type="float" office:value="0.00057587363835496" calcext:value-type="float">
            <text:p>0,001</text:p>
          </table:table-cell>
          <table:table-cell table:style-name="ce12" table:formula="of:=([.I766]+[.K766])/2" office:value-type="float" office:value="0.000609596329047727" calcext:value-type="float">
            <text:p>0,001</text:p>
          </table:table-cell>
          <table:table-cell table:style-name="ce12" table:formula="of:=([.J766]+[.L766])/2" office:value-type="float" office:value="0.000626690820983102" calcext:value-type="float">
            <text:p>0,001</text:p>
          </table:table-cell>
          <table:table-cell table:style-name="ce12" table:formula="of:=[.K767]" office:value-type="float" office:value="0.00062669082098310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3" calcext:value-type="float">
            <text:p>3,83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7]+[.D767])/2" office:value-type="float" office:value="0.000102091783665401" calcext:value-type="float">
            <text:p>0,000</text:p>
          </table:table-cell>
          <table:table-cell table:style-name="ce12" table:formula="of:=([.C767]+[.E767])/2" office:value-type="float" office:value="0.000201398769605827" calcext:value-type="float">
            <text:p>0,000</text:p>
          </table:table-cell>
          <table:table-cell table:style-name="ce12" table:formula="of:=([.D767]+[.F767])/2" office:value-type="float" office:value="0.000295212122118816" calcext:value-type="float">
            <text:p>0,000</text:p>
          </table:table-cell>
          <table:table-cell table:style-name="ce12" table:formula="of:=([.E767]+[.G767])/2" office:value-type="float" office:value="0.000380972857500971" calcext:value-type="float">
            <text:p>0,000</text:p>
          </table:table-cell>
          <table:table-cell table:style-name="ce12" table:formula="of:=([.F767]+[.H767])/2" office:value-type="float" office:value="0.000456341646452618" calcext:value-type="float">
            <text:p>0,000</text:p>
          </table:table-cell>
          <table:table-cell table:style-name="ce12" table:formula="of:=([.G767]+[.I767])/2" office:value-type="float" office:value="0.000519262624882927" calcext:value-type="float">
            <text:p>0,001</text:p>
          </table:table-cell>
          <table:table-cell table:style-name="ce12" table:formula="of:=([.H767]+[.J767])/2" office:value-type="float" office:value="0.000568019472523067" calcext:value-type="float">
            <text:p>0,001</text:p>
          </table:table-cell>
          <table:table-cell table:style-name="ce12" table:formula="of:=([.I767]+[.K767])/2" office:value-type="float" office:value="0.000601282229669031" calcext:value-type="float">
            <text:p>0,001</text:p>
          </table:table-cell>
          <table:table-cell table:style-name="ce12" table:formula="of:=([.J767]+[.L767])/2" office:value-type="float" office:value="0.000618143575015415" calcext:value-type="float">
            <text:p>0,001</text:p>
          </table:table-cell>
          <table:table-cell table:style-name="ce12" table:formula="of:=[.K768]" office:value-type="float" office:value="0.00061814357501541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35" calcext:value-type="float">
            <text:p>3,83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8]+[.D768])/2" office:value-type="float" office:value="0.000100699384802914" calcext:value-type="float">
            <text:p>0,000</text:p>
          </table:table-cell>
          <table:table-cell table:style-name="ce12" table:formula="of:=([.C768]+[.E768])/2" office:value-type="float" office:value="0.000198651952892109" calcext:value-type="float">
            <text:p>0,000</text:p>
          </table:table-cell>
          <table:table-cell table:style-name="ce12" table:formula="of:=([.D768]+[.F768])/2" office:value-type="float" office:value="0.000291185813553399" calcext:value-type="float">
            <text:p>0,000</text:p>
          </table:table-cell>
          <table:table-cell table:style-name="ce12" table:formula="of:=([.E768]+[.G768])/2" office:value-type="float" office:value="0.000375776884285717" calcext:value-type="float">
            <text:p>0,000</text:p>
          </table:table-cell>
          <table:table-cell table:style-name="ce12" table:formula="of:=([.F768]+[.H768])/2" office:value-type="float" office:value="0.000450117741191949" calcext:value-type="float">
            <text:p>0,000</text:p>
          </table:table-cell>
          <table:table-cell table:style-name="ce12" table:formula="of:=([.G768]+[.I768])/2" office:value-type="float" office:value="0.000512180559487842" calcext:value-type="float">
            <text:p>0,001</text:p>
          </table:table-cell>
          <table:table-cell table:style-name="ce12" table:formula="of:=([.H768]+[.J768])/2" office:value-type="float" office:value="0.000560272427275979" calcext:value-type="float">
            <text:p>0,001</text:p>
          </table:table-cell>
          <table:table-cell table:style-name="ce12" table:formula="of:=([.I768]+[.K768])/2" office:value-type="float" office:value="0.000593081523769241" calcext:value-type="float">
            <text:p>0,001</text:p>
          </table:table-cell>
          <table:table-cell table:style-name="ce12" table:formula="of:=([.J768]+[.L768])/2" office:value-type="float" office:value="0.000609712902342223" calcext:value-type="float">
            <text:p>0,001</text:p>
          </table:table-cell>
          <table:table-cell table:style-name="ce12" table:formula="of:=[.K769]" office:value-type="float" office:value="0.000609712902342223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4" calcext:value-type="float">
            <text:p>3,84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69]+[.D769])/2" office:value-type="float" office:value="0.0000993259764460543" calcext:value-type="float">
            <text:p>0,000</text:p>
          </table:table-cell>
          <table:table-cell table:style-name="ce12" table:formula="of:=([.C769]+[.E769])/2" office:value-type="float" office:value="0.000195942599178156" calcext:value-type="float">
            <text:p>0,000</text:p>
          </table:table-cell>
          <table:table-cell table:style-name="ce12" table:formula="of:=([.D769]+[.F769])/2" office:value-type="float" office:value="0.000287214418588913" calcext:value-type="float">
            <text:p>0,000</text:p>
          </table:table-cell>
          <table:table-cell table:style-name="ce12" table:formula="of:=([.E769]+[.G769])/2" office:value-type="float" office:value="0.000370651777372674" calcext:value-type="float">
            <text:p>0,000</text:p>
          </table:table-cell>
          <table:table-cell table:style-name="ce12" table:formula="of:=([.F769]+[.H769])/2" office:value-type="float" office:value="0.00044397872188678" calcext:value-type="float">
            <text:p>0,000</text:p>
          </table:table-cell>
          <table:table-cell table:style-name="ce12" table:formula="of:=([.G769]+[.I769])/2" office:value-type="float" office:value="0.000505195084233964" calcext:value-type="float">
            <text:p>0,001</text:p>
          </table:table-cell>
          <table:table-cell table:style-name="ce12" table:formula="of:=([.H769]+[.J769])/2" office:value-type="float" office:value="0.000552631041628541" calcext:value-type="float">
            <text:p>0,001</text:p>
          </table:table-cell>
          <table:table-cell table:style-name="ce12" table:formula="of:=([.I769]+[.K769])/2" office:value-type="float" office:value="0.000584992664809101" calcext:value-type="float">
            <text:p>0,001</text:p>
          </table:table-cell>
          <table:table-cell table:style-name="ce12" table:formula="of:=([.J769]+[.L769])/2" office:value-type="float" office:value="0.000601397213055732" calcext:value-type="float">
            <text:p>0,001</text:p>
          </table:table-cell>
          <table:table-cell table:style-name="ce12" table:formula="of:=[.K770]" office:value-type="float" office:value="0.00060139721305573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45" calcext:value-type="float">
            <text:p>3,84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0]+[.D770])/2" office:value-type="float" office:value="0.0000979712995890782" calcext:value-type="float">
            <text:p>0,000</text:p>
          </table:table-cell>
          <table:table-cell table:style-name="ce12" table:formula="of:=([.C770]+[.E770])/2" office:value-type="float" office:value="0.000193270197517484" calcext:value-type="float">
            <text:p>0,000</text:p>
          </table:table-cell>
          <table:table-cell table:style-name="ce12" table:formula="of:=([.D770]+[.F770])/2" office:value-type="float" office:value="0.000283297188275415" calcext:value-type="float">
            <text:p>0,000</text:p>
          </table:table-cell>
          <table:table-cell table:style-name="ce12" table:formula="of:=([.E770]+[.G770])/2" office:value-type="float" office:value="0.000365596570237846" calcext:value-type="float">
            <text:p>0,000</text:p>
          </table:table-cell>
          <table:table-cell table:style-name="ce12" table:formula="of:=([.F770]+[.H770])/2" office:value-type="float" office:value="0.000437923430803319" calcext:value-type="float">
            <text:p>0,000</text:p>
          </table:table-cell>
          <table:table-cell table:style-name="ce12" table:formula="of:=([.G770]+[.I770])/2" office:value-type="float" office:value="0.000498304881757661" calcext:value-type="float">
            <text:p>0,000</text:p>
          </table:table-cell>
          <table:table-cell table:style-name="ce12" table:formula="of:=([.H770]+[.J770])/2" office:value-type="float" office:value="0.000545093874521532" calcext:value-type="float">
            <text:p>0,001</text:p>
          </table:table-cell>
          <table:table-cell table:style-name="ce12" table:formula="of:=([.I770]+[.K770])/2" office:value-type="float" office:value="0.000577014127342137" calcext:value-type="float">
            <text:p>0,001</text:p>
          </table:table-cell>
          <table:table-cell table:style-name="ce12" table:formula="of:=([.J770]+[.L770])/2" office:value-type="float" office:value="0.000593194938932416" calcext:value-type="float">
            <text:p>0,001</text:p>
          </table:table-cell>
          <table:table-cell table:style-name="ce12" table:formula="of:=[.K771]" office:value-type="float" office:value="0.00059319493893241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5" calcext:value-type="float">
            <text:p>3,85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1]+[.D771])/2" office:value-type="float" office:value="0.0000966350987587418" calcext:value-type="float">
            <text:p>0,000</text:p>
          </table:table-cell>
          <table:table-cell table:style-name="ce12" table:formula="of:=([.C771]+[.E771])/2" office:value-type="float" office:value="0.000190634243932247" calcext:value-type="float">
            <text:p>0,000</text:p>
          </table:table-cell>
          <table:table-cell table:style-name="ce12" table:formula="of:=([.D771]+[.F771])/2" office:value-type="float" office:value="0.000279433383877665" calcext:value-type="float">
            <text:p>0,000</text:p>
          </table:table-cell>
          <table:table-cell table:style-name="ce12" table:formula="of:=([.E771]+[.G771])/2" office:value-type="float" office:value="0.000360610309539367" calcext:value-type="float">
            <text:p>0,000</text:p>
          </table:table-cell>
          <table:table-cell table:style-name="ce12" table:formula="of:=([.F771]+[.H771])/2" office:value-type="float" office:value="0.000431950725997753" calcext:value-type="float">
            <text:p>0,000</text:p>
          </table:table-cell>
          <table:table-cell table:style-name="ce12" table:formula="of:=([.G771]+[.I771])/2" office:value-type="float" office:value="0.000491508652662426" calcext:value-type="float">
            <text:p>0,000</text:p>
          </table:table-cell>
          <table:table-cell table:style-name="ce12" table:formula="of:=([.H771]+[.J771])/2" office:value-type="float" office:value="0.000537659504549899" calcext:value-type="float">
            <text:p>0,001</text:p>
          </table:table-cell>
          <table:table-cell table:style-name="ce12" table:formula="of:=([.I771]+[.K771])/2" office:value-type="float" office:value="0.000569144406726974" calcext:value-type="float">
            <text:p>0,001</text:p>
          </table:table-cell>
          <table:table-cell table:style-name="ce12" table:formula="of:=([.J771]+[.L771])/2" office:value-type="float" office:value="0.000585104533137276" calcext:value-type="float">
            <text:p>0,001</text:p>
          </table:table-cell>
          <table:table-cell table:style-name="ce12" table:formula="of:=[.K772]" office:value-type="float" office:value="0.00058510453313727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55" calcext:value-type="float">
            <text:p>3,85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2]+[.D772])/2" office:value-type="float" office:value="0.0000953171219661233" calcext:value-type="float">
            <text:p>0,000</text:p>
          </table:table-cell>
          <table:table-cell table:style-name="ce12" table:formula="of:=([.C772]+[.E772])/2" office:value-type="float" office:value="0.000188034241318203" calcext:value-type="float">
            <text:p>0,000</text:p>
          </table:table-cell>
          <table:table-cell table:style-name="ce12" table:formula="of:=([.D772]+[.F772])/2" office:value-type="float" office:value="0.000275622276735807" calcext:value-type="float">
            <text:p>0,000</text:p>
          </table:table-cell>
          <table:table-cell table:style-name="ce12" table:formula="of:=([.E772]+[.G772])/2" office:value-type="float" office:value="0.000355692054937709" calcext:value-type="float">
            <text:p>0,000</text:p>
          </table:table-cell>
          <table:table-cell table:style-name="ce12" table:formula="of:=([.F772]+[.H772])/2" office:value-type="float" office:value="0.000426059481100896" calcext:value-type="float">
            <text:p>0,000</text:p>
          </table:table-cell>
          <table:table-cell table:style-name="ce12" table:formula="of:=([.G772]+[.I772])/2" office:value-type="float" office:value="0.000484805115273826" calcext:value-type="float">
            <text:p>0,000</text:p>
          </table:table-cell>
          <table:table-cell table:style-name="ce12" table:formula="of:=([.H772]+[.J772])/2" office:value-type="float" office:value="0.0005303265296947" calcext:value-type="float">
            <text:p>0,001</text:p>
          </table:table-cell>
          <table:table-cell table:style-name="ce12" table:formula="of:=([.I772]+[.K772])/2" office:value-type="float" office:value="0.000561382018843588" calcext:value-type="float">
            <text:p>0,001</text:p>
          </table:table-cell>
          <table:table-cell table:style-name="ce12" table:formula="of:=([.J772]+[.L772])/2" office:value-type="float" office:value="0.000577124469932125" calcext:value-type="float">
            <text:p>0,001</text:p>
          </table:table-cell>
          <table:table-cell table:style-name="ce12" table:formula="of:=[.K773]" office:value-type="float" office:value="0.00057712446993212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6" calcext:value-type="float">
            <text:p>3,86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3]+[.D773])/2" office:value-type="float" office:value="0.0000940171206591017" calcext:value-type="float">
            <text:p>0,000</text:p>
          </table:table-cell>
          <table:table-cell table:style-name="ce12" table:formula="of:=([.C773]+[.E773])/2" office:value-type="float" office:value="0.000185469699350965" calcext:value-type="float">
            <text:p>0,000</text:p>
          </table:table-cell>
          <table:table-cell table:style-name="ce12" table:formula="of:=([.D773]+[.F773])/2" office:value-type="float" office:value="0.000271863148127956" calcext:value-type="float">
            <text:p>0,000</text:p>
          </table:table-cell>
          <table:table-cell table:style-name="ce12" table:formula="of:=([.E773]+[.G773])/2" office:value-type="float" office:value="0.000350840878918352" calcext:value-type="float">
            <text:p>0,000</text:p>
          </table:table-cell>
          <table:table-cell table:style-name="ce12" table:formula="of:=([.F773]+[.H773])/2" office:value-type="float" office:value="0.000420248585105767" calcext:value-type="float">
            <text:p>0,000</text:p>
          </table:table-cell>
          <table:table-cell table:style-name="ce12" table:formula="of:=([.G773]+[.I773])/2" office:value-type="float" office:value="0.000478193005397798" calcext:value-type="float">
            <text:p>0,000</text:p>
          </table:table-cell>
          <table:table-cell table:style-name="ce12" table:formula="of:=([.H773]+[.J773])/2" office:value-type="float" office:value="0.000523093567058707" calcext:value-type="float">
            <text:p>0,001</text:p>
          </table:table-cell>
          <table:table-cell table:style-name="ce12" table:formula="of:=([.I773]+[.K773])/2" office:value-type="float" office:value="0.000553725499813413" calcext:value-type="float">
            <text:p>0,001</text:p>
          </table:table-cell>
          <table:table-cell table:style-name="ce12" table:formula="of:=([.J773]+[.L773])/2" office:value-type="float" office:value="0.000569253244387856" calcext:value-type="float">
            <text:p>0,001</text:p>
          </table:table-cell>
          <table:table-cell table:style-name="ce12" table:formula="of:=[.K774]" office:value-type="float" office:value="0.00056925324438785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65" calcext:value-type="float">
            <text:p>3,86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4]+[.D774])/2" office:value-type="float" office:value="0.0000927348496754825" calcext:value-type="float">
            <text:p>0,000</text:p>
          </table:table-cell>
          <table:table-cell table:style-name="ce12" table:formula="of:=([.C774]+[.E774])/2" office:value-type="float" office:value="0.000182940134393529" calcext:value-type="float">
            <text:p>0,000</text:p>
          </table:table-cell>
          <table:table-cell table:style-name="ce12" table:formula="of:=([.D774]+[.F774])/2" office:value-type="float" office:value="0.000268155289134658" calcext:value-type="float">
            <text:p>0,000</text:p>
          </table:table-cell>
          <table:table-cell table:style-name="ce12" table:formula="of:=([.E774]+[.G774])/2" office:value-type="float" office:value="0.000346055866616862" calcext:value-type="float">
            <text:p>0,000</text:p>
          </table:table-cell>
          <table:table-cell table:style-name="ce12" table:formula="of:=([.F774]+[.H774])/2" office:value-type="float" office:value="0.000414516942158075" calcext:value-type="float">
            <text:p>0,000</text:p>
          </table:table-cell>
          <table:table-cell table:style-name="ce12" table:formula="of:=([.G774]+[.I774])/2" office:value-type="float" office:value="0.000471671076082237" calcext:value-type="float">
            <text:p>0,000</text:p>
          </table:table-cell>
          <table:table-cell table:style-name="ce12" table:formula="of:=([.H774]+[.J774])/2" office:value-type="float" office:value="0.000515959252605605" calcext:value-type="float">
            <text:p>0,001</text:p>
          </table:table-cell>
          <table:table-cell table:style-name="ce12" table:formula="of:=([.I774]+[.K774])/2" office:value-type="float" office:value="0.000546173405723282" calcext:value-type="float">
            <text:p>0,001</text:p>
          </table:table-cell>
          <table:table-cell table:style-name="ce12" table:formula="of:=([.J774]+[.L774])/2" office:value-type="float" office:value="0.000561489372100635" calcext:value-type="float">
            <text:p>0,001</text:p>
          </table:table-cell>
          <table:table-cell table:style-name="ce12" table:formula="of:=[.K775]" office:value-type="float" office:value="0.000561489372100635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7" calcext:value-type="float">
            <text:p>3,87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5]+[.D775])/2" office:value-type="float" office:value="0.0000914700671967645" calcext:value-type="float">
            <text:p>0,000</text:p>
          </table:table-cell>
          <table:table-cell table:style-name="ce12" table:formula="of:=([.C775]+[.E775])/2" office:value-type="float" office:value="0.00018044506940507" calcext:value-type="float">
            <text:p>0,000</text:p>
          </table:table-cell>
          <table:table-cell table:style-name="ce12" table:formula="of:=([.D775]+[.F775])/2" office:value-type="float" office:value="0.000264498000505195" calcext:value-type="float">
            <text:p>0,000</text:p>
          </table:table-cell>
          <table:table-cell table:style-name="ce12" table:formula="of:=([.E775]+[.G775])/2" office:value-type="float" office:value="0.000341336115646367" calcext:value-type="float">
            <text:p>0,000</text:p>
          </table:table-cell>
          <table:table-cell table:style-name="ce12" table:formula="of:=([.F775]+[.H775])/2" office:value-type="float" office:value="0.000408863471349549" calcext:value-type="float">
            <text:p>0,000</text:p>
          </table:table-cell>
          <table:table-cell table:style-name="ce12" table:formula="of:=([.G775]+[.I775])/2" office:value-type="float" office:value="0.00046523809738184" calcext:value-type="float">
            <text:p>0,000</text:p>
          </table:table-cell>
          <table:table-cell table:style-name="ce12" table:formula="of:=([.H775]+[.J775])/2" office:value-type="float" office:value="0.000508922240902759" calcext:value-type="float">
            <text:p>0,001</text:p>
          </table:table-cell>
          <table:table-cell table:style-name="ce12" table:formula="of:=([.I775]+[.K775])/2" office:value-type="float" office:value="0.00053872431235312" calcext:value-type="float">
            <text:p>0,001</text:p>
          </table:table-cell>
          <table:table-cell table:style-name="ce12" table:formula="of:=([.J775]+[.L775])/2" office:value-type="float" office:value="0.000553831388911958" calcext:value-type="float">
            <text:p>0,001</text:p>
          </table:table-cell>
          <table:table-cell table:style-name="ce12" table:formula="of:=[.K776]" office:value-type="float" office:value="0.00055383138891195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75" calcext:value-type="float">
            <text:p>3,87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6]+[.D776])/2" office:value-type="float" office:value="0.0000902225347025352" calcext:value-type="float">
            <text:p>0,000</text:p>
          </table:table-cell>
          <table:table-cell table:style-name="ce12" table:formula="of:=([.C776]+[.E776])/2" office:value-type="float" office:value="0.00017798403385098" calcext:value-type="float">
            <text:p>0,000</text:p>
          </table:table-cell>
          <table:table-cell table:style-name="ce12" table:formula="of:=([.D776]+[.F776])/2" office:value-type="float" office:value="0.000260890592525718" calcext:value-type="float">
            <text:p>0,000</text:p>
          </table:table-cell>
          <table:table-cell table:style-name="ce12" table:formula="of:=([.E776]+[.G776])/2" office:value-type="float" office:value="0.000336680735927372" calcext:value-type="float">
            <text:p>0,000</text:p>
          </table:table-cell>
          <table:table-cell table:style-name="ce12" table:formula="of:=([.F776]+[.H776])/2" office:value-type="float" office:value="0.000403287106514103" calcext:value-type="float">
            <text:p>0,000</text:p>
          </table:table-cell>
          <table:table-cell table:style-name="ce12" table:formula="of:=([.G776]+[.I776])/2" office:value-type="float" office:value="0.000458892856126154" calcext:value-type="float">
            <text:p>0,000</text:p>
          </table:table-cell>
          <table:table-cell table:style-name="ce12" table:formula="of:=([.H776]+[.J776])/2" office:value-type="float" office:value="0.00050198120486748" calcext:value-type="float">
            <text:p>0,001</text:p>
          </table:table-cell>
          <table:table-cell table:style-name="ce12" table:formula="of:=([.I776]+[.K776])/2" office:value-type="float" office:value="0.000531376814907359" calcext:value-type="float">
            <text:p>0,001</text:p>
          </table:table-cell>
          <table:table-cell table:style-name="ce12" table:formula="of:=([.J776]+[.L776])/2" office:value-type="float" office:value="0.000546277850632539" calcext:value-type="float">
            <text:p>0,001</text:p>
          </table:table-cell>
          <table:table-cell table:style-name="ce12" table:formula="of:=[.K777]" office:value-type="float" office:value="0.00054627785063253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8" calcext:value-type="float">
            <text:p>3,88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7]+[.D777])/2" office:value-type="float" office:value="0.00008899201692549" calcext:value-type="float">
            <text:p>0,000</text:p>
          </table:table-cell>
          <table:table-cell table:style-name="ce12" table:formula="of:=([.C777]+[.E777])/2" office:value-type="float" office:value="0.000175556563614127" calcext:value-type="float">
            <text:p>0,000</text:p>
          </table:table-cell>
          <table:table-cell table:style-name="ce12" table:formula="of:=([.D777]+[.F777])/2" office:value-type="float" office:value="0.000257332384889176" calcext:value-type="float">
            <text:p>0,000</text:p>
          </table:table-cell>
          <table:table-cell table:style-name="ce12" table:formula="of:=([.E777]+[.G777])/2" office:value-type="float" office:value="0.000332088849519911" calcext:value-type="float">
            <text:p>0,000</text:p>
          </table:table-cell>
          <table:table-cell table:style-name="ce12" table:formula="of:=([.F777]+[.H777])/2" office:value-type="float" office:value="0.000397786796026763" calcext:value-type="float">
            <text:p>0,000</text:p>
          </table:table-cell>
          <table:table-cell table:style-name="ce12" table:formula="of:=([.G777]+[.I777])/2" office:value-type="float" office:value="0.000452634155690792" calcext:value-type="float">
            <text:p>0,000</text:p>
          </table:table-cell>
          <table:table-cell table:style-name="ce12" table:formula="of:=([.H777]+[.J777])/2" office:value-type="float" office:value="0.000495134835516757" calcext:value-type="float">
            <text:p>0,000</text:p>
          </table:table-cell>
          <table:table-cell table:style-name="ce12" table:formula="of:=([.I777]+[.K777])/2" office:value-type="float" office:value="0.00052412952775001" calcext:value-type="float">
            <text:p>0,001</text:p>
          </table:table-cell>
          <table:table-cell table:style-name="ce12" table:formula="of:=([.J777]+[.L777])/2" office:value-type="float" office:value="0.000538827332769949" calcext:value-type="float">
            <text:p>0,001</text:p>
          </table:table-cell>
          <table:table-cell table:style-name="ce12" table:formula="of:=[.K778]" office:value-type="float" office:value="0.00053882733276994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85" calcext:value-type="float">
            <text:p>3,88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8]+[.D778])/2" office:value-type="float" office:value="0.0000877782818070634" calcext:value-type="float">
            <text:p>0,000</text:p>
          </table:table-cell>
          <table:table-cell table:style-name="ce12" table:formula="of:=([.C778]+[.E778])/2" office:value-type="float" office:value="0.000173162200907333" calcext:value-type="float">
            <text:p>0,000</text:p>
          </table:table-cell>
          <table:table-cell table:style-name="ce12" table:formula="of:=([.D778]+[.F778])/2" office:value-type="float" office:value="0.000253822706567019" calcext:value-type="float">
            <text:p>0,000</text:p>
          </table:table-cell>
          <table:table-cell table:style-name="ce12" table:formula="of:=([.E778]+[.G778])/2" office:value-type="float" office:value="0.00032755959045797" calcext:value-type="float">
            <text:p>0,000</text:p>
          </table:table-cell>
          <table:table-cell table:style-name="ce12" table:formula="of:=([.F778]+[.H778])/2" office:value-type="float" office:value="0.000392361502605351" calcext:value-type="float">
            <text:p>0,000</text:p>
          </table:table-cell>
          <table:table-cell table:style-name="ce12" table:formula="of:=([.G778]+[.I778])/2" office:value-type="float" office:value="0.00044646081577176" calcext:value-type="float">
            <text:p>0,000</text:p>
          </table:table-cell>
          <table:table-cell table:style-name="ce12" table:formula="of:=([.H778]+[.J778])/2" office:value-type="float" office:value="0.000488381841720401" calcext:value-type="float">
            <text:p>0,000</text:p>
          </table:table-cell>
          <table:table-cell table:style-name="ce12" table:formula="of:=([.I778]+[.K778])/2" office:value-type="float" office:value="0.000516981084143353" calcext:value-type="float">
            <text:p>0,001</text:p>
          </table:table-cell>
          <table:table-cell table:style-name="ce12" table:formula="of:=([.J778]+[.L778])/2" office:value-type="float" office:value="0.000531478430259979" calcext:value-type="float">
            <text:p>0,001</text:p>
          </table:table-cell>
          <table:table-cell table:style-name="ce12" table:formula="of:=[.K779]" office:value-type="float" office:value="0.000531478430259979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9" calcext:value-type="float">
            <text:p>3,89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79]+[.D779])/2" office:value-type="float" office:value="0.0000865811004536665" calcext:value-type="float">
            <text:p>0,000</text:p>
          </table:table-cell>
          <table:table-cell table:style-name="ce12" table:formula="of:=([.C779]+[.E779])/2" office:value-type="float" office:value="0.000170800494187041" calcext:value-type="float">
            <text:p>0,000</text:p>
          </table:table-cell>
          <table:table-cell table:style-name="ce12" table:formula="of:=([.D779]+[.F779])/2" office:value-type="float" office:value="0.000250360895682651" calcext:value-type="float">
            <text:p>0,000</text:p>
          </table:table-cell>
          <table:table-cell table:style-name="ce12" table:formula="of:=([.E779]+[.G779])/2" office:value-type="float" office:value="0.000323092104586185" calcext:value-type="float">
            <text:p>0,000</text:p>
          </table:table-cell>
          <table:table-cell table:style-name="ce12" table:formula="of:=([.F779]+[.H779])/2" office:value-type="float" office:value="0.000387010203114865" calcext:value-type="float">
            <text:p>0,000</text:p>
          </table:table-cell>
          <table:table-cell table:style-name="ce12" table:formula="of:=([.G779]+[.I779])/2" office:value-type="float" office:value="0.000440371672162876" calcext:value-type="float">
            <text:p>0,000</text:p>
          </table:table-cell>
          <table:table-cell table:style-name="ce12" table:formula="of:=([.H779]+[.J779])/2" office:value-type="float" office:value="0.000481720949957556" calcext:value-type="float">
            <text:p>0,000</text:p>
          </table:table-cell>
          <table:table-cell table:style-name="ce12" table:formula="of:=([.I779]+[.K779])/2" office:value-type="float" office:value="0.00050993013599019" calcext:value-type="float">
            <text:p>0,001</text:p>
          </table:table-cell>
          <table:table-cell table:style-name="ce12" table:formula="of:=([.J779]+[.L779])/2" office:value-type="float" office:value="0.000524229757201666" calcext:value-type="float">
            <text:p>0,001</text:p>
          </table:table-cell>
          <table:table-cell table:style-name="ce12" table:formula="of:=[.K780]" office:value-type="float" office:value="0.000524229757201666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895" calcext:value-type="float">
            <text:p>3,89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80]+[.D780])/2" office:value-type="float" office:value="0.0000854002470935206" calcext:value-type="float">
            <text:p>0,000</text:p>
          </table:table-cell>
          <table:table-cell table:style-name="ce12" table:formula="of:=([.C780]+[.E780])/2" office:value-type="float" office:value="0.000168470998068159" calcext:value-type="float">
            <text:p>0,000</text:p>
          </table:table-cell>
          <table:table-cell table:style-name="ce12" table:formula="of:=([.D780]+[.F780])/2" office:value-type="float" office:value="0.000246946299386613" calcext:value-type="float">
            <text:p>0,000</text:p>
          </table:table-cell>
          <table:table-cell table:style-name="ce12" table:formula="of:=([.E780]+[.G780])/2" office:value-type="float" office:value="0.000318685549398758" calcext:value-type="float">
            <text:p>0,000</text:p>
          </table:table-cell>
          <table:table-cell table:style-name="ce12" table:formula="of:=([.F780]+[.H780])/2" office:value-type="float" office:value="0.00038173188837453" calcext:value-type="float">
            <text:p>0,000</text:p>
          </table:table-cell>
          <table:table-cell table:style-name="ce12" table:formula="of:=([.G780]+[.I780])/2" office:value-type="float" office:value="0.000434365576536211" calcext:value-type="float">
            <text:p>0,000</text:p>
          </table:table-cell>
          <table:table-cell table:style-name="ce12" table:formula="of:=([.H780]+[.J780])/2" office:value-type="float" office:value="0.000475150904076533" calcext:value-type="float">
            <text:p>0,000</text:p>
          </table:table-cell>
          <table:table-cell table:style-name="ce12" table:formula="of:=([.I780]+[.K780])/2" office:value-type="float" office:value="0.000502975353579611" calcext:value-type="float">
            <text:p>0,001</text:p>
          </table:table-cell>
          <table:table-cell table:style-name="ce12" table:formula="of:=([.J780]+[.L780])/2" office:value-type="float" office:value="0.000517079946595928" calcext:value-type="float">
            <text:p>0,001</text:p>
          </table:table-cell>
          <table:table-cell table:style-name="ce12" table:formula="of:=[.K781]" office:value-type="float" office:value="0.000517079946595928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9" calcext:value-type="float">
            <text:p>3,90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81]+[.D781])/2" office:value-type="float" office:value="0.0000842354990340795" calcext:value-type="float">
            <text:p>0,000</text:p>
          </table:table-cell>
          <table:table-cell table:style-name="ce12" table:formula="of:=([.C781]+[.E781])/2" office:value-type="float" office:value="0.000166173273240067" calcext:value-type="float">
            <text:p>0,000</text:p>
          </table:table-cell>
          <table:table-cell table:style-name="ce12" table:formula="of:=([.D781]+[.F781])/2" office:value-type="float" office:value="0.000243578273733459" calcext:value-type="float">
            <text:p>0,000</text:p>
          </table:table-cell>
          <table:table-cell table:style-name="ce12" table:formula="of:=([.E781]+[.G781])/2" office:value-type="float" office:value="0.000314339093880572" calcext:value-type="float">
            <text:p>0,000</text:p>
          </table:table-cell>
          <table:table-cell table:style-name="ce12" table:formula="of:=([.F781]+[.H781])/2" office:value-type="float" office:value="0.000376525562967484" calcext:value-type="float">
            <text:p>0,000</text:p>
          </table:table-cell>
          <table:table-cell table:style-name="ce12" table:formula="of:=([.G781]+[.I781])/2" office:value-type="float" office:value="0.000428441396225532" calcext:value-type="float">
            <text:p>0,000</text:p>
          </table:table-cell>
          <table:table-cell table:style-name="ce12" table:formula="of:=([.H781]+[.J781])/2" office:value-type="float" office:value="0.000468670465057911" calcext:value-type="float">
            <text:p>0,000</text:p>
          </table:table-cell>
          <table:table-cell table:style-name="ce12" table:formula="of:=([.I781]+[.K781])/2" office:value-type="float" office:value="0.00049611542533623" calcext:value-type="float">
            <text:p>0,000</text:p>
          </table:table-cell>
          <table:table-cell table:style-name="ce12" table:formula="of:=([.J781]+[.L781])/2" office:value-type="float" office:value="0.00051002765008777" calcext:value-type="float">
            <text:p>0,001</text:p>
          </table:table-cell>
          <table:table-cell table:style-name="ce12" table:formula="of:=[.K782]" office:value-type="float" office:value="0.00051002765008777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905" calcext:value-type="float">
            <text:p>3,905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82]+[.D782])/2" office:value-type="float" office:value="0.0000830866366200334" calcext:value-type="float">
            <text:p>0,000</text:p>
          </table:table-cell>
          <table:table-cell table:style-name="ce12" table:formula="of:=([.C782]+[.E782])/2" office:value-type="float" office:value="0.000163906886383769" calcext:value-type="float">
            <text:p>0,000</text:p>
          </table:table-cell>
          <table:table-cell table:style-name="ce12" table:formula="of:=([.D782]+[.F782])/2" office:value-type="float" office:value="0.000240256183560319" calcext:value-type="float">
            <text:p>0,000</text:p>
          </table:table-cell>
          <table:table-cell table:style-name="ce12" table:formula="of:=([.E782]+[.G782])/2" office:value-type="float" office:value="0.000310051918350472" calcext:value-type="float">
            <text:p>0,000</text:p>
          </table:table-cell>
          <table:table-cell table:style-name="ce12" table:formula="of:=([.F782]+[.H782])/2" office:value-type="float" office:value="0.000371390245053052" calcext:value-type="float">
            <text:p>0,000</text:p>
          </table:table-cell>
          <table:table-cell table:style-name="ce12" table:formula="of:=([.G782]+[.I782])/2" office:value-type="float" office:value="0.000422598014012698" calcext:value-type="float">
            <text:p>0,000</text:p>
          </table:table-cell>
          <table:table-cell table:style-name="ce12" table:formula="of:=([.H782]+[.J782])/2" office:value-type="float" office:value="0.000462278410780881" calcext:value-type="float">
            <text:p>0,000</text:p>
          </table:table-cell>
          <table:table-cell table:style-name="ce12" table:formula="of:=([.I782]+[.K782])/2" office:value-type="float" office:value="0.00048934905757284" calcext:value-type="float">
            <text:p>0,000</text:p>
          </table:table-cell>
          <table:table-cell table:style-name="ce12" table:formula="of:=([.J782]+[.L782])/2" office:value-type="float" office:value="0.000503071537712" calcext:value-type="float">
            <text:p>0,001</text:p>
          </table:table-cell>
          <table:table-cell table:style-name="ce12" table:formula="of:=[.K783]" office:value-type="float" office:value="0.000503071537712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3" office:value-type="float" office:value="3.91" calcext:value-type="float">
            <text:p>3,910</text:p>
          </table:table-cell>
          <table:table-cell table:style-name="ce12" table:formula="of:=0" office:value-type="float" office:value="0" calcext:value-type="float">
            <text:p>0,000</text:p>
          </table:table-cell>
          <table:table-cell table:style-name="ce12" table:formula="of:=([.B783]+[.D783])/2" office:value-type="float" office:value="0.0000819534431918845" calcext:value-type="float">
            <text:p>0,000</text:p>
          </table:table-cell>
          <table:table-cell table:style-name="ce12" table:formula="of:=([.C783]+[.E783])/2" office:value-type="float" office:value="0.000161671410090176" calcext:value-type="float">
            <text:p>0,000</text:p>
          </table:table-cell>
          <table:table-cell table:style-name="ce12" table:formula="of:=([.D783]+[.F783])/2" office:value-type="float" office:value="0.00023697940236712" calcext:value-type="float">
            <text:p>0,000</text:p>
          </table:table-cell>
          <table:table-cell table:style-name="ce12" table:formula="of:=([.E783]+[.G783])/2" office:value-type="float" office:value="0.000305823214306686" calcext:value-type="float">
            <text:p>0,000</text:p>
          </table:table-cell>
          <table:table-cell table:style-name="ce12" table:formula="of:=([.F783]+[.H783])/2" office:value-type="float" office:value="0.000366324966181585" calcext:value-type="float">
            <text:p>0,000</text:p>
          </table:table-cell>
          <table:table-cell table:style-name="ce12" table:formula="of:=([.G783]+[.I783])/2" office:value-type="float" office:value="0.000416834327916966" calcext:value-type="float">
            <text:p>0,000</text:p>
          </table:table-cell>
          <table:table-cell table:style-name="ce12" table:formula="of:=([.H783]+[.J783])/2" office:value-type="float" office:value="0.000455973535792769" calcext:value-type="float">
            <text:p>0,000</text:p>
          </table:table-cell>
          <table:table-cell table:style-name="ce12" table:formula="of:=([.I783]+[.K783])/2" office:value-type="float" office:value="0.00048267497424644" calcext:value-type="float">
            <text:p>0,000</text:p>
          </table:table-cell>
          <table:table-cell table:style-name="ce12" table:formula="of:=([.J783]+[.L783])/2" office:value-type="float" office:value="0.00049621029764242" calcext:value-type="float">
            <text:p>0,000</text:p>
          </table:table-cell>
          <table:table-cell table:style-name="ce12" table:formula="of:=[.K784]" office:value-type="float" office:value="0.00049621029764242" calcext:value-type="float">
            <text:p>0,000</text:p>
          </table:table-cell>
          <table:table-cell table:number-columns-repeated="8"/>
        </table:table-row>
        <table:table-row table:style-name="ro1" table:number-rows-repeated="1047524">
          <table:table-cell table:number-columns-repeated="20"/>
        </table:table-row>
        <table:table-row table:style-name="ro2" table:number-rows-repeated="267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Лист3.B2:Лист3.L784">
            <calcext:condition calcext:apply-style-name="Общий числовой формат" calcext:value="&lt;0.0005" calcext:base-cell-address="Лист3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/>
    <style:style style:name="Общий_20_числовой_20_формат" style:display-name="Общий числовой формат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26:16.425000000</meta:creation-date>
    <dc:date>2025-04-02T21:04:51.423000000</dc:date>
    <meta:editing-duration>PT6H30M30S</meta:editing-duration>
    <meta:editing-cycles>13</meta:editing-cycles>
    <meta:generator>LibreOffice/7.5.0.3$Windows_X86_64 LibreOffice_project/c21113d003cd3efa8c53188764377a8272d9d6de</meta:generator>
    <meta:document-statistic meta:table-count="3" meta:cell-count="1341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804cm" svg:height="16.431cm" xlink:href=".." xlink:type="simple" chart:class="chart:line" chart:style-name="ch1">
        <chart:legend chart:legend-position="end" svg:x="23.033cm" svg:y="4.203cm" style:legend-expansion="custom" svg:width="4.489cm" svg:height="7.956cm" style:legend-expansion-aspect-ratio="0.564228255404726" chart:style-name="ch2"/>
        <chart:plot-area chart:style-name="ch3" table:cell-range-address="Лист1.B1:Лист1.L2 Лист1.B5:Лист1.L5 Лист1.B10:Лист1.L10 Лист1.B15:Лист1.L15 Лист1.B20:Лист1.L20 Лист1.B25:Лист1.L25 Лист1.B35:Лист1.L35 Лист1.B50:Лист1.L50 Лист1.B75:Лист1.L75 Лист1.B219:Лист1.L219" chart:data-source-has-labels="row" svg:x="0.73cm" svg:y="0.78cm" svg:width="22.397cm" svg:height="14.693cm">
          <chart:coordinate-region svg:x="2.039cm" svg:y="0.982cm" svg:width="20.991cm" svg:height="13.838cm"/>
          <chart:axis chart:dimension="x" chart:name="primary-x" chart:style-name="ch4" chartooo:axis-type="auto">
            <chartooo:date-scale/>
            <chart:categories table:cell-range-address="Лист1.B1:Лист1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L2" chart:class="chart:line">
            <chart:data-point chart:repeated="11"/>
          </chart:series>
          <chart:series chart:style-name="ch7" chart:values-cell-range-address="Лист1.B5:Лист1.L5" chart:class="chart:line">
            <chart:data-point chart:repeated="11"/>
          </chart:series>
          <chart:series chart:style-name="ch8" chart:values-cell-range-address="Лист1.B10:Лист1.L10" chart:class="chart:line">
            <chart:data-point chart:repeated="11"/>
          </chart:series>
          <chart:series chart:style-name="ch9" chart:values-cell-range-address="Лист1.B15:Лист1.L15" chart:class="chart:line">
            <chart:data-point chart:repeated="11"/>
          </chart:series>
          <chart:series chart:style-name="ch10" chart:values-cell-range-address="Лист1.B20:Лист1.L20" chart:class="chart:line">
            <chart:data-point chart:repeated="11"/>
          </chart:series>
          <chart:series chart:style-name="ch11" chart:values-cell-range-address="Лист1.B25:Лист1.L25" chart:class="chart:line">
            <chart:data-point chart:repeated="11"/>
          </chart:series>
          <chart:series chart:style-name="ch12" chart:values-cell-range-address="Лист1.B35:Лист1.L35" chart:class="chart:line">
            <chart:data-point chart:repeated="11"/>
          </chart:series>
          <chart:series chart:style-name="ch13" chart:values-cell-range-address="Лист1.B50:Лист1.L50" chart:class="chart:line">
            <chart:data-point chart:repeated="11"/>
          </chart:series>
          <chart:series chart:style-name="ch14" chart:values-cell-range-address="Лист1.B75:Лист1.L75" chart:class="chart:line">
            <chart:data-point chart:repeated="11"/>
          </chart:series>
          <chart:series chart:style-name="ch15" chart:values-cell-range-address="Лист1.B219:Лист1.L219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1.B1:Лист1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2:Лист1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5:Лист1.L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3.25">
                <text:p>13.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.25">
                <text:p>13.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0:Лист1.L10</svg:desc>
                </draw:g>
              </table:table-cell>
              <table:table-cell office:value-type="float" office:value="5.3515625">
                <text:p>5.3515625</text:p>
              </table:table-cell>
              <table:table-cell office:value-type="float" office:value="10.15625">
                <text:p>10.15625</text:p>
              </table:table-cell>
              <table:table-cell office:value-type="float" office:value="13.984375">
                <text:p>13.984375</text:p>
              </table:table-cell>
              <table:table-cell office:value-type="float" office:value="16.40625">
                <text:p>16.40625</text:p>
              </table:table-cell>
              <table:table-cell office:value-type="float" office:value="17.265625">
                <text:p>17.265625</text:p>
              </table:table-cell>
              <table:table-cell office:value-type="float" office:value="16.40625">
                <text:p>16.40625</text:p>
              </table:table-cell>
              <table:table-cell office:value-type="float" office:value="13.984375">
                <text:p>13.984375</text:p>
              </table:table-cell>
              <table:table-cell office:value-type="float" office:value="10.15625">
                <text:p>10.15625</text:p>
              </table:table-cell>
              <table:table-cell office:value-type="float" office:value="5.3515625">
                <text:p>5.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5:Лист1.L15</svg:desc>
                </draw:g>
              </table:table-cell>
              <table:table-cell office:value-type="float" office:value="4.150390625">
                <text:p>4.150390625</text:p>
              </table:table-cell>
              <table:table-cell office:value-type="float" office:value="7.904052734375">
                <text:p>7.904052734375</text:p>
              </table:table-cell>
              <table:table-cell office:value-type="float" office:value="10.8642578125">
                <text:p>10.8642578125</text:p>
              </table:table-cell>
              <table:table-cell office:value-type="float" office:value="12.786865234375">
                <text:p>12.786865234375</text:p>
              </table:table-cell>
              <table:table-cell office:value-type="float" office:value="13.427734375">
                <text:p>13.427734375</text:p>
              </table:table-cell>
              <table:table-cell office:value-type="float" office:value="12.786865234375">
                <text:p>12.786865234375</text:p>
              </table:table-cell>
              <table:table-cell office:value-type="float" office:value="10.8642578125">
                <text:p>10.8642578125</text:p>
              </table:table-cell>
              <table:table-cell office:value-type="float" office:value="7.904052734375">
                <text:p>7.904052734375</text:p>
              </table:table-cell>
              <table:table-cell office:value-type="float" office:value="4.150390625">
                <text:p>4.150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20:Лист1.L20</svg:desc>
                </draw:g>
              </table:table-cell>
              <table:table-cell office:value-type="float" office:value="3.23295593261719">
                <text:p>3.23295593261719</text:p>
              </table:table-cell>
              <table:table-cell office:value-type="float" office:value="6.14166259765625">
                <text:p>6.14166259765625</text:p>
              </table:table-cell>
              <table:table-cell office:value-type="float" office:value="8.46385955810547">
                <text:p>8.46385955810547</text:p>
              </table:table-cell>
              <table:table-cell office:value-type="float" office:value="9.93728637695313">
                <text:p>9.93728637695313</text:p>
              </table:table-cell>
              <table:table-cell office:value-type="float" office:value="10.4618072509766">
                <text:p>10.4618072509766</text:p>
              </table:table-cell>
              <table:table-cell office:value-type="float" office:value="9.93728637695313">
                <text:p>9.93728637695313</text:p>
              </table:table-cell>
              <table:table-cell office:value-type="float" office:value="8.46385955810547">
                <text:p>8.46385955810547</text:p>
              </table:table-cell>
              <table:table-cell office:value-type="float" office:value="6.14166259765625">
                <text:p>6.14166259765625</text:p>
              </table:table-cell>
              <table:table-cell office:value-type="float" office:value="3.23295593261719">
                <text:p>3.2329559326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25:Лист1.L25</svg:desc>
                </draw:g>
              </table:table-cell>
              <table:table-cell office:value-type="float" office:value="2.51233577728272">
                <text:p>2.51233577728272</text:p>
              </table:table-cell>
              <table:table-cell office:value-type="float" office:value="4.78476285934448">
                <text:p>4.78476285934448</text:p>
              </table:table-cell>
              <table:table-cell office:value-type="float" office:value="6.57737255096436">
                <text:p>6.57737255096436</text:p>
              </table:table-cell>
              <table:table-cell office:value-type="float" office:value="7.74189829826355">
                <text:p>7.74189829826355</text:p>
              </table:table-cell>
              <table:table-cell office:value-type="float" office:value="8.13007354736328">
                <text:p>8.13007354736328</text:p>
              </table:table-cell>
              <table:table-cell office:value-type="float" office:value="7.74189829826355">
                <text:p>7.74189829826355</text:p>
              </table:table-cell>
              <table:table-cell office:value-type="float" office:value="6.57737255096436">
                <text:p>6.57737255096436</text:p>
              </table:table-cell>
              <table:table-cell office:value-type="float" office:value="4.78476285934448">
                <text:p>4.78476285934448</text:p>
              </table:table-cell>
              <table:table-cell office:value-type="float" office:value="2.51233577728272">
                <text:p>2.5123357772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35:Лист1.L35</svg:desc>
                </draw:g>
              </table:table-cell>
              <table:table-cell office:value-type="float" office:value="1.52103893924505">
                <text:p>1.52103893924505</text:p>
              </table:table-cell>
              <table:table-cell office:value-type="float" office:value="2.89683157461695">
                <text:p>2.89683157461695</text:p>
              </table:table-cell>
              <table:table-cell office:value-type="float" office:value="3.98213160224259">
                <text:p>3.98213160224259</text:p>
              </table:table-cell>
              <table:table-cell office:value-type="float" office:value="4.68717189505696">
                <text:p>4.68717189505696</text:p>
              </table:table-cell>
              <table:table-cell office:value-type="float" office:value="4.92218532599509">
                <text:p>4.92218532599509</text:p>
              </table:table-cell>
              <table:table-cell office:value-type="float" office:value="4.68717189505696">
                <text:p>4.68717189505696</text:p>
              </table:table-cell>
              <table:table-cell office:value-type="float" office:value="3.98213160224259">
                <text:p>3.98213160224259</text:p>
              </table:table-cell>
              <table:table-cell office:value-type="float" office:value="2.89683157461695">
                <text:p>2.89683157461695</text:p>
              </table:table-cell>
              <table:table-cell office:value-type="float" office:value="1.52103893924505">
                <text:p>1.52103893924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50:Лист1.L50</svg:desc>
                </draw:g>
              </table:table-cell>
              <table:table-cell office:value-type="float" office:value="0.717433751296071">
                <text:p>0.717433751296071</text:p>
              </table:table-cell>
              <table:table-cell office:value-type="float" office:value="1.36292366281765">
                <text:p>1.36292366281765</text:p>
              </table:table-cell>
              <table:table-cell office:value-type="float" office:value="1.87826594555407">
                <text:p>1.87826594555407</text:p>
              </table:table-cell>
              <table:table-cell office:value-type="float" office:value="2.20525681049466">
                <text:p>2.20525681049466</text:p>
              </table:table-cell>
              <table:table-cell office:value-type="float" office:value="2.321664388516">
                <text:p>2.321664388516</text:p>
              </table:table-cell>
              <table:table-cell office:value-type="float" office:value="2.20525681049466">
                <text:p>2.20525681049466</text:p>
              </table:table-cell>
              <table:table-cell office:value-type="float" office:value="1.87826594555407">
                <text:p>1.87826594555407</text:p>
              </table:table-cell>
              <table:table-cell office:value-type="float" office:value="1.36292366281765">
                <text:p>1.36292366281765</text:p>
              </table:table-cell>
              <table:table-cell office:value-type="float" office:value="0.717433751296071">
                <text:p>0.71743375129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75:Лист1.L75</svg:desc>
                </draw:g>
              </table:table-cell>
              <table:table-cell office:value-type="float" office:value="0.204358802503907">
                <text:p>0.204358802503907</text:p>
              </table:table-cell>
              <table:table-cell office:value-type="float" office:value="0.389203075843748">
                <text:p>0.389203075843748</text:p>
              </table:table-cell>
              <table:table-cell office:value-type="float" office:value="0.535018290855456">
                <text:p>0.535018290855456</text:p>
              </table:table-cell>
              <table:table-cell office:value-type="float" office:value="0.629743805241187">
                <text:p>0.629743805241187</text:p>
              </table:table-cell>
              <table:table-cell office:value-type="float" office:value="0.661318976703097">
                <text:p>0.661318976703097</text:p>
              </table:table-cell>
              <table:table-cell office:value-type="float" office:value="0.629743805241187">
                <text:p>0.629743805241187</text:p>
              </table:table-cell>
              <table:table-cell office:value-type="float" office:value="0.535018290855456">
                <text:p>0.535018290855456</text:p>
              </table:table-cell>
              <table:table-cell office:value-type="float" office:value="0.389203075843748">
                <text:p>0.389203075843748</text:p>
              </table:table-cell>
              <table:table-cell office:value-type="float" office:value="0.204358802503907">
                <text:p>0.20435880250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2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219:Лист1.L219</svg:desc>
                </draw:g>
              </table:table-cell>
              <table:table-cell office:value-type="float" office:value="0.000148629229922547">
                <text:p>0.000148629229922547</text:p>
              </table:table-cell>
              <table:table-cell office:value-type="float" office:value="0.000283065631317921">
                <text:p>0.000283065631317921</text:p>
              </table:table-cell>
              <table:table-cell office:value-type="float" office:value="0.00038911637565895">
                <text:p>0.00038911637565895</text:p>
              </table:table-cell>
              <table:table-cell office:value-type="float" office:value="0.000458009812519343">
                <text:p>0.000458009812519343</text:p>
              </table:table-cell>
              <table:table-cell office:value-type="float" office:value="0.000480974291472807">
                <text:p>0.000480974291472807</text:p>
              </table:table-cell>
              <table:table-cell office:value-type="float" office:value="0.000458009812519343">
                <text:p>0.000458009812519343</text:p>
              </table:table-cell>
              <table:table-cell office:value-type="float" office:value="0.00038911637565895">
                <text:p>0.00038911637565895</text:p>
              </table:table-cell>
              <table:table-cell office:value-type="float" office:value="0.000283065631317921">
                <text:p>0.000283065631317921</text:p>
              </table:table-cell>
              <table:table-cell office:value-type="float" office:value="0.000148629229922547">
                <text:p>0.0001486292299225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pline-order="4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1.612cm" svg:y="3.091cm" style:legend-expansion="custom" svg:width="4.217cm" svg:height="8.733cm" style:legend-expansion-aspect-ratio="0.482881025993359" chart:style-name="ch2"/>
        <chart:plot-area chart:style-name="ch3" table:cell-range-address="Лист2.B1:Лист2.L13 Лист2.B115:Лист2.L115" chart:data-source-has-labels="row" svg:x="0.777cm" svg:y="0.72cm" svg:width="20.819cm" svg:height="13.852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2.B1:Лист2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2.B2:Лист2.L2" chart:class="chart:line">
            <chart:data-point chart:repeated="11"/>
          </chart:series>
          <chart:series chart:style-name="ch7" chart:values-cell-range-address="Лист2.B3:Лист2.L3" chart:class="chart:line">
            <chart:data-point chart:repeated="11"/>
          </chart:series>
          <chart:series chart:style-name="ch8" chart:values-cell-range-address="Лист2.B4:Лист2.L4" chart:class="chart:line">
            <chart:data-point chart:repeated="11"/>
          </chart:series>
          <chart:series chart:style-name="ch9" chart:values-cell-range-address="Лист2.B5:Лист2.L5" chart:class="chart:line">
            <chart:data-point chart:repeated="11"/>
          </chart:series>
          <chart:series chart:style-name="ch10" chart:values-cell-range-address="Лист2.B6:Лист2.L6" chart:class="chart:line">
            <chart:data-point chart:repeated="11"/>
          </chart:series>
          <chart:series chart:style-name="ch11" chart:values-cell-range-address="Лист2.B7:Лист2.L7" chart:class="chart:line">
            <chart:data-point chart:repeated="11"/>
          </chart:series>
          <chart:series chart:style-name="ch12" chart:values-cell-range-address="Лист2.B8:Лист2.L8" chart:class="chart:line">
            <chart:data-point chart:repeated="11"/>
          </chart:series>
          <chart:series chart:style-name="ch13" chart:values-cell-range-address="Лист2.B9:Лист2.L9" chart:class="chart:line">
            <chart:data-point chart:repeated="11"/>
          </chart:series>
          <chart:series chart:style-name="ch14" chart:values-cell-range-address="Лист2.B10:Лист2.L10" chart:class="chart:line">
            <chart:data-point chart:repeated="11"/>
          </chart:series>
          <chart:series chart:style-name="ch15" chart:values-cell-range-address="Лист2.B11:Лист2.L11" chart:class="chart:line">
            <chart:data-point chart:repeated="11"/>
          </chart:series>
          <chart:series chart:style-name="ch16" chart:values-cell-range-address="Лист2.B12:Лист2.L12" chart:class="chart:line">
            <chart:data-point chart:repeated="11"/>
          </chart:series>
          <chart:series chart:style-name="ch17" chart:values-cell-range-address="Лист2.B13:Лист2.L13" chart:class="chart:line">
            <chart:data-point chart:repeated="11"/>
          </chart:series>
          <chart:series chart:style-name="ch18" chart:values-cell-range-address="Лист2.B115:Лист2.L115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2.B1:Лист2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B2:Лист2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Лист2.B3:Лист2.L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11.5">
                <text:p>11.5</text:p>
                <draw:g>
                  <svg:desc>Лист2.B4:Лист2.L4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12.75">
                <text:p>12.75</text:p>
                <draw:g>
                  <svg:desc>Лист2.B5:Лист2.L5</svg:desc>
                </draw:g>
              </table:table-cell>
              <table:table-cell office:value-type="float" office:value="12.75">
                <text:p>12.75</text:p>
              </table:table-cell>
              <table:table-cell office:value-type="float" office:value="15.25">
                <text:p>15.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.25">
                <text:p>15.2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Лист2.B6:Лист2.L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5.375">
                <text:p>15.375</text:p>
              </table:table-cell>
              <table:table-cell office:value-type="float" office:value="18.125">
                <text:p>18.12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125">
                <text:p>18.125</text:p>
              </table:table-cell>
              <table:table-cell office:value-type="float" office:value="15.375">
                <text:p>15.37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14.6875">
                <text:p>14.6875</text:p>
                <draw:g>
                  <svg:desc>Лист2.B7:Лист2.L7</svg:desc>
                </draw:g>
              </table:table-cell>
              <table:table-cell office:value-type="float" office:value="14.6875">
                <text:p>14.6875</text:p>
              </table:table-cell>
              <table:table-cell office:value-type="float" office:value="16.0625">
                <text:p>16.0625</text:p>
              </table:table-cell>
              <table:table-cell office:value-type="float" office:value="17.6875">
                <text:p>17.6875</text:p>
              </table:table-cell>
              <table:table-cell office:value-type="float" office:value="19.5625">
                <text:p>19.5625</text:p>
              </table:table-cell>
              <table:table-cell office:value-type="float" office:value="20">
                <text:p>20</text:p>
              </table:table-cell>
              <table:table-cell office:value-type="float" office:value="19.5625">
                <text:p>19.5625</text:p>
              </table:table-cell>
              <table:table-cell office:value-type="float" office:value="17.6875">
                <text:p>17.6875</text:p>
              </table:table-cell>
              <table:table-cell office:value-type="float" office:value="16.0625">
                <text:p>16.0625</text:p>
              </table:table-cell>
              <table:table-cell office:value-type="float" office:value="14.6875">
                <text:p>14.6875</text:p>
              </table:table-cell>
              <table:table-cell office:value-type="float" office:value="14.6875">
                <text:p>14.6875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5.375">
                <text:p>15.375</text:p>
                <draw:g>
                  <svg:desc>Лист2.B8:Лист2.L8</svg:desc>
                </draw:g>
              </table:table-cell>
              <table:table-cell office:value-type="float" office:value="15.375">
                <text:p>15.375</text:p>
              </table:table-cell>
              <table:table-cell office:value-type="float" office:value="16.1875">
                <text:p>16.1875</text:p>
              </table:table-cell>
              <table:table-cell office:value-type="float" office:value="17.8125">
                <text:p>17.8125</text:p>
              </table:table-cell>
              <table:table-cell office:value-type="float" office:value="18.84375">
                <text:p>18.84375</text:p>
              </table:table-cell>
              <table:table-cell office:value-type="float" office:value="19.5625">
                <text:p>19.5625</text:p>
              </table:table-cell>
              <table:table-cell office:value-type="float" office:value="18.84375">
                <text:p>18.84375</text:p>
              </table:table-cell>
              <table:table-cell office:value-type="float" office:value="17.8125">
                <text:p>17.8125</text:p>
              </table:table-cell>
              <table:table-cell office:value-type="float" office:value="16.1875">
                <text:p>16.1875</text:p>
              </table:table-cell>
              <table:table-cell office:value-type="float" office:value="15.375">
                <text:p>15.37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15.78125">
                <text:p>15.78125</text:p>
                <draw:g>
                  <svg:desc>Лист2.B9:Лист2.L9</svg:desc>
                </draw:g>
              </table:table-cell>
              <table:table-cell office:value-type="float" office:value="15.78125">
                <text:p>15.78125</text:p>
              </table:table-cell>
              <table:table-cell office:value-type="float" office:value="16.59375">
                <text:p>16.59375</text:p>
              </table:table-cell>
              <table:table-cell office:value-type="float" office:value="17.515625">
                <text:p>17.515625</text:p>
              </table:table-cell>
              <table:table-cell office:value-type="float" office:value="18.6875">
                <text:p>18.6875</text:p>
              </table:table-cell>
              <table:table-cell office:value-type="float" office:value="18.84375">
                <text:p>18.84375</text:p>
              </table:table-cell>
              <table:table-cell office:value-type="float" office:value="18.6875">
                <text:p>18.6875</text:p>
              </table:table-cell>
              <table:table-cell office:value-type="float" office:value="17.515625">
                <text:p>17.515625</text:p>
              </table:table-cell>
              <table:table-cell office:value-type="float" office:value="16.59375">
                <text:p>16.59375</text:p>
              </table:table-cell>
              <table:table-cell office:value-type="float" office:value="15.78125">
                <text:p>15.78125</text:p>
              </table:table-cell>
              <table:table-cell office:value-type="float" office:value="15.78125">
                <text:p>15.78125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16.1875">
                <text:p>16.1875</text:p>
                <draw:g>
                  <svg:desc>Лист2.B10:Лист2.L10</svg:desc>
                </draw:g>
              </table:table-cell>
              <table:table-cell office:value-type="float" office:value="16.1875">
                <text:p>16.1875</text:p>
              </table:table-cell>
              <table:table-cell office:value-type="float" office:value="16.6484375">
                <text:p>16.6484375</text:p>
              </table:table-cell>
              <table:table-cell office:value-type="float" office:value="17.640625">
                <text:p>17.640625</text:p>
              </table:table-cell>
              <table:table-cell office:value-type="float" office:value="18.1796875">
                <text:p>18.1796875</text:p>
              </table:table-cell>
              <table:table-cell office:value-type="float" office:value="18.6875">
                <text:p>18.6875</text:p>
              </table:table-cell>
              <table:table-cell office:value-type="float" office:value="18.1796875">
                <text:p>18.1796875</text:p>
              </table:table-cell>
              <table:table-cell office:value-type="float" office:value="17.640625">
                <text:p>17.640625</text:p>
              </table:table-cell>
              <table:table-cell office:value-type="float" office:value="16.6484375">
                <text:p>16.6484375</text:p>
              </table:table-cell>
              <table:table-cell office:value-type="float" office:value="16.1875">
                <text:p>16.1875</text:p>
              </table:table-cell>
              <table:table-cell office:value-type="float" office:value="16.1875">
                <text:p>16.1875</text:p>
              </table:table-cell>
            </table:table-row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16.41796875">
                <text:p>16.41796875</text:p>
                <draw:g>
                  <svg:desc>Лист2.B11:Лист2.L11</svg:desc>
                </draw:g>
              </table:table-cell>
              <table:table-cell office:value-type="float" office:value="16.41796875">
                <text:p>16.41796875</text:p>
              </table:table-cell>
              <table:table-cell office:value-type="float" office:value="16.9140625">
                <text:p>16.9140625</text:p>
              </table:table-cell>
              <table:table-cell office:value-type="float" office:value="17.4140625">
                <text:p>17.4140625</text:p>
              </table:table-cell>
              <table:table-cell office:value-type="float" office:value="18.1640625">
                <text:p>18.1640625</text:p>
              </table:table-cell>
              <table:table-cell office:value-type="float" office:value="18.1796875">
                <text:p>18.1796875</text:p>
              </table:table-cell>
              <table:table-cell office:value-type="float" office:value="18.1640625">
                <text:p>18.1640625</text:p>
              </table:table-cell>
              <table:table-cell office:value-type="float" office:value="17.4140625">
                <text:p>17.4140625</text:p>
              </table:table-cell>
              <table:table-cell office:value-type="float" office:value="16.9140625">
                <text:p>16.9140625</text:p>
              </table:table-cell>
              <table:table-cell office:value-type="float" office:value="16.41796875">
                <text:p>16.41796875</text:p>
              </table:table-cell>
              <table:table-cell office:value-type="float" office:value="16.41796875">
                <text:p>16.41796875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16.666015625">
                <text:p>16.666015625</text:p>
                <draw:g>
                  <svg:desc>Лист2.B12:Лист2.L12</svg:desc>
                </draw:g>
              </table:table-cell>
              <table:table-cell office:value-type="float" office:value="16.666015625">
                <text:p>16.666015625</text:p>
              </table:table-cell>
              <table:table-cell office:value-type="float" office:value="16.916015625">
                <text:p>16.916015625</text:p>
              </table:table-cell>
              <table:table-cell office:value-type="float" office:value="17.5390625">
                <text:p>17.5390625</text:p>
              </table:table-cell>
              <table:table-cell office:value-type="float" office:value="17.796875">
                <text:p>17.796875</text:p>
              </table:table-cell>
              <table:table-cell office:value-type="float" office:value="18.1640625">
                <text:p>18.1640625</text:p>
              </table:table-cell>
              <table:table-cell office:value-type="float" office:value="17.796875">
                <text:p>17.796875</text:p>
              </table:table-cell>
              <table:table-cell office:value-type="float" office:value="17.5390625">
                <text:p>17.5390625</text:p>
              </table:table-cell>
              <table:table-cell office:value-type="float" office:value="16.916015625">
                <text:p>16.916015625</text:p>
              </table:table-cell>
              <table:table-cell office:value-type="float" office:value="16.666015625">
                <text:p>16.666015625</text:p>
              </table:table-cell>
              <table:table-cell office:value-type="float" office:value="16.666015625">
                <text:p>16.666015625</text:p>
              </table:table-cell>
            </table:table-row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16.791015625">
                <text:p>16.791015625</text:p>
                <draw:g>
                  <svg:desc>Лист2.B13:Лист2.L13</svg:desc>
                </draw:g>
              </table:table-cell>
              <table:table-cell office:value-type="float" office:value="16.791015625">
                <text:p>16.791015625</text:p>
              </table:table-cell>
              <table:table-cell office:value-type="float" office:value="17.1025390625">
                <text:p>17.1025390625</text:p>
              </table:table-cell>
              <table:table-cell office:value-type="float" office:value="17.3564453125">
                <text:p>17.3564453125</text:p>
              </table:table-cell>
              <table:table-cell office:value-type="float" office:value="17.8515625">
                <text:p>17.8515625</text:p>
              </table:table-cell>
              <table:table-cell office:value-type="float" office:value="17.796875">
                <text:p>17.796875</text:p>
              </table:table-cell>
              <table:table-cell office:value-type="float" office:value="17.8515625">
                <text:p>17.8515625</text:p>
              </table:table-cell>
              <table:table-cell office:value-type="float" office:value="17.3564453125">
                <text:p>17.3564453125</text:p>
              </table:table-cell>
              <table:table-cell office:value-type="float" office:value="17.1025390625">
                <text:p>17.1025390625</text:p>
              </table:table-cell>
              <table:table-cell office:value-type="float" office:value="16.791015625">
                <text:p>16.791015625</text:p>
              </table:table-cell>
              <table:table-cell office:value-type="float" office:value="16.791015625">
                <text:p>16.791015625</text:p>
              </table:table-cell>
            </table:table-row>
            <table:table-row>
              <table:table-cell office:value-type="string">
                <text:p>Строка 115</text:p>
                <draw:g>
                  <svg:desc/>
                </draw:g>
              </table:table-cell>
              <table:table-cell office:value-type="float" office:value="17.3333040210942">
                <text:p>17.3333040210942</text:p>
                <draw:g>
                  <svg:desc>Лист2.B115:Лист2.L115</svg:desc>
                </draw:g>
              </table:table-cell>
              <table:table-cell office:value-type="float" office:value="17.3333040210942">
                <text:p>17.3333040210942</text:p>
              </table:table-cell>
              <table:table-cell office:value-type="float" office:value="17.3334177345595">
                <text:p>17.3334177345595</text:p>
              </table:table-cell>
              <table:table-cell office:value-type="float" office:value="17.3332040231523">
                <text:p>17.3332040231523</text:p>
              </table:table-cell>
              <table:table-cell office:value-type="float" office:value="17.3334919557536">
                <text:p>17.3334919557536</text:p>
              </table:table-cell>
              <table:table-cell office:value-type="float" office:value="17.3331645308811">
                <text:p>17.3331645308811</text:p>
              </table:table-cell>
              <table:table-cell office:value-type="float" office:value="17.3334919557536">
                <text:p>17.3334919557536</text:p>
              </table:table-cell>
              <table:table-cell office:value-type="float" office:value="17.3332040231523">
                <text:p>17.3332040231523</text:p>
              </table:table-cell>
              <table:table-cell office:value-type="float" office:value="17.3334177345595">
                <text:p>17.3334177345595</text:p>
              </table:table-cell>
              <table:table-cell office:value-type="float" office:value="17.3333040210942">
                <text:p>17.3333040210942</text:p>
              </table:table-cell>
              <table:table-cell office:value-type="float" office:value="17.3333040210942">
                <text:p>17.3333040210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leave-gap" chart:spline-order="4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115cm" svg:height="15.433cm" xlink:href=".." xlink:type="simple" chart:class="chart:line" chart:style-name="ch1">
        <chart:legend chart:legend-position="end" svg:x="21.596cm" svg:y="2.282cm" style:legend-expansion="custom" svg:width="4.217cm" svg:height="10.463cm" style:legend-expansion-aspect-ratio="0.40303928127688" chart:style-name="ch2"/>
        <chart:plot-area chart:style-name="ch3" table:cell-range-address="Лист3.B1:Лист3.L15 Лист3.B20:Лист3.L20 Лист3.B50:Лист3.L50 Лист3.B100:Лист3.L100 Лист3.B150:Лист3.L150 Лист3.B784:Лист3.L784" chart:data-source-has-labels="row" svg:x="0.777cm" svg:y="0.72cm" svg:width="20.819cm" svg:height="13.852cm">
          <chart:coordinate-region svg:x="2.086cm" svg:y="0.922cm" svg:width="19.413cm" svg:height="12.997cm"/>
          <chart:axis chart:dimension="x" chart:name="primary-x" chart:style-name="ch4" chartooo:axis-type="auto">
            <chartooo:date-scale/>
            <chart:categories table:cell-range-address="Лист3.B1:Лист3.L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3.B2:Лист3.L2" chart:class="chart:line">
            <chart:data-point chart:repeated="11"/>
          </chart:series>
          <chart:series chart:style-name="ch7" chart:values-cell-range-address="Лист3.B3:Лист3.L3" chart:class="chart:line">
            <chart:data-point chart:repeated="11"/>
          </chart:series>
          <chart:series chart:style-name="ch8" chart:values-cell-range-address="Лист3.B4:Лист3.L4" chart:class="chart:line">
            <chart:data-point chart:repeated="11"/>
          </chart:series>
          <chart:series chart:style-name="ch9" chart:values-cell-range-address="Лист3.B5:Лист3.L5" chart:class="chart:line">
            <chart:data-point chart:repeated="11"/>
          </chart:series>
          <chart:series chart:style-name="ch10" chart:values-cell-range-address="Лист3.B6:Лист3.L6" chart:class="chart:line">
            <chart:data-point chart:repeated="11"/>
          </chart:series>
          <chart:series chart:style-name="ch11" chart:values-cell-range-address="Лист3.B7:Лист3.L7" chart:class="chart:line">
            <chart:data-point chart:repeated="11"/>
          </chart:series>
          <chart:series chart:style-name="ch12" chart:values-cell-range-address="Лист3.B8:Лист3.L8" chart:class="chart:line">
            <chart:data-point chart:repeated="11"/>
          </chart:series>
          <chart:series chart:style-name="ch13" chart:values-cell-range-address="Лист3.B9:Лист3.L9" chart:class="chart:line">
            <chart:data-point chart:repeated="11"/>
          </chart:series>
          <chart:series chart:style-name="ch14" chart:values-cell-range-address="Лист3.B10:Лист3.L10" chart:class="chart:line">
            <chart:data-point chart:repeated="11"/>
          </chart:series>
          <chart:series chart:style-name="ch15" chart:values-cell-range-address="Лист3.B11:Лист3.L11" chart:class="chart:line">
            <chart:data-point chart:repeated="11"/>
          </chart:series>
          <chart:series chart:style-name="ch16" chart:values-cell-range-address="Лист3.B12:Лист3.L12" chart:class="chart:line">
            <chart:data-point chart:repeated="11"/>
          </chart:series>
          <chart:series chart:style-name="ch17" chart:values-cell-range-address="Лист3.B13:Лист3.L13" chart:class="chart:line">
            <chart:data-point chart:repeated="11"/>
          </chart:series>
          <chart:series chart:style-name="ch18" chart:values-cell-range-address="Лист3.B14:Лист3.L14" chart:class="chart:line">
            <chart:data-point chart:repeated="11"/>
          </chart:series>
          <chart:series chart:style-name="ch7" chart:values-cell-range-address="Лист3.B15:Лист3.L15" chart:class="chart:line">
            <chart:data-point chart:repeated="11"/>
          </chart:series>
          <chart:series chart:style-name="ch8" chart:values-cell-range-address="Лист3.B20:Лист3.L20" chart:class="chart:line">
            <chart:data-point chart:repeated="11"/>
          </chart:series>
          <chart:series chart:style-name="ch9" chart:values-cell-range-address="Лист3.B50:Лист3.L50" chart:class="chart:line">
            <chart:data-point chart:repeated="11"/>
          </chart:series>
          <chart:series chart:style-name="ch10" chart:values-cell-range-address="Лист3.B100:Лист3.L100" chart:class="chart:line">
            <chart:data-point chart:repeated="11"/>
          </chart:series>
          <chart:series chart:style-name="ch11" chart:values-cell-range-address="Лист3.B150:Лист3.L150" chart:class="chart:line">
            <chart:data-point chart:repeated="11"/>
          </chart:series>
          <chart:series chart:style-name="ch12" chart:values-cell-range-address="Лист3.B784:Лист3.L784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3.B1:Лист3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2:Лист3.L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3:Лист3.L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4:Лист3.L4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5:Лист3.L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3.25">
                <text:p>13.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.25">
                <text:p>15.2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6:Лист3.L6</svg:desc>
                </draw:g>
              </table:table-cell>
              <table:table-cell office:value-type="float" office:value="6.625">
                <text:p>6.625</text:p>
              </table:table-cell>
              <table:table-cell office:value-type="float" office:value="12.5">
                <text:p>12.5</text:p>
              </table:table-cell>
              <table:table-cell office:value-type="float" office:value="17.125">
                <text:p>17.12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125">
                <text:p>18.125</text:p>
              </table:table-cell>
              <table:table-cell office:value-type="float" office:value="15.375">
                <text:p>15.37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7:Лист3.L7</svg:desc>
                </draw:g>
              </table:table-cell>
              <table:table-cell office:value-type="float" office:value="6.25">
                <text:p>6.25</text:p>
              </table:table-cell>
              <table:table-cell office:value-type="float" office:value="11.875">
                <text:p>11.875</text:p>
              </table:table-cell>
              <table:table-cell office:value-type="float" office:value="16.25">
                <text:p>16.25</text:p>
              </table:table-cell>
              <table:table-cell office:value-type="float" office:value="19.0625">
                <text:p>19.0625</text:p>
              </table:table-cell>
              <table:table-cell office:value-type="float" office:value="20">
                <text:p>20</text:p>
              </table:table-cell>
              <table:table-cell office:value-type="float" office:value="19.5625">
                <text:p>19.5625</text:p>
              </table:table-cell>
              <table:table-cell office:value-type="float" office:value="17.6875">
                <text:p>17.6875</text:p>
              </table:table-cell>
              <table:table-cell office:value-type="float" office:value="16.0625">
                <text:p>16.0625</text:p>
              </table:table-cell>
              <table:table-cell office:value-type="float" office:value="14.6875">
                <text:p>14.6875</text:p>
              </table:table-cell>
              <table:table-cell office:value-type="float" office:value="14.6875">
                <text:p>14.6875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8:Лист3.L8</svg:desc>
                </draw:g>
              </table:table-cell>
              <table:table-cell office:value-type="float" office:value="5.9375">
                <text:p>5.9375</text:p>
              </table:table-cell>
              <table:table-cell office:value-type="float" office:value="11.25">
                <text:p>11.25</text:p>
              </table:table-cell>
              <table:table-cell office:value-type="float" office:value="15.46875">
                <text:p>15.46875</text:p>
              </table:table-cell>
              <table:table-cell office:value-type="float" office:value="18.125">
                <text:p>18.125</text:p>
              </table:table-cell>
              <table:table-cell office:value-type="float" office:value="19.3125">
                <text:p>19.3125</text:p>
              </table:table-cell>
              <table:table-cell office:value-type="float" office:value="18.84375">
                <text:p>18.84375</text:p>
              </table:table-cell>
              <table:table-cell office:value-type="float" office:value="17.8125">
                <text:p>17.8125</text:p>
              </table:table-cell>
              <table:table-cell office:value-type="float" office:value="16.1875">
                <text:p>16.1875</text:p>
              </table:table-cell>
              <table:table-cell office:value-type="float" office:value="15.375">
                <text:p>15.37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9:Лист3.L9</svg:desc>
                </draw:g>
              </table:table-cell>
              <table:table-cell office:value-type="float" office:value="5.625">
                <text:p>5.625</text:p>
              </table:table-cell>
              <table:table-cell office:value-type="float" office:value="10.703125">
                <text:p>10.703125</text:p>
              </table:table-cell>
              <table:table-cell office:value-type="float" office:value="14.6875">
                <text:p>14.6875</text:p>
              </table:table-cell>
              <table:table-cell office:value-type="float" office:value="17.390625">
                <text:p>17.390625</text:p>
              </table:table-cell>
              <table:table-cell office:value-type="float" office:value="18.484375">
                <text:p>18.484375</text:p>
              </table:table-cell>
              <table:table-cell office:value-type="float" office:value="18.5625">
                <text:p>18.5625</text:p>
              </table:table-cell>
              <table:table-cell office:value-type="float" office:value="17.515625">
                <text:p>17.515625</text:p>
              </table:table-cell>
              <table:table-cell office:value-type="float" office:value="16.59375">
                <text:p>16.59375</text:p>
              </table:table-cell>
              <table:table-cell office:value-type="float" office:value="15.78125">
                <text:p>15.78125</text:p>
              </table:table-cell>
              <table:table-cell office:value-type="float" office:value="15.78125">
                <text:p>15.78125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0:Лист3.L10</svg:desc>
                </draw:g>
              </table:table-cell>
              <table:table-cell office:value-type="float" office:value="5.3515625">
                <text:p>5.3515625</text:p>
              </table:table-cell>
              <table:table-cell office:value-type="float" office:value="10.15625">
                <text:p>10.15625</text:p>
              </table:table-cell>
              <table:table-cell office:value-type="float" office:value="14.046875">
                <text:p>14.046875</text:p>
              </table:table-cell>
              <table:table-cell office:value-type="float" office:value="16.5859375">
                <text:p>16.5859375</text:p>
              </table:table-cell>
              <table:table-cell office:value-type="float" office:value="17.9765625">
                <text:p>17.9765625</text:p>
              </table:table-cell>
              <table:table-cell office:value-type="float" office:value="18">
                <text:p>18</text:p>
              </table:table-cell>
              <table:table-cell office:value-type="float" office:value="17.578125">
                <text:p>17.578125</text:p>
              </table:table-cell>
              <table:table-cell office:value-type="float" office:value="16.6484375">
                <text:p>16.6484375</text:p>
              </table:table-cell>
              <table:table-cell office:value-type="float" office:value="16.1875">
                <text:p>16.1875</text:p>
              </table:table-cell>
              <table:table-cell office:value-type="float" office:value="16.1875">
                <text:p>16.1875</text:p>
              </table:table-cell>
            </table:table-row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1:Лист3.L11</svg:desc>
                </draw:g>
              </table:table-cell>
              <table:table-cell office:value-type="float" office:value="5.078125">
                <text:p>5.078125</text:p>
              </table:table-cell>
              <table:table-cell office:value-type="float" office:value="9.69921875">
                <text:p>9.69921875</text:p>
              </table:table-cell>
              <table:table-cell office:value-type="float" office:value="13.37109375">
                <text:p>13.37109375</text:p>
              </table:table-cell>
              <table:table-cell office:value-type="float" office:value="16.01171875">
                <text:p>16.01171875</text:p>
              </table:table-cell>
              <table:table-cell office:value-type="float" office:value="17.29296875">
                <text:p>17.29296875</text:p>
              </table:table-cell>
              <table:table-cell office:value-type="float" office:value="17.77734375">
                <text:p>17.77734375</text:p>
              </table:table-cell>
              <table:table-cell office:value-type="float" office:value="17.32421875">
                <text:p>17.32421875</text:p>
              </table:table-cell>
              <table:table-cell office:value-type="float" office:value="16.8828125">
                <text:p>16.8828125</text:p>
              </table:table-cell>
              <table:table-cell office:value-type="float" office:value="16.41796875">
                <text:p>16.41796875</text:p>
              </table:table-cell>
              <table:table-cell office:value-type="float" office:value="16.41796875">
                <text:p>16.41796875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2:Лист3.L12</svg:desc>
                </draw:g>
              </table:table-cell>
              <table:table-cell office:value-type="float" office:value="4.849609375">
                <text:p>4.849609375</text:p>
              </table:table-cell>
              <table:table-cell office:value-type="float" office:value="9.224609375">
                <text:p>9.224609375</text:p>
              </table:table-cell>
              <table:table-cell office:value-type="float" office:value="12.85546875">
                <text:p>12.85546875</text:p>
              </table:table-cell>
              <table:table-cell office:value-type="float" office:value="15.33203125">
                <text:p>15.33203125</text:p>
              </table:table-cell>
              <table:table-cell office:value-type="float" office:value="16.89453125">
                <text:p>16.89453125</text:p>
              </table:table-cell>
              <table:table-cell office:value-type="float" office:value="17.30859375">
                <text:p>17.30859375</text:p>
              </table:table-cell>
              <table:table-cell office:value-type="float" office:value="17.330078125">
                <text:p>17.330078125</text:p>
              </table:table-cell>
              <table:table-cell office:value-type="float" office:value="16.87109375">
                <text:p>16.87109375</text:p>
              </table:table-cell>
              <table:table-cell office:value-type="float" office:value="16.650390625">
                <text:p>16.650390625</text:p>
              </table:table-cell>
              <table:table-cell office:value-type="float" office:value="16.650390625">
                <text:p>16.650390625</text:p>
              </table:table-cell>
            </table:table-row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3:Лист3.L13</svg:desc>
                </draw:g>
              </table:table-cell>
              <table:table-cell office:value-type="float" office:value="4.6123046875">
                <text:p>4.6123046875</text:p>
              </table:table-cell>
              <table:table-cell office:value-type="float" office:value="8.8525390625">
                <text:p>8.8525390625</text:p>
              </table:table-cell>
              <table:table-cell office:value-type="float" office:value="12.2783203125">
                <text:p>12.2783203125</text:p>
              </table:table-cell>
              <table:table-cell office:value-type="float" office:value="14.875">
                <text:p>14.875</text:p>
              </table:table-cell>
              <table:table-cell office:value-type="float" office:value="16.3203125">
                <text:p>16.3203125</text:p>
              </table:table-cell>
              <table:table-cell office:value-type="float" office:value="17.1123046875">
                <text:p>17.1123046875</text:p>
              </table:table-cell>
              <table:table-cell office:value-type="float" office:value="17.08984375">
                <text:p>17.08984375</text:p>
              </table:table-cell>
              <table:table-cell office:value-type="float" office:value="16.990234375">
                <text:p>16.990234375</text:p>
              </table:table-cell>
              <table:table-cell office:value-type="float" office:value="16.7607421875">
                <text:p>16.7607421875</text:p>
              </table:table-cell>
              <table:table-cell office:value-type="float" office:value="16.7607421875">
                <text:p>16.7607421875</text:p>
              </table:table-cell>
            </table:table-row>
            <table:table-row>
              <table:table-cell office:value-type="string">
                <text:p>Строка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4:Лист3.L14</svg:desc>
                </draw:g>
              </table:table-cell>
              <table:table-cell office:value-type="float" office:value="4.42626953125">
                <text:p>4.42626953125</text:p>
              </table:table-cell>
              <table:table-cell office:value-type="float" office:value="8.4453125">
                <text:p>8.4453125</text:p>
              </table:table-cell>
              <table:table-cell office:value-type="float" office:value="11.86376953125">
                <text:p>11.86376953125</text:p>
              </table:table-cell>
              <table:table-cell office:value-type="float" office:value="14.29931640625">
                <text:p>14.29931640625</text:p>
              </table:table-cell>
              <table:table-cell office:value-type="float" office:value="15.99365234375">
                <text:p>15.99365234375</text:p>
              </table:table-cell>
              <table:table-cell office:value-type="float" office:value="16.705078125">
                <text:p>16.705078125</text:p>
              </table:table-cell>
              <table:table-cell office:value-type="float" office:value="17.05126953125">
                <text:p>17.05126953125</text:p>
              </table:table-cell>
              <table:table-cell office:value-type="float" office:value="16.92529296875">
                <text:p>16.92529296875</text:p>
              </table:table-cell>
              <table:table-cell office:value-type="float" office:value="16.87548828125">
                <text:p>16.87548828125</text:p>
              </table:table-cell>
              <table:table-cell office:value-type="float" office:value="16.87548828125">
                <text:p>16.87548828125</text:p>
              </table:table-cell>
            </table:table-row>
            <table:table-row>
              <table:table-cell office:value-type="string">
                <text:p>Строка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5:Лист3.L15</svg:desc>
                </draw:g>
              </table:table-cell>
              <table:table-cell office:value-type="float" office:value="4.22265625">
                <text:p>4.22265625</text:p>
              </table:table-cell>
              <table:table-cell office:value-type="float" office:value="8.14501953125">
                <text:p>8.14501953125</text:p>
              </table:table-cell>
              <table:table-cell office:value-type="float" office:value="11.372314453125">
                <text:p>11.372314453125</text:p>
              </table:table-cell>
              <table:table-cell office:value-type="float" office:value="13.9287109375">
                <text:p>13.9287109375</text:p>
              </table:table-cell>
              <table:table-cell office:value-type="float" office:value="15.502197265625">
                <text:p>15.502197265625</text:p>
              </table:table-cell>
              <table:table-cell office:value-type="float" office:value="16.5224609375">
                <text:p>16.5224609375</text:p>
              </table:table-cell>
              <table:table-cell office:value-type="float" office:value="16.815185546875">
                <text:p>16.815185546875</text:p>
              </table:table-cell>
              <table:table-cell office:value-type="float" office:value="16.96337890625">
                <text:p>16.96337890625</text:p>
              </table:table-cell>
              <table:table-cell office:value-type="float" office:value="16.900390625">
                <text:p>16.900390625</text:p>
              </table:table-cell>
              <table:table-cell office:value-type="float" office:value="16.900390625">
                <text:p>16.900390625</text:p>
              </table:table-cell>
            </table:table-row>
            <table:table-row>
              <table:table-cell office:value-type="string">
                <text:p>Строка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20:Лист3.L20</svg:desc>
                </draw:g>
              </table:table-cell>
              <table:table-cell office:value-type="float" office:value="3.53007507324219">
                <text:p>3.53007507324219</text:p>
              </table:table-cell>
              <table:table-cell office:value-type="float" office:value="6.80594635009766">
                <text:p>6.80594635009766</text:p>
              </table:table-cell>
              <table:table-cell office:value-type="float" office:value="9.7552490234375">
                <text:p>9.7552490234375</text:p>
              </table:table-cell>
              <table:table-cell office:value-type="float" office:value="12.0816268920898">
                <text:p>12.0816268920898</text:p>
              </table:table-cell>
              <table:table-cell office:value-type="float" office:value="13.9673156738281">
                <text:p>13.9673156738281</text:p>
              </table:table-cell>
              <table:table-cell office:value-type="float" office:value="15.1788558959961">
                <text:p>15.1788558959961</text:p>
              </table:table-cell>
              <table:table-cell office:value-type="float" office:value="16.0613784790039">
                <text:p>16.0613784790039</text:p>
              </table:table-cell>
              <table:table-cell office:value-type="float" office:value="16.4805755615234">
                <text:p>16.4805755615234</text:p>
              </table:table-cell>
              <table:table-cell office:value-type="float" office:value="16.7111511230469">
                <text:p>16.7111511230469</text:p>
              </table:table-cell>
              <table:table-cell office:value-type="float" office:value="16.7111511230469">
                <text:p>16.7111511230469</text:p>
              </table:table-cell>
            </table:table-row>
            <table:table-row>
              <table:table-cell office:value-type="string">
                <text:p>Строка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50:Лист3.L50</svg:desc>
                </draw:g>
              </table:table-cell>
              <table:table-cell office:value-type="float" office:value="1.96911724211303">
                <text:p>1.96911724211303</text:p>
              </table:table-cell>
              <table:table-cell office:value-type="float" office:value="3.87382094051707">
                <text:p>3.87382094051707</text:p>
              </table:table-cell>
              <table:table-cell office:value-type="float" office:value="5.68364269692687">
                <text:p>5.68364269692687</text:p>
              </table:table-cell>
              <table:table-cell office:value-type="float" office:value="7.31208847673596">
                <text:p>7.31208847673596</text:p>
              </table:table-cell>
              <table:table-cell office:value-type="float" office:value="8.76031860564731">
                <text:p>8.76031860564731</text:p>
              </table:table-cell>
              <table:table-cell office:value-type="float" office:value="9.94133747886241">
                <text:p>9.94133747886241</text:p>
              </table:table-cell>
              <table:table-cell office:value-type="float" office:value="10.8731804268685">
                <text:p>10.8731804268685</text:p>
              </table:table-cell>
              <table:table-cell office:value-type="float" office:value="11.4918029167703">
                <text:p>11.4918029167703</text:p>
              </table:table-cell>
              <table:table-cell office:value-type="float" office:value="11.81286624552">
                <text:p>11.81286624552</text:p>
              </table:table-cell>
              <table:table-cell office:value-type="float" office:value="11.81286624552">
                <text:p>11.81286624552</text:p>
              </table:table-cell>
            </table:table-row>
            <table:table-row>
              <table:table-cell office:value-type="string">
                <text:p>Строка 10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00:Лист3.L100</svg:desc>
                </draw:g>
              </table:table-cell>
              <table:table-cell office:value-type="float" office:value="0.983991712593741">
                <text:p>0.983991712593741</text:p>
              </table:table-cell>
              <table:table-cell office:value-type="float" office:value="1.94063768721612">
                <text:p>1.94063768721612</text:p>
              </table:table-cell>
              <table:table-cell office:value-type="float" office:value="2.84528803695568">
                <text:p>2.84528803695568</text:p>
              </table:table-cell>
              <table:table-cell office:value-type="float" office:value="3.67102633144412">
                <text:p>3.67102633144412</text:p>
              </table:table-cell>
              <table:table-cell office:value-type="float" office:value="4.39811563276686">
                <text:p>4.39811563276686</text:p>
              </table:table-cell>
              <table:table-cell office:value-type="float" office:value="5.00369329833858">
                <text:p>5.00369329833858</text:p>
              </table:table-cell>
              <table:table-cell office:value-type="float" office:value="5.47419422862602">
                <text:p>5.47419422862602</text:p>
              </table:table-cell>
              <table:table-cell office:value-type="float" office:value="5.79424155041829">
                <text:p>5.79424155041829</text:p>
              </table:table-cell>
              <table:table-cell office:value-type="float" office:value="5.95697765123374">
                <text:p>5.95697765123374</text:p>
              </table:table-cell>
              <table:table-cell office:value-type="float" office:value="5.95697765123374">
                <text:p>5.95697765123374</text:p>
              </table:table-cell>
            </table:table-row>
            <table:table-row>
              <table:table-cell office:value-type="string">
                <text:p>Строка 1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150:Лист3.L150</svg:desc>
                </draw:g>
              </table:table-cell>
              <table:table-cell office:value-type="float" office:value="0.495146682752743">
                <text:p>0.495146682752743</text:p>
              </table:table-cell>
              <table:table-cell office:value-type="float" office:value="0.976756143364326">
                <text:p>0.976756143364326</text:p>
              </table:table-cell>
              <table:table-cell office:value-type="float" office:value="1.43178069063346">
                <text:p>1.43178069063346</text:p>
              </table:table-cell>
              <table:table-cell office:value-type="float" office:value="1.84767029811261">
                <text:p>1.84767029811261</text:p>
              </table:table-cell>
              <table:table-cell office:value-type="float" office:value="2.21325252963796">
                <text:p>2.21325252963796</text:p>
              </table:table-cell>
              <table:table-cell office:value-type="float" office:value="2.51836813902421">
                <text:p>2.51836813902421</text:p>
              </table:table-cell>
              <table:table-cell office:value-type="float" office:value="2.75487639039533">
                <text:p>2.75487639039533</text:p>
              </table:table-cell>
              <table:table-cell office:value-type="float" office:value="2.91616877455013">
                <text:p>2.91616877455013</text:p>
              </table:table-cell>
              <table:table-cell office:value-type="float" office:value="2.99796098715573">
                <text:p>2.99796098715573</text:p>
              </table:table-cell>
              <table:table-cell office:value-type="float" office:value="2.99796098715573">
                <text:p>2.99796098715573</text:p>
              </table:table-cell>
            </table:table-row>
            <table:table-row>
              <table:table-cell office:value-type="string">
                <text:p>Строка 78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3.B784:Лист3.L784</svg:desc>
                </draw:g>
              </table:table-cell>
              <table:table-cell office:value-type="float" office:value="0.0000819534431918845">
                <text:p>0.0000819534431918845</text:p>
              </table:table-cell>
              <table:table-cell office:value-type="float" office:value="0.000161671410090176">
                <text:p>0.000161671410090176</text:p>
              </table:table-cell>
              <table:table-cell office:value-type="float" office:value="0.00023697940236712">
                <text:p>0.00023697940236712</text:p>
              </table:table-cell>
              <table:table-cell office:value-type="float" office:value="0.000305823214306686">
                <text:p>0.000305823214306686</text:p>
              </table:table-cell>
              <table:table-cell office:value-type="float" office:value="0.000366324966181585">
                <text:p>0.000366324966181585</text:p>
              </table:table-cell>
              <table:table-cell office:value-type="float" office:value="0.000416834327916966">
                <text:p>0.000416834327916966</text:p>
              </table:table-cell>
              <table:table-cell office:value-type="float" office:value="0.000455973535792769">
                <text:p>0.000455973535792769</text:p>
              </table:table-cell>
              <table:table-cell office:value-type="float" office:value="0.00048267497424644">
                <text:p>0.00048267497424644</text:p>
              </table:table-cell>
              <table:table-cell office:value-type="float" office:value="0.00049621029764242">
                <text:p>0.00049621029764242</text:p>
              </table:table-cell>
              <table:table-cell office:value-type="float" office:value="0.00049621029764242">
                <text:p>0.000496210297642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